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5" table:default-cell-style-name="Default"/>
        <table:table-column table:style-name="co5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4.943607" calcext:value-type="float">
            <text:p>4.943607</text:p>
          </table:table-cell>
          <table:table-cell office:value-type="float" office:value="135.7226" calcext:value-type="float">
            <text:p>135.7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5517" calcext:value-type="float">
            <text:p>38.655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908526" calcext:value-type="float">
            <text:p>4.908526E-09</text:p>
          </table:table-cell>
          <table:table-cell office:value-type="float" office:value="0" calcext:value-type="float">
            <text:p>0</text:p>
          </table:table-cell>
          <table:table-cell office:value-type="float" office:value="-0.00003332037" calcext:value-type="float">
            <text:p>-3.332037E-05</text:p>
          </table:table-cell>
          <table:table-cell office:value-type="float" office:value="1161.115" calcext:value-type="float">
            <text:p>1161.115</text:p>
          </table:table-cell>
          <table:table-cell office:value-type="float" office:value="2.782338" calcext:value-type="float">
            <text:p>2.782338</text:p>
          </table:table-cell>
          <table:table-cell office:value-type="float" office:value="0" calcext:value-type="float">
            <text:p>0</text:p>
          </table:table-cell>
          <table:table-cell office:value-type="float" office:value="0.5155714" calcext:value-type="float">
            <text:p>0.5155714</text:p>
          </table:table-cell>
          <table:table-cell office:value-type="float" office:value="0.2688582" calcext:value-type="float">
            <text:p>0.2688582</text:p>
          </table:table-cell>
          <table:table-cell office:value-type="float" office:value="0.1967628" calcext:value-type="float">
            <text:p>0.1967628</text:p>
          </table:table-cell>
          <table:table-cell office:value-type="float" office:value="0.0594262" calcext:value-type="float">
            <text:p>0.0594262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02786045" calcext:value-type="float">
            <text:p>0.02786045</text:p>
          </table:table-cell>
          <table:table-cell office:value-type="float" office:value="0.03378835" calcext:value-type="float">
            <text:p>0.03378835</text:p>
          </table:table-cell>
          <table:table-cell office:value-type="float" office:value="0.07562668" calcext:value-type="float">
            <text:p>0.07562668</text:p>
          </table:table-cell>
          <table:table-cell office:value-type="float" office:value="0.1443066" calcext:value-type="float">
            <text:p>0.1443066</text:p>
          </table:table-cell>
          <table:table-cell office:value-type="float" office:value="0.1504975" calcext:value-type="float">
            <text:p>0.1504975</text:p>
          </table:table-cell>
          <table:table-cell office:value-type="float" office:value="0.1499657" calcext:value-type="float">
            <text:p>0.1499657</text:p>
          </table:table-cell>
          <table:table-cell office:value-type="float" office:value="0.178529" calcext:value-type="float">
            <text:p>0.178529</text:p>
          </table:table-cell>
          <table:table-cell office:value-type="float" office:value="0.1942001" calcext:value-type="float">
            <text:p>0.1942001</text:p>
          </table:table-cell>
          <table:table-cell office:value-type="float" office:value="0.1969875" calcext:value-type="float">
            <text:p>0.1969875</text:p>
          </table:table-cell>
          <table:table-cell office:value-type="float" office:value="0" calcext:value-type="float">
            <text:p>0</text:p>
          </table:table-cell>
          <table:table-cell office:value-type="float" office:value="39.48565" calcext:value-type="float">
            <text:p>39.48565</text:p>
          </table:table-cell>
          <table:table-cell office:value-type="float" office:value="28.42874" calcext:value-type="float">
            <text:p>28.42874</text:p>
          </table:table-cell>
          <table:table-cell office:value-type="float" office:value="27.03759" calcext:value-type="float">
            <text:p>27.03759</text:p>
          </table:table-cell>
          <table:table-cell office:value-type="float" office:value="7.069802" calcext:value-type="float">
            <text:p>7.069802</text:p>
          </table:table-cell>
          <table:table-cell office:value-type="float" office:value="6.352757" calcext:value-type="float">
            <text:p>6.352757</text:p>
          </table:table-cell>
          <table:table-cell office:value-type="float" office:value="2.422641" calcext:value-type="float">
            <text:p>2.422641</text:p>
          </table:table-cell>
          <table:table-cell office:value-type="float" office:value="2.529522" calcext:value-type="float">
            <text:p>2.529522</text:p>
          </table:table-cell>
          <table:table-cell office:value-type="float" office:value="4.835523" calcext:value-type="float">
            <text:p>4.835523</text:p>
          </table:table-cell>
          <table:table-cell office:value-type="float" office:value="7.838121" calcext:value-type="float">
            <text:p>7.838121</text:p>
          </table:table-cell>
          <table:table-cell office:value-type="float" office:value="8.475113" calcext:value-type="float">
            <text:p>8.475113</text:p>
          </table:table-cell>
          <table:table-cell office:value-type="float" office:value="8.45861" calcext:value-type="float">
            <text:p>8.45861</text:p>
          </table:table-cell>
          <table:table-cell office:value-type="float" office:value="10.97046" calcext:value-type="float">
            <text:p>10.97046</text:p>
          </table:table-cell>
          <table:table-cell office:value-type="float" office:value="12.569" calcext:value-type="float">
            <text:p>12.569</text:p>
          </table:table-cell>
          <table:table-cell office:value-type="float" office:value="12.83336" calcext:value-type="float">
            <text:p>12.83336</text:p>
          </table:table-cell>
          <table:table-cell office:value-type="float" office:value="0" calcext:value-type="float">
            <text:p>0</text:p>
          </table:table-cell>
          <table:table-cell office:value-type="float" office:value="9.120383" calcext:value-type="float">
            <text:p>9.120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050894" calcext:value-type="float">
            <text:p>0.004050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4.938935" calcext:value-type="float">
            <text:p>4.938935</text:p>
          </table:table-cell>
          <table:table-cell office:value-type="float" office:value="135.7232" calcext:value-type="float">
            <text:p>135.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6743" calcext:value-type="float">
            <text:p>38.66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35321" calcext:value-type="float">
            <text:p>5.135321E-09</text:p>
          </table:table-cell>
          <table:table-cell office:value-type="float" office:value="0" calcext:value-type="float">
            <text:p>0</text:p>
          </table:table-cell>
          <table:table-cell office:value-type="float" office:value="-0.00003618543" calcext:value-type="float">
            <text:p>-3.618543E-05</text:p>
          </table:table-cell>
          <table:table-cell office:value-type="float" office:value="1161.107" calcext:value-type="float">
            <text:p>1161.107</text:p>
          </table:table-cell>
          <table:table-cell office:value-type="float" office:value="2.780049" calcext:value-type="float">
            <text:p>2.780049</text:p>
          </table:table-cell>
          <table:table-cell office:value-type="float" office:value="0" calcext:value-type="float">
            <text:p>0</text:p>
          </table:table-cell>
          <table:table-cell office:value-type="float" office:value="0.4415681" calcext:value-type="float">
            <text:p>0.4415681</text:p>
          </table:table-cell>
          <table:table-cell office:value-type="float" office:value="0.2872948" calcext:value-type="float">
            <text:p>0.2872948</text:p>
          </table:table-cell>
          <table:table-cell office:value-type="float" office:value="0.2000001" calcext:value-type="float">
            <text:p>0.2000001</text:p>
          </table:table-cell>
          <table:table-cell office:value-type="float" office:value="0.05711472" calcext:value-type="float">
            <text:p>0.05711472</text:p>
          </table:table-cell>
          <table:table-cell office:value-type="float" office:value="0.05561299" calcext:value-type="float">
            <text:p>0.05561299</text:p>
          </table:table-cell>
          <table:table-cell office:value-type="float" office:value="0.02670474" calcext:value-type="float">
            <text:p>0.02670474</text:p>
          </table:table-cell>
          <table:table-cell office:value-type="float" office:value="0.03448244" calcext:value-type="float">
            <text:p>0.03448244</text:p>
          </table:table-cell>
          <table:table-cell office:value-type="float" office:value="0.07546032" calcext:value-type="float">
            <text:p>0.07546032</text:p>
          </table:table-cell>
          <table:table-cell office:value-type="float" office:value="0.1443067" calcext:value-type="float">
            <text:p>0.1443067</text:p>
          </table:table-cell>
          <table:table-cell office:value-type="float" office:value="0.1505426" calcext:value-type="float">
            <text:p>0.1505426</text:p>
          </table:table-cell>
          <table:table-cell office:value-type="float" office:value="0.1500213" calcext:value-type="float">
            <text:p>0.1500213</text:p>
          </table:table-cell>
          <table:table-cell office:value-type="float" office:value="0.1785383" calcext:value-type="float">
            <text:p>0.1785383</text:p>
          </table:table-cell>
          <table:table-cell office:value-type="float" office:value="0.194212" calcext:value-type="float">
            <text:p>0.194212</text:p>
          </table:table-cell>
          <table:table-cell office:value-type="float" office:value="0.1969978" calcext:value-type="float">
            <text:p>0.1969978</text:p>
          </table:table-cell>
          <table:table-cell office:value-type="float" office:value="0" calcext:value-type="float">
            <text:p>0</text:p>
          </table:table-cell>
          <table:table-cell office:value-type="float" office:value="39.5001" calcext:value-type="float">
            <text:p>39.5001</text:p>
          </table:table-cell>
          <table:table-cell office:value-type="float" office:value="28.43403" calcext:value-type="float">
            <text:p>28.43403</text:p>
          </table:table-cell>
          <table:table-cell office:value-type="float" office:value="27.02254" calcext:value-type="float">
            <text:p>27.02254</text:p>
          </table:table-cell>
          <table:table-cell office:value-type="float" office:value="7.068866" calcext:value-type="float">
            <text:p>7.068866</text:p>
          </table:table-cell>
          <table:table-cell office:value-type="float" office:value="6.353415" calcext:value-type="float">
            <text:p>6.353415</text:p>
          </table:table-cell>
          <table:table-cell office:value-type="float" office:value="2.423935" calcext:value-type="float">
            <text:p>2.423935</text:p>
          </table:table-cell>
          <table:table-cell office:value-type="float" office:value="2.531842" calcext:value-type="float">
            <text:p>2.531842</text:p>
          </table:table-cell>
          <table:table-cell office:value-type="float" office:value="4.839256" calcext:value-type="float">
            <text:p>4.839256</text:p>
          </table:table-cell>
          <table:table-cell office:value-type="float" office:value="7.84324" calcext:value-type="float">
            <text:p>7.84324</text:p>
          </table:table-cell>
          <table:table-cell office:value-type="float" office:value="8.480276" calcext:value-type="float">
            <text:p>8.480276</text:p>
          </table:table-cell>
          <table:table-cell office:value-type="float" office:value="8.46421" calcext:value-type="float">
            <text:p>8.46421</text:p>
          </table:table-cell>
          <table:table-cell office:value-type="float" office:value="10.97379" calcext:value-type="float">
            <text:p>10.97379</text:p>
          </table:table-cell>
          <table:table-cell office:value-type="float" office:value="12.57024" calcext:value-type="float">
            <text:p>12.57024</text:p>
          </table:table-cell>
          <table:table-cell office:value-type="float" office:value="12.82258" calcext:value-type="float">
            <text:p>12.82258</text:p>
          </table:table-cell>
          <table:table-cell office:value-type="float" office:value="0" calcext:value-type="float">
            <text:p>0</text:p>
          </table:table-cell>
          <table:table-cell office:value-type="float" office:value="5.486164" calcext:value-type="float">
            <text:p>5.486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057795" calcext:value-type="float">
            <text:p>0.008057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4.933922" calcext:value-type="float">
            <text:p>4.933922</text:p>
          </table:table-cell>
          <table:table-cell office:value-type="float" office:value="135.7239" calcext:value-type="float">
            <text:p>135.7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7946" calcext:value-type="float">
            <text:p>38.679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196" calcext:value-type="float">
            <text:p>1.01196E-08</text:p>
          </table:table-cell>
          <table:table-cell office:value-type="float" office:value="0" calcext:value-type="float">
            <text:p>0</text:p>
          </table:table-cell>
          <table:table-cell office:value-type="float" office:value="-0.0000361486" calcext:value-type="float">
            <text:p>-3.61486E-05</text:p>
          </table:table-cell>
          <table:table-cell office:value-type="float" office:value="1161.099" calcext:value-type="float">
            <text:p>1161.099</text:p>
          </table:table-cell>
          <table:table-cell office:value-type="float" office:value="2.777461" calcext:value-type="float">
            <text:p>2.777461</text:p>
          </table:table-cell>
          <table:table-cell office:value-type="float" office:value="0" calcext:value-type="float">
            <text:p>0</text:p>
          </table:table-cell>
          <table:table-cell office:value-type="float" office:value="0.3886023" calcext:value-type="float">
            <text:p>0.3886023</text:p>
          </table:table-cell>
          <table:table-cell office:value-type="float" office:value="0.2680018" calcext:value-type="float">
            <text:p>0.2680018</text:p>
          </table:table-cell>
          <table:table-cell office:value-type="float" office:value="0.2021156" calcext:value-type="float">
            <text:p>0.2021156</text:p>
          </table:table-cell>
          <table:table-cell office:value-type="float" office:value="0.05643997" calcext:value-type="float">
            <text:p>0.05643997</text:p>
          </table:table-cell>
          <table:table-cell office:value-type="float" office:value="0.05469047" calcext:value-type="float">
            <text:p>0.05469047</text:p>
          </table:table-cell>
          <table:table-cell office:value-type="float" office:value="0.02567821" calcext:value-type="float">
            <text:p>0.02567821</text:p>
          </table:table-cell>
          <table:table-cell office:value-type="float" office:value="0.034557" calcext:value-type="float">
            <text:p>0.034557</text:p>
          </table:table-cell>
          <table:table-cell office:value-type="float" office:value="0.07535315" calcext:value-type="float">
            <text:p>0.07535315</text:p>
          </table:table-cell>
          <table:table-cell office:value-type="float" office:value="0.1442919" calcext:value-type="float">
            <text:p>0.1442919</text:p>
          </table:table-cell>
          <table:table-cell office:value-type="float" office:value="0.1505842" calcext:value-type="float">
            <text:p>0.1505842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0.178552" calcext:value-type="float">
            <text:p>0.178552</text:p>
          </table:table-cell>
          <table:table-cell office:value-type="float" office:value="0.1942252" calcext:value-type="float">
            <text:p>0.1942252</text:p>
          </table:table-cell>
          <table:table-cell office:value-type="float" office:value="0.1970087" calcext:value-type="float">
            <text:p>0.1970087</text:p>
          </table:table-cell>
          <table:table-cell office:value-type="float" office:value="0" calcext:value-type="float">
            <text:p>0</text:p>
          </table:table-cell>
          <table:table-cell office:value-type="float" office:value="39.49628" calcext:value-type="float">
            <text:p>39.49628</text:p>
          </table:table-cell>
          <table:table-cell office:value-type="float" office:value="28.43815" calcext:value-type="float">
            <text:p>28.43815</text:p>
          </table:table-cell>
          <table:table-cell office:value-type="float" office:value="27.00957" calcext:value-type="float">
            <text:p>27.00957</text:p>
          </table:table-cell>
          <table:table-cell office:value-type="float" office:value="7.067443" calcext:value-type="float">
            <text:p>7.067443</text:p>
          </table:table-cell>
          <table:table-cell office:value-type="float" office:value="6.353708" calcext:value-type="float">
            <text:p>6.353708</text:p>
          </table:table-cell>
          <table:table-cell office:value-type="float" office:value="2.424965" calcext:value-type="float">
            <text:p>2.424965</text:p>
          </table:table-cell>
          <table:table-cell office:value-type="float" office:value="2.534054" calcext:value-type="float">
            <text:p>2.534054</text:p>
          </table:table-cell>
          <table:table-cell office:value-type="float" office:value="4.842988" calcext:value-type="float">
            <text:p>4.842988</text:p>
          </table:table-cell>
          <table:table-cell office:value-type="float" office:value="7.848318" calcext:value-type="float">
            <text:p>7.848318</text:p>
          </table:table-cell>
          <table:table-cell office:value-type="float" office:value="8.48544" calcext:value-type="float">
            <text:p>8.48544</text:p>
          </table:table-cell>
          <table:table-cell office:value-type="float" office:value="8.46981" calcext:value-type="float">
            <text:p>8.46981</text:p>
          </table:table-cell>
          <table:table-cell office:value-type="float" office:value="10.97713" calcext:value-type="float">
            <text:p>10.97713</text:p>
          </table:table-cell>
          <table:table-cell office:value-type="float" office:value="12.57148" calcext:value-type="float">
            <text:p>12.57148</text:p>
          </table:table-cell>
          <table:table-cell office:value-type="float" office:value="12.81931" calcext:value-type="float">
            <text:p>12.81931</text:p>
          </table:table-cell>
          <table:table-cell office:value-type="float" office:value="0" calcext:value-type="float">
            <text:p>0</text:p>
          </table:table-cell>
          <table:table-cell office:value-type="float" office:value="5.13231" calcext:value-type="float">
            <text:p>5.1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5072" calcext:value-type="float">
            <text:p>0.01225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4.928299" calcext:value-type="float">
            <text:p>4.928299</text:p>
          </table:table-cell>
          <table:table-cell office:value-type="float" office:value="135.7249" calcext:value-type="float">
            <text:p>135.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09" calcext:value-type="float">
            <text:p>38.69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38833" calcext:value-type="float">
            <text:p>2.338833E-08</text:p>
          </table:table-cell>
          <table:table-cell office:value-type="float" office:value="0" calcext:value-type="float">
            <text:p>0</text:p>
          </table:table-cell>
          <table:table-cell office:value-type="float" office:value="-0.0000360506" calcext:value-type="float">
            <text:p>-3.60506E-05</text:p>
          </table:table-cell>
          <table:table-cell office:value-type="float" office:value="1161.092" calcext:value-type="float">
            <text:p>1161.092</text:p>
          </table:table-cell>
          <table:table-cell office:value-type="float" office:value="2.775232" calcext:value-type="float">
            <text:p>2.775232</text:p>
          </table:table-cell>
          <table:table-cell office:value-type="float" office:value="0" calcext:value-type="float">
            <text:p>0</text:p>
          </table:table-cell>
          <table:table-cell office:value-type="float" office:value="0.2877003" calcext:value-type="float">
            <text:p>0.2877003</text:p>
          </table:table-cell>
          <table:table-cell office:value-type="float" office:value="0.2468858" calcext:value-type="float">
            <text:p>0.2468858</text:p>
          </table:table-cell>
          <table:table-cell office:value-type="float" office:value="0.2013649" calcext:value-type="float">
            <text:p>0.2013649</text:p>
          </table:table-cell>
          <table:table-cell office:value-type="float" office:value="0.05613826" calcext:value-type="float">
            <text:p>0.05613826</text:p>
          </table:table-cell>
          <table:table-cell office:value-type="float" office:value="0.05439813" calcext:value-type="float">
            <text:p>0.05439813</text:p>
          </table:table-cell>
          <table:table-cell office:value-type="float" office:value="0.02539776" calcext:value-type="float">
            <text:p>0.02539776</text:p>
          </table:table-cell>
          <table:table-cell office:value-type="float" office:value="0.03363385" calcext:value-type="float">
            <text:p>0.03363385</text:p>
          </table:table-cell>
          <table:table-cell office:value-type="float" office:value="0.07526764" calcext:value-type="float">
            <text:p>0.07526764</text:p>
          </table:table-cell>
          <table:table-cell office:value-type="float" office:value="0.1442771" calcext:value-type="float">
            <text:p>0.1442771</text:p>
          </table:table-cell>
          <table:table-cell office:value-type="float" office:value="0.1506233" calcext:value-type="float">
            <text:p>0.1506233</text:p>
          </table:table-cell>
          <table:table-cell office:value-type="float" office:value="0.1501299" calcext:value-type="float">
            <text:p>0.1501299</text:p>
          </table:table-cell>
          <table:table-cell office:value-type="float" office:value="0.1785683" calcext:value-type="float">
            <text:p>0.1785683</text:p>
          </table:table-cell>
          <table:table-cell office:value-type="float" office:value="0.1942397" calcext:value-type="float">
            <text:p>0.1942397</text:p>
          </table:table-cell>
          <table:table-cell office:value-type="float" office:value="0.1970205" calcext:value-type="float">
            <text:p>0.1970205</text:p>
          </table:table-cell>
          <table:table-cell office:value-type="float" office:value="0" calcext:value-type="float">
            <text:p>0</text:p>
          </table:table-cell>
          <table:table-cell office:value-type="float" office:value="39.47868" calcext:value-type="float">
            <text:p>39.47868</text:p>
          </table:table-cell>
          <table:table-cell office:value-type="float" office:value="28.43387" calcext:value-type="float">
            <text:p>28.43387</text:p>
          </table:table-cell>
          <table:table-cell office:value-type="float" office:value="26.99692" calcext:value-type="float">
            <text:p>26.99692</text:p>
          </table:table-cell>
          <table:table-cell office:value-type="float" office:value="7.065867" calcext:value-type="float">
            <text:p>7.065867</text:p>
          </table:table-cell>
          <table:table-cell office:value-type="float" office:value="6.353764" calcext:value-type="float">
            <text:p>6.353764</text:p>
          </table:table-cell>
          <table:table-cell office:value-type="float" office:value="2.425833" calcext:value-type="float">
            <text:p>2.425833</text:p>
          </table:table-cell>
          <table:table-cell office:value-type="float" office:value="2.536117" calcext:value-type="float">
            <text:p>2.536117</text:p>
          </table:table-cell>
          <table:table-cell office:value-type="float" office:value="4.846722" calcext:value-type="float">
            <text:p>4.846722</text:p>
          </table:table-cell>
          <table:table-cell office:value-type="float" office:value="7.853391" calcext:value-type="float">
            <text:p>7.853391</text:p>
          </table:table-cell>
          <table:table-cell office:value-type="float" office:value="8.490572" calcext:value-type="float">
            <text:p>8.490572</text:p>
          </table:table-cell>
          <table:table-cell office:value-type="float" office:value="8.475356" calcext:value-type="float">
            <text:p>8.475356</text:p>
          </table:table-cell>
          <table:table-cell office:value-type="float" office:value="10.98038" calcext:value-type="float">
            <text:p>10.98038</text:p>
          </table:table-cell>
          <table:table-cell office:value-type="float" office:value="12.57272" calcext:value-type="float">
            <text:p>12.57272</text:p>
          </table:table-cell>
          <table:table-cell office:value-type="float" office:value="12.82438" calcext:value-type="float">
            <text:p>12.82438</text:p>
          </table:table-cell>
          <table:table-cell office:value-type="float" office:value="0" calcext:value-type="float">
            <text:p>0</text:p>
          </table:table-cell>
          <table:table-cell office:value-type="float" office:value="6.581366" calcext:value-type="float">
            <text:p>6.58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2112" calcext:value-type="float">
            <text:p>0.01682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4.921715" calcext:value-type="float">
            <text:p>4.921715</text:p>
          </table:table-cell>
          <table:table-cell office:value-type="float" office:value="135.7262" calcext:value-type="float">
            <text:p>135.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0219" calcext:value-type="float">
            <text:p>38.70219</text:p>
          </table:table-cell>
          <table:table-cell office:value-type="float" office:value="0" calcext:value-type="float">
            <text:p>0</text:p>
          </table:table-cell>
          <table:table-cell office:value-type="float" office:value="0.00000002711617" calcext:value-type="float">
            <text:p>2.711617E-08</text:p>
          </table:table-cell>
          <table:table-cell office:value-type="float" office:value="0" calcext:value-type="float">
            <text:p>0</text:p>
          </table:table-cell>
          <table:table-cell office:value-type="float" office:value="-0.00003602312" calcext:value-type="float">
            <text:p>-3.602312E-05</text:p>
          </table:table-cell>
          <table:table-cell office:value-type="float" office:value="1161.084" calcext:value-type="float">
            <text:p>1161.084</text:p>
          </table:table-cell>
          <table:table-cell office:value-type="float" office:value="2.773755" calcext:value-type="float">
            <text:p>2.773755</text:p>
          </table:table-cell>
          <table:table-cell office:value-type="float" office:value="0" calcext:value-type="float">
            <text:p>0</text:p>
          </table:table-cell>
          <table:table-cell office:value-type="float" office:value="0.3775694" calcext:value-type="float">
            <text:p>0.3775694</text:p>
          </table:table-cell>
          <table:table-cell office:value-type="float" office:value="0.2402886" calcext:value-type="float">
            <text:p>0.2402886</text:p>
          </table:table-cell>
          <table:table-cell office:value-type="float" office:value="0.1993435" calcext:value-type="float">
            <text:p>0.1993435</text:p>
          </table:table-cell>
          <table:table-cell office:value-type="float" office:value="0.05633897" calcext:value-type="float">
            <text:p>0.05633897</text:p>
          </table:table-cell>
          <table:table-cell office:value-type="float" office:value="0.05448312" calcext:value-type="float">
            <text:p>0.05448312</text:p>
          </table:table-cell>
          <table:table-cell office:value-type="float" office:value="0.02527774" calcext:value-type="float">
            <text:p>0.02527774</text:p>
          </table:table-cell>
          <table:table-cell office:value-type="float" office:value="0.03413774" calcext:value-type="float">
            <text:p>0.03413774</text:p>
          </table:table-cell>
          <table:table-cell office:value-type="float" office:value="0.07521709" calcext:value-type="float">
            <text:p>0.07521709</text:p>
          </table:table-cell>
          <table:table-cell office:value-type="float" office:value="0.1442696" calcext:value-type="float">
            <text:p>0.1442696</text:p>
          </table:table-cell>
          <table:table-cell office:value-type="float" office:value="0.1506609" calcext:value-type="float">
            <text:p>0.1506609</text:p>
          </table:table-cell>
          <table:table-cell office:value-type="float" office:value="0.150183" calcext:value-type="float">
            <text:p>0.150183</text:p>
          </table:table-cell>
          <table:table-cell office:value-type="float" office:value="0.178588" calcext:value-type="float">
            <text:p>0.178588</text:p>
          </table:table-cell>
          <table:table-cell office:value-type="float" office:value="0.1942551" calcext:value-type="float">
            <text:p>0.1942551</text:p>
          </table:table-cell>
          <table:table-cell office:value-type="float" office:value="0.1970317" calcext:value-type="float">
            <text:p>0.1970317</text:p>
          </table:table-cell>
          <table:table-cell office:value-type="float" office:value="0" calcext:value-type="float">
            <text:p>0</text:p>
          </table:table-cell>
          <table:table-cell office:value-type="float" office:value="39.48154" calcext:value-type="float">
            <text:p>39.48154</text:p>
          </table:table-cell>
          <table:table-cell office:value-type="float" office:value="28.42359" calcext:value-type="float">
            <text:p>28.42359</text:p>
          </table:table-cell>
          <table:table-cell office:value-type="float" office:value="26.98315" calcext:value-type="float">
            <text:p>26.98315</text:p>
          </table:table-cell>
          <table:table-cell office:value-type="float" office:value="7.064242" calcext:value-type="float">
            <text:p>7.064242</text:p>
          </table:table-cell>
          <table:table-cell office:value-type="float" office:value="6.353755" calcext:value-type="float">
            <text:p>6.353755</text:p>
          </table:table-cell>
          <table:table-cell office:value-type="float" office:value="2.426652" calcext:value-type="float">
            <text:p>2.426652</text:p>
          </table:table-cell>
          <table:table-cell office:value-type="float" office:value="2.538126" calcext:value-type="float">
            <text:p>2.538126</text:p>
          </table:table-cell>
          <table:table-cell office:value-type="float" office:value="4.850458" calcext:value-type="float">
            <text:p>4.850458</text:p>
          </table:table-cell>
          <table:table-cell office:value-type="float" office:value="7.858465" calcext:value-type="float">
            <text:p>7.858465</text:p>
          </table:table-cell>
          <table:table-cell office:value-type="float" office:value="8.495657" calcext:value-type="float">
            <text:p>8.495657</text:p>
          </table:table-cell>
          <table:table-cell office:value-type="float" office:value="8.4809" calcext:value-type="float">
            <text:p>8.4809</text:p>
          </table:table-cell>
          <table:table-cell office:value-type="float" office:value="10.98363" calcext:value-type="float">
            <text:p>10.98363</text:p>
          </table:table-cell>
          <table:table-cell office:value-type="float" office:value="12.57396" calcext:value-type="float">
            <text:p>12.57396</text:p>
          </table:table-cell>
          <table:table-cell office:value-type="float" office:value="12.83175" calcext:value-type="float">
            <text:p>12.83175</text:p>
          </table:table-cell>
          <table:table-cell office:value-type="float" office:value="0" calcext:value-type="float">
            <text:p>0</text:p>
          </table:table-cell>
          <table:table-cell office:value-type="float" office:value="5.998774" calcext:value-type="float">
            <text:p>5.99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9515" calcext:value-type="float">
            <text:p>0.02199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4.913828" calcext:value-type="float">
            <text:p>4.913828</text:p>
          </table:table-cell>
          <table:table-cell office:value-type="float" office:value="135.728" calcext:value-type="float">
            <text:p>135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1339" calcext:value-type="float">
            <text:p>38.71339</text:p>
          </table:table-cell>
          <table:table-cell office:value-type="float" office:value="0" calcext:value-type="float">
            <text:p>0</text:p>
          </table:table-cell>
          <table:table-cell office:value-type="float" office:value="0.00000002801645" calcext:value-type="float">
            <text:p>2.801645E-08</text:p>
          </table:table-cell>
          <table:table-cell office:value-type="float" office:value="0" calcext:value-type="float">
            <text:p>0</text:p>
          </table:table-cell>
          <table:table-cell office:value-type="float" office:value="-0.0001329384" calcext:value-type="float">
            <text:p>-0.0001329384</text:p>
          </table:table-cell>
          <table:table-cell office:value-type="float" office:value="1161.077" calcext:value-type="float">
            <text:p>1161.077</text:p>
          </table:table-cell>
          <table:table-cell office:value-type="float" office:value="2.773896" calcext:value-type="float">
            <text:p>2.773896</text:p>
          </table:table-cell>
          <table:table-cell office:value-type="float" office:value="0" calcext:value-type="float">
            <text:p>0</text:p>
          </table:table-cell>
          <table:table-cell office:value-type="float" office:value="0.3862437" calcext:value-type="float">
            <text:p>0.3862437</text:p>
          </table:table-cell>
          <table:table-cell office:value-type="float" office:value="0.2237118" calcext:value-type="float">
            <text:p>0.2237118</text:p>
          </table:table-cell>
          <table:table-cell office:value-type="float" office:value="0.2040794" calcext:value-type="float">
            <text:p>0.2040794</text:p>
          </table:table-cell>
          <table:table-cell office:value-type="float" office:value="0.06113991" calcext:value-type="float">
            <text:p>0.06113991</text:p>
          </table:table-cell>
          <table:table-cell office:value-type="float" office:value="0.05542164" calcext:value-type="float">
            <text:p>0.05542164</text:p>
          </table:table-cell>
          <table:table-cell office:value-type="float" office:value="0.02541846" calcext:value-type="float">
            <text:p>0.02541846</text:p>
          </table:table-cell>
          <table:table-cell office:value-type="float" office:value="0.03448089" calcext:value-type="float">
            <text:p>0.03448089</text:p>
          </table:table-cell>
          <table:table-cell office:value-type="float" office:value="0.07521711" calcext:value-type="float">
            <text:p>0.07521711</text:p>
          </table:table-cell>
          <table:table-cell office:value-type="float" office:value="0.1442715" calcext:value-type="float">
            <text:p>0.1442715</text:p>
          </table:table-cell>
          <table:table-cell office:value-type="float" office:value="0.1506981" calcext:value-type="float">
            <text:p>0.1506981</text:p>
          </table:table-cell>
          <table:table-cell office:value-type="float" office:value="0.150236" calcext:value-type="float">
            <text:p>0.150236</text:p>
          </table:table-cell>
          <table:table-cell office:value-type="float" office:value="0.1786207" calcext:value-type="float">
            <text:p>0.1786207</text:p>
          </table:table-cell>
          <table:table-cell office:value-type="float" office:value="0.1943622" calcext:value-type="float">
            <text:p>0.1943622</text:p>
          </table:table-cell>
          <table:table-cell office:value-type="float" office:value="0.1970009" calcext:value-type="float">
            <text:p>0.1970009</text:p>
          </table:table-cell>
          <table:table-cell office:value-type="float" office:value="0" calcext:value-type="float">
            <text:p>0</text:p>
          </table:table-cell>
          <table:table-cell office:value-type="float" office:value="39.49634" calcext:value-type="float">
            <text:p>39.49634</text:p>
          </table:table-cell>
          <table:table-cell office:value-type="float" office:value="28.40561" calcext:value-type="float">
            <text:p>28.40561</text:p>
          </table:table-cell>
          <table:table-cell office:value-type="float" office:value="26.97019" calcext:value-type="float">
            <text:p>26.97019</text:p>
          </table:table-cell>
          <table:table-cell office:value-type="float" office:value="7.063086" calcext:value-type="float">
            <text:p>7.063086</text:p>
          </table:table-cell>
          <table:table-cell office:value-type="float" office:value="6.353926" calcext:value-type="float">
            <text:p>6.353926</text:p>
          </table:table-cell>
          <table:table-cell office:value-type="float" office:value="2.427458" calcext:value-type="float">
            <text:p>2.427458</text:p>
          </table:table-cell>
          <table:table-cell office:value-type="float" office:value="2.540163" calcext:value-type="float">
            <text:p>2.540163</text:p>
          </table:table-cell>
          <table:table-cell office:value-type="float" office:value="4.854218" calcext:value-type="float">
            <text:p>4.854218</text:p>
          </table:table-cell>
          <table:table-cell office:value-type="float" office:value="7.863538" calcext:value-type="float">
            <text:p>7.863538</text:p>
          </table:table-cell>
          <table:table-cell office:value-type="float" office:value="8.500748" calcext:value-type="float">
            <text:p>8.500748</text:p>
          </table:table-cell>
          <table:table-cell office:value-type="float" office:value="8.486444" calcext:value-type="float">
            <text:p>8.486444</text:p>
          </table:table-cell>
          <table:table-cell office:value-type="float" office:value="10.98689" calcext:value-type="float">
            <text:p>10.98689</text:p>
          </table:table-cell>
          <table:table-cell office:value-type="float" office:value="12.57524" calcext:value-type="float">
            <text:p>12.57524</text:p>
          </table:table-cell>
          <table:table-cell office:value-type="float" office:value="12.84237" calcext:value-type="float">
            <text:p>12.84237</text:p>
          </table:table-cell>
          <table:table-cell office:value-type="float" office:value="0" calcext:value-type="float">
            <text:p>0</text:p>
          </table:table-cell>
          <table:table-cell office:value-type="float" office:value="9.486758" calcext:value-type="float">
            <text:p>9.48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4215" calcext:value-type="float">
            <text:p>0.02804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4.906789" calcext:value-type="float">
            <text:p>4.906789</text:p>
          </table:table-cell>
          <table:table-cell office:value-type="float" office:value="135.7294" calcext:value-type="float">
            <text:p>135.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2469" calcext:value-type="float">
            <text:p>38.72469</text:p>
          </table:table-cell>
          <table:table-cell office:value-type="float" office:value="0" calcext:value-type="float">
            <text:p>0</text:p>
          </table:table-cell>
          <table:table-cell office:value-type="float" office:value="0.00000004294078" calcext:value-type="float">
            <text:p>4.294078E-08</text:p>
          </table:table-cell>
          <table:table-cell office:value-type="float" office:value="0" calcext:value-type="float">
            <text:p>0</text:p>
          </table:table-cell>
          <table:table-cell office:value-type="float" office:value="-0.0003036317" calcext:value-type="float">
            <text:p>-0.0003036317</text:p>
          </table:table-cell>
          <table:table-cell office:value-type="float" office:value="1161.07" calcext:value-type="float">
            <text:p>1161.07</text:p>
          </table:table-cell>
          <table:table-cell office:value-type="float" office:value="2.77311" calcext:value-type="float">
            <text:p>2.77311</text:p>
          </table:table-cell>
          <table:table-cell office:value-type="float" office:value="0" calcext:value-type="float">
            <text:p>0</text:p>
          </table:table-cell>
          <table:table-cell office:value-type="float" office:value="0.4059009" calcext:value-type="float">
            <text:p>0.4059009</text:p>
          </table:table-cell>
          <table:table-cell office:value-type="float" office:value="0.229861" calcext:value-type="float">
            <text:p>0.229861</text:p>
          </table:table-cell>
          <table:table-cell office:value-type="float" office:value="0.204678" calcext:value-type="float">
            <text:p>0.204678</text:p>
          </table:table-cell>
          <table:table-cell office:value-type="float" office:value="0.06228654" calcext:value-type="float">
            <text:p>0.06228654</text:p>
          </table:table-cell>
          <table:table-cell office:value-type="float" office:value="0.05553946" calcext:value-type="float">
            <text:p>0.05553946</text:p>
          </table:table-cell>
          <table:table-cell office:value-type="float" office:value="0.02568194" calcext:value-type="float">
            <text:p>0.02568194</text:p>
          </table:table-cell>
          <table:table-cell office:value-type="float" office:value="0.03410987" calcext:value-type="float">
            <text:p>0.03410987</text:p>
          </table:table-cell>
          <table:table-cell office:value-type="float" office:value="0.07522479" calcext:value-type="float">
            <text:p>0.07522479</text:p>
          </table:table-cell>
          <table:table-cell office:value-type="float" office:value="0.1442851" calcext:value-type="float">
            <text:p>0.1442851</text:p>
          </table:table-cell>
          <table:table-cell office:value-type="float" office:value="0.1507358" calcext:value-type="float">
            <text:p>0.1507358</text:p>
          </table:table-cell>
          <table:table-cell office:value-type="float" office:value="0.1502906" calcext:value-type="float">
            <text:p>0.1502906</text:p>
          </table:table-cell>
          <table:table-cell office:value-type="float" office:value="0.1786368" calcext:value-type="float">
            <text:p>0.1786368</text:p>
          </table:table-cell>
          <table:table-cell office:value-type="float" office:value="0.1943023" calcext:value-type="float">
            <text:p>0.1943023</text:p>
          </table:table-cell>
          <table:table-cell office:value-type="float" office:value="0.1970433" calcext:value-type="float">
            <text:p>0.1970433</text:p>
          </table:table-cell>
          <table:table-cell office:value-type="float" office:value="0" calcext:value-type="float">
            <text:p>0</text:p>
          </table:table-cell>
          <table:table-cell office:value-type="float" office:value="39.51524" calcext:value-type="float">
            <text:p>39.51524</text:p>
          </table:table-cell>
          <table:table-cell office:value-type="float" office:value="28.38502" calcext:value-type="float">
            <text:p>28.38502</text:p>
          </table:table-cell>
          <table:table-cell office:value-type="float" office:value="26.95786" calcext:value-type="float">
            <text:p>26.95786</text:p>
          </table:table-cell>
          <table:table-cell office:value-type="float" office:value="7.063328" calcext:value-type="float">
            <text:p>7.063328</text:p>
          </table:table-cell>
          <table:table-cell office:value-type="float" office:value="6.354333" calcext:value-type="float">
            <text:p>6.354333</text:p>
          </table:table-cell>
          <table:table-cell office:value-type="float" office:value="2.42832" calcext:value-type="float">
            <text:p>2.42832</text:p>
          </table:table-cell>
          <table:table-cell office:value-type="float" office:value="2.54215" calcext:value-type="float">
            <text:p>2.54215</text:p>
          </table:table-cell>
          <table:table-cell office:value-type="float" office:value="4.858005" calcext:value-type="float">
            <text:p>4.858005</text:p>
          </table:table-cell>
          <table:table-cell office:value-type="float" office:value="7.868612" calcext:value-type="float">
            <text:p>7.868612</text:p>
          </table:table-cell>
          <table:table-cell office:value-type="float" office:value="8.505836" calcext:value-type="float">
            <text:p>8.505836</text:p>
          </table:table-cell>
          <table:table-cell office:value-type="float" office:value="8.491986" calcext:value-type="float">
            <text:p>8.491986</text:p>
          </table:table-cell>
          <table:table-cell office:value-type="float" office:value="10.99015" calcext:value-type="float">
            <text:p>10.99015</text:p>
          </table:table-cell>
          <table:table-cell office:value-type="float" office:value="12.57655" calcext:value-type="float">
            <text:p>12.57655</text:p>
          </table:table-cell>
          <table:table-cell office:value-type="float" office:value="12.84853" calcext:value-type="float">
            <text:p>12.84853</text:p>
          </table:table-cell>
          <table:table-cell office:value-type="float" office:value="0" calcext:value-type="float">
            <text:p>0</text:p>
          </table:table-cell>
          <table:table-cell office:value-type="float" office:value="10.62401" calcext:value-type="float">
            <text:p>10.62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51986" calcext:value-type="float">
            <text:p>0.03351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4.900527" calcext:value-type="float">
            <text:p>4.900527</text:p>
          </table:table-cell>
          <table:table-cell office:value-type="float" office:value="135.7306" calcext:value-type="float">
            <text:p>135.7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3616" calcext:value-type="float">
            <text:p>38.73616</text:p>
          </table:table-cell>
          <table:table-cell office:value-type="float" office:value="0" calcext:value-type="float">
            <text:p>0</text:p>
          </table:table-cell>
          <table:table-cell office:value-type="float" office:value="0.00000005541801" calcext:value-type="float">
            <text:p>5.541801E-08</text:p>
          </table:table-cell>
          <table:table-cell office:value-type="float" office:value="0" calcext:value-type="float">
            <text:p>0</text:p>
          </table:table-cell>
          <table:table-cell office:value-type="float" office:value="-0.0004648659" calcext:value-type="float">
            <text:p>-0.0004648659</text:p>
          </table:table-cell>
          <table:table-cell office:value-type="float" office:value="1161.063" calcext:value-type="float">
            <text:p>1161.063</text:p>
          </table:table-cell>
          <table:table-cell office:value-type="float" office:value="2.771055" calcext:value-type="float">
            <text:p>2.771055</text:p>
          </table:table-cell>
          <table:table-cell office:value-type="float" office:value="0" calcext:value-type="float">
            <text:p>0</text:p>
          </table:table-cell>
          <table:table-cell office:value-type="float" office:value="0.4072128" calcext:value-type="float">
            <text:p>0.4072128</text:p>
          </table:table-cell>
          <table:table-cell office:value-type="float" office:value="0.2377891" calcext:value-type="float">
            <text:p>0.2377891</text:p>
          </table:table-cell>
          <table:table-cell office:value-type="float" office:value="0.205042" calcext:value-type="float">
            <text:p>0.205042</text:p>
          </table:table-cell>
          <table:table-cell office:value-type="float" office:value="0.0594866" calcext:value-type="float">
            <text:p>0.0594866</text:p>
          </table:table-cell>
          <table:table-cell office:value-type="float" office:value="0.05514483" calcext:value-type="float">
            <text:p>0.05514483</text:p>
          </table:table-cell>
          <table:table-cell office:value-type="float" office:value="0.02566352" calcext:value-type="float">
            <text:p>0.02566352</text:p>
          </table:table-cell>
          <table:table-cell office:value-type="float" office:value="0.03405926" calcext:value-type="float">
            <text:p>0.03405926</text:p>
          </table:table-cell>
          <table:table-cell office:value-type="float" office:value="0.07523826" calcext:value-type="float">
            <text:p>0.07523826</text:p>
          </table:table-cell>
          <table:table-cell office:value-type="float" office:value="0.1443071" calcext:value-type="float">
            <text:p>0.1443071</text:p>
          </table:table-cell>
          <table:table-cell office:value-type="float" office:value="0.1507747" calcext:value-type="float">
            <text:p>0.1507747</text:p>
          </table:table-cell>
          <table:table-cell office:value-type="float" office:value="0.1503449" calcext:value-type="float">
            <text:p>0.1503449</text:p>
          </table:table-cell>
          <table:table-cell office:value-type="float" office:value="0.1786395" calcext:value-type="float">
            <text:p>0.1786395</text:p>
          </table:table-cell>
          <table:table-cell office:value-type="float" office:value="0.1942941" calcext:value-type="float">
            <text:p>0.1942941</text:p>
          </table:table-cell>
          <table:table-cell office:value-type="float" office:value="0.1970653" calcext:value-type="float">
            <text:p>0.1970653</text:p>
          </table:table-cell>
          <table:table-cell office:value-type="float" office:value="0" calcext:value-type="float">
            <text:p>0</text:p>
          </table:table-cell>
          <table:table-cell office:value-type="float" office:value="39.53887" calcext:value-type="float">
            <text:p>39.53887</text:p>
          </table:table-cell>
          <table:table-cell office:value-type="float" office:value="28.3682" calcext:value-type="float">
            <text:p>28.3682</text:p>
          </table:table-cell>
          <table:table-cell office:value-type="float" office:value="26.94571" calcext:value-type="float">
            <text:p>26.94571</text:p>
          </table:table-cell>
          <table:table-cell office:value-type="float" office:value="7.063179" calcext:value-type="float">
            <text:p>7.063179</text:p>
          </table:table-cell>
          <table:table-cell office:value-type="float" office:value="6.35467" calcext:value-type="float">
            <text:p>6.35467</text:p>
          </table:table-cell>
          <table:table-cell office:value-type="float" office:value="2.429214" calcext:value-type="float">
            <text:p>2.429214</text:p>
          </table:table-cell>
          <table:table-cell office:value-type="float" office:value="2.54411" calcext:value-type="float">
            <text:p>2.54411</text:p>
          </table:table-cell>
          <table:table-cell office:value-type="float" office:value="4.861809" calcext:value-type="float">
            <text:p>4.861809</text:p>
          </table:table-cell>
          <table:table-cell office:value-type="float" office:value="7.873685" calcext:value-type="float">
            <text:p>7.873685</text:p>
          </table:table-cell>
          <table:table-cell office:value-type="float" office:value="8.510922" calcext:value-type="float">
            <text:p>8.510922</text:p>
          </table:table-cell>
          <table:table-cell office:value-type="float" office:value="8.49753" calcext:value-type="float">
            <text:p>8.49753</text:p>
          </table:table-cell>
          <table:table-cell office:value-type="float" office:value="10.99341" calcext:value-type="float">
            <text:p>10.99341</text:p>
          </table:table-cell>
          <table:table-cell office:value-type="float" office:value="12.57786" calcext:value-type="float">
            <text:p>12.57786</text:p>
          </table:table-cell>
          <table:table-cell office:value-type="float" office:value="12.85146" calcext:value-type="float">
            <text:p>12.85146</text:p>
          </table:table-cell>
          <table:table-cell office:value-type="float" office:value="0" calcext:value-type="float">
            <text:p>0</text:p>
          </table:table-cell>
          <table:table-cell office:value-type="float" office:value="9.346524" calcext:value-type="float">
            <text:p>9.34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0242" calcext:value-type="float">
            <text:p>0.03850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4.894002" calcext:value-type="float">
            <text:p>4.894002</text:p>
          </table:table-cell>
          <table:table-cell office:value-type="float" office:value="135.7319" calcext:value-type="float">
            <text:p>135.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765" calcext:value-type="float">
            <text:p>38.74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6278312" calcext:value-type="float">
            <text:p>6.27831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294001" calcext:value-type="float">
            <text:p>-0.0005294001</text:p>
          </table:table-cell>
          <table:table-cell office:value-type="float" office:value="1161.057" calcext:value-type="float">
            <text:p>1161.057</text:p>
          </table:table-cell>
          <table:table-cell office:value-type="float" office:value="2.769198" calcext:value-type="float">
            <text:p>2.769198</text:p>
          </table:table-cell>
          <table:table-cell office:value-type="float" office:value="0" calcext:value-type="float">
            <text:p>0</text:p>
          </table:table-cell>
          <table:table-cell office:value-type="float" office:value="0.3951151" calcext:value-type="float">
            <text:p>0.3951151</text:p>
          </table:table-cell>
          <table:table-cell office:value-type="float" office:value="0.2355443" calcext:value-type="float">
            <text:p>0.2355443</text:p>
          </table:table-cell>
          <table:table-cell office:value-type="float" office:value="0.2053313" calcext:value-type="float">
            <text:p>0.2053313</text:p>
          </table:table-cell>
          <table:table-cell office:value-type="float" office:value="0.05908936" calcext:value-type="float">
            <text:p>0.05908936</text:p>
          </table:table-cell>
          <table:table-cell office:value-type="float" office:value="0.05502424" calcext:value-type="float">
            <text:p>0.05502424</text:p>
          </table:table-cell>
          <table:table-cell office:value-type="float" office:value="0.02557194" calcext:value-type="float">
            <text:p>0.02557194</text:p>
          </table:table-cell>
          <table:table-cell office:value-type="float" office:value="0.03421013" calcext:value-type="float">
            <text:p>0.03421013</text:p>
          </table:table-cell>
          <table:table-cell office:value-type="float" office:value="0.07525406" calcext:value-type="float">
            <text:p>0.07525406</text:p>
          </table:table-cell>
          <table:table-cell office:value-type="float" office:value="0.1443178" calcext:value-type="float">
            <text:p>0.1443178</text:p>
          </table:table-cell>
          <table:table-cell office:value-type="float" office:value="0.1508146" calcext:value-type="float">
            <text:p>0.1508146</text:p>
          </table:table-cell>
          <table:table-cell office:value-type="float" office:value="0.1503984" calcext:value-type="float">
            <text:p>0.1503984</text:p>
          </table:table-cell>
          <table:table-cell office:value-type="float" office:value="0.1786427" calcext:value-type="float">
            <text:p>0.1786427</text:p>
          </table:table-cell>
          <table:table-cell office:value-type="float" office:value="0.1943066" calcext:value-type="float">
            <text:p>0.1943066</text:p>
          </table:table-cell>
          <table:table-cell office:value-type="float" office:value="0.1970782" calcext:value-type="float">
            <text:p>0.1970782</text:p>
          </table:table-cell>
          <table:table-cell office:value-type="float" office:value="0" calcext:value-type="float">
            <text:p>0</text:p>
          </table:table-cell>
          <table:table-cell office:value-type="float" office:value="39.56192" calcext:value-type="float">
            <text:p>39.56192</text:p>
          </table:table-cell>
          <table:table-cell office:value-type="float" office:value="28.35315" calcext:value-type="float">
            <text:p>28.35315</text:p>
          </table:table-cell>
          <table:table-cell office:value-type="float" office:value="26.93382" calcext:value-type="float">
            <text:p>26.93382</text:p>
          </table:table-cell>
          <table:table-cell office:value-type="float" office:value="7.06239" calcext:value-type="float">
            <text:p>7.06239</text:p>
          </table:table-cell>
          <table:table-cell office:value-type="float" office:value="6.354889" calcext:value-type="float">
            <text:p>6.354889</text:p>
          </table:table-cell>
          <table:table-cell office:value-type="float" office:value="2.430085" calcext:value-type="float">
            <text:p>2.430085</text:p>
          </table:table-cell>
          <table:table-cell office:value-type="float" office:value="2.546086" calcext:value-type="float">
            <text:p>2.546086</text:p>
          </table:table-cell>
          <table:table-cell office:value-type="float" office:value="4.865638" calcext:value-type="float">
            <text:p>4.865638</text:p>
          </table:table-cell>
          <table:table-cell office:value-type="float" office:value="7.878759" calcext:value-type="float">
            <text:p>7.878759</text:p>
          </table:table-cell>
          <table:table-cell office:value-type="float" office:value="8.516009" calcext:value-type="float">
            <text:p>8.516009</text:p>
          </table:table-cell>
          <table:table-cell office:value-type="float" office:value="8.503073" calcext:value-type="float">
            <text:p>8.503073</text:p>
          </table:table-cell>
          <table:table-cell office:value-type="float" office:value="10.99666" calcext:value-type="float">
            <text:p>10.99666</text:p>
          </table:table-cell>
          <table:table-cell office:value-type="float" office:value="12.5791" calcext:value-type="float">
            <text:p>12.5791</text:p>
          </table:table-cell>
          <table:table-cell office:value-type="float" office:value="12.85552" calcext:value-type="float">
            <text:p>12.85552</text:p>
          </table:table-cell>
          <table:table-cell office:value-type="float" office:value="0" calcext:value-type="float">
            <text:p>0</text:p>
          </table:table-cell>
          <table:table-cell office:value-type="float" office:value="9.22218" calcext:value-type="float">
            <text:p>9.22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5687" calcext:value-type="float">
            <text:p>0.04365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4.887377" calcext:value-type="float">
            <text:p>4.887377</text:p>
          </table:table-cell>
          <table:table-cell office:value-type="float" office:value="135.7331" calcext:value-type="float">
            <text:p>135.7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5912" calcext:value-type="float">
            <text:p>38.75912</text:p>
          </table:table-cell>
          <table:table-cell office:value-type="float" office:value="0" calcext:value-type="float">
            <text:p>0</text:p>
          </table:table-cell>
          <table:table-cell office:value-type="float" office:value="0.00000007326926" calcext:value-type="float">
            <text:p>7.326926E-08</text:p>
          </table:table-cell>
          <table:table-cell office:value-type="float" office:value="0" calcext:value-type="float">
            <text:p>0</text:p>
          </table:table-cell>
          <table:table-cell office:value-type="float" office:value="-0.0005293227" calcext:value-type="float">
            <text:p>-0.0005293227</text:p>
          </table:table-cell>
          <table:table-cell office:value-type="float" office:value="1161.05" calcext:value-type="float">
            <text:p>1161.05</text:p>
          </table:table-cell>
          <table:table-cell office:value-type="float" office:value="2.767098" calcext:value-type="float">
            <text:p>2.767098</text:p>
          </table:table-cell>
          <table:table-cell office:value-type="float" office:value="0" calcext:value-type="float">
            <text:p>0</text:p>
          </table:table-cell>
          <table:table-cell office:value-type="float" office:value="0.378756" calcext:value-type="float">
            <text:p>0.378756</text:p>
          </table:table-cell>
          <table:table-cell office:value-type="float" office:value="0.2391491" calcext:value-type="float">
            <text:p>0.2391491</text:p>
          </table:table-cell>
          <table:table-cell office:value-type="float" office:value="0.2071446" calcext:value-type="float">
            <text:p>0.2071446</text:p>
          </table:table-cell>
          <table:table-cell office:value-type="float" office:value="0.06052712" calcext:value-type="float">
            <text:p>0.06052712</text:p>
          </table:table-cell>
          <table:table-cell office:value-type="float" office:value="0.05520261" calcext:value-type="float">
            <text:p>0.05520261</text:p>
          </table:table-cell>
          <table:table-cell office:value-type="float" office:value="0.02556799" calcext:value-type="float">
            <text:p>0.02556799</text:p>
          </table:table-cell>
          <table:table-cell office:value-type="float" office:value="0.03395636" calcext:value-type="float">
            <text:p>0.03395636</text:p>
          </table:table-cell>
          <table:table-cell office:value-type="float" office:value="0.07524588" calcext:value-type="float">
            <text:p>0.07524588</text:p>
          </table:table-cell>
          <table:table-cell office:value-type="float" office:value="0.1443398" calcext:value-type="float">
            <text:p>0.1443398</text:p>
          </table:table-cell>
          <table:table-cell office:value-type="float" office:value="0.1508558" calcext:value-type="float">
            <text:p>0.1508558</text:p>
          </table:table-cell>
          <table:table-cell office:value-type="float" office:value="0.1504515" calcext:value-type="float">
            <text:p>0.1504515</text:p>
          </table:table-cell>
          <table:table-cell office:value-type="float" office:value="0.1786499" calcext:value-type="float">
            <text:p>0.1786499</text:p>
          </table:table-cell>
          <table:table-cell office:value-type="float" office:value="0.194322" calcext:value-type="float">
            <text:p>0.194322</text:p>
          </table:table-cell>
          <table:table-cell office:value-type="float" office:value="0.1970901" calcext:value-type="float">
            <text:p>0.1970901</text:p>
          </table:table-cell>
          <table:table-cell office:value-type="float" office:value="0" calcext:value-type="float">
            <text:p>0</text:p>
          </table:table-cell>
          <table:table-cell office:value-type="float" office:value="39.58008" calcext:value-type="float">
            <text:p>39.58008</text:p>
          </table:table-cell>
          <table:table-cell office:value-type="float" office:value="28.33819" calcext:value-type="float">
            <text:p>28.33819</text:p>
          </table:table-cell>
          <table:table-cell office:value-type="float" office:value="26.92224" calcext:value-type="float">
            <text:p>26.92224</text:p>
          </table:table-cell>
          <table:table-cell office:value-type="float" office:value="7.061666" calcext:value-type="float">
            <text:p>7.061666</text:p>
          </table:table-cell>
          <table:table-cell office:value-type="float" office:value="6.355099" calcext:value-type="float">
            <text:p>6.355099</text:p>
          </table:table-cell>
          <table:table-cell office:value-type="float" office:value="2.430939" calcext:value-type="float">
            <text:p>2.430939</text:p>
          </table:table-cell>
          <table:table-cell office:value-type="float" office:value="2.548019" calcext:value-type="float">
            <text:p>2.548019</text:p>
          </table:table-cell>
          <table:table-cell office:value-type="float" office:value="4.869495" calcext:value-type="float">
            <text:p>4.869495</text:p>
          </table:table-cell>
          <table:table-cell office:value-type="float" office:value="7.883832" calcext:value-type="float">
            <text:p>7.883832</text:p>
          </table:table-cell>
          <table:table-cell office:value-type="float" office:value="8.521097" calcext:value-type="float">
            <text:p>8.521097</text:p>
          </table:table-cell>
          <table:table-cell office:value-type="float" office:value="8.508616" calcext:value-type="float">
            <text:p>8.508616</text:p>
          </table:table-cell>
          <table:table-cell office:value-type="float" office:value="10.99992" calcext:value-type="float">
            <text:p>10.99992</text:p>
          </table:table-cell>
          <table:table-cell office:value-type="float" office:value="12.58034" calcext:value-type="float">
            <text:p>12.58034</text:p>
          </table:table-cell>
          <table:table-cell office:value-type="float" office:value="12.86037" calcext:value-type="float">
            <text:p>12.86037</text:p>
          </table:table-cell>
          <table:table-cell office:value-type="float" office:value="0" calcext:value-type="float">
            <text:p>0</text:p>
          </table:table-cell>
          <table:table-cell office:value-type="float" office:value="7.686729" calcext:value-type="float">
            <text:p>7.68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7328" calcext:value-type="float">
            <text:p>0.04887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4.878437" calcext:value-type="float">
            <text:p>4.878437</text:p>
          </table:table-cell>
          <table:table-cell office:value-type="float" office:value="135.735" calcext:value-type="float">
            <text:p>135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105" calcext:value-type="float">
            <text:p>38.77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8610292" calcext:value-type="float">
            <text:p>8.61029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292288" calcext:value-type="float">
            <text:p>-0.0005292288</text:p>
          </table:table-cell>
          <table:table-cell office:value-type="float" office:value="1161.044" calcext:value-type="float">
            <text:p>1161.044</text:p>
          </table:table-cell>
          <table:table-cell office:value-type="float" office:value="2.76572" calcext:value-type="float">
            <text:p>2.76572</text:p>
          </table:table-cell>
          <table:table-cell office:value-type="float" office:value="0" calcext:value-type="float">
            <text:p>0</text:p>
          </table:table-cell>
          <table:table-cell office:value-type="float" office:value="0.4214903" calcext:value-type="float">
            <text:p>0.4214903</text:p>
          </table:table-cell>
          <table:table-cell office:value-type="float" office:value="0.2732239" calcext:value-type="float">
            <text:p>0.2732239</text:p>
          </table:table-cell>
          <table:table-cell office:value-type="float" office:value="0.2251379" calcext:value-type="float">
            <text:p>0.2251379</text:p>
          </table:table-cell>
          <table:table-cell office:value-type="float" office:value="0.06143927" calcext:value-type="float">
            <text:p>0.06143927</text:p>
          </table:table-cell>
          <table:table-cell office:value-type="float" office:value="0.05778823" calcext:value-type="float">
            <text:p>0.05778823</text:p>
          </table:table-cell>
          <table:table-cell office:value-type="float" office:value="0.02594149" calcext:value-type="float">
            <text:p>0.02594149</text:p>
          </table:table-cell>
          <table:table-cell office:value-type="float" office:value="0.03421913" calcext:value-type="float">
            <text:p>0.03421913</text:p>
          </table:table-cell>
          <table:table-cell office:value-type="float" office:value="0.0752911" calcext:value-type="float">
            <text:p>0.0752911</text:p>
          </table:table-cell>
          <table:table-cell office:value-type="float" office:value="0.1443664" calcext:value-type="float">
            <text:p>0.1443664</text:p>
          </table:table-cell>
          <table:table-cell office:value-type="float" office:value="0.1508981" calcext:value-type="float">
            <text:p>0.1508981</text:p>
          </table:table-cell>
          <table:table-cell office:value-type="float" office:value="0.1505046" calcext:value-type="float">
            <text:p>0.1505046</text:p>
          </table:table-cell>
          <table:table-cell office:value-type="float" office:value="0.1786617" calcext:value-type="float">
            <text:p>0.1786617</text:p>
          </table:table-cell>
          <table:table-cell office:value-type="float" office:value="0.1943349" calcext:value-type="float">
            <text:p>0.1943349</text:p>
          </table:table-cell>
          <table:table-cell office:value-type="float" office:value="0.1971028" calcext:value-type="float">
            <text:p>0.1971028</text:p>
          </table:table-cell>
          <table:table-cell office:value-type="float" office:value="0" calcext:value-type="float">
            <text:p>0</text:p>
          </table:table-cell>
          <table:table-cell office:value-type="float" office:value="39.59929" calcext:value-type="float">
            <text:p>39.59929</text:p>
          </table:table-cell>
          <table:table-cell office:value-type="float" office:value="28.32952" calcext:value-type="float">
            <text:p>28.32952</text:p>
          </table:table-cell>
          <table:table-cell office:value-type="float" office:value="26.91327" calcext:value-type="float">
            <text:p>26.91327</text:p>
          </table:table-cell>
          <table:table-cell office:value-type="float" office:value="7.061532" calcext:value-type="float">
            <text:p>7.061532</text:p>
          </table:table-cell>
          <table:table-cell office:value-type="float" office:value="6.355605" calcext:value-type="float">
            <text:p>6.355605</text:p>
          </table:table-cell>
          <table:table-cell office:value-type="float" office:value="2.431817" calcext:value-type="float">
            <text:p>2.431817</text:p>
          </table:table-cell>
          <table:table-cell office:value-type="float" office:value="2.549933" calcext:value-type="float">
            <text:p>2.549933</text:p>
          </table:table-cell>
          <table:table-cell office:value-type="float" office:value="4.873368" calcext:value-type="float">
            <text:p>4.873368</text:p>
          </table:table-cell>
          <table:table-cell office:value-type="float" office:value="7.888946" calcext:value-type="float">
            <text:p>7.888946</text:p>
          </table:table-cell>
          <table:table-cell office:value-type="float" office:value="8.526185" calcext:value-type="float">
            <text:p>8.526185</text:p>
          </table:table-cell>
          <table:table-cell office:value-type="float" office:value="8.514159" calcext:value-type="float">
            <text:p>8.514159</text:p>
          </table:table-cell>
          <table:table-cell office:value-type="float" office:value="11.00317" calcext:value-type="float">
            <text:p>11.00317</text:p>
          </table:table-cell>
          <table:table-cell office:value-type="float" office:value="12.58158" calcext:value-type="float">
            <text:p>12.58158</text:p>
          </table:table-cell>
          <table:table-cell office:value-type="float" office:value="12.86194" calcext:value-type="float">
            <text:p>12.86194</text:p>
          </table:table-cell>
          <table:table-cell office:value-type="float" office:value="0" calcext:value-type="float">
            <text:p>0</text:p>
          </table:table-cell>
          <table:table-cell office:value-type="float" office:value="10.12408" calcext:value-type="float">
            <text:p>10.12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83246" calcext:value-type="float">
            <text:p>0.05583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4.871556" calcext:value-type="float">
            <text:p>4.871556</text:p>
          </table:table-cell>
          <table:table-cell office:value-type="float" office:value="135.7362" calcext:value-type="float">
            <text:p>135.7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8353" calcext:value-type="float">
            <text:p>38.78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9306832" calcext:value-type="float">
            <text:p>9.306832E-08</text:p>
          </table:table-cell>
          <table:table-cell office:value-type="float" office:value="0" calcext:value-type="float">
            <text:p>0</text:p>
          </table:table-cell>
          <table:table-cell office:value-type="float" office:value="-0.0005291782" calcext:value-type="float">
            <text:p>-0.0005291782</text:p>
          </table:table-cell>
          <table:table-cell office:value-type="float" office:value="1161.037" calcext:value-type="float">
            <text:p>1161.037</text:p>
          </table:table-cell>
          <table:table-cell office:value-type="float" office:value="2.763076" calcext:value-type="float">
            <text:p>2.763076</text:p>
          </table:table-cell>
          <table:table-cell office:value-type="float" office:value="0" calcext:value-type="float">
            <text:p>0</text:p>
          </table:table-cell>
          <table:table-cell office:value-type="float" office:value="0.4707612" calcext:value-type="float">
            <text:p>0.4707612</text:p>
          </table:table-cell>
          <table:table-cell office:value-type="float" office:value="0.2664637" calcext:value-type="float">
            <text:p>0.2664637</text:p>
          </table:table-cell>
          <table:table-cell office:value-type="float" office:value="0.2179406" calcext:value-type="float">
            <text:p>0.2179406</text:p>
          </table:table-cell>
          <table:table-cell office:value-type="float" office:value="0.0596969" calcext:value-type="float">
            <text:p>0.0596969</text:p>
          </table:table-cell>
          <table:table-cell office:value-type="float" office:value="0.05783541" calcext:value-type="float">
            <text:p>0.05783541</text:p>
          </table:table-cell>
          <table:table-cell office:value-type="float" office:value="0.02612227" calcext:value-type="float">
            <text:p>0.02612227</text:p>
          </table:table-cell>
          <table:table-cell office:value-type="float" office:value="0.03473396" calcext:value-type="float">
            <text:p>0.03473396</text:p>
          </table:table-cell>
          <table:table-cell office:value-type="float" office:value="0.07543473" calcext:value-type="float">
            <text:p>0.07543473</text:p>
          </table:table-cell>
          <table:table-cell office:value-type="float" office:value="0.1444053" calcext:value-type="float">
            <text:p>0.1444053</text:p>
          </table:table-cell>
          <table:table-cell office:value-type="float" office:value="0.1509416" calcext:value-type="float">
            <text:p>0.1509416</text:p>
          </table:table-cell>
          <table:table-cell office:value-type="float" office:value="0.1505576" calcext:value-type="float">
            <text:p>0.1505576</text:p>
          </table:table-cell>
          <table:table-cell office:value-type="float" office:value="0.1786718" calcext:value-type="float">
            <text:p>0.1786718</text:p>
          </table:table-cell>
          <table:table-cell office:value-type="float" office:value="0.1943482" calcext:value-type="float">
            <text:p>0.1943482</text:p>
          </table:table-cell>
          <table:table-cell office:value-type="float" office:value="0.1971144" calcext:value-type="float">
            <text:p>0.1971144</text:p>
          </table:table-cell>
          <table:table-cell office:value-type="float" office:value="0" calcext:value-type="float">
            <text:p>0</text:p>
          </table:table-cell>
          <table:table-cell office:value-type="float" office:value="39.63655" calcext:value-type="float">
            <text:p>39.63655</text:p>
          </table:table-cell>
          <table:table-cell office:value-type="float" office:value="28.32489" calcext:value-type="float">
            <text:p>28.32489</text:p>
          </table:table-cell>
          <table:table-cell office:value-type="float" office:value="26.90745" calcext:value-type="float">
            <text:p>26.90745</text:p>
          </table:table-cell>
          <table:table-cell office:value-type="float" office:value="7.061517" calcext:value-type="float">
            <text:p>7.061517</text:p>
          </table:table-cell>
          <table:table-cell office:value-type="float" office:value="6.356947" calcext:value-type="float">
            <text:p>6.356947</text:p>
          </table:table-cell>
          <table:table-cell office:value-type="float" office:value="2.432804" calcext:value-type="float">
            <text:p>2.432804</text:p>
          </table:table-cell>
          <table:table-cell office:value-type="float" office:value="2.551988" calcext:value-type="float">
            <text:p>2.551988</text:p>
          </table:table-cell>
          <table:table-cell office:value-type="float" office:value="4.877277" calcext:value-type="float">
            <text:p>4.877277</text:p>
          </table:table-cell>
          <table:table-cell office:value-type="float" office:value="7.894065" calcext:value-type="float">
            <text:p>7.894065</text:p>
          </table:table-cell>
          <table:table-cell office:value-type="float" office:value="8.531271" calcext:value-type="float">
            <text:p>8.531271</text:p>
          </table:table-cell>
          <table:table-cell office:value-type="float" office:value="8.519654" calcext:value-type="float">
            <text:p>8.519654</text:p>
          </table:table-cell>
          <table:table-cell office:value-type="float" office:value="11.00642" calcext:value-type="float">
            <text:p>11.00642</text:p>
          </table:table-cell>
          <table:table-cell office:value-type="float" office:value="12.58282" calcext:value-type="float">
            <text:p>12.58282</text:p>
          </table:table-cell>
          <table:table-cell office:value-type="float" office:value="12.86084" calcext:value-type="float">
            <text:p>12.86084</text:p>
          </table:table-cell>
          <table:table-cell office:value-type="float" office:value="0" calcext:value-type="float">
            <text:p>0</text:p>
          </table:table-cell>
          <table:table-cell office:value-type="float" office:value="8.325666" calcext:value-type="float">
            <text:p>8.325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7275" calcext:value-type="float">
            <text:p>0.06137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4.865659" calcext:value-type="float">
            <text:p>4.865659</text:p>
          </table:table-cell>
          <table:table-cell office:value-type="float" office:value="135.7372" calcext:value-type="float">
            <text:p>135.7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9552" calcext:value-type="float">
            <text:p>38.79552</text:p>
          </table:table-cell>
          <table:table-cell office:value-type="float" office:value="0" calcext:value-type="float">
            <text:p>0</text:p>
          </table:table-cell>
          <table:table-cell office:value-type="float" office:value="0.0000001153928" calcext:value-type="float">
            <text:p>1.153928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90151" calcext:value-type="float">
            <text:p>-0.0005290151</text:p>
          </table:table-cell>
          <table:table-cell office:value-type="float" office:value="1161.03" calcext:value-type="float">
            <text:p>1161.03</text:p>
          </table:table-cell>
          <table:table-cell office:value-type="float" office:value="2.759586" calcext:value-type="float">
            <text:p>2.759586</text:p>
          </table:table-cell>
          <table:table-cell office:value-type="float" office:value="0" calcext:value-type="float">
            <text:p>0</text:p>
          </table:table-cell>
          <table:table-cell office:value-type="float" office:value="0.3566551" calcext:value-type="float">
            <text:p>0.3566551</text:p>
          </table:table-cell>
          <table:table-cell office:value-type="float" office:value="0.2501088" calcext:value-type="float">
            <text:p>0.2501088</text:p>
          </table:table-cell>
          <table:table-cell office:value-type="float" office:value="0.2096156" calcext:value-type="float">
            <text:p>0.2096156</text:p>
          </table:table-cell>
          <table:table-cell office:value-type="float" office:value="0.05790366" calcext:value-type="float">
            <text:p>0.05790366</text:p>
          </table:table-cell>
          <table:table-cell office:value-type="float" office:value="0.05621329" calcext:value-type="float">
            <text:p>0.05621329</text:p>
          </table:table-cell>
          <table:table-cell office:value-type="float" office:value="0.02577266" calcext:value-type="float">
            <text:p>0.02577266</text:p>
          </table:table-cell>
          <table:table-cell office:value-type="float" office:value="0.03396587" calcext:value-type="float">
            <text:p>0.03396587</text:p>
          </table:table-cell>
          <table:table-cell office:value-type="float" office:value="0.07549714" calcext:value-type="float">
            <text:p>0.07549714</text:p>
          </table:table-cell>
          <table:table-cell office:value-type="float" office:value="0.144439" calcext:value-type="float">
            <text:p>0.144439</text:p>
          </table:table-cell>
          <table:table-cell office:value-type="float" office:value="0.1509869" calcext:value-type="float">
            <text:p>0.1509869</text:p>
          </table:table-cell>
          <table:table-cell office:value-type="float" office:value="0.1506108" calcext:value-type="float">
            <text:p>0.1506108</text:p>
          </table:table-cell>
          <table:table-cell office:value-type="float" office:value="0.1786734" calcext:value-type="float">
            <text:p>0.1786734</text:p>
          </table:table-cell>
          <table:table-cell office:value-type="float" office:value="0.1943612" calcext:value-type="float">
            <text:p>0.1943612</text:p>
          </table:table-cell>
          <table:table-cell office:value-type="float" office:value="0.1971269" calcext:value-type="float">
            <text:p>0.1971269</text:p>
          </table:table-cell>
          <table:table-cell office:value-type="float" office:value="0" calcext:value-type="float">
            <text:p>0</text:p>
          </table:table-cell>
          <table:table-cell office:value-type="float" office:value="39.65942" calcext:value-type="float">
            <text:p>39.65942</text:p>
          </table:table-cell>
          <table:table-cell office:value-type="float" office:value="28.31721" calcext:value-type="float">
            <text:p>28.31721</text:p>
          </table:table-cell>
          <table:table-cell office:value-type="float" office:value="26.89911" calcext:value-type="float">
            <text:p>26.89911</text:p>
          </table:table-cell>
          <table:table-cell office:value-type="float" office:value="7.06087" calcext:value-type="float">
            <text:p>7.06087</text:p>
          </table:table-cell>
          <table:table-cell office:value-type="float" office:value="6.35794" calcext:value-type="float">
            <text:p>6.35794</text:p>
          </table:table-cell>
          <table:table-cell office:value-type="float" office:value="2.433749" calcext:value-type="float">
            <text:p>2.433749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4.881222" calcext:value-type="float">
            <text:p>4.881222</text:p>
          </table:table-cell>
          <table:table-cell office:value-type="float" office:value="7.899185" calcext:value-type="float">
            <text:p>7.899185</text:p>
          </table:table-cell>
          <table:table-cell office:value-type="float" office:value="8.536348" calcext:value-type="float">
            <text:p>8.536348</text:p>
          </table:table-cell>
          <table:table-cell office:value-type="float" office:value="8.525142" calcext:value-type="float">
            <text:p>8.525142</text:p>
          </table:table-cell>
          <table:table-cell office:value-type="float" office:value="11.0096" calcext:value-type="float">
            <text:p>11.0096</text:p>
          </table:table-cell>
          <table:table-cell office:value-type="float" office:value="12.58407" calcext:value-type="float">
            <text:p>12.58407</text:p>
          </table:table-cell>
          <table:table-cell office:value-type="float" office:value="12.86196" calcext:value-type="float">
            <text:p>12.86196</text:p>
          </table:table-cell>
          <table:table-cell office:value-type="float" office:value="0" calcext:value-type="float">
            <text:p>0</text:p>
          </table:table-cell>
          <table:table-cell office:value-type="float" office:value="9.041143" calcext:value-type="float">
            <text:p>9.041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17415" calcext:value-type="float">
            <text:p>0.06617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4.859706" calcext:value-type="float">
            <text:p>4.859706</text:p>
          </table:table-cell>
          <table:table-cell office:value-type="float" office:value="135.7382" calcext:value-type="float">
            <text:p>135.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0722" calcext:value-type="float">
            <text:p>38.80722</text:p>
          </table:table-cell>
          <table:table-cell office:value-type="float" office:value="0" calcext:value-type="float">
            <text:p>0</text:p>
          </table:table-cell>
          <table:table-cell office:value-type="float" office:value="0.0000001387058" calcext:value-type="float">
            <text:p>1.387058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8426" calcext:value-type="float">
            <text:p>-0.0005288426</text:p>
          </table:table-cell>
          <table:table-cell office:value-type="float" office:value="1161.023" calcext:value-type="float">
            <text:p>1161.023</text:p>
          </table:table-cell>
          <table:table-cell office:value-type="float" office:value="2.755805" calcext:value-type="float">
            <text:p>2.755805</text:p>
          </table:table-cell>
          <table:table-cell office:value-type="float" office:value="0" calcext:value-type="float">
            <text:p>0</text:p>
          </table:table-cell>
          <table:table-cell office:value-type="float" office:value="0.3576091" calcext:value-type="float">
            <text:p>0.3576091</text:p>
          </table:table-cell>
          <table:table-cell office:value-type="float" office:value="0.2493638" calcext:value-type="float">
            <text:p>0.2493638</text:p>
          </table:table-cell>
          <table:table-cell office:value-type="float" office:value="0.2087902" calcext:value-type="float">
            <text:p>0.2087902</text:p>
          </table:table-cell>
          <table:table-cell office:value-type="float" office:value="0.05769669" calcext:value-type="float">
            <text:p>0.05769669</text:p>
          </table:table-cell>
          <table:table-cell office:value-type="float" office:value="0.05548781" calcext:value-type="float">
            <text:p>0.05548781</text:p>
          </table:table-cell>
          <table:table-cell office:value-type="float" office:value="0.02563915" calcext:value-type="float">
            <text:p>0.02563915</text:p>
          </table:table-cell>
          <table:table-cell office:value-type="float" office:value="0.03381387" calcext:value-type="float">
            <text:p>0.03381387</text:p>
          </table:table-cell>
          <table:table-cell office:value-type="float" office:value="0.07548683" calcext:value-type="float">
            <text:p>0.07548683</text:p>
          </table:table-cell>
          <table:table-cell office:value-type="float" office:value="0.1444678" calcext:value-type="float">
            <text:p>0.1444678</text:p>
          </table:table-cell>
          <table:table-cell office:value-type="float" office:value="0.151033" calcext:value-type="float">
            <text:p>0.151033</text:p>
          </table:table-cell>
          <table:table-cell office:value-type="float" office:value="0.1506644" calcext:value-type="float">
            <text:p>0.1506644</text:p>
          </table:table-cell>
          <table:table-cell office:value-type="float" office:value="0.1786829" calcext:value-type="float">
            <text:p>0.1786829</text:p>
          </table:table-cell>
          <table:table-cell office:value-type="float" office:value="0.1943744" calcext:value-type="float">
            <text:p>0.1943744</text:p>
          </table:table-cell>
          <table:table-cell office:value-type="float" office:value="0.1971388" calcext:value-type="float">
            <text:p>0.1971388</text:p>
          </table:table-cell>
          <table:table-cell office:value-type="float" office:value="0" calcext:value-type="float">
            <text:p>0</text:p>
          </table:table-cell>
          <table:table-cell office:value-type="float" office:value="39.66701" calcext:value-type="float">
            <text:p>39.66701</text:p>
          </table:table-cell>
          <table:table-cell office:value-type="float" office:value="28.30906" calcext:value-type="float">
            <text:p>28.30906</text:p>
          </table:table-cell>
          <table:table-cell office:value-type="float" office:value="26.88978" calcext:value-type="float">
            <text:p>26.88978</text:p>
          </table:table-cell>
          <table:table-cell office:value-type="float" office:value="7.059931" calcext:value-type="float">
            <text:p>7.059931</text:p>
          </table:table-cell>
          <table:table-cell office:value-type="float" office:value="6.358481" calcext:value-type="float">
            <text:p>6.358481</text:p>
          </table:table-cell>
          <table:table-cell office:value-type="float" office:value="2.434623" calcext:value-type="float">
            <text:p>2.434623</text:p>
          </table:table-cell>
          <table:table-cell office:value-type="float" office:value="2.555969" calcext:value-type="float">
            <text:p>2.555969</text:p>
          </table:table-cell>
          <table:table-cell office:value-type="float" office:value="4.885167" calcext:value-type="float">
            <text:p>4.885167</text:p>
          </table:table-cell>
          <table:table-cell office:value-type="float" office:value="7.904304" calcext:value-type="float">
            <text:p>7.904304</text:p>
          </table:table-cell>
          <table:table-cell office:value-type="float" office:value="8.541357" calcext:value-type="float">
            <text:p>8.541357</text:p>
          </table:table-cell>
          <table:table-cell office:value-type="float" office:value="8.530628" calcext:value-type="float">
            <text:p>8.530628</text:p>
          </table:table-cell>
          <table:table-cell office:value-type="float" office:value="11.01278" calcext:value-type="float">
            <text:p>11.01278</text:p>
          </table:table-cell>
          <table:table-cell office:value-type="float" office:value="12.58531" calcext:value-type="float">
            <text:p>12.58531</text:p>
          </table:table-cell>
          <table:table-cell office:value-type="float" office:value="12.86376" calcext:value-type="float">
            <text:p>12.86376</text:p>
          </table:table-cell>
          <table:table-cell office:value-type="float" office:value="0" calcext:value-type="float">
            <text:p>0</text:p>
          </table:table-cell>
          <table:table-cell office:value-type="float" office:value="8.905245" calcext:value-type="float">
            <text:p>8.905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2456" calcext:value-type="float">
            <text:p>0.07102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4.853925" calcext:value-type="float">
            <text:p>4.853925</text:p>
          </table:table-cell>
          <table:table-cell office:value-type="float" office:value="135.7391" calcext:value-type="float">
            <text:p>135.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1894" calcext:value-type="float">
            <text:p>38.81894</text:p>
          </table:table-cell>
          <table:table-cell office:value-type="float" office:value="0" calcext:value-type="float">
            <text:p>0</text:p>
          </table:table-cell>
          <table:table-cell office:value-type="float" office:value="0.0000001565046" calcext:value-type="float">
            <text:p>1.5650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7117" calcext:value-type="float">
            <text:p>-0.0005287117</text:p>
          </table:table-cell>
          <table:table-cell office:value-type="float" office:value="1161.016" calcext:value-type="float">
            <text:p>1161.016</text:p>
          </table:table-cell>
          <table:table-cell office:value-type="float" office:value="2.751834" calcext:value-type="float">
            <text:p>2.751834</text:p>
          </table:table-cell>
          <table:table-cell office:value-type="float" office:value="0" calcext:value-type="float">
            <text:p>0</text:p>
          </table:table-cell>
          <table:table-cell office:value-type="float" office:value="0.3641413" calcext:value-type="float">
            <text:p>0.3641413</text:p>
          </table:table-cell>
          <table:table-cell office:value-type="float" office:value="0.2482307" calcext:value-type="float">
            <text:p>0.2482307</text:p>
          </table:table-cell>
          <table:table-cell office:value-type="float" office:value="0.2086689" calcext:value-type="float">
            <text:p>0.2086689</text:p>
          </table:table-cell>
          <table:table-cell office:value-type="float" office:value="0.05757861" calcext:value-type="float">
            <text:p>0.05757861</text:p>
          </table:table-cell>
          <table:table-cell office:value-type="float" office:value="0.05511602" calcext:value-type="float">
            <text:p>0.05511602</text:p>
          </table:table-cell>
          <table:table-cell office:value-type="float" office:value="0.02556461" calcext:value-type="float">
            <text:p>0.02556461</text:p>
          </table:table-cell>
          <table:table-cell office:value-type="float" office:value="0.03406996" calcext:value-type="float">
            <text:p>0.03406996</text:p>
          </table:table-cell>
          <table:table-cell office:value-type="float" office:value="0.07553134" calcext:value-type="float">
            <text:p>0.07553134</text:p>
          </table:table-cell>
          <table:table-cell office:value-type="float" office:value="0.1445022" calcext:value-type="float">
            <text:p>0.1445022</text:p>
          </table:table-cell>
          <table:table-cell office:value-type="float" office:value="0.1510793" calcext:value-type="float">
            <text:p>0.1510793</text:p>
          </table:table-cell>
          <table:table-cell office:value-type="float" office:value="0.1507182" calcext:value-type="float">
            <text:p>0.1507182</text:p>
          </table:table-cell>
          <table:table-cell office:value-type="float" office:value="0.178694" calcext:value-type="float">
            <text:p>0.178694</text:p>
          </table:table-cell>
          <table:table-cell office:value-type="float" office:value="0.1943877" calcext:value-type="float">
            <text:p>0.1943877</text:p>
          </table:table-cell>
          <table:table-cell office:value-type="float" office:value="0.1971505" calcext:value-type="float">
            <text:p>0.1971505</text:p>
          </table:table-cell>
          <table:table-cell office:value-type="float" office:value="0" calcext:value-type="float">
            <text:p>0</text:p>
          </table:table-cell>
          <table:table-cell office:value-type="float" office:value="39.67646" calcext:value-type="float">
            <text:p>39.67646</text:p>
          </table:table-cell>
          <table:table-cell office:value-type="float" office:value="28.30105" calcext:value-type="float">
            <text:p>28.30105</text:p>
          </table:table-cell>
          <table:table-cell office:value-type="float" office:value="26.88052" calcext:value-type="float">
            <text:p>26.88052</text:p>
          </table:table-cell>
          <table:table-cell office:value-type="float" office:value="7.058962" calcext:value-type="float">
            <text:p>7.058962</text:p>
          </table:table-cell>
          <table:table-cell office:value-type="float" office:value="6.358801" calcext:value-type="float">
            <text:p>6.358801</text:p>
          </table:table-cell>
          <table:table-cell office:value-type="float" office:value="2.43547" calcext:value-type="float">
            <text:p>2.43547</text:p>
          </table:table-cell>
          <table:table-cell office:value-type="float" office:value="2.557918" calcext:value-type="float">
            <text:p>2.557918</text:p>
          </table:table-cell>
          <table:table-cell office:value-type="float" office:value="4.889126" calcext:value-type="float">
            <text:p>4.889126</text:p>
          </table:table-cell>
          <table:table-cell office:value-type="float" office:value="7.909429" calcext:value-type="float">
            <text:p>7.909429</text:p>
          </table:table-cell>
          <table:table-cell office:value-type="float" office:value="8.546371" calcext:value-type="float">
            <text:p>8.546371</text:p>
          </table:table-cell>
          <table:table-cell office:value-type="float" office:value="8.536115" calcext:value-type="float">
            <text:p>8.536115</text:p>
          </table:table-cell>
          <table:table-cell office:value-type="float" office:value="11.01595" calcext:value-type="float">
            <text:p>11.01595</text:p>
          </table:table-cell>
          <table:table-cell office:value-type="float" office:value="12.58655" calcext:value-type="float">
            <text:p>12.58655</text:p>
          </table:table-cell>
          <table:table-cell office:value-type="float" office:value="12.8653" calcext:value-type="float">
            <text:p>12.8653</text:p>
          </table:table-cell>
          <table:table-cell office:value-type="float" office:value="0" calcext:value-type="float">
            <text:p>0</text:p>
          </table:table-cell>
          <table:table-cell office:value-type="float" office:value="8.227599" calcext:value-type="float">
            <text:p>8.227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75489" calcext:value-type="float">
            <text:p>0.075754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4.848384" calcext:value-type="float">
            <text:p>4.848384</text:p>
          </table:table-cell>
          <table:table-cell office:value-type="float" office:value="135.74" calcext:value-type="float">
            <text:p>135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3068" calcext:value-type="float">
            <text:p>38.83068</text:p>
          </table:table-cell>
          <table:table-cell office:value-type="float" office:value="0" calcext:value-type="float">
            <text:p>0</text:p>
          </table:table-cell>
          <table:table-cell office:value-type="float" office:value="0.0000001676725" calcext:value-type="float">
            <text:p>1.676725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6296" calcext:value-type="float">
            <text:p>-0.0005286296</text:p>
          </table:table-cell>
          <table:table-cell office:value-type="float" office:value="1161.009" calcext:value-type="float">
            <text:p>1161.009</text:p>
          </table:table-cell>
          <table:table-cell office:value-type="float" office:value="2.74784" calcext:value-type="float">
            <text:p>2.74784</text:p>
          </table:table-cell>
          <table:table-cell office:value-type="float" office:value="0" calcext:value-type="float">
            <text:p>0</text:p>
          </table:table-cell>
          <table:table-cell office:value-type="float" office:value="0.3705812" calcext:value-type="float">
            <text:p>0.3705812</text:p>
          </table:table-cell>
          <table:table-cell office:value-type="float" office:value="0.2453685" calcext:value-type="float">
            <text:p>0.2453685</text:p>
          </table:table-cell>
          <table:table-cell office:value-type="float" office:value="0.2085784" calcext:value-type="float">
            <text:p>0.2085784</text:p>
          </table:table-cell>
          <table:table-cell office:value-type="float" office:value="0.05736531" calcext:value-type="float">
            <text:p>0.05736531</text:p>
          </table:table-cell>
          <table:table-cell office:value-type="float" office:value="0.05489124" calcext:value-type="float">
            <text:p>0.05489124</text:p>
          </table:table-cell>
          <table:table-cell office:value-type="float" office:value="0.0254977" calcext:value-type="float">
            <text:p>0.0254977</text:p>
          </table:table-cell>
          <table:table-cell office:value-type="float" office:value="0.0344036" calcext:value-type="float">
            <text:p>0.0344036</text:p>
          </table:table-cell>
          <table:table-cell office:value-type="float" office:value="0.07560887" calcext:value-type="float">
            <text:p>0.07560887</text:p>
          </table:table-cell>
          <table:table-cell office:value-type="float" office:value="0.1445421" calcext:value-type="float">
            <text:p>0.1445421</text:p>
          </table:table-cell>
          <table:table-cell office:value-type="float" office:value="0.1511252" calcext:value-type="float">
            <text:p>0.1511252</text:p>
          </table:table-cell>
          <table:table-cell office:value-type="float" office:value="0.1507724" calcext:value-type="float">
            <text:p>0.1507724</text:p>
          </table:table-cell>
          <table:table-cell office:value-type="float" office:value="0.178706" calcext:value-type="float">
            <text:p>0.178706</text:p>
          </table:table-cell>
          <table:table-cell office:value-type="float" office:value="0.1944009" calcext:value-type="float">
            <text:p>0.1944009</text:p>
          </table:table-cell>
          <table:table-cell office:value-type="float" office:value="0.1971623" calcext:value-type="float">
            <text:p>0.1971623</text:p>
          </table:table-cell>
          <table:table-cell office:value-type="float" office:value="0" calcext:value-type="float">
            <text:p>0</text:p>
          </table:table-cell>
          <table:table-cell office:value-type="float" office:value="39.68712" calcext:value-type="float">
            <text:p>39.68712</text:p>
          </table:table-cell>
          <table:table-cell office:value-type="float" office:value="28.29289" calcext:value-type="float">
            <text:p>28.29289</text:p>
          </table:table-cell>
          <table:table-cell office:value-type="float" office:value="26.87133" calcext:value-type="float">
            <text:p>26.87133</text:p>
          </table:table-cell>
          <table:table-cell office:value-type="float" office:value="7.05795" calcext:value-type="float">
            <text:p>7.05795</text:p>
          </table:table-cell>
          <table:table-cell office:value-type="float" office:value="6.359024" calcext:value-type="float">
            <text:p>6.359024</text:p>
          </table:table-cell>
          <table:table-cell office:value-type="float" office:value="2.436294" calcext:value-type="float">
            <text:p>2.436294</text:p>
          </table:table-cell>
          <table:table-cell office:value-type="float" office:value="2.559905" calcext:value-type="float">
            <text:p>2.559905</text:p>
          </table:table-cell>
          <table:table-cell office:value-type="float" office:value="4.893099" calcext:value-type="float">
            <text:p>4.893099</text:p>
          </table:table-cell>
          <table:table-cell office:value-type="float" office:value="7.914594" calcext:value-type="float">
            <text:p>7.914594</text:p>
          </table:table-cell>
          <table:table-cell office:value-type="float" office:value="8.551383" calcext:value-type="float">
            <text:p>8.551383</text:p>
          </table:table-cell>
          <table:table-cell office:value-type="float" office:value="8.541601" calcext:value-type="float">
            <text:p>8.541601</text:p>
          </table:table-cell>
          <table:table-cell office:value-type="float" office:value="11.01914" calcext:value-type="float">
            <text:p>11.01914</text:p>
          </table:table-cell>
          <table:table-cell office:value-type="float" office:value="12.58779" calcext:value-type="float">
            <text:p>12.58779</text:p>
          </table:table-cell>
          <table:table-cell office:value-type="float" office:value="12.86653" calcext:value-type="float">
            <text:p>12.86653</text:p>
          </table:table-cell>
          <table:table-cell office:value-type="float" office:value="0" calcext:value-type="float">
            <text:p>0</text:p>
          </table:table-cell>
          <table:table-cell office:value-type="float" office:value="7.254253" calcext:value-type="float">
            <text:p>7.254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31867" calcext:value-type="float">
            <text:p>0.08031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4.842978" calcext:value-type="float">
            <text:p>4.842978</text:p>
          </table:table-cell>
          <table:table-cell office:value-type="float" office:value="135.7408" calcext:value-type="float">
            <text:p>135.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424" calcext:value-type="float">
            <text:p>38.8424</text:p>
          </table:table-cell>
          <table:table-cell office:value-type="float" office:value="0" calcext:value-type="float">
            <text:p>0</text:p>
          </table:table-cell>
          <table:table-cell office:value-type="float" office:value="0.000000169057" calcext:value-type="float">
            <text:p>1.69057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6206" calcext:value-type="float">
            <text:p>-0.0005286206</text:p>
          </table:table-cell>
          <table:table-cell office:value-type="float" office:value="1161.001" calcext:value-type="float">
            <text:p>1161.001</text:p>
          </table:table-cell>
          <table:table-cell office:value-type="float" office:value="2.743852" calcext:value-type="float">
            <text:p>2.743852</text:p>
          </table:table-cell>
          <table:table-cell office:value-type="float" office:value="0" calcext:value-type="float">
            <text:p>0</text:p>
          </table:table-cell>
          <table:table-cell office:value-type="float" office:value="0.3566314" calcext:value-type="float">
            <text:p>0.3566314</text:p>
          </table:table-cell>
          <table:table-cell office:value-type="float" office:value="0.2439817" calcext:value-type="float">
            <text:p>0.2439817</text:p>
          </table:table-cell>
          <table:table-cell office:value-type="float" office:value="0.2084435" calcext:value-type="float">
            <text:p>0.2084435</text:p>
          </table:table-cell>
          <table:table-cell office:value-type="float" office:value="0.05712929" calcext:value-type="float">
            <text:p>0.05712929</text:p>
          </table:table-cell>
          <table:table-cell office:value-type="float" office:value="0.05472931" calcext:value-type="float">
            <text:p>0.05472931</text:p>
          </table:table-cell>
          <table:table-cell office:value-type="float" office:value="0.02543464" calcext:value-type="float">
            <text:p>0.02543464</text:p>
          </table:table-cell>
          <table:table-cell office:value-type="float" office:value="0.03446611" calcext:value-type="float">
            <text:p>0.03446611</text:p>
          </table:table-cell>
          <table:table-cell office:value-type="float" office:value="0.07567208" calcext:value-type="float">
            <text:p>0.07567208</text:p>
          </table:table-cell>
          <table:table-cell office:value-type="float" office:value="0.144559" calcext:value-type="float">
            <text:p>0.144559</text:p>
          </table:table-cell>
          <table:table-cell office:value-type="float" office:value="0.1511705" calcext:value-type="float">
            <text:p>0.1511705</text:p>
          </table:table-cell>
          <table:table-cell office:value-type="float" office:value="0.1508265" calcext:value-type="float">
            <text:p>0.1508265</text:p>
          </table:table-cell>
          <table:table-cell office:value-type="float" office:value="0.1787195" calcext:value-type="float">
            <text:p>0.1787195</text:p>
          </table:table-cell>
          <table:table-cell office:value-type="float" office:value="0.1944143" calcext:value-type="float">
            <text:p>0.1944143</text:p>
          </table:table-cell>
          <table:table-cell office:value-type="float" office:value="0.1971739" calcext:value-type="float">
            <text:p>0.1971739</text:p>
          </table:table-cell>
          <table:table-cell office:value-type="float" office:value="0" calcext:value-type="float">
            <text:p>0</text:p>
          </table:table-cell>
          <table:table-cell office:value-type="float" office:value="39.69656" calcext:value-type="float">
            <text:p>39.69656</text:p>
          </table:table-cell>
          <table:table-cell office:value-type="float" office:value="28.28435" calcext:value-type="float">
            <text:p>28.28435</text:p>
          </table:table-cell>
          <table:table-cell office:value-type="float" office:value="26.86217" calcext:value-type="float">
            <text:p>26.86217</text:p>
          </table:table-cell>
          <table:table-cell office:value-type="float" office:value="7.056852" calcext:value-type="float">
            <text:p>7.056852</text:p>
          </table:table-cell>
          <table:table-cell office:value-type="float" office:value="6.359149" calcext:value-type="float">
            <text:p>6.359149</text:p>
          </table:table-cell>
          <table:table-cell office:value-type="float" office:value="2.437091" calcext:value-type="float">
            <text:p>2.437091</text:p>
          </table:table-cell>
          <table:table-cell office:value-type="float" office:value="2.561912" calcext:value-type="float">
            <text:p>2.561912</text:p>
          </table:table-cell>
          <table:table-cell office:value-type="float" office:value="4.897066" calcext:value-type="float">
            <text:p>4.897066</text:p>
          </table:table-cell>
          <table:table-cell office:value-type="float" office:value="7.919758" calcext:value-type="float">
            <text:p>7.919758</text:p>
          </table:table-cell>
          <table:table-cell office:value-type="float" office:value="8.556394" calcext:value-type="float">
            <text:p>8.556394</text:p>
          </table:table-cell>
          <table:table-cell office:value-type="float" office:value="8.547088" calcext:value-type="float">
            <text:p>8.547088</text:p>
          </table:table-cell>
          <table:table-cell office:value-type="float" office:value="11.02231" calcext:value-type="float">
            <text:p>11.02231</text:p>
          </table:table-cell>
          <table:table-cell office:value-type="float" office:value="12.58903" calcext:value-type="float">
            <text:p>12.58903</text:p>
          </table:table-cell>
          <table:table-cell office:value-type="float" office:value="12.86791" calcext:value-type="float">
            <text:p>12.86791</text:p>
          </table:table-cell>
          <table:table-cell office:value-type="float" office:value="0" calcext:value-type="float">
            <text:p>0</text:p>
          </table:table-cell>
          <table:table-cell office:value-type="float" office:value="6.528297" calcext:value-type="float">
            <text:p>6.528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77759" calcext:value-type="float">
            <text:p>0.084777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4.837596" calcext:value-type="float">
            <text:p>4.837596</text:p>
          </table:table-cell>
          <table:table-cell office:value-type="float" office:value="135.7417" calcext:value-type="float">
            <text:p>135.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5408" calcext:value-type="float">
            <text:p>38.85408</text:p>
          </table:table-cell>
          <table:table-cell office:value-type="float" office:value="0" calcext:value-type="float">
            <text:p>0</text:p>
          </table:table-cell>
          <table:table-cell office:value-type="float" office:value="0.0000001706639" calcext:value-type="float">
            <text:p>1.70663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6098" calcext:value-type="float">
            <text:p>-0.0005286098</text:p>
          </table:table-cell>
          <table:table-cell office:value-type="float" office:value="1160.994" calcext:value-type="float">
            <text:p>1160.994</text:p>
          </table:table-cell>
          <table:table-cell office:value-type="float" office:value="2.739869" calcext:value-type="float">
            <text:p>2.739869</text:p>
          </table:table-cell>
          <table:table-cell office:value-type="float" office:value="0" calcext:value-type="float">
            <text:p>0</text:p>
          </table:table-cell>
          <table:table-cell office:value-type="float" office:value="0.3527883" calcext:value-type="float">
            <text:p>0.3527883</text:p>
          </table:table-cell>
          <table:table-cell office:value-type="float" office:value="0.2437281" calcext:value-type="float">
            <text:p>0.2437281</text:p>
          </table:table-cell>
          <table:table-cell office:value-type="float" office:value="0.2086545" calcext:value-type="float">
            <text:p>0.2086545</text:p>
          </table:table-cell>
          <table:table-cell office:value-type="float" office:value="0.05701962" calcext:value-type="float">
            <text:p>0.05701962</text:p>
          </table:table-cell>
          <table:table-cell office:value-type="float" office:value="0.05468872" calcext:value-type="float">
            <text:p>0.05468872</text:p>
          </table:table-cell>
          <table:table-cell office:value-type="float" office:value="0.02540011" calcext:value-type="float">
            <text:p>0.02540011</text:p>
          </table:table-cell>
          <table:table-cell office:value-type="float" office:value="0.03444645" calcext:value-type="float">
            <text:p>0.03444645</text:p>
          </table:table-cell>
          <table:table-cell office:value-type="float" office:value="0.07570643" calcext:value-type="float">
            <text:p>0.07570643</text:p>
          </table:table-cell>
          <table:table-cell office:value-type="float" office:value="0.1445957" calcext:value-type="float">
            <text:p>0.1445957</text:p>
          </table:table-cell>
          <table:table-cell office:value-type="float" office:value="0.151216" calcext:value-type="float">
            <text:p>0.151216</text:p>
          </table:table-cell>
          <table:table-cell office:value-type="float" office:value="0.1508809" calcext:value-type="float">
            <text:p>0.1508809</text:p>
          </table:table-cell>
          <table:table-cell office:value-type="float" office:value="0.1787343" calcext:value-type="float">
            <text:p>0.1787343</text:p>
          </table:table-cell>
          <table:table-cell office:value-type="float" office:value="0.1944275" calcext:value-type="float">
            <text:p>0.1944275</text:p>
          </table:table-cell>
          <table:table-cell office:value-type="float" office:value="0.1971856" calcext:value-type="float">
            <text:p>0.1971856</text:p>
          </table:table-cell>
          <table:table-cell office:value-type="float" office:value="0" calcext:value-type="float">
            <text:p>0</text:p>
          </table:table-cell>
          <table:table-cell office:value-type="float" office:value="39.70367" calcext:value-type="float">
            <text:p>39.70367</text:p>
          </table:table-cell>
          <table:table-cell office:value-type="float" office:value="28.2757" calcext:value-type="float">
            <text:p>28.2757</text:p>
          </table:table-cell>
          <table:table-cell office:value-type="float" office:value="26.85314" calcext:value-type="float">
            <text:p>26.85314</text:p>
          </table:table-cell>
          <table:table-cell office:value-type="float" office:value="7.055702" calcext:value-type="float">
            <text:p>7.055702</text:p>
          </table:table-cell>
          <table:table-cell office:value-type="float" office:value="6.359249" calcext:value-type="float">
            <text:p>6.359249</text:p>
          </table:table-cell>
          <table:table-cell office:value-type="float" office:value="2.437869" calcext:value-type="float">
            <text:p>2.437869</text:p>
          </table:table-cell>
          <table:table-cell office:value-type="float" office:value="2.563899" calcext:value-type="float">
            <text:p>2.563899</text:p>
          </table:table-cell>
          <table:table-cell office:value-type="float" office:value="4.901031" calcext:value-type="float">
            <text:p>4.901031</text:p>
          </table:table-cell>
          <table:table-cell office:value-type="float" office:value="7.924923" calcext:value-type="float">
            <text:p>7.924923</text:p>
          </table:table-cell>
          <table:table-cell office:value-type="float" office:value="8.561403" calcext:value-type="float">
            <text:p>8.561403</text:p>
          </table:table-cell>
          <table:table-cell office:value-type="float" office:value="8.552575" calcext:value-type="float">
            <text:p>8.552575</text:p>
          </table:table-cell>
          <table:table-cell office:value-type="float" office:value="11.02549" calcext:value-type="float">
            <text:p>11.02549</text:p>
          </table:table-cell>
          <table:table-cell office:value-type="float" office:value="12.59027" calcext:value-type="float">
            <text:p>12.59027</text:p>
          </table:table-cell>
          <table:table-cell office:value-type="float" office:value="12.8692" calcext:value-type="float">
            <text:p>12.8692</text:p>
          </table:table-cell>
          <table:table-cell office:value-type="float" office:value="0" calcext:value-type="float">
            <text:p>0</text:p>
          </table:table-cell>
          <table:table-cell office:value-type="float" office:value="6.246679" calcext:value-type="float">
            <text:p>6.246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21137" calcext:value-type="float">
            <text:p>0.089211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4.832798" calcext:value-type="float">
            <text:p>4.832798</text:p>
          </table:table-cell>
          <table:table-cell office:value-type="float" office:value="135.7425" calcext:value-type="float">
            <text:p>135.7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658" calcext:value-type="float">
            <text:p>38.8658</text:p>
          </table:table-cell>
          <table:table-cell office:value-type="float" office:value="0" calcext:value-type="float">
            <text:p>0</text:p>
          </table:table-cell>
          <table:table-cell office:value-type="float" office:value="0.0000001725364" calcext:value-type="float">
            <text:p>1.725364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5961" calcext:value-type="float">
            <text:p>-0.0005285961</text:p>
          </table:table-cell>
          <table:table-cell office:value-type="float" office:value="1160.986" calcext:value-type="float">
            <text:p>1160.986</text:p>
          </table:table-cell>
          <table:table-cell office:value-type="float" office:value="2.736365" calcext:value-type="float">
            <text:p>2.736365</text:p>
          </table:table-cell>
          <table:table-cell office:value-type="float" office:value="0" calcext:value-type="float">
            <text:p>0</text:p>
          </table:table-cell>
          <table:table-cell office:value-type="float" office:value="0.3786373" calcext:value-type="float">
            <text:p>0.3786373</text:p>
          </table:table-cell>
          <table:table-cell office:value-type="float" office:value="0.24506" calcext:value-type="float">
            <text:p>0.24506</text:p>
          </table:table-cell>
          <table:table-cell office:value-type="float" office:value="0.2071783" calcext:value-type="float">
            <text:p>0.2071783</text:p>
          </table:table-cell>
          <table:table-cell office:value-type="float" office:value="0.05669986" calcext:value-type="float">
            <text:p>0.05669986</text:p>
          </table:table-cell>
          <table:table-cell office:value-type="float" office:value="0.05438772" calcext:value-type="float">
            <text:p>0.05438772</text:p>
          </table:table-cell>
          <table:table-cell office:value-type="float" office:value="0.02535023" calcext:value-type="float">
            <text:p>0.02535023</text:p>
          </table:table-cell>
          <table:table-cell office:value-type="float" office:value="0.03439616" calcext:value-type="float">
            <text:p>0.03439616</text:p>
          </table:table-cell>
          <table:table-cell office:value-type="float" office:value="0.07573079" calcext:value-type="float">
            <text:p>0.07573079</text:p>
          </table:table-cell>
          <table:table-cell office:value-type="float" office:value="0.1446436" calcext:value-type="float">
            <text:p>0.1446436</text:p>
          </table:table-cell>
          <table:table-cell office:value-type="float" office:value="0.1512614" calcext:value-type="float">
            <text:p>0.1512614</text:p>
          </table:table-cell>
          <table:table-cell office:value-type="float" office:value="0.1509351" calcext:value-type="float">
            <text:p>0.1509351</text:p>
          </table:table-cell>
          <table:table-cell office:value-type="float" office:value="0.1787461" calcext:value-type="float">
            <text:p>0.1787461</text:p>
          </table:table-cell>
          <table:table-cell office:value-type="float" office:value="0.1944406" calcext:value-type="float">
            <text:p>0.1944406</text:p>
          </table:table-cell>
          <table:table-cell office:value-type="float" office:value="0.1971975" calcext:value-type="float">
            <text:p>0.1971975</text:p>
          </table:table-cell>
          <table:table-cell office:value-type="float" office:value="0" calcext:value-type="float">
            <text:p>0</text:p>
          </table:table-cell>
          <table:table-cell office:value-type="float" office:value="39.71412" calcext:value-type="float">
            <text:p>39.71412</text:p>
          </table:table-cell>
          <table:table-cell office:value-type="float" office:value="28.26762" calcext:value-type="float">
            <text:p>28.26762</text:p>
          </table:table-cell>
          <table:table-cell office:value-type="float" office:value="26.84398" calcext:value-type="float">
            <text:p>26.84398</text:p>
          </table:table-cell>
          <table:table-cell office:value-type="float" office:value="7.054508" calcext:value-type="float">
            <text:p>7.054508</text:p>
          </table:table-cell>
          <table:table-cell office:value-type="float" office:value="6.3593" calcext:value-type="float">
            <text:p>6.3593</text:p>
          </table:table-cell>
          <table:table-cell office:value-type="float" office:value="2.438633" calcext:value-type="float">
            <text:p>2.438633</text:p>
          </table:table-cell>
          <table:table-cell office:value-type="float" office:value="2.565862" calcext:value-type="float">
            <text:p>2.565862</text:p>
          </table:table-cell>
          <table:table-cell office:value-type="float" office:value="4.904991" calcext:value-type="float">
            <text:p>4.904991</text:p>
          </table:table-cell>
          <table:table-cell office:value-type="float" office:value="7.930097" calcext:value-type="float">
            <text:p>7.930097</text:p>
          </table:table-cell>
          <table:table-cell office:value-type="float" office:value="8.566416" calcext:value-type="float">
            <text:p>8.566416</text:p>
          </table:table-cell>
          <table:table-cell office:value-type="float" office:value="8.558062" calcext:value-type="float">
            <text:p>8.558062</text:p>
          </table:table-cell>
          <table:table-cell office:value-type="float" office:value="11.02867" calcext:value-type="float">
            <text:p>11.02867</text:p>
          </table:table-cell>
          <table:table-cell office:value-type="float" office:value="12.59151" calcext:value-type="float">
            <text:p>12.59151</text:p>
          </table:table-cell>
          <table:table-cell office:value-type="float" office:value="12.86789" calcext:value-type="float">
            <text:p>12.86789</text:p>
          </table:table-cell>
          <table:table-cell office:value-type="float" office:value="0" calcext:value-type="float">
            <text:p>0</text:p>
          </table:table-cell>
          <table:table-cell office:value-type="float" office:value="4.948781" calcext:value-type="float">
            <text:p>4.948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23165" calcext:value-type="float">
            <text:p>0.09323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4.82802" calcext:value-type="float">
            <text:p>4.82802</text:p>
          </table:table-cell>
          <table:table-cell office:value-type="float" office:value="135.7432" calcext:value-type="float">
            <text:p>135.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775" calcext:value-type="float">
            <text:p>38.8775</text:p>
          </table:table-cell>
          <table:table-cell office:value-type="float" office:value="0" calcext:value-type="float">
            <text:p>0</text:p>
          </table:table-cell>
          <table:table-cell office:value-type="float" office:value="0.0000001735107" calcext:value-type="float">
            <text:p>1.735107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59" calcext:value-type="float">
            <text:p>-0.00052859</text:p>
          </table:table-cell>
          <table:table-cell office:value-type="float" office:value="1160.978" calcext:value-type="float">
            <text:p>1160.978</text:p>
          </table:table-cell>
          <table:table-cell office:value-type="float" office:value="2.732721" calcext:value-type="float">
            <text:p>2.732721</text:p>
          </table:table-cell>
          <table:table-cell office:value-type="float" office:value="0" calcext:value-type="float">
            <text:p>0</text:p>
          </table:table-cell>
          <table:table-cell office:value-type="float" office:value="0.3453531" calcext:value-type="float">
            <text:p>0.3453531</text:p>
          </table:table-cell>
          <table:table-cell office:value-type="float" office:value="0.2453178" calcext:value-type="float">
            <text:p>0.2453178</text:p>
          </table:table-cell>
          <table:table-cell office:value-type="float" office:value="0.206689" calcext:value-type="float">
            <text:p>0.206689</text:p>
          </table:table-cell>
          <table:table-cell office:value-type="float" office:value="0.05649951" calcext:value-type="float">
            <text:p>0.05649951</text:p>
          </table:table-cell>
          <table:table-cell office:value-type="float" office:value="0.05417506" calcext:value-type="float">
            <text:p>0.05417506</text:p>
          </table:table-cell>
          <table:table-cell office:value-type="float" office:value="0.02527465" calcext:value-type="float">
            <text:p>0.02527465</text:p>
          </table:table-cell>
          <table:table-cell office:value-type="float" office:value="0.03431423" calcext:value-type="float">
            <text:p>0.03431423</text:p>
          </table:table-cell>
          <table:table-cell office:value-type="float" office:value="0.07574512" calcext:value-type="float">
            <text:p>0.07574512</text:p>
          </table:table-cell>
          <table:table-cell office:value-type="float" office:value="0.1446793" calcext:value-type="float">
            <text:p>0.1446793</text:p>
          </table:table-cell>
          <table:table-cell office:value-type="float" office:value="0.1513066" calcext:value-type="float">
            <text:p>0.1513066</text:p>
          </table:table-cell>
          <table:table-cell office:value-type="float" office:value="0.1509892" calcext:value-type="float">
            <text:p>0.1509892</text:p>
          </table:table-cell>
          <table:table-cell office:value-type="float" office:value="0.1787615" calcext:value-type="float">
            <text:p>0.1787615</text:p>
          </table:table-cell>
          <table:table-cell office:value-type="float" office:value="0.1944542" calcext:value-type="float">
            <text:p>0.1944542</text:p>
          </table:table-cell>
          <table:table-cell office:value-type="float" office:value="0.1972088" calcext:value-type="float">
            <text:p>0.1972088</text:p>
          </table:table-cell>
          <table:table-cell office:value-type="float" office:value="0" calcext:value-type="float">
            <text:p>0</text:p>
          </table:table-cell>
          <table:table-cell office:value-type="float" office:value="39.71836" calcext:value-type="float">
            <text:p>39.71836</text:p>
          </table:table-cell>
          <table:table-cell office:value-type="float" office:value="28.2614" calcext:value-type="float">
            <text:p>28.2614</text:p>
          </table:table-cell>
          <table:table-cell office:value-type="float" office:value="26.8346" calcext:value-type="float">
            <text:p>26.8346</text:p>
          </table:table-cell>
          <table:table-cell office:value-type="float" office:value="7.053205" calcext:value-type="float">
            <text:p>7.053205</text:p>
          </table:table-cell>
          <table:table-cell office:value-type="float" office:value="6.359232" calcext:value-type="float">
            <text:p>6.359232</text:p>
          </table:table-cell>
          <table:table-cell office:value-type="float" office:value="2.439372" calcext:value-type="float">
            <text:p>2.439372</text:p>
          </table:table-cell>
          <table:table-cell office:value-type="float" office:value="2.567797" calcext:value-type="float">
            <text:p>2.567797</text:p>
          </table:table-cell>
          <table:table-cell office:value-type="float" office:value="4.908925" calcext:value-type="float">
            <text:p>4.908925</text:p>
          </table:table-cell>
          <table:table-cell office:value-type="float" office:value="7.935308" calcext:value-type="float">
            <text:p>7.935308</text:p>
          </table:table-cell>
          <table:table-cell office:value-type="float" office:value="8.571427" calcext:value-type="float">
            <text:p>8.571427</text:p>
          </table:table-cell>
          <table:table-cell office:value-type="float" office:value="8.563501" calcext:value-type="float">
            <text:p>8.563501</text:p>
          </table:table-cell>
          <table:table-cell office:value-type="float" office:value="11.03185" calcext:value-type="float">
            <text:p>11.03185</text:p>
          </table:table-cell>
          <table:table-cell office:value-type="float" office:value="12.59275" calcext:value-type="float">
            <text:p>12.59275</text:p>
          </table:table-cell>
          <table:table-cell office:value-type="float" office:value="12.8675" calcext:value-type="float">
            <text:p>12.8675</text:p>
          </table:table-cell>
          <table:table-cell office:value-type="float" office:value="0" calcext:value-type="float">
            <text:p>0</text:p>
          </table:table-cell>
          <table:table-cell office:value-type="float" office:value="4.558961" calcext:value-type="float">
            <text:p>4.558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21996" calcext:value-type="float">
            <text:p>0.09721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4.823224" calcext:value-type="float">
            <text:p>4.823224</text:p>
          </table:table-cell>
          <table:table-cell office:value-type="float" office:value="135.7439" calcext:value-type="float">
            <text:p>135.7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8915" calcext:value-type="float">
            <text:p>38.88915</text:p>
          </table:table-cell>
          <table:table-cell office:value-type="float" office:value="0" calcext:value-type="float">
            <text:p>0</text:p>
          </table:table-cell>
          <table:table-cell office:value-type="float" office:value="0.0000001744634" calcext:value-type="float">
            <text:p>1.744634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5842" calcext:value-type="float">
            <text:p>-0.0005285842</text:p>
          </table:table-cell>
          <table:table-cell office:value-type="float" office:value="1160.97" calcext:value-type="float">
            <text:p>1160.97</text:p>
          </table:table-cell>
          <table:table-cell office:value-type="float" office:value="2.728985" calcext:value-type="float">
            <text:p>2.728985</text:p>
          </table:table-cell>
          <table:table-cell office:value-type="float" office:value="0" calcext:value-type="float">
            <text:p>0</text:p>
          </table:table-cell>
          <table:table-cell office:value-type="float" office:value="0.3561531" calcext:value-type="float">
            <text:p>0.3561531</text:p>
          </table:table-cell>
          <table:table-cell office:value-type="float" office:value="0.2465528" calcext:value-type="float">
            <text:p>0.2465528</text:p>
          </table:table-cell>
          <table:table-cell office:value-type="float" office:value="0.2067241" calcext:value-type="float">
            <text:p>0.2067241</text:p>
          </table:table-cell>
          <table:table-cell office:value-type="float" office:value="0.05642873" calcext:value-type="float">
            <text:p>0.05642873</text:p>
          </table:table-cell>
          <table:table-cell office:value-type="float" office:value="0.05404145" calcext:value-type="float">
            <text:p>0.05404145</text:p>
          </table:table-cell>
          <table:table-cell office:value-type="float" office:value="0.02524068" calcext:value-type="float">
            <text:p>0.02524068</text:p>
          </table:table-cell>
          <table:table-cell office:value-type="float" office:value="0.03426435" calcext:value-type="float">
            <text:p>0.03426435</text:p>
          </table:table-cell>
          <table:table-cell office:value-type="float" office:value="0.07575674" calcext:value-type="float">
            <text:p>0.07575674</text:p>
          </table:table-cell>
          <table:table-cell office:value-type="float" office:value="0.1447135" calcext:value-type="float">
            <text:p>0.1447135</text:p>
          </table:table-cell>
          <table:table-cell office:value-type="float" office:value="0.1513519" calcext:value-type="float">
            <text:p>0.1513519</text:p>
          </table:table-cell>
          <table:table-cell office:value-type="float" office:value="0.1510431" calcext:value-type="float">
            <text:p>0.1510431</text:p>
          </table:table-cell>
          <table:table-cell office:value-type="float" office:value="0.1787772" calcext:value-type="float">
            <text:p>0.1787772</text:p>
          </table:table-cell>
          <table:table-cell office:value-type="float" office:value="0.1944675" calcext:value-type="float">
            <text:p>0.1944675</text:p>
          </table:table-cell>
          <table:table-cell office:value-type="float" office:value="0.1972203" calcext:value-type="float">
            <text:p>0.1972203</text:p>
          </table:table-cell>
          <table:table-cell office:value-type="float" office:value="0" calcext:value-type="float">
            <text:p>0</text:p>
          </table:table-cell>
          <table:table-cell office:value-type="float" office:value="39.72202" calcext:value-type="float">
            <text:p>39.72202</text:p>
          </table:table-cell>
          <table:table-cell office:value-type="float" office:value="28.2551" calcext:value-type="float">
            <text:p>28.2551</text:p>
          </table:table-cell>
          <table:table-cell office:value-type="float" office:value="26.82527" calcext:value-type="float">
            <text:p>26.82527</text:p>
          </table:table-cell>
          <table:table-cell office:value-type="float" office:value="7.051886" calcext:value-type="float">
            <text:p>7.051886</text:p>
          </table:table-cell>
          <table:table-cell office:value-type="float" office:value="6.359109" calcext:value-type="float">
            <text:p>6.359109</text:p>
          </table:table-cell>
          <table:table-cell office:value-type="float" office:value="2.440093" calcext:value-type="float">
            <text:p>2.440093</text:p>
          </table:table-cell>
          <table:table-cell office:value-type="float" office:value="2.569705" calcext:value-type="float">
            <text:p>2.569705</text:p>
          </table:table-cell>
          <table:table-cell office:value-type="float" office:value="4.91285" calcext:value-type="float">
            <text:p>4.91285</text:p>
          </table:table-cell>
          <table:table-cell office:value-type="float" office:value="7.940519" calcext:value-type="float">
            <text:p>7.940519</text:p>
          </table:table-cell>
          <table:table-cell office:value-type="float" office:value="8.576439" calcext:value-type="float">
            <text:p>8.576439</text:p>
          </table:table-cell>
          <table:table-cell office:value-type="float" office:value="8.568932" calcext:value-type="float">
            <text:p>8.568932</text:p>
          </table:table-cell>
          <table:table-cell office:value-type="float" office:value="11.03497" calcext:value-type="float">
            <text:p>11.03497</text:p>
          </table:table-cell>
          <table:table-cell office:value-type="float" office:value="12.59399" calcext:value-type="float">
            <text:p>12.59399</text:p>
          </table:table-cell>
          <table:table-cell office:value-type="float" office:value="12.86673" calcext:value-type="float">
            <text:p>12.86673</text:p>
          </table:table-cell>
          <table:table-cell office:value-type="float" office:value="0" calcext:value-type="float">
            <text:p>0</text:p>
          </table:table-cell>
          <table:table-cell office:value-type="float" office:value="4.459937" calcext:value-type="float">
            <text:p>4.459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2074" calcext:value-type="float">
            <text:p>0.1012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4.818043" calcext:value-type="float">
            <text:p>4.818043</text:p>
          </table:table-cell>
          <table:table-cell office:value-type="float" office:value="135.7448" calcext:value-type="float">
            <text:p>135.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0047" calcext:value-type="float">
            <text:p>38.90047</text:p>
          </table:table-cell>
          <table:table-cell office:value-type="float" office:value="0" calcext:value-type="float">
            <text:p>0</text:p>
          </table:table-cell>
          <table:table-cell office:value-type="float" office:value="0.0000001992959" calcext:value-type="float">
            <text:p>1.99295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4016" calcext:value-type="float">
            <text:p>-0.0005284016</text:p>
          </table:table-cell>
          <table:table-cell office:value-type="float" office:value="1160.962" calcext:value-type="float">
            <text:p>1160.962</text:p>
          </table:table-cell>
          <table:table-cell office:value-type="float" office:value="2.725528" calcext:value-type="float">
            <text:p>2.725528</text:p>
          </table:table-cell>
          <table:table-cell office:value-type="float" office:value="0" calcext:value-type="float">
            <text:p>0</text:p>
          </table:table-cell>
          <table:table-cell office:value-type="float" office:value="0.2576384" calcext:value-type="float">
            <text:p>0.2576384</text:p>
          </table:table-cell>
          <table:table-cell office:value-type="float" office:value="0.2364235" calcext:value-type="float">
            <text:p>0.2364235</text:p>
          </table:table-cell>
          <table:table-cell office:value-type="float" office:value="0.2072348" calcext:value-type="float">
            <text:p>0.2072348</text:p>
          </table:table-cell>
          <table:table-cell office:value-type="float" office:value="0.05640341" calcext:value-type="float">
            <text:p>0.05640341</text:p>
          </table:table-cell>
          <table:table-cell office:value-type="float" office:value="0.05387616" calcext:value-type="float">
            <text:p>0.05387616</text:p>
          </table:table-cell>
          <table:table-cell office:value-type="float" office:value="0.02530053" calcext:value-type="float">
            <text:p>0.02530053</text:p>
          </table:table-cell>
          <table:table-cell office:value-type="float" office:value="0.03113259" calcext:value-type="float">
            <text:p>0.03113259</text:p>
          </table:table-cell>
          <table:table-cell office:value-type="float" office:value="0.0755422" calcext:value-type="float">
            <text:p>0.0755422</text:p>
          </table:table-cell>
          <table:table-cell office:value-type="float" office:value="0.1447577" calcext:value-type="float">
            <text:p>0.1447577</text:p>
          </table:table-cell>
          <table:table-cell office:value-type="float" office:value="0.1513971" calcext:value-type="float">
            <text:p>0.1513971</text:p>
          </table:table-cell>
          <table:table-cell office:value-type="float" office:value="0.1510972" calcext:value-type="float">
            <text:p>0.1510972</text:p>
          </table:table-cell>
          <table:table-cell office:value-type="float" office:value="0.1787908" calcext:value-type="float">
            <text:p>0.1787908</text:p>
          </table:table-cell>
          <table:table-cell office:value-type="float" office:value="0.194482" calcext:value-type="float">
            <text:p>0.194482</text:p>
          </table:table-cell>
          <table:table-cell office:value-type="float" office:value="0.1972316" calcext:value-type="float">
            <text:p>0.1972316</text:p>
          </table:table-cell>
          <table:table-cell office:value-type="float" office:value="0" calcext:value-type="float">
            <text:p>0</text:p>
          </table:table-cell>
          <table:table-cell office:value-type="float" office:value="39.70154" calcext:value-type="float">
            <text:p>39.70154</text:p>
          </table:table-cell>
          <table:table-cell office:value-type="float" office:value="28.24795" calcext:value-type="float">
            <text:p>28.24795</text:p>
          </table:table-cell>
          <table:table-cell office:value-type="float" office:value="26.8161" calcext:value-type="float">
            <text:p>26.8161</text:p>
          </table:table-cell>
          <table:table-cell office:value-type="float" office:value="7.050561" calcext:value-type="float">
            <text:p>7.050561</text:p>
          </table:table-cell>
          <table:table-cell office:value-type="float" office:value="6.358937" calcext:value-type="float">
            <text:p>6.358937</text:p>
          </table:table-cell>
          <table:table-cell office:value-type="float" office:value="2.440807" calcext:value-type="float">
            <text:p>2.440807</text:p>
          </table:table-cell>
          <table:table-cell office:value-type="float" office:value="2.57135" calcext:value-type="float">
            <text:p>2.57135</text:p>
          </table:table-cell>
          <table:table-cell office:value-type="float" office:value="4.916745" calcext:value-type="float">
            <text:p>4.916745</text:p>
          </table:table-cell>
          <table:table-cell office:value-type="float" office:value="7.945729" calcext:value-type="float">
            <text:p>7.945729</text:p>
          </table:table-cell>
          <table:table-cell office:value-type="float" office:value="8.581453" calcext:value-type="float">
            <text:p>8.581453</text:p>
          </table:table-cell>
          <table:table-cell office:value-type="float" office:value="8.574362" calcext:value-type="float">
            <text:p>8.574362</text:p>
          </table:table-cell>
          <table:table-cell office:value-type="float" office:value="11.03807" calcext:value-type="float">
            <text:p>11.03807</text:p>
          </table:table-cell>
          <table:table-cell office:value-type="float" office:value="12.59523" calcext:value-type="float">
            <text:p>12.59523</text:p>
          </table:table-cell>
          <table:table-cell office:value-type="float" office:value="12.86869" calcext:value-type="float">
            <text:p>12.86869</text:p>
          </table:table-cell>
          <table:table-cell office:value-type="float" office:value="0" calcext:value-type="float">
            <text:p>0</text:p>
          </table:table-cell>
          <table:table-cell office:value-type="float" office:value="6.726176" calcext:value-type="float">
            <text:p>6.726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4291" calcext:value-type="float">
            <text:p>0.10542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4.812679" calcext:value-type="float">
            <text:p>4.812679</text:p>
          </table:table-cell>
          <table:table-cell office:value-type="float" office:value="135.7457" calcext:value-type="float">
            <text:p>135.7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1172" calcext:value-type="float">
            <text:p>38.91172</text:p>
          </table:table-cell>
          <table:table-cell office:value-type="float" office:value="0" calcext:value-type="float">
            <text:p>0</text:p>
          </table:table-cell>
          <table:table-cell office:value-type="float" office:value="0.0000002149999" calcext:value-type="float">
            <text:p>2.14999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82873" calcext:value-type="float">
            <text:p>-0.0005282873</text:p>
          </table:table-cell>
          <table:table-cell office:value-type="float" office:value="1160.954" calcext:value-type="float">
            <text:p>1160.954</text:p>
          </table:table-cell>
          <table:table-cell office:value-type="float" office:value="2.722338" calcext:value-type="float">
            <text:p>2.722338</text:p>
          </table:table-cell>
          <table:table-cell office:value-type="float" office:value="0" calcext:value-type="float">
            <text:p>0</text:p>
          </table:table-cell>
          <table:table-cell office:value-type="float" office:value="0.3121262" calcext:value-type="float">
            <text:p>0.3121262</text:p>
          </table:table-cell>
          <table:table-cell office:value-type="float" office:value="0.2379306" calcext:value-type="float">
            <text:p>0.2379306</text:p>
          </table:table-cell>
          <table:table-cell office:value-type="float" office:value="0.2078209" calcext:value-type="float">
            <text:p>0.2078209</text:p>
          </table:table-cell>
          <table:table-cell office:value-type="float" office:value="0.05637931" calcext:value-type="float">
            <text:p>0.05637931</text:p>
          </table:table-cell>
          <table:table-cell office:value-type="float" office:value="0.05337359" calcext:value-type="float">
            <text:p>0.05337359</text:p>
          </table:table-cell>
          <table:table-cell office:value-type="float" office:value="0.0253223" calcext:value-type="float">
            <text:p>0.0253223</text:p>
          </table:table-cell>
          <table:table-cell office:value-type="float" office:value="0.03203158" calcext:value-type="float">
            <text:p>0.03203158</text:p>
          </table:table-cell>
          <table:table-cell office:value-type="float" office:value="0.07542157" calcext:value-type="float">
            <text:p>0.07542157</text:p>
          </table:table-cell>
          <table:table-cell office:value-type="float" office:value="0.1447853" calcext:value-type="float">
            <text:p>0.1447853</text:p>
          </table:table-cell>
          <table:table-cell office:value-type="float" office:value="0.1514425" calcext:value-type="float">
            <text:p>0.1514425</text:p>
          </table:table-cell>
          <table:table-cell office:value-type="float" office:value="0.1511511" calcext:value-type="float">
            <text:p>0.1511511</text:p>
          </table:table-cell>
          <table:table-cell office:value-type="float" office:value="0.1788114" calcext:value-type="float">
            <text:p>0.1788114</text:p>
          </table:table-cell>
          <table:table-cell office:value-type="float" office:value="0.1944952" calcext:value-type="float">
            <text:p>0.1944952</text:p>
          </table:table-cell>
          <table:table-cell office:value-type="float" office:value="0.1972432" calcext:value-type="float">
            <text:p>0.1972432</text:p>
          </table:table-cell>
          <table:table-cell office:value-type="float" office:value="0" calcext:value-type="float">
            <text:p>0</text:p>
          </table:table-cell>
          <table:table-cell office:value-type="float" office:value="39.68361" calcext:value-type="float">
            <text:p>39.68361</text:p>
          </table:table-cell>
          <table:table-cell office:value-type="float" office:value="28.23866" calcext:value-type="float">
            <text:p>28.23866</text:p>
          </table:table-cell>
          <table:table-cell office:value-type="float" office:value="26.80713" calcext:value-type="float">
            <text:p>26.80713</text:p>
          </table:table-cell>
          <table:table-cell office:value-type="float" office:value="7.049232" calcext:value-type="float">
            <text:p>7.049232</text:p>
          </table:table-cell>
          <table:table-cell office:value-type="float" office:value="6.358619" calcext:value-type="float">
            <text:p>6.358619</text:p>
          </table:table-cell>
          <table:table-cell office:value-type="float" office:value="2.441548" calcext:value-type="float">
            <text:p>2.441548</text:p>
          </table:table-cell>
          <table:table-cell office:value-type="float" office:value="2.572852" calcext:value-type="float">
            <text:p>2.572852</text:p>
          </table:table-cell>
          <table:table-cell office:value-type="float" office:value="4.920599" calcext:value-type="float">
            <text:p>4.920599</text:p>
          </table:table-cell>
          <table:table-cell office:value-type="float" office:value="7.950942" calcext:value-type="float">
            <text:p>7.950942</text:p>
          </table:table-cell>
          <table:table-cell office:value-type="float" office:value="8.586465" calcext:value-type="float">
            <text:p>8.586465</text:p>
          </table:table-cell>
          <table:table-cell office:value-type="float" office:value="8.579791" calcext:value-type="float">
            <text:p>8.579791</text:p>
          </table:table-cell>
          <table:table-cell office:value-type="float" office:value="11.04118" calcext:value-type="float">
            <text:p>11.04118</text:p>
          </table:table-cell>
          <table:table-cell office:value-type="float" office:value="12.59647" calcext:value-type="float">
            <text:p>12.59647</text:p>
          </table:table-cell>
          <table:table-cell office:value-type="float" office:value="12.87047" calcext:value-type="float">
            <text:p>12.87047</text:p>
          </table:table-cell>
          <table:table-cell office:value-type="float" office:value="0" calcext:value-type="float">
            <text:p>0</text:p>
          </table:table-cell>
          <table:table-cell office:value-type="float" office:value="7.20363" calcext:value-type="float">
            <text:p>7.2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7651" calcext:value-type="float">
            <text:p>0.1097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4.807936" calcext:value-type="float">
            <text:p>4.807936</text:p>
          </table:table-cell>
          <table:table-cell office:value-type="float" office:value="135.7464" calcext:value-type="float">
            <text:p>135.7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2339" calcext:value-type="float">
            <text:p>38.92339</text:p>
          </table:table-cell>
          <table:table-cell office:value-type="float" office:value="0" calcext:value-type="float">
            <text:p>0</text:p>
          </table:table-cell>
          <table:table-cell office:value-type="float" office:value="0.000000216578" calcext:value-type="float">
            <text:p>2.16578E-07</text:p>
          </table:table-cell>
          <table:table-cell office:value-type="float" office:value="0" calcext:value-type="float">
            <text:p>0</text:p>
          </table:table-cell>
          <table:table-cell office:value-type="float" office:value="-0.0006582293" calcext:value-type="float">
            <text:p>-0.0006582293</text:p>
          </table:table-cell>
          <table:table-cell office:value-type="float" office:value="1160.946" calcext:value-type="float">
            <text:p>1160.946</text:p>
          </table:table-cell>
          <table:table-cell office:value-type="float" office:value="2.718955" calcext:value-type="float">
            <text:p>2.718955</text:p>
          </table:table-cell>
          <table:table-cell office:value-type="float" office:value="0" calcext:value-type="float">
            <text:p>0</text:p>
          </table:table-cell>
          <table:table-cell office:value-type="float" office:value="0.4634325" calcext:value-type="float">
            <text:p>0.4634325</text:p>
          </table:table-cell>
          <table:table-cell office:value-type="float" office:value="0.2542805" calcext:value-type="float">
            <text:p>0.2542805</text:p>
          </table:table-cell>
          <table:table-cell office:value-type="float" office:value="0.2063151" calcext:value-type="float">
            <text:p>0.2063151</text:p>
          </table:table-cell>
          <table:table-cell office:value-type="float" office:value="0.05614519" calcext:value-type="float">
            <text:p>0.05614519</text:p>
          </table:table-cell>
          <table:table-cell office:value-type="float" office:value="0.05293297" calcext:value-type="float">
            <text:p>0.05293297</text:p>
          </table:table-cell>
          <table:table-cell office:value-type="float" office:value="0.02520714" calcext:value-type="float">
            <text:p>0.02520714</text:p>
          </table:table-cell>
          <table:table-cell office:value-type="float" office:value="0.0335347" calcext:value-type="float">
            <text:p>0.0335347</text:p>
          </table:table-cell>
          <table:table-cell office:value-type="float" office:value="0.07561614" calcext:value-type="float">
            <text:p>0.07561614</text:p>
          </table:table-cell>
          <table:table-cell office:value-type="float" office:value="0.1447877" calcext:value-type="float">
            <text:p>0.1447877</text:p>
          </table:table-cell>
          <table:table-cell office:value-type="float" office:value="0.1514878" calcext:value-type="float">
            <text:p>0.1514878</text:p>
          </table:table-cell>
          <table:table-cell office:value-type="float" office:value="0.1512057" calcext:value-type="float">
            <text:p>0.1512057</text:p>
          </table:table-cell>
          <table:table-cell office:value-type="float" office:value="0.1788384" calcext:value-type="float">
            <text:p>0.1788384</text:p>
          </table:table-cell>
          <table:table-cell office:value-type="float" office:value="0.1945423" calcext:value-type="float">
            <text:p>0.1945423</text:p>
          </table:table-cell>
          <table:table-cell office:value-type="float" office:value="0.1972427" calcext:value-type="float">
            <text:p>0.1972427</text:p>
          </table:table-cell>
          <table:table-cell office:value-type="float" office:value="0" calcext:value-type="float">
            <text:p>0</text:p>
          </table:table-cell>
          <table:table-cell office:value-type="float" office:value="39.69399" calcext:value-type="float">
            <text:p>39.69399</text:p>
          </table:table-cell>
          <table:table-cell office:value-type="float" office:value="28.23174" calcext:value-type="float">
            <text:p>28.23174</text:p>
          </table:table-cell>
          <table:table-cell office:value-type="float" office:value="26.79801" calcext:value-type="float">
            <text:p>26.79801</text:p>
          </table:table-cell>
          <table:table-cell office:value-type="float" office:value="7.047852" calcext:value-type="float">
            <text:p>7.047852</text:p>
          </table:table-cell>
          <table:table-cell office:value-type="float" office:value="6.358112" calcext:value-type="float">
            <text:p>6.358112</text:p>
          </table:table-cell>
          <table:table-cell office:value-type="float" office:value="2.442285" calcext:value-type="float">
            <text:p>2.442285</text:p>
          </table:table-cell>
          <table:table-cell office:value-type="float" office:value="2.574562" calcext:value-type="float">
            <text:p>2.574562</text:p>
          </table:table-cell>
          <table:table-cell office:value-type="float" office:value="4.924479" calcext:value-type="float">
            <text:p>4.924479</text:p>
          </table:table-cell>
          <table:table-cell office:value-type="float" office:value="7.956198" calcext:value-type="float">
            <text:p>7.956198</text:p>
          </table:table-cell>
          <table:table-cell office:value-type="float" office:value="8.591474" calcext:value-type="float">
            <text:p>8.591474</text:p>
          </table:table-cell>
          <table:table-cell office:value-type="float" office:value="8.585221" calcext:value-type="float">
            <text:p>8.585221</text:p>
          </table:table-cell>
          <table:table-cell office:value-type="float" office:value="11.04427" calcext:value-type="float">
            <text:p>11.04427</text:p>
          </table:table-cell>
          <table:table-cell office:value-type="float" office:value="12.59772" calcext:value-type="float">
            <text:p>12.59772</text:p>
          </table:table-cell>
          <table:table-cell office:value-type="float" office:value="12.8658" calcext:value-type="float">
            <text:p>12.8658</text:p>
          </table:table-cell>
          <table:table-cell office:value-type="float" office:value="0" calcext:value-type="float">
            <text:p>0</text:p>
          </table:table-cell>
          <table:table-cell office:value-type="float" office:value="5.653957" calcext:value-type="float">
            <text:p>5.653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6869" calcext:value-type="float">
            <text:p>0.11368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4.803331" calcext:value-type="float">
            <text:p>4.803331</text:p>
          </table:table-cell>
          <table:table-cell office:value-type="float" office:value="135.7471" calcext:value-type="float">
            <text:p>135.7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351" calcext:value-type="float">
            <text:p>38.9351</text:p>
          </table:table-cell>
          <table:table-cell office:value-type="float" office:value="0" calcext:value-type="float">
            <text:p>0</text:p>
          </table:table-cell>
          <table:table-cell office:value-type="float" office:value="0.0000002179284" calcext:value-type="float">
            <text:p>2.179284E-07</text:p>
          </table:table-cell>
          <table:table-cell office:value-type="float" office:value="0" calcext:value-type="float">
            <text:p>0</text:p>
          </table:table-cell>
          <table:table-cell office:value-type="float" office:value="-0.0008190385" calcext:value-type="float">
            <text:p>-0.0008190385</text:p>
          </table:table-cell>
          <table:table-cell office:value-type="float" office:value="1160.938" calcext:value-type="float">
            <text:p>1160.938</text:p>
          </table:table-cell>
          <table:table-cell office:value-type="float" office:value="2.715174" calcext:value-type="float">
            <text:p>2.715174</text:p>
          </table:table-cell>
          <table:table-cell office:value-type="float" office:value="0" calcext:value-type="float">
            <text:p>0</text:p>
          </table:table-cell>
          <table:table-cell office:value-type="float" office:value="0.3313937" calcext:value-type="float">
            <text:p>0.3313937</text:p>
          </table:table-cell>
          <table:table-cell office:value-type="float" office:value="0.2486095" calcext:value-type="float">
            <text:p>0.2486095</text:p>
          </table:table-cell>
          <table:table-cell office:value-type="float" office:value="0.2054552" calcext:value-type="float">
            <text:p>0.2054552</text:p>
          </table:table-cell>
          <table:table-cell office:value-type="float" office:value="0.05594642" calcext:value-type="float">
            <text:p>0.05594642</text:p>
          </table:table-cell>
          <table:table-cell office:value-type="float" office:value="0.05286606" calcext:value-type="float">
            <text:p>0.05286606</text:p>
          </table:table-cell>
          <table:table-cell office:value-type="float" office:value="0.02509733" calcext:value-type="float">
            <text:p>0.02509733</text:p>
          </table:table-cell>
          <table:table-cell office:value-type="float" office:value="0.03385527" calcext:value-type="float">
            <text:p>0.03385527</text:p>
          </table:table-cell>
          <table:table-cell office:value-type="float" office:value="0.07575357" calcext:value-type="float">
            <text:p>0.07575357</text:p>
          </table:table-cell>
          <table:table-cell office:value-type="float" office:value="0.1448267" calcext:value-type="float">
            <text:p>0.1448267</text:p>
          </table:table-cell>
          <table:table-cell office:value-type="float" office:value="0.1515335" calcext:value-type="float">
            <text:p>0.1515335</text:p>
          </table:table-cell>
          <table:table-cell office:value-type="float" office:value="0.1512609" calcext:value-type="float">
            <text:p>0.1512609</text:p>
          </table:table-cell>
          <table:table-cell office:value-type="float" office:value="0.1788543" calcext:value-type="float">
            <text:p>0.1788543</text:p>
          </table:table-cell>
          <table:table-cell office:value-type="float" office:value="0.1945274" calcext:value-type="float">
            <text:p>0.1945274</text:p>
          </table:table-cell>
          <table:table-cell office:value-type="float" office:value="0.1972658" calcext:value-type="float">
            <text:p>0.1972658</text:p>
          </table:table-cell>
          <table:table-cell office:value-type="float" office:value="0" calcext:value-type="float">
            <text:p>0</text:p>
          </table:table-cell>
          <table:table-cell office:value-type="float" office:value="39.70183" calcext:value-type="float">
            <text:p>39.70183</text:p>
          </table:table-cell>
          <table:table-cell office:value-type="float" office:value="28.22774" calcext:value-type="float">
            <text:p>28.22774</text:p>
          </table:table-cell>
          <table:table-cell office:value-type="float" office:value="26.78846" calcext:value-type="float">
            <text:p>26.78846</text:p>
          </table:table-cell>
          <table:table-cell office:value-type="float" office:value="7.046384" calcext:value-type="float">
            <text:p>7.046384</text:p>
          </table:table-cell>
          <table:table-cell office:value-type="float" office:value="6.357528" calcext:value-type="float">
            <text:p>6.357528</text:p>
          </table:table-cell>
          <table:table-cell office:value-type="float" office:value="2.442986" calcext:value-type="float">
            <text:p>2.442986</text:p>
          </table:table-cell>
          <table:table-cell office:value-type="float" office:value="2.576391" calcext:value-type="float">
            <text:p>2.576391</text:p>
          </table:table-cell>
          <table:table-cell office:value-type="float" office:value="4.928386" calcext:value-type="float">
            <text:p>4.928386</text:p>
          </table:table-cell>
          <table:table-cell office:value-type="float" office:value="7.961454" calcext:value-type="float">
            <text:p>7.961454</text:p>
          </table:table-cell>
          <table:table-cell office:value-type="float" office:value="8.596437" calcext:value-type="float">
            <text:p>8.596437</text:p>
          </table:table-cell>
          <table:table-cell office:value-type="float" office:value="8.590652" calcext:value-type="float">
            <text:p>8.590652</text:p>
          </table:table-cell>
          <table:table-cell office:value-type="float" office:value="11.04737" calcext:value-type="float">
            <text:p>11.04737</text:p>
          </table:table-cell>
          <table:table-cell office:value-type="float" office:value="12.59896" calcext:value-type="float">
            <text:p>12.59896</text:p>
          </table:table-cell>
          <table:table-cell office:value-type="float" office:value="12.86594" calcext:value-type="float">
            <text:p>12.86594</text:p>
          </table:table-cell>
          <table:table-cell office:value-type="float" office:value="0" calcext:value-type="float">
            <text:p>0</text:p>
          </table:table-cell>
          <table:table-cell office:value-type="float" office:value="5.020826" calcext:value-type="float">
            <text:p>5.020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5096" calcext:value-type="float">
            <text:p>0.1175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4.798491" calcext:value-type="float">
            <text:p>4.798491</text:p>
          </table:table-cell>
          <table:table-cell office:value-type="float" office:value="135.7478" calcext:value-type="float">
            <text:p>135.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4665" calcext:value-type="float">
            <text:p>38.94665</text:p>
          </table:table-cell>
          <table:table-cell office:value-type="float" office:value="0" calcext:value-type="float">
            <text:p>0</text:p>
          </table:table-cell>
          <table:table-cell office:value-type="float" office:value="0.0000002188238" calcext:value-type="float">
            <text:p>2.188238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5596" calcext:value-type="float">
            <text:p>-0.0009095596</text:p>
          </table:table-cell>
          <table:table-cell office:value-type="float" office:value="1160.93" calcext:value-type="float">
            <text:p>1160.93</text:p>
          </table:table-cell>
          <table:table-cell office:value-type="float" office:value="2.711165" calcext:value-type="float">
            <text:p>2.711165</text:p>
          </table:table-cell>
          <table:table-cell office:value-type="float" office:value="0" calcext:value-type="float">
            <text:p>0</text:p>
          </table:table-cell>
          <table:table-cell office:value-type="float" office:value="0.3484622" calcext:value-type="float">
            <text:p>0.3484622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056242" calcext:value-type="float">
            <text:p>0.2056242</text:p>
          </table:table-cell>
          <table:table-cell office:value-type="float" office:value="0.05595788" calcext:value-type="float">
            <text:p>0.05595788</text:p>
          </table:table-cell>
          <table:table-cell office:value-type="float" office:value="0.05301811" calcext:value-type="float">
            <text:p>0.05301811</text:p>
          </table:table-cell>
          <table:table-cell office:value-type="float" office:value="0.02508122" calcext:value-type="float">
            <text:p>0.02508122</text:p>
          </table:table-cell>
          <table:table-cell office:value-type="float" office:value="0.0339416" calcext:value-type="float">
            <text:p>0.0339416</text:p>
          </table:table-cell>
          <table:table-cell office:value-type="float" office:value="0.07581802" calcext:value-type="float">
            <text:p>0.07581802</text:p>
          </table:table-cell>
          <table:table-cell office:value-type="float" office:value="0.1448822" calcext:value-type="float">
            <text:p>0.1448822</text:p>
          </table:table-cell>
          <table:table-cell office:value-type="float" office:value="0.1515788" calcext:value-type="float">
            <text:p>0.1515788</text:p>
          </table:table-cell>
          <table:table-cell office:value-type="float" office:value="0.1513159" calcext:value-type="float">
            <text:p>0.1513159</text:p>
          </table:table-cell>
          <table:table-cell office:value-type="float" office:value="0.1788686" calcext:value-type="float">
            <text:p>0.1788686</text:p>
          </table:table-cell>
          <table:table-cell office:value-type="float" office:value="0.1945328" calcext:value-type="float">
            <text:p>0.1945328</text:p>
          </table:table-cell>
          <table:table-cell office:value-type="float" office:value="0.1972787" calcext:value-type="float">
            <text:p>0.1972787</text:p>
          </table:table-cell>
          <table:table-cell office:value-type="float" office:value="0" calcext:value-type="float">
            <text:p>0</text:p>
          </table:table-cell>
          <table:table-cell office:value-type="float" office:value="39.70505" calcext:value-type="float">
            <text:p>39.70505</text:p>
          </table:table-cell>
          <table:table-cell office:value-type="float" office:value="28.2211" calcext:value-type="float">
            <text:p>28.2211</text:p>
          </table:table-cell>
          <table:table-cell office:value-type="float" office:value="26.77901" calcext:value-type="float">
            <text:p>26.77901</text:p>
          </table:table-cell>
          <table:table-cell office:value-type="float" office:value="7.044923" calcext:value-type="float">
            <text:p>7.044923</text:p>
          </table:table-cell>
          <table:table-cell office:value-type="float" office:value="6.356986" calcext:value-type="float">
            <text:p>6.356986</text:p>
          </table:table-cell>
          <table:table-cell office:value-type="float" office:value="2.443667" calcext:value-type="float">
            <text:p>2.443667</text:p>
          </table:table-cell>
          <table:table-cell office:value-type="float" office:value="2.578234" calcext:value-type="float">
            <text:p>2.578234</text:p>
          </table:table-cell>
          <table:table-cell office:value-type="float" office:value="4.932289" calcext:value-type="float">
            <text:p>4.932289</text:p>
          </table:table-cell>
          <table:table-cell office:value-type="float" office:value="7.966711" calcext:value-type="float">
            <text:p>7.966711</text:p>
          </table:table-cell>
          <table:table-cell office:value-type="float" office:value="8.601374" calcext:value-type="float">
            <text:p>8.601374</text:p>
          </table:table-cell>
          <table:table-cell office:value-type="float" office:value="8.596082" calcext:value-type="float">
            <text:p>8.596082</text:p>
          </table:table-cell>
          <table:table-cell office:value-type="float" office:value="11.05048" calcext:value-type="float">
            <text:p>11.05048</text:p>
          </table:table-cell>
          <table:table-cell office:value-type="float" office:value="12.6002" calcext:value-type="float">
            <text:p>12.6002</text:p>
          </table:table-cell>
          <table:table-cell office:value-type="float" office:value="12.86699" calcext:value-type="float">
            <text:p>12.86699</text:p>
          </table:table-cell>
          <table:table-cell office:value-type="float" office:value="0" calcext:value-type="float">
            <text:p>0</text:p>
          </table:table-cell>
          <table:table-cell office:value-type="float" office:value="5.023365" calcext:value-type="float">
            <text:p>5.023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495" calcext:value-type="float">
            <text:p>0.1214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4.793665" calcext:value-type="float">
            <text:p>4.793665</text:p>
          </table:table-cell>
          <table:table-cell office:value-type="float" office:value="135.7485" calcext:value-type="float">
            <text:p>135.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5818" calcext:value-type="float">
            <text:p>38.95818</text:p>
          </table:table-cell>
          <table:table-cell office:value-type="float" office:value="0" calcext:value-type="float">
            <text:p>0</text:p>
          </table:table-cell>
          <table:table-cell office:value-type="float" office:value="0.0000002214735" calcext:value-type="float">
            <text:p>2.214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5402" calcext:value-type="float">
            <text:p>-0.0009095402</text:p>
          </table:table-cell>
          <table:table-cell office:value-type="float" office:value="1160.922" calcext:value-type="float">
            <text:p>1160.922</text:p>
          </table:table-cell>
          <table:table-cell office:value-type="float" office:value="2.707155" calcext:value-type="float">
            <text:p>2.707155</text:p>
          </table:table-cell>
          <table:table-cell office:value-type="float" office:value="0" calcext:value-type="float">
            <text:p>0</text:p>
          </table:table-cell>
          <table:table-cell office:value-type="float" office:value="0.3345204" calcext:value-type="float">
            <text:p>0.3345204</text:p>
          </table:table-cell>
          <table:table-cell office:value-type="float" office:value="0.2432449" calcext:value-type="float">
            <text:p>0.2432449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05593523" calcext:value-type="float">
            <text:p>0.05593523</text:p>
          </table:table-cell>
          <table:table-cell office:value-type="float" office:value="0.05310521" calcext:value-type="float">
            <text:p>0.05310521</text:p>
          </table:table-cell>
          <table:table-cell office:value-type="float" office:value="0.0250761" calcext:value-type="float">
            <text:p>0.0250761</text:p>
          </table:table-cell>
          <table:table-cell office:value-type="float" office:value="0.03394746" calcext:value-type="float">
            <text:p>0.03394746</text:p>
          </table:table-cell>
          <table:table-cell office:value-type="float" office:value="0.07585461" calcext:value-type="float">
            <text:p>0.07585461</text:p>
          </table:table-cell>
          <table:table-cell office:value-type="float" office:value="0.1449215" calcext:value-type="float">
            <text:p>0.1449215</text:p>
          </table:table-cell>
          <table:table-cell office:value-type="float" office:value="0.1516242" calcext:value-type="float">
            <text:p>0.1516242</text:p>
          </table:table-cell>
          <table:table-cell office:value-type="float" office:value="0.1513706" calcext:value-type="float">
            <text:p>0.1513706</text:p>
          </table:table-cell>
          <table:table-cell office:value-type="float" office:value="0.1788828" calcext:value-type="float">
            <text:p>0.1788828</text:p>
          </table:table-cell>
          <table:table-cell office:value-type="float" office:value="0.194546" calcext:value-type="float">
            <text:p>0.194546</text:p>
          </table:table-cell>
          <table:table-cell office:value-type="float" office:value="0.1972899" calcext:value-type="float">
            <text:p>0.1972899</text:p>
          </table:table-cell>
          <table:table-cell office:value-type="float" office:value="0" calcext:value-type="float">
            <text:p>0</text:p>
          </table:table-cell>
          <table:table-cell office:value-type="float" office:value="39.70778" calcext:value-type="float">
            <text:p>39.70778</text:p>
          </table:table-cell>
          <table:table-cell office:value-type="float" office:value="28.21395" calcext:value-type="float">
            <text:p>28.21395</text:p>
          </table:table-cell>
          <table:table-cell office:value-type="float" office:value="26.76958" calcext:value-type="float">
            <text:p>26.76958</text:p>
          </table:table-cell>
          <table:table-cell office:value-type="float" office:value="7.043469" calcext:value-type="float">
            <text:p>7.043469</text:p>
          </table:table-cell>
          <table:table-cell office:value-type="float" office:value="6.356494" calcext:value-type="float">
            <text:p>6.356494</text:p>
          </table:table-cell>
          <table:table-cell office:value-type="float" office:value="2.44434" calcext:value-type="float">
            <text:p>2.44434</text:p>
          </table:table-cell>
          <table:table-cell office:value-type="float" office:value="2.580065" calcext:value-type="float">
            <text:p>2.580065</text:p>
          </table:table-cell>
          <table:table-cell office:value-type="float" office:value="4.93619" calcext:value-type="float">
            <text:p>4.93619</text:p>
          </table:table-cell>
          <table:table-cell office:value-type="float" office:value="7.971982" calcext:value-type="float">
            <text:p>7.971982</text:p>
          </table:table-cell>
          <table:table-cell office:value-type="float" office:value="8.606309" calcext:value-type="float">
            <text:p>8.606309</text:p>
          </table:table-cell>
          <table:table-cell office:value-type="float" office:value="8.601513" calcext:value-type="float">
            <text:p>8.601513</text:p>
          </table:table-cell>
          <table:table-cell office:value-type="float" office:value="11.05358" calcext:value-type="float">
            <text:p>11.05358</text:p>
          </table:table-cell>
          <table:table-cell office:value-type="float" office:value="12.60144" calcext:value-type="float">
            <text:p>12.60144</text:p>
          </table:table-cell>
          <table:table-cell office:value-type="float" office:value="12.86819" calcext:value-type="float">
            <text:p>12.86819</text:p>
          </table:table-cell>
          <table:table-cell office:value-type="float" office:value="0" calcext:value-type="float">
            <text:p>0</text:p>
          </table:table-cell>
          <table:table-cell office:value-type="float" office:value="5.207724" calcext:value-type="float">
            <text:p>5.20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4673" calcext:value-type="float">
            <text:p>0.12546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4.788801" calcext:value-type="float">
            <text:p>4.788801</text:p>
          </table:table-cell>
          <table:table-cell office:value-type="float" office:value="135.7492" calcext:value-type="float">
            <text:p>135.7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6968" calcext:value-type="float">
            <text:p>38.96968</text:p>
          </table:table-cell>
          <table:table-cell office:value-type="float" office:value="0" calcext:value-type="float">
            <text:p>0</text:p>
          </table:table-cell>
          <table:table-cell office:value-type="float" office:value="0.000000225577" calcext:value-type="float">
            <text:p>2.25577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5098" calcext:value-type="float">
            <text:p>-0.0009095098</text:p>
          </table:table-cell>
          <table:table-cell office:value-type="float" office:value="1160.914" calcext:value-type="float">
            <text:p>1160.914</text:p>
          </table:table-cell>
          <table:table-cell office:value-type="float" office:value="2.70313" calcext:value-type="float">
            <text:p>2.70313</text:p>
          </table:table-cell>
          <table:table-cell office:value-type="float" office:value="0" calcext:value-type="float">
            <text:p>0</text:p>
          </table:table-cell>
          <table:table-cell office:value-type="float" office:value="0.3318076" calcext:value-type="float">
            <text:p>0.3318076</text:p>
          </table:table-cell>
          <table:table-cell office:value-type="float" office:value="0.2420242" calcext:value-type="float">
            <text:p>0.2420242</text:p>
          </table:table-cell>
          <table:table-cell office:value-type="float" office:value="0.2059403" calcext:value-type="float">
            <text:p>0.2059403</text:p>
          </table:table-cell>
          <table:table-cell office:value-type="float" office:value="0.05590807" calcext:value-type="float">
            <text:p>0.05590807</text:p>
          </table:table-cell>
          <table:table-cell office:value-type="float" office:value="0.05316993" calcext:value-type="float">
            <text:p>0.05316993</text:p>
          </table:table-cell>
          <table:table-cell office:value-type="float" office:value="0.02508112" calcext:value-type="float">
            <text:p>0.02508112</text:p>
          </table:table-cell>
          <table:table-cell office:value-type="float" office:value="0.03393522" calcext:value-type="float">
            <text:p>0.03393522</text:p>
          </table:table-cell>
          <table:table-cell office:value-type="float" office:value="0.07587806" calcext:value-type="float">
            <text:p>0.07587806</text:p>
          </table:table-cell>
          <table:table-cell office:value-type="float" office:value="0.1449792" calcext:value-type="float">
            <text:p>0.1449792</text:p>
          </table:table-cell>
          <table:table-cell office:value-type="float" office:value="0.1516699" calcext:value-type="float">
            <text:p>0.1516699</text:p>
          </table:table-cell>
          <table:table-cell office:value-type="float" office:value="0.1514251" calcext:value-type="float">
            <text:p>0.1514251</text:p>
          </table:table-cell>
          <table:table-cell office:value-type="float" office:value="0.1788992" calcext:value-type="float">
            <text:p>0.1788992</text:p>
          </table:table-cell>
          <table:table-cell office:value-type="float" office:value="0.1945595" calcext:value-type="float">
            <text:p>0.1945595</text:p>
          </table:table-cell>
          <table:table-cell office:value-type="float" office:value="0.1973014" calcext:value-type="float">
            <text:p>0.1973014</text:p>
          </table:table-cell>
          <table:table-cell office:value-type="float" office:value="0" calcext:value-type="float">
            <text:p>0</text:p>
          </table:table-cell>
          <table:table-cell office:value-type="float" office:value="39.7095" calcext:value-type="float">
            <text:p>39.7095</text:p>
          </table:table-cell>
          <table:table-cell office:value-type="float" office:value="28.20625" calcext:value-type="float">
            <text:p>28.20625</text:p>
          </table:table-cell>
          <table:table-cell office:value-type="float" office:value="26.76032" calcext:value-type="float">
            <text:p>26.76032</text:p>
          </table:table-cell>
          <table:table-cell office:value-type="float" office:value="7.042016" calcext:value-type="float">
            <text:p>7.042016</text:p>
          </table:table-cell>
          <table:table-cell office:value-type="float" office:value="6.356037" calcext:value-type="float">
            <text:p>6.356037</text:p>
          </table:table-cell>
          <table:table-cell office:value-type="float" office:value="2.445006" calcext:value-type="float">
            <text:p>2.445006</text:p>
          </table:table-cell>
          <table:table-cell office:value-type="float" office:value="2.58188" calcext:value-type="float">
            <text:p>2.58188</text:p>
          </table:table-cell>
          <table:table-cell office:value-type="float" office:value="4.940063" calcext:value-type="float">
            <text:p>4.940063</text:p>
          </table:table-cell>
          <table:table-cell office:value-type="float" office:value="7.977284" calcext:value-type="float">
            <text:p>7.977284</text:p>
          </table:table-cell>
          <table:table-cell office:value-type="float" office:value="8.611243" calcext:value-type="float">
            <text:p>8.611243</text:p>
          </table:table-cell>
          <table:table-cell office:value-type="float" office:value="8.606912" calcext:value-type="float">
            <text:p>8.606912</text:p>
          </table:table-cell>
          <table:table-cell office:value-type="float" office:value="11.05668" calcext:value-type="float">
            <text:p>11.05668</text:p>
          </table:table-cell>
          <table:table-cell office:value-type="float" office:value="12.60268" calcext:value-type="float">
            <text:p>12.60268</text:p>
          </table:table-cell>
          <table:table-cell office:value-type="float" office:value="12.86949" calcext:value-type="float">
            <text:p>12.86949</text:p>
          </table:table-cell>
          <table:table-cell office:value-type="float" office:value="0" calcext:value-type="float">
            <text:p>0</text:p>
          </table:table-cell>
          <table:table-cell office:value-type="float" office:value="5.471024" calcext:value-type="float">
            <text:p>5.47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4653" calcext:value-type="float">
            <text:p>0.12946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4.783837" calcext:value-type="float">
            <text:p>4.783837</text:p>
          </table:table-cell>
          <table:table-cell office:value-type="float" office:value="135.7499" calcext:value-type="float">
            <text:p>135.7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8116" calcext:value-type="float">
            <text:p>38.98116</text:p>
          </table:table-cell>
          <table:table-cell office:value-type="float" office:value="0" calcext:value-type="float">
            <text:p>0</text:p>
          </table:table-cell>
          <table:table-cell office:value-type="float" office:value="0.0000002270455" calcext:value-type="float">
            <text:p>2.270455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4999" calcext:value-type="float">
            <text:p>-0.0009094999</text:p>
          </table:table-cell>
          <table:table-cell office:value-type="float" office:value="1160.906" calcext:value-type="float">
            <text:p>1160.906</text:p>
          </table:table-cell>
          <table:table-cell office:value-type="float" office:value="2.699062" calcext:value-type="float">
            <text:p>2.699062</text:p>
          </table:table-cell>
          <table:table-cell office:value-type="float" office:value="0" calcext:value-type="float">
            <text:p>0</text:p>
          </table:table-cell>
          <table:table-cell office:value-type="float" office:value="0.3446126" calcext:value-type="float">
            <text:p>0.3446126</text:p>
          </table:table-cell>
          <table:table-cell office:value-type="float" office:value="0.2417802" calcext:value-type="float">
            <text:p>0.2417802</text:p>
          </table:table-cell>
          <table:table-cell office:value-type="float" office:value="0.2064596" calcext:value-type="float">
            <text:p>0.2064596</text:p>
          </table:table-cell>
          <table:table-cell office:value-type="float" office:value="0.05585694" calcext:value-type="float">
            <text:p>0.05585694</text:p>
          </table:table-cell>
          <table:table-cell office:value-type="float" office:value="0.05326516" calcext:value-type="float">
            <text:p>0.05326516</text:p>
          </table:table-cell>
          <table:table-cell office:value-type="float" office:value="0.02508352" calcext:value-type="float">
            <text:p>0.02508352</text:p>
          </table:table-cell>
          <table:table-cell office:value-type="float" office:value="0.03397999" calcext:value-type="float">
            <text:p>0.03397999</text:p>
          </table:table-cell>
          <table:table-cell office:value-type="float" office:value="0.07590291" calcext:value-type="float">
            <text:p>0.07590291</text:p>
          </table:table-cell>
          <table:table-cell office:value-type="float" office:value="0.1450445" calcext:value-type="float">
            <text:p>0.1450445</text:p>
          </table:table-cell>
          <table:table-cell office:value-type="float" office:value="0.1517158" calcext:value-type="float">
            <text:p>0.1517158</text:p>
          </table:table-cell>
          <table:table-cell office:value-type="float" office:value="0.1514789" calcext:value-type="float">
            <text:p>0.1514789</text:p>
          </table:table-cell>
          <table:table-cell office:value-type="float" office:value="0.1789172" calcext:value-type="float">
            <text:p>0.1789172</text:p>
          </table:table-cell>
          <table:table-cell office:value-type="float" office:value="0.1945729" calcext:value-type="float">
            <text:p>0.1945729</text:p>
          </table:table-cell>
          <table:table-cell office:value-type="float" office:value="0.1973131" calcext:value-type="float">
            <text:p>0.1973131</text:p>
          </table:table-cell>
          <table:table-cell office:value-type="float" office:value="0" calcext:value-type="float">
            <text:p>0</text:p>
          </table:table-cell>
          <table:table-cell office:value-type="float" office:value="39.7123" calcext:value-type="float">
            <text:p>39.7123</text:p>
          </table:table-cell>
          <table:table-cell office:value-type="float" office:value="28.19785" calcext:value-type="float">
            <text:p>28.19785</text:p>
          </table:table-cell>
          <table:table-cell office:value-type="float" office:value="26.75128" calcext:value-type="float">
            <text:p>26.75128</text:p>
          </table:table-cell>
          <table:table-cell office:value-type="float" office:value="7.04056" calcext:value-type="float">
            <text:p>7.04056</text:p>
          </table:table-cell>
          <table:table-cell office:value-type="float" office:value="6.355604" calcext:value-type="float">
            <text:p>6.355604</text:p>
          </table:table-cell>
          <table:table-cell office:value-type="float" office:value="2.445671" calcext:value-type="float">
            <text:p>2.445671</text:p>
          </table:table-cell>
          <table:table-cell office:value-type="float" office:value="2.583683" calcext:value-type="float">
            <text:p>2.583683</text:p>
          </table:table-cell>
          <table:table-cell office:value-type="float" office:value="4.943934" calcext:value-type="float">
            <text:p>4.943934</text:p>
          </table:table-cell>
          <table:table-cell office:value-type="float" office:value="7.982586" calcext:value-type="float">
            <text:p>7.982586</text:p>
          </table:table-cell>
          <table:table-cell office:value-type="float" office:value="8.616181" calcext:value-type="float">
            <text:p>8.616181</text:p>
          </table:table-cell>
          <table:table-cell office:value-type="float" office:value="8.612285" calcext:value-type="float">
            <text:p>8.612285</text:p>
          </table:table-cell>
          <table:table-cell office:value-type="float" office:value="11.05978" calcext:value-type="float">
            <text:p>11.05978</text:p>
          </table:table-cell>
          <table:table-cell office:value-type="float" office:value="12.60392" calcext:value-type="float">
            <text:p>12.60392</text:p>
          </table:table-cell>
          <table:table-cell office:value-type="float" office:value="12.87122" calcext:value-type="float">
            <text:p>12.87122</text:p>
          </table:table-cell>
          <table:table-cell office:value-type="float" office:value="0" calcext:value-type="float">
            <text:p>0</text:p>
          </table:table-cell>
          <table:table-cell office:value-type="float" office:value="5.683215" calcext:value-type="float">
            <text:p>5.68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5255" calcext:value-type="float">
            <text:p>0.1335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4.778837" calcext:value-type="float">
            <text:p>4.778837</text:p>
          </table:table-cell>
          <table:table-cell office:value-type="float" office:value="135.7507" calcext:value-type="float">
            <text:p>135.7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9264" calcext:value-type="float">
            <text:p>38.99264</text:p>
          </table:table-cell>
          <table:table-cell office:value-type="float" office:value="0" calcext:value-type="float">
            <text:p>0</text:p>
          </table:table-cell>
          <table:table-cell office:value-type="float" office:value="0.0000002278142" calcext:value-type="float">
            <text:p>2.278142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4952" calcext:value-type="float">
            <text:p>-0.0009094952</text:p>
          </table:table-cell>
          <table:table-cell office:value-type="float" office:value="1160.897" calcext:value-type="float">
            <text:p>1160.897</text:p>
          </table:table-cell>
          <table:table-cell office:value-type="float" office:value="2.695024" calcext:value-type="float">
            <text:p>2.695024</text:p>
          </table:table-cell>
          <table:table-cell office:value-type="float" office:value="0" calcext:value-type="float">
            <text:p>0</text:p>
          </table:table-cell>
          <table:table-cell office:value-type="float" office:value="0.3486995" calcext:value-type="float">
            <text:p>0.3486995</text:p>
          </table:table-cell>
          <table:table-cell office:value-type="float" office:value="0.2414373" calcext:value-type="float">
            <text:p>0.2414373</text:p>
          </table:table-cell>
          <table:table-cell office:value-type="float" office:value="0.2066825" calcext:value-type="float">
            <text:p>0.2066825</text:p>
          </table:table-cell>
          <table:table-cell office:value-type="float" office:value="0.05582039" calcext:value-type="float">
            <text:p>0.05582039</text:p>
          </table:table-cell>
          <table:table-cell office:value-type="float" office:value="0.05328957" calcext:value-type="float">
            <text:p>0.05328957</text:p>
          </table:table-cell>
          <table:table-cell office:value-type="float" office:value="0.02509006" calcext:value-type="float">
            <text:p>0.02509006</text:p>
          </table:table-cell>
          <table:table-cell office:value-type="float" office:value="0.03399898" calcext:value-type="float">
            <text:p>0.03399898</text:p>
          </table:table-cell>
          <table:table-cell office:value-type="float" office:value="0.07592805" calcext:value-type="float">
            <text:p>0.07592805</text:p>
          </table:table-cell>
          <table:table-cell office:value-type="float" office:value="0.1451112" calcext:value-type="float">
            <text:p>0.1451112</text:p>
          </table:table-cell>
          <table:table-cell office:value-type="float" office:value="0.151762" calcext:value-type="float">
            <text:p>0.151762</text:p>
          </table:table-cell>
          <table:table-cell office:value-type="float" office:value="0.1515328" calcext:value-type="float">
            <text:p>0.1515328</text:p>
          </table:table-cell>
          <table:table-cell office:value-type="float" office:value="0.1789357" calcext:value-type="float">
            <text:p>0.1789357</text:p>
          </table:table-cell>
          <table:table-cell office:value-type="float" office:value="0.1945864" calcext:value-type="float">
            <text:p>0.1945864</text:p>
          </table:table-cell>
          <table:table-cell office:value-type="float" office:value="0.1973248" calcext:value-type="float">
            <text:p>0.1973248</text:p>
          </table:table-cell>
          <table:table-cell office:value-type="float" office:value="0" calcext:value-type="float">
            <text:p>0</text:p>
          </table:table-cell>
          <table:table-cell office:value-type="float" office:value="39.71646" calcext:value-type="float">
            <text:p>39.71646</text:p>
          </table:table-cell>
          <table:table-cell office:value-type="float" office:value="28.18908" calcext:value-type="float">
            <text:p>28.18908</text:p>
          </table:table-cell>
          <table:table-cell office:value-type="float" office:value="26.74241" calcext:value-type="float">
            <text:p>26.74241</text:p>
          </table:table-cell>
          <table:table-cell office:value-type="float" office:value="7.039104" calcext:value-type="float">
            <text:p>7.039104</text:p>
          </table:table-cell>
          <table:table-cell office:value-type="float" office:value="6.355193" calcext:value-type="float">
            <text:p>6.355193</text:p>
          </table:table-cell>
          <table:table-cell office:value-type="float" office:value="2.446329" calcext:value-type="float">
            <text:p>2.446329</text:p>
          </table:table-cell>
          <table:table-cell office:value-type="float" office:value="2.58548" calcext:value-type="float">
            <text:p>2.58548</text:p>
          </table:table-cell>
          <table:table-cell office:value-type="float" office:value="4.947778" calcext:value-type="float">
            <text:p>4.947778</text:p>
          </table:table-cell>
          <table:table-cell office:value-type="float" office:value="7.987888" calcext:value-type="float">
            <text:p>7.987888</text:p>
          </table:table-cell>
          <table:table-cell office:value-type="float" office:value="8.621115" calcext:value-type="float">
            <text:p>8.621115</text:p>
          </table:table-cell>
          <table:table-cell office:value-type="float" office:value="8.617659" calcext:value-type="float">
            <text:p>8.617659</text:p>
          </table:table-cell>
          <table:table-cell office:value-type="float" office:value="11.06288" calcext:value-type="float">
            <text:p>11.06288</text:p>
          </table:table-cell>
          <table:table-cell office:value-type="float" office:value="12.60516" calcext:value-type="float">
            <text:p>12.60516</text:p>
          </table:table-cell>
          <table:table-cell office:value-type="float" office:value="12.8732" calcext:value-type="float">
            <text:p>12.8732</text:p>
          </table:table-cell>
          <table:table-cell office:value-type="float" office:value="0" calcext:value-type="float">
            <text:p>0</text:p>
          </table:table-cell>
          <table:table-cell office:value-type="float" office:value="5.859187" calcext:value-type="float">
            <text:p>5.859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6091" calcext:value-type="float">
            <text:p>0.1376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4.77382" calcext:value-type="float">
            <text:p>4.77382</text:p>
          </table:table-cell>
          <table:table-cell office:value-type="float" office:value="135.7515" calcext:value-type="float">
            <text:p>135.7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0409" calcext:value-type="float">
            <text:p>39.00409</text:p>
          </table:table-cell>
          <table:table-cell office:value-type="float" office:value="0" calcext:value-type="float">
            <text:p>0</text:p>
          </table:table-cell>
          <table:table-cell office:value-type="float" office:value="0.0000002289293" calcext:value-type="float">
            <text:p>2.289293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4881" calcext:value-type="float">
            <text:p>-0.0009094881</text:p>
          </table:table-cell>
          <table:table-cell office:value-type="float" office:value="1160.889" calcext:value-type="float">
            <text:p>1160.889</text:p>
          </table:table-cell>
          <table:table-cell office:value-type="float" office:value="2.691011" calcext:value-type="float">
            <text:p>2.691011</text:p>
          </table:table-cell>
          <table:table-cell office:value-type="float" office:value="0" calcext:value-type="float">
            <text:p>0</text:p>
          </table:table-cell>
          <table:table-cell office:value-type="float" office:value="0.3462244" calcext:value-type="float">
            <text:p>0.3462244</text:p>
          </table:table-cell>
          <table:table-cell office:value-type="float" office:value="0.2410158" calcext:value-type="float">
            <text:p>0.2410158</text:p>
          </table:table-cell>
          <table:table-cell office:value-type="float" office:value="0.2067591" calcext:value-type="float">
            <text:p>0.2067591</text:p>
          </table:table-cell>
          <table:table-cell office:value-type="float" office:value="0.0557894" calcext:value-type="float">
            <text:p>0.0557894</text:p>
          </table:table-cell>
          <table:table-cell office:value-type="float" office:value="0.05327565" calcext:value-type="float">
            <text:p>0.05327565</text:p>
          </table:table-cell>
          <table:table-cell office:value-type="float" office:value="0.02509772" calcext:value-type="float">
            <text:p>0.02509772</text:p>
          </table:table-cell>
          <table:table-cell office:value-type="float" office:value="0.03400744" calcext:value-type="float">
            <text:p>0.03400744</text:p>
          </table:table-cell>
          <table:table-cell office:value-type="float" office:value="0.07595632" calcext:value-type="float">
            <text:p>0.07595632</text:p>
          </table:table-cell>
          <table:table-cell office:value-type="float" office:value="0.1451637" calcext:value-type="float">
            <text:p>0.1451637</text:p>
          </table:table-cell>
          <table:table-cell office:value-type="float" office:value="0.1518084" calcext:value-type="float">
            <text:p>0.1518084</text:p>
          </table:table-cell>
          <table:table-cell office:value-type="float" office:value="0.1515865" calcext:value-type="float">
            <text:p>0.1515865</text:p>
          </table:table-cell>
          <table:table-cell office:value-type="float" office:value="0.1789544" calcext:value-type="float">
            <text:p>0.1789544</text:p>
          </table:table-cell>
          <table:table-cell office:value-type="float" office:value="0.1945997" calcext:value-type="float">
            <text:p>0.1945997</text:p>
          </table:table-cell>
          <table:table-cell office:value-type="float" office:value="0.1973363" calcext:value-type="float">
            <text:p>0.1973363</text:p>
          </table:table-cell>
          <table:table-cell office:value-type="float" office:value="0" calcext:value-type="float">
            <text:p>0</text:p>
          </table:table-cell>
          <table:table-cell office:value-type="float" office:value="39.72075" calcext:value-type="float">
            <text:p>39.72075</text:p>
          </table:table-cell>
          <table:table-cell office:value-type="float" office:value="28.18004" calcext:value-type="float">
            <text:p>28.18004</text:p>
          </table:table-cell>
          <table:table-cell office:value-type="float" office:value="26.73365" calcext:value-type="float">
            <text:p>26.73365</text:p>
          </table:table-cell>
          <table:table-cell office:value-type="float" office:value="7.037622" calcext:value-type="float">
            <text:p>7.037622</text:p>
          </table:table-cell>
          <table:table-cell office:value-type="float" office:value="6.354781" calcext:value-type="float">
            <text:p>6.354781</text:p>
          </table:table-cell>
          <table:table-cell office:value-type="float" office:value="2.446984" calcext:value-type="float">
            <text:p>2.446984</text:p>
          </table:table-cell>
          <table:table-cell office:value-type="float" office:value="2.587264" calcext:value-type="float">
            <text:p>2.587264</text:p>
          </table:table-cell>
          <table:table-cell office:value-type="float" office:value="4.951617" calcext:value-type="float">
            <text:p>4.951617</text:p>
          </table:table-cell>
          <table:table-cell office:value-type="float" office:value="7.993192" calcext:value-type="float">
            <text:p>7.993192</text:p>
          </table:table-cell>
          <table:table-cell office:value-type="float" office:value="8.626053" calcext:value-type="float">
            <text:p>8.626053</text:p>
          </table:table-cell>
          <table:table-cell office:value-type="float" office:value="8.623033" calcext:value-type="float">
            <text:p>8.623033</text:p>
          </table:table-cell>
          <table:table-cell office:value-type="float" office:value="11.06596" calcext:value-type="float">
            <text:p>11.06596</text:p>
          </table:table-cell>
          <table:table-cell office:value-type="float" office:value="12.6064" calcext:value-type="float">
            <text:p>12.6064</text:p>
          </table:table-cell>
          <table:table-cell office:value-type="float" office:value="12.87538" calcext:value-type="float">
            <text:p>12.87538</text:p>
          </table:table-cell>
          <table:table-cell office:value-type="float" office:value="0" calcext:value-type="float">
            <text:p>0</text:p>
          </table:table-cell>
          <table:table-cell office:value-type="float" office:value="6.149217" calcext:value-type="float">
            <text:p>6.149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6923" calcext:value-type="float">
            <text:p>0.14169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4.768899" calcext:value-type="float">
            <text:p>4.768899</text:p>
          </table:table-cell>
          <table:table-cell office:value-type="float" office:value="135.7522" calcext:value-type="float">
            <text:p>135.7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1553" calcext:value-type="float">
            <text:p>39.01553</text:p>
          </table:table-cell>
          <table:table-cell office:value-type="float" office:value="0" calcext:value-type="float">
            <text:p>0</text:p>
          </table:table-cell>
          <table:table-cell office:value-type="float" office:value="0.0000002298607" calcext:value-type="float">
            <text:p>2.298607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4825" calcext:value-type="float">
            <text:p>-0.0009094825</text:p>
          </table:table-cell>
          <table:table-cell office:value-type="float" office:value="1160.881" calcext:value-type="float">
            <text:p>1160.881</text:p>
          </table:table-cell>
          <table:table-cell office:value-type="float" office:value="2.687057" calcext:value-type="float">
            <text:p>2.687057</text:p>
          </table:table-cell>
          <table:table-cell office:value-type="float" office:value="0" calcext:value-type="float">
            <text:p>0</text:p>
          </table:table-cell>
          <table:table-cell office:value-type="float" office:value="0.356123" calcext:value-type="float">
            <text:p>0.356123</text:p>
          </table:table-cell>
          <table:table-cell office:value-type="float" office:value="0.2418836" calcext:value-type="float">
            <text:p>0.2418836</text:p>
          </table:table-cell>
          <table:table-cell office:value-type="float" office:value="0.2069238" calcext:value-type="float">
            <text:p>0.2069238</text:p>
          </table:table-cell>
          <table:table-cell office:value-type="float" office:value="0.05571358" calcext:value-type="float">
            <text:p>0.05571358</text:p>
          </table:table-cell>
          <table:table-cell office:value-type="float" office:value="0.05328905" calcext:value-type="float">
            <text:p>0.05328905</text:p>
          </table:table-cell>
          <table:table-cell office:value-type="float" office:value="0.02509635" calcext:value-type="float">
            <text:p>0.02509635</text:p>
          </table:table-cell>
          <table:table-cell office:value-type="float" office:value="0.03401481" calcext:value-type="float">
            <text:p>0.03401481</text:p>
          </table:table-cell>
          <table:table-cell office:value-type="float" office:value="0.07598211" calcext:value-type="float">
            <text:p>0.07598211</text:p>
          </table:table-cell>
          <table:table-cell office:value-type="float" office:value="0.1452239" calcext:value-type="float">
            <text:p>0.1452239</text:p>
          </table:table-cell>
          <table:table-cell office:value-type="float" office:value="0.1518551" calcext:value-type="float">
            <text:p>0.1518551</text:p>
          </table:table-cell>
          <table:table-cell office:value-type="float" office:value="0.1516404" calcext:value-type="float">
            <text:p>0.1516404</text:p>
          </table:table-cell>
          <table:table-cell office:value-type="float" office:value="0.1789723" calcext:value-type="float">
            <text:p>0.1789723</text:p>
          </table:table-cell>
          <table:table-cell office:value-type="float" office:value="0.1946128" calcext:value-type="float">
            <text:p>0.1946128</text:p>
          </table:table-cell>
          <table:table-cell office:value-type="float" office:value="0.1973482" calcext:value-type="float">
            <text:p>0.1973482</text:p>
          </table:table-cell>
          <table:table-cell office:value-type="float" office:value="0" calcext:value-type="float">
            <text:p>0</text:p>
          </table:table-cell>
          <table:table-cell office:value-type="float" office:value="39.72638" calcext:value-type="float">
            <text:p>39.72638</text:p>
          </table:table-cell>
          <table:table-cell office:value-type="float" office:value="28.17101" calcext:value-type="float">
            <text:p>28.17101</text:p>
          </table:table-cell>
          <table:table-cell office:value-type="float" office:value="26.72497" calcext:value-type="float">
            <text:p>26.72497</text:p>
          </table:table-cell>
          <table:table-cell office:value-type="float" office:value="7.036141" calcext:value-type="float">
            <text:p>7.036141</text:p>
          </table:table-cell>
          <table:table-cell office:value-type="float" office:value="6.354374" calcext:value-type="float">
            <text:p>6.354374</text:p>
          </table:table-cell>
          <table:table-cell office:value-type="float" office:value="2.447636" calcext:value-type="float">
            <text:p>2.447636</text:p>
          </table:table-cell>
          <table:table-cell office:value-type="float" office:value="2.589039" calcext:value-type="float">
            <text:p>2.589039</text:p>
          </table:table-cell>
          <table:table-cell office:value-type="float" office:value="4.955445" calcext:value-type="float">
            <text:p>4.955445</text:p>
          </table:table-cell>
          <table:table-cell office:value-type="float" office:value="7.998494" calcext:value-type="float">
            <text:p>7.998494</text:p>
          </table:table-cell>
          <table:table-cell office:value-type="float" office:value="8.630988" calcext:value-type="float">
            <text:p>8.630988</text:p>
          </table:table-cell>
          <table:table-cell office:value-type="float" office:value="8.628406" calcext:value-type="float">
            <text:p>8.628406</text:p>
          </table:table-cell>
          <table:table-cell office:value-type="float" office:value="11.06898" calcext:value-type="float">
            <text:p>11.06898</text:p>
          </table:table-cell>
          <table:table-cell office:value-type="float" office:value="12.60764" calcext:value-type="float">
            <text:p>12.60764</text:p>
          </table:table-cell>
          <table:table-cell office:value-type="float" office:value="12.87695" calcext:value-type="float">
            <text:p>12.87695</text:p>
          </table:table-cell>
          <table:table-cell office:value-type="float" office:value="0" calcext:value-type="float">
            <text:p>0</text:p>
          </table:table-cell>
          <table:table-cell office:value-type="float" office:value="6.097811" calcext:value-type="float">
            <text:p>6.097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7124" calcext:value-type="float">
            <text:p>0.14571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4.764239" calcext:value-type="float">
            <text:p>4.764239</text:p>
          </table:table-cell>
          <table:table-cell office:value-type="float" office:value="135.7529" calcext:value-type="float">
            <text:p>135.7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27" calcext:value-type="float">
            <text:p>39.027</text:p>
          </table:table-cell>
          <table:table-cell office:value-type="float" office:value="0" calcext:value-type="float">
            <text:p>0</text:p>
          </table:table-cell>
          <table:table-cell office:value-type="float" office:value="0.0000002312913" calcext:value-type="float">
            <text:p>2.312913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473" calcext:value-type="float">
            <text:p>-0.000909473</text:p>
          </table:table-cell>
          <table:table-cell office:value-type="float" office:value="1160.873" calcext:value-type="float">
            <text:p>1160.873</text:p>
          </table:table-cell>
          <table:table-cell office:value-type="float" office:value="2.683132" calcext:value-type="float">
            <text:p>2.683132</text:p>
          </table:table-cell>
          <table:table-cell office:value-type="float" office:value="0" calcext:value-type="float">
            <text:p>0</text:p>
          </table:table-cell>
          <table:table-cell office:value-type="float" office:value="0.3571424" calcext:value-type="float">
            <text:p>0.3571424</text:p>
          </table:table-cell>
          <table:table-cell office:value-type="float" office:value="0.24268" calcext:value-type="float">
            <text:p>0.24268</text:p>
          </table:table-cell>
          <table:table-cell office:value-type="float" office:value="0.2067239" calcext:value-type="float">
            <text:p>0.2067239</text:p>
          </table:table-cell>
          <table:table-cell office:value-type="float" office:value="0.05561737" calcext:value-type="float">
            <text:p>0.05561737</text:p>
          </table:table-cell>
          <table:table-cell office:value-type="float" office:value="0.05320548" calcext:value-type="float">
            <text:p>0.05320548</text:p>
          </table:table-cell>
          <table:table-cell office:value-type="float" office:value="0.02508662" calcext:value-type="float">
            <text:p>0.02508662</text:p>
          </table:table-cell>
          <table:table-cell office:value-type="float" office:value="0.0340094" calcext:value-type="float">
            <text:p>0.0340094</text:p>
          </table:table-cell>
          <table:table-cell office:value-type="float" office:value="0.07600582" calcext:value-type="float">
            <text:p>0.07600582</text:p>
          </table:table-cell>
          <table:table-cell office:value-type="float" office:value="0.1452935" calcext:value-type="float">
            <text:p>0.1452935</text:p>
          </table:table-cell>
          <table:table-cell office:value-type="float" office:value="0.1519023" calcext:value-type="float">
            <text:p>0.1519023</text:p>
          </table:table-cell>
          <table:table-cell office:value-type="float" office:value="0.1516944" calcext:value-type="float">
            <text:p>0.1516944</text:p>
          </table:table-cell>
          <table:table-cell office:value-type="float" office:value="0.1789891" calcext:value-type="float">
            <text:p>0.1789891</text:p>
          </table:table-cell>
          <table:table-cell office:value-type="float" office:value="0.1946261" calcext:value-type="float">
            <text:p>0.1946261</text:p>
          </table:table-cell>
          <table:table-cell office:value-type="float" office:value="0.19736" calcext:value-type="float">
            <text:p>0.19736</text:p>
          </table:table-cell>
          <table:table-cell office:value-type="float" office:value="0" calcext:value-type="float">
            <text:p>0</text:p>
          </table:table-cell>
          <table:table-cell office:value-type="float" office:value="39.73413" calcext:value-type="float">
            <text:p>39.73413</text:p>
          </table:table-cell>
          <table:table-cell office:value-type="float" office:value="28.1627" calcext:value-type="float">
            <text:p>28.1627</text:p>
          </table:table-cell>
          <table:table-cell office:value-type="float" office:value="26.71632" calcext:value-type="float">
            <text:p>26.71632</text:p>
          </table:table-cell>
          <table:table-cell office:value-type="float" office:value="7.034659" calcext:value-type="float">
            <text:p>7.034659</text:p>
          </table:table-cell>
          <table:table-cell office:value-type="float" office:value="6.353972" calcext:value-type="float">
            <text:p>6.353972</text:p>
          </table:table-cell>
          <table:table-cell office:value-type="float" office:value="2.448282" calcext:value-type="float">
            <text:p>2.448282</text:p>
          </table:table-cell>
          <table:table-cell office:value-type="float" office:value="2.5908" calcext:value-type="float">
            <text:p>2.5908</text:p>
          </table:table-cell>
          <table:table-cell office:value-type="float" office:value="4.959251" calcext:value-type="float">
            <text:p>4.959251</text:p>
          </table:table-cell>
          <table:table-cell office:value-type="float" office:value="8.003796" calcext:value-type="float">
            <text:p>8.003796</text:p>
          </table:table-cell>
          <table:table-cell office:value-type="float" office:value="8.635922" calcext:value-type="float">
            <text:p>8.635922</text:p>
          </table:table-cell>
          <table:table-cell office:value-type="float" office:value="8.63378" calcext:value-type="float">
            <text:p>8.63378</text:p>
          </table:table-cell>
          <table:table-cell office:value-type="float" office:value="11.07201" calcext:value-type="float">
            <text:p>11.07201</text:p>
          </table:table-cell>
          <table:table-cell office:value-type="float" office:value="12.60888" calcext:value-type="float">
            <text:p>12.60888</text:p>
          </table:table-cell>
          <table:table-cell office:value-type="float" office:value="12.87764" calcext:value-type="float">
            <text:p>12.87764</text:p>
          </table:table-cell>
          <table:table-cell office:value-type="float" office:value="0" calcext:value-type="float">
            <text:p>0</text:p>
          </table:table-cell>
          <table:table-cell office:value-type="float" office:value="5.535625" calcext:value-type="float">
            <text:p>5.53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5599" calcext:value-type="float">
            <text:p>0.14955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4.75953" calcext:value-type="float">
            <text:p>4.75953</text:p>
          </table:table-cell>
          <table:table-cell office:value-type="float" office:value="135.7536" calcext:value-type="float">
            <text:p>135.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3839" calcext:value-type="float">
            <text:p>39.03839</text:p>
          </table:table-cell>
          <table:table-cell office:value-type="float" office:value="0" calcext:value-type="float">
            <text:p>0</text:p>
          </table:table-cell>
          <table:table-cell office:value-type="float" office:value="0.0000002472679" calcext:value-type="float">
            <text:p>2.472679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3542" calcext:value-type="float">
            <text:p>-0.0009093542</text:p>
          </table:table-cell>
          <table:table-cell office:value-type="float" office:value="1160.865" calcext:value-type="float">
            <text:p>1160.865</text:p>
          </table:table-cell>
          <table:table-cell office:value-type="float" office:value="2.679257" calcext:value-type="float">
            <text:p>2.679257</text:p>
          </table:table-cell>
          <table:table-cell office:value-type="float" office:value="0" calcext:value-type="float">
            <text:p>0</text:p>
          </table:table-cell>
          <table:table-cell office:value-type="float" office:value="0.2871722" calcext:value-type="float">
            <text:p>0.2871722</text:p>
          </table:table-cell>
          <table:table-cell office:value-type="float" office:value="0.2381537" calcext:value-type="float">
            <text:p>0.2381537</text:p>
          </table:table-cell>
          <table:table-cell office:value-type="float" office:value="0.206625" calcext:value-type="float">
            <text:p>0.206625</text:p>
          </table:table-cell>
          <table:table-cell office:value-type="float" office:value="0.0555515" calcext:value-type="float">
            <text:p>0.0555515</text:p>
          </table:table-cell>
          <table:table-cell office:value-type="float" office:value="0.05306945" calcext:value-type="float">
            <text:p>0.05306945</text:p>
          </table:table-cell>
          <table:table-cell office:value-type="float" office:value="0.02510964" calcext:value-type="float">
            <text:p>0.02510964</text:p>
          </table:table-cell>
          <table:table-cell office:value-type="float" office:value="0.03246386" calcext:value-type="float">
            <text:p>0.03246386</text:p>
          </table:table-cell>
          <table:table-cell office:value-type="float" office:value="0.07594349" calcext:value-type="float">
            <text:p>0.07594349</text:p>
          </table:table-cell>
          <table:table-cell office:value-type="float" office:value="0.145358" calcext:value-type="float">
            <text:p>0.145358</text:p>
          </table:table-cell>
          <table:table-cell office:value-type="float" office:value="0.1519493" calcext:value-type="float">
            <text:p>0.1519493</text:p>
          </table:table-cell>
          <table:table-cell office:value-type="float" office:value="0.1517485" calcext:value-type="float">
            <text:p>0.1517485</text:p>
          </table:table-cell>
          <table:table-cell office:value-type="float" office:value="0.1790048" calcext:value-type="float">
            <text:p>0.1790048</text:p>
          </table:table-cell>
          <table:table-cell office:value-type="float" office:value="0.1946397" calcext:value-type="float">
            <text:p>0.1946397</text:p>
          </table:table-cell>
          <table:table-cell office:value-type="float" office:value="0.1973715" calcext:value-type="float">
            <text:p>0.1973715</text:p>
          </table:table-cell>
          <table:table-cell office:value-type="float" office:value="0" calcext:value-type="float">
            <text:p>0</text:p>
          </table:table-cell>
          <table:table-cell office:value-type="float" office:value="39.72866" calcext:value-type="float">
            <text:p>39.72866</text:p>
          </table:table-cell>
          <table:table-cell office:value-type="float" office:value="28.15492" calcext:value-type="float">
            <text:p>28.15492</text:p>
          </table:table-cell>
          <table:table-cell office:value-type="float" office:value="26.7077" calcext:value-type="float">
            <text:p>26.7077</text:p>
          </table:table-cell>
          <table:table-cell office:value-type="float" office:value="7.033151" calcext:value-type="float">
            <text:p>7.033151</text:p>
          </table:table-cell>
          <table:table-cell office:value-type="float" office:value="6.353536" calcext:value-type="float">
            <text:p>6.353536</text:p>
          </table:table-cell>
          <table:table-cell office:value-type="float" office:value="2.448922" calcext:value-type="float">
            <text:p>2.448922</text:p>
          </table:table-cell>
          <table:table-cell office:value-type="float" office:value="2.592462" calcext:value-type="float">
            <text:p>2.592462</text:p>
          </table:table-cell>
          <table:table-cell office:value-type="float" office:value="4.963055" calcext:value-type="float">
            <text:p>4.963055</text:p>
          </table:table-cell>
          <table:table-cell office:value-type="float" office:value="8.00918" calcext:value-type="float">
            <text:p>8.00918</text:p>
          </table:table-cell>
          <table:table-cell office:value-type="float" office:value="8.640861" calcext:value-type="float">
            <text:p>8.640861</text:p>
          </table:table-cell>
          <table:table-cell office:value-type="float" office:value="8.639153" calcext:value-type="float">
            <text:p>8.639153</text:p>
          </table:table-cell>
          <table:table-cell office:value-type="float" office:value="11.07503" calcext:value-type="float">
            <text:p>11.07503</text:p>
          </table:table-cell>
          <table:table-cell office:value-type="float" office:value="12.61012" calcext:value-type="float">
            <text:p>12.61012</text:p>
          </table:table-cell>
          <table:table-cell office:value-type="float" office:value="12.87873" calcext:value-type="float">
            <text:p>12.87873</text:p>
          </table:table-cell>
          <table:table-cell office:value-type="float" office:value="0" calcext:value-type="float">
            <text:p>0</text:p>
          </table:table-cell>
          <table:table-cell office:value-type="float" office:value="6.322588" calcext:value-type="float">
            <text:p>6.32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4277" calcext:value-type="float">
            <text:p>0.15342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4.754595" calcext:value-type="float">
            <text:p>4.754595</text:p>
          </table:table-cell>
          <table:table-cell office:value-type="float" office:value="135.7543" calcext:value-type="float">
            <text:p>135.7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4969" calcext:value-type="float">
            <text:p>39.04969</text:p>
          </table:table-cell>
          <table:table-cell office:value-type="float" office:value="0" calcext:value-type="float">
            <text:p>0</text:p>
          </table:table-cell>
          <table:table-cell office:value-type="float" office:value="0.0000002654878" calcext:value-type="float">
            <text:p>2.654878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2197" calcext:value-type="float">
            <text:p>-0.0009092197</text:p>
          </table:table-cell>
          <table:table-cell office:value-type="float" office:value="1160.856" calcext:value-type="float">
            <text:p>1160.856</text:p>
          </table:table-cell>
          <table:table-cell office:value-type="float" office:value="2.675296" calcext:value-type="float">
            <text:p>2.675296</text:p>
          </table:table-cell>
          <table:table-cell office:value-type="float" office:value="0" calcext:value-type="float">
            <text:p>0</text:p>
          </table:table-cell>
          <table:table-cell office:value-type="float" office:value="0.3059929" calcext:value-type="float">
            <text:p>0.3059929</text:p>
          </table:table-cell>
          <table:table-cell office:value-type="float" office:value="0.2374527" calcext:value-type="float">
            <text:p>0.2374527</text:p>
          </table:table-cell>
          <table:table-cell office:value-type="float" office:value="0.206836" calcext:value-type="float">
            <text:p>0.206836</text:p>
          </table:table-cell>
          <table:table-cell office:value-type="float" office:value="0.05553468" calcext:value-type="float">
            <text:p>0.05553468</text:p>
          </table:table-cell>
          <table:table-cell office:value-type="float" office:value="0.05293204" calcext:value-type="float">
            <text:p>0.05293204</text:p>
          </table:table-cell>
          <table:table-cell office:value-type="float" office:value="0.02512733" calcext:value-type="float">
            <text:p>0.02512733</text:p>
          </table:table-cell>
          <table:table-cell office:value-type="float" office:value="0.03254845" calcext:value-type="float">
            <text:p>0.03254845</text:p>
          </table:table-cell>
          <table:table-cell office:value-type="float" office:value="0.07586882" calcext:value-type="float">
            <text:p>0.07586882</text:p>
          </table:table-cell>
          <table:table-cell office:value-type="float" office:value="0.145397" calcext:value-type="float">
            <text:p>0.145397</text:p>
          </table:table-cell>
          <table:table-cell office:value-type="float" office:value="0.1519967" calcext:value-type="float">
            <text:p>0.1519967</text:p>
          </table:table-cell>
          <table:table-cell office:value-type="float" office:value="0.1518023" calcext:value-type="float">
            <text:p>0.1518023</text:p>
          </table:table-cell>
          <table:table-cell office:value-type="float" office:value="0.1790251" calcext:value-type="float">
            <text:p>0.1790251</text:p>
          </table:table-cell>
          <table:table-cell office:value-type="float" office:value="0.1946532" calcext:value-type="float">
            <text:p>0.1946532</text:p>
          </table:table-cell>
          <table:table-cell office:value-type="float" office:value="0.197383" calcext:value-type="float">
            <text:p>0.197383</text:p>
          </table:table-cell>
          <table:table-cell office:value-type="float" office:value="0" calcext:value-type="float">
            <text:p>0</text:p>
          </table:table-cell>
          <table:table-cell office:value-type="float" office:value="39.71866" calcext:value-type="float">
            <text:p>39.71866</text:p>
          </table:table-cell>
          <table:table-cell office:value-type="float" office:value="28.14594" calcext:value-type="float">
            <text:p>28.14594</text:p>
          </table:table-cell>
          <table:table-cell office:value-type="float" office:value="26.69914" calcext:value-type="float">
            <text:p>26.69914</text:p>
          </table:table-cell>
          <table:table-cell office:value-type="float" office:value="7.031643" calcext:value-type="float">
            <text:p>7.031643</text:p>
          </table:table-cell>
          <table:table-cell office:value-type="float" office:value="6.353052" calcext:value-type="float">
            <text:p>6.353052</text:p>
          </table:table-cell>
          <table:table-cell office:value-type="float" office:value="2.449572" calcext:value-type="float">
            <text:p>2.449572</text:p>
          </table:table-cell>
          <table:table-cell office:value-type="float" office:value="2.594018" calcext:value-type="float">
            <text:p>2.594018</text:p>
          </table:table-cell>
          <table:table-cell office:value-type="float" office:value="4.966837" calcext:value-type="float">
            <text:p>4.966837</text:p>
          </table:table-cell>
          <table:table-cell office:value-type="float" office:value="8.014573" calcext:value-type="float">
            <text:p>8.014573</text:p>
          </table:table-cell>
          <table:table-cell office:value-type="float" office:value="8.645794" calcext:value-type="float">
            <text:p>8.645794</text:p>
          </table:table-cell>
          <table:table-cell office:value-type="float" office:value="8.644526" calcext:value-type="float">
            <text:p>8.644526</text:p>
          </table:table-cell>
          <table:table-cell office:value-type="float" office:value="11.07806" calcext:value-type="float">
            <text:p>11.07806</text:p>
          </table:table-cell>
          <table:table-cell office:value-type="float" office:value="12.61136" calcext:value-type="float">
            <text:p>12.61136</text:p>
          </table:table-cell>
          <table:table-cell office:value-type="float" office:value="12.88103" calcext:value-type="float">
            <text:p>12.88103</text:p>
          </table:table-cell>
          <table:table-cell office:value-type="float" office:value="0" calcext:value-type="float">
            <text:p>0</text:p>
          </table:table-cell>
          <table:table-cell office:value-type="float" office:value="6.934629" calcext:value-type="float">
            <text:p>6.93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4437" calcext:value-type="float">
            <text:p>0.15744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4.749602" calcext:value-type="float">
            <text:p>4.749602</text:p>
          </table:table-cell>
          <table:table-cell office:value-type="float" office:value="135.7551" calcext:value-type="float">
            <text:p>135.7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6086" calcext:value-type="float">
            <text:p>39.06086</text:p>
          </table:table-cell>
          <table:table-cell office:value-type="float" office:value="0" calcext:value-type="float">
            <text:p>0</text:p>
          </table:table-cell>
          <table:table-cell office:value-type="float" office:value="0.0000002934596" calcext:value-type="float">
            <text:p>2.934596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0134" calcext:value-type="float">
            <text:p>-0.0009090134</text:p>
          </table:table-cell>
          <table:table-cell office:value-type="float" office:value="1160.848" calcext:value-type="float">
            <text:p>1160.848</text:p>
          </table:table-cell>
          <table:table-cell office:value-type="float" office:value="2.671596" calcext:value-type="float">
            <text:p>2.671596</text:p>
          </table:table-cell>
          <table:table-cell office:value-type="float" office:value="0" calcext:value-type="float">
            <text:p>0</text:p>
          </table:table-cell>
          <table:table-cell office:value-type="float" office:value="0.2726248" calcext:value-type="float">
            <text:p>0.2726248</text:p>
          </table:table-cell>
          <table:table-cell office:value-type="float" office:value="0.2339914" calcext:value-type="float">
            <text:p>0.2339914</text:p>
          </table:table-cell>
          <table:table-cell office:value-type="float" office:value="0.2069007" calcext:value-type="float">
            <text:p>0.2069007</text:p>
          </table:table-cell>
          <table:table-cell office:value-type="float" office:value="0.05547411" calcext:value-type="float">
            <text:p>0.05547411</text:p>
          </table:table-cell>
          <table:table-cell office:value-type="float" office:value="0.05267803" calcext:value-type="float">
            <text:p>0.05267803</text:p>
          </table:table-cell>
          <table:table-cell office:value-type="float" office:value="0.02515159" calcext:value-type="float">
            <text:p>0.02515159</text:p>
          </table:table-cell>
          <table:table-cell office:value-type="float" office:value="0.03080349" calcext:value-type="float">
            <text:p>0.03080349</text:p>
          </table:table-cell>
          <table:table-cell office:value-type="float" office:value="0.07575009" calcext:value-type="float">
            <text:p>0.07575009</text:p>
          </table:table-cell>
          <table:table-cell office:value-type="float" office:value="0.1454301" calcext:value-type="float">
            <text:p>0.1454301</text:p>
          </table:table-cell>
          <table:table-cell office:value-type="float" office:value="0.1520442" calcext:value-type="float">
            <text:p>0.1520442</text:p>
          </table:table-cell>
          <table:table-cell office:value-type="float" office:value="0.1518563" calcext:value-type="float">
            <text:p>0.1518563</text:p>
          </table:table-cell>
          <table:table-cell office:value-type="float" office:value="0.1790426" calcext:value-type="float">
            <text:p>0.1790426</text:p>
          </table:table-cell>
          <table:table-cell office:value-type="float" office:value="0.1946668" calcext:value-type="float">
            <text:p>0.1946668</text:p>
          </table:table-cell>
          <table:table-cell office:value-type="float" office:value="0.1973946" calcext:value-type="float">
            <text:p>0.1973946</text:p>
          </table:table-cell>
          <table:table-cell office:value-type="float" office:value="0" calcext:value-type="float">
            <text:p>0</text:p>
          </table:table-cell>
          <table:table-cell office:value-type="float" office:value="39.70095" calcext:value-type="float">
            <text:p>39.70095</text:p>
          </table:table-cell>
          <table:table-cell office:value-type="float" office:value="28.13626" calcext:value-type="float">
            <text:p>28.13626</text:p>
          </table:table-cell>
          <table:table-cell office:value-type="float" office:value="26.69066" calcext:value-type="float">
            <text:p>26.69066</text:p>
          </table:table-cell>
          <table:table-cell office:value-type="float" office:value="7.030117" calcext:value-type="float">
            <text:p>7.030117</text:p>
          </table:table-cell>
          <table:table-cell office:value-type="float" office:value="6.352499" calcext:value-type="float">
            <text:p>6.352499</text:p>
          </table:table-cell>
          <table:table-cell office:value-type="float" office:value="2.450228" calcext:value-type="float">
            <text:p>2.450228</text:p>
          </table:table-cell>
          <table:table-cell office:value-type="float" office:value="2.595441" calcext:value-type="float">
            <text:p>2.595441</text:p>
          </table:table-cell>
          <table:table-cell office:value-type="float" office:value="4.970617" calcext:value-type="float">
            <text:p>4.970617</text:p>
          </table:table-cell>
          <table:table-cell office:value-type="float" office:value="8.019967" calcext:value-type="float">
            <text:p>8.019967</text:p>
          </table:table-cell>
          <table:table-cell office:value-type="float" office:value="8.650732" calcext:value-type="float">
            <text:p>8.650732</text:p>
          </table:table-cell>
          <table:table-cell office:value-type="float" office:value="8.649899" calcext:value-type="float">
            <text:p>8.649899</text:p>
          </table:table-cell>
          <table:table-cell office:value-type="float" office:value="11.08108" calcext:value-type="float">
            <text:p>11.08108</text:p>
          </table:table-cell>
          <table:table-cell office:value-type="float" office:value="12.6126" calcext:value-type="float">
            <text:p>12.6126</text:p>
          </table:table-cell>
          <table:table-cell office:value-type="float" office:value="12.88333" calcext:value-type="float">
            <text:p>12.88333</text:p>
          </table:table-cell>
          <table:table-cell office:value-type="float" office:value="0" calcext:value-type="float">
            <text:p>0</text:p>
          </table:table-cell>
          <table:table-cell office:value-type="float" office:value="8.158258" calcext:value-type="float">
            <text:p>8.15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4838" calcext:value-type="float">
            <text:p>0.1614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4.744667" calcext:value-type="float">
            <text:p>4.744667</text:p>
          </table:table-cell>
          <table:table-cell office:value-type="float" office:value="135.7559" calcext:value-type="float">
            <text:p>135.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7201" calcext:value-type="float">
            <text:p>39.07201</text:p>
          </table:table-cell>
          <table:table-cell office:value-type="float" office:value="0" calcext:value-type="float">
            <text:p>0</text:p>
          </table:table-cell>
          <table:table-cell office:value-type="float" office:value="0.0000003169609" calcext:value-type="float">
            <text:p>3.169609E-07</text:p>
          </table:table-cell>
          <table:table-cell office:value-type="float" office:value="0" calcext:value-type="float">
            <text:p>0</text:p>
          </table:table-cell>
          <table:table-cell office:value-type="float" office:value="-0.001043814" calcext:value-type="float">
            <text:p>-0.001043814</text:p>
          </table:table-cell>
          <table:table-cell office:value-type="float" office:value="1160.84" calcext:value-type="float">
            <text:p>1160.84</text:p>
          </table:table-cell>
          <table:table-cell office:value-type="float" office:value="2.667883" calcext:value-type="float">
            <text:p>2.667883</text:p>
          </table:table-cell>
          <table:table-cell office:value-type="float" office:value="0" calcext:value-type="float">
            <text:p>0</text:p>
          </table:table-cell>
          <table:table-cell office:value-type="float" office:value="0.3105304" calcext:value-type="float">
            <text:p>0.3105304</text:p>
          </table:table-cell>
          <table:table-cell office:value-type="float" office:value="0.2368149" calcext:value-type="float">
            <text:p>0.2368149</text:p>
          </table:table-cell>
          <table:table-cell office:value-type="float" office:value="0.2067634" calcext:value-type="float">
            <text:p>0.2067634</text:p>
          </table:table-cell>
          <table:table-cell office:value-type="float" office:value="0.05538015" calcext:value-type="float">
            <text:p>0.05538015</text:p>
          </table:table-cell>
          <table:table-cell office:value-type="float" office:value="0.05230083" calcext:value-type="float">
            <text:p>0.05230083</text:p>
          </table:table-cell>
          <table:table-cell office:value-type="float" office:value="0.02514193" calcext:value-type="float">
            <text:p>0.02514193</text:p>
          </table:table-cell>
          <table:table-cell office:value-type="float" office:value="0.03155561" calcext:value-type="float">
            <text:p>0.03155561</text:p>
          </table:table-cell>
          <table:table-cell office:value-type="float" office:value="0.07569817" calcext:value-type="float">
            <text:p>0.07569817</text:p>
          </table:table-cell>
          <table:table-cell office:value-type="float" office:value="0.1454187" calcext:value-type="float">
            <text:p>0.1454187</text:p>
          </table:table-cell>
          <table:table-cell office:value-type="float" office:value="0.1520919" calcext:value-type="float">
            <text:p>0.1520919</text:p>
          </table:table-cell>
          <table:table-cell office:value-type="float" office:value="0.1519109" calcext:value-type="float">
            <text:p>0.1519109</text:p>
          </table:table-cell>
          <table:table-cell office:value-type="float" office:value="0.1790755" calcext:value-type="float">
            <text:p>0.1790755</text:p>
          </table:table-cell>
          <table:table-cell office:value-type="float" office:value="0.1947133" calcext:value-type="float">
            <text:p>0.1947133</text:p>
          </table:table-cell>
          <table:table-cell office:value-type="float" office:value="0.1973946" calcext:value-type="float">
            <text:p>0.1973946</text:p>
          </table:table-cell>
          <table:table-cell office:value-type="float" office:value="0" calcext:value-type="float">
            <text:p>0</text:p>
          </table:table-cell>
          <table:table-cell office:value-type="float" office:value="39.6887" calcext:value-type="float">
            <text:p>39.6887</text:p>
          </table:table-cell>
          <table:table-cell office:value-type="float" office:value="28.12642" calcext:value-type="float">
            <text:p>28.12642</text:p>
          </table:table-cell>
          <table:table-cell office:value-type="float" office:value="26.68213" calcext:value-type="float">
            <text:p>26.68213</text:p>
          </table:table-cell>
          <table:table-cell office:value-type="float" office:value="7.028568" calcext:value-type="float">
            <text:p>7.028568</text:p>
          </table:table-cell>
          <table:table-cell office:value-type="float" office:value="6.35183" calcext:value-type="float">
            <text:p>6.35183</text:p>
          </table:table-cell>
          <table:table-cell office:value-type="float" office:value="2.450898" calcext:value-type="float">
            <text:p>2.450898</text:p>
          </table:table-cell>
          <table:table-cell office:value-type="float" office:value="2.596816" calcext:value-type="float">
            <text:p>2.596816</text:p>
          </table:table-cell>
          <table:table-cell office:value-type="float" office:value="4.974381" calcext:value-type="float">
            <text:p>4.974381</text:p>
          </table:table-cell>
          <table:table-cell office:value-type="float" office:value="8.02536" calcext:value-type="float">
            <text:p>8.02536</text:p>
          </table:table-cell>
          <table:table-cell office:value-type="float" office:value="8.655667" calcext:value-type="float">
            <text:p>8.655667</text:p>
          </table:table-cell>
          <table:table-cell office:value-type="float" office:value="8.655258" calcext:value-type="float">
            <text:p>8.655258</text:p>
          </table:table-cell>
          <table:table-cell office:value-type="float" office:value="11.0841" calcext:value-type="float">
            <text:p>11.0841</text:p>
          </table:table-cell>
          <table:table-cell office:value-type="float" office:value="12.61384" calcext:value-type="float">
            <text:p>12.61384</text:p>
          </table:table-cell>
          <table:table-cell office:value-type="float" office:value="12.88507" calcext:value-type="float">
            <text:p>12.88507</text:p>
          </table:table-cell>
          <table:table-cell office:value-type="float" office:value="0" calcext:value-type="float">
            <text:p>0</text:p>
          </table:table-cell>
          <table:table-cell office:value-type="float" office:value="8.018821" calcext:value-type="float">
            <text:p>8.01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4848" calcext:value-type="float">
            <text:p>0.16548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4.739917" calcext:value-type="float">
            <text:p>4.739917</text:p>
          </table:table-cell>
          <table:table-cell office:value-type="float" office:value="135.7566" calcext:value-type="float">
            <text:p>135.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8339" calcext:value-type="float">
            <text:p>39.08339</text:p>
          </table:table-cell>
          <table:table-cell office:value-type="float" office:value="0" calcext:value-type="float">
            <text:p>0</text:p>
          </table:table-cell>
          <table:table-cell office:value-type="float" office:value="0.0000003264338" calcext:value-type="float">
            <text:p>3.264338E-07</text:p>
          </table:table-cell>
          <table:table-cell office:value-type="float" office:value="0" calcext:value-type="float">
            <text:p>0</text:p>
          </table:table-cell>
          <table:table-cell office:value-type="float" office:value="-0.001204068" calcext:value-type="float">
            <text:p>-0.001204068</text:p>
          </table:table-cell>
          <table:table-cell office:value-type="float" office:value="1160.832" calcext:value-type="float">
            <text:p>1160.832</text:p>
          </table:table-cell>
          <table:table-cell office:value-type="float" office:value="2.663997" calcext:value-type="float">
            <text:p>2.663997</text:p>
          </table:table-cell>
          <table:table-cell office:value-type="float" office:value="0" calcext:value-type="float">
            <text:p>0</text:p>
          </table:table-cell>
          <table:table-cell office:value-type="float" office:value="0.3617097" calcext:value-type="float">
            <text:p>0.3617097</text:p>
          </table:table-cell>
          <table:table-cell office:value-type="float" office:value="0.2416095" calcext:value-type="float">
            <text:p>0.2416095</text:p>
          </table:table-cell>
          <table:table-cell office:value-type="float" office:value="0.2059368" calcext:value-type="float">
            <text:p>0.2059368</text:p>
          </table:table-cell>
          <table:table-cell office:value-type="float" office:value="0.05530414" calcext:value-type="float">
            <text:p>0.05530414</text:p>
          </table:table-cell>
          <table:table-cell office:value-type="float" office:value="0.05199519" calcext:value-type="float">
            <text:p>0.05199519</text:p>
          </table:table-cell>
          <table:table-cell office:value-type="float" office:value="0.02506423" calcext:value-type="float">
            <text:p>0.02506423</text:p>
          </table:table-cell>
          <table:table-cell office:value-type="float" office:value="0.03311145" calcext:value-type="float">
            <text:p>0.03311145</text:p>
          </table:table-cell>
          <table:table-cell office:value-type="float" office:value="0.07590298" calcext:value-type="float">
            <text:p>0.07590298</text:p>
          </table:table-cell>
          <table:table-cell office:value-type="float" office:value="0.1454381" calcext:value-type="float">
            <text:p>0.1454381</text:p>
          </table:table-cell>
          <table:table-cell office:value-type="float" office:value="0.1521397" calcext:value-type="float">
            <text:p>0.1521397</text:p>
          </table:table-cell>
          <table:table-cell office:value-type="float" office:value="0.1519658" calcext:value-type="float">
            <text:p>0.1519658</text:p>
          </table:table-cell>
          <table:table-cell office:value-type="float" office:value="0.1790986" calcext:value-type="float">
            <text:p>0.1790986</text:p>
          </table:table-cell>
          <table:table-cell office:value-type="float" office:value="0.1946995" calcext:value-type="float">
            <text:p>0.1946995</text:p>
          </table:table-cell>
          <table:table-cell office:value-type="float" office:value="0.197417" calcext:value-type="float">
            <text:p>0.197417</text:p>
          </table:table-cell>
          <table:table-cell office:value-type="float" office:value="0" calcext:value-type="float">
            <text:p>0</text:p>
          </table:table-cell>
          <table:table-cell office:value-type="float" office:value="39.69251" calcext:value-type="float">
            <text:p>39.69251</text:p>
          </table:table-cell>
          <table:table-cell office:value-type="float" office:value="28.1173" calcext:value-type="float">
            <text:p>28.1173</text:p>
          </table:table-cell>
          <table:table-cell office:value-type="float" office:value="26.67342" calcext:value-type="float">
            <text:p>26.67342</text:p>
          </table:table-cell>
          <table:table-cell office:value-type="float" office:value="7.026963" calcext:value-type="float">
            <text:p>7.026963</text:p>
          </table:table-cell>
          <table:table-cell office:value-type="float" office:value="6.351022" calcext:value-type="float">
            <text:p>6.351022</text:p>
          </table:table-cell>
          <table:table-cell office:value-type="float" office:value="2.451564" calcext:value-type="float">
            <text:p>2.451564</text:p>
          </table:table-cell>
          <table:table-cell office:value-type="float" office:value="2.598382" calcext:value-type="float">
            <text:p>2.598382</text:p>
          </table:table-cell>
          <table:table-cell office:value-type="float" office:value="4.978171" calcext:value-type="float">
            <text:p>4.978171</text:p>
          </table:table-cell>
          <table:table-cell office:value-type="float" office:value="8.030754" calcext:value-type="float">
            <text:p>8.030754</text:p>
          </table:table-cell>
          <table:table-cell office:value-type="float" office:value="8.660604" calcext:value-type="float">
            <text:p>8.660604</text:p>
          </table:table-cell>
          <table:table-cell office:value-type="float" office:value="8.660575" calcext:value-type="float">
            <text:p>8.660575</text:p>
          </table:table-cell>
          <table:table-cell office:value-type="float" office:value="11.08713" calcext:value-type="float">
            <text:p>11.08713</text:p>
          </table:table-cell>
          <table:table-cell office:value-type="float" office:value="12.61508" calcext:value-type="float">
            <text:p>12.61508</text:p>
          </table:table-cell>
          <table:table-cell office:value-type="float" office:value="12.88579" calcext:value-type="float">
            <text:p>12.88579</text:p>
          </table:table-cell>
          <table:table-cell office:value-type="float" office:value="0" calcext:value-type="float">
            <text:p>0</text:p>
          </table:table-cell>
          <table:table-cell office:value-type="float" office:value="6.817255" calcext:value-type="float">
            <text:p>6.81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3674" calcext:value-type="float">
            <text:p>0.16936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4.735316" calcext:value-type="float">
            <text:p>4.735316</text:p>
          </table:table-cell>
          <table:table-cell office:value-type="float" office:value="135.7572" calcext:value-type="float">
            <text:p>135.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9486" calcext:value-type="float">
            <text:p>39.09486</text:p>
          </table:table-cell>
          <table:table-cell office:value-type="float" office:value="0" calcext:value-type="float">
            <text:p>0</text:p>
          </table:table-cell>
          <table:table-cell office:value-type="float" office:value="0.0000003276617" calcext:value-type="float">
            <text:p>3.276617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64" calcext:value-type="float">
            <text:p>-0.001274964</text:p>
          </table:table-cell>
          <table:table-cell office:value-type="float" office:value="1160.823" calcext:value-type="float">
            <text:p>1160.823</text:p>
          </table:table-cell>
          <table:table-cell office:value-type="float" office:value="2.660082" calcext:value-type="float">
            <text:p>2.660082</text:p>
          </table:table-cell>
          <table:table-cell office:value-type="float" office:value="0" calcext:value-type="float">
            <text:p>0</text:p>
          </table:table-cell>
          <table:table-cell office:value-type="float" office:value="0.359071" calcext:value-type="float">
            <text:p>0.359071</text:p>
          </table:table-cell>
          <table:table-cell office:value-type="float" office:value="0.2421999" calcext:value-type="float">
            <text:p>0.2421999</text:p>
          </table:table-cell>
          <table:table-cell office:value-type="float" office:value="0.2051222" calcext:value-type="float">
            <text:p>0.2051222</text:p>
          </table:table-cell>
          <table:table-cell office:value-type="float" office:value="0.05523357" calcext:value-type="float">
            <text:p>0.05523357</text:p>
          </table:table-cell>
          <table:table-cell office:value-type="float" office:value="0.05204061" calcext:value-type="float">
            <text:p>0.05204061</text:p>
          </table:table-cell>
          <table:table-cell office:value-type="float" office:value="0.02497439" calcext:value-type="float">
            <text:p>0.02497439</text:p>
          </table:table-cell>
          <table:table-cell office:value-type="float" office:value="0.03359007" calcext:value-type="float">
            <text:p>0.03359007</text:p>
          </table:table-cell>
          <table:table-cell office:value-type="float" office:value="0.07607265" calcext:value-type="float">
            <text:p>0.07607265</text:p>
          </table:table-cell>
          <table:table-cell office:value-type="float" office:value="0.1454978" calcext:value-type="float">
            <text:p>0.1454978</text:p>
          </table:table-cell>
          <table:table-cell office:value-type="float" office:value="0.1521877" calcext:value-type="float">
            <text:p>0.1521877</text:p>
          </table:table-cell>
          <table:table-cell office:value-type="float" office:value="0.1520203" calcext:value-type="float">
            <text:p>0.1520203</text:p>
          </table:table-cell>
          <table:table-cell office:value-type="float" office:value="0.1791148" calcext:value-type="float">
            <text:p>0.1791148</text:p>
          </table:table-cell>
          <table:table-cell office:value-type="float" office:value="0.1947057" calcext:value-type="float">
            <text:p>0.1947057</text:p>
          </table:table-cell>
          <table:table-cell office:value-type="float" office:value="0.1974292" calcext:value-type="float">
            <text:p>0.1974292</text:p>
          </table:table-cell>
          <table:table-cell office:value-type="float" office:value="0" calcext:value-type="float">
            <text:p>0</text:p>
          </table:table-cell>
          <table:table-cell office:value-type="float" office:value="39.70102" calcext:value-type="float">
            <text:p>39.70102</text:p>
          </table:table-cell>
          <table:table-cell office:value-type="float" office:value="28.10897" calcext:value-type="float">
            <text:p>28.10897</text:p>
          </table:table-cell>
          <table:table-cell office:value-type="float" office:value="26.66444" calcext:value-type="float">
            <text:p>26.66444</text:p>
          </table:table-cell>
          <table:table-cell office:value-type="float" office:value="7.025344" calcext:value-type="float">
            <text:p>7.025344</text:p>
          </table:table-cell>
          <table:table-cell office:value-type="float" office:value="6.350164" calcext:value-type="float">
            <text:p>6.350164</text:p>
          </table:table-cell>
          <table:table-cell office:value-type="float" office:value="2.452209" calcext:value-type="float">
            <text:p>2.452209</text:p>
          </table:table-cell>
          <table:table-cell office:value-type="float" office:value="2.600086" calcext:value-type="float">
            <text:p>2.600086</text:p>
          </table:table-cell>
          <table:table-cell office:value-type="float" office:value="4.981997" calcext:value-type="float">
            <text:p>4.981997</text:p>
          </table:table-cell>
          <table:table-cell office:value-type="float" office:value="8.036148" calcext:value-type="float">
            <text:p>8.036148</text:p>
          </table:table-cell>
          <table:table-cell office:value-type="float" office:value="8.66554" calcext:value-type="float">
            <text:p>8.66554</text:p>
          </table:table-cell>
          <table:table-cell office:value-type="float" office:value="8.665893" calcext:value-type="float">
            <text:p>8.665893</text:p>
          </table:table-cell>
          <table:table-cell office:value-type="float" office:value="11.09015" calcext:value-type="float">
            <text:p>11.09015</text:p>
          </table:table-cell>
          <table:table-cell office:value-type="float" office:value="12.61632" calcext:value-type="float">
            <text:p>12.61632</text:p>
          </table:table-cell>
          <table:table-cell office:value-type="float" office:value="12.88663" calcext:value-type="float">
            <text:p>12.88663</text:p>
          </table:table-cell>
          <table:table-cell office:value-type="float" office:value="0" calcext:value-type="float">
            <text:p>0</text:p>
          </table:table-cell>
          <table:table-cell office:value-type="float" office:value="5.941596" calcext:value-type="float">
            <text:p>5.94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1507" calcext:value-type="float">
            <text:p>0.17315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4.730935" calcext:value-type="float">
            <text:p>4.730935</text:p>
          </table:table-cell>
          <table:table-cell office:value-type="float" office:value="135.7578" calcext:value-type="float">
            <text:p>135.7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0635" calcext:value-type="float">
            <text:p>39.10635</text:p>
          </table:table-cell>
          <table:table-cell office:value-type="float" office:value="0" calcext:value-type="float">
            <text:p>0</text:p>
          </table:table-cell>
          <table:table-cell office:value-type="float" office:value="0.0000003287774" calcext:value-type="float">
            <text:p>3.2877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57" calcext:value-type="float">
            <text:p>-0.001274957</text:p>
          </table:table-cell>
          <table:table-cell office:value-type="float" office:value="1160.815" calcext:value-type="float">
            <text:p>1160.815</text:p>
          </table:table-cell>
          <table:table-cell office:value-type="float" office:value="2.656303" calcext:value-type="float">
            <text:p>2.656303</text:p>
          </table:table-cell>
          <table:table-cell office:value-type="float" office:value="0" calcext:value-type="float">
            <text:p>0</text:p>
          </table:table-cell>
          <table:table-cell office:value-type="float" office:value="0.3580623" calcext:value-type="float">
            <text:p>0.3580623</text:p>
          </table:table-cell>
          <table:table-cell office:value-type="float" office:value="0.2442972" calcext:value-type="float">
            <text:p>0.2442972</text:p>
          </table:table-cell>
          <table:table-cell office:value-type="float" office:value="0.2045003" calcext:value-type="float">
            <text:p>0.2045003</text:p>
          </table:table-cell>
          <table:table-cell office:value-type="float" office:value="0.05513663" calcext:value-type="float">
            <text:p>0.05513663</text:p>
          </table:table-cell>
          <table:table-cell office:value-type="float" office:value="0.05206847" calcext:value-type="float">
            <text:p>0.05206847</text:p>
          </table:table-cell>
          <table:table-cell office:value-type="float" office:value="0.0249314" calcext:value-type="float">
            <text:p>0.0249314</text:p>
          </table:table-cell>
          <table:table-cell office:value-type="float" office:value="0.03370794" calcext:value-type="float">
            <text:p>0.03370794</text:p>
          </table:table-cell>
          <table:table-cell office:value-type="float" office:value="0.07615101" calcext:value-type="float">
            <text:p>0.07615101</text:p>
          </table:table-cell>
          <table:table-cell office:value-type="float" office:value="0.1455748" calcext:value-type="float">
            <text:p>0.1455748</text:p>
          </table:table-cell>
          <table:table-cell office:value-type="float" office:value="0.1522355" calcext:value-type="float">
            <text:p>0.1522355</text:p>
          </table:table-cell>
          <table:table-cell office:value-type="float" office:value="0.1520743" calcext:value-type="float">
            <text:p>0.1520743</text:p>
          </table:table-cell>
          <table:table-cell office:value-type="float" office:value="0.1791308" calcext:value-type="float">
            <text:p>0.1791308</text:p>
          </table:table-cell>
          <table:table-cell office:value-type="float" office:value="0.1947186" calcext:value-type="float">
            <text:p>0.1947186</text:p>
          </table:table-cell>
          <table:table-cell office:value-type="float" office:value="0.1974409" calcext:value-type="float">
            <text:p>0.1974409</text:p>
          </table:table-cell>
          <table:table-cell office:value-type="float" office:value="0" calcext:value-type="float">
            <text:p>0</text:p>
          </table:table-cell>
          <table:table-cell office:value-type="float" office:value="39.70841" calcext:value-type="float">
            <text:p>39.70841</text:p>
          </table:table-cell>
          <table:table-cell office:value-type="float" office:value="28.10144" calcext:value-type="float">
            <text:p>28.10144</text:p>
          </table:table-cell>
          <table:table-cell office:value-type="float" office:value="26.65526" calcext:value-type="float">
            <text:p>26.65526</text:p>
          </table:table-cell>
          <table:table-cell office:value-type="float" office:value="7.023689" calcext:value-type="float">
            <text:p>7.023689</text:p>
          </table:table-cell>
          <table:table-cell office:value-type="float" office:value="6.349334" calcext:value-type="float">
            <text:p>6.349334</text:p>
          </table:table-cell>
          <table:table-cell office:value-type="float" office:value="2.452832" calcext:value-type="float">
            <text:p>2.452832</text:p>
          </table:table-cell>
          <table:table-cell office:value-type="float" office:value="2.60182" calcext:value-type="float">
            <text:p>2.60182</text:p>
          </table:table-cell>
          <table:table-cell office:value-type="float" office:value="4.985836" calcext:value-type="float">
            <text:p>4.985836</text:p>
          </table:table-cell>
          <table:table-cell office:value-type="float" office:value="8.041541" calcext:value-type="float">
            <text:p>8.041541</text:p>
          </table:table-cell>
          <table:table-cell office:value-type="float" office:value="8.670476" calcext:value-type="float">
            <text:p>8.670476</text:p>
          </table:table-cell>
          <table:table-cell office:value-type="float" office:value="8.671209" calcext:value-type="float">
            <text:p>8.671209</text:p>
          </table:table-cell>
          <table:table-cell office:value-type="float" office:value="11.09317" calcext:value-type="float">
            <text:p>11.09317</text:p>
          </table:table-cell>
          <table:table-cell office:value-type="float" office:value="12.61756" calcext:value-type="float">
            <text:p>12.61756</text:p>
          </table:table-cell>
          <table:table-cell office:value-type="float" office:value="12.8866" calcext:value-type="float">
            <text:p>12.8866</text:p>
          </table:table-cell>
          <table:table-cell office:value-type="float" office:value="0" calcext:value-type="float">
            <text:p>0</text:p>
          </table:table-cell>
          <table:table-cell office:value-type="float" office:value="5.071959" calcext:value-type="float">
            <text:p>5.07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7865" calcext:value-type="float">
            <text:p>0.17678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4.726779" calcext:value-type="float">
            <text:p>4.726779</text:p>
          </table:table-cell>
          <table:table-cell office:value-type="float" office:value="135.7583" calcext:value-type="float">
            <text:p>135.7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1785" calcext:value-type="float">
            <text:p>39.11785</text:p>
          </table:table-cell>
          <table:table-cell office:value-type="float" office:value="0" calcext:value-type="float">
            <text:p>0</text:p>
          </table:table-cell>
          <table:table-cell office:value-type="float" office:value="0.0000003298519" calcext:value-type="float">
            <text:p>3.298519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5" calcext:value-type="float">
            <text:p>-0.00127495</text:p>
          </table:table-cell>
          <table:table-cell office:value-type="float" office:value="1160.806" calcext:value-type="float">
            <text:p>1160.806</text:p>
          </table:table-cell>
          <table:table-cell office:value-type="float" office:value="2.652658" calcext:value-type="float">
            <text:p>2.652658</text:p>
          </table:table-cell>
          <table:table-cell office:value-type="float" office:value="0" calcext:value-type="float">
            <text:p>0</text:p>
          </table:table-cell>
          <table:table-cell office:value-type="float" office:value="0.3419658" calcext:value-type="float">
            <text:p>0.3419658</text:p>
          </table:table-cell>
          <table:table-cell office:value-type="float" office:value="0.24744" calcext:value-type="float">
            <text:p>0.24744</text:p>
          </table:table-cell>
          <table:table-cell office:value-type="float" office:value="0.2038534" calcext:value-type="float">
            <text:p>0.2038534</text:p>
          </table:table-cell>
          <table:table-cell office:value-type="float" office:value="0.05498343" calcext:value-type="float">
            <text:p>0.05498343</text:p>
          </table:table-cell>
          <table:table-cell office:value-type="float" office:value="0.05198491" calcext:value-type="float">
            <text:p>0.05198491</text:p>
          </table:table-cell>
          <table:table-cell office:value-type="float" office:value="0.02490165" calcext:value-type="float">
            <text:p>0.02490165</text:p>
          </table:table-cell>
          <table:table-cell office:value-type="float" office:value="0.033747" calcext:value-type="float">
            <text:p>0.033747</text:p>
          </table:table-cell>
          <table:table-cell office:value-type="float" office:value="0.07618662" calcext:value-type="float">
            <text:p>0.07618662</text:p>
          </table:table-cell>
          <table:table-cell office:value-type="float" office:value="0.1456547" calcext:value-type="float">
            <text:p>0.1456547</text:p>
          </table:table-cell>
          <table:table-cell office:value-type="float" office:value="0.152283" calcext:value-type="float">
            <text:p>0.152283</text:p>
          </table:table-cell>
          <table:table-cell office:value-type="float" office:value="0.152128" calcext:value-type="float">
            <text:p>0.152128</text:p>
          </table:table-cell>
          <table:table-cell office:value-type="float" office:value="0.1791486" calcext:value-type="float">
            <text:p>0.1791486</text:p>
          </table:table-cell>
          <table:table-cell office:value-type="float" office:value="0.1947318" calcext:value-type="float">
            <text:p>0.1947318</text:p>
          </table:table-cell>
          <table:table-cell office:value-type="float" office:value="0.1974524" calcext:value-type="float">
            <text:p>0.1974524</text:p>
          </table:table-cell>
          <table:table-cell office:value-type="float" office:value="0" calcext:value-type="float">
            <text:p>0</text:p>
          </table:table-cell>
          <table:table-cell office:value-type="float" office:value="39.71305" calcext:value-type="float">
            <text:p>39.71305</text:p>
          </table:table-cell>
          <table:table-cell office:value-type="float" office:value="28.09548" calcext:value-type="float">
            <text:p>28.09548</text:p>
          </table:table-cell>
          <table:table-cell office:value-type="float" office:value="26.64591" calcext:value-type="float">
            <text:p>26.64591</text:p>
          </table:table-cell>
          <table:table-cell office:value-type="float" office:value="7.022003" calcext:value-type="float">
            <text:p>7.022003</text:p>
          </table:table-cell>
          <table:table-cell office:value-type="float" office:value="6.348504" calcext:value-type="float">
            <text:p>6.348504</text:p>
          </table:table-cell>
          <table:table-cell office:value-type="float" office:value="2.453443" calcext:value-type="float">
            <text:p>2.453443</text:p>
          </table:table-cell>
          <table:table-cell office:value-type="float" office:value="2.603554" calcext:value-type="float">
            <text:p>2.603554</text:p>
          </table:table-cell>
          <table:table-cell office:value-type="float" office:value="4.989658" calcext:value-type="float">
            <text:p>4.989658</text:p>
          </table:table-cell>
          <table:table-cell office:value-type="float" office:value="8.046935" calcext:value-type="float">
            <text:p>8.046935</text:p>
          </table:table-cell>
          <table:table-cell office:value-type="float" office:value="8.675411" calcext:value-type="float">
            <text:p>8.675411</text:p>
          </table:table-cell>
          <table:table-cell office:value-type="float" office:value="8.676526" calcext:value-type="float">
            <text:p>8.676526</text:p>
          </table:table-cell>
          <table:table-cell office:value-type="float" office:value="11.0962" calcext:value-type="float">
            <text:p>11.0962</text:p>
          </table:table-cell>
          <table:table-cell office:value-type="float" office:value="12.6188" calcext:value-type="float">
            <text:p>12.6188</text:p>
          </table:table-cell>
          <table:table-cell office:value-type="float" office:value="12.88593" calcext:value-type="float">
            <text:p>12.88593</text:p>
          </table:table-cell>
          <table:table-cell office:value-type="float" office:value="0" calcext:value-type="float">
            <text:p>0</text:p>
          </table:table-cell>
          <table:table-cell office:value-type="float" office:value="4.281105" calcext:value-type="float">
            <text:p>4.28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2561" calcext:value-type="float">
            <text:p>0.18025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4.722628" calcext:value-type="float">
            <text:p>4.722628</text:p>
          </table:table-cell>
          <table:table-cell office:value-type="float" office:value="135.7589" calcext:value-type="float">
            <text:p>135.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2933" calcext:value-type="float">
            <text:p>39.12933</text:p>
          </table:table-cell>
          <table:table-cell office:value-type="float" office:value="0" calcext:value-type="float">
            <text:p>0</text:p>
          </table:table-cell>
          <table:table-cell office:value-type="float" office:value="0.0000003308443" calcext:value-type="float">
            <text:p>3.308443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43" calcext:value-type="float">
            <text:p>-0.001274943</text:p>
          </table:table-cell>
          <table:table-cell office:value-type="float" office:value="1160.797" calcext:value-type="float">
            <text:p>1160.797</text:p>
          </table:table-cell>
          <table:table-cell office:value-type="float" office:value="2.648936" calcext:value-type="float">
            <text:p>2.648936</text:p>
          </table:table-cell>
          <table:table-cell office:value-type="float" office:value="0" calcext:value-type="float">
            <text:p>0</text:p>
          </table:table-cell>
          <table:table-cell office:value-type="float" office:value="0.3285044" calcext:value-type="float">
            <text:p>0.3285044</text:p>
          </table:table-cell>
          <table:table-cell office:value-type="float" office:value="0.2476468" calcext:value-type="float">
            <text:p>0.2476468</text:p>
          </table:table-cell>
          <table:table-cell office:value-type="float" office:value="0.2034541" calcext:value-type="float">
            <text:p>0.2034541</text:p>
          </table:table-cell>
          <table:table-cell office:value-type="float" office:value="0.05481572" calcext:value-type="float">
            <text:p>0.05481572</text:p>
          </table:table-cell>
          <table:table-cell office:value-type="float" office:value="0.05194119" calcext:value-type="float">
            <text:p>0.05194119</text:p>
          </table:table-cell>
          <table:table-cell office:value-type="float" office:value="0.02486756" calcext:value-type="float">
            <text:p>0.02486756</text:p>
          </table:table-cell>
          <table:table-cell office:value-type="float" office:value="0.03374837" calcext:value-type="float">
            <text:p>0.03374837</text:p>
          </table:table-cell>
          <table:table-cell office:value-type="float" office:value="0.07621042" calcext:value-type="float">
            <text:p>0.07621042</text:p>
          </table:table-cell>
          <table:table-cell office:value-type="float" office:value="0.1457267" calcext:value-type="float">
            <text:p>0.1457267</text:p>
          </table:table-cell>
          <table:table-cell office:value-type="float" office:value="0.1523309" calcext:value-type="float">
            <text:p>0.1523309</text:p>
          </table:table-cell>
          <table:table-cell office:value-type="float" office:value="0.1521816" calcext:value-type="float">
            <text:p>0.1521816</text:p>
          </table:table-cell>
          <table:table-cell office:value-type="float" office:value="0.1791684" calcext:value-type="float">
            <text:p>0.1791684</text:p>
          </table:table-cell>
          <table:table-cell office:value-type="float" office:value="0.1947454" calcext:value-type="float">
            <text:p>0.1947454</text:p>
          </table:table-cell>
          <table:table-cell office:value-type="float" office:value="0.1974641" calcext:value-type="float">
            <text:p>0.1974641</text:p>
          </table:table-cell>
          <table:table-cell office:value-type="float" office:value="0" calcext:value-type="float">
            <text:p>0</text:p>
          </table:table-cell>
          <table:table-cell office:value-type="float" office:value="39.71405" calcext:value-type="float">
            <text:p>39.71405</text:p>
          </table:table-cell>
          <table:table-cell office:value-type="float" office:value="28.09045" calcext:value-type="float">
            <text:p>28.09045</text:p>
          </table:table-cell>
          <table:table-cell office:value-type="float" office:value="26.63638" calcext:value-type="float">
            <text:p>26.63638</text:p>
          </table:table-cell>
          <table:table-cell office:value-type="float" office:value="7.020266" calcext:value-type="float">
            <text:p>7.020266</text:p>
          </table:table-cell>
          <table:table-cell office:value-type="float" office:value="6.347638" calcext:value-type="float">
            <text:p>6.347638</text:p>
          </table:table-cell>
          <table:table-cell office:value-type="float" office:value="2.454041" calcext:value-type="float">
            <text:p>2.454041</text:p>
          </table:table-cell>
          <table:table-cell office:value-type="float" office:value="2.605276" calcext:value-type="float">
            <text:p>2.605276</text:p>
          </table:table-cell>
          <table:table-cell office:value-type="float" office:value="4.993465" calcext:value-type="float">
            <text:p>4.993465</text:p>
          </table:table-cell>
          <table:table-cell office:value-type="float" office:value="8.052328" calcext:value-type="float">
            <text:p>8.052328</text:p>
          </table:table-cell>
          <table:table-cell office:value-type="float" office:value="8.680347" calcext:value-type="float">
            <text:p>8.680347</text:p>
          </table:table-cell>
          <table:table-cell office:value-type="float" office:value="8.681843" calcext:value-type="float">
            <text:p>8.681843</text:p>
          </table:table-cell>
          <table:table-cell office:value-type="float" office:value="11.09921" calcext:value-type="float">
            <text:p>11.09921</text:p>
          </table:table-cell>
          <table:table-cell office:value-type="float" office:value="12.62004" calcext:value-type="float">
            <text:p>12.62004</text:p>
          </table:table-cell>
          <table:table-cell office:value-type="float" office:value="12.88586" calcext:value-type="float">
            <text:p>12.88586</text:p>
          </table:table-cell>
          <table:table-cell office:value-type="float" office:value="0" calcext:value-type="float">
            <text:p>0</text:p>
          </table:table-cell>
          <table:table-cell office:value-type="float" office:value="4.051695" calcext:value-type="float">
            <text:p>4.05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7188" calcext:value-type="float">
            <text:p>0.18371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4.71831" calcext:value-type="float">
            <text:p>4.71831</text:p>
          </table:table-cell>
          <table:table-cell office:value-type="float" office:value="135.7595" calcext:value-type="float">
            <text:p>135.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4076" calcext:value-type="float">
            <text:p>39.14076</text:p>
          </table:table-cell>
          <table:table-cell office:value-type="float" office:value="0" calcext:value-type="float">
            <text:p>0</text:p>
          </table:table-cell>
          <table:table-cell office:value-type="float" office:value="0.0000003317784" calcext:value-type="float">
            <text:p>3.317784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37" calcext:value-type="float">
            <text:p>-0.001274937</text:p>
          </table:table-cell>
          <table:table-cell office:value-type="float" office:value="1160.789" calcext:value-type="float">
            <text:p>1160.789</text:p>
          </table:table-cell>
          <table:table-cell office:value-type="float" office:value="2.645026" calcext:value-type="float">
            <text:p>2.645026</text:p>
          </table:table-cell>
          <table:table-cell office:value-type="float" office:value="0" calcext:value-type="float">
            <text:p>0</text:p>
          </table:table-cell>
          <table:table-cell office:value-type="float" office:value="0.3219216" calcext:value-type="float">
            <text:p>0.3219216</text:p>
          </table:table-cell>
          <table:table-cell office:value-type="float" office:value="0.2446048" calcext:value-type="float">
            <text:p>0.2446048</text:p>
          </table:table-cell>
          <table:table-cell office:value-type="float" office:value="0.2034432" calcext:value-type="float">
            <text:p>0.2034432</text:p>
          </table:table-cell>
          <table:table-cell office:value-type="float" office:value="0.05469717" calcext:value-type="float">
            <text:p>0.05469717</text:p>
          </table:table-cell>
          <table:table-cell office:value-type="float" office:value="0.05187102" calcext:value-type="float">
            <text:p>0.05187102</text:p>
          </table:table-cell>
          <table:table-cell office:value-type="float" office:value="0.02485076" calcext:value-type="float">
            <text:p>0.02485076</text:p>
          </table:table-cell>
          <table:table-cell office:value-type="float" office:value="0.03373818" calcext:value-type="float">
            <text:p>0.03373818</text:p>
          </table:table-cell>
          <table:table-cell office:value-type="float" office:value="0.07623085" calcext:value-type="float">
            <text:p>0.07623085</text:p>
          </table:table-cell>
          <table:table-cell office:value-type="float" office:value="0.1457969" calcext:value-type="float">
            <text:p>0.1457969</text:p>
          </table:table-cell>
          <table:table-cell office:value-type="float" office:value="0.1523789" calcext:value-type="float">
            <text:p>0.1523789</text:p>
          </table:table-cell>
          <table:table-cell office:value-type="float" office:value="0.1522355" calcext:value-type="float">
            <text:p>0.1522355</text:p>
          </table:table-cell>
          <table:table-cell office:value-type="float" office:value="0.1791897" calcext:value-type="float">
            <text:p>0.1791897</text:p>
          </table:table-cell>
          <table:table-cell office:value-type="float" office:value="0.1947592" calcext:value-type="float">
            <text:p>0.1947592</text:p>
          </table:table-cell>
          <table:table-cell office:value-type="float" office:value="0.1974754" calcext:value-type="float">
            <text:p>0.1974754</text:p>
          </table:table-cell>
          <table:table-cell office:value-type="float" office:value="0" calcext:value-type="float">
            <text:p>0</text:p>
          </table:table-cell>
          <table:table-cell office:value-type="float" office:value="39.71334" calcext:value-type="float">
            <text:p>39.71334</text:p>
          </table:table-cell>
          <table:table-cell office:value-type="float" office:value="28.08492" calcext:value-type="float">
            <text:p>28.08492</text:p>
          </table:table-cell>
          <table:table-cell office:value-type="float" office:value="26.62684" calcext:value-type="float">
            <text:p>26.62684</text:p>
          </table:table-cell>
          <table:table-cell office:value-type="float" office:value="7.018488" calcext:value-type="float">
            <text:p>7.018488</text:p>
          </table:table-cell>
          <table:table-cell office:value-type="float" office:value="6.346768" calcext:value-type="float">
            <text:p>6.346768</text:p>
          </table:table-cell>
          <table:table-cell office:value-type="float" office:value="2.454629" calcext:value-type="float">
            <text:p>2.454629</text:p>
          </table:table-cell>
          <table:table-cell office:value-type="float" office:value="2.606984" calcext:value-type="float">
            <text:p>2.606984</text:p>
          </table:table-cell>
          <table:table-cell office:value-type="float" office:value="4.997266" calcext:value-type="float">
            <text:p>4.997266</text:p>
          </table:table-cell>
          <table:table-cell office:value-type="float" office:value="8.057722" calcext:value-type="float">
            <text:p>8.057722</text:p>
          </table:table-cell>
          <table:table-cell office:value-type="float" office:value="8.68528" calcext:value-type="float">
            <text:p>8.68528</text:p>
          </table:table-cell>
          <table:table-cell office:value-type="float" office:value="8.68716" calcext:value-type="float">
            <text:p>8.68716</text:p>
          </table:table-cell>
          <table:table-cell office:value-type="float" office:value="11.10222" calcext:value-type="float">
            <text:p>11.10222</text:p>
          </table:table-cell>
          <table:table-cell office:value-type="float" office:value="12.62128" calcext:value-type="float">
            <text:p>12.62128</text:p>
          </table:table-cell>
          <table:table-cell office:value-type="float" office:value="12.88706" calcext:value-type="float">
            <text:p>12.88706</text:p>
          </table:table-cell>
          <table:table-cell office:value-type="float" office:value="0" calcext:value-type="float">
            <text:p>0</text:p>
          </table:table-cell>
          <table:table-cell office:value-type="float" office:value="4.335942" calcext:value-type="float">
            <text:p>4.33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854" calcext:value-type="float">
            <text:p>0.18728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4.713766" calcext:value-type="float">
            <text:p>4.713766</text:p>
          </table:table-cell>
          <table:table-cell office:value-type="float" office:value="135.7601" calcext:value-type="float">
            <text:p>135.7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5208" calcext:value-type="float">
            <text:p>39.15208</text:p>
          </table:table-cell>
          <table:table-cell office:value-type="float" office:value="0" calcext:value-type="float">
            <text:p>0</text:p>
          </table:table-cell>
          <table:table-cell office:value-type="float" office:value="0.0000003335238" calcext:value-type="float">
            <text:p>3.335238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25" calcext:value-type="float">
            <text:p>-0.001274925</text:p>
          </table:table-cell>
          <table:table-cell office:value-type="float" office:value="1160.781" calcext:value-type="float">
            <text:p>1160.781</text:p>
          </table:table-cell>
          <table:table-cell office:value-type="float" office:value="2.641056" calcext:value-type="float">
            <text:p>2.641056</text:p>
          </table:table-cell>
          <table:table-cell office:value-type="float" office:value="0" calcext:value-type="float">
            <text:p>0</text:p>
          </table:table-cell>
          <table:table-cell office:value-type="float" office:value="0.3268691" calcext:value-type="float">
            <text:p>0.3268691</text:p>
          </table:table-cell>
          <table:table-cell office:value-type="float" office:value="0.2417699" calcext:value-type="float">
            <text:p>0.2417699</text:p>
          </table:table-cell>
          <table:table-cell office:value-type="float" office:value="0.2037549" calcext:value-type="float">
            <text:p>0.2037549</text:p>
          </table:table-cell>
          <table:table-cell office:value-type="float" office:value="0.05469823" calcext:value-type="float">
            <text:p>0.05469823</text:p>
          </table:table-cell>
          <table:table-cell office:value-type="float" office:value="0.0519218" calcext:value-type="float">
            <text:p>0.0519218</text:p>
          </table:table-cell>
          <table:table-cell office:value-type="float" office:value="0.02485512" calcext:value-type="float">
            <text:p>0.02485512</text:p>
          </table:table-cell>
          <table:table-cell office:value-type="float" office:value="0.03374701" calcext:value-type="float">
            <text:p>0.03374701</text:p>
          </table:table-cell>
          <table:table-cell office:value-type="float" office:value="0.0762514" calcext:value-type="float">
            <text:p>0.0762514</text:p>
          </table:table-cell>
          <table:table-cell office:value-type="float" office:value="0.1458682" calcext:value-type="float">
            <text:p>0.1458682</text:p>
          </table:table-cell>
          <table:table-cell office:value-type="float" office:value="0.1524269" calcext:value-type="float">
            <text:p>0.1524269</text:p>
          </table:table-cell>
          <table:table-cell office:value-type="float" office:value="0.1522893" calcext:value-type="float">
            <text:p>0.1522893</text:p>
          </table:table-cell>
          <table:table-cell office:value-type="float" office:value="0.1792118" calcext:value-type="float">
            <text:p>0.1792118</text:p>
          </table:table-cell>
          <table:table-cell office:value-type="float" office:value="0.1947727" calcext:value-type="float">
            <text:p>0.1947727</text:p>
          </table:table-cell>
          <table:table-cell office:value-type="float" office:value="0.197487" calcext:value-type="float">
            <text:p>0.197487</text:p>
          </table:table-cell>
          <table:table-cell office:value-type="float" office:value="0" calcext:value-type="float">
            <text:p>0</text:p>
          </table:table-cell>
          <table:table-cell office:value-type="float" office:value="39.71195" calcext:value-type="float">
            <text:p>39.71195</text:p>
          </table:table-cell>
          <table:table-cell office:value-type="float" office:value="28.07796" calcext:value-type="float">
            <text:p>28.07796</text:p>
          </table:table-cell>
          <table:table-cell office:value-type="float" office:value="26.61734" calcext:value-type="float">
            <text:p>26.61734</text:p>
          </table:table-cell>
          <table:table-cell office:value-type="float" office:value="7.016686" calcext:value-type="float">
            <text:p>7.016686</text:p>
          </table:table-cell>
          <table:table-cell office:value-type="float" office:value="6.345903" calcext:value-type="float">
            <text:p>6.345903</text:p>
          </table:table-cell>
          <table:table-cell office:value-type="float" office:value="2.455209" calcext:value-type="float">
            <text:p>2.455209</text:p>
          </table:table-cell>
          <table:table-cell office:value-type="float" office:value="2.608675" calcext:value-type="float">
            <text:p>2.608675</text:p>
          </table:table-cell>
          <table:table-cell office:value-type="float" office:value="5.001042" calcext:value-type="float">
            <text:p>5.001042</text:p>
          </table:table-cell>
          <table:table-cell office:value-type="float" office:value="8.063115" calcext:value-type="float">
            <text:p>8.063115</text:p>
          </table:table-cell>
          <table:table-cell office:value-type="float" office:value="8.690218" calcext:value-type="float">
            <text:p>8.690218</text:p>
          </table:table-cell>
          <table:table-cell office:value-type="float" office:value="8.692477" calcext:value-type="float">
            <text:p>8.692477</text:p>
          </table:table-cell>
          <table:table-cell office:value-type="float" office:value="11.10517" calcext:value-type="float">
            <text:p>11.10517</text:p>
          </table:table-cell>
          <table:table-cell office:value-type="float" office:value="12.62252" calcext:value-type="float">
            <text:p>12.62252</text:p>
          </table:table-cell>
          <table:table-cell office:value-type="float" office:value="12.889" calcext:value-type="float">
            <text:p>12.889</text:p>
          </table:table-cell>
          <table:table-cell office:value-type="float" office:value="0" calcext:value-type="float">
            <text:p>0</text:p>
          </table:table-cell>
          <table:table-cell office:value-type="float" office:value="4.820605" calcext:value-type="float">
            <text:p>4.82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996" calcext:value-type="float">
            <text:p>0.19099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4.709318" calcext:value-type="float">
            <text:p>4.709318</text:p>
          </table:table-cell>
          <table:table-cell office:value-type="float" office:value="135.7608" calcext:value-type="float">
            <text:p>135.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6342" calcext:value-type="float">
            <text:p>39.16342</text:p>
          </table:table-cell>
          <table:table-cell office:value-type="float" office:value="0" calcext:value-type="float">
            <text:p>0</text:p>
          </table:table-cell>
          <table:table-cell office:value-type="float" office:value="0.000000334195" calcext:value-type="float">
            <text:p>3.34195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21" calcext:value-type="float">
            <text:p>-0.001274921</text:p>
          </table:table-cell>
          <table:table-cell office:value-type="float" office:value="1160.773" calcext:value-type="float">
            <text:p>1160.773</text:p>
          </table:table-cell>
          <table:table-cell office:value-type="float" office:value="2.637219" calcext:value-type="float">
            <text:p>2.637219</text:p>
          </table:table-cell>
          <table:table-cell office:value-type="float" office:value="0" calcext:value-type="float">
            <text:p>0</text:p>
          </table:table-cell>
          <table:table-cell office:value-type="float" office:value="0.3586456" calcext:value-type="float">
            <text:p>0.3586456</text:p>
          </table:table-cell>
          <table:table-cell office:value-type="float" office:value="0.2438011" calcext:value-type="float">
            <text:p>0.2438011</text:p>
          </table:table-cell>
          <table:table-cell office:value-type="float" office:value="0.2039521" calcext:value-type="float">
            <text:p>0.2039521</text:p>
          </table:table-cell>
          <table:table-cell office:value-type="float" office:value="0.05470454" calcext:value-type="float">
            <text:p>0.05470454</text:p>
          </table:table-cell>
          <table:table-cell office:value-type="float" office:value="0.05196229" calcext:value-type="float">
            <text:p>0.05196229</text:p>
          </table:table-cell>
          <table:table-cell office:value-type="float" office:value="0.02486644" calcext:value-type="float">
            <text:p>0.02486644</text:p>
          </table:table-cell>
          <table:table-cell office:value-type="float" office:value="0.03378086" calcext:value-type="float">
            <text:p>0.03378086</text:p>
          </table:table-cell>
          <table:table-cell office:value-type="float" office:value="0.07627461" calcext:value-type="float">
            <text:p>0.07627461</text:p>
          </table:table-cell>
          <table:table-cell office:value-type="float" office:value="0.1459379" calcext:value-type="float">
            <text:p>0.1459379</text:p>
          </table:table-cell>
          <table:table-cell office:value-type="float" office:value="0.1524749" calcext:value-type="float">
            <text:p>0.1524749</text:p>
          </table:table-cell>
          <table:table-cell office:value-type="float" office:value="0.1523431" calcext:value-type="float">
            <text:p>0.1523431</text:p>
          </table:table-cell>
          <table:table-cell office:value-type="float" office:value="0.1792329" calcext:value-type="float">
            <text:p>0.1792329</text:p>
          </table:table-cell>
          <table:table-cell office:value-type="float" office:value="0.1947859" calcext:value-type="float">
            <text:p>0.1947859</text:p>
          </table:table-cell>
          <table:table-cell office:value-type="float" office:value="0.197499" calcext:value-type="float">
            <text:p>0.197499</text:p>
          </table:table-cell>
          <table:table-cell office:value-type="float" office:value="0" calcext:value-type="float">
            <text:p>0</text:p>
          </table:table-cell>
          <table:table-cell office:value-type="float" office:value="39.71465" calcext:value-type="float">
            <text:p>39.71465</text:p>
          </table:table-cell>
          <table:table-cell office:value-type="float" office:value="28.07035" calcext:value-type="float">
            <text:p>28.07035</text:p>
          </table:table-cell>
          <table:table-cell office:value-type="float" office:value="26.60804" calcext:value-type="float">
            <text:p>26.60804</text:p>
          </table:table-cell>
          <table:table-cell office:value-type="float" office:value="7.01493" calcext:value-type="float">
            <text:p>7.01493</text:p>
          </table:table-cell>
          <table:table-cell office:value-type="float" office:value="6.34507" calcext:value-type="float">
            <text:p>6.34507</text:p>
          </table:table-cell>
          <table:table-cell office:value-type="float" office:value="2.455787" calcext:value-type="float">
            <text:p>2.455787</text:p>
          </table:table-cell>
          <table:table-cell office:value-type="float" office:value="2.610362" calcext:value-type="float">
            <text:p>2.610362</text:p>
          </table:table-cell>
          <table:table-cell office:value-type="float" office:value="5.004817" calcext:value-type="float">
            <text:p>5.004817</text:p>
          </table:table-cell>
          <table:table-cell office:value-type="float" office:value="8.068509" calcext:value-type="float">
            <text:p>8.068509</text:p>
          </table:table-cell>
          <table:table-cell office:value-type="float" office:value="8.695154" calcext:value-type="float">
            <text:p>8.695154</text:p>
          </table:table-cell>
          <table:table-cell office:value-type="float" office:value="8.697794" calcext:value-type="float">
            <text:p>8.697794</text:p>
          </table:table-cell>
          <table:table-cell office:value-type="float" office:value="11.10812" calcext:value-type="float">
            <text:p>11.10812</text:p>
          </table:table-cell>
          <table:table-cell office:value-type="float" office:value="12.62376" calcext:value-type="float">
            <text:p>12.62376</text:p>
          </table:table-cell>
          <table:table-cell office:value-type="float" office:value="12.88974" calcext:value-type="float">
            <text:p>12.88974</text:p>
          </table:table-cell>
          <table:table-cell office:value-type="float" office:value="0" calcext:value-type="float">
            <text:p>0</text:p>
          </table:table-cell>
          <table:table-cell office:value-type="float" office:value="4.757545" calcext:value-type="float">
            <text:p>4.757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6423" calcext:value-type="float">
            <text:p>0.19464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4.705274" calcext:value-type="float">
            <text:p>4.705274</text:p>
          </table:table-cell>
          <table:table-cell office:value-type="float" office:value="135.7613" calcext:value-type="float">
            <text:p>135.7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7485" calcext:value-type="float">
            <text:p>39.17485</text:p>
          </table:table-cell>
          <table:table-cell office:value-type="float" office:value="0" calcext:value-type="float">
            <text:p>0</text:p>
          </table:table-cell>
          <table:table-cell office:value-type="float" office:value="0.00000033527" calcext:value-type="float">
            <text:p>3.3527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13" calcext:value-type="float">
            <text:p>-0.001274913</text:p>
          </table:table-cell>
          <table:table-cell office:value-type="float" office:value="1160.765" calcext:value-type="float">
            <text:p>1160.765</text:p>
          </table:table-cell>
          <table:table-cell office:value-type="float" office:value="2.633562" calcext:value-type="float">
            <text:p>2.633562</text:p>
          </table:table-cell>
          <table:table-cell office:value-type="float" office:value="0" calcext:value-type="float">
            <text:p>0</text:p>
          </table:table-cell>
          <table:table-cell office:value-type="float" office:value="0.3458337" calcext:value-type="float">
            <text:p>0.3458337</text:p>
          </table:table-cell>
          <table:table-cell office:value-type="float" office:value="0.2482308" calcext:value-type="float">
            <text:p>0.2482308</text:p>
          </table:table-cell>
          <table:table-cell office:value-type="float" office:value="0.2033982" calcext:value-type="float">
            <text:p>0.2033982</text:p>
          </table:table-cell>
          <table:table-cell office:value-type="float" office:value="0.05458092" calcext:value-type="float">
            <text:p>0.05458092</text:p>
          </table:table-cell>
          <table:table-cell office:value-type="float" office:value="0.05187439" calcext:value-type="float">
            <text:p>0.05187439</text:p>
          </table:table-cell>
          <table:table-cell office:value-type="float" office:value="0.02484634" calcext:value-type="float">
            <text:p>0.02484634</text:p>
          </table:table-cell>
          <table:table-cell office:value-type="float" office:value="0.03378031" calcext:value-type="float">
            <text:p>0.03378031</text:p>
          </table:table-cell>
          <table:table-cell office:value-type="float" office:value="0.07629851" calcext:value-type="float">
            <text:p>0.07629851</text:p>
          </table:table-cell>
          <table:table-cell office:value-type="float" office:value="0.1460056" calcext:value-type="float">
            <text:p>0.1460056</text:p>
          </table:table-cell>
          <table:table-cell office:value-type="float" office:value="0.1525233" calcext:value-type="float">
            <text:p>0.1525233</text:p>
          </table:table-cell>
          <table:table-cell office:value-type="float" office:value="0.1523969" calcext:value-type="float">
            <text:p>0.1523969</text:p>
          </table:table-cell>
          <table:table-cell office:value-type="float" office:value="0.1792518" calcext:value-type="float">
            <text:p>0.1792518</text:p>
          </table:table-cell>
          <table:table-cell office:value-type="float" office:value="0.1947992" calcext:value-type="float">
            <text:p>0.1947992</text:p>
          </table:table-cell>
          <table:table-cell office:value-type="float" office:value="0.1975105" calcext:value-type="float">
            <text:p>0.1975105</text:p>
          </table:table-cell>
          <table:table-cell office:value-type="float" office:value="0" calcext:value-type="float">
            <text:p>0</text:p>
          </table:table-cell>
          <table:table-cell office:value-type="float" office:value="39.72006" calcext:value-type="float">
            <text:p>39.72006</text:p>
          </table:table-cell>
          <table:table-cell office:value-type="float" office:value="28.06436" calcext:value-type="float">
            <text:p>28.06436</text:p>
          </table:table-cell>
          <table:table-cell office:value-type="float" office:value="26.59875" calcext:value-type="float">
            <text:p>26.59875</text:p>
          </table:table-cell>
          <table:table-cell office:value-type="float" office:value="7.01316" calcext:value-type="float">
            <text:p>7.01316</text:p>
          </table:table-cell>
          <table:table-cell office:value-type="float" office:value="6.344236" calcext:value-type="float">
            <text:p>6.344236</text:p>
          </table:table-cell>
          <table:table-cell office:value-type="float" office:value="2.456366" calcext:value-type="float">
            <text:p>2.456366</text:p>
          </table:table-cell>
          <table:table-cell office:value-type="float" office:value="2.612046" calcext:value-type="float">
            <text:p>2.612046</text:p>
          </table:table-cell>
          <table:table-cell office:value-type="float" office:value="5.008584" calcext:value-type="float">
            <text:p>5.008584</text:p>
          </table:table-cell>
          <table:table-cell office:value-type="float" office:value="8.073902" calcext:value-type="float">
            <text:p>8.073902</text:p>
          </table:table-cell>
          <table:table-cell office:value-type="float" office:value="8.70009" calcext:value-type="float">
            <text:p>8.70009</text:p>
          </table:table-cell>
          <table:table-cell office:value-type="float" office:value="8.703111" calcext:value-type="float">
            <text:p>8.703111</text:p>
          </table:table-cell>
          <table:table-cell office:value-type="float" office:value="11.11106" calcext:value-type="float">
            <text:p>11.11106</text:p>
          </table:table-cell>
          <table:table-cell office:value-type="float" office:value="12.625" calcext:value-type="float">
            <text:p>12.625</text:p>
          </table:table-cell>
          <table:table-cell office:value-type="float" office:value="12.88904" calcext:value-type="float">
            <text:p>12.88904</text:p>
          </table:table-cell>
          <table:table-cell office:value-type="float" office:value="0" calcext:value-type="float">
            <text:p>0</text:p>
          </table:table-cell>
          <table:table-cell office:value-type="float" office:value="4.158376" calcext:value-type="float">
            <text:p>4.158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0112" calcext:value-type="float">
            <text:p>0.19801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4.701365" calcext:value-type="float">
            <text:p>4.701365</text:p>
          </table:table-cell>
          <table:table-cell office:value-type="float" office:value="135.7618" calcext:value-type="float">
            <text:p>135.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8628" calcext:value-type="float">
            <text:p>39.18628</text:p>
          </table:table-cell>
          <table:table-cell office:value-type="float" office:value="0" calcext:value-type="float">
            <text:p>0</text:p>
          </table:table-cell>
          <table:table-cell office:value-type="float" office:value="0.0000003363699" calcext:value-type="float">
            <text:p>3.363699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06" calcext:value-type="float">
            <text:p>-0.001274906</text:p>
          </table:table-cell>
          <table:table-cell office:value-type="float" office:value="1160.757" calcext:value-type="float">
            <text:p>1160.757</text:p>
          </table:table-cell>
          <table:table-cell office:value-type="float" office:value="2.629955" calcext:value-type="float">
            <text:p>2.629955</text:p>
          </table:table-cell>
          <table:table-cell office:value-type="float" office:value="0" calcext:value-type="float">
            <text:p>0</text:p>
          </table:table-cell>
          <table:table-cell office:value-type="float" office:value="0.3336546" calcext:value-type="float">
            <text:p>0.3336546</text:p>
          </table:table-cell>
          <table:table-cell office:value-type="float" office:value="0.2500374" calcext:value-type="float">
            <text:p>0.2500374</text:p>
          </table:table-cell>
          <table:table-cell office:value-type="float" office:value="0.203214" calcext:value-type="float">
            <text:p>0.203214</text:p>
          </table:table-cell>
          <table:table-cell office:value-type="float" office:value="0.05438247" calcext:value-type="float">
            <text:p>0.05438247</text:p>
          </table:table-cell>
          <table:table-cell office:value-type="float" office:value="0.05166586" calcext:value-type="float">
            <text:p>0.05166586</text:p>
          </table:table-cell>
          <table:table-cell office:value-type="float" office:value="0.02481509" calcext:value-type="float">
            <text:p>0.02481509</text:p>
          </table:table-cell>
          <table:table-cell office:value-type="float" office:value="0.03375744" calcext:value-type="float">
            <text:p>0.03375744</text:p>
          </table:table-cell>
          <table:table-cell office:value-type="float" office:value="0.0763196" calcext:value-type="float">
            <text:p>0.0763196</text:p>
          </table:table-cell>
          <table:table-cell office:value-type="float" office:value="0.14607" calcext:value-type="float">
            <text:p>0.14607</text:p>
          </table:table-cell>
          <table:table-cell office:value-type="float" office:value="0.1525718" calcext:value-type="float">
            <text:p>0.1525718</text:p>
          </table:table-cell>
          <table:table-cell office:value-type="float" office:value="0.1524506" calcext:value-type="float">
            <text:p>0.1524506</text:p>
          </table:table-cell>
          <table:table-cell office:value-type="float" office:value="0.1792718" calcext:value-type="float">
            <text:p>0.1792718</text:p>
          </table:table-cell>
          <table:table-cell office:value-type="float" office:value="0.1948127" calcext:value-type="float">
            <text:p>0.1948127</text:p>
          </table:table-cell>
          <table:table-cell office:value-type="float" office:value="0.1975221" calcext:value-type="float">
            <text:p>0.1975221</text:p>
          </table:table-cell>
          <table:table-cell office:value-type="float" office:value="0" calcext:value-type="float">
            <text:p>0</text:p>
          </table:table-cell>
          <table:table-cell office:value-type="float" office:value="39.7215" calcext:value-type="float">
            <text:p>39.7215</text:p>
          </table:table-cell>
          <table:table-cell office:value-type="float" office:value="28.05981" calcext:value-type="float">
            <text:p>28.05981</text:p>
          </table:table-cell>
          <table:table-cell office:value-type="float" office:value="26.58934" calcext:value-type="float">
            <text:p>26.58934</text:p>
          </table:table-cell>
          <table:table-cell office:value-type="float" office:value="7.011332" calcext:value-type="float">
            <text:p>7.011332</text:p>
          </table:table-cell>
          <table:table-cell office:value-type="float" office:value="6.343347" calcext:value-type="float">
            <text:p>6.343347</text:p>
          </table:table-cell>
          <table:table-cell office:value-type="float" office:value="2.456932" calcext:value-type="float">
            <text:p>2.456932</text:p>
          </table:table-cell>
          <table:table-cell office:value-type="float" office:value="2.613719" calcext:value-type="float">
            <text:p>2.613719</text:p>
          </table:table-cell>
          <table:table-cell office:value-type="float" office:value="5.012329" calcext:value-type="float">
            <text:p>5.012329</text:p>
          </table:table-cell>
          <table:table-cell office:value-type="float" office:value="8.079296" calcext:value-type="float">
            <text:p>8.079296</text:p>
          </table:table-cell>
          <table:table-cell office:value-type="float" office:value="8.705007" calcext:value-type="float">
            <text:p>8.705007</text:p>
          </table:table-cell>
          <table:table-cell office:value-type="float" office:value="8.708428" calcext:value-type="float">
            <text:p>8.708428</text:p>
          </table:table-cell>
          <table:table-cell office:value-type="float" office:value="11.11401" calcext:value-type="float">
            <text:p>11.11401</text:p>
          </table:table-cell>
          <table:table-cell office:value-type="float" office:value="12.62624" calcext:value-type="float">
            <text:p>12.62624</text:p>
          </table:table-cell>
          <table:table-cell office:value-type="float" office:value="12.88842" calcext:value-type="float">
            <text:p>12.88842</text:p>
          </table:table-cell>
          <table:table-cell office:value-type="float" office:value="0" calcext:value-type="float">
            <text:p>0</text:p>
          </table:table-cell>
          <table:table-cell office:value-type="float" office:value="3.721587" calcext:value-type="float">
            <text:p>3.72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2766" calcext:value-type="float">
            <text:p>0.20127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4.697561" calcext:value-type="float">
            <text:p>4.697561</text:p>
          </table:table-cell>
          <table:table-cell office:value-type="float" office:value="135.7623" calcext:value-type="float">
            <text:p>135.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9767" calcext:value-type="float">
            <text:p>39.19767</text:p>
          </table:table-cell>
          <table:table-cell office:value-type="float" office:value="0" calcext:value-type="float">
            <text:p>0</text:p>
          </table:table-cell>
          <table:table-cell office:value-type="float" office:value="0.0000003371902" calcext:value-type="float">
            <text:p>3.371902E-07</text:p>
          </table:table-cell>
          <table:table-cell office:value-type="float" office:value="0" calcext:value-type="float">
            <text:p>0</text:p>
          </table:table-cell>
          <table:table-cell office:value-type="float" office:value="-0.001274901" calcext:value-type="float">
            <text:p>-0.001274901</text:p>
          </table:table-cell>
          <table:table-cell office:value-type="float" office:value="1160.749" calcext:value-type="float">
            <text:p>1160.749</text:p>
          </table:table-cell>
          <table:table-cell office:value-type="float" office:value="2.62639" calcext:value-type="float">
            <text:p>2.62639</text:p>
          </table:table-cell>
          <table:table-cell office:value-type="float" office:value="0" calcext:value-type="float">
            <text:p>0</text:p>
          </table:table-cell>
          <table:table-cell office:value-type="float" office:value="0.3248613" calcext:value-type="float">
            <text:p>0.3248613</text:p>
          </table:table-cell>
          <table:table-cell office:value-type="float" office:value="0.2485633" calcext:value-type="float">
            <text:p>0.2485633</text:p>
          </table:table-cell>
          <table:table-cell office:value-type="float" office:value="0.2045342" calcext:value-type="float">
            <text:p>0.2045342</text:p>
          </table:table-cell>
          <table:table-cell office:value-type="float" office:value="0.05425796" calcext:value-type="float">
            <text:p>0.05425796</text:p>
          </table:table-cell>
          <table:table-cell office:value-type="float" office:value="0.05151482" calcext:value-type="float">
            <text:p>0.05151482</text:p>
          </table:table-cell>
          <table:table-cell office:value-type="float" office:value="0.02479162" calcext:value-type="float">
            <text:p>0.02479162</text:p>
          </table:table-cell>
          <table:table-cell office:value-type="float" office:value="0.03374417" calcext:value-type="float">
            <text:p>0.03374417</text:p>
          </table:table-cell>
          <table:table-cell office:value-type="float" office:value="0.07633872" calcext:value-type="float">
            <text:p>0.07633872</text:p>
          </table:table-cell>
          <table:table-cell office:value-type="float" office:value="0.146132" calcext:value-type="float">
            <text:p>0.146132</text:p>
          </table:table-cell>
          <table:table-cell office:value-type="float" office:value="0.1526199" calcext:value-type="float">
            <text:p>0.1526199</text:p>
          </table:table-cell>
          <table:table-cell office:value-type="float" office:value="0.1525043" calcext:value-type="float">
            <text:p>0.1525043</text:p>
          </table:table-cell>
          <table:table-cell office:value-type="float" office:value="0.1792923" calcext:value-type="float">
            <text:p>0.1792923</text:p>
          </table:table-cell>
          <table:table-cell office:value-type="float" office:value="0.1948261" calcext:value-type="float">
            <text:p>0.1948261</text:p>
          </table:table-cell>
          <table:table-cell office:value-type="float" office:value="0.1975337" calcext:value-type="float">
            <text:p>0.1975337</text:p>
          </table:table-cell>
          <table:table-cell office:value-type="float" office:value="0" calcext:value-type="float">
            <text:p>0</text:p>
          </table:table-cell>
          <table:table-cell office:value-type="float" office:value="39.72085" calcext:value-type="float">
            <text:p>39.72085</text:p>
          </table:table-cell>
          <table:table-cell office:value-type="float" office:value="28.05559" calcext:value-type="float">
            <text:p>28.05559</text:p>
          </table:table-cell>
          <table:table-cell office:value-type="float" office:value="26.58026" calcext:value-type="float">
            <text:p>26.58026</text:p>
          </table:table-cell>
          <table:table-cell office:value-type="float" office:value="7.009457" calcext:value-type="float">
            <text:p>7.009457</text:p>
          </table:table-cell>
          <table:table-cell office:value-type="float" office:value="6.342395" calcext:value-type="float">
            <text:p>6.342395</text:p>
          </table:table-cell>
          <table:table-cell office:value-type="float" office:value="2.457491" calcext:value-type="float">
            <text:p>2.457491</text:p>
          </table:table-cell>
          <table:table-cell office:value-type="float" office:value="2.615379" calcext:value-type="float">
            <text:p>2.615379</text:p>
          </table:table-cell>
          <table:table-cell office:value-type="float" office:value="5.016072" calcext:value-type="float">
            <text:p>5.016072</text:p>
          </table:table-cell>
          <table:table-cell office:value-type="float" office:value="8.084689" calcext:value-type="float">
            <text:p>8.084689</text:p>
          </table:table-cell>
          <table:table-cell office:value-type="float" office:value="8.709867" calcext:value-type="float">
            <text:p>8.709867</text:p>
          </table:table-cell>
          <table:table-cell office:value-type="float" office:value="8.713741" calcext:value-type="float">
            <text:p>8.713741</text:p>
          </table:table-cell>
          <table:table-cell office:value-type="float" office:value="11.11696" calcext:value-type="float">
            <text:p>11.11696</text:p>
          </table:table-cell>
          <table:table-cell office:value-type="float" office:value="12.62748" calcext:value-type="float">
            <text:p>12.62748</text:p>
          </table:table-cell>
          <table:table-cell office:value-type="float" office:value="12.88772" calcext:value-type="float">
            <text:p>12.88772</text:p>
          </table:table-cell>
          <table:table-cell office:value-type="float" office:value="0" calcext:value-type="float">
            <text:p>0</text:p>
          </table:table-cell>
          <table:table-cell office:value-type="float" office:value="3.43299" calcext:value-type="float">
            <text:p>3.43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4651" calcext:value-type="float">
            <text:p>0.2044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4.693623" calcext:value-type="float">
            <text:p>4.693623</text:p>
          </table:table-cell>
          <table:table-cell office:value-type="float" office:value="135.7628" calcext:value-type="float">
            <text:p>135.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0898" calcext:value-type="float">
            <text:p>39.20898</text:p>
          </table:table-cell>
          <table:table-cell office:value-type="float" office:value="0" calcext:value-type="float">
            <text:p>0</text:p>
          </table:table-cell>
          <table:table-cell office:value-type="float" office:value="0.0000003407133" calcext:value-type="float">
            <text:p>3.407133E-07</text:p>
          </table:table-cell>
          <table:table-cell office:value-type="float" office:value="0" calcext:value-type="float">
            <text:p>0</text:p>
          </table:table-cell>
          <table:table-cell office:value-type="float" office:value="-0.001331368" calcext:value-type="float">
            <text:p>-0.001331368</text:p>
          </table:table-cell>
          <table:table-cell office:value-type="float" office:value="1160.741" calcext:value-type="float">
            <text:p>1160.741</text:p>
          </table:table-cell>
          <table:table-cell office:value-type="float" office:value="2.622658" calcext:value-type="float">
            <text:p>2.622658</text:p>
          </table:table-cell>
          <table:table-cell office:value-type="float" office:value="0" calcext:value-type="float">
            <text:p>0</text:p>
          </table:table-cell>
          <table:table-cell office:value-type="float" office:value="0.2990097" calcext:value-type="float">
            <text:p>0.2990097</text:p>
          </table:table-cell>
          <table:table-cell office:value-type="float" office:value="0.2411956" calcext:value-type="float">
            <text:p>0.2411956</text:p>
          </table:table-cell>
          <table:table-cell office:value-type="float" office:value="0.2044734" calcext:value-type="float">
            <text:p>0.2044734</text:p>
          </table:table-cell>
          <table:table-cell office:value-type="float" office:value="0.05423248" calcext:value-type="float">
            <text:p>0.05423248</text:p>
          </table:table-cell>
          <table:table-cell office:value-type="float" office:value="0.05140772" calcext:value-type="float">
            <text:p>0.05140772</text:p>
          </table:table-cell>
          <table:table-cell office:value-type="float" office:value="0.02477424" calcext:value-type="float">
            <text:p>0.02477424</text:p>
          </table:table-cell>
          <table:table-cell office:value-type="float" office:value="0.03364262" calcext:value-type="float">
            <text:p>0.03364262</text:p>
          </table:table-cell>
          <table:table-cell office:value-type="float" office:value="0.07635869" calcext:value-type="float">
            <text:p>0.07635869</text:p>
          </table:table-cell>
          <table:table-cell office:value-type="float" office:value="0.1461921" calcext:value-type="float">
            <text:p>0.1461921</text:p>
          </table:table-cell>
          <table:table-cell office:value-type="float" office:value="0.152668" calcext:value-type="float">
            <text:p>0.152668</text:p>
          </table:table-cell>
          <table:table-cell office:value-type="float" office:value="0.152558" calcext:value-type="float">
            <text:p>0.152558</text:p>
          </table:table-cell>
          <table:table-cell office:value-type="float" office:value="0.1793245" calcext:value-type="float">
            <text:p>0.1793245</text:p>
          </table:table-cell>
          <table:table-cell office:value-type="float" office:value="0.1949671" calcext:value-type="float">
            <text:p>0.1949671</text:p>
          </table:table-cell>
          <table:table-cell office:value-type="float" office:value="0.1974858" calcext:value-type="float">
            <text:p>0.1974858</text:p>
          </table:table-cell>
          <table:table-cell office:value-type="float" office:value="0" calcext:value-type="float">
            <text:p>0</text:p>
          </table:table-cell>
          <table:table-cell office:value-type="float" office:value="39.71551" calcext:value-type="float">
            <text:p>39.71551</text:p>
          </table:table-cell>
          <table:table-cell office:value-type="float" office:value="28.05058" calcext:value-type="float">
            <text:p>28.05058</text:p>
          </table:table-cell>
          <table:table-cell office:value-type="float" office:value="26.57166" calcext:value-type="float">
            <text:p>26.57166</text:p>
          </table:table-cell>
          <table:table-cell office:value-type="float" office:value="7.007562" calcext:value-type="float">
            <text:p>7.007562</text:p>
          </table:table-cell>
          <table:table-cell office:value-type="float" office:value="6.341405" calcext:value-type="float">
            <text:p>6.341405</text:p>
          </table:table-cell>
          <table:table-cell office:value-type="float" office:value="2.45804" calcext:value-type="float">
            <text:p>2.45804</text:p>
          </table:table-cell>
          <table:table-cell office:value-type="float" office:value="2.617028" calcext:value-type="float">
            <text:p>2.617028</text:p>
          </table:table-cell>
          <table:table-cell office:value-type="float" office:value="5.019818" calcext:value-type="float">
            <text:p>5.019818</text:p>
          </table:table-cell>
          <table:table-cell office:value-type="float" office:value="8.090083" calcext:value-type="float">
            <text:p>8.090083</text:p>
          </table:table-cell>
          <table:table-cell office:value-type="float" office:value="8.714729" calcext:value-type="float">
            <text:p>8.714729</text:p>
          </table:table-cell>
          <table:table-cell office:value-type="float" office:value="8.719002" calcext:value-type="float">
            <text:p>8.719002</text:p>
          </table:table-cell>
          <table:table-cell office:value-type="float" office:value="11.1199" calcext:value-type="float">
            <text:p>11.1199</text:p>
          </table:table-cell>
          <table:table-cell office:value-type="float" office:value="12.62873" calcext:value-type="float">
            <text:p>12.62873</text:p>
          </table:table-cell>
          <table:table-cell office:value-type="float" office:value="12.8883" calcext:value-type="float">
            <text:p>12.8883</text:p>
          </table:table-cell>
          <table:table-cell office:value-type="float" office:value="0" calcext:value-type="float">
            <text:p>0</text:p>
          </table:table-cell>
          <table:table-cell office:value-type="float" office:value="3.821365" calcext:value-type="float">
            <text:p>3.82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735" calcext:value-type="float">
            <text:p>0.2077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4.689386" calcext:value-type="float">
            <text:p>4.689386</text:p>
          </table:table-cell>
          <table:table-cell office:value-type="float" office:value="135.7635" calcext:value-type="float">
            <text:p>135.7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2005" calcext:value-type="float">
            <text:p>39.22005</text:p>
          </table:table-cell>
          <table:table-cell office:value-type="float" office:value="0" calcext:value-type="float">
            <text:p>0</text:p>
          </table:table-cell>
          <table:table-cell office:value-type="float" office:value="0.0000003551928" calcext:value-type="float">
            <text:p>3.551928E-07</text:p>
          </table:table-cell>
          <table:table-cell office:value-type="float" office:value="0" calcext:value-type="float">
            <text:p>0</text:p>
          </table:table-cell>
          <table:table-cell office:value-type="float" office:value="-0.001505723" calcext:value-type="float">
            <text:p>-0.001505723</text:p>
          </table:table-cell>
          <table:table-cell office:value-type="float" office:value="1160.733" calcext:value-type="float">
            <text:p>1160.733</text:p>
          </table:table-cell>
          <table:table-cell office:value-type="float" office:value="2.618858" calcext:value-type="float">
            <text:p>2.618858</text:p>
          </table:table-cell>
          <table:table-cell office:value-type="float" office:value="0" calcext:value-type="float">
            <text:p>0</text:p>
          </table:table-cell>
          <table:table-cell office:value-type="float" office:value="0.2788008" calcext:value-type="float">
            <text:p>0.2788008</text:p>
          </table:table-cell>
          <table:table-cell office:value-type="float" office:value="0.237648" calcext:value-type="float">
            <text:p>0.237648</text:p>
          </table:table-cell>
          <table:table-cell office:value-type="float" office:value="0.2030635" calcext:value-type="float">
            <text:p>0.2030635</text:p>
          </table:table-cell>
          <table:table-cell office:value-type="float" office:value="0.05417588" calcext:value-type="float">
            <text:p>0.05417588</text:p>
          </table:table-cell>
          <table:table-cell office:value-type="float" office:value="0.05134979" calcext:value-type="float">
            <text:p>0.05134979</text:p>
          </table:table-cell>
          <table:table-cell office:value-type="float" office:value="0.02479694" calcext:value-type="float">
            <text:p>0.02479694</text:p>
          </table:table-cell>
          <table:table-cell office:value-type="float" office:value="0.03243962" calcext:value-type="float">
            <text:p>0.03243962</text:p>
          </table:table-cell>
          <table:table-cell office:value-type="float" office:value="0.07630488" calcext:value-type="float">
            <text:p>0.07630488</text:p>
          </table:table-cell>
          <table:table-cell office:value-type="float" office:value="0.1462451" calcext:value-type="float">
            <text:p>0.1462451</text:p>
          </table:table-cell>
          <table:table-cell office:value-type="float" office:value="0.1527159" calcext:value-type="float">
            <text:p>0.1527159</text:p>
          </table:table-cell>
          <table:table-cell office:value-type="float" office:value="0.1526132" calcext:value-type="float">
            <text:p>0.1526132</text:p>
          </table:table-cell>
          <table:table-cell office:value-type="float" office:value="0.1793569" calcext:value-type="float">
            <text:p>0.1793569</text:p>
          </table:table-cell>
          <table:table-cell office:value-type="float" office:value="0.1948842" calcext:value-type="float">
            <text:p>0.1948842</text:p>
          </table:table-cell>
          <table:table-cell office:value-type="float" office:value="0.1975394" calcext:value-type="float">
            <text:p>0.1975394</text:p>
          </table:table-cell>
          <table:table-cell office:value-type="float" office:value="0" calcext:value-type="float">
            <text:p>0</text:p>
          </table:table-cell>
          <table:table-cell office:value-type="float" office:value="39.70206" calcext:value-type="float">
            <text:p>39.70206</text:p>
          </table:table-cell>
          <table:table-cell office:value-type="float" office:value="28.04377" calcext:value-type="float">
            <text:p>28.04377</text:p>
          </table:table-cell>
          <table:table-cell office:value-type="float" office:value="26.56273" calcext:value-type="float">
            <text:p>26.56273</text:p>
          </table:table-cell>
          <table:table-cell office:value-type="float" office:value="7.005668" calcext:value-type="float">
            <text:p>7.005668</text:p>
          </table:table-cell>
          <table:table-cell office:value-type="float" office:value="6.340399" calcext:value-type="float">
            <text:p>6.340399</text:p>
          </table:table-cell>
          <table:table-cell office:value-type="float" office:value="2.458589" calcext:value-type="float">
            <text:p>2.458589</text:p>
          </table:table-cell>
          <table:table-cell office:value-type="float" office:value="2.618578" calcext:value-type="float">
            <text:p>2.618578</text:p>
          </table:table-cell>
          <table:table-cell office:value-type="float" office:value="5.023535" calcext:value-type="float">
            <text:p>5.023535</text:p>
          </table:table-cell>
          <table:table-cell office:value-type="float" office:value="8.095476" calcext:value-type="float">
            <text:p>8.095476</text:p>
          </table:table-cell>
          <table:table-cell office:value-type="float" office:value="8.719588" calcext:value-type="float">
            <text:p>8.719588</text:p>
          </table:table-cell>
          <table:table-cell office:value-type="float" office:value="8.724262" calcext:value-type="float">
            <text:p>8.724262</text:p>
          </table:table-cell>
          <table:table-cell office:value-type="float" office:value="11.12285" calcext:value-type="float">
            <text:p>11.12285</text:p>
          </table:table-cell>
          <table:table-cell office:value-type="float" office:value="12.62997" calcext:value-type="float">
            <text:p>12.62997</text:p>
          </table:table-cell>
          <table:table-cell office:value-type="float" office:value="12.88964" calcext:value-type="float">
            <text:p>12.88964</text:p>
          </table:table-cell>
          <table:table-cell office:value-type="float" office:value="0" calcext:value-type="float">
            <text:p>0</text:p>
          </table:table-cell>
          <table:table-cell office:value-type="float" office:value="5.138131" calcext:value-type="float">
            <text:p>5.13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2039" calcext:value-type="float">
            <text:p>0.21120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4.685185" calcext:value-type="float">
            <text:p>4.685185</text:p>
          </table:table-cell>
          <table:table-cell office:value-type="float" office:value="135.7641" calcext:value-type="float">
            <text:p>135.7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312" calcext:value-type="float">
            <text:p>39.2312</text:p>
          </table:table-cell>
          <table:table-cell office:value-type="float" office:value="0" calcext:value-type="float">
            <text:p>0</text:p>
          </table:table-cell>
          <table:table-cell office:value-type="float" office:value="0.0000003564737" calcext:value-type="float">
            <text:p>3.564737E-07</text:p>
          </table:table-cell>
          <table:table-cell office:value-type="float" office:value="0" calcext:value-type="float">
            <text:p>0</text:p>
          </table:table-cell>
          <table:table-cell office:value-type="float" office:value="-0.001669993" calcext:value-type="float">
            <text:p>-0.001669993</text:p>
          </table:table-cell>
          <table:table-cell office:value-type="float" office:value="1160.725" calcext:value-type="float">
            <text:p>1160.725</text:p>
          </table:table-cell>
          <table:table-cell office:value-type="float" office:value="2.61498" calcext:value-type="float">
            <text:p>2.61498</text:p>
          </table:table-cell>
          <table:table-cell office:value-type="float" office:value="0" calcext:value-type="float">
            <text:p>0</text:p>
          </table:table-cell>
          <table:table-cell office:value-type="float" office:value="0.3371817" calcext:value-type="float">
            <text:p>0.3371817</text:p>
          </table:table-cell>
          <table:table-cell office:value-type="float" office:value="0.2428916" calcext:value-type="float">
            <text:p>0.2428916</text:p>
          </table:table-cell>
          <table:table-cell office:value-type="float" office:value="0.2024159" calcext:value-type="float">
            <text:p>0.2024159</text:p>
          </table:table-cell>
          <table:table-cell office:value-type="float" office:value="0.05411287" calcext:value-type="float">
            <text:p>0.05411287</text:p>
          </table:table-cell>
          <table:table-cell office:value-type="float" office:value="0.05124798" calcext:value-type="float">
            <text:p>0.05124798</text:p>
          </table:table-cell>
          <table:table-cell office:value-type="float" office:value="0.02478747" calcext:value-type="float">
            <text:p>0.02478747</text:p>
          </table:table-cell>
          <table:table-cell office:value-type="float" office:value="0.03330633" calcext:value-type="float">
            <text:p>0.03330633</text:p>
          </table:table-cell>
          <table:table-cell office:value-type="float" office:value="0.07634623" calcext:value-type="float">
            <text:p>0.07634623</text:p>
          </table:table-cell>
          <table:table-cell office:value-type="float" office:value="0.1462807" calcext:value-type="float">
            <text:p>0.1462807</text:p>
          </table:table-cell>
          <table:table-cell office:value-type="float" office:value="0.152764" calcext:value-type="float">
            <text:p>0.152764</text:p>
          </table:table-cell>
          <table:table-cell office:value-type="float" office:value="0.1526743" calcext:value-type="float">
            <text:p>0.1526743</text:p>
          </table:table-cell>
          <table:table-cell office:value-type="float" office:value="0.1793824" calcext:value-type="float">
            <text:p>0.1793824</text:p>
          </table:table-cell>
          <table:table-cell office:value-type="float" office:value="0.1948674" calcext:value-type="float">
            <text:p>0.1948674</text:p>
          </table:table-cell>
          <table:table-cell office:value-type="float" office:value="0.1975629" calcext:value-type="float">
            <text:p>0.1975629</text:p>
          </table:table-cell>
          <table:table-cell office:value-type="float" office:value="0" calcext:value-type="float">
            <text:p>0</text:p>
          </table:table-cell>
          <table:table-cell office:value-type="float" office:value="39.69936" calcext:value-type="float">
            <text:p>39.69936</text:p>
          </table:table-cell>
          <table:table-cell office:value-type="float" office:value="28.03675" calcext:value-type="float">
            <text:p>28.03675</text:p>
          </table:table-cell>
          <table:table-cell office:value-type="float" office:value="26.55341" calcext:value-type="float">
            <text:p>26.55341</text:p>
          </table:table-cell>
          <table:table-cell office:value-type="float" office:value="7.003777" calcext:value-type="float">
            <text:p>7.003777</text:p>
          </table:table-cell>
          <table:table-cell office:value-type="float" office:value="6.339363" calcext:value-type="float">
            <text:p>6.339363</text:p>
          </table:table-cell>
          <table:table-cell office:value-type="float" office:value="2.459137" calcext:value-type="float">
            <text:p>2.459137</text:p>
          </table:table-cell>
          <table:table-cell office:value-type="float" office:value="2.620104" calcext:value-type="float">
            <text:p>2.620104</text:p>
          </table:table-cell>
          <table:table-cell office:value-type="float" office:value="5.027253" calcext:value-type="float">
            <text:p>5.027253</text:p>
          </table:table-cell>
          <table:table-cell office:value-type="float" office:value="8.10087" calcext:value-type="float">
            <text:p>8.10087</text:p>
          </table:table-cell>
          <table:table-cell office:value-type="float" office:value="8.724449" calcext:value-type="float">
            <text:p>8.724449</text:p>
          </table:table-cell>
          <table:table-cell office:value-type="float" office:value="8.729523" calcext:value-type="float">
            <text:p>8.729523</text:p>
          </table:table-cell>
          <table:table-cell office:value-type="float" office:value="11.12579" calcext:value-type="float">
            <text:p>11.12579</text:p>
          </table:table-cell>
          <table:table-cell office:value-type="float" office:value="12.63121" calcext:value-type="float">
            <text:p>12.63121</text:p>
          </table:table-cell>
          <table:table-cell office:value-type="float" office:value="12.89085" calcext:value-type="float">
            <text:p>12.89085</text:p>
          </table:table-cell>
          <table:table-cell office:value-type="float" office:value="0" calcext:value-type="float">
            <text:p>0</text:p>
          </table:table-cell>
          <table:table-cell office:value-type="float" office:value="4.833071" calcext:value-type="float">
            <text:p>4.83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654" calcext:value-type="float">
            <text:p>0.2146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4.681269" calcext:value-type="float">
            <text:p>4.681269</text:p>
          </table:table-cell>
          <table:table-cell office:value-type="float" office:value="135.7646" calcext:value-type="float">
            <text:p>135.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4248" calcext:value-type="float">
            <text:p>39.24248</text:p>
          </table:table-cell>
          <table:table-cell office:value-type="float" office:value="0" calcext:value-type="float">
            <text:p>0</text:p>
          </table:table-cell>
          <table:table-cell office:value-type="float" office:value="0.0000003572555" calcext:value-type="float">
            <text:p>3.572555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648" calcext:value-type="float">
            <text:p>-0.001782648</text:p>
          </table:table-cell>
          <table:table-cell office:value-type="float" office:value="1160.717" calcext:value-type="float">
            <text:p>1160.717</text:p>
          </table:table-cell>
          <table:table-cell office:value-type="float" office:value="2.611301" calcext:value-type="float">
            <text:p>2.611301</text:p>
          </table:table-cell>
          <table:table-cell office:value-type="float" office:value="0" calcext:value-type="float">
            <text:p>0</text:p>
          </table:table-cell>
          <table:table-cell office:value-type="float" office:value="0.3525716" calcext:value-type="float">
            <text:p>0.3525716</text:p>
          </table:table-cell>
          <table:table-cell office:value-type="float" office:value="0.2481614" calcext:value-type="float">
            <text:p>0.2481614</text:p>
          </table:table-cell>
          <table:table-cell office:value-type="float" office:value="0.203156" calcext:value-type="float">
            <text:p>0.203156</text:p>
          </table:table-cell>
          <table:table-cell office:value-type="float" office:value="0.05405669" calcext:value-type="float">
            <text:p>0.05405669</text:p>
          </table:table-cell>
          <table:table-cell office:value-type="float" office:value="0.05118392" calcext:value-type="float">
            <text:p>0.05118392</text:p>
          </table:table-cell>
          <table:table-cell office:value-type="float" office:value="0.02475967" calcext:value-type="float">
            <text:p>0.02475967</text:p>
          </table:table-cell>
          <table:table-cell office:value-type="float" office:value="0.03354378" calcext:value-type="float">
            <text:p>0.03354378</text:p>
          </table:table-cell>
          <table:table-cell office:value-type="float" office:value="0.07641398" calcext:value-type="float">
            <text:p>0.07641398</text:p>
          </table:table-cell>
          <table:table-cell office:value-type="float" office:value="0.1463291" calcext:value-type="float">
            <text:p>0.1463291</text:p>
          </table:table-cell>
          <table:table-cell office:value-type="float" office:value="0.1528123" calcext:value-type="float">
            <text:p>0.1528123</text:p>
          </table:table-cell>
          <table:table-cell office:value-type="float" office:value="0.1527331" calcext:value-type="float">
            <text:p>0.1527331</text:p>
          </table:table-cell>
          <table:table-cell office:value-type="float" office:value="0.1793966" calcext:value-type="float">
            <text:p>0.1793966</text:p>
          </table:table-cell>
          <table:table-cell office:value-type="float" office:value="0.1948739" calcext:value-type="float">
            <text:p>0.1948739</text:p>
          </table:table-cell>
          <table:table-cell office:value-type="float" office:value="0.1975768" calcext:value-type="float">
            <text:p>0.1975768</text:p>
          </table:table-cell>
          <table:table-cell office:value-type="float" office:value="0" calcext:value-type="float">
            <text:p>0</text:p>
          </table:table-cell>
          <table:table-cell office:value-type="float" office:value="39.70374" calcext:value-type="float">
            <text:p>39.70374</text:p>
          </table:table-cell>
          <table:table-cell office:value-type="float" office:value="28.03101" calcext:value-type="float">
            <text:p>28.03101</text:p>
          </table:table-cell>
          <table:table-cell office:value-type="float" office:value="26.54419" calcext:value-type="float">
            <text:p>26.54419</text:p>
          </table:table-cell>
          <table:table-cell office:value-type="float" office:value="7.00188" calcext:value-type="float">
            <text:p>7.00188</text:p>
          </table:table-cell>
          <table:table-cell office:value-type="float" office:value="6.338298" calcext:value-type="float">
            <text:p>6.338298</text:p>
          </table:table-cell>
          <table:table-cell office:value-type="float" office:value="2.459686" calcext:value-type="float">
            <text:p>2.459686</text:p>
          </table:table-cell>
          <table:table-cell office:value-type="float" office:value="2.621701" calcext:value-type="float">
            <text:p>2.621701</text:p>
          </table:table-cell>
          <table:table-cell office:value-type="float" office:value="5.03097" calcext:value-type="float">
            <text:p>5.03097</text:p>
          </table:table-cell>
          <table:table-cell office:value-type="float" office:value="8.106263" calcext:value-type="float">
            <text:p>8.106263</text:p>
          </table:table-cell>
          <table:table-cell office:value-type="float" office:value="8.729308" calcext:value-type="float">
            <text:p>8.729308</text:p>
          </table:table-cell>
          <table:table-cell office:value-type="float" office:value="8.734783" calcext:value-type="float">
            <text:p>8.734783</text:p>
          </table:table-cell>
          <table:table-cell office:value-type="float" office:value="11.12873" calcext:value-type="float">
            <text:p>11.12873</text:p>
          </table:table-cell>
          <table:table-cell office:value-type="float" office:value="12.63245" calcext:value-type="float">
            <text:p>12.63245</text:p>
          </table:table-cell>
          <table:table-cell office:value-type="float" office:value="12.88995" calcext:value-type="float">
            <text:p>12.88995</text:p>
          </table:table-cell>
          <table:table-cell office:value-type="float" office:value="0" calcext:value-type="float">
            <text:p>0</text:p>
          </table:table-cell>
          <table:table-cell office:value-type="float" office:value="4.142933" calcext:value-type="float">
            <text:p>4.142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9043" calcext:value-type="float">
            <text:p>0.2179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4.677274" calcext:value-type="float">
            <text:p>4.677274</text:p>
          </table:table-cell>
          <table:table-cell office:value-type="float" office:value="135.7653" calcext:value-type="float">
            <text:p>135.7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5365" calcext:value-type="float">
            <text:p>39.25365</text:p>
          </table:table-cell>
          <table:table-cell office:value-type="float" office:value="0" calcext:value-type="float">
            <text:p>0</text:p>
          </table:table-cell>
          <table:table-cell office:value-type="float" office:value="0.0000003717801" calcext:value-type="float">
            <text:p>3.7178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538" calcext:value-type="float">
            <text:p>-0.001782538</text:p>
          </table:table-cell>
          <table:table-cell office:value-type="float" office:value="1160.708" calcext:value-type="float">
            <text:p>1160.708</text:p>
          </table:table-cell>
          <table:table-cell office:value-type="float" office:value="2.607651" calcext:value-type="float">
            <text:p>2.607651</text:p>
          </table:table-cell>
          <table:table-cell office:value-type="float" office:value="0" calcext:value-type="float">
            <text:p>0</text:p>
          </table:table-cell>
          <table:table-cell office:value-type="float" office:value="0.2778938" calcext:value-type="float">
            <text:p>0.2778938</text:p>
          </table:table-cell>
          <table:table-cell office:value-type="float" office:value="0.2399491" calcext:value-type="float">
            <text:p>0.2399491</text:p>
          </table:table-cell>
          <table:table-cell office:value-type="float" office:value="0.2034353" calcext:value-type="float">
            <text:p>0.2034353</text:p>
          </table:table-cell>
          <table:table-cell office:value-type="float" office:value="0.05399079" calcext:value-type="float">
            <text:p>0.05399079</text:p>
          </table:table-cell>
          <table:table-cell office:value-type="float" office:value="0.05109489" calcext:value-type="float">
            <text:p>0.05109489</text:p>
          </table:table-cell>
          <table:table-cell office:value-type="float" office:value="0.02476614" calcext:value-type="float">
            <text:p>0.02476614</text:p>
          </table:table-cell>
          <table:table-cell office:value-type="float" office:value="0.03239327" calcext:value-type="float">
            <text:p>0.03239327</text:p>
          </table:table-cell>
          <table:table-cell office:value-type="float" office:value="0.07638004" calcext:value-type="float">
            <text:p>0.07638004</text:p>
          </table:table-cell>
          <table:table-cell office:value-type="float" office:value="0.1463837" calcext:value-type="float">
            <text:p>0.1463837</text:p>
          </table:table-cell>
          <table:table-cell office:value-type="float" office:value="0.1528604" calcext:value-type="float">
            <text:p>0.1528604</text:p>
          </table:table-cell>
          <table:table-cell office:value-type="float" office:value="0.1527871" calcext:value-type="float">
            <text:p>0.1527871</text:p>
          </table:table-cell>
          <table:table-cell office:value-type="float" office:value="0.1794122" calcext:value-type="float">
            <text:p>0.1794122</text:p>
          </table:table-cell>
          <table:table-cell office:value-type="float" office:value="0.1948899" calcext:value-type="float">
            <text:p>0.1948899</text:p>
          </table:table-cell>
          <table:table-cell office:value-type="float" office:value="0.1975884" calcext:value-type="float">
            <text:p>0.1975884</text:p>
          </table:table-cell>
          <table:table-cell office:value-type="float" office:value="0" calcext:value-type="float">
            <text:p>0</text:p>
          </table:table-cell>
          <table:table-cell office:value-type="float" office:value="39.69405" calcext:value-type="float">
            <text:p>39.69405</text:p>
          </table:table-cell>
          <table:table-cell office:value-type="float" office:value="28.02589" calcext:value-type="float">
            <text:p>28.02589</text:p>
          </table:table-cell>
          <table:table-cell office:value-type="float" office:value="26.5354" calcext:value-type="float">
            <text:p>26.5354</text:p>
          </table:table-cell>
          <table:table-cell office:value-type="float" office:value="6.999968" calcext:value-type="float">
            <text:p>6.999968</text:p>
          </table:table-cell>
          <table:table-cell office:value-type="float" office:value="6.337224" calcext:value-type="float">
            <text:p>6.337224</text:p>
          </table:table-cell>
          <table:table-cell office:value-type="float" office:value="2.460221" calcext:value-type="float">
            <text:p>2.460221</text:p>
          </table:table-cell>
          <table:table-cell office:value-type="float" office:value="2.623235" calcext:value-type="float">
            <text:p>2.623235</text:p>
          </table:table-cell>
          <table:table-cell office:value-type="float" office:value="5.034685" calcext:value-type="float">
            <text:p>5.034685</text:p>
          </table:table-cell>
          <table:table-cell office:value-type="float" office:value="8.111657" calcext:value-type="float">
            <text:p>8.111657</text:p>
          </table:table-cell>
          <table:table-cell office:value-type="float" office:value="8.734167" calcext:value-type="float">
            <text:p>8.734167</text:p>
          </table:table-cell>
          <table:table-cell office:value-type="float" office:value="8.740044" calcext:value-type="float">
            <text:p>8.740044</text:p>
          </table:table-cell>
          <table:table-cell office:value-type="float" office:value="11.13168" calcext:value-type="float">
            <text:p>11.13168</text:p>
          </table:table-cell>
          <table:table-cell office:value-type="float" office:value="12.63369" calcext:value-type="float">
            <text:p>12.63369</text:p>
          </table:table-cell>
          <table:table-cell office:value-type="float" office:value="12.89017" calcext:value-type="float">
            <text:p>12.89017</text:p>
          </table:table-cell>
          <table:table-cell office:value-type="float" office:value="0" calcext:value-type="float">
            <text:p>0</text:p>
          </table:table-cell>
          <table:table-cell office:value-type="float" office:value="4.98701" calcext:value-type="float">
            <text:p>4.98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1974" calcext:value-type="float">
            <text:p>0.22119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4.673215" calcext:value-type="float">
            <text:p>4.673215</text:p>
          </table:table-cell>
          <table:table-cell office:value-type="float" office:value="135.7658" calcext:value-type="float">
            <text:p>135.7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648" calcext:value-type="float">
            <text:p>39.2648</text:p>
          </table:table-cell>
          <table:table-cell office:value-type="float" office:value="0" calcext:value-type="float">
            <text:p>0</text:p>
          </table:table-cell>
          <table:table-cell office:value-type="float" office:value="0.000000378619" calcext:value-type="float">
            <text:p>3.7861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88" calcext:value-type="float">
            <text:p>-0.001782488</text:p>
          </table:table-cell>
          <table:table-cell office:value-type="float" office:value="1160.701" calcext:value-type="float">
            <text:p>1160.701</text:p>
          </table:table-cell>
          <table:table-cell office:value-type="float" office:value="2.603853" calcext:value-type="float">
            <text:p>2.603853</text:p>
          </table:table-cell>
          <table:table-cell office:value-type="float" office:value="0" calcext:value-type="float">
            <text:p>0</text:p>
          </table:table-cell>
          <table:table-cell office:value-type="float" office:value="0.3065723" calcext:value-type="float">
            <text:p>0.3065723</text:p>
          </table:table-cell>
          <table:table-cell office:value-type="float" office:value="0.2405611" calcext:value-type="float">
            <text:p>0.2405611</text:p>
          </table:table-cell>
          <table:table-cell office:value-type="float" office:value="0.2026803" calcext:value-type="float">
            <text:p>0.2026803</text:p>
          </table:table-cell>
          <table:table-cell office:value-type="float" office:value="0.05394984" calcext:value-type="float">
            <text:p>0.05394984</text:p>
          </table:table-cell>
          <table:table-cell office:value-type="float" office:value="0.05099364" calcext:value-type="float">
            <text:p>0.05099364</text:p>
          </table:table-cell>
          <table:table-cell office:value-type="float" office:value="0.02475625" calcext:value-type="float">
            <text:p>0.02475625</text:p>
          </table:table-cell>
          <table:table-cell office:value-type="float" office:value="0.0330447" calcext:value-type="float">
            <text:p>0.0330447</text:p>
          </table:table-cell>
          <table:table-cell office:value-type="float" office:value="0.07640639" calcext:value-type="float">
            <text:p>0.07640639</text:p>
          </table:table-cell>
          <table:table-cell office:value-type="float" office:value="0.1464235" calcext:value-type="float">
            <text:p>0.1464235</text:p>
          </table:table-cell>
          <table:table-cell office:value-type="float" office:value="0.1529085" calcext:value-type="float">
            <text:p>0.1529085</text:p>
          </table:table-cell>
          <table:table-cell office:value-type="float" office:value="0.1528398" calcext:value-type="float">
            <text:p>0.1528398</text:p>
          </table:table-cell>
          <table:table-cell office:value-type="float" office:value="0.179434" calcext:value-type="float">
            <text:p>0.179434</text:p>
          </table:table-cell>
          <table:table-cell office:value-type="float" office:value="0.1949042" calcext:value-type="float">
            <text:p>0.1949042</text:p>
          </table:table-cell>
          <table:table-cell office:value-type="float" office:value="0.1975995" calcext:value-type="float">
            <text:p>0.1975995</text:p>
          </table:table-cell>
          <table:table-cell office:value-type="float" office:value="0" calcext:value-type="float">
            <text:p>0</text:p>
          </table:table-cell>
          <table:table-cell office:value-type="float" office:value="39.68702" calcext:value-type="float">
            <text:p>39.68702</text:p>
          </table:table-cell>
          <table:table-cell office:value-type="float" office:value="28.01944" calcext:value-type="float">
            <text:p>28.01944</text:p>
          </table:table-cell>
          <table:table-cell office:value-type="float" office:value="26.5265" calcext:value-type="float">
            <text:p>26.5265</text:p>
          </table:table-cell>
          <table:table-cell office:value-type="float" office:value="6.998045" calcext:value-type="float">
            <text:p>6.998045</text:p>
          </table:table-cell>
          <table:table-cell office:value-type="float" office:value="6.336106" calcext:value-type="float">
            <text:p>6.336106</text:p>
          </table:table-cell>
          <table:table-cell office:value-type="float" office:value="2.460766" calcext:value-type="float">
            <text:p>2.460766</text:p>
          </table:table-cell>
          <table:table-cell office:value-type="float" office:value="2.624732" calcext:value-type="float">
            <text:p>2.624732</text:p>
          </table:table-cell>
          <table:table-cell office:value-type="float" office:value="5.038403" calcext:value-type="float">
            <text:p>5.038403</text:p>
          </table:table-cell>
          <table:table-cell office:value-type="float" office:value="8.117051" calcext:value-type="float">
            <text:p>8.117051</text:p>
          </table:table-cell>
          <table:table-cell office:value-type="float" office:value="8.739028" calcext:value-type="float">
            <text:p>8.739028</text:p>
          </table:table-cell>
          <table:table-cell office:value-type="float" office:value="8.745304" calcext:value-type="float">
            <text:p>8.745304</text:p>
          </table:table-cell>
          <table:table-cell office:value-type="float" office:value="11.13463" calcext:value-type="float">
            <text:p>11.13463</text:p>
          </table:table-cell>
          <table:table-cell office:value-type="float" office:value="12.63493" calcext:value-type="float">
            <text:p>12.63493</text:p>
          </table:table-cell>
          <table:table-cell office:value-type="float" office:value="12.8909" calcext:value-type="float">
            <text:p>12.8909</text:p>
          </table:table-cell>
          <table:table-cell office:value-type="float" office:value="0" calcext:value-type="float">
            <text:p>0</text:p>
          </table:table-cell>
          <table:table-cell office:value-type="float" office:value="4.889002" calcext:value-type="float">
            <text:p>4.88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5361" calcext:value-type="float">
            <text:p>0.22453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4.668992" calcext:value-type="float">
            <text:p>4.668992</text:p>
          </table:table-cell>
          <table:table-cell office:value-type="float" office:value="135.7665" calcext:value-type="float">
            <text:p>135.7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7593" calcext:value-type="float">
            <text:p>39.27593</text:p>
          </table:table-cell>
          <table:table-cell office:value-type="float" office:value="0" calcext:value-type="float">
            <text:p>0</text:p>
          </table:table-cell>
          <table:table-cell office:value-type="float" office:value="0.0000003796978" calcext:value-type="float">
            <text:p>3.796978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82" calcext:value-type="float">
            <text:p>-0.001782482</text:p>
          </table:table-cell>
          <table:table-cell office:value-type="float" office:value="1160.693" calcext:value-type="float">
            <text:p>1160.693</text:p>
          </table:table-cell>
          <table:table-cell office:value-type="float" office:value="2.599981" calcext:value-type="float">
            <text:p>2.599981</text:p>
          </table:table-cell>
          <table:table-cell office:value-type="float" office:value="0" calcext:value-type="float">
            <text:p>0</text:p>
          </table:table-cell>
          <table:table-cell office:value-type="float" office:value="0.3353846" calcext:value-type="float">
            <text:p>0.3353846</text:p>
          </table:table-cell>
          <table:table-cell office:value-type="float" office:value="0.2421223" calcext:value-type="float">
            <text:p>0.2421223</text:p>
          </table:table-cell>
          <table:table-cell office:value-type="float" office:value="0.2018239" calcext:value-type="float">
            <text:p>0.2018239</text:p>
          </table:table-cell>
          <table:table-cell office:value-type="float" office:value="0.05390866" calcext:value-type="float">
            <text:p>0.05390866</text:p>
          </table:table-cell>
          <table:table-cell office:value-type="float" office:value="0.05095604" calcext:value-type="float">
            <text:p>0.05095604</text:p>
          </table:table-cell>
          <table:table-cell office:value-type="float" office:value="0.02473026" calcext:value-type="float">
            <text:p>0.02473026</text:p>
          </table:table-cell>
          <table:table-cell office:value-type="float" office:value="0.03341847" calcext:value-type="float">
            <text:p>0.03341847</text:p>
          </table:table-cell>
          <table:table-cell office:value-type="float" office:value="0.07648065" calcext:value-type="float">
            <text:p>0.07648065</text:p>
          </table:table-cell>
          <table:table-cell office:value-type="float" office:value="0.146472" calcext:value-type="float">
            <text:p>0.146472</text:p>
          </table:table-cell>
          <table:table-cell office:value-type="float" office:value="0.1529567" calcext:value-type="float">
            <text:p>0.1529567</text:p>
          </table:table-cell>
          <table:table-cell office:value-type="float" office:value="0.1528921" calcext:value-type="float">
            <text:p>0.1528921</text:p>
          </table:table-cell>
          <table:table-cell office:value-type="float" office:value="0.1794569" calcext:value-type="float">
            <text:p>0.1794569</text:p>
          </table:table-cell>
          <table:table-cell office:value-type="float" office:value="0.1949181" calcext:value-type="float">
            <text:p>0.1949181</text:p>
          </table:table-cell>
          <table:table-cell office:value-type="float" office:value="0.1976106" calcext:value-type="float">
            <text:p>0.1976106</text:p>
          </table:table-cell>
          <table:table-cell office:value-type="float" office:value="0" calcext:value-type="float">
            <text:p>0</text:p>
          </table:table-cell>
          <table:table-cell office:value-type="float" office:value="39.68617" calcext:value-type="float">
            <text:p>39.68617</text:p>
          </table:table-cell>
          <table:table-cell office:value-type="float" office:value="28.01231" calcext:value-type="float">
            <text:p>28.01231</text:p>
          </table:table-cell>
          <table:table-cell office:value-type="float" office:value="26.51726" calcext:value-type="float">
            <text:p>26.51726</text:p>
          </table:table-cell>
          <table:table-cell office:value-type="float" office:value="6.996109" calcext:value-type="float">
            <text:p>6.996109</text:p>
          </table:table-cell>
          <table:table-cell office:value-type="float" office:value="6.334975" calcext:value-type="float">
            <text:p>6.334975</text:p>
          </table:table-cell>
          <table:table-cell office:value-type="float" office:value="2.4613" calcext:value-type="float">
            <text:p>2.4613</text:p>
          </table:table-cell>
          <table:table-cell office:value-type="float" office:value="2.626297" calcext:value-type="float">
            <text:p>2.626297</text:p>
          </table:table-cell>
          <table:table-cell office:value-type="float" office:value="5.042118" calcext:value-type="float">
            <text:p>5.042118</text:p>
          </table:table-cell>
          <table:table-cell office:value-type="float" office:value="8.122386" calcext:value-type="float">
            <text:p>8.122386</text:p>
          </table:table-cell>
          <table:table-cell office:value-type="float" office:value="8.743885" calcext:value-type="float">
            <text:p>8.743885</text:p>
          </table:table-cell>
          <table:table-cell office:value-type="float" office:value="8.750565" calcext:value-type="float">
            <text:p>8.750565</text:p>
          </table:table-cell>
          <table:table-cell office:value-type="float" office:value="11.13758" calcext:value-type="float">
            <text:p>11.13758</text:p>
          </table:table-cell>
          <table:table-cell office:value-type="float" office:value="12.63617" calcext:value-type="float">
            <text:p>12.63617</text:p>
          </table:table-cell>
          <table:table-cell office:value-type="float" office:value="12.89262" calcext:value-type="float">
            <text:p>12.89262</text:p>
          </table:table-cell>
          <table:table-cell office:value-type="float" office:value="0" calcext:value-type="float">
            <text:p>0</text:p>
          </table:table-cell>
          <table:table-cell office:value-type="float" office:value="4.83726" calcext:value-type="float">
            <text:p>4.83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9873" calcext:value-type="float">
            <text:p>0.22798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4.664675" calcext:value-type="float">
            <text:p>4.664675</text:p>
          </table:table-cell>
          <table:table-cell office:value-type="float" office:value="135.7672" calcext:value-type="float">
            <text:p>135.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87" calcext:value-type="float">
            <text:p>39.287</text:p>
          </table:table-cell>
          <table:table-cell office:value-type="float" office:value="0" calcext:value-type="float">
            <text:p>0</text:p>
          </table:table-cell>
          <table:table-cell office:value-type="float" office:value="0.0000003803831" calcext:value-type="float">
            <text:p>3.80383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78" calcext:value-type="float">
            <text:p>-0.001782478</text:p>
          </table:table-cell>
          <table:table-cell office:value-type="float" office:value="1160.685" calcext:value-type="float">
            <text:p>1160.685</text:p>
          </table:table-cell>
          <table:table-cell office:value-type="float" office:value="2.596188" calcext:value-type="float">
            <text:p>2.596188</text:p>
          </table:table-cell>
          <table:table-cell office:value-type="float" office:value="0" calcext:value-type="float">
            <text:p>0</text:p>
          </table:table-cell>
          <table:table-cell office:value-type="float" office:value="0.339239" calcext:value-type="float">
            <text:p>0.339239</text:p>
          </table:table-cell>
          <table:table-cell office:value-type="float" office:value="0.2419257" calcext:value-type="float">
            <text:p>0.2419257</text:p>
          </table:table-cell>
          <table:table-cell office:value-type="float" office:value="0.2010216" calcext:value-type="float">
            <text:p>0.2010216</text:p>
          </table:table-cell>
          <table:table-cell office:value-type="float" office:value="0.0538697" calcext:value-type="float">
            <text:p>0.0538697</text:p>
          </table:table-cell>
          <table:table-cell office:value-type="float" office:value="0.05094505" calcext:value-type="float">
            <text:p>0.05094505</text:p>
          </table:table-cell>
          <table:table-cell office:value-type="float" office:value="0.02471692" calcext:value-type="float">
            <text:p>0.02471692</text:p>
          </table:table-cell>
          <table:table-cell office:value-type="float" office:value="0.03358264" calcext:value-type="float">
            <text:p>0.03358264</text:p>
          </table:table-cell>
          <table:table-cell office:value-type="float" office:value="0.07652236" calcext:value-type="float">
            <text:p>0.07652236</text:p>
          </table:table-cell>
          <table:table-cell office:value-type="float" office:value="0.146531" calcext:value-type="float">
            <text:p>0.146531</text:p>
          </table:table-cell>
          <table:table-cell office:value-type="float" office:value="0.153005" calcext:value-type="float">
            <text:p>0.153005</text:p>
          </table:table-cell>
          <table:table-cell office:value-type="float" office:value="0.1529442" calcext:value-type="float">
            <text:p>0.1529442</text:p>
          </table:table-cell>
          <table:table-cell office:value-type="float" office:value="0.1794799" calcext:value-type="float">
            <text:p>0.1794799</text:p>
          </table:table-cell>
          <table:table-cell office:value-type="float" office:value="0.1949316" calcext:value-type="float">
            <text:p>0.1949316</text:p>
          </table:table-cell>
          <table:table-cell office:value-type="float" office:value="0.1976216" calcext:value-type="float">
            <text:p>0.1976216</text:p>
          </table:table-cell>
          <table:table-cell office:value-type="float" office:value="0" calcext:value-type="float">
            <text:p>0</text:p>
          </table:table-cell>
          <table:table-cell office:value-type="float" office:value="39.68763" calcext:value-type="float">
            <text:p>39.68763</text:p>
          </table:table-cell>
          <table:table-cell office:value-type="float" office:value="28.00493" calcext:value-type="float">
            <text:p>28.00493</text:p>
          </table:table-cell>
          <table:table-cell office:value-type="float" office:value="26.50766" calcext:value-type="float">
            <text:p>26.50766</text:p>
          </table:table-cell>
          <table:table-cell office:value-type="float" office:value="6.99416" calcext:value-type="float">
            <text:p>6.99416</text:p>
          </table:table-cell>
          <table:table-cell office:value-type="float" office:value="6.333831" calcext:value-type="float">
            <text:p>6.333831</text:p>
          </table:table-cell>
          <table:table-cell office:value-type="float" office:value="2.461834" calcext:value-type="float">
            <text:p>2.461834</text:p>
          </table:table-cell>
          <table:table-cell office:value-type="float" office:value="2.627891" calcext:value-type="float">
            <text:p>2.627891</text:p>
          </table:table-cell>
          <table:table-cell office:value-type="float" office:value="5.045834" calcext:value-type="float">
            <text:p>5.045834</text:p>
          </table:table-cell>
          <table:table-cell office:value-type="float" office:value="8.127687" calcext:value-type="float">
            <text:p>8.127687</text:p>
          </table:table-cell>
          <table:table-cell office:value-type="float" office:value="8.748745" calcext:value-type="float">
            <text:p>8.748745</text:p>
          </table:table-cell>
          <table:table-cell office:value-type="float" office:value="8.755825" calcext:value-type="float">
            <text:p>8.755825</text:p>
          </table:table-cell>
          <table:table-cell office:value-type="float" office:value="11.14052" calcext:value-type="float">
            <text:p>11.14052</text:p>
          </table:table-cell>
          <table:table-cell office:value-type="float" office:value="12.63733" calcext:value-type="float">
            <text:p>12.63733</text:p>
          </table:table-cell>
          <table:table-cell office:value-type="float" office:value="12.89479" calcext:value-type="float">
            <text:p>12.89479</text:p>
          </table:table-cell>
          <table:table-cell office:value-type="float" office:value="0" calcext:value-type="float">
            <text:p>0</text:p>
          </table:table-cell>
          <table:table-cell office:value-type="float" office:value="4.920933" calcext:value-type="float">
            <text:p>4.92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4967" calcext:value-type="float">
            <text:p>0.23149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4.660327" calcext:value-type="float">
            <text:p>4.660327</text:p>
          </table:table-cell>
          <table:table-cell office:value-type="float" office:value="135.7679" calcext:value-type="float">
            <text:p>135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9806" calcext:value-type="float">
            <text:p>39.29806</text:p>
          </table:table-cell>
          <table:table-cell office:value-type="float" office:value="0" calcext:value-type="float">
            <text:p>0</text:p>
          </table:table-cell>
          <table:table-cell office:value-type="float" office:value="0.0000003810791" calcext:value-type="float">
            <text:p>3.81079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74" calcext:value-type="float">
            <text:p>-0.001782474</text:p>
          </table:table-cell>
          <table:table-cell office:value-type="float" office:value="1160.677" calcext:value-type="float">
            <text:p>1160.677</text:p>
          </table:table-cell>
          <table:table-cell office:value-type="float" office:value="2.592486" calcext:value-type="float">
            <text:p>2.592486</text:p>
          </table:table-cell>
          <table:table-cell office:value-type="float" office:value="0" calcext:value-type="float">
            <text:p>0</text:p>
          </table:table-cell>
          <table:table-cell office:value-type="float" office:value="0.3403276" calcext:value-type="float">
            <text:p>0.3403276</text:p>
          </table:table-cell>
          <table:table-cell office:value-type="float" office:value="0.2418209" calcext:value-type="float">
            <text:p>0.2418209</text:p>
          </table:table-cell>
          <table:table-cell office:value-type="float" office:value="0.2005831" calcext:value-type="float">
            <text:p>0.2005831</text:p>
          </table:table-cell>
          <table:table-cell office:value-type="float" office:value="0.0538051" calcext:value-type="float">
            <text:p>0.0538051</text:p>
          </table:table-cell>
          <table:table-cell office:value-type="float" office:value="0.05094347" calcext:value-type="float">
            <text:p>0.05094347</text:p>
          </table:table-cell>
          <table:table-cell office:value-type="float" office:value="0.02470889" calcext:value-type="float">
            <text:p>0.02470889</text:p>
          </table:table-cell>
          <table:table-cell office:value-type="float" office:value="0.033649" calcext:value-type="float">
            <text:p>0.033649</text:p>
          </table:table-cell>
          <table:table-cell office:value-type="float" office:value="0.07655172" calcext:value-type="float">
            <text:p>0.07655172</text:p>
          </table:table-cell>
          <table:table-cell office:value-type="float" office:value="0.1465943" calcext:value-type="float">
            <text:p>0.1465943</text:p>
          </table:table-cell>
          <table:table-cell office:value-type="float" office:value="0.1530537" calcext:value-type="float">
            <text:p>0.1530537</text:p>
          </table:table-cell>
          <table:table-cell office:value-type="float" office:value="0.1529964" calcext:value-type="float">
            <text:p>0.1529964</text:p>
          </table:table-cell>
          <table:table-cell office:value-type="float" office:value="0.1795035" calcext:value-type="float">
            <text:p>0.1795035</text:p>
          </table:table-cell>
          <table:table-cell office:value-type="float" office:value="0.1949447" calcext:value-type="float">
            <text:p>0.1949447</text:p>
          </table:table-cell>
          <table:table-cell office:value-type="float" office:value="0.1976326" calcext:value-type="float">
            <text:p>0.1976326</text:p>
          </table:table-cell>
          <table:table-cell office:value-type="float" office:value="0" calcext:value-type="float">
            <text:p>0</text:p>
          </table:table-cell>
          <table:table-cell office:value-type="float" office:value="39.69022" calcext:value-type="float">
            <text:p>39.69022</text:p>
          </table:table-cell>
          <table:table-cell office:value-type="float" office:value="27.99722" calcext:value-type="float">
            <text:p>27.99722</text:p>
          </table:table-cell>
          <table:table-cell office:value-type="float" office:value="26.49782" calcext:value-type="float">
            <text:p>26.49782</text:p>
          </table:table-cell>
          <table:table-cell office:value-type="float" office:value="6.992196" calcext:value-type="float">
            <text:p>6.992196</text:p>
          </table:table-cell>
          <table:table-cell office:value-type="float" office:value="6.332688" calcext:value-type="float">
            <text:p>6.332688</text:p>
          </table:table-cell>
          <table:table-cell office:value-type="float" office:value="2.462358" calcext:value-type="float">
            <text:p>2.462358</text:p>
          </table:table-cell>
          <table:table-cell office:value-type="float" office:value="2.629502" calcext:value-type="float">
            <text:p>2.629502</text:p>
          </table:table-cell>
          <table:table-cell office:value-type="float" office:value="5.049548" calcext:value-type="float">
            <text:p>5.049548</text:p>
          </table:table-cell>
          <table:table-cell office:value-type="float" office:value="8.132991" calcext:value-type="float">
            <text:p>8.132991</text:p>
          </table:table-cell>
          <table:table-cell office:value-type="float" office:value="8.753607" calcext:value-type="float">
            <text:p>8.753607</text:p>
          </table:table-cell>
          <table:table-cell office:value-type="float" office:value="8.761086" calcext:value-type="float">
            <text:p>8.761086</text:p>
          </table:table-cell>
          <table:table-cell office:value-type="float" office:value="11.14347" calcext:value-type="float">
            <text:p>11.14347</text:p>
          </table:table-cell>
          <table:table-cell office:value-type="float" office:value="12.6385" calcext:value-type="float">
            <text:p>12.6385</text:p>
          </table:table-cell>
          <table:table-cell office:value-type="float" office:value="12.89683" calcext:value-type="float">
            <text:p>12.89683</text:p>
          </table:table-cell>
          <table:table-cell office:value-type="float" office:value="0" calcext:value-type="float">
            <text:p>0</text:p>
          </table:table-cell>
          <table:table-cell office:value-type="float" office:value="5.004131" calcext:value-type="float">
            <text:p>5.00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0187" calcext:value-type="float">
            <text:p>0.23501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4.655964" calcext:value-type="float">
            <text:p>4.655964</text:p>
          </table:table-cell>
          <table:table-cell office:value-type="float" office:value="135.7686" calcext:value-type="float">
            <text:p>135.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0907" calcext:value-type="float">
            <text:p>39.30907</text:p>
          </table:table-cell>
          <table:table-cell office:value-type="float" office:value="0" calcext:value-type="float">
            <text:p>0</text:p>
          </table:table-cell>
          <table:table-cell office:value-type="float" office:value="0.0000003817953" calcext:value-type="float">
            <text:p>3.817953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71" calcext:value-type="float">
            <text:p>-0.001782471</text:p>
          </table:table-cell>
          <table:table-cell office:value-type="float" office:value="1160.669" calcext:value-type="float">
            <text:p>1160.669</text:p>
          </table:table-cell>
          <table:table-cell office:value-type="float" office:value="2.588897" calcext:value-type="float">
            <text:p>2.588897</text:p>
          </table:table-cell>
          <table:table-cell office:value-type="float" office:value="0" calcext:value-type="float">
            <text:p>0</text:p>
          </table:table-cell>
          <table:table-cell office:value-type="float" office:value="0.3510932" calcext:value-type="float">
            <text:p>0.3510932</text:p>
          </table:table-cell>
          <table:table-cell office:value-type="float" office:value="0.2424614" calcext:value-type="float">
            <text:p>0.2424614</text:p>
          </table:table-cell>
          <table:table-cell office:value-type="float" office:value="0.200304" calcext:value-type="float">
            <text:p>0.200304</text:p>
          </table:table-cell>
          <table:table-cell office:value-type="float" office:value="0.05374201" calcext:value-type="float">
            <text:p>0.05374201</text:p>
          </table:table-cell>
          <table:table-cell office:value-type="float" office:value="0.05094415" calcext:value-type="float">
            <text:p>0.05094415</text:p>
          </table:table-cell>
          <table:table-cell office:value-type="float" office:value="0.02470389" calcext:value-type="float">
            <text:p>0.02470389</text:p>
          </table:table-cell>
          <table:table-cell office:value-type="float" office:value="0.03368378" calcext:value-type="float">
            <text:p>0.03368378</text:p>
          </table:table-cell>
          <table:table-cell office:value-type="float" office:value="0.07657897" calcext:value-type="float">
            <text:p>0.07657897</text:p>
          </table:table-cell>
          <table:table-cell office:value-type="float" office:value="0.1466578" calcext:value-type="float">
            <text:p>0.1466578</text:p>
          </table:table-cell>
          <table:table-cell office:value-type="float" office:value="0.1531024" calcext:value-type="float">
            <text:p>0.1531024</text:p>
          </table:table-cell>
          <table:table-cell office:value-type="float" office:value="0.1530489" calcext:value-type="float">
            <text:p>0.1530489</text:p>
          </table:table-cell>
          <table:table-cell office:value-type="float" office:value="0.1795278" calcext:value-type="float">
            <text:p>0.1795278</text:p>
          </table:table-cell>
          <table:table-cell office:value-type="float" office:value="0.1949571" calcext:value-type="float">
            <text:p>0.1949571</text:p>
          </table:table-cell>
          <table:table-cell office:value-type="float" office:value="0.1976437" calcext:value-type="float">
            <text:p>0.1976437</text:p>
          </table:table-cell>
          <table:table-cell office:value-type="float" office:value="0" calcext:value-type="float">
            <text:p>0</text:p>
          </table:table-cell>
          <table:table-cell office:value-type="float" office:value="39.69268" calcext:value-type="float">
            <text:p>39.69268</text:p>
          </table:table-cell>
          <table:table-cell office:value-type="float" office:value="27.98914" calcext:value-type="float">
            <text:p>27.98914</text:p>
          </table:table-cell>
          <table:table-cell office:value-type="float" office:value="26.48785" calcext:value-type="float">
            <text:p>26.48785</text:p>
          </table:table-cell>
          <table:table-cell office:value-type="float" office:value="6.99022" calcext:value-type="float">
            <text:p>6.99022</text:p>
          </table:table-cell>
          <table:table-cell office:value-type="float" office:value="6.331544" calcext:value-type="float">
            <text:p>6.331544</text:p>
          </table:table-cell>
          <table:table-cell office:value-type="float" office:value="2.462876" calcext:value-type="float">
            <text:p>2.462876</text:p>
          </table:table-cell>
          <table:table-cell office:value-type="float" office:value="2.631113" calcext:value-type="float">
            <text:p>2.631113</text:p>
          </table:table-cell>
          <table:table-cell office:value-type="float" office:value="5.053234" calcext:value-type="float">
            <text:p>5.053234</text:p>
          </table:table-cell>
          <table:table-cell office:value-type="float" office:value="8.138293" calcext:value-type="float">
            <text:p>8.138293</text:p>
          </table:table-cell>
          <table:table-cell office:value-type="float" office:value="8.758467" calcext:value-type="float">
            <text:p>8.758467</text:p>
          </table:table-cell>
          <table:table-cell office:value-type="float" office:value="8.766346" calcext:value-type="float">
            <text:p>8.766346</text:p>
          </table:table-cell>
          <table:table-cell office:value-type="float" office:value="11.1464" calcext:value-type="float">
            <text:p>11.1464</text:p>
          </table:table-cell>
          <table:table-cell office:value-type="float" office:value="12.63966" calcext:value-type="float">
            <text:p>12.63966</text:p>
          </table:table-cell>
          <table:table-cell office:value-type="float" office:value="12.89872" calcext:value-type="float">
            <text:p>12.89872</text:p>
          </table:table-cell>
          <table:table-cell office:value-type="float" office:value="0" calcext:value-type="float">
            <text:p>0</text:p>
          </table:table-cell>
          <table:table-cell office:value-type="float" office:value="5.048002" calcext:value-type="float">
            <text:p>5.04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553" calcext:value-type="float">
            <text:p>0.2385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4.65181" calcext:value-type="float">
            <text:p>4.65181</text:p>
          </table:table-cell>
          <table:table-cell office:value-type="float" office:value="135.7692" calcext:value-type="float">
            <text:p>135.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2014" calcext:value-type="float">
            <text:p>39.32014</text:p>
          </table:table-cell>
          <table:table-cell office:value-type="float" office:value="0" calcext:value-type="float">
            <text:p>0</text:p>
          </table:table-cell>
          <table:table-cell office:value-type="float" office:value="0.0000003823034" calcext:value-type="float">
            <text:p>3.823034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68" calcext:value-type="float">
            <text:p>-0.001782468</text:p>
          </table:table-cell>
          <table:table-cell office:value-type="float" office:value="1160.661" calcext:value-type="float">
            <text:p>1160.661</text:p>
          </table:table-cell>
          <table:table-cell office:value-type="float" office:value="2.585224" calcext:value-type="float">
            <text:p>2.585224</text:p>
          </table:table-cell>
          <table:table-cell office:value-type="float" office:value="0" calcext:value-type="float">
            <text:p>0</text:p>
          </table:table-cell>
          <table:table-cell office:value-type="float" office:value="0.3565165" calcext:value-type="float">
            <text:p>0.3565165</text:p>
          </table:table-cell>
          <table:table-cell office:value-type="float" office:value="0.2446315" calcext:value-type="float">
            <text:p>0.2446315</text:p>
          </table:table-cell>
          <table:table-cell office:value-type="float" office:value="0.2005363" calcext:value-type="float">
            <text:p>0.2005363</text:p>
          </table:table-cell>
          <table:table-cell office:value-type="float" office:value="0.05368908" calcext:value-type="float">
            <text:p>0.05368908</text:p>
          </table:table-cell>
          <table:table-cell office:value-type="float" office:value="0.05094285" calcext:value-type="float">
            <text:p>0.05094285</text:p>
          </table:table-cell>
          <table:table-cell office:value-type="float" office:value="0.02469377" calcext:value-type="float">
            <text:p>0.02469377</text:p>
          </table:table-cell>
          <table:table-cell office:value-type="float" office:value="0.03370254" calcext:value-type="float">
            <text:p>0.03370254</text:p>
          </table:table-cell>
          <table:table-cell office:value-type="float" office:value="0.07661318" calcext:value-type="float">
            <text:p>0.07661318</text:p>
          </table:table-cell>
          <table:table-cell office:value-type="float" office:value="0.1467146" calcext:value-type="float">
            <text:p>0.1467146</text:p>
          </table:table-cell>
          <table:table-cell office:value-type="float" office:value="0.1531513" calcext:value-type="float">
            <text:p>0.1531513</text:p>
          </table:table-cell>
          <table:table-cell office:value-type="float" office:value="0.1531016" calcext:value-type="float">
            <text:p>0.1531016</text:p>
          </table:table-cell>
          <table:table-cell office:value-type="float" office:value="0.1795497" calcext:value-type="float">
            <text:p>0.1795497</text:p>
          </table:table-cell>
          <table:table-cell office:value-type="float" office:value="0.1949694" calcext:value-type="float">
            <text:p>0.1949694</text:p>
          </table:table-cell>
          <table:table-cell office:value-type="float" office:value="0.1976545" calcext:value-type="float">
            <text:p>0.1976545</text:p>
          </table:table-cell>
          <table:table-cell office:value-type="float" office:value="0" calcext:value-type="float">
            <text:p>0</text:p>
          </table:table-cell>
          <table:table-cell office:value-type="float" office:value="39.7002" calcext:value-type="float">
            <text:p>39.7002</text:p>
          </table:table-cell>
          <table:table-cell office:value-type="float" office:value="27.98196" calcext:value-type="float">
            <text:p>27.98196</text:p>
          </table:table-cell>
          <table:table-cell office:value-type="float" office:value="26.47795" calcext:value-type="float">
            <text:p>26.47795</text:p>
          </table:table-cell>
          <table:table-cell office:value-type="float" office:value="6.988241" calcext:value-type="float">
            <text:p>6.988241</text:p>
          </table:table-cell>
          <table:table-cell office:value-type="float" office:value="6.3304" calcext:value-type="float">
            <text:p>6.3304</text:p>
          </table:table-cell>
          <table:table-cell office:value-type="float" office:value="2.463395" calcext:value-type="float">
            <text:p>2.463395</text:p>
          </table:table-cell>
          <table:table-cell office:value-type="float" office:value="2.632718" calcext:value-type="float">
            <text:p>2.632718</text:p>
          </table:table-cell>
          <table:table-cell office:value-type="float" office:value="5.056916" calcext:value-type="float">
            <text:p>5.056916</text:p>
          </table:table-cell>
          <table:table-cell office:value-type="float" office:value="8.143595" calcext:value-type="float">
            <text:p>8.143595</text:p>
          </table:table-cell>
          <table:table-cell office:value-type="float" office:value="8.763325" calcext:value-type="float">
            <text:p>8.763325</text:p>
          </table:table-cell>
          <table:table-cell office:value-type="float" office:value="8.771605" calcext:value-type="float">
            <text:p>8.771605</text:p>
          </table:table-cell>
          <table:table-cell office:value-type="float" office:value="11.14926" calcext:value-type="float">
            <text:p>11.14926</text:p>
          </table:table-cell>
          <table:table-cell office:value-type="float" office:value="12.64082" calcext:value-type="float">
            <text:p>12.64082</text:p>
          </table:table-cell>
          <table:table-cell office:value-type="float" office:value="12.89869" calcext:value-type="float">
            <text:p>12.89869</text:p>
          </table:table-cell>
          <table:table-cell office:value-type="float" office:value="0" calcext:value-type="float">
            <text:p>0</text:p>
          </table:table-cell>
          <table:table-cell office:value-type="float" office:value="4.805412" calcext:value-type="float">
            <text:p>4.80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949" calcext:value-type="float">
            <text:p>0.2419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4.647624" calcext:value-type="float">
            <text:p>4.647624</text:p>
          </table:table-cell>
          <table:table-cell office:value-type="float" office:value="135.7699" calcext:value-type="float">
            <text:p>135.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3117" calcext:value-type="float">
            <text:p>39.33117</text:p>
          </table:table-cell>
          <table:table-cell office:value-type="float" office:value="0" calcext:value-type="float">
            <text:p>0</text:p>
          </table:table-cell>
          <table:table-cell office:value-type="float" office:value="0.0000003883694" calcext:value-type="float">
            <text:p>3.883694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423" calcext:value-type="float">
            <text:p>-0.001782423</text:p>
          </table:table-cell>
          <table:table-cell office:value-type="float" office:value="1160.653" calcext:value-type="float">
            <text:p>1160.653</text:p>
          </table:table-cell>
          <table:table-cell office:value-type="float" office:value="2.581464" calcext:value-type="float">
            <text:p>2.581464</text:p>
          </table:table-cell>
          <table:table-cell office:value-type="float" office:value="0" calcext:value-type="float">
            <text:p>0</text:p>
          </table:table-cell>
          <table:table-cell office:value-type="float" office:value="0.3165235" calcext:value-type="float">
            <text:p>0.3165235</text:p>
          </table:table-cell>
          <table:table-cell office:value-type="float" office:value="0.2402827" calcext:value-type="float">
            <text:p>0.2402827</text:p>
          </table:table-cell>
          <table:table-cell office:value-type="float" office:value="0.2018381" calcext:value-type="float">
            <text:p>0.2018381</text:p>
          </table:table-cell>
          <table:table-cell office:value-type="float" office:value="0.05374818" calcext:value-type="float">
            <text:p>0.05374818</text:p>
          </table:table-cell>
          <table:table-cell office:value-type="float" office:value="0.0509973" calcext:value-type="float">
            <text:p>0.0509973</text:p>
          </table:table-cell>
          <table:table-cell office:value-type="float" office:value="0.0246951" calcext:value-type="float">
            <text:p>0.0246951</text:p>
          </table:table-cell>
          <table:table-cell office:value-type="float" office:value="0.03341411" calcext:value-type="float">
            <text:p>0.03341411</text:p>
          </table:table-cell>
          <table:table-cell office:value-type="float" office:value="0.0766494" calcext:value-type="float">
            <text:p>0.0766494</text:p>
          </table:table-cell>
          <table:table-cell office:value-type="float" office:value="0.1467681" calcext:value-type="float">
            <text:p>0.1467681</text:p>
          </table:table-cell>
          <table:table-cell office:value-type="float" office:value="0.1532002" calcext:value-type="float">
            <text:p>0.1532002</text:p>
          </table:table-cell>
          <table:table-cell office:value-type="float" office:value="0.1531545" calcext:value-type="float">
            <text:p>0.1531545</text:p>
          </table:table-cell>
          <table:table-cell office:value-type="float" office:value="0.1795714" calcext:value-type="float">
            <text:p>0.1795714</text:p>
          </table:table-cell>
          <table:table-cell office:value-type="float" office:value="0.1949823" calcext:value-type="float">
            <text:p>0.1949823</text:p>
          </table:table-cell>
          <table:table-cell office:value-type="float" office:value="0.1976651" calcext:value-type="float">
            <text:p>0.1976651</text:p>
          </table:table-cell>
          <table:table-cell office:value-type="float" office:value="0" calcext:value-type="float">
            <text:p>0</text:p>
          </table:table-cell>
          <table:table-cell office:value-type="float" office:value="39.70174" calcext:value-type="float">
            <text:p>39.70174</text:p>
          </table:table-cell>
          <table:table-cell office:value-type="float" office:value="27.97505" calcext:value-type="float">
            <text:p>27.97505</text:p>
          </table:table-cell>
          <table:table-cell office:value-type="float" office:value="26.46831" calcext:value-type="float">
            <text:p>26.46831</text:p>
          </table:table-cell>
          <table:table-cell office:value-type="float" office:value="6.986245" calcext:value-type="float">
            <text:p>6.986245</text:p>
          </table:table-cell>
          <table:table-cell office:value-type="float" office:value="6.329284" calcext:value-type="float">
            <text:p>6.329284</text:p>
          </table:table-cell>
          <table:table-cell office:value-type="float" office:value="2.463913" calcext:value-type="float">
            <text:p>2.463913</text:p>
          </table:table-cell>
          <table:table-cell office:value-type="float" office:value="2.634306" calcext:value-type="float">
            <text:p>2.634306</text:p>
          </table:table-cell>
          <table:table-cell office:value-type="float" office:value="5.060598" calcext:value-type="float">
            <text:p>5.060598</text:p>
          </table:table-cell>
          <table:table-cell office:value-type="float" office:value="8.148897" calcext:value-type="float">
            <text:p>8.148897</text:p>
          </table:table-cell>
          <table:table-cell office:value-type="float" office:value="8.768188" calcext:value-type="float">
            <text:p>8.768188</text:p>
          </table:table-cell>
          <table:table-cell office:value-type="float" office:value="8.776866" calcext:value-type="float">
            <text:p>8.776866</text:p>
          </table:table-cell>
          <table:table-cell office:value-type="float" office:value="11.15213" calcext:value-type="float">
            <text:p>11.15213</text:p>
          </table:table-cell>
          <table:table-cell office:value-type="float" office:value="12.64199" calcext:value-type="float">
            <text:p>12.64199</text:p>
          </table:table-cell>
          <table:table-cell office:value-type="float" office:value="12.89959" calcext:value-type="float">
            <text:p>12.89959</text:p>
          </table:table-cell>
          <table:table-cell office:value-type="float" office:value="0" calcext:value-type="float">
            <text:p>0</text:p>
          </table:table-cell>
          <table:table-cell office:value-type="float" office:value="5.081375" calcext:value-type="float">
            <text:p>5.08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3667" calcext:value-type="float">
            <text:p>0.2453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4.643234" calcext:value-type="float">
            <text:p>4.643234</text:p>
          </table:table-cell>
          <table:table-cell office:value-type="float" office:value="135.7706" calcext:value-type="float">
            <text:p>135.7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4198" calcext:value-type="float">
            <text:p>39.34198</text:p>
          </table:table-cell>
          <table:table-cell office:value-type="float" office:value="0" calcext:value-type="float">
            <text:p>0</text:p>
          </table:table-cell>
          <table:table-cell office:value-type="float" office:value="0.0000004067493" calcext:value-type="float">
            <text:p>4.067493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285" calcext:value-type="float">
            <text:p>-0.001782285</text:p>
          </table:table-cell>
          <table:table-cell office:value-type="float" office:value="1160.645" calcext:value-type="float">
            <text:p>1160.645</text:p>
          </table:table-cell>
          <table:table-cell office:value-type="float" office:value="2.57791" calcext:value-type="float">
            <text:p>2.57791</text:p>
          </table:table-cell>
          <table:table-cell office:value-type="float" office:value="0" calcext:value-type="float">
            <text:p>0</text:p>
          </table:table-cell>
          <table:table-cell office:value-type="float" office:value="0.2741556" calcext:value-type="float">
            <text:p>0.2741556</text:p>
          </table:table-cell>
          <table:table-cell office:value-type="float" office:value="0.2337361" calcext:value-type="float">
            <text:p>0.2337361</text:p>
          </table:table-cell>
          <table:table-cell office:value-type="float" office:value="0.2024099" calcext:value-type="float">
            <text:p>0.2024099</text:p>
          </table:table-cell>
          <table:table-cell office:value-type="float" office:value="0.05386958" calcext:value-type="float">
            <text:p>0.05386958</text:p>
          </table:table-cell>
          <table:table-cell office:value-type="float" office:value="0.05100231" calcext:value-type="float">
            <text:p>0.05100231</text:p>
          </table:table-cell>
          <table:table-cell office:value-type="float" office:value="0.0247627" calcext:value-type="float">
            <text:p>0.0247627</text:p>
          </table:table-cell>
          <table:table-cell office:value-type="float" office:value="0.03162756" calcext:value-type="float">
            <text:p>0.03162756</text:p>
          </table:table-cell>
          <table:table-cell office:value-type="float" office:value="0.07653784" calcext:value-type="float">
            <text:p>0.07653784</text:p>
          </table:table-cell>
          <table:table-cell office:value-type="float" office:value="0.14682" calcext:value-type="float">
            <text:p>0.14682</text:p>
          </table:table-cell>
          <table:table-cell office:value-type="float" office:value="0.1532494" calcext:value-type="float">
            <text:p>0.1532494</text:p>
          </table:table-cell>
          <table:table-cell office:value-type="float" office:value="0.1532076" calcext:value-type="float">
            <text:p>0.1532076</text:p>
          </table:table-cell>
          <table:table-cell office:value-type="float" office:value="0.1795929" calcext:value-type="float">
            <text:p>0.1795929</text:p>
          </table:table-cell>
          <table:table-cell office:value-type="float" office:value="0.1949948" calcext:value-type="float">
            <text:p>0.1949948</text:p>
          </table:table-cell>
          <table:table-cell office:value-type="float" office:value="0.1976759" calcext:value-type="float">
            <text:p>0.1976759</text:p>
          </table:table-cell>
          <table:table-cell office:value-type="float" office:value="0" calcext:value-type="float">
            <text:p>0</text:p>
          </table:table-cell>
          <table:table-cell office:value-type="float" office:value="39.68678" calcext:value-type="float">
            <text:p>39.68678</text:p>
          </table:table-cell>
          <table:table-cell office:value-type="float" office:value="27.96657" calcext:value-type="float">
            <text:p>27.96657</text:p>
          </table:table-cell>
          <table:table-cell office:value-type="float" office:value="26.45911" calcext:value-type="float">
            <text:p>26.45911</text:p>
          </table:table-cell>
          <table:table-cell office:value-type="float" office:value="6.9843" calcext:value-type="float">
            <text:p>6.9843</text:p>
          </table:table-cell>
          <table:table-cell office:value-type="float" office:value="6.328194" calcext:value-type="float">
            <text:p>6.328194</text:p>
          </table:table-cell>
          <table:table-cell office:value-type="float" office:value="2.464434" calcext:value-type="float">
            <text:p>2.464434</text:p>
          </table:table-cell>
          <table:table-cell office:value-type="float" office:value="2.635733" calcext:value-type="float">
            <text:p>2.635733</text:p>
          </table:table-cell>
          <table:table-cell office:value-type="float" office:value="5.064277" calcext:value-type="float">
            <text:p>5.064277</text:p>
          </table:table-cell>
          <table:table-cell office:value-type="float" office:value="8.1542" calcext:value-type="float">
            <text:p>8.1542</text:p>
          </table:table-cell>
          <table:table-cell office:value-type="float" office:value="8.773046" calcext:value-type="float">
            <text:p>8.773046</text:p>
          </table:table-cell>
          <table:table-cell office:value-type="float" office:value="8.782126" calcext:value-type="float">
            <text:p>8.782126</text:p>
          </table:table-cell>
          <table:table-cell office:value-type="float" office:value="11.15501" calcext:value-type="float">
            <text:p>11.15501</text:p>
          </table:table-cell>
          <table:table-cell office:value-type="float" office:value="12.64315" calcext:value-type="float">
            <text:p>12.64315</text:p>
          </table:table-cell>
          <table:table-cell office:value-type="float" office:value="12.90172" calcext:value-type="float">
            <text:p>12.90172</text:p>
          </table:table-cell>
          <table:table-cell office:value-type="float" office:value="0" calcext:value-type="float">
            <text:p>0</text:p>
          </table:table-cell>
          <table:table-cell office:value-type="float" office:value="6.49857" calcext:value-type="float">
            <text:p>6.4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9239" calcext:value-type="float">
            <text:p>0.24892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4.638793" calcext:value-type="float">
            <text:p>4.638793</text:p>
          </table:table-cell>
          <table:table-cell office:value-type="float" office:value="135.7713" calcext:value-type="float">
            <text:p>135.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5256" calcext:value-type="float">
            <text:p>39.35256</text:p>
          </table:table-cell>
          <table:table-cell office:value-type="float" office:value="0" calcext:value-type="float">
            <text:p>0</text:p>
          </table:table-cell>
          <table:table-cell office:value-type="float" office:value="0.000000434737" calcext:value-type="float">
            <text:p>4.34737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208" calcext:value-type="float">
            <text:p>-0.00178208</text:p>
          </table:table-cell>
          <table:table-cell office:value-type="float" office:value="1160.637" calcext:value-type="float">
            <text:p>1160.637</text:p>
          </table:table-cell>
          <table:table-cell office:value-type="float" office:value="2.574617" calcext:value-type="float">
            <text:p>2.574617</text:p>
          </table:table-cell>
          <table:table-cell office:value-type="float" office:value="0" calcext:value-type="float">
            <text:p>0</text:p>
          </table:table-cell>
          <table:table-cell office:value-type="float" office:value="0.2512639" calcext:value-type="float">
            <text:p>0.2512639</text:p>
          </table:table-cell>
          <table:table-cell office:value-type="float" office:value="0.2298114" calcext:value-type="float">
            <text:p>0.2298114</text:p>
          </table:table-cell>
          <table:table-cell office:value-type="float" office:value="0.2026627" calcext:value-type="float">
            <text:p>0.2026627</text:p>
          </table:table-cell>
          <table:table-cell office:value-type="float" office:value="0.05390077" calcext:value-type="float">
            <text:p>0.05390077</text:p>
          </table:table-cell>
          <table:table-cell office:value-type="float" office:value="0.05077418" calcext:value-type="float">
            <text:p>0.05077418</text:p>
          </table:table-cell>
          <table:table-cell office:value-type="float" office:value="0.02481206" calcext:value-type="float">
            <text:p>0.02481206</text:p>
          </table:table-cell>
          <table:table-cell office:value-type="float" office:value="0.02947506" calcext:value-type="float">
            <text:p>0.02947506</text:p>
          </table:table-cell>
          <table:table-cell office:value-type="float" office:value="0.07625195" calcext:value-type="float">
            <text:p>0.07625195</text:p>
          </table:table-cell>
          <table:table-cell office:value-type="float" office:value="0.1468337" calcext:value-type="float">
            <text:p>0.1468337</text:p>
          </table:table-cell>
          <table:table-cell office:value-type="float" office:value="0.1532987" calcext:value-type="float">
            <text:p>0.1532987</text:p>
          </table:table-cell>
          <table:table-cell office:value-type="float" office:value="0.1532609" calcext:value-type="float">
            <text:p>0.1532609</text:p>
          </table:table-cell>
          <table:table-cell office:value-type="float" office:value="0.1796158" calcext:value-type="float">
            <text:p>0.1796158</text:p>
          </table:table-cell>
          <table:table-cell office:value-type="float" office:value="0.1950074" calcext:value-type="float">
            <text:p>0.1950074</text:p>
          </table:table-cell>
          <table:table-cell office:value-type="float" office:value="0.1976868" calcext:value-type="float">
            <text:p>0.1976868</text:p>
          </table:table-cell>
          <table:table-cell office:value-type="float" office:value="0" calcext:value-type="float">
            <text:p>0</text:p>
          </table:table-cell>
          <table:table-cell office:value-type="float" office:value="39.65804" calcext:value-type="float">
            <text:p>39.65804</text:p>
          </table:table-cell>
          <table:table-cell office:value-type="float" office:value="27.95683" calcext:value-type="float">
            <text:p>27.95683</text:p>
          </table:table-cell>
          <table:table-cell office:value-type="float" office:value="26.45004" calcext:value-type="float">
            <text:p>26.45004</text:p>
          </table:table-cell>
          <table:table-cell office:value-type="float" office:value="6.982398" calcext:value-type="float">
            <text:p>6.982398</text:p>
          </table:table-cell>
          <table:table-cell office:value-type="float" office:value="6.327065" calcext:value-type="float">
            <text:p>6.327065</text:p>
          </table:table-cell>
          <table:table-cell office:value-type="float" office:value="2.464972" calcext:value-type="float">
            <text:p>2.464972</text:p>
          </table:table-cell>
          <table:table-cell office:value-type="float" office:value="2.636834" calcext:value-type="float">
            <text:p>2.636834</text:p>
          </table:table-cell>
          <table:table-cell office:value-type="float" office:value="5.067928" calcext:value-type="float">
            <text:p>5.067928</text:p>
          </table:table-cell>
          <table:table-cell office:value-type="float" office:value="8.159502" calcext:value-type="float">
            <text:p>8.159502</text:p>
          </table:table-cell>
          <table:table-cell office:value-type="float" office:value="8.777905" calcext:value-type="float">
            <text:p>8.777905</text:p>
          </table:table-cell>
          <table:table-cell office:value-type="float" office:value="8.787387" calcext:value-type="float">
            <text:p>8.787387</text:p>
          </table:table-cell>
          <table:table-cell office:value-type="float" office:value="11.15787" calcext:value-type="float">
            <text:p>11.15787</text:p>
          </table:table-cell>
          <table:table-cell office:value-type="float" office:value="12.64431" calcext:value-type="float">
            <text:p>12.64431</text:p>
          </table:table-cell>
          <table:table-cell office:value-type="float" office:value="12.90373" calcext:value-type="float">
            <text:p>12.90373</text:p>
          </table:table-cell>
          <table:table-cell office:value-type="float" office:value="0" calcext:value-type="float">
            <text:p>0</text:p>
          </table:table-cell>
          <table:table-cell office:value-type="float" office:value="7.958368" calcext:value-type="float">
            <text:p>7.95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4981" calcext:value-type="float">
            <text:p>0.25249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4.634326" calcext:value-type="float">
            <text:p>4.634326</text:p>
          </table:table-cell>
          <table:table-cell office:value-type="float" office:value="135.772" calcext:value-type="float">
            <text:p>135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6316" calcext:value-type="float">
            <text:p>39.36316</text:p>
          </table:table-cell>
          <table:table-cell office:value-type="float" office:value="0" calcext:value-type="float">
            <text:p>0</text:p>
          </table:table-cell>
          <table:table-cell office:value-type="float" office:value="0.0000004599447" calcext:value-type="float">
            <text:p>4.599447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1898" calcext:value-type="float">
            <text:p>-0.001781898</text:p>
          </table:table-cell>
          <table:table-cell office:value-type="float" office:value="1160.63" calcext:value-type="float">
            <text:p>1160.63</text:p>
          </table:table-cell>
          <table:table-cell office:value-type="float" office:value="2.571355" calcext:value-type="float">
            <text:p>2.571355</text:p>
          </table:table-cell>
          <table:table-cell office:value-type="float" office:value="0" calcext:value-type="float">
            <text:p>0</text:p>
          </table:table-cell>
          <table:table-cell office:value-type="float" office:value="0.2776574" calcext:value-type="float">
            <text:p>0.2776574</text:p>
          </table:table-cell>
          <table:table-cell office:value-type="float" office:value="0.2315929" calcext:value-type="float">
            <text:p>0.2315929</text:p>
          </table:table-cell>
          <table:table-cell office:value-type="float" office:value="0.2025869" calcext:value-type="float">
            <text:p>0.2025869</text:p>
          </table:table-cell>
          <table:table-cell office:value-type="float" office:value="0.05385702" calcext:value-type="float">
            <text:p>0.05385702</text:p>
          </table:table-cell>
          <table:table-cell office:value-type="float" office:value="0.05025122" calcext:value-type="float">
            <text:p>0.05025122</text:p>
          </table:table-cell>
          <table:table-cell office:value-type="float" office:value="0.0248504" calcext:value-type="float">
            <text:p>0.0248504</text:p>
          </table:table-cell>
          <table:table-cell office:value-type="float" office:value="0.03031303" calcext:value-type="float">
            <text:p>0.03031303</text:p>
          </table:table-cell>
          <table:table-cell office:value-type="float" office:value="0.07611197" calcext:value-type="float">
            <text:p>0.07611197</text:p>
          </table:table-cell>
          <table:table-cell office:value-type="float" office:value="0.1467933" calcext:value-type="float">
            <text:p>0.1467933</text:p>
          </table:table-cell>
          <table:table-cell office:value-type="float" office:value="0.1533481" calcext:value-type="float">
            <text:p>0.1533481</text:p>
          </table:table-cell>
          <table:table-cell office:value-type="float" office:value="0.1533144" calcext:value-type="float">
            <text:p>0.1533144</text:p>
          </table:table-cell>
          <table:table-cell office:value-type="float" office:value="0.1796417" calcext:value-type="float">
            <text:p>0.1796417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.1976977" calcext:value-type="float">
            <text:p>0.1976977</text:p>
          </table:table-cell>
          <table:table-cell office:value-type="float" office:value="0" calcext:value-type="float">
            <text:p>0</text:p>
          </table:table-cell>
          <table:table-cell office:value-type="float" office:value="39.6348" calcext:value-type="float">
            <text:p>39.6348</text:p>
          </table:table-cell>
          <table:table-cell office:value-type="float" office:value="27.94648" calcext:value-type="float">
            <text:p>27.94648</text:p>
          </table:table-cell>
          <table:table-cell office:value-type="float" office:value="26.44096" calcext:value-type="float">
            <text:p>26.44096</text:p>
          </table:table-cell>
          <table:table-cell office:value-type="float" office:value="6.980476" calcext:value-type="float">
            <text:p>6.980476</text:p>
          </table:table-cell>
          <table:table-cell office:value-type="float" office:value="6.325787" calcext:value-type="float">
            <text:p>6.325787</text:p>
          </table:table-cell>
          <table:table-cell office:value-type="float" office:value="2.465535" calcext:value-type="float">
            <text:p>2.465535</text:p>
          </table:table-cell>
          <table:table-cell office:value-type="float" office:value="2.637892" calcext:value-type="float">
            <text:p>2.637892</text:p>
          </table:table-cell>
          <table:table-cell office:value-type="float" office:value="5.071548" calcext:value-type="float">
            <text:p>5.071548</text:p>
          </table:table-cell>
          <table:table-cell office:value-type="float" office:value="8.164804" calcext:value-type="float">
            <text:p>8.164804</text:p>
          </table:table-cell>
          <table:table-cell office:value-type="float" office:value="8.782767" calcext:value-type="float">
            <text:p>8.782767</text:p>
          </table:table-cell>
          <table:table-cell office:value-type="float" office:value="8.792647" calcext:value-type="float">
            <text:p>8.792647</text:p>
          </table:table-cell>
          <table:table-cell office:value-type="float" office:value="11.16074" calcext:value-type="float">
            <text:p>11.16074</text:p>
          </table:table-cell>
          <table:table-cell office:value-type="float" office:value="12.64547" calcext:value-type="float">
            <text:p>12.64547</text:p>
          </table:table-cell>
          <table:table-cell office:value-type="float" office:value="12.9057" calcext:value-type="float">
            <text:p>12.9057</text:p>
          </table:table-cell>
          <table:table-cell office:value-type="float" office:value="0" calcext:value-type="float">
            <text:p>0</text:p>
          </table:table-cell>
          <table:table-cell office:value-type="float" office:value="8.120852" calcext:value-type="float">
            <text:p>8.12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0852" calcext:value-type="float">
            <text:p>0.25608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4.629862" calcext:value-type="float">
            <text:p>4.629862</text:p>
          </table:table-cell>
          <table:table-cell office:value-type="float" office:value="135.7728" calcext:value-type="float">
            <text:p>135.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7386" calcext:value-type="float">
            <text:p>39.37386</text:p>
          </table:table-cell>
          <table:table-cell office:value-type="float" office:value="0" calcext:value-type="float">
            <text:p>0</text:p>
          </table:table-cell>
          <table:table-cell office:value-type="float" office:value="0.0000004813022" calcext:value-type="float">
            <text:p>4.813022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1739" calcext:value-type="float">
            <text:p>-0.001781739</text:p>
          </table:table-cell>
          <table:table-cell office:value-type="float" office:value="1160.622" calcext:value-type="float">
            <text:p>1160.622</text:p>
          </table:table-cell>
          <table:table-cell office:value-type="float" office:value="2.568072" calcext:value-type="float">
            <text:p>2.568072</text:p>
          </table:table-cell>
          <table:table-cell office:value-type="float" office:value="0" calcext:value-type="float">
            <text:p>0</text:p>
          </table:table-cell>
          <table:table-cell office:value-type="float" office:value="0.3025897" calcext:value-type="float">
            <text:p>0.3025897</text:p>
          </table:table-cell>
          <table:table-cell office:value-type="float" office:value="0.2337911" calcext:value-type="float">
            <text:p>0.2337911</text:p>
          </table:table-cell>
          <table:table-cell office:value-type="float" office:value="0.2017097" calcext:value-type="float">
            <text:p>0.2017097</text:p>
          </table:table-cell>
          <table:table-cell office:value-type="float" office:value="0.05382129" calcext:value-type="float">
            <text:p>0.05382129</text:p>
          </table:table-cell>
          <table:table-cell office:value-type="float" office:value="0.04968626" calcext:value-type="float">
            <text:p>0.04968626</text:p>
          </table:table-cell>
          <table:table-cell office:value-type="float" office:value="0.0248297" calcext:value-type="float">
            <text:p>0.0248297</text:p>
          </table:table-cell>
          <table:table-cell office:value-type="float" office:value="0.03144666" calcext:value-type="float">
            <text:p>0.03144666</text:p>
          </table:table-cell>
          <table:table-cell office:value-type="float" office:value="0.07629089" calcext:value-type="float">
            <text:p>0.07629089</text:p>
          </table:table-cell>
          <table:table-cell office:value-type="float" office:value="0.1467725" calcext:value-type="float">
            <text:p>0.1467725</text:p>
          </table:table-cell>
          <table:table-cell office:value-type="float" office:value="0.1533971" calcext:value-type="float">
            <text:p>0.1533971</text:p>
          </table:table-cell>
          <table:table-cell office:value-type="float" office:value="0.1533678" calcext:value-type="float">
            <text:p>0.1533678</text:p>
          </table:table-cell>
          <table:table-cell office:value-type="float" office:value="0.1796676" calcext:value-type="float">
            <text:p>0.1796676</text:p>
          </table:table-cell>
          <table:table-cell office:value-type="float" office:value="0.1950326" calcext:value-type="float">
            <text:p>0.1950326</text:p>
          </table:table-cell>
          <table:table-cell office:value-type="float" office:value="0.1977085" calcext:value-type="float">
            <text:p>0.1977085</text:p>
          </table:table-cell>
          <table:table-cell office:value-type="float" office:value="0" calcext:value-type="float">
            <text:p>0</text:p>
          </table:table-cell>
          <table:table-cell office:value-type="float" office:value="39.62216" calcext:value-type="float">
            <text:p>39.62216</text:p>
          </table:table-cell>
          <table:table-cell office:value-type="float" office:value="27.93605" calcext:value-type="float">
            <text:p>27.93605</text:p>
          </table:table-cell>
          <table:table-cell office:value-type="float" office:value="26.43166" calcext:value-type="float">
            <text:p>26.43166</text:p>
          </table:table-cell>
          <table:table-cell office:value-type="float" office:value="6.97852" calcext:value-type="float">
            <text:p>6.97852</text:p>
          </table:table-cell>
          <table:table-cell office:value-type="float" office:value="6.324272" calcext:value-type="float">
            <text:p>6.324272</text:p>
          </table:table-cell>
          <table:table-cell office:value-type="float" office:value="2.466114" calcext:value-type="float">
            <text:p>2.466114</text:p>
          </table:table-cell>
          <table:table-cell office:value-type="float" office:value="2.639147" calcext:value-type="float">
            <text:p>2.639147</text:p>
          </table:table-cell>
          <table:table-cell office:value-type="float" office:value="5.075206" calcext:value-type="float">
            <text:p>5.075206</text:p>
          </table:table-cell>
          <table:table-cell office:value-type="float" office:value="8.170106" calcext:value-type="float">
            <text:p>8.170106</text:p>
          </table:table-cell>
          <table:table-cell office:value-type="float" office:value="8.787624" calcext:value-type="float">
            <text:p>8.787624</text:p>
          </table:table-cell>
          <table:table-cell office:value-type="float" office:value="8.797855" calcext:value-type="float">
            <text:p>8.797855</text:p>
          </table:table-cell>
          <table:table-cell office:value-type="float" office:value="11.16361" calcext:value-type="float">
            <text:p>11.16361</text:p>
          </table:table-cell>
          <table:table-cell office:value-type="float" office:value="12.64664" calcext:value-type="float">
            <text:p>12.64664</text:p>
          </table:table-cell>
          <table:table-cell office:value-type="float" office:value="12.90771" calcext:value-type="float">
            <text:p>12.90771</text:p>
          </table:table-cell>
          <table:table-cell office:value-type="float" office:value="0" calcext:value-type="float">
            <text:p>0</text:p>
          </table:table-cell>
          <table:table-cell office:value-type="float" office:value="7.703687" calcext:value-type="float">
            <text:p>7.703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6777" calcext:value-type="float">
            <text:p>0.25967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4.6254" calcext:value-type="float">
            <text:p>4.6254</text:p>
          </table:table-cell>
          <table:table-cell office:value-type="float" office:value="135.7735" calcext:value-type="float">
            <text:p>135.7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8458" calcext:value-type="float">
            <text:p>39.38458</text:p>
          </table:table-cell>
          <table:table-cell office:value-type="float" office:value="0" calcext:value-type="float">
            <text:p>0</text:p>
          </table:table-cell>
          <table:table-cell office:value-type="float" office:value="0.0000005020637" calcext:value-type="float">
            <text:p>5.020637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1581" calcext:value-type="float">
            <text:p>-0.001781581</text:p>
          </table:table-cell>
          <table:table-cell office:value-type="float" office:value="1160.615" calcext:value-type="float">
            <text:p>1160.615</text:p>
          </table:table-cell>
          <table:table-cell office:value-type="float" office:value="2.564843" calcext:value-type="float">
            <text:p>2.564843</text:p>
          </table:table-cell>
          <table:table-cell office:value-type="float" office:value="0" calcext:value-type="float">
            <text:p>0</text:p>
          </table:table-cell>
          <table:table-cell office:value-type="float" office:value="0.3043142" calcext:value-type="float">
            <text:p>0.3043142</text:p>
          </table:table-cell>
          <table:table-cell office:value-type="float" office:value="0.2340938" calcext:value-type="float">
            <text:p>0.2340938</text:p>
          </table:table-cell>
          <table:table-cell office:value-type="float" office:value="0.2005768" calcext:value-type="float">
            <text:p>0.2005768</text:p>
          </table:table-cell>
          <table:table-cell office:value-type="float" office:value="0.05378927" calcext:value-type="float">
            <text:p>0.05378927</text:p>
          </table:table-cell>
          <table:table-cell office:value-type="float" office:value="0.04947106" calcext:value-type="float">
            <text:p>0.04947106</text:p>
          </table:table-cell>
          <table:table-cell office:value-type="float" office:value="0.0247601" calcext:value-type="float">
            <text:p>0.0247601</text:p>
          </table:table-cell>
          <table:table-cell office:value-type="float" office:value="0.03174115" calcext:value-type="float">
            <text:p>0.03174115</text:p>
          </table:table-cell>
          <table:table-cell office:value-type="float" office:value="0.0765009" calcext:value-type="float">
            <text:p>0.0765009</text:p>
          </table:table-cell>
          <table:table-cell office:value-type="float" office:value="0.1467608" calcext:value-type="float">
            <text:p>0.1467608</text:p>
          </table:table-cell>
          <table:table-cell office:value-type="float" office:value="0.1534459" calcext:value-type="float">
            <text:p>0.1534459</text:p>
          </table:table-cell>
          <table:table-cell office:value-type="float" office:value="0.1534213" calcext:value-type="float">
            <text:p>0.1534213</text:p>
          </table:table-cell>
          <table:table-cell office:value-type="float" office:value="0.1796921" calcext:value-type="float">
            <text:p>0.1796921</text:p>
          </table:table-cell>
          <table:table-cell office:value-type="float" office:value="0.1950453" calcext:value-type="float">
            <text:p>0.1950453</text:p>
          </table:table-cell>
          <table:table-cell office:value-type="float" office:value="0.1977194" calcext:value-type="float">
            <text:p>0.1977194</text:p>
          </table:table-cell>
          <table:table-cell office:value-type="float" office:value="0" calcext:value-type="float">
            <text:p>0</text:p>
          </table:table-cell>
          <table:table-cell office:value-type="float" office:value="39.61257" calcext:value-type="float">
            <text:p>39.61257</text:p>
          </table:table-cell>
          <table:table-cell office:value-type="float" office:value="27.92565" calcext:value-type="float">
            <text:p>27.92565</text:p>
          </table:table-cell>
          <table:table-cell office:value-type="float" office:value="26.42195" calcext:value-type="float">
            <text:p>26.42195</text:p>
          </table:table-cell>
          <table:table-cell office:value-type="float" office:value="6.976505" calcext:value-type="float">
            <text:p>6.976505</text:p>
          </table:table-cell>
          <table:table-cell office:value-type="float" office:value="6.322587" calcext:value-type="float">
            <text:p>6.322587</text:p>
          </table:table-cell>
          <table:table-cell office:value-type="float" office:value="2.466685" calcext:value-type="float">
            <text:p>2.466685</text:p>
          </table:table-cell>
          <table:table-cell office:value-type="float" office:value="2.640506" calcext:value-type="float">
            <text:p>2.640506</text:p>
          </table:table-cell>
          <table:table-cell office:value-type="float" office:value="5.078925" calcext:value-type="float">
            <text:p>5.078925</text:p>
          </table:table-cell>
          <table:table-cell office:value-type="float" office:value="8.175408" calcext:value-type="float">
            <text:p>8.175408</text:p>
          </table:table-cell>
          <table:table-cell office:value-type="float" office:value="8.792487" calcext:value-type="float">
            <text:p>8.792487</text:p>
          </table:table-cell>
          <table:table-cell office:value-type="float" office:value="8.80306" calcext:value-type="float">
            <text:p>8.80306</text:p>
          </table:table-cell>
          <table:table-cell office:value-type="float" office:value="11.16648" calcext:value-type="float">
            <text:p>11.16648</text:p>
          </table:table-cell>
          <table:table-cell office:value-type="float" office:value="12.6478" calcext:value-type="float">
            <text:p>12.6478</text:p>
          </table:table-cell>
          <table:table-cell office:value-type="float" office:value="12.90966" calcext:value-type="float">
            <text:p>12.90966</text:p>
          </table:table-cell>
          <table:table-cell office:value-type="float" office:value="0" calcext:value-type="float">
            <text:p>0</text:p>
          </table:table-cell>
          <table:table-cell office:value-type="float" office:value="7.562692" calcext:value-type="float">
            <text:p>7.56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708" calcext:value-type="float">
            <text:p>0.26327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4.620936" calcext:value-type="float">
            <text:p>4.620936</text:p>
          </table:table-cell>
          <table:table-cell office:value-type="float" office:value="135.7743" calcext:value-type="float">
            <text:p>135.7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9518" calcext:value-type="float">
            <text:p>39.39518</text:p>
          </table:table-cell>
          <table:table-cell office:value-type="float" office:value="0" calcext:value-type="float">
            <text:p>0</text:p>
          </table:table-cell>
          <table:table-cell office:value-type="float" office:value="0.0000005304559" calcext:value-type="float">
            <text:p>5.30455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1369" calcext:value-type="float">
            <text:p>-0.001781369</text:p>
          </table:table-cell>
          <table:table-cell office:value-type="float" office:value="1160.607" calcext:value-type="float">
            <text:p>1160.607</text:p>
          </table:table-cell>
          <table:table-cell office:value-type="float" office:value="2.561752" calcext:value-type="float">
            <text:p>2.561752</text:p>
          </table:table-cell>
          <table:table-cell office:value-type="float" office:value="0" calcext:value-type="float">
            <text:p>0</text:p>
          </table:table-cell>
          <table:table-cell office:value-type="float" office:value="0.2737887" calcext:value-type="float">
            <text:p>0.2737887</text:p>
          </table:table-cell>
          <table:table-cell office:value-type="float" office:value="0.2310698" calcext:value-type="float">
            <text:p>0.2310698</text:p>
          </table:table-cell>
          <table:table-cell office:value-type="float" office:value="0.1996422" calcext:value-type="float">
            <text:p>0.1996422</text:p>
          </table:table-cell>
          <table:table-cell office:value-type="float" office:value="0.05371056" calcext:value-type="float">
            <text:p>0.05371056</text:p>
          </table:table-cell>
          <table:table-cell office:value-type="float" office:value="0.04921497" calcext:value-type="float">
            <text:p>0.04921497</text:p>
          </table:table-cell>
          <table:table-cell office:value-type="float" office:value="0.02475572" calcext:value-type="float">
            <text:p>0.02475572</text:p>
          </table:table-cell>
          <table:table-cell office:value-type="float" office:value="0.03052121" calcext:value-type="float">
            <text:p>0.03052121</text:p>
          </table:table-cell>
          <table:table-cell office:value-type="float" office:value="0.07646046" calcext:value-type="float">
            <text:p>0.07646046</text:p>
          </table:table-cell>
          <table:table-cell office:value-type="float" office:value="0.1468031" calcext:value-type="float">
            <text:p>0.1468031</text:p>
          </table:table-cell>
          <table:table-cell office:value-type="float" office:value="0.1534944" calcext:value-type="float">
            <text:p>0.1534944</text:p>
          </table:table-cell>
          <table:table-cell office:value-type="float" office:value="0.1534748" calcext:value-type="float">
            <text:p>0.1534748</text:p>
          </table:table-cell>
          <table:table-cell office:value-type="float" office:value="0.1797149" calcext:value-type="float">
            <text:p>0.1797149</text:p>
          </table:table-cell>
          <table:table-cell office:value-type="float" office:value="0.1950581" calcext:value-type="float">
            <text:p>0.1950581</text:p>
          </table:table-cell>
          <table:table-cell office:value-type="float" office:value="0.1977303" calcext:value-type="float">
            <text:p>0.1977303</text:p>
          </table:table-cell>
          <table:table-cell office:value-type="float" office:value="0" calcext:value-type="float">
            <text:p>0</text:p>
          </table:table-cell>
          <table:table-cell office:value-type="float" office:value="39.5943" calcext:value-type="float">
            <text:p>39.5943</text:p>
          </table:table-cell>
          <table:table-cell office:value-type="float" office:value="27.91503" calcext:value-type="float">
            <text:p>27.91503</text:p>
          </table:table-cell>
          <table:table-cell office:value-type="float" office:value="26.41169" calcext:value-type="float">
            <text:p>26.41169</text:p>
          </table:table-cell>
          <table:table-cell office:value-type="float" office:value="6.974458" calcext:value-type="float">
            <text:p>6.974458</text:p>
          </table:table-cell>
          <table:table-cell office:value-type="float" office:value="6.320799" calcext:value-type="float">
            <text:p>6.320799</text:p>
          </table:table-cell>
          <table:table-cell office:value-type="float" office:value="2.467251" calcext:value-type="float">
            <text:p>2.467251</text:p>
          </table:table-cell>
          <table:table-cell office:value-type="float" office:value="2.641764" calcext:value-type="float">
            <text:p>2.641764</text:p>
          </table:table-cell>
          <table:table-cell office:value-type="float" office:value="5.082663" calcext:value-type="float">
            <text:p>5.082663</text:p>
          </table:table-cell>
          <table:table-cell office:value-type="float" office:value="8.18071" calcext:value-type="float">
            <text:p>8.18071</text:p>
          </table:table-cell>
          <table:table-cell office:value-type="float" office:value="8.797344" calcext:value-type="float">
            <text:p>8.797344</text:p>
          </table:table-cell>
          <table:table-cell office:value-type="float" office:value="8.808264" calcext:value-type="float">
            <text:p>8.808264</text:p>
          </table:table-cell>
          <table:table-cell office:value-type="float" office:value="11.16935" calcext:value-type="float">
            <text:p>11.16935</text:p>
          </table:table-cell>
          <table:table-cell office:value-type="float" office:value="12.64896" calcext:value-type="float">
            <text:p>12.64896</text:p>
          </table:table-cell>
          <table:table-cell office:value-type="float" office:value="12.91147" calcext:value-type="float">
            <text:p>12.91147</text:p>
          </table:table-cell>
          <table:table-cell office:value-type="float" office:value="0" calcext:value-type="float">
            <text:p>0</text:p>
          </table:table-cell>
          <table:table-cell office:value-type="float" office:value="8.191178" calcext:value-type="float">
            <text:p>8.19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8584" calcext:value-type="float">
            <text:p>0.26685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4.616476" calcext:value-type="float">
            <text:p>4.616476</text:p>
          </table:table-cell>
          <table:table-cell office:value-type="float" office:value="135.7751" calcext:value-type="float">
            <text:p>135.7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0568" calcext:value-type="float">
            <text:p>39.40568</text:p>
          </table:table-cell>
          <table:table-cell office:value-type="float" office:value="0" calcext:value-type="float">
            <text:p>0</text:p>
          </table:table-cell>
          <table:table-cell office:value-type="float" office:value="0.0000005597786" calcext:value-type="float">
            <text:p>5.59778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1152" calcext:value-type="float">
            <text:p>-0.001781152</text:p>
          </table:table-cell>
          <table:table-cell office:value-type="float" office:value="1160.6" calcext:value-type="float">
            <text:p>1160.6</text:p>
          </table:table-cell>
          <table:table-cell office:value-type="float" office:value="2.558698" calcext:value-type="float">
            <text:p>2.558698</text:p>
          </table:table-cell>
          <table:table-cell office:value-type="float" office:value="0" calcext:value-type="float">
            <text:p>0</text:p>
          </table:table-cell>
          <table:table-cell office:value-type="float" office:value="0.2772187" calcext:value-type="float">
            <text:p>0.2772187</text:p>
          </table:table-cell>
          <table:table-cell office:value-type="float" office:value="0.2308096" calcext:value-type="float">
            <text:p>0.2308096</text:p>
          </table:table-cell>
          <table:table-cell office:value-type="float" office:value="0.19863" calcext:value-type="float">
            <text:p>0.19863</text:p>
          </table:table-cell>
          <table:table-cell office:value-type="float" office:value="0.05354601" calcext:value-type="float">
            <text:p>0.05354601</text:p>
          </table:table-cell>
          <table:table-cell office:value-type="float" office:value="0.04860655" calcext:value-type="float">
            <text:p>0.04860655</text:p>
          </table:table-cell>
          <table:table-cell office:value-type="float" office:value="0.0247666" calcext:value-type="float">
            <text:p>0.0247666</text:p>
          </table:table-cell>
          <table:table-cell office:value-type="float" office:value="0.03024514" calcext:value-type="float">
            <text:p>0.03024514</text:p>
          </table:table-cell>
          <table:table-cell office:value-type="float" office:value="0.07637884" calcext:value-type="float">
            <text:p>0.07637884</text:p>
          </table:table-cell>
          <table:table-cell office:value-type="float" office:value="0.1468425" calcext:value-type="float">
            <text:p>0.1468425</text:p>
          </table:table-cell>
          <table:table-cell office:value-type="float" office:value="0.1535434" calcext:value-type="float">
            <text:p>0.1535434</text:p>
          </table:table-cell>
          <table:table-cell office:value-type="float" office:value="0.1535283" calcext:value-type="float">
            <text:p>0.1535283</text:p>
          </table:table-cell>
          <table:table-cell office:value-type="float" office:value="0.1797394" calcext:value-type="float">
            <text:p>0.1797394</text:p>
          </table:table-cell>
          <table:table-cell office:value-type="float" office:value="0.1950707" calcext:value-type="float">
            <text:p>0.1950707</text:p>
          </table:table-cell>
          <table:table-cell office:value-type="float" office:value="0.1977411" calcext:value-type="float">
            <text:p>0.1977411</text:p>
          </table:table-cell>
          <table:table-cell office:value-type="float" office:value="0" calcext:value-type="float">
            <text:p>0</text:p>
          </table:table-cell>
          <table:table-cell office:value-type="float" office:value="39.57293" calcext:value-type="float">
            <text:p>39.57293</text:p>
          </table:table-cell>
          <table:table-cell office:value-type="float" office:value="27.90403" calcext:value-type="float">
            <text:p>27.90403</text:p>
          </table:table-cell>
          <table:table-cell office:value-type="float" office:value="26.40095" calcext:value-type="float">
            <text:p>26.40095</text:p>
          </table:table-cell>
          <table:table-cell office:value-type="float" office:value="6.972333" calcext:value-type="float">
            <text:p>6.972333</text:p>
          </table:table-cell>
          <table:table-cell office:value-type="float" office:value="6.318818" calcext:value-type="float">
            <text:p>6.318818</text:p>
          </table:table-cell>
          <table:table-cell office:value-type="float" office:value="2.46783" calcext:value-type="float">
            <text:p>2.46783</text:p>
          </table:table-cell>
          <table:table-cell office:value-type="float" office:value="2.642886" calcext:value-type="float">
            <text:p>2.642886</text:p>
          </table:table-cell>
          <table:table-cell office:value-type="float" office:value="5.086393" calcext:value-type="float">
            <text:p>5.086393</text:p>
          </table:table-cell>
          <table:table-cell office:value-type="float" office:value="8.186012" calcext:value-type="float">
            <text:p>8.186012</text:p>
          </table:table-cell>
          <table:table-cell office:value-type="float" office:value="8.802207" calcext:value-type="float">
            <text:p>8.802207</text:p>
          </table:table-cell>
          <table:table-cell office:value-type="float" office:value="8.813467" calcext:value-type="float">
            <text:p>8.813467</text:p>
          </table:table-cell>
          <table:table-cell office:value-type="float" office:value="11.17222" calcext:value-type="float">
            <text:p>11.17222</text:p>
          </table:table-cell>
          <table:table-cell office:value-type="float" office:value="12.65013" calcext:value-type="float">
            <text:p>12.65013</text:p>
          </table:table-cell>
          <table:table-cell office:value-type="float" office:value="12.91321" calcext:value-type="float">
            <text:p>12.91321</text:p>
          </table:table-cell>
          <table:table-cell office:value-type="float" office:value="0" calcext:value-type="float">
            <text:p>0</text:p>
          </table:table-cell>
          <table:table-cell office:value-type="float" office:value="8.52634" calcext:value-type="float">
            <text:p>8.5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4437" calcext:value-type="float">
            <text:p>0.27044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4.612054" calcext:value-type="float">
            <text:p>4.612054</text:p>
          </table:table-cell>
          <table:table-cell office:value-type="float" office:value="135.7758" calcext:value-type="float">
            <text:p>135.7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1609" calcext:value-type="float">
            <text:p>39.41609</text:p>
          </table:table-cell>
          <table:table-cell office:value-type="float" office:value="0" calcext:value-type="float">
            <text:p>0</text:p>
          </table:table-cell>
          <table:table-cell office:value-type="float" office:value="0.0000005930789" calcext:value-type="float">
            <text:p>5.93078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0907" calcext:value-type="float">
            <text:p>-0.001780907</text:p>
          </table:table-cell>
          <table:table-cell office:value-type="float" office:value="1160.592" calcext:value-type="float">
            <text:p>1160.592</text:p>
          </table:table-cell>
          <table:table-cell office:value-type="float" office:value="2.555693" calcext:value-type="float">
            <text:p>2.555693</text:p>
          </table:table-cell>
          <table:table-cell office:value-type="float" office:value="0" calcext:value-type="float">
            <text:p>0</text:p>
          </table:table-cell>
          <table:table-cell office:value-type="float" office:value="0.2702711" calcext:value-type="float">
            <text:p>0.2702711</text:p>
          </table:table-cell>
          <table:table-cell office:value-type="float" office:value="0.2297392" calcext:value-type="float">
            <text:p>0.2297392</text:p>
          </table:table-cell>
          <table:table-cell office:value-type="float" office:value="0.1969166" calcext:value-type="float">
            <text:p>0.1969166</text:p>
          </table:table-cell>
          <table:table-cell office:value-type="float" office:value="0.05337551" calcext:value-type="float">
            <text:p>0.05337551</text:p>
          </table:table-cell>
          <table:table-cell office:value-type="float" office:value="0.04795421" calcext:value-type="float">
            <text:p>0.04795421</text:p>
          </table:table-cell>
          <table:table-cell office:value-type="float" office:value="0.02474672" calcext:value-type="float">
            <text:p>0.02474672</text:p>
          </table:table-cell>
          <table:table-cell office:value-type="float" office:value="0.0294477" calcext:value-type="float">
            <text:p>0.0294477</text:p>
          </table:table-cell>
          <table:table-cell office:value-type="float" office:value="0.0762902" calcext:value-type="float">
            <text:p>0.0762902</text:p>
          </table:table-cell>
          <table:table-cell office:value-type="float" office:value="0.1468505" calcext:value-type="float">
            <text:p>0.1468505</text:p>
          </table:table-cell>
          <table:table-cell office:value-type="float" office:value="0.153592" calcext:value-type="float">
            <text:p>0.153592</text:p>
          </table:table-cell>
          <table:table-cell office:value-type="float" office:value="0.1535816" calcext:value-type="float">
            <text:p>0.1535816</text:p>
          </table:table-cell>
          <table:table-cell office:value-type="float" office:value="0.1797637" calcext:value-type="float">
            <text:p>0.1797637</text:p>
          </table:table-cell>
          <table:table-cell office:value-type="float" office:value="0.1950832" calcext:value-type="float">
            <text:p>0.1950832</text:p>
          </table:table-cell>
          <table:table-cell office:value-type="float" office:value="0.197752" calcext:value-type="float">
            <text:p>0.197752</text:p>
          </table:table-cell>
          <table:table-cell office:value-type="float" office:value="0" calcext:value-type="float">
            <text:p>0</text:p>
          </table:table-cell>
          <table:table-cell office:value-type="float" office:value="39.54887" calcext:value-type="float">
            <text:p>39.54887</text:p>
          </table:table-cell>
          <table:table-cell office:value-type="float" office:value="27.89295" calcext:value-type="float">
            <text:p>27.89295</text:p>
          </table:table-cell>
          <table:table-cell office:value-type="float" office:value="26.38955" calcext:value-type="float">
            <text:p>26.38955</text:p>
          </table:table-cell>
          <table:table-cell office:value-type="float" office:value="6.970097" calcext:value-type="float">
            <text:p>6.970097</text:p>
          </table:table-cell>
          <table:table-cell office:value-type="float" office:value="6.316561" calcext:value-type="float">
            <text:p>6.316561</text:p>
          </table:table-cell>
          <table:table-cell office:value-type="float" office:value="2.468414" calcext:value-type="float">
            <text:p>2.468414</text:p>
          </table:table-cell>
          <table:table-cell office:value-type="float" office:value="2.643898" calcext:value-type="float">
            <text:p>2.643898</text:p>
          </table:table-cell>
          <table:table-cell office:value-type="float" office:value="5.090116" calcext:value-type="float">
            <text:p>5.090116</text:p>
          </table:table-cell>
          <table:table-cell office:value-type="float" office:value="8.191315" calcext:value-type="float">
            <text:p>8.191315</text:p>
          </table:table-cell>
          <table:table-cell office:value-type="float" office:value="8.807067" calcext:value-type="float">
            <text:p>8.807067</text:p>
          </table:table-cell>
          <table:table-cell office:value-type="float" office:value="8.818672" calcext:value-type="float">
            <text:p>8.818672</text:p>
          </table:table-cell>
          <table:table-cell office:value-type="float" office:value="11.17508" calcext:value-type="float">
            <text:p>11.17508</text:p>
          </table:table-cell>
          <table:table-cell office:value-type="float" office:value="12.65129" calcext:value-type="float">
            <text:p>12.65129</text:p>
          </table:table-cell>
          <table:table-cell office:value-type="float" office:value="12.91436" calcext:value-type="float">
            <text:p>12.91436</text:p>
          </table:table-cell>
          <table:table-cell office:value-type="float" office:value="0" calcext:value-type="float">
            <text:p>0</text:p>
          </table:table-cell>
          <table:table-cell office:value-type="float" office:value="9.049547" calcext:value-type="float">
            <text:p>9.049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0028" calcext:value-type="float">
            <text:p>0.27400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4.607632" calcext:value-type="float">
            <text:p>4.607632</text:p>
          </table:table-cell>
          <table:table-cell office:value-type="float" office:value="135.7765" calcext:value-type="float">
            <text:p>135.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2645" calcext:value-type="float">
            <text:p>39.42645</text:p>
          </table:table-cell>
          <table:table-cell office:value-type="float" office:value="0" calcext:value-type="float">
            <text:p>0</text:p>
          </table:table-cell>
          <table:table-cell office:value-type="float" office:value="0.0000006240529" calcext:value-type="float">
            <text:p>6.24052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0681" calcext:value-type="float">
            <text:p>-0.001780681</text:p>
          </table:table-cell>
          <table:table-cell office:value-type="float" office:value="1160.584" calcext:value-type="float">
            <text:p>1160.584</text:p>
          </table:table-cell>
          <table:table-cell office:value-type="float" office:value="2.55268" calcext:value-type="float">
            <text:p>2.55268</text:p>
          </table:table-cell>
          <table:table-cell office:value-type="float" office:value="0" calcext:value-type="float">
            <text:p>0</text:p>
          </table:table-cell>
          <table:table-cell office:value-type="float" office:value="0.2920339" calcext:value-type="float">
            <text:p>0.2920339</text:p>
          </table:table-cell>
          <table:table-cell office:value-type="float" office:value="0.2311842" calcext:value-type="float">
            <text:p>0.2311842</text:p>
          </table:table-cell>
          <table:table-cell office:value-type="float" office:value="0.1941791" calcext:value-type="float">
            <text:p>0.1941791</text:p>
          </table:table-cell>
          <table:table-cell office:value-type="float" office:value="0.05324766" calcext:value-type="float">
            <text:p>0.05324766</text:p>
          </table:table-cell>
          <table:table-cell office:value-type="float" office:value="0.04721729" calcext:value-type="float">
            <text:p>0.04721729</text:p>
          </table:table-cell>
          <table:table-cell office:value-type="float" office:value="0.02472733" calcext:value-type="float">
            <text:p>0.02472733</text:p>
          </table:table-cell>
          <table:table-cell office:value-type="float" office:value="0.0298379" calcext:value-type="float">
            <text:p>0.0298379</text:p>
          </table:table-cell>
          <table:table-cell office:value-type="float" office:value="0.07628024" calcext:value-type="float">
            <text:p>0.07628024</text:p>
          </table:table-cell>
          <table:table-cell office:value-type="float" office:value="0.1468101" calcext:value-type="float">
            <text:p>0.1468101</text:p>
          </table:table-cell>
          <table:table-cell office:value-type="float" office:value="0.1536402" calcext:value-type="float">
            <text:p>0.1536402</text:p>
          </table:table-cell>
          <table:table-cell office:value-type="float" office:value="0.1536349" calcext:value-type="float">
            <text:p>0.1536349</text:p>
          </table:table-cell>
          <table:table-cell office:value-type="float" office:value="0.1797901" calcext:value-type="float">
            <text:p>0.1797901</text:p>
          </table:table-cell>
          <table:table-cell office:value-type="float" office:value="0.195096" calcext:value-type="float">
            <text:p>0.195096</text:p>
          </table:table-cell>
          <table:table-cell office:value-type="float" office:value="0.1977625" calcext:value-type="float">
            <text:p>0.1977625</text:p>
          </table:table-cell>
          <table:table-cell office:value-type="float" office:value="0" calcext:value-type="float">
            <text:p>0</text:p>
          </table:table-cell>
          <table:table-cell office:value-type="float" office:value="39.52814" calcext:value-type="float">
            <text:p>39.52814</text:p>
          </table:table-cell>
          <table:table-cell office:value-type="float" office:value="27.88161" calcext:value-type="float">
            <text:p>27.88161</text:p>
          </table:table-cell>
          <table:table-cell office:value-type="float" office:value="26.37715" calcext:value-type="float">
            <text:p>26.37715</text:p>
          </table:table-cell>
          <table:table-cell office:value-type="float" office:value="6.967728" calcext:value-type="float">
            <text:p>6.967728</text:p>
          </table:table-cell>
          <table:table-cell office:value-type="float" office:value="6.313926" calcext:value-type="float">
            <text:p>6.313926</text:p>
          </table:table-cell>
          <table:table-cell office:value-type="float" office:value="2.469007" calcext:value-type="float">
            <text:p>2.469007</text:p>
          </table:table-cell>
          <table:table-cell office:value-type="float" office:value="2.644883" calcext:value-type="float">
            <text:p>2.644883</text:p>
          </table:table-cell>
          <table:table-cell office:value-type="float" office:value="5.093843" calcext:value-type="float">
            <text:p>5.093843</text:p>
          </table:table-cell>
          <table:table-cell office:value-type="float" office:value="8.196616" calcext:value-type="float">
            <text:p>8.196616</text:p>
          </table:table-cell>
          <table:table-cell office:value-type="float" office:value="8.811926" calcext:value-type="float">
            <text:p>8.811926</text:p>
          </table:table-cell>
          <table:table-cell office:value-type="float" office:value="8.823875" calcext:value-type="float">
            <text:p>8.823875</text:p>
          </table:table-cell>
          <table:table-cell office:value-type="float" office:value="11.17795" calcext:value-type="float">
            <text:p>11.17795</text:p>
          </table:table-cell>
          <table:table-cell office:value-type="float" office:value="12.65245" calcext:value-type="float">
            <text:p>12.65245</text:p>
          </table:table-cell>
          <table:table-cell office:value-type="float" office:value="12.91549" calcext:value-type="float">
            <text:p>12.91549</text:p>
          </table:table-cell>
          <table:table-cell office:value-type="float" office:value="0" calcext:value-type="float">
            <text:p>0</text:p>
          </table:table-cell>
          <table:table-cell office:value-type="float" office:value="9.003245" calcext:value-type="float">
            <text:p>9.00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5671" calcext:value-type="float">
            <text:p>0.27756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4.60337" calcext:value-type="float">
            <text:p>4.60337</text:p>
          </table:table-cell>
          <table:table-cell office:value-type="float" office:value="135.7772" calcext:value-type="float">
            <text:p>135.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3704" calcext:value-type="float">
            <text:p>39.43704</text:p>
          </table:table-cell>
          <table:table-cell office:value-type="float" office:value="0" calcext:value-type="float">
            <text:p>0</text:p>
          </table:table-cell>
          <table:table-cell office:value-type="float" office:value="0.0000006408532" calcext:value-type="float">
            <text:p>6.408532E-07</text:p>
          </table:table-cell>
          <table:table-cell office:value-type="float" office:value="0" calcext:value-type="float">
            <text:p>0</text:p>
          </table:table-cell>
          <table:table-cell office:value-type="float" office:value="-0.001780558" calcext:value-type="float">
            <text:p>-0.001780558</text:p>
          </table:table-cell>
          <table:table-cell office:value-type="float" office:value="1160.577" calcext:value-type="float">
            <text:p>1160.577</text:p>
          </table:table-cell>
          <table:table-cell office:value-type="float" office:value="2.549263" calcext:value-type="float">
            <text:p>2.549263</text:p>
          </table:table-cell>
          <table:table-cell office:value-type="float" office:value="0" calcext:value-type="float">
            <text:p>0</text:p>
          </table:table-cell>
          <table:table-cell office:value-type="float" office:value="0.3464909" calcext:value-type="float">
            <text:p>0.3464909</text:p>
          </table:table-cell>
          <table:table-cell office:value-type="float" office:value="0.2351468" calcext:value-type="float">
            <text:p>0.2351468</text:p>
          </table:table-cell>
          <table:table-cell office:value-type="float" office:value="0.1914084" calcext:value-type="float">
            <text:p>0.1914084</text:p>
          </table:table-cell>
          <table:table-cell office:value-type="float" office:value="0.05320738" calcext:value-type="float">
            <text:p>0.05320738</text:p>
          </table:table-cell>
          <table:table-cell office:value-type="float" office:value="0.04748245" calcext:value-type="float">
            <text:p>0.04748245</text:p>
          </table:table-cell>
          <table:table-cell office:value-type="float" office:value="0.02456844" calcext:value-type="float">
            <text:p>0.02456844</text:p>
          </table:table-cell>
          <table:table-cell office:value-type="float" office:value="0.0320477" calcext:value-type="float">
            <text:p>0.0320477</text:p>
          </table:table-cell>
          <table:table-cell office:value-type="float" office:value="0.07668279" calcext:value-type="float">
            <text:p>0.07668279</text:p>
          </table:table-cell>
          <table:table-cell office:value-type="float" office:value="0.1468565" calcext:value-type="float">
            <text:p>0.1468565</text:p>
          </table:table-cell>
          <table:table-cell office:value-type="float" office:value="0.1536886" calcext:value-type="float">
            <text:p>0.1536886</text:p>
          </table:table-cell>
          <table:table-cell office:value-type="float" office:value="0.153688" calcext:value-type="float">
            <text:p>0.153688</text:p>
          </table:table-cell>
          <table:table-cell office:value-type="float" office:value="0.1798179" calcext:value-type="float">
            <text:p>0.1798179</text:p>
          </table:table-cell>
          <table:table-cell office:value-type="float" office:value="0.1951082" calcext:value-type="float">
            <text:p>0.1951082</text:p>
          </table:table-cell>
          <table:table-cell office:value-type="float" office:value="0.1977734" calcext:value-type="float">
            <text:p>0.1977734</text:p>
          </table:table-cell>
          <table:table-cell office:value-type="float" office:value="0" calcext:value-type="float">
            <text:p>0</text:p>
          </table:table-cell>
          <table:table-cell office:value-type="float" office:value="39.53066" calcext:value-type="float">
            <text:p>39.53066</text:p>
          </table:table-cell>
          <table:table-cell office:value-type="float" office:value="27.87093" calcext:value-type="float">
            <text:p>27.87093</text:p>
          </table:table-cell>
          <table:table-cell office:value-type="float" office:value="26.36344" calcext:value-type="float">
            <text:p>26.36344</text:p>
          </table:table-cell>
          <table:table-cell office:value-type="float" office:value="6.965259" calcext:value-type="float">
            <text:p>6.965259</text:p>
          </table:table-cell>
          <table:table-cell office:value-type="float" office:value="6.311134" calcext:value-type="float">
            <text:p>6.311134</text:p>
          </table:table-cell>
          <table:table-cell office:value-type="float" office:value="2.469585" calcext:value-type="float">
            <text:p>2.469585</text:p>
          </table:table-cell>
          <table:table-cell office:value-type="float" office:value="2.646146" calcext:value-type="float">
            <text:p>2.646146</text:p>
          </table:table-cell>
          <table:table-cell office:value-type="float" office:value="5.097614" calcext:value-type="float">
            <text:p>5.097614</text:p>
          </table:table-cell>
          <table:table-cell office:value-type="float" office:value="8.201919" calcext:value-type="float">
            <text:p>8.201919</text:p>
          </table:table-cell>
          <table:table-cell office:value-type="float" office:value="8.816785" calcext:value-type="float">
            <text:p>8.816785</text:p>
          </table:table-cell>
          <table:table-cell office:value-type="float" office:value="8.82908" calcext:value-type="float">
            <text:p>8.82908</text:p>
          </table:table-cell>
          <table:table-cell office:value-type="float" office:value="11.18082" calcext:value-type="float">
            <text:p>11.18082</text:p>
          </table:table-cell>
          <table:table-cell office:value-type="float" office:value="12.65361" calcext:value-type="float">
            <text:p>12.65361</text:p>
          </table:table-cell>
          <table:table-cell office:value-type="float" office:value="12.91581" calcext:value-type="float">
            <text:p>12.91581</text:p>
          </table:table-cell>
          <table:table-cell office:value-type="float" office:value="0" calcext:value-type="float">
            <text:p>0</text:p>
          </table:table-cell>
          <table:table-cell office:value-type="float" office:value="7.673982" calcext:value-type="float">
            <text:p>7.67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0342" calcext:value-type="float">
            <text:p>0.28103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4.599018" calcext:value-type="float">
            <text:p>4.599018</text:p>
          </table:table-cell>
          <table:table-cell office:value-type="float" office:value="135.778" calcext:value-type="float">
            <text:p>135.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4755" calcext:value-type="float">
            <text:p>39.44755</text:p>
          </table:table-cell>
          <table:table-cell office:value-type="float" office:value="0" calcext:value-type="float">
            <text:p>0</text:p>
          </table:table-cell>
          <table:table-cell office:value-type="float" office:value="0.0000006683431" calcext:value-type="float">
            <text:p>6.683431E-07</text:p>
          </table:table-cell>
          <table:table-cell office:value-type="float" office:value="0" calcext:value-type="float">
            <text:p>0</text:p>
          </table:table-cell>
          <table:table-cell office:value-type="float" office:value="-0.001866067" calcext:value-type="float">
            <text:p>-0.001866067</text:p>
          </table:table-cell>
          <table:table-cell office:value-type="float" office:value="1160.569" calcext:value-type="float">
            <text:p>1160.569</text:p>
          </table:table-cell>
          <table:table-cell office:value-type="float" office:value="2.545974" calcext:value-type="float">
            <text:p>2.545974</text:p>
          </table:table-cell>
          <table:table-cell office:value-type="float" office:value="0" calcext:value-type="float">
            <text:p>0</text:p>
          </table:table-cell>
          <table:table-cell office:value-type="float" office:value="0.2887424" calcext:value-type="float">
            <text:p>0.2887424</text:p>
          </table:table-cell>
          <table:table-cell office:value-type="float" office:value="0.2304238" calcext:value-type="float">
            <text:p>0.2304238</text:p>
          </table:table-cell>
          <table:table-cell office:value-type="float" office:value="0.1918236" calcext:value-type="float">
            <text:p>0.1918236</text:p>
          </table:table-cell>
          <table:table-cell office:value-type="float" office:value="0.05311178" calcext:value-type="float">
            <text:p>0.05311178</text:p>
          </table:table-cell>
          <table:table-cell office:value-type="float" office:value="0.04779545" calcext:value-type="float">
            <text:p>0.04779545</text:p>
          </table:table-cell>
          <table:table-cell office:value-type="float" office:value="0.02460202" calcext:value-type="float">
            <text:p>0.02460202</text:p>
          </table:table-cell>
          <table:table-cell office:value-type="float" office:value="0.03079447" calcext:value-type="float">
            <text:p>0.03079447</text:p>
          </table:table-cell>
          <table:table-cell office:value-type="float" office:value="0.07666931" calcext:value-type="float">
            <text:p>0.07666931</text:p>
          </table:table-cell>
          <table:table-cell office:value-type="float" office:value="0.1469053" calcext:value-type="float">
            <text:p>0.1469053</text:p>
          </table:table-cell>
          <table:table-cell office:value-type="float" office:value="0.1537368" calcext:value-type="float">
            <text:p>0.1537368</text:p>
          </table:table-cell>
          <table:table-cell office:value-type="float" office:value="0.1537418" calcext:value-type="float">
            <text:p>0.1537418</text:p>
          </table:table-cell>
          <table:table-cell office:value-type="float" office:value="0.179858" calcext:value-type="float">
            <text:p>0.179858</text:p>
          </table:table-cell>
          <table:table-cell office:value-type="float" office:value="0.1952166" calcext:value-type="float">
            <text:p>0.1952166</text:p>
          </table:table-cell>
          <table:table-cell office:value-type="float" office:value="0.1977396" calcext:value-type="float">
            <text:p>0.1977396</text:p>
          </table:table-cell>
          <table:table-cell office:value-type="float" office:value="0" calcext:value-type="float">
            <text:p>0</text:p>
          </table:table-cell>
          <table:table-cell office:value-type="float" office:value="39.52353" calcext:value-type="float">
            <text:p>39.52353</text:p>
          </table:table-cell>
          <table:table-cell office:value-type="float" office:value="27.85986" calcext:value-type="float">
            <text:p>27.85986</text:p>
          </table:table-cell>
          <table:table-cell office:value-type="float" office:value="26.34915" calcext:value-type="float">
            <text:p>26.34915</text:p>
          </table:table-cell>
          <table:table-cell office:value-type="float" office:value="6.962786" calcext:value-type="float">
            <text:p>6.962786</text:p>
          </table:table-cell>
          <table:table-cell office:value-type="float" office:value="6.308575" calcext:value-type="float">
            <text:p>6.308575</text:p>
          </table:table-cell>
          <table:table-cell office:value-type="float" office:value="2.470129" calcext:value-type="float">
            <text:p>2.470129</text:p>
          </table:table-cell>
          <table:table-cell office:value-type="float" office:value="2.647512" calcext:value-type="float">
            <text:p>2.647512</text:p>
          </table:table-cell>
          <table:table-cell office:value-type="float" office:value="5.101423" calcext:value-type="float">
            <text:p>5.101423</text:p>
          </table:table-cell>
          <table:table-cell office:value-type="float" office:value="8.207272" calcext:value-type="float">
            <text:p>8.207272</text:p>
          </table:table-cell>
          <table:table-cell office:value-type="float" office:value="8.821643" calcext:value-type="float">
            <text:p>8.821643</text:p>
          </table:table-cell>
          <table:table-cell office:value-type="float" office:value="8.834283" calcext:value-type="float">
            <text:p>8.834283</text:p>
          </table:table-cell>
          <table:table-cell office:value-type="float" office:value="11.18369" calcext:value-type="float">
            <text:p>11.18369</text:p>
          </table:table-cell>
          <table:table-cell office:value-type="float" office:value="12.6548" calcext:value-type="float">
            <text:p>12.6548</text:p>
          </table:table-cell>
          <table:table-cell office:value-type="float" office:value="12.91723" calcext:value-type="float">
            <text:p>12.91723</text:p>
          </table:table-cell>
          <table:table-cell office:value-type="float" office:value="0" calcext:value-type="float">
            <text:p>0</text:p>
          </table:table-cell>
          <table:table-cell office:value-type="float" office:value="8.542016" calcext:value-type="float">
            <text:p>8.54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5552" calcext:value-type="float">
            <text:p>0.2845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4.594591" calcext:value-type="float">
            <text:p>4.594591</text:p>
          </table:table-cell>
          <table:table-cell office:value-type="float" office:value="135.7787" calcext:value-type="float">
            <text:p>135.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5773" calcext:value-type="float">
            <text:p>39.45773</text:p>
          </table:table-cell>
          <table:table-cell office:value-type="float" office:value="0" calcext:value-type="float">
            <text:p>0</text:p>
          </table:table-cell>
          <table:table-cell office:value-type="float" office:value="0.0000007121703" calcext:value-type="float">
            <text:p>7.121703E-07</text:p>
          </table:table-cell>
          <table:table-cell office:value-type="float" office:value="0" calcext:value-type="float">
            <text:p>0</text:p>
          </table:table-cell>
          <table:table-cell office:value-type="float" office:value="-0.002037597" calcext:value-type="float">
            <text:p>-0.002037597</text:p>
          </table:table-cell>
          <table:table-cell office:value-type="float" office:value="1160.561" calcext:value-type="float">
            <text:p>1160.561</text:p>
          </table:table-cell>
          <table:table-cell office:value-type="float" office:value="2.542991" calcext:value-type="float">
            <text:p>2.542991</text:p>
          </table:table-cell>
          <table:table-cell office:value-type="float" office:value="0" calcext:value-type="float">
            <text:p>0</text:p>
          </table:table-cell>
          <table:table-cell office:value-type="float" office:value="0.2410588" calcext:value-type="float">
            <text:p>0.2410588</text:p>
          </table:table-cell>
          <table:table-cell office:value-type="float" office:value="0.2239528" calcext:value-type="float">
            <text:p>0.2239528</text:p>
          </table:table-cell>
          <table:table-cell office:value-type="float" office:value="0.1913993" calcext:value-type="float">
            <text:p>0.1913993</text:p>
          </table:table-cell>
          <table:table-cell office:value-type="float" office:value="0.05296381" calcext:value-type="float">
            <text:p>0.05296381</text:p>
          </table:table-cell>
          <table:table-cell office:value-type="float" office:value="0.0466992" calcext:value-type="float">
            <text:p>0.0466992</text:p>
          </table:table-cell>
          <table:table-cell office:value-type="float" office:value="0.02468163" calcext:value-type="float">
            <text:p>0.02468163</text:p>
          </table:table-cell>
          <table:table-cell office:value-type="float" office:value="0.02786293" calcext:value-type="float">
            <text:p>0.02786293</text:p>
          </table:table-cell>
          <table:table-cell office:value-type="float" office:value="0.07617766" calcext:value-type="float">
            <text:p>0.07617766</text:p>
          </table:table-cell>
          <table:table-cell office:value-type="float" office:value="0.146927" calcext:value-type="float">
            <text:p>0.146927</text:p>
          </table:table-cell>
          <table:table-cell office:value-type="float" office:value="0.1537853" calcext:value-type="float">
            <text:p>0.1537853</text:p>
          </table:table-cell>
          <table:table-cell office:value-type="float" office:value="0.153798" calcext:value-type="float">
            <text:p>0.153798</text:p>
          </table:table-cell>
          <table:table-cell office:value-type="float" office:value="0.1798884" calcext:value-type="float">
            <text:p>0.1798884</text:p>
          </table:table-cell>
          <table:table-cell office:value-type="float" office:value="0.1951548" calcext:value-type="float">
            <text:p>0.1951548</text:p>
          </table:table-cell>
          <table:table-cell office:value-type="float" office:value="0.1977822" calcext:value-type="float">
            <text:p>0.1977822</text:p>
          </table:table-cell>
          <table:table-cell office:value-type="float" office:value="0" calcext:value-type="float">
            <text:p>0</text:p>
          </table:table-cell>
          <table:table-cell office:value-type="float" office:value="39.49053" calcext:value-type="float">
            <text:p>39.49053</text:p>
          </table:table-cell>
          <table:table-cell office:value-type="float" office:value="27.84738" calcext:value-type="float">
            <text:p>27.84738</text:p>
          </table:table-cell>
          <table:table-cell office:value-type="float" office:value="26.3349" calcext:value-type="float">
            <text:p>26.3349</text:p>
          </table:table-cell>
          <table:table-cell office:value-type="float" office:value="6.960278" calcext:value-type="float">
            <text:p>6.960278</text:p>
          </table:table-cell>
          <table:table-cell office:value-type="float" office:value="6.305914" calcext:value-type="float">
            <text:p>6.305914</text:p>
          </table:table-cell>
          <table:table-cell office:value-type="float" office:value="2.470696" calcext:value-type="float">
            <text:p>2.470696</text:p>
          </table:table-cell>
          <table:table-cell office:value-type="float" office:value="2.648389" calcext:value-type="float">
            <text:p>2.648389</text:p>
          </table:table-cell>
          <table:table-cell office:value-type="float" office:value="5.105189" calcext:value-type="float">
            <text:p>5.105189</text:p>
          </table:table-cell>
          <table:table-cell office:value-type="float" office:value="8.212665" calcext:value-type="float">
            <text:p>8.212665</text:p>
          </table:table-cell>
          <table:table-cell office:value-type="float" office:value="8.826503" calcext:value-type="float">
            <text:p>8.826503</text:p>
          </table:table-cell>
          <table:table-cell office:value-type="float" office:value="8.839487" calcext:value-type="float">
            <text:p>8.839487</text:p>
          </table:table-cell>
          <table:table-cell office:value-type="float" office:value="11.18655" calcext:value-type="float">
            <text:p>11.18655</text:p>
          </table:table-cell>
          <table:table-cell office:value-type="float" office:value="12.65604" calcext:value-type="float">
            <text:p>12.65604</text:p>
          </table:table-cell>
          <table:table-cell office:value-type="float" office:value="12.91917" calcext:value-type="float">
            <text:p>12.91917</text:p>
          </table:table-cell>
          <table:table-cell office:value-type="float" office:value="0" calcext:value-type="float">
            <text:p>0</text:p>
          </table:table-cell>
          <table:table-cell office:value-type="float" office:value="10.23479" calcext:value-type="float">
            <text:p>10.2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1084" calcext:value-type="float">
            <text:p>0.28810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4.589801" calcext:value-type="float">
            <text:p>4.589801</text:p>
          </table:table-cell>
          <table:table-cell office:value-type="float" office:value="135.7796" calcext:value-type="float">
            <text:p>135.7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6736" calcext:value-type="float">
            <text:p>39.46736</text:p>
          </table:table-cell>
          <table:table-cell office:value-type="float" office:value="0" calcext:value-type="float">
            <text:p>0</text:p>
          </table:table-cell>
          <table:table-cell office:value-type="float" office:value="0.0000007547292" calcext:value-type="float">
            <text:p>7.54729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99699" calcext:value-type="float">
            <text:p>-0.002199699</text:p>
          </table:table-cell>
          <table:table-cell office:value-type="float" office:value="1160.554" calcext:value-type="float">
            <text:p>1160.554</text:p>
          </table:table-cell>
          <table:table-cell office:value-type="float" office:value="2.540504" calcext:value-type="float">
            <text:p>2.540504</text:p>
          </table:table-cell>
          <table:table-cell office:value-type="float" office:value="0" calcext:value-type="float">
            <text:p>0</text:p>
          </table:table-cell>
          <table:table-cell office:value-type="float" office:value="0.2209559" calcext:value-type="float">
            <text:p>0.2209559</text:p>
          </table:table-cell>
          <table:table-cell office:value-type="float" office:value="0.2099524" calcext:value-type="float">
            <text:p>0.2099524</text:p>
          </table:table-cell>
          <table:table-cell office:value-type="float" office:value="0.1915418" calcext:value-type="float">
            <text:p>0.1915418</text:p>
          </table:table-cell>
          <table:table-cell office:value-type="float" office:value="0.05558798" calcext:value-type="float">
            <text:p>0.05558798</text:p>
          </table:table-cell>
          <table:table-cell office:value-type="float" office:value="0.04538572" calcext:value-type="float">
            <text:p>0.04538572</text:p>
          </table:table-cell>
          <table:table-cell office:value-type="float" office:value="0.02464705" calcext:value-type="float">
            <text:p>0.02464705</text:p>
          </table:table-cell>
          <table:table-cell office:value-type="float" office:value="0.02835913" calcext:value-type="float">
            <text:p>0.02835913</text:p>
          </table:table-cell>
          <table:table-cell office:value-type="float" office:value="0.07586084" calcext:value-type="float">
            <text:p>0.07586084</text:p>
          </table:table-cell>
          <table:table-cell office:value-type="float" office:value="0.146872" calcext:value-type="float">
            <text:p>0.146872</text:p>
          </table:table-cell>
          <table:table-cell office:value-type="float" office:value="0.1538338" calcext:value-type="float">
            <text:p>0.1538338</text:p>
          </table:table-cell>
          <table:table-cell office:value-type="float" office:value="0.1538532" calcext:value-type="float">
            <text:p>0.1538532</text:p>
          </table:table-cell>
          <table:table-cell office:value-type="float" office:value="0.1799083" calcext:value-type="float">
            <text:p>0.1799083</text:p>
          </table:table-cell>
          <table:table-cell office:value-type="float" office:value="0.195146" calcext:value-type="float">
            <text:p>0.195146</text:p>
          </table:table-cell>
          <table:table-cell office:value-type="float" office:value="0.1978033" calcext:value-type="float">
            <text:p>0.1978033</text:p>
          </table:table-cell>
          <table:table-cell office:value-type="float" office:value="0" calcext:value-type="float">
            <text:p>0</text:p>
          </table:table-cell>
          <table:table-cell office:value-type="float" office:value="39.44196" calcext:value-type="float">
            <text:p>39.44196</text:p>
          </table:table-cell>
          <table:table-cell office:value-type="float" office:value="27.82997" calcext:value-type="float">
            <text:p>27.82997</text:p>
          </table:table-cell>
          <table:table-cell office:value-type="float" office:value="26.31919" calcext:value-type="float">
            <text:p>26.31919</text:p>
          </table:table-cell>
          <table:table-cell office:value-type="float" office:value="6.957729" calcext:value-type="float">
            <text:p>6.957729</text:p>
          </table:table-cell>
          <table:table-cell office:value-type="float" office:value="6.302425" calcext:value-type="float">
            <text:p>6.302425</text:p>
          </table:table-cell>
          <table:table-cell office:value-type="float" office:value="2.471302" calcext:value-type="float">
            <text:p>2.471302</text:p>
          </table:table-cell>
          <table:table-cell office:value-type="float" office:value="2.648923" calcext:value-type="float">
            <text:p>2.648923</text:p>
          </table:table-cell>
          <table:table-cell office:value-type="float" office:value="5.108882" calcext:value-type="float">
            <text:p>5.108882</text:p>
          </table:table-cell>
          <table:table-cell office:value-type="float" office:value="8.218059" calcext:value-type="float">
            <text:p>8.218059</text:p>
          </table:table-cell>
          <table:table-cell office:value-type="float" office:value="8.831366" calcext:value-type="float">
            <text:p>8.831366</text:p>
          </table:table-cell>
          <table:table-cell office:value-type="float" office:value="8.844691" calcext:value-type="float">
            <text:p>8.844691</text:p>
          </table:table-cell>
          <table:table-cell office:value-type="float" office:value="11.18942" calcext:value-type="float">
            <text:p>11.18942</text:p>
          </table:table-cell>
          <table:table-cell office:value-type="float" office:value="12.65722" calcext:value-type="float">
            <text:p>12.65722</text:p>
          </table:table-cell>
          <table:table-cell office:value-type="float" office:value="12.92643" calcext:value-type="float">
            <text:p>12.92643</text:p>
          </table:table-cell>
          <table:table-cell office:value-type="float" office:value="0" calcext:value-type="float">
            <text:p>0</text:p>
          </table:table-cell>
          <table:table-cell office:value-type="float" office:value="8.30119" calcext:value-type="float">
            <text:p>8.3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8992" calcext:value-type="float">
            <text:p>0.2918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4.580463" calcext:value-type="float">
            <text:p>4.580463</text:p>
          </table:table-cell>
          <table:table-cell office:value-type="float" office:value="135.7817" calcext:value-type="float">
            <text:p>135.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7807" calcext:value-type="float">
            <text:p>39.47807</text:p>
          </table:table-cell>
          <table:table-cell office:value-type="float" office:value="0" calcext:value-type="float">
            <text:p>0</text:p>
          </table:table-cell>
          <table:table-cell office:value-type="float" office:value="0.00000076576" calcext:value-type="float">
            <text:p>7.657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4022" calcext:value-type="float">
            <text:p>-0.002264022</text:p>
          </table:table-cell>
          <table:table-cell office:value-type="float" office:value="1160.547" calcext:value-type="float">
            <text:p>1160.547</text:p>
          </table:table-cell>
          <table:table-cell office:value-type="float" office:value="2.541866" calcext:value-type="float">
            <text:p>2.541866</text:p>
          </table:table-cell>
          <table:table-cell office:value-type="float" office:value="0" calcext:value-type="float">
            <text:p>0</text:p>
          </table:table-cell>
          <table:table-cell office:value-type="float" office:value="0.3697271" calcext:value-type="float">
            <text:p>0.3697271</text:p>
          </table:table-cell>
          <table:table-cell office:value-type="float" office:value="0.2749135" calcext:value-type="float">
            <text:p>0.2749135</text:p>
          </table:table-cell>
          <table:table-cell office:value-type="float" office:value="0.2174546" calcext:value-type="float">
            <text:p>0.2174546</text:p>
          </table:table-cell>
          <table:table-cell office:value-type="float" office:value="0.06661101" calcext:value-type="float">
            <text:p>0.06661101</text:p>
          </table:table-cell>
          <table:table-cell office:value-type="float" office:value="0.05173498" calcext:value-type="float">
            <text:p>0.05173498</text:p>
          </table:table-cell>
          <table:table-cell office:value-type="float" office:value="0.02508316" calcext:value-type="float">
            <text:p>0.02508316</text:p>
          </table:table-cell>
          <table:table-cell office:value-type="float" office:value="0.03191515" calcext:value-type="float">
            <text:p>0.03191515</text:p>
          </table:table-cell>
          <table:table-cell office:value-type="float" office:value="0.07658214" calcext:value-type="float">
            <text:p>0.07658214</text:p>
          </table:table-cell>
          <table:table-cell office:value-type="float" office:value="0.1467714" calcext:value-type="float">
            <text:p>0.1467714</text:p>
          </table:table-cell>
          <table:table-cell office:value-type="float" office:value="0.1538788" calcext:value-type="float">
            <text:p>0.1538788</text:p>
          </table:table-cell>
          <table:table-cell office:value-type="float" office:value="0.1539069" calcext:value-type="float">
            <text:p>0.1539069</text:p>
          </table:table-cell>
          <table:table-cell office:value-type="float" office:value="0.1799415" calcext:value-type="float">
            <text:p>0.1799415</text:p>
          </table:table-cell>
          <table:table-cell office:value-type="float" office:value="0.1951561" calcext:value-type="float">
            <text:p>0.1951561</text:p>
          </table:table-cell>
          <table:table-cell office:value-type="float" office:value="0.1978158" calcext:value-type="float">
            <text:p>0.1978158</text:p>
          </table:table-cell>
          <table:table-cell office:value-type="float" office:value="0" calcext:value-type="float">
            <text:p>0</text:p>
          </table:table-cell>
          <table:table-cell office:value-type="float" office:value="39.43594" calcext:value-type="float">
            <text:p>39.43594</text:p>
          </table:table-cell>
          <table:table-cell office:value-type="float" office:value="27.82055" calcext:value-type="float">
            <text:p>27.82055</text:p>
          </table:table-cell>
          <table:table-cell office:value-type="float" office:value="26.30602" calcext:value-type="float">
            <text:p>26.30602</text:p>
          </table:table-cell>
          <table:table-cell office:value-type="float" office:value="6.95733" calcext:value-type="float">
            <text:p>6.95733</text:p>
          </table:table-cell>
          <table:table-cell office:value-type="float" office:value="6.299374" calcext:value-type="float">
            <text:p>6.299374</text:p>
          </table:table-cell>
          <table:table-cell office:value-type="float" office:value="2.471903" calcext:value-type="float">
            <text:p>2.471903</text:p>
          </table:table-cell>
          <table:table-cell office:value-type="float" office:value="2.649992" calcext:value-type="float">
            <text:p>2.649992</text:p>
          </table:table-cell>
          <table:table-cell office:value-type="float" office:value="5.112648" calcext:value-type="float">
            <text:p>5.112648</text:p>
          </table:table-cell>
          <table:table-cell office:value-type="float" office:value="8.223452" calcext:value-type="float">
            <text:p>8.223452</text:p>
          </table:table-cell>
          <table:table-cell office:value-type="float" office:value="8.836225" calcext:value-type="float">
            <text:p>8.836225</text:p>
          </table:table-cell>
          <table:table-cell office:value-type="float" office:value="8.849895" calcext:value-type="float">
            <text:p>8.849895</text:p>
          </table:table-cell>
          <table:table-cell office:value-type="float" office:value="11.1923" calcext:value-type="float">
            <text:p>11.1923</text:p>
          </table:table-cell>
          <table:table-cell office:value-type="float" office:value="12.65838" calcext:value-type="float">
            <text:p>12.65838</text:p>
          </table:table-cell>
          <table:table-cell office:value-type="float" office:value="12.92939" calcext:value-type="float">
            <text:p>12.92939</text:p>
          </table:table-cell>
          <table:table-cell office:value-type="float" office:value="0" calcext:value-type="float">
            <text:p>0</text:p>
          </table:table-cell>
          <table:table-cell office:value-type="float" office:value="5.854109" calcext:value-type="float">
            <text:p>5.854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0111" calcext:value-type="float">
            <text:p>0.29901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4.569053" calcext:value-type="float">
            <text:p>4.569053</text:p>
          </table:table-cell>
          <table:table-cell office:value-type="float" office:value="135.7841" calcext:value-type="float">
            <text:p>135.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9031" calcext:value-type="float">
            <text:p>39.49031</text:p>
          </table:table-cell>
          <table:table-cell office:value-type="float" office:value="0" calcext:value-type="float">
            <text:p>0</text:p>
          </table:table-cell>
          <table:table-cell office:value-type="float" office:value="0.0000007831369" calcext:value-type="float">
            <text:p>7.83136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896" calcext:value-type="float">
            <text:p>-0.002263896</text:p>
          </table:table-cell>
          <table:table-cell office:value-type="float" office:value="1160.543" calcext:value-type="float">
            <text:p>1160.543</text:p>
          </table:table-cell>
          <table:table-cell office:value-type="float" office:value="2.544468" calcext:value-type="float">
            <text:p>2.544468</text:p>
          </table:table-cell>
          <table:table-cell office:value-type="float" office:value="0" calcext:value-type="float">
            <text:p>0</text:p>
          </table:table-cell>
          <table:table-cell office:value-type="float" office:value="0.4929145" calcext:value-type="float">
            <text:p>0.4929145</text:p>
          </table:table-cell>
          <table:table-cell office:value-type="float" office:value="0.3033015" calcext:value-type="float">
            <text:p>0.3033015</text:p>
          </table:table-cell>
          <table:table-cell office:value-type="float" office:value="0.227763" calcext:value-type="float">
            <text:p>0.227763</text:p>
          </table:table-cell>
          <table:table-cell office:value-type="float" office:value="0.06330772" calcext:value-type="float">
            <text:p>0.06330772</text:p>
          </table:table-cell>
          <table:table-cell office:value-type="float" office:value="0.05477699" calcext:value-type="float">
            <text:p>0.05477699</text:p>
          </table:table-cell>
          <table:table-cell office:value-type="float" office:value="0.02568925" calcext:value-type="float">
            <text:p>0.02568925</text:p>
          </table:table-cell>
          <table:table-cell office:value-type="float" office:value="0.03275809" calcext:value-type="float">
            <text:p>0.03275809</text:p>
          </table:table-cell>
          <table:table-cell office:value-type="float" office:value="0.07668284" calcext:value-type="float">
            <text:p>0.07668284</text:p>
          </table:table-cell>
          <table:table-cell office:value-type="float" office:value="0.146763" calcext:value-type="float">
            <text:p>0.146763</text:p>
          </table:table-cell>
          <table:table-cell office:value-type="float" office:value="0.1539256" calcext:value-type="float">
            <text:p>0.1539256</text:p>
          </table:table-cell>
          <table:table-cell office:value-type="float" office:value="0.1539593" calcext:value-type="float">
            <text:p>0.1539593</text:p>
          </table:table-cell>
          <table:table-cell office:value-type="float" office:value="0.1799759" calcext:value-type="float">
            <text:p>0.1799759</text:p>
          </table:table-cell>
          <table:table-cell office:value-type="float" office:value="0.1951703" calcext:value-type="float">
            <text:p>0.1951703</text:p>
          </table:table-cell>
          <table:table-cell office:value-type="float" office:value="0.1978272" calcext:value-type="float">
            <text:p>0.1978272</text:p>
          </table:table-cell>
          <table:table-cell office:value-type="float" office:value="0" calcext:value-type="float">
            <text:p>0</text:p>
          </table:table-cell>
          <table:table-cell office:value-type="float" office:value="39.4706" calcext:value-type="float">
            <text:p>39.4706</text:p>
          </table:table-cell>
          <table:table-cell office:value-type="float" office:value="27.82356" calcext:value-type="float">
            <text:p>27.82356</text:p>
          </table:table-cell>
          <table:table-cell office:value-type="float" office:value="26.30002" calcext:value-type="float">
            <text:p>26.30002</text:p>
          </table:table-cell>
          <table:table-cell office:value-type="float" office:value="6.958868" calcext:value-type="float">
            <text:p>6.958868</text:p>
          </table:table-cell>
          <table:table-cell office:value-type="float" office:value="6.298678" calcext:value-type="float">
            <text:p>6.298678</text:p>
          </table:table-cell>
          <table:table-cell office:value-type="float" office:value="2.472733" calcext:value-type="float">
            <text:p>2.472733</text:p>
          </table:table-cell>
          <table:table-cell office:value-type="float" office:value="2.65143" calcext:value-type="float">
            <text:p>2.65143</text:p>
          </table:table-cell>
          <table:table-cell office:value-type="float" office:value="5.116484" calcext:value-type="float">
            <text:p>5.116484</text:p>
          </table:table-cell>
          <table:table-cell office:value-type="float" office:value="8.228846" calcext:value-type="float">
            <text:p>8.228846</text:p>
          </table:table-cell>
          <table:table-cell office:value-type="float" office:value="8.841085" calcext:value-type="float">
            <text:p>8.841085</text:p>
          </table:table-cell>
          <table:table-cell office:value-type="float" office:value="8.855099" calcext:value-type="float">
            <text:p>8.855099</text:p>
          </table:table-cell>
          <table:table-cell office:value-type="float" office:value="11.19517" calcext:value-type="float">
            <text:p>11.19517</text:p>
          </table:table-cell>
          <table:table-cell office:value-type="float" office:value="12.65954" calcext:value-type="float">
            <text:p>12.65954</text:p>
          </table:table-cell>
          <table:table-cell office:value-type="float" office:value="12.93035" calcext:value-type="float">
            <text:p>12.93035</text:p>
          </table:table-cell>
          <table:table-cell office:value-type="float" office:value="0" calcext:value-type="float">
            <text:p>0</text:p>
          </table:table-cell>
          <table:table-cell office:value-type="float" office:value="14.40921" calcext:value-type="float">
            <text:p>14.4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8709" calcext:value-type="float">
            <text:p>0.30787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4.555181" calcext:value-type="float">
            <text:p>4.555181</text:p>
          </table:table-cell>
          <table:table-cell office:value-type="float" office:value="135.787" calcext:value-type="float">
            <text:p>135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0362" calcext:value-type="float">
            <text:p>39.50362</text:p>
          </table:table-cell>
          <table:table-cell office:value-type="float" office:value="0" calcext:value-type="float">
            <text:p>0</text:p>
          </table:table-cell>
          <table:table-cell office:value-type="float" office:value="0.0000008008012" calcext:value-type="float">
            <text:p>8.008012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767" calcext:value-type="float">
            <text:p>-0.002263767</text:p>
          </table:table-cell>
          <table:table-cell office:value-type="float" office:value="1160.539" calcext:value-type="float">
            <text:p>1160.539</text:p>
          </table:table-cell>
          <table:table-cell office:value-type="float" office:value="2.549086" calcext:value-type="float">
            <text:p>2.549086</text:p>
          </table:table-cell>
          <table:table-cell office:value-type="float" office:value="0" calcext:value-type="float">
            <text:p>0</text:p>
          </table:table-cell>
          <table:table-cell office:value-type="float" office:value="0.6179035" calcext:value-type="float">
            <text:p>0.6179035</text:p>
          </table:table-cell>
          <table:table-cell office:value-type="float" office:value="0.3419648" calcext:value-type="float">
            <text:p>0.3419648</text:p>
          </table:table-cell>
          <table:table-cell office:value-type="float" office:value="0.2421677" calcext:value-type="float">
            <text:p>0.2421677</text:p>
          </table:table-cell>
          <table:table-cell office:value-type="float" office:value="0.06681944" calcext:value-type="float">
            <text:p>0.06681944</text:p>
          </table:table-cell>
          <table:table-cell office:value-type="float" office:value="0.05766056" calcext:value-type="float">
            <text:p>0.05766056</text:p>
          </table:table-cell>
          <table:table-cell office:value-type="float" office:value="0.02656155" calcext:value-type="float">
            <text:p>0.02656155</text:p>
          </table:table-cell>
          <table:table-cell office:value-type="float" office:value="0.03351203" calcext:value-type="float">
            <text:p>0.03351203</text:p>
          </table:table-cell>
          <table:table-cell office:value-type="float" office:value="0.0769531" calcext:value-type="float">
            <text:p>0.0769531</text:p>
          </table:table-cell>
          <table:table-cell office:value-type="float" office:value="0.1468394" calcext:value-type="float">
            <text:p>0.1468394</text:p>
          </table:table-cell>
          <table:table-cell office:value-type="float" office:value="0.1539753" calcext:value-type="float">
            <text:p>0.1539753</text:p>
          </table:table-cell>
          <table:table-cell office:value-type="float" office:value="0.1540121" calcext:value-type="float">
            <text:p>0.1540121</text:p>
          </table:table-cell>
          <table:table-cell office:value-type="float" office:value="0.1800098" calcext:value-type="float">
            <text:p>0.1800098</text:p>
          </table:table-cell>
          <table:table-cell office:value-type="float" office:value="0.195184" calcext:value-type="float">
            <text:p>0.195184</text:p>
          </table:table-cell>
          <table:table-cell office:value-type="float" office:value="0.1978381" calcext:value-type="float">
            <text:p>0.1978381</text:p>
          </table:table-cell>
          <table:table-cell office:value-type="float" office:value="0" calcext:value-type="float">
            <text:p>0</text:p>
          </table:table-cell>
          <table:table-cell office:value-type="float" office:value="39.54979" calcext:value-type="float">
            <text:p>39.54979</text:p>
          </table:table-cell>
          <table:table-cell office:value-type="float" office:value="27.83465" calcext:value-type="float">
            <text:p>27.83465</text:p>
          </table:table-cell>
          <table:table-cell office:value-type="float" office:value="26.29811" calcext:value-type="float">
            <text:p>26.29811</text:p>
          </table:table-cell>
          <table:table-cell office:value-type="float" office:value="6.96032" calcext:value-type="float">
            <text:p>6.96032</text:p>
          </table:table-cell>
          <table:table-cell office:value-type="float" office:value="6.299017" calcext:value-type="float">
            <text:p>6.299017</text:p>
          </table:table-cell>
          <table:table-cell office:value-type="float" office:value="2.473741" calcext:value-type="float">
            <text:p>2.473741</text:p>
          </table:table-cell>
          <table:table-cell office:value-type="float" office:value="2.653067" calcext:value-type="float">
            <text:p>2.653067</text:p>
          </table:table-cell>
          <table:table-cell office:value-type="float" office:value="5.120359" calcext:value-type="float">
            <text:p>5.120359</text:p>
          </table:table-cell>
          <table:table-cell office:value-type="float" office:value="8.234239" calcext:value-type="float">
            <text:p>8.234239</text:p>
          </table:table-cell>
          <table:table-cell office:value-type="float" office:value="8.845944" calcext:value-type="float">
            <text:p>8.845944</text:p>
          </table:table-cell>
          <table:table-cell office:value-type="float" office:value="8.860303" calcext:value-type="float">
            <text:p>8.860303</text:p>
          </table:table-cell>
          <table:table-cell office:value-type="float" office:value="11.19803" calcext:value-type="float">
            <text:p>11.19803</text:p>
          </table:table-cell>
          <table:table-cell office:value-type="float" office:value="12.66071" calcext:value-type="float">
            <text:p>12.66071</text:p>
          </table:table-cell>
          <table:table-cell office:value-type="float" office:value="12.93146" calcext:value-type="float">
            <text:p>12.93146</text:p>
          </table:table-cell>
          <table:table-cell office:value-type="float" office:value="0" calcext:value-type="float">
            <text:p>0</text:p>
          </table:table-cell>
          <table:table-cell office:value-type="float" office:value="20.67675" calcext:value-type="float">
            <text:p>20.67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6189" calcext:value-type="float">
            <text:p>0.31861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4.539897" calcext:value-type="float">
            <text:p>4.539897</text:p>
          </table:table-cell>
          <table:table-cell office:value-type="float" office:value="135.7902" calcext:value-type="float">
            <text:p>135.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816" calcext:value-type="float">
            <text:p>39.51816</text:p>
          </table:table-cell>
          <table:table-cell office:value-type="float" office:value="0" calcext:value-type="float">
            <text:p>0</text:p>
          </table:table-cell>
          <table:table-cell office:value-type="float" office:value="0.0000008152176" calcext:value-type="float">
            <text:p>8.15217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66" calcext:value-type="float">
            <text:p>-0.00226366</text:p>
          </table:table-cell>
          <table:table-cell office:value-type="float" office:value="1160.535" calcext:value-type="float">
            <text:p>1160.535</text:p>
          </table:table-cell>
          <table:table-cell office:value-type="float" office:value="2.553281" calcext:value-type="float">
            <text:p>2.553281</text:p>
          </table:table-cell>
          <table:table-cell office:value-type="float" office:value="0" calcext:value-type="float">
            <text:p>0</text:p>
          </table:table-cell>
          <table:table-cell office:value-type="float" office:value="0.7031352" calcext:value-type="float">
            <text:p>0.7031352</text:p>
          </table:table-cell>
          <table:table-cell office:value-type="float" office:value="0.3699034" calcext:value-type="float">
            <text:p>0.3699034</text:p>
          </table:table-cell>
          <table:table-cell office:value-type="float" office:value="0.2562722" calcext:value-type="float">
            <text:p>0.2562722</text:p>
          </table:table-cell>
          <table:table-cell office:value-type="float" office:value="0.07063024" calcext:value-type="float">
            <text:p>0.07063024</text:p>
          </table:table-cell>
          <table:table-cell office:value-type="float" office:value="0.06136428" calcext:value-type="float">
            <text:p>0.06136428</text:p>
          </table:table-cell>
          <table:table-cell office:value-type="float" office:value="0.02751751" calcext:value-type="float">
            <text:p>0.02751751</text:p>
          </table:table-cell>
          <table:table-cell office:value-type="float" office:value="0.03465242" calcext:value-type="float">
            <text:p>0.03465242</text:p>
          </table:table-cell>
          <table:table-cell office:value-type="float" office:value="0.07731155" calcext:value-type="float">
            <text:p>0.07731155</text:p>
          </table:table-cell>
          <table:table-cell office:value-type="float" office:value="0.1469144" calcext:value-type="float">
            <text:p>0.1469144</text:p>
          </table:table-cell>
          <table:table-cell office:value-type="float" office:value="0.1540288" calcext:value-type="float">
            <text:p>0.1540288</text:p>
          </table:table-cell>
          <table:table-cell office:value-type="float" office:value="0.1540643" calcext:value-type="float">
            <text:p>0.1540643</text:p>
          </table:table-cell>
          <table:table-cell office:value-type="float" office:value="0.1800404" calcext:value-type="float">
            <text:p>0.1800404</text:p>
          </table:table-cell>
          <table:table-cell office:value-type="float" office:value="0.1951969" calcext:value-type="float">
            <text:p>0.1951969</text:p>
          </table:table-cell>
          <table:table-cell office:value-type="float" office:value="0.1978492" calcext:value-type="float">
            <text:p>0.1978492</text:p>
          </table:table-cell>
          <table:table-cell office:value-type="float" office:value="0" calcext:value-type="float">
            <text:p>0</text:p>
          </table:table-cell>
          <table:table-cell office:value-type="float" office:value="39.66934" calcext:value-type="float">
            <text:p>39.66934</text:p>
          </table:table-cell>
          <table:table-cell office:value-type="float" office:value="27.85422" calcext:value-type="float">
            <text:p>27.85422</text:p>
          </table:table-cell>
          <table:table-cell office:value-type="float" office:value="26.30185" calcext:value-type="float">
            <text:p>26.30185</text:p>
          </table:table-cell>
          <table:table-cell office:value-type="float" office:value="6.963258" calcext:value-type="float">
            <text:p>6.963258</text:p>
          </table:table-cell>
          <table:table-cell office:value-type="float" office:value="6.300774" calcext:value-type="float">
            <text:p>6.300774</text:p>
          </table:table-cell>
          <table:table-cell office:value-type="float" office:value="2.474986" calcext:value-type="float">
            <text:p>2.474986</text:p>
          </table:table-cell>
          <table:table-cell office:value-type="float" office:value="2.654993" calcext:value-type="float">
            <text:p>2.654993</text:p>
          </table:table-cell>
          <table:table-cell office:value-type="float" office:value="5.124292" calcext:value-type="float">
            <text:p>5.124292</text:p>
          </table:table-cell>
          <table:table-cell office:value-type="float" office:value="8.239702" calcext:value-type="float">
            <text:p>8.239702</text:p>
          </table:table-cell>
          <table:table-cell office:value-type="float" office:value="8.850805" calcext:value-type="float">
            <text:p>8.850805</text:p>
          </table:table-cell>
          <table:table-cell office:value-type="float" office:value="8.865506" calcext:value-type="float">
            <text:p>8.865506</text:p>
          </table:table-cell>
          <table:table-cell office:value-type="float" office:value="11.20082" calcext:value-type="float">
            <text:p>11.20082</text:p>
          </table:table-cell>
          <table:table-cell office:value-type="float" office:value="12.66187" calcext:value-type="float">
            <text:p>12.66187</text:p>
          </table:table-cell>
          <table:table-cell office:value-type="float" office:value="12.9325" calcext:value-type="float">
            <text:p>12.9325</text:p>
          </table:table-cell>
          <table:table-cell office:value-type="float" office:value="0" calcext:value-type="float">
            <text:p>0</text:p>
          </table:table-cell>
          <table:table-cell office:value-type="float" office:value="23.08935" calcext:value-type="float">
            <text:p>23.0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4938" calcext:value-type="float">
            <text:p>0.33049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4.52426" calcext:value-type="float">
            <text:p>4.52426</text:p>
          </table:table-cell>
          <table:table-cell office:value-type="float" office:value="135.7934" calcext:value-type="float">
            <text:p>135.7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3358" calcext:value-type="float">
            <text:p>39.53358</text:p>
          </table:table-cell>
          <table:table-cell office:value-type="float" office:value="0" calcext:value-type="float">
            <text:p>0</text:p>
          </table:table-cell>
          <table:table-cell office:value-type="float" office:value="0.0000008239921" calcext:value-type="float">
            <text:p>8.239921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97" calcext:value-type="float">
            <text:p>-0.002263597</text:p>
          </table:table-cell>
          <table:table-cell office:value-type="float" office:value="1160.532" calcext:value-type="float">
            <text:p>1160.532</text:p>
          </table:table-cell>
          <table:table-cell office:value-type="float" office:value="2.556029" calcext:value-type="float">
            <text:p>2.556029</text:p>
          </table:table-cell>
          <table:table-cell office:value-type="float" office:value="0" calcext:value-type="float">
            <text:p>0</text:p>
          </table:table-cell>
          <table:table-cell office:value-type="float" office:value="0.734411" calcext:value-type="float">
            <text:p>0.734411</text:p>
          </table:table-cell>
          <table:table-cell office:value-type="float" office:value="0.3800163" calcext:value-type="float">
            <text:p>0.3800163</text:p>
          </table:table-cell>
          <table:table-cell office:value-type="float" office:value="0.2659109" calcext:value-type="float">
            <text:p>0.2659109</text:p>
          </table:table-cell>
          <table:table-cell office:value-type="float" office:value="0.07301275" calcext:value-type="float">
            <text:p>0.07301275</text:p>
          </table:table-cell>
          <table:table-cell office:value-type="float" office:value="0.06469152" calcext:value-type="float">
            <text:p>0.06469152</text:p>
          </table:table-cell>
          <table:table-cell office:value-type="float" office:value="0.02834266" calcext:value-type="float">
            <text:p>0.02834266</text:p>
          </table:table-cell>
          <table:table-cell office:value-type="float" office:value="0.0358269" calcext:value-type="float">
            <text:p>0.0358269</text:p>
          </table:table-cell>
          <table:table-cell office:value-type="float" office:value="0.07764574" calcext:value-type="float">
            <text:p>0.07764574</text:p>
          </table:table-cell>
          <table:table-cell office:value-type="float" office:value="0.1471885" calcext:value-type="float">
            <text:p>0.1471885</text:p>
          </table:table-cell>
          <table:table-cell office:value-type="float" office:value="0.1540837" calcext:value-type="float">
            <text:p>0.1540837</text:p>
          </table:table-cell>
          <table:table-cell office:value-type="float" office:value="0.1541164" calcext:value-type="float">
            <text:p>0.1541164</text:p>
          </table:table-cell>
          <table:table-cell office:value-type="float" office:value="0.1800672" calcext:value-type="float">
            <text:p>0.1800672</text:p>
          </table:table-cell>
          <table:table-cell office:value-type="float" office:value="0.1952097" calcext:value-type="float">
            <text:p>0.1952097</text:p>
          </table:table-cell>
          <table:table-cell office:value-type="float" office:value="0.1978602" calcext:value-type="float">
            <text:p>0.1978602</text:p>
          </table:table-cell>
          <table:table-cell office:value-type="float" office:value="0" calcext:value-type="float">
            <text:p>0</text:p>
          </table:table-cell>
          <table:table-cell office:value-type="float" office:value="39.81244" calcext:value-type="float">
            <text:p>39.81244</text:p>
          </table:table-cell>
          <table:table-cell office:value-type="float" office:value="27.87882" calcext:value-type="float">
            <text:p>27.87882</text:p>
          </table:table-cell>
          <table:table-cell office:value-type="float" office:value="26.31045" calcext:value-type="float">
            <text:p>26.31045</text:p>
          </table:table-cell>
          <table:table-cell office:value-type="float" office:value="6.967492" calcext:value-type="float">
            <text:p>6.967492</text:p>
          </table:table-cell>
          <table:table-cell office:value-type="float" office:value="6.304039" calcext:value-type="float">
            <text:p>6.304039</text:p>
          </table:table-cell>
          <table:table-cell office:value-type="float" office:value="2.476447" calcext:value-type="float">
            <text:p>2.476447</text:p>
          </table:table-cell>
          <table:table-cell office:value-type="float" office:value="2.657226" calcext:value-type="float">
            <text:p>2.657226</text:p>
          </table:table-cell>
          <table:table-cell office:value-type="float" office:value="5.128273" calcext:value-type="float">
            <text:p>5.128273</text:p>
          </table:table-cell>
          <table:table-cell office:value-type="float" office:value="8.245187" calcext:value-type="float">
            <text:p>8.245187</text:p>
          </table:table-cell>
          <table:table-cell office:value-type="float" office:value="8.855664" calcext:value-type="float">
            <text:p>8.855664</text:p>
          </table:table-cell>
          <table:table-cell office:value-type="float" office:value="8.87071" calcext:value-type="float">
            <text:p>8.87071</text:p>
          </table:table-cell>
          <table:table-cell office:value-type="float" office:value="11.20361" calcext:value-type="float">
            <text:p>11.20361</text:p>
          </table:table-cell>
          <table:table-cell office:value-type="float" office:value="12.66303" calcext:value-type="float">
            <text:p>12.66303</text:p>
          </table:table-cell>
          <table:table-cell office:value-type="float" office:value="12.93354" calcext:value-type="float">
            <text:p>12.93354</text:p>
          </table:table-cell>
          <table:table-cell office:value-type="float" office:value="0" calcext:value-type="float">
            <text:p>0</text:p>
          </table:table-cell>
          <table:table-cell office:value-type="float" office:value="22.73794" calcext:value-type="float">
            <text:p>22.7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7001" calcext:value-type="float">
            <text:p>0.3427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4.505198" calcext:value-type="float">
            <text:p>4.505198</text:p>
          </table:table-cell>
          <table:table-cell office:value-type="float" office:value="135.7974" calcext:value-type="float">
            <text:p>135.7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4995" calcext:value-type="float">
            <text:p>39.54995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307" calcext:value-type="float">
            <text:p>8.287307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29" calcext:value-type="float">
            <text:p>1160.529</text:p>
          </table:table-cell>
          <table:table-cell office:value-type="float" office:value="2.558836" calcext:value-type="float">
            <text:p>2.558836</text:p>
          </table:table-cell>
          <table:table-cell office:value-type="float" office:value="0" calcext:value-type="float">
            <text:p>0</text:p>
          </table:table-cell>
          <table:table-cell office:value-type="float" office:value="0.8562909" calcext:value-type="float">
            <text:p>0.8562909</text:p>
          </table:table-cell>
          <table:table-cell office:value-type="float" office:value="0.4295255" calcext:value-type="float">
            <text:p>0.4295255</text:p>
          </table:table-cell>
          <table:table-cell office:value-type="float" office:value="0.290906" calcext:value-type="float">
            <text:p>0.290906</text:p>
          </table:table-cell>
          <table:table-cell office:value-type="float" office:value="0.07816516" calcext:value-type="float">
            <text:p>0.07816516</text:p>
          </table:table-cell>
          <table:table-cell office:value-type="float" office:value="0.06970002" calcext:value-type="float">
            <text:p>0.06970002</text:p>
          </table:table-cell>
          <table:table-cell office:value-type="float" office:value="0.02928227" calcext:value-type="float">
            <text:p>0.02928227</text:p>
          </table:table-cell>
          <table:table-cell office:value-type="float" office:value="0.03687549" calcext:value-type="float">
            <text:p>0.03687549</text:p>
          </table:table-cell>
          <table:table-cell office:value-type="float" office:value="0.07791711" calcext:value-type="float">
            <text:p>0.07791711</text:p>
          </table:table-cell>
          <table:table-cell office:value-type="float" office:value="0.1474825" calcext:value-type="float">
            <text:p>0.1474825</text:p>
          </table:table-cell>
          <table:table-cell office:value-type="float" office:value="0.1541451" calcext:value-type="float">
            <text:p>0.1541451</text:p>
          </table:table-cell>
          <table:table-cell office:value-type="float" office:value="0.1541705" calcext:value-type="float">
            <text:p>0.1541705</text:p>
          </table:table-cell>
          <table:table-cell office:value-type="float" office:value="0.1801046" calcext:value-type="float">
            <text:p>0.1801046</text:p>
          </table:table-cell>
          <table:table-cell office:value-type="float" office:value="0.1952222" calcext:value-type="float">
            <text:p>0.1952222</text:p>
          </table:table-cell>
          <table:table-cell office:value-type="float" office:value="0.1978711" calcext:value-type="float">
            <text:p>0.1978711</text:p>
          </table:table-cell>
          <table:table-cell office:value-type="float" office:value="0" calcext:value-type="float">
            <text:p>0</text:p>
          </table:table-cell>
          <table:table-cell office:value-type="float" office:value="39.97778" calcext:value-type="float">
            <text:p>39.97778</text:p>
          </table:table-cell>
          <table:table-cell office:value-type="float" office:value="27.90958" calcext:value-type="float">
            <text:p>27.90958</text:p>
          </table:table-cell>
          <table:table-cell office:value-type="float" office:value="26.3241" calcext:value-type="float">
            <text:p>26.3241</text:p>
          </table:table-cell>
          <table:table-cell office:value-type="float" office:value="6.972816" calcext:value-type="float">
            <text:p>6.972816</text:p>
          </table:table-cell>
          <table:table-cell office:value-type="float" office:value="6.308621" calcext:value-type="float">
            <text:p>6.308621</text:p>
          </table:table-cell>
          <table:table-cell office:value-type="float" office:value="2.478081" calcext:value-type="float">
            <text:p>2.478081</text:p>
          </table:table-cell>
          <table:table-cell office:value-type="float" office:value="2.65969" calcext:value-type="float">
            <text:p>2.65969</text:p>
          </table:table-cell>
          <table:table-cell office:value-type="float" office:value="5.13229" calcext:value-type="float">
            <text:p>5.13229</text:p>
          </table:table-cell>
          <table:table-cell office:value-type="float" office:value="8.250736" calcext:value-type="float">
            <text:p>8.250736</text:p>
          </table:table-cell>
          <table:table-cell office:value-type="float" office:value="8.860578" calcext:value-type="float">
            <text:p>8.860578</text:p>
          </table:table-cell>
          <table:table-cell office:value-type="float" office:value="8.875914" calcext:value-type="float">
            <text:p>8.875914</text:p>
          </table:table-cell>
          <table:table-cell office:value-type="float" office:value="11.2064" calcext:value-type="float">
            <text:p>11.2064</text:p>
          </table:table-cell>
          <table:table-cell office:value-type="float" office:value="12.6642" calcext:value-type="float">
            <text:p>12.6642</text:p>
          </table:table-cell>
          <table:table-cell office:value-type="float" office:value="12.9346" calcext:value-type="float">
            <text:p>12.9346</text:p>
          </table:table-cell>
          <table:table-cell office:value-type="float" office:value="0" calcext:value-type="float">
            <text:p>0</text:p>
          </table:table-cell>
          <table:table-cell office:value-type="float" office:value="25.65805" calcext:value-type="float">
            <text:p>25.6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5483" calcext:value-type="float">
            <text:p>0.35754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4.485506" calcext:value-type="float">
            <text:p>4.485506</text:p>
          </table:table-cell>
          <table:table-cell office:value-type="float" office:value="135.8013" calcext:value-type="float">
            <text:p>135.8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6798" calcext:value-type="float">
            <text:p>39.56798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26" calcext:value-type="float">
            <text:p>1160.526</text:p>
          </table:table-cell>
          <table:table-cell office:value-type="float" office:value="2.559935" calcext:value-type="float">
            <text:p>2.559935</text:p>
          </table:table-cell>
          <table:table-cell office:value-type="float" office:value="0" calcext:value-type="float">
            <text:p>0</text:p>
          </table:table-cell>
          <table:table-cell office:value-type="float" office:value="0.8977516" calcext:value-type="float">
            <text:p>0.8977516</text:p>
          </table:table-cell>
          <table:table-cell office:value-type="float" office:value="0.4405699" calcext:value-type="float">
            <text:p>0.4405699</text:p>
          </table:table-cell>
          <table:table-cell office:value-type="float" office:value="0.3037856" calcext:value-type="float">
            <text:p>0.3037856</text:p>
          </table:table-cell>
          <table:table-cell office:value-type="float" office:value="0.08220395" calcext:value-type="float">
            <text:p>0.08220395</text:p>
          </table:table-cell>
          <table:table-cell office:value-type="float" office:value="0.07468737" calcext:value-type="float">
            <text:p>0.07468737</text:p>
          </table:table-cell>
          <table:table-cell office:value-type="float" office:value="0.03057162" calcext:value-type="float">
            <text:p>0.03057162</text:p>
          </table:table-cell>
          <table:table-cell office:value-type="float" office:value="0.03822429" calcext:value-type="float">
            <text:p>0.03822429</text:p>
          </table:table-cell>
          <table:table-cell office:value-type="float" office:value="0.07820036" calcext:value-type="float">
            <text:p>0.07820036</text:p>
          </table:table-cell>
          <table:table-cell office:value-type="float" office:value="0.1477459" calcext:value-type="float">
            <text:p>0.1477459</text:p>
          </table:table-cell>
          <table:table-cell office:value-type="float" office:value="0.1542122" calcext:value-type="float">
            <text:p>0.1542122</text:p>
          </table:table-cell>
          <table:table-cell office:value-type="float" office:value="0.1542279" calcext:value-type="float">
            <text:p>0.1542279</text:p>
          </table:table-cell>
          <table:table-cell office:value-type="float" office:value="0.1801241" calcext:value-type="float">
            <text:p>0.1801241</text:p>
          </table:table-cell>
          <table:table-cell office:value-type="float" office:value="0.1952349" calcext:value-type="float">
            <text:p>0.1952349</text:p>
          </table:table-cell>
          <table:table-cell office:value-type="float" office:value="0.1978821" calcext:value-type="float">
            <text:p>0.1978821</text:p>
          </table:table-cell>
          <table:table-cell office:value-type="float" office:value="0" calcext:value-type="float">
            <text:p>0</text:p>
          </table:table-cell>
          <table:table-cell office:value-type="float" office:value="40.18682" calcext:value-type="float">
            <text:p>40.18682</text:p>
          </table:table-cell>
          <table:table-cell office:value-type="float" office:value="27.95282" calcext:value-type="float">
            <text:p>27.95282</text:p>
          </table:table-cell>
          <table:table-cell office:value-type="float" office:value="26.34622" calcext:value-type="float">
            <text:p>26.34622</text:p>
          </table:table-cell>
          <table:table-cell office:value-type="float" office:value="6.980288" calcext:value-type="float">
            <text:p>6.980288</text:p>
          </table:table-cell>
          <table:table-cell office:value-type="float" office:value="6.315474" calcext:value-type="float">
            <text:p>6.315474</text:p>
          </table:table-cell>
          <table:table-cell office:value-type="float" office:value="2.480015" calcext:value-type="float">
            <text:p>2.480015</text:p>
          </table:table-cell>
          <table:table-cell office:value-type="float" office:value="2.662423" calcext:value-type="float">
            <text:p>2.662423</text:p>
          </table:table-cell>
          <table:table-cell office:value-type="float" office:value="5.136339" calcext:value-type="float">
            <text:p>5.136339</text:p>
          </table:table-cell>
          <table:table-cell office:value-type="float" office:value="8.256313" calcext:value-type="float">
            <text:p>8.256313</text:p>
          </table:table-cell>
          <table:table-cell office:value-type="float" office:value="8.865515" calcext:value-type="float">
            <text:p>8.865515</text:p>
          </table:table-cell>
          <table:table-cell office:value-type="float" office:value="8.881118" calcext:value-type="float">
            <text:p>8.881118</text:p>
          </table:table-cell>
          <table:table-cell office:value-type="float" office:value="11.2092" calcext:value-type="float">
            <text:p>11.2092</text:p>
          </table:table-cell>
          <table:table-cell office:value-type="float" office:value="12.66536" calcext:value-type="float">
            <text:p>12.66536</text:p>
          </table:table-cell>
          <table:table-cell office:value-type="float" office:value="12.93564" calcext:value-type="float">
            <text:p>12.93564</text:p>
          </table:table-cell>
          <table:table-cell office:value-type="float" office:value="0" calcext:value-type="float">
            <text:p>0</text:p>
          </table:table-cell>
          <table:table-cell office:value-type="float" office:value="24.95159" calcext:value-type="float">
            <text:p>24.95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1066" calcext:value-type="float">
            <text:p>0.37310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4.464462" calcext:value-type="float">
            <text:p>4.464462</text:p>
          </table:table-cell>
          <table:table-cell office:value-type="float" office:value="135.8052" calcext:value-type="float">
            <text:p>135.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633" calcext:value-type="float">
            <text:p>39.58633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24" calcext:value-type="float">
            <text:p>1160.524</text:p>
          </table:table-cell>
          <table:table-cell office:value-type="float" office:value="2.558255" calcext:value-type="float">
            <text:p>2.558255</text:p>
          </table:table-cell>
          <table:table-cell office:value-type="float" office:value="0" calcext:value-type="float">
            <text:p>0</text:p>
          </table:table-cell>
          <table:table-cell office:value-type="float" office:value="1.191025" calcext:value-type="float">
            <text:p>1.191025</text:p>
          </table:table-cell>
          <table:table-cell office:value-type="float" office:value="0.4488035" calcext:value-type="float">
            <text:p>0.4488035</text:p>
          </table:table-cell>
          <table:table-cell office:value-type="float" office:value="0.3191896" calcext:value-type="float">
            <text:p>0.3191896</text:p>
          </table:table-cell>
          <table:table-cell office:value-type="float" office:value="0.08602802" calcext:value-type="float">
            <text:p>0.08602802</text:p>
          </table:table-cell>
          <table:table-cell office:value-type="float" office:value="0.07864752" calcext:value-type="float">
            <text:p>0.07864752</text:p>
          </table:table-cell>
          <table:table-cell office:value-type="float" office:value="0.0316006" calcext:value-type="float">
            <text:p>0.0316006</text:p>
          </table:table-cell>
          <table:table-cell office:value-type="float" office:value="0.0392839" calcext:value-type="float">
            <text:p>0.0392839</text:p>
          </table:table-cell>
          <table:table-cell office:value-type="float" office:value="0.07846091" calcext:value-type="float">
            <text:p>0.07846091</text:p>
          </table:table-cell>
          <table:table-cell office:value-type="float" office:value="0.147989" calcext:value-type="float">
            <text:p>0.147989</text:p>
          </table:table-cell>
          <table:table-cell office:value-type="float" office:value="0.1542826" calcext:value-type="float">
            <text:p>0.1542826</text:p>
          </table:table-cell>
          <table:table-cell office:value-type="float" office:value="0.1542867" calcext:value-type="float">
            <text:p>0.1542867</text:p>
          </table:table-cell>
          <table:table-cell office:value-type="float" office:value="0.1801423" calcext:value-type="float">
            <text:p>0.1801423</text:p>
          </table:table-cell>
          <table:table-cell office:value-type="float" office:value="0.1952474" calcext:value-type="float">
            <text:p>0.1952474</text:p>
          </table:table-cell>
          <table:table-cell office:value-type="float" office:value="0.1978931" calcext:value-type="float">
            <text:p>0.1978931</text:p>
          </table:table-cell>
          <table:table-cell office:value-type="float" office:value="0" calcext:value-type="float">
            <text:p>0</text:p>
          </table:table-cell>
          <table:table-cell office:value-type="float" office:value="40.38177" calcext:value-type="float">
            <text:p>40.38177</text:p>
          </table:table-cell>
          <table:table-cell office:value-type="float" office:value="27.99784" calcext:value-type="float">
            <text:p>27.99784</text:p>
          </table:table-cell>
          <table:table-cell office:value-type="float" office:value="26.37246" calcext:value-type="float">
            <text:p>26.37246</text:p>
          </table:table-cell>
          <table:table-cell office:value-type="float" office:value="6.989017" calcext:value-type="float">
            <text:p>6.989017</text:p>
          </table:table-cell>
          <table:table-cell office:value-type="float" office:value="6.323804" calcext:value-type="float">
            <text:p>6.323804</text:p>
          </table:table-cell>
          <table:table-cell office:value-type="float" office:value="2.482201" calcext:value-type="float">
            <text:p>2.482201</text:p>
          </table:table-cell>
          <table:table-cell office:value-type="float" office:value="2.665391" calcext:value-type="float">
            <text:p>2.665391</text:p>
          </table:table-cell>
          <table:table-cell office:value-type="float" office:value="5.140422" calcext:value-type="float">
            <text:p>5.140422</text:p>
          </table:table-cell>
          <table:table-cell office:value-type="float" office:value="8.261889" calcext:value-type="float">
            <text:p>8.261889</text:p>
          </table:table-cell>
          <table:table-cell office:value-type="float" office:value="8.870452" calcext:value-type="float">
            <text:p>8.870452</text:p>
          </table:table-cell>
          <table:table-cell office:value-type="float" office:value="8.886322" calcext:value-type="float">
            <text:p>8.886322</text:p>
          </table:table-cell>
          <table:table-cell office:value-type="float" office:value="11.21199" calcext:value-type="float">
            <text:p>11.21199</text:p>
          </table:table-cell>
          <table:table-cell office:value-type="float" office:value="12.66652" calcext:value-type="float">
            <text:p>12.66652</text:p>
          </table:table-cell>
          <table:table-cell office:value-type="float" office:value="12.9367" calcext:value-type="float">
            <text:p>12.9367</text:p>
          </table:table-cell>
          <table:table-cell office:value-type="float" office:value="0" calcext:value-type="float">
            <text:p>0</text:p>
          </table:table-cell>
          <table:table-cell office:value-type="float" office:value="28.02035" calcext:value-type="float">
            <text:p>28.02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9744" calcext:value-type="float">
            <text:p>0.38997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4.44708" calcext:value-type="float">
            <text:p>4.44708</text:p>
          </table:table-cell>
          <table:table-cell office:value-type="float" office:value="135.8074" calcext:value-type="float">
            <text:p>135.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0478" calcext:value-type="float">
            <text:p>39.60478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21" calcext:value-type="float">
            <text:p>1160.521</text:p>
          </table:table-cell>
          <table:table-cell office:value-type="float" office:value="2.548165" calcext:value-type="float">
            <text:p>2.548165</text:p>
          </table:table-cell>
          <table:table-cell office:value-type="float" office:value="0" calcext:value-type="float">
            <text:p>0</text:p>
          </table:table-cell>
          <table:table-cell office:value-type="float" office:value="1.598502" calcext:value-type="float">
            <text:p>1.598502</text:p>
          </table:table-cell>
          <table:table-cell office:value-type="float" office:value="0.3971319" calcext:value-type="float">
            <text:p>0.3971319</text:p>
          </table:table-cell>
          <table:table-cell office:value-type="float" office:value="0.3058438" calcext:value-type="float">
            <text:p>0.3058438</text:p>
          </table:table-cell>
          <table:table-cell office:value-type="float" office:value="0.08390111" calcext:value-type="float">
            <text:p>0.08390111</text:p>
          </table:table-cell>
          <table:table-cell office:value-type="float" office:value="0.07859434" calcext:value-type="float">
            <text:p>0.07859434</text:p>
          </table:table-cell>
          <table:table-cell office:value-type="float" office:value="0.03209536" calcext:value-type="float">
            <text:p>0.03209536</text:p>
          </table:table-cell>
          <table:table-cell office:value-type="float" office:value="0.04007621" calcext:value-type="float">
            <text:p>0.04007621</text:p>
          </table:table-cell>
          <table:table-cell office:value-type="float" office:value="0.07871221" calcext:value-type="float">
            <text:p>0.07871221</text:p>
          </table:table-cell>
          <table:table-cell office:value-type="float" office:value="0.1481977" calcext:value-type="float">
            <text:p>0.1481977</text:p>
          </table:table-cell>
          <table:table-cell office:value-type="float" office:value="0.1543525" calcext:value-type="float">
            <text:p>0.1543525</text:p>
          </table:table-cell>
          <table:table-cell office:value-type="float" office:value="0.154347" calcext:value-type="float">
            <text:p>0.154347</text:p>
          </table:table-cell>
          <table:table-cell office:value-type="float" office:value="0.1801528" calcext:value-type="float">
            <text:p>0.1801528</text:p>
          </table:table-cell>
          <table:table-cell office:value-type="float" office:value="0.1952601" calcext:value-type="float">
            <text:p>0.1952601</text:p>
          </table:table-cell>
          <table:table-cell office:value-type="float" office:value="0.1979039" calcext:value-type="float">
            <text:p>0.1979039</text:p>
          </table:table-cell>
          <table:table-cell office:value-type="float" office:value="0" calcext:value-type="float">
            <text:p>0</text:p>
          </table:table-cell>
          <table:table-cell office:value-type="float" office:value="40.56707" calcext:value-type="float">
            <text:p>40.56707</text:p>
          </table:table-cell>
          <table:table-cell office:value-type="float" office:value="28.04196" calcext:value-type="float">
            <text:p>28.04196</text:p>
          </table:table-cell>
          <table:table-cell office:value-type="float" office:value="26.40085" calcext:value-type="float">
            <text:p>26.40085</text:p>
          </table:table-cell>
          <table:table-cell office:value-type="float" office:value="6.998491" calcext:value-type="float">
            <text:p>6.998491</text:p>
          </table:table-cell>
          <table:table-cell office:value-type="float" office:value="6.333287" calcext:value-type="float">
            <text:p>6.333287</text:p>
          </table:table-cell>
          <table:table-cell office:value-type="float" office:value="2.484605" calcext:value-type="float">
            <text:p>2.484605</text:p>
          </table:table-cell>
          <table:table-cell office:value-type="float" office:value="2.668561" calcext:value-type="float">
            <text:p>2.668561</text:p>
          </table:table-cell>
          <table:table-cell office:value-type="float" office:value="5.144545" calcext:value-type="float">
            <text:p>5.144545</text:p>
          </table:table-cell>
          <table:table-cell office:value-type="float" office:value="8.267466" calcext:value-type="float">
            <text:p>8.267466</text:p>
          </table:table-cell>
          <table:table-cell office:value-type="float" office:value="8.875384" calcext:value-type="float">
            <text:p>8.875384</text:p>
          </table:table-cell>
          <table:table-cell office:value-type="float" office:value="8.891525" calcext:value-type="float">
            <text:p>8.891525</text:p>
          </table:table-cell>
          <table:table-cell office:value-type="float" office:value="11.21477" calcext:value-type="float">
            <text:p>11.21477</text:p>
          </table:table-cell>
          <table:table-cell office:value-type="float" office:value="12.66768" calcext:value-type="float">
            <text:p>12.66768</text:p>
          </table:table-cell>
          <table:table-cell office:value-type="float" office:value="12.93777" calcext:value-type="float">
            <text:p>12.93777</text:p>
          </table:table-cell>
          <table:table-cell office:value-type="float" office:value="0" calcext:value-type="float">
            <text:p>0</text:p>
          </table:table-cell>
          <table:table-cell office:value-type="float" office:value="25.82897" calcext:value-type="float">
            <text:p>25.8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48666" calcext:value-type="float">
            <text:p>0.40486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4.434345" calcext:value-type="float">
            <text:p>4.434345</text:p>
          </table:table-cell>
          <table:table-cell office:value-type="float" office:value="135.8087" calcext:value-type="float">
            <text:p>135.8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2169" calcext:value-type="float">
            <text:p>39.62169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18" calcext:value-type="float">
            <text:p>1160.518</text:p>
          </table:table-cell>
          <table:table-cell office:value-type="float" office:value="2.539253" calcext:value-type="float">
            <text:p>2.539253</text:p>
          </table:table-cell>
          <table:table-cell office:value-type="float" office:value="0" calcext:value-type="float">
            <text:p>0</text:p>
          </table:table-cell>
          <table:table-cell office:value-type="float" office:value="1.285436" calcext:value-type="float">
            <text:p>1.285436</text:p>
          </table:table-cell>
          <table:table-cell office:value-type="float" office:value="0.3428037" calcext:value-type="float">
            <text:p>0.3428037</text:p>
          </table:table-cell>
          <table:table-cell office:value-type="float" office:value="0.2780388" calcext:value-type="float">
            <text:p>0.2780388</text:p>
          </table:table-cell>
          <table:table-cell office:value-type="float" office:value="0.07634811" calcext:value-type="float">
            <text:p>0.07634811</text:p>
          </table:table-cell>
          <table:table-cell office:value-type="float" office:value="0.07309532" calcext:value-type="float">
            <text:p>0.07309532</text:p>
          </table:table-cell>
          <table:table-cell office:value-type="float" office:value="0.03107134" calcext:value-type="float">
            <text:p>0.03107134</text:p>
          </table:table-cell>
          <table:table-cell office:value-type="float" office:value="0.03969435" calcext:value-type="float">
            <text:p>0.03969435</text:p>
          </table:table-cell>
          <table:table-cell office:value-type="float" office:value="0.07882873" calcext:value-type="float">
            <text:p>0.07882873</text:p>
          </table:table-cell>
          <table:table-cell office:value-type="float" office:value="0.1483814" calcext:value-type="float">
            <text:p>0.1483814</text:p>
          </table:table-cell>
          <table:table-cell office:value-type="float" office:value="0.1544271" calcext:value-type="float">
            <text:p>0.1544271</text:p>
          </table:table-cell>
          <table:table-cell office:value-type="float" office:value="0.1544081" calcext:value-type="float">
            <text:p>0.1544081</text:p>
          </table:table-cell>
          <table:table-cell office:value-type="float" office:value="0.1801697" calcext:value-type="float">
            <text:p>0.1801697</text:p>
          </table:table-cell>
          <table:table-cell office:value-type="float" office:value="0.1952724" calcext:value-type="float">
            <text:p>0.1952724</text:p>
          </table:table-cell>
          <table:table-cell office:value-type="float" office:value="0.1979147" calcext:value-type="float">
            <text:p>0.1979147</text:p>
          </table:table-cell>
          <table:table-cell office:value-type="float" office:value="0" calcext:value-type="float">
            <text:p>0</text:p>
          </table:table-cell>
          <table:table-cell office:value-type="float" office:value="40.71807" calcext:value-type="float">
            <text:p>40.71807</text:p>
          </table:table-cell>
          <table:table-cell office:value-type="float" office:value="28.07097" calcext:value-type="float">
            <text:p>28.07097</text:p>
          </table:table-cell>
          <table:table-cell office:value-type="float" office:value="26.42062" calcext:value-type="float">
            <text:p>26.42062</text:p>
          </table:table-cell>
          <table:table-cell office:value-type="float" office:value="7.005757" calcext:value-type="float">
            <text:p>7.005757</text:p>
          </table:table-cell>
          <table:table-cell office:value-type="float" office:value="6.341369" calcext:value-type="float">
            <text:p>6.341369</text:p>
          </table:table-cell>
          <table:table-cell office:value-type="float" office:value="2.4869" calcext:value-type="float">
            <text:p>2.4869</text:p>
          </table:table-cell>
          <table:table-cell office:value-type="float" office:value="2.671744" calcext:value-type="float">
            <text:p>2.671744</text:p>
          </table:table-cell>
          <table:table-cell office:value-type="float" office:value="5.148693" calcext:value-type="float">
            <text:p>5.148693</text:p>
          </table:table-cell>
          <table:table-cell office:value-type="float" office:value="8.273042" calcext:value-type="float">
            <text:p>8.273042</text:p>
          </table:table-cell>
          <table:table-cell office:value-type="float" office:value="8.880323" calcext:value-type="float">
            <text:p>8.880323</text:p>
          </table:table-cell>
          <table:table-cell office:value-type="float" office:value="8.896729" calcext:value-type="float">
            <text:p>8.896729</text:p>
          </table:table-cell>
          <table:table-cell office:value-type="float" office:value="11.21756" calcext:value-type="float">
            <text:p>11.21756</text:p>
          </table:table-cell>
          <table:table-cell office:value-type="float" office:value="12.66885" calcext:value-type="float">
            <text:p>12.66885</text:p>
          </table:table-cell>
          <table:table-cell office:value-type="float" office:value="12.93881" calcext:value-type="float">
            <text:p>12.93881</text:p>
          </table:table-cell>
          <table:table-cell office:value-type="float" office:value="0" calcext:value-type="float">
            <text:p>0</text:p>
          </table:table-cell>
          <table:table-cell office:value-type="float" office:value="19.12389" calcext:value-type="float">
            <text:p>19.1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0407" calcext:value-type="float">
            <text:p>0.41604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4.422299" calcext:value-type="float">
            <text:p>4.422299</text:p>
          </table:table-cell>
          <table:table-cell office:value-type="float" office:value="135.81" calcext:value-type="float">
            <text:p>135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3716" calcext:value-type="float">
            <text:p>39.63716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14" calcext:value-type="float">
            <text:p>1160.514</text:p>
          </table:table-cell>
          <table:table-cell office:value-type="float" office:value="2.529889" calcext:value-type="float">
            <text:p>2.529889</text:p>
          </table:table-cell>
          <table:table-cell office:value-type="float" office:value="0" calcext:value-type="float">
            <text:p>0</text:p>
          </table:table-cell>
          <table:table-cell office:value-type="float" office:value="1.169811" calcext:value-type="float">
            <text:p>1.169811</text:p>
          </table:table-cell>
          <table:table-cell office:value-type="float" office:value="0.3245081" calcext:value-type="float">
            <text:p>0.3245081</text:p>
          </table:table-cell>
          <table:table-cell office:value-type="float" office:value="0.2665958" calcext:value-type="float">
            <text:p>0.2665958</text:p>
          </table:table-cell>
          <table:table-cell office:value-type="float" office:value="0.07203389" calcext:value-type="float">
            <text:p>0.07203389</text:p>
          </table:table-cell>
          <table:table-cell office:value-type="float" office:value="0.06922082" calcext:value-type="float">
            <text:p>0.06922082</text:p>
          </table:table-cell>
          <table:table-cell office:value-type="float" office:value="0.02998276" calcext:value-type="float">
            <text:p>0.02998276</text:p>
          </table:table-cell>
          <table:table-cell office:value-type="float" office:value="0.03890308" calcext:value-type="float">
            <text:p>0.03890308</text:p>
          </table:table-cell>
          <table:table-cell office:value-type="float" office:value="0.07879513" calcext:value-type="float">
            <text:p>0.07879513</text:p>
          </table:table-cell>
          <table:table-cell office:value-type="float" office:value="0.1485184" calcext:value-type="float">
            <text:p>0.1485184</text:p>
          </table:table-cell>
          <table:table-cell office:value-type="float" office:value="0.1545013" calcext:value-type="float">
            <text:p>0.1545013</text:p>
          </table:table-cell>
          <table:table-cell office:value-type="float" office:value="0.1544697" calcext:value-type="float">
            <text:p>0.1544697</text:p>
          </table:table-cell>
          <table:table-cell office:value-type="float" office:value="0.180195" calcext:value-type="float">
            <text:p>0.180195</text:p>
          </table:table-cell>
          <table:table-cell office:value-type="float" office:value="0.195284" calcext:value-type="float">
            <text:p>0.195284</text:p>
          </table:table-cell>
          <table:table-cell office:value-type="float" office:value="0.1979256" calcext:value-type="float">
            <text:p>0.1979256</text:p>
          </table:table-cell>
          <table:table-cell office:value-type="float" office:value="0" calcext:value-type="float">
            <text:p>0</text:p>
          </table:table-cell>
          <table:table-cell office:value-type="float" office:value="40.83637" calcext:value-type="float">
            <text:p>40.83637</text:p>
          </table:table-cell>
          <table:table-cell office:value-type="float" office:value="28.08912" calcext:value-type="float">
            <text:p>28.08912</text:p>
          </table:table-cell>
          <table:table-cell office:value-type="float" office:value="26.43246" calcext:value-type="float">
            <text:p>26.43246</text:p>
          </table:table-cell>
          <table:table-cell office:value-type="float" office:value="7.010449" calcext:value-type="float">
            <text:p>7.010449</text:p>
          </table:table-cell>
          <table:table-cell office:value-type="float" office:value="6.347348" calcext:value-type="float">
            <text:p>6.347348</text:p>
          </table:table-cell>
          <table:table-cell office:value-type="float" office:value="2.488873" calcext:value-type="float">
            <text:p>2.488873</text:p>
          </table:table-cell>
          <table:table-cell office:value-type="float" office:value="2.674741" calcext:value-type="float">
            <text:p>2.674741</text:p>
          </table:table-cell>
          <table:table-cell office:value-type="float" office:value="5.152823" calcext:value-type="float">
            <text:p>5.152823</text:p>
          </table:table-cell>
          <table:table-cell office:value-type="float" office:value="8.278619" calcext:value-type="float">
            <text:p>8.278619</text:p>
          </table:table-cell>
          <table:table-cell office:value-type="float" office:value="8.885258" calcext:value-type="float">
            <text:p>8.885258</text:p>
          </table:table-cell>
          <table:table-cell office:value-type="float" office:value="8.901934" calcext:value-type="float">
            <text:p>8.901934</text:p>
          </table:table-cell>
          <table:table-cell office:value-type="float" office:value="11.22036" calcext:value-type="float">
            <text:p>11.22036</text:p>
          </table:table-cell>
          <table:table-cell office:value-type="float" office:value="12.67001" calcext:value-type="float">
            <text:p>12.67001</text:p>
          </table:table-cell>
          <table:table-cell office:value-type="float" office:value="12.93985" calcext:value-type="float">
            <text:p>12.93985</text:p>
          </table:table-cell>
          <table:table-cell office:value-type="float" office:value="0" calcext:value-type="float">
            <text:p>0</text:p>
          </table:table-cell>
          <table:table-cell office:value-type="float" office:value="17.73277" calcext:value-type="float">
            <text:p>17.73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577" calcext:value-type="float">
            <text:p>0.4265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4.407345" calcext:value-type="float">
            <text:p>4.407345</text:p>
          </table:table-cell>
          <table:table-cell office:value-type="float" office:value="135.8118" calcext:value-type="float">
            <text:p>135.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5249" calcext:value-type="float">
            <text:p>39.65249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1" calcext:value-type="float">
            <text:p>1160.51</text:p>
          </table:table-cell>
          <table:table-cell office:value-type="float" office:value="2.516911" calcext:value-type="float">
            <text:p>2.516911</text:p>
          </table:table-cell>
          <table:table-cell office:value-type="float" office:value="0" calcext:value-type="float">
            <text:p>0</text:p>
          </table:table-cell>
          <table:table-cell office:value-type="float" office:value="1.402817" calcext:value-type="float">
            <text:p>1.402817</text:p>
          </table:table-cell>
          <table:table-cell office:value-type="float" office:value="0.3471903" calcext:value-type="float">
            <text:p>0.3471903</text:p>
          </table:table-cell>
          <table:table-cell office:value-type="float" office:value="0.2766359" calcext:value-type="float">
            <text:p>0.2766359</text:p>
          </table:table-cell>
          <table:table-cell office:value-type="float" office:value="0.0729311" calcext:value-type="float">
            <text:p>0.0729311</text:p>
          </table:table-cell>
          <table:table-cell office:value-type="float" office:value="0.06948458" calcext:value-type="float">
            <text:p>0.06948458</text:p>
          </table:table-cell>
          <table:table-cell office:value-type="float" office:value="0.02966077" calcext:value-type="float">
            <text:p>0.02966077</text:p>
          </table:table-cell>
          <table:table-cell office:value-type="float" office:value="0.03848002" calcext:value-type="float">
            <text:p>0.03848002</text:p>
          </table:table-cell>
          <table:table-cell office:value-type="float" office:value="0.07873422" calcext:value-type="float">
            <text:p>0.07873422</text:p>
          </table:table-cell>
          <table:table-cell office:value-type="float" office:value="0.14862" calcext:value-type="float">
            <text:p>0.14862</text:p>
          </table:table-cell>
          <table:table-cell office:value-type="float" office:value="0.1545722" calcext:value-type="float">
            <text:p>0.1545722</text:p>
          </table:table-cell>
          <table:table-cell office:value-type="float" office:value="0.1545308" calcext:value-type="float">
            <text:p>0.1545308</text:p>
          </table:table-cell>
          <table:table-cell office:value-type="float" office:value="0.1802336" calcext:value-type="float">
            <text:p>0.1802336</text:p>
          </table:table-cell>
          <table:table-cell office:value-type="float" office:value="0.1952954" calcext:value-type="float">
            <text:p>0.1952954</text:p>
          </table:table-cell>
          <table:table-cell office:value-type="float" office:value="0.1979362" calcext:value-type="float">
            <text:p>0.1979362</text:p>
          </table:table-cell>
          <table:table-cell office:value-type="float" office:value="0" calcext:value-type="float">
            <text:p>0</text:p>
          </table:table-cell>
          <table:table-cell office:value-type="float" office:value="40.96173" calcext:value-type="float">
            <text:p>40.96173</text:p>
          </table:table-cell>
          <table:table-cell office:value-type="float" office:value="28.10703" calcext:value-type="float">
            <text:p>28.10703</text:p>
          </table:table-cell>
          <table:table-cell office:value-type="float" office:value="26.44287" calcext:value-type="float">
            <text:p>26.44287</text:p>
          </table:table-cell>
          <table:table-cell office:value-type="float" office:value="7.014206" calcext:value-type="float">
            <text:p>7.014206</text:p>
          </table:table-cell>
          <table:table-cell office:value-type="float" office:value="6.352386" calcext:value-type="float">
            <text:p>6.352386</text:p>
          </table:table-cell>
          <table:table-cell office:value-type="float" office:value="2.490638" calcext:value-type="float">
            <text:p>2.490638</text:p>
          </table:table-cell>
          <table:table-cell office:value-type="float" office:value="2.677566" calcext:value-type="float">
            <text:p>2.677566</text:p>
          </table:table-cell>
          <table:table-cell office:value-type="float" office:value="5.156915" calcext:value-type="float">
            <text:p>5.156915</text:p>
          </table:table-cell>
          <table:table-cell office:value-type="float" office:value="8.284195" calcext:value-type="float">
            <text:p>8.284195</text:p>
          </table:table-cell>
          <table:table-cell office:value-type="float" office:value="8.890195" calcext:value-type="float">
            <text:p>8.890195</text:p>
          </table:table-cell>
          <table:table-cell office:value-type="float" office:value="8.907137" calcext:value-type="float">
            <text:p>8.907137</text:p>
          </table:table-cell>
          <table:table-cell office:value-type="float" office:value="11.22315" calcext:value-type="float">
            <text:p>11.22315</text:p>
          </table:table-cell>
          <table:table-cell office:value-type="float" office:value="12.67117" calcext:value-type="float">
            <text:p>12.67117</text:p>
          </table:table-cell>
          <table:table-cell office:value-type="float" office:value="12.9409" calcext:value-type="float">
            <text:p>12.9409</text:p>
          </table:table-cell>
          <table:table-cell office:value-type="float" office:value="0" calcext:value-type="float">
            <text:p>0</text:p>
          </table:table-cell>
          <table:table-cell office:value-type="float" office:value="23.32676" calcext:value-type="float">
            <text:p>23.3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5449" calcext:value-type="float">
            <text:p>0.43954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4.389067" calcext:value-type="float">
            <text:p>4.389067</text:p>
          </table:table-cell>
          <table:table-cell office:value-type="float" office:value="135.8141" calcext:value-type="float">
            <text:p>135.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689" calcext:value-type="float">
            <text:p>39.6689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635" calcext:value-type="float">
            <text:p>8.287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07" calcext:value-type="float">
            <text:p>1160.507</text:p>
          </table:table-cell>
          <table:table-cell office:value-type="float" office:value="2.50167" calcext:value-type="float">
            <text:p>2.50167</text:p>
          </table:table-cell>
          <table:table-cell office:value-type="float" office:value="0" calcext:value-type="float">
            <text:p>0</text:p>
          </table:table-cell>
          <table:table-cell office:value-type="float" office:value="1.721112" calcext:value-type="float">
            <text:p>1.721112</text:p>
          </table:table-cell>
          <table:table-cell office:value-type="float" office:value="0.3911754" calcext:value-type="float">
            <text:p>0.3911754</text:p>
          </table:table-cell>
          <table:table-cell office:value-type="float" office:value="0.2994793" calcext:value-type="float">
            <text:p>0.2994793</text:p>
          </table:table-cell>
          <table:table-cell office:value-type="float" office:value="0.07773461" calcext:value-type="float">
            <text:p>0.07773461</text:p>
          </table:table-cell>
          <table:table-cell office:value-type="float" office:value="0.07365566" calcext:value-type="float">
            <text:p>0.07365566</text:p>
          </table:table-cell>
          <table:table-cell office:value-type="float" office:value="0.03034054" calcext:value-type="float">
            <text:p>0.03034054</text:p>
          </table:table-cell>
          <table:table-cell office:value-type="float" office:value="0.03882704" calcext:value-type="float">
            <text:p>0.03882704</text:p>
          </table:table-cell>
          <table:table-cell office:value-type="float" office:value="0.07876197" calcext:value-type="float">
            <text:p>0.07876197</text:p>
          </table:table-cell>
          <table:table-cell office:value-type="float" office:value="0.1486994" calcext:value-type="float">
            <text:p>0.1486994</text:p>
          </table:table-cell>
          <table:table-cell office:value-type="float" office:value="0.1546393" calcext:value-type="float">
            <text:p>0.1546393</text:p>
          </table:table-cell>
          <table:table-cell office:value-type="float" office:value="0.1545913" calcext:value-type="float">
            <text:p>0.1545913</text:p>
          </table:table-cell>
          <table:table-cell office:value-type="float" office:value="0.1802766" calcext:value-type="float">
            <text:p>0.1802766</text:p>
          </table:table-cell>
          <table:table-cell office:value-type="float" office:value="0.1953066" calcext:value-type="float">
            <text:p>0.1953066</text:p>
          </table:table-cell>
          <table:table-cell office:value-type="float" office:value="0.1979471" calcext:value-type="float">
            <text:p>0.1979471</text:p>
          </table:table-cell>
          <table:table-cell office:value-type="float" office:value="0" calcext:value-type="float">
            <text:p>0</text:p>
          </table:table-cell>
          <table:table-cell office:value-type="float" office:value="41.12469" calcext:value-type="float">
            <text:p>41.12469</text:p>
          </table:table-cell>
          <table:table-cell office:value-type="float" office:value="28.13378" calcext:value-type="float">
            <text:p>28.13378</text:p>
          </table:table-cell>
          <table:table-cell office:value-type="float" office:value="26.45894" calcext:value-type="float">
            <text:p>26.45894</text:p>
          </table:table-cell>
          <table:table-cell office:value-type="float" office:value="7.018955" calcext:value-type="float">
            <text:p>7.018955</text:p>
          </table:table-cell>
          <table:table-cell office:value-type="float" office:value="6.358232" calcext:value-type="float">
            <text:p>6.358232</text:p>
          </table:table-cell>
          <table:table-cell office:value-type="float" office:value="2.492446" calcext:value-type="float">
            <text:p>2.492446</text:p>
          </table:table-cell>
          <table:table-cell office:value-type="float" office:value="2.680371" calcext:value-type="float">
            <text:p>2.680371</text:p>
          </table:table-cell>
          <table:table-cell office:value-type="float" office:value="5.160977" calcext:value-type="float">
            <text:p>5.160977</text:p>
          </table:table-cell>
          <table:table-cell office:value-type="float" office:value="8.289771" calcext:value-type="float">
            <text:p>8.289771</text:p>
          </table:table-cell>
          <table:table-cell office:value-type="float" office:value="8.895127" calcext:value-type="float">
            <text:p>8.895127</text:p>
          </table:table-cell>
          <table:table-cell office:value-type="float" office:value="8.912341" calcext:value-type="float">
            <text:p>8.912341</text:p>
          </table:table-cell>
          <table:table-cell office:value-type="float" office:value="11.22594" calcext:value-type="float">
            <text:p>11.22594</text:p>
          </table:table-cell>
          <table:table-cell office:value-type="float" office:value="12.67234" calcext:value-type="float">
            <text:p>12.67234</text:p>
          </table:table-cell>
          <table:table-cell office:value-type="float" office:value="12.94195" calcext:value-type="float">
            <text:p>12.94195</text:p>
          </table:table-cell>
          <table:table-cell office:value-type="float" office:value="0" calcext:value-type="float">
            <text:p>0</text:p>
          </table:table-cell>
          <table:table-cell office:value-type="float" office:value="29.03665" calcext:value-type="float">
            <text:p>29.0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3829" calcext:value-type="float">
            <text:p>0.45538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4.367645" calcext:value-type="float">
            <text:p>4.367645</text:p>
          </table:table-cell>
          <table:table-cell office:value-type="float" office:value="135.8166" calcext:value-type="float">
            <text:p>135.8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718" calcext:value-type="float">
            <text:p>39.68718</text:p>
          </table:table-cell>
          <table:table-cell office:value-type="float" office:value="0" calcext:value-type="float">
            <text:p>0</text:p>
          </table:table-cell>
          <table:table-cell office:value-type="float" office:value="0.0000008287947" calcext:value-type="float">
            <text:p>8.287947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63" calcext:value-type="float">
            <text:p>-0.002263563</text:p>
          </table:table-cell>
          <table:table-cell office:value-type="float" office:value="1160.506" calcext:value-type="float">
            <text:p>1160.506</text:p>
          </table:table-cell>
          <table:table-cell office:value-type="float" office:value="2.486336" calcext:value-type="float">
            <text:p>2.486336</text:p>
          </table:table-cell>
          <table:table-cell office:value-type="float" office:value="0" calcext:value-type="float">
            <text:p>0</text:p>
          </table:table-cell>
          <table:table-cell office:value-type="float" office:value="1.388924" calcext:value-type="float">
            <text:p>1.388924</text:p>
          </table:table-cell>
          <table:table-cell office:value-type="float" office:value="0.4430503" calcext:value-type="float">
            <text:p>0.4430503</text:p>
          </table:table-cell>
          <table:table-cell office:value-type="float" office:value="0.3316748" calcext:value-type="float">
            <text:p>0.3316748</text:p>
          </table:table-cell>
          <table:table-cell office:value-type="float" office:value="0.08570051" calcext:value-type="float">
            <text:p>0.08570051</text:p>
          </table:table-cell>
          <table:table-cell office:value-type="float" office:value="0.08115343" calcext:value-type="float">
            <text:p>0.08115343</text:p>
          </table:table-cell>
          <table:table-cell office:value-type="float" office:value="0.03199804" calcext:value-type="float">
            <text:p>0.03199804</text:p>
          </table:table-cell>
          <table:table-cell office:value-type="float" office:value="0.03999475" calcext:value-type="float">
            <text:p>0.03999475</text:p>
          </table:table-cell>
          <table:table-cell office:value-type="float" office:value="0.07893459" calcext:value-type="float">
            <text:p>0.07893459</text:p>
          </table:table-cell>
          <table:table-cell office:value-type="float" office:value="0.1487859" calcext:value-type="float">
            <text:p>0.1487859</text:p>
          </table:table-cell>
          <table:table-cell office:value-type="float" office:value="0.1547045" calcext:value-type="float">
            <text:p>0.1547045</text:p>
          </table:table-cell>
          <table:table-cell office:value-type="float" office:value="0.1546513" calcext:value-type="float">
            <text:p>0.1546513</text:p>
          </table:table-cell>
          <table:table-cell office:value-type="float" office:value="0.1803322" calcext:value-type="float">
            <text:p>0.1803322</text:p>
          </table:table-cell>
          <table:table-cell office:value-type="float" office:value="0.1953178" calcext:value-type="float">
            <text:p>0.1953178</text:p>
          </table:table-cell>
          <table:table-cell office:value-type="float" office:value="0.197958" calcext:value-type="float">
            <text:p>0.197958</text:p>
          </table:table-cell>
          <table:table-cell office:value-type="float" office:value="0" calcext:value-type="float">
            <text:p>0</text:p>
          </table:table-cell>
          <table:table-cell office:value-type="float" office:value="41.32669" calcext:value-type="float">
            <text:p>41.32669</text:p>
          </table:table-cell>
          <table:table-cell office:value-type="float" office:value="28.17614" calcext:value-type="float">
            <text:p>28.17614</text:p>
          </table:table-cell>
          <table:table-cell office:value-type="float" office:value="26.48589" calcext:value-type="float">
            <text:p>26.48589</text:p>
          </table:table-cell>
          <table:table-cell office:value-type="float" office:value="7.026349" calcext:value-type="float">
            <text:p>7.026349</text:p>
          </table:table-cell>
          <table:table-cell office:value-type="float" office:value="6.366448" calcext:value-type="float">
            <text:p>6.366448</text:p>
          </table:table-cell>
          <table:table-cell office:value-type="float" office:value="2.494554" calcext:value-type="float">
            <text:p>2.494554</text:p>
          </table:table-cell>
          <table:table-cell office:value-type="float" office:value="2.683345" calcext:value-type="float">
            <text:p>2.683345</text:p>
          </table:table-cell>
          <table:table-cell office:value-type="float" office:value="5.165051" calcext:value-type="float">
            <text:p>5.165051</text:p>
          </table:table-cell>
          <table:table-cell office:value-type="float" office:value="8.295348" calcext:value-type="float">
            <text:p>8.295348</text:p>
          </table:table-cell>
          <table:table-cell office:value-type="float" office:value="8.900064" calcext:value-type="float">
            <text:p>8.900064</text:p>
          </table:table-cell>
          <table:table-cell office:value-type="float" office:value="8.917592" calcext:value-type="float">
            <text:p>8.917592</text:p>
          </table:table-cell>
          <table:table-cell office:value-type="float" office:value="11.22873" calcext:value-type="float">
            <text:p>11.22873</text:p>
          </table:table-cell>
          <table:table-cell office:value-type="float" office:value="12.6735" calcext:value-type="float">
            <text:p>12.6735</text:p>
          </table:table-cell>
          <table:table-cell office:value-type="float" office:value="12.94303" calcext:value-type="float">
            <text:p>12.94303</text:p>
          </table:table-cell>
          <table:table-cell office:value-type="float" office:value="0" calcext:value-type="float">
            <text:p>0</text:p>
          </table:table-cell>
          <table:table-cell office:value-type="float" office:value="31.31081" calcext:value-type="float">
            <text:p>31.3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40185" calcext:value-type="float">
            <text:p>0.47401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4.349545" calcext:value-type="float">
            <text:p>4.349545</text:p>
          </table:table-cell>
          <table:table-cell office:value-type="float" office:value="135.8197" calcext:value-type="float">
            <text:p>135.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658" calcext:value-type="float">
            <text:p>39.70658</text:p>
          </table:table-cell>
          <table:table-cell office:value-type="float" office:value="0" calcext:value-type="float">
            <text:p>0</text:p>
          </table:table-cell>
          <table:table-cell office:value-type="float" office:value="0.000000829628" calcext:value-type="float">
            <text:p>8.29628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58" calcext:value-type="float">
            <text:p>-0.002263558</text:p>
          </table:table-cell>
          <table:table-cell office:value-type="float" office:value="1160.503" calcext:value-type="float">
            <text:p>1160.503</text:p>
          </table:table-cell>
          <table:table-cell office:value-type="float" office:value="2.490128" calcext:value-type="float">
            <text:p>2.490128</text:p>
          </table:table-cell>
          <table:table-cell office:value-type="float" office:value="0" calcext:value-type="float">
            <text:p>0</text:p>
          </table:table-cell>
          <table:table-cell office:value-type="float" office:value="0.9279037" calcext:value-type="float">
            <text:p>0.9279037</text:p>
          </table:table-cell>
          <table:table-cell office:value-type="float" office:value="0.4784386" calcext:value-type="float">
            <text:p>0.4784386</text:p>
          </table:table-cell>
          <table:table-cell office:value-type="float" office:value="0.3135089" calcext:value-type="float">
            <text:p>0.3135089</text:p>
          </table:table-cell>
          <table:table-cell office:value-type="float" office:value="0.08484057" calcext:value-type="float">
            <text:p>0.08484057</text:p>
          </table:table-cell>
          <table:table-cell office:value-type="float" office:value="0.08197208" calcext:value-type="float">
            <text:p>0.08197208</text:p>
          </table:table-cell>
          <table:table-cell office:value-type="float" office:value="0.03296092" calcext:value-type="float">
            <text:p>0.03296092</text:p>
          </table:table-cell>
          <table:table-cell office:value-type="float" office:value="0.04105192" calcext:value-type="float">
            <text:p>0.04105192</text:p>
          </table:table-cell>
          <table:table-cell office:value-type="float" office:value="0.07921765" calcext:value-type="float">
            <text:p>0.07921765</text:p>
          </table:table-cell>
          <table:table-cell office:value-type="float" office:value="0.1488989" calcext:value-type="float">
            <text:p>0.1488989</text:p>
          </table:table-cell>
          <table:table-cell office:value-type="float" office:value="0.1547706" calcext:value-type="float">
            <text:p>0.1547706</text:p>
          </table:table-cell>
          <table:table-cell office:value-type="float" office:value="0.1547116" calcext:value-type="float">
            <text:p>0.1547116</text:p>
          </table:table-cell>
          <table:table-cell office:value-type="float" office:value="0.1804546" calcext:value-type="float">
            <text:p>0.1804546</text:p>
          </table:table-cell>
          <table:table-cell office:value-type="float" office:value="0.1953292" calcext:value-type="float">
            <text:p>0.1953292</text:p>
          </table:table-cell>
          <table:table-cell office:value-type="float" office:value="0.1979688" calcext:value-type="float">
            <text:p>0.1979688</text:p>
          </table:table-cell>
          <table:table-cell office:value-type="float" office:value="0" calcext:value-type="float">
            <text:p>0</text:p>
          </table:table-cell>
          <table:table-cell office:value-type="float" office:value="41.56475" calcext:value-type="float">
            <text:p>41.56475</text:p>
          </table:table-cell>
          <table:table-cell office:value-type="float" office:value="28.2233" calcext:value-type="float">
            <text:p>28.2233</text:p>
          </table:table-cell>
          <table:table-cell office:value-type="float" office:value="26.51835" calcext:value-type="float">
            <text:p>26.51835</text:p>
          </table:table-cell>
          <table:table-cell office:value-type="float" office:value="7.035891" calcext:value-type="float">
            <text:p>7.035891</text:p>
          </table:table-cell>
          <table:table-cell office:value-type="float" office:value="6.37702" calcext:value-type="float">
            <text:p>6.37702</text:p>
          </table:table-cell>
          <table:table-cell office:value-type="float" office:value="2.497069" calcext:value-type="float">
            <text:p>2.497069</text:p>
          </table:table-cell>
          <table:table-cell office:value-type="float" office:value="2.686606" calcext:value-type="float">
            <text:p>2.686606</text:p>
          </table:table-cell>
          <table:table-cell office:value-type="float" office:value="5.169168" calcext:value-type="float">
            <text:p>5.169168</text:p>
          </table:table-cell>
          <table:table-cell office:value-type="float" office:value="8.300925" calcext:value-type="float">
            <text:p>8.300925</text:p>
          </table:table-cell>
          <table:table-cell office:value-type="float" office:value="8.905002" calcext:value-type="float">
            <text:p>8.905002</text:p>
          </table:table-cell>
          <table:table-cell office:value-type="float" office:value="8.922853" calcext:value-type="float">
            <text:p>8.922853</text:p>
          </table:table-cell>
          <table:table-cell office:value-type="float" office:value="11.23152" calcext:value-type="float">
            <text:p>11.23152</text:p>
          </table:table-cell>
          <table:table-cell office:value-type="float" office:value="12.67466" calcext:value-type="float">
            <text:p>12.67466</text:p>
          </table:table-cell>
          <table:table-cell office:value-type="float" office:value="12.94408" calcext:value-type="float">
            <text:p>12.94408</text:p>
          </table:table-cell>
          <table:table-cell office:value-type="float" office:value="0" calcext:value-type="float">
            <text:p>0</text:p>
          </table:table-cell>
          <table:table-cell office:value-type="float" office:value="10.42911" calcext:value-type="float">
            <text:p>10.4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8236" calcext:value-type="float">
            <text:p>0.48882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4.334325" calcext:value-type="float">
            <text:p>4.334325</text:p>
          </table:table-cell>
          <table:table-cell office:value-type="float" office:value="135.8226" calcext:value-type="float">
            <text:p>135.8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2467" calcext:value-type="float">
            <text:p>39.72467</text:p>
          </table:table-cell>
          <table:table-cell office:value-type="float" office:value="0" calcext:value-type="float">
            <text:p>0</text:p>
          </table:table-cell>
          <table:table-cell office:value-type="float" office:value="0.0000008316528" calcext:value-type="float">
            <text:p>8.316528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46" calcext:value-type="float">
            <text:p>-0.002263546</text:p>
          </table:table-cell>
          <table:table-cell office:value-type="float" office:value="1160.499" calcext:value-type="float">
            <text:p>1160.499</text:p>
          </table:table-cell>
          <table:table-cell office:value-type="float" office:value="2.491207" calcext:value-type="float">
            <text:p>2.491207</text:p>
          </table:table-cell>
          <table:table-cell office:value-type="float" office:value="0" calcext:value-type="float">
            <text:p>0</text:p>
          </table:table-cell>
          <table:table-cell office:value-type="float" office:value="0.4066449" calcext:value-type="float">
            <text:p>0.4066449</text:p>
          </table:table-cell>
          <table:table-cell office:value-type="float" office:value="0.3733348" calcext:value-type="float">
            <text:p>0.3733348</text:p>
          </table:table-cell>
          <table:table-cell office:value-type="float" office:value="0.2957023" calcext:value-type="float">
            <text:p>0.2957023</text:p>
          </table:table-cell>
          <table:table-cell office:value-type="float" office:value="0.1019313" calcext:value-type="float">
            <text:p>0.1019313</text:p>
          </table:table-cell>
          <table:table-cell office:value-type="float" office:value="0.07795646" calcext:value-type="float">
            <text:p>0.07795646</text:p>
          </table:table-cell>
          <table:table-cell office:value-type="float" office:value="0.03244891" calcext:value-type="float">
            <text:p>0.03244891</text:p>
          </table:table-cell>
          <table:table-cell office:value-type="float" office:value="0.04070896" calcext:value-type="float">
            <text:p>0.04070896</text:p>
          </table:table-cell>
          <table:table-cell office:value-type="float" office:value="0.07936129" calcext:value-type="float">
            <text:p>0.07936129</text:p>
          </table:table-cell>
          <table:table-cell office:value-type="float" office:value="0.1490164" calcext:value-type="float">
            <text:p>0.1490164</text:p>
          </table:table-cell>
          <table:table-cell office:value-type="float" office:value="0.1548385" calcext:value-type="float">
            <text:p>0.1548385</text:p>
          </table:table-cell>
          <table:table-cell office:value-type="float" office:value="0.1547722" calcext:value-type="float">
            <text:p>0.1547722</text:p>
          </table:table-cell>
          <table:table-cell office:value-type="float" office:value="0.1803722" calcext:value-type="float">
            <text:p>0.1803722</text:p>
          </table:table-cell>
          <table:table-cell office:value-type="float" office:value="0.1953407" calcext:value-type="float">
            <text:p>0.1953407</text:p>
          </table:table-cell>
          <table:table-cell office:value-type="float" office:value="0.1979797" calcext:value-type="float">
            <text:p>0.1979797</text:p>
          </table:table-cell>
          <table:table-cell office:value-type="float" office:value="0" calcext:value-type="float">
            <text:p>0</text:p>
          </table:table-cell>
          <table:table-cell office:value-type="float" office:value="41.67484" calcext:value-type="float">
            <text:p>41.67484</text:p>
          </table:table-cell>
          <table:table-cell office:value-type="float" office:value="28.27696" calcext:value-type="float">
            <text:p>28.27696</text:p>
          </table:table-cell>
          <table:table-cell office:value-type="float" office:value="26.54463" calcext:value-type="float">
            <text:p>26.54463</text:p>
          </table:table-cell>
          <table:table-cell office:value-type="float" office:value="7.04664" calcext:value-type="float">
            <text:p>7.04664</text:p>
          </table:table-cell>
          <table:table-cell office:value-type="float" office:value="6.386411" calcext:value-type="float">
            <text:p>6.386411</text:p>
          </table:table-cell>
          <table:table-cell office:value-type="float" office:value="2.49955" calcext:value-type="float">
            <text:p>2.49955</text:p>
          </table:table-cell>
          <table:table-cell office:value-type="float" office:value="2.689913" calcext:value-type="float">
            <text:p>2.689913</text:p>
          </table:table-cell>
          <table:table-cell office:value-type="float" office:value="5.173315" calcext:value-type="float">
            <text:p>5.173315</text:p>
          </table:table-cell>
          <table:table-cell office:value-type="float" office:value="8.306501" calcext:value-type="float">
            <text:p>8.306501</text:p>
          </table:table-cell>
          <table:table-cell office:value-type="float" office:value="8.909937" calcext:value-type="float">
            <text:p>8.909937</text:p>
          </table:table-cell>
          <table:table-cell office:value-type="float" office:value="8.928113" calcext:value-type="float">
            <text:p>8.928113</text:p>
          </table:table-cell>
          <table:table-cell office:value-type="float" office:value="11.23431" calcext:value-type="float">
            <text:p>11.23431</text:p>
          </table:table-cell>
          <table:table-cell office:value-type="float" office:value="12.67582" calcext:value-type="float">
            <text:p>12.67582</text:p>
          </table:table-cell>
          <table:table-cell office:value-type="float" office:value="12.94512" calcext:value-type="float">
            <text:p>12.94512</text:p>
          </table:table-cell>
          <table:table-cell office:value-type="float" office:value="0" calcext:value-type="float">
            <text:p>0</text:p>
          </table:table-cell>
          <table:table-cell office:value-type="float" office:value="5.717184" calcext:value-type="float">
            <text:p>5.717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9316" calcext:value-type="float">
            <text:p>0.5009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4.317797" calcext:value-type="float">
            <text:p>4.317797</text:p>
          </table:table-cell>
          <table:table-cell office:value-type="float" office:value="135.8256" calcext:value-type="float">
            <text:p>135.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4122" calcext:value-type="float">
            <text:p>39.74122</text:p>
          </table:table-cell>
          <table:table-cell office:value-type="float" office:value="0" calcext:value-type="float">
            <text:p>0</text:p>
          </table:table-cell>
          <table:table-cell office:value-type="float" office:value="0.0000008365807" calcext:value-type="float">
            <text:p>8.365807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511" calcext:value-type="float">
            <text:p>-0.002263511</text:p>
          </table:table-cell>
          <table:table-cell office:value-type="float" office:value="1160.495" calcext:value-type="float">
            <text:p>1160.495</text:p>
          </table:table-cell>
          <table:table-cell office:value-type="float" office:value="2.4937" calcext:value-type="float">
            <text:p>2.4937</text:p>
          </table:table-cell>
          <table:table-cell office:value-type="float" office:value="0" calcext:value-type="float">
            <text:p>0</text:p>
          </table:table-cell>
          <table:table-cell office:value-type="float" office:value="0.5842237" calcext:value-type="float">
            <text:p>0.5842237</text:p>
          </table:table-cell>
          <table:table-cell office:value-type="float" office:value="0.3690023" calcext:value-type="float">
            <text:p>0.3690023</text:p>
          </table:table-cell>
          <table:table-cell office:value-type="float" office:value="0.2876627" calcext:value-type="float">
            <text:p>0.2876627</text:p>
          </table:table-cell>
          <table:table-cell office:value-type="float" office:value="0.08414647" calcext:value-type="float">
            <text:p>0.08414647</text:p>
          </table:table-cell>
          <table:table-cell office:value-type="float" office:value="0.07590712" calcext:value-type="float">
            <text:p>0.07590712</text:p>
          </table:table-cell>
          <table:table-cell office:value-type="float" office:value="0.03265685" calcext:value-type="float">
            <text:p>0.03265685</text:p>
          </table:table-cell>
          <table:table-cell office:value-type="float" office:value="0.04031543" calcext:value-type="float">
            <text:p>0.04031543</text:p>
          </table:table-cell>
          <table:table-cell office:value-type="float" office:value="0.07933937" calcext:value-type="float">
            <text:p>0.07933937</text:p>
          </table:table-cell>
          <table:table-cell office:value-type="float" office:value="0.1491077" calcext:value-type="float">
            <text:p>0.1491077</text:p>
          </table:table-cell>
          <table:table-cell office:value-type="float" office:value="0.1549068" calcext:value-type="float">
            <text:p>0.1549068</text:p>
          </table:table-cell>
          <table:table-cell office:value-type="float" office:value="0.1548336" calcext:value-type="float">
            <text:p>0.1548336</text:p>
          </table:table-cell>
          <table:table-cell office:value-type="float" office:value="0.1804226" calcext:value-type="float">
            <text:p>0.1804226</text:p>
          </table:table-cell>
          <table:table-cell office:value-type="float" office:value="0.1953505" calcext:value-type="float">
            <text:p>0.1953505</text:p>
          </table:table-cell>
          <table:table-cell office:value-type="float" office:value="0.1979905" calcext:value-type="float">
            <text:p>0.1979905</text:p>
          </table:table-cell>
          <table:table-cell office:value-type="float" office:value="0" calcext:value-type="float">
            <text:p>0</text:p>
          </table:table-cell>
          <table:table-cell office:value-type="float" office:value="41.73297" calcext:value-type="float">
            <text:p>41.73297</text:p>
          </table:table-cell>
          <table:table-cell office:value-type="float" office:value="28.30824" calcext:value-type="float">
            <text:p>28.30824</text:p>
          </table:table-cell>
          <table:table-cell office:value-type="float" office:value="26.56606" calcext:value-type="float">
            <text:p>26.56606</text:p>
          </table:table-cell>
          <table:table-cell office:value-type="float" office:value="7.060124" calcext:value-type="float">
            <text:p>7.060124</text:p>
          </table:table-cell>
          <table:table-cell office:value-type="float" office:value="6.395348" calcext:value-type="float">
            <text:p>6.395348</text:p>
          </table:table-cell>
          <table:table-cell office:value-type="float" office:value="2.502126" calcext:value-type="float">
            <text:p>2.502126</text:p>
          </table:table-cell>
          <table:table-cell office:value-type="float" office:value="2.693111" calcext:value-type="float">
            <text:p>2.693111</text:p>
          </table:table-cell>
          <table:table-cell office:value-type="float" office:value="5.177464" calcext:value-type="float">
            <text:p>5.177464</text:p>
          </table:table-cell>
          <table:table-cell office:value-type="float" office:value="8.312078" calcext:value-type="float">
            <text:p>8.312078</text:p>
          </table:table-cell>
          <table:table-cell office:value-type="float" office:value="8.914874" calcext:value-type="float">
            <text:p>8.914874</text:p>
          </table:table-cell>
          <table:table-cell office:value-type="float" office:value="8.933373" calcext:value-type="float">
            <text:p>8.933373</text:p>
          </table:table-cell>
          <table:table-cell office:value-type="float" office:value="11.2371" calcext:value-type="float">
            <text:p>11.2371</text:p>
          </table:table-cell>
          <table:table-cell office:value-type="float" office:value="12.67699" calcext:value-type="float">
            <text:p>12.67699</text:p>
          </table:table-cell>
          <table:table-cell office:value-type="float" office:value="12.94618" calcext:value-type="float">
            <text:p>12.94618</text:p>
          </table:table-cell>
          <table:table-cell office:value-type="float" office:value="0" calcext:value-type="float">
            <text:p>0</text:p>
          </table:table-cell>
          <table:table-cell office:value-type="float" office:value="15.8872" calcext:value-type="float">
            <text:p>15.8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2639" calcext:value-type="float">
            <text:p>0.51426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4.30025" calcext:value-type="float">
            <text:p>4.30025</text:p>
          </table:table-cell>
          <table:table-cell office:value-type="float" office:value="135.8288" calcext:value-type="float">
            <text:p>135.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5777" calcext:value-type="float">
            <text:p>39.75777</text:p>
          </table:table-cell>
          <table:table-cell office:value-type="float" office:value="0" calcext:value-type="float">
            <text:p>0</text:p>
          </table:table-cell>
          <table:table-cell office:value-type="float" office:value="0.0000008475296" calcext:value-type="float">
            <text:p>8.47529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35" calcext:value-type="float">
            <text:p>-0.002263435</text:p>
          </table:table-cell>
          <table:table-cell office:value-type="float" office:value="1160.492" calcext:value-type="float">
            <text:p>1160.492</text:p>
          </table:table-cell>
          <table:table-cell office:value-type="float" office:value="2.495921" calcext:value-type="float">
            <text:p>2.495921</text:p>
          </table:table-cell>
          <table:table-cell office:value-type="float" office:value="0" calcext:value-type="float">
            <text:p>0</text:p>
          </table:table-cell>
          <table:table-cell office:value-type="float" office:value="0.7394975" calcext:value-type="float">
            <text:p>0.7394975</text:p>
          </table:table-cell>
          <table:table-cell office:value-type="float" office:value="0.4019526" calcext:value-type="float">
            <text:p>0.4019526</text:p>
          </table:table-cell>
          <table:table-cell office:value-type="float" office:value="0.2935576" calcext:value-type="float">
            <text:p>0.2935576</text:p>
          </table:table-cell>
          <table:table-cell office:value-type="float" office:value="0.0809995" calcext:value-type="float">
            <text:p>0.0809995</text:p>
          </table:table-cell>
          <table:table-cell office:value-type="float" office:value="0.07623818" calcext:value-type="float">
            <text:p>0.07623818</text:p>
          </table:table-cell>
          <table:table-cell office:value-type="float" office:value="0.03197724" calcext:value-type="float">
            <text:p>0.03197724</text:p>
          </table:table-cell>
          <table:table-cell office:value-type="float" office:value="0.04000827" calcext:value-type="float">
            <text:p>0.04000827</text:p>
          </table:table-cell>
          <table:table-cell office:value-type="float" office:value="0.07930972" calcext:value-type="float">
            <text:p>0.07930972</text:p>
          </table:table-cell>
          <table:table-cell office:value-type="float" office:value="0.1491613" calcext:value-type="float">
            <text:p>0.1491613</text:p>
          </table:table-cell>
          <table:table-cell office:value-type="float" office:value="0.1549741" calcext:value-type="float">
            <text:p>0.1549741</text:p>
          </table:table-cell>
          <table:table-cell office:value-type="float" office:value="0.1548946" calcext:value-type="float">
            <text:p>0.1548946</text:p>
          </table:table-cell>
          <table:table-cell office:value-type="float" office:value="0.1804688" calcext:value-type="float">
            <text:p>0.1804688</text:p>
          </table:table-cell>
          <table:table-cell office:value-type="float" office:value="0.1953617" calcext:value-type="float">
            <text:p>0.1953617</text:p>
          </table:table-cell>
          <table:table-cell office:value-type="float" office:value="0.1980013" calcext:value-type="float">
            <text:p>0.1980013</text:p>
          </table:table-cell>
          <table:table-cell office:value-type="float" office:value="0" calcext:value-type="float">
            <text:p>0</text:p>
          </table:table-cell>
          <table:table-cell office:value-type="float" office:value="41.84948" calcext:value-type="float">
            <text:p>41.84948</text:p>
          </table:table-cell>
          <table:table-cell office:value-type="float" office:value="28.337" calcext:value-type="float">
            <text:p>28.337</text:p>
          </table:table-cell>
          <table:table-cell office:value-type="float" office:value="26.58516" calcext:value-type="float">
            <text:p>26.58516</text:p>
          </table:table-cell>
          <table:table-cell office:value-type="float" office:value="7.067997" calcext:value-type="float">
            <text:p>7.067997</text:p>
          </table:table-cell>
          <table:table-cell office:value-type="float" office:value="6.403392" calcext:value-type="float">
            <text:p>6.403392</text:p>
          </table:table-cell>
          <table:table-cell office:value-type="float" office:value="2.504572" calcext:value-type="float">
            <text:p>2.504572</text:p>
          </table:table-cell>
          <table:table-cell office:value-type="float" office:value="2.696237" calcext:value-type="float">
            <text:p>2.696237</text:p>
          </table:table-cell>
          <table:table-cell office:value-type="float" office:value="5.181607" calcext:value-type="float">
            <text:p>5.181607</text:p>
          </table:table-cell>
          <table:table-cell office:value-type="float" office:value="8.317654" calcext:value-type="float">
            <text:p>8.317654</text:p>
          </table:table-cell>
          <table:table-cell office:value-type="float" office:value="8.919809" calcext:value-type="float">
            <text:p>8.919809</text:p>
          </table:table-cell>
          <table:table-cell office:value-type="float" office:value="8.938584" calcext:value-type="float">
            <text:p>8.938584</text:p>
          </table:table-cell>
          <table:table-cell office:value-type="float" office:value="11.23989" calcext:value-type="float">
            <text:p>11.23989</text:p>
          </table:table-cell>
          <table:table-cell office:value-type="float" office:value="12.67815" calcext:value-type="float">
            <text:p>12.67815</text:p>
          </table:table-cell>
          <table:table-cell office:value-type="float" office:value="12.94724" calcext:value-type="float">
            <text:p>12.94724</text:p>
          </table:table-cell>
          <table:table-cell office:value-type="float" office:value="0" calcext:value-type="float">
            <text:p>0</text:p>
          </table:table-cell>
          <table:table-cell office:value-type="float" office:value="22.28451" calcext:value-type="float">
            <text:p>22.28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3694" calcext:value-type="float">
            <text:p>0.52836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4.280807" calcext:value-type="float">
            <text:p>4.280807</text:p>
          </table:table-cell>
          <table:table-cell office:value-type="float" office:value="135.8321" calcext:value-type="float">
            <text:p>135.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7536" calcext:value-type="float">
            <text:p>39.77536</text:p>
          </table:table-cell>
          <table:table-cell office:value-type="float" office:value="0" calcext:value-type="float">
            <text:p>0</text:p>
          </table:table-cell>
          <table:table-cell office:value-type="float" office:value="0.0000008490323" calcext:value-type="float">
            <text:p>8.49032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4" calcext:value-type="float">
            <text:p>-0.002263424</text:p>
          </table:table-cell>
          <table:table-cell office:value-type="float" office:value="1160.489" calcext:value-type="float">
            <text:p>1160.489</text:p>
          </table:table-cell>
          <table:table-cell office:value-type="float" office:value="2.495069" calcext:value-type="float">
            <text:p>2.495069</text:p>
          </table:table-cell>
          <table:table-cell office:value-type="float" office:value="0" calcext:value-type="float">
            <text:p>0</text:p>
          </table:table-cell>
          <table:table-cell office:value-type="float" office:value="0.8945136" calcext:value-type="float">
            <text:p>0.8945136</text:p>
          </table:table-cell>
          <table:table-cell office:value-type="float" office:value="0.4320971" calcext:value-type="float">
            <text:p>0.4320971</text:p>
          </table:table-cell>
          <table:table-cell office:value-type="float" office:value="0.3160401" calcext:value-type="float">
            <text:p>0.3160401</text:p>
          </table:table-cell>
          <table:table-cell office:value-type="float" office:value="0.0850271" calcext:value-type="float">
            <text:p>0.0850271</text:p>
          </table:table-cell>
          <table:table-cell office:value-type="float" office:value="0.07952899" calcext:value-type="float">
            <text:p>0.07952899</text:p>
          </table:table-cell>
          <table:table-cell office:value-type="float" office:value="0.03255876" calcext:value-type="float">
            <text:p>0.03255876</text:p>
          </table:table-cell>
          <table:table-cell office:value-type="float" office:value="0.04078425" calcext:value-type="float">
            <text:p>0.04078425</text:p>
          </table:table-cell>
          <table:table-cell office:value-type="float" office:value="0.07944547" calcext:value-type="float">
            <text:p>0.07944547</text:p>
          </table:table-cell>
          <table:table-cell office:value-type="float" office:value="0.1492193" calcext:value-type="float">
            <text:p>0.1492193</text:p>
          </table:table-cell>
          <table:table-cell office:value-type="float" office:value="0.1550399" calcext:value-type="float">
            <text:p>0.1550399</text:p>
          </table:table-cell>
          <table:table-cell office:value-type="float" office:value="0.1549553" calcext:value-type="float">
            <text:p>0.1549553</text:p>
          </table:table-cell>
          <table:table-cell office:value-type="float" office:value="0.18052" calcext:value-type="float">
            <text:p>0.18052</text:p>
          </table:table-cell>
          <table:table-cell office:value-type="float" office:value="0.1953737" calcext:value-type="float">
            <text:p>0.1953737</text:p>
          </table:table-cell>
          <table:table-cell office:value-type="float" office:value="0.1980121" calcext:value-type="float">
            <text:p>0.1980121</text:p>
          </table:table-cell>
          <table:table-cell office:value-type="float" office:value="0" calcext:value-type="float">
            <text:p>0</text:p>
          </table:table-cell>
          <table:table-cell office:value-type="float" office:value="42.0167" calcext:value-type="float">
            <text:p>42.0167</text:p>
          </table:table-cell>
          <table:table-cell office:value-type="float" office:value="28.3739" calcext:value-type="float">
            <text:p>28.3739</text:p>
          </table:table-cell>
          <table:table-cell office:value-type="float" office:value="26.60769" calcext:value-type="float">
            <text:p>26.60769</text:p>
          </table:table-cell>
          <table:table-cell office:value-type="float" office:value="7.075863" calcext:value-type="float">
            <text:p>7.075863</text:p>
          </table:table-cell>
          <table:table-cell office:value-type="float" office:value="6.411766" calcext:value-type="float">
            <text:p>6.411766</text:p>
          </table:table-cell>
          <table:table-cell office:value-type="float" office:value="2.50697" calcext:value-type="float">
            <text:p>2.50697</text:p>
          </table:table-cell>
          <table:table-cell office:value-type="float" office:value="2.699463" calcext:value-type="float">
            <text:p>2.699463</text:p>
          </table:table-cell>
          <table:table-cell office:value-type="float" office:value="5.185761" calcext:value-type="float">
            <text:p>5.185761</text:p>
          </table:table-cell>
          <table:table-cell office:value-type="float" office:value="8.323231" calcext:value-type="float">
            <text:p>8.323231</text:p>
          </table:table-cell>
          <table:table-cell office:value-type="float" office:value="8.924746" calcext:value-type="float">
            <text:p>8.924746</text:p>
          </table:table-cell>
          <table:table-cell office:value-type="float" office:value="8.943789" calcext:value-type="float">
            <text:p>8.943789</text:p>
          </table:table-cell>
          <table:table-cell office:value-type="float" office:value="11.24269" calcext:value-type="float">
            <text:p>11.24269</text:p>
          </table:table-cell>
          <table:table-cell office:value-type="float" office:value="12.67931" calcext:value-type="float">
            <text:p>12.67931</text:p>
          </table:table-cell>
          <table:table-cell office:value-type="float" office:value="12.9483" calcext:value-type="float">
            <text:p>12.9483</text:p>
          </table:table-cell>
          <table:table-cell office:value-type="float" office:value="0" calcext:value-type="float">
            <text:p>0</text:p>
          </table:table-cell>
          <table:table-cell office:value-type="float" office:value="24.54098" calcext:value-type="float">
            <text:p>24.54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2884" calcext:value-type="float">
            <text:p>0.54428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4.261444" calcext:value-type="float">
            <text:p>4.261444</text:p>
          </table:table-cell>
          <table:table-cell office:value-type="float" office:value="135.8356" calcext:value-type="float">
            <text:p>135.8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9433" calcext:value-type="float">
            <text:p>39.79433</text:p>
          </table:table-cell>
          <table:table-cell office:value-type="float" office:value="0" calcext:value-type="float">
            <text:p>0</text:p>
          </table:table-cell>
          <table:table-cell office:value-type="float" office:value="0.0000008494159" calcext:value-type="float">
            <text:p>8.49415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86" calcext:value-type="float">
            <text:p>1160.486</text:p>
          </table:table-cell>
          <table:table-cell office:value-type="float" office:value="2.497022" calcext:value-type="float">
            <text:p>2.497022</text:p>
          </table:table-cell>
          <table:table-cell office:value-type="float" office:value="0" calcext:value-type="float">
            <text:p>0</text:p>
          </table:table-cell>
          <table:table-cell office:value-type="float" office:value="0.7458388" calcext:value-type="float">
            <text:p>0.7458388</text:p>
          </table:table-cell>
          <table:table-cell office:value-type="float" office:value="0.4338729" calcext:value-type="float">
            <text:p>0.4338729</text:p>
          </table:table-cell>
          <table:table-cell office:value-type="float" office:value="0.3156746" calcext:value-type="float">
            <text:p>0.3156746</text:p>
          </table:table-cell>
          <table:table-cell office:value-type="float" office:value="0.08647983" calcext:value-type="float">
            <text:p>0.08647983</text:p>
          </table:table-cell>
          <table:table-cell office:value-type="float" office:value="0.08182852" calcext:value-type="float">
            <text:p>0.08182852</text:p>
          </table:table-cell>
          <table:table-cell office:value-type="float" office:value="0.03338104" calcext:value-type="float">
            <text:p>0.03338104</text:p>
          </table:table-cell>
          <table:table-cell office:value-type="float" office:value="0.04167571" calcext:value-type="float">
            <text:p>0.04167571</text:p>
          </table:table-cell>
          <table:table-cell office:value-type="float" office:value="0.07967153" calcext:value-type="float">
            <text:p>0.07967153</text:p>
          </table:table-cell>
          <table:table-cell office:value-type="float" office:value="0.1493099" calcext:value-type="float">
            <text:p>0.1493099</text:p>
          </table:table-cell>
          <table:table-cell office:value-type="float" office:value="0.1551053" calcext:value-type="float">
            <text:p>0.1551053</text:p>
          </table:table-cell>
          <table:table-cell office:value-type="float" office:value="0.1550157" calcext:value-type="float">
            <text:p>0.1550157</text:p>
          </table:table-cell>
          <table:table-cell office:value-type="float" office:value="0.1805453" calcext:value-type="float">
            <text:p>0.1805453</text:p>
          </table:table-cell>
          <table:table-cell office:value-type="float" office:value="0.1953855" calcext:value-type="float">
            <text:p>0.1953855</text:p>
          </table:table-cell>
          <table:table-cell office:value-type="float" office:value="0.1980229" calcext:value-type="float">
            <text:p>0.1980229</text:p>
          </table:table-cell>
          <table:table-cell office:value-type="float" office:value="0" calcext:value-type="float">
            <text:p>0</text:p>
          </table:table-cell>
          <table:table-cell office:value-type="float" office:value="42.18148" calcext:value-type="float">
            <text:p>42.18148</text:p>
          </table:table-cell>
          <table:table-cell office:value-type="float" office:value="28.4304" calcext:value-type="float">
            <text:p>28.4304</text:p>
          </table:table-cell>
          <table:table-cell office:value-type="float" office:value="26.63825" calcext:value-type="float">
            <text:p>26.63825</text:p>
          </table:table-cell>
          <table:table-cell office:value-type="float" office:value="7.085719" calcext:value-type="float">
            <text:p>7.085719</text:p>
          </table:table-cell>
          <table:table-cell office:value-type="float" office:value="6.421726" calcext:value-type="float">
            <text:p>6.421726</text:p>
          </table:table-cell>
          <table:table-cell office:value-type="float" office:value="2.509584" calcext:value-type="float">
            <text:p>2.509584</text:p>
          </table:table-cell>
          <table:table-cell office:value-type="float" office:value="2.702872" calcext:value-type="float">
            <text:p>2.702872</text:p>
          </table:table-cell>
          <table:table-cell office:value-type="float" office:value="5.189947" calcext:value-type="float">
            <text:p>5.189947</text:p>
          </table:table-cell>
          <table:table-cell office:value-type="float" office:value="8.328807" calcext:value-type="float">
            <text:p>8.328807</text:p>
          </table:table-cell>
          <table:table-cell office:value-type="float" office:value="8.929679" calcext:value-type="float">
            <text:p>8.929679</text:p>
          </table:table-cell>
          <table:table-cell office:value-type="float" office:value="8.948993" calcext:value-type="float">
            <text:p>8.948993</text:p>
          </table:table-cell>
          <table:table-cell office:value-type="float" office:value="11.24547" calcext:value-type="float">
            <text:p>11.24547</text:p>
          </table:table-cell>
          <table:table-cell office:value-type="float" office:value="12.68048" calcext:value-type="float">
            <text:p>12.68048</text:p>
          </table:table-cell>
          <table:table-cell office:value-type="float" office:value="12.94937" calcext:value-type="float">
            <text:p>12.94937</text:p>
          </table:table-cell>
          <table:table-cell office:value-type="float" office:value="0" calcext:value-type="float">
            <text:p>0</text:p>
          </table:table-cell>
          <table:table-cell office:value-type="float" office:value="18.95084" calcext:value-type="float">
            <text:p>18.9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8376" calcext:value-type="float">
            <text:p>0.55983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4.244419" calcext:value-type="float">
            <text:p>4.244419</text:p>
          </table:table-cell>
          <table:table-cell office:value-type="float" office:value="135.8385" calcext:value-type="float">
            <text:p>135.8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1195" calcext:value-type="float">
            <text:p>39.81195</text:p>
          </table:table-cell>
          <table:table-cell office:value-type="float" office:value="0" calcext:value-type="float">
            <text:p>0</text:p>
          </table:table-cell>
          <table:table-cell office:value-type="float" office:value="0.0000008494439" calcext:value-type="float">
            <text:p>8.49443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83" calcext:value-type="float">
            <text:p>1160.483</text:p>
          </table:table-cell>
          <table:table-cell office:value-type="float" office:value="2.495787" calcext:value-type="float">
            <text:p>2.495787</text:p>
          </table:table-cell>
          <table:table-cell office:value-type="float" office:value="0" calcext:value-type="float">
            <text:p>0</text:p>
          </table:table-cell>
          <table:table-cell office:value-type="float" office:value="0.7639383" calcext:value-type="float">
            <text:p>0.7639383</text:p>
          </table:table-cell>
          <table:table-cell office:value-type="float" office:value="0.4103737" calcext:value-type="float">
            <text:p>0.4103737</text:p>
          </table:table-cell>
          <table:table-cell office:value-type="float" office:value="0.2998644" calcext:value-type="float">
            <text:p>0.2998644</text:p>
          </table:table-cell>
          <table:table-cell office:value-type="float" office:value="0.08213264" calcext:value-type="float">
            <text:p>0.08213264</text:p>
          </table:table-cell>
          <table:table-cell office:value-type="float" office:value="0.07915304" calcext:value-type="float">
            <text:p>0.07915304</text:p>
          </table:table-cell>
          <table:table-cell office:value-type="float" office:value="0.03309876" calcext:value-type="float">
            <text:p>0.03309876</text:p>
          </table:table-cell>
          <table:table-cell office:value-type="float" office:value="0.04175001" calcext:value-type="float">
            <text:p>0.04175001</text:p>
          </table:table-cell>
          <table:table-cell office:value-type="float" office:value="0.07983179" calcext:value-type="float">
            <text:p>0.07983179</text:p>
          </table:table-cell>
          <table:table-cell office:value-type="float" office:value="0.1494216" calcext:value-type="float">
            <text:p>0.1494216</text:p>
          </table:table-cell>
          <table:table-cell office:value-type="float" office:value="0.1551718" calcext:value-type="float">
            <text:p>0.1551718</text:p>
          </table:table-cell>
          <table:table-cell office:value-type="float" office:value="0.1550763" calcext:value-type="float">
            <text:p>0.1550763</text:p>
          </table:table-cell>
          <table:table-cell office:value-type="float" office:value="0.1805984" calcext:value-type="float">
            <text:p>0.1805984</text:p>
          </table:table-cell>
          <table:table-cell office:value-type="float" office:value="0.195398" calcext:value-type="float">
            <text:p>0.195398</text:p>
          </table:table-cell>
          <table:table-cell office:value-type="float" office:value="0.1980338" calcext:value-type="float">
            <text:p>0.1980338</text:p>
          </table:table-cell>
          <table:table-cell office:value-type="float" office:value="0" calcext:value-type="float">
            <text:p>0</text:p>
          </table:table-cell>
          <table:table-cell office:value-type="float" office:value="42.31907" calcext:value-type="float">
            <text:p>42.31907</text:p>
          </table:table-cell>
          <table:table-cell office:value-type="float" office:value="28.46741" calcext:value-type="float">
            <text:p>28.46741</text:p>
          </table:table-cell>
          <table:table-cell office:value-type="float" office:value="26.66377" calcext:value-type="float">
            <text:p>26.66377</text:p>
          </table:table-cell>
          <table:table-cell office:value-type="float" office:value="7.094523" calcext:value-type="float">
            <text:p>7.094523</text:p>
          </table:table-cell>
          <table:table-cell office:value-type="float" office:value="6.43153" calcext:value-type="float">
            <text:p>6.43153</text:p>
          </table:table-cell>
          <table:table-cell office:value-type="float" office:value="2.512245" calcext:value-type="float">
            <text:p>2.512245</text:p>
          </table:table-cell>
          <table:table-cell office:value-type="float" office:value="2.706367" calcext:value-type="float">
            <text:p>2.706367</text:p>
          </table:table-cell>
          <table:table-cell office:value-type="float" office:value="5.19416" calcext:value-type="float">
            <text:p>5.19416</text:p>
          </table:table-cell>
          <table:table-cell office:value-type="float" office:value="8.334383" calcext:value-type="float">
            <text:p>8.334383</text:p>
          </table:table-cell>
          <table:table-cell office:value-type="float" office:value="8.934617" calcext:value-type="float">
            <text:p>8.934617</text:p>
          </table:table-cell>
          <table:table-cell office:value-type="float" office:value="8.954196" calcext:value-type="float">
            <text:p>8.954196</text:p>
          </table:table-cell>
          <table:table-cell office:value-type="float" office:value="11.24827" calcext:value-type="float">
            <text:p>11.24827</text:p>
          </table:table-cell>
          <table:table-cell office:value-type="float" office:value="12.68164" calcext:value-type="float">
            <text:p>12.68164</text:p>
          </table:table-cell>
          <table:table-cell office:value-type="float" office:value="12.95041" calcext:value-type="float">
            <text:p>12.95041</text:p>
          </table:table-cell>
          <table:table-cell office:value-type="float" office:value="0" calcext:value-type="float">
            <text:p>0</text:p>
          </table:table-cell>
          <table:table-cell office:value-type="float" office:value="16.9036" calcext:value-type="float">
            <text:p>16.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6061" calcext:value-type="float">
            <text:p>0.57360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4.22383" calcext:value-type="float">
            <text:p>4.22383</text:p>
          </table:table-cell>
          <table:table-cell office:value-type="float" office:value="135.8424" calcext:value-type="float">
            <text:p>135.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302" calcext:value-type="float">
            <text:p>39.8302</text:p>
          </table:table-cell>
          <table:table-cell office:value-type="float" office:value="0" calcext:value-type="float">
            <text:p>0</text:p>
          </table:table-cell>
          <table:table-cell office:value-type="float" office:value="0.0000008495213" calcext:value-type="float">
            <text:p>8.49521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8" calcext:value-type="float">
            <text:p>1160.48</text:p>
          </table:table-cell>
          <table:table-cell office:value-type="float" office:value="2.496449" calcext:value-type="float">
            <text:p>2.496449</text:p>
          </table:table-cell>
          <table:table-cell office:value-type="float" office:value="0" calcext:value-type="float">
            <text:p>0</text:p>
          </table:table-cell>
          <table:table-cell office:value-type="float" office:value="0.7685954" calcext:value-type="float">
            <text:p>0.7685954</text:p>
          </table:table-cell>
          <table:table-cell office:value-type="float" office:value="0.4345706" calcext:value-type="float">
            <text:p>0.4345706</text:p>
          </table:table-cell>
          <table:table-cell office:value-type="float" office:value="0.3181903" calcext:value-type="float">
            <text:p>0.3181903</text:p>
          </table:table-cell>
          <table:table-cell office:value-type="float" office:value="0.08579835" calcext:value-type="float">
            <text:p>0.08579835</text:p>
          </table:table-cell>
          <table:table-cell office:value-type="float" office:value="0.08196456" calcext:value-type="float">
            <text:p>0.08196456</text:p>
          </table:table-cell>
          <table:table-cell office:value-type="float" office:value="0.03354368" calcext:value-type="float">
            <text:p>0.03354368</text:p>
          </table:table-cell>
          <table:table-cell office:value-type="float" office:value="0.04198485" calcext:value-type="float">
            <text:p>0.04198485</text:p>
          </table:table-cell>
          <table:table-cell office:value-type="float" office:value="0.07992117" calcext:value-type="float">
            <text:p>0.07992117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0.1552386" calcext:value-type="float">
            <text:p>0.1552386</text:p>
          </table:table-cell>
          <table:table-cell office:value-type="float" office:value="0.155137" calcext:value-type="float">
            <text:p>0.155137</text:p>
          </table:table-cell>
          <table:table-cell office:value-type="float" office:value="0.1806227" calcext:value-type="float">
            <text:p>0.1806227</text:p>
          </table:table-cell>
          <table:table-cell office:value-type="float" office:value="0.19541" calcext:value-type="float">
            <text:p>0.19541</text:p>
          </table:table-cell>
          <table:table-cell office:value-type="float" office:value="0.1980446" calcext:value-type="float">
            <text:p>0.1980446</text:p>
          </table:table-cell>
          <table:table-cell office:value-type="float" office:value="0" calcext:value-type="float">
            <text:p>0</text:p>
          </table:table-cell>
          <table:table-cell office:value-type="float" office:value="42.46977" calcext:value-type="float">
            <text:p>42.46977</text:p>
          </table:table-cell>
          <table:table-cell office:value-type="float" office:value="28.51489" calcext:value-type="float">
            <text:p>28.51489</text:p>
          </table:table-cell>
          <table:table-cell office:value-type="float" office:value="26.69101" calcext:value-type="float">
            <text:p>26.69101</text:p>
          </table:table-cell>
          <table:table-cell office:value-type="float" office:value="7.10322" calcext:value-type="float">
            <text:p>7.10322</text:p>
          </table:table-cell>
          <table:table-cell office:value-type="float" office:value="6.44103" calcext:value-type="float">
            <text:p>6.44103</text:p>
          </table:table-cell>
          <table:table-cell office:value-type="float" office:value="2.514851" calcext:value-type="float">
            <text:p>2.514851</text:p>
          </table:table-cell>
          <table:table-cell office:value-type="float" office:value="2.709831" calcext:value-type="float">
            <text:p>2.709831</text:p>
          </table:table-cell>
          <table:table-cell office:value-type="float" office:value="5.198395" calcext:value-type="float">
            <text:p>5.198395</text:p>
          </table:table-cell>
          <table:table-cell office:value-type="float" office:value="8.339959" calcext:value-type="float">
            <text:p>8.339959</text:p>
          </table:table-cell>
          <table:table-cell office:value-type="float" office:value="8.93955" calcext:value-type="float">
            <text:p>8.93955</text:p>
          </table:table-cell>
          <table:table-cell office:value-type="float" office:value="8.9594" calcext:value-type="float">
            <text:p>8.9594</text:p>
          </table:table-cell>
          <table:table-cell office:value-type="float" office:value="11.25105" calcext:value-type="float">
            <text:p>11.25105</text:p>
          </table:table-cell>
          <table:table-cell office:value-type="float" office:value="12.6828" calcext:value-type="float">
            <text:p>12.6828</text:p>
          </table:table-cell>
          <table:table-cell office:value-type="float" office:value="12.95148" calcext:value-type="float">
            <text:p>12.95148</text:p>
          </table:table-cell>
          <table:table-cell office:value-type="float" office:value="0" calcext:value-type="float">
            <text:p>0</text:p>
          </table:table-cell>
          <table:table-cell office:value-type="float" office:value="21.42886" calcext:value-type="float">
            <text:p>21.4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9838" calcext:value-type="float">
            <text:p>0.58998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4.200469" calcext:value-type="float">
            <text:p>4.200469</text:p>
          </table:table-cell>
          <table:table-cell office:value-type="float" office:value="135.8463" calcext:value-type="float">
            <text:p>135.8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4939" calcext:value-type="float">
            <text:p>39.84939</text:p>
          </table:table-cell>
          <table:table-cell office:value-type="float" office:value="0" calcext:value-type="float">
            <text:p>0</text:p>
          </table:table-cell>
          <table:table-cell office:value-type="float" office:value="0.0000008495213" calcext:value-type="float">
            <text:p>8.49521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77" calcext:value-type="float">
            <text:p>1160.477</text:p>
          </table:table-cell>
          <table:table-cell office:value-type="float" office:value="2.493873" calcext:value-type="float">
            <text:p>2.493873</text:p>
          </table:table-cell>
          <table:table-cell office:value-type="float" office:value="0" calcext:value-type="float">
            <text:p>0</text:p>
          </table:table-cell>
          <table:table-cell office:value-type="float" office:value="1.28845" calcext:value-type="float">
            <text:p>1.28845</text:p>
          </table:table-cell>
          <table:table-cell office:value-type="float" office:value="0.4668591" calcext:value-type="float">
            <text:p>0.4668591</text:p>
          </table:table-cell>
          <table:table-cell office:value-type="float" office:value="0.3438219" calcext:value-type="float">
            <text:p>0.3438219</text:p>
          </table:table-cell>
          <table:table-cell office:value-type="float" office:value="0.09157021" calcext:value-type="float">
            <text:p>0.09157021</text:p>
          </table:table-cell>
          <table:table-cell office:value-type="float" office:value="0.0872125" calcext:value-type="float">
            <text:p>0.0872125</text:p>
          </table:table-cell>
          <table:table-cell office:value-type="float" office:value="0.03484172" calcext:value-type="float">
            <text:p>0.03484172</text:p>
          </table:table-cell>
          <table:table-cell office:value-type="float" office:value="0.04289321" calcext:value-type="float">
            <text:p>0.04289321</text:p>
          </table:table-cell>
          <table:table-cell office:value-type="float" office:value="0.08009207" calcext:value-type="float">
            <text:p>0.08009207</text:p>
          </table:table-cell>
          <table:table-cell office:value-type="float" office:value="0.1496423" calcext:value-type="float">
            <text:p>0.1496423</text:p>
          </table:table-cell>
          <table:table-cell office:value-type="float" office:value="0.1553058" calcext:value-type="float">
            <text:p>0.1553058</text:p>
          </table:table-cell>
          <table:table-cell office:value-type="float" office:value="0.1551978" calcext:value-type="float">
            <text:p>0.1551978</text:p>
          </table:table-cell>
          <table:table-cell office:value-type="float" office:value="0.1806612" calcext:value-type="float">
            <text:p>0.1806612</text:p>
          </table:table-cell>
          <table:table-cell office:value-type="float" office:value="0.1954227" calcext:value-type="float">
            <text:p>0.1954227</text:p>
          </table:table-cell>
          <table:table-cell office:value-type="float" office:value="0.1980554" calcext:value-type="float">
            <text:p>0.1980554</text:p>
          </table:table-cell>
          <table:table-cell office:value-type="float" office:value="0" calcext:value-type="float">
            <text:p>0</text:p>
          </table:table-cell>
          <table:table-cell office:value-type="float" office:value="42.65845" calcext:value-type="float">
            <text:p>42.65845</text:p>
          </table:table-cell>
          <table:table-cell office:value-type="float" office:value="28.56416" calcext:value-type="float">
            <text:p>28.56416</text:p>
          </table:table-cell>
          <table:table-cell office:value-type="float" office:value="26.72481" calcext:value-type="float">
            <text:p>26.72481</text:p>
          </table:table-cell>
          <table:table-cell office:value-type="float" office:value="7.113385" calcext:value-type="float">
            <text:p>7.113385</text:p>
          </table:table-cell>
          <table:table-cell office:value-type="float" office:value="6.452057" calcext:value-type="float">
            <text:p>6.452057</text:p>
          </table:table-cell>
          <table:table-cell office:value-type="float" office:value="2.517667" calcext:value-type="float">
            <text:p>2.517667</text:p>
          </table:table-cell>
          <table:table-cell office:value-type="float" office:value="2.713415" calcext:value-type="float">
            <text:p>2.713415</text:p>
          </table:table-cell>
          <table:table-cell office:value-type="float" office:value="5.202636" calcext:value-type="float">
            <text:p>5.202636</text:p>
          </table:table-cell>
          <table:table-cell office:value-type="float" office:value="8.345536" calcext:value-type="float">
            <text:p>8.345536</text:p>
          </table:table-cell>
          <table:table-cell office:value-type="float" office:value="8.944489" calcext:value-type="float">
            <text:p>8.944489</text:p>
          </table:table-cell>
          <table:table-cell office:value-type="float" office:value="8.964604" calcext:value-type="float">
            <text:p>8.964604</text:p>
          </table:table-cell>
          <table:table-cell office:value-type="float" office:value="11.25385" calcext:value-type="float">
            <text:p>11.25385</text:p>
          </table:table-cell>
          <table:table-cell office:value-type="float" office:value="12.68396" calcext:value-type="float">
            <text:p>12.68396</text:p>
          </table:table-cell>
          <table:table-cell office:value-type="float" office:value="12.95256" calcext:value-type="float">
            <text:p>12.95256</text:p>
          </table:table-cell>
          <table:table-cell office:value-type="float" office:value="0" calcext:value-type="float">
            <text:p>0</text:p>
          </table:table-cell>
          <table:table-cell office:value-type="float" office:value="28.67346" calcext:value-type="float">
            <text:p>28.6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89708" calcext:value-type="float">
            <text:p>0.60897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4.166613" calcext:value-type="float">
            <text:p>4.166613</text:p>
          </table:table-cell>
          <table:table-cell office:value-type="float" office:value="135.8507" calcext:value-type="float">
            <text:p>135.8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098" calcext:value-type="float">
            <text:p>39.87098</text:p>
          </table:table-cell>
          <table:table-cell office:value-type="float" office:value="0" calcext:value-type="float">
            <text:p>0</text:p>
          </table:table-cell>
          <table:table-cell office:value-type="float" office:value="0.0000008495213" calcext:value-type="float">
            <text:p>8.49521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78" calcext:value-type="float">
            <text:p>1160.478</text:p>
          </table:table-cell>
          <table:table-cell office:value-type="float" office:value="2.466894" calcext:value-type="float">
            <text:p>2.466894</text:p>
          </table:table-cell>
          <table:table-cell office:value-type="float" office:value="0" calcext:value-type="float">
            <text:p>0</text:p>
          </table:table-cell>
          <table:table-cell office:value-type="float" office:value="3.005792" calcext:value-type="float">
            <text:p>3.005792</text:p>
          </table:table-cell>
          <table:table-cell office:value-type="float" office:value="0.5503899" calcext:value-type="float">
            <text:p>0.5503899</text:p>
          </table:table-cell>
          <table:table-cell office:value-type="float" office:value="0.3896874" calcext:value-type="float">
            <text:p>0.3896874</text:p>
          </table:table-cell>
          <table:table-cell office:value-type="float" office:value="0.1014793" calcext:value-type="float">
            <text:p>0.1014793</text:p>
          </table:table-cell>
          <table:table-cell office:value-type="float" office:value="0.09562108" calcext:value-type="float">
            <text:p>0.09562108</text:p>
          </table:table-cell>
          <table:table-cell office:value-type="float" office:value="0.03683956" calcext:value-type="float">
            <text:p>0.03683956</text:p>
          </table:table-cell>
          <table:table-cell office:value-type="float" office:value="0.04432116" calcext:value-type="float">
            <text:p>0.04432116</text:p>
          </table:table-cell>
          <table:table-cell office:value-type="float" office:value="0.08037258" calcext:value-type="float">
            <text:p>0.08037258</text:p>
          </table:table-cell>
          <table:table-cell office:value-type="float" office:value="0.1497693" calcext:value-type="float">
            <text:p>0.1497693</text:p>
          </table:table-cell>
          <table:table-cell office:value-type="float" office:value="0.155374" calcext:value-type="float">
            <text:p>0.155374</text:p>
          </table:table-cell>
          <table:table-cell office:value-type="float" office:value="0.1552589" calcext:value-type="float">
            <text:p>0.1552589</text:p>
          </table:table-cell>
          <table:table-cell office:value-type="float" office:value="0.1807202" calcext:value-type="float">
            <text:p>0.1807202</text:p>
          </table:table-cell>
          <table:table-cell office:value-type="float" office:value="0.1954348" calcext:value-type="float">
            <text:p>0.1954348</text:p>
          </table:table-cell>
          <table:table-cell office:value-type="float" office:value="0.1980662" calcext:value-type="float">
            <text:p>0.1980662</text:p>
          </table:table-cell>
          <table:table-cell office:value-type="float" office:value="0" calcext:value-type="float">
            <text:p>0</text:p>
          </table:table-cell>
          <table:table-cell office:value-type="float" office:value="42.93793" calcext:value-type="float">
            <text:p>42.93793</text:p>
          </table:table-cell>
          <table:table-cell office:value-type="float" office:value="28.6295" calcext:value-type="float">
            <text:p>28.6295</text:p>
          </table:table-cell>
          <table:table-cell office:value-type="float" office:value="26.76947" calcext:value-type="float">
            <text:p>26.76947</text:p>
          </table:table-cell>
          <table:table-cell office:value-type="float" office:value="7.126058" calcext:value-type="float">
            <text:p>7.126058</text:p>
          </table:table-cell>
          <table:table-cell office:value-type="float" office:value="6.465348" calcext:value-type="float">
            <text:p>6.465348</text:p>
          </table:table-cell>
          <table:table-cell office:value-type="float" office:value="2.520862" calcext:value-type="float">
            <text:p>2.520862</text:p>
          </table:table-cell>
          <table:table-cell office:value-type="float" office:value="2.717244" calcext:value-type="float">
            <text:p>2.717244</text:p>
          </table:table-cell>
          <table:table-cell office:value-type="float" office:value="5.206916" calcext:value-type="float">
            <text:p>5.206916</text:p>
          </table:table-cell>
          <table:table-cell office:value-type="float" office:value="8.351112" calcext:value-type="float">
            <text:p>8.351112</text:p>
          </table:table-cell>
          <table:table-cell office:value-type="float" office:value="8.949425" calcext:value-type="float">
            <text:p>8.949425</text:p>
          </table:table-cell>
          <table:table-cell office:value-type="float" office:value="8.969808" calcext:value-type="float">
            <text:p>8.969808</text:p>
          </table:table-cell>
          <table:table-cell office:value-type="float" office:value="11.25664" calcext:value-type="float">
            <text:p>11.25664</text:p>
          </table:table-cell>
          <table:table-cell office:value-type="float" office:value="12.68513" calcext:value-type="float">
            <text:p>12.68513</text:p>
          </table:table-cell>
          <table:table-cell office:value-type="float" office:value="12.95365" calcext:value-type="float">
            <text:p>12.95365</text:p>
          </table:table-cell>
          <table:table-cell office:value-type="float" office:value="0" calcext:value-type="float">
            <text:p>0</text:p>
          </table:table-cell>
          <table:table-cell office:value-type="float" office:value="58.58946" calcext:value-type="float">
            <text:p>58.58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8976" calcext:value-type="float">
            <text:p>0.63789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4.128508" calcext:value-type="float">
            <text:p>4.128508</text:p>
          </table:table-cell>
          <table:table-cell office:value-type="float" office:value="135.8549" calcext:value-type="float">
            <text:p>135.8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9643" calcext:value-type="float">
            <text:p>39.89643</text:p>
          </table:table-cell>
          <table:table-cell office:value-type="float" office:value="0" calcext:value-type="float">
            <text:p>0</text:p>
          </table:table-cell>
          <table:table-cell office:value-type="float" office:value="0.0000008495213" calcext:value-type="float">
            <text:p>8.49521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23" calcext:value-type="float">
            <text:p>-0.002263423</text:p>
          </table:table-cell>
          <table:table-cell office:value-type="float" office:value="1160.481" calcext:value-type="float">
            <text:p>1160.481</text:p>
          </table:table-cell>
          <table:table-cell office:value-type="float" office:value="2.438928" calcext:value-type="float">
            <text:p>2.438928</text:p>
          </table:table-cell>
          <table:table-cell office:value-type="float" office:value="0" calcext:value-type="float">
            <text:p>0</text:p>
          </table:table-cell>
          <table:table-cell office:value-type="float" office:value="3.864006" calcext:value-type="float">
            <text:p>3.864006</text:p>
          </table:table-cell>
          <table:table-cell office:value-type="float" office:value="0.644374" calcext:value-type="float">
            <text:p>0.644374</text:p>
          </table:table-cell>
          <table:table-cell office:value-type="float" office:value="0.4440269" calcext:value-type="float">
            <text:p>0.4440269</text:p>
          </table:table-cell>
          <table:table-cell office:value-type="float" office:value="0.1142175" calcext:value-type="float">
            <text:p>0.1142175</text:p>
          </table:table-cell>
          <table:table-cell office:value-type="float" office:value="0.1071499" calcext:value-type="float">
            <text:p>0.1071499</text:p>
          </table:table-cell>
          <table:table-cell office:value-type="float" office:value="0.03969372" calcext:value-type="float">
            <text:p>0.03969372</text:p>
          </table:table-cell>
          <table:table-cell office:value-type="float" office:value="0.04646593" calcext:value-type="float">
            <text:p>0.04646593</text:p>
          </table:table-cell>
          <table:table-cell office:value-type="float" office:value="0.08078548" calcext:value-type="float">
            <text:p>0.08078548</text:p>
          </table:table-cell>
          <table:table-cell office:value-type="float" office:value="0.1499237" calcext:value-type="float">
            <text:p>0.1499237</text:p>
          </table:table-cell>
          <table:table-cell office:value-type="float" office:value="0.1554451" calcext:value-type="float">
            <text:p>0.1554451</text:p>
          </table:table-cell>
          <table:table-cell office:value-type="float" office:value="0.1553202" calcext:value-type="float">
            <text:p>0.1553202</text:p>
          </table:table-cell>
          <table:table-cell office:value-type="float" office:value="0.1807812" calcext:value-type="float">
            <text:p>0.1807812</text:p>
          </table:table-cell>
          <table:table-cell office:value-type="float" office:value="0.1954478" calcext:value-type="float">
            <text:p>0.1954478</text:p>
          </table:table-cell>
          <table:table-cell office:value-type="float" office:value="0.198077" calcext:value-type="float">
            <text:p>0.198077</text:p>
          </table:table-cell>
          <table:table-cell office:value-type="float" office:value="0" calcext:value-type="float">
            <text:p>0</text:p>
          </table:table-cell>
          <table:table-cell office:value-type="float" office:value="43.36145" calcext:value-type="float">
            <text:p>43.36145</text:p>
          </table:table-cell>
          <table:table-cell office:value-type="float" office:value="28.72116" calcext:value-type="float">
            <text:p>28.72116</text:p>
          </table:table-cell>
          <table:table-cell office:value-type="float" office:value="26.83153" calcext:value-type="float">
            <text:p>26.83153</text:p>
          </table:table-cell>
          <table:table-cell office:value-type="float" office:value="7.142678" calcext:value-type="float">
            <text:p>7.142678</text:p>
          </table:table-cell>
          <table:table-cell office:value-type="float" office:value="6.482275" calcext:value-type="float">
            <text:p>6.482275</text:p>
          </table:table-cell>
          <table:table-cell office:value-type="float" office:value="2.524643" calcext:value-type="float">
            <text:p>2.524643</text:p>
          </table:table-cell>
          <table:table-cell office:value-type="float" office:value="2.72146" calcext:value-type="float">
            <text:p>2.72146</text:p>
          </table:table-cell>
          <table:table-cell office:value-type="float" office:value="5.211266" calcext:value-type="float">
            <text:p>5.211266</text:p>
          </table:table-cell>
          <table:table-cell office:value-type="float" office:value="8.356688" calcext:value-type="float">
            <text:p>8.356688</text:p>
          </table:table-cell>
          <table:table-cell office:value-type="float" office:value="8.95436" calcext:value-type="float">
            <text:p>8.95436</text:p>
          </table:table-cell>
          <table:table-cell office:value-type="float" office:value="8.975012" calcext:value-type="float">
            <text:p>8.975012</text:p>
          </table:table-cell>
          <table:table-cell office:value-type="float" office:value="11.25943" calcext:value-type="float">
            <text:p>11.25943</text:p>
          </table:table-cell>
          <table:table-cell office:value-type="float" office:value="12.68629" calcext:value-type="float">
            <text:p>12.68629</text:p>
          </table:table-cell>
          <table:table-cell office:value-type="float" office:value="12.95477" calcext:value-type="float">
            <text:p>12.95477</text:p>
          </table:table-cell>
          <table:table-cell office:value-type="float" office:value="0" calcext:value-type="float">
            <text:p>0</text:p>
          </table:table-cell>
          <table:table-cell office:value-type="float" office:value="64.77277" calcext:value-type="float">
            <text:p>64.77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1785" calcext:value-type="float">
            <text:p>0.67117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4.09605" calcext:value-type="float">
            <text:p>4.09605</text:p>
          </table:table-cell>
          <table:table-cell office:value-type="float" office:value="135.8577" calcext:value-type="float">
            <text:p>135.8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2381" calcext:value-type="float">
            <text:p>39.92381</text:p>
          </table:table-cell>
          <table:table-cell office:value-type="float" office:value="0" calcext:value-type="float">
            <text:p>0</text:p>
          </table:table-cell>
          <table:table-cell office:value-type="float" office:value="0.0000008501702" calcext:value-type="float">
            <text:p>8.501702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419" calcext:value-type="float">
            <text:p>-0.002263419</text:p>
          </table:table-cell>
          <table:table-cell office:value-type="float" office:value="1160.485" calcext:value-type="float">
            <text:p>1160.485</text:p>
          </table:table-cell>
          <table:table-cell office:value-type="float" office:value="2.423581" calcext:value-type="float">
            <text:p>2.423581</text:p>
          </table:table-cell>
          <table:table-cell office:value-type="float" office:value="0" calcext:value-type="float">
            <text:p>0</text:p>
          </table:table-cell>
          <table:table-cell office:value-type="float" office:value="1.591048" calcext:value-type="float">
            <text:p>1.591048</text:p>
          </table:table-cell>
          <table:table-cell office:value-type="float" office:value="0.7393795" calcext:value-type="float">
            <text:p>0.7393795</text:p>
          </table:table-cell>
          <table:table-cell office:value-type="float" office:value="0.4635453" calcext:value-type="float">
            <text:p>0.4635453</text:p>
          </table:table-cell>
          <table:table-cell office:value-type="float" office:value="0.1205297" calcext:value-type="float">
            <text:p>0.1205297</text:p>
          </table:table-cell>
          <table:table-cell office:value-type="float" office:value="0.1147135" calcext:value-type="float">
            <text:p>0.1147135</text:p>
          </table:table-cell>
          <table:table-cell office:value-type="float" office:value="0.04223046" calcext:value-type="float">
            <text:p>0.04223046</text:p>
          </table:table-cell>
          <table:table-cell office:value-type="float" office:value="0.04871717" calcext:value-type="float">
            <text:p>0.04871717</text:p>
          </table:table-cell>
          <table:table-cell office:value-type="float" office:value="0.08131282" calcext:value-type="float">
            <text:p>0.08131282</text:p>
          </table:table-cell>
          <table:table-cell office:value-type="float" office:value="0.1501125" calcext:value-type="float">
            <text:p>0.1501125</text:p>
          </table:table-cell>
          <table:table-cell office:value-type="float" office:value="0.1555211" calcext:value-type="float">
            <text:p>0.1555211</text:p>
          </table:table-cell>
          <table:table-cell office:value-type="float" office:value="0.1553821" calcext:value-type="float">
            <text:p>0.1553821</text:p>
          </table:table-cell>
          <table:table-cell office:value-type="float" office:value="0.1809846" calcext:value-type="float">
            <text:p>0.1809846</text:p>
          </table:table-cell>
          <table:table-cell office:value-type="float" office:value="0.1954602" calcext:value-type="float">
            <text:p>0.1954602</text:p>
          </table:table-cell>
          <table:table-cell office:value-type="float" office:value="0.1980878" calcext:value-type="float">
            <text:p>0.1980878</text:p>
          </table:table-cell>
          <table:table-cell office:value-type="float" office:value="0" calcext:value-type="float">
            <text:p>0</text:p>
          </table:table-cell>
          <table:table-cell office:value-type="float" office:value="43.78654" calcext:value-type="float">
            <text:p>43.78654</text:p>
          </table:table-cell>
          <table:table-cell office:value-type="float" office:value="28.83014" calcext:value-type="float">
            <text:p>28.83014</text:p>
          </table:table-cell>
          <table:table-cell office:value-type="float" office:value="26.90788" calcext:value-type="float">
            <text:p>26.90788</text:p>
          </table:table-cell>
          <table:table-cell office:value-type="float" office:value="7.16315" calcext:value-type="float">
            <text:p>7.16315</text:p>
          </table:table-cell>
          <table:table-cell office:value-type="float" office:value="6.503121" calcext:value-type="float">
            <text:p>6.503121</text:p>
          </table:table-cell>
          <table:table-cell office:value-type="float" office:value="2.529123" calcext:value-type="float">
            <text:p>2.529123</text:p>
          </table:table-cell>
          <table:table-cell office:value-type="float" office:value="2.726181" calcext:value-type="float">
            <text:p>2.726181</text:p>
          </table:table-cell>
          <table:table-cell office:value-type="float" office:value="5.215714" calcext:value-type="float">
            <text:p>5.215714</text:p>
          </table:table-cell>
          <table:table-cell office:value-type="float" office:value="8.362265" calcext:value-type="float">
            <text:p>8.362265</text:p>
          </table:table-cell>
          <table:table-cell office:value-type="float" office:value="8.959293" calcext:value-type="float">
            <text:p>8.959293</text:p>
          </table:table-cell>
          <table:table-cell office:value-type="float" office:value="8.980215" calcext:value-type="float">
            <text:p>8.980215</text:p>
          </table:table-cell>
          <table:table-cell office:value-type="float" office:value="11.26222" calcext:value-type="float">
            <text:p>11.26222</text:p>
          </table:table-cell>
          <table:table-cell office:value-type="float" office:value="12.68745" calcext:value-type="float">
            <text:p>12.68745</text:p>
          </table:table-cell>
          <table:table-cell office:value-type="float" office:value="12.95592" calcext:value-type="float">
            <text:p>12.95592</text:p>
          </table:table-cell>
          <table:table-cell office:value-type="float" office:value="0" calcext:value-type="float">
            <text:p>0</text:p>
          </table:table-cell>
          <table:table-cell office:value-type="float" office:value="11.04615" calcext:value-type="float">
            <text:p>11.0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128" calcext:value-type="float">
            <text:p>0.700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4.069712" calcext:value-type="float">
            <text:p>4.069712</text:p>
          </table:table-cell>
          <table:table-cell office:value-type="float" office:value="135.8615" calcext:value-type="float">
            <text:p>135.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5018" calcext:value-type="float">
            <text:p>39.95018</text:p>
          </table:table-cell>
          <table:table-cell office:value-type="float" office:value="0" calcext:value-type="float">
            <text:p>0</text:p>
          </table:table-cell>
          <table:table-cell office:value-type="float" office:value="0.0000008600742" calcext:value-type="float">
            <text:p>8.600742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56" calcext:value-type="float">
            <text:p>-0.002263356</text:p>
          </table:table-cell>
          <table:table-cell office:value-type="float" office:value="1160.485" calcext:value-type="float">
            <text:p>1160.485</text:p>
          </table:table-cell>
          <table:table-cell office:value-type="float" office:value="2.430358" calcext:value-type="float">
            <text:p>2.430358</text:p>
          </table:table-cell>
          <table:table-cell office:value-type="float" office:value="0" calcext:value-type="float">
            <text:p>0</text:p>
          </table:table-cell>
          <table:table-cell office:value-type="float" office:value="0.782112" calcext:value-type="float">
            <text:p>0.782112</text:p>
          </table:table-cell>
          <table:table-cell office:value-type="float" office:value="0.5425968" calcext:value-type="float">
            <text:p>0.5425968</text:p>
          </table:table-cell>
          <table:table-cell office:value-type="float" office:value="0.3867075" calcext:value-type="float">
            <text:p>0.3867075</text:p>
          </table:table-cell>
          <table:table-cell office:value-type="float" office:value="0.1347456" calcext:value-type="float">
            <text:p>0.1347456</text:p>
          </table:table-cell>
          <table:table-cell office:value-type="float" office:value="0.1087669" calcext:value-type="float">
            <text:p>0.1087669</text:p>
          </table:table-cell>
          <table:table-cell office:value-type="float" office:value="0.04477464" calcext:value-type="float">
            <text:p>0.04477464</text:p>
          </table:table-cell>
          <table:table-cell office:value-type="float" office:value="0.04905538" calcext:value-type="float">
            <text:p>0.04905538</text:p>
          </table:table-cell>
          <table:table-cell office:value-type="float" office:value="0.08172607" calcext:value-type="float">
            <text:p>0.08172607</text:p>
          </table:table-cell>
          <table:table-cell office:value-type="float" office:value="0.1503146" calcext:value-type="float">
            <text:p>0.1503146</text:p>
          </table:table-cell>
          <table:table-cell office:value-type="float" office:value="0.1556033" calcext:value-type="float">
            <text:p>0.1556033</text:p>
          </table:table-cell>
          <table:table-cell office:value-type="float" office:value="0.155445" calcext:value-type="float">
            <text:p>0.155445</text:p>
          </table:table-cell>
          <table:table-cell office:value-type="float" office:value="0.1808987" calcext:value-type="float">
            <text:p>0.1808987</text:p>
          </table:table-cell>
          <table:table-cell office:value-type="float" office:value="0.1954726" calcext:value-type="float">
            <text:p>0.1954726</text:p>
          </table:table-cell>
          <table:table-cell office:value-type="float" office:value="0.1980987" calcext:value-type="float">
            <text:p>0.1980987</text:p>
          </table:table-cell>
          <table:table-cell office:value-type="float" office:value="0" calcext:value-type="float">
            <text:p>0</text:p>
          </table:table-cell>
          <table:table-cell office:value-type="float" office:value="43.90846" calcext:value-type="float">
            <text:p>43.90846</text:p>
          </table:table-cell>
          <table:table-cell office:value-type="float" office:value="28.94221" calcext:value-type="float">
            <text:p>28.94221</text:p>
          </table:table-cell>
          <table:table-cell office:value-type="float" office:value="26.99423" calcext:value-type="float">
            <text:p>26.99423</text:p>
          </table:table-cell>
          <table:table-cell office:value-type="float" office:value="7.205177" calcext:value-type="float">
            <text:p>7.205177</text:p>
          </table:table-cell>
          <table:table-cell office:value-type="float" office:value="6.529054" calcext:value-type="float">
            <text:p>6.529054</text:p>
          </table:table-cell>
          <table:table-cell office:value-type="float" office:value="2.534401" calcext:value-type="float">
            <text:p>2.534401</text:p>
          </table:table-cell>
          <table:table-cell office:value-type="float" office:value="2.731223" calcext:value-type="float">
            <text:p>2.731223</text:p>
          </table:table-cell>
          <table:table-cell office:value-type="float" office:value="5.22027" calcext:value-type="float">
            <text:p>5.22027</text:p>
          </table:table-cell>
          <table:table-cell office:value-type="float" office:value="8.367842" calcext:value-type="float">
            <text:p>8.367842</text:p>
          </table:table-cell>
          <table:table-cell office:value-type="float" office:value="8.964231" calcext:value-type="float">
            <text:p>8.964231</text:p>
          </table:table-cell>
          <table:table-cell office:value-type="float" office:value="8.985419" calcext:value-type="float">
            <text:p>8.985419</text:p>
          </table:table-cell>
          <table:table-cell office:value-type="float" office:value="11.26501" calcext:value-type="float">
            <text:p>11.26501</text:p>
          </table:table-cell>
          <table:table-cell office:value-type="float" office:value="12.68862" calcext:value-type="float">
            <text:p>12.68862</text:p>
          </table:table-cell>
          <table:table-cell office:value-type="float" office:value="12.95702" calcext:value-type="float">
            <text:p>12.95702</text:p>
          </table:table-cell>
          <table:table-cell office:value-type="float" office:value="0" calcext:value-type="float">
            <text:p>0</text:p>
          </table:table-cell>
          <table:table-cell office:value-type="float" office:value="6.287143" calcext:value-type="float">
            <text:p>6.28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0642" calcext:value-type="float">
            <text:p>0.72206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4.047323" calcext:value-type="float">
            <text:p>4.047323</text:p>
          </table:table-cell>
          <table:table-cell office:value-type="float" office:value="135.8647" calcext:value-type="float">
            <text:p>135.8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7286" calcext:value-type="float">
            <text:p>39.97286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84" calcext:value-type="float">
            <text:p>1160.484</text:p>
          </table:table-cell>
          <table:table-cell office:value-type="float" office:value="2.433577" calcext:value-type="float">
            <text:p>2.433577</text:p>
          </table:table-cell>
          <table:table-cell office:value-type="float" office:value="0" calcext:value-type="float">
            <text:p>0</text:p>
          </table:table-cell>
          <table:table-cell office:value-type="float" office:value="0.6392114" calcext:value-type="float">
            <text:p>0.6392114</text:p>
          </table:table-cell>
          <table:table-cell office:value-type="float" office:value="0.4153635" calcext:value-type="float">
            <text:p>0.4153635</text:p>
          </table:table-cell>
          <table:table-cell office:value-type="float" office:value="0.337173" calcext:value-type="float">
            <text:p>0.337173</text:p>
          </table:table-cell>
          <table:table-cell office:value-type="float" office:value="0.1198118" calcext:value-type="float">
            <text:p>0.1198118</text:p>
          </table:table-cell>
          <table:table-cell office:value-type="float" office:value="0.09867265" calcext:value-type="float">
            <text:p>0.09867265</text:p>
          </table:table-cell>
          <table:table-cell office:value-type="float" office:value="0.04444898" calcext:value-type="float">
            <text:p>0.04444898</text:p>
          </table:table-cell>
          <table:table-cell office:value-type="float" office:value="0.04741209" calcext:value-type="float">
            <text:p>0.04741209</text:p>
          </table:table-cell>
          <table:table-cell office:value-type="float" office:value="0.08165231" calcext:value-type="float">
            <text:p>0.08165231</text:p>
          </table:table-cell>
          <table:table-cell office:value-type="float" office:value="0.1504536" calcext:value-type="float">
            <text:p>0.1504536</text:p>
          </table:table-cell>
          <table:table-cell office:value-type="float" office:value="0.1556897" calcext:value-type="float">
            <text:p>0.1556897</text:p>
          </table:table-cell>
          <table:table-cell office:value-type="float" office:value="0.1555094" calcext:value-type="float">
            <text:p>0.1555094</text:p>
          </table:table-cell>
          <table:table-cell office:value-type="float" office:value="0.1808661" calcext:value-type="float">
            <text:p>0.1808661</text:p>
          </table:table-cell>
          <table:table-cell office:value-type="float" office:value="0.1954853" calcext:value-type="float">
            <text:p>0.1954853</text:p>
          </table:table-cell>
          <table:table-cell office:value-type="float" office:value="0.1981095" calcext:value-type="float">
            <text:p>0.1981095</text:p>
          </table:table-cell>
          <table:table-cell office:value-type="float" office:value="0" calcext:value-type="float">
            <text:p>0</text:p>
          </table:table-cell>
          <table:table-cell office:value-type="float" office:value="43.95452" calcext:value-type="float">
            <text:p>43.95452</text:p>
          </table:table-cell>
          <table:table-cell office:value-type="float" office:value="29.01134" calcext:value-type="float">
            <text:p>29.01134</text:p>
          </table:table-cell>
          <table:table-cell office:value-type="float" office:value="27.05304" calcext:value-type="float">
            <text:p>27.05304</text:p>
          </table:table-cell>
          <table:table-cell office:value-type="float" office:value="7.247639" calcext:value-type="float">
            <text:p>7.247639</text:p>
          </table:table-cell>
          <table:table-cell office:value-type="float" office:value="6.554154" calcext:value-type="float">
            <text:p>6.554154</text:p>
          </table:table-cell>
          <table:table-cell office:value-type="float" office:value="2.540676" calcext:value-type="float">
            <text:p>2.540676</text:p>
          </table:table-cell>
          <table:table-cell office:value-type="float" office:value="2.736327" calcext:value-type="float">
            <text:p>2.736327</text:p>
          </table:table-cell>
          <table:table-cell office:value-type="float" office:value="5.224873" calcext:value-type="float">
            <text:p>5.224873</text:p>
          </table:table-cell>
          <table:table-cell office:value-type="float" office:value="8.3735" calcext:value-type="float">
            <text:p>8.3735</text:p>
          </table:table-cell>
          <table:table-cell office:value-type="float" office:value="8.969168" calcext:value-type="float">
            <text:p>8.969168</text:p>
          </table:table-cell>
          <table:table-cell office:value-type="float" office:value="8.990623" calcext:value-type="float">
            <text:p>8.990623</text:p>
          </table:table-cell>
          <table:table-cell office:value-type="float" office:value="11.2678" calcext:value-type="float">
            <text:p>11.2678</text:p>
          </table:table-cell>
          <table:table-cell office:value-type="float" office:value="12.68978" calcext:value-type="float">
            <text:p>12.68978</text:p>
          </table:table-cell>
          <table:table-cell office:value-type="float" office:value="12.95811" calcext:value-type="float">
            <text:p>12.95811</text:p>
          </table:table-cell>
          <table:table-cell office:value-type="float" office:value="0" calcext:value-type="float">
            <text:p>0</text:p>
          </table:table-cell>
          <table:table-cell office:value-type="float" office:value="18.00288" calcext:value-type="float">
            <text:p>18.0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696" calcext:value-type="float">
            <text:p>0.7406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4.026549" calcext:value-type="float">
            <text:p>4.026549</text:p>
          </table:table-cell>
          <table:table-cell office:value-type="float" office:value="135.8676" calcext:value-type="float">
            <text:p>135.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929" calcext:value-type="float">
            <text:p>39.9929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82" calcext:value-type="float">
            <text:p>1160.482</text:p>
          </table:table-cell>
          <table:table-cell office:value-type="float" office:value="2.43538" calcext:value-type="float">
            <text:p>2.43538</text:p>
          </table:table-cell>
          <table:table-cell office:value-type="float" office:value="0" calcext:value-type="float">
            <text:p>0</text:p>
          </table:table-cell>
          <table:table-cell office:value-type="float" office:value="0.7464463" calcext:value-type="float">
            <text:p>0.7464463</text:p>
          </table:table-cell>
          <table:table-cell office:value-type="float" office:value="0.4128244" calcext:value-type="float">
            <text:p>0.4128244</text:p>
          </table:table-cell>
          <table:table-cell office:value-type="float" office:value="0.3181024" calcext:value-type="float">
            <text:p>0.3181024</text:p>
          </table:table-cell>
          <table:table-cell office:value-type="float" office:value="0.09417861" calcext:value-type="float">
            <text:p>0.09417861</text:p>
          </table:table-cell>
          <table:table-cell office:value-type="float" office:value="0.08786094" calcext:value-type="float">
            <text:p>0.08786094</text:p>
          </table:table-cell>
          <table:table-cell office:value-type="float" office:value="0.0386292" calcext:value-type="float">
            <text:p>0.0386292</text:p>
          </table:table-cell>
          <table:table-cell office:value-type="float" office:value="0.04576997" calcext:value-type="float">
            <text:p>0.04576997</text:p>
          </table:table-cell>
          <table:table-cell office:value-type="float" office:value="0.08139607" calcext:value-type="float">
            <text:p>0.08139607</text:p>
          </table:table-cell>
          <table:table-cell office:value-type="float" office:value="0.1504559" calcext:value-type="float">
            <text:p>0.1504559</text:p>
          </table:table-cell>
          <table:table-cell office:value-type="float" office:value="0.1557749" calcext:value-type="float">
            <text:p>0.1557749</text:p>
          </table:table-cell>
          <table:table-cell office:value-type="float" office:value="0.1555748" calcext:value-type="float">
            <text:p>0.1555748</text:p>
          </table:table-cell>
          <table:table-cell office:value-type="float" office:value="0.1809184" calcext:value-type="float">
            <text:p>0.1809184</text:p>
          </table:table-cell>
          <table:table-cell office:value-type="float" office:value="0.1954978" calcext:value-type="float">
            <text:p>0.1954978</text:p>
          </table:table-cell>
          <table:table-cell office:value-type="float" office:value="0.1981203" calcext:value-type="float">
            <text:p>0.1981203</text:p>
          </table:table-cell>
          <table:table-cell office:value-type="float" office:value="0" calcext:value-type="float">
            <text:p>0</text:p>
          </table:table-cell>
          <table:table-cell office:value-type="float" office:value="44.10206" calcext:value-type="float">
            <text:p>44.10206</text:p>
          </table:table-cell>
          <table:table-cell office:value-type="float" office:value="29.05558" calcext:value-type="float">
            <text:p>29.05558</text:p>
          </table:table-cell>
          <table:table-cell office:value-type="float" office:value="27.09096" calcext:value-type="float">
            <text:p>27.09096</text:p>
          </table:table-cell>
          <table:table-cell office:value-type="float" office:value="7.266993" calcext:value-type="float">
            <text:p>7.266993</text:p>
          </table:table-cell>
          <table:table-cell office:value-type="float" office:value="6.570587" calcext:value-type="float">
            <text:p>6.570587</text:p>
          </table:table-cell>
          <table:table-cell office:value-type="float" office:value="2.545855" calcext:value-type="float">
            <text:p>2.545855</text:p>
          </table:table-cell>
          <table:table-cell office:value-type="float" office:value="2.74125" calcext:value-type="float">
            <text:p>2.74125</text:p>
          </table:table-cell>
          <table:table-cell office:value-type="float" office:value="5.229457" calcext:value-type="float">
            <text:p>5.229457</text:p>
          </table:table-cell>
          <table:table-cell office:value-type="float" office:value="8.379169" calcext:value-type="float">
            <text:p>8.379169</text:p>
          </table:table-cell>
          <table:table-cell office:value-type="float" office:value="8.974103" calcext:value-type="float">
            <text:p>8.974103</text:p>
          </table:table-cell>
          <table:table-cell office:value-type="float" office:value="8.995827" calcext:value-type="float">
            <text:p>8.995827</text:p>
          </table:table-cell>
          <table:table-cell office:value-type="float" office:value="11.2706" calcext:value-type="float">
            <text:p>11.2706</text:p>
          </table:table-cell>
          <table:table-cell office:value-type="float" office:value="12.69094" calcext:value-type="float">
            <text:p>12.69094</text:p>
          </table:table-cell>
          <table:table-cell office:value-type="float" office:value="12.95918" calcext:value-type="float">
            <text:p>12.95918</text:p>
          </table:table-cell>
          <table:table-cell office:value-type="float" office:value="0" calcext:value-type="float">
            <text:p>0</text:p>
          </table:table-cell>
          <table:table-cell office:value-type="float" office:value="20.59523" calcext:value-type="float">
            <text:p>20.59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80237" calcext:value-type="float">
            <text:p>0.75802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4.00397" calcext:value-type="float">
            <text:p>4.00397</text:p>
          </table:table-cell>
          <table:table-cell office:value-type="float" office:value="135.8712" calcext:value-type="float">
            <text:p>135.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1231" calcext:value-type="float">
            <text:p>40.01231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8" calcext:value-type="float">
            <text:p>1160.48</text:p>
          </table:table-cell>
          <table:table-cell office:value-type="float" office:value="2.43797" calcext:value-type="float">
            <text:p>2.43797</text:p>
          </table:table-cell>
          <table:table-cell office:value-type="float" office:value="0" calcext:value-type="float">
            <text:p>0</text:p>
          </table:table-cell>
          <table:table-cell office:value-type="float" office:value="0.8707855" calcext:value-type="float">
            <text:p>0.8707855</text:p>
          </table:table-cell>
          <table:table-cell office:value-type="float" office:value="0.4523272" calcext:value-type="float">
            <text:p>0.4523272</text:p>
          </table:table-cell>
          <table:table-cell office:value-type="float" office:value="0.3267171" calcext:value-type="float">
            <text:p>0.3267171</text:p>
          </table:table-cell>
          <table:table-cell office:value-type="float" office:value="0.09099306" calcext:value-type="float">
            <text:p>0.09099306</text:p>
          </table:table-cell>
          <table:table-cell office:value-type="float" office:value="0.08652674" calcext:value-type="float">
            <text:p>0.08652674</text:p>
          </table:table-cell>
          <table:table-cell office:value-type="float" office:value="0.03678936" calcext:value-type="float">
            <text:p>0.03678936</text:p>
          </table:table-cell>
          <table:table-cell office:value-type="float" office:value="0.04516173" calcext:value-type="float">
            <text:p>0.04516173</text:p>
          </table:table-cell>
          <table:table-cell office:value-type="float" office:value="0.08132073" calcext:value-type="float">
            <text:p>0.08132073</text:p>
          </table:table-cell>
          <table:table-cell office:value-type="float" office:value="0.1504303" calcext:value-type="float">
            <text:p>0.1504303</text:p>
          </table:table-cell>
          <table:table-cell office:value-type="float" office:value="0.1558553" calcext:value-type="float">
            <text:p>0.1558553</text:p>
          </table:table-cell>
          <table:table-cell office:value-type="float" office:value="0.1556411" calcext:value-type="float">
            <text:p>0.1556411</text:p>
          </table:table-cell>
          <table:table-cell office:value-type="float" office:value="0.18097" calcext:value-type="float">
            <text:p>0.18097</text:p>
          </table:table-cell>
          <table:table-cell office:value-type="float" office:value="0.1955102" calcext:value-type="float">
            <text:p>0.1955102</text:p>
          </table:table-cell>
          <table:table-cell office:value-type="float" office:value="0.1981311" calcext:value-type="float">
            <text:p>0.1981311</text:p>
          </table:table-cell>
          <table:table-cell office:value-type="float" office:value="0" calcext:value-type="float">
            <text:p>0</text:p>
          </table:table-cell>
          <table:table-cell office:value-type="float" office:value="44.28431" calcext:value-type="float">
            <text:p>44.28431</text:p>
          </table:table-cell>
          <table:table-cell office:value-type="float" office:value="29.0992" calcext:value-type="float">
            <text:p>29.0992</text:p>
          </table:table-cell>
          <table:table-cell office:value-type="float" office:value="27.12361" calcext:value-type="float">
            <text:p>27.12361</text:p>
          </table:table-cell>
          <table:table-cell office:value-type="float" office:value="7.279047" calcext:value-type="float">
            <text:p>7.279047</text:p>
          </table:table-cell>
          <table:table-cell office:value-type="float" office:value="6.583627" calcext:value-type="float">
            <text:p>6.583627</text:p>
          </table:table-cell>
          <table:table-cell office:value-type="float" office:value="2.549807" calcext:value-type="float">
            <text:p>2.549807</text:p>
          </table:table-cell>
          <table:table-cell office:value-type="float" office:value="2.745821" calcext:value-type="float">
            <text:p>2.745821</text:p>
          </table:table-cell>
          <table:table-cell office:value-type="float" office:value="5.234018" calcext:value-type="float">
            <text:p>5.234018</text:p>
          </table:table-cell>
          <table:table-cell office:value-type="float" office:value="8.384837" calcext:value-type="float">
            <text:p>8.384837</text:p>
          </table:table-cell>
          <table:table-cell office:value-type="float" office:value="8.979036" calcext:value-type="float">
            <text:p>8.979036</text:p>
          </table:table-cell>
          <table:table-cell office:value-type="float" office:value="9.001031" calcext:value-type="float">
            <text:p>9.001031</text:p>
          </table:table-cell>
          <table:table-cell office:value-type="float" office:value="11.27339" calcext:value-type="float">
            <text:p>11.27339</text:p>
          </table:table-cell>
          <table:table-cell office:value-type="float" office:value="12.69211" calcext:value-type="float">
            <text:p>12.69211</text:p>
          </table:table-cell>
          <table:table-cell office:value-type="float" office:value="12.96027" calcext:value-type="float">
            <text:p>12.96027</text:p>
          </table:table-cell>
          <table:table-cell office:value-type="float" office:value="0" calcext:value-type="float">
            <text:p>0</text:p>
          </table:table-cell>
          <table:table-cell office:value-type="float" office:value="26.53984" calcext:value-type="float">
            <text:p>26.5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65648" calcext:value-type="float">
            <text:p>0.77656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3.981053" calcext:value-type="float">
            <text:p>3.981053</text:p>
          </table:table-cell>
          <table:table-cell office:value-type="float" office:value="135.8741" calcext:value-type="float">
            <text:p>135.8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254" calcext:value-type="float">
            <text:p>40.03254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78" calcext:value-type="float">
            <text:p>1160.478</text:p>
          </table:table-cell>
          <table:table-cell office:value-type="float" office:value="2.435019" calcext:value-type="float">
            <text:p>2.435019</text:p>
          </table:table-cell>
          <table:table-cell office:value-type="float" office:value="0" calcext:value-type="float">
            <text:p>0</text:p>
          </table:table-cell>
          <table:table-cell office:value-type="float" office:value="1.819058" calcext:value-type="float">
            <text:p>1.819058</text:p>
          </table:table-cell>
          <table:table-cell office:value-type="float" office:value="0.4557646" calcext:value-type="float">
            <text:p>0.4557646</text:p>
          </table:table-cell>
          <table:table-cell office:value-type="float" office:value="0.3456123" calcext:value-type="float">
            <text:p>0.3456123</text:p>
          </table:table-cell>
          <table:table-cell office:value-type="float" office:value="0.09346828" calcext:value-type="float">
            <text:p>0.09346828</text:p>
          </table:table-cell>
          <table:table-cell office:value-type="float" office:value="0.08863572" calcext:value-type="float">
            <text:p>0.08863572</text:p>
          </table:table-cell>
          <table:table-cell office:value-type="float" office:value="0.03714147" calcext:value-type="float">
            <text:p>0.03714147</text:p>
          </table:table-cell>
          <table:table-cell office:value-type="float" office:value="0.04551822" calcext:value-type="float">
            <text:p>0.04551822</text:p>
          </table:table-cell>
          <table:table-cell office:value-type="float" office:value="0.0814551" calcext:value-type="float">
            <text:p>0.0814551</text:p>
          </table:table-cell>
          <table:table-cell office:value-type="float" office:value="0.1504745" calcext:value-type="float">
            <text:p>0.1504745</text:p>
          </table:table-cell>
          <table:table-cell office:value-type="float" office:value="0.1559304" calcext:value-type="float">
            <text:p>0.1559304</text:p>
          </table:table-cell>
          <table:table-cell office:value-type="float" office:value="0.1557065" calcext:value-type="float">
            <text:p>0.1557065</text:p>
          </table:table-cell>
          <table:table-cell office:value-type="float" office:value="0.1809929" calcext:value-type="float">
            <text:p>0.1809929</text:p>
          </table:table-cell>
          <table:table-cell office:value-type="float" office:value="0.1955225" calcext:value-type="float">
            <text:p>0.1955225</text:p>
          </table:table-cell>
          <table:table-cell office:value-type="float" office:value="0.1981419" calcext:value-type="float">
            <text:p>0.1981419</text:p>
          </table:table-cell>
          <table:table-cell office:value-type="float" office:value="0" calcext:value-type="float">
            <text:p>0</text:p>
          </table:table-cell>
          <table:table-cell office:value-type="float" office:value="44.5019" calcext:value-type="float">
            <text:p>44.5019</text:p>
          </table:table-cell>
          <table:table-cell office:value-type="float" office:value="29.1515" calcext:value-type="float">
            <text:p>29.1515</text:p>
          </table:table-cell>
          <table:table-cell office:value-type="float" office:value="27.15955" calcext:value-type="float">
            <text:p>27.15955</text:p>
          </table:table-cell>
          <table:table-cell office:value-type="float" office:value="7.290861" calcext:value-type="float">
            <text:p>7.290861</text:p>
          </table:table-cell>
          <table:table-cell office:value-type="float" office:value="6.596378" calcext:value-type="float">
            <text:p>6.596378</text:p>
          </table:table-cell>
          <table:table-cell office:value-type="float" office:value="2.553514" calcext:value-type="float">
            <text:p>2.553514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5.238595" calcext:value-type="float">
            <text:p>5.238595</text:p>
          </table:table-cell>
          <table:table-cell office:value-type="float" office:value="8.390505" calcext:value-type="float">
            <text:p>8.390505</text:p>
          </table:table-cell>
          <table:table-cell office:value-type="float" office:value="8.983972" calcext:value-type="float">
            <text:p>8.983972</text:p>
          </table:table-cell>
          <table:table-cell office:value-type="float" office:value="9.006235" calcext:value-type="float">
            <text:p>9.006235</text:p>
          </table:table-cell>
          <table:table-cell office:value-type="float" office:value="11.27617" calcext:value-type="float">
            <text:p>11.27617</text:p>
          </table:table-cell>
          <table:table-cell office:value-type="float" office:value="12.69327" calcext:value-type="float">
            <text:p>12.69327</text:p>
          </table:table-cell>
          <table:table-cell office:value-type="float" office:value="12.96137" calcext:value-type="float">
            <text:p>12.96137</text:p>
          </table:table-cell>
          <table:table-cell office:value-type="float" office:value="0" calcext:value-type="float">
            <text:p>0</text:p>
          </table:table-cell>
          <table:table-cell office:value-type="float" office:value="28.51398" calcext:value-type="float">
            <text:p>28.5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0266" calcext:value-type="float">
            <text:p>0.79602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3.953422" calcext:value-type="float">
            <text:p>3.953422</text:p>
          </table:table-cell>
          <table:table-cell office:value-type="float" office:value="135.8765" calcext:value-type="float">
            <text:p>135.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5415" calcext:value-type="float">
            <text:p>40.05415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78" calcext:value-type="float">
            <text:p>1160.478</text:p>
          </table:table-cell>
          <table:table-cell office:value-type="float" office:value="2.415888" calcext:value-type="float">
            <text:p>2.415888</text:p>
          </table:table-cell>
          <table:table-cell office:value-type="float" office:value="0" calcext:value-type="float">
            <text:p>0</text:p>
          </table:table-cell>
          <table:table-cell office:value-type="float" office:value="2.285687" calcext:value-type="float">
            <text:p>2.285687</text:p>
          </table:table-cell>
          <table:table-cell office:value-type="float" office:value="0.4886355" calcext:value-type="float">
            <text:p>0.4886355</text:p>
          </table:table-cell>
          <table:table-cell office:value-type="float" office:value="0.3732313" calcext:value-type="float">
            <text:p>0.3732313</text:p>
          </table:table-cell>
          <table:table-cell office:value-type="float" office:value="0.09757821" calcext:value-type="float">
            <text:p>0.09757821</text:p>
          </table:table-cell>
          <table:table-cell office:value-type="float" office:value="0.09363719" calcext:value-type="float">
            <text:p>0.09363719</text:p>
          </table:table-cell>
          <table:table-cell office:value-type="float" office:value="0.03825241" calcext:value-type="float">
            <text:p>0.03825241</text:p>
          </table:table-cell>
          <table:table-cell office:value-type="float" office:value="0.04633189" calcext:value-type="float">
            <text:p>0.04633189</text:p>
          </table:table-cell>
          <table:table-cell office:value-type="float" office:value="0.08166824" calcext:value-type="float">
            <text:p>0.08166824</text:p>
          </table:table-cell>
          <table:table-cell office:value-type="float" office:value="0.1505571" calcext:value-type="float">
            <text:p>0.1505571</text:p>
          </table:table-cell>
          <table:table-cell office:value-type="float" office:value="0.1560017" calcext:value-type="float">
            <text:p>0.1560017</text:p>
          </table:table-cell>
          <table:table-cell office:value-type="float" office:value="0.1557711" calcext:value-type="float">
            <text:p>0.1557711</text:p>
          </table:table-cell>
          <table:table-cell office:value-type="float" office:value="0.1810432" calcext:value-type="float">
            <text:p>0.1810432</text:p>
          </table:table-cell>
          <table:table-cell office:value-type="float" office:value="0.1955351" calcext:value-type="float">
            <text:p>0.1955351</text:p>
          </table:table-cell>
          <table:table-cell office:value-type="float" office:value="0.1981527" calcext:value-type="float">
            <text:p>0.1981527</text:p>
          </table:table-cell>
          <table:table-cell office:value-type="float" office:value="0" calcext:value-type="float">
            <text:p>0</text:p>
          </table:table-cell>
          <table:table-cell office:value-type="float" office:value="44.74775" calcext:value-type="float">
            <text:p>44.74775</text:p>
          </table:table-cell>
          <table:table-cell office:value-type="float" office:value="29.21556" calcext:value-type="float">
            <text:p>29.21556</text:p>
          </table:table-cell>
          <table:table-cell office:value-type="float" office:value="27.205" calcext:value-type="float">
            <text:p>27.205</text:p>
          </table:table-cell>
          <table:table-cell office:value-type="float" office:value="7.303842" calcext:value-type="float">
            <text:p>7.303842</text:p>
          </table:table-cell>
          <table:table-cell office:value-type="float" office:value="6.610437" calcext:value-type="float">
            <text:p>6.610437</text:p>
          </table:table-cell>
          <table:table-cell office:value-type="float" office:value="2.557363" calcext:value-type="float">
            <text:p>2.557363</text:p>
          </table:table-cell>
          <table:table-cell office:value-type="float" office:value="2.754834" calcext:value-type="float">
            <text:p>2.754834</text:p>
          </table:table-cell>
          <table:table-cell office:value-type="float" office:value="5.243194" calcext:value-type="float">
            <text:p>5.243194</text:p>
          </table:table-cell>
          <table:table-cell office:value-type="float" office:value="8.396173" calcext:value-type="float">
            <text:p>8.396173</text:p>
          </table:table-cell>
          <table:table-cell office:value-type="float" office:value="8.988908" calcext:value-type="float">
            <text:p>8.988908</text:p>
          </table:table-cell>
          <table:table-cell office:value-type="float" office:value="9.011438" calcext:value-type="float">
            <text:p>9.011438</text:p>
          </table:table-cell>
          <table:table-cell office:value-type="float" office:value="11.27897" calcext:value-type="float">
            <text:p>11.27897</text:p>
          </table:table-cell>
          <table:table-cell office:value-type="float" office:value="12.69443" calcext:value-type="float">
            <text:p>12.69443</text:p>
          </table:table-cell>
          <table:table-cell office:value-type="float" office:value="12.96248" calcext:value-type="float">
            <text:p>12.96248</text:p>
          </table:table-cell>
          <table:table-cell office:value-type="float" office:value="0" calcext:value-type="float">
            <text:p>0</text:p>
          </table:table-cell>
          <table:table-cell office:value-type="float" office:value="40.66902" calcext:value-type="float">
            <text:p>40.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06056" calcext:value-type="float">
            <text:p>0.82060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3.9334" calcext:value-type="float">
            <text:p>3.9334</text:p>
          </table:table-cell>
          <table:table-cell office:value-type="float" office:value="135.8778" calcext:value-type="float">
            <text:p>135.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7573" calcext:value-type="float">
            <text:p>40.07573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77" calcext:value-type="float">
            <text:p>1160.477</text:p>
          </table:table-cell>
          <table:table-cell office:value-type="float" office:value="2.406259" calcext:value-type="float">
            <text:p>2.406259</text:p>
          </table:table-cell>
          <table:table-cell office:value-type="float" office:value="0" calcext:value-type="float">
            <text:p>0</text:p>
          </table:table-cell>
          <table:table-cell office:value-type="float" office:value="1.641852" calcext:value-type="float">
            <text:p>1.641852</text:p>
          </table:table-cell>
          <table:table-cell office:value-type="float" office:value="0.4345286" calcext:value-type="float">
            <text:p>0.4345286</text:p>
          </table:table-cell>
          <table:table-cell office:value-type="float" office:value="0.3548044" calcext:value-type="float">
            <text:p>0.3548044</text:p>
          </table:table-cell>
          <table:table-cell office:value-type="float" office:value="0.09399485" calcext:value-type="float">
            <text:p>0.09399485</text:p>
          </table:table-cell>
          <table:table-cell office:value-type="float" office:value="0.09265379" calcext:value-type="float">
            <text:p>0.09265379</text:p>
          </table:table-cell>
          <table:table-cell office:value-type="float" office:value="0.0386006" calcext:value-type="float">
            <text:p>0.0386006</text:p>
          </table:table-cell>
          <table:table-cell office:value-type="float" office:value="0.04689571" calcext:value-type="float">
            <text:p>0.04689571</text:p>
          </table:table-cell>
          <table:table-cell office:value-type="float" office:value="0.08190729" calcext:value-type="float">
            <text:p>0.08190729</text:p>
          </table:table-cell>
          <table:table-cell office:value-type="float" office:value="0.1506932" calcext:value-type="float">
            <text:p>0.1506932</text:p>
          </table:table-cell>
          <table:table-cell office:value-type="float" office:value="0.1560718" calcext:value-type="float">
            <text:p>0.1560718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810722" calcext:value-type="float">
            <text:p>0.1810722</text:p>
          </table:table-cell>
          <table:table-cell office:value-type="float" office:value="0.1955469" calcext:value-type="float">
            <text:p>0.1955469</text:p>
          </table:table-cell>
          <table:table-cell office:value-type="float" office:value="0.1981636" calcext:value-type="float">
            <text:p>0.1981636</text:p>
          </table:table-cell>
          <table:table-cell office:value-type="float" office:value="0" calcext:value-type="float">
            <text:p>0</text:p>
          </table:table-cell>
          <table:table-cell office:value-type="float" office:value="44.96234" calcext:value-type="float">
            <text:p>44.96234</text:p>
          </table:table-cell>
          <table:table-cell office:value-type="float" office:value="29.27898" calcext:value-type="float">
            <text:p>29.27898</text:p>
          </table:table-cell>
          <table:table-cell office:value-type="float" office:value="27.25416" calcext:value-type="float">
            <text:p>27.25416</text:p>
          </table:table-cell>
          <table:table-cell office:value-type="float" office:value="7.317443" calcext:value-type="float">
            <text:p>7.317443</text:p>
          </table:table-cell>
          <table:table-cell office:value-type="float" office:value="6.625847" calcext:value-type="float">
            <text:p>6.625847</text:p>
          </table:table-cell>
          <table:table-cell office:value-type="float" office:value="2.56145" calcext:value-type="float">
            <text:p>2.56145</text:p>
          </table:table-cell>
          <table:table-cell office:value-type="float" office:value="2.759539" calcext:value-type="float">
            <text:p>2.759539</text:p>
          </table:table-cell>
          <table:table-cell office:value-type="float" office:value="5.24783" calcext:value-type="float">
            <text:p>5.24783</text:p>
          </table:table-cell>
          <table:table-cell office:value-type="float" office:value="8.40184" calcext:value-type="float">
            <text:p>8.40184</text:p>
          </table:table-cell>
          <table:table-cell office:value-type="float" office:value="8.993846" calcext:value-type="float">
            <text:p>8.993846</text:p>
          </table:table-cell>
          <table:table-cell office:value-type="float" office:value="9.016643" calcext:value-type="float">
            <text:p>9.016643</text:p>
          </table:table-cell>
          <table:table-cell office:value-type="float" office:value="11.28176" calcext:value-type="float">
            <text:p>11.28176</text:p>
          </table:table-cell>
          <table:table-cell office:value-type="float" office:value="12.69559" calcext:value-type="float">
            <text:p>12.69559</text:p>
          </table:table-cell>
          <table:table-cell office:value-type="float" office:value="12.96358" calcext:value-type="float">
            <text:p>12.96358</text:p>
          </table:table-cell>
          <table:table-cell office:value-type="float" office:value="0" calcext:value-type="float">
            <text:p>0</text:p>
          </table:table-cell>
          <table:table-cell office:value-type="float" office:value="26.26735" calcext:value-type="float">
            <text:p>26.26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8346" calcext:value-type="float">
            <text:p>0.83883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3.916016" calcext:value-type="float">
            <text:p>3.916016</text:p>
          </table:table-cell>
          <table:table-cell office:value-type="float" office:value="135.8787" calcext:value-type="float">
            <text:p>135.8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535" calcext:value-type="float">
            <text:p>40.09535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75" calcext:value-type="float">
            <text:p>1160.475</text:p>
          </table:table-cell>
          <table:table-cell office:value-type="float" office:value="2.397551" calcext:value-type="float">
            <text:p>2.397551</text:p>
          </table:table-cell>
          <table:table-cell office:value-type="float" office:value="0" calcext:value-type="float">
            <text:p>0</text:p>
          </table:table-cell>
          <table:table-cell office:value-type="float" office:value="1.279911" calcext:value-type="float">
            <text:p>1.279911</text:p>
          </table:table-cell>
          <table:table-cell office:value-type="float" office:value="0.4018444" calcext:value-type="float">
            <text:p>0.4018444</text:p>
          </table:table-cell>
          <table:table-cell office:value-type="float" office:value="0.336664" calcext:value-type="float">
            <text:p>0.336664</text:p>
          </table:table-cell>
          <table:table-cell office:value-type="float" office:value="0.08909268" calcext:value-type="float">
            <text:p>0.08909268</text:p>
          </table:table-cell>
          <table:table-cell office:value-type="float" office:value="0.08809794" calcext:value-type="float">
            <text:p>0.08809794</text:p>
          </table:table-cell>
          <table:table-cell office:value-type="float" office:value="0.03754181" calcext:value-type="float">
            <text:p>0.03754181</text:p>
          </table:table-cell>
          <table:table-cell office:value-type="float" office:value="0.04625942" calcext:value-type="float">
            <text:p>0.04625942</text:p>
          </table:table-cell>
          <table:table-cell office:value-type="float" office:value="0.08196373" calcext:value-type="float">
            <text:p>0.08196373</text:p>
          </table:table-cell>
          <table:table-cell office:value-type="float" office:value="0.1508468" calcext:value-type="float">
            <text:p>0.1508468</text:p>
          </table:table-cell>
          <table:table-cell office:value-type="float" office:value="0.1561433" calcext:value-type="float">
            <text:p>0.1561433</text:p>
          </table:table-cell>
          <table:table-cell office:value-type="float" office:value="0.1558987" calcext:value-type="float">
            <text:p>0.1558987</text:p>
          </table:table-cell>
          <table:table-cell office:value-type="float" office:value="0.1811087" calcext:value-type="float">
            <text:p>0.1811087</text:p>
          </table:table-cell>
          <table:table-cell office:value-type="float" office:value="0.1955593" calcext:value-type="float">
            <text:p>0.1955593</text:p>
          </table:table-cell>
          <table:table-cell office:value-type="float" office:value="0.1981744" calcext:value-type="float">
            <text:p>0.1981744</text:p>
          </table:table-cell>
          <table:table-cell office:value-type="float" office:value="0" calcext:value-type="float">
            <text:p>0</text:p>
          </table:table-cell>
          <table:table-cell office:value-type="float" office:value="45.1085" calcext:value-type="float">
            <text:p>45.1085</text:p>
          </table:table-cell>
          <table:table-cell office:value-type="float" office:value="29.32707" calcext:value-type="float">
            <text:p>29.32707</text:p>
          </table:table-cell>
          <table:table-cell office:value-type="float" office:value="27.29399" calcext:value-type="float">
            <text:p>27.29399</text:p>
          </table:table-cell>
          <table:table-cell office:value-type="float" office:value="7.328795" calcext:value-type="float">
            <text:p>7.328795</text:p>
          </table:table-cell>
          <table:table-cell office:value-type="float" office:value="6.639548" calcext:value-type="float">
            <text:p>6.639548</text:p>
          </table:table-cell>
          <table:table-cell office:value-type="float" office:value="2.565366" calcext:value-type="float">
            <text:p>2.565366</text:p>
          </table:table-cell>
          <table:table-cell office:value-type="float" office:value="2.76418" calcext:value-type="float">
            <text:p>2.76418</text:p>
          </table:table-cell>
          <table:table-cell office:value-type="float" office:value="5.25248" calcext:value-type="float">
            <text:p>5.25248</text:p>
          </table:table-cell>
          <table:table-cell office:value-type="float" office:value="8.407508" calcext:value-type="float">
            <text:p>8.407508</text:p>
          </table:table-cell>
          <table:table-cell office:value-type="float" office:value="8.998781" calcext:value-type="float">
            <text:p>8.998781</text:p>
          </table:table-cell>
          <table:table-cell office:value-type="float" office:value="9.021847" calcext:value-type="float">
            <text:p>9.021847</text:p>
          </table:table-cell>
          <table:table-cell office:value-type="float" office:value="11.28455" calcext:value-type="float">
            <text:p>11.28455</text:p>
          </table:table-cell>
          <table:table-cell office:value-type="float" office:value="12.69676" calcext:value-type="float">
            <text:p>12.69676</text:p>
          </table:table-cell>
          <table:table-cell office:value-type="float" office:value="12.96467" calcext:value-type="float">
            <text:p>12.96467</text:p>
          </table:table-cell>
          <table:table-cell office:value-type="float" office:value="0" calcext:value-type="float">
            <text:p>0</text:p>
          </table:table-cell>
          <table:table-cell office:value-type="float" office:value="19.48399" calcext:value-type="float">
            <text:p>19.48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47121" calcext:value-type="float">
            <text:p>0.8547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3.89426" calcext:value-type="float">
            <text:p>3.89426</text:p>
          </table:table-cell>
          <table:table-cell office:value-type="float" office:value="135.8802" calcext:value-type="float">
            <text:p>135.8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1486" calcext:value-type="float">
            <text:p>40.11486</text:p>
          </table:table-cell>
          <table:table-cell office:value-type="float" office:value="0" calcext:value-type="float">
            <text:p>0</text:p>
          </table:table-cell>
          <table:table-cell office:value-type="float" office:value="0.0000008632989" calcext:value-type="float">
            <text:p>8.63298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5" calcext:value-type="float">
            <text:p>-0.002263335</text:p>
          </table:table-cell>
          <table:table-cell office:value-type="float" office:value="1160.472" calcext:value-type="float">
            <text:p>1160.472</text:p>
          </table:table-cell>
          <table:table-cell office:value-type="float" office:value="2.385339" calcext:value-type="float">
            <text:p>2.385339</text:p>
          </table:table-cell>
          <table:table-cell office:value-type="float" office:value="0" calcext:value-type="float">
            <text:p>0</text:p>
          </table:table-cell>
          <table:table-cell office:value-type="float" office:value="1.541369" calcext:value-type="float">
            <text:p>1.541369</text:p>
          </table:table-cell>
          <table:table-cell office:value-type="float" office:value="0.4502271" calcext:value-type="float">
            <text:p>0.4502271</text:p>
          </table:table-cell>
          <table:table-cell office:value-type="float" office:value="0.3619459" calcext:value-type="float">
            <text:p>0.3619459</text:p>
          </table:table-cell>
          <table:table-cell office:value-type="float" office:value="0.09309144" calcext:value-type="float">
            <text:p>0.09309144</text:p>
          </table:table-cell>
          <table:table-cell office:value-type="float" office:value="0.09009551" calcext:value-type="float">
            <text:p>0.09009551</text:p>
          </table:table-cell>
          <table:table-cell office:value-type="float" office:value="0.03760888" calcext:value-type="float">
            <text:p>0.03760888</text:p>
          </table:table-cell>
          <table:table-cell office:value-type="float" office:value="0.04599345" calcext:value-type="float">
            <text:p>0.04599345</text:p>
          </table:table-cell>
          <table:table-cell office:value-type="float" office:value="0.08192133" calcext:value-type="float">
            <text:p>0.08192133</text:p>
          </table:table-cell>
          <table:table-cell office:value-type="float" office:value="0.1509661" calcext:value-type="float">
            <text:p>0.1509661</text:p>
          </table:table-cell>
          <table:table-cell office:value-type="float" office:value="0.1562141" calcext:value-type="float">
            <text:p>0.1562141</text:p>
          </table:table-cell>
          <table:table-cell office:value-type="float" office:value="0.1559624" calcext:value-type="float">
            <text:p>0.1559624</text:p>
          </table:table-cell>
          <table:table-cell office:value-type="float" office:value="0.1811619" calcext:value-type="float">
            <text:p>0.1811619</text:p>
          </table:table-cell>
          <table:table-cell office:value-type="float" office:value="0.1955722" calcext:value-type="float">
            <text:p>0.1955722</text:p>
          </table:table-cell>
          <table:table-cell office:value-type="float" office:value="0.1981852" calcext:value-type="float">
            <text:p>0.1981852</text:p>
          </table:table-cell>
          <table:table-cell office:value-type="float" office:value="0" calcext:value-type="float">
            <text:p>0</text:p>
          </table:table-cell>
          <table:table-cell office:value-type="float" office:value="45.253" calcext:value-type="float">
            <text:p>45.253</text:p>
          </table:table-cell>
          <table:table-cell office:value-type="float" office:value="29.37717" calcext:value-type="float">
            <text:p>29.37717</text:p>
          </table:table-cell>
          <table:table-cell office:value-type="float" office:value="27.33311" calcext:value-type="float">
            <text:p>27.33311</text:p>
          </table:table-cell>
          <table:table-cell office:value-type="float" office:value="7.339379" calcext:value-type="float">
            <text:p>7.339379</text:p>
          </table:table-cell>
          <table:table-cell office:value-type="float" office:value="6.652125" calcext:value-type="float">
            <text:p>6.652125</text:p>
          </table:table-cell>
          <table:table-cell office:value-type="float" office:value="2.569059" calcext:value-type="float">
            <text:p>2.569059</text:p>
          </table:table-cell>
          <table:table-cell office:value-type="float" office:value="2.768646" calcext:value-type="float">
            <text:p>2.768646</text:p>
          </table:table-cell>
          <table:table-cell office:value-type="float" office:value="5.257097" calcext:value-type="float">
            <text:p>5.257097</text:p>
          </table:table-cell>
          <table:table-cell office:value-type="float" office:value="8.413176" calcext:value-type="float">
            <text:p>8.413176</text:p>
          </table:table-cell>
          <table:table-cell office:value-type="float" office:value="9.003716" calcext:value-type="float">
            <text:p>9.003716</text:p>
          </table:table-cell>
          <table:table-cell office:value-type="float" office:value="9.02705" calcext:value-type="float">
            <text:p>9.02705</text:p>
          </table:table-cell>
          <table:table-cell office:value-type="float" office:value="11.28734" calcext:value-type="float">
            <text:p>11.28734</text:p>
          </table:table-cell>
          <table:table-cell office:value-type="float" office:value="12.69792" calcext:value-type="float">
            <text:p>12.69792</text:p>
          </table:table-cell>
          <table:table-cell office:value-type="float" office:value="12.96577" calcext:value-type="float">
            <text:p>12.96577</text:p>
          </table:table-cell>
          <table:table-cell office:value-type="float" office:value="0" calcext:value-type="float">
            <text:p>0</text:p>
          </table:table-cell>
          <table:table-cell office:value-type="float" office:value="24.11891" calcext:value-type="float">
            <text:p>24.11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44271" calcext:value-type="float">
            <text:p>0.8744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3.869757" calcext:value-type="float">
            <text:p>3.869757</text:p>
          </table:table-cell>
          <table:table-cell office:value-type="float" office:value="135.8822" calcext:value-type="float">
            <text:p>135.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5273" calcext:value-type="float">
            <text:p>40.15273</text:p>
          </table:table-cell>
          <table:table-cell office:value-type="float" office:value="0" calcext:value-type="float">
            <text:p>0</text:p>
          </table:table-cell>
          <table:table-cell office:value-type="float" office:value="0.0000008634491" calcext:value-type="float">
            <text:p>8.634491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3" calcext:value-type="float">
            <text:p>-0.002263333</text:p>
          </table:table-cell>
          <table:table-cell office:value-type="float" office:value="1160.438" calcext:value-type="float">
            <text:p>1160.438</text:p>
          </table:table-cell>
          <table:table-cell office:value-type="float" office:value="2.374171" calcext:value-type="float">
            <text:p>2.374171</text:p>
          </table:table-cell>
          <table:table-cell office:value-type="float" office:value="0" calcext:value-type="float">
            <text:p>0</text:p>
          </table:table-cell>
          <table:table-cell office:value-type="float" office:value="2.318749" calcext:value-type="float">
            <text:p>2.318749</text:p>
          </table:table-cell>
          <table:table-cell office:value-type="float" office:value="0.9887728" calcext:value-type="float">
            <text:p>0.9887728</text:p>
          </table:table-cell>
          <table:table-cell office:value-type="float" office:value="0.8691869" calcext:value-type="float">
            <text:p>0.8691869</text:p>
          </table:table-cell>
          <table:table-cell office:value-type="float" office:value="0.1032536" calcext:value-type="float">
            <text:p>0.1032536</text:p>
          </table:table-cell>
          <table:table-cell office:value-type="float" office:value="0.09629958" calcext:value-type="float">
            <text:p>0.09629958</text:p>
          </table:table-cell>
          <table:table-cell office:value-type="float" office:value="0.0391739" calcext:value-type="float">
            <text:p>0.0391739</text:p>
          </table:table-cell>
          <table:table-cell office:value-type="float" office:value="0.0470173" calcext:value-type="float">
            <text:p>0.0470173</text:p>
          </table:table-cell>
          <table:table-cell office:value-type="float" office:value="0.08205825" calcext:value-type="float">
            <text:p>0.08205825</text:p>
          </table:table-cell>
          <table:table-cell office:value-type="float" office:value="0.1510734" calcext:value-type="float">
            <text:p>0.1510734</text:p>
          </table:table-cell>
          <table:table-cell office:value-type="float" office:value="0.156283" calcext:value-type="float">
            <text:p>0.156283</text:p>
          </table:table-cell>
          <table:table-cell office:value-type="float" office:value="0.1560258" calcext:value-type="float">
            <text:p>0.1560258</text:p>
          </table:table-cell>
          <table:table-cell office:value-type="float" office:value="0.1812326" calcext:value-type="float">
            <text:p>0.1812326</text:p>
          </table:table-cell>
          <table:table-cell office:value-type="float" office:value="0.1955843" calcext:value-type="float">
            <text:p>0.1955843</text:p>
          </table:table-cell>
          <table:table-cell office:value-type="float" office:value="0.198196" calcext:value-type="float">
            <text:p>0.198196</text:p>
          </table:table-cell>
          <table:table-cell office:value-type="float" office:value="0" calcext:value-type="float">
            <text:p>0</text:p>
          </table:table-cell>
          <table:table-cell office:value-type="float" office:value="40.99065" calcext:value-type="float">
            <text:p>40.99065</text:p>
          </table:table-cell>
          <table:table-cell office:value-type="float" office:value="29.77849" calcext:value-type="float">
            <text:p>29.77849</text:p>
          </table:table-cell>
          <table:table-cell office:value-type="float" office:value="28.33145" calcext:value-type="float">
            <text:p>28.33145</text:p>
          </table:table-cell>
          <table:table-cell office:value-type="float" office:value="7.352933" calcext:value-type="float">
            <text:p>7.352933</text:p>
          </table:table-cell>
          <table:table-cell office:value-type="float" office:value="6.666568" calcext:value-type="float">
            <text:p>6.666568</text:p>
          </table:table-cell>
          <table:table-cell office:value-type="float" office:value="2.573003" calcext:value-type="float">
            <text:p>2.573003</text:p>
          </table:table-cell>
          <table:table-cell office:value-type="float" office:value="2.773203" calcext:value-type="float">
            <text:p>2.773203</text:p>
          </table:table-cell>
          <table:table-cell office:value-type="float" office:value="5.261712" calcext:value-type="float">
            <text:p>5.261712</text:p>
          </table:table-cell>
          <table:table-cell office:value-type="float" office:value="8.418843" calcext:value-type="float">
            <text:p>8.418843</text:p>
          </table:table-cell>
          <table:table-cell office:value-type="float" office:value="9.008651" calcext:value-type="float">
            <text:p>9.008651</text:p>
          </table:table-cell>
          <table:table-cell office:value-type="float" office:value="9.032254" calcext:value-type="float">
            <text:p>9.032254</text:p>
          </table:table-cell>
          <table:table-cell office:value-type="float" office:value="11.29014" calcext:value-type="float">
            <text:p>11.29014</text:p>
          </table:table-cell>
          <table:table-cell office:value-type="float" office:value="12.69908" calcext:value-type="float">
            <text:p>12.69908</text:p>
          </table:table-cell>
          <table:table-cell office:value-type="float" office:value="12.96689" calcext:value-type="float">
            <text:p>12.96689</text:p>
          </table:table-cell>
          <table:table-cell office:value-type="float" office:value="0" calcext:value-type="float">
            <text:p>0</text:p>
          </table:table-cell>
          <table:table-cell office:value-type="float" office:value="21.9116" calcext:value-type="float">
            <text:p>21.9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4094" calcext:value-type="float">
            <text:p>0.8964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3.845754" calcext:value-type="float">
            <text:p>3.845754</text:p>
          </table:table-cell>
          <table:table-cell office:value-type="float" office:value="135.8849" calcext:value-type="float">
            <text:p>135.8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9649" calcext:value-type="float">
            <text:p>40.19649</text:p>
          </table:table-cell>
          <table:table-cell office:value-type="float" office:value="0" calcext:value-type="float">
            <text:p>0</text:p>
          </table:table-cell>
          <table:table-cell office:value-type="float" office:value="0.0000008636239" calcext:value-type="float">
            <text:p>8.63623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3" calcext:value-type="float">
            <text:p>-0.002263333</text:p>
          </table:table-cell>
          <table:table-cell office:value-type="float" office:value="1160.417" calcext:value-type="float">
            <text:p>1160.417</text:p>
          </table:table-cell>
          <table:table-cell office:value-type="float" office:value="2.373479" calcext:value-type="float">
            <text:p>2.373479</text:p>
          </table:table-cell>
          <table:table-cell office:value-type="float" office:value="0" calcext:value-type="float">
            <text:p>0</text:p>
          </table:table-cell>
          <table:table-cell office:value-type="float" office:value="2.098844" calcext:value-type="float">
            <text:p>2.098844</text:p>
          </table:table-cell>
          <table:table-cell office:value-type="float" office:value="0.9573067" calcext:value-type="float">
            <text:p>0.9573067</text:p>
          </table:table-cell>
          <table:table-cell office:value-type="float" office:value="0.8252853" calcext:value-type="float">
            <text:p>0.8252853</text:p>
          </table:table-cell>
          <table:table-cell office:value-type="float" office:value="0.1076732" calcext:value-type="float">
            <text:p>0.1076732</text:p>
          </table:table-cell>
          <table:table-cell office:value-type="float" office:value="0.0992721" calcext:value-type="float">
            <text:p>0.0992721</text:p>
          </table:table-cell>
          <table:table-cell office:value-type="float" office:value="0.04059259" calcext:value-type="float">
            <text:p>0.04059259</text:p>
          </table:table-cell>
          <table:table-cell office:value-type="float" office:value="0.04828557" calcext:value-type="float">
            <text:p>0.04828557</text:p>
          </table:table-cell>
          <table:table-cell office:value-type="float" office:value="0.08236509" calcext:value-type="float">
            <text:p>0.08236509</text:p>
          </table:table-cell>
          <table:table-cell office:value-type="float" office:value="0.151203" calcext:value-type="float">
            <text:p>0.151203</text:p>
          </table:table-cell>
          <table:table-cell office:value-type="float" office:value="0.1563523" calcext:value-type="float">
            <text:p>0.1563523</text:p>
          </table:table-cell>
          <table:table-cell office:value-type="float" office:value="0.1560888" calcext:value-type="float">
            <text:p>0.1560888</text:p>
          </table:table-cell>
          <table:table-cell office:value-type="float" office:value="0.1812865" calcext:value-type="float">
            <text:p>0.1812865</text:p>
          </table:table-cell>
          <table:table-cell office:value-type="float" office:value="0.195597" calcext:value-type="float">
            <text:p>0.195597</text:p>
          </table:table-cell>
          <table:table-cell office:value-type="float" office:value="0.1982068" calcext:value-type="float">
            <text:p>0.1982068</text:p>
          </table:table-cell>
          <table:table-cell office:value-type="float" office:value="0" calcext:value-type="float">
            <text:p>0</text:p>
          </table:table-cell>
          <table:table-cell office:value-type="float" office:value="38.16315" calcext:value-type="float">
            <text:p>38.16315</text:p>
          </table:table-cell>
          <table:table-cell office:value-type="float" office:value="30.1812" calcext:value-type="float">
            <text:p>30.1812</text:p>
          </table:table-cell>
          <table:table-cell office:value-type="float" office:value="29.15186" calcext:value-type="float">
            <text:p>29.15186</text:p>
          </table:table-cell>
          <table:table-cell office:value-type="float" office:value="7.369662" calcext:value-type="float">
            <text:p>7.369662</text:p>
          </table:table-cell>
          <table:table-cell office:value-type="float" office:value="6.683189" calcext:value-type="float">
            <text:p>6.683189</text:p>
          </table:table-cell>
          <table:table-cell office:value-type="float" office:value="2.577351" calcext:value-type="float">
            <text:p>2.577351</text:p>
          </table:table-cell>
          <table:table-cell office:value-type="float" office:value="2.778026" calcext:value-type="float">
            <text:p>2.778026</text:p>
          </table:table-cell>
          <table:table-cell office:value-type="float" office:value="5.266361" calcext:value-type="float">
            <text:p>5.266361</text:p>
          </table:table-cell>
          <table:table-cell office:value-type="float" office:value="8.424511" calcext:value-type="float">
            <text:p>8.424511</text:p>
          </table:table-cell>
          <table:table-cell office:value-type="float" office:value="9.013589" calcext:value-type="float">
            <text:p>9.013589</text:p>
          </table:table-cell>
          <table:table-cell office:value-type="float" office:value="9.037457" calcext:value-type="float">
            <text:p>9.037457</text:p>
          </table:table-cell>
          <table:table-cell office:value-type="float" office:value="11.29293" calcext:value-type="float">
            <text:p>11.29293</text:p>
          </table:table-cell>
          <table:table-cell office:value-type="float" office:value="12.70025" calcext:value-type="float">
            <text:p>12.70025</text:p>
          </table:table-cell>
          <table:table-cell office:value-type="float" office:value="12.96803" calcext:value-type="float">
            <text:p>12.96803</text:p>
          </table:table-cell>
          <table:table-cell office:value-type="float" office:value="0" calcext:value-type="float">
            <text:p>0</text:p>
          </table:table-cell>
          <table:table-cell office:value-type="float" office:value="18.70988" calcext:value-type="float">
            <text:p>18.7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0362" calcext:value-type="float">
            <text:p>0.91703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3.823872" calcext:value-type="float">
            <text:p>3.823872</text:p>
          </table:table-cell>
          <table:table-cell office:value-type="float" office:value="135.8874" calcext:value-type="float">
            <text:p>135.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707" calcext:value-type="float">
            <text:p>40.22707</text:p>
          </table:table-cell>
          <table:table-cell office:value-type="float" office:value="0" calcext:value-type="float">
            <text:p>0</text:p>
          </table:table-cell>
          <table:table-cell office:value-type="float" office:value="0.0000008641624" calcext:value-type="float">
            <text:p>8.641624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31" calcext:value-type="float">
            <text:p>-0.002263331</text:p>
          </table:table-cell>
          <table:table-cell office:value-type="float" office:value="1160.418" calcext:value-type="float">
            <text:p>1160.418</text:p>
          </table:table-cell>
          <table:table-cell office:value-type="float" office:value="2.372123" calcext:value-type="float">
            <text:p>2.372123</text:p>
          </table:table-cell>
          <table:table-cell office:value-type="float" office:value="0" calcext:value-type="float">
            <text:p>0</text:p>
          </table:table-cell>
          <table:table-cell office:value-type="float" office:value="0.6706093" calcext:value-type="float">
            <text:p>0.6706093</text:p>
          </table:table-cell>
          <table:table-cell office:value-type="float" office:value="0.5964491" calcext:value-type="float">
            <text:p>0.5964491</text:p>
          </table:table-cell>
          <table:table-cell office:value-type="float" office:value="0.4672926" calcext:value-type="float">
            <text:p>0.4672926</text:p>
          </table:table-cell>
          <table:table-cell office:value-type="float" office:value="0.1016379" calcext:value-type="float">
            <text:p>0.1016379</text:p>
          </table:table-cell>
          <table:table-cell office:value-type="float" office:value="0.09673288" calcext:value-type="float">
            <text:p>0.09673288</text:p>
          </table:table-cell>
          <table:table-cell office:value-type="float" office:value="0.04065595" calcext:value-type="float">
            <text:p>0.04065595</text:p>
          </table:table-cell>
          <table:table-cell office:value-type="float" office:value="0.04868937" calcext:value-type="float">
            <text:p>0.04868937</text:p>
          </table:table-cell>
          <table:table-cell office:value-type="float" office:value="0.08263904" calcext:value-type="float">
            <text:p>0.08263904</text:p>
          </table:table-cell>
          <table:table-cell office:value-type="float" office:value="0.1513571" calcext:value-type="float">
            <text:p>0.1513571</text:p>
          </table:table-cell>
          <table:table-cell office:value-type="float" office:value="0.1564245" calcext:value-type="float">
            <text:p>0.1564245</text:p>
          </table:table-cell>
          <table:table-cell office:value-type="float" office:value="0.1561518" calcext:value-type="float">
            <text:p>0.1561518</text:p>
          </table:table-cell>
          <table:table-cell office:value-type="float" office:value="0.1814021" calcext:value-type="float">
            <text:p>0.1814021</text:p>
          </table:table-cell>
          <table:table-cell office:value-type="float" office:value="0.1956091" calcext:value-type="float">
            <text:p>0.1956091</text:p>
          </table:table-cell>
          <table:table-cell office:value-type="float" office:value="0.1982176" calcext:value-type="float">
            <text:p>0.1982176</text:p>
          </table:table-cell>
          <table:table-cell office:value-type="float" office:value="0" calcext:value-type="float">
            <text:p>0</text:p>
          </table:table-cell>
          <table:table-cell office:value-type="float" office:value="38.44407" calcext:value-type="float">
            <text:p>38.44407</text:p>
          </table:table-cell>
          <table:table-cell office:value-type="float" office:value="30.33547" calcext:value-type="float">
            <text:p>30.33547</text:p>
          </table:table-cell>
          <table:table-cell office:value-type="float" office:value="29.28752" calcext:value-type="float">
            <text:p>29.28752</text:p>
          </table:table-cell>
          <table:table-cell office:value-type="float" office:value="7.386094" calcext:value-type="float">
            <text:p>7.386094</text:p>
          </table:table-cell>
          <table:table-cell office:value-type="float" office:value="6.699756" calcext:value-type="float">
            <text:p>6.699756</text:p>
          </table:table-cell>
          <table:table-cell office:value-type="float" office:value="2.581855" calcext:value-type="float">
            <text:p>2.581855</text:p>
          </table:table-cell>
          <table:table-cell office:value-type="float" office:value="2.783011" calcext:value-type="float">
            <text:p>2.783011</text:p>
          </table:table-cell>
          <table:table-cell office:value-type="float" office:value="5.271064" calcext:value-type="float">
            <text:p>5.271064</text:p>
          </table:table-cell>
          <table:table-cell office:value-type="float" office:value="8.430182" calcext:value-type="float">
            <text:p>8.430182</text:p>
          </table:table-cell>
          <table:table-cell office:value-type="float" office:value="9.018525" calcext:value-type="float">
            <text:p>9.018525</text:p>
          </table:table-cell>
          <table:table-cell office:value-type="float" office:value="9.042662" calcext:value-type="float">
            <text:p>9.042662</text:p>
          </table:table-cell>
          <table:table-cell office:value-type="float" office:value="11.29571" calcext:value-type="float">
            <text:p>11.29571</text:p>
          </table:table-cell>
          <table:table-cell office:value-type="float" office:value="12.70141" calcext:value-type="float">
            <text:p>12.70141</text:p>
          </table:table-cell>
          <table:table-cell office:value-type="float" office:value="12.96916" calcext:value-type="float">
            <text:p>12.96916</text:p>
          </table:table-cell>
          <table:table-cell office:value-type="float" office:value="0" calcext:value-type="float">
            <text:p>0</text:p>
          </table:table-cell>
          <table:table-cell office:value-type="float" office:value="4.837291" calcext:value-type="float">
            <text:p>4.837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8761" calcext:value-type="float">
            <text:p>0.93587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3.803105" calcext:value-type="float">
            <text:p>3.803105</text:p>
          </table:table-cell>
          <table:table-cell office:value-type="float" office:value="135.89" calcext:value-type="float">
            <text:p>135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4882" calcext:value-type="float">
            <text:p>40.24882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16" calcext:value-type="float">
            <text:p>1160.416</text:p>
          </table:table-cell>
          <table:table-cell office:value-type="float" office:value="2.371397" calcext:value-type="float">
            <text:p>2.371397</text:p>
          </table:table-cell>
          <table:table-cell office:value-type="float" office:value="0" calcext:value-type="float">
            <text:p>0</text:p>
          </table:table-cell>
          <table:table-cell office:value-type="float" office:value="0.6034509" calcext:value-type="float">
            <text:p>0.6034509</text:p>
          </table:table-cell>
          <table:table-cell office:value-type="float" office:value="0.4348094" calcext:value-type="float">
            <text:p>0.4348094</text:p>
          </table:table-cell>
          <table:table-cell office:value-type="float" office:value="0.3759059" calcext:value-type="float">
            <text:p>0.3759059</text:p>
          </table:table-cell>
          <table:table-cell office:value-type="float" office:value="0.1149746" calcext:value-type="float">
            <text:p>0.1149746</text:p>
          </table:table-cell>
          <table:table-cell office:value-type="float" office:value="0.09460007" calcext:value-type="float">
            <text:p>0.09460007</text:p>
          </table:table-cell>
          <table:table-cell office:value-type="float" office:value="0.04151194" calcext:value-type="float">
            <text:p>0.04151194</text:p>
          </table:table-cell>
          <table:table-cell office:value-type="float" office:value="0.04800927" calcext:value-type="float">
            <text:p>0.04800927</text:p>
          </table:table-cell>
          <table:table-cell office:value-type="float" office:value="0.08269491" calcext:value-type="float">
            <text:p>0.08269491</text:p>
          </table:table-cell>
          <table:table-cell office:value-type="float" office:value="0.1515041" calcext:value-type="float">
            <text:p>0.1515041</text:p>
          </table:table-cell>
          <table:table-cell office:value-type="float" office:value="0.1564991" calcext:value-type="float">
            <text:p>0.1564991</text:p>
          </table:table-cell>
          <table:table-cell office:value-type="float" office:value="0.1562154" calcext:value-type="float">
            <text:p>0.1562154</text:p>
          </table:table-cell>
          <table:table-cell office:value-type="float" office:value="0.1813614" calcext:value-type="float">
            <text:p>0.1813614</text:p>
          </table:table-cell>
          <table:table-cell office:value-type="float" office:value="0.1956213" calcext:value-type="float">
            <text:p>0.1956213</text:p>
          </table:table-cell>
          <table:table-cell office:value-type="float" office:value="0.1982285" calcext:value-type="float">
            <text:p>0.1982285</text:p>
          </table:table-cell>
          <table:table-cell office:value-type="float" office:value="0" calcext:value-type="float">
            <text:p>0</text:p>
          </table:table-cell>
          <table:table-cell office:value-type="float" office:value="38.50103" calcext:value-type="float">
            <text:p>38.50103</text:p>
          </table:table-cell>
          <table:table-cell office:value-type="float" office:value="30.39981" calcext:value-type="float">
            <text:p>30.39981</text:p>
          </table:table-cell>
          <table:table-cell office:value-type="float" office:value="29.35135" calcext:value-type="float">
            <text:p>29.35135</text:p>
          </table:table-cell>
          <table:table-cell office:value-type="float" office:value="7.414593" calcext:value-type="float">
            <text:p>7.414593</text:p>
          </table:table-cell>
          <table:table-cell office:value-type="float" office:value="6.716912" calcext:value-type="float">
            <text:p>6.716912</text:p>
          </table:table-cell>
          <table:table-cell office:value-type="float" office:value="2.586489" calcext:value-type="float">
            <text:p>2.586489</text:p>
          </table:table-cell>
          <table:table-cell office:value-type="float" office:value="2.787929" calcext:value-type="float">
            <text:p>2.787929</text:p>
          </table:table-cell>
          <table:table-cell office:value-type="float" office:value="5.275798" calcext:value-type="float">
            <text:p>5.275798</text:p>
          </table:table-cell>
          <table:table-cell office:value-type="float" office:value="8.435942" calcext:value-type="float">
            <text:p>8.435942</text:p>
          </table:table-cell>
          <table:table-cell office:value-type="float" office:value="9.023461" calcext:value-type="float">
            <text:p>9.023461</text:p>
          </table:table-cell>
          <table:table-cell office:value-type="float" office:value="9.047866" calcext:value-type="float">
            <text:p>9.047866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2.70257" calcext:value-type="float">
            <text:p>12.70257</text:p>
          </table:table-cell>
          <table:table-cell office:value-type="float" office:value="12.97027" calcext:value-type="float">
            <text:p>12.97027</text:p>
          </table:table-cell>
          <table:table-cell office:value-type="float" office:value="0" calcext:value-type="float">
            <text:p>0</text:p>
          </table:table-cell>
          <table:table-cell office:value-type="float" office:value="12.14487" calcext:value-type="float">
            <text:p>12.1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6117" calcext:value-type="float">
            <text:p>0.95361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3.785369" calcext:value-type="float">
            <text:p>3.785369</text:p>
          </table:table-cell>
          <table:table-cell office:value-type="float" office:value="135.8919" calcext:value-type="float">
            <text:p>135.8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853" calcext:value-type="float">
            <text:p>40.26853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13" calcext:value-type="float">
            <text:p>1160.413</text:p>
          </table:table-cell>
          <table:table-cell office:value-type="float" office:value="2.369208" calcext:value-type="float">
            <text:p>2.369208</text:p>
          </table:table-cell>
          <table:table-cell office:value-type="float" office:value="0" calcext:value-type="float">
            <text:p>0</text:p>
          </table:table-cell>
          <table:table-cell office:value-type="float" office:value="0.668066" calcext:value-type="float">
            <text:p>0.668066</text:p>
          </table:table-cell>
          <table:table-cell office:value-type="float" office:value="0.4193871" calcext:value-type="float">
            <text:p>0.4193871</text:p>
          </table:table-cell>
          <table:table-cell office:value-type="float" office:value="0.3433795" calcext:value-type="float">
            <text:p>0.3433795</text:p>
          </table:table-cell>
          <table:table-cell office:value-type="float" office:value="0.09216493" calcext:value-type="float">
            <text:p>0.09216493</text:p>
          </table:table-cell>
          <table:table-cell office:value-type="float" office:value="0.08686922" calcext:value-type="float">
            <text:p>0.08686922</text:p>
          </table:table-cell>
          <table:table-cell office:value-type="float" office:value="0.03875318" calcext:value-type="float">
            <text:p>0.03875318</text:p>
          </table:table-cell>
          <table:table-cell office:value-type="float" office:value="0.04693235" calcext:value-type="float">
            <text:p>0.04693235</text:p>
          </table:table-cell>
          <table:table-cell office:value-type="float" office:value="0.08257543" calcext:value-type="float">
            <text:p>0.08257543</text:p>
          </table:table-cell>
          <table:table-cell office:value-type="float" office:value="0.1515905" calcext:value-type="float">
            <text:p>0.1515905</text:p>
          </table:table-cell>
          <table:table-cell office:value-type="float" office:value="0.1565737" calcext:value-type="float">
            <text:p>0.1565737</text:p>
          </table:table-cell>
          <table:table-cell office:value-type="float" office:value="0.1562793" calcext:value-type="float">
            <text:p>0.1562793</text:p>
          </table:table-cell>
          <table:table-cell office:value-type="float" office:value="0.1814125" calcext:value-type="float">
            <text:p>0.1814125</text:p>
          </table:table-cell>
          <table:table-cell office:value-type="float" office:value="0.1956338" calcext:value-type="float">
            <text:p>0.1956338</text:p>
          </table:table-cell>
          <table:table-cell office:value-type="float" office:value="0.1982389" calcext:value-type="float">
            <text:p>0.1982389</text:p>
          </table:table-cell>
          <table:table-cell office:value-type="float" office:value="0" calcext:value-type="float">
            <text:p>0</text:p>
          </table:table-cell>
          <table:table-cell office:value-type="float" office:value="38.63572" calcext:value-type="float">
            <text:p>38.63572</text:p>
          </table:table-cell>
          <table:table-cell office:value-type="float" office:value="30.44297" calcext:value-type="float">
            <text:p>30.44297</text:p>
          </table:table-cell>
          <table:table-cell office:value-type="float" office:value="29.3922" calcext:value-type="float">
            <text:p>29.3922</text:p>
          </table:table-cell>
          <table:table-cell office:value-type="float" office:value="7.430629" calcext:value-type="float">
            <text:p>7.430629</text:p>
          </table:table-cell>
          <table:table-cell office:value-type="float" office:value="6.730906" calcext:value-type="float">
            <text:p>6.730906</text:p>
          </table:table-cell>
          <table:table-cell office:value-type="float" office:value="2.590976" calcext:value-type="float">
            <text:p>2.590976</text:p>
          </table:table-cell>
          <table:table-cell office:value-type="float" office:value="2.792709" calcext:value-type="float">
            <text:p>2.792709</text:p>
          </table:table-cell>
          <table:table-cell office:value-type="float" office:value="5.280504" calcext:value-type="float">
            <text:p>5.280504</text:p>
          </table:table-cell>
          <table:table-cell office:value-type="float" office:value="8.441701" calcext:value-type="float">
            <text:p>8.441701</text:p>
          </table:table-cell>
          <table:table-cell office:value-type="float" office:value="9.028398" calcext:value-type="float">
            <text:p>9.028398</text:p>
          </table:table-cell>
          <table:table-cell office:value-type="float" office:value="9.053069" calcext:value-type="float">
            <text:p>9.053069</text:p>
          </table:table-cell>
          <table:table-cell office:value-type="float" office:value="11.30131" calcext:value-type="float">
            <text:p>11.30131</text:p>
          </table:table-cell>
          <table:table-cell office:value-type="float" office:value="12.70373" calcext:value-type="float">
            <text:p>12.70373</text:p>
          </table:table-cell>
          <table:table-cell office:value-type="float" office:value="12.97128" calcext:value-type="float">
            <text:p>12.97128</text:p>
          </table:table-cell>
          <table:table-cell office:value-type="float" office:value="0" calcext:value-type="float">
            <text:p>0</text:p>
          </table:table-cell>
          <table:table-cell office:value-type="float" office:value="12.44368" calcext:value-type="float">
            <text:p>12.4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8966" calcext:value-type="float">
            <text:p>0.9689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3.766587" calcext:value-type="float">
            <text:p>3.766587</text:p>
          </table:table-cell>
          <table:table-cell office:value-type="float" office:value="135.8939" calcext:value-type="float">
            <text:p>135.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8753" calcext:value-type="float">
            <text:p>40.28753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1" calcext:value-type="float">
            <text:p>1160.41</text:p>
          </table:table-cell>
          <table:table-cell office:value-type="float" office:value="2.365815" calcext:value-type="float">
            <text:p>2.365815</text:p>
          </table:table-cell>
          <table:table-cell office:value-type="float" office:value="0" calcext:value-type="float">
            <text:p>0</text:p>
          </table:table-cell>
          <table:table-cell office:value-type="float" office:value="1.31403" calcext:value-type="float">
            <text:p>1.31403</text:p>
          </table:table-cell>
          <table:table-cell office:value-type="float" office:value="0.4420385" calcext:value-type="float">
            <text:p>0.4420385</text:p>
          </table:table-cell>
          <table:table-cell office:value-type="float" office:value="0.3581277" calcext:value-type="float">
            <text:p>0.3581277</text:p>
          </table:table-cell>
          <table:table-cell office:value-type="float" office:value="0.0896994" calcext:value-type="float">
            <text:p>0.0896994</text:p>
          </table:table-cell>
          <table:table-cell office:value-type="float" office:value="0.08555818" calcext:value-type="float">
            <text:p>0.08555818</text:p>
          </table:table-cell>
          <table:table-cell office:value-type="float" office:value="0.03736056" calcext:value-type="float">
            <text:p>0.03736056</text:p>
          </table:table-cell>
          <table:table-cell office:value-type="float" office:value="0.04605699" calcext:value-type="float">
            <text:p>0.04605699</text:p>
          </table:table-cell>
          <table:table-cell office:value-type="float" office:value="0.08243161" calcext:value-type="float">
            <text:p>0.08243161</text:p>
          </table:table-cell>
          <table:table-cell office:value-type="float" office:value="0.1516375" calcext:value-type="float">
            <text:p>0.1516375</text:p>
          </table:table-cell>
          <table:table-cell office:value-type="float" office:value="0.156645" calcext:value-type="float">
            <text:p>0.156645</text:p>
          </table:table-cell>
          <table:table-cell office:value-type="float" office:value="0.1563427" calcext:value-type="float">
            <text:p>0.1563427</text:p>
          </table:table-cell>
          <table:table-cell office:value-type="float" office:value="0.1814468" calcext:value-type="float">
            <text:p>0.1814468</text:p>
          </table:table-cell>
          <table:table-cell office:value-type="float" office:value="0.1956463" calcext:value-type="float">
            <text:p>0.1956463</text:p>
          </table:table-cell>
          <table:table-cell office:value-type="float" office:value="0.1982492" calcext:value-type="float">
            <text:p>0.1982492</text:p>
          </table:table-cell>
          <table:table-cell office:value-type="float" office:value="0" calcext:value-type="float">
            <text:p>0</text:p>
          </table:table-cell>
          <table:table-cell office:value-type="float" office:value="38.7976" calcext:value-type="float">
            <text:p>38.7976</text:p>
          </table:table-cell>
          <table:table-cell office:value-type="float" office:value="30.48408" calcext:value-type="float">
            <text:p>30.48408</text:p>
          </table:table-cell>
          <table:table-cell office:value-type="float" office:value="29.42466" calcext:value-type="float">
            <text:p>29.42466</text:p>
          </table:table-cell>
          <table:table-cell office:value-type="float" office:value="7.440804" calcext:value-type="float">
            <text:p>7.440804</text:p>
          </table:table-cell>
          <table:table-cell office:value-type="float" office:value="6.742075" calcext:value-type="float">
            <text:p>6.742075</text:p>
          </table:table-cell>
          <table:table-cell office:value-type="float" office:value="2.594731" calcext:value-type="float">
            <text:p>2.594731</text:p>
          </table:table-cell>
          <table:table-cell office:value-type="float" office:value="2.797206" calcext:value-type="float">
            <text:p>2.797206</text:p>
          </table:table-cell>
          <table:table-cell office:value-type="float" office:value="5.285173" calcext:value-type="float">
            <text:p>5.285173</text:p>
          </table:table-cell>
          <table:table-cell office:value-type="float" office:value="8.447459" calcext:value-type="float">
            <text:p>8.447459</text:p>
          </table:table-cell>
          <table:table-cell office:value-type="float" office:value="9.033332" calcext:value-type="float">
            <text:p>9.033332</text:p>
          </table:table-cell>
          <table:table-cell office:value-type="float" office:value="9.058273" calcext:value-type="float">
            <text:p>9.058273</text:p>
          </table:table-cell>
          <table:table-cell office:value-type="float" office:value="11.30418" calcext:value-type="float">
            <text:p>11.30418</text:p>
          </table:table-cell>
          <table:table-cell office:value-type="float" office:value="12.7049" calcext:value-type="float">
            <text:p>12.7049</text:p>
          </table:table-cell>
          <table:table-cell office:value-type="float" office:value="12.9723" calcext:value-type="float">
            <text:p>12.9723</text:p>
          </table:table-cell>
          <table:table-cell office:value-type="float" office:value="0" calcext:value-type="float">
            <text:p>0</text:p>
          </table:table-cell>
          <table:table-cell office:value-type="float" office:value="14.625" calcext:value-type="float">
            <text:p>14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52953" calcext:value-type="float">
            <text:p>0.98529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3.736643" calcext:value-type="float">
            <text:p>3.736643</text:p>
          </table:table-cell>
          <table:table-cell office:value-type="float" office:value="135.8959" calcext:value-type="float">
            <text:p>135.8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0968" calcext:value-type="float">
            <text:p>40.30968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8" calcext:value-type="float">
            <text:p>1160.408</text:p>
          </table:table-cell>
          <table:table-cell office:value-type="float" office:value="2.344264" calcext:value-type="float">
            <text:p>2.344264</text:p>
          </table:table-cell>
          <table:table-cell office:value-type="float" office:value="0" calcext:value-type="float">
            <text:p>0</text:p>
          </table:table-cell>
          <table:table-cell office:value-type="float" office:value="3.17796" calcext:value-type="float">
            <text:p>3.17796</text:p>
          </table:table-cell>
          <table:table-cell office:value-type="float" office:value="0.5792466" calcext:value-type="float">
            <text:p>0.5792466</text:p>
          </table:table-cell>
          <table:table-cell office:value-type="float" office:value="0.4309454" calcext:value-type="float">
            <text:p>0.4309454</text:p>
          </table:table-cell>
          <table:table-cell office:value-type="float" office:value="0.1006311" calcext:value-type="float">
            <text:p>0.1006311</text:p>
          </table:table-cell>
          <table:table-cell office:value-type="float" office:value="0.09448251" calcext:value-type="float">
            <text:p>0.09448251</text:p>
          </table:table-cell>
          <table:table-cell office:value-type="float" office:value="0.03891316" calcext:value-type="float">
            <text:p>0.03891316</text:p>
          </table:table-cell>
          <table:table-cell office:value-type="float" office:value="0.04676179" calcext:value-type="float">
            <text:p>0.04676179</text:p>
          </table:table-cell>
          <table:table-cell office:value-type="float" office:value="0.08246168" calcext:value-type="float">
            <text:p>0.08246168</text:p>
          </table:table-cell>
          <table:table-cell office:value-type="float" office:value="0.1516905" calcext:value-type="float">
            <text:p>0.1516905</text:p>
          </table:table-cell>
          <table:table-cell office:value-type="float" office:value="0.1567118" calcext:value-type="float">
            <text:p>0.1567118</text:p>
          </table:table-cell>
          <table:table-cell office:value-type="float" office:value="0.1564054" calcext:value-type="float">
            <text:p>0.1564054</text:p>
          </table:table-cell>
          <table:table-cell office:value-type="float" office:value="0.1815302" calcext:value-type="float">
            <text:p>0.1815302</text:p>
          </table:table-cell>
          <table:table-cell office:value-type="float" office:value="0.195659" calcext:value-type="float">
            <text:p>0.195659</text:p>
          </table:table-cell>
          <table:table-cell office:value-type="float" office:value="0.1982592" calcext:value-type="float">
            <text:p>0.1982592</text:p>
          </table:table-cell>
          <table:table-cell office:value-type="float" office:value="0" calcext:value-type="float">
            <text:p>0</text:p>
          </table:table-cell>
          <table:table-cell office:value-type="float" office:value="39.09788" calcext:value-type="float">
            <text:p>39.09788</text:p>
          </table:table-cell>
          <table:table-cell office:value-type="float" office:value="30.55058" calcext:value-type="float">
            <text:p>30.55058</text:p>
          </table:table-cell>
          <table:table-cell office:value-type="float" office:value="29.47131" calcext:value-type="float">
            <text:p>29.47131</text:p>
          </table:table-cell>
          <table:table-cell office:value-type="float" office:value="7.452113" calcext:value-type="float">
            <text:p>7.452113</text:p>
          </table:table-cell>
          <table:table-cell office:value-type="float" office:value="6.75419" calcext:value-type="float">
            <text:p>6.75419</text:p>
          </table:table-cell>
          <table:table-cell office:value-type="float" office:value="2.598441" calcext:value-type="float">
            <text:p>2.598441</text:p>
          </table:table-cell>
          <table:table-cell office:value-type="float" office:value="2.801626" calcext:value-type="float">
            <text:p>2.801626</text:p>
          </table:table-cell>
          <table:table-cell office:value-type="float" office:value="5.289798" calcext:value-type="float">
            <text:p>5.289798</text:p>
          </table:table-cell>
          <table:table-cell office:value-type="float" office:value="8.453147" calcext:value-type="float">
            <text:p>8.453147</text:p>
          </table:table-cell>
          <table:table-cell office:value-type="float" office:value="9.038266" calcext:value-type="float">
            <text:p>9.038266</text:p>
          </table:table-cell>
          <table:table-cell office:value-type="float" office:value="9.063455" calcext:value-type="float">
            <text:p>9.063455</text:p>
          </table:table-cell>
          <table:table-cell office:value-type="float" office:value="11.30704" calcext:value-type="float">
            <text:p>11.30704</text:p>
          </table:table-cell>
          <table:table-cell office:value-type="float" office:value="12.70606" calcext:value-type="float">
            <text:p>12.70606</text:p>
          </table:table-cell>
          <table:table-cell office:value-type="float" office:value="12.97338" calcext:value-type="float">
            <text:p>12.97338</text:p>
          </table:table-cell>
          <table:table-cell office:value-type="float" office:value="0" calcext:value-type="float">
            <text:p>0</text:p>
          </table:table-cell>
          <table:table-cell office:value-type="float" office:value="37.0106" calcext:value-type="float">
            <text:p>37.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2445" calcext:value-type="float">
            <text:p>1.0124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3.703705" calcext:value-type="float">
            <text:p>3.703705</text:p>
          </table:table-cell>
          <table:table-cell office:value-type="float" office:value="135.8975" calcext:value-type="float">
            <text:p>135.8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3648" calcext:value-type="float">
            <text:p>40.33648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8" calcext:value-type="float">
            <text:p>1160.408</text:p>
          </table:table-cell>
          <table:table-cell office:value-type="float" office:value="2.326645" calcext:value-type="float">
            <text:p>2.326645</text:p>
          </table:table-cell>
          <table:table-cell office:value-type="float" office:value="0" calcext:value-type="float">
            <text:p>0</text:p>
          </table:table-cell>
          <table:table-cell office:value-type="float" office:value="3.110005" calcext:value-type="float">
            <text:p>3.110005</text:p>
          </table:table-cell>
          <table:table-cell office:value-type="float" office:value="0.6746423" calcext:value-type="float">
            <text:p>0.6746423</text:p>
          </table:table-cell>
          <table:table-cell office:value-type="float" office:value="0.5063555" calcext:value-type="float">
            <text:p>0.5063555</text:p>
          </table:table-cell>
          <table:table-cell office:value-type="float" office:value="0.1155119" calcext:value-type="float">
            <text:p>0.1155119</text:p>
          </table:table-cell>
          <table:table-cell office:value-type="float" office:value="0.1083679" calcext:value-type="float">
            <text:p>0.1083679</text:p>
          </table:table-cell>
          <table:table-cell office:value-type="float" office:value="0.042568" calcext:value-type="float">
            <text:p>0.042568</text:p>
          </table:table-cell>
          <table:table-cell office:value-type="float" office:value="0.04919863" calcext:value-type="float">
            <text:p>0.04919863</text:p>
          </table:table-cell>
          <table:table-cell office:value-type="float" office:value="0.08284388" calcext:value-type="float">
            <text:p>0.08284388</text:p>
          </table:table-cell>
          <table:table-cell office:value-type="float" office:value="0.1517943" calcext:value-type="float">
            <text:p>0.1517943</text:p>
          </table:table-cell>
          <table:table-cell office:value-type="float" office:value="0.156777" calcext:value-type="float">
            <text:p>0.156777</text:p>
          </table:table-cell>
          <table:table-cell office:value-type="float" office:value="0.1564677" calcext:value-type="float">
            <text:p>0.1564677</text:p>
          </table:table-cell>
          <table:table-cell office:value-type="float" office:value="0.1815708" calcext:value-type="float">
            <text:p>0.1815708</text:p>
          </table:table-cell>
          <table:table-cell office:value-type="float" office:value="0.1956693" calcext:value-type="float">
            <text:p>0.1956693</text:p>
          </table:table-cell>
          <table:table-cell office:value-type="float" office:value="0.1982691" calcext:value-type="float">
            <text:p>0.1982691</text:p>
          </table:table-cell>
          <table:table-cell office:value-type="float" office:value="0" calcext:value-type="float">
            <text:p>0</text:p>
          </table:table-cell>
          <table:table-cell office:value-type="float" office:value="39.48877" calcext:value-type="float">
            <text:p>39.48877</text:p>
          </table:table-cell>
          <table:table-cell office:value-type="float" office:value="30.65898" calcext:value-type="float">
            <text:p>30.65898</text:p>
          </table:table-cell>
          <table:table-cell office:value-type="float" office:value="29.54759" calcext:value-type="float">
            <text:p>29.54759</text:p>
          </table:table-cell>
          <table:table-cell office:value-type="float" office:value="7.468757" calcext:value-type="float">
            <text:p>7.468757</text:p>
          </table:table-cell>
          <table:table-cell office:value-type="float" office:value="6.771225" calcext:value-type="float">
            <text:p>6.771225</text:p>
          </table:table-cell>
          <table:table-cell office:value-type="float" office:value="2.602858" calcext:value-type="float">
            <text:p>2.602858</text:p>
          </table:table-cell>
          <table:table-cell office:value-type="float" office:value="2.806411" calcext:value-type="float">
            <text:p>2.806411</text:p>
          </table:table-cell>
          <table:table-cell office:value-type="float" office:value="5.294463" calcext:value-type="float">
            <text:p>5.294463</text:p>
          </table:table-cell>
          <table:table-cell office:value-type="float" office:value="8.458815" calcext:value-type="float">
            <text:p>8.458815</text:p>
          </table:table-cell>
          <table:table-cell office:value-type="float" office:value="9.043204" calcext:value-type="float">
            <text:p>9.043204</text:p>
          </table:table-cell>
          <table:table-cell office:value-type="float" office:value="9.068602" calcext:value-type="float">
            <text:p>9.068602</text:p>
          </table:table-cell>
          <table:table-cell office:value-type="float" office:value="11.30991" calcext:value-type="float">
            <text:p>11.30991</text:p>
          </table:table-cell>
          <table:table-cell office:value-type="float" office:value="12.70722" calcext:value-type="float">
            <text:p>12.70722</text:p>
          </table:table-cell>
          <table:table-cell office:value-type="float" office:value="12.97448" calcext:value-type="float">
            <text:p>12.97448</text:p>
          </table:table-cell>
          <table:table-cell office:value-type="float" office:value="0" calcext:value-type="float">
            <text:p>0</text:p>
          </table:table-cell>
          <table:table-cell office:value-type="float" office:value="25.79146" calcext:value-type="float">
            <text:p>25.7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916" calcext:value-type="float">
            <text:p>1.0429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3.670377" calcext:value-type="float">
            <text:p>3.670377</text:p>
          </table:table-cell>
          <table:table-cell office:value-type="float" office:value="135.8987" calcext:value-type="float">
            <text:p>135.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573" calcext:value-type="float">
            <text:p>40.36573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9" calcext:value-type="float">
            <text:p>1160.409</text:p>
          </table:table-cell>
          <table:table-cell office:value-type="float" office:value="2.314377" calcext:value-type="float">
            <text:p>2.314377</text:p>
          </table:table-cell>
          <table:table-cell office:value-type="float" office:value="0" calcext:value-type="float">
            <text:p>0</text:p>
          </table:table-cell>
          <table:table-cell office:value-type="float" office:value="2.179813" calcext:value-type="float">
            <text:p>2.179813</text:p>
          </table:table-cell>
          <table:table-cell office:value-type="float" office:value="0.7043136" calcext:value-type="float">
            <text:p>0.7043136</text:p>
          </table:table-cell>
          <table:table-cell office:value-type="float" office:value="0.5555577" calcext:value-type="float">
            <text:p>0.5555577</text:p>
          </table:table-cell>
          <table:table-cell office:value-type="float" office:value="0.1270086" calcext:value-type="float">
            <text:p>0.1270086</text:p>
          </table:table-cell>
          <table:table-cell office:value-type="float" office:value="0.1201227" calcext:value-type="float">
            <text:p>0.1201227</text:p>
          </table:table-cell>
          <table:table-cell office:value-type="float" office:value="0.04639122" calcext:value-type="float">
            <text:p>0.04639122</text:p>
          </table:table-cell>
          <table:table-cell office:value-type="float" office:value="0.05210412" calcext:value-type="float">
            <text:p>0.05210412</text:p>
          </table:table-cell>
          <table:table-cell office:value-type="float" office:value="0.08348367" calcext:value-type="float">
            <text:p>0.08348367</text:p>
          </table:table-cell>
          <table:table-cell office:value-type="float" office:value="0.1519702" calcext:value-type="float">
            <text:p>0.1519702</text:p>
          </table:table-cell>
          <table:table-cell office:value-type="float" office:value="0.1568469" calcext:value-type="float">
            <text:p>0.1568469</text:p>
          </table:table-cell>
          <table:table-cell office:value-type="float" office:value="0.1565299" calcext:value-type="float">
            <text:p>0.1565299</text:p>
          </table:table-cell>
          <table:table-cell office:value-type="float" office:value="0.1815894" calcext:value-type="float">
            <text:p>0.1815894</text:p>
          </table:table-cell>
          <table:table-cell office:value-type="float" office:value="0.1956801" calcext:value-type="float">
            <text:p>0.1956801</text:p>
          </table:table-cell>
          <table:table-cell office:value-type="float" office:value="0.1982792" calcext:value-type="float">
            <text:p>0.1982792</text:p>
          </table:table-cell>
          <table:table-cell office:value-type="float" office:value="0" calcext:value-type="float">
            <text:p>0</text:p>
          </table:table-cell>
          <table:table-cell office:value-type="float" office:value="39.8034" calcext:value-type="float">
            <text:p>39.8034</text:p>
          </table:table-cell>
          <table:table-cell office:value-type="float" office:value="30.79747" calcext:value-type="float">
            <text:p>30.79747</text:p>
          </table:table-cell>
          <table:table-cell office:value-type="float" office:value="29.64931" calcext:value-type="float">
            <text:p>29.64931</text:p>
          </table:table-cell>
          <table:table-cell office:value-type="float" office:value="7.490996" calcext:value-type="float">
            <text:p>7.490996</text:p>
          </table:table-cell>
          <table:table-cell office:value-type="float" office:value="6.793763" calcext:value-type="float">
            <text:p>6.793763</text:p>
          </table:table-cell>
          <table:table-cell office:value-type="float" office:value="2.608266" calcext:value-type="float">
            <text:p>2.608266</text:p>
          </table:table-cell>
          <table:table-cell office:value-type="float" office:value="2.811819" calcext:value-type="float">
            <text:p>2.811819</text:p>
          </table:table-cell>
          <table:table-cell office:value-type="float" office:value="5.299243" calcext:value-type="float">
            <text:p>5.299243</text:p>
          </table:table-cell>
          <table:table-cell office:value-type="float" office:value="8.464573" calcext:value-type="float">
            <text:p>8.464573</text:p>
          </table:table-cell>
          <table:table-cell office:value-type="float" office:value="9.048141" calcext:value-type="float">
            <text:p>9.048141</text:p>
          </table:table-cell>
          <table:table-cell office:value-type="float" office:value="9.07375" calcext:value-type="float">
            <text:p>9.07375</text:p>
          </table:table-cell>
          <table:table-cell office:value-type="float" office:value="11.31278" calcext:value-type="float">
            <text:p>11.31278</text:p>
          </table:table-cell>
          <table:table-cell office:value-type="float" office:value="12.70839" calcext:value-type="float">
            <text:p>12.70839</text:p>
          </table:table-cell>
          <table:table-cell office:value-type="float" office:value="12.9756" calcext:value-type="float">
            <text:p>12.9756</text:p>
          </table:table-cell>
          <table:table-cell office:value-type="float" office:value="0" calcext:value-type="float">
            <text:p>0</text:p>
          </table:table-cell>
          <table:table-cell office:value-type="float" office:value="12.37788" calcext:value-type="float">
            <text:p>12.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4082" calcext:value-type="float">
            <text:p>1.0740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3.638206" calcext:value-type="float">
            <text:p>3.638206</text:p>
          </table:table-cell>
          <table:table-cell office:value-type="float" office:value="135.8997" calcext:value-type="float">
            <text:p>135.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9537" calcext:value-type="float">
            <text:p>40.39537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506" calcext:value-type="float">
            <text:p>8.646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9" calcext:value-type="float">
            <text:p>1160.409</text:p>
          </table:table-cell>
          <table:table-cell office:value-type="float" office:value="2.306411" calcext:value-type="float">
            <text:p>2.306411</text:p>
          </table:table-cell>
          <table:table-cell office:value-type="float" office:value="0" calcext:value-type="float">
            <text:p>0</text:p>
          </table:table-cell>
          <table:table-cell office:value-type="float" office:value="1.394595" calcext:value-type="float">
            <text:p>1.394595</text:p>
          </table:table-cell>
          <table:table-cell office:value-type="float" office:value="0.679603" calcext:value-type="float">
            <text:p>0.679603</text:p>
          </table:table-cell>
          <table:table-cell office:value-type="float" office:value="0.570866" calcext:value-type="float">
            <text:p>0.570866</text:p>
          </table:table-cell>
          <table:table-cell office:value-type="float" office:value="0.131879" calcext:value-type="float">
            <text:p>0.131879</text:p>
          </table:table-cell>
          <table:table-cell office:value-type="float" office:value="0.1261405" calcext:value-type="float">
            <text:p>0.1261405</text:p>
          </table:table-cell>
          <table:table-cell office:value-type="float" office:value="0.04906371" calcext:value-type="float">
            <text:p>0.04906371</text:p>
          </table:table-cell>
          <table:table-cell office:value-type="float" office:value="0.05445319" calcext:value-type="float">
            <text:p>0.05445319</text:p>
          </table:table-cell>
          <table:table-cell office:value-type="float" office:value="0.08418735" calcext:value-type="float">
            <text:p>0.08418735</text:p>
          </table:table-cell>
          <table:table-cell office:value-type="float" office:value="0.1522043" calcext:value-type="float">
            <text:p>0.1522043</text:p>
          </table:table-cell>
          <table:table-cell office:value-type="float" office:value="0.1569258" calcext:value-type="float">
            <text:p>0.1569258</text:p>
          </table:table-cell>
          <table:table-cell office:value-type="float" office:value="0.1565926" calcext:value-type="float">
            <text:p>0.1565926</text:p>
          </table:table-cell>
          <table:table-cell office:value-type="float" office:value="0.1816146" calcext:value-type="float">
            <text:p>0.1816146</text:p>
          </table:table-cell>
          <table:table-cell office:value-type="float" office:value="0.1956924" calcext:value-type="float">
            <text:p>0.1956924</text:p>
          </table:table-cell>
          <table:table-cell office:value-type="float" office:value="0.1982891" calcext:value-type="float">
            <text:p>0.1982891</text:p>
          </table:table-cell>
          <table:table-cell office:value-type="float" office:value="0" calcext:value-type="float">
            <text:p>0</text:p>
          </table:table-cell>
          <table:table-cell office:value-type="float" office:value="40.00569" calcext:value-type="float">
            <text:p>40.00569</text:p>
          </table:table-cell>
          <table:table-cell office:value-type="float" office:value="30.9439" calcext:value-type="float">
            <text:p>30.9439</text:p>
          </table:table-cell>
          <table:table-cell office:value-type="float" office:value="29.76428" calcext:value-type="float">
            <text:p>29.76428</text:p>
          </table:table-cell>
          <table:table-cell office:value-type="float" office:value="7.516677" calcext:value-type="float">
            <text:p>7.516677</text:p>
          </table:table-cell>
          <table:table-cell office:value-type="float" office:value="6.82001" calcext:value-type="float">
            <text:p>6.82001</text:p>
          </table:table-cell>
          <table:table-cell office:value-type="float" office:value="2.614517" calcext:value-type="float">
            <text:p>2.614517</text:p>
          </table:table-cell>
          <table:table-cell office:value-type="float" office:value="2.817827" calcext:value-type="float">
            <text:p>2.817827</text:p>
          </table:table-cell>
          <table:table-cell office:value-type="float" office:value="5.304176" calcext:value-type="float">
            <text:p>5.304176</text:p>
          </table:table-cell>
          <table:table-cell office:value-type="float" office:value="8.470332" calcext:value-type="float">
            <text:p>8.470332</text:p>
          </table:table-cell>
          <table:table-cell office:value-type="float" office:value="9.053075" calcext:value-type="float">
            <text:p>9.053075</text:p>
          </table:table-cell>
          <table:table-cell office:value-type="float" office:value="9.078897" calcext:value-type="float">
            <text:p>9.078897</text:p>
          </table:table-cell>
          <table:table-cell office:value-type="float" office:value="11.31565" calcext:value-type="float">
            <text:p>11.31565</text:p>
          </table:table-cell>
          <table:table-cell office:value-type="float" office:value="12.70955" calcext:value-type="float">
            <text:p>12.70955</text:p>
          </table:table-cell>
          <table:table-cell office:value-type="float" office:value="12.97672" calcext:value-type="float">
            <text:p>12.97672</text:p>
          </table:table-cell>
          <table:table-cell office:value-type="float" office:value="0" calcext:value-type="float">
            <text:p>0</text:p>
          </table:table-cell>
          <table:table-cell office:value-type="float" office:value="5.674745" calcext:value-type="float">
            <text:p>5.674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433" calcext:value-type="float">
            <text:p>1.104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3.607459" calcext:value-type="float">
            <text:p>3.607459</text:p>
          </table:table-cell>
          <table:table-cell office:value-type="float" office:value="135.9003" calcext:value-type="float">
            <text:p>135.9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2433" calcext:value-type="float">
            <text:p>40.42433</text:p>
          </table:table-cell>
          <table:table-cell office:value-type="float" office:value="0" calcext:value-type="float">
            <text:p>0</text:p>
          </table:table-cell>
          <table:table-cell office:value-type="float" office:value="0.0000008646819" calcext:value-type="float">
            <text:p>8.646819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9" calcext:value-type="float">
            <text:p>1160.409</text:p>
          </table:table-cell>
          <table:table-cell office:value-type="float" office:value="2.300499" calcext:value-type="float">
            <text:p>2.300499</text:p>
          </table:table-cell>
          <table:table-cell office:value-type="float" office:value="0" calcext:value-type="float">
            <text:p>0</text:p>
          </table:table-cell>
          <table:table-cell office:value-type="float" office:value="0.8285677" calcext:value-type="float">
            <text:p>0.8285677</text:p>
          </table:table-cell>
          <table:table-cell office:value-type="float" office:value="0.6450084" calcext:value-type="float">
            <text:p>0.6450084</text:p>
          </table:table-cell>
          <table:table-cell office:value-type="float" office:value="0.5674705" calcext:value-type="float">
            <text:p>0.5674705</text:p>
          </table:table-cell>
          <table:table-cell office:value-type="float" office:value="0.132084" calcext:value-type="float">
            <text:p>0.132084</text:p>
          </table:table-cell>
          <table:table-cell office:value-type="float" office:value="0.1275338" calcext:value-type="float">
            <text:p>0.1275338</text:p>
          </table:table-cell>
          <table:table-cell office:value-type="float" office:value="0.05035498" calcext:value-type="float">
            <text:p>0.05035498</text:p>
          </table:table-cell>
          <table:table-cell office:value-type="float" office:value="0.05585863" calcext:value-type="float">
            <text:p>0.05585863</text:p>
          </table:table-cell>
          <table:table-cell office:value-type="float" office:value="0.08479512" calcext:value-type="float">
            <text:p>0.08479512</text:p>
          </table:table-cell>
          <table:table-cell office:value-type="float" office:value="0.1524672" calcext:value-type="float">
            <text:p>0.1524672</text:p>
          </table:table-cell>
          <table:table-cell office:value-type="float" office:value="0.157015" calcext:value-type="float">
            <text:p>0.157015</text:p>
          </table:table-cell>
          <table:table-cell office:value-type="float" office:value="0.1566569" calcext:value-type="float">
            <text:p>0.1566569</text:p>
          </table:table-cell>
          <table:table-cell office:value-type="float" office:value="0.1816564" calcext:value-type="float">
            <text:p>0.1816564</text:p>
          </table:table-cell>
          <table:table-cell office:value-type="float" office:value="0.1957051" calcext:value-type="float">
            <text:p>0.1957051</text:p>
          </table:table-cell>
          <table:table-cell office:value-type="float" office:value="0.1982991" calcext:value-type="float">
            <text:p>0.1982991</text:p>
          </table:table-cell>
          <table:table-cell office:value-type="float" office:value="0" calcext:value-type="float">
            <text:p>0</text:p>
          </table:table-cell>
          <table:table-cell office:value-type="float" office:value="40.13137" calcext:value-type="float">
            <text:p>40.13137</text:p>
          </table:table-cell>
          <table:table-cell office:value-type="float" office:value="31.08355" calcext:value-type="float">
            <text:p>31.08355</text:p>
          </table:table-cell>
          <table:table-cell office:value-type="float" office:value="29.88159" calcext:value-type="float">
            <text:p>29.88159</text:p>
          </table:table-cell>
          <table:table-cell office:value-type="float" office:value="7.543387" calcext:value-type="float">
            <text:p>7.543387</text:p>
          </table:table-cell>
          <table:table-cell office:value-type="float" office:value="6.847656" calcext:value-type="float">
            <text:p>6.847656</text:p>
          </table:table-cell>
          <table:table-cell office:value-type="float" office:value="2.621251" calcext:value-type="float">
            <text:p>2.621251</text:p>
          </table:table-cell>
          <table:table-cell office:value-type="float" office:value="2.824245" calcext:value-type="float">
            <text:p>2.824245</text:p>
          </table:table-cell>
          <table:table-cell office:value-type="float" office:value="5.309255" calcext:value-type="float">
            <text:p>5.309255</text:p>
          </table:table-cell>
          <table:table-cell office:value-type="float" office:value="8.476091" calcext:value-type="float">
            <text:p>8.476091</text:p>
          </table:table-cell>
          <table:table-cell office:value-type="float" office:value="9.058011" calcext:value-type="float">
            <text:p>9.058011</text:p>
          </table:table-cell>
          <table:table-cell office:value-type="float" office:value="9.084044" calcext:value-type="float">
            <text:p>9.084044</text:p>
          </table:table-cell>
          <table:table-cell office:value-type="float" office:value="11.31851" calcext:value-type="float">
            <text:p>11.31851</text:p>
          </table:table-cell>
          <table:table-cell office:value-type="float" office:value="12.71071" calcext:value-type="float">
            <text:p>12.71071</text:p>
          </table:table-cell>
          <table:table-cell office:value-type="float" office:value="12.97784" calcext:value-type="float">
            <text:p>12.97784</text:p>
          </table:table-cell>
          <table:table-cell office:value-type="float" office:value="0" calcext:value-type="float">
            <text:p>0</text:p>
          </table:table-cell>
          <table:table-cell office:value-type="float" office:value="3.245304" calcext:value-type="float">
            <text:p>3.24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3336" calcext:value-type="float">
            <text:p>1.1333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3.579411" calcext:value-type="float">
            <text:p>3.579411</text:p>
          </table:table-cell>
          <table:table-cell office:value-type="float" office:value="135.9011" calcext:value-type="float">
            <text:p>135.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5186" calcext:value-type="float">
            <text:p>40.45186</text:p>
          </table:table-cell>
          <table:table-cell office:value-type="float" office:value="0" calcext:value-type="float">
            <text:p>0</text:p>
          </table:table-cell>
          <table:table-cell office:value-type="float" office:value="0.000000864812" calcext:value-type="float">
            <text:p>8.64812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3328" calcext:value-type="float">
            <text:p>-0.002263328</text:p>
          </table:table-cell>
          <table:table-cell office:value-type="float" office:value="1160.409" calcext:value-type="float">
            <text:p>1160.409</text:p>
          </table:table-cell>
          <table:table-cell office:value-type="float" office:value="2.294998" calcext:value-type="float">
            <text:p>2.294998</text:p>
          </table:table-cell>
          <table:table-cell office:value-type="float" office:value="0" calcext:value-type="float">
            <text:p>0</text:p>
          </table:table-cell>
          <table:table-cell office:value-type="float" office:value="0.6319826" calcext:value-type="float">
            <text:p>0.6319826</text:p>
          </table:table-cell>
          <table:table-cell office:value-type="float" office:value="0.589218" calcext:value-type="float">
            <text:p>0.589218</text:p>
          </table:table-cell>
          <table:table-cell office:value-type="float" office:value="0.5318751" calcext:value-type="float">
            <text:p>0.5318751</text:p>
          </table:table-cell>
          <table:table-cell office:value-type="float" office:value="0.1251746" calcext:value-type="float">
            <text:p>0.1251746</text:p>
          </table:table-cell>
          <table:table-cell office:value-type="float" office:value="0.1227818" calcext:value-type="float">
            <text:p>0.1227818</text:p>
          </table:table-cell>
          <table:table-cell office:value-type="float" office:value="0.04984295" calcext:value-type="float">
            <text:p>0.04984295</text:p>
          </table:table-cell>
          <table:table-cell office:value-type="float" office:value="0.0560749" calcext:value-type="float">
            <text:p>0.0560749</text:p>
          </table:table-cell>
          <table:table-cell office:value-type="float" office:value="0.08522478" calcext:value-type="float">
            <text:p>0.08522478</text:p>
          </table:table-cell>
          <table:table-cell office:value-type="float" office:value="0.1527362" calcext:value-type="float">
            <text:p>0.1527362</text:p>
          </table:table-cell>
          <table:table-cell office:value-type="float" office:value="0.1571118" calcext:value-type="float">
            <text:p>0.1571118</text:p>
          </table:table-cell>
          <table:table-cell office:value-type="float" office:value="0.156723" calcext:value-type="float">
            <text:p>0.156723</text:p>
          </table:table-cell>
          <table:table-cell office:value-type="float" office:value="0.1817111" calcext:value-type="float">
            <text:p>0.1817111</text:p>
          </table:table-cell>
          <table:table-cell office:value-type="float" office:value="0.1957178" calcext:value-type="float">
            <text:p>0.1957178</text:p>
          </table:table-cell>
          <table:table-cell office:value-type="float" office:value="0.1983091" calcext:value-type="float">
            <text:p>0.1983091</text:p>
          </table:table-cell>
          <table:table-cell office:value-type="float" office:value="0" calcext:value-type="float">
            <text:p>0</text:p>
          </table:table-cell>
          <table:table-cell office:value-type="float" office:value="40.22324" calcext:value-type="float">
            <text:p>40.22324</text:p>
          </table:table-cell>
          <table:table-cell office:value-type="float" office:value="31.20556" calcext:value-type="float">
            <text:p>31.20556</text:p>
          </table:table-cell>
          <table:table-cell office:value-type="float" office:value="29.99092" calcext:value-type="float">
            <text:p>29.99092</text:p>
          </table:table-cell>
          <table:table-cell office:value-type="float" office:value="7.568812" calcext:value-type="float">
            <text:p>7.568812</text:p>
          </table:table-cell>
          <table:table-cell office:value-type="float" office:value="6.874671" calcext:value-type="float">
            <text:p>6.874671</text:p>
          </table:table-cell>
          <table:table-cell office:value-type="float" office:value="2.628094" calcext:value-type="float">
            <text:p>2.628094</text:p>
          </table:table-cell>
          <table:table-cell office:value-type="float" office:value="2.830842" calcext:value-type="float">
            <text:p>2.830842</text:p>
          </table:table-cell>
          <table:table-cell office:value-type="float" office:value="5.314445" calcext:value-type="float">
            <text:p>5.314445</text:p>
          </table:table-cell>
          <table:table-cell office:value-type="float" office:value="8.481935" calcext:value-type="float">
            <text:p>8.481935</text:p>
          </table:table-cell>
          <table:table-cell office:value-type="float" office:value="9.062946" calcext:value-type="float">
            <text:p>9.062946</text:p>
          </table:table-cell>
          <table:table-cell office:value-type="float" office:value="9.089191" calcext:value-type="float">
            <text:p>9.089191</text:p>
          </table:table-cell>
          <table:table-cell office:value-type="float" office:value="11.32138" calcext:value-type="float">
            <text:p>11.32138</text:p>
          </table:table-cell>
          <table:table-cell office:value-type="float" office:value="12.71187" calcext:value-type="float">
            <text:p>12.71187</text:p>
          </table:table-cell>
          <table:table-cell office:value-type="float" office:value="12.97894" calcext:value-type="float">
            <text:p>12.97894</text:p>
          </table:table-cell>
          <table:table-cell office:value-type="float" office:value="0" calcext:value-type="float">
            <text:p>0</text:p>
          </table:table-cell>
          <table:table-cell office:value-type="float" office:value="5.508821" calcext:value-type="float">
            <text:p>5.50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9563" calcext:value-type="float">
            <text:p>1.1595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3.553561" calcext:value-type="float">
            <text:p>3.553561</text:p>
          </table:table-cell>
          <table:table-cell office:value-type="float" office:value="135.9022" calcext:value-type="float">
            <text:p>135.9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7749" calcext:value-type="float">
            <text:p>40.47749</text:p>
          </table:table-cell>
          <table:table-cell office:value-type="float" office:value="0" calcext:value-type="float">
            <text:p>0</text:p>
          </table:table-cell>
          <table:table-cell office:value-type="float" office:value="0.0000009719023" calcext:value-type="float">
            <text:p>9.719023E-07</text:p>
          </table:table-cell>
          <table:table-cell office:value-type="float" office:value="0" calcext:value-type="float">
            <text:p>0</text:p>
          </table:table-cell>
          <table:table-cell office:value-type="float" office:value="-0.002262697" calcext:value-type="float">
            <text:p>-0.002262697</text:p>
          </table:table-cell>
          <table:table-cell office:value-type="float" office:value="1160.407" calcext:value-type="float">
            <text:p>1160.407</text:p>
          </table:table-cell>
          <table:table-cell office:value-type="float" office:value="2.290381" calcext:value-type="float">
            <text:p>2.290381</text:p>
          </table:table-cell>
          <table:table-cell office:value-type="float" office:value="0" calcext:value-type="float">
            <text:p>0</text:p>
          </table:table-cell>
          <table:table-cell office:value-type="float" office:value="0.3031522" calcext:value-type="float">
            <text:p>0.3031522</text:p>
          </table:table-cell>
          <table:table-cell office:value-type="float" office:value="0.5251309" calcext:value-type="float">
            <text:p>0.5251309</text:p>
          </table:table-cell>
          <table:table-cell office:value-type="float" office:value="0.4914502" calcext:value-type="float">
            <text:p>0.4914502</text:p>
          </table:table-cell>
          <table:table-cell office:value-type="float" office:value="0.1169478" calcext:value-type="float">
            <text:p>0.1169478</text:p>
          </table:table-cell>
          <table:table-cell office:value-type="float" office:value="0.1156276" calcext:value-type="float">
            <text:p>0.1156276</text:p>
          </table:table-cell>
          <table:table-cell office:value-type="float" office:value="0.04824095" calcext:value-type="float">
            <text:p>0.04824095</text:p>
          </table:table-cell>
          <table:table-cell office:value-type="float" office:value="0.05375172" calcext:value-type="float">
            <text:p>0.05375172</text:p>
          </table:table-cell>
          <table:table-cell office:value-type="float" office:value="0.08539079" calcext:value-type="float">
            <text:p>0.08539079</text:p>
          </table:table-cell>
          <table:table-cell office:value-type="float" office:value="0.1529762" calcext:value-type="float">
            <text:p>0.1529762</text:p>
          </table:table-cell>
          <table:table-cell office:value-type="float" office:value="0.1572127" calcext:value-type="float">
            <text:p>0.1572127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819501" calcext:value-type="float">
            <text:p>0.1819501</text:p>
          </table:table-cell>
          <table:table-cell office:value-type="float" office:value="0.1957311" calcext:value-type="float">
            <text:p>0.1957311</text:p>
          </table:table-cell>
          <table:table-cell office:value-type="float" office:value="0.1983191" calcext:value-type="float">
            <text:p>0.1983191</text:p>
          </table:table-cell>
          <table:table-cell office:value-type="float" office:value="0" calcext:value-type="float">
            <text:p>0</text:p>
          </table:table-cell>
          <table:table-cell office:value-type="float" office:value="40.32262" calcext:value-type="float">
            <text:p>40.32262</text:p>
          </table:table-cell>
          <table:table-cell office:value-type="float" office:value="31.30551" calcext:value-type="float">
            <text:p>31.30551</text:p>
          </table:table-cell>
          <table:table-cell office:value-type="float" office:value="30.08403" calcext:value-type="float">
            <text:p>30.08403</text:p>
          </table:table-cell>
          <table:table-cell office:value-type="float" office:value="7.591158" calcext:value-type="float">
            <text:p>7.591158</text:p>
          </table:table-cell>
          <table:table-cell office:value-type="float" office:value="6.899082" calcext:value-type="float">
            <text:p>6.899082</text:p>
          </table:table-cell>
          <table:table-cell office:value-type="float" office:value="2.63461" calcext:value-type="float">
            <text:p>2.63461</text:p>
          </table:table-cell>
          <table:table-cell office:value-type="float" office:value="2.837323" calcext:value-type="float">
            <text:p>2.837323</text:p>
          </table:table-cell>
          <table:table-cell office:value-type="float" office:value="5.319683" calcext:value-type="float">
            <text:p>5.319683</text:p>
          </table:table-cell>
          <table:table-cell office:value-type="float" office:value="8.487785" calcext:value-type="float">
            <text:p>8.487785</text:p>
          </table:table-cell>
          <table:table-cell office:value-type="float" office:value="9.067881" calcext:value-type="float">
            <text:p>9.067881</text:p>
          </table:table-cell>
          <table:table-cell office:value-type="float" office:value="9.094338" calcext:value-type="float">
            <text:p>9.094338</text:p>
          </table:table-cell>
          <table:table-cell office:value-type="float" office:value="11.32426" calcext:value-type="float">
            <text:p>11.32426</text:p>
          </table:table-cell>
          <table:table-cell office:value-type="float" office:value="12.71304" calcext:value-type="float">
            <text:p>12.71304</text:p>
          </table:table-cell>
          <table:table-cell office:value-type="float" office:value="12.98001" calcext:value-type="float">
            <text:p>12.98001</text:p>
          </table:table-cell>
          <table:table-cell office:value-type="float" office:value="0" calcext:value-type="float">
            <text:p>0</text:p>
          </table:table-cell>
          <table:table-cell office:value-type="float" office:value="2.038423" calcext:value-type="float">
            <text:p>2.03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3337" calcext:value-type="float">
            <text:p>1.1833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3.529011" calcext:value-type="float">
            <text:p>3.529011</text:p>
          </table:table-cell>
          <table:table-cell office:value-type="float" office:value="135.8994" calcext:value-type="float">
            <text:p>135.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9931" calcext:value-type="float">
            <text:p>40.49931</text:p>
          </table:table-cell>
          <table:table-cell office:value-type="float" office:value="0.00566369" calcext:value-type="float">
            <text:p>0.00566369</text:p>
          </table:table-cell>
          <table:table-cell office:value-type="float" office:value="0.000002276583" calcext:value-type="float">
            <text:p>2.276583E-06</text:p>
          </table:table-cell>
          <table:table-cell office:value-type="float" office:value="0.007738525" calcext:value-type="float">
            <text:p>0.007738525</text:p>
          </table:table-cell>
          <table:table-cell office:value-type="float" office:value="-0.002254156" calcext:value-type="float">
            <text:p>-0.002254156</text:p>
          </table:table-cell>
          <table:table-cell office:value-type="float" office:value="1160.4" calcext:value-type="float">
            <text:p>1160.4</text:p>
          </table:table-cell>
          <table:table-cell office:value-type="float" office:value="2.282771" calcext:value-type="float">
            <text:p>2.282771</text:p>
          </table:table-cell>
          <table:table-cell office:value-type="float" office:value="0" calcext:value-type="float">
            <text:p>0</text:p>
          </table:table-cell>
          <table:table-cell office:value-type="float" office:value="0.4298311" calcext:value-type="float">
            <text:p>0.4298311</text:p>
          </table:table-cell>
          <table:table-cell office:value-type="float" office:value="0.3911284" calcext:value-type="float">
            <text:p>0.3911284</text:p>
          </table:table-cell>
          <table:table-cell office:value-type="float" office:value="0.3673212" calcext:value-type="float">
            <text:p>0.3673212</text:p>
          </table:table-cell>
          <table:table-cell office:value-type="float" office:value="0.1338875" calcext:value-type="float">
            <text:p>0.1338875</text:p>
          </table:table-cell>
          <table:table-cell office:value-type="float" office:value="0.1165383" calcext:value-type="float">
            <text:p>0.1165383</text:p>
          </table:table-cell>
          <table:table-cell office:value-type="float" office:value="0.05445856" calcext:value-type="float">
            <text:p>0.05445856</text:p>
          </table:table-cell>
          <table:table-cell office:value-type="float" office:value="0.05031582" calcext:value-type="float">
            <text:p>0.05031582</text:p>
          </table:table-cell>
          <table:table-cell office:value-type="float" office:value="0.08446451" calcext:value-type="float">
            <text:p>0.08446451</text:p>
          </table:table-cell>
          <table:table-cell office:value-type="float" office:value="0.1529494" calcext:value-type="float">
            <text:p>0.1529494</text:p>
          </table:table-cell>
          <table:table-cell office:value-type="float" office:value="0.1573114" calcext:value-type="float">
            <text:p>0.1573114</text:p>
          </table:table-cell>
          <table:table-cell office:value-type="float" office:value="0.1568623" calcext:value-type="float">
            <text:p>0.1568623</text:p>
          </table:table-cell>
          <table:table-cell office:value-type="float" office:value="0.181848" calcext:value-type="float">
            <text:p>0.181848</text:p>
          </table:table-cell>
          <table:table-cell office:value-type="float" office:value="0.1957436" calcext:value-type="float">
            <text:p>0.1957436</text:p>
          </table:table-cell>
          <table:table-cell office:value-type="float" office:value="0.198329" calcext:value-type="float">
            <text:p>0.198329</text:p>
          </table:table-cell>
          <table:table-cell office:value-type="float" office:value="0" calcext:value-type="float">
            <text:p>0</text:p>
          </table:table-cell>
          <table:table-cell office:value-type="float" office:value="40.32009" calcext:value-type="float">
            <text:p>40.32009</text:p>
          </table:table-cell>
          <table:table-cell office:value-type="float" office:value="31.33011" calcext:value-type="float">
            <text:p>31.33011</text:p>
          </table:table-cell>
          <table:table-cell office:value-type="float" office:value="30.12575" calcext:value-type="float">
            <text:p>30.12575</text:p>
          </table:table-cell>
          <table:table-cell office:value-type="float" office:value="7.650198" calcext:value-type="float">
            <text:p>7.650198</text:p>
          </table:table-cell>
          <table:table-cell office:value-type="float" office:value="6.939638" calcext:value-type="float">
            <text:p>6.939638</text:p>
          </table:table-cell>
          <table:table-cell office:value-type="float" office:value="2.645968" calcext:value-type="float">
            <text:p>2.645968</text:p>
          </table:table-cell>
          <table:table-cell office:value-type="float" office:value="2.844499" calcext:value-type="float">
            <text:p>2.844499</text:p>
          </table:table-cell>
          <table:table-cell office:value-type="float" office:value="5.325221" calcext:value-type="float">
            <text:p>5.325221</text:p>
          </table:table-cell>
          <table:table-cell office:value-type="float" office:value="8.493676" calcext:value-type="float">
            <text:p>8.493676</text:p>
          </table:table-cell>
          <table:table-cell office:value-type="float" office:value="9.072793" calcext:value-type="float">
            <text:p>9.072793</text:p>
          </table:table-cell>
          <table:table-cell office:value-type="float" office:value="9.09972" calcext:value-type="float">
            <text:p>9.09972</text:p>
          </table:table-cell>
          <table:table-cell office:value-type="float" office:value="11.32721" calcext:value-type="float">
            <text:p>11.32721</text:p>
          </table:table-cell>
          <table:table-cell office:value-type="float" office:value="12.71422" calcext:value-type="float">
            <text:p>12.71422</text:p>
          </table:table-cell>
          <table:table-cell office:value-type="float" office:value="12.97935" calcext:value-type="float">
            <text:p>12.97935</text:p>
          </table:table-cell>
          <table:table-cell office:value-type="float" office:value="0" calcext:value-type="float">
            <text:p>0</text:p>
          </table:table-cell>
          <table:table-cell office:value-type="float" office:value="5.22212" calcext:value-type="float">
            <text:p>5.22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071" calcext:value-type="float">
            <text:p>1.2040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3.512399" calcext:value-type="float">
            <text:p>3.512399</text:p>
          </table:table-cell>
          <table:table-cell office:value-type="float" office:value="135.9001" calcext:value-type="float">
            <text:p>135.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1892" calcext:value-type="float">
            <text:p>40.51892</text:p>
          </table:table-cell>
          <table:table-cell office:value-type="float" office:value="0.00566369" calcext:value-type="float">
            <text:p>0.00566369</text:p>
          </table:table-cell>
          <table:table-cell office:value-type="float" office:value="0.000002281271" calcext:value-type="float">
            <text:p>2.281271E-06</text:p>
          </table:table-cell>
          <table:table-cell office:value-type="float" office:value="0.007738525" calcext:value-type="float">
            <text:p>0.007738525</text:p>
          </table:table-cell>
          <table:table-cell office:value-type="float" office:value="-0.002254118" calcext:value-type="float">
            <text:p>-0.002254118</text:p>
          </table:table-cell>
          <table:table-cell office:value-type="float" office:value="1160.397" calcext:value-type="float">
            <text:p>1160.397</text:p>
          </table:table-cell>
          <table:table-cell office:value-type="float" office:value="2.279682" calcext:value-type="float">
            <text:p>2.279682</text:p>
          </table:table-cell>
          <table:table-cell office:value-type="float" office:value="0" calcext:value-type="float">
            <text:p>0</text:p>
          </table:table-cell>
          <table:table-cell office:value-type="float" office:value="0.1508354" calcext:value-type="float">
            <text:p>0.1508354</text:p>
          </table:table-cell>
          <table:table-cell office:value-type="float" office:value="0.2972127" calcext:value-type="float">
            <text:p>0.2972127</text:p>
          </table:table-cell>
          <table:table-cell office:value-type="float" office:value="0.3238865" calcext:value-type="float">
            <text:p>0.3238865</text:p>
          </table:table-cell>
          <table:table-cell office:value-type="float" office:value="0.1085963" calcext:value-type="float">
            <text:p>0.1085963</text:p>
          </table:table-cell>
          <table:table-cell office:value-type="float" office:value="0.08817807" calcext:value-type="float">
            <text:p>0.08817807</text:p>
          </table:table-cell>
          <table:table-cell office:value-type="float" office:value="0.04294002" calcext:value-type="float">
            <text:p>0.04294002</text:p>
          </table:table-cell>
          <table:table-cell office:value-type="float" office:value="0.04670758" calcext:value-type="float">
            <text:p>0.04670758</text:p>
          </table:table-cell>
          <table:table-cell office:value-type="float" office:value="0.08331881" calcext:value-type="float">
            <text:p>0.08331881</text:p>
          </table:table-cell>
          <table:table-cell office:value-type="float" office:value="0.1525956" calcext:value-type="float">
            <text:p>0.1525956</text:p>
          </table:table-cell>
          <table:table-cell office:value-type="float" office:value="0.1574024" calcext:value-type="float">
            <text:p>0.1574024</text:p>
          </table:table-cell>
          <table:table-cell office:value-type="float" office:value="0.1569314" calcext:value-type="float">
            <text:p>0.1569314</text:p>
          </table:table-cell>
          <table:table-cell office:value-type="float" office:value="0.1819903" calcext:value-type="float">
            <text:p>0.1819903</text:p>
          </table:table-cell>
          <table:table-cell office:value-type="float" office:value="0.1957562" calcext:value-type="float">
            <text:p>0.1957562</text:p>
          </table:table-cell>
          <table:table-cell office:value-type="float" office:value="0.198339" calcext:value-type="float">
            <text:p>0.198339</text:p>
          </table:table-cell>
          <table:table-cell office:value-type="float" office:value="0" calcext:value-type="float">
            <text:p>0</text:p>
          </table:table-cell>
          <table:table-cell office:value-type="float" office:value="40.34295" calcext:value-type="float">
            <text:p>40.34295</text:p>
          </table:table-cell>
          <table:table-cell office:value-type="float" office:value="31.36218" calcext:value-type="float">
            <text:p>31.36218</text:p>
          </table:table-cell>
          <table:table-cell office:value-type="float" office:value="30.16476" calcext:value-type="float">
            <text:p>30.16476</text:p>
          </table:table-cell>
          <table:table-cell office:value-type="float" office:value="7.677222" calcext:value-type="float">
            <text:p>7.677222</text:p>
          </table:table-cell>
          <table:table-cell office:value-type="float" office:value="6.960566" calcext:value-type="float">
            <text:p>6.960566</text:p>
          </table:table-cell>
          <table:table-cell office:value-type="float" office:value="2.653575" calcext:value-type="float">
            <text:p>2.653575</text:p>
          </table:table-cell>
          <table:table-cell office:value-type="float" office:value="2.8505" calcext:value-type="float">
            <text:p>2.8505</text:p>
          </table:table-cell>
          <table:table-cell office:value-type="float" office:value="5.330329" calcext:value-type="float">
            <text:p>5.330329</text:p>
          </table:table-cell>
          <table:table-cell office:value-type="float" office:value="8.499526" calcext:value-type="float">
            <text:p>8.499526</text:p>
          </table:table-cell>
          <table:table-cell office:value-type="float" office:value="9.0778" calcext:value-type="float">
            <text:p>9.0778</text:p>
          </table:table-cell>
          <table:table-cell office:value-type="float" office:value="9.104868" calcext:value-type="float">
            <text:p>9.104868</text:p>
          </table:table-cell>
          <table:table-cell office:value-type="float" office:value="11.33008" calcext:value-type="float">
            <text:p>11.33008</text:p>
          </table:table-cell>
          <table:table-cell office:value-type="float" office:value="12.71538" calcext:value-type="float">
            <text:p>12.71538</text:p>
          </table:table-cell>
          <table:table-cell office:value-type="float" office:value="12.98036" calcext:value-type="float">
            <text:p>12.98036</text:p>
          </table:table-cell>
          <table:table-cell office:value-type="float" office:value="0" calcext:value-type="float">
            <text:p>0</text:p>
          </table:table-cell>
          <table:table-cell office:value-type="float" office:value="0.4422971" calcext:value-type="float">
            <text:p>0.4422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918" calcext:value-type="float">
            <text:p>1.219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3.496562" calcext:value-type="float">
            <text:p>3.496562</text:p>
          </table:table-cell>
          <table:table-cell office:value-type="float" office:value="135.9005" calcext:value-type="float">
            <text:p>135.9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3501" calcext:value-type="float">
            <text:p>40.53501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003478113" calcext:value-type="float">
            <text:p>3.478113E-06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-0.002244647" calcext:value-type="float">
            <text:p>-0.002244647</text:p>
          </table:table-cell>
          <table:table-cell office:value-type="float" office:value="1160.392" calcext:value-type="float">
            <text:p>1160.392</text:p>
          </table:table-cell>
          <table:table-cell office:value-type="float" office:value="2.275405" calcext:value-type="float">
            <text:p>2.275405</text:p>
          </table:table-cell>
          <table:table-cell office:value-type="float" office:value="0" calcext:value-type="float">
            <text:p>0</text:p>
          </table:table-cell>
          <table:table-cell office:value-type="float" office:value="0.2232713" calcext:value-type="float">
            <text:p>0.2232713</text:p>
          </table:table-cell>
          <table:table-cell office:value-type="float" office:value="0.2931521" calcext:value-type="float">
            <text:p>0.2931521</text:p>
          </table:table-cell>
          <table:table-cell office:value-type="float" office:value="0.2842064" calcext:value-type="float">
            <text:p>0.2842064</text:p>
          </table:table-cell>
          <table:table-cell office:value-type="float" office:value="0.1197433" calcext:value-type="float">
            <text:p>0.1197433</text:p>
          </table:table-cell>
          <table:table-cell office:value-type="float" office:value="0.09811402" calcext:value-type="float">
            <text:p>0.09811402</text:p>
          </table:table-cell>
          <table:table-cell office:value-type="float" office:value="0.0556349" calcext:value-type="float">
            <text:p>0.0556349</text:p>
          </table:table-cell>
          <table:table-cell office:value-type="float" office:value="0.05289483" calcext:value-type="float">
            <text:p>0.05289483</text:p>
          </table:table-cell>
          <table:table-cell office:value-type="float" office:value="0.07975686" calcext:value-type="float">
            <text:p>0.07975686</text:p>
          </table:table-cell>
          <table:table-cell office:value-type="float" office:value="0.1414048" calcext:value-type="float">
            <text:p>0.1414048</text:p>
          </table:table-cell>
          <table:table-cell office:value-type="float" office:value="0.1562172" calcext:value-type="float">
            <text:p>0.1562172</text:p>
          </table:table-cell>
          <table:table-cell office:value-type="float" office:value="0.1570209" calcext:value-type="float">
            <text:p>0.1570209</text:p>
          </table:table-cell>
          <table:table-cell office:value-type="float" office:value="0.18198" calcext:value-type="float">
            <text:p>0.18198</text:p>
          </table:table-cell>
          <table:table-cell office:value-type="float" office:value="0.1957688" calcext:value-type="float">
            <text:p>0.1957688</text:p>
          </table:table-cell>
          <table:table-cell office:value-type="float" office:value="0.198349" calcext:value-type="float">
            <text:p>0.198349</text:p>
          </table:table-cell>
          <table:table-cell office:value-type="float" office:value="0" calcext:value-type="float">
            <text:p>0</text:p>
          </table:table-cell>
          <table:table-cell office:value-type="float" office:value="40.2765" calcext:value-type="float">
            <text:p>40.2765</text:p>
          </table:table-cell>
          <table:table-cell office:value-type="float" office:value="31.3341" calcext:value-type="float">
            <text:p>31.3341</text:p>
          </table:table-cell>
          <table:table-cell office:value-type="float" office:value="30.15964" calcext:value-type="float">
            <text:p>30.15964</text:p>
          </table:table-cell>
          <table:table-cell office:value-type="float" office:value="7.72837" calcext:value-type="float">
            <text:p>7.72837</text:p>
          </table:table-cell>
          <table:table-cell office:value-type="float" office:value="6.997777" calcext:value-type="float">
            <text:p>6.997777</text:p>
          </table:table-cell>
          <table:table-cell office:value-type="float" office:value="2.667976" calcext:value-type="float">
            <text:p>2.667976</text:p>
          </table:table-cell>
          <table:table-cell office:value-type="float" office:value="2.85822" calcext:value-type="float">
            <text:p>2.85822</text:p>
          </table:table-cell>
          <table:table-cell office:value-type="float" office:value="5.334845" calcext:value-type="float">
            <text:p>5.334845</text:p>
          </table:table-cell>
          <table:table-cell office:value-type="float" office:value="8.504264" calcext:value-type="float">
            <text:p>8.504264</text:p>
          </table:table-cell>
          <table:table-cell office:value-type="float" office:value="9.082849" calcext:value-type="float">
            <text:p>9.082849</text:p>
          </table:table-cell>
          <table:table-cell office:value-type="float" office:value="9.110058" calcext:value-type="float">
            <text:p>9.110058</text:p>
          </table:table-cell>
          <table:table-cell office:value-type="float" office:value="11.33295" calcext:value-type="float">
            <text:p>11.33295</text:p>
          </table:table-cell>
          <table:table-cell office:value-type="float" office:value="12.71655" calcext:value-type="float">
            <text:p>12.71655</text:p>
          </table:table-cell>
          <table:table-cell office:value-type="float" office:value="12.98111" calcext:value-type="float">
            <text:p>12.98111</text:p>
          </table:table-cell>
          <table:table-cell office:value-type="float" office:value="0" calcext:value-type="float">
            <text:p>0</text:p>
          </table:table-cell>
          <table:table-cell office:value-type="float" office:value="1.391353" calcext:value-type="float">
            <text:p>1.391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3103" calcext:value-type="float">
            <text:p>1.2331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3.47902" calcext:value-type="float">
            <text:p>3.47902</text:p>
          </table:table-cell>
          <table:table-cell office:value-type="float" office:value="135.9018" calcext:value-type="float">
            <text:p>135.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5123" calcext:value-type="float">
            <text:p>40.55123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003487106" calcext:value-type="float">
            <text:p>3.487106E-06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-0.002248073" calcext:value-type="float">
            <text:p>-0.002248073</text:p>
          </table:table-cell>
          <table:table-cell office:value-type="float" office:value="1160.389" calcext:value-type="float">
            <text:p>1160.389</text:p>
          </table:table-cell>
          <table:table-cell office:value-type="float" office:value="2.272244" calcext:value-type="float">
            <text:p>2.272244</text:p>
          </table:table-cell>
          <table:table-cell office:value-type="float" office:value="0" calcext:value-type="float">
            <text:p>0</text:p>
          </table:table-cell>
          <table:table-cell office:value-type="float" office:value="0.451339" calcext:value-type="float">
            <text:p>0.451339</text:p>
          </table:table-cell>
          <table:table-cell office:value-type="float" office:value="0.349112" calcext:value-type="float">
            <text:p>0.349112</text:p>
          </table:table-cell>
          <table:table-cell office:value-type="float" office:value="0.3114779" calcext:value-type="float">
            <text:p>0.3114779</text:p>
          </table:table-cell>
          <table:table-cell office:value-type="float" office:value="0.1078944" calcext:value-type="float">
            <text:p>0.1078944</text:p>
          </table:table-cell>
          <table:table-cell office:value-type="float" office:value="0.09150259" calcext:value-type="float">
            <text:p>0.09150259</text:p>
          </table:table-cell>
          <table:table-cell office:value-type="float" office:value="0.04724853" calcext:value-type="float">
            <text:p>0.04724853</text:p>
          </table:table-cell>
          <table:table-cell office:value-type="float" office:value="0.04830503" calcext:value-type="float">
            <text:p>0.04830503</text:p>
          </table:table-cell>
          <table:table-cell office:value-type="float" office:value="0.08052459" calcext:value-type="float">
            <text:p>0.08052459</text:p>
          </table:table-cell>
          <table:table-cell office:value-type="float" office:value="0.143217" calcext:value-type="float">
            <text:p>0.143217</text:p>
          </table:table-cell>
          <table:table-cell office:value-type="float" office:value="0.1556299" calcext:value-type="float">
            <text:p>0.1556299</text:p>
          </table:table-cell>
          <table:table-cell office:value-type="float" office:value="0.1572491" calcext:value-type="float">
            <text:p>0.1572491</text:p>
          </table:table-cell>
          <table:table-cell office:value-type="float" office:value="0.1805777" calcext:value-type="float">
            <text:p>0.1805777</text:p>
          </table:table-cell>
          <table:table-cell office:value-type="float" office:value="0.1956431" calcext:value-type="float">
            <text:p>0.1956431</text:p>
          </table:table-cell>
          <table:table-cell office:value-type="float" office:value="0.198359" calcext:value-type="float">
            <text:p>0.198359</text:p>
          </table:table-cell>
          <table:table-cell office:value-type="float" office:value="0" calcext:value-type="float">
            <text:p>0</text:p>
          </table:table-cell>
          <table:table-cell office:value-type="float" office:value="40.25148" calcext:value-type="float">
            <text:p>40.25148</text:p>
          </table:table-cell>
          <table:table-cell office:value-type="float" office:value="31.3296" calcext:value-type="float">
            <text:p>31.3296</text:p>
          </table:table-cell>
          <table:table-cell office:value-type="float" office:value="30.16907" calcext:value-type="float">
            <text:p>30.16907</text:p>
          </table:table-cell>
          <table:table-cell office:value-type="float" office:value="7.766423" calcext:value-type="float">
            <text:p>7.766423</text:p>
          </table:table-cell>
          <table:table-cell office:value-type="float" office:value="7.022818" calcext:value-type="float">
            <text:p>7.022818</text:p>
          </table:table-cell>
          <table:table-cell office:value-type="float" office:value="2.678406" calcext:value-type="float">
            <text:p>2.678406</text:p>
          </table:table-cell>
          <table:table-cell office:value-type="float" office:value="2.864988" calcext:value-type="float">
            <text:p>2.864988</text:p>
          </table:table-cell>
          <table:table-cell office:value-type="float" office:value="5.339071" calcext:value-type="float">
            <text:p>5.339071</text:p>
          </table:table-cell>
          <table:table-cell office:value-type="float" office:value="8.508072" calcext:value-type="float">
            <text:p>8.508072</text:p>
          </table:table-cell>
          <table:table-cell office:value-type="float" office:value="9.087974" calcext:value-type="float">
            <text:p>9.087974</text:p>
          </table:table-cell>
          <table:table-cell office:value-type="float" office:value="9.115705" calcext:value-type="float">
            <text:p>9.115705</text:p>
          </table:table-cell>
          <table:table-cell office:value-type="float" office:value="11.33575" calcext:value-type="float">
            <text:p>11.33575</text:p>
          </table:table-cell>
          <table:table-cell office:value-type="float" office:value="12.71771" calcext:value-type="float">
            <text:p>12.71771</text:p>
          </table:table-cell>
          <table:table-cell office:value-type="float" office:value="12.98212" calcext:value-type="float">
            <text:p>12.98212</text:p>
          </table:table-cell>
          <table:table-cell office:value-type="float" office:value="0" calcext:value-type="float">
            <text:p>0</text:p>
          </table:table-cell>
          <table:table-cell office:value-type="float" office:value="9.514697" calcext:value-type="float">
            <text:p>9.51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8622" calcext:value-type="float">
            <text:p>1.2486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3.461098" calcext:value-type="float">
            <text:p>3.461098</text:p>
          </table:table-cell>
          <table:table-cell office:value-type="float" office:value="135.9024" calcext:value-type="float">
            <text:p>135.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6949" calcext:value-type="float">
            <text:p>40.56949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2830946" calcext:value-type="float">
            <text:p>0.0002830946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1730595" calcext:value-type="float">
            <text:p>0.001730595</text:p>
          </table:table-cell>
          <table:table-cell office:value-type="float" office:value="1160.385" calcext:value-type="float">
            <text:p>1160.385</text:p>
          </table:table-cell>
          <table:table-cell office:value-type="float" office:value="2.267342" calcext:value-type="float">
            <text:p>2.267342</text:p>
          </table:table-cell>
          <table:table-cell office:value-type="float" office:value="0" calcext:value-type="float">
            <text:p>0</text:p>
          </table:table-cell>
          <table:table-cell office:value-type="float" office:value="0.9889403" calcext:value-type="float">
            <text:p>0.9889403</text:p>
          </table:table-cell>
          <table:table-cell office:value-type="float" office:value="0.4260193" calcext:value-type="float">
            <text:p>0.4260193</text:p>
          </table:table-cell>
          <table:table-cell office:value-type="float" office:value="0.3703454" calcext:value-type="float">
            <text:p>0.3703454</text:p>
          </table:table-cell>
          <table:table-cell office:value-type="float" office:value="0.09813801" calcext:value-type="float">
            <text:p>0.09813801</text:p>
          </table:table-cell>
          <table:table-cell office:value-type="float" office:value="0.08760215" calcext:value-type="float">
            <text:p>0.08760215</text:p>
          </table:table-cell>
          <table:table-cell office:value-type="float" office:value="0.04103778" calcext:value-type="float">
            <text:p>0.04103778</text:p>
          </table:table-cell>
          <table:table-cell office:value-type="float" office:value="0.04735265" calcext:value-type="float">
            <text:p>0.04735265</text:p>
          </table:table-cell>
          <table:table-cell office:value-type="float" office:value="0.08259599" calcext:value-type="float">
            <text:p>0.08259599</text:p>
          </table:table-cell>
          <table:table-cell office:value-type="float" office:value="0.1494801" calcext:value-type="float">
            <text:p>0.1494801</text:p>
          </table:table-cell>
          <table:table-cell office:value-type="float" office:value="0.1567795" calcext:value-type="float">
            <text:p>0.1567795</text:p>
          </table:table-cell>
          <table:table-cell office:value-type="float" office:value="0.1573502" calcext:value-type="float">
            <text:p>0.1573502</text:p>
          </table:table-cell>
          <table:table-cell office:value-type="float" office:value="0.1804509" calcext:value-type="float">
            <text:p>0.1804509</text:p>
          </table:table-cell>
          <table:table-cell office:value-type="float" office:value="0.1952895" calcext:value-type="float">
            <text:p>0.1952895</text:p>
          </table:table-cell>
          <table:table-cell office:value-type="float" office:value="0.198369" calcext:value-type="float">
            <text:p>0.198369</text:p>
          </table:table-cell>
          <table:table-cell office:value-type="float" office:value="0" calcext:value-type="float">
            <text:p>0</text:p>
          </table:table-cell>
          <table:table-cell office:value-type="float" office:value="40.35488" calcext:value-type="float">
            <text:p>40.35488</text:p>
          </table:table-cell>
          <table:table-cell office:value-type="float" office:value="31.36408" calcext:value-type="float">
            <text:p>31.36408</text:p>
          </table:table-cell>
          <table:table-cell office:value-type="float" office:value="30.20099" calcext:value-type="float">
            <text:p>30.20099</text:p>
          </table:table-cell>
          <table:table-cell office:value-type="float" office:value="7.781721" calcext:value-type="float">
            <text:p>7.781721</text:p>
          </table:table-cell>
          <table:table-cell office:value-type="float" office:value="7.035424" calcext:value-type="float">
            <text:p>7.035424</text:p>
          </table:table-cell>
          <table:table-cell office:value-type="float" office:value="2.683819" calcext:value-type="float">
            <text:p>2.683819</text:p>
          </table:table-cell>
          <table:table-cell office:value-type="float" office:value="2.869998" calcext:value-type="float">
            <text:p>2.869998</text:p>
          </table:table-cell>
          <table:table-cell office:value-type="float" office:value="5.343549" calcext:value-type="float">
            <text:p>5.343549</text:p>
          </table:table-cell>
          <table:table-cell office:value-type="float" office:value="8.512764" calcext:value-type="float">
            <text:p>8.512764</text:p>
          </table:table-cell>
          <table:table-cell office:value-type="float" office:value="9.093063" calcext:value-type="float">
            <text:p>9.093063</text:p>
          </table:table-cell>
          <table:table-cell office:value-type="float" office:value="9.121492" calcext:value-type="float">
            <text:p>9.121492</text:p>
          </table:table-cell>
          <table:table-cell office:value-type="float" office:value="11.33843" calcext:value-type="float">
            <text:p>11.33843</text:p>
          </table:table-cell>
          <table:table-cell office:value-type="float" office:value="12.7188" calcext:value-type="float">
            <text:p>12.7188</text:p>
          </table:table-cell>
          <table:table-cell office:value-type="float" office:value="12.98314" calcext:value-type="float">
            <text:p>12.98314</text:p>
          </table:table-cell>
          <table:table-cell office:value-type="float" office:value="0" calcext:value-type="float">
            <text:p>0</text:p>
          </table:table-cell>
          <table:table-cell office:value-type="float" office:value="10.46618" calcext:value-type="float">
            <text:p>10.4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4912" calcext:value-type="float">
            <text:p>1.2649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3.438804" calcext:value-type="float">
            <text:p>3.438804</text:p>
          </table:table-cell>
          <table:table-cell office:value-type="float" office:value="135.9029" calcext:value-type="float">
            <text:p>135.9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8983" calcext:value-type="float">
            <text:p>40.58983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3661755" calcext:value-type="float">
            <text:p>0.0003661755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4275049" calcext:value-type="float">
            <text:p>0.004275049</text:p>
          </table:table-cell>
          <table:table-cell office:value-type="float" office:value="1160.382" calcext:value-type="float">
            <text:p>1160.382</text:p>
          </table:table-cell>
          <table:table-cell office:value-type="float" office:value="2.25438" calcext:value-type="float">
            <text:p>2.25438</text:p>
          </table:table-cell>
          <table:table-cell office:value-type="float" office:value="0" calcext:value-type="float">
            <text:p>0</text:p>
          </table:table-cell>
          <table:table-cell office:value-type="float" office:value="1.540167" calcext:value-type="float">
            <text:p>1.540167</text:p>
          </table:table-cell>
          <table:table-cell office:value-type="float" office:value="0.5196901" calcext:value-type="float">
            <text:p>0.5196901</text:p>
          </table:table-cell>
          <table:table-cell office:value-type="float" office:value="0.4354652" calcext:value-type="float">
            <text:p>0.4354652</text:p>
          </table:table-cell>
          <table:table-cell office:value-type="float" office:value="0.1030724" calcext:value-type="float">
            <text:p>0.1030724</text:p>
          </table:table-cell>
          <table:table-cell office:value-type="float" office:value="0.09537818" calcext:value-type="float">
            <text:p>0.09537818</text:p>
          </table:table-cell>
          <table:table-cell office:value-type="float" office:value="0.04124286" calcext:value-type="float">
            <text:p>0.04124286</text:p>
          </table:table-cell>
          <table:table-cell office:value-type="float" office:value="0.0485671" calcext:value-type="float">
            <text:p>0.0485671</text:p>
          </table:table-cell>
          <table:table-cell office:value-type="float" office:value="0.08340018" calcext:value-type="float">
            <text:p>0.08340018</text:p>
          </table:table-cell>
          <table:table-cell office:value-type="float" office:value="0.1525982" calcext:value-type="float">
            <text:p>0.1525982</text:p>
          </table:table-cell>
          <table:table-cell office:value-type="float" office:value="0.1574831" calcext:value-type="float">
            <text:p>0.1574831</text:p>
          </table:table-cell>
          <table:table-cell office:value-type="float" office:value="0.1573493" calcext:value-type="float">
            <text:p>0.1573493</text:p>
          </table:table-cell>
          <table:table-cell office:value-type="float" office:value="0.1811954" calcext:value-type="float">
            <text:p>0.1811954</text:p>
          </table:table-cell>
          <table:table-cell office:value-type="float" office:value="0.1953825" calcext:value-type="float">
            <text:p>0.1953825</text:p>
          </table:table-cell>
          <table:table-cell office:value-type="float" office:value="0.198379" calcext:value-type="float">
            <text:p>0.198379</text:p>
          </table:table-cell>
          <table:table-cell office:value-type="float" office:value="0" calcext:value-type="float">
            <text:p>0</text:p>
          </table:table-cell>
          <table:table-cell office:value-type="float" office:value="40.50487" calcext:value-type="float">
            <text:p>40.50487</text:p>
          </table:table-cell>
          <table:table-cell office:value-type="float" office:value="31.42079" calcext:value-type="float">
            <text:p>31.42079</text:p>
          </table:table-cell>
          <table:table-cell office:value-type="float" office:value="30.24745" calcext:value-type="float">
            <text:p>30.24745</text:p>
          </table:table-cell>
          <table:table-cell office:value-type="float" office:value="7.793485" calcext:value-type="float">
            <text:p>7.793485</text:p>
          </table:table-cell>
          <table:table-cell office:value-type="float" office:value="7.046523" calcext:value-type="float">
            <text:p>7.046523</text:p>
          </table:table-cell>
          <table:table-cell office:value-type="float" office:value="2.68791" calcext:value-type="float">
            <text:p>2.68791</text:p>
          </table:table-cell>
          <table:table-cell office:value-type="float" office:value="2.874562" calcext:value-type="float">
            <text:p>2.874562</text:p>
          </table:table-cell>
          <table:table-cell office:value-type="float" office:value="5.348196" calcext:value-type="float">
            <text:p>5.348196</text:p>
          </table:table-cell>
          <table:table-cell office:value-type="float" office:value="8.518209" calcext:value-type="float">
            <text:p>8.518209</text:p>
          </table:table-cell>
          <table:table-cell office:value-type="float" office:value="9.098152" calcext:value-type="float">
            <text:p>9.098152</text:p>
          </table:table-cell>
          <table:table-cell office:value-type="float" office:value="9.127048" calcext:value-type="float">
            <text:p>9.127048</text:p>
          </table:table-cell>
          <table:table-cell office:value-type="float" office:value="11.34123" calcext:value-type="float">
            <text:p>11.34123</text:p>
          </table:table-cell>
          <table:table-cell office:value-type="float" office:value="12.7199" calcext:value-type="float">
            <text:p>12.7199</text:p>
          </table:table-cell>
          <table:table-cell office:value-type="float" office:value="12.98417" calcext:value-type="float">
            <text:p>12.98417</text:p>
          </table:table-cell>
          <table:table-cell office:value-type="float" office:value="0" calcext:value-type="float">
            <text:p>0</text:p>
          </table:table-cell>
          <table:table-cell office:value-type="float" office:value="21.54362" calcext:value-type="float">
            <text:p>21.5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917" calcext:value-type="float">
            <text:p>1.2859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3.414591" calcext:value-type="float">
            <text:p>3.414591</text:p>
          </table:table-cell>
          <table:table-cell office:value-type="float" office:value="135.9031" calcext:value-type="float">
            <text:p>135.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1274" calcext:value-type="float">
            <text:p>40.61274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3912086" calcext:value-type="float">
            <text:p>0.0003912086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6022661" calcext:value-type="float">
            <text:p>0.006022661</text:p>
          </table:table-cell>
          <table:table-cell office:value-type="float" office:value="1160.381" calcext:value-type="float">
            <text:p>1160.381</text:p>
          </table:table-cell>
          <table:table-cell office:value-type="float" office:value="2.242766" calcext:value-type="float">
            <text:p>2.242766</text:p>
          </table:table-cell>
          <table:table-cell office:value-type="float" office:value="0" calcext:value-type="float">
            <text:p>0</text:p>
          </table:table-cell>
          <table:table-cell office:value-type="float" office:value="1.3628" calcext:value-type="float">
            <text:p>1.3628</text:p>
          </table:table-cell>
          <table:table-cell office:value-type="float" office:value="0.5744342" calcext:value-type="float">
            <text:p>0.5744342</text:p>
          </table:table-cell>
          <table:table-cell office:value-type="float" office:value="0.4833173" calcext:value-type="float">
            <text:p>0.4833173</text:p>
          </table:table-cell>
          <table:table-cell office:value-type="float" office:value="0.1113305" calcext:value-type="float">
            <text:p>0.1113305</text:p>
          </table:table-cell>
          <table:table-cell office:value-type="float" office:value="0.1047055" calcext:value-type="float">
            <text:p>0.1047055</text:p>
          </table:table-cell>
          <table:table-cell office:value-type="float" office:value="0.04333223" calcext:value-type="float">
            <text:p>0.04333223</text:p>
          </table:table-cell>
          <table:table-cell office:value-type="float" office:value="0.0500589" calcext:value-type="float">
            <text:p>0.0500589</text:p>
          </table:table-cell>
          <table:table-cell office:value-type="float" office:value="0.08397797" calcext:value-type="float">
            <text:p>0.08397797</text:p>
          </table:table-cell>
          <table:table-cell office:value-type="float" office:value="0.1537799" calcext:value-type="float">
            <text:p>0.1537799</text:p>
          </table:table-cell>
          <table:table-cell office:value-type="float" office:value="0.1578092" calcext:value-type="float">
            <text:p>0.1578092</text:p>
          </table:table-cell>
          <table:table-cell office:value-type="float" office:value="0.1573592" calcext:value-type="float">
            <text:p>0.1573592</text:p>
          </table:table-cell>
          <table:table-cell office:value-type="float" office:value="0.1817015" calcext:value-type="float">
            <text:p>0.1817015</text:p>
          </table:table-cell>
          <table:table-cell office:value-type="float" office:value="0.1955852" calcext:value-type="float">
            <text:p>0.1955852</text:p>
          </table:table-cell>
          <table:table-cell office:value-type="float" office:value="0.1983889" calcext:value-type="float">
            <text:p>0.1983889</text:p>
          </table:table-cell>
          <table:table-cell office:value-type="float" office:value="0" calcext:value-type="float">
            <text:p>0</text:p>
          </table:table-cell>
          <table:table-cell office:value-type="float" office:value="40.6778" calcext:value-type="float">
            <text:p>40.6778</text:p>
          </table:table-cell>
          <table:table-cell office:value-type="float" office:value="31.50179" calcext:value-type="float">
            <text:p>31.50179</text:p>
          </table:table-cell>
          <table:table-cell office:value-type="float" office:value="30.31308" calcext:value-type="float">
            <text:p>30.31308</text:p>
          </table:table-cell>
          <table:table-cell office:value-type="float" office:value="7.807558" calcext:value-type="float">
            <text:p>7.807558</text:p>
          </table:table-cell>
          <table:table-cell office:value-type="float" office:value="7.060689" calcext:value-type="float">
            <text:p>7.060689</text:p>
          </table:table-cell>
          <table:table-cell office:value-type="float" office:value="2.692179" calcext:value-type="float">
            <text:p>2.692179</text:p>
          </table:table-cell>
          <table:table-cell office:value-type="float" office:value="2.879224" calcext:value-type="float">
            <text:p>2.879224</text:p>
          </table:table-cell>
          <table:table-cell office:value-type="float" office:value="5.352891" calcext:value-type="float">
            <text:p>5.352891</text:p>
          </table:table-cell>
          <table:table-cell office:value-type="float" office:value="8.52387" calcext:value-type="float">
            <text:p>8.52387</text:p>
          </table:table-cell>
          <table:table-cell office:value-type="float" office:value="9.10322" calcext:value-type="float">
            <text:p>9.10322</text:p>
          </table:table-cell>
          <table:table-cell office:value-type="float" office:value="9.132456" calcext:value-type="float">
            <text:p>9.132456</text:p>
          </table:table-cell>
          <table:table-cell office:value-type="float" office:value="11.34414" calcext:value-type="float">
            <text:p>11.34414</text:p>
          </table:table-cell>
          <table:table-cell office:value-type="float" office:value="12.72106" calcext:value-type="float">
            <text:p>12.72106</text:p>
          </table:table-cell>
          <table:table-cell office:value-type="float" office:value="12.98525" calcext:value-type="float">
            <text:p>12.98525</text:p>
          </table:table-cell>
          <table:table-cell office:value-type="float" office:value="0" calcext:value-type="float">
            <text:p>0</text:p>
          </table:table-cell>
          <table:table-cell office:value-type="float" office:value="17.82904" calcext:value-type="float">
            <text:p>17.8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9108" calcext:value-type="float">
            <text:p>1.3091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3.387918" calcext:value-type="float">
            <text:p>3.387918</text:p>
          </table:table-cell>
          <table:table-cell office:value-type="float" office:value="135.9032" calcext:value-type="float">
            <text:p>135.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3737" calcext:value-type="float">
            <text:p>40.63737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055521" calcext:value-type="float">
            <text:p>0.0004055521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735952" calcext:value-type="float">
            <text:p>0.00735952</text:p>
          </table:table-cell>
          <table:table-cell office:value-type="float" office:value="1160.38" calcext:value-type="float">
            <text:p>1160.38</text:p>
          </table:table-cell>
          <table:table-cell office:value-type="float" office:value="2.231141" calcext:value-type="float">
            <text:p>2.231141</text:p>
          </table:table-cell>
          <table:table-cell office:value-type="float" office:value="0" calcext:value-type="float">
            <text:p>0</text:p>
          </table:table-cell>
          <table:table-cell office:value-type="float" office:value="1.564448" calcext:value-type="float">
            <text:p>1.564448</text:p>
          </table:table-cell>
          <table:table-cell office:value-type="float" office:value="0.6335632" calcext:value-type="float">
            <text:p>0.6335632</text:p>
          </table:table-cell>
          <table:table-cell office:value-type="float" office:value="0.5291016" calcext:value-type="float">
            <text:p>0.5291016</text:p>
          </table:table-cell>
          <table:table-cell office:value-type="float" office:value="0.1200231" calcext:value-type="float">
            <text:p>0.1200231</text:p>
          </table:table-cell>
          <table:table-cell office:value-type="float" office:value="0.1127206" calcext:value-type="float">
            <text:p>0.1127206</text:p>
          </table:table-cell>
          <table:table-cell office:value-type="float" office:value="0.04550173" calcext:value-type="float">
            <text:p>0.04550173</text:p>
          </table:table-cell>
          <table:table-cell office:value-type="float" office:value="0.0514593" calcext:value-type="float">
            <text:p>0.0514593</text:p>
          </table:table-cell>
          <table:table-cell office:value-type="float" office:value="0.08446235" calcext:value-type="float">
            <text:p>0.08446235</text:p>
          </table:table-cell>
          <table:table-cell office:value-type="float" office:value="0.154325" calcext:value-type="float">
            <text:p>0.154325</text:p>
          </table:table-cell>
          <table:table-cell office:value-type="float" office:value="0.1579833" calcext:value-type="float">
            <text:p>0.1579833</text:p>
          </table:table-cell>
          <table:table-cell office:value-type="float" office:value="0.1573931" calcext:value-type="float">
            <text:p>0.1573931</text:p>
          </table:table-cell>
          <table:table-cell office:value-type="float" office:value="0.1819854" calcext:value-type="float">
            <text:p>0.1819854</text:p>
          </table:table-cell>
          <table:table-cell office:value-type="float" office:value="0.1956744" calcext:value-type="float">
            <text:p>0.1956744</text:p>
          </table:table-cell>
          <table:table-cell office:value-type="float" office:value="0.1983989" calcext:value-type="float">
            <text:p>0.1983989</text:p>
          </table:table-cell>
          <table:table-cell office:value-type="float" office:value="0" calcext:value-type="float">
            <text:p>0</text:p>
          </table:table-cell>
          <table:table-cell office:value-type="float" office:value="40.84897" calcext:value-type="float">
            <text:p>40.84897</text:p>
          </table:table-cell>
          <table:table-cell office:value-type="float" office:value="31.6003" calcext:value-type="float">
            <text:p>31.6003</text:p>
          </table:table-cell>
          <table:table-cell office:value-type="float" office:value="30.39307" calcext:value-type="float">
            <text:p>30.39307</text:p>
          </table:table-cell>
          <table:table-cell office:value-type="float" office:value="7.824342" calcext:value-type="float">
            <text:p>7.824342</text:p>
          </table:table-cell>
          <table:table-cell office:value-type="float" office:value="7.077851" calcext:value-type="float">
            <text:p>7.077851</text:p>
          </table:table-cell>
          <table:table-cell office:value-type="float" office:value="2.696917" calcext:value-type="float">
            <text:p>2.696917</text:p>
          </table:table-cell>
          <table:table-cell office:value-type="float" office:value="2.884119" calcext:value-type="float">
            <text:p>2.884119</text:p>
          </table:table-cell>
          <table:table-cell office:value-type="float" office:value="5.357652" calcext:value-type="float">
            <text:p>5.357652</text:p>
          </table:table-cell>
          <table:table-cell office:value-type="float" office:value="8.529538" calcext:value-type="float">
            <text:p>8.529538</text:p>
          </table:table-cell>
          <table:table-cell office:value-type="float" office:value="9.108232" calcext:value-type="float">
            <text:p>9.108232</text:p>
          </table:table-cell>
          <table:table-cell office:value-type="float" office:value="9.137768" calcext:value-type="float">
            <text:p>9.137768</text:p>
          </table:table-cell>
          <table:table-cell office:value-type="float" office:value="11.34709" calcext:value-type="float">
            <text:p>11.34709</text:p>
          </table:table-cell>
          <table:table-cell office:value-type="float" office:value="12.72224" calcext:value-type="float">
            <text:p>12.72224</text:p>
          </table:table-cell>
          <table:table-cell office:value-type="float" office:value="12.98633" calcext:value-type="float">
            <text:p>12.98633</text:p>
          </table:table-cell>
          <table:table-cell office:value-type="float" office:value="0" calcext:value-type="float">
            <text:p>0</text:p>
          </table:table-cell>
          <table:table-cell office:value-type="float" office:value="16.08249" calcext:value-type="float">
            <text:p>16.0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4859" calcext:value-type="float">
            <text:p>1.3348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3.362329" calcext:value-type="float">
            <text:p>3.362329</text:p>
          </table:table-cell>
          <table:table-cell office:value-type="float" office:value="135.903" calcext:value-type="float">
            <text:p>135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8216" calcext:value-type="float">
            <text:p>40.68216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14872" calcext:value-type="float">
            <text:p>0.000414872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8369537" calcext:value-type="float">
            <text:p>0.008369537</text:p>
          </table:table-cell>
          <table:table-cell office:value-type="float" office:value="1160.342" calcext:value-type="float">
            <text:p>1160.342</text:p>
          </table:table-cell>
          <table:table-cell office:value-type="float" office:value="2.221323" calcext:value-type="float">
            <text:p>2.221323</text:p>
          </table:table-cell>
          <table:table-cell office:value-type="float" office:value="0" calcext:value-type="float">
            <text:p>0</text:p>
          </table:table-cell>
          <table:table-cell office:value-type="float" office:value="5.076039" calcext:value-type="float">
            <text:p>5.076039</text:p>
          </table:table-cell>
          <table:table-cell office:value-type="float" office:value="1.910425" calcext:value-type="float">
            <text:p>1.910425</text:p>
          </table:table-cell>
          <table:table-cell office:value-type="float" office:value="0.5317631" calcext:value-type="float">
            <text:p>0.5317631</text:p>
          </table:table-cell>
          <table:table-cell office:value-type="float" office:value="0.121268" calcext:value-type="float">
            <text:p>0.121268</text:p>
          </table:table-cell>
          <table:table-cell office:value-type="float" office:value="0.1156293" calcext:value-type="float">
            <text:p>0.1156293</text:p>
          </table:table-cell>
          <table:table-cell office:value-type="float" office:value="0.04723516" calcext:value-type="float">
            <text:p>0.04723516</text:p>
          </table:table-cell>
          <table:table-cell office:value-type="float" office:value="0.05288459" calcext:value-type="float">
            <text:p>0.05288459</text:p>
          </table:table-cell>
          <table:table-cell office:value-type="float" office:value="0.08494721" calcext:value-type="float">
            <text:p>0.08494721</text:p>
          </table:table-cell>
          <table:table-cell office:value-type="float" office:value="0.1546671" calcext:value-type="float">
            <text:p>0.1546671</text:p>
          </table:table-cell>
          <table:table-cell office:value-type="float" office:value="0.1581022" calcext:value-type="float">
            <text:p>0.1581022</text:p>
          </table:table-cell>
          <table:table-cell office:value-type="float" office:value="0.157444" calcext:value-type="float">
            <text:p>0.157444</text:p>
          </table:table-cell>
          <table:table-cell office:value-type="float" office:value="0.1821612" calcext:value-type="float">
            <text:p>0.1821612</text:p>
          </table:table-cell>
          <table:table-cell office:value-type="float" office:value="0.1957238" calcext:value-type="float">
            <text:p>0.1957238</text:p>
          </table:table-cell>
          <table:table-cell office:value-type="float" office:value="0.1984089" calcext:value-type="float">
            <text:p>0.1984089</text:p>
          </table:table-cell>
          <table:table-cell office:value-type="float" office:value="0" calcext:value-type="float">
            <text:p>0</text:p>
          </table:table-cell>
          <table:table-cell office:value-type="float" office:value="36.21686" calcext:value-type="float">
            <text:p>36.21686</text:p>
          </table:table-cell>
          <table:table-cell office:value-type="float" office:value="33.3759" calcext:value-type="float">
            <text:p>33.3759</text:p>
          </table:table-cell>
          <table:table-cell office:value-type="float" office:value="30.48482" calcext:value-type="float">
            <text:p>30.48482</text:p>
          </table:table-cell>
          <table:table-cell office:value-type="float" office:value="7.843832" calcext:value-type="float">
            <text:p>7.843832</text:p>
          </table:table-cell>
          <table:table-cell office:value-type="float" office:value="7.09779" calcext:value-type="float">
            <text:p>7.09779</text:p>
          </table:table-cell>
          <table:table-cell office:value-type="float" office:value="2.702202" calcext:value-type="float">
            <text:p>2.702202</text:p>
          </table:table-cell>
          <table:table-cell office:value-type="float" office:value="2.889322" calcext:value-type="float">
            <text:p>2.889322</text:p>
          </table:table-cell>
          <table:table-cell office:value-type="float" office:value="5.362494" calcext:value-type="float">
            <text:p>5.362494</text:p>
          </table:table-cell>
          <table:table-cell office:value-type="float" office:value="8.535207" calcext:value-type="float">
            <text:p>8.535207</text:p>
          </table:table-cell>
          <table:table-cell office:value-type="float" office:value="9.113173" calcext:value-type="float">
            <text:p>9.113173</text:p>
          </table:table-cell>
          <table:table-cell office:value-type="float" office:value="9.143012" calcext:value-type="float">
            <text:p>9.143012</text:p>
          </table:table-cell>
          <table:table-cell office:value-type="float" office:value="11.35003" calcext:value-type="float">
            <text:p>11.35003</text:p>
          </table:table-cell>
          <table:table-cell office:value-type="float" office:value="12.72348" calcext:value-type="float">
            <text:p>12.72348</text:p>
          </table:table-cell>
          <table:table-cell office:value-type="float" office:value="12.98744" calcext:value-type="float">
            <text:p>12.98744</text:p>
          </table:table-cell>
          <table:table-cell office:value-type="float" office:value="0" calcext:value-type="float">
            <text:p>0</text:p>
          </table:table-cell>
          <table:table-cell office:value-type="float" office:value="10.93458" calcext:value-type="float">
            <text:p>10.9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9576" calcext:value-type="float">
            <text:p>1.3595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3.335582" calcext:value-type="float">
            <text:p>3.335582</text:p>
          </table:table-cell>
          <table:table-cell office:value-type="float" office:value="135.9027" calcext:value-type="float">
            <text:p>135.90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.98879" calcext:value-type="float">
            <text:p>40.98879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210089" calcext:value-type="float">
            <text:p>0.0004210089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9126419" calcext:value-type="float">
            <text:p>0.009126419</text:p>
          </table:table-cell>
          <table:table-cell office:value-type="float" office:value="1163.464" calcext:value-type="float">
            <text:p>1163.464</text:p>
          </table:table-cell>
          <table:table-cell office:value-type="float" office:value="2.209358" calcext:value-type="float">
            <text:p>2.209358</text:p>
          </table:table-cell>
          <table:table-cell office:value-type="float" office:value="0" calcext:value-type="float">
            <text:p>0</text:p>
          </table:table-cell>
          <table:table-cell office:value-type="float" office:value="1.937344" calcext:value-type="float">
            <text:p>1.937344</text:p>
          </table:table-cell>
          <table:table-cell office:value-type="float" office:value="1.521456" calcext:value-type="float">
            <text:p>1.521456</text:p>
          </table:table-cell>
          <table:table-cell office:value-type="float" office:value="102.8058" calcext:value-type="float">
            <text:p>102.8058</text:p>
          </table:table-cell>
          <table:table-cell office:value-type="float" office:value="0.1241798" calcext:value-type="float">
            <text:p>0.1241798</text:p>
          </table:table-cell>
          <table:table-cell office:value-type="float" office:value="0.1174934" calcext:value-type="float">
            <text:p>0.1174934</text:p>
          </table:table-cell>
          <table:table-cell office:value-type="float" office:value="0.04785378" calcext:value-type="float">
            <text:p>0.04785378</text:p>
          </table:table-cell>
          <table:table-cell office:value-type="float" office:value="0.05334515" calcext:value-type="float">
            <text:p>0.05334515</text:p>
          </table:table-cell>
          <table:table-cell office:value-type="float" office:value="0.08527622" calcext:value-type="float">
            <text:p>0.08527622</text:p>
          </table:table-cell>
          <table:table-cell office:value-type="float" office:value="0.1542486" calcext:value-type="float">
            <text:p>0.1542486</text:p>
          </table:table-cell>
          <table:table-cell office:value-type="float" office:value="0.1580538" calcext:value-type="float">
            <text:p>0.1580538</text:p>
          </table:table-cell>
          <table:table-cell office:value-type="float" office:value="0.157474" calcext:value-type="float">
            <text:p>0.157474</text:p>
          </table:table-cell>
          <table:table-cell office:value-type="float" office:value="0.1822196" calcext:value-type="float">
            <text:p>0.1822196</text:p>
          </table:table-cell>
          <table:table-cell office:value-type="float" office:value="0.1957697" calcext:value-type="float">
            <text:p>0.1957697</text:p>
          </table:table-cell>
          <table:table-cell office:value-type="float" office:value="0.1984189" calcext:value-type="float">
            <text:p>0.1984189</text:p>
          </table:table-cell>
          <table:table-cell office:value-type="float" office:value="0" calcext:value-type="float">
            <text:p>0</text:p>
          </table:table-cell>
          <table:table-cell office:value-type="float" office:value="36.65543" calcext:value-type="float">
            <text:p>36.65543</text:p>
          </table:table-cell>
          <table:table-cell office:value-type="float" office:value="33.75019" calcext:value-type="float">
            <text:p>33.75019</text:p>
          </table:table-cell>
          <table:table-cell office:value-type="float" office:value="35.8674" calcext:value-type="float">
            <text:p>35.8674</text:p>
          </table:table-cell>
          <table:table-cell office:value-type="float" office:value="7.86332" calcext:value-type="float">
            <text:p>7.86332</text:p>
          </table:table-cell>
          <table:table-cell office:value-type="float" office:value="7.117816" calcext:value-type="float">
            <text:p>7.117816</text:p>
          </table:table-cell>
          <table:table-cell office:value-type="float" office:value="2.707649" calcext:value-type="float">
            <text:p>2.707649</text:p>
          </table:table-cell>
          <table:table-cell office:value-type="float" office:value="2.894667" calcext:value-type="float">
            <text:p>2.894667</text:p>
          </table:table-cell>
          <table:table-cell office:value-type="float" office:value="5.367413" calcext:value-type="float">
            <text:p>5.367413</text:p>
          </table:table-cell>
          <table:table-cell office:value-type="float" office:value="8.541005" calcext:value-type="float">
            <text:p>8.541005</text:p>
          </table:table-cell>
          <table:table-cell office:value-type="float" office:value="9.11812" calcext:value-type="float">
            <text:p>9.11812</text:p>
          </table:table-cell>
          <table:table-cell office:value-type="float" office:value="9.148215" calcext:value-type="float">
            <text:p>9.148215</text:p>
          </table:table-cell>
          <table:table-cell office:value-type="float" office:value="11.35297" calcext:value-type="float">
            <text:p>11.35297</text:p>
          </table:table-cell>
          <table:table-cell office:value-type="float" office:value="12.72472" calcext:value-type="float">
            <text:p>12.72472</text:p>
          </table:table-cell>
          <table:table-cell office:value-type="float" office:value="12.98856" calcext:value-type="float">
            <text:p>12.98856</text:p>
          </table:table-cell>
          <table:table-cell office:value-type="float" office:value="0" calcext:value-type="float">
            <text:p>0</text:p>
          </table:table-cell>
          <table:table-cell office:value-type="float" office:value="9.96183" calcext:value-type="float">
            <text:p>9.96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5746" calcext:value-type="float">
            <text:p>1.3857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3.312902" calcext:value-type="float">
            <text:p>3.312902</text:p>
          </table:table-cell>
          <table:table-cell office:value-type="float" office:value="135.9024" calcext:value-type="float">
            <text:p>135.9024</text:p>
          </table:table-cell>
          <table:table-cell office:value-type="float" office:value="5" calcext:value-type="float">
            <text:p>5</text:p>
          </table:table-cell>
          <table:table-cell office:value-type="float" office:value="-0.0000368445" calcext:value-type="float">
            <text:p>-3.68445E-05</text:p>
          </table:table-cell>
          <table:table-cell office:value-type="float" office:value="41.09052" calcext:value-type="float">
            <text:p>41.09052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251401" calcext:value-type="float">
            <text:p>0.0004251401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09705004" calcext:value-type="float">
            <text:p>0.009705004</text:p>
          </table:table-cell>
          <table:table-cell office:value-type="float" office:value="1162.817" calcext:value-type="float">
            <text:p>1162.817</text:p>
          </table:table-cell>
          <table:table-cell office:value-type="float" office:value="2.201261" calcext:value-type="float">
            <text:p>2.201261</text:p>
          </table:table-cell>
          <table:table-cell office:value-type="float" office:value="0" calcext:value-type="float">
            <text:p>0</text:p>
          </table:table-cell>
          <table:table-cell office:value-type="float" office:value="1.801085" calcext:value-type="float">
            <text:p>1.801085</text:p>
          </table:table-cell>
          <table:table-cell office:value-type="float" office:value="3.393831" calcext:value-type="float">
            <text:p>3.393831</text:p>
          </table:table-cell>
          <table:table-cell office:value-type="float" office:value="138.4639" calcext:value-type="float">
            <text:p>138.4639</text:p>
          </table:table-cell>
          <table:table-cell office:value-type="float" office:value="0.118184" calcext:value-type="float">
            <text:p>0.118184</text:p>
          </table:table-cell>
          <table:table-cell office:value-type="float" office:value="0.112959" calcext:value-type="float">
            <text:p>0.112959</text:p>
          </table:table-cell>
          <table:table-cell office:value-type="float" office:value="0.04705073" calcext:value-type="float">
            <text:p>0.04705073</text:p>
          </table:table-cell>
          <table:table-cell office:value-type="float" office:value="0.05305717" calcext:value-type="float">
            <text:p>0.05305717</text:p>
          </table:table-cell>
          <table:table-cell office:value-type="float" office:value="0.085483" calcext:value-type="float">
            <text:p>0.085483</text:p>
          </table:table-cell>
          <table:table-cell office:value-type="float" office:value="0.153988" calcext:value-type="float">
            <text:p>0.153988</text:p>
          </table:table-cell>
          <table:table-cell office:value-type="float" office:value="0.1580445" calcext:value-type="float">
            <text:p>0.1580445</text:p>
          </table:table-cell>
          <table:table-cell office:value-type="float" office:value="0.1575174" calcext:value-type="float">
            <text:p>0.1575174</text:p>
          </table:table-cell>
          <table:table-cell office:value-type="float" office:value="0.1823293" calcext:value-type="float">
            <text:p>0.1823293</text:p>
          </table:table-cell>
          <table:table-cell office:value-type="float" office:value="0.1958224" calcext:value-type="float">
            <text:p>0.1958224</text:p>
          </table:table-cell>
          <table:table-cell office:value-type="float" office:value="0.1984289" calcext:value-type="float">
            <text:p>0.1984289</text:p>
          </table:table-cell>
          <table:table-cell office:value-type="float" office:value="0" calcext:value-type="float">
            <text:p>0</text:p>
          </table:table-cell>
          <table:table-cell office:value-type="float" office:value="36.90824" calcext:value-type="float">
            <text:p>36.90824</text:p>
          </table:table-cell>
          <table:table-cell office:value-type="float" office:value="34.60927" calcext:value-type="float">
            <text:p>34.60927</text:p>
          </table:table-cell>
          <table:table-cell office:value-type="float" office:value="36.84242" calcext:value-type="float">
            <text:p>36.84242</text:p>
          </table:table-cell>
          <table:table-cell office:value-type="float" office:value="7.881979" calcext:value-type="float">
            <text:p>7.881979</text:p>
          </table:table-cell>
          <table:table-cell office:value-type="float" office:value="7.137256" calcext:value-type="float">
            <text:p>7.137256</text:p>
          </table:table-cell>
          <table:table-cell office:value-type="float" office:value="2.713102" calcext:value-type="float">
            <text:p>2.713102</text:p>
          </table:table-cell>
          <table:table-cell office:value-type="float" office:value="2.900048" calcext:value-type="float">
            <text:p>2.900048</text:p>
          </table:table-cell>
          <table:table-cell office:value-type="float" office:value="5.372387" calcext:value-type="float">
            <text:p>5.372387</text:p>
          </table:table-cell>
          <table:table-cell office:value-type="float" office:value="8.546783" calcext:value-type="float">
            <text:p>8.546783</text:p>
          </table:table-cell>
          <table:table-cell office:value-type="float" office:value="9.123055" calcext:value-type="float">
            <text:p>9.123055</text:p>
          </table:table-cell>
          <table:table-cell office:value-type="float" office:value="9.153366" calcext:value-type="float">
            <text:p>9.153366</text:p>
          </table:table-cell>
          <table:table-cell office:value-type="float" office:value="11.35592" calcext:value-type="float">
            <text:p>11.35592</text:p>
          </table:table-cell>
          <table:table-cell office:value-type="float" office:value="12.72596" calcext:value-type="float">
            <text:p>12.72596</text:p>
          </table:table-cell>
          <table:table-cell office:value-type="float" office:value="12.98965" calcext:value-type="float">
            <text:p>12.98965</text:p>
          </table:table-cell>
          <table:table-cell office:value-type="float" office:value="0" calcext:value-type="float">
            <text:p>0</text:p>
          </table:table-cell>
          <table:table-cell office:value-type="float" office:value="7.442751" calcext:value-type="float">
            <text:p>7.442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7773" calcext:value-type="float">
            <text:p>1.4077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3.286025" calcext:value-type="float">
            <text:p>3.286025</text:p>
          </table:table-cell>
          <table:table-cell office:value-type="float" office:value="135.9017" calcext:value-type="float">
            <text:p>135.9017</text:p>
          </table:table-cell>
          <table:table-cell office:value-type="float" office:value="5" calcext:value-type="float">
            <text:p>5</text:p>
          </table:table-cell>
          <table:table-cell office:value-type="float" office:value="-0.00009594376" calcext:value-type="float">
            <text:p>-9.594376E-05</text:p>
          </table:table-cell>
          <table:table-cell office:value-type="float" office:value="41.20015" calcext:value-type="float">
            <text:p>41.20015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280451" calcext:value-type="float">
            <text:p>0.0004280451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016711" calcext:value-type="float">
            <text:p>0.01016711</text:p>
          </table:table-cell>
          <table:table-cell office:value-type="float" office:value="1163.365" calcext:value-type="float">
            <text:p>1163.365</text:p>
          </table:table-cell>
          <table:table-cell office:value-type="float" office:value="2.189551" calcext:value-type="float">
            <text:p>2.189551</text:p>
          </table:table-cell>
          <table:table-cell office:value-type="float" office:value="0" calcext:value-type="float">
            <text:p>0</text:p>
          </table:table-cell>
          <table:table-cell office:value-type="float" office:value="1.696354" calcext:value-type="float">
            <text:p>1.696354</text:p>
          </table:table-cell>
          <table:table-cell office:value-type="float" office:value="2.408905" calcext:value-type="float">
            <text:p>2.408905</text:p>
          </table:table-cell>
          <table:table-cell office:value-type="float" office:value="98.42783" calcext:value-type="float">
            <text:p>98.42783</text:p>
          </table:table-cell>
          <table:table-cell office:value-type="float" office:value="0.1270832" calcext:value-type="float">
            <text:p>0.1270832</text:p>
          </table:table-cell>
          <table:table-cell office:value-type="float" office:value="0.1187501" calcext:value-type="float">
            <text:p>0.1187501</text:p>
          </table:table-cell>
          <table:table-cell office:value-type="float" office:value="0.04788775" calcext:value-type="float">
            <text:p>0.04788775</text:p>
          </table:table-cell>
          <table:table-cell office:value-type="float" office:value="0.05318816" calcext:value-type="float">
            <text:p>0.05318816</text:p>
          </table:table-cell>
          <table:table-cell office:value-type="float" office:value="0.08556113" calcext:value-type="float">
            <text:p>0.08556113</text:p>
          </table:table-cell>
          <table:table-cell office:value-type="float" office:value="0.1540006" calcext:value-type="float">
            <text:p>0.1540006</text:p>
          </table:table-cell>
          <table:table-cell office:value-type="float" office:value="0.1581008" calcext:value-type="float">
            <text:p>0.1581008</text:p>
          </table:table-cell>
          <table:table-cell office:value-type="float" office:value="0.1575762" calcext:value-type="float">
            <text:p>0.1575762</text:p>
          </table:table-cell>
          <table:table-cell office:value-type="float" office:value="0.1823839" calcext:value-type="float">
            <text:p>0.1823839</text:p>
          </table:table-cell>
          <table:table-cell office:value-type="float" office:value="0.195861" calcext:value-type="float">
            <text:p>0.195861</text:p>
          </table:table-cell>
          <table:table-cell office:value-type="float" office:value="0.1984389" calcext:value-type="float">
            <text:p>0.1984389</text:p>
          </table:table-cell>
          <table:table-cell office:value-type="float" office:value="0" calcext:value-type="float">
            <text:p>0</text:p>
          </table:table-cell>
          <table:table-cell office:value-type="float" office:value="37.12033" calcext:value-type="float">
            <text:p>37.12033</text:p>
          </table:table-cell>
          <table:table-cell office:value-type="float" office:value="35.53624" calcext:value-type="float">
            <text:p>35.53624</text:p>
          </table:table-cell>
          <table:table-cell office:value-type="float" office:value="37.92995" calcext:value-type="float">
            <text:p>37.92995</text:p>
          </table:table-cell>
          <table:table-cell office:value-type="float" office:value="7.9004" calcext:value-type="float">
            <text:p>7.9004</text:p>
          </table:table-cell>
          <table:table-cell office:value-type="float" office:value="7.156155" calcext:value-type="float">
            <text:p>7.156155</text:p>
          </table:table-cell>
          <table:table-cell office:value-type="float" office:value="2.718407" calcext:value-type="float">
            <text:p>2.718407</text:p>
          </table:table-cell>
          <table:table-cell office:value-type="float" office:value="2.905328" calcext:value-type="float">
            <text:p>2.905328</text:p>
          </table:table-cell>
          <table:table-cell office:value-type="float" office:value="5.377376" calcext:value-type="float">
            <text:p>5.377376</text:p>
          </table:table-cell>
          <table:table-cell office:value-type="float" office:value="8.552543" calcext:value-type="float">
            <text:p>8.552543</text:p>
          </table:table-cell>
          <table:table-cell office:value-type="float" office:value="9.127915" calcext:value-type="float">
            <text:p>9.127915</text:p>
          </table:table-cell>
          <table:table-cell office:value-type="float" office:value="9.158499" calcext:value-type="float">
            <text:p>9.158499</text:p>
          </table:table-cell>
          <table:table-cell office:value-type="float" office:value="11.35887" calcext:value-type="float">
            <text:p>11.35887</text:p>
          </table:table-cell>
          <table:table-cell office:value-type="float" office:value="12.7272" calcext:value-type="float">
            <text:p>12.7272</text:p>
          </table:table-cell>
          <table:table-cell office:value-type="float" office:value="12.99075" calcext:value-type="float">
            <text:p>12.99075</text:p>
          </table:table-cell>
          <table:table-cell office:value-type="float" office:value="0" calcext:value-type="float">
            <text:p>0</text:p>
          </table:table-cell>
          <table:table-cell office:value-type="float" office:value="6.554881" calcext:value-type="float">
            <text:p>6.554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4408" calcext:value-type="float">
            <text:p>1.4344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3.254492" calcext:value-type="float">
            <text:p>3.254492</text:p>
          </table:table-cell>
          <table:table-cell office:value-type="float" office:value="135.9005" calcext:value-type="float">
            <text:p>135.9005</text:p>
          </table:table-cell>
          <table:table-cell office:value-type="float" office:value="5" calcext:value-type="float">
            <text:p>5</text:p>
          </table:table-cell>
          <table:table-cell office:value-type="float" office:value="-0.0002000124" calcext:value-type="float">
            <text:p>-0.0002000124</text:p>
          </table:table-cell>
          <table:table-cell office:value-type="float" office:value="41.30606" calcext:value-type="float">
            <text:p>41.30606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01989" calcext:value-type="float">
            <text:p>0.0004301989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055245" calcext:value-type="float">
            <text:p>0.01055245</text:p>
          </table:table-cell>
          <table:table-cell office:value-type="float" office:value="1163.843" calcext:value-type="float">
            <text:p>1163.843</text:p>
          </table:table-cell>
          <table:table-cell office:value-type="float" office:value="2.173543" calcext:value-type="float">
            <text:p>2.173543</text:p>
          </table:table-cell>
          <table:table-cell office:value-type="float" office:value="0" calcext:value-type="float">
            <text:p>0</text:p>
          </table:table-cell>
          <table:table-cell office:value-type="float" office:value="1.434964" calcext:value-type="float">
            <text:p>1.434964</text:p>
          </table:table-cell>
          <table:table-cell office:value-type="float" office:value="1.79646" calcext:value-type="float">
            <text:p>1.79646</text:p>
          </table:table-cell>
          <table:table-cell office:value-type="float" office:value="63.34675" calcext:value-type="float">
            <text:p>63.34675</text:p>
          </table:table-cell>
          <table:table-cell office:value-type="float" office:value="0.1425748" calcext:value-type="float">
            <text:p>0.1425748</text:p>
          </table:table-cell>
          <table:table-cell office:value-type="float" office:value="0.1315409" calcext:value-type="float">
            <text:p>0.1315409</text:p>
          </table:table-cell>
          <table:table-cell office:value-type="float" office:value="0.05124912" calcext:value-type="float">
            <text:p>0.05124912</text:p>
          </table:table-cell>
          <table:table-cell office:value-type="float" office:value="0.05502587" calcext:value-type="float">
            <text:p>0.05502587</text:p>
          </table:table-cell>
          <table:table-cell office:value-type="float" office:value="0.08590108" calcext:value-type="float">
            <text:p>0.08590108</text:p>
          </table:table-cell>
          <table:table-cell office:value-type="float" office:value="0.1541089" calcext:value-type="float">
            <text:p>0.1541089</text:p>
          </table:table-cell>
          <table:table-cell office:value-type="float" office:value="0.1581765" calcext:value-type="float">
            <text:p>0.1581765</text:p>
          </table:table-cell>
          <table:table-cell office:value-type="float" office:value="0.1576417" calcext:value-type="float">
            <text:p>0.1576417</text:p>
          </table:table-cell>
          <table:table-cell office:value-type="float" office:value="0.1825142" calcext:value-type="float">
            <text:p>0.1825142</text:p>
          </table:table-cell>
          <table:table-cell office:value-type="float" office:value="0.1958683" calcext:value-type="float">
            <text:p>0.1958683</text:p>
          </table:table-cell>
          <table:table-cell office:value-type="float" office:value="0.1984489" calcext:value-type="float">
            <text:p>0.1984489</text:p>
          </table:table-cell>
          <table:table-cell office:value-type="float" office:value="0" calcext:value-type="float">
            <text:p>0</text:p>
          </table:table-cell>
          <table:table-cell office:value-type="float" office:value="37.30946" calcext:value-type="float">
            <text:p>37.30946</text:p>
          </table:table-cell>
          <table:table-cell office:value-type="float" office:value="36.15552" calcext:value-type="float">
            <text:p>36.15552</text:p>
          </table:table-cell>
          <table:table-cell office:value-type="float" office:value="39.18673" calcext:value-type="float">
            <text:p>39.18673</text:p>
          </table:table-cell>
          <table:table-cell office:value-type="float" office:value="7.923355" calcext:value-type="float">
            <text:p>7.923355</text:p>
          </table:table-cell>
          <table:table-cell office:value-type="float" office:value="7.178586" calcext:value-type="float">
            <text:p>7.178586</text:p>
          </table:table-cell>
          <table:table-cell office:value-type="float" office:value="2.724233" calcext:value-type="float">
            <text:p>2.724233</text:p>
          </table:table-cell>
          <table:table-cell office:value-type="float" office:value="2.910822" calcext:value-type="float">
            <text:p>2.910822</text:p>
          </table:table-cell>
          <table:table-cell office:value-type="float" office:value="5.382389" calcext:value-type="float">
            <text:p>5.382389</text:p>
          </table:table-cell>
          <table:table-cell office:value-type="float" office:value="8.558302" calcext:value-type="float">
            <text:p>8.558302</text:p>
          </table:table-cell>
          <table:table-cell office:value-type="float" office:value="9.132775" calcext:value-type="float">
            <text:p>9.132775</text:p>
          </table:table-cell>
          <table:table-cell office:value-type="float" office:value="9.163589" calcext:value-type="float">
            <text:p>9.163589</text:p>
          </table:table-cell>
          <table:table-cell office:value-type="float" office:value="11.36175" calcext:value-type="float">
            <text:p>11.36175</text:p>
          </table:table-cell>
          <table:table-cell office:value-type="float" office:value="12.72844" calcext:value-type="float">
            <text:p>12.72844</text:p>
          </table:table-cell>
          <table:table-cell office:value-type="float" office:value="12.9919" calcext:value-type="float">
            <text:p>12.9919</text:p>
          </table:table-cell>
          <table:table-cell office:value-type="float" office:value="0" calcext:value-type="float">
            <text:p>0</text:p>
          </table:table-cell>
          <table:table-cell office:value-type="float" office:value="5.371258" calcext:value-type="float">
            <text:p>5.37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6159" calcext:value-type="float">
            <text:p>1.4661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3.222229" calcext:value-type="float">
            <text:p>3.222229</text:p>
          </table:table-cell>
          <table:table-cell office:value-type="float" office:value="135.8991" calcext:value-type="float">
            <text:p>135.8991</text:p>
          </table:table-cell>
          <table:table-cell office:value-type="float" office:value="5" calcext:value-type="float">
            <text:p>5</text:p>
          </table:table-cell>
          <table:table-cell office:value-type="float" office:value="-0.0004022373" calcext:value-type="float">
            <text:p>-0.0004022373</text:p>
          </table:table-cell>
          <table:table-cell office:value-type="float" office:value="41.41321" calcext:value-type="float">
            <text:p>41.41321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19804" calcext:value-type="float">
            <text:p>0.0004319804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087802" calcext:value-type="float">
            <text:p>0.01087802</text:p>
          </table:table-cell>
          <table:table-cell office:value-type="float" office:value="1164.223" calcext:value-type="float">
            <text:p>1164.223</text:p>
          </table:table-cell>
          <table:table-cell office:value-type="float" office:value="2.160469" calcext:value-type="float">
            <text:p>2.160469</text:p>
          </table:table-cell>
          <table:table-cell office:value-type="float" office:value="0" calcext:value-type="float">
            <text:p>0</text:p>
          </table:table-cell>
          <table:table-cell office:value-type="float" office:value="1.028057" calcext:value-type="float">
            <text:p>1.028057</text:p>
          </table:table-cell>
          <table:table-cell office:value-type="float" office:value="1.4011" calcext:value-type="float">
            <text:p>1.4011</text:p>
          </table:table-cell>
          <table:table-cell office:value-type="float" office:value="34.51165" calcext:value-type="float">
            <text:p>34.51165</text:p>
          </table:table-cell>
          <table:table-cell office:value-type="float" office:value="0.1515757" calcext:value-type="float">
            <text:p>0.1515757</text:p>
          </table:table-cell>
          <table:table-cell office:value-type="float" office:value="0.1406794" calcext:value-type="float">
            <text:p>0.1406794</text:p>
          </table:table-cell>
          <table:table-cell office:value-type="float" office:value="0.05448266" calcext:value-type="float">
            <text:p>0.05448266</text:p>
          </table:table-cell>
          <table:table-cell office:value-type="float" office:value="0.057178" calcext:value-type="float">
            <text:p>0.057178</text:p>
          </table:table-cell>
          <table:table-cell office:value-type="float" office:value="0.08649377" calcext:value-type="float">
            <text:p>0.08649377</text:p>
          </table:table-cell>
          <table:table-cell office:value-type="float" office:value="0.154293" calcext:value-type="float">
            <text:p>0.154293</text:p>
          </table:table-cell>
          <table:table-cell office:value-type="float" office:value="0.1582609" calcext:value-type="float">
            <text:p>0.1582609</text:p>
          </table:table-cell>
          <table:table-cell office:value-type="float" office:value="0.1577187" calcext:value-type="float">
            <text:p>0.1577187</text:p>
          </table:table-cell>
          <table:table-cell office:value-type="float" office:value="0.1824996" calcext:value-type="float">
            <text:p>0.1824996</text:p>
          </table:table-cell>
          <table:table-cell office:value-type="float" office:value="0.1959015" calcext:value-type="float">
            <text:p>0.1959015</text:p>
          </table:table-cell>
          <table:table-cell office:value-type="float" office:value="0.1984589" calcext:value-type="float">
            <text:p>0.1984589</text:p>
          </table:table-cell>
          <table:table-cell office:value-type="float" office:value="0" calcext:value-type="float">
            <text:p>0</text:p>
          </table:table-cell>
          <table:table-cell office:value-type="float" office:value="37.45195" calcext:value-type="float">
            <text:p>37.45195</text:p>
          </table:table-cell>
          <table:table-cell office:value-type="float" office:value="36.6025" calcext:value-type="float">
            <text:p>36.6025</text:p>
          </table:table-cell>
          <table:table-cell office:value-type="float" office:value="40.60355" calcext:value-type="float">
            <text:p>40.60355</text:p>
          </table:table-cell>
          <table:table-cell office:value-type="float" office:value="7.951029" calcext:value-type="float">
            <text:p>7.951029</text:p>
          </table:table-cell>
          <table:table-cell office:value-type="float" office:value="7.205304" calcext:value-type="float">
            <text:p>7.205304</text:p>
          </table:table-cell>
          <table:table-cell office:value-type="float" office:value="2.730881" calcext:value-type="float">
            <text:p>2.730881</text:p>
          </table:table-cell>
          <table:table-cell office:value-type="float" office:value="2.916758" calcext:value-type="float">
            <text:p>2.916758</text:p>
          </table:table-cell>
          <table:table-cell office:value-type="float" office:value="5.387501" calcext:value-type="float">
            <text:p>5.387501</text:p>
          </table:table-cell>
          <table:table-cell office:value-type="float" office:value="8.564061" calcext:value-type="float">
            <text:p>8.564061</text:p>
          </table:table-cell>
          <table:table-cell office:value-type="float" office:value="9.137635" calcext:value-type="float">
            <text:p>9.137635</text:p>
          </table:table-cell>
          <table:table-cell office:value-type="float" office:value="9.16868" calcext:value-type="float">
            <text:p>9.16868</text:p>
          </table:table-cell>
          <table:table-cell office:value-type="float" office:value="11.3647" calcext:value-type="float">
            <text:p>11.3647</text:p>
          </table:table-cell>
          <table:table-cell office:value-type="float" office:value="12.72968" calcext:value-type="float">
            <text:p>12.72968</text:p>
          </table:table-cell>
          <table:table-cell office:value-type="float" office:value="12.99305" calcext:value-type="float">
            <text:p>12.99305</text:p>
          </table:table-cell>
          <table:table-cell office:value-type="float" office:value="0" calcext:value-type="float">
            <text:p>0</text:p>
          </table:table-cell>
          <table:table-cell office:value-type="float" office:value="3.859669" calcext:value-type="float">
            <text:p>3.85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8756" calcext:value-type="float">
            <text:p>1.4987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3.190123" calcext:value-type="float">
            <text:p>3.190123</text:p>
          </table:table-cell>
          <table:table-cell office:value-type="float" office:value="135.8975" calcext:value-type="float">
            <text:p>135.8975</text:p>
          </table:table-cell>
          <table:table-cell office:value-type="float" office:value="5" calcext:value-type="float">
            <text:p>5</text:p>
          </table:table-cell>
          <table:table-cell office:value-type="float" office:value="-0.0008336334" calcext:value-type="float">
            <text:p>-0.0008336334</text:p>
          </table:table-cell>
          <table:table-cell office:value-type="float" office:value="41.51591" calcext:value-type="float">
            <text:p>41.51591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33588" calcext:value-type="float">
            <text:p>0.0004333588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114447" calcext:value-type="float">
            <text:p>0.01114447</text:p>
          </table:table-cell>
          <table:table-cell office:value-type="float" office:value="1164.434" calcext:value-type="float">
            <text:p>1164.434</text:p>
          </table:table-cell>
          <table:table-cell office:value-type="float" office:value="2.146754" calcext:value-type="float">
            <text:p>2.146754</text:p>
          </table:table-cell>
          <table:table-cell office:value-type="float" office:value="0" calcext:value-type="float">
            <text:p>0</text:p>
          </table:table-cell>
          <table:table-cell office:value-type="float" office:value="0.7963722" calcext:value-type="float">
            <text:p>0.7963722</text:p>
          </table:table-cell>
          <table:table-cell office:value-type="float" office:value="1.063688" calcext:value-type="float">
            <text:p>1.063688</text:p>
          </table:table-cell>
          <table:table-cell office:value-type="float" office:value="16.83362" calcext:value-type="float">
            <text:p>16.83362</text:p>
          </table:table-cell>
          <table:table-cell office:value-type="float" office:value="0.1549567" calcext:value-type="float">
            <text:p>0.1549567</text:p>
          </table:table-cell>
          <table:table-cell office:value-type="float" office:value="0.1448786" calcext:value-type="float">
            <text:p>0.1448786</text:p>
          </table:table-cell>
          <table:table-cell office:value-type="float" office:value="0.05630619" calcext:value-type="float">
            <text:p>0.05630619</text:p>
          </table:table-cell>
          <table:table-cell office:value-type="float" office:value="0.05852545" calcext:value-type="float">
            <text:p>0.05852545</text:p>
          </table:table-cell>
          <table:table-cell office:value-type="float" office:value="0.08708727" calcext:value-type="float">
            <text:p>0.08708727</text:p>
          </table:table-cell>
          <table:table-cell office:value-type="float" office:value="0.1545296" calcext:value-type="float">
            <text:p>0.1545296</text:p>
          </table:table-cell>
          <table:table-cell office:value-type="float" office:value="0.1583532" calcext:value-type="float">
            <text:p>0.1583532</text:p>
          </table:table-cell>
          <table:table-cell office:value-type="float" office:value="0.157786" calcext:value-type="float">
            <text:p>0.157786</text:p>
          </table:table-cell>
          <table:table-cell office:value-type="float" office:value="0.1825303" calcext:value-type="float">
            <text:p>0.1825303</text:p>
          </table:table-cell>
          <table:table-cell office:value-type="float" office:value="0.1959231" calcext:value-type="float">
            <text:p>0.1959231</text:p>
          </table:table-cell>
          <table:table-cell office:value-type="float" office:value="0.1984689" calcext:value-type="float">
            <text:p>0.1984689</text:p>
          </table:table-cell>
          <table:table-cell office:value-type="float" office:value="0" calcext:value-type="float">
            <text:p>0</text:p>
          </table:table-cell>
          <table:table-cell office:value-type="float" office:value="37.55573" calcext:value-type="float">
            <text:p>37.55573</text:p>
          </table:table-cell>
          <table:table-cell office:value-type="float" office:value="36.91455" calcext:value-type="float">
            <text:p>36.91455</text:p>
          </table:table-cell>
          <table:table-cell office:value-type="float" office:value="42.0425" calcext:value-type="float">
            <text:p>42.0425</text:p>
          </table:table-cell>
          <table:table-cell office:value-type="float" office:value="7.980724" calcext:value-type="float">
            <text:p>7.980724</text:p>
          </table:table-cell>
          <table:table-cell office:value-type="float" office:value="7.234219" calcext:value-type="float">
            <text:p>7.234219</text:p>
          </table:table-cell>
          <table:table-cell office:value-type="float" office:value="2.738092" calcext:value-type="float">
            <text:p>2.738092</text:p>
          </table:table-cell>
          <table:table-cell office:value-type="float" office:value="2.923046" calcext:value-type="float">
            <text:p>2.923046</text:p>
          </table:table-cell>
          <table:table-cell office:value-type="float" office:value="5.392748" calcext:value-type="float">
            <text:p>5.392748</text:p>
          </table:table-cell>
          <table:table-cell office:value-type="float" office:value="8.56982" calcext:value-type="float">
            <text:p>8.56982</text:p>
          </table:table-cell>
          <table:table-cell office:value-type="float" office:value="9.142497" calcext:value-type="float">
            <text:p>9.142497</text:p>
          </table:table-cell>
          <table:table-cell office:value-type="float" office:value="9.173771" calcext:value-type="float">
            <text:p>9.173771</text:p>
          </table:table-cell>
          <table:table-cell office:value-type="float" office:value="11.36762" calcext:value-type="float">
            <text:p>11.36762</text:p>
          </table:table-cell>
          <table:table-cell office:value-type="float" office:value="12.73085" calcext:value-type="float">
            <text:p>12.73085</text:p>
          </table:table-cell>
          <table:table-cell office:value-type="float" office:value="12.99417" calcext:value-type="float">
            <text:p>12.99417</text:p>
          </table:table-cell>
          <table:table-cell office:value-type="float" office:value="0" calcext:value-type="float">
            <text:p>0</text:p>
          </table:table-cell>
          <table:table-cell office:value-type="float" office:value="2.766343" calcext:value-type="float">
            <text:p>2.766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1455" calcext:value-type="float">
            <text:p>1.5314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3.161029" calcext:value-type="float">
            <text:p>3.161029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5" calcext:value-type="float">
            <text:p>5</text:p>
          </table:table-cell>
          <table:table-cell office:value-type="float" office:value="-0.001672721" calcext:value-type="float">
            <text:p>-0.001672721</text:p>
          </table:table-cell>
          <table:table-cell office:value-type="float" office:value="41.60526" calcext:value-type="float">
            <text:p>41.60526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45492" calcext:value-type="float">
            <text:p>0.0004345492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137464" calcext:value-type="float">
            <text:p>0.01137464</text:p>
          </table:table-cell>
          <table:table-cell office:value-type="float" office:value="1164.527" calcext:value-type="float">
            <text:p>1164.527</text:p>
          </table:table-cell>
          <table:table-cell office:value-type="float" office:value="2.138722" calcext:value-type="float">
            <text:p>2.138722</text:p>
          </table:table-cell>
          <table:table-cell office:value-type="float" office:value="0" calcext:value-type="float">
            <text:p>0</text:p>
          </table:table-cell>
          <table:table-cell office:value-type="float" office:value="0.5865934" calcext:value-type="float">
            <text:p>0.5865934</text:p>
          </table:table-cell>
          <table:table-cell office:value-type="float" office:value="0.8140638" calcext:value-type="float">
            <text:p>0.8140638</text:p>
          </table:table-cell>
          <table:table-cell office:value-type="float" office:value="7.217807" calcext:value-type="float">
            <text:p>7.217807</text:p>
          </table:table-cell>
          <table:table-cell office:value-type="float" office:value="0.1490727" calcext:value-type="float">
            <text:p>0.1490727</text:p>
          </table:table-cell>
          <table:table-cell office:value-type="float" office:value="0.1423166" calcext:value-type="float">
            <text:p>0.1423166</text:p>
          </table:table-cell>
          <table:table-cell office:value-type="float" office:value="0.05648789" calcext:value-type="float">
            <text:p>0.05648789</text:p>
          </table:table-cell>
          <table:table-cell office:value-type="float" office:value="0.05896064" calcext:value-type="float">
            <text:p>0.05896064</text:p>
          </table:table-cell>
          <table:table-cell office:value-type="float" office:value="0.0875522" calcext:value-type="float">
            <text:p>0.0875522</text:p>
          </table:table-cell>
          <table:table-cell office:value-type="float" office:value="0.1547831" calcext:value-type="float">
            <text:p>0.1547831</text:p>
          </table:table-cell>
          <table:table-cell office:value-type="float" office:value="0.1584525" calcext:value-type="float">
            <text:p>0.1584525</text:p>
          </table:table-cell>
          <table:table-cell office:value-type="float" office:value="0.157857" calcext:value-type="float">
            <text:p>0.157857</text:p>
          </table:table-cell>
          <table:table-cell office:value-type="float" office:value="0.1825907" calcext:value-type="float">
            <text:p>0.1825907</text:p>
          </table:table-cell>
          <table:table-cell office:value-type="float" office:value="0.1959349" calcext:value-type="float">
            <text:p>0.1959349</text:p>
          </table:table-cell>
          <table:table-cell office:value-type="float" office:value="0.1984788" calcext:value-type="float">
            <text:p>0.1984788</text:p>
          </table:table-cell>
          <table:table-cell office:value-type="float" office:value="0" calcext:value-type="float">
            <text:p>0</text:p>
          </table:table-cell>
          <table:table-cell office:value-type="float" office:value="37.6294" calcext:value-type="float">
            <text:p>37.6294</text:p>
          </table:table-cell>
          <table:table-cell office:value-type="float" office:value="37.12263" calcext:value-type="float">
            <text:p>37.12263</text:p>
          </table:table-cell>
          <table:table-cell office:value-type="float" office:value="43.30385" calcext:value-type="float">
            <text:p>43.30385</text:p>
          </table:table-cell>
          <table:table-cell office:value-type="float" office:value="8.010145" calcext:value-type="float">
            <text:p>8.010145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2.74555" calcext:value-type="float">
            <text:p>2.74555</text:p>
          </table:table-cell>
          <table:table-cell office:value-type="float" office:value="2.929524" calcext:value-type="float">
            <text:p>2.929524</text:p>
          </table:table-cell>
          <table:table-cell office:value-type="float" office:value="5.398103" calcext:value-type="float">
            <text:p>5.398103</text:p>
          </table:table-cell>
          <table:table-cell office:value-type="float" office:value="8.57562" calcext:value-type="float">
            <text:p>8.57562</text:p>
          </table:table-cell>
          <table:table-cell office:value-type="float" office:value="9.147355" calcext:value-type="float">
            <text:p>9.147355</text:p>
          </table:table-cell>
          <table:table-cell office:value-type="float" office:value="9.178862" calcext:value-type="float">
            <text:p>9.178862</text:p>
          </table:table-cell>
          <table:table-cell office:value-type="float" office:value="11.37056" calcext:value-type="float">
            <text:p>11.37056</text:p>
          </table:table-cell>
          <table:table-cell office:value-type="float" office:value="12.73202" calcext:value-type="float">
            <text:p>12.73202</text:p>
          </table:table-cell>
          <table:table-cell office:value-type="float" office:value="12.99531" calcext:value-type="float">
            <text:p>12.99531</text:p>
          </table:table-cell>
          <table:table-cell office:value-type="float" office:value="0" calcext:value-type="float">
            <text:p>0</text:p>
          </table:table-cell>
          <table:table-cell office:value-type="float" office:value="2.010674" calcext:value-type="float">
            <text:p>2.01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1064" calcext:value-type="float">
            <text:p>1.5610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3.134275" calcext:value-type="float">
            <text:p>3.134275</text:p>
          </table:table-cell>
          <table:table-cell office:value-type="float" office:value="135.8943" calcext:value-type="float">
            <text:p>135.8943</text:p>
          </table:table-cell>
          <table:table-cell office:value-type="float" office:value="5" calcext:value-type="float">
            <text:p>5</text:p>
          </table:table-cell>
          <table:table-cell office:value-type="float" office:value="-0.002801858" calcext:value-type="float">
            <text:p>-0.002801858</text:p>
          </table:table-cell>
          <table:table-cell office:value-type="float" office:value="41.66427" calcext:value-type="float">
            <text:p>41.66427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55074" calcext:value-type="float">
            <text:p>0.0004355074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15706" calcext:value-type="float">
            <text:p>0.0115706</text:p>
          </table:table-cell>
          <table:table-cell office:value-type="float" office:value="1164.559" calcext:value-type="float">
            <text:p>1164.559</text:p>
          </table:table-cell>
          <table:table-cell office:value-type="float" office:value="2.131831" calcext:value-type="float">
            <text:p>2.131831</text:p>
          </table:table-cell>
          <table:table-cell office:value-type="float" office:value="0" calcext:value-type="float">
            <text:p>0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0.6791158" calcext:value-type="float">
            <text:p>0.6791158</text:p>
          </table:table-cell>
          <table:table-cell office:value-type="float" office:value="3.1472" calcext:value-type="float">
            <text:p>3.1472</text:p>
          </table:table-cell>
          <table:table-cell office:value-type="float" office:value="0.1411778" calcext:value-type="float">
            <text:p>0.1411778</text:p>
          </table:table-cell>
          <table:table-cell office:value-type="float" office:value="0.1365532" calcext:value-type="float">
            <text:p>0.1365532</text:p>
          </table:table-cell>
          <table:table-cell office:value-type="float" office:value="0.05521344" calcext:value-type="float">
            <text:p>0.05521344</text:p>
          </table:table-cell>
          <table:table-cell office:value-type="float" office:value="0.05835496" calcext:value-type="float">
            <text:p>0.05835496</text:p>
          </table:table-cell>
          <table:table-cell office:value-type="float" office:value="0.08777264" calcext:value-type="float">
            <text:p>0.08777264</text:p>
          </table:table-cell>
          <table:table-cell office:value-type="float" office:value="0.1550183" calcext:value-type="float">
            <text:p>0.1550183</text:p>
          </table:table-cell>
          <table:table-cell office:value-type="float" office:value="0.158556" calcext:value-type="float">
            <text:p>0.158556</text:p>
          </table:table-cell>
          <table:table-cell office:value-type="float" office:value="0.1579241" calcext:value-type="float">
            <text:p>0.1579241</text:p>
          </table:table-cell>
          <table:table-cell office:value-type="float" office:value="0.1826314" calcext:value-type="float">
            <text:p>0.1826314</text:p>
          </table:table-cell>
          <table:table-cell office:value-type="float" office:value="0.1959527" calcext:value-type="float">
            <text:p>0.1959527</text:p>
          </table:table-cell>
          <table:table-cell office:value-type="float" office:value="0.1984888" calcext:value-type="float">
            <text:p>0.1984888</text:p>
          </table:table-cell>
          <table:table-cell office:value-type="float" office:value="0" calcext:value-type="float">
            <text:p>0</text:p>
          </table:table-cell>
          <table:table-cell office:value-type="float" office:value="37.68155" calcext:value-type="float">
            <text:p>37.68155</text:p>
          </table:table-cell>
          <table:table-cell office:value-type="float" office:value="37.26324" calcext:value-type="float">
            <text:p>37.26324</text:p>
          </table:table-cell>
          <table:table-cell office:value-type="float" office:value="44.02669" calcext:value-type="float">
            <text:p>44.02669</text:p>
          </table:table-cell>
          <table:table-cell office:value-type="float" office:value="8.036898" calcext:value-type="float">
            <text:p>8.036898</text:p>
          </table:table-cell>
          <table:table-cell office:value-type="float" office:value="7.291198" calcext:value-type="float">
            <text:p>7.291198</text:p>
          </table:table-cell>
          <table:table-cell office:value-type="float" office:value="2.752826" calcext:value-type="float">
            <text:p>2.752826</text:p>
          </table:table-cell>
          <table:table-cell office:value-type="float" office:value="2.935948" calcext:value-type="float">
            <text:p>2.935948</text:p>
          </table:table-cell>
          <table:table-cell office:value-type="float" office:value="5.403523" calcext:value-type="float">
            <text:p>5.403523</text:p>
          </table:table-cell>
          <table:table-cell office:value-type="float" office:value="8.58147" calcext:value-type="float">
            <text:p>8.58147</text:p>
          </table:table-cell>
          <table:table-cell office:value-type="float" office:value="9.152215" calcext:value-type="float">
            <text:p>9.152215</text:p>
          </table:table-cell>
          <table:table-cell office:value-type="float" office:value="9.183952" calcext:value-type="float">
            <text:p>9.183952</text:p>
          </table:table-cell>
          <table:table-cell office:value-type="float" office:value="11.37344" calcext:value-type="float">
            <text:p>11.37344</text:p>
          </table:table-cell>
          <table:table-cell office:value-type="float" office:value="12.73318" calcext:value-type="float">
            <text:p>12.73318</text:p>
          </table:table-cell>
          <table:table-cell office:value-type="float" office:value="12.99643" calcext:value-type="float">
            <text:p>12.99643</text:p>
          </table:table-cell>
          <table:table-cell office:value-type="float" office:value="0" calcext:value-type="float">
            <text:p>0</text:p>
          </table:table-cell>
          <table:table-cell office:value-type="float" office:value="1.566983" calcext:value-type="float">
            <text:p>1.566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8301" calcext:value-type="float">
            <text:p>1.5883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3.110401" calcext:value-type="float">
            <text:p>3.110401</text:p>
          </table:table-cell>
          <table:table-cell office:value-type="float" office:value="135.8931" calcext:value-type="float">
            <text:p>135.8931</text:p>
          </table:table-cell>
          <table:table-cell office:value-type="float" office:value="5" calcext:value-type="float">
            <text:p>5</text:p>
          </table:table-cell>
          <table:table-cell office:value-type="float" office:value="-0.004128826" calcext:value-type="float">
            <text:p>-0.004128826</text:p>
          </table:table-cell>
          <table:table-cell office:value-type="float" office:value="41.69968" calcext:value-type="float">
            <text:p>41.69968</text:p>
          </table:table-cell>
          <table:table-cell office:value-type="float" office:value="0.006575041" calcext:value-type="float">
            <text:p>0.006575041</text:p>
          </table:table-cell>
          <table:table-cell office:value-type="float" office:value="0.0004366627" calcext:value-type="float">
            <text:p>0.0004366627</text:p>
          </table:table-cell>
          <table:table-cell office:value-type="float" office:value="0.008945801" calcext:value-type="float">
            <text:p>0.008945801</text:p>
          </table:table-cell>
          <table:table-cell office:value-type="float" office:value="0.01178201" calcext:value-type="float">
            <text:p>0.01178201</text:p>
          </table:table-cell>
          <table:table-cell office:value-type="float" office:value="1164.568" calcext:value-type="float">
            <text:p>1164.568</text:p>
          </table:table-cell>
          <table:table-cell office:value-type="float" office:value="2.125798" calcext:value-type="float">
            <text:p>2.125798</text:p>
          </table:table-cell>
          <table:table-cell office:value-type="float" office:value="0" calcext:value-type="float">
            <text:p>0</text:p>
          </table:table-cell>
          <table:table-cell office:value-type="float" office:value="0.2074291" calcext:value-type="float">
            <text:p>0.2074291</text:p>
          </table:table-cell>
          <table:table-cell office:value-type="float" office:value="0.5320737" calcext:value-type="float">
            <text:p>0.5320737</text:p>
          </table:table-cell>
          <table:table-cell office:value-type="float" office:value="1.779416" calcext:value-type="float">
            <text:p>1.779416</text:p>
          </table:table-cell>
          <table:table-cell office:value-type="float" office:value="0.1299389" calcext:value-type="float">
            <text:p>0.1299389</text:p>
          </table:table-cell>
          <table:table-cell office:value-type="float" office:value="0.1271457" calcext:value-type="float">
            <text:p>0.1271457</text:p>
          </table:table-cell>
          <table:table-cell office:value-type="float" office:value="0.05254289" calcext:value-type="float">
            <text:p>0.05254289</text:p>
          </table:table-cell>
          <table:table-cell office:value-type="float" office:value="0.05547985" calcext:value-type="float">
            <text:p>0.05547985</text:p>
          </table:table-cell>
          <table:table-cell office:value-type="float" office:value="0.08773962" calcext:value-type="float">
            <text:p>0.08773962</text:p>
          </table:table-cell>
          <table:table-cell office:value-type="float" office:value="0.1552076" calcext:value-type="float">
            <text:p>0.1552076</text:p>
          </table:table-cell>
          <table:table-cell office:value-type="float" office:value="0.158659" calcext:value-type="float">
            <text:p>0.158659</text:p>
          </table:table-cell>
          <table:table-cell office:value-type="float" office:value="0.157994" calcext:value-type="float">
            <text:p>0.157994</text:p>
          </table:table-cell>
          <table:table-cell office:value-type="float" office:value="0.1827195" calcext:value-type="float">
            <text:p>0.1827195</text:p>
          </table:table-cell>
          <table:table-cell office:value-type="float" office:value="0.1959593" calcext:value-type="float">
            <text:p>0.1959593</text:p>
          </table:table-cell>
          <table:table-cell office:value-type="float" office:value="0.1984988" calcext:value-type="float">
            <text:p>0.1984988</text:p>
          </table:table-cell>
          <table:table-cell office:value-type="float" office:value="0" calcext:value-type="float">
            <text:p>0</text:p>
          </table:table-cell>
          <table:table-cell office:value-type="float" office:value="37.72423" calcext:value-type="float">
            <text:p>37.72423</text:p>
          </table:table-cell>
          <table:table-cell office:value-type="float" office:value="37.35759" calcext:value-type="float">
            <text:p>37.35759</text:p>
          </table:table-cell>
          <table:table-cell office:value-type="float" office:value="44.32752" calcext:value-type="float">
            <text:p>44.32752</text:p>
          </table:table-cell>
          <table:table-cell office:value-type="float" office:value="8.060332" calcext:value-type="float">
            <text:p>8.060332</text:p>
          </table:table-cell>
          <table:table-cell office:value-type="float" office:value="7.315794" calcext:value-type="float">
            <text:p>7.315794</text:p>
          </table:table-cell>
          <table:table-cell office:value-type="float" office:value="2.759629" calcext:value-type="float">
            <text:p>2.759629</text:p>
          </table:table-cell>
          <table:table-cell office:value-type="float" office:value="2.942127" calcext:value-type="float">
            <text:p>2.942127</text:p>
          </table:table-cell>
          <table:table-cell office:value-type="float" office:value="5.408943" calcext:value-type="float">
            <text:p>5.408943</text:p>
          </table:table-cell>
          <table:table-cell office:value-type="float" office:value="8.587321" calcext:value-type="float">
            <text:p>8.587321</text:p>
          </table:table-cell>
          <table:table-cell office:value-type="float" office:value="9.157074" calcext:value-type="float">
            <text:p>9.157074</text:p>
          </table:table-cell>
          <table:table-cell office:value-type="float" office:value="9.18903" calcext:value-type="float">
            <text:p>9.18903</text:p>
          </table:table-cell>
          <table:table-cell office:value-type="float" office:value="11.37636" calcext:value-type="float">
            <text:p>11.37636</text:p>
          </table:table-cell>
          <table:table-cell office:value-type="float" office:value="12.73435" calcext:value-type="float">
            <text:p>12.73435</text:p>
          </table:table-cell>
          <table:table-cell office:value-type="float" office:value="12.99752" calcext:value-type="float">
            <text:p>12.99752</text:p>
          </table:table-cell>
          <table:table-cell office:value-type="float" office:value="0" calcext:value-type="float">
            <text:p>0</text:p>
          </table:table-cell>
          <table:table-cell office:value-type="float" office:value="2.39375" calcext:value-type="float">
            <text:p>2.3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2337" calcext:value-type="float">
            <text:p>1.6123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.090015" calcext:value-type="float">
            <text:p>3.090015</text:p>
          </table:table-cell>
          <table:table-cell office:value-type="float" office:value="135.8928" calcext:value-type="float">
            <text:p>135.8928</text:p>
          </table:table-cell>
          <table:table-cell office:value-type="float" office:value="5" calcext:value-type="float">
            <text:p>5</text:p>
          </table:table-cell>
          <table:table-cell office:value-type="float" office:value="-0.005332324" calcext:value-type="float">
            <text:p>-0.005332324</text:p>
          </table:table-cell>
          <table:table-cell office:value-type="float" office:value="41.72727" calcext:value-type="float">
            <text:p>41.7272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428081" calcext:value-type="float">
            <text:p>0.000442808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26797" calcext:value-type="float">
            <text:p>0.01226797</text:p>
          </table:table-cell>
          <table:table-cell office:value-type="float" office:value="1164.567" calcext:value-type="float">
            <text:p>1164.567</text:p>
          </table:table-cell>
          <table:table-cell office:value-type="float" office:value="2.119219" calcext:value-type="float">
            <text:p>2.119219</text:p>
          </table:table-cell>
          <table:table-cell office:value-type="float" office:value="0" calcext:value-type="float">
            <text:p>0</text:p>
          </table:table-cell>
          <table:table-cell office:value-type="float" office:value="0.4357992" calcext:value-type="float">
            <text:p>0.4357992</text:p>
          </table:table-cell>
          <table:table-cell office:value-type="float" office:value="0.4157938" calcext:value-type="float">
            <text:p>0.4157938</text:p>
          </table:table-cell>
          <table:table-cell office:value-type="float" office:value="0.8091959" calcext:value-type="float">
            <text:p>0.8091959</text:p>
          </table:table-cell>
          <table:table-cell office:value-type="float" office:value="0.1969324" calcext:value-type="float">
            <text:p>0.1969324</text:p>
          </table:table-cell>
          <table:table-cell office:value-type="float" office:value="0.1269921" calcext:value-type="float">
            <text:p>0.1269921</text:p>
          </table:table-cell>
          <table:table-cell office:value-type="float" office:value="0.05499432" calcext:value-type="float">
            <text:p>0.05499432</text:p>
          </table:table-cell>
          <table:table-cell office:value-type="float" office:value="0.05071856" calcext:value-type="float">
            <text:p>0.05071856</text:p>
          </table:table-cell>
          <table:table-cell office:value-type="float" office:value="0.08705708" calcext:value-type="float">
            <text:p>0.08705708</text:p>
          </table:table-cell>
          <table:table-cell office:value-type="float" office:value="0.1552714" calcext:value-type="float">
            <text:p>0.1552714</text:p>
          </table:table-cell>
          <table:table-cell office:value-type="float" office:value="0.1587587" calcext:value-type="float">
            <text:p>0.1587587</text:p>
          </table:table-cell>
          <table:table-cell office:value-type="float" office:value="0.1580727" calcext:value-type="float">
            <text:p>0.1580727</text:p>
          </table:table-cell>
          <table:table-cell office:value-type="float" office:value="0.1827806" calcext:value-type="float">
            <text:p>0.1827806</text:p>
          </table:table-cell>
          <table:table-cell office:value-type="float" office:value="0.1959658" calcext:value-type="float">
            <text:p>0.1959658</text:p>
          </table:table-cell>
          <table:table-cell office:value-type="float" office:value="0.1985088" calcext:value-type="float">
            <text:p>0.1985088</text:p>
          </table:table-cell>
          <table:table-cell office:value-type="float" office:value="0" calcext:value-type="float">
            <text:p>0</text:p>
          </table:table-cell>
          <table:table-cell office:value-type="float" office:value="37.72422" calcext:value-type="float">
            <text:p>37.72422</text:p>
          </table:table-cell>
          <table:table-cell office:value-type="float" office:value="37.38771" calcext:value-type="float">
            <text:p>37.38771</text:p>
          </table:table-cell>
          <table:table-cell office:value-type="float" office:value="44.45177" calcext:value-type="float">
            <text:p>44.45177</text:p>
          </table:table-cell>
          <table:table-cell office:value-type="float" office:value="8.155259" calcext:value-type="float">
            <text:p>8.155259</text:p>
          </table:table-cell>
          <table:table-cell office:value-type="float" office:value="7.359982" calcext:value-type="float">
            <text:p>7.359982</text:p>
          </table:table-cell>
          <table:table-cell office:value-type="float" office:value="2.767002" calcext:value-type="float">
            <text:p>2.767002</text:p>
          </table:table-cell>
          <table:table-cell office:value-type="float" office:value="2.947451" calcext:value-type="float">
            <text:p>2.947451</text:p>
          </table:table-cell>
          <table:table-cell office:value-type="float" office:value="5.414366" calcext:value-type="float">
            <text:p>5.414366</text:p>
          </table:table-cell>
          <table:table-cell office:value-type="float" office:value="8.593183" calcext:value-type="float">
            <text:p>8.593183</text:p>
          </table:table-cell>
          <table:table-cell office:value-type="float" office:value="9.16193" calcext:value-type="float">
            <text:p>9.16193</text:p>
          </table:table-cell>
          <table:table-cell office:value-type="float" office:value="9.194116" calcext:value-type="float">
            <text:p>9.194116</text:p>
          </table:table-cell>
          <table:table-cell office:value-type="float" office:value="11.37933" calcext:value-type="float">
            <text:p>11.37933</text:p>
          </table:table-cell>
          <table:table-cell office:value-type="float" office:value="12.73552" calcext:value-type="float">
            <text:p>12.73552</text:p>
          </table:table-cell>
          <table:table-cell office:value-type="float" office:value="12.99817" calcext:value-type="float">
            <text:p>12.99817</text:p>
          </table:table-cell>
          <table:table-cell office:value-type="float" office:value="0" calcext:value-type="float">
            <text:p>0</text:p>
          </table:table-cell>
          <table:table-cell office:value-type="float" office:value="3.096268" calcext:value-type="float">
            <text:p>3.096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0991" calcext:value-type="float">
            <text:p>1.6309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.074891" calcext:value-type="float">
            <text:p>3.074891</text:p>
          </table:table-cell>
          <table:table-cell office:value-type="float" office:value="135.8922" calcext:value-type="float">
            <text:p>135.8922</text:p>
          </table:table-cell>
          <table:table-cell office:value-type="float" office:value="5" calcext:value-type="float">
            <text:p>5</text:p>
          </table:table-cell>
          <table:table-cell office:value-type="float" office:value="-0.00675448" calcext:value-type="float">
            <text:p>-0.00675448</text:p>
          </table:table-cell>
          <table:table-cell office:value-type="float" office:value="41.75054" calcext:value-type="float">
            <text:p>41.75054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45857" calcext:value-type="float">
            <text:p>0.000445857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34285" calcext:value-type="float">
            <text:p>0.01234285</text:p>
          </table:table-cell>
          <table:table-cell office:value-type="float" office:value="1164.564" calcext:value-type="float">
            <text:p>1164.564</text:p>
          </table:table-cell>
          <table:table-cell office:value-type="float" office:value="2.115695" calcext:value-type="float">
            <text:p>2.115695</text:p>
          </table:table-cell>
          <table:table-cell office:value-type="float" office:value="0" calcext:value-type="float">
            <text:p>0</text:p>
          </table:table-cell>
          <table:table-cell office:value-type="float" office:value="0.4712505" calcext:value-type="float">
            <text:p>0.4712505</text:p>
          </table:table-cell>
          <table:table-cell office:value-type="float" office:value="0.3885294" calcext:value-type="float">
            <text:p>0.3885294</text:p>
          </table:table-cell>
          <table:table-cell office:value-type="float" office:value="0.7198851" calcext:value-type="float">
            <text:p>0.7198851</text:p>
          </table:table-cell>
          <table:table-cell office:value-type="float" office:value="0.1129482" calcext:value-type="float">
            <text:p>0.1129482</text:p>
          </table:table-cell>
          <table:table-cell office:value-type="float" office:value="0.09307477" calcext:value-type="float">
            <text:p>0.09307477</text:p>
          </table:table-cell>
          <table:table-cell office:value-type="float" office:value="0.04429662" calcext:value-type="float">
            <text:p>0.04429662</text:p>
          </table:table-cell>
          <table:table-cell office:value-type="float" office:value="0.0490595" calcext:value-type="float">
            <text:p>0.0490595</text:p>
          </table:table-cell>
          <table:table-cell office:value-type="float" office:value="0.08624867" calcext:value-type="float">
            <text:p>0.08624867</text:p>
          </table:table-cell>
          <table:table-cell office:value-type="float" office:value="0.1551995" calcext:value-type="float">
            <text:p>0.1551995</text:p>
          </table:table-cell>
          <table:table-cell office:value-type="float" office:value="0.1588479" calcext:value-type="float">
            <text:p>0.1588479</text:p>
          </table:table-cell>
          <table:table-cell office:value-type="float" office:value="0.1581388" calcext:value-type="float">
            <text:p>0.1581388</text:p>
          </table:table-cell>
          <table:table-cell office:value-type="float" office:value="0.1828142" calcext:value-type="float">
            <text:p>0.1828142</text:p>
          </table:table-cell>
          <table:table-cell office:value-type="float" office:value="0.1959891" calcext:value-type="float">
            <text:p>0.1959891</text:p>
          </table:table-cell>
          <table:table-cell office:value-type="float" office:value="0.1985188" calcext:value-type="float">
            <text:p>0.1985188</text:p>
          </table:table-cell>
          <table:table-cell office:value-type="float" office:value="0" calcext:value-type="float">
            <text:p>0</text:p>
          </table:table-cell>
          <table:table-cell office:value-type="float" office:value="37.79566" calcext:value-type="float">
            <text:p>37.79566</text:p>
          </table:table-cell>
          <table:table-cell office:value-type="float" office:value="37.4124" calcext:value-type="float">
            <text:p>37.4124</text:p>
          </table:table-cell>
          <table:table-cell office:value-type="float" office:value="44.55453" calcext:value-type="float">
            <text:p>44.55453</text:p>
          </table:table-cell>
          <table:table-cell office:value-type="float" office:value="8.192587" calcext:value-type="float">
            <text:p>8.192587</text:p>
          </table:table-cell>
          <table:table-cell office:value-type="float" office:value="7.380512" calcext:value-type="float">
            <text:p>7.380512</text:p>
          </table:table-cell>
          <table:table-cell office:value-type="float" office:value="2.773965" calcext:value-type="float">
            <text:p>2.773965</text:p>
          </table:table-cell>
          <table:table-cell office:value-type="float" office:value="2.952619" calcext:value-type="float">
            <text:p>2.952619</text:p>
          </table:table-cell>
          <table:table-cell office:value-type="float" office:value="5.419597" calcext:value-type="float">
            <text:p>5.419597</text:p>
          </table:table-cell>
          <table:table-cell office:value-type="float" office:value="8.599033" calcext:value-type="float">
            <text:p>8.599033</text:p>
          </table:table-cell>
          <table:table-cell office:value-type="float" office:value="9.16679" calcext:value-type="float">
            <text:p>9.16679</text:p>
          </table:table-cell>
          <table:table-cell office:value-type="float" office:value="9.19915" calcext:value-type="float">
            <text:p>9.19915</text:p>
          </table:table-cell>
          <table:table-cell office:value-type="float" office:value="11.3822" calcext:value-type="float">
            <text:p>11.3822</text:p>
          </table:table-cell>
          <table:table-cell office:value-type="float" office:value="12.73668" calcext:value-type="float">
            <text:p>12.73668</text:p>
          </table:table-cell>
          <table:table-cell office:value-type="float" office:value="12.99921" calcext:value-type="float">
            <text:p>12.99921</text:p>
          </table:table-cell>
          <table:table-cell office:value-type="float" office:value="0" calcext:value-type="float">
            <text:p>0</text:p>
          </table:table-cell>
          <table:table-cell office:value-type="float" office:value="3.404139" calcext:value-type="float">
            <text:p>3.404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5817" calcext:value-type="float">
            <text:p>1.6458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.059842" calcext:value-type="float">
            <text:p>3.059842</text:p>
          </table:table-cell>
          <table:table-cell office:value-type="float" office:value="135.8917" calcext:value-type="float">
            <text:p>135.8917</text:p>
          </table:table-cell>
          <table:table-cell office:value-type="float" office:value="5" calcext:value-type="float">
            <text:p>5</text:p>
          </table:table-cell>
          <table:table-cell office:value-type="float" office:value="-0.008409347" calcext:value-type="float">
            <text:p>-0.008409347</text:p>
          </table:table-cell>
          <table:table-cell office:value-type="float" office:value="41.77088" calcext:value-type="float">
            <text:p>41.7708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488675" calcext:value-type="float">
            <text:p>0.000448867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40744" calcext:value-type="float">
            <text:p>0.01240744</text:p>
          </table:table-cell>
          <table:table-cell office:value-type="float" office:value="1164.558" calcext:value-type="float">
            <text:p>1164.558</text:p>
          </table:table-cell>
          <table:table-cell office:value-type="float" office:value="2.111854" calcext:value-type="float">
            <text:p>2.111854</text:p>
          </table:table-cell>
          <table:table-cell office:value-type="float" office:value="0" calcext:value-type="float">
            <text:p>0</text:p>
          </table:table-cell>
          <table:table-cell office:value-type="float" office:value="0.5356125" calcext:value-type="float">
            <text:p>0.5356125</text:p>
          </table:table-cell>
          <table:table-cell office:value-type="float" office:value="0.410382" calcext:value-type="float">
            <text:p>0.410382</text:p>
          </table:table-cell>
          <table:table-cell office:value-type="float" office:value="0.7013975" calcext:value-type="float">
            <text:p>0.7013975</text:p>
          </table:table-cell>
          <table:table-cell office:value-type="float" office:value="0.09034896" calcext:value-type="float">
            <text:p>0.09034896</text:p>
          </table:table-cell>
          <table:table-cell office:value-type="float" office:value="0.08550466" calcext:value-type="float">
            <text:p>0.08550466</text:p>
          </table:table-cell>
          <table:table-cell office:value-type="float" office:value="0.03784086" calcext:value-type="float">
            <text:p>0.03784086</text:p>
          </table:table-cell>
          <table:table-cell office:value-type="float" office:value="0.04718205" calcext:value-type="float">
            <text:p>0.04718205</text:p>
          </table:table-cell>
          <table:table-cell office:value-type="float" office:value="0.08549462" calcext:value-type="float">
            <text:p>0.08549462</text:p>
          </table:table-cell>
          <table:table-cell office:value-type="float" office:value="0.1550327" calcext:value-type="float">
            <text:p>0.1550327</text:p>
          </table:table-cell>
          <table:table-cell office:value-type="float" office:value="0.1589209" calcext:value-type="float">
            <text:p>0.1589209</text:p>
          </table:table-cell>
          <table:table-cell office:value-type="float" office:value="0.1582011" calcext:value-type="float">
            <text:p>0.1582011</text:p>
          </table:table-cell>
          <table:table-cell office:value-type="float" office:value="0.1828673" calcext:value-type="float">
            <text:p>0.1828673</text:p>
          </table:table-cell>
          <table:table-cell office:value-type="float" office:value="0.196007" calcext:value-type="float">
            <text:p>0.196007</text:p>
          </table:table-cell>
          <table:table-cell office:value-type="float" office:value="0.1985288" calcext:value-type="float">
            <text:p>0.1985288</text:p>
          </table:table-cell>
          <table:table-cell office:value-type="float" office:value="0" calcext:value-type="float">
            <text:p>0</text:p>
          </table:table-cell>
          <table:table-cell office:value-type="float" office:value="37.8849" calcext:value-type="float">
            <text:p>37.8849</text:p>
          </table:table-cell>
          <table:table-cell office:value-type="float" office:value="37.43324" calcext:value-type="float">
            <text:p>37.43324</text:p>
          </table:table-cell>
          <table:table-cell office:value-type="float" office:value="44.63952" calcext:value-type="float">
            <text:p>44.63952</text:p>
          </table:table-cell>
          <table:table-cell office:value-type="float" office:value="8.204622" calcext:value-type="float">
            <text:p>8.204622</text:p>
          </table:table-cell>
          <table:table-cell office:value-type="float" office:value="7.391269" calcext:value-type="float">
            <text:p>7.391269</text:p>
          </table:table-cell>
          <table:table-cell office:value-type="float" office:value="2.778257" calcext:value-type="float">
            <text:p>2.778257</text:p>
          </table:table-cell>
          <table:table-cell office:value-type="float" office:value="2.957287" calcext:value-type="float">
            <text:p>2.957287</text:p>
          </table:table-cell>
          <table:table-cell office:value-type="float" office:value="5.42466" calcext:value-type="float">
            <text:p>5.42466</text:p>
          </table:table-cell>
          <table:table-cell office:value-type="float" office:value="8.604884" calcext:value-type="float">
            <text:p>8.604884</text:p>
          </table:table-cell>
          <table:table-cell office:value-type="float" office:value="9.17165" calcext:value-type="float">
            <text:p>9.17165</text:p>
          </table:table-cell>
          <table:table-cell office:value-type="float" office:value="9.204185" calcext:value-type="float">
            <text:p>9.204185</text:p>
          </table:table-cell>
          <table:table-cell office:value-type="float" office:value="11.38506" calcext:value-type="float">
            <text:p>11.38506</text:p>
          </table:table-cell>
          <table:table-cell office:value-type="float" office:value="12.73784" calcext:value-type="float">
            <text:p>12.73784</text:p>
          </table:table-cell>
          <table:table-cell office:value-type="float" office:value="13.00025" calcext:value-type="float">
            <text:p>13.00025</text:p>
          </table:table-cell>
          <table:table-cell office:value-type="float" office:value="0" calcext:value-type="float">
            <text:p>0</text:p>
          </table:table-cell>
          <table:table-cell office:value-type="float" office:value="3.99155" calcext:value-type="float">
            <text:p>3.99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0601" calcext:value-type="float">
            <text:p>1.6606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.045653" calcext:value-type="float">
            <text:p>3.045653</text:p>
          </table:table-cell>
          <table:table-cell office:value-type="float" office:value="135.891" calcext:value-type="float">
            <text:p>135.891</text:p>
          </table:table-cell>
          <table:table-cell office:value-type="float" office:value="5" calcext:value-type="float">
            <text:p>5</text:p>
          </table:table-cell>
          <table:table-cell office:value-type="float" office:value="-0.01043609" calcext:value-type="float">
            <text:p>-0.01043609</text:p>
          </table:table-cell>
          <table:table-cell office:value-type="float" office:value="41.7905" calcext:value-type="float">
            <text:p>41.7905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1804" calcext:value-type="float">
            <text:p>0.000451804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46314" calcext:value-type="float">
            <text:p>0.01246314</text:p>
          </table:table-cell>
          <table:table-cell office:value-type="float" office:value="1164.552" calcext:value-type="float">
            <text:p>1164.552</text:p>
          </table:table-cell>
          <table:table-cell office:value-type="float" office:value="2.10762" calcext:value-type="float">
            <text:p>2.10762</text:p>
          </table:table-cell>
          <table:table-cell office:value-type="float" office:value="0" calcext:value-type="float">
            <text:p>0</text:p>
          </table:table-cell>
          <table:table-cell office:value-type="float" office:value="0.6713361" calcext:value-type="float">
            <text:p>0.6713361</text:p>
          </table:table-cell>
          <table:table-cell office:value-type="float" office:value="0.3790936" calcext:value-type="float">
            <text:p>0.3790936</text:p>
          </table:table-cell>
          <table:table-cell office:value-type="float" office:value="0.7063978" calcext:value-type="float">
            <text:p>0.7063978</text:p>
          </table:table-cell>
          <table:table-cell office:value-type="float" office:value="0.08349171" calcext:value-type="float">
            <text:p>0.08349171</text:p>
          </table:table-cell>
          <table:table-cell office:value-type="float" office:value="0.08303501" calcext:value-type="float">
            <text:p>0.08303501</text:p>
          </table:table-cell>
          <table:table-cell office:value-type="float" office:value="0.03314648" calcext:value-type="float">
            <text:p>0.03314648</text:p>
          </table:table-cell>
          <table:table-cell office:value-type="float" office:value="0.04630716" calcext:value-type="float">
            <text:p>0.04630716</text:p>
          </table:table-cell>
          <table:table-cell office:value-type="float" office:value="0.08512748" calcext:value-type="float">
            <text:p>0.08512748</text:p>
          </table:table-cell>
          <table:table-cell office:value-type="float" office:value="0.1548457" calcext:value-type="float">
            <text:p>0.1548457</text:p>
          </table:table-cell>
          <table:table-cell office:value-type="float" office:value="0.158977" calcext:value-type="float">
            <text:p>0.158977</text:p>
          </table:table-cell>
          <table:table-cell office:value-type="float" office:value="0.1582616" calcext:value-type="float">
            <text:p>0.1582616</text:p>
          </table:table-cell>
          <table:table-cell office:value-type="float" office:value="0.182916" calcext:value-type="float">
            <text:p>0.182916</text:p>
          </table:table-cell>
          <table:table-cell office:value-type="float" office:value="0.1960215" calcext:value-type="float">
            <text:p>0.1960215</text:p>
          </table:table-cell>
          <table:table-cell office:value-type="float" office:value="0.1985388" calcext:value-type="float">
            <text:p>0.1985388</text:p>
          </table:table-cell>
          <table:table-cell office:value-type="float" office:value="0" calcext:value-type="float">
            <text:p>0</text:p>
          </table:table-cell>
          <table:table-cell office:value-type="float" office:value="37.97296" calcext:value-type="float">
            <text:p>37.97296</text:p>
          </table:table-cell>
          <table:table-cell office:value-type="float" office:value="37.45414" calcext:value-type="float">
            <text:p>37.45414</text:p>
          </table:table-cell>
          <table:table-cell office:value-type="float" office:value="44.72317" calcext:value-type="float">
            <text:p>44.72317</text:p>
          </table:table-cell>
          <table:table-cell office:value-type="float" office:value="8.211327" calcext:value-type="float">
            <text:p>8.211327</text:p>
          </table:table-cell>
          <table:table-cell office:value-type="float" office:value="7.399917" calcext:value-type="float">
            <text:p>7.399917</text:p>
          </table:table-cell>
          <table:table-cell office:value-type="float" office:value="2.781062" calcext:value-type="float">
            <text:p>2.781062</text:p>
          </table:table-cell>
          <table:table-cell office:value-type="float" office:value="2.961565" calcext:value-type="float">
            <text:p>2.961565</text:p>
          </table:table-cell>
          <table:table-cell office:value-type="float" office:value="5.429602" calcext:value-type="float">
            <text:p>5.429602</text:p>
          </table:table-cell>
          <table:table-cell office:value-type="float" office:value="8.610677" calcext:value-type="float">
            <text:p>8.610677</text:p>
          </table:table-cell>
          <table:table-cell office:value-type="float" office:value="9.176507" calcext:value-type="float">
            <text:p>9.176507</text:p>
          </table:table-cell>
          <table:table-cell office:value-type="float" office:value="9.209218" calcext:value-type="float">
            <text:p>9.209218</text:p>
          </table:table-cell>
          <table:table-cell office:value-type="float" office:value="11.38793" calcext:value-type="float">
            <text:p>11.38793</text:p>
          </table:table-cell>
          <table:table-cell office:value-type="float" office:value="12.739" calcext:value-type="float">
            <text:p>12.739</text:p>
          </table:table-cell>
          <table:table-cell office:value-type="float" office:value="13.00128" calcext:value-type="float">
            <text:p>13.00128</text:p>
          </table:table-cell>
          <table:table-cell office:value-type="float" office:value="0" calcext:value-type="float">
            <text:p>0</text:p>
          </table:table-cell>
          <table:table-cell office:value-type="float" office:value="3.141108" calcext:value-type="float">
            <text:p>3.14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463" calcext:value-type="float">
            <text:p>1.674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.032509" calcext:value-type="float">
            <text:p>3.032509</text:p>
          </table:table-cell>
          <table:table-cell office:value-type="float" office:value="135.8901" calcext:value-type="float">
            <text:p>135.8901</text:p>
          </table:table-cell>
          <table:table-cell office:value-type="float" office:value="5" calcext:value-type="float">
            <text:p>5</text:p>
          </table:table-cell>
          <table:table-cell office:value-type="float" office:value="-0.01287989" calcext:value-type="float">
            <text:p>-0.01287989</text:p>
          </table:table-cell>
          <table:table-cell office:value-type="float" office:value="41.80934" calcext:value-type="float">
            <text:p>41.80934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1559" calcext:value-type="float">
            <text:p>0.0004521559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50881" calcext:value-type="float">
            <text:p>0.01250881</text:p>
          </table:table-cell>
          <table:table-cell office:value-type="float" office:value="1164.545" calcext:value-type="float">
            <text:p>1164.545</text:p>
          </table:table-cell>
          <table:table-cell office:value-type="float" office:value="2.101969" calcext:value-type="float">
            <text:p>2.101969</text:p>
          </table:table-cell>
          <table:table-cell office:value-type="float" office:value="0" calcext:value-type="float">
            <text:p>0</text:p>
          </table:table-cell>
          <table:table-cell office:value-type="float" office:value="0.6103221" calcext:value-type="float">
            <text:p>0.6103221</text:p>
          </table:table-cell>
          <table:table-cell office:value-type="float" office:value="0.35154" calcext:value-type="float">
            <text:p>0.35154</text:p>
          </table:table-cell>
          <table:table-cell office:value-type="float" office:value="0.7207853" calcext:value-type="float">
            <text:p>0.7207853</text:p>
          </table:table-cell>
          <table:table-cell office:value-type="float" office:value="0.07723603" calcext:value-type="float">
            <text:p>0.07723603</text:p>
          </table:table-cell>
          <table:table-cell office:value-type="float" office:value="0.0808171" calcext:value-type="float">
            <text:p>0.0808171</text:p>
          </table:table-cell>
          <table:table-cell office:value-type="float" office:value="0.02774038" calcext:value-type="float">
            <text:p>0.02774038</text:p>
          </table:table-cell>
          <table:table-cell office:value-type="float" office:value="0.04548548" calcext:value-type="float">
            <text:p>0.04548548</text:p>
          </table:table-cell>
          <table:table-cell office:value-type="float" office:value="0.084858" calcext:value-type="float">
            <text:p>0.084858</text:p>
          </table:table-cell>
          <table:table-cell office:value-type="float" office:value="0.1547024" calcext:value-type="float">
            <text:p>0.1547024</text:p>
          </table:table-cell>
          <table:table-cell office:value-type="float" office:value="0.1590195" calcext:value-type="float">
            <text:p>0.1590195</text:p>
          </table:table-cell>
          <table:table-cell office:value-type="float" office:value="0.1583208" calcext:value-type="float">
            <text:p>0.1583208</text:p>
          </table:table-cell>
          <table:table-cell office:value-type="float" office:value="0.1829648" calcext:value-type="float">
            <text:p>0.1829648</text:p>
          </table:table-cell>
          <table:table-cell office:value-type="float" office:value="0.1960348" calcext:value-type="float">
            <text:p>0.1960348</text:p>
          </table:table-cell>
          <table:table-cell office:value-type="float" office:value="0.1985487" calcext:value-type="float">
            <text:p>0.1985487</text:p>
          </table:table-cell>
          <table:table-cell office:value-type="float" office:value="0" calcext:value-type="float">
            <text:p>0</text:p>
          </table:table-cell>
          <table:table-cell office:value-type="float" office:value="38.0436" calcext:value-type="float">
            <text:p>38.0436</text:p>
          </table:table-cell>
          <table:table-cell office:value-type="float" office:value="37.46361" calcext:value-type="float">
            <text:p>37.46361</text:p>
          </table:table-cell>
          <table:table-cell office:value-type="float" office:value="44.81283" calcext:value-type="float">
            <text:p>44.81283</text:p>
          </table:table-cell>
          <table:table-cell office:value-type="float" office:value="8.215227" calcext:value-type="float">
            <text:p>8.215227</text:p>
          </table:table-cell>
          <table:table-cell office:value-type="float" office:value="7.407355" calcext:value-type="float">
            <text:p>7.407355</text:p>
          </table:table-cell>
          <table:table-cell office:value-type="float" office:value="2.782501" calcext:value-type="float">
            <text:p>2.782501</text:p>
          </table:table-cell>
          <table:table-cell office:value-type="float" office:value="2.965579" calcext:value-type="float">
            <text:p>2.965579</text:p>
          </table:table-cell>
          <table:table-cell office:value-type="float" office:value="5.434448" calcext:value-type="float">
            <text:p>5.434448</text:p>
          </table:table-cell>
          <table:table-cell office:value-type="float" office:value="8.616436" calcext:value-type="float">
            <text:p>8.616436</text:p>
          </table:table-cell>
          <table:table-cell office:value-type="float" office:value="9.181367" calcext:value-type="float">
            <text:p>9.181367</text:p>
          </table:table-cell>
          <table:table-cell office:value-type="float" office:value="9.214252" calcext:value-type="float">
            <text:p>9.214252</text:p>
          </table:table-cell>
          <table:table-cell office:value-type="float" office:value="11.3908" calcext:value-type="float">
            <text:p>11.3908</text:p>
          </table:table-cell>
          <table:table-cell office:value-type="float" office:value="12.74017" calcext:value-type="float">
            <text:p>12.74017</text:p>
          </table:table-cell>
          <table:table-cell office:value-type="float" office:value="13.00231" calcext:value-type="float">
            <text:p>13.00231</text:p>
          </table:table-cell>
          <table:table-cell office:value-type="float" office:value="0" calcext:value-type="float">
            <text:p>0</text:p>
          </table:table-cell>
          <table:table-cell office:value-type="float" office:value="16.20678" calcext:value-type="float">
            <text:p>16.20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7836" calcext:value-type="float">
            <text:p>1.6878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.015977" calcext:value-type="float">
            <text:p>3.015977</text:p>
          </table:table-cell>
          <table:table-cell office:value-type="float" office:value="135.8892" calcext:value-type="float">
            <text:p>135.8892</text:p>
          </table:table-cell>
          <table:table-cell office:value-type="float" office:value="5" calcext:value-type="float">
            <text:p>5</text:p>
          </table:table-cell>
          <table:table-cell office:value-type="float" office:value="-0.01615854" calcext:value-type="float">
            <text:p>-0.01615854</text:p>
          </table:table-cell>
          <table:table-cell office:value-type="float" office:value="41.82858" calcext:value-type="float">
            <text:p>41.8285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2942" calcext:value-type="float">
            <text:p>0.000452294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54645" calcext:value-type="float">
            <text:p>0.01254645</text:p>
          </table:table-cell>
          <table:table-cell office:value-type="float" office:value="1164.537" calcext:value-type="float">
            <text:p>1164.537</text:p>
          </table:table-cell>
          <table:table-cell office:value-type="float" office:value="2.094885" calcext:value-type="float">
            <text:p>2.094885</text:p>
          </table:table-cell>
          <table:table-cell office:value-type="float" office:value="0" calcext:value-type="float">
            <text:p>0</text:p>
          </table:table-cell>
          <table:table-cell office:value-type="float" office:value="0.6308614" calcext:value-type="float">
            <text:p>0.6308614</text:p>
          </table:table-cell>
          <table:table-cell office:value-type="float" office:value="0.3858545" calcext:value-type="float">
            <text:p>0.3858545</text:p>
          </table:table-cell>
          <table:table-cell office:value-type="float" office:value="0.7701094" calcext:value-type="float">
            <text:p>0.7701094</text:p>
          </table:table-cell>
          <table:table-cell office:value-type="float" office:value="0.07817334" calcext:value-type="float">
            <text:p>0.07817334</text:p>
          </table:table-cell>
          <table:table-cell office:value-type="float" office:value="0.08473123" calcext:value-type="float">
            <text:p>0.08473123</text:p>
          </table:table-cell>
          <table:table-cell office:value-type="float" office:value="0.02181059" calcext:value-type="float">
            <text:p>0.02181059</text:p>
          </table:table-cell>
          <table:table-cell office:value-type="float" office:value="0.04534952" calcext:value-type="float">
            <text:p>0.04534952</text:p>
          </table:table-cell>
          <table:table-cell office:value-type="float" office:value="0.08466207" calcext:value-type="float">
            <text:p>0.08466207</text:p>
          </table:table-cell>
          <table:table-cell office:value-type="float" office:value="0.1546254" calcext:value-type="float">
            <text:p>0.1546254</text:p>
          </table:table-cell>
          <table:table-cell office:value-type="float" office:value="0.1590535" calcext:value-type="float">
            <text:p>0.1590535</text:p>
          </table:table-cell>
          <table:table-cell office:value-type="float" office:value="0.1583773" calcext:value-type="float">
            <text:p>0.1583773</text:p>
          </table:table-cell>
          <table:table-cell office:value-type="float" office:value="0.183014" calcext:value-type="float">
            <text:p>0.183014</text:p>
          </table:table-cell>
          <table:table-cell office:value-type="float" office:value="0.1960475" calcext:value-type="float">
            <text:p>0.1960475</text:p>
          </table:table-cell>
          <table:table-cell office:value-type="float" office:value="0.1985587" calcext:value-type="float">
            <text:p>0.1985587</text:p>
          </table:table-cell>
          <table:table-cell office:value-type="float" office:value="0" calcext:value-type="float">
            <text:p>0</text:p>
          </table:table-cell>
          <table:table-cell office:value-type="float" office:value="38.09905" calcext:value-type="float">
            <text:p>38.09905</text:p>
          </table:table-cell>
          <table:table-cell office:value-type="float" office:value="37.47594" calcext:value-type="float">
            <text:p>37.47594</text:p>
          </table:table-cell>
          <table:table-cell office:value-type="float" office:value="44.91751" calcext:value-type="float">
            <text:p>44.91751</text:p>
          </table:table-cell>
          <table:table-cell office:value-type="float" office:value="8.217648" calcext:value-type="float">
            <text:p>8.217648</text:p>
          </table:table-cell>
          <table:table-cell office:value-type="float" office:value="7.414834" calcext:value-type="float">
            <text:p>7.414834</text:p>
          </table:table-cell>
          <table:table-cell office:value-type="float" office:value="2.782419" calcext:value-type="float">
            <text:p>2.782419</text:p>
          </table:table-cell>
          <table:table-cell office:value-type="float" office:value="2.969409" calcext:value-type="float">
            <text:p>2.969409</text:p>
          </table:table-cell>
          <table:table-cell office:value-type="float" office:value="5.439213" calcext:value-type="float">
            <text:p>5.439213</text:p>
          </table:table-cell>
          <table:table-cell office:value-type="float" office:value="8.622194" calcext:value-type="float">
            <text:p>8.622194</text:p>
          </table:table-cell>
          <table:table-cell office:value-type="float" office:value="9.18623" calcext:value-type="float">
            <text:p>9.18623</text:p>
          </table:table-cell>
          <table:table-cell office:value-type="float" office:value="9.219287" calcext:value-type="float">
            <text:p>9.219287</text:p>
          </table:table-cell>
          <table:table-cell office:value-type="float" office:value="11.39367" calcext:value-type="float">
            <text:p>11.39367</text:p>
          </table:table-cell>
          <table:table-cell office:value-type="float" office:value="12.74133" calcext:value-type="float">
            <text:p>12.74133</text:p>
          </table:table-cell>
          <table:table-cell office:value-type="float" office:value="13.00333" calcext:value-type="float">
            <text:p>13.00333</text:p>
          </table:table-cell>
          <table:table-cell office:value-type="float" office:value="0" calcext:value-type="float">
            <text:p>0</text:p>
          </table:table-cell>
          <table:table-cell office:value-type="float" office:value="34.26636" calcext:value-type="float">
            <text:p>34.2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4319" calcext:value-type="float">
            <text:p>1.7043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2.995452" calcext:value-type="float">
            <text:p>2.995452</text:p>
          </table:table-cell>
          <table:table-cell office:value-type="float" office:value="135.8882" calcext:value-type="float">
            <text:p>135.8882</text:p>
          </table:table-cell>
          <table:table-cell office:value-type="float" office:value="5" calcext:value-type="float">
            <text:p>5</text:p>
          </table:table-cell>
          <table:table-cell office:value-type="float" office:value="-0.02059229" calcext:value-type="float">
            <text:p>-0.02059229</text:p>
          </table:table-cell>
          <table:table-cell office:value-type="float" office:value="41.8497" calcext:value-type="float">
            <text:p>41.849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3455" calcext:value-type="float">
            <text:p>0.000452345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57115" calcext:value-type="float">
            <text:p>0.01257115</text:p>
          </table:table-cell>
          <table:table-cell office:value-type="float" office:value="1164.529" calcext:value-type="float">
            <text:p>1164.529</text:p>
          </table:table-cell>
          <table:table-cell office:value-type="float" office:value="2.086743" calcext:value-type="float">
            <text:p>2.086743</text:p>
          </table:table-cell>
          <table:table-cell office:value-type="float" office:value="0" calcext:value-type="float">
            <text:p>0</text:p>
          </table:table-cell>
          <table:table-cell office:value-type="float" office:value="0.7241428" calcext:value-type="float">
            <text:p>0.7241428</text:p>
          </table:table-cell>
          <table:table-cell office:value-type="float" office:value="0.4367347" calcext:value-type="float">
            <text:p>0.4367347</text:p>
          </table:table-cell>
          <table:table-cell office:value-type="float" office:value="0.8305712" calcext:value-type="float">
            <text:p>0.8305712</text:p>
          </table:table-cell>
          <table:table-cell office:value-type="float" office:value="0.0821531" calcext:value-type="float">
            <text:p>0.0821531</text:p>
          </table:table-cell>
          <table:table-cell office:value-type="float" office:value="0.09182067" calcext:value-type="float">
            <text:p>0.09182067</text:p>
          </table:table-cell>
          <table:table-cell office:value-type="float" office:value="0.01617507" calcext:value-type="float">
            <text:p>0.01617507</text:p>
          </table:table-cell>
          <table:table-cell office:value-type="float" office:value="0.04620878" calcext:value-type="float">
            <text:p>0.04620878</text:p>
          </table:table-cell>
          <table:table-cell office:value-type="float" office:value="0.08474254" calcext:value-type="float">
            <text:p>0.08474254</text:p>
          </table:table-cell>
          <table:table-cell office:value-type="float" office:value="0.1546099" calcext:value-type="float">
            <text:p>0.1546099</text:p>
          </table:table-cell>
          <table:table-cell office:value-type="float" office:value="0.1590843" calcext:value-type="float">
            <text:p>0.1590843</text:p>
          </table:table-cell>
          <table:table-cell office:value-type="float" office:value="0.158432" calcext:value-type="float">
            <text:p>0.158432</text:p>
          </table:table-cell>
          <table:table-cell office:value-type="float" office:value="0.1830592" calcext:value-type="float">
            <text:p>0.1830592</text:p>
          </table:table-cell>
          <table:table-cell office:value-type="float" office:value="0.1960603" calcext:value-type="float">
            <text:p>0.1960603</text:p>
          </table:table-cell>
          <table:table-cell office:value-type="float" office:value="0.1985687" calcext:value-type="float">
            <text:p>0.1985687</text:p>
          </table:table-cell>
          <table:table-cell office:value-type="float" office:value="0" calcext:value-type="float">
            <text:p>0</text:p>
          </table:table-cell>
          <table:table-cell office:value-type="float" office:value="38.16946" calcext:value-type="float">
            <text:p>38.16946</text:p>
          </table:table-cell>
          <table:table-cell office:value-type="float" office:value="37.50513" calcext:value-type="float">
            <text:p>37.50513</text:p>
          </table:table-cell>
          <table:table-cell office:value-type="float" office:value="45.04531" calcext:value-type="float">
            <text:p>45.04531</text:p>
          </table:table-cell>
          <table:table-cell office:value-type="float" office:value="8.220992" calcext:value-type="float">
            <text:p>8.220992</text:p>
          </table:table-cell>
          <table:table-cell office:value-type="float" office:value="7.424524" calcext:value-type="float">
            <text:p>7.424524</text:p>
          </table:table-cell>
          <table:table-cell office:value-type="float" office:value="2.780798" calcext:value-type="float">
            <text:p>2.780798</text:p>
          </table:table-cell>
          <table:table-cell office:value-type="float" office:value="2.973309" calcext:value-type="float">
            <text:p>2.973309</text:p>
          </table:table-cell>
          <table:table-cell office:value-type="float" office:value="5.443954" calcext:value-type="float">
            <text:p>5.443954</text:p>
          </table:table-cell>
          <table:table-cell office:value-type="float" office:value="8.627954" calcext:value-type="float">
            <text:p>8.627954</text:p>
          </table:table-cell>
          <table:table-cell office:value-type="float" office:value="9.19109" calcext:value-type="float">
            <text:p>9.19109</text:p>
          </table:table-cell>
          <table:table-cell office:value-type="float" office:value="9.22432" calcext:value-type="float">
            <text:p>9.22432</text:p>
          </table:table-cell>
          <table:table-cell office:value-type="float" office:value="11.39654" calcext:value-type="float">
            <text:p>11.39654</text:p>
          </table:table-cell>
          <table:table-cell office:value-type="float" office:value="12.74249" calcext:value-type="float">
            <text:p>12.74249</text:p>
          </table:table-cell>
          <table:table-cell office:value-type="float" office:value="13.00441" calcext:value-type="float">
            <text:p>13.00441</text:p>
          </table:table-cell>
          <table:table-cell office:value-type="float" office:value="0" calcext:value-type="float">
            <text:p>0</text:p>
          </table:table-cell>
          <table:table-cell office:value-type="float" office:value="49.04503" calcext:value-type="float">
            <text:p>49.0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87" calcext:value-type="float">
            <text:p>1.724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.973146" calcext:value-type="float">
            <text:p>2.973146</text:p>
          </table:table-cell>
          <table:table-cell office:value-type="float" office:value="135.8869" calcext:value-type="float">
            <text:p>135.8869</text:p>
          </table:table-cell>
          <table:table-cell office:value-type="float" office:value="5" calcext:value-type="float">
            <text:p>5</text:p>
          </table:table-cell>
          <table:table-cell office:value-type="float" office:value="-0.0260484" calcext:value-type="float">
            <text:p>-0.0260484</text:p>
          </table:table-cell>
          <table:table-cell office:value-type="float" office:value="41.87242" calcext:value-type="float">
            <text:p>41.87242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3901" calcext:value-type="float">
            <text:p>0.000452390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59279" calcext:value-type="float">
            <text:p>0.01259279</text:p>
          </table:table-cell>
          <table:table-cell office:value-type="float" office:value="1164.522" calcext:value-type="float">
            <text:p>1164.522</text:p>
          </table:table-cell>
          <table:table-cell office:value-type="float" office:value="2.078354" calcext:value-type="float">
            <text:p>2.078354</text:p>
          </table:table-cell>
          <table:table-cell office:value-type="float" office:value="0" calcext:value-type="float">
            <text:p>0</text:p>
          </table:table-cell>
          <table:table-cell office:value-type="float" office:value="0.6928193" calcext:value-type="float">
            <text:p>0.6928193</text:p>
          </table:table-cell>
          <table:table-cell office:value-type="float" office:value="0.4668307" calcext:value-type="float">
            <text:p>0.4668307</text:p>
          </table:table-cell>
          <table:table-cell office:value-type="float" office:value="0.8738611" calcext:value-type="float">
            <text:p>0.8738611</text:p>
          </table:table-cell>
          <table:table-cell office:value-type="float" office:value="0.0811248" calcext:value-type="float">
            <text:p>0.0811248</text:p>
          </table:table-cell>
          <table:table-cell office:value-type="float" office:value="0.0960953" calcext:value-type="float">
            <text:p>0.0960953</text:p>
          </table:table-cell>
          <table:table-cell office:value-type="float" office:value="0.01242005" calcext:value-type="float">
            <text:p>0.01242005</text:p>
          </table:table-cell>
          <table:table-cell office:value-type="float" office:value="0.04738608" calcext:value-type="float">
            <text:p>0.04738608</text:p>
          </table:table-cell>
          <table:table-cell office:value-type="float" office:value="0.08506497" calcext:value-type="float">
            <text:p>0.08506497</text:p>
          </table:table-cell>
          <table:table-cell office:value-type="float" office:value="0.1546727" calcext:value-type="float">
            <text:p>0.1546727</text:p>
          </table:table-cell>
          <table:table-cell office:value-type="float" office:value="0.1591192" calcext:value-type="float">
            <text:p>0.1591192</text:p>
          </table:table-cell>
          <table:table-cell office:value-type="float" office:value="0.1584868" calcext:value-type="float">
            <text:p>0.1584868</text:p>
          </table:table-cell>
          <table:table-cell office:value-type="float" office:value="0.1830991" calcext:value-type="float">
            <text:p>0.1830991</text:p>
          </table:table-cell>
          <table:table-cell office:value-type="float" office:value="0.1960732" calcext:value-type="float">
            <text:p>0.1960732</text:p>
          </table:table-cell>
          <table:table-cell office:value-type="float" office:value="0.1985787" calcext:value-type="float">
            <text:p>0.1985787</text:p>
          </table:table-cell>
          <table:table-cell office:value-type="float" office:value="0" calcext:value-type="float">
            <text:p>0</text:p>
          </table:table-cell>
          <table:table-cell office:value-type="float" office:value="38.24191" calcext:value-type="float">
            <text:p>38.24191</text:p>
          </table:table-cell>
          <table:table-cell office:value-type="float" office:value="37.54813" calcext:value-type="float">
            <text:p>37.54813</text:p>
          </table:table-cell>
          <table:table-cell office:value-type="float" office:value="45.1939" calcext:value-type="float">
            <text:p>45.1939</text:p>
          </table:table-cell>
          <table:table-cell office:value-type="float" office:value="8.224847" calcext:value-type="float">
            <text:p>8.224847</text:p>
          </table:table-cell>
          <table:table-cell office:value-type="float" office:value="7.436575" calcext:value-type="float">
            <text:p>7.436575</text:p>
          </table:table-cell>
          <table:table-cell office:value-type="float" office:value="2.77795" calcext:value-type="float">
            <text:p>2.77795</text:p>
          </table:table-cell>
          <table:table-cell office:value-type="float" office:value="2.977448" calcext:value-type="float">
            <text:p>2.977448</text:p>
          </table:table-cell>
          <table:table-cell office:value-type="float" office:value="5.448721" calcext:value-type="float">
            <text:p>5.448721</text:p>
          </table:table-cell>
          <table:table-cell office:value-type="float" office:value="8.633713" calcext:value-type="float">
            <text:p>8.633713</text:p>
          </table:table-cell>
          <table:table-cell office:value-type="float" office:value="9.19595" calcext:value-type="float">
            <text:p>9.19595</text:p>
          </table:table-cell>
          <table:table-cell office:value-type="float" office:value="9.229355" calcext:value-type="float">
            <text:p>9.229355</text:p>
          </table:table-cell>
          <table:table-cell office:value-type="float" office:value="11.39941" calcext:value-type="float">
            <text:p>11.39941</text:p>
          </table:table-cell>
          <table:table-cell office:value-type="float" office:value="12.74366" calcext:value-type="float">
            <text:p>12.74366</text:p>
          </table:table-cell>
          <table:table-cell office:value-type="float" office:value="13.0055" calcext:value-type="float">
            <text:p>13.0055</text:p>
          </table:table-cell>
          <table:table-cell office:value-type="float" office:value="0" calcext:value-type="float">
            <text:p>0</text:p>
          </table:table-cell>
          <table:table-cell office:value-type="float" office:value="60.28746" calcext:value-type="float">
            <text:p>60.28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741" calcext:value-type="float">
            <text:p>1.747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.949236" calcext:value-type="float">
            <text:p>2.949236</text:p>
          </table:table-cell>
          <table:table-cell office:value-type="float" office:value="135.8853" calcext:value-type="float">
            <text:p>135.8853</text:p>
          </table:table-cell>
          <table:table-cell office:value-type="float" office:value="5" calcext:value-type="float">
            <text:p>5</text:p>
          </table:table-cell>
          <table:table-cell office:value-type="float" office:value="-0.032647" calcext:value-type="float">
            <text:p>-0.032647</text:p>
          </table:table-cell>
          <table:table-cell office:value-type="float" office:value="41.89627" calcext:value-type="float">
            <text:p>41.8962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4293" calcext:value-type="float">
            <text:p>0.0004524293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1197" calcext:value-type="float">
            <text:p>0.01261197</text:p>
          </table:table-cell>
          <table:table-cell office:value-type="float" office:value="1164.515" calcext:value-type="float">
            <text:p>1164.515</text:p>
          </table:table-cell>
          <table:table-cell office:value-type="float" office:value="2.069631" calcext:value-type="float">
            <text:p>2.069631</text:p>
          </table:table-cell>
          <table:table-cell office:value-type="float" office:value="0" calcext:value-type="float">
            <text:p>0</text:p>
          </table:table-cell>
          <table:table-cell office:value-type="float" office:value="0.6107685" calcext:value-type="float">
            <text:p>0.6107685</text:p>
          </table:table-cell>
          <table:table-cell office:value-type="float" office:value="0.4830165" calcext:value-type="float">
            <text:p>0.4830165</text:p>
          </table:table-cell>
          <table:table-cell office:value-type="float" office:value="0.9101178" calcext:value-type="float">
            <text:p>0.9101178</text:p>
          </table:table-cell>
          <table:table-cell office:value-type="float" office:value="0.07340563" calcext:value-type="float">
            <text:p>0.07340563</text:p>
          </table:table-cell>
          <table:table-cell office:value-type="float" office:value="0.09787566" calcext:value-type="float">
            <text:p>0.09787566</text:p>
          </table:table-cell>
          <table:table-cell office:value-type="float" office:value="0.009874395" calcext:value-type="float">
            <text:p>0.009874395</text:p>
          </table:table-cell>
          <table:table-cell office:value-type="float" office:value="0.04865843" calcext:value-type="float">
            <text:p>0.04865843</text:p>
          </table:table-cell>
          <table:table-cell office:value-type="float" office:value="0.08549821" calcext:value-type="float">
            <text:p>0.08549821</text:p>
          </table:table-cell>
          <table:table-cell office:value-type="float" office:value="0.1547712" calcext:value-type="float">
            <text:p>0.1547712</text:p>
          </table:table-cell>
          <table:table-cell office:value-type="float" office:value="0.1591636" calcext:value-type="float">
            <text:p>0.1591636</text:p>
          </table:table-cell>
          <table:table-cell office:value-type="float" office:value="0.1585419" calcext:value-type="float">
            <text:p>0.1585419</text:p>
          </table:table-cell>
          <table:table-cell office:value-type="float" office:value="0.1831368" calcext:value-type="float">
            <text:p>0.1831368</text:p>
          </table:table-cell>
          <table:table-cell office:value-type="float" office:value="0.1960857" calcext:value-type="float">
            <text:p>0.1960857</text:p>
          </table:table-cell>
          <table:table-cell office:value-type="float" office:value="0.1985887" calcext:value-type="float">
            <text:p>0.1985887</text:p>
          </table:table-cell>
          <table:table-cell office:value-type="float" office:value="0" calcext:value-type="float">
            <text:p>0</text:p>
          </table:table-cell>
          <table:table-cell office:value-type="float" office:value="38.30735" calcext:value-type="float">
            <text:p>38.30735</text:p>
          </table:table-cell>
          <table:table-cell office:value-type="float" office:value="37.60141" calcext:value-type="float">
            <text:p>37.60141</text:p>
          </table:table-cell>
          <table:table-cell office:value-type="float" office:value="45.35986" calcext:value-type="float">
            <text:p>45.35986</text:p>
          </table:table-cell>
          <table:table-cell office:value-type="float" office:value="8.227118" calcext:value-type="float">
            <text:p>8.227118</text:p>
          </table:table-cell>
          <table:table-cell office:value-type="float" office:value="7.449888" calcext:value-type="float">
            <text:p>7.449888</text:p>
          </table:table-cell>
          <table:table-cell office:value-type="float" office:value="2.774328" calcext:value-type="float">
            <text:p>2.774328</text:p>
          </table:table-cell>
          <table:table-cell office:value-type="float" office:value="2.981854" calcext:value-type="float">
            <text:p>2.981854</text:p>
          </table:table-cell>
          <table:table-cell office:value-type="float" office:value="5.453564" calcext:value-type="float">
            <text:p>5.453564</text:p>
          </table:table-cell>
          <table:table-cell office:value-type="float" office:value="8.639472" calcext:value-type="float">
            <text:p>8.639472</text:p>
          </table:table-cell>
          <table:table-cell office:value-type="float" office:value="9.200807" calcext:value-type="float">
            <text:p>9.200807</text:p>
          </table:table-cell>
          <table:table-cell office:value-type="float" office:value="9.234389" calcext:value-type="float">
            <text:p>9.234389</text:p>
          </table:table-cell>
          <table:table-cell office:value-type="float" office:value="11.40228" calcext:value-type="float">
            <text:p>11.40228</text:p>
          </table:table-cell>
          <table:table-cell office:value-type="float" office:value="12.74482" calcext:value-type="float">
            <text:p>12.74482</text:p>
          </table:table-cell>
          <table:table-cell office:value-type="float" office:value="13.0066" calcext:value-type="float">
            <text:p>13.0066</text:p>
          </table:table-cell>
          <table:table-cell office:value-type="float" office:value="0" calcext:value-type="float">
            <text:p>0</text:p>
          </table:table-cell>
          <table:table-cell office:value-type="float" office:value="68.57841" calcext:value-type="float">
            <text:p>68.5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1817" calcext:value-type="float">
            <text:p>1.7718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.926789" calcext:value-type="float">
            <text:p>2.926789</text:p>
          </table:table-cell>
          <table:table-cell office:value-type="float" office:value="135.8838" calcext:value-type="float">
            <text:p>135.8838</text:p>
          </table:table-cell>
          <table:table-cell office:value-type="float" office:value="5" calcext:value-type="float">
            <text:p>5</text:p>
          </table:table-cell>
          <table:table-cell office:value-type="float" office:value="-0.0402107" calcext:value-type="float">
            <text:p>-0.0402107</text:p>
          </table:table-cell>
          <table:table-cell office:value-type="float" office:value="41.91991" calcext:value-type="float">
            <text:p>41.9199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4642" calcext:value-type="float">
            <text:p>0.000452464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2916" calcext:value-type="float">
            <text:p>0.01262916</text:p>
          </table:table-cell>
          <table:table-cell office:value-type="float" office:value="1164.508" calcext:value-type="float">
            <text:p>1164.508</text:p>
          </table:table-cell>
          <table:table-cell office:value-type="float" office:value="2.062765" calcext:value-type="float">
            <text:p>2.062765</text:p>
          </table:table-cell>
          <table:table-cell office:value-type="float" office:value="0" calcext:value-type="float">
            <text:p>0</text:p>
          </table:table-cell>
          <table:table-cell office:value-type="float" office:value="0.476244" calcext:value-type="float">
            <text:p>0.476244</text:p>
          </table:table-cell>
          <table:table-cell office:value-type="float" office:value="0.447226" calcext:value-type="float">
            <text:p>0.447226</text:p>
          </table:table-cell>
          <table:table-cell office:value-type="float" office:value="0.9114791" calcext:value-type="float">
            <text:p>0.9114791</text:p>
          </table:table-cell>
          <table:table-cell office:value-type="float" office:value="0.05659106" calcext:value-type="float">
            <text:p>0.05659106</text:p>
          </table:table-cell>
          <table:table-cell office:value-type="float" office:value="0.09260564" calcext:value-type="float">
            <text:p>0.09260564</text:p>
          </table:table-cell>
          <table:table-cell office:value-type="float" office:value="0.008547373" calcext:value-type="float">
            <text:p>0.008547373</text:p>
          </table:table-cell>
          <table:table-cell office:value-type="float" office:value="0.04942203" calcext:value-type="float">
            <text:p>0.04942203</text:p>
          </table:table-cell>
          <table:table-cell office:value-type="float" office:value="0.08592003" calcext:value-type="float">
            <text:p>0.08592003</text:p>
          </table:table-cell>
          <table:table-cell office:value-type="float" office:value="0.1549397" calcext:value-type="float">
            <text:p>0.1549397</text:p>
          </table:table-cell>
          <table:table-cell office:value-type="float" office:value="0.1592198" calcext:value-type="float">
            <text:p>0.1592198</text:p>
          </table:table-cell>
          <table:table-cell office:value-type="float" office:value="0.1585983" calcext:value-type="float">
            <text:p>0.1585983</text:p>
          </table:table-cell>
          <table:table-cell office:value-type="float" office:value="0.183173" calcext:value-type="float">
            <text:p>0.183173</text:p>
          </table:table-cell>
          <table:table-cell office:value-type="float" office:value="0.1960982" calcext:value-type="float">
            <text:p>0.1960982</text:p>
          </table:table-cell>
          <table:table-cell office:value-type="float" office:value="0.1985987" calcext:value-type="float">
            <text:p>0.1985987</text:p>
          </table:table-cell>
          <table:table-cell office:value-type="float" office:value="0" calcext:value-type="float">
            <text:p>0</text:p>
          </table:table-cell>
          <table:table-cell office:value-type="float" office:value="38.35697" calcext:value-type="float">
            <text:p>38.35697</text:p>
          </table:table-cell>
          <table:table-cell office:value-type="float" office:value="37.64959" calcext:value-type="float">
            <text:p>37.64959</text:p>
          </table:table-cell>
          <table:table-cell office:value-type="float" office:value="45.53457" calcext:value-type="float">
            <text:p>45.53457</text:p>
          </table:table-cell>
          <table:table-cell office:value-type="float" office:value="8.224305" calcext:value-type="float">
            <text:p>8.224305</text:p>
          </table:table-cell>
          <table:table-cell office:value-type="float" office:value="7.462609" calcext:value-type="float">
            <text:p>7.462609</text:p>
          </table:table-cell>
          <table:table-cell office:value-type="float" office:value="2.77024" calcext:value-type="float">
            <text:p>2.77024</text:p>
          </table:table-cell>
          <table:table-cell office:value-type="float" office:value="2.98649" calcext:value-type="float">
            <text:p>2.98649</text:p>
          </table:table-cell>
          <table:table-cell office:value-type="float" office:value="5.458494" calcext:value-type="float">
            <text:p>5.458494</text:p>
          </table:table-cell>
          <table:table-cell office:value-type="float" office:value="8.645231" calcext:value-type="float">
            <text:p>8.645231</text:p>
          </table:table-cell>
          <table:table-cell office:value-type="float" office:value="9.205667" calcext:value-type="float">
            <text:p>9.205667</text:p>
          </table:table-cell>
          <table:table-cell office:value-type="float" office:value="9.239424" calcext:value-type="float">
            <text:p>9.239424</text:p>
          </table:table-cell>
          <table:table-cell office:value-type="float" office:value="11.40514" calcext:value-type="float">
            <text:p>11.40514</text:p>
          </table:table-cell>
          <table:table-cell office:value-type="float" office:value="12.74598" calcext:value-type="float">
            <text:p>12.74598</text:p>
          </table:table-cell>
          <table:table-cell office:value-type="float" office:value="13.00771" calcext:value-type="float">
            <text:p>13.00771</text:p>
          </table:table-cell>
          <table:table-cell office:value-type="float" office:value="0" calcext:value-type="float">
            <text:p>0</text:p>
          </table:table-cell>
          <table:table-cell office:value-type="float" office:value="70.83783" calcext:value-type="float">
            <text:p>70.8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4837" calcext:value-type="float">
            <text:p>1.794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2.910273" calcext:value-type="float">
            <text:p>2.910273</text:p>
          </table:table-cell>
          <table:table-cell office:value-type="float" office:value="135.8826" calcext:value-type="float">
            <text:p>135.8826</text:p>
          </table:table-cell>
          <table:table-cell office:value-type="float" office:value="5" calcext:value-type="float">
            <text:p>5</text:p>
          </table:table-cell>
          <table:table-cell office:value-type="float" office:value="-0.04809815" calcext:value-type="float">
            <text:p>-0.04809815</text:p>
          </table:table-cell>
          <table:table-cell office:value-type="float" office:value="41.94022" calcext:value-type="float">
            <text:p>41.94022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4978" calcext:value-type="float">
            <text:p>0.000452497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4475" calcext:value-type="float">
            <text:p>0.01264475</text:p>
          </table:table-cell>
          <table:table-cell office:value-type="float" office:value="1164.499" calcext:value-type="float">
            <text:p>1164.499</text:p>
          </table:table-cell>
          <table:table-cell office:value-type="float" office:value="2.05847" calcext:value-type="float">
            <text:p>2.05847</text:p>
          </table:table-cell>
          <table:table-cell office:value-type="float" office:value="0" calcext:value-type="float">
            <text:p>0</text:p>
          </table:table-cell>
          <table:table-cell office:value-type="float" office:value="0.2078627" calcext:value-type="float">
            <text:p>0.2078627</text:p>
          </table:table-cell>
          <table:table-cell office:value-type="float" office:value="0.3118543" calcext:value-type="float">
            <text:p>0.3118543</text:p>
          </table:table-cell>
          <table:table-cell office:value-type="float" office:value="0.7475338" calcext:value-type="float">
            <text:p>0.7475338</text:p>
          </table:table-cell>
          <table:table-cell office:value-type="float" office:value="0.1071984" calcext:value-type="float">
            <text:p>0.1071984</text:p>
          </table:table-cell>
          <table:table-cell office:value-type="float" office:value="0.07311036" calcext:value-type="float">
            <text:p>0.07311036</text:p>
          </table:table-cell>
          <table:table-cell office:value-type="float" office:value="0.008135337" calcext:value-type="float">
            <text:p>0.008135337</text:p>
          </table:table-cell>
          <table:table-cell office:value-type="float" office:value="0.04861991" calcext:value-type="float">
            <text:p>0.04861991</text:p>
          </table:table-cell>
          <table:table-cell office:value-type="float" office:value="0.08614679" calcext:value-type="float">
            <text:p>0.08614679</text:p>
          </table:table-cell>
          <table:table-cell office:value-type="float" office:value="0.1551426" calcext:value-type="float">
            <text:p>0.1551426</text:p>
          </table:table-cell>
          <table:table-cell office:value-type="float" office:value="0.1592866" calcext:value-type="float">
            <text:p>0.1592866</text:p>
          </table:table-cell>
          <table:table-cell office:value-type="float" office:value="0.1586566" calcext:value-type="float">
            <text:p>0.1586566</text:p>
          </table:table-cell>
          <table:table-cell office:value-type="float" office:value="0.1832104" calcext:value-type="float">
            <text:p>0.1832104</text:p>
          </table:table-cell>
          <table:table-cell office:value-type="float" office:value="0.1961106" calcext:value-type="float">
            <text:p>0.1961106</text:p>
          </table:table-cell>
          <table:table-cell office:value-type="float" office:value="0.1986087" calcext:value-type="float">
            <text:p>0.1986087</text:p>
          </table:table-cell>
          <table:table-cell office:value-type="float" office:value="0" calcext:value-type="float">
            <text:p>0</text:p>
          </table:table-cell>
          <table:table-cell office:value-type="float" office:value="38.31475" calcext:value-type="float">
            <text:p>38.31475</text:p>
          </table:table-cell>
          <table:table-cell office:value-type="float" office:value="37.66065" calcext:value-type="float">
            <text:p>37.66065</text:p>
          </table:table-cell>
          <table:table-cell office:value-type="float" office:value="45.68725" calcext:value-type="float">
            <text:p>45.68725</text:p>
          </table:table-cell>
          <table:table-cell office:value-type="float" office:value="8.22856" calcext:value-type="float">
            <text:p>8.22856</text:p>
          </table:table-cell>
          <table:table-cell office:value-type="float" office:value="7.470913" calcext:value-type="float">
            <text:p>7.470913</text:p>
          </table:table-cell>
          <table:table-cell office:value-type="float" office:value="2.765918" calcext:value-type="float">
            <text:p>2.765918</text:p>
          </table:table-cell>
          <table:table-cell office:value-type="float" office:value="2.991158" calcext:value-type="float">
            <text:p>2.991158</text:p>
          </table:table-cell>
          <table:table-cell office:value-type="float" office:value="5.463482" calcext:value-type="float">
            <text:p>5.463482</text:p>
          </table:table-cell>
          <table:table-cell office:value-type="float" office:value="8.65099" calcext:value-type="float">
            <text:p>8.65099</text:p>
          </table:table-cell>
          <table:table-cell office:value-type="float" office:value="9.210528" calcext:value-type="float">
            <text:p>9.210528</text:p>
          </table:table-cell>
          <table:table-cell office:value-type="float" office:value="9.244457" calcext:value-type="float">
            <text:p>9.244457</text:p>
          </table:table-cell>
          <table:table-cell office:value-type="float" office:value="11.40801" calcext:value-type="float">
            <text:p>11.40801</text:p>
          </table:table-cell>
          <table:table-cell office:value-type="float" office:value="12.74714" calcext:value-type="float">
            <text:p>12.74714</text:p>
          </table:table-cell>
          <table:table-cell office:value-type="float" office:value="13.00875" calcext:value-type="float">
            <text:p>13.00875</text:p>
          </table:table-cell>
          <table:table-cell office:value-type="float" office:value="0" calcext:value-type="float">
            <text:p>0</text:p>
          </table:table-cell>
          <table:table-cell office:value-type="float" office:value="59.80119" calcext:value-type="float">
            <text:p>59.8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1635" calcext:value-type="float">
            <text:p>1.8116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2.89662" calcext:value-type="float">
            <text:p>2.89662</text:p>
          </table:table-cell>
          <table:table-cell office:value-type="float" office:value="135.8817" calcext:value-type="float">
            <text:p>135.8817</text:p>
          </table:table-cell>
          <table:table-cell office:value-type="float" office:value="5" calcext:value-type="float">
            <text:p>5</text:p>
          </table:table-cell>
          <table:table-cell office:value-type="float" office:value="-0.05567559" calcext:value-type="float">
            <text:p>-0.05567559</text:p>
          </table:table-cell>
          <table:table-cell office:value-type="float" office:value="41.95845" calcext:value-type="float">
            <text:p>41.95845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5259" calcext:value-type="float">
            <text:p>0.0004525259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5907" calcext:value-type="float">
            <text:p>0.01265907</text:p>
          </table:table-cell>
          <table:table-cell office:value-type="float" office:value="1164.488" calcext:value-type="float">
            <text:p>1164.488</text:p>
          </table:table-cell>
          <table:table-cell office:value-type="float" office:value="2.054064" calcext:value-type="float">
            <text:p>2.054064</text:p>
          </table:table-cell>
          <table:table-cell office:value-type="float" office:value="0" calcext:value-type="float">
            <text:p>0</text:p>
          </table:table-cell>
          <table:table-cell office:value-type="float" office:value="0.3553783" calcext:value-type="float">
            <text:p>0.3553783</text:p>
          </table:table-cell>
          <table:table-cell office:value-type="float" office:value="0.3253155" calcext:value-type="float">
            <text:p>0.3253155</text:p>
          </table:table-cell>
          <table:table-cell office:value-type="float" office:value="0.7820706" calcext:value-type="float">
            <text:p>0.7820706</text:p>
          </table:table-cell>
          <table:table-cell office:value-type="float" office:value="0.04393416" calcext:value-type="float">
            <text:p>0.04393416</text:p>
          </table:table-cell>
          <table:table-cell office:value-type="float" office:value="0.05296388" calcext:value-type="float">
            <text:p>0.05296388</text:p>
          </table:table-cell>
          <table:table-cell office:value-type="float" office:value="0.007150674" calcext:value-type="float">
            <text:p>0.007150674</text:p>
          </table:table-cell>
          <table:table-cell office:value-type="float" office:value="0.0456175" calcext:value-type="float">
            <text:p>0.0456175</text:p>
          </table:table-cell>
          <table:table-cell office:value-type="float" office:value="0.08570516" calcext:value-type="float">
            <text:p>0.08570516</text:p>
          </table:table-cell>
          <table:table-cell office:value-type="float" office:value="0.155241" calcext:value-type="float">
            <text:p>0.155241</text:p>
          </table:table-cell>
          <table:table-cell office:value-type="float" office:value="0.1593577" calcext:value-type="float">
            <text:p>0.1593577</text:p>
          </table:table-cell>
          <table:table-cell office:value-type="float" office:value="0.1587169" calcext:value-type="float">
            <text:p>0.1587169</text:p>
          </table:table-cell>
          <table:table-cell office:value-type="float" office:value="0.1832515" calcext:value-type="float">
            <text:p>0.1832515</text:p>
          </table:table-cell>
          <table:table-cell office:value-type="float" office:value="0.1961225" calcext:value-type="float">
            <text:p>0.1961225</text:p>
          </table:table-cell>
          <table:table-cell office:value-type="float" office:value="0.1986187" calcext:value-type="float">
            <text:p>0.1986187</text:p>
          </table:table-cell>
          <table:table-cell office:value-type="float" office:value="0" calcext:value-type="float">
            <text:p>0</text:p>
          </table:table-cell>
          <table:table-cell office:value-type="float" office:value="38.31063" calcext:value-type="float">
            <text:p>38.31063</text:p>
          </table:table-cell>
          <table:table-cell office:value-type="float" office:value="37.65066" calcext:value-type="float">
            <text:p>37.65066</text:p>
          </table:table-cell>
          <table:table-cell office:value-type="float" office:value="45.81735" calcext:value-type="float">
            <text:p>45.81735</text:p>
          </table:table-cell>
          <table:table-cell office:value-type="float" office:value="8.230976" calcext:value-type="float">
            <text:p>8.230976</text:p>
          </table:table-cell>
          <table:table-cell office:value-type="float" office:value="7.469711" calcext:value-type="float">
            <text:p>7.469711</text:p>
          </table:table-cell>
          <table:table-cell office:value-type="float" office:value="2.761308" calcext:value-type="float">
            <text:p>2.761308</text:p>
          </table:table-cell>
          <table:table-cell office:value-type="float" office:value="2.995327" calcext:value-type="float">
            <text:p>2.995327</text:p>
          </table:table-cell>
          <table:table-cell office:value-type="float" office:value="5.468442" calcext:value-type="float">
            <text:p>5.468442</text:p>
          </table:table-cell>
          <table:table-cell office:value-type="float" office:value="8.65675" calcext:value-type="float">
            <text:p>8.65675</text:p>
          </table:table-cell>
          <table:table-cell office:value-type="float" office:value="9.215388" calcext:value-type="float">
            <text:p>9.215388</text:p>
          </table:table-cell>
          <table:table-cell office:value-type="float" office:value="9.249492" calcext:value-type="float">
            <text:p>9.249492</text:p>
          </table:table-cell>
          <table:table-cell office:value-type="float" office:value="11.41088" calcext:value-type="float">
            <text:p>11.41088</text:p>
          </table:table-cell>
          <table:table-cell office:value-type="float" office:value="12.74831" calcext:value-type="float">
            <text:p>12.74831</text:p>
          </table:table-cell>
          <table:table-cell office:value-type="float" office:value="13.00978" calcext:value-type="float">
            <text:p>13.00978</text:p>
          </table:table-cell>
          <table:table-cell office:value-type="float" office:value="0" calcext:value-type="float">
            <text:p>0</text:p>
          </table:table-cell>
          <table:table-cell office:value-type="float" office:value="53.19632" calcext:value-type="float">
            <text:p>53.1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25436" calcext:value-type="float">
            <text:p>1.8254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.880966" calcext:value-type="float">
            <text:p>2.880966</text:p>
          </table:table-cell>
          <table:table-cell office:value-type="float" office:value="135.8808" calcext:value-type="float">
            <text:p>135.8808</text:p>
          </table:table-cell>
          <table:table-cell office:value-type="float" office:value="5" calcext:value-type="float">
            <text:p>5</text:p>
          </table:table-cell>
          <table:table-cell office:value-type="float" office:value="-0.06343584" calcext:value-type="float">
            <text:p>-0.06343584</text:p>
          </table:table-cell>
          <table:table-cell office:value-type="float" office:value="41.97708" calcext:value-type="float">
            <text:p>41.9770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5539" calcext:value-type="float">
            <text:p>0.0004525539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7241" calcext:value-type="float">
            <text:p>0.01267241</text:p>
          </table:table-cell>
          <table:table-cell office:value-type="float" office:value="1164.477" calcext:value-type="float">
            <text:p>1164.477</text:p>
          </table:table-cell>
          <table:table-cell office:value-type="float" office:value="2.049137" calcext:value-type="float">
            <text:p>2.049137</text:p>
          </table:table-cell>
          <table:table-cell office:value-type="float" office:value="0" calcext:value-type="float">
            <text:p>0</text:p>
          </table:table-cell>
          <table:table-cell office:value-type="float" office:value="0.8267003" calcext:value-type="float">
            <text:p>0.8267003</text:p>
          </table:table-cell>
          <table:table-cell office:value-type="float" office:value="0.3512152" calcext:value-type="float">
            <text:p>0.3512152</text:p>
          </table:table-cell>
          <table:table-cell office:value-type="float" office:value="0.8252352" calcext:value-type="float">
            <text:p>0.8252352</text:p>
          </table:table-cell>
          <table:table-cell office:value-type="float" office:value="0.02976397" calcext:value-type="float">
            <text:p>0.02976397</text:p>
          </table:table-cell>
          <table:table-cell office:value-type="float" office:value="0.04697535" calcext:value-type="float">
            <text:p>0.04697535</text:p>
          </table:table-cell>
          <table:table-cell office:value-type="float" office:value="0.006543772" calcext:value-type="float">
            <text:p>0.006543772</text:p>
          </table:table-cell>
          <table:table-cell office:value-type="float" office:value="0.0448953" calcext:value-type="float">
            <text:p>0.0448953</text:p>
          </table:table-cell>
          <table:table-cell office:value-type="float" office:value="0.08524308" calcext:value-type="float">
            <text:p>0.08524308</text:p>
          </table:table-cell>
          <table:table-cell office:value-type="float" office:value="0.1552162" calcext:value-type="float">
            <text:p>0.1552162</text:p>
          </table:table-cell>
          <table:table-cell office:value-type="float" office:value="0.1594225" calcext:value-type="float">
            <text:p>0.1594225</text:p>
          </table:table-cell>
          <table:table-cell office:value-type="float" office:value="0.1587775" calcext:value-type="float">
            <text:p>0.1587775</text:p>
          </table:table-cell>
          <table:table-cell office:value-type="float" office:value="0.1832877" calcext:value-type="float">
            <text:p>0.1832877</text:p>
          </table:table-cell>
          <table:table-cell office:value-type="float" office:value="0.1961351" calcext:value-type="float">
            <text:p>0.1961351</text:p>
          </table:table-cell>
          <table:table-cell office:value-type="float" office:value="0.1986286" calcext:value-type="float">
            <text:p>0.1986286</text:p>
          </table:table-cell>
          <table:table-cell office:value-type="float" office:value="0" calcext:value-type="float">
            <text:p>0</text:p>
          </table:table-cell>
          <table:table-cell office:value-type="float" office:value="38.37372" calcext:value-type="float">
            <text:p>38.37372</text:p>
          </table:table-cell>
          <table:table-cell office:value-type="float" office:value="37.65048" calcext:value-type="float">
            <text:p>37.65048</text:p>
          </table:table-cell>
          <table:table-cell office:value-type="float" office:value="45.95738" calcext:value-type="float">
            <text:p>45.95738</text:p>
          </table:table-cell>
          <table:table-cell office:value-type="float" office:value="8.215704" calcext:value-type="float">
            <text:p>8.215704</text:p>
          </table:table-cell>
          <table:table-cell office:value-type="float" office:value="7.463062" calcext:value-type="float">
            <text:p>7.463062</text:p>
          </table:table-cell>
          <table:table-cell office:value-type="float" office:value="2.756479" calcext:value-type="float">
            <text:p>2.756479</text:p>
          </table:table-cell>
          <table:table-cell office:value-type="float" office:value="2.999069" calcext:value-type="float">
            <text:p>2.999069</text:p>
          </table:table-cell>
          <table:table-cell office:value-type="float" office:value="5.473274" calcext:value-type="float">
            <text:p>5.473274</text:p>
          </table:table-cell>
          <table:table-cell office:value-type="float" office:value="8.662509" calcext:value-type="float">
            <text:p>8.662509</text:p>
          </table:table-cell>
          <table:table-cell office:value-type="float" office:value="9.220249" calcext:value-type="float">
            <text:p>9.220249</text:p>
          </table:table-cell>
          <table:table-cell office:value-type="float" office:value="9.254526" calcext:value-type="float">
            <text:p>9.254526</text:p>
          </table:table-cell>
          <table:table-cell office:value-type="float" office:value="11.41375" calcext:value-type="float">
            <text:p>11.41375</text:p>
          </table:table-cell>
          <table:table-cell office:value-type="float" office:value="12.74947" calcext:value-type="float">
            <text:p>12.74947</text:p>
          </table:table-cell>
          <table:table-cell office:value-type="float" office:value="13.01082" calcext:value-type="float">
            <text:p>13.01082</text:p>
          </table:table-cell>
          <table:table-cell office:value-type="float" office:value="0" calcext:value-type="float">
            <text:p>0</text:p>
          </table:table-cell>
          <table:table-cell office:value-type="float" office:value="57.07285" calcext:value-type="float">
            <text:p>57.0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115" calcext:value-type="float">
            <text:p>1.841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.861759" calcext:value-type="float">
            <text:p>2.861759</text:p>
          </table:table-cell>
          <table:table-cell office:value-type="float" office:value="135.8795" calcext:value-type="float">
            <text:p>135.8795</text:p>
          </table:table-cell>
          <table:table-cell office:value-type="float" office:value="5" calcext:value-type="float">
            <text:p>5</text:p>
          </table:table-cell>
          <table:table-cell office:value-type="float" office:value="-0.07241231" calcext:value-type="float">
            <text:p>-0.07241231</text:p>
          </table:table-cell>
          <table:table-cell office:value-type="float" office:value="41.99698" calcext:value-type="float">
            <text:p>41.9969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5818" calcext:value-type="float">
            <text:p>0.000452581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8503" calcext:value-type="float">
            <text:p>0.01268503</text:p>
          </table:table-cell>
          <table:table-cell office:value-type="float" office:value="1164.466" calcext:value-type="float">
            <text:p>1164.466</text:p>
          </table:table-cell>
          <table:table-cell office:value-type="float" office:value="2.041223" calcext:value-type="float">
            <text:p>2.041223</text:p>
          </table:table-cell>
          <table:table-cell office:value-type="float" office:value="0" calcext:value-type="float">
            <text:p>0</text:p>
          </table:table-cell>
          <table:table-cell office:value-type="float" office:value="0.6746848" calcext:value-type="float">
            <text:p>0.6746848</text:p>
          </table:table-cell>
          <table:table-cell office:value-type="float" office:value="0.3795497" calcext:value-type="float">
            <text:p>0.3795497</text:p>
          </table:table-cell>
          <table:table-cell office:value-type="float" office:value="0.8960509" calcext:value-type="float">
            <text:p>0.8960509</text:p>
          </table:table-cell>
          <table:table-cell office:value-type="float" office:value="0.02516707" calcext:value-type="float">
            <text:p>0.02516707</text:p>
          </table:table-cell>
          <table:table-cell office:value-type="float" office:value="0.04161368" calcext:value-type="float">
            <text:p>0.04161368</text:p>
          </table:table-cell>
          <table:table-cell office:value-type="float" office:value="0.006141764" calcext:value-type="float">
            <text:p>0.006141764</text:p>
          </table:table-cell>
          <table:table-cell office:value-type="float" office:value="0.0446378" calcext:value-type="float">
            <text:p>0.0446378</text:p>
          </table:table-cell>
          <table:table-cell office:value-type="float" office:value="0.08515766" calcext:value-type="float">
            <text:p>0.08515766</text:p>
          </table:table-cell>
          <table:table-cell office:value-type="float" office:value="0.1551842" calcext:value-type="float">
            <text:p>0.1551842</text:p>
          </table:table-cell>
          <table:table-cell office:value-type="float" office:value="0.159477" calcext:value-type="float">
            <text:p>0.159477</text:p>
          </table:table-cell>
          <table:table-cell office:value-type="float" office:value="0.1588369" calcext:value-type="float">
            <text:p>0.1588369</text:p>
          </table:table-cell>
          <table:table-cell office:value-type="float" office:value="0.1833237" calcext:value-type="float">
            <text:p>0.1833237</text:p>
          </table:table-cell>
          <table:table-cell office:value-type="float" office:value="0.1961475" calcext:value-type="float">
            <text:p>0.1961475</text:p>
          </table:table-cell>
          <table:table-cell office:value-type="float" office:value="0.1986386" calcext:value-type="float">
            <text:p>0.1986386</text:p>
          </table:table-cell>
          <table:table-cell office:value-type="float" office:value="0" calcext:value-type="float">
            <text:p>0</text:p>
          </table:table-cell>
          <table:table-cell office:value-type="float" office:value="38.44876" calcext:value-type="float">
            <text:p>38.44876</text:p>
          </table:table-cell>
          <table:table-cell office:value-type="float" office:value="37.65966" calcext:value-type="float">
            <text:p>37.65966</text:p>
          </table:table-cell>
          <table:table-cell office:value-type="float" office:value="46.11774" calcext:value-type="float">
            <text:p>46.11774</text:p>
          </table:table-cell>
          <table:table-cell office:value-type="float" office:value="8.197523" calcext:value-type="float">
            <text:p>8.197523</text:p>
          </table:table-cell>
          <table:table-cell office:value-type="float" office:value="7.454387" calcext:value-type="float">
            <text:p>7.454387</text:p>
          </table:table-cell>
          <table:table-cell office:value-type="float" office:value="2.751596" calcext:value-type="float">
            <text:p>2.751596</text:p>
          </table:table-cell>
          <table:table-cell office:value-type="float" office:value="3.002736" calcext:value-type="float">
            <text:p>3.002736</text:p>
          </table:table-cell>
          <table:table-cell office:value-type="float" office:value="5.47802" calcext:value-type="float">
            <text:p>5.47802</text:p>
          </table:table-cell>
          <table:table-cell office:value-type="float" office:value="8.668268" calcext:value-type="float">
            <text:p>8.668268</text:p>
          </table:table-cell>
          <table:table-cell office:value-type="float" office:value="9.225108" calcext:value-type="float">
            <text:p>9.225108</text:p>
          </table:table-cell>
          <table:table-cell office:value-type="float" office:value="9.25956" calcext:value-type="float">
            <text:p>9.25956</text:p>
          </table:table-cell>
          <table:table-cell office:value-type="float" office:value="11.41661" calcext:value-type="float">
            <text:p>11.41661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13.01189" calcext:value-type="float">
            <text:p>13.01189</text:p>
          </table:table-cell>
          <table:table-cell office:value-type="float" office:value="0" calcext:value-type="float">
            <text:p>0</text:p>
          </table:table-cell>
          <table:table-cell office:value-type="float" office:value="67.03535" calcext:value-type="float">
            <text:p>67.03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0737" calcext:value-type="float">
            <text:p>1.8607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.844805" calcext:value-type="float">
            <text:p>2.844805</text:p>
          </table:table-cell>
          <table:table-cell office:value-type="float" office:value="135.8783" calcext:value-type="float">
            <text:p>135.8783</text:p>
          </table:table-cell>
          <table:table-cell office:value-type="float" office:value="5" calcext:value-type="float">
            <text:p>5</text:p>
          </table:table-cell>
          <table:table-cell office:value-type="float" office:value="-0.08237039" calcext:value-type="float">
            <text:p>-0.08237039</text:p>
          </table:table-cell>
          <table:table-cell office:value-type="float" office:value="42.01683" calcext:value-type="float">
            <text:p>42.01683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6061" calcext:value-type="float">
            <text:p>0.000452606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69716" calcext:value-type="float">
            <text:p>0.01269716</text:p>
          </table:table-cell>
          <table:table-cell office:value-type="float" office:value="1164.454" calcext:value-type="float">
            <text:p>1164.454</text:p>
          </table:table-cell>
          <table:table-cell office:value-type="float" office:value="2.036433" calcext:value-type="float">
            <text:p>2.036433</text:p>
          </table:table-cell>
          <table:table-cell office:value-type="float" office:value="0" calcext:value-type="float">
            <text:p>0</text:p>
          </table:table-cell>
          <table:table-cell office:value-type="float" office:value="0.6126429" calcext:value-type="float">
            <text:p>0.6126429</text:p>
          </table:table-cell>
          <table:table-cell office:value-type="float" office:value="0.332771" calcext:value-type="float">
            <text:p>0.332771</text:p>
          </table:table-cell>
          <table:table-cell office:value-type="float" office:value="0.8771636" calcext:value-type="float">
            <text:p>0.8771636</text:p>
          </table:table-cell>
          <table:table-cell office:value-type="float" office:value="0.02069923" calcext:value-type="float">
            <text:p>0.02069923</text:p>
          </table:table-cell>
          <table:table-cell office:value-type="float" office:value="0.03363774" calcext:value-type="float">
            <text:p>0.03363774</text:p>
          </table:table-cell>
          <table:table-cell office:value-type="float" office:value="0.005649535" calcext:value-type="float">
            <text:p>0.005649535</text:p>
          </table:table-cell>
          <table:table-cell office:value-type="float" office:value="0.04047631" calcext:value-type="float">
            <text:p>0.04047631</text:p>
          </table:table-cell>
          <table:table-cell office:value-type="float" office:value="0.0853515" calcext:value-type="float">
            <text:p>0.0853515</text:p>
          </table:table-cell>
          <table:table-cell office:value-type="float" office:value="0.1552157" calcext:value-type="float">
            <text:p>0.1552157</text:p>
          </table:table-cell>
          <table:table-cell office:value-type="float" office:value="0.1595269" calcext:value-type="float">
            <text:p>0.1595269</text:p>
          </table:table-cell>
          <table:table-cell office:value-type="float" office:value="0.1588956" calcext:value-type="float">
            <text:p>0.1588956</text:p>
          </table:table-cell>
          <table:table-cell office:value-type="float" office:value="0.1833621" calcext:value-type="float">
            <text:p>0.1833621</text:p>
          </table:table-cell>
          <table:table-cell office:value-type="float" office:value="0.1961595" calcext:value-type="float">
            <text:p>0.1961595</text:p>
          </table:table-cell>
          <table:table-cell office:value-type="float" office:value="0.1986486" calcext:value-type="float">
            <text:p>0.1986486</text:p>
          </table:table-cell>
          <table:table-cell office:value-type="float" office:value="0" calcext:value-type="float">
            <text:p>0</text:p>
          </table:table-cell>
          <table:table-cell office:value-type="float" office:value="38.48724" calcext:value-type="float">
            <text:p>38.48724</text:p>
          </table:table-cell>
          <table:table-cell office:value-type="float" office:value="37.66487" calcext:value-type="float">
            <text:p>37.66487</text:p>
          </table:table-cell>
          <table:table-cell office:value-type="float" office:value="46.29169" calcext:value-type="float">
            <text:p>46.29169</text:p>
          </table:table-cell>
          <table:table-cell office:value-type="float" office:value="8.178037" calcext:value-type="float">
            <text:p>8.178037</text:p>
          </table:table-cell>
          <table:table-cell office:value-type="float" office:value="7.442925" calcext:value-type="float">
            <text:p>7.442925</text:p>
          </table:table-cell>
          <table:table-cell office:value-type="float" office:value="2.746638" calcext:value-type="float">
            <text:p>2.746638</text:p>
          </table:table-cell>
          <table:table-cell office:value-type="float" office:value="3.005942" calcext:value-type="float">
            <text:p>3.005942</text:p>
          </table:table-cell>
          <table:table-cell office:value-type="float" office:value="5.482771" calcext:value-type="float">
            <text:p>5.482771</text:p>
          </table:table-cell>
          <table:table-cell office:value-type="float" office:value="8.674027" calcext:value-type="float">
            <text:p>8.674027</text:p>
          </table:table-cell>
          <table:table-cell office:value-type="float" office:value="9.229969" calcext:value-type="float">
            <text:p>9.229969</text:p>
          </table:table-cell>
          <table:table-cell office:value-type="float" office:value="9.264594" calcext:value-type="float">
            <text:p>9.264594</text:p>
          </table:table-cell>
          <table:table-cell office:value-type="float" office:value="11.41949" calcext:value-type="float">
            <text:p>11.41949</text:p>
          </table:table-cell>
          <table:table-cell office:value-type="float" office:value="12.7518" calcext:value-type="float">
            <text:p>12.7518</text:p>
          </table:table-cell>
          <table:table-cell office:value-type="float" office:value="13.01293" calcext:value-type="float">
            <text:p>13.01293</text:p>
          </table:table-cell>
          <table:table-cell office:value-type="float" office:value="0" calcext:value-type="float">
            <text:p>0</text:p>
          </table:table-cell>
          <table:table-cell office:value-type="float" office:value="64.53671" calcext:value-type="float">
            <text:p>64.5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7941" calcext:value-type="float">
            <text:p>1.8779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2.830586" calcext:value-type="float">
            <text:p>2.830586</text:p>
          </table:table-cell>
          <table:table-cell office:value-type="float" office:value="135.877" calcext:value-type="float">
            <text:p>135.877</text:p>
          </table:table-cell>
          <table:table-cell office:value-type="float" office:value="5" calcext:value-type="float">
            <text:p>5</text:p>
          </table:table-cell>
          <table:table-cell office:value-type="float" office:value="-0.09216004" calcext:value-type="float">
            <text:p>-0.09216004</text:p>
          </table:table-cell>
          <table:table-cell office:value-type="float" office:value="42.03517" calcext:value-type="float">
            <text:p>42.0351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6286" calcext:value-type="float">
            <text:p>0.000452628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0903" calcext:value-type="float">
            <text:p>0.01270903</text:p>
          </table:table-cell>
          <table:table-cell office:value-type="float" office:value="1164.442" calcext:value-type="float">
            <text:p>1164.442</text:p>
          </table:table-cell>
          <table:table-cell office:value-type="float" office:value="2.030687" calcext:value-type="float">
            <text:p>2.030687</text:p>
          </table:table-cell>
          <table:table-cell office:value-type="float" office:value="0" calcext:value-type="float">
            <text:p>0</text:p>
          </table:table-cell>
          <table:table-cell office:value-type="float" office:value="0.1884883" calcext:value-type="float">
            <text:p>0.1884883</text:p>
          </table:table-cell>
          <table:table-cell office:value-type="float" office:value="0.2803974" calcext:value-type="float">
            <text:p>0.2803974</text:p>
          </table:table-cell>
          <table:table-cell office:value-type="float" office:value="0.8543824" calcext:value-type="float">
            <text:p>0.8543824</text:p>
          </table:table-cell>
          <table:table-cell office:value-type="float" office:value="0.02031532" calcext:value-type="float">
            <text:p>0.02031532</text:p>
          </table:table-cell>
          <table:table-cell office:value-type="float" office:value="0.02818959" calcext:value-type="float">
            <text:p>0.02818959</text:p>
          </table:table-cell>
          <table:table-cell office:value-type="float" office:value="0.005282014" calcext:value-type="float">
            <text:p>0.005282014</text:p>
          </table:table-cell>
          <table:table-cell office:value-type="float" office:value="0.03291182" calcext:value-type="float">
            <text:p>0.03291182</text:p>
          </table:table-cell>
          <table:table-cell office:value-type="float" office:value="0.08536853" calcext:value-type="float">
            <text:p>0.08536853</text:p>
          </table:table-cell>
          <table:table-cell office:value-type="float" office:value="0.1552854" calcext:value-type="float">
            <text:p>0.1552854</text:p>
          </table:table-cell>
          <table:table-cell office:value-type="float" office:value="0.1595775" calcext:value-type="float">
            <text:p>0.1595775</text:p>
          </table:table-cell>
          <table:table-cell office:value-type="float" office:value="0.1589538" calcext:value-type="float">
            <text:p>0.1589538</text:p>
          </table:table-cell>
          <table:table-cell office:value-type="float" office:value="0.1833974" calcext:value-type="float">
            <text:p>0.1833974</text:p>
          </table:table-cell>
          <table:table-cell office:value-type="float" office:value="0.1961717" calcext:value-type="float">
            <text:p>0.1961717</text:p>
          </table:table-cell>
          <table:table-cell office:value-type="float" office:value="0.1986586" calcext:value-type="float">
            <text:p>0.1986586</text:p>
          </table:table-cell>
          <table:table-cell office:value-type="float" office:value="0" calcext:value-type="float">
            <text:p>0</text:p>
          </table:table-cell>
          <table:table-cell office:value-type="float" office:value="38.51835" calcext:value-type="float">
            <text:p>38.51835</text:p>
          </table:table-cell>
          <table:table-cell office:value-type="float" office:value="37.652" calcext:value-type="float">
            <text:p>37.652</text:p>
          </table:table-cell>
          <table:table-cell office:value-type="float" office:value="46.45823" calcext:value-type="float">
            <text:p>46.45823</text:p>
          </table:table-cell>
          <table:table-cell office:value-type="float" office:value="8.156598" calcext:value-type="float">
            <text:p>8.156598</text:p>
          </table:table-cell>
          <table:table-cell office:value-type="float" office:value="7.428764" calcext:value-type="float">
            <text:p>7.428764</text:p>
          </table:table-cell>
          <table:table-cell office:value-type="float" office:value="2.741595" calcext:value-type="float">
            <text:p>2.741595</text:p>
          </table:table-cell>
          <table:table-cell office:value-type="float" office:value="3.0077" calcext:value-type="float">
            <text:p>3.0077</text:p>
          </table:table-cell>
          <table:table-cell office:value-type="float" office:value="5.487556" calcext:value-type="float">
            <text:p>5.487556</text:p>
          </table:table-cell>
          <table:table-cell office:value-type="float" office:value="8.679787" calcext:value-type="float">
            <text:p>8.679787</text:p>
          </table:table-cell>
          <table:table-cell office:value-type="float" office:value="9.234828" calcext:value-type="float">
            <text:p>9.234828</text:p>
          </table:table-cell>
          <table:table-cell office:value-type="float" office:value="9.269629" calcext:value-type="float">
            <text:p>9.269629</text:p>
          </table:table-cell>
          <table:table-cell office:value-type="float" office:value="11.42235" calcext:value-type="float">
            <text:p>11.42235</text:p>
          </table:table-cell>
          <table:table-cell office:value-type="float" office:value="12.75296" calcext:value-type="float">
            <text:p>12.75296</text:p>
          </table:table-cell>
          <table:table-cell office:value-type="float" office:value="13.01397" calcext:value-type="float">
            <text:p>13.01397</text:p>
          </table:table-cell>
          <table:table-cell office:value-type="float" office:value="0" calcext:value-type="float">
            <text:p>0</text:p>
          </table:table-cell>
          <table:table-cell office:value-type="float" office:value="60.43953" calcext:value-type="float">
            <text:p>60.4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637" calcext:value-type="float">
            <text:p>1.8926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2.817007" calcext:value-type="float">
            <text:p>2.817007</text:p>
          </table:table-cell>
          <table:table-cell office:value-type="float" office:value="135.8761" calcext:value-type="float">
            <text:p>135.8761</text:p>
          </table:table-cell>
          <table:table-cell office:value-type="float" office:value="5" calcext:value-type="float">
            <text:p>5</text:p>
          </table:table-cell>
          <table:table-cell office:value-type="float" office:value="-0.1043723" calcext:value-type="float">
            <text:p>-0.1043723</text:p>
          </table:table-cell>
          <table:table-cell office:value-type="float" office:value="42.05108" calcext:value-type="float">
            <text:p>42.0510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6512" calcext:value-type="float">
            <text:p>0.000452651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2089" calcext:value-type="float">
            <text:p>0.01272089</text:p>
          </table:table-cell>
          <table:table-cell office:value-type="float" office:value="1164.427" calcext:value-type="float">
            <text:p>1164.427</text:p>
          </table:table-cell>
          <table:table-cell office:value-type="float" office:value="2.026418" calcext:value-type="float">
            <text:p>2.026418</text:p>
          </table:table-cell>
          <table:table-cell office:value-type="float" office:value="0" calcext:value-type="float">
            <text:p>0</text:p>
          </table:table-cell>
          <table:table-cell office:value-type="float" office:value="0.2941716" calcext:value-type="float">
            <text:p>0.2941716</text:p>
          </table:table-cell>
          <table:table-cell office:value-type="float" office:value="0.2591349" calcext:value-type="float">
            <text:p>0.2591349</text:p>
          </table:table-cell>
          <table:table-cell office:value-type="float" office:value="0.8261234" calcext:value-type="float">
            <text:p>0.8261234</text:p>
          </table:table-cell>
          <table:table-cell office:value-type="float" office:value="0.01892117" calcext:value-type="float">
            <text:p>0.01892117</text:p>
          </table:table-cell>
          <table:table-cell office:value-type="float" office:value="0.02298593" calcext:value-type="float">
            <text:p>0.02298593</text:p>
          </table:table-cell>
          <table:table-cell office:value-type="float" office:value="0.004988676" calcext:value-type="float">
            <text:p>0.004988676</text:p>
          </table:table-cell>
          <table:table-cell office:value-type="float" office:value="0.02467124" calcext:value-type="float">
            <text:p>0.02467124</text:p>
          </table:table-cell>
          <table:table-cell office:value-type="float" office:value="0.08515113" calcext:value-type="float">
            <text:p>0.08515113</text:p>
          </table:table-cell>
          <table:table-cell office:value-type="float" office:value="0.1553321" calcext:value-type="float">
            <text:p>0.1553321</text:p>
          </table:table-cell>
          <table:table-cell office:value-type="float" office:value="0.1596292" calcext:value-type="float">
            <text:p>0.1596292</text:p>
          </table:table-cell>
          <table:table-cell office:value-type="float" office:value="0.1590116" calcext:value-type="float">
            <text:p>0.1590116</text:p>
          </table:table-cell>
          <table:table-cell office:value-type="float" office:value="0.1834333" calcext:value-type="float">
            <text:p>0.1834333</text:p>
          </table:table-cell>
          <table:table-cell office:value-type="float" office:value="0.1961835" calcext:value-type="float">
            <text:p>0.1961835</text:p>
          </table:table-cell>
          <table:table-cell office:value-type="float" office:value="0.1986686" calcext:value-type="float">
            <text:p>0.1986686</text:p>
          </table:table-cell>
          <table:table-cell office:value-type="float" office:value="0" calcext:value-type="float">
            <text:p>0</text:p>
          </table:table-cell>
          <table:table-cell office:value-type="float" office:value="38.48092" calcext:value-type="float">
            <text:p>38.48092</text:p>
          </table:table-cell>
          <table:table-cell office:value-type="float" office:value="37.61849" calcext:value-type="float">
            <text:p>37.61849</text:p>
          </table:table-cell>
          <table:table-cell office:value-type="float" office:value="46.6046" calcext:value-type="float">
            <text:p>46.6046</text:p>
          </table:table-cell>
          <table:table-cell office:value-type="float" office:value="8.143551" calcext:value-type="float">
            <text:p>8.143551</text:p>
          </table:table-cell>
          <table:table-cell office:value-type="float" office:value="7.411909" calcext:value-type="float">
            <text:p>7.411909</text:p>
          </table:table-cell>
          <table:table-cell office:value-type="float" office:value="2.736428" calcext:value-type="float">
            <text:p>2.736428</text:p>
          </table:table-cell>
          <table:table-cell office:value-type="float" office:value="3.007546" calcext:value-type="float">
            <text:p>3.007546</text:p>
          </table:table-cell>
          <table:table-cell office:value-type="float" office:value="5.492286" calcext:value-type="float">
            <text:p>5.492286</text:p>
          </table:table-cell>
          <table:table-cell office:value-type="float" office:value="8.685546" calcext:value-type="float">
            <text:p>8.685546</text:p>
          </table:table-cell>
          <table:table-cell office:value-type="float" office:value="9.239686" calcext:value-type="float">
            <text:p>9.239686</text:p>
          </table:table-cell>
          <table:table-cell office:value-type="float" office:value="9.274662" calcext:value-type="float">
            <text:p>9.274662</text:p>
          </table:table-cell>
          <table:table-cell office:value-type="float" office:value="11.42522" calcext:value-type="float">
            <text:p>11.42522</text:p>
          </table:table-cell>
          <table:table-cell office:value-type="float" office:value="12.75412" calcext:value-type="float">
            <text:p>12.75412</text:p>
          </table:table-cell>
          <table:table-cell office:value-type="float" office:value="13.015" calcext:value-type="float">
            <text:p>13.015</text:p>
          </table:table-cell>
          <table:table-cell office:value-type="float" office:value="0" calcext:value-type="float">
            <text:p>0</text:p>
          </table:table-cell>
          <table:table-cell office:value-type="float" office:value="57.11835" calcext:value-type="float">
            <text:p>57.1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352" calcext:value-type="float">
            <text:p>1.9063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.802241" calcext:value-type="float">
            <text:p>2.802241</text:p>
          </table:table-cell>
          <table:table-cell office:value-type="float" office:value="135.8752" calcext:value-type="float">
            <text:p>135.8752</text:p>
          </table:table-cell>
          <table:table-cell office:value-type="float" office:value="5" calcext:value-type="float">
            <text:p>5</text:p>
          </table:table-cell>
          <table:table-cell office:value-type="float" office:value="-0.1165619" calcext:value-type="float">
            <text:p>-0.1165619</text:p>
          </table:table-cell>
          <table:table-cell office:value-type="float" office:value="42.06774" calcext:value-type="float">
            <text:p>42.06774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6748" calcext:value-type="float">
            <text:p>0.000452674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3298" calcext:value-type="float">
            <text:p>0.01273298</text:p>
          </table:table-cell>
          <table:table-cell office:value-type="float" office:value="1164.413" calcext:value-type="float">
            <text:p>1164.413</text:p>
          </table:table-cell>
          <table:table-cell office:value-type="float" office:value="2.02183" calcext:value-type="float">
            <text:p>2.02183</text:p>
          </table:table-cell>
          <table:table-cell office:value-type="float" office:value="0" calcext:value-type="float">
            <text:p>0</text:p>
          </table:table-cell>
          <table:table-cell office:value-type="float" office:value="0.5295148" calcext:value-type="float">
            <text:p>0.5295148</text:p>
          </table:table-cell>
          <table:table-cell office:value-type="float" office:value="0.2602341" calcext:value-type="float">
            <text:p>0.2602341</text:p>
          </table:table-cell>
          <table:table-cell office:value-type="float" office:value="0.8713775" calcext:value-type="float">
            <text:p>0.8713775</text:p>
          </table:table-cell>
          <table:table-cell office:value-type="float" office:value="0.013519" calcext:value-type="float">
            <text:p>0.013519</text:p>
          </table:table-cell>
          <table:table-cell office:value-type="float" office:value="0.02009176" calcext:value-type="float">
            <text:p>0.02009176</text:p>
          </table:table-cell>
          <table:table-cell office:value-type="float" office:value="0.004665895" calcext:value-type="float">
            <text:p>0.004665895</text:p>
          </table:table-cell>
          <table:table-cell office:value-type="float" office:value="0.01794677" calcext:value-type="float">
            <text:p>0.01794677</text:p>
          </table:table-cell>
          <table:table-cell office:value-type="float" office:value="0.08482912" calcext:value-type="float">
            <text:p>0.08482912</text:p>
          </table:table-cell>
          <table:table-cell office:value-type="float" office:value="0.1553283" calcext:value-type="float">
            <text:p>0.1553283</text:p>
          </table:table-cell>
          <table:table-cell office:value-type="float" office:value="0.1596785" calcext:value-type="float">
            <text:p>0.1596785</text:p>
          </table:table-cell>
          <table:table-cell office:value-type="float" office:value="0.1590686" calcext:value-type="float">
            <text:p>0.1590686</text:p>
          </table:table-cell>
          <table:table-cell office:value-type="float" office:value="0.1834676" calcext:value-type="float">
            <text:p>0.1834676</text:p>
          </table:table-cell>
          <table:table-cell office:value-type="float" office:value="0.1961953" calcext:value-type="float">
            <text:p>0.1961953</text:p>
          </table:table-cell>
          <table:table-cell office:value-type="float" office:value="0.1986786" calcext:value-type="float">
            <text:p>0.1986786</text:p>
          </table:table-cell>
          <table:table-cell office:value-type="float" office:value="0" calcext:value-type="float">
            <text:p>0</text:p>
          </table:table-cell>
          <table:table-cell office:value-type="float" office:value="38.51296" calcext:value-type="float">
            <text:p>38.51296</text:p>
          </table:table-cell>
          <table:table-cell office:value-type="float" office:value="37.5853" calcext:value-type="float">
            <text:p>37.5853</text:p>
          </table:table-cell>
          <table:table-cell office:value-type="float" office:value="46.76785" calcext:value-type="float">
            <text:p>46.76785</text:p>
          </table:table-cell>
          <table:table-cell office:value-type="float" office:value="8.120017" calcext:value-type="float">
            <text:p>8.120017</text:p>
          </table:table-cell>
          <table:table-cell office:value-type="float" office:value="7.393306" calcext:value-type="float">
            <text:p>7.393306</text:p>
          </table:table-cell>
          <table:table-cell office:value-type="float" office:value="2.731101" calcext:value-type="float">
            <text:p>2.731101</text:p>
          </table:table-cell>
          <table:table-cell office:value-type="float" office:value="3.005641" calcext:value-type="float">
            <text:p>3.005641</text:p>
          </table:table-cell>
          <table:table-cell office:value-type="float" office:value="5.496934" calcext:value-type="float">
            <text:p>5.496934</text:p>
          </table:table-cell>
          <table:table-cell office:value-type="float" office:value="8.691305" calcext:value-type="float">
            <text:p>8.691305</text:p>
          </table:table-cell>
          <table:table-cell office:value-type="float" office:value="9.244547" calcext:value-type="float">
            <text:p>9.244547</text:p>
          </table:table-cell>
          <table:table-cell office:value-type="float" office:value="9.279696" calcext:value-type="float">
            <text:p>9.279696</text:p>
          </table:table-cell>
          <table:table-cell office:value-type="float" office:value="11.42809" calcext:value-type="float">
            <text:p>11.42809</text:p>
          </table:table-cell>
          <table:table-cell office:value-type="float" office:value="12.75529" calcext:value-type="float">
            <text:p>12.75529</text:p>
          </table:table-cell>
          <table:table-cell office:value-type="float" office:value="13.01603" calcext:value-type="float">
            <text:p>13.01603</text:p>
          </table:table-cell>
          <table:table-cell office:value-type="float" office:value="0" calcext:value-type="float">
            <text:p>0</text:p>
          </table:table-cell>
          <table:table-cell office:value-type="float" office:value="60.92999" calcext:value-type="float">
            <text:p>60.92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1217" calcext:value-type="float">
            <text:p>1.9212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.782698" calcext:value-type="float">
            <text:p>2.782698</text:p>
          </table:table-cell>
          <table:table-cell office:value-type="float" office:value="135.8737" calcext:value-type="float">
            <text:p>135.8737</text:p>
          </table:table-cell>
          <table:table-cell office:value-type="float" office:value="5" calcext:value-type="float">
            <text:p>5</text:p>
          </table:table-cell>
          <table:table-cell office:value-type="float" office:value="-0.1311722" calcext:value-type="float">
            <text:p>-0.1311722</text:p>
          </table:table-cell>
          <table:table-cell office:value-type="float" office:value="42.08568" calcext:value-type="float">
            <text:p>42.0856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7026" calcext:value-type="float">
            <text:p>0.000452702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455" calcext:value-type="float">
            <text:p>0.0127455</text:p>
          </table:table-cell>
          <table:table-cell office:value-type="float" office:value="1164.398" calcext:value-type="float">
            <text:p>1164.398</text:p>
          </table:table-cell>
          <table:table-cell office:value-type="float" office:value="2.013115" calcext:value-type="float">
            <text:p>2.013115</text:p>
          </table:table-cell>
          <table:table-cell office:value-type="float" office:value="0" calcext:value-type="float">
            <text:p>0</text:p>
          </table:table-cell>
          <table:table-cell office:value-type="float" office:value="0.8707051" calcext:value-type="float">
            <text:p>0.8707051</text:p>
          </table:table-cell>
          <table:table-cell office:value-type="float" office:value="0.2683468" calcext:value-type="float">
            <text:p>0.2683468</text:p>
          </table:table-cell>
          <table:table-cell office:value-type="float" office:value="0.9497138" calcext:value-type="float">
            <text:p>0.9497138</text:p>
          </table:table-cell>
          <table:table-cell office:value-type="float" office:value="0.01120888" calcext:value-type="float">
            <text:p>0.01120888</text:p>
          </table:table-cell>
          <table:table-cell office:value-type="float" office:value="0.01766102" calcext:value-type="float">
            <text:p>0.01766102</text:p>
          </table:table-cell>
          <table:table-cell office:value-type="float" office:value="0.004641381" calcext:value-type="float">
            <text:p>0.004641381</text:p>
          </table:table-cell>
          <table:table-cell office:value-type="float" office:value="0.01239268" calcext:value-type="float">
            <text:p>0.01239268</text:p>
          </table:table-cell>
          <table:table-cell office:value-type="float" office:value="0.08482975" calcext:value-type="float">
            <text:p>0.08482975</text:p>
          </table:table-cell>
          <table:table-cell office:value-type="float" office:value="0.1553216" calcext:value-type="float">
            <text:p>0.1553216</text:p>
          </table:table-cell>
          <table:table-cell office:value-type="float" office:value="0.1597241" calcext:value-type="float">
            <text:p>0.1597241</text:p>
          </table:table-cell>
          <table:table-cell office:value-type="float" office:value="0.1591248" calcext:value-type="float">
            <text:p>0.1591248</text:p>
          </table:table-cell>
          <table:table-cell office:value-type="float" office:value="0.1834994" calcext:value-type="float">
            <text:p>0.1834994</text:p>
          </table:table-cell>
          <table:table-cell office:value-type="float" office:value="0.1962072" calcext:value-type="float">
            <text:p>0.1962072</text:p>
          </table:table-cell>
          <table:table-cell office:value-type="float" office:value="0.1986885" calcext:value-type="float">
            <text:p>0.1986885</text:p>
          </table:table-cell>
          <table:table-cell office:value-type="float" office:value="0" calcext:value-type="float">
            <text:p>0</text:p>
          </table:table-cell>
          <table:table-cell office:value-type="float" office:value="38.59824" calcext:value-type="float">
            <text:p>38.59824</text:p>
          </table:table-cell>
          <table:table-cell office:value-type="float" office:value="37.55196" calcext:value-type="float">
            <text:p>37.55196</text:p>
          </table:table-cell>
          <table:table-cell office:value-type="float" office:value="46.95019" calcext:value-type="float">
            <text:p>46.95019</text:p>
          </table:table-cell>
          <table:table-cell office:value-type="float" office:value="8.095741" calcext:value-type="float">
            <text:p>8.095741</text:p>
          </table:table-cell>
          <table:table-cell office:value-type="float" office:value="7.374022" calcext:value-type="float">
            <text:p>7.374022</text:p>
          </table:table-cell>
          <table:table-cell office:value-type="float" office:value="2.725789" calcext:value-type="float">
            <text:p>2.725789</text:p>
          </table:table-cell>
          <table:table-cell office:value-type="float" office:value="3.002249" calcext:value-type="float">
            <text:p>3.002249</text:p>
          </table:table-cell>
          <table:table-cell office:value-type="float" office:value="5.501553" calcext:value-type="float">
            <text:p>5.501553</text:p>
          </table:table-cell>
          <table:table-cell office:value-type="float" office:value="8.697064" calcext:value-type="float">
            <text:p>8.697064</text:p>
          </table:table-cell>
          <table:table-cell office:value-type="float" office:value="9.249407" calcext:value-type="float">
            <text:p>9.249407</text:p>
          </table:table-cell>
          <table:table-cell office:value-type="float" office:value="9.284731" calcext:value-type="float">
            <text:p>9.284731</text:p>
          </table:table-cell>
          <table:table-cell office:value-type="float" office:value="11.43095" calcext:value-type="float">
            <text:p>11.43095</text:p>
          </table:table-cell>
          <table:table-cell office:value-type="float" office:value="12.75645" calcext:value-type="float">
            <text:p>12.75645</text:p>
          </table:table-cell>
          <table:table-cell office:value-type="float" office:value="13.0171" calcext:value-type="float">
            <text:p>13.0171</text:p>
          </table:table-cell>
          <table:table-cell office:value-type="float" office:value="0" calcext:value-type="float">
            <text:p>0</text:p>
          </table:table-cell>
          <table:table-cell office:value-type="float" office:value="74.15525" calcext:value-type="float">
            <text:p>74.15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375" calcext:value-type="float">
            <text:p>1.9413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.76059" calcext:value-type="float">
            <text:p>2.76059</text:p>
          </table:table-cell>
          <table:table-cell office:value-type="float" office:value="135.8714" calcext:value-type="float">
            <text:p>135.8714</text:p>
          </table:table-cell>
          <table:table-cell office:value-type="float" office:value="5" calcext:value-type="float">
            <text:p>5</text:p>
          </table:table-cell>
          <table:table-cell office:value-type="float" office:value="-0.14862" calcext:value-type="float">
            <text:p>-0.14862</text:p>
          </table:table-cell>
          <table:table-cell office:value-type="float" office:value="42.10466" calcext:value-type="float">
            <text:p>42.10466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7305" calcext:value-type="float">
            <text:p>0.000452730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5863" calcext:value-type="float">
            <text:p>0.01275863</text:p>
          </table:table-cell>
          <table:table-cell office:value-type="float" office:value="1164.384" calcext:value-type="float">
            <text:p>1164.384</text:p>
          </table:table-cell>
          <table:table-cell office:value-type="float" office:value="2.003232" calcext:value-type="float">
            <text:p>2.003232</text:p>
          </table:table-cell>
          <table:table-cell office:value-type="float" office:value="0" calcext:value-type="float">
            <text:p>0</text:p>
          </table:table-cell>
          <table:table-cell office:value-type="float" office:value="0.7913103" calcext:value-type="float">
            <text:p>0.7913103</text:p>
          </table:table-cell>
          <table:table-cell office:value-type="float" office:value="0.2527691" calcext:value-type="float">
            <text:p>0.2527691</text:p>
          </table:table-cell>
          <table:table-cell office:value-type="float" office:value="1.007425" calcext:value-type="float">
            <text:p>1.007425</text:p>
          </table:table-cell>
          <table:table-cell office:value-type="float" office:value="0.009883421" calcext:value-type="float">
            <text:p>0.009883421</text:p>
          </table:table-cell>
          <table:table-cell office:value-type="float" office:value="0.01477796" calcext:value-type="float">
            <text:p>0.01477796</text:p>
          </table:table-cell>
          <table:table-cell office:value-type="float" office:value="0.004816036" calcext:value-type="float">
            <text:p>0.004816036</text:p>
          </table:table-cell>
          <table:table-cell office:value-type="float" office:value="0.009437331" calcext:value-type="float">
            <text:p>0.009437331</text:p>
          </table:table-cell>
          <table:table-cell office:value-type="float" office:value="0.08517675" calcext:value-type="float">
            <text:p>0.08517675</text:p>
          </table:table-cell>
          <table:table-cell office:value-type="float" office:value="0.1553794" calcext:value-type="float">
            <text:p>0.1553794</text:p>
          </table:table-cell>
          <table:table-cell office:value-type="float" office:value="0.1597702" calcext:value-type="float">
            <text:p>0.1597702</text:p>
          </table:table-cell>
          <table:table-cell office:value-type="float" office:value="0.1591804" calcext:value-type="float">
            <text:p>0.1591804</text:p>
          </table:table-cell>
          <table:table-cell office:value-type="float" office:value="0.1835316" calcext:value-type="float">
            <text:p>0.1835316</text:p>
          </table:table-cell>
          <table:table-cell office:value-type="float" office:value="0.1962189" calcext:value-type="float">
            <text:p>0.1962189</text:p>
          </table:table-cell>
          <table:table-cell office:value-type="float" office:value="0.1986986" calcext:value-type="float">
            <text:p>0.1986986</text:p>
          </table:table-cell>
          <table:table-cell office:value-type="float" office:value="0" calcext:value-type="float">
            <text:p>0</text:p>
          </table:table-cell>
          <table:table-cell office:value-type="float" office:value="38.68642" calcext:value-type="float">
            <text:p>38.68642</text:p>
          </table:table-cell>
          <table:table-cell office:value-type="float" office:value="37.51483" calcext:value-type="float">
            <text:p>37.51483</text:p>
          </table:table-cell>
          <table:table-cell office:value-type="float" office:value="47.15798" calcext:value-type="float">
            <text:p>47.15798</text:p>
          </table:table-cell>
          <table:table-cell office:value-type="float" office:value="8.07104" calcext:value-type="float">
            <text:p>8.07104</text:p>
          </table:table-cell>
          <table:table-cell office:value-type="float" office:value="7.353908" calcext:value-type="float">
            <text:p>7.353908</text:p>
          </table:table-cell>
          <table:table-cell office:value-type="float" office:value="2.720556" calcext:value-type="float">
            <text:p>2.720556</text:p>
          </table:table-cell>
          <table:table-cell office:value-type="float" office:value="2.997895" calcext:value-type="float">
            <text:p>2.997895</text:p>
          </table:table-cell>
          <table:table-cell office:value-type="float" office:value="5.506189" calcext:value-type="float">
            <text:p>5.506189</text:p>
          </table:table-cell>
          <table:table-cell office:value-type="float" office:value="8.702824" calcext:value-type="float">
            <text:p>8.702824</text:p>
          </table:table-cell>
          <table:table-cell office:value-type="float" office:value="9.254268" calcext:value-type="float">
            <text:p>9.254268</text:p>
          </table:table-cell>
          <table:table-cell office:value-type="float" office:value="9.289765" calcext:value-type="float">
            <text:p>9.289765</text:p>
          </table:table-cell>
          <table:table-cell office:value-type="float" office:value="11.43382" calcext:value-type="float">
            <text:p>11.43382</text:p>
          </table:table-cell>
          <table:table-cell office:value-type="float" office:value="12.75761" calcext:value-type="float">
            <text:p>12.75761</text:p>
          </table:table-cell>
          <table:table-cell office:value-type="float" office:value="13.01819" calcext:value-type="float">
            <text:p>13.01819</text:p>
          </table:table-cell>
          <table:table-cell office:value-type="float" office:value="0" calcext:value-type="float">
            <text:p>0</text:p>
          </table:table-cell>
          <table:table-cell office:value-type="float" office:value="85.62083" calcext:value-type="float">
            <text:p>85.62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64717" calcext:value-type="float">
            <text:p>1.96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2.735047" calcext:value-type="float">
            <text:p>2.735047</text:p>
          </table:table-cell>
          <table:table-cell office:value-type="float" office:value="135.8685" calcext:value-type="float">
            <text:p>135.8685</text:p>
          </table:table-cell>
          <table:table-cell office:value-type="float" office:value="5" calcext:value-type="float">
            <text:p>5</text:p>
          </table:table-cell>
          <table:table-cell office:value-type="float" office:value="-0.1689983" calcext:value-type="float">
            <text:p>-0.1689983</text:p>
          </table:table-cell>
          <table:table-cell office:value-type="float" office:value="42.12441" calcext:value-type="float">
            <text:p>42.1244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7585" calcext:value-type="float">
            <text:p>0.000452758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725" calcext:value-type="float">
            <text:p>0.0127725</text:p>
          </table:table-cell>
          <table:table-cell office:value-type="float" office:value="1164.37" calcext:value-type="float">
            <text:p>1164.37</text:p>
          </table:table-cell>
          <table:table-cell office:value-type="float" office:value="1.988272" calcext:value-type="float">
            <text:p>1.988272</text:p>
          </table:table-cell>
          <table:table-cell office:value-type="float" office:value="0" calcext:value-type="float">
            <text:p>0</text:p>
          </table:table-cell>
          <table:table-cell office:value-type="float" office:value="0.7321943" calcext:value-type="float">
            <text:p>0.7321943</text:p>
          </table:table-cell>
          <table:table-cell office:value-type="float" office:value="0.2513211" calcext:value-type="float">
            <text:p>0.2513211</text:p>
          </table:table-cell>
          <table:table-cell office:value-type="float" office:value="1.06518" calcext:value-type="float">
            <text:p>1.06518</text:p>
          </table:table-cell>
          <table:table-cell office:value-type="float" office:value="0.01032717" calcext:value-type="float">
            <text:p>0.01032717</text:p>
          </table:table-cell>
          <table:table-cell office:value-type="float" office:value="0.01242627" calcext:value-type="float">
            <text:p>0.01242627</text:p>
          </table:table-cell>
          <table:table-cell office:value-type="float" office:value="0.005020414" calcext:value-type="float">
            <text:p>0.005020414</text:p>
          </table:table-cell>
          <table:table-cell office:value-type="float" office:value="0.007815223" calcext:value-type="float">
            <text:p>0.007815223</text:p>
          </table:table-cell>
          <table:table-cell office:value-type="float" office:value="0.0856721" calcext:value-type="float">
            <text:p>0.0856721</text:p>
          </table:table-cell>
          <table:table-cell office:value-type="float" office:value="0.1555169" calcext:value-type="float">
            <text:p>0.1555169</text:p>
          </table:table-cell>
          <table:table-cell office:value-type="float" office:value="0.1598236" calcext:value-type="float">
            <text:p>0.1598236</text:p>
          </table:table-cell>
          <table:table-cell office:value-type="float" office:value="0.1592361" calcext:value-type="float">
            <text:p>0.1592361</text:p>
          </table:table-cell>
          <table:table-cell office:value-type="float" office:value="0.1835637" calcext:value-type="float">
            <text:p>0.1835637</text:p>
          </table:table-cell>
          <table:table-cell office:value-type="float" office:value="0.1962307" calcext:value-type="float">
            <text:p>0.1962307</text:p>
          </table:table-cell>
          <table:table-cell office:value-type="float" office:value="0.1987085" calcext:value-type="float">
            <text:p>0.1987085</text:p>
          </table:table-cell>
          <table:table-cell office:value-type="float" office:value="0" calcext:value-type="float">
            <text:p>0</text:p>
          </table:table-cell>
          <table:table-cell office:value-type="float" office:value="38.76958" calcext:value-type="float">
            <text:p>38.76958</text:p>
          </table:table-cell>
          <table:table-cell office:value-type="float" office:value="37.47515" calcext:value-type="float">
            <text:p>37.47515</text:p>
          </table:table-cell>
          <table:table-cell office:value-type="float" office:value="47.3847" calcext:value-type="float">
            <text:p>47.3847</text:p>
          </table:table-cell>
          <table:table-cell office:value-type="float" office:value="8.046515" calcext:value-type="float">
            <text:p>8.046515</text:p>
          </table:table-cell>
          <table:table-cell office:value-type="float" office:value="7.33297" calcext:value-type="float">
            <text:p>7.33297</text:p>
          </table:table-cell>
          <table:table-cell office:value-type="float" office:value="2.715427" calcext:value-type="float">
            <text:p>2.715427</text:p>
          </table:table-cell>
          <table:table-cell office:value-type="float" office:value="2.993078" calcext:value-type="float">
            <text:p>2.993078</text:p>
          </table:table-cell>
          <table:table-cell office:value-type="float" office:value="5.510912" calcext:value-type="float">
            <text:p>5.510912</text:p>
          </table:table-cell>
          <table:table-cell office:value-type="float" office:value="8.708583" calcext:value-type="float">
            <text:p>8.708583</text:p>
          </table:table-cell>
          <table:table-cell office:value-type="float" office:value="9.259125" calcext:value-type="float">
            <text:p>9.259125</text:p>
          </table:table-cell>
          <table:table-cell office:value-type="float" office:value="9.294792" calcext:value-type="float">
            <text:p>9.294792</text:p>
          </table:table-cell>
          <table:table-cell office:value-type="float" office:value="11.4367" calcext:value-type="float">
            <text:p>11.4367</text:p>
          </table:table-cell>
          <table:table-cell office:value-type="float" office:value="12.75877" calcext:value-type="float">
            <text:p>12.75877</text:p>
          </table:table-cell>
          <table:table-cell office:value-type="float" office:value="13.0193" calcext:value-type="float">
            <text:p>13.0193</text:p>
          </table:table-cell>
          <table:table-cell office:value-type="float" office:value="0" calcext:value-type="float">
            <text:p>0</text:p>
          </table:table-cell>
          <table:table-cell office:value-type="float" office:value="108.8086" calcext:value-type="float">
            <text:p>108.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2216" calcext:value-type="float">
            <text:p>1.9922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.711241" calcext:value-type="float">
            <text:p>2.711241</text:p>
          </table:table-cell>
          <table:table-cell office:value-type="float" office:value="135.8659" calcext:value-type="float">
            <text:p>135.8659</text:p>
          </table:table-cell>
          <table:table-cell office:value-type="float" office:value="5" calcext:value-type="float">
            <text:p>5</text:p>
          </table:table-cell>
          <table:table-cell office:value-type="float" office:value="-0.1926688" calcext:value-type="float">
            <text:p>-0.1926688</text:p>
          </table:table-cell>
          <table:table-cell office:value-type="float" office:value="42.14285" calcext:value-type="float">
            <text:p>42.14285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7881" calcext:value-type="float">
            <text:p>0.000452788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78722" calcext:value-type="float">
            <text:p>0.01278722</text:p>
          </table:table-cell>
          <table:table-cell office:value-type="float" office:value="1164.355" calcext:value-type="float">
            <text:p>1164.355</text:p>
          </table:table-cell>
          <table:table-cell office:value-type="float" office:value="1.980453" calcext:value-type="float">
            <text:p>1.980453</text:p>
          </table:table-cell>
          <table:table-cell office:value-type="float" office:value="0" calcext:value-type="float">
            <text:p>0</text:p>
          </table:table-cell>
          <table:table-cell office:value-type="float" office:value="0.6881054" calcext:value-type="float">
            <text:p>0.6881054</text:p>
          </table:table-cell>
          <table:table-cell office:value-type="float" office:value="0.1286" calcext:value-type="float">
            <text:p>0.1286</text:p>
          </table:table-cell>
          <table:table-cell office:value-type="float" office:value="1.060779" calcext:value-type="float">
            <text:p>1.060779</text:p>
          </table:table-cell>
          <table:table-cell office:value-type="float" office:value="0.0105419" calcext:value-type="float">
            <text:p>0.0105419</text:p>
          </table:table-cell>
          <table:table-cell office:value-type="float" office:value="0.01027587" calcext:value-type="float">
            <text:p>0.01027587</text:p>
          </table:table-cell>
          <table:table-cell office:value-type="float" office:value="0.005048383" calcext:value-type="float">
            <text:p>0.005048383</text:p>
          </table:table-cell>
          <table:table-cell office:value-type="float" office:value="0.006553453" calcext:value-type="float">
            <text:p>0.006553453</text:p>
          </table:table-cell>
          <table:table-cell office:value-type="float" office:value="0.0862353" calcext:value-type="float">
            <text:p>0.0862353</text:p>
          </table:table-cell>
          <table:table-cell office:value-type="float" office:value="0.1557098" calcext:value-type="float">
            <text:p>0.1557098</text:p>
          </table:table-cell>
          <table:table-cell office:value-type="float" office:value="0.1598878" calcext:value-type="float">
            <text:p>0.1598878</text:p>
          </table:table-cell>
          <table:table-cell office:value-type="float" office:value="0.1592928" calcext:value-type="float">
            <text:p>0.1592928</text:p>
          </table:table-cell>
          <table:table-cell office:value-type="float" office:value="0.1835961" calcext:value-type="float">
            <text:p>0.1835961</text:p>
          </table:table-cell>
          <table:table-cell office:value-type="float" office:value="0.1962426" calcext:value-type="float">
            <text:p>0.1962426</text:p>
          </table:table-cell>
          <table:table-cell office:value-type="float" office:value="0.1987185" calcext:value-type="float">
            <text:p>0.1987185</text:p>
          </table:table-cell>
          <table:table-cell office:value-type="float" office:value="0" calcext:value-type="float">
            <text:p>0</text:p>
          </table:table-cell>
          <table:table-cell office:value-type="float" office:value="38.82201" calcext:value-type="float">
            <text:p>38.82201</text:p>
          </table:table-cell>
          <table:table-cell office:value-type="float" office:value="37.40319" calcext:value-type="float">
            <text:p>37.40319</text:p>
          </table:table-cell>
          <table:table-cell office:value-type="float" office:value="47.61723" calcext:value-type="float">
            <text:p>47.61723</text:p>
          </table:table-cell>
          <table:table-cell office:value-type="float" office:value="8.022345" calcext:value-type="float">
            <text:p>8.022345</text:p>
          </table:table-cell>
          <table:table-cell office:value-type="float" office:value="7.311409" calcext:value-type="float">
            <text:p>7.311409</text:p>
          </table:table-cell>
          <table:table-cell office:value-type="float" office:value="2.710386" calcext:value-type="float">
            <text:p>2.710386</text:p>
          </table:table-cell>
          <table:table-cell office:value-type="float" office:value="2.987961" calcext:value-type="float">
            <text:p>2.987961</text:p>
          </table:table-cell>
          <table:table-cell office:value-type="float" office:value="5.515751" calcext:value-type="float">
            <text:p>5.515751</text:p>
          </table:table-cell>
          <table:table-cell office:value-type="float" office:value="8.714343" calcext:value-type="float">
            <text:p>8.714343</text:p>
          </table:table-cell>
          <table:table-cell office:value-type="float" office:value="9.263985" calcext:value-type="float">
            <text:p>9.263985</text:p>
          </table:table-cell>
          <table:table-cell office:value-type="float" office:value="9.29977" calcext:value-type="float">
            <text:p>9.29977</text:p>
          </table:table-cell>
          <table:table-cell office:value-type="float" office:value="11.43956" calcext:value-type="float">
            <text:p>11.43956</text:p>
          </table:table-cell>
          <table:table-cell office:value-type="float" office:value="12.75994" calcext:value-type="float">
            <text:p>12.75994</text:p>
          </table:table-cell>
          <table:table-cell office:value-type="float" office:value="13.02042" calcext:value-type="float">
            <text:p>13.02042</text:p>
          </table:table-cell>
          <table:table-cell office:value-type="float" office:value="0" calcext:value-type="float">
            <text:p>0</text:p>
          </table:table-cell>
          <table:table-cell office:value-type="float" office:value="105.1275" calcext:value-type="float">
            <text:p>105.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7541" calcext:value-type="float">
            <text:p>2.0175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.679497" calcext:value-type="float">
            <text:p>2.679497</text:p>
          </table:table-cell>
          <table:table-cell office:value-type="float" office:value="135.8614" calcext:value-type="float">
            <text:p>135.8614</text:p>
          </table:table-cell>
          <table:table-cell office:value-type="float" office:value="5" calcext:value-type="float">
            <text:p>5</text:p>
          </table:table-cell>
          <table:table-cell office:value-type="float" office:value="-0.2198449" calcext:value-type="float">
            <text:p>-0.2198449</text:p>
          </table:table-cell>
          <table:table-cell office:value-type="float" office:value="42.16271" calcext:value-type="float">
            <text:p>42.1627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8217" calcext:value-type="float">
            <text:p>0.0004528217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80288" calcext:value-type="float">
            <text:p>0.01280288</text:p>
          </table:table-cell>
          <table:table-cell office:value-type="float" office:value="1164.34" calcext:value-type="float">
            <text:p>1164.34</text:p>
          </table:table-cell>
          <table:table-cell office:value-type="float" office:value="1.951936" calcext:value-type="float">
            <text:p>1.951936</text:p>
          </table:table-cell>
          <table:table-cell office:value-type="float" office:value="0" calcext:value-type="float">
            <text:p>0</text:p>
          </table:table-cell>
          <table:table-cell office:value-type="float" office:value="0.6894761" calcext:value-type="float">
            <text:p>0.6894761</text:p>
          </table:table-cell>
          <table:table-cell office:value-type="float" office:value="0.1440837" calcext:value-type="float">
            <text:p>0.1440837</text:p>
          </table:table-cell>
          <table:table-cell office:value-type="float" office:value="1.158327" calcext:value-type="float">
            <text:p>1.158327</text:p>
          </table:table-cell>
          <table:table-cell office:value-type="float" office:value="0.01185788" calcext:value-type="float">
            <text:p>0.01185788</text:p>
          </table:table-cell>
          <table:table-cell office:value-type="float" office:value="0.01078671" calcext:value-type="float">
            <text:p>0.01078671</text:p>
          </table:table-cell>
          <table:table-cell office:value-type="float" office:value="0.005373701" calcext:value-type="float">
            <text:p>0.005373701</text:p>
          </table:table-cell>
          <table:table-cell office:value-type="float" office:value="0.005786655" calcext:value-type="float">
            <text:p>0.005786655</text:p>
          </table:table-cell>
          <table:table-cell office:value-type="float" office:value="0.08675408" calcext:value-type="float">
            <text:p>0.08675408</text:p>
          </table:table-cell>
          <table:table-cell office:value-type="float" office:value="0.1559229" calcext:value-type="float">
            <text:p>0.1559229</text:p>
          </table:table-cell>
          <table:table-cell office:value-type="float" office:value="0.1599627" calcext:value-type="float">
            <text:p>0.1599627</text:p>
          </table:table-cell>
          <table:table-cell office:value-type="float" office:value="0.1593511" calcext:value-type="float">
            <text:p>0.1593511</text:p>
          </table:table-cell>
          <table:table-cell office:value-type="float" office:value="0.1836281" calcext:value-type="float">
            <text:p>0.1836281</text:p>
          </table:table-cell>
          <table:table-cell office:value-type="float" office:value="0.196254" calcext:value-type="float">
            <text:p>0.196254</text:p>
          </table:table-cell>
          <table:table-cell office:value-type="float" office:value="0.1987285" calcext:value-type="float">
            <text:p>0.1987285</text:p>
          </table:table-cell>
          <table:table-cell office:value-type="float" office:value="0" calcext:value-type="float">
            <text:p>0</text:p>
          </table:table-cell>
          <table:table-cell office:value-type="float" office:value="38.89903" calcext:value-type="float">
            <text:p>38.89903</text:p>
          </table:table-cell>
          <table:table-cell office:value-type="float" office:value="37.34091" calcext:value-type="float">
            <text:p>37.34091</text:p>
          </table:table-cell>
          <table:table-cell office:value-type="float" office:value="47.86417" calcext:value-type="float">
            <text:p>47.86417</text:p>
          </table:table-cell>
          <table:table-cell office:value-type="float" office:value="7.999166" calcext:value-type="float">
            <text:p>7.999166</text:p>
          </table:table-cell>
          <table:table-cell office:value-type="float" office:value="7.289894" calcext:value-type="float">
            <text:p>7.289894</text:p>
          </table:table-cell>
          <table:table-cell office:value-type="float" office:value="2.705459" calcext:value-type="float">
            <text:p>2.705459</text:p>
          </table:table-cell>
          <table:table-cell office:value-type="float" office:value="2.982664" calcext:value-type="float">
            <text:p>2.982664</text:p>
          </table:table-cell>
          <table:table-cell office:value-type="float" office:value="5.520704" calcext:value-type="float">
            <text:p>5.520704</text:p>
          </table:table-cell>
          <table:table-cell office:value-type="float" office:value="8.720102" calcext:value-type="float">
            <text:p>8.720102</text:p>
          </table:table-cell>
          <table:table-cell office:value-type="float" office:value="9.268847" calcext:value-type="float">
            <text:p>9.268847</text:p>
          </table:table-cell>
          <table:table-cell office:value-type="float" office:value="9.304748" calcext:value-type="float">
            <text:p>9.304748</text:p>
          </table:table-cell>
          <table:table-cell office:value-type="float" office:value="11.44243" calcext:value-type="float">
            <text:p>11.44243</text:p>
          </table:table-cell>
          <table:table-cell office:value-type="float" office:value="12.76103" calcext:value-type="float">
            <text:p>12.76103</text:p>
          </table:table-cell>
          <table:table-cell office:value-type="float" office:value="13.02156" calcext:value-type="float">
            <text:p>13.02156</text:p>
          </table:table-cell>
          <table:table-cell office:value-type="float" office:value="0" calcext:value-type="float">
            <text:p>0</text:p>
          </table:table-cell>
          <table:table-cell office:value-type="float" office:value="135.502" calcext:value-type="float">
            <text:p>135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2511" calcext:value-type="float">
            <text:p>2.0525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.651759" calcext:value-type="float">
            <text:p>2.651759</text:p>
          </table:table-cell>
          <table:table-cell office:value-type="float" office:value="135.8568" calcext:value-type="float">
            <text:p>135.8568</text:p>
          </table:table-cell>
          <table:table-cell office:value-type="float" office:value="5" calcext:value-type="float">
            <text:p>5</text:p>
          </table:table-cell>
          <table:table-cell office:value-type="float" office:value="-0.247991" calcext:value-type="float">
            <text:p>-0.247991</text:p>
          </table:table-cell>
          <table:table-cell office:value-type="float" office:value="42.18201" calcext:value-type="float">
            <text:p>42.1820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28552" calcext:value-type="float">
            <text:p>0.000452855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81955" calcext:value-type="float">
            <text:p>0.01281955</text:p>
          </table:table-cell>
          <table:table-cell office:value-type="float" office:value="1164.325" calcext:value-type="float">
            <text:p>1164.325</text:p>
          </table:table-cell>
          <table:table-cell office:value-type="float" office:value="1.937788" calcext:value-type="float">
            <text:p>1.937788</text:p>
          </table:table-cell>
          <table:table-cell office:value-type="float" office:value="0" calcext:value-type="float">
            <text:p>0</text:p>
          </table:table-cell>
          <table:table-cell office:value-type="float" office:value="0.4805137" calcext:value-type="float">
            <text:p>0.4805137</text:p>
          </table:table-cell>
          <table:table-cell office:value-type="float" office:value="0.05565483" calcext:value-type="float">
            <text:p>0.05565483</text:p>
          </table:table-cell>
          <table:table-cell office:value-type="float" office:value="1.15378" calcext:value-type="float">
            <text:p>1.15378</text:p>
          </table:table-cell>
          <table:table-cell office:value-type="float" office:value="0.01159103" calcext:value-type="float">
            <text:p>0.01159103</text:p>
          </table:table-cell>
          <table:table-cell office:value-type="float" office:value="0.0107609" calcext:value-type="float">
            <text:p>0.0107609</text:p>
          </table:table-cell>
          <table:table-cell office:value-type="float" office:value="0.005446153" calcext:value-type="float">
            <text:p>0.005446153</text:p>
          </table:table-cell>
          <table:table-cell office:value-type="float" office:value="0.005499789" calcext:value-type="float">
            <text:p>0.005499789</text:p>
          </table:table-cell>
          <table:table-cell office:value-type="float" office:value="0.08743953" calcext:value-type="float">
            <text:p>0.08743953</text:p>
          </table:table-cell>
          <table:table-cell office:value-type="float" office:value="0.156209" calcext:value-type="float">
            <text:p>0.156209</text:p>
          </table:table-cell>
          <table:table-cell office:value-type="float" office:value="0.1600486" calcext:value-type="float">
            <text:p>0.1600486</text:p>
          </table:table-cell>
          <table:table-cell office:value-type="float" office:value="0.159412" calcext:value-type="float">
            <text:p>0.159412</text:p>
          </table:table-cell>
          <table:table-cell office:value-type="float" office:value="0.1836613" calcext:value-type="float">
            <text:p>0.1836613</text:p>
          </table:table-cell>
          <table:table-cell office:value-type="float" office:value="0.1962654" calcext:value-type="float">
            <text:p>0.1962654</text:p>
          </table:table-cell>
          <table:table-cell office:value-type="float" office:value="0.1987385" calcext:value-type="float">
            <text:p>0.1987385</text:p>
          </table:table-cell>
          <table:table-cell office:value-type="float" office:value="0" calcext:value-type="float">
            <text:p>0</text:p>
          </table:table-cell>
          <table:table-cell office:value-type="float" office:value="38.95541" calcext:value-type="float">
            <text:p>38.95541</text:p>
          </table:table-cell>
          <table:table-cell office:value-type="float" office:value="37.24756" calcext:value-type="float">
            <text:p>37.24756</text:p>
          </table:table-cell>
          <table:table-cell office:value-type="float" office:value="48.12691" calcext:value-type="float">
            <text:p>48.12691</text:p>
          </table:table-cell>
          <table:table-cell office:value-type="float" office:value="7.976519" calcext:value-type="float">
            <text:p>7.976519</text:p>
          </table:table-cell>
          <table:table-cell office:value-type="float" office:value="7.268956" calcext:value-type="float">
            <text:p>7.268956</text:p>
          </table:table-cell>
          <table:table-cell office:value-type="float" office:value="2.700658" calcext:value-type="float">
            <text:p>2.700658</text:p>
          </table:table-cell>
          <table:table-cell office:value-type="float" office:value="2.977286" calcext:value-type="float">
            <text:p>2.977286</text:p>
          </table:table-cell>
          <table:table-cell office:value-type="float" office:value="5.525778" calcext:value-type="float">
            <text:p>5.525778</text:p>
          </table:table-cell>
          <table:table-cell office:value-type="float" office:value="8.725913" calcext:value-type="float">
            <text:p>8.725913</text:p>
          </table:table-cell>
          <table:table-cell office:value-type="float" office:value="9.273705" calcext:value-type="float">
            <text:p>9.273705</text:p>
          </table:table-cell>
          <table:table-cell office:value-type="float" office:value="9.309725" calcext:value-type="float">
            <text:p>9.309725</text:p>
          </table:table-cell>
          <table:table-cell office:value-type="float" office:value="11.4453" calcext:value-type="float">
            <text:p>11.4453</text:p>
          </table:table-cell>
          <table:table-cell office:value-type="float" office:value="12.76212" calcext:value-type="float">
            <text:p>12.76212</text:p>
          </table:table-cell>
          <table:table-cell office:value-type="float" office:value="13.02269" calcext:value-type="float">
            <text:p>13.02269</text:p>
          </table:table-cell>
          <table:table-cell office:value-type="float" office:value="0" calcext:value-type="float">
            <text:p>0</text:p>
          </table:table-cell>
          <table:table-cell office:value-type="float" office:value="125.0488" calcext:value-type="float">
            <text:p>125.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614" calcext:value-type="float">
            <text:p>2.0836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2.626789" calcext:value-type="float">
            <text:p>2.626789</text:p>
          </table:table-cell>
          <table:table-cell office:value-type="float" office:value="135.8527" calcext:value-type="float">
            <text:p>135.8527</text:p>
          </table:table-cell>
          <table:table-cell office:value-type="float" office:value="5" calcext:value-type="float">
            <text:p>5</text:p>
          </table:table-cell>
          <table:table-cell office:value-type="float" office:value="-0.2746935" calcext:value-type="float">
            <text:p>-0.2746935</text:p>
          </table:table-cell>
          <table:table-cell office:value-type="float" office:value="42.19999" calcext:value-type="float">
            <text:p>42.19999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30446" calcext:value-type="float">
            <text:p>0.000453044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86988" calcext:value-type="float">
            <text:p>0.01286988</text:p>
          </table:table-cell>
          <table:table-cell office:value-type="float" office:value="1164.308" calcext:value-type="float">
            <text:p>1164.308</text:p>
          </table:table-cell>
          <table:table-cell office:value-type="float" office:value="1.93017" calcext:value-type="float">
            <text:p>1.93017</text:p>
          </table:table-cell>
          <table:table-cell office:value-type="float" office:value="0" calcext:value-type="float">
            <text:p>0</text:p>
          </table:table-cell>
          <table:table-cell office:value-type="float" office:value="0.2215842" calcext:value-type="float">
            <text:p>0.2215842</text:p>
          </table:table-cell>
          <table:table-cell office:value-type="float" office:value="0.06575631" calcext:value-type="float">
            <text:p>0.06575631</text:p>
          </table:table-cell>
          <table:table-cell office:value-type="float" office:value="1.106691" calcext:value-type="float">
            <text:p>1.106691</text:p>
          </table:table-cell>
          <table:table-cell office:value-type="float" office:value="0.01109876" calcext:value-type="float">
            <text:p>0.01109876</text:p>
          </table:table-cell>
          <table:table-cell office:value-type="float" office:value="0.01045326" calcext:value-type="float">
            <text:p>0.01045326</text:p>
          </table:table-cell>
          <table:table-cell office:value-type="float" office:value="0.00540025" calcext:value-type="float">
            <text:p>0.00540025</text:p>
          </table:table-cell>
          <table:table-cell office:value-type="float" office:value="0.00541776" calcext:value-type="float">
            <text:p>0.00541776</text:p>
          </table:table-cell>
          <table:table-cell office:value-type="float" office:value="0.08801839" calcext:value-type="float">
            <text:p>0.08801839</text:p>
          </table:table-cell>
          <table:table-cell office:value-type="float" office:value="0.1565264" calcext:value-type="float">
            <text:p>0.1565264</text:p>
          </table:table-cell>
          <table:table-cell office:value-type="float" office:value="0.1601448" calcext:value-type="float">
            <text:p>0.1601448</text:p>
          </table:table-cell>
          <table:table-cell office:value-type="float" office:value="0.1594751" calcext:value-type="float">
            <text:p>0.1594751</text:p>
          </table:table-cell>
          <table:table-cell office:value-type="float" office:value="0.1837287" calcext:value-type="float">
            <text:p>0.1837287</text:p>
          </table:table-cell>
          <table:table-cell office:value-type="float" office:value="0.1962745" calcext:value-type="float">
            <text:p>0.1962745</text:p>
          </table:table-cell>
          <table:table-cell office:value-type="float" office:value="0.1987485" calcext:value-type="float">
            <text:p>0.1987485</text:p>
          </table:table-cell>
          <table:table-cell office:value-type="float" office:value="0" calcext:value-type="float">
            <text:p>0</text:p>
          </table:table-cell>
          <table:table-cell office:value-type="float" office:value="38.98346" calcext:value-type="float">
            <text:p>38.98346</text:p>
          </table:table-cell>
          <table:table-cell office:value-type="float" office:value="37.13959" calcext:value-type="float">
            <text:p>37.13959</text:p>
          </table:table-cell>
          <table:table-cell office:value-type="float" office:value="48.37862" calcext:value-type="float">
            <text:p>48.37862</text:p>
          </table:table-cell>
          <table:table-cell office:value-type="float" office:value="7.954065" calcext:value-type="float">
            <text:p>7.954065</text:p>
          </table:table-cell>
          <table:table-cell office:value-type="float" office:value="7.248234" calcext:value-type="float">
            <text:p>7.248234</text:p>
          </table:table-cell>
          <table:table-cell office:value-type="float" office:value="2.695916" calcext:value-type="float">
            <text:p>2.695916</text:p>
          </table:table-cell>
          <table:table-cell office:value-type="float" office:value="2.971922" calcext:value-type="float">
            <text:p>2.971922</text:p>
          </table:table-cell>
          <table:table-cell office:value-type="float" office:value="5.530992" calcext:value-type="float">
            <text:p>5.530992</text:p>
          </table:table-cell>
          <table:table-cell office:value-type="float" office:value="8.731764" calcext:value-type="float">
            <text:p>8.731764</text:p>
          </table:table-cell>
          <table:table-cell office:value-type="float" office:value="9.27857" calcext:value-type="float">
            <text:p>9.27857</text:p>
          </table:table-cell>
          <table:table-cell office:value-type="float" office:value="9.314703" calcext:value-type="float">
            <text:p>9.314703</text:p>
          </table:table-cell>
          <table:table-cell office:value-type="float" office:value="11.44817" calcext:value-type="float">
            <text:p>11.44817</text:p>
          </table:table-cell>
          <table:table-cell office:value-type="float" office:value="12.7632" calcext:value-type="float">
            <text:p>12.7632</text:p>
          </table:table-cell>
          <table:table-cell office:value-type="float" office:value="13.02383" calcext:value-type="float">
            <text:p>13.02383</text:p>
          </table:table-cell>
          <table:table-cell office:value-type="float" office:value="0" calcext:value-type="float">
            <text:p>0</text:p>
          </table:table-cell>
          <table:table-cell office:value-type="float" office:value="60.16041" calcext:value-type="float">
            <text:p>60.16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1461" calcext:value-type="float">
            <text:p>2.1114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2.608338" calcext:value-type="float">
            <text:p>2.608338</text:p>
          </table:table-cell>
          <table:table-cell office:value-type="float" office:value="135.8504" calcext:value-type="float">
            <text:p>135.8504</text:p>
          </table:table-cell>
          <table:table-cell office:value-type="float" office:value="5" calcext:value-type="float">
            <text:p>5</text:p>
          </table:table-cell>
          <table:table-cell office:value-type="float" office:value="-0.3027268" calcext:value-type="float">
            <text:p>-0.3027268</text:p>
          </table:table-cell>
          <table:table-cell office:value-type="float" office:value="42.21428" calcext:value-type="float">
            <text:p>42.2142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2061" calcext:value-type="float">
            <text:p>0.000454206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1164.288" calcext:value-type="float">
            <text:p>1164.288</text:p>
          </table:table-cell>
          <table:table-cell office:value-type="float" office:value="1.926365" calcext:value-type="float">
            <text:p>1.926365</text:p>
          </table:table-cell>
          <table:table-cell office:value-type="float" office:value="0" calcext:value-type="float">
            <text:p>0</text:p>
          </table:table-cell>
          <table:table-cell office:value-type="float" office:value="0.2450406" calcext:value-type="float">
            <text:p>0.2450406</text:p>
          </table:table-cell>
          <table:table-cell office:value-type="float" office:value="0.03787357" calcext:value-type="float">
            <text:p>0.03787357</text:p>
          </table:table-cell>
          <table:table-cell office:value-type="float" office:value="0.9310946" calcext:value-type="float">
            <text:p>0.9310946</text:p>
          </table:table-cell>
          <table:table-cell office:value-type="float" office:value="0.008731522" calcext:value-type="float">
            <text:p>0.008731522</text:p>
          </table:table-cell>
          <table:table-cell office:value-type="float" office:value="0.008308833" calcext:value-type="float">
            <text:p>0.008308833</text:p>
          </table:table-cell>
          <table:table-cell office:value-type="float" office:value="0.004833668" calcext:value-type="float">
            <text:p>0.004833668</text:p>
          </table:table-cell>
          <table:table-cell office:value-type="float" office:value="0.005267443" calcext:value-type="float">
            <text:p>0.005267443</text:p>
          </table:table-cell>
          <table:table-cell office:value-type="float" office:value="0.08779443" calcext:value-type="float">
            <text:p>0.08779443</text:p>
          </table:table-cell>
          <table:table-cell office:value-type="float" office:value="0.1567508" calcext:value-type="float">
            <text:p>0.1567508</text:p>
          </table:table-cell>
          <table:table-cell office:value-type="float" office:value="0.1602482" calcext:value-type="float">
            <text:p>0.1602482</text:p>
          </table:table-cell>
          <table:table-cell office:value-type="float" office:value="0.1595405" calcext:value-type="float">
            <text:p>0.1595405</text:p>
          </table:table-cell>
          <table:table-cell office:value-type="float" office:value="0.1837385" calcext:value-type="float">
            <text:p>0.1837385</text:p>
          </table:table-cell>
          <table:table-cell office:value-type="float" office:value="0.1962848" calcext:value-type="float">
            <text:p>0.1962848</text:p>
          </table:table-cell>
          <table:table-cell office:value-type="float" office:value="0.1987585" calcext:value-type="float">
            <text:p>0.1987585</text:p>
          </table:table-cell>
          <table:table-cell office:value-type="float" office:value="0" calcext:value-type="float">
            <text:p>0</text:p>
          </table:table-cell>
          <table:table-cell office:value-type="float" office:value="38.95016" calcext:value-type="float">
            <text:p>38.95016</text:p>
          </table:table-cell>
          <table:table-cell office:value-type="float" office:value="37.0355" calcext:value-type="float">
            <text:p>37.0355</text:p>
          </table:table-cell>
          <table:table-cell office:value-type="float" office:value="48.56737" calcext:value-type="float">
            <text:p>48.56737</text:p>
          </table:table-cell>
          <table:table-cell office:value-type="float" office:value="7.931995" calcext:value-type="float">
            <text:p>7.931995</text:p>
          </table:table-cell>
          <table:table-cell office:value-type="float" office:value="7.224967" calcext:value-type="float">
            <text:p>7.224967</text:p>
          </table:table-cell>
          <table:table-cell office:value-type="float" office:value="2.690936" calcext:value-type="float">
            <text:p>2.690936</text:p>
          </table:table-cell>
          <table:table-cell office:value-type="float" office:value="2.966335" calcext:value-type="float">
            <text:p>2.966335</text:p>
          </table:table-cell>
          <table:table-cell office:value-type="float" office:value="5.536226" calcext:value-type="float">
            <text:p>5.536226</text:p>
          </table:table-cell>
          <table:table-cell office:value-type="float" office:value="8.737659" calcext:value-type="float">
            <text:p>8.737659</text:p>
          </table:table-cell>
          <table:table-cell office:value-type="float" office:value="9.283508" calcext:value-type="float">
            <text:p>9.283508</text:p>
          </table:table-cell>
          <table:table-cell office:value-type="float" office:value="9.31968" calcext:value-type="float">
            <text:p>9.31968</text:p>
          </table:table-cell>
          <table:table-cell office:value-type="float" office:value="11.45104" calcext:value-type="float">
            <text:p>11.45104</text:p>
          </table:table-cell>
          <table:table-cell office:value-type="float" office:value="12.76429" calcext:value-type="float">
            <text:p>12.76429</text:p>
          </table:table-cell>
          <table:table-cell office:value-type="float" office:value="13.0249" calcext:value-type="float">
            <text:p>13.0249</text:p>
          </table:table-cell>
          <table:table-cell office:value-type="float" office:value="0" calcext:value-type="float">
            <text:p>0</text:p>
          </table:table-cell>
          <table:table-cell office:value-type="float" office:value="4.196272" calcext:value-type="float">
            <text:p>4.19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1059" calcext:value-type="float">
            <text:p>2.1310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2.591063" calcext:value-type="float">
            <text:p>2.591063</text:p>
          </table:table-cell>
          <table:table-cell office:value-type="float" office:value="135.8481" calcext:value-type="float">
            <text:p>135.8481</text:p>
          </table:table-cell>
          <table:table-cell office:value-type="float" office:value="5" calcext:value-type="float">
            <text:p>5</text:p>
          </table:table-cell>
          <table:table-cell office:value-type="float" office:value="-0.3272044" calcext:value-type="float">
            <text:p>-0.3272044</text:p>
          </table:table-cell>
          <table:table-cell office:value-type="float" office:value="42.22818" calcext:value-type="float">
            <text:p>42.2281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2251" calcext:value-type="float">
            <text:p>0.000454225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96917" calcext:value-type="float">
            <text:p>0.01296917</text:p>
          </table:table-cell>
          <table:table-cell office:value-type="float" office:value="1164.268" calcext:value-type="float">
            <text:p>1164.268</text:p>
          </table:table-cell>
          <table:table-cell office:value-type="float" office:value="1.921982" calcext:value-type="float">
            <text:p>1.921982</text:p>
          </table:table-cell>
          <table:table-cell office:value-type="float" office:value="0" calcext:value-type="float">
            <text:p>0</text:p>
          </table:table-cell>
          <table:table-cell office:value-type="float" office:value="0.4611394" calcext:value-type="float">
            <text:p>0.4611394</text:p>
          </table:table-cell>
          <table:table-cell office:value-type="float" office:value="0.03573391" calcext:value-type="float">
            <text:p>0.03573391</text:p>
          </table:table-cell>
          <table:table-cell office:value-type="float" office:value="0.9518314" calcext:value-type="float">
            <text:p>0.9518314</text:p>
          </table:table-cell>
          <table:table-cell office:value-type="float" office:value="0.009210495" calcext:value-type="float">
            <text:p>0.009210495</text:p>
          </table:table-cell>
          <table:table-cell office:value-type="float" office:value="0.008649029" calcext:value-type="float">
            <text:p>0.008649029</text:p>
          </table:table-cell>
          <table:table-cell office:value-type="float" office:value="0.004797922" calcext:value-type="float">
            <text:p>0.004797922</text:p>
          </table:table-cell>
          <table:table-cell office:value-type="float" office:value="0.005176056" calcext:value-type="float">
            <text:p>0.005176056</text:p>
          </table:table-cell>
          <table:table-cell office:value-type="float" office:value="0.08573154" calcext:value-type="float">
            <text:p>0.08573154</text:p>
          </table:table-cell>
          <table:table-cell office:value-type="float" office:value="0.1568624" calcext:value-type="float">
            <text:p>0.1568624</text:p>
          </table:table-cell>
          <table:table-cell office:value-type="float" office:value="0.1603503" calcext:value-type="float">
            <text:p>0.1603503</text:p>
          </table:table-cell>
          <table:table-cell office:value-type="float" office:value="0.1596076" calcext:value-type="float">
            <text:p>0.1596076</text:p>
          </table:table-cell>
          <table:table-cell office:value-type="float" office:value="0.1837768" calcext:value-type="float">
            <text:p>0.1837768</text:p>
          </table:table-cell>
          <table:table-cell office:value-type="float" office:value="0.1962973" calcext:value-type="float">
            <text:p>0.1962973</text:p>
          </table:table-cell>
          <table:table-cell office:value-type="float" office:value="0.1987685" calcext:value-type="float">
            <text:p>0.1987685</text:p>
          </table:table-cell>
          <table:table-cell office:value-type="float" office:value="0" calcext:value-type="float">
            <text:p>0</text:p>
          </table:table-cell>
          <table:table-cell office:value-type="float" office:value="38.96688" calcext:value-type="float">
            <text:p>38.96688</text:p>
          </table:table-cell>
          <table:table-cell office:value-type="float" office:value="36.91583" calcext:value-type="float">
            <text:p>36.91583</text:p>
          </table:table-cell>
          <table:table-cell office:value-type="float" office:value="48.75597" calcext:value-type="float">
            <text:p>48.75597</text:p>
          </table:table-cell>
          <table:table-cell office:value-type="float" office:value="7.906694" calcext:value-type="float">
            <text:p>7.906694</text:p>
          </table:table-cell>
          <table:table-cell office:value-type="float" office:value="7.201688" calcext:value-type="float">
            <text:p>7.201688</text:p>
          </table:table-cell>
          <table:table-cell office:value-type="float" office:value="2.685763" calcext:value-type="float">
            <text:p>2.685763</text:p>
          </table:table-cell>
          <table:table-cell office:value-type="float" office:value="2.960734" calcext:value-type="float">
            <text:p>2.960734</text:p>
          </table:table-cell>
          <table:table-cell office:value-type="float" office:value="5.541239" calcext:value-type="float">
            <text:p>5.541239</text:p>
          </table:table-cell>
          <table:table-cell office:value-type="float" office:value="8.743601" calcext:value-type="float">
            <text:p>8.743601</text:p>
          </table:table-cell>
          <table:table-cell office:value-type="float" office:value="9.288445" calcext:value-type="float">
            <text:p>9.288445</text:p>
          </table:table-cell>
          <table:table-cell office:value-type="float" office:value="9.324658" calcext:value-type="float">
            <text:p>9.324658</text:p>
          </table:table-cell>
          <table:table-cell office:value-type="float" office:value="11.4539" calcext:value-type="float">
            <text:p>11.4539</text:p>
          </table:table-cell>
          <table:table-cell office:value-type="float" office:value="12.76538" calcext:value-type="float">
            <text:p>12.76538</text:p>
          </table:table-cell>
          <table:table-cell office:value-type="float" office:value="13.02598" calcext:value-type="float">
            <text:p>13.02598</text:p>
          </table:table-cell>
          <table:table-cell office:value-type="float" office:value="0" calcext:value-type="float">
            <text:p>0</text:p>
          </table:table-cell>
          <table:table-cell office:value-type="float" office:value="37.19012" calcext:value-type="float">
            <text:p>37.1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9645" calcext:value-type="float">
            <text:p>2.1496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2.570781" calcext:value-type="float">
            <text:p>2.570781</text:p>
          </table:table-cell>
          <table:table-cell office:value-type="float" office:value="135.8449" calcext:value-type="float">
            <text:p>135.8449</text:p>
          </table:table-cell>
          <table:table-cell office:value-type="float" office:value="5" calcext:value-type="float">
            <text:p>5</text:p>
          </table:table-cell>
          <table:table-cell office:value-type="float" office:value="-0.3549345" calcext:value-type="float">
            <text:p>-0.3549345</text:p>
          </table:table-cell>
          <table:table-cell office:value-type="float" office:value="42.24237" calcext:value-type="float">
            <text:p>42.2423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2497" calcext:value-type="float">
            <text:p>0.0004542497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98111" calcext:value-type="float">
            <text:p>0.01298111</text:p>
          </table:table-cell>
          <table:table-cell office:value-type="float" office:value="1164.248" calcext:value-type="float">
            <text:p>1164.248</text:p>
          </table:table-cell>
          <table:table-cell office:value-type="float" office:value="1.915128" calcext:value-type="float">
            <text:p>1.915128</text:p>
          </table:table-cell>
          <table:table-cell office:value-type="float" office:value="0" calcext:value-type="float">
            <text:p>0</text:p>
          </table:table-cell>
          <table:table-cell office:value-type="float" office:value="0.4242147" calcext:value-type="float">
            <text:p>0.4242147</text:p>
          </table:table-cell>
          <table:table-cell office:value-type="float" office:value="0.03769347" calcext:value-type="float">
            <text:p>0.03769347</text:p>
          </table:table-cell>
          <table:table-cell office:value-type="float" office:value="0.9718092" calcext:value-type="float">
            <text:p>0.9718092</text:p>
          </table:table-cell>
          <table:table-cell office:value-type="float" office:value="0.009864639" calcext:value-type="float">
            <text:p>0.009864639</text:p>
          </table:table-cell>
          <table:table-cell office:value-type="float" office:value="0.009226543" calcext:value-type="float">
            <text:p>0.009226543</text:p>
          </table:table-cell>
          <table:table-cell office:value-type="float" office:value="0.004976289" calcext:value-type="float">
            <text:p>0.004976289</text:p>
          </table:table-cell>
          <table:table-cell office:value-type="float" office:value="0.005232287" calcext:value-type="float">
            <text:p>0.005232287</text:p>
          </table:table-cell>
          <table:table-cell office:value-type="float" office:value="0.08105683" calcext:value-type="float">
            <text:p>0.08105683</text:p>
          </table:table-cell>
          <table:table-cell office:value-type="float" office:value="0.1568674" calcext:value-type="float">
            <text:p>0.1568674</text:p>
          </table:table-cell>
          <table:table-cell office:value-type="float" office:value="0.1604403" calcext:value-type="float">
            <text:p>0.1604403</text:p>
          </table:table-cell>
          <table:table-cell office:value-type="float" office:value="0.1596746" calcext:value-type="float">
            <text:p>0.1596746</text:p>
          </table:table-cell>
          <table:table-cell office:value-type="float" office:value="0.183819" calcext:value-type="float">
            <text:p>0.183819</text:p>
          </table:table-cell>
          <table:table-cell office:value-type="float" office:value="0.1963092" calcext:value-type="float">
            <text:p>0.1963092</text:p>
          </table:table-cell>
          <table:table-cell office:value-type="float" office:value="0.1987785" calcext:value-type="float">
            <text:p>0.1987785</text:p>
          </table:table-cell>
          <table:table-cell office:value-type="float" office:value="0" calcext:value-type="float">
            <text:p>0</text:p>
          </table:table-cell>
          <table:table-cell office:value-type="float" office:value="39.00211" calcext:value-type="float">
            <text:p>39.00211</text:p>
          </table:table-cell>
          <table:table-cell office:value-type="float" office:value="36.79956" calcext:value-type="float">
            <text:p>36.79956</text:p>
          </table:table-cell>
          <table:table-cell office:value-type="float" office:value="48.94748" calcext:value-type="float">
            <text:p>48.94748</text:p>
          </table:table-cell>
          <table:table-cell office:value-type="float" office:value="7.882483" calcext:value-type="float">
            <text:p>7.882483</text:p>
          </table:table-cell>
          <table:table-cell office:value-type="float" office:value="7.179344" calcext:value-type="float">
            <text:p>7.179344</text:p>
          </table:table-cell>
          <table:table-cell office:value-type="float" office:value="2.680706" calcext:value-type="float">
            <text:p>2.680706</text:p>
          </table:table-cell>
          <table:table-cell office:value-type="float" office:value="2.955188" calcext:value-type="float">
            <text:p>2.955188</text:p>
          </table:table-cell>
          <table:table-cell office:value-type="float" office:value="5.545415" calcext:value-type="float">
            <text:p>5.545415</text:p>
          </table:table-cell>
          <table:table-cell office:value-type="float" office:value="8.749543" calcext:value-type="float">
            <text:p>8.749543</text:p>
          </table:table-cell>
          <table:table-cell office:value-type="float" office:value="9.29338" calcext:value-type="float">
            <text:p>9.29338</text:p>
          </table:table-cell>
          <table:table-cell office:value-type="float" office:value="9.329636" calcext:value-type="float">
            <text:p>9.329636</text:p>
          </table:table-cell>
          <table:table-cell office:value-type="float" office:value="11.45677" calcext:value-type="float">
            <text:p>11.45677</text:p>
          </table:table-cell>
          <table:table-cell office:value-type="float" office:value="12.76646" calcext:value-type="float">
            <text:p>12.76646</text:p>
          </table:table-cell>
          <table:table-cell office:value-type="float" office:value="13.02707" calcext:value-type="float">
            <text:p>13.02707</text:p>
          </table:table-cell>
          <table:table-cell office:value-type="float" office:value="0" calcext:value-type="float">
            <text:p>0</text:p>
          </table:table-cell>
          <table:table-cell office:value-type="float" office:value="72.56405" calcext:value-type="float">
            <text:p>72.56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2163" calcext:value-type="float">
            <text:p>2.1721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2.550314" calcext:value-type="float">
            <text:p>2.550314</text:p>
          </table:table-cell>
          <table:table-cell office:value-type="float" office:value="135.8415" calcext:value-type="float">
            <text:p>135.8415</text:p>
          </table:table-cell>
          <table:table-cell office:value-type="float" office:value="5" calcext:value-type="float">
            <text:p>5</text:p>
          </table:table-cell>
          <table:table-cell office:value-type="float" office:value="-0.3872142" calcext:value-type="float">
            <text:p>-0.3872142</text:p>
          </table:table-cell>
          <table:table-cell office:value-type="float" office:value="42.25515" calcext:value-type="float">
            <text:p>42.25515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2791" calcext:value-type="float">
            <text:p>0.0004542791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299545" calcext:value-type="float">
            <text:p>0.01299545</text:p>
          </table:table-cell>
          <table:table-cell office:value-type="float" office:value="1164.227" calcext:value-type="float">
            <text:p>1164.227</text:p>
          </table:table-cell>
          <table:table-cell office:value-type="float" office:value="1.909162" calcext:value-type="float">
            <text:p>1.909162</text:p>
          </table:table-cell>
          <table:table-cell office:value-type="float" office:value="0" calcext:value-type="float">
            <text:p>0</text:p>
          </table:table-cell>
          <table:table-cell office:value-type="float" office:value="0.3485041" calcext:value-type="float">
            <text:p>0.3485041</text:p>
          </table:table-cell>
          <table:table-cell office:value-type="float" office:value="0.03914712" calcext:value-type="float">
            <text:p>0.03914712</text:p>
          </table:table-cell>
          <table:table-cell office:value-type="float" office:value="0.8936982" calcext:value-type="float">
            <text:p>0.8936982</text:p>
          </table:table-cell>
          <table:table-cell office:value-type="float" office:value="0.009994426" calcext:value-type="float">
            <text:p>0.009994426</text:p>
          </table:table-cell>
          <table:table-cell office:value-type="float" office:value="0.009332683" calcext:value-type="float">
            <text:p>0.009332683</text:p>
          </table:table-cell>
          <table:table-cell office:value-type="float" office:value="0.005015063" calcext:value-type="float">
            <text:p>0.005015063</text:p>
          </table:table-cell>
          <table:table-cell office:value-type="float" office:value="0.005248887" calcext:value-type="float">
            <text:p>0.005248887</text:p>
          </table:table-cell>
          <table:table-cell office:value-type="float" office:value="0.07251293" calcext:value-type="float">
            <text:p>0.07251293</text:p>
          </table:table-cell>
          <table:table-cell office:value-type="float" office:value="0.1569026" calcext:value-type="float">
            <text:p>0.1569026</text:p>
          </table:table-cell>
          <table:table-cell office:value-type="float" office:value="0.1605194" calcext:value-type="float">
            <text:p>0.1605194</text:p>
          </table:table-cell>
          <table:table-cell office:value-type="float" office:value="0.1597404" calcext:value-type="float">
            <text:p>0.1597404</text:p>
          </table:table-cell>
          <table:table-cell office:value-type="float" office:value="0.1838618" calcext:value-type="float">
            <text:p>0.1838618</text:p>
          </table:table-cell>
          <table:table-cell office:value-type="float" office:value="0.1963209" calcext:value-type="float">
            <text:p>0.1963209</text:p>
          </table:table-cell>
          <table:table-cell office:value-type="float" office:value="0.1987884" calcext:value-type="float">
            <text:p>0.1987884</text:p>
          </table:table-cell>
          <table:table-cell office:value-type="float" office:value="0" calcext:value-type="float">
            <text:p>0</text:p>
          </table:table-cell>
          <table:table-cell office:value-type="float" office:value="39.0253" calcext:value-type="float">
            <text:p>39.0253</text:p>
          </table:table-cell>
          <table:table-cell office:value-type="float" office:value="36.68594" calcext:value-type="float">
            <text:p>36.68594</text:p>
          </table:table-cell>
          <table:table-cell office:value-type="float" office:value="49.12255" calcext:value-type="float">
            <text:p>49.12255</text:p>
          </table:table-cell>
          <table:table-cell office:value-type="float" office:value="7.858903" calcext:value-type="float">
            <text:p>7.858903</text:p>
          </table:table-cell>
          <table:table-cell office:value-type="float" office:value="7.157629" calcext:value-type="float">
            <text:p>7.157629</text:p>
          </table:table-cell>
          <table:table-cell office:value-type="float" office:value="2.675767" calcext:value-type="float">
            <text:p>2.675767</text:p>
          </table:table-cell>
          <table:table-cell office:value-type="float" office:value="2.949716" calcext:value-type="float">
            <text:p>2.949716</text:p>
          </table:table-cell>
          <table:table-cell office:value-type="float" office:value="5.547945" calcext:value-type="float">
            <text:p>5.547945</text:p>
          </table:table-cell>
          <table:table-cell office:value-type="float" office:value="8.755423" calcext:value-type="float">
            <text:p>8.755423</text:p>
          </table:table-cell>
          <table:table-cell office:value-type="float" office:value="9.298315" calcext:value-type="float">
            <text:p>9.298315</text:p>
          </table:table-cell>
          <table:table-cell office:value-type="float" office:value="9.334613" calcext:value-type="float">
            <text:p>9.334613</text:p>
          </table:table-cell>
          <table:table-cell office:value-type="float" office:value="11.45965" calcext:value-type="float">
            <text:p>11.45965</text:p>
          </table:table-cell>
          <table:table-cell office:value-type="float" office:value="12.76755" calcext:value-type="float">
            <text:p>12.76755</text:p>
          </table:table-cell>
          <table:table-cell office:value-type="float" office:value="13.02816" calcext:value-type="float">
            <text:p>13.02816</text:p>
          </table:table-cell>
          <table:table-cell office:value-type="float" office:value="0" calcext:value-type="float">
            <text:p>0</text:p>
          </table:table-cell>
          <table:table-cell office:value-type="float" office:value="93.2917" calcext:value-type="float">
            <text:p>93.2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944" calcext:value-type="float">
            <text:p>2.1949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.526131" calcext:value-type="float">
            <text:p>2.526131</text:p>
          </table:table-cell>
          <table:table-cell office:value-type="float" office:value="135.8371" calcext:value-type="float">
            <text:p>135.8371</text:p>
          </table:table-cell>
          <table:table-cell office:value-type="float" office:value="5" calcext:value-type="float">
            <text:p>5</text:p>
          </table:table-cell>
          <table:table-cell office:value-type="float" office:value="-0.4260923" calcext:value-type="float">
            <text:p>-0.4260923</text:p>
          </table:table-cell>
          <table:table-cell office:value-type="float" office:value="42.26618" calcext:value-type="float">
            <text:p>42.2661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3127" calcext:value-type="float">
            <text:p>0.0004543127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01194" calcext:value-type="float">
            <text:p>0.01301194</text:p>
          </table:table-cell>
          <table:table-cell office:value-type="float" office:value="1164.206" calcext:value-type="float">
            <text:p>1164.206</text:p>
          </table:table-cell>
          <table:table-cell office:value-type="float" office:value="1.896554" calcext:value-type="float">
            <text:p>1.896554</text:p>
          </table:table-cell>
          <table:table-cell office:value-type="float" office:value="0" calcext:value-type="float">
            <text:p>0</text:p>
          </table:table-cell>
          <table:table-cell office:value-type="float" office:value="0.2439461" calcext:value-type="float">
            <text:p>0.2439461</text:p>
          </table:table-cell>
          <table:table-cell office:value-type="float" office:value="0.03742407" calcext:value-type="float">
            <text:p>0.03742407</text:p>
          </table:table-cell>
          <table:table-cell office:value-type="float" office:value="0.8549713" calcext:value-type="float">
            <text:p>0.8549713</text:p>
          </table:table-cell>
          <table:table-cell office:value-type="float" office:value="0.01042983" calcext:value-type="float">
            <text:p>0.01042983</text:p>
          </table:table-cell>
          <table:table-cell office:value-type="float" office:value="0.00992426" calcext:value-type="float">
            <text:p>0.00992426</text:p>
          </table:table-cell>
          <table:table-cell office:value-type="float" office:value="0.005251391" calcext:value-type="float">
            <text:p>0.005251391</text:p>
          </table:table-cell>
          <table:table-cell office:value-type="float" office:value="0.005348809" calcext:value-type="float">
            <text:p>0.005348809</text:p>
          </table:table-cell>
          <table:table-cell office:value-type="float" office:value="0.06247554" calcext:value-type="float">
            <text:p>0.06247554</text:p>
          </table:table-cell>
          <table:table-cell office:value-type="float" office:value="0.1570007" calcext:value-type="float">
            <text:p>0.1570007</text:p>
          </table:table-cell>
          <table:table-cell office:value-type="float" office:value="0.1605947" calcext:value-type="float">
            <text:p>0.1605947</text:p>
          </table:table-cell>
          <table:table-cell office:value-type="float" office:value="0.159805" calcext:value-type="float">
            <text:p>0.159805</text:p>
          </table:table-cell>
          <table:table-cell office:value-type="float" office:value="0.1839057" calcext:value-type="float">
            <text:p>0.1839057</text:p>
          </table:table-cell>
          <table:table-cell office:value-type="float" office:value="0.1963325" calcext:value-type="float">
            <text:p>0.1963325</text:p>
          </table:table-cell>
          <table:table-cell office:value-type="float" office:value="0.1987984" calcext:value-type="float">
            <text:p>0.1987984</text:p>
          </table:table-cell>
          <table:table-cell office:value-type="float" office:value="0" calcext:value-type="float">
            <text:p>0</text:p>
          </table:table-cell>
          <table:table-cell office:value-type="float" office:value="39.04545" calcext:value-type="float">
            <text:p>39.04545</text:p>
          </table:table-cell>
          <table:table-cell office:value-type="float" office:value="36.579" calcext:value-type="float">
            <text:p>36.579</text:p>
          </table:table-cell>
          <table:table-cell office:value-type="float" office:value="49.27345" calcext:value-type="float">
            <text:p>49.27345</text:p>
          </table:table-cell>
          <table:table-cell office:value-type="float" office:value="7.836249" calcext:value-type="float">
            <text:p>7.836249</text:p>
          </table:table-cell>
          <table:table-cell office:value-type="float" office:value="7.136671" calcext:value-type="float">
            <text:p>7.136671</text:p>
          </table:table-cell>
          <table:table-cell office:value-type="float" office:value="2.670943" calcext:value-type="float">
            <text:p>2.670943</text:p>
          </table:table-cell>
          <table:table-cell office:value-type="float" office:value="2.944313" calcext:value-type="float">
            <text:p>2.944313</text:p>
          </table:table-cell>
          <table:table-cell office:value-type="float" office:value="5.548075" calcext:value-type="float">
            <text:p>5.548075</text:p>
          </table:table-cell>
          <table:table-cell office:value-type="float" office:value="8.761272" calcext:value-type="float">
            <text:p>8.761272</text:p>
          </table:table-cell>
          <table:table-cell office:value-type="float" office:value="9.30325" calcext:value-type="float">
            <text:p>9.30325</text:p>
          </table:table-cell>
          <table:table-cell office:value-type="float" office:value="9.339591" calcext:value-type="float">
            <text:p>9.339591</text:p>
          </table:table-cell>
          <table:table-cell office:value-type="float" office:value="11.46251" calcext:value-type="float">
            <text:p>11.46251</text:p>
          </table:table-cell>
          <table:table-cell office:value-type="float" office:value="12.76863" calcext:value-type="float">
            <text:p>12.76863</text:p>
          </table:table-cell>
          <table:table-cell office:value-type="float" office:value="13.02928" calcext:value-type="float">
            <text:p>13.02928</text:p>
          </table:table-cell>
          <table:table-cell office:value-type="float" office:value="0" calcext:value-type="float">
            <text:p>0</text:p>
          </table:table-cell>
          <table:table-cell office:value-type="float" office:value="121.3435" calcext:value-type="float">
            <text:p>121.3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2409" calcext:value-type="float">
            <text:p>2.2224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2.511715" calcext:value-type="float">
            <text:p>2.511715</text:p>
          </table:table-cell>
          <table:table-cell office:value-type="float" office:value="135.8344" calcext:value-type="float">
            <text:p>135.8344</text:p>
          </table:table-cell>
          <table:table-cell office:value-type="float" office:value="5" calcext:value-type="float">
            <text:p>5</text:p>
          </table:table-cell>
          <table:table-cell office:value-type="float" office:value="-0.4631443" calcext:value-type="float">
            <text:p>-0.4631443</text:p>
          </table:table-cell>
          <table:table-cell office:value-type="float" office:value="42.27259" calcext:value-type="float">
            <text:p>42.27259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3516" calcext:value-type="float">
            <text:p>0.000454351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03034" calcext:value-type="float">
            <text:p>0.01303034</text:p>
          </table:table-cell>
          <table:table-cell office:value-type="float" office:value="1164.182" calcext:value-type="float">
            <text:p>1164.182</text:p>
          </table:table-cell>
          <table:table-cell office:value-type="float" office:value="1.893014" calcext:value-type="float">
            <text:p>1.893014</text:p>
          </table:table-cell>
          <table:table-cell office:value-type="float" office:value="0" calcext:value-type="float">
            <text:p>0</text:p>
          </table:table-cell>
          <table:table-cell office:value-type="float" office:value="0.03855454" calcext:value-type="float">
            <text:p>0.03855454</text:p>
          </table:table-cell>
          <table:table-cell office:value-type="float" office:value="0.0301862" calcext:value-type="float">
            <text:p>0.0301862</text:p>
          </table:table-cell>
          <table:table-cell office:value-type="float" office:value="0.6838577" calcext:value-type="float">
            <text:p>0.6838577</text:p>
          </table:table-cell>
          <table:table-cell office:value-type="float" office:value="0.008145469" calcext:value-type="float">
            <text:p>0.008145469</text:p>
          </table:table-cell>
          <table:table-cell office:value-type="float" office:value="0.007998829" calcext:value-type="float">
            <text:p>0.007998829</text:p>
          </table:table-cell>
          <table:table-cell office:value-type="float" office:value="0.004698497" calcext:value-type="float">
            <text:p>0.004698497</text:p>
          </table:table-cell>
          <table:table-cell office:value-type="float" office:value="0.005125525" calcext:value-type="float">
            <text:p>0.005125525</text:p>
          </table:table-cell>
          <table:table-cell office:value-type="float" office:value="0.05596846" calcext:value-type="float">
            <text:p>0.05596846</text:p>
          </table:table-cell>
          <table:table-cell office:value-type="float" office:value="0.1571659" calcext:value-type="float">
            <text:p>0.1571659</text:p>
          </table:table-cell>
          <table:table-cell office:value-type="float" office:value="0.1606713" calcext:value-type="float">
            <text:p>0.1606713</text:p>
          </table:table-cell>
          <table:table-cell office:value-type="float" office:value="0.1598689" calcext:value-type="float">
            <text:p>0.1598689</text:p>
          </table:table-cell>
          <table:table-cell office:value-type="float" office:value="0.1839467" calcext:value-type="float">
            <text:p>0.1839467</text:p>
          </table:table-cell>
          <table:table-cell office:value-type="float" office:value="0.1963438" calcext:value-type="float">
            <text:p>0.1963438</text:p>
          </table:table-cell>
          <table:table-cell office:value-type="float" office:value="0.1988084" calcext:value-type="float">
            <text:p>0.1988084</text:p>
          </table:table-cell>
          <table:table-cell office:value-type="float" office:value="0" calcext:value-type="float">
            <text:p>0</text:p>
          </table:table-cell>
          <table:table-cell office:value-type="float" office:value="38.97556" calcext:value-type="float">
            <text:p>38.97556</text:p>
          </table:table-cell>
          <table:table-cell office:value-type="float" office:value="36.46406" calcext:value-type="float">
            <text:p>36.46406</text:p>
          </table:table-cell>
          <table:table-cell office:value-type="float" office:value="49.37237" calcext:value-type="float">
            <text:p>49.37237</text:p>
          </table:table-cell>
          <table:table-cell office:value-type="float" office:value="7.813196" calcext:value-type="float">
            <text:p>7.813196</text:p>
          </table:table-cell>
          <table:table-cell office:value-type="float" office:value="7.115463" calcext:value-type="float">
            <text:p>7.115463</text:p>
          </table:table-cell>
          <table:table-cell office:value-type="float" office:value="2.666133" calcext:value-type="float">
            <text:p>2.666133</text:p>
          </table:table-cell>
          <table:table-cell office:value-type="float" office:value="2.938962" calcext:value-type="float">
            <text:p>2.938962</text:p>
          </table:table-cell>
          <table:table-cell office:value-type="float" office:value="5.546087" calcext:value-type="float">
            <text:p>5.546087</text:p>
          </table:table-cell>
          <table:table-cell office:value-type="float" office:value="8.767197" calcext:value-type="float">
            <text:p>8.767197</text:p>
          </table:table-cell>
          <table:table-cell office:value-type="float" office:value="9.308187" calcext:value-type="float">
            <text:p>9.308187</text:p>
          </table:table-cell>
          <table:table-cell office:value-type="float" office:value="9.344568" calcext:value-type="float">
            <text:p>9.344568</text:p>
          </table:table-cell>
          <table:table-cell office:value-type="float" office:value="11.46538" calcext:value-type="float">
            <text:p>11.46538</text:p>
          </table:table-cell>
          <table:table-cell office:value-type="float" office:value="12.76972" calcext:value-type="float">
            <text:p>12.76972</text:p>
          </table:table-cell>
          <table:table-cell office:value-type="float" office:value="13.03034" calcext:value-type="float">
            <text:p>13.03034</text:p>
          </table:table-cell>
          <table:table-cell office:value-type="float" office:value="0" calcext:value-type="float">
            <text:p>0</text:p>
          </table:table-cell>
          <table:table-cell office:value-type="float" office:value="96.09155" calcext:value-type="float">
            <text:p>96.09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8777" calcext:value-type="float">
            <text:p>2.2387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2.498143" calcext:value-type="float">
            <text:p>2.498143</text:p>
          </table:table-cell>
          <table:table-cell office:value-type="float" office:value="135.8329" calcext:value-type="float">
            <text:p>135.8329</text:p>
          </table:table-cell>
          <table:table-cell office:value-type="float" office:value="5" calcext:value-type="float">
            <text:p>5</text:p>
          </table:table-cell>
          <table:table-cell office:value-type="float" office:value="-0.5000113" calcext:value-type="float">
            <text:p>-0.5000113</text:p>
          </table:table-cell>
          <table:table-cell office:value-type="float" office:value="42.27628" calcext:value-type="float">
            <text:p>42.2762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3929" calcext:value-type="float">
            <text:p>0.0004543929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05049" calcext:value-type="float">
            <text:p>0.01305049</text:p>
          </table:table-cell>
          <table:table-cell office:value-type="float" office:value="1164.158" calcext:value-type="float">
            <text:p>1164.158</text:p>
          </table:table-cell>
          <table:table-cell office:value-type="float" office:value="1.890267" calcext:value-type="float">
            <text:p>1.890267</text:p>
          </table:table-cell>
          <table:table-cell office:value-type="float" office:value="0" calcext:value-type="float">
            <text:p>0</text:p>
          </table:table-cell>
          <table:table-cell office:value-type="float" office:value="0.02224068" calcext:value-type="float">
            <text:p>0.02224068</text:p>
          </table:table-cell>
          <table:table-cell office:value-type="float" office:value="0.02727646" calcext:value-type="float">
            <text:p>0.02727646</text:p>
          </table:table-cell>
          <table:table-cell office:value-type="float" office:value="0.6101478" calcext:value-type="float">
            <text:p>0.6101478</text:p>
          </table:table-cell>
          <table:table-cell office:value-type="float" office:value="0.009390344" calcext:value-type="float">
            <text:p>0.009390344</text:p>
          </table:table-cell>
          <table:table-cell office:value-type="float" office:value="0.007790162" calcext:value-type="float">
            <text:p>0.007790162</text:p>
          </table:table-cell>
          <table:table-cell office:value-type="float" office:value="0.004590964" calcext:value-type="float">
            <text:p>0.004590964</text:p>
          </table:table-cell>
          <table:table-cell office:value-type="float" office:value="0.005031221" calcext:value-type="float">
            <text:p>0.005031221</text:p>
          </table:table-cell>
          <table:table-cell office:value-type="float" office:value="0.04740374" calcext:value-type="float">
            <text:p>0.04740374</text:p>
          </table:table-cell>
          <table:table-cell office:value-type="float" office:value="0.1572841" calcext:value-type="float">
            <text:p>0.1572841</text:p>
          </table:table-cell>
          <table:table-cell office:value-type="float" office:value="0.1607481" calcext:value-type="float">
            <text:p>0.1607481</text:p>
          </table:table-cell>
          <table:table-cell office:value-type="float" office:value="0.1599323" calcext:value-type="float">
            <text:p>0.1599323</text:p>
          </table:table-cell>
          <table:table-cell office:value-type="float" office:value="0.1839883" calcext:value-type="float">
            <text:p>0.1839883</text:p>
          </table:table-cell>
          <table:table-cell office:value-type="float" office:value="0.1963551" calcext:value-type="float">
            <text:p>0.1963551</text:p>
          </table:table-cell>
          <table:table-cell office:value-type="float" office:value="0.1988184" calcext:value-type="float">
            <text:p>0.1988184</text:p>
          </table:table-cell>
          <table:table-cell office:value-type="float" office:value="0" calcext:value-type="float">
            <text:p>0</text:p>
          </table:table-cell>
          <table:table-cell office:value-type="float" office:value="38.86507" calcext:value-type="float">
            <text:p>38.86507</text:p>
          </table:table-cell>
          <table:table-cell office:value-type="float" office:value="36.34894" calcext:value-type="float">
            <text:p>36.34894</text:p>
          </table:table-cell>
          <table:table-cell office:value-type="float" office:value="49.43721" calcext:value-type="float">
            <text:p>49.43721</text:p>
          </table:table-cell>
          <table:table-cell office:value-type="float" office:value="7.789956" calcext:value-type="float">
            <text:p>7.789956</text:p>
          </table:table-cell>
          <table:table-cell office:value-type="float" office:value="7.094035" calcext:value-type="float">
            <text:p>7.094035</text:p>
          </table:table-cell>
          <table:table-cell office:value-type="float" office:value="2.66126" calcext:value-type="float">
            <text:p>2.66126</text:p>
          </table:table-cell>
          <table:table-cell office:value-type="float" office:value="2.933594" calcext:value-type="float">
            <text:p>2.933594</text:p>
          </table:table-cell>
          <table:table-cell office:value-type="float" office:value="5.542496" calcext:value-type="float">
            <text:p>5.542496</text:p>
          </table:table-cell>
          <table:table-cell office:value-type="float" office:value="8.773139" calcext:value-type="float">
            <text:p>8.773139</text:p>
          </table:table-cell>
          <table:table-cell office:value-type="float" office:value="9.313123" calcext:value-type="float">
            <text:p>9.313123</text:p>
          </table:table-cell>
          <table:table-cell office:value-type="float" office:value="9.349546" calcext:value-type="float">
            <text:p>9.349546</text:p>
          </table:table-cell>
          <table:table-cell office:value-type="float" office:value="11.46825" calcext:value-type="float">
            <text:p>11.46825</text:p>
          </table:table-cell>
          <table:table-cell office:value-type="float" office:value="12.77081" calcext:value-type="float">
            <text:p>12.77081</text:p>
          </table:table-cell>
          <table:table-cell office:value-type="float" office:value="13.03136" calcext:value-type="float">
            <text:p>13.03136</text:p>
          </table:table-cell>
          <table:table-cell office:value-type="float" office:value="0" calcext:value-type="float">
            <text:p>0</text:p>
          </table:table-cell>
          <table:table-cell office:value-type="float" office:value="86.45193" calcext:value-type="float">
            <text:p>86.45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3065" calcext:value-type="float">
            <text:p>2.2530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.484052" calcext:value-type="float">
            <text:p>2.484052</text:p>
          </table:table-cell>
          <table:table-cell office:value-type="float" office:value="135.8315" calcext:value-type="float">
            <text:p>135.8315</text:p>
          </table:table-cell>
          <table:table-cell office:value-type="float" office:value="5" calcext:value-type="float">
            <text:p>5</text:p>
          </table:table-cell>
          <table:table-cell office:value-type="float" office:value="-0.5406196" calcext:value-type="float">
            <text:p>-0.5406196</text:p>
          </table:table-cell>
          <table:table-cell office:value-type="float" office:value="42.27858" calcext:value-type="float">
            <text:p>42.2785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4376" calcext:value-type="float">
            <text:p>0.000454437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0723" calcext:value-type="float">
            <text:p>0.0130723</text:p>
          </table:table-cell>
          <table:table-cell office:value-type="float" office:value="1164.131" calcext:value-type="float">
            <text:p>1164.131</text:p>
          </table:table-cell>
          <table:table-cell office:value-type="float" office:value="1.886823" calcext:value-type="float">
            <text:p>1.886823</text:p>
          </table:table-cell>
          <table:table-cell office:value-type="float" office:value="0" calcext:value-type="float">
            <text:p>0</text:p>
          </table:table-cell>
          <table:table-cell office:value-type="float" office:value="0.03247933" calcext:value-type="float">
            <text:p>0.03247933</text:p>
          </table:table-cell>
          <table:table-cell office:value-type="float" office:value="0.03039137" calcext:value-type="float">
            <text:p>0.03039137</text:p>
          </table:table-cell>
          <table:table-cell office:value-type="float" office:value="0.5415037" calcext:value-type="float">
            <text:p>0.5415037</text:p>
          </table:table-cell>
          <table:table-cell office:value-type="float" office:value="0.008380583" calcext:value-type="float">
            <text:p>0.008380583</text:p>
          </table:table-cell>
          <table:table-cell office:value-type="float" office:value="0.008026118" calcext:value-type="float">
            <text:p>0.008026118</text:p>
          </table:table-cell>
          <table:table-cell office:value-type="float" office:value="0.004605626" calcext:value-type="float">
            <text:p>0.004605626</text:p>
          </table:table-cell>
          <table:table-cell office:value-type="float" office:value="0.005001721" calcext:value-type="float">
            <text:p>0.005001721</text:p>
          </table:table-cell>
          <table:table-cell office:value-type="float" office:value="0.0373981" calcext:value-type="float">
            <text:p>0.0373981</text:p>
          </table:table-cell>
          <table:table-cell office:value-type="float" office:value="0.1572921" calcext:value-type="float">
            <text:p>0.1572921</text:p>
          </table:table-cell>
          <table:table-cell office:value-type="float" office:value="0.1608154" calcext:value-type="float">
            <text:p>0.1608154</text:p>
          </table:table-cell>
          <table:table-cell office:value-type="float" office:value="0.1599949" calcext:value-type="float">
            <text:p>0.1599949</text:p>
          </table:table-cell>
          <table:table-cell office:value-type="float" office:value="0.1840305" calcext:value-type="float">
            <text:p>0.1840305</text:p>
          </table:table-cell>
          <table:table-cell office:value-type="float" office:value="0.1963667" calcext:value-type="float">
            <text:p>0.1963667</text:p>
          </table:table-cell>
          <table:table-cell office:value-type="float" office:value="0.1988284" calcext:value-type="float">
            <text:p>0.1988284</text:p>
          </table:table-cell>
          <table:table-cell office:value-type="float" office:value="0" calcext:value-type="float">
            <text:p>0</text:p>
          </table:table-cell>
          <table:table-cell office:value-type="float" office:value="38.80024" calcext:value-type="float">
            <text:p>38.80024</text:p>
          </table:table-cell>
          <table:table-cell office:value-type="float" office:value="36.23578" calcext:value-type="float">
            <text:p>36.23578</text:p>
          </table:table-cell>
          <table:table-cell office:value-type="float" office:value="49.48067" calcext:value-type="float">
            <text:p>49.48067</text:p>
          </table:table-cell>
          <table:table-cell office:value-type="float" office:value="7.766674" calcext:value-type="float">
            <text:p>7.766674</text:p>
          </table:table-cell>
          <table:table-cell office:value-type="float" office:value="7.072579" calcext:value-type="float">
            <text:p>7.072579</text:p>
          </table:table-cell>
          <table:table-cell office:value-type="float" office:value="2.656387" calcext:value-type="float">
            <text:p>2.656387</text:p>
          </table:table-cell>
          <table:table-cell office:value-type="float" office:value="2.928248" calcext:value-type="float">
            <text:p>2.928248</text:p>
          </table:table-cell>
          <table:table-cell office:value-type="float" office:value="5.536615" calcext:value-type="float">
            <text:p>5.536615</text:p>
          </table:table-cell>
          <table:table-cell office:value-type="float" office:value="8.779029" calcext:value-type="float">
            <text:p>8.779029</text:p>
          </table:table-cell>
          <table:table-cell office:value-type="float" office:value="9.318058" calcext:value-type="float">
            <text:p>9.318058</text:p>
          </table:table-cell>
          <table:table-cell office:value-type="float" office:value="9.354524" calcext:value-type="float">
            <text:p>9.354524</text:p>
          </table:table-cell>
          <table:table-cell office:value-type="float" office:value="11.47112" calcext:value-type="float">
            <text:p>11.47112</text:p>
          </table:table-cell>
          <table:table-cell office:value-type="float" office:value="12.77189" calcext:value-type="float">
            <text:p>12.77189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0" calcext:value-type="float">
            <text:p>0</text:p>
          </table:table-cell>
          <table:table-cell office:value-type="float" office:value="87.91053" calcext:value-type="float">
            <text:p>87.9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699" calcext:value-type="float">
            <text:p>2.2676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2.468529" calcext:value-type="float">
            <text:p>2.468529</text:p>
          </table:table-cell>
          <table:table-cell office:value-type="float" office:value="135.8289" calcext:value-type="float">
            <text:p>135.8289</text:p>
          </table:table-cell>
          <table:table-cell office:value-type="float" office:value="5" calcext:value-type="float">
            <text:p>5</text:p>
          </table:table-cell>
          <table:table-cell office:value-type="float" office:value="-0.5885776" calcext:value-type="float">
            <text:p>-0.5885776</text:p>
          </table:table-cell>
          <table:table-cell office:value-type="float" office:value="42.27857" calcext:value-type="float">
            <text:p>42.27857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4865" calcext:value-type="float">
            <text:p>0.000454486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09569" calcext:value-type="float">
            <text:p>0.01309569</text:p>
          </table:table-cell>
          <table:table-cell office:value-type="float" office:value="1164.103" calcext:value-type="float">
            <text:p>1164.103</text:p>
          </table:table-cell>
          <table:table-cell office:value-type="float" office:value="1.88107" calcext:value-type="float">
            <text:p>1.88107</text:p>
          </table:table-cell>
          <table:table-cell office:value-type="float" office:value="0" calcext:value-type="float">
            <text:p>0</text:p>
          </table:table-cell>
          <table:table-cell office:value-type="float" office:value="0.0317359" calcext:value-type="float">
            <text:p>0.0317359</text:p>
          </table:table-cell>
          <table:table-cell office:value-type="float" office:value="0.03128008" calcext:value-type="float">
            <text:p>0.03128008</text:p>
          </table:table-cell>
          <table:table-cell office:value-type="float" office:value="0.4000415" calcext:value-type="float">
            <text:p>0.4000415</text:p>
          </table:table-cell>
          <table:table-cell office:value-type="float" office:value="0.008696155" calcext:value-type="float">
            <text:p>0.008696155</text:p>
          </table:table-cell>
          <table:table-cell office:value-type="float" office:value="0.00836979" calcext:value-type="float">
            <text:p>0.00836979</text:p>
          </table:table-cell>
          <table:table-cell office:value-type="float" office:value="0.004698603" calcext:value-type="float">
            <text:p>0.004698603</text:p>
          </table:table-cell>
          <table:table-cell office:value-type="float" office:value="0.0050311" calcext:value-type="float">
            <text:p>0.0050311</text:p>
          </table:table-cell>
          <table:table-cell office:value-type="float" office:value="0.02490815" calcext:value-type="float">
            <text:p>0.02490815</text:p>
          </table:table-cell>
          <table:table-cell office:value-type="float" office:value="0.1572619" calcext:value-type="float">
            <text:p>0.1572619</text:p>
          </table:table-cell>
          <table:table-cell office:value-type="float" office:value="0.1608705" calcext:value-type="float">
            <text:p>0.1608705</text:p>
          </table:table-cell>
          <table:table-cell office:value-type="float" office:value="0.1600556" calcext:value-type="float">
            <text:p>0.1600556</text:p>
          </table:table-cell>
          <table:table-cell office:value-type="float" office:value="0.1840709" calcext:value-type="float">
            <text:p>0.1840709</text:p>
          </table:table-cell>
          <table:table-cell office:value-type="float" office:value="0.1963783" calcext:value-type="float">
            <text:p>0.1963783</text:p>
          </table:table-cell>
          <table:table-cell office:value-type="float" office:value="0.1988384" calcext:value-type="float">
            <text:p>0.1988384</text:p>
          </table:table-cell>
          <table:table-cell office:value-type="float" office:value="0" calcext:value-type="float">
            <text:p>0</text:p>
          </table:table-cell>
          <table:table-cell office:value-type="float" office:value="38.7895" calcext:value-type="float">
            <text:p>38.7895</text:p>
          </table:table-cell>
          <table:table-cell office:value-type="float" office:value="36.12838" calcext:value-type="float">
            <text:p>36.12838</text:p>
          </table:table-cell>
          <table:table-cell office:value-type="float" office:value="49.48222" calcext:value-type="float">
            <text:p>49.48222</text:p>
          </table:table-cell>
          <table:table-cell office:value-type="float" office:value="7.744127" calcext:value-type="float">
            <text:p>7.744127</text:p>
          </table:table-cell>
          <table:table-cell office:value-type="float" office:value="7.051758" calcext:value-type="float">
            <text:p>7.051758</text:p>
          </table:table-cell>
          <table:table-cell office:value-type="float" office:value="2.651586" calcext:value-type="float">
            <text:p>2.651586</text:p>
          </table:table-cell>
          <table:table-cell office:value-type="float" office:value="2.922938" calcext:value-type="float">
            <text:p>2.922938</text:p>
          </table:table-cell>
          <table:table-cell office:value-type="float" office:value="5.527909" calcext:value-type="float">
            <text:p>5.527909</text:p>
          </table:table-cell>
          <table:table-cell office:value-type="float" office:value="8.78488" calcext:value-type="float">
            <text:p>8.78488</text:p>
          </table:table-cell>
          <table:table-cell office:value-type="float" office:value="9.322991" calcext:value-type="float">
            <text:p>9.322991</text:p>
          </table:table-cell>
          <table:table-cell office:value-type="float" office:value="9.359501" calcext:value-type="float">
            <text:p>9.359501</text:p>
          </table:table-cell>
          <table:table-cell office:value-type="float" office:value="11.47398" calcext:value-type="float">
            <text:p>11.47398</text:p>
          </table:table-cell>
          <table:table-cell office:value-type="float" office:value="12.77298" calcext:value-type="float">
            <text:p>12.77298</text:p>
          </table:table-cell>
          <table:table-cell office:value-type="float" office:value="13.03346" calcext:value-type="float">
            <text:p>13.03346</text:p>
          </table:table-cell>
          <table:table-cell office:value-type="float" office:value="0" calcext:value-type="float">
            <text:p>0</text:p>
          </table:table-cell>
          <table:table-cell office:value-type="float" office:value="94.11449" calcext:value-type="float">
            <text:p>94.1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995" calcext:value-type="float">
            <text:p>2.28499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.45099" calcext:value-type="float">
            <text:p>2.45099</text:p>
          </table:table-cell>
          <table:table-cell office:value-type="float" office:value="135.8256" calcext:value-type="float">
            <text:p>135.8256</text:p>
          </table:table-cell>
          <table:table-cell office:value-type="float" office:value="5" calcext:value-type="float">
            <text:p>5</text:p>
          </table:table-cell>
          <table:table-cell office:value-type="float" office:value="-0.6447329" calcext:value-type="float">
            <text:p>-0.6447329</text:p>
          </table:table-cell>
          <table:table-cell office:value-type="float" office:value="42.275" calcext:value-type="float">
            <text:p>42.275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5368" calcext:value-type="float">
            <text:p>0.000454536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12052" calcext:value-type="float">
            <text:p>0.01312052</text:p>
          </table:table-cell>
          <table:table-cell office:value-type="float" office:value="1164.074" calcext:value-type="float">
            <text:p>1164.074</text:p>
          </table:table-cell>
          <table:table-cell office:value-type="float" office:value="1.874102" calcext:value-type="float">
            <text:p>1.874102</text:p>
          </table:table-cell>
          <table:table-cell office:value-type="float" office:value="0" calcext:value-type="float">
            <text:p>0</text:p>
          </table:table-cell>
          <table:table-cell office:value-type="float" office:value="0.03014439" calcext:value-type="float">
            <text:p>0.03014439</text:p>
          </table:table-cell>
          <table:table-cell office:value-type="float" office:value="0.03623683" calcext:value-type="float">
            <text:p>0.03623683</text:p>
          </table:table-cell>
          <table:table-cell office:value-type="float" office:value="0.2077825" calcext:value-type="float">
            <text:p>0.2077825</text:p>
          </table:table-cell>
          <table:table-cell office:value-type="float" office:value="0.009427235" calcext:value-type="float">
            <text:p>0.009427235</text:p>
          </table:table-cell>
          <table:table-cell office:value-type="float" office:value="0.009013016" calcext:value-type="float">
            <text:p>0.009013016</text:p>
          </table:table-cell>
          <table:table-cell office:value-type="float" office:value="0.004854908" calcext:value-type="float">
            <text:p>0.004854908</text:p>
          </table:table-cell>
          <table:table-cell office:value-type="float" office:value="0.005086036" calcext:value-type="float">
            <text:p>0.005086036</text:p>
          </table:table-cell>
          <table:table-cell office:value-type="float" office:value="0.01575269" calcext:value-type="float">
            <text:p>0.01575269</text:p>
          </table:table-cell>
          <table:table-cell office:value-type="float" office:value="0.1572675" calcext:value-type="float">
            <text:p>0.1572675</text:p>
          </table:table-cell>
          <table:table-cell office:value-type="float" office:value="0.1609186" calcext:value-type="float">
            <text:p>0.1609186</text:p>
          </table:table-cell>
          <table:table-cell office:value-type="float" office:value="0.160114" calcext:value-type="float">
            <text:p>0.160114</text:p>
          </table:table-cell>
          <table:table-cell office:value-type="float" office:value="0.1841098" calcext:value-type="float">
            <text:p>0.1841098</text:p>
          </table:table-cell>
          <table:table-cell office:value-type="float" office:value="0.1963898" calcext:value-type="float">
            <text:p>0.1963898</text:p>
          </table:table-cell>
          <table:table-cell office:value-type="float" office:value="0.1988483" calcext:value-type="float">
            <text:p>0.1988483</text:p>
          </table:table-cell>
          <table:table-cell office:value-type="float" office:value="0" calcext:value-type="float">
            <text:p>0</text:p>
          </table:table-cell>
          <table:table-cell office:value-type="float" office:value="38.7821" calcext:value-type="float">
            <text:p>38.7821</text:p>
          </table:table-cell>
          <table:table-cell office:value-type="float" office:value="36.02758" calcext:value-type="float">
            <text:p>36.02758</text:p>
          </table:table-cell>
          <table:table-cell office:value-type="float" office:value="49.42501" calcext:value-type="float">
            <text:p>49.42501</text:p>
          </table:table-cell>
          <table:table-cell office:value-type="float" office:value="7.722442" calcext:value-type="float">
            <text:p>7.722442</text:p>
          </table:table-cell>
          <table:table-cell office:value-type="float" office:value="7.031695" calcext:value-type="float">
            <text:p>7.031695</text:p>
          </table:table-cell>
          <table:table-cell office:value-type="float" office:value="2.646879" calcext:value-type="float">
            <text:p>2.646879</text:p>
          </table:table-cell>
          <table:table-cell office:value-type="float" office:value="2.917686" calcext:value-type="float">
            <text:p>2.917686</text:p>
          </table:table-cell>
          <table:table-cell office:value-type="float" office:value="5.516478" calcext:value-type="float">
            <text:p>5.516478</text:p>
          </table:table-cell>
          <table:table-cell office:value-type="float" office:value="8.79073" calcext:value-type="float">
            <text:p>8.79073</text:p>
          </table:table-cell>
          <table:table-cell office:value-type="float" office:value="9.327931" calcext:value-type="float">
            <text:p>9.327931</text:p>
          </table:table-cell>
          <table:table-cell office:value-type="float" office:value="9.364479" calcext:value-type="float">
            <text:p>9.364479</text:p>
          </table:table-cell>
          <table:table-cell office:value-type="float" office:value="11.47686" calcext:value-type="float">
            <text:p>11.47686</text:p>
          </table:table-cell>
          <table:table-cell office:value-type="float" office:value="12.77406" calcext:value-type="float">
            <text:p>12.77406</text:p>
          </table:table-cell>
          <table:table-cell office:value-type="float" office:value="13.03452" calcext:value-type="float">
            <text:p>13.03452</text:p>
          </table:table-cell>
          <table:table-cell office:value-type="float" office:value="0" calcext:value-type="float">
            <text:p>0</text:p>
          </table:table-cell>
          <table:table-cell office:value-type="float" office:value="104.6996" calcext:value-type="float">
            <text:p>104.6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842" calcext:value-type="float">
            <text:p>2.3048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.430619" calcext:value-type="float">
            <text:p>2.430619</text:p>
          </table:table-cell>
          <table:table-cell office:value-type="float" office:value="135.8211" calcext:value-type="float">
            <text:p>135.8211</text:p>
          </table:table-cell>
          <table:table-cell office:value-type="float" office:value="5" calcext:value-type="float">
            <text:p>5</text:p>
          </table:table-cell>
          <table:table-cell office:value-type="float" office:value="-0.7073079" calcext:value-type="float">
            <text:p>-0.7073079</text:p>
          </table:table-cell>
          <table:table-cell office:value-type="float" office:value="42.2683" calcext:value-type="float">
            <text:p>42.2683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545918" calcext:value-type="float">
            <text:p>0.000454591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1467" calcext:value-type="float">
            <text:p>0.0131467</text:p>
          </table:table-cell>
          <table:table-cell office:value-type="float" office:value="1164.043" calcext:value-type="float">
            <text:p>1164.043</text:p>
          </table:table-cell>
          <table:table-cell office:value-type="float" office:value="1.86433" calcext:value-type="float">
            <text:p>1.86433</text:p>
          </table:table-cell>
          <table:table-cell office:value-type="float" office:value="0" calcext:value-type="float">
            <text:p>0</text:p>
          </table:table-cell>
          <table:table-cell office:value-type="float" office:value="0.03479232" calcext:value-type="float">
            <text:p>0.03479232</text:p>
          </table:table-cell>
          <table:table-cell office:value-type="float" office:value="0.04019848" calcext:value-type="float">
            <text:p>0.04019848</text:p>
          </table:table-cell>
          <table:table-cell office:value-type="float" office:value="0.09785734" calcext:value-type="float">
            <text:p>0.09785734</text:p>
          </table:table-cell>
          <table:table-cell office:value-type="float" office:value="0.01026486" calcext:value-type="float">
            <text:p>0.01026486</text:p>
          </table:table-cell>
          <table:table-cell office:value-type="float" office:value="0.00979689" calcext:value-type="float">
            <text:p>0.00979689</text:p>
          </table:table-cell>
          <table:table-cell office:value-type="float" office:value="0.005088329" calcext:value-type="float">
            <text:p>0.005088329</text:p>
          </table:table-cell>
          <table:table-cell office:value-type="float" office:value="0.005184631" calcext:value-type="float">
            <text:p>0.005184631</text:p>
          </table:table-cell>
          <table:table-cell office:value-type="float" office:value="0.01147433" calcext:value-type="float">
            <text:p>0.01147433</text:p>
          </table:table-cell>
          <table:table-cell office:value-type="float" office:value="0.1573478" calcext:value-type="float">
            <text:p>0.1573478</text:p>
          </table:table-cell>
          <table:table-cell office:value-type="float" office:value="0.1609666" calcext:value-type="float">
            <text:p>0.1609666</text:p>
          </table:table-cell>
          <table:table-cell office:value-type="float" office:value="0.1601708" calcext:value-type="float">
            <text:p>0.1601708</text:p>
          </table:table-cell>
          <table:table-cell office:value-type="float" office:value="0.1841472" calcext:value-type="float">
            <text:p>0.1841472</text:p>
          </table:table-cell>
          <table:table-cell office:value-type="float" office:value="0.1964011" calcext:value-type="float">
            <text:p>0.1964011</text:p>
          </table:table-cell>
          <table:table-cell office:value-type="float" office:value="0.1988584" calcext:value-type="float">
            <text:p>0.1988584</text:p>
          </table:table-cell>
          <table:table-cell office:value-type="float" office:value="0" calcext:value-type="float">
            <text:p>0</text:p>
          </table:table-cell>
          <table:table-cell office:value-type="float" office:value="38.78104" calcext:value-type="float">
            <text:p>38.78104</text:p>
          </table:table-cell>
          <table:table-cell office:value-type="float" office:value="35.93528" calcext:value-type="float">
            <text:p>35.93528</text:p>
          </table:table-cell>
          <table:table-cell office:value-type="float" office:value="49.30669" calcext:value-type="float">
            <text:p>49.30669</text:p>
          </table:table-cell>
          <table:table-cell office:value-type="float" office:value="7.701901" calcext:value-type="float">
            <text:p>7.701901</text:p>
          </table:table-cell>
          <table:table-cell office:value-type="float" office:value="7.012554" calcext:value-type="float">
            <text:p>7.012554</text:p>
          </table:table-cell>
          <table:table-cell office:value-type="float" office:value="2.642311" calcext:value-type="float">
            <text:p>2.642311</text:p>
          </table:table-cell>
          <table:table-cell office:value-type="float" office:value="2.912518" calcext:value-type="float">
            <text:p>2.912518</text:p>
          </table:table-cell>
          <table:table-cell office:value-type="float" office:value="5.503481" calcext:value-type="float">
            <text:p>5.503481</text:p>
          </table:table-cell>
          <table:table-cell office:value-type="float" office:value="8.796582" calcext:value-type="float">
            <text:p>8.796582</text:p>
          </table:table-cell>
          <table:table-cell office:value-type="float" office:value="9.332865" calcext:value-type="float">
            <text:p>9.332865</text:p>
          </table:table-cell>
          <table:table-cell office:value-type="float" office:value="9.369456" calcext:value-type="float">
            <text:p>9.369456</text:p>
          </table:table-cell>
          <table:table-cell office:value-type="float" office:value="11.47972" calcext:value-type="float">
            <text:p>11.47972</text:p>
          </table:table-cell>
          <table:table-cell office:value-type="float" office:value="12.77515" calcext:value-type="float">
            <text:p>12.77515</text:p>
          </table:table-cell>
          <table:table-cell office:value-type="float" office:value="13.03562" calcext:value-type="float">
            <text:p>13.03562</text:p>
          </table:table-cell>
          <table:table-cell office:value-type="float" office:value="0" calcext:value-type="float">
            <text:p>0</text:p>
          </table:table-cell>
          <table:table-cell office:value-type="float" office:value="119.0291" calcext:value-type="float">
            <text:p>119.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8532" calcext:value-type="float">
            <text:p>2.3285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.409593" calcext:value-type="float">
            <text:p>2.409593</text:p>
          </table:table-cell>
          <table:table-cell office:value-type="float" office:value="135.8159" calcext:value-type="float">
            <text:p>135.8159</text:p>
          </table:table-cell>
          <table:table-cell office:value-type="float" office:value="5" calcext:value-type="float">
            <text:p>5</text:p>
          </table:table-cell>
          <table:table-cell office:value-type="float" office:value="-0.7697148" calcext:value-type="float">
            <text:p>-0.7697148</text:p>
          </table:table-cell>
          <table:table-cell office:value-type="float" office:value="42.2612" calcext:value-type="float">
            <text:p>42.2612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14588" calcext:value-type="float">
            <text:p>0.000461458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54424" calcext:value-type="float">
            <text:p>0.01354424</text:p>
          </table:table-cell>
          <table:table-cell office:value-type="float" office:value="1164.012" calcext:value-type="float">
            <text:p>1164.012</text:p>
          </table:table-cell>
          <table:table-cell office:value-type="float" office:value="1.852661" calcext:value-type="float">
            <text:p>1.852661</text:p>
          </table:table-cell>
          <table:table-cell office:value-type="float" office:value="0" calcext:value-type="float">
            <text:p>0</text:p>
          </table:table-cell>
          <table:table-cell office:value-type="float" office:value="0.0292052" calcext:value-type="float">
            <text:p>0.0292052</text:p>
          </table:table-cell>
          <table:table-cell office:value-type="float" office:value="0.04180595" calcext:value-type="float">
            <text:p>0.04180595</text:p>
          </table:table-cell>
          <table:table-cell office:value-type="float" office:value="0.09665751" calcext:value-type="float">
            <text:p>0.09665751</text:p>
          </table:table-cell>
          <table:table-cell office:value-type="float" office:value="0.01073342" calcext:value-type="float">
            <text:p>0.01073342</text:p>
          </table:table-cell>
          <table:table-cell office:value-type="float" office:value="0.01024872" calcext:value-type="float">
            <text:p>0.01024872</text:p>
          </table:table-cell>
          <table:table-cell office:value-type="float" office:value="0.005236936" calcext:value-type="float">
            <text:p>0.005236936</text:p>
          </table:table-cell>
          <table:table-cell office:value-type="float" office:value="0.005273402" calcext:value-type="float">
            <text:p>0.005273402</text:p>
          </table:table-cell>
          <table:table-cell office:value-type="float" office:value="0.009869307" calcext:value-type="float">
            <text:p>0.009869307</text:p>
          </table:table-cell>
          <table:table-cell office:value-type="float" office:value="0.1574957" calcext:value-type="float">
            <text:p>0.1574957</text:p>
          </table:table-cell>
          <table:table-cell office:value-type="float" office:value="0.1610186" calcext:value-type="float">
            <text:p>0.1610186</text:p>
          </table:table-cell>
          <table:table-cell office:value-type="float" office:value="0.1602245" calcext:value-type="float">
            <text:p>0.1602245</text:p>
          </table:table-cell>
          <table:table-cell office:value-type="float" office:value="0.1841836" calcext:value-type="float">
            <text:p>0.1841836</text:p>
          </table:table-cell>
          <table:table-cell office:value-type="float" office:value="0.1964131" calcext:value-type="float">
            <text:p>0.1964131</text:p>
          </table:table-cell>
          <table:table-cell office:value-type="float" office:value="0.1988683" calcext:value-type="float">
            <text:p>0.1988683</text:p>
          </table:table-cell>
          <table:table-cell office:value-type="float" office:value="0" calcext:value-type="float">
            <text:p>0</text:p>
          </table:table-cell>
          <table:table-cell office:value-type="float" office:value="38.77807" calcext:value-type="float">
            <text:p>38.77807</text:p>
          </table:table-cell>
          <table:table-cell office:value-type="float" office:value="35.85159" calcext:value-type="float">
            <text:p>35.85159</text:p>
          </table:table-cell>
          <table:table-cell office:value-type="float" office:value="49.1764" calcext:value-type="float">
            <text:p>49.1764</text:p>
          </table:table-cell>
          <table:table-cell office:value-type="float" office:value="7.682526" calcext:value-type="float">
            <text:p>7.682526</text:p>
          </table:table-cell>
          <table:table-cell office:value-type="float" office:value="6.99437" calcext:value-type="float">
            <text:p>6.99437</text:p>
          </table:table-cell>
          <table:table-cell office:value-type="float" office:value="2.637904" calcext:value-type="float">
            <text:p>2.637904</text:p>
          </table:table-cell>
          <table:table-cell office:value-type="float" office:value="2.907454" calcext:value-type="float">
            <text:p>2.907454</text:p>
          </table:table-cell>
          <table:table-cell office:value-type="float" office:value="5.489929" calcext:value-type="float">
            <text:p>5.489929</text:p>
          </table:table-cell>
          <table:table-cell office:value-type="float" office:value="8.802385" calcext:value-type="float">
            <text:p>8.802385</text:p>
          </table:table-cell>
          <table:table-cell office:value-type="float" office:value="9.337765" calcext:value-type="float">
            <text:p>9.337765</text:p>
          </table:table-cell>
          <table:table-cell office:value-type="float" office:value="9.374434" calcext:value-type="float">
            <text:p>9.374434</text:p>
          </table:table-cell>
          <table:table-cell office:value-type="float" office:value="11.48259" calcext:value-type="float">
            <text:p>11.48259</text:p>
          </table:table-cell>
          <table:table-cell office:value-type="float" office:value="12.77623" calcext:value-type="float">
            <text:p>12.77623</text:p>
          </table:table-cell>
          <table:table-cell office:value-type="float" office:value="13.03672" calcext:value-type="float">
            <text:p>13.03672</text:p>
          </table:table-cell>
          <table:table-cell office:value-type="float" office:value="0" calcext:value-type="float">
            <text:p>0</text:p>
          </table:table-cell>
          <table:table-cell office:value-type="float" office:value="127.0246" calcext:value-type="float">
            <text:p>127.0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3586" calcext:value-type="float">
            <text:p>2.3535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2.390648" calcext:value-type="float">
            <text:p>2.390648</text:p>
          </table:table-cell>
          <table:table-cell office:value-type="float" office:value="135.8124" calcext:value-type="float">
            <text:p>135.8124</text:p>
          </table:table-cell>
          <table:table-cell office:value-type="float" office:value="5" calcext:value-type="float">
            <text:p>5</text:p>
          </table:table-cell>
          <table:table-cell office:value-type="float" office:value="-0.8279896" calcext:value-type="float">
            <text:p>-0.8279896</text:p>
          </table:table-cell>
          <table:table-cell office:value-type="float" office:value="42.25243" calcext:value-type="float">
            <text:p>42.25243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70158" calcext:value-type="float">
            <text:p>0.0004670158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99163" calcext:value-type="float">
            <text:p>0.01399163</text:p>
          </table:table-cell>
          <table:table-cell office:value-type="float" office:value="1163.979" calcext:value-type="float">
            <text:p>1163.979</text:p>
          </table:table-cell>
          <table:table-cell office:value-type="float" office:value="1.840613" calcext:value-type="float">
            <text:p>1.840613</text:p>
          </table:table-cell>
          <table:table-cell office:value-type="float" office:value="0" calcext:value-type="float">
            <text:p>0</text:p>
          </table:table-cell>
          <table:table-cell office:value-type="float" office:value="0.02738236" calcext:value-type="float">
            <text:p>0.02738236</text:p>
          </table:table-cell>
          <table:table-cell office:value-type="float" office:value="0.0308475" calcext:value-type="float">
            <text:p>0.0308475</text:p>
          </table:table-cell>
          <table:table-cell office:value-type="float" office:value="0.3113611" calcext:value-type="float">
            <text:p>0.3113611</text:p>
          </table:table-cell>
          <table:table-cell office:value-type="float" office:value="0.01453926" calcext:value-type="float">
            <text:p>0.01453926</text:p>
          </table:table-cell>
          <table:table-cell office:value-type="float" office:value="0.008922103" calcext:value-type="float">
            <text:p>0.008922103</text:p>
          </table:table-cell>
          <table:table-cell office:value-type="float" office:value="0.004963554" calcext:value-type="float">
            <text:p>0.004963554</text:p>
          </table:table-cell>
          <table:table-cell office:value-type="float" office:value="0.005085068" calcext:value-type="float">
            <text:p>0.005085068</text:p>
          </table:table-cell>
          <table:table-cell office:value-type="float" office:value="0.009197607" calcext:value-type="float">
            <text:p>0.009197607</text:p>
          </table:table-cell>
          <table:table-cell office:value-type="float" office:value="0.1576923" calcext:value-type="float">
            <text:p>0.1576923</text:p>
          </table:table-cell>
          <table:table-cell office:value-type="float" office:value="0.1610955" calcext:value-type="float">
            <text:p>0.1610955</text:p>
          </table:table-cell>
          <table:table-cell office:value-type="float" office:value="0.1602824" calcext:value-type="float">
            <text:p>0.1602824</text:p>
          </table:table-cell>
          <table:table-cell office:value-type="float" office:value="0.184225" calcext:value-type="float">
            <text:p>0.184225</text:p>
          </table:table-cell>
          <table:table-cell office:value-type="float" office:value="0.1964177" calcext:value-type="float">
            <text:p>0.1964177</text:p>
          </table:table-cell>
          <table:table-cell office:value-type="float" office:value="0.1988783" calcext:value-type="float">
            <text:p>0.1988783</text:p>
          </table:table-cell>
          <table:table-cell office:value-type="float" office:value="0" calcext:value-type="float">
            <text:p>0</text:p>
          </table:table-cell>
          <table:table-cell office:value-type="float" office:value="38.68589" calcext:value-type="float">
            <text:p>38.68589</text:p>
          </table:table-cell>
          <table:table-cell office:value-type="float" office:value="35.74498" calcext:value-type="float">
            <text:p>35.74498</text:p>
          </table:table-cell>
          <table:table-cell office:value-type="float" office:value="49.05106" calcext:value-type="float">
            <text:p>49.05106</text:p>
          </table:table-cell>
          <table:table-cell office:value-type="float" office:value="7.662975" calcext:value-type="float">
            <text:p>7.662975</text:p>
          </table:table-cell>
          <table:table-cell office:value-type="float" office:value="6.976331" calcext:value-type="float">
            <text:p>6.976331</text:p>
          </table:table-cell>
          <table:table-cell office:value-type="float" office:value="2.633561" calcext:value-type="float">
            <text:p>2.633561</text:p>
          </table:table-cell>
          <table:table-cell office:value-type="float" office:value="2.902189" calcext:value-type="float">
            <text:p>2.902189</text:p>
          </table:table-cell>
          <table:table-cell office:value-type="float" office:value="5.476268" calcext:value-type="float">
            <text:p>5.476268</text:p>
          </table:table-cell>
          <table:table-cell office:value-type="float" office:value="8.808145" calcext:value-type="float">
            <text:p>8.808145</text:p>
          </table:table-cell>
          <table:table-cell office:value-type="float" office:value="9.342627" calcext:value-type="float">
            <text:p>9.342627</text:p>
          </table:table-cell>
          <table:table-cell office:value-type="float" office:value="9.379412" calcext:value-type="float">
            <text:p>9.379412</text:p>
          </table:table-cell>
          <table:table-cell office:value-type="float" office:value="11.48546" calcext:value-type="float">
            <text:p>11.48546</text:p>
          </table:table-cell>
          <table:table-cell office:value-type="float" office:value="12.77732" calcext:value-type="float">
            <text:p>12.77732</text:p>
          </table:table-cell>
          <table:table-cell office:value-type="float" office:value="13.03779" calcext:value-type="float">
            <text:p>13.03779</text:p>
          </table:table-cell>
          <table:table-cell office:value-type="float" office:value="0" calcext:value-type="float">
            <text:p>0</text:p>
          </table:table-cell>
          <table:table-cell office:value-type="float" office:value="2.812831" calcext:value-type="float">
            <text:p>2.812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52" calcext:value-type="float">
            <text:p>2.37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.374745" calcext:value-type="float">
            <text:p>2.374745</text:p>
          </table:table-cell>
          <table:table-cell office:value-type="float" office:value="135.8091" calcext:value-type="float">
            <text:p>135.8091</text:p>
          </table:table-cell>
          <table:table-cell office:value-type="float" office:value="5" calcext:value-type="float">
            <text:p>5</text:p>
          </table:table-cell>
          <table:table-cell office:value-type="float" office:value="-0.893431" calcext:value-type="float">
            <text:p>-0.893431</text:p>
          </table:table-cell>
          <table:table-cell office:value-type="float" office:value="42.24406" calcext:value-type="float">
            <text:p>42.24406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7815" calcext:value-type="float">
            <text:p>0.000467815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399728" calcext:value-type="float">
            <text:p>0.01399728</text:p>
          </table:table-cell>
          <table:table-cell office:value-type="float" office:value="1163.944" calcext:value-type="float">
            <text:p>1163.944</text:p>
          </table:table-cell>
          <table:table-cell office:value-type="float" office:value="1.837396" calcext:value-type="float">
            <text:p>1.837396</text:p>
          </table:table-cell>
          <table:table-cell office:value-type="float" office:value="0" calcext:value-type="float">
            <text:p>0</text:p>
          </table:table-cell>
          <table:table-cell office:value-type="float" office:value="0.02893702" calcext:value-type="float">
            <text:p>0.02893702</text:p>
          </table:table-cell>
          <table:table-cell office:value-type="float" office:value="0.0319191" calcext:value-type="float">
            <text:p>0.0319191</text:p>
          </table:table-cell>
          <table:table-cell office:value-type="float" office:value="0.09099078" calcext:value-type="float">
            <text:p>0.09099078</text:p>
          </table:table-cell>
          <table:table-cell office:value-type="float" office:value="0.008690004" calcext:value-type="float">
            <text:p>0.008690004</text:p>
          </table:table-cell>
          <table:table-cell office:value-type="float" office:value="0.008495481" calcext:value-type="float">
            <text:p>0.008495481</text:p>
          </table:table-cell>
          <table:table-cell office:value-type="float" office:value="0.004816222" calcext:value-type="float">
            <text:p>0.004816222</text:p>
          </table:table-cell>
          <table:table-cell office:value-type="float" office:value="0.00508499" calcext:value-type="float">
            <text:p>0.00508499</text:p>
          </table:table-cell>
          <table:table-cell office:value-type="float" office:value="0.008657041" calcext:value-type="float">
            <text:p>0.008657041</text:p>
          </table:table-cell>
          <table:table-cell office:value-type="float" office:value="0.1577608" calcext:value-type="float">
            <text:p>0.1577608</text:p>
          </table:table-cell>
          <table:table-cell office:value-type="float" office:value="0.161175" calcext:value-type="float">
            <text:p>0.161175</text:p>
          </table:table-cell>
          <table:table-cell office:value-type="float" office:value="0.1603426" calcext:value-type="float">
            <text:p>0.1603426</text:p>
          </table:table-cell>
          <table:table-cell office:value-type="float" office:value="0.1842633" calcext:value-type="float">
            <text:p>0.1842633</text:p>
          </table:table-cell>
          <table:table-cell office:value-type="float" office:value="0.1964347" calcext:value-type="float">
            <text:p>0.1964347</text:p>
          </table:table-cell>
          <table:table-cell office:value-type="float" office:value="0.1988883" calcext:value-type="float">
            <text:p>0.1988883</text:p>
          </table:table-cell>
          <table:table-cell office:value-type="float" office:value="0" calcext:value-type="float">
            <text:p>0</text:p>
          </table:table-cell>
          <table:table-cell office:value-type="float" office:value="38.61481" calcext:value-type="float">
            <text:p>38.61481</text:p>
          </table:table-cell>
          <table:table-cell office:value-type="float" office:value="35.62776" calcext:value-type="float">
            <text:p>35.62776</text:p>
          </table:table-cell>
          <table:table-cell office:value-type="float" office:value="48.9445" calcext:value-type="float">
            <text:p>48.9445</text:p>
          </table:table-cell>
          <table:table-cell office:value-type="float" office:value="7.64083" calcext:value-type="float">
            <text:p>7.64083</text:p>
          </table:table-cell>
          <table:table-cell office:value-type="float" office:value="6.955849" calcext:value-type="float">
            <text:p>6.955849</text:p>
          </table:table-cell>
          <table:table-cell office:value-type="float" office:value="2.628993" calcext:value-type="float">
            <text:p>2.628993</text:p>
          </table:table-cell>
          <table:table-cell office:value-type="float" office:value="2.8969" calcext:value-type="float">
            <text:p>2.8969</text:p>
          </table:table-cell>
          <table:table-cell office:value-type="float" office:value="5.462395" calcext:value-type="float">
            <text:p>5.462395</text:p>
          </table:table-cell>
          <table:table-cell office:value-type="float" office:value="8.813904" calcext:value-type="float">
            <text:p>8.813904</text:p>
          </table:table-cell>
          <table:table-cell office:value-type="float" office:value="9.347487" calcext:value-type="float">
            <text:p>9.347487</text:p>
          </table:table-cell>
          <table:table-cell office:value-type="float" office:value="9.384356" calcext:value-type="float">
            <text:p>9.384356</text:p>
          </table:table-cell>
          <table:table-cell office:value-type="float" office:value="11.48833" calcext:value-type="float">
            <text:p>11.48833</text:p>
          </table:table-cell>
          <table:table-cell office:value-type="float" office:value="12.77841" calcext:value-type="float">
            <text:p>12.77841</text:p>
          </table:table-cell>
          <table:table-cell office:value-type="float" office:value="13.03885" calcext:value-type="float">
            <text:p>13.03885</text:p>
          </table:table-cell>
          <table:table-cell office:value-type="float" office:value="0" calcext:value-type="float">
            <text:p>0</text:p>
          </table:table-cell>
          <table:table-cell office:value-type="float" office:value="41.4517" calcext:value-type="float">
            <text:p>41.4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3556" calcext:value-type="float">
            <text:p>2.39355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.357451" calcext:value-type="float">
            <text:p>2.357451</text:p>
          </table:table-cell>
          <table:table-cell office:value-type="float" office:value="135.8042" calcext:value-type="float">
            <text:p>135.8042</text:p>
          </table:table-cell>
          <table:table-cell office:value-type="float" office:value="5" calcext:value-type="float">
            <text:p>5</text:p>
          </table:table-cell>
          <table:table-cell office:value-type="float" office:value="-0.9576886" calcext:value-type="float">
            <text:p>-0.9576886</text:p>
          </table:table-cell>
          <table:table-cell office:value-type="float" office:value="42.23481" calcext:value-type="float">
            <text:p>42.2348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78332" calcext:value-type="float">
            <text:p>0.000467833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400604" calcext:value-type="float">
            <text:p>0.01400604</text:p>
          </table:table-cell>
          <table:table-cell office:value-type="float" office:value="1163.91" calcext:value-type="float">
            <text:p>1163.91</text:p>
          </table:table-cell>
          <table:table-cell office:value-type="float" office:value="1.83026" calcext:value-type="float">
            <text:p>1.83026</text:p>
          </table:table-cell>
          <table:table-cell office:value-type="float" office:value="0" calcext:value-type="float">
            <text:p>0</text:p>
          </table:table-cell>
          <table:table-cell office:value-type="float" office:value="0.02826487" calcext:value-type="float">
            <text:p>0.02826487</text:p>
          </table:table-cell>
          <table:table-cell office:value-type="float" office:value="0.0348405" calcext:value-type="float">
            <text:p>0.0348405</text:p>
          </table:table-cell>
          <table:table-cell office:value-type="float" office:value="0.09465241" calcext:value-type="float">
            <text:p>0.09465241</text:p>
          </table:table-cell>
          <table:table-cell office:value-type="float" office:value="0.009404039" calcext:value-type="float">
            <text:p>0.009404039</text:p>
          </table:table-cell>
          <table:table-cell office:value-type="float" office:value="0.009107938" calcext:value-type="float">
            <text:p>0.009107938</text:p>
          </table:table-cell>
          <table:table-cell office:value-type="float" office:value="0.004959031" calcext:value-type="float">
            <text:p>0.004959031</text:p>
          </table:table-cell>
          <table:table-cell office:value-type="float" office:value="0.005131995" calcext:value-type="float">
            <text:p>0.005131995</text:p>
          </table:table-cell>
          <table:table-cell office:value-type="float" office:value="0.007985037" calcext:value-type="float">
            <text:p>0.007985037</text:p>
          </table:table-cell>
          <table:table-cell office:value-type="float" office:value="0.1576526" calcext:value-type="float">
            <text:p>0.1576526</text:p>
          </table:table-cell>
          <table:table-cell office:value-type="float" office:value="0.1612499" calcext:value-type="float">
            <text:p>0.1612499</text:p>
          </table:table-cell>
          <table:table-cell office:value-type="float" office:value="0.1604028" calcext:value-type="float">
            <text:p>0.1604028</text:p>
          </table:table-cell>
          <table:table-cell office:value-type="float" office:value="0.1843004" calcext:value-type="float">
            <text:p>0.1843004</text:p>
          </table:table-cell>
          <table:table-cell office:value-type="float" office:value="0.1964487" calcext:value-type="float">
            <text:p>0.1964487</text:p>
          </table:table-cell>
          <table:table-cell office:value-type="float" office:value="0.1988983" calcext:value-type="float">
            <text:p>0.1988983</text:p>
          </table:table-cell>
          <table:table-cell office:value-type="float" office:value="0" calcext:value-type="float">
            <text:p>0</text:p>
          </table:table-cell>
          <table:table-cell office:value-type="float" office:value="38.60401" calcext:value-type="float">
            <text:p>38.60401</text:p>
          </table:table-cell>
          <table:table-cell office:value-type="float" office:value="35.52456" calcext:value-type="float">
            <text:p>35.52456</text:p>
          </table:table-cell>
          <table:table-cell office:value-type="float" office:value="48.79691" calcext:value-type="float">
            <text:p>48.79691</text:p>
          </table:table-cell>
          <table:table-cell office:value-type="float" office:value="7.619093" calcext:value-type="float">
            <text:p>7.619093</text:p>
          </table:table-cell>
          <table:table-cell office:value-type="float" office:value="6.935945" calcext:value-type="float">
            <text:p>6.935945</text:p>
          </table:table-cell>
          <table:table-cell office:value-type="float" office:value="2.624385" calcext:value-type="float">
            <text:p>2.624385</text:p>
          </table:table-cell>
          <table:table-cell office:value-type="float" office:value="2.891755" calcext:value-type="float">
            <text:p>2.891755</text:p>
          </table:table-cell>
          <table:table-cell office:value-type="float" office:value="5.448441" calcext:value-type="float">
            <text:p>5.448441</text:p>
          </table:table-cell>
          <table:table-cell office:value-type="float" office:value="8.819663" calcext:value-type="float">
            <text:p>8.819663</text:p>
          </table:table-cell>
          <table:table-cell office:value-type="float" office:value="9.352346" calcext:value-type="float">
            <text:p>9.352346</text:p>
          </table:table-cell>
          <table:table-cell office:value-type="float" office:value="9.389278" calcext:value-type="float">
            <text:p>9.389278</text:p>
          </table:table-cell>
          <table:table-cell office:value-type="float" office:value="11.4912" calcext:value-type="float">
            <text:p>11.4912</text:p>
          </table:table-cell>
          <table:table-cell office:value-type="float" office:value="12.7795" calcext:value-type="float">
            <text:p>12.7795</text:p>
          </table:table-cell>
          <table:table-cell office:value-type="float" office:value="13.03994" calcext:value-type="float">
            <text:p>13.03994</text:p>
          </table:table-cell>
          <table:table-cell office:value-type="float" office:value="0" calcext:value-type="float">
            <text:p>0</text:p>
          </table:table-cell>
          <table:table-cell office:value-type="float" office:value="86.64213" calcext:value-type="float">
            <text:p>86.64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4944" calcext:value-type="float">
            <text:p>2.4149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.339752" calcext:value-type="float">
            <text:p>2.339752</text:p>
          </table:table-cell>
          <table:table-cell office:value-type="float" office:value="135.7986" calcext:value-type="float">
            <text:p>135.7986</text:p>
          </table:table-cell>
          <table:table-cell office:value-type="float" office:value="5" calcext:value-type="float">
            <text:p>5</text:p>
          </table:table-cell>
          <table:table-cell office:value-type="float" office:value="-1.021139" calcext:value-type="float">
            <text:p>-1.021139</text:p>
          </table:table-cell>
          <table:table-cell office:value-type="float" office:value="42.22644" calcext:value-type="float">
            <text:p>42.22644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7856" calcext:value-type="float">
            <text:p>0.00046785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401734" calcext:value-type="float">
            <text:p>0.01401734</text:p>
          </table:table-cell>
          <table:table-cell office:value-type="float" office:value="1163.876" calcext:value-type="float">
            <text:p>1163.876</text:p>
          </table:table-cell>
          <table:table-cell office:value-type="float" office:value="1.82244" calcext:value-type="float">
            <text:p>1.82244</text:p>
          </table:table-cell>
          <table:table-cell office:value-type="float" office:value="0" calcext:value-type="float">
            <text:p>0</text:p>
          </table:table-cell>
          <table:table-cell office:value-type="float" office:value="0.02655369" calcext:value-type="float">
            <text:p>0.02655369</text:p>
          </table:table-cell>
          <table:table-cell office:value-type="float" office:value="0.03738184" calcext:value-type="float">
            <text:p>0.03738184</text:p>
          </table:table-cell>
          <table:table-cell office:value-type="float" office:value="0.09716904" calcext:value-type="float">
            <text:p>0.09716904</text:p>
          </table:table-cell>
          <table:table-cell office:value-type="float" office:value="0.009794229" calcext:value-type="float">
            <text:p>0.009794229</text:p>
          </table:table-cell>
          <table:table-cell office:value-type="float" office:value="0.009460188" calcext:value-type="float">
            <text:p>0.009460188</text:p>
          </table:table-cell>
          <table:table-cell office:value-type="float" office:value="0.005048599" calcext:value-type="float">
            <text:p>0.005048599</text:p>
          </table:table-cell>
          <table:table-cell office:value-type="float" office:value="0.0051702" calcext:value-type="float">
            <text:p>0.0051702</text:p>
          </table:table-cell>
          <table:table-cell office:value-type="float" office:value="0.007925081" calcext:value-type="float">
            <text:p>0.007925081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613197" calcext:value-type="float">
            <text:p>0.1613197</text:p>
          </table:table-cell>
          <table:table-cell office:value-type="float" office:value="0.1604631" calcext:value-type="float">
            <text:p>0.1604631</text:p>
          </table:table-cell>
          <table:table-cell office:value-type="float" office:value="0.1843372" calcext:value-type="float">
            <text:p>0.1843372</text:p>
          </table:table-cell>
          <table:table-cell office:value-type="float" office:value="0.1964616" calcext:value-type="float">
            <text:p>0.1964616</text:p>
          </table:table-cell>
          <table:table-cell office:value-type="float" office:value="0.1989078" calcext:value-type="float">
            <text:p>0.1989078</text:p>
          </table:table-cell>
          <table:table-cell office:value-type="float" office:value="0" calcext:value-type="float">
            <text:p>0</text:p>
          </table:table-cell>
          <table:table-cell office:value-type="float" office:value="38.5926" calcext:value-type="float">
            <text:p>38.5926</text:p>
          </table:table-cell>
          <table:table-cell office:value-type="float" office:value="35.43143" calcext:value-type="float">
            <text:p>35.43143</text:p>
          </table:table-cell>
          <table:table-cell office:value-type="float" office:value="48.65988" calcext:value-type="float">
            <text:p>48.65988</text:p>
          </table:table-cell>
          <table:table-cell office:value-type="float" office:value="7.598696" calcext:value-type="float">
            <text:p>7.598696</text:p>
          </table:table-cell>
          <table:table-cell office:value-type="float" office:value="6.917099" calcext:value-type="float">
            <text:p>6.917099</text:p>
          </table:table-cell>
          <table:table-cell office:value-type="float" office:value="2.619892" calcext:value-type="float">
            <text:p>2.619892</text:p>
          </table:table-cell>
          <table:table-cell office:value-type="float" office:value="2.88669" calcext:value-type="float">
            <text:p>2.88669</text:p>
          </table:table-cell>
          <table:table-cell office:value-type="float" office:value="5.434424" calcext:value-type="float">
            <text:p>5.434424</text:p>
          </table:table-cell>
          <table:table-cell office:value-type="float" office:value="8.825191" calcext:value-type="float">
            <text:p>8.825191</text:p>
          </table:table-cell>
          <table:table-cell office:value-type="float" office:value="9.357205" calcext:value-type="float">
            <text:p>9.357205</text:p>
          </table:table-cell>
          <table:table-cell office:value-type="float" office:value="9.394199" calcext:value-type="float">
            <text:p>9.394199</text:p>
          </table:table-cell>
          <table:table-cell office:value-type="float" office:value="11.49407" calcext:value-type="float">
            <text:p>11.49407</text:p>
          </table:table-cell>
          <table:table-cell office:value-type="float" office:value="12.78058" calcext:value-type="float">
            <text:p>12.78058</text:p>
          </table:table-cell>
          <table:table-cell office:value-type="float" office:value="13.04097" calcext:value-type="float">
            <text:p>13.04097</text:p>
          </table:table-cell>
          <table:table-cell office:value-type="float" office:value="0" calcext:value-type="float">
            <text:p>0</text:p>
          </table:table-cell>
          <table:table-cell office:value-type="float" office:value="111.9188" calcext:value-type="float">
            <text:p>111.9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7228" calcext:value-type="float">
            <text:p>2.4372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.319571" calcext:value-type="float">
            <text:p>2.319571</text:p>
          </table:table-cell>
          <table:table-cell office:value-type="float" office:value="135.7938" calcext:value-type="float">
            <text:p>135.7938</text:p>
          </table:table-cell>
          <table:table-cell office:value-type="float" office:value="5" calcext:value-type="float">
            <text:p>5</text:p>
          </table:table-cell>
          <table:table-cell office:value-type="float" office:value="-1.088987" calcext:value-type="float">
            <text:p>-1.088987</text:p>
          </table:table-cell>
          <table:table-cell office:value-type="float" office:value="42.21636" calcext:value-type="float">
            <text:p>42.21636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688276" calcext:value-type="float">
            <text:p>0.0004688276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419899" calcext:value-type="float">
            <text:p>0.01419899</text:p>
          </table:table-cell>
          <table:table-cell office:value-type="float" office:value="1163.843" calcext:value-type="float">
            <text:p>1163.843</text:p>
          </table:table-cell>
          <table:table-cell office:value-type="float" office:value="1.804624" calcext:value-type="float">
            <text:p>1.804624</text:p>
          </table:table-cell>
          <table:table-cell office:value-type="float" office:value="0" calcext:value-type="float">
            <text:p>0</text:p>
          </table:table-cell>
          <table:table-cell office:value-type="float" office:value="0.0264976" calcext:value-type="float">
            <text:p>0.0264976</text:p>
          </table:table-cell>
          <table:table-cell office:value-type="float" office:value="0.04174319" calcext:value-type="float">
            <text:p>0.04174319</text:p>
          </table:table-cell>
          <table:table-cell office:value-type="float" office:value="0.0927484" calcext:value-type="float">
            <text:p>0.0927484</text:p>
          </table:table-cell>
          <table:table-cell office:value-type="float" office:value="0.00974354" calcext:value-type="float">
            <text:p>0.00974354</text:p>
          </table:table-cell>
          <table:table-cell office:value-type="float" office:value="0.00912013" calcext:value-type="float">
            <text:p>0.00912013</text:p>
          </table:table-cell>
          <table:table-cell office:value-type="float" office:value="0.004992837" calcext:value-type="float">
            <text:p>0.004992837</text:p>
          </table:table-cell>
          <table:table-cell office:value-type="float" office:value="0.005087793" calcext:value-type="float">
            <text:p>0.005087793</text:p>
          </table:table-cell>
          <table:table-cell office:value-type="float" office:value="0.007976771" calcext:value-type="float">
            <text:p>0.007976771</text:p>
          </table:table-cell>
          <table:table-cell office:value-type="float" office:value="0.1483821" calcext:value-type="float">
            <text:p>0.1483821</text:p>
          </table:table-cell>
          <table:table-cell office:value-type="float" office:value="0.1613877" calcext:value-type="float">
            <text:p>0.1613877</text:p>
          </table:table-cell>
          <table:table-cell office:value-type="float" office:value="0.160523" calcext:value-type="float">
            <text:p>0.160523</text:p>
          </table:table-cell>
          <table:table-cell office:value-type="float" office:value="0.1843745" calcext:value-type="float">
            <text:p>0.1843745</text:p>
          </table:table-cell>
          <table:table-cell office:value-type="float" office:value="0.1964663" calcext:value-type="float">
            <text:p>0.1964663</text:p>
          </table:table-cell>
          <table:table-cell office:value-type="float" office:value="0.198917" calcext:value-type="float">
            <text:p>0.198917</text:p>
          </table:table-cell>
          <table:table-cell office:value-type="float" office:value="0" calcext:value-type="float">
            <text:p>0</text:p>
          </table:table-cell>
          <table:table-cell office:value-type="float" office:value="38.49689" calcext:value-type="float">
            <text:p>38.49689</text:p>
          </table:table-cell>
          <table:table-cell office:value-type="float" office:value="35.32013" calcext:value-type="float">
            <text:p>35.32013</text:p>
          </table:table-cell>
          <table:table-cell office:value-type="float" office:value="48.527" calcext:value-type="float">
            <text:p>48.527</text:p>
          </table:table-cell>
          <table:table-cell office:value-type="float" office:value="7.579206" calcext:value-type="float">
            <text:p>7.579206</text:p>
          </table:table-cell>
          <table:table-cell office:value-type="float" office:value="6.898934" calcext:value-type="float">
            <text:p>6.898934</text:p>
          </table:table-cell>
          <table:table-cell office:value-type="float" office:value="2.615491" calcext:value-type="float">
            <text:p>2.615491</text:p>
          </table:table-cell>
          <table:table-cell office:value-type="float" office:value="2.88147" calcext:value-type="float">
            <text:p>2.88147</text:p>
          </table:table-cell>
          <table:table-cell office:value-type="float" office:value="5.420459" calcext:value-type="float">
            <text:p>5.420459</text:p>
          </table:table-cell>
          <table:table-cell office:value-type="float" office:value="8.829861" calcext:value-type="float">
            <text:p>8.829861</text:p>
          </table:table-cell>
          <table:table-cell office:value-type="float" office:value="9.362066" calcext:value-type="float">
            <text:p>9.362066</text:p>
          </table:table-cell>
          <table:table-cell office:value-type="float" office:value="9.39912" calcext:value-type="float">
            <text:p>9.39912</text:p>
          </table:table-cell>
          <table:table-cell office:value-type="float" office:value="11.49694" calcext:value-type="float">
            <text:p>11.49694</text:p>
          </table:table-cell>
          <table:table-cell office:value-type="float" office:value="12.78167" calcext:value-type="float">
            <text:p>12.78167</text:p>
          </table:table-cell>
          <table:table-cell office:value-type="float" office:value="13.04196" calcext:value-type="float">
            <text:p>13.04196</text:p>
          </table:table-cell>
          <table:table-cell office:value-type="float" office:value="0" calcext:value-type="float">
            <text:p>0</text:p>
          </table:table-cell>
          <table:table-cell office:value-type="float" office:value="2.346753" calcext:value-type="float">
            <text:p>2.346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1236" calcext:value-type="float">
            <text:p>2.4612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2.3059" calcext:value-type="float">
            <text:p>2.3059</text:p>
          </table:table-cell>
          <table:table-cell office:value-type="float" office:value="135.7903" calcext:value-type="float">
            <text:p>135.7903</text:p>
          </table:table-cell>
          <table:table-cell office:value-type="float" office:value="5" calcext:value-type="float">
            <text:p>5</text:p>
          </table:table-cell>
          <table:table-cell office:value-type="float" office:value="-1.158404" calcext:value-type="float">
            <text:p>-1.158404</text:p>
          </table:table-cell>
          <table:table-cell office:value-type="float" office:value="42.20318" calcext:value-type="float">
            <text:p>42.20318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704012" calcext:value-type="float">
            <text:p>0.0004704012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419968" calcext:value-type="float">
            <text:p>0.01419968</text:p>
          </table:table-cell>
          <table:table-cell office:value-type="float" office:value="1163.804" calcext:value-type="float">
            <text:p>1163.804</text:p>
          </table:table-cell>
          <table:table-cell office:value-type="float" office:value="1.802549" calcext:value-type="float">
            <text:p>1.802549</text:p>
          </table:table-cell>
          <table:table-cell office:value-type="float" office:value="0" calcext:value-type="float">
            <text:p>0</text:p>
          </table:table-cell>
          <table:table-cell office:value-type="float" office:value="0.02235736" calcext:value-type="float">
            <text:p>0.02235736</text:p>
          </table:table-cell>
          <table:table-cell office:value-type="float" office:value="0.02527019" calcext:value-type="float">
            <text:p>0.02527019</text:p>
          </table:table-cell>
          <table:table-cell office:value-type="float" office:value="0.1000871" calcext:value-type="float">
            <text:p>0.1000871</text:p>
          </table:table-cell>
          <table:table-cell office:value-type="float" office:value="0.007847705" calcext:value-type="float">
            <text:p>0.007847705</text:p>
          </table:table-cell>
          <table:table-cell office:value-type="float" office:value="0.007727444" calcext:value-type="float">
            <text:p>0.007727444</text:p>
          </table:table-cell>
          <table:table-cell office:value-type="float" office:value="0.004656577" calcext:value-type="float">
            <text:p>0.004656577</text:p>
          </table:table-cell>
          <table:table-cell office:value-type="float" office:value="0.005013247" calcext:value-type="float">
            <text:p>0.005013247</text:p>
          </table:table-cell>
          <table:table-cell office:value-type="float" office:value="0.008244232" calcext:value-type="float">
            <text:p>0.008244232</text:p>
          </table:table-cell>
          <table:table-cell office:value-type="float" office:value="0.1311944" calcext:value-type="float">
            <text:p>0.1311944</text:p>
          </table:table-cell>
          <table:table-cell office:value-type="float" office:value="0.1614519" calcext:value-type="float">
            <text:p>0.1614519</text:p>
          </table:table-cell>
          <table:table-cell office:value-type="float" office:value="0.1605831" calcext:value-type="float">
            <text:p>0.1605831</text:p>
          </table:table-cell>
          <table:table-cell office:value-type="float" office:value="0.1844106" calcext:value-type="float">
            <text:p>0.1844106</text:p>
          </table:table-cell>
          <table:table-cell office:value-type="float" office:value="0.1964823" calcext:value-type="float">
            <text:p>0.1964823</text:p>
          </table:table-cell>
          <table:table-cell office:value-type="float" office:value="0.1989263" calcext:value-type="float">
            <text:p>0.1989263</text:p>
          </table:table-cell>
          <table:table-cell office:value-type="float" office:value="0" calcext:value-type="float">
            <text:p>0</text:p>
          </table:table-cell>
          <table:table-cell office:value-type="float" office:value="38.39225" calcext:value-type="float">
            <text:p>38.39225</text:p>
          </table:table-cell>
          <table:table-cell office:value-type="float" office:value="35.19977" calcext:value-type="float">
            <text:p>35.19977</text:p>
          </table:table-cell>
          <table:table-cell office:value-type="float" office:value="48.37306" calcext:value-type="float">
            <text:p>48.37306</text:p>
          </table:table-cell>
          <table:table-cell office:value-type="float" office:value="7.557804" calcext:value-type="float">
            <text:p>7.557804</text:p>
          </table:table-cell>
          <table:table-cell office:value-type="float" office:value="6.879564" calcext:value-type="float">
            <text:p>6.879564</text:p>
          </table:table-cell>
          <table:table-cell office:value-type="float" office:value="2.610997" calcext:value-type="float">
            <text:p>2.610997</text:p>
          </table:table-cell>
          <table:table-cell office:value-type="float" office:value="2.87627" calcext:value-type="float">
            <text:p>2.87627</text:p>
          </table:table-cell>
          <table:table-cell office:value-type="float" office:value="5.406571" calcext:value-type="float">
            <text:p>5.406571</text:p>
          </table:table-cell>
          <table:table-cell office:value-type="float" office:value="8.831534" calcext:value-type="float">
            <text:p>8.831534</text:p>
          </table:table-cell>
          <table:table-cell office:value-type="float" office:value="9.366923" calcext:value-type="float">
            <text:p>9.366923</text:p>
          </table:table-cell>
          <table:table-cell office:value-type="float" office:value="9.404041" calcext:value-type="float">
            <text:p>9.404041</text:p>
          </table:table-cell>
          <table:table-cell office:value-type="float" office:value="11.49981" calcext:value-type="float">
            <text:p>11.49981</text:p>
          </table:table-cell>
          <table:table-cell office:value-type="float" office:value="12.78275" calcext:value-type="float">
            <text:p>12.78275</text:p>
          </table:table-cell>
          <table:table-cell office:value-type="float" office:value="13.04294" calcext:value-type="float">
            <text:p>13.04294</text:p>
          </table:table-cell>
          <table:table-cell office:value-type="float" office:value="0" calcext:value-type="float">
            <text:p>0</text:p>
          </table:table-cell>
          <table:table-cell office:value-type="float" office:value="25.34829" calcext:value-type="float">
            <text:p>25.34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7655" calcext:value-type="float">
            <text:p>2.47765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.293322" calcext:value-type="float">
            <text:p>2.293322</text:p>
          </table:table-cell>
          <table:table-cell office:value-type="float" office:value="135.7862" calcext:value-type="float">
            <text:p>135.7862</text:p>
          </table:table-cell>
          <table:table-cell office:value-type="float" office:value="5" calcext:value-type="float">
            <text:p>5</text:p>
          </table:table-cell>
          <table:table-cell office:value-type="float" office:value="-1.226172" calcext:value-type="float">
            <text:p>-1.226172</text:p>
          </table:table-cell>
          <table:table-cell office:value-type="float" office:value="42.18991" calcext:value-type="float">
            <text:p>42.18991</text:p>
          </table:table-cell>
          <table:table-cell office:value-type="float" office:value="0.007847039" calcext:value-type="float">
            <text:p>0.007847039</text:p>
          </table:table-cell>
          <table:table-cell office:value-type="float" office:value="0.000471977" calcext:value-type="float">
            <text:p>0.000471977</text:p>
          </table:table-cell>
          <table:table-cell office:value-type="float" office:value="0.0106606" calcext:value-type="float">
            <text:p>0.0106606</text:p>
          </table:table-cell>
          <table:table-cell office:value-type="float" office:value="0.01420215" calcext:value-type="float">
            <text:p>0.01420215</text:p>
          </table:table-cell>
          <table:table-cell office:value-type="float" office:value="1163.766" calcext:value-type="float">
            <text:p>1163.766</text:p>
          </table:table-cell>
          <table:table-cell office:value-type="float" office:value="1.797566" calcext:value-type="float">
            <text:p>1.797566</text:p>
          </table:table-cell>
          <table:table-cell office:value-type="float" office:value="0" calcext:value-type="float">
            <text:p>0</text:p>
          </table:table-cell>
          <table:table-cell office:value-type="float" office:value="0.03543738" calcext:value-type="float">
            <text:p>0.03543738</text:p>
          </table:table-cell>
          <table:table-cell office:value-type="float" office:value="0.0321507" calcext:value-type="float">
            <text:p>0.0321507</text:p>
          </table:table-cell>
          <table:table-cell office:value-type="float" office:value="0.09440056" calcext:value-type="float">
            <text:p>0.09440056</text:p>
          </table:table-cell>
          <table:table-cell office:value-type="float" office:value="0.008419032" calcext:value-type="float">
            <text:p>0.008419032</text:p>
          </table:table-cell>
          <table:table-cell office:value-type="float" office:value="0.008085533" calcext:value-type="float">
            <text:p>0.008085533</text:p>
          </table:table-cell>
          <table:table-cell office:value-type="float" office:value="0.004621978" calcext:value-type="float">
            <text:p>0.004621978</text:p>
          </table:table-cell>
          <table:table-cell office:value-type="float" office:value="0.004953218" calcext:value-type="float">
            <text:p>0.004953218</text:p>
          </table:table-cell>
          <table:table-cell office:value-type="float" office:value="0.007976667" calcext:value-type="float">
            <text:p>0.007976667</text:p>
          </table:table-cell>
          <table:table-cell office:value-type="float" office:value="0.1151511" calcext:value-type="float">
            <text:p>0.1151511</text:p>
          </table:table-cell>
          <table:table-cell office:value-type="float" office:value="0.1615108" calcext:value-type="float">
            <text:p>0.1615108</text:p>
          </table:table-cell>
          <table:table-cell office:value-type="float" office:value="0.1606433" calcext:value-type="float">
            <text:p>0.1606433</text:p>
          </table:table-cell>
          <table:table-cell office:value-type="float" office:value="0.1844469" calcext:value-type="float">
            <text:p>0.1844469</text:p>
          </table:table-cell>
          <table:table-cell office:value-type="float" office:value="0.1964962" calcext:value-type="float">
            <text:p>0.1964962</text:p>
          </table:table-cell>
          <table:table-cell office:value-type="float" office:value="0.1989355" calcext:value-type="float">
            <text:p>0.1989355</text:p>
          </table:table-cell>
          <table:table-cell office:value-type="float" office:value="0" calcext:value-type="float">
            <text:p>0</text:p>
          </table:table-cell>
          <table:table-cell office:value-type="float" office:value="38.33565" calcext:value-type="float">
            <text:p>38.33565</text:p>
          </table:table-cell>
          <table:table-cell office:value-type="float" office:value="35.09489" calcext:value-type="float">
            <text:p>35.09489</text:p>
          </table:table-cell>
          <table:table-cell office:value-type="float" office:value="48.23107" calcext:value-type="float">
            <text:p>48.23107</text:p>
          </table:table-cell>
          <table:table-cell office:value-type="float" office:value="7.535872" calcext:value-type="float">
            <text:p>7.535872</text:p>
          </table:table-cell>
          <table:table-cell office:value-type="float" office:value="6.85956" calcext:value-type="float">
            <text:p>6.85956</text:p>
          </table:table-cell>
          <table:table-cell office:value-type="float" office:value="2.60639" calcext:value-type="float">
            <text:p>2.60639</text:p>
          </table:table-cell>
          <table:table-cell office:value-type="float" office:value="2.871162" calcext:value-type="float">
            <text:p>2.871162</text:p>
          </table:table-cell>
          <table:table-cell office:value-type="float" office:value="5.392735" calcext:value-type="float">
            <text:p>5.392735</text:p>
          </table:table-cell>
          <table:table-cell office:value-type="float" office:value="8.829561" calcext:value-type="float">
            <text:p>8.829561</text:p>
          </table:table-cell>
          <table:table-cell office:value-type="float" office:value="9.371786" calcext:value-type="float">
            <text:p>9.371786</text:p>
          </table:table-cell>
          <table:table-cell office:value-type="float" office:value="9.408962" calcext:value-type="float">
            <text:p>9.408962</text:p>
          </table:table-cell>
          <table:table-cell office:value-type="float" office:value="11.50267" calcext:value-type="float">
            <text:p>11.50267</text:p>
          </table:table-cell>
          <table:table-cell office:value-type="float" office:value="12.78384" calcext:value-type="float">
            <text:p>12.78384</text:p>
          </table:table-cell>
          <table:table-cell office:value-type="float" office:value="13.0439" calcext:value-type="float">
            <text:p>13.0439</text:p>
          </table:table-cell>
          <table:table-cell office:value-type="float" office:value="0" calcext:value-type="float">
            <text:p>0</text:p>
          </table:table-cell>
          <table:table-cell office:value-type="float" office:value="70.00085" calcext:value-type="float">
            <text:p>70.0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3383" calcext:value-type="float">
            <text:p>2.4933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.277647" calcext:value-type="float">
            <text:p>2.277647</text:p>
          </table:table-cell>
          <table:table-cell office:value-type="float" office:value="135.7826" calcext:value-type="float">
            <text:p>135.7826</text:p>
          </table:table-cell>
          <table:table-cell office:value-type="float" office:value="5" calcext:value-type="float">
            <text:p>5</text:p>
          </table:table-cell>
          <table:table-cell office:value-type="float" office:value="-1.304696" calcext:value-type="float">
            <text:p>-1.304696</text:p>
          </table:table-cell>
          <table:table-cell office:value-type="float" office:value="42.17271" calcext:value-type="float">
            <text:p>42.17271</text:p>
          </table:table-cell>
          <table:table-cell office:value-type="float" office:value="0.007859673" calcext:value-type="float">
            <text:p>0.007859673</text:p>
          </table:table-cell>
          <table:table-cell office:value-type="float" office:value="0.0004742742" calcext:value-type="float">
            <text:p>0.0004742742</text:p>
          </table:table-cell>
          <table:table-cell office:value-type="float" office:value="0.01068175" calcext:value-type="float">
            <text:p>0.01068175</text:p>
          </table:table-cell>
          <table:table-cell office:value-type="float" office:value="0.01432937" calcext:value-type="float">
            <text:p>0.01432937</text:p>
          </table:table-cell>
          <table:table-cell office:value-type="float" office:value="1163.724" calcext:value-type="float">
            <text:p>1163.724</text:p>
          </table:table-cell>
          <table:table-cell office:value-type="float" office:value="1.792701" calcext:value-type="float">
            <text:p>1.792701</text:p>
          </table:table-cell>
          <table:table-cell office:value-type="float" office:value="0" calcext:value-type="float">
            <text:p>0</text:p>
          </table:table-cell>
          <table:table-cell office:value-type="float" office:value="0.02753386" calcext:value-type="float">
            <text:p>0.02753386</text:p>
          </table:table-cell>
          <table:table-cell office:value-type="float" office:value="0.0286132" calcext:value-type="float">
            <text:p>0.0286132</text:p>
          </table:table-cell>
          <table:table-cell office:value-type="float" office:value="0.09296367" calcext:value-type="float">
            <text:p>0.09296367</text:p>
          </table:table-cell>
          <table:table-cell office:value-type="float" office:value="0.008409706" calcext:value-type="float">
            <text:p>0.008409706</text:p>
          </table:table-cell>
          <table:table-cell office:value-type="float" office:value="0.007912858" calcext:value-type="float">
            <text:p>0.007912858</text:p>
          </table:table-cell>
          <table:table-cell office:value-type="float" office:value="0.004659954" calcext:value-type="float">
            <text:p>0.004659954</text:p>
          </table:table-cell>
          <table:table-cell office:value-type="float" office:value="0.004955961" calcext:value-type="float">
            <text:p>0.004955961</text:p>
          </table:table-cell>
          <table:table-cell office:value-type="float" office:value="0.007843901" calcext:value-type="float">
            <text:p>0.007843901</text:p>
          </table:table-cell>
          <table:table-cell office:value-type="float" office:value="0.1028168" calcext:value-type="float">
            <text:p>0.1028168</text:p>
          </table:table-cell>
          <table:table-cell office:value-type="float" office:value="0.161561" calcext:value-type="float">
            <text:p>0.161561</text:p>
          </table:table-cell>
          <table:table-cell office:value-type="float" office:value="0.1607026" calcext:value-type="float">
            <text:p>0.1607026</text:p>
          </table:table-cell>
          <table:table-cell office:value-type="float" office:value="0.1844835" calcext:value-type="float">
            <text:p>0.1844835</text:p>
          </table:table-cell>
          <table:table-cell office:value-type="float" office:value="0.1965051" calcext:value-type="float">
            <text:p>0.1965051</text:p>
          </table:table-cell>
          <table:table-cell office:value-type="float" office:value="0.1989447" calcext:value-type="float">
            <text:p>0.1989447</text:p>
          </table:table-cell>
          <table:table-cell office:value-type="float" office:value="0" calcext:value-type="float">
            <text:p>0</text:p>
          </table:table-cell>
          <table:table-cell office:value-type="float" office:value="38.21039" calcext:value-type="float">
            <text:p>38.21039</text:p>
          </table:table-cell>
          <table:table-cell office:value-type="float" office:value="34.96775" calcext:value-type="float">
            <text:p>34.96775</text:p>
          </table:table-cell>
          <table:table-cell office:value-type="float" office:value="48.07294" calcext:value-type="float">
            <text:p>48.07294</text:p>
          </table:table-cell>
          <table:table-cell office:value-type="float" office:value="7.513418" calcext:value-type="float">
            <text:p>7.513418</text:p>
          </table:table-cell>
          <table:table-cell office:value-type="float" office:value="6.839156" calcext:value-type="float">
            <text:p>6.839156</text:p>
          </table:table-cell>
          <table:table-cell office:value-type="float" office:value="2.601753" calcext:value-type="float">
            <text:p>2.601753</text:p>
          </table:table-cell>
          <table:table-cell office:value-type="float" office:value="2.865797" calcext:value-type="float">
            <text:p>2.865797</text:p>
          </table:table-cell>
          <table:table-cell office:value-type="float" office:value="5.378844" calcext:value-type="float">
            <text:p>5.378844</text:p>
          </table:table-cell>
          <table:table-cell office:value-type="float" office:value="8.824601" calcext:value-type="float">
            <text:p>8.824601</text:p>
          </table:table-cell>
          <table:table-cell office:value-type="float" office:value="9.376646" calcext:value-type="float">
            <text:p>9.376646</text:p>
          </table:table-cell>
          <table:table-cell office:value-type="float" office:value="9.413883" calcext:value-type="float">
            <text:p>9.413883</text:p>
          </table:table-cell>
          <table:table-cell office:value-type="float" office:value="11.50554" calcext:value-type="float">
            <text:p>11.50554</text:p>
          </table:table-cell>
          <table:table-cell office:value-type="float" office:value="12.78492" calcext:value-type="float">
            <text:p>12.78492</text:p>
          </table:table-cell>
          <table:table-cell office:value-type="float" office:value="13.04489" calcext:value-type="float">
            <text:p>13.04489</text:p>
          </table:table-cell>
          <table:table-cell office:value-type="float" office:value="0" calcext:value-type="float">
            <text:p>0</text:p>
          </table:table-cell>
          <table:table-cell office:value-type="float" office:value="2.529221" calcext:value-type="float">
            <text:p>2.529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1751" calcext:value-type="float">
            <text:p>2.5117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.256847" calcext:value-type="float">
            <text:p>2.256847</text:p>
          </table:table-cell>
          <table:table-cell office:value-type="float" office:value="135.779" calcext:value-type="float">
            <text:p>135.779</text:p>
          </table:table-cell>
          <table:table-cell office:value-type="float" office:value="5" calcext:value-type="float">
            <text:p>5</text:p>
          </table:table-cell>
          <table:table-cell office:value-type="float" office:value="-1.377759" calcext:value-type="float">
            <text:p>-1.377759</text:p>
          </table:table-cell>
          <table:table-cell office:value-type="float" office:value="42.15609" calcext:value-type="float">
            <text:p>42.15609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782162" calcext:value-type="float">
            <text:p>0.0004782162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53008" calcext:value-type="float">
            <text:p>0.01453008</text:p>
          </table:table-cell>
          <table:table-cell office:value-type="float" office:value="1163.68" calcext:value-type="float">
            <text:p>1163.68</text:p>
          </table:table-cell>
          <table:table-cell office:value-type="float" office:value="1.768817" calcext:value-type="float">
            <text:p>1.768817</text:p>
          </table:table-cell>
          <table:table-cell office:value-type="float" office:value="0" calcext:value-type="float">
            <text:p>0</text:p>
          </table:table-cell>
          <table:table-cell office:value-type="float" office:value="0.02698318" calcext:value-type="float">
            <text:p>0.02698318</text:p>
          </table:table-cell>
          <table:table-cell office:value-type="float" office:value="0.02852605" calcext:value-type="float">
            <text:p>0.02852605</text:p>
          </table:table-cell>
          <table:table-cell office:value-type="float" office:value="0.5473107" calcext:value-type="float">
            <text:p>0.5473107</text:p>
          </table:table-cell>
          <table:table-cell office:value-type="float" office:value="0.01240902" calcext:value-type="float">
            <text:p>0.01240902</text:p>
          </table:table-cell>
          <table:table-cell office:value-type="float" office:value="0.007753487" calcext:value-type="float">
            <text:p>0.007753487</text:p>
          </table:table-cell>
          <table:table-cell office:value-type="float" office:value="0.004624899" calcext:value-type="float">
            <text:p>0.004624899</text:p>
          </table:table-cell>
          <table:table-cell office:value-type="float" office:value="0.004901035" calcext:value-type="float">
            <text:p>0.004901035</text:p>
          </table:table-cell>
          <table:table-cell office:value-type="float" office:value="0.007834245" calcext:value-type="float">
            <text:p>0.007834245</text:p>
          </table:table-cell>
          <table:table-cell office:value-type="float" office:value="0.09521565" calcext:value-type="float">
            <text:p>0.09521565</text:p>
          </table:table-cell>
          <table:table-cell office:value-type="float" office:value="0.1610115" calcext:value-type="float">
            <text:p>0.1610115</text:p>
          </table:table-cell>
          <table:table-cell office:value-type="float" office:value="0.1607606" calcext:value-type="float">
            <text:p>0.1607606</text:p>
          </table:table-cell>
          <table:table-cell office:value-type="float" office:value="0.184519" calcext:value-type="float">
            <text:p>0.184519</text:p>
          </table:table-cell>
          <table:table-cell office:value-type="float" office:value="0.1965106" calcext:value-type="float">
            <text:p>0.1965106</text:p>
          </table:table-cell>
          <table:table-cell office:value-type="float" office:value="0.1989539" calcext:value-type="float">
            <text:p>0.1989539</text:p>
          </table:table-cell>
          <table:table-cell office:value-type="float" office:value="0" calcext:value-type="float">
            <text:p>0</text:p>
          </table:table-cell>
          <table:table-cell office:value-type="float" office:value="38.07548" calcext:value-type="float">
            <text:p>38.07548</text:p>
          </table:table-cell>
          <table:table-cell office:value-type="float" office:value="34.83958" calcext:value-type="float">
            <text:p>34.83958</text:p>
          </table:table-cell>
          <table:table-cell office:value-type="float" office:value="47.95507" calcext:value-type="float">
            <text:p>47.95507</text:p>
          </table:table-cell>
          <table:table-cell office:value-type="float" office:value="7.489789" calcext:value-type="float">
            <text:p>7.489789</text:p>
          </table:table-cell>
          <table:table-cell office:value-type="float" office:value="6.816039" calcext:value-type="float">
            <text:p>6.816039</text:p>
          </table:table-cell>
          <table:table-cell office:value-type="float" office:value="2.596862" calcext:value-type="float">
            <text:p>2.596862</text:p>
          </table:table-cell>
          <table:table-cell office:value-type="float" office:value="2.860237" calcext:value-type="float">
            <text:p>2.860237</text:p>
          </table:table-cell>
          <table:table-cell office:value-type="float" office:value="5.364886" calcext:value-type="float">
            <text:p>5.364886</text:p>
          </table:table-cell>
          <table:table-cell office:value-type="float" office:value="8.817445" calcext:value-type="float">
            <text:p>8.817445</text:p>
          </table:table-cell>
          <table:table-cell office:value-type="float" office:value="9.381481" calcext:value-type="float">
            <text:p>9.381481</text:p>
          </table:table-cell>
          <table:table-cell office:value-type="float" office:value="9.418804" calcext:value-type="float">
            <text:p>9.418804</text:p>
          </table:table-cell>
          <table:table-cell office:value-type="float" office:value="11.50841" calcext:value-type="float">
            <text:p>11.50841</text:p>
          </table:table-cell>
          <table:table-cell office:value-type="float" office:value="12.78601" calcext:value-type="float">
            <text:p>12.78601</text:p>
          </table:table-cell>
          <table:table-cell office:value-type="float" office:value="13.04585" calcext:value-type="float">
            <text:p>13.04585</text:p>
          </table:table-cell>
          <table:table-cell office:value-type="float" office:value="0" calcext:value-type="float">
            <text:p>0</text:p>
          </table:table-cell>
          <table:table-cell office:value-type="float" office:value="1.940589" calcext:value-type="float">
            <text:p>1.940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295" calcext:value-type="float">
            <text:p>2.5352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.241512" calcext:value-type="float">
            <text:p>2.241512</text:p>
          </table:table-cell>
          <table:table-cell office:value-type="float" office:value="135.7766" calcext:value-type="float">
            <text:p>135.7766</text:p>
          </table:table-cell>
          <table:table-cell office:value-type="float" office:value="5" calcext:value-type="float">
            <text:p>5</text:p>
          </table:table-cell>
          <table:table-cell office:value-type="float" office:value="-1.454921" calcext:value-type="float">
            <text:p>-1.454921</text:p>
          </table:table-cell>
          <table:table-cell office:value-type="float" office:value="42.14693" calcext:value-type="float">
            <text:p>42.1469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797585" calcext:value-type="float">
            <text:p>0.0004797585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51906" calcext:value-type="float">
            <text:p>0.01451906</text:p>
          </table:table-cell>
          <table:table-cell office:value-type="float" office:value="1163.638" calcext:value-type="float">
            <text:p>1163.638</text:p>
          </table:table-cell>
          <table:table-cell office:value-type="float" office:value="1.766628" calcext:value-type="float">
            <text:p>1.766628</text:p>
          </table:table-cell>
          <table:table-cell office:value-type="float" office:value="0" calcext:value-type="float">
            <text:p>0</text:p>
          </table:table-cell>
          <table:table-cell office:value-type="float" office:value="0.02768089" calcext:value-type="float">
            <text:p>0.02768089</text:p>
          </table:table-cell>
          <table:table-cell office:value-type="float" office:value="0.02671724" calcext:value-type="float">
            <text:p>0.02671724</text:p>
          </table:table-cell>
          <table:table-cell office:value-type="float" office:value="0.146173" calcext:value-type="float">
            <text:p>0.146173</text:p>
          </table:table-cell>
          <table:table-cell office:value-type="float" office:value="0.00780013" calcext:value-type="float">
            <text:p>0.00780013</text:p>
          </table:table-cell>
          <table:table-cell office:value-type="float" office:value="0.007460409" calcext:value-type="float">
            <text:p>0.007460409</text:p>
          </table:table-cell>
          <table:table-cell office:value-type="float" office:value="0.004479161" calcext:value-type="float">
            <text:p>0.004479161</text:p>
          </table:table-cell>
          <table:table-cell office:value-type="float" office:value="0.004851568" calcext:value-type="float">
            <text:p>0.004851568</text:p>
          </table:table-cell>
          <table:table-cell office:value-type="float" office:value="0.0078221" calcext:value-type="float">
            <text:p>0.0078221</text:p>
          </table:table-cell>
          <table:table-cell office:value-type="float" office:value="0.09588023" calcext:value-type="float">
            <text:p>0.09588023</text:p>
          </table:table-cell>
          <table:table-cell office:value-type="float" office:value="0.1476899" calcext:value-type="float">
            <text:p>0.1476899</text:p>
          </table:table-cell>
          <table:table-cell office:value-type="float" office:value="0.1608126" calcext:value-type="float">
            <text:p>0.1608126</text:p>
          </table:table-cell>
          <table:table-cell office:value-type="float" office:value="0.1845528" calcext:value-type="float">
            <text:p>0.1845528</text:p>
          </table:table-cell>
          <table:table-cell office:value-type="float" office:value="0.1965285" calcext:value-type="float">
            <text:p>0.1965285</text:p>
          </table:table-cell>
          <table:table-cell office:value-type="float" office:value="0.1989632" calcext:value-type="float">
            <text:p>0.1989632</text:p>
          </table:table-cell>
          <table:table-cell office:value-type="float" office:value="0" calcext:value-type="float">
            <text:p>0</text:p>
          </table:table-cell>
          <table:table-cell office:value-type="float" office:value="37.98447" calcext:value-type="float">
            <text:p>37.98447</text:p>
          </table:table-cell>
          <table:table-cell office:value-type="float" office:value="34.71136" calcext:value-type="float">
            <text:p>34.71136</text:p>
          </table:table-cell>
          <table:table-cell office:value-type="float" office:value="48.0055" calcext:value-type="float">
            <text:p>48.0055</text:p>
          </table:table-cell>
          <table:table-cell office:value-type="float" office:value="7.46354" calcext:value-type="float">
            <text:p>7.46354</text:p>
          </table:table-cell>
          <table:table-cell office:value-type="float" office:value="6.790994" calcext:value-type="float">
            <text:p>6.790994</text:p>
          </table:table-cell>
          <table:table-cell office:value-type="float" office:value="2.591328" calcext:value-type="float">
            <text:p>2.591328</text:p>
          </table:table-cell>
          <table:table-cell office:value-type="float" office:value="2.854282" calcext:value-type="float">
            <text:p>2.854282</text:p>
          </table:table-cell>
          <table:table-cell office:value-type="float" office:value="5.350753" calcext:value-type="float">
            <text:p>5.350753</text:p>
          </table:table-cell>
          <table:table-cell office:value-type="float" office:value="8.809822" calcext:value-type="float">
            <text:p>8.809822</text:p>
          </table:table-cell>
          <table:table-cell office:value-type="float" office:value="9.384846" calcext:value-type="float">
            <text:p>9.384846</text:p>
          </table:table-cell>
          <table:table-cell office:value-type="float" office:value="9.423725" calcext:value-type="float">
            <text:p>9.423725</text:p>
          </table:table-cell>
          <table:table-cell office:value-type="float" office:value="11.51128" calcext:value-type="float">
            <text:p>11.51128</text:p>
          </table:table-cell>
          <table:table-cell office:value-type="float" office:value="12.78709" calcext:value-type="float">
            <text:p>12.78709</text:p>
          </table:table-cell>
          <table:table-cell office:value-type="float" office:value="13.04683" calcext:value-type="float">
            <text:p>13.04683</text:p>
          </table:table-cell>
          <table:table-cell office:value-type="float" office:value="0" calcext:value-type="float">
            <text:p>0</text:p>
          </table:table-cell>
          <table:table-cell office:value-type="float" office:value="35.0836" calcext:value-type="float">
            <text:p>35.0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213" calcext:value-type="float">
            <text:p>2.552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.226214" calcext:value-type="float">
            <text:p>2.226214</text:p>
          </table:table-cell>
          <table:table-cell office:value-type="float" office:value="135.7721" calcext:value-type="float">
            <text:p>135.7721</text:p>
          </table:table-cell>
          <table:table-cell office:value-type="float" office:value="5" calcext:value-type="float">
            <text:p>5</text:p>
          </table:table-cell>
          <table:table-cell office:value-type="float" office:value="-1.543907" calcext:value-type="float">
            <text:p>-1.543907</text:p>
          </table:table-cell>
          <table:table-cell office:value-type="float" office:value="42.12593" calcext:value-type="float">
            <text:p>42.1259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813008" calcext:value-type="float">
            <text:p>0.0004813008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51092" calcext:value-type="float">
            <text:p>0.01451092</text:p>
          </table:table-cell>
          <table:table-cell office:value-type="float" office:value="1163.591" calcext:value-type="float">
            <text:p>1163.591</text:p>
          </table:table-cell>
          <table:table-cell office:value-type="float" office:value="1.760611" calcext:value-type="float">
            <text:p>1.760611</text:p>
          </table:table-cell>
          <table:table-cell office:value-type="float" office:value="0" calcext:value-type="float">
            <text:p>0</text:p>
          </table:table-cell>
          <table:table-cell office:value-type="float" office:value="0.05423705" calcext:value-type="float">
            <text:p>0.05423705</text:p>
          </table:table-cell>
          <table:table-cell office:value-type="float" office:value="0.03159345" calcext:value-type="float">
            <text:p>0.03159345</text:p>
          </table:table-cell>
          <table:table-cell office:value-type="float" office:value="0.09861425" calcext:value-type="float">
            <text:p>0.09861425</text:p>
          </table:table-cell>
          <table:table-cell office:value-type="float" office:value="0.008622198" calcext:value-type="float">
            <text:p>0.008622198</text:p>
          </table:table-cell>
          <table:table-cell office:value-type="float" office:value="0.008085719" calcext:value-type="float">
            <text:p>0.008085719</text:p>
          </table:table-cell>
          <table:table-cell office:value-type="float" office:value="0.004606768" calcext:value-type="float">
            <text:p>0.004606768</text:p>
          </table:table-cell>
          <table:table-cell office:value-type="float" office:value="0.004890877" calcext:value-type="float">
            <text:p>0.004890877</text:p>
          </table:table-cell>
          <table:table-cell office:value-type="float" office:value="0.007810621" calcext:value-type="float">
            <text:p>0.007810621</text:p>
          </table:table-cell>
          <table:table-cell office:value-type="float" office:value="0.0940102" calcext:value-type="float">
            <text:p>0.0940102</text:p>
          </table:table-cell>
          <table:table-cell office:value-type="float" office:value="0.1263753" calcext:value-type="float">
            <text:p>0.1263753</text:p>
          </table:table-cell>
          <table:table-cell office:value-type="float" office:value="0.1608531" calcext:value-type="float">
            <text:p>0.1608531</text:p>
          </table:table-cell>
          <table:table-cell office:value-type="float" office:value="0.1845862" calcext:value-type="float">
            <text:p>0.1845862</text:p>
          </table:table-cell>
          <table:table-cell office:value-type="float" office:value="0.1965431" calcext:value-type="float">
            <text:p>0.1965431</text:p>
          </table:table-cell>
          <table:table-cell office:value-type="float" office:value="0.1989724" calcext:value-type="float">
            <text:p>0.1989724</text:p>
          </table:table-cell>
          <table:table-cell office:value-type="float" office:value="0" calcext:value-type="float">
            <text:p>0</text:p>
          </table:table-cell>
          <table:table-cell office:value-type="float" office:value="37.96901" calcext:value-type="float">
            <text:p>37.96901</text:p>
          </table:table-cell>
          <table:table-cell office:value-type="float" office:value="34.59346" calcext:value-type="float">
            <text:p>34.59346</text:p>
          </table:table-cell>
          <table:table-cell office:value-type="float" office:value="47.84567" calcext:value-type="float">
            <text:p>47.84567</text:p>
          </table:table-cell>
          <table:table-cell office:value-type="float" office:value="7.438612" calcext:value-type="float">
            <text:p>7.438612</text:p>
          </table:table-cell>
          <table:table-cell office:value-type="float" office:value="6.76791" calcext:value-type="float">
            <text:p>6.76791</text:p>
          </table:table-cell>
          <table:table-cell office:value-type="float" office:value="2.586044" calcext:value-type="float">
            <text:p>2.586044</text:p>
          </table:table-cell>
          <table:table-cell office:value-type="float" office:value="2.848512" calcext:value-type="float">
            <text:p>2.848512</text:p>
          </table:table-cell>
          <table:table-cell office:value-type="float" office:value="5.336483" calcext:value-type="float">
            <text:p>5.336483</text:p>
          </table:table-cell>
          <table:table-cell office:value-type="float" office:value="8.802098" calcext:value-type="float">
            <text:p>8.802098</text:p>
          </table:table-cell>
          <table:table-cell office:value-type="float" office:value="9.383913" calcext:value-type="float">
            <text:p>9.383913</text:p>
          </table:table-cell>
          <table:table-cell office:value-type="float" office:value="9.428646" calcext:value-type="float">
            <text:p>9.428646</text:p>
          </table:table-cell>
          <table:table-cell office:value-type="float" office:value="11.51414" calcext:value-type="float">
            <text:p>11.51414</text:p>
          </table:table-cell>
          <table:table-cell office:value-type="float" office:value="12.78818" calcext:value-type="float">
            <text:p>12.78818</text:p>
          </table:table-cell>
          <table:table-cell office:value-type="float" office:value="13.04781" calcext:value-type="float">
            <text:p>13.04781</text:p>
          </table:table-cell>
          <table:table-cell office:value-type="float" office:value="0" calcext:value-type="float">
            <text:p>0</text:p>
          </table:table-cell>
          <table:table-cell office:value-type="float" office:value="87.33748" calcext:value-type="float">
            <text:p>87.33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0888" calcext:value-type="float">
            <text:p>2.5708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.209391" calcext:value-type="float">
            <text:p>2.209391</text:p>
          </table:table-cell>
          <table:table-cell office:value-type="float" office:value="135.7665" calcext:value-type="float">
            <text:p>135.7665</text:p>
          </table:table-cell>
          <table:table-cell office:value-type="float" office:value="5" calcext:value-type="float">
            <text:p>5</text:p>
          </table:table-cell>
          <table:table-cell office:value-type="float" office:value="-1.635319" calcext:value-type="float">
            <text:p>-1.635319</text:p>
          </table:table-cell>
          <table:table-cell office:value-type="float" office:value="42.1033" calcext:value-type="float">
            <text:p>42.103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828431" calcext:value-type="float">
            <text:p>0.0004828431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50513" calcext:value-type="float">
            <text:p>0.01450513</text:p>
          </table:table-cell>
          <table:table-cell office:value-type="float" office:value="1163.545" calcext:value-type="float">
            <text:p>1163.545</text:p>
          </table:table-cell>
          <table:table-cell office:value-type="float" office:value="1.753821" calcext:value-type="float">
            <text:p>1.753821</text:p>
          </table:table-cell>
          <table:table-cell office:value-type="float" office:value="0" calcext:value-type="float">
            <text:p>0</text:p>
          </table:table-cell>
          <table:table-cell office:value-type="float" office:value="0.04226206" calcext:value-type="float">
            <text:p>0.04226206</text:p>
          </table:table-cell>
          <table:table-cell office:value-type="float" office:value="0.03387946" calcext:value-type="float">
            <text:p>0.03387946</text:p>
          </table:table-cell>
          <table:table-cell office:value-type="float" office:value="0.1015063" calcext:value-type="float">
            <text:p>0.1015063</text:p>
          </table:table-cell>
          <table:table-cell office:value-type="float" office:value="0.009146755" calcext:value-type="float">
            <text:p>0.009146755</text:p>
          </table:table-cell>
          <table:table-cell office:value-type="float" office:value="0.008606656" calcext:value-type="float">
            <text:p>0.008606656</text:p>
          </table:table-cell>
          <table:table-cell office:value-type="float" office:value="0.004779618" calcext:value-type="float">
            <text:p>0.004779618</text:p>
          </table:table-cell>
          <table:table-cell office:value-type="float" office:value="0.004968294" calcext:value-type="float">
            <text:p>0.004968294</text:p>
          </table:table-cell>
          <table:table-cell office:value-type="float" office:value="0.007821521" calcext:value-type="float">
            <text:p>0.007821521</text:p>
          </table:table-cell>
          <table:table-cell office:value-type="float" office:value="0.09089939" calcext:value-type="float">
            <text:p>0.09089939</text:p>
          </table:table-cell>
          <table:table-cell office:value-type="float" office:value="0.1088316" calcext:value-type="float">
            <text:p>0.1088316</text:p>
          </table:table-cell>
          <table:table-cell office:value-type="float" office:value="0.1608873" calcext:value-type="float">
            <text:p>0.1608873</text:p>
          </table:table-cell>
          <table:table-cell office:value-type="float" office:value="0.1846182" calcext:value-type="float">
            <text:p>0.1846182</text:p>
          </table:table-cell>
          <table:table-cell office:value-type="float" office:value="0.1965566" calcext:value-type="float">
            <text:p>0.1965566</text:p>
          </table:table-cell>
          <table:table-cell office:value-type="float" office:value="0.1989816" calcext:value-type="float">
            <text:p>0.1989816</text:p>
          </table:table-cell>
          <table:table-cell office:value-type="float" office:value="0" calcext:value-type="float">
            <text:p>0</text:p>
          </table:table-cell>
          <table:table-cell office:value-type="float" office:value="37.95338" calcext:value-type="float">
            <text:p>37.95338</text:p>
          </table:table-cell>
          <table:table-cell office:value-type="float" office:value="34.48624" calcext:value-type="float">
            <text:p>34.48624</text:p>
          </table:table-cell>
          <table:table-cell office:value-type="float" office:value="47.69809" calcext:value-type="float">
            <text:p>47.69809</text:p>
          </table:table-cell>
          <table:table-cell office:value-type="float" office:value="7.415741" calcext:value-type="float">
            <text:p>7.415741</text:p>
          </table:table-cell>
          <table:table-cell office:value-type="float" office:value="6.746615" calcext:value-type="float">
            <text:p>6.746615</text:p>
          </table:table-cell>
          <table:table-cell office:value-type="float" office:value="2.581071" calcext:value-type="float">
            <text:p>2.581071</text:p>
          </table:table-cell>
          <table:table-cell office:value-type="float" office:value="2.842988" calcext:value-type="float">
            <text:p>2.842988</text:p>
          </table:table-cell>
          <table:table-cell office:value-type="float" office:value="5.322285" calcext:value-type="float">
            <text:p>5.322285</text:p>
          </table:table-cell>
          <table:table-cell office:value-type="float" office:value="8.793773" calcext:value-type="float">
            <text:p>8.793773</text:p>
          </table:table-cell>
          <table:table-cell office:value-type="float" office:value="9.3786" calcext:value-type="float">
            <text:p>9.3786</text:p>
          </table:table-cell>
          <table:table-cell office:value-type="float" office:value="9.433523" calcext:value-type="float">
            <text:p>9.433523</text:p>
          </table:table-cell>
          <table:table-cell office:value-type="float" office:value="11.51693" calcext:value-type="float">
            <text:p>11.51693</text:p>
          </table:table-cell>
          <table:table-cell office:value-type="float" office:value="12.78926" calcext:value-type="float">
            <text:p>12.78926</text:p>
          </table:table-cell>
          <table:table-cell office:value-type="float" office:value="13.04878" calcext:value-type="float">
            <text:p>13.04878</text:p>
          </table:table-cell>
          <table:table-cell office:value-type="float" office:value="0" calcext:value-type="float">
            <text:p>0</text:p>
          </table:table-cell>
          <table:table-cell office:value-type="float" office:value="120.6972" calcext:value-type="float">
            <text:p>120.6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214" calcext:value-type="float">
            <text:p>2.592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2.190344" calcext:value-type="float">
            <text:p>2.190344</text:p>
          </table:table-cell>
          <table:table-cell office:value-type="float" office:value="135.7616" calcext:value-type="float">
            <text:p>135.7616</text:p>
          </table:table-cell>
          <table:table-cell office:value-type="float" office:value="5" calcext:value-type="float">
            <text:p>5</text:p>
          </table:table-cell>
          <table:table-cell office:value-type="float" office:value="-1.724756" calcext:value-type="float">
            <text:p>-1.724756</text:p>
          </table:table-cell>
          <table:table-cell office:value-type="float" office:value="42.07853" calcext:value-type="float">
            <text:p>42.0785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856733" calcext:value-type="float">
            <text:p>0.0004856733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67259" calcext:value-type="float">
            <text:p>0.01467259</text:p>
          </table:table-cell>
          <table:table-cell office:value-type="float" office:value="1163.497" calcext:value-type="float">
            <text:p>1163.497</text:p>
          </table:table-cell>
          <table:table-cell office:value-type="float" office:value="1.735773" calcext:value-type="float">
            <text:p>1.735773</text:p>
          </table:table-cell>
          <table:table-cell office:value-type="float" office:value="0" calcext:value-type="float">
            <text:p>0</text:p>
          </table:table-cell>
          <table:table-cell office:value-type="float" office:value="0.02644187" calcext:value-type="float">
            <text:p>0.02644187</text:p>
          </table:table-cell>
          <table:table-cell office:value-type="float" office:value="0.02802092" calcext:value-type="float">
            <text:p>0.02802092</text:p>
          </table:table-cell>
          <table:table-cell office:value-type="float" office:value="0.3660829" calcext:value-type="float">
            <text:p>0.3660829</text:p>
          </table:table-cell>
          <table:table-cell office:value-type="float" office:value="0.01131614" calcext:value-type="float">
            <text:p>0.01131614</text:p>
          </table:table-cell>
          <table:table-cell office:value-type="float" office:value="0.007756815" calcext:value-type="float">
            <text:p>0.007756815</text:p>
          </table:table-cell>
          <table:table-cell office:value-type="float" office:value="0.004653665" calcext:value-type="float">
            <text:p>0.004653665</text:p>
          </table:table-cell>
          <table:table-cell office:value-type="float" office:value="0.004914717" calcext:value-type="float">
            <text:p>0.004914717</text:p>
          </table:table-cell>
          <table:table-cell office:value-type="float" office:value="0.00782444" calcext:value-type="float">
            <text:p>0.00782444</text:p>
          </table:table-cell>
          <table:table-cell office:value-type="float" office:value="0.0879834" calcext:value-type="float">
            <text:p>0.0879834</text:p>
          </table:table-cell>
          <table:table-cell office:value-type="float" office:value="0.09809949" calcext:value-type="float">
            <text:p>0.09809949</text:p>
          </table:table-cell>
          <table:table-cell office:value-type="float" office:value="0.1609215" calcext:value-type="float">
            <text:p>0.1609215</text:p>
          </table:table-cell>
          <table:table-cell office:value-type="float" office:value="0.1846496" calcext:value-type="float">
            <text:p>0.1846496</text:p>
          </table:table-cell>
          <table:table-cell office:value-type="float" office:value="0.1965617" calcext:value-type="float">
            <text:p>0.1965617</text:p>
          </table:table-cell>
          <table:table-cell office:value-type="float" office:value="0.1989908" calcext:value-type="float">
            <text:p>0.1989908</text:p>
          </table:table-cell>
          <table:table-cell office:value-type="float" office:value="0" calcext:value-type="float">
            <text:p>0</text:p>
          </table:table-cell>
          <table:table-cell office:value-type="float" office:value="37.85966" calcext:value-type="float">
            <text:p>37.85966</text:p>
          </table:table-cell>
          <table:table-cell office:value-type="float" office:value="34.36435" calcext:value-type="float">
            <text:p>34.36435</text:p>
          </table:table-cell>
          <table:table-cell office:value-type="float" office:value="47.57644" calcext:value-type="float">
            <text:p>47.57644</text:p>
          </table:table-cell>
          <table:table-cell office:value-type="float" office:value="7.393326" calcext:value-type="float">
            <text:p>7.393326</text:p>
          </table:table-cell>
          <table:table-cell office:value-type="float" office:value="6.724636" calcext:value-type="float">
            <text:p>6.724636</text:p>
          </table:table-cell>
          <table:table-cell office:value-type="float" office:value="2.576177" calcext:value-type="float">
            <text:p>2.576177</text:p>
          </table:table-cell>
          <table:table-cell office:value-type="float" office:value="2.837371" calcext:value-type="float">
            <text:p>2.837371</text:p>
          </table:table-cell>
          <table:table-cell office:value-type="float" office:value="5.308187" calcext:value-type="float">
            <text:p>5.308187</text:p>
          </table:table-cell>
          <table:table-cell office:value-type="float" office:value="8.784755" calcext:value-type="float">
            <text:p>8.784755</text:p>
          </table:table-cell>
          <table:table-cell office:value-type="float" office:value="9.370243" calcext:value-type="float">
            <text:p>9.370243</text:p>
          </table:table-cell>
          <table:table-cell office:value-type="float" office:value="9.438388" calcext:value-type="float">
            <text:p>9.438388</text:p>
          </table:table-cell>
          <table:table-cell office:value-type="float" office:value="11.51972" calcext:value-type="float">
            <text:p>11.51972</text:p>
          </table:table-cell>
          <table:table-cell office:value-type="float" office:value="12.79035" calcext:value-type="float">
            <text:p>12.79035</text:p>
          </table:table-cell>
          <table:table-cell office:value-type="float" office:value="13.04976" calcext:value-type="float">
            <text:p>13.04976</text:p>
          </table:table-cell>
          <table:table-cell office:value-type="float" office:value="0" calcext:value-type="float">
            <text:p>0</text:p>
          </table:table-cell>
          <table:table-cell office:value-type="float" office:value="1.872486" calcext:value-type="float">
            <text:p>1.87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5276" calcext:value-type="float">
            <text:p>2.6152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.175383" calcext:value-type="float">
            <text:p>2.175383</text:p>
          </table:table-cell>
          <table:table-cell office:value-type="float" office:value="135.758" calcext:value-type="float">
            <text:p>135.758</text:p>
          </table:table-cell>
          <table:table-cell office:value-type="float" office:value="5" calcext:value-type="float">
            <text:p>5</text:p>
          </table:table-cell>
          <table:table-cell office:value-type="float" office:value="-1.797888" calcext:value-type="float">
            <text:p>-1.797888</text:p>
          </table:table-cell>
          <table:table-cell office:value-type="float" office:value="42.04968" calcext:value-type="float">
            <text:p>42.04968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872128" calcext:value-type="float">
            <text:p>0.0004872128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66047" calcext:value-type="float">
            <text:p>0.01466047</text:p>
          </table:table-cell>
          <table:table-cell office:value-type="float" office:value="1163.478" calcext:value-type="float">
            <text:p>1163.478</text:p>
          </table:table-cell>
          <table:table-cell office:value-type="float" office:value="1.734562" calcext:value-type="float">
            <text:p>1.734562</text:p>
          </table:table-cell>
          <table:table-cell office:value-type="float" office:value="0" calcext:value-type="float">
            <text:p>0</text:p>
          </table:table-cell>
          <table:table-cell office:value-type="float" office:value="0.02583802" calcext:value-type="float">
            <text:p>0.02583802</text:p>
          </table:table-cell>
          <table:table-cell office:value-type="float" office:value="0.02631727" calcext:value-type="float">
            <text:p>0.02631727</text:p>
          </table:table-cell>
          <table:table-cell office:value-type="float" office:value="0.03380583" calcext:value-type="float">
            <text:p>0.03380583</text:p>
          </table:table-cell>
          <table:table-cell office:value-type="float" office:value="0.00779328" calcext:value-type="float">
            <text:p>0.00779328</text:p>
          </table:table-cell>
          <table:table-cell office:value-type="float" office:value="0.0075487" calcext:value-type="float">
            <text:p>0.0075487</text:p>
          </table:table-cell>
          <table:table-cell office:value-type="float" office:value="0.004525963" calcext:value-type="float">
            <text:p>0.004525963</text:p>
          </table:table-cell>
          <table:table-cell office:value-type="float" office:value="0.004862261" calcext:value-type="float">
            <text:p>0.004862261</text:p>
          </table:table-cell>
          <table:table-cell office:value-type="float" office:value="0.007808442" calcext:value-type="float">
            <text:p>0.007808442</text:p>
          </table:table-cell>
          <table:table-cell office:value-type="float" office:value="0.08485073" calcext:value-type="float">
            <text:p>0.08485073</text:p>
          </table:table-cell>
          <table:table-cell office:value-type="float" office:value="0.09487199" calcext:value-type="float">
            <text:p>0.09487199</text:p>
          </table:table-cell>
          <table:table-cell office:value-type="float" office:value="0.1602807" calcext:value-type="float">
            <text:p>0.1602807</text:p>
          </table:table-cell>
          <table:table-cell office:value-type="float" office:value="0.1846794" calcext:value-type="float">
            <text:p>0.1846794</text:p>
          </table:table-cell>
          <table:table-cell office:value-type="float" office:value="0.1965779" calcext:value-type="float">
            <text:p>0.1965779</text:p>
          </table:table-cell>
          <table:table-cell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office:value-type="float" office:value="37.76221" calcext:value-type="float">
            <text:p>37.76221</text:p>
          </table:table-cell>
          <table:table-cell office:value-type="float" office:value="34.23747" calcext:value-type="float">
            <text:p>34.23747</text:p>
          </table:table-cell>
          <table:table-cell office:value-type="float" office:value="47.41182" calcext:value-type="float">
            <text:p>47.41182</text:p>
          </table:table-cell>
          <table:table-cell office:value-type="float" office:value="7.367121" calcext:value-type="float">
            <text:p>7.367121</text:p>
          </table:table-cell>
          <table:table-cell office:value-type="float" office:value="6.7002" calcext:value-type="float">
            <text:p>6.7002</text:p>
          </table:table-cell>
          <table:table-cell office:value-type="float" office:value="2.570736" calcext:value-type="float">
            <text:p>2.570736</text:p>
          </table:table-cell>
          <table:table-cell office:value-type="float" office:value="2.831489" calcext:value-type="float">
            <text:p>2.831489</text:p>
          </table:table-cell>
          <table:table-cell office:value-type="float" office:value="5.293965" calcext:value-type="float">
            <text:p>5.293965</text:p>
          </table:table-cell>
          <table:table-cell office:value-type="float" office:value="8.775107" calcext:value-type="float">
            <text:p>8.775107</text:p>
          </table:table-cell>
          <table:table-cell office:value-type="float" office:value="9.360277" calcext:value-type="float">
            <text:p>9.360277</text:p>
          </table:table-cell>
          <table:table-cell office:value-type="float" office:value="9.443236" calcext:value-type="float">
            <text:p>9.443236</text:p>
          </table:table-cell>
          <table:table-cell office:value-type="float" office:value="11.52252" calcext:value-type="float">
            <text:p>11.52252</text:p>
          </table:table-cell>
          <table:table-cell office:value-type="float" office:value="12.79143" calcext:value-type="float">
            <text:p>12.79143</text:p>
          </table:table-cell>
          <table:table-cell office:value-type="float" office:value="13.05074" calcext:value-type="float">
            <text:p>13.05074</text:p>
          </table:table-cell>
          <table:table-cell office:value-type="float" office:value="0" calcext:value-type="float">
            <text:p>0</text:p>
          </table:table-cell>
          <table:table-cell office:value-type="float" office:value="43.94327" calcext:value-type="float">
            <text:p>43.94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2979" calcext:value-type="float">
            <text:p>2.63297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2.162809" calcext:value-type="float">
            <text:p>2.162809</text:p>
          </table:table-cell>
          <table:table-cell office:value-type="float" office:value="135.7533" calcext:value-type="float">
            <text:p>135.7533</text:p>
          </table:table-cell>
          <table:table-cell office:value-type="float" office:value="5" calcext:value-type="float">
            <text:p>5</text:p>
          </table:table-cell>
          <table:table-cell office:value-type="float" office:value="-1.864585" calcext:value-type="float">
            <text:p>-1.864585</text:p>
          </table:table-cell>
          <table:table-cell office:value-type="float" office:value="42.01991" calcext:value-type="float">
            <text:p>42.01991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887531" calcext:value-type="float">
            <text:p>0.0004887531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65101" calcext:value-type="float">
            <text:p>0.01465101</text:p>
          </table:table-cell>
          <table:table-cell office:value-type="float" office:value="1163.457" calcext:value-type="float">
            <text:p>1163.457</text:p>
          </table:table-cell>
          <table:table-cell office:value-type="float" office:value="1.731467" calcext:value-type="float">
            <text:p>1.731467</text:p>
          </table:table-cell>
          <table:table-cell office:value-type="float" office:value="0" calcext:value-type="float">
            <text:p>0</text:p>
          </table:table-cell>
          <table:table-cell office:value-type="float" office:value="0.02993004" calcext:value-type="float">
            <text:p>0.02993004</text:p>
          </table:table-cell>
          <table:table-cell office:value-type="float" office:value="0.0264449" calcext:value-type="float">
            <text:p>0.0264449</text:p>
          </table:table-cell>
          <table:table-cell office:value-type="float" office:value="0.03354684" calcext:value-type="float">
            <text:p>0.03354684</text:p>
          </table:table-cell>
          <table:table-cell office:value-type="float" office:value="0.007707288" calcext:value-type="float">
            <text:p>0.007707288</text:p>
          </table:table-cell>
          <table:table-cell office:value-type="float" office:value="0.007442813" calcext:value-type="float">
            <text:p>0.007442813</text:p>
          </table:table-cell>
          <table:table-cell office:value-type="float" office:value="0.004488901" calcext:value-type="float">
            <text:p>0.004488901</text:p>
          </table:table-cell>
          <table:table-cell office:value-type="float" office:value="0.004839413" calcext:value-type="float">
            <text:p>0.004839413</text:p>
          </table:table-cell>
          <table:table-cell office:value-type="float" office:value="0.007787713" calcext:value-type="float">
            <text:p>0.007787713</text:p>
          </table:table-cell>
          <table:table-cell office:value-type="float" office:value="0.08137204" calcext:value-type="float">
            <text:p>0.08137204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0.1435247" calcext:value-type="float">
            <text:p>0.1435247</text:p>
          </table:table-cell>
          <table:table-cell office:value-type="float" office:value="0.1847031" calcext:value-type="float">
            <text:p>0.1847031</text:p>
          </table:table-cell>
          <table:table-cell office:value-type="float" office:value="0.1965915" calcext:value-type="float">
            <text:p>0.1965915</text:p>
          </table:table-cell>
          <table:table-cell office:value-type="float" office:value="0.1990091" calcext:value-type="float">
            <text:p>0.1990091</text:p>
          </table:table-cell>
          <table:table-cell office:value-type="float" office:value="0" calcext:value-type="float">
            <text:p>0</text:p>
          </table:table-cell>
          <table:table-cell office:value-type="float" office:value="37.71955" calcext:value-type="float">
            <text:p>37.71955</text:p>
          </table:table-cell>
          <table:table-cell office:value-type="float" office:value="34.11756" calcext:value-type="float">
            <text:p>34.11756</text:p>
          </table:table-cell>
          <table:table-cell office:value-type="float" office:value="47.22457" calcext:value-type="float">
            <text:p>47.22457</text:p>
          </table:table-cell>
          <table:table-cell office:value-type="float" office:value="7.342112" calcext:value-type="float">
            <text:p>7.342112</text:p>
          </table:table-cell>
          <table:table-cell office:value-type="float" office:value="6.677155" calcext:value-type="float">
            <text:p>6.677155</text:p>
          </table:table-cell>
          <table:table-cell office:value-type="float" office:value="2.565479" calcext:value-type="float">
            <text:p>2.565479</text:p>
          </table:table-cell>
          <table:table-cell office:value-type="float" office:value="2.825742" calcext:value-type="float">
            <text:p>2.825742</text:p>
          </table:table-cell>
          <table:table-cell office:value-type="float" office:value="5.279702" calcext:value-type="float">
            <text:p>5.279702</text:p>
          </table:table-cell>
          <table:table-cell office:value-type="float" office:value="8.764668" calcext:value-type="float">
            <text:p>8.764668</text:p>
          </table:table-cell>
          <table:table-cell office:value-type="float" office:value="9.351007" calcext:value-type="float">
            <text:p>9.351007</text:p>
          </table:table-cell>
          <table:table-cell office:value-type="float" office:value="9.44611" calcext:value-type="float">
            <text:p>9.44611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2.79252" calcext:value-type="float">
            <text:p>12.79252</text:p>
          </table:table-cell>
          <table:table-cell office:value-type="float" office:value="13.05172" calcext:value-type="float">
            <text:p>13.05172</text:p>
          </table:table-cell>
          <table:table-cell office:value-type="float" office:value="0" calcext:value-type="float">
            <text:p>0</text:p>
          </table:table-cell>
          <table:table-cell office:value-type="float" office:value="78.90379" calcext:value-type="float">
            <text:p>78.90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9106" calcext:value-type="float">
            <text:p>2.6491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2.151008" calcext:value-type="float">
            <text:p>2.151008</text:p>
          </table:table-cell>
          <table:table-cell office:value-type="float" office:value="135.7487" calcext:value-type="float">
            <text:p>135.7487</text:p>
          </table:table-cell>
          <table:table-cell office:value-type="float" office:value="5" calcext:value-type="float">
            <text:p>5</text:p>
          </table:table-cell>
          <table:table-cell office:value-type="float" office:value="-1.933693" calcext:value-type="float">
            <text:p>-1.933693</text:p>
          </table:table-cell>
          <table:table-cell office:value-type="float" office:value="41.98884" calcext:value-type="float">
            <text:p>41.98884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02954" calcext:value-type="float">
            <text:p>0.0004902954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64382" calcext:value-type="float">
            <text:p>0.01464382</text:p>
          </table:table-cell>
          <table:table-cell office:value-type="float" office:value="1163.436" calcext:value-type="float">
            <text:p>1163.436</text:p>
          </table:table-cell>
          <table:table-cell office:value-type="float" office:value="1.728257" calcext:value-type="float">
            <text:p>1.728257</text:p>
          </table:table-cell>
          <table:table-cell office:value-type="float" office:value="0" calcext:value-type="float">
            <text:p>0</text:p>
          </table:table-cell>
          <table:table-cell office:value-type="float" office:value="0.02725243" calcext:value-type="float">
            <text:p>0.02725243</text:p>
          </table:table-cell>
          <table:table-cell office:value-type="float" office:value="0.02604535" calcext:value-type="float">
            <text:p>0.02604535</text:p>
          </table:table-cell>
          <table:table-cell office:value-type="float" office:value="0.03292476" calcext:value-type="float">
            <text:p>0.03292476</text:p>
          </table:table-cell>
          <table:table-cell office:value-type="float" office:value="0.007549267" calcext:value-type="float">
            <text:p>0.007549267</text:p>
          </table:table-cell>
          <table:table-cell office:value-type="float" office:value="0.007298132" calcext:value-type="float">
            <text:p>0.007298132</text:p>
          </table:table-cell>
          <table:table-cell office:value-type="float" office:value="0.004445497" calcext:value-type="float">
            <text:p>0.004445497</text:p>
          </table:table-cell>
          <table:table-cell office:value-type="float" office:value="0.004813581" calcext:value-type="float">
            <text:p>0.004813581</text:p>
          </table:table-cell>
          <table:table-cell office:value-type="float" office:value="0.007766007" calcext:value-type="float">
            <text:p>0.007766007</text:p>
          </table:table-cell>
          <table:table-cell office:value-type="float" office:value="0.07883898" calcext:value-type="float">
            <text:p>0.07883898</text:p>
          </table:table-cell>
          <table:table-cell office:value-type="float" office:value="0.1038899" calcext:value-type="float">
            <text:p>0.1038899</text:p>
          </table:table-cell>
          <table:table-cell office:value-type="float" office:value="0.119078" calcext:value-type="float">
            <text:p>0.119078</text:p>
          </table:table-cell>
          <table:table-cell office:value-type="float" office:value="0.1847144" calcext:value-type="float">
            <text:p>0.1847144</text:p>
          </table:table-cell>
          <table:table-cell office:value-type="float" office:value="0.1966042" calcext:value-type="float">
            <text:p>0.1966042</text:p>
          </table:table-cell>
          <table:table-cell office:value-type="float" office:value="0.1990183" calcext:value-type="float">
            <text:p>0.1990183</text:p>
          </table:table-cell>
          <table:table-cell office:value-type="float" office:value="0" calcext:value-type="float">
            <text:p>0</text:p>
          </table:table-cell>
          <table:table-cell office:value-type="float" office:value="37.67892" calcext:value-type="float">
            <text:p>37.67892</text:p>
          </table:table-cell>
          <table:table-cell office:value-type="float" office:value="34.00091" calcext:value-type="float">
            <text:p>34.00091</text:p>
          </table:table-cell>
          <table:table-cell office:value-type="float" office:value="47.04376" calcext:value-type="float">
            <text:p>47.04376</text:p>
          </table:table-cell>
          <table:table-cell office:value-type="float" office:value="7.317919" calcext:value-type="float">
            <text:p>7.317919</text:p>
          </table:table-cell>
          <table:table-cell office:value-type="float" office:value="6.654855" calcext:value-type="float">
            <text:p>6.654855</text:p>
          </table:table-cell>
          <table:table-cell office:value-type="float" office:value="2.560371" calcext:value-type="float">
            <text:p>2.560371</text:p>
          </table:table-cell>
          <table:table-cell office:value-type="float" office:value="2.820136" calcext:value-type="float">
            <text:p>2.820136</text:p>
          </table:table-cell>
          <table:table-cell office:value-type="float" office:value="5.265534" calcext:value-type="float">
            <text:p>5.265534</text:p>
          </table:table-cell>
          <table:table-cell office:value-type="float" office:value="8.753563" calcext:value-type="float">
            <text:p>8.753563</text:p>
          </table:table-cell>
          <table:table-cell office:value-type="float" office:value="9.342828" calcext:value-type="float">
            <text:p>9.342828</text:p>
          </table:table-cell>
          <table:table-cell office:value-type="float" office:value="9.443355" calcext:value-type="float">
            <text:p>9.443355</text:p>
          </table:table-cell>
          <table:table-cell office:value-type="float" office:value="11.52809" calcext:value-type="float">
            <text:p>11.52809</text:p>
          </table:table-cell>
          <table:table-cell office:value-type="float" office:value="12.7936" calcext:value-type="float">
            <text:p>12.7936</text:p>
          </table:table-cell>
          <table:table-cell office:value-type="float" office:value="13.05269" calcext:value-type="float">
            <text:p>13.05269</text:p>
          </table:table-cell>
          <table:table-cell office:value-type="float" office:value="0" calcext:value-type="float">
            <text:p>0</text:p>
          </table:table-cell>
          <table:table-cell office:value-type="float" office:value="94.96043" calcext:value-type="float">
            <text:p>94.96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4342" calcext:value-type="float">
            <text:p>2.6643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.138873" calcext:value-type="float">
            <text:p>2.138873</text:p>
          </table:table-cell>
          <table:table-cell office:value-type="float" office:value="135.7439" calcext:value-type="float">
            <text:p>135.7439</text:p>
          </table:table-cell>
          <table:table-cell office:value-type="float" office:value="5" calcext:value-type="float">
            <text:p>5</text:p>
          </table:table-cell>
          <table:table-cell office:value-type="float" office:value="-2.005021" calcext:value-type="float">
            <text:p>-2.005021</text:p>
          </table:table-cell>
          <table:table-cell office:value-type="float" office:value="41.95669" calcext:value-type="float">
            <text:p>41.95669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18376" calcext:value-type="float">
            <text:p>0.0004918376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63861" calcext:value-type="float">
            <text:p>0.01463861</text:p>
          </table:table-cell>
          <table:table-cell office:value-type="float" office:value="1163.413" calcext:value-type="float">
            <text:p>1163.413</text:p>
          </table:table-cell>
          <table:table-cell office:value-type="float" office:value="1.723638" calcext:value-type="float">
            <text:p>1.723638</text:p>
          </table:table-cell>
          <table:table-cell office:value-type="float" office:value="0" calcext:value-type="float">
            <text:p>0</text:p>
          </table:table-cell>
          <table:table-cell office:value-type="float" office:value="0.0365117" calcext:value-type="float">
            <text:p>0.0365117</text:p>
          </table:table-cell>
          <table:table-cell office:value-type="float" office:value="0.02747485" calcext:value-type="float">
            <text:p>0.02747485</text:p>
          </table:table-cell>
          <table:table-cell office:value-type="float" office:value="0.03409996" calcext:value-type="float">
            <text:p>0.03409996</text:p>
          </table:table-cell>
          <table:table-cell office:value-type="float" office:value="0.007834645" calcext:value-type="float">
            <text:p>0.007834645</text:p>
          </table:table-cell>
          <table:table-cell office:value-type="float" office:value="0.007512247" calcext:value-type="float">
            <text:p>0.007512247</text:p>
          </table:table-cell>
          <table:table-cell office:value-type="float" office:value="0.00448249" calcext:value-type="float">
            <text:p>0.00448249</text:p>
          </table:table-cell>
          <table:table-cell office:value-type="float" office:value="0.00481397" calcext:value-type="float">
            <text:p>0.00481397</text:p>
          </table:table-cell>
          <table:table-cell office:value-type="float" office:value="0.007746062" calcext:value-type="float">
            <text:p>0.007746062</text:p>
          </table:table-cell>
          <table:table-cell office:value-type="float" office:value="0.07546281" calcext:value-type="float">
            <text:p>0.07546281</text:p>
          </table:table-cell>
          <table:table-cell office:value-type="float" office:value="0.1034489" calcext:value-type="float">
            <text:p>0.1034489</text:p>
          </table:table-cell>
          <table:table-cell office:value-type="float" office:value="0.1010981" calcext:value-type="float">
            <text:p>0.1010981</text:p>
          </table:table-cell>
          <table:table-cell office:value-type="float" office:value="0.1847214" calcext:value-type="float">
            <text:p>0.1847214</text:p>
          </table:table-cell>
          <table:table-cell office:value-type="float" office:value="0.1966165" calcext:value-type="float">
            <text:p>0.1966165</text:p>
          </table:table-cell>
          <table:table-cell office:value-type="float" office:value="0.1990275" calcext:value-type="float">
            <text:p>0.1990275</text:p>
          </table:table-cell>
          <table:table-cell office:value-type="float" office:value="0" calcext:value-type="float">
            <text:p>0</text:p>
          </table:table-cell>
          <table:table-cell office:value-type="float" office:value="37.64993" calcext:value-type="float">
            <text:p>37.64993</text:p>
          </table:table-cell>
          <table:table-cell office:value-type="float" office:value="33.8914" calcext:value-type="float">
            <text:p>33.8914</text:p>
          </table:table-cell>
          <table:table-cell office:value-type="float" office:value="46.87187" calcext:value-type="float">
            <text:p>46.87187</text:p>
          </table:table-cell>
          <table:table-cell office:value-type="float" office:value="7.294774" calcext:value-type="float">
            <text:p>7.294774</text:p>
          </table:table-cell>
          <table:table-cell office:value-type="float" office:value="6.633456" calcext:value-type="float">
            <text:p>6.633456</text:p>
          </table:table-cell>
          <table:table-cell office:value-type="float" office:value="2.555389" calcext:value-type="float">
            <text:p>2.555389</text:p>
          </table:table-cell>
          <table:table-cell office:value-type="float" office:value="2.814659" calcext:value-type="float">
            <text:p>2.814659</text:p>
          </table:table-cell>
          <table:table-cell office:value-type="float" office:value="5.251491" calcext:value-type="float">
            <text:p>5.251491</text:p>
          </table:table-cell>
          <table:table-cell office:value-type="float" office:value="8.741859" calcext:value-type="float">
            <text:p>8.741859</text:p>
          </table:table-cell>
          <table:table-cell office:value-type="float" office:value="9.334975" calcext:value-type="float">
            <text:p>9.334975</text:p>
          </table:table-cell>
          <table:table-cell office:value-type="float" office:value="9.435491" calcext:value-type="float">
            <text:p>9.435491</text:p>
          </table:table-cell>
          <table:table-cell office:value-type="float" office:value="11.53089" calcext:value-type="float">
            <text:p>11.53089</text:p>
          </table:table-cell>
          <table:table-cell office:value-type="float" office:value="12.79469" calcext:value-type="float">
            <text:p>12.79469</text:p>
          </table:table-cell>
          <table:table-cell office:value-type="float" office:value="13.05364" calcext:value-type="float">
            <text:p>13.05364</text:p>
          </table:table-cell>
          <table:table-cell office:value-type="float" office:value="0" calcext:value-type="float">
            <text:p>0</text:p>
          </table:table-cell>
          <table:table-cell office:value-type="float" office:value="107.2978" calcext:value-type="float">
            <text:p>107.2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80027" calcext:value-type="float">
            <text:p>2.6800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.125344" calcext:value-type="float">
            <text:p>2.125344</text:p>
          </table:table-cell>
          <table:table-cell office:value-type="float" office:value="135.7395" calcext:value-type="float">
            <text:p>135.7395</text:p>
          </table:table-cell>
          <table:table-cell office:value-type="float" office:value="5" calcext:value-type="float">
            <text:p>5</text:p>
          </table:table-cell>
          <table:table-cell office:value-type="float" office:value="-2.082478" calcext:value-type="float">
            <text:p>-2.082478</text:p>
          </table:table-cell>
          <table:table-cell office:value-type="float" office:value="41.92043" calcext:value-type="float">
            <text:p>41.9204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43039" calcext:value-type="float">
            <text:p>0.0004943039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5965" calcext:value-type="float">
            <text:p>0.01475965</text:p>
          </table:table-cell>
          <table:table-cell office:value-type="float" office:value="1163.39" calcext:value-type="float">
            <text:p>1163.39</text:p>
          </table:table-cell>
          <table:table-cell office:value-type="float" office:value="1.714767" calcext:value-type="float">
            <text:p>1.714767</text:p>
          </table:table-cell>
          <table:table-cell office:value-type="float" office:value="0" calcext:value-type="float">
            <text:p>0</text:p>
          </table:table-cell>
          <table:table-cell office:value-type="float" office:value="0.0223373" calcext:value-type="float">
            <text:p>0.0223373</text:p>
          </table:table-cell>
          <table:table-cell office:value-type="float" office:value="0.02474828" calcext:value-type="float">
            <text:p>0.02474828</text:p>
          </table:table-cell>
          <table:table-cell office:value-type="float" office:value="0.0313757" calcext:value-type="float">
            <text:p>0.0313757</text:p>
          </table:table-cell>
          <table:table-cell office:value-type="float" office:value="0.007390061" calcext:value-type="float">
            <text:p>0.007390061</text:p>
          </table:table-cell>
          <table:table-cell office:value-type="float" office:value="0.006928206" calcext:value-type="float">
            <text:p>0.006928206</text:p>
          </table:table-cell>
          <table:table-cell office:value-type="float" office:value="0.004416331" calcext:value-type="float">
            <text:p>0.004416331</text:p>
          </table:table-cell>
          <table:table-cell office:value-type="float" office:value="0.004763399" calcext:value-type="float">
            <text:p>0.004763399</text:p>
          </table:table-cell>
          <table:table-cell office:value-type="float" office:value="0.007727802" calcext:value-type="float">
            <text:p>0.007727802</text:p>
          </table:table-cell>
          <table:table-cell office:value-type="float" office:value="0.07040112" calcext:value-type="float">
            <text:p>0.07040112</text:p>
          </table:table-cell>
          <table:table-cell office:value-type="float" office:value="0.09991325" calcext:value-type="float">
            <text:p>0.09991325</text:p>
          </table:table-cell>
          <table:table-cell office:value-type="float" office:value="0.09125716" calcext:value-type="float">
            <text:p>0.09125716</text:p>
          </table:table-cell>
          <table:table-cell office:value-type="float" office:value="0.1843793" calcext:value-type="float">
            <text:p>0.1843793</text:p>
          </table:table-cell>
          <table:table-cell office:value-type="float" office:value="0.1966229" calcext:value-type="float">
            <text:p>0.1966229</text:p>
          </table:table-cell>
          <table:table-cell office:value-type="float" office:value="0.1990366" calcext:value-type="float">
            <text:p>0.1990366</text:p>
          </table:table-cell>
          <table:table-cell office:value-type="float" office:value="0" calcext:value-type="float">
            <text:p>0</text:p>
          </table:table-cell>
          <table:table-cell office:value-type="float" office:value="37.55222" calcext:value-type="float">
            <text:p>37.55222</text:p>
          </table:table-cell>
          <table:table-cell office:value-type="float" office:value="33.76778" calcext:value-type="float">
            <text:p>33.76778</text:p>
          </table:table-cell>
          <table:table-cell office:value-type="float" office:value="46.68605" calcext:value-type="float">
            <text:p>46.68605</text:p>
          </table:table-cell>
          <table:table-cell office:value-type="float" office:value="7.270716" calcext:value-type="float">
            <text:p>7.270716</text:p>
          </table:table-cell>
          <table:table-cell office:value-type="float" office:value="6.611275" calcext:value-type="float">
            <text:p>6.611275</text:p>
          </table:table-cell>
          <table:table-cell office:value-type="float" office:value="2.550455" calcext:value-type="float">
            <text:p>2.550455</text:p>
          </table:table-cell>
          <table:table-cell office:value-type="float" office:value="2.809049" calcext:value-type="float">
            <text:p>2.809049</text:p>
          </table:table-cell>
          <table:table-cell office:value-type="float" office:value="5.237549" calcext:value-type="float">
            <text:p>5.237549</text:p>
          </table:table-cell>
          <table:table-cell office:value-type="float" office:value="8.729183" calcext:value-type="float">
            <text:p>8.729183</text:p>
          </table:table-cell>
          <table:table-cell office:value-type="float" office:value="9.326596" calcext:value-type="float">
            <text:p>9.326596</text:p>
          </table:table-cell>
          <table:table-cell office:value-type="float" office:value="9.424275" calcext:value-type="float">
            <text:p>9.424275</text:p>
          </table:table-cell>
          <table:table-cell office:value-type="float" office:value="11.53367" calcext:value-type="float">
            <text:p>11.53367</text:p>
          </table:table-cell>
          <table:table-cell office:value-type="float" office:value="12.79578" calcext:value-type="float">
            <text:p>12.79578</text:p>
          </table:table-cell>
          <table:table-cell office:value-type="float" office:value="13.05459" calcext:value-type="float">
            <text:p>13.05459</text:p>
          </table:table-cell>
          <table:table-cell office:value-type="float" office:value="0" calcext:value-type="float">
            <text:p>0</text:p>
          </table:table-cell>
          <table:table-cell office:value-type="float" office:value="23.74573" calcext:value-type="float">
            <text:p>23.7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6922" calcext:value-type="float">
            <text:p>2.6969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.113742" calcext:value-type="float">
            <text:p>2.113742</text:p>
          </table:table-cell>
          <table:table-cell office:value-type="float" office:value="135.7356" calcext:value-type="float">
            <text:p>135.7356</text:p>
          </table:table-cell>
          <table:table-cell office:value-type="float" office:value="5" calcext:value-type="float">
            <text:p>5</text:p>
          </table:table-cell>
          <table:table-cell office:value-type="float" office:value="-2.161711" calcext:value-type="float">
            <text:p>-2.161711</text:p>
          </table:table-cell>
          <table:table-cell office:value-type="float" office:value="41.88136" calcext:value-type="float">
            <text:p>41.88136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58462" calcext:value-type="float">
            <text:p>0.0004958462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5068" calcext:value-type="float">
            <text:p>0.01475068</text:p>
          </table:table-cell>
          <table:table-cell office:value-type="float" office:value="1163.366" calcext:value-type="float">
            <text:p>1163.366</text:p>
          </table:table-cell>
          <table:table-cell office:value-type="float" office:value="1.713633" calcext:value-type="float">
            <text:p>1.713633</text:p>
          </table:table-cell>
          <table:table-cell office:value-type="float" office:value="0" calcext:value-type="float">
            <text:p>0</text:p>
          </table:table-cell>
          <table:table-cell office:value-type="float" office:value="0.02512426" calcext:value-type="float">
            <text:p>0.02512426</text:p>
          </table:table-cell>
          <table:table-cell office:value-type="float" office:value="0.02441171" calcext:value-type="float">
            <text:p>0.02441171</text:p>
          </table:table-cell>
          <table:table-cell office:value-type="float" office:value="0.03124577" calcext:value-type="float">
            <text:p>0.03124577</text:p>
          </table:table-cell>
          <table:table-cell office:value-type="float" office:value="0.007211082" calcext:value-type="float">
            <text:p>0.007211082</text:p>
          </table:table-cell>
          <table:table-cell office:value-type="float" office:value="0.00694371" calcext:value-type="float">
            <text:p>0.00694371</text:p>
          </table:table-cell>
          <table:table-cell office:value-type="float" office:value="0.004325526" calcext:value-type="float">
            <text:p>0.004325526</text:p>
          </table:table-cell>
          <table:table-cell office:value-type="float" office:value="0.004723133" calcext:value-type="float">
            <text:p>0.004723133</text:p>
          </table:table-cell>
          <table:table-cell office:value-type="float" office:value="0.00770852" calcext:value-type="float">
            <text:p>0.00770852</text:p>
          </table:table-cell>
          <table:table-cell office:value-type="float" office:value="0.06566608" calcext:value-type="float">
            <text:p>0.06566608</text:p>
          </table:table-cell>
          <table:table-cell office:value-type="float" office:value="0.09612193" calcext:value-type="float">
            <text:p>0.09612193</text:p>
          </table:table-cell>
          <table:table-cell office:value-type="float" office:value="0.09459436" calcext:value-type="float">
            <text:p>0.09459436</text:p>
          </table:table-cell>
          <table:table-cell office:value-type="float" office:value="0.1721256" calcext:value-type="float">
            <text:p>0.1721256</text:p>
          </table:table-cell>
          <table:table-cell office:value-type="float" office:value="0.1966331" calcext:value-type="float">
            <text:p>0.1966331</text:p>
          </table:table-cell>
          <table:table-cell office:value-type="float" office:value="0.1990458" calcext:value-type="float">
            <text:p>0.1990458</text:p>
          </table:table-cell>
          <table:table-cell office:value-type="float" office:value="0" calcext:value-type="float">
            <text:p>0</text:p>
          </table:table-cell>
          <table:table-cell office:value-type="float" office:value="37.45504" calcext:value-type="float">
            <text:p>37.45504</text:p>
          </table:table-cell>
          <table:table-cell office:value-type="float" office:value="33.64209" calcext:value-type="float">
            <text:p>33.64209</text:p>
          </table:table-cell>
          <table:table-cell office:value-type="float" office:value="46.49181" calcext:value-type="float">
            <text:p>46.49181</text:p>
          </table:table-cell>
          <table:table-cell office:value-type="float" office:value="7.244358" calcext:value-type="float">
            <text:p>7.244358</text:p>
          </table:table-cell>
          <table:table-cell office:value-type="float" office:value="6.586931" calcext:value-type="float">
            <text:p>6.586931</text:p>
          </table:table-cell>
          <table:table-cell office:value-type="float" office:value="2.545008" calcext:value-type="float">
            <text:p>2.545008</text:p>
          </table:table-cell>
          <table:table-cell office:value-type="float" office:value="2.8032" calcext:value-type="float">
            <text:p>2.8032</text:p>
          </table:table-cell>
          <table:table-cell office:value-type="float" office:value="5.223494" calcext:value-type="float">
            <text:p>5.223494</text:p>
          </table:table-cell>
          <table:table-cell office:value-type="float" office:value="8.715413" calcext:value-type="float">
            <text:p>8.715413</text:p>
          </table:table-cell>
          <table:table-cell office:value-type="float" office:value="9.317376" calcext:value-type="float">
            <text:p>9.317376</text:p>
          </table:table-cell>
          <table:table-cell office:value-type="float" office:value="9.412621" calcext:value-type="float">
            <text:p>9.412621</text:p>
          </table:table-cell>
          <table:table-cell office:value-type="float" office:value="11.53506" calcext:value-type="float">
            <text:p>11.53506</text:p>
          </table:table-cell>
          <table:table-cell office:value-type="float" office:value="12.79686" calcext:value-type="float">
            <text:p>12.79686</text:p>
          </table:table-cell>
          <table:table-cell office:value-type="float" office:value="13.05555" calcext:value-type="float">
            <text:p>13.05555</text:p>
          </table:table-cell>
          <table:table-cell office:value-type="float" office:value="0" calcext:value-type="float">
            <text:p>0</text:p>
          </table:table-cell>
          <table:table-cell office:value-type="float" office:value="63.77367" calcext:value-type="float">
            <text:p>63.7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1366" calcext:value-type="float">
            <text:p>2.7113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2.103193" calcext:value-type="float">
            <text:p>2.103193</text:p>
          </table:table-cell>
          <table:table-cell office:value-type="float" office:value="135.7313" calcext:value-type="float">
            <text:p>135.7313</text:p>
          </table:table-cell>
          <table:table-cell office:value-type="float" office:value="5" calcext:value-type="float">
            <text:p>5</text:p>
          </table:table-cell>
          <table:table-cell office:value-type="float" office:value="-2.244188" calcext:value-type="float">
            <text:p>-2.244188</text:p>
          </table:table-cell>
          <table:table-cell office:value-type="float" office:value="41.84072" calcext:value-type="float">
            <text:p>41.84072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73884" calcext:value-type="float">
            <text:p>0.0004973884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4408" calcext:value-type="float">
            <text:p>0.01474408</text:p>
          </table:table-cell>
          <table:table-cell office:value-type="float" office:value="1163.342" calcext:value-type="float">
            <text:p>1163.342</text:p>
          </table:table-cell>
          <table:table-cell office:value-type="float" office:value="1.7106" calcext:value-type="float">
            <text:p>1.7106</text:p>
          </table:table-cell>
          <table:table-cell office:value-type="float" office:value="0" calcext:value-type="float">
            <text:p>0</text:p>
          </table:table-cell>
          <table:table-cell office:value-type="float" office:value="0.02807685" calcext:value-type="float">
            <text:p>0.02807685</text:p>
          </table:table-cell>
          <table:table-cell office:value-type="float" office:value="0.02504876" calcext:value-type="float">
            <text:p>0.02504876</text:p>
          </table:table-cell>
          <table:table-cell office:value-type="float" office:value="0.03136051" calcext:value-type="float">
            <text:p>0.03136051</text:p>
          </table:table-cell>
          <table:table-cell office:value-type="float" office:value="0.007187827" calcext:value-type="float">
            <text:p>0.007187827</text:p>
          </table:table-cell>
          <table:table-cell office:value-type="float" office:value="0.006892693" calcext:value-type="float">
            <text:p>0.006892693</text:p>
          </table:table-cell>
          <table:table-cell office:value-type="float" office:value="0.004300261" calcext:value-type="float">
            <text:p>0.004300261</text:p>
          </table:table-cell>
          <table:table-cell office:value-type="float" office:value="0.004706606" calcext:value-type="float">
            <text:p>0.004706606</text:p>
          </table:table-cell>
          <table:table-cell office:value-type="float" office:value="0.00768932" calcext:value-type="float">
            <text:p>0.00768932</text:p>
          </table:table-cell>
          <table:table-cell office:value-type="float" office:value="0.06189818" calcext:value-type="float">
            <text:p>0.06189818</text:p>
          </table:table-cell>
          <table:table-cell office:value-type="float" office:value="0.09292487" calcext:value-type="float">
            <text:p>0.09292487</text:p>
          </table:table-cell>
          <table:table-cell office:value-type="float" office:value="0.09802949" calcext:value-type="float">
            <text:p>0.09802949</text:p>
          </table:table-cell>
          <table:table-cell office:value-type="float" office:value="0.1509193" calcext:value-type="float">
            <text:p>0.1509193</text:p>
          </table:table-cell>
          <table:table-cell office:value-type="float" office:value="0.1966332" calcext:value-type="float">
            <text:p>0.1966332</text:p>
          </table:table-cell>
          <table:table-cell office:value-type="float" office:value="0.1990549" calcext:value-type="float">
            <text:p>0.1990549</text:p>
          </table:table-cell>
          <table:table-cell office:value-type="float" office:value="0" calcext:value-type="float">
            <text:p>0</text:p>
          </table:table-cell>
          <table:table-cell office:value-type="float" office:value="37.41042" calcext:value-type="float">
            <text:p>37.41042</text:p>
          </table:table-cell>
          <table:table-cell office:value-type="float" office:value="33.52352" calcext:value-type="float">
            <text:p>33.52352</text:p>
          </table:table-cell>
          <table:table-cell office:value-type="float" office:value="46.30943" calcext:value-type="float">
            <text:p>46.30943</text:p>
          </table:table-cell>
          <table:table-cell office:value-type="float" office:value="7.219507" calcext:value-type="float">
            <text:p>7.219507</text:p>
          </table:table-cell>
          <table:table-cell office:value-type="float" office:value="6.564116" calcext:value-type="float">
            <text:p>6.564116</text:p>
          </table:table-cell>
          <table:table-cell office:value-type="float" office:value="2.539757" calcext:value-type="float">
            <text:p>2.539757</text:p>
          </table:table-cell>
          <table:table-cell office:value-type="float" office:value="2.797494" calcext:value-type="float">
            <text:p>2.797494</text:p>
          </table:table-cell>
          <table:table-cell office:value-type="float" office:value="5.209423" calcext:value-type="float">
            <text:p>5.209423</text:p>
          </table:table-cell>
          <table:table-cell office:value-type="float" office:value="8.700635" calcext:value-type="float">
            <text:p>8.700635</text:p>
          </table:table-cell>
          <table:table-cell office:value-type="float" office:value="9.307352" calcext:value-type="float">
            <text:p>9.307352</text:p>
          </table:table-cell>
          <table:table-cell office:value-type="float" office:value="9.40201" calcext:value-type="float">
            <text:p>9.40201</text:p>
          </table:table-cell>
          <table:table-cell office:value-type="float" office:value="11.5319" calcext:value-type="float">
            <text:p>11.5319</text:p>
          </table:table-cell>
          <table:table-cell office:value-type="float" office:value="12.79795" calcext:value-type="float">
            <text:p>12.79795</text:p>
          </table:table-cell>
          <table:table-cell office:value-type="float" office:value="13.0565" calcext:value-type="float">
            <text:p>13.0565</text:p>
          </table:table-cell>
          <table:table-cell office:value-type="float" office:value="0" calcext:value-type="float">
            <text:p>0</text:p>
          </table:table-cell>
          <table:table-cell office:value-type="float" office:value="83.77993" calcext:value-type="float">
            <text:p>83.7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5076" calcext:value-type="float">
            <text:p>2.7250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.091206" calcext:value-type="float">
            <text:p>2.091206</text:p>
          </table:table-cell>
          <table:table-cell office:value-type="float" office:value="135.7267" calcext:value-type="float">
            <text:p>135.7267</text:p>
          </table:table-cell>
          <table:table-cell office:value-type="float" office:value="5" calcext:value-type="float">
            <text:p>5</text:p>
          </table:table-cell>
          <table:table-cell office:value-type="float" office:value="-2.331095" calcext:value-type="float">
            <text:p>-2.331095</text:p>
          </table:table-cell>
          <table:table-cell office:value-type="float" office:value="41.79814" calcext:value-type="float">
            <text:p>41.79814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4989307" calcext:value-type="float">
            <text:p>0.0004989307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3953" calcext:value-type="float">
            <text:p>0.01473953</text:p>
          </table:table-cell>
          <table:table-cell office:value-type="float" office:value="1163.317" calcext:value-type="float">
            <text:p>1163.317</text:p>
          </table:table-cell>
          <table:table-cell office:value-type="float" office:value="1.705871" calcext:value-type="float">
            <text:p>1.705871</text:p>
          </table:table-cell>
          <table:table-cell office:value-type="float" office:value="0" calcext:value-type="float">
            <text:p>0</text:p>
          </table:table-cell>
          <table:table-cell office:value-type="float" office:value="0.0396804" calcext:value-type="float">
            <text:p>0.0396804</text:p>
          </table:table-cell>
          <table:table-cell office:value-type="float" office:value="0.02892147" calcext:value-type="float">
            <text:p>0.02892147</text:p>
          </table:table-cell>
          <table:table-cell office:value-type="float" office:value="0.03425796" calcext:value-type="float">
            <text:p>0.03425796</text:p>
          </table:table-cell>
          <table:table-cell office:value-type="float" office:value="0.007847871" calcext:value-type="float">
            <text:p>0.007847871</text:p>
          </table:table-cell>
          <table:table-cell office:value-type="float" office:value="0.00738468" calcext:value-type="float">
            <text:p>0.00738468</text:p>
          </table:table-cell>
          <table:table-cell office:value-type="float" office:value="0.004404719" calcext:value-type="float">
            <text:p>0.004404719</text:p>
          </table:table-cell>
          <table:table-cell office:value-type="float" office:value="0.004737379" calcext:value-type="float">
            <text:p>0.004737379</text:p>
          </table:table-cell>
          <table:table-cell office:value-type="float" office:value="0.007677742" calcext:value-type="float">
            <text:p>0.007677742</text:p>
          </table:table-cell>
          <table:table-cell office:value-type="float" office:value="0.05938451" calcext:value-type="float">
            <text:p>0.05938451</text:p>
          </table:table-cell>
          <table:table-cell office:value-type="float" office:value="0.09101519" calcext:value-type="float">
            <text:p>0.09101519</text:p>
          </table:table-cell>
          <table:table-cell office:value-type="float" office:value="0.0991208" calcext:value-type="float">
            <text:p>0.0991208</text:p>
          </table:table-cell>
          <table:table-cell office:value-type="float" office:value="0.1321263" calcext:value-type="float">
            <text:p>0.1321263</text:p>
          </table:table-cell>
          <table:table-cell office:value-type="float" office:value="0.1966301" calcext:value-type="float">
            <text:p>0.1966301</text:p>
          </table:table-cell>
          <table:table-cell office:value-type="float" office:value="0.1990641" calcext:value-type="float">
            <text:p>0.1990641</text:p>
          </table:table-cell>
          <table:table-cell office:value-type="float" office:value="0" calcext:value-type="float">
            <text:p>0</text:p>
          </table:table-cell>
          <table:table-cell office:value-type="float" office:value="37.37999" calcext:value-type="float">
            <text:p>37.37999</text:p>
          </table:table-cell>
          <table:table-cell office:value-type="float" office:value="33.41397" calcext:value-type="float">
            <text:p>33.41397</text:p>
          </table:table-cell>
          <table:table-cell office:value-type="float" office:value="46.13838" calcext:value-type="float">
            <text:p>46.13838</text:p>
          </table:table-cell>
          <table:table-cell office:value-type="float" office:value="7.196189" calcext:value-type="float">
            <text:p>7.196189</text:p>
          </table:table-cell>
          <table:table-cell office:value-type="float" office:value="6.542481" calcext:value-type="float">
            <text:p>6.542481</text:p>
          </table:table-cell>
          <table:table-cell office:value-type="float" office:value="2.534707" calcext:value-type="float">
            <text:p>2.534707</text:p>
          </table:table-cell>
          <table:table-cell office:value-type="float" office:value="2.791961" calcext:value-type="float">
            <text:p>2.791961</text:p>
          </table:table-cell>
          <table:table-cell office:value-type="float" office:value="5.195464" calcext:value-type="float">
            <text:p>5.195464</text:p>
          </table:table-cell>
          <table:table-cell office:value-type="float" office:value="8.685209" calcext:value-type="float">
            <text:p>8.685209</text:p>
          </table:table-cell>
          <table:table-cell office:value-type="float" office:value="9.296819" calcext:value-type="float">
            <text:p>9.296819</text:p>
          </table:table-cell>
          <table:table-cell office:value-type="float" office:value="9.39199" calcext:value-type="float">
            <text:p>9.39199</text:p>
          </table:table-cell>
          <table:table-cell office:value-type="float" office:value="11.52379" calcext:value-type="float">
            <text:p>11.52379</text:p>
          </table:table-cell>
          <table:table-cell office:value-type="float" office:value="12.79903" calcext:value-type="float">
            <text:p>12.79903</text:p>
          </table:table-cell>
          <table:table-cell office:value-type="float" office:value="13.05747" calcext:value-type="float">
            <text:p>13.05747</text:p>
          </table:table-cell>
          <table:table-cell office:value-type="float" office:value="0" calcext:value-type="float">
            <text:p>0</text:p>
          </table:table-cell>
          <table:table-cell office:value-type="float" office:value="105.9216" calcext:value-type="float">
            <text:p>105.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0592" calcext:value-type="float">
            <text:p>2.7405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.07727" calcext:value-type="float">
            <text:p>2.07727</text:p>
          </table:table-cell>
          <table:table-cell office:value-type="float" office:value="135.7215" calcext:value-type="float">
            <text:p>135.7215</text:p>
          </table:table-cell>
          <table:table-cell office:value-type="float" office:value="5" calcext:value-type="float">
            <text:p>5</text:p>
          </table:table-cell>
          <table:table-cell office:value-type="float" office:value="-2.421764" calcext:value-type="float">
            <text:p>-2.421764</text:p>
          </table:table-cell>
          <table:table-cell office:value-type="float" office:value="41.7545" calcext:value-type="float">
            <text:p>41.7545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5004759" calcext:value-type="float">
            <text:p>0.0005004759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3676" calcext:value-type="float">
            <text:p>0.01473676</text:p>
          </table:table-cell>
          <table:table-cell office:value-type="float" office:value="1163.291" calcext:value-type="float">
            <text:p>1163.291</text:p>
          </table:table-cell>
          <table:table-cell office:value-type="float" office:value="1.700139" calcext:value-type="float">
            <text:p>1.700139</text:p>
          </table:table-cell>
          <table:table-cell office:value-type="float" office:value="0" calcext:value-type="float">
            <text:p>0</text:p>
          </table:table-cell>
          <table:table-cell office:value-type="float" office:value="0.03892982" calcext:value-type="float">
            <text:p>0.03892982</text:p>
          </table:table-cell>
          <table:table-cell office:value-type="float" office:value="0.03142853" calcext:value-type="float">
            <text:p>0.03142853</text:p>
          </table:table-cell>
          <table:table-cell office:value-type="float" office:value="0.03660507" calcext:value-type="float">
            <text:p>0.03660507</text:p>
          </table:table-cell>
          <table:table-cell office:value-type="float" office:value="0.008512804" calcext:value-type="float">
            <text:p>0.008512804</text:p>
          </table:table-cell>
          <table:table-cell office:value-type="float" office:value="0.007983767" calcext:value-type="float">
            <text:p>0.007983767</text:p>
          </table:table-cell>
          <table:table-cell office:value-type="float" office:value="0.004569977" calcext:value-type="float">
            <text:p>0.004569977</text:p>
          </table:table-cell>
          <table:table-cell office:value-type="float" office:value="0.004807055" calcext:value-type="float">
            <text:p>0.004807055</text:p>
          </table:table-cell>
          <table:table-cell office:value-type="float" office:value="0.007684929" calcext:value-type="float">
            <text:p>0.007684929</text:p>
          </table:table-cell>
          <table:table-cell office:value-type="float" office:value="0.05711723" calcext:value-type="float">
            <text:p>0.05711723</text:p>
          </table:table-cell>
          <table:table-cell office:value-type="float" office:value="0.08939962" calcext:value-type="float">
            <text:p>0.08939962</text:p>
          </table:table-cell>
          <table:table-cell office:value-type="float" office:value="0.09867894" calcext:value-type="float">
            <text:p>0.09867894</text:p>
          </table:table-cell>
          <table:table-cell office:value-type="float" office:value="0.1194976" calcext:value-type="float">
            <text:p>0.1194976</text:p>
          </table:table-cell>
          <table:table-cell office:value-type="float" office:value="0.1966299" calcext:value-type="float">
            <text:p>0.1966299</text:p>
          </table:table-cell>
          <table:table-cell office:value-type="float" office:value="0.1990732" calcext:value-type="float">
            <text:p>0.1990732</text:p>
          </table:table-cell>
          <table:table-cell office:value-type="float" office:value="0" calcext:value-type="float">
            <text:p>0</text:p>
          </table:table-cell>
          <table:table-cell office:value-type="float" office:value="37.35609" calcext:value-type="float">
            <text:p>37.35609</text:p>
          </table:table-cell>
          <table:table-cell office:value-type="float" office:value="33.31591" calcext:value-type="float">
            <text:p>33.31591</text:p>
          </table:table-cell>
          <table:table-cell office:value-type="float" office:value="45.98146" calcext:value-type="float">
            <text:p>45.98146</text:p>
          </table:table-cell>
          <table:table-cell office:value-type="float" office:value="7.174781" calcext:value-type="float">
            <text:p>7.174781</text:p>
          </table:table-cell>
          <table:table-cell office:value-type="float" office:value="6.52248" calcext:value-type="float">
            <text:p>6.52248</text:p>
          </table:table-cell>
          <table:table-cell office:value-type="float" office:value="2.529912" calcext:value-type="float">
            <text:p>2.529912</text:p>
          </table:table-cell>
          <table:table-cell office:value-type="float" office:value="2.786622" calcext:value-type="float">
            <text:p>2.786622</text:p>
          </table:table-cell>
          <table:table-cell office:value-type="float" office:value="5.181664" calcext:value-type="float">
            <text:p>5.181664</text:p>
          </table:table-cell>
          <table:table-cell office:value-type="float" office:value="8.669271" calcext:value-type="float">
            <text:p>8.669271</text:p>
          </table:table-cell>
          <table:table-cell office:value-type="float" office:value="9.28591" calcext:value-type="float">
            <text:p>9.28591</text:p>
          </table:table-cell>
          <table:table-cell office:value-type="float" office:value="9.382022" calcext:value-type="float">
            <text:p>9.382022</text:p>
          </table:table-cell>
          <table:table-cell office:value-type="float" office:value="11.51198" calcext:value-type="float">
            <text:p>11.51198</text:p>
          </table:table-cell>
          <table:table-cell office:value-type="float" office:value="12.80012" calcext:value-type="float">
            <text:p>12.80012</text:p>
          </table:table-cell>
          <table:table-cell office:value-type="float" office:value="13.05845" calcext:value-type="float">
            <text:p>13.05845</text:p>
          </table:table-cell>
          <table:table-cell office:value-type="float" office:value="0" calcext:value-type="float">
            <text:p>0</text:p>
          </table:table-cell>
          <table:table-cell office:value-type="float" office:value="124.0599" calcext:value-type="float">
            <text:p>124.0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8604" calcext:value-type="float">
            <text:p>2.758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2.064515" calcext:value-type="float">
            <text:p>2.064515</text:p>
          </table:table-cell>
          <table:table-cell office:value-type="float" office:value="135.7164" calcext:value-type="float">
            <text:p>135.7164</text:p>
          </table:table-cell>
          <table:table-cell office:value-type="float" office:value="5" calcext:value-type="float">
            <text:p>5</text:p>
          </table:table-cell>
          <table:table-cell office:value-type="float" office:value="-2.511604" calcext:value-type="float">
            <text:p>-2.511604</text:p>
          </table:table-cell>
          <table:table-cell office:value-type="float" office:value="41.7102" calcext:value-type="float">
            <text:p>41.7102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5020237" calcext:value-type="float">
            <text:p>0.0005020237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3556" calcext:value-type="float">
            <text:p>0.01473556</text:p>
          </table:table-cell>
          <table:table-cell office:value-type="float" office:value="1163.264" calcext:value-type="float">
            <text:p>1163.264</text:p>
          </table:table-cell>
          <table:table-cell office:value-type="float" office:value="1.695424" calcext:value-type="float">
            <text:p>1.695424</text:p>
          </table:table-cell>
          <table:table-cell office:value-type="float" office:value="0" calcext:value-type="float">
            <text:p>0</text:p>
          </table:table-cell>
          <table:table-cell office:value-type="float" office:value="0.03167195" calcext:value-type="float">
            <text:p>0.03167195</text:p>
          </table:table-cell>
          <table:table-cell office:value-type="float" office:value="0.03109786" calcext:value-type="float">
            <text:p>0.03109786</text:p>
          </table:table-cell>
          <table:table-cell office:value-type="float" office:value="0.03610224" calcext:value-type="float">
            <text:p>0.03610224</text:p>
          </table:table-cell>
          <table:table-cell office:value-type="float" office:value="0.008384966" calcext:value-type="float">
            <text:p>0.008384966</text:p>
          </table:table-cell>
          <table:table-cell office:value-type="float" office:value="0.007922519" calcext:value-type="float">
            <text:p>0.007922519</text:p>
          </table:table-cell>
          <table:table-cell office:value-type="float" office:value="0.004576549" calcext:value-type="float">
            <text:p>0.004576549</text:p>
          </table:table-cell>
          <table:table-cell office:value-type="float" office:value="0.004821598" calcext:value-type="float">
            <text:p>0.004821598</text:p>
          </table:table-cell>
          <table:table-cell office:value-type="float" office:value="0.007691484" calcext:value-type="float">
            <text:p>0.007691484</text:p>
          </table:table-cell>
          <table:table-cell office:value-type="float" office:value="0.05536828" calcext:value-type="float">
            <text:p>0.05536828</text:p>
          </table:table-cell>
          <table:table-cell office:value-type="float" office:value="0.08841874" calcext:value-type="float">
            <text:p>0.08841874</text:p>
          </table:table-cell>
          <table:table-cell office:value-type="float" office:value="0.09818011" calcext:value-type="float">
            <text:p>0.09818011</text:p>
          </table:table-cell>
          <table:table-cell office:value-type="float" office:value="0.1122652" calcext:value-type="float">
            <text:p>0.1122652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1990824" calcext:value-type="float">
            <text:p>0.1990824</text:p>
          </table:table-cell>
          <table:table-cell office:value-type="float" office:value="0" calcext:value-type="float">
            <text:p>0</text:p>
          </table:table-cell>
          <table:table-cell office:value-type="float" office:value="37.32659" calcext:value-type="float">
            <text:p>37.32659</text:p>
          </table:table-cell>
          <table:table-cell office:value-type="float" office:value="33.22567" calcext:value-type="float">
            <text:p>33.22567</text:p>
          </table:table-cell>
          <table:table-cell office:value-type="float" office:value="45.83496" calcext:value-type="float">
            <text:p>45.83496</text:p>
          </table:table-cell>
          <table:table-cell office:value-type="float" office:value="7.154635" calcext:value-type="float">
            <text:p>7.154635</text:p>
          </table:table-cell>
          <table:table-cell office:value-type="float" office:value="6.503601" calcext:value-type="float">
            <text:p>6.503601</text:p>
          </table:table-cell>
          <table:table-cell office:value-type="float" office:value="2.525322" calcext:value-type="float">
            <text:p>2.525322</text:p>
          </table:table-cell>
          <table:table-cell office:value-type="float" office:value="2.78144" calcext:value-type="float">
            <text:p>2.78144</text:p>
          </table:table-cell>
          <table:table-cell office:value-type="float" office:value="5.168025" calcext:value-type="float">
            <text:p>5.168025</text:p>
          </table:table-cell>
          <table:table-cell office:value-type="float" office:value="8.652976" calcext:value-type="float">
            <text:p>8.652976</text:p>
          </table:table-cell>
          <table:table-cell office:value-type="float" office:value="9.274727" calcext:value-type="float">
            <text:p>9.274727</text:p>
          </table:table-cell>
          <table:table-cell office:value-type="float" office:value="9.371964" calcext:value-type="float">
            <text:p>9.371964</text:p>
          </table:table-cell>
          <table:table-cell office:value-type="float" office:value="11.49794" calcext:value-type="float">
            <text:p>11.49794</text:p>
          </table:table-cell>
          <table:table-cell office:value-type="float" office:value="12.8012" calcext:value-type="float">
            <text:p>12.8012</text:p>
          </table:table-cell>
          <table:table-cell office:value-type="float" office:value="13.05941" calcext:value-type="float">
            <text:p>13.05941</text:p>
          </table:table-cell>
          <table:table-cell office:value-type="float" office:value="0" calcext:value-type="float">
            <text:p>0</text:p>
          </table:table-cell>
          <table:table-cell office:value-type="float" office:value="126.3903" calcext:value-type="float">
            <text:p>126.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5425" calcext:value-type="float">
            <text:p>2.7754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2.051991" calcext:value-type="float">
            <text:p>2.051991</text:p>
          </table:table-cell>
          <table:table-cell office:value-type="float" office:value="135.7112" calcext:value-type="float">
            <text:p>135.7112</text:p>
          </table:table-cell>
          <table:table-cell office:value-type="float" office:value="5" calcext:value-type="float">
            <text:p>5</text:p>
          </table:table-cell>
          <table:table-cell office:value-type="float" office:value="-2.601129" calcext:value-type="float">
            <text:p>-2.601129</text:p>
          </table:table-cell>
          <table:table-cell office:value-type="float" office:value="41.66583" calcext:value-type="float">
            <text:p>41.66583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5035716" calcext:value-type="float">
            <text:p>0.0005035716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3581" calcext:value-type="float">
            <text:p>0.01473581</text:p>
          </table:table-cell>
          <table:table-cell office:value-type="float" office:value="1163.237" calcext:value-type="float">
            <text:p>1163.237</text:p>
          </table:table-cell>
          <table:table-cell office:value-type="float" office:value="1.689832" calcext:value-type="float">
            <text:p>1.689832</text:p>
          </table:table-cell>
          <table:table-cell office:value-type="float" office:value="0" calcext:value-type="float">
            <text:p>0</text:p>
          </table:table-cell>
          <table:table-cell office:value-type="float" office:value="0.0345216" calcext:value-type="float">
            <text:p>0.0345216</text:p>
          </table:table-cell>
          <table:table-cell office:value-type="float" office:value="0.03201925" calcext:value-type="float">
            <text:p>0.03201925</text:p>
          </table:table-cell>
          <table:table-cell office:value-type="float" office:value="0.03645432" calcext:value-type="float">
            <text:p>0.03645432</text:p>
          </table:table-cell>
          <table:table-cell office:value-type="float" office:value="0.008476445" calcext:value-type="float">
            <text:p>0.008476445</text:p>
          </table:table-cell>
          <table:table-cell office:value-type="float" office:value="0.008017104" calcext:value-type="float">
            <text:p>0.008017104</text:p>
          </table:table-cell>
          <table:table-cell office:value-type="float" office:value="0.004601782" calcext:value-type="float">
            <text:p>0.004601782</text:p>
          </table:table-cell>
          <table:table-cell office:value-type="float" office:value="0.004830916" calcext:value-type="float">
            <text:p>0.004830916</text:p>
          </table:table-cell>
          <table:table-cell office:value-type="float" office:value="0.007688681" calcext:value-type="float">
            <text:p>0.007688681</text:p>
          </table:table-cell>
          <table:table-cell office:value-type="float" office:value="0.05377873" calcext:value-type="float">
            <text:p>0.05377873</text:p>
          </table:table-cell>
          <table:table-cell office:value-type="float" office:value="0.08752526" calcext:value-type="float">
            <text:p>0.08752526</text:p>
          </table:table-cell>
          <table:table-cell office:value-type="float" office:value="0.09756303" calcext:value-type="float">
            <text:p>0.09756303</text:p>
          </table:table-cell>
          <table:table-cell office:value-type="float" office:value="0.1086514" calcext:value-type="float">
            <text:p>0.1086514</text:p>
          </table:table-cell>
          <table:table-cell office:value-type="float" office:value="0.1966379" calcext:value-type="float">
            <text:p>0.1966379</text:p>
          </table:table-cell>
          <table:table-cell office:value-type="float" office:value="0.1990915" calcext:value-type="float">
            <text:p>0.1990915</text:p>
          </table:table-cell>
          <table:table-cell office:value-type="float" office:value="0" calcext:value-type="float">
            <text:p>0</text:p>
          </table:table-cell>
          <table:table-cell office:value-type="float" office:value="37.29805" calcext:value-type="float">
            <text:p>37.29805</text:p>
          </table:table-cell>
          <table:table-cell office:value-type="float" office:value="33.14207" calcext:value-type="float">
            <text:p>33.14207</text:p>
          </table:table-cell>
          <table:table-cell office:value-type="float" office:value="45.69716" calcext:value-type="float">
            <text:p>45.69716</text:p>
          </table:table-cell>
          <table:table-cell office:value-type="float" office:value="7.13545" calcext:value-type="float">
            <text:p>7.13545</text:p>
          </table:table-cell>
          <table:table-cell office:value-type="float" office:value="6.485538" calcext:value-type="float">
            <text:p>6.485538</text:p>
          </table:table-cell>
          <table:table-cell office:value-type="float" office:value="2.520869" calcext:value-type="float">
            <text:p>2.520869</text:p>
          </table:table-cell>
          <table:table-cell office:value-type="float" office:value="2.776381" calcext:value-type="float">
            <text:p>2.776381</text:p>
          </table:table-cell>
          <table:table-cell office:value-type="float" office:value="5.154524" calcext:value-type="float">
            <text:p>5.154524</text:p>
          </table:table-cell>
          <table:table-cell office:value-type="float" office:value="8.636441" calcext:value-type="float">
            <text:p>8.636441</text:p>
          </table:table-cell>
          <table:table-cell office:value-type="float" office:value="9.263373" calcext:value-type="float">
            <text:p>9.263373</text:p>
          </table:table-cell>
          <table:table-cell office:value-type="float" office:value="9.361796" calcext:value-type="float">
            <text:p>9.361796</text:p>
          </table:table-cell>
          <table:table-cell office:value-type="float" office:value="11.48269" calcext:value-type="float">
            <text:p>11.48269</text:p>
          </table:table-cell>
          <table:table-cell office:value-type="float" office:value="12.80229" calcext:value-type="float">
            <text:p>12.80229</text:p>
          </table:table-cell>
          <table:table-cell office:value-type="float" office:value="13.06038" calcext:value-type="float">
            <text:p>13.06038</text:p>
          </table:table-cell>
          <table:table-cell office:value-type="float" office:value="0" calcext:value-type="float">
            <text:p>0</text:p>
          </table:table-cell>
          <table:table-cell office:value-type="float" office:value="127.569" calcext:value-type="float">
            <text:p>127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92114" calcext:value-type="float">
            <text:p>2.7921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2.039543" calcext:value-type="float">
            <text:p>2.039543</text:p>
          </table:table-cell>
          <table:table-cell office:value-type="float" office:value="135.7059" calcext:value-type="float">
            <text:p>135.7059</text:p>
          </table:table-cell>
          <table:table-cell office:value-type="float" office:value="5" calcext:value-type="float">
            <text:p>5</text:p>
          </table:table-cell>
          <table:table-cell office:value-type="float" office:value="-2.690607" calcext:value-type="float">
            <text:p>-2.690607</text:p>
          </table:table-cell>
          <table:table-cell office:value-type="float" office:value="41.62165" calcext:value-type="float">
            <text:p>41.62165</text:p>
          </table:table-cell>
          <table:table-cell office:value-type="float" office:value="0.007868446" calcext:value-type="float">
            <text:p>0.007868446</text:p>
          </table:table-cell>
          <table:table-cell office:value-type="float" office:value="0.0005051194" calcext:value-type="float">
            <text:p>0.0005051194</text:p>
          </table:table-cell>
          <table:table-cell office:value-type="float" office:value="0.01068331" calcext:value-type="float">
            <text:p>0.01068331</text:p>
          </table:table-cell>
          <table:table-cell office:value-type="float" office:value="0.01473744" calcext:value-type="float">
            <text:p>0.01473744</text:p>
          </table:table-cell>
          <table:table-cell office:value-type="float" office:value="1163.209" calcext:value-type="float">
            <text:p>1163.209</text:p>
          </table:table-cell>
          <table:table-cell office:value-type="float" office:value="1.683493" calcext:value-type="float">
            <text:p>1.683493</text:p>
          </table:table-cell>
          <table:table-cell office:value-type="float" office:value="0" calcext:value-type="float">
            <text:p>0</text:p>
          </table:table-cell>
          <table:table-cell office:value-type="float" office:value="0.0344088" calcext:value-type="float">
            <text:p>0.0344088</text:p>
          </table:table-cell>
          <table:table-cell office:value-type="float" office:value="0.03397796" calcext:value-type="float">
            <text:p>0.03397796</text:p>
          </table:table-cell>
          <table:table-cell office:value-type="float" office:value="0.03751178" calcext:value-type="float">
            <text:p>0.03751178</text:p>
          </table:table-cell>
          <table:table-cell office:value-type="float" office:value="0.008746565" calcext:value-type="float">
            <text:p>0.008746565</text:p>
          </table:table-cell>
          <table:table-cell office:value-type="float" office:value="0.008219323" calcext:value-type="float">
            <text:p>0.008219323</text:p>
          </table:table-cell>
          <table:table-cell office:value-type="float" office:value="0.004643092" calcext:value-type="float">
            <text:p>0.004643092</text:p>
          </table:table-cell>
          <table:table-cell office:value-type="float" office:value="0.004844002" calcext:value-type="float">
            <text:p>0.004844002</text:p>
          </table:table-cell>
          <table:table-cell office:value-type="float" office:value="0.007686839" calcext:value-type="float">
            <text:p>0.007686839</text:p>
          </table:table-cell>
          <table:table-cell office:value-type="float" office:value="0.0521455" calcext:value-type="float">
            <text:p>0.0521455</text:p>
          </table:table-cell>
          <table:table-cell office:value-type="float" office:value="0.0862978" calcext:value-type="float">
            <text:p>0.0862978</text:p>
          </table:table-cell>
          <table:table-cell office:value-type="float" office:value="0.09651677" calcext:value-type="float">
            <text:p>0.09651677</text:p>
          </table:table-cell>
          <table:table-cell office:value-type="float" office:value="0.1063816" calcext:value-type="float">
            <text:p>0.1063816</text:p>
          </table:table-cell>
          <table:table-cell office:value-type="float" office:value="0.1966443" calcext:value-type="float">
            <text:p>0.1966443</text:p>
          </table:table-cell>
          <table:table-cell office:value-type="float" office:value="0.1991007" calcext:value-type="float">
            <text:p>0.1991007</text:p>
          </table:table-cell>
          <table:table-cell office:value-type="float" office:value="0" calcext:value-type="float">
            <text:p>0</text:p>
          </table:table-cell>
          <table:table-cell office:value-type="float" office:value="37.26584" calcext:value-type="float">
            <text:p>37.26584</text:p>
          </table:table-cell>
          <table:table-cell office:value-type="float" office:value="33.06643" calcext:value-type="float">
            <text:p>33.06643</text:p>
          </table:table-cell>
          <table:table-cell office:value-type="float" office:value="45.56775" calcext:value-type="float">
            <text:p>45.56775</text:p>
          </table:table-cell>
          <table:table-cell office:value-type="float" office:value="7.117326" calcext:value-type="float">
            <text:p>7.117326</text:p>
          </table:table-cell>
          <table:table-cell office:value-type="float" office:value="6.468329" calcext:value-type="float">
            <text:p>6.468329</text:p>
          </table:table-cell>
          <table:table-cell office:value-type="float" office:value="2.516549" calcext:value-type="float">
            <text:p>2.516549</text:p>
          </table:table-cell>
          <table:table-cell office:value-type="float" office:value="2.771432" calcext:value-type="float">
            <text:p>2.771432</text:p>
          </table:table-cell>
          <table:table-cell office:value-type="float" office:value="5.141144" calcext:value-type="float">
            <text:p>5.141144</text:p>
          </table:table-cell>
          <table:table-cell office:value-type="float" office:value="8.619658" calcext:value-type="float">
            <text:p>8.619658</text:p>
          </table:table-cell>
          <table:table-cell office:value-type="float" office:value="9.251801" calcext:value-type="float">
            <text:p>9.251801</text:p>
          </table:table-cell>
          <table:table-cell office:value-type="float" office:value="9.35143" calcext:value-type="float">
            <text:p>9.35143</text:p>
          </table:table-cell>
          <table:table-cell office:value-type="float" office:value="11.46685" calcext:value-type="float">
            <text:p>11.46685</text:p>
          </table:table-cell>
          <table:table-cell office:value-type="float" office:value="12.80337" calcext:value-type="float">
            <text:p>12.80337</text:p>
          </table:table-cell>
          <table:table-cell office:value-type="float" office:value="13.06135" calcext:value-type="float">
            <text:p>13.06135</text:p>
          </table:table-cell>
          <table:table-cell office:value-type="float" office:value="0" calcext:value-type="float">
            <text:p>0</text:p>
          </table:table-cell>
          <table:table-cell office:value-type="float" office:value="129.3783" calcext:value-type="float">
            <text:p>129.3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8821" calcext:value-type="float">
            <text:p>2.8088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.02415" calcext:value-type="float">
            <text:p>2.02415</text:p>
          </table:table-cell>
          <table:table-cell office:value-type="float" office:value="135.701" calcext:value-type="float">
            <text:p>135.701</text:p>
          </table:table-cell>
          <table:table-cell office:value-type="float" office:value="5" calcext:value-type="float">
            <text:p>5</text:p>
          </table:table-cell>
          <table:table-cell office:value-type="float" office:value="-2.785175" calcext:value-type="float">
            <text:p>-2.785175</text:p>
          </table:table-cell>
          <table:table-cell office:value-type="float" office:value="41.57502" calcext:value-type="float">
            <text:p>41.57502</text:p>
          </table:table-cell>
          <table:table-cell office:value-type="float" office:value="0.007875594" calcext:value-type="float">
            <text:p>0.007875594</text:p>
          </table:table-cell>
          <table:table-cell office:value-type="float" office:value="0.0005085219" calcext:value-type="float">
            <text:p>0.0005085219</text:p>
          </table:table-cell>
          <table:table-cell office:value-type="float" office:value="0.01069191" calcext:value-type="float">
            <text:p>0.01069191</text:p>
          </table:table-cell>
          <table:table-cell office:value-type="float" office:value="0.01494319" calcext:value-type="float">
            <text:p>0.01494319</text:p>
          </table:table-cell>
          <table:table-cell office:value-type="float" office:value="1163.181" calcext:value-type="float">
            <text:p>1163.181</text:p>
          </table:table-cell>
          <table:table-cell office:value-type="float" office:value="1.670254" calcext:value-type="float">
            <text:p>1.670254</text:p>
          </table:table-cell>
          <table:table-cell office:value-type="float" office:value="0" calcext:value-type="float">
            <text:p>0</text:p>
          </table:table-cell>
          <table:table-cell office:value-type="float" office:value="0.02335484" calcext:value-type="float">
            <text:p>0.02335484</text:p>
          </table:table-cell>
          <table:table-cell office:value-type="float" office:value="0.02772868" calcext:value-type="float">
            <text:p>0.02772868</text:p>
          </table:table-cell>
          <table:table-cell office:value-type="float" office:value="0.03400515" calcext:value-type="float">
            <text:p>0.03400515</text:p>
          </table:table-cell>
          <table:table-cell office:value-type="float" office:value="0.008949893" calcext:value-type="float">
            <text:p>0.008949893</text:p>
          </table:table-cell>
          <table:table-cell office:value-type="float" office:value="0.008393113" calcext:value-type="float">
            <text:p>0.008393113</text:p>
          </table:table-cell>
          <table:table-cell office:value-type="float" office:value="0.004713297" calcext:value-type="float">
            <text:p>0.004713297</text:p>
          </table:table-cell>
          <table:table-cell office:value-type="float" office:value="0.004761762" calcext:value-type="float">
            <text:p>0.004761762</text:p>
          </table:table-cell>
          <table:table-cell office:value-type="float" office:value="0.007678397" calcext:value-type="float">
            <text:p>0.007678397</text:p>
          </table:table-cell>
          <table:table-cell office:value-type="float" office:value="0.05079084" calcext:value-type="float">
            <text:p>0.05079084</text:p>
          </table:table-cell>
          <table:table-cell office:value-type="float" office:value="0.08529897" calcext:value-type="float">
            <text:p>0.08529897</text:p>
          </table:table-cell>
          <table:table-cell office:value-type="float" office:value="0.09559929" calcext:value-type="float">
            <text:p>0.09559929</text:p>
          </table:table-cell>
          <table:table-cell office:value-type="float" office:value="0.1044538" calcext:value-type="float">
            <text:p>0.1044538</text:p>
          </table:table-cell>
          <table:table-cell office:value-type="float" office:value="0.1966279" calcext:value-type="float">
            <text:p>0.1966279</text:p>
          </table:table-cell>
          <table:table-cell office:value-type="float" office:value="0.1991098" calcext:value-type="float">
            <text:p>0.1991098</text:p>
          </table:table-cell>
          <table:table-cell office:value-type="float" office:value="0" calcext:value-type="float">
            <text:p>0</text:p>
          </table:table-cell>
          <table:table-cell office:value-type="float" office:value="37.16367" calcext:value-type="float">
            <text:p>37.16367</text:p>
          </table:table-cell>
          <table:table-cell office:value-type="float" office:value="32.96473" calcext:value-type="float">
            <text:p>32.96473</text:p>
          </table:table-cell>
          <table:table-cell office:value-type="float" office:value="45.43396" calcext:value-type="float">
            <text:p>45.43396</text:p>
          </table:table-cell>
          <table:table-cell office:value-type="float" office:value="7.099538" calcext:value-type="float">
            <text:p>7.099538</text:p>
          </table:table-cell>
          <table:table-cell office:value-type="float" office:value="6.45181" calcext:value-type="float">
            <text:p>6.45181</text:p>
          </table:table-cell>
          <table:table-cell office:value-type="float" office:value="2.512338" calcext:value-type="float">
            <text:p>2.512338</text:p>
          </table:table-cell>
          <table:table-cell office:value-type="float" office:value="2.766183" calcext:value-type="float">
            <text:p>2.766183</text:p>
          </table:table-cell>
          <table:table-cell office:value-type="float" office:value="5.127849" calcext:value-type="float">
            <text:p>5.127849</text:p>
          </table:table-cell>
          <table:table-cell office:value-type="float" office:value="8.602697" calcext:value-type="float">
            <text:p>8.602697</text:p>
          </table:table-cell>
          <table:table-cell office:value-type="float" office:value="9.240049" calcext:value-type="float">
            <text:p>9.240049</text:p>
          </table:table-cell>
          <table:table-cell office:value-type="float" office:value="9.340898" calcext:value-type="float">
            <text:p>9.340898</text:p>
          </table:table-cell>
          <table:table-cell office:value-type="float" office:value="11.45059" calcext:value-type="float">
            <text:p>11.45059</text:p>
          </table:table-cell>
          <table:table-cell office:value-type="float" office:value="12.80443" calcext:value-type="float">
            <text:p>12.80443</text:p>
          </table:table-cell>
          <table:table-cell office:value-type="float" office:value="13.0623" calcext:value-type="float">
            <text:p>13.0623</text:p>
          </table:table-cell>
          <table:table-cell office:value-type="float" office:value="0" calcext:value-type="float">
            <text:p>0</text:p>
          </table:table-cell>
          <table:table-cell office:value-type="float" office:value="26.26288" calcext:value-type="float">
            <text:p>26.2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8215" calcext:value-type="float">
            <text:p>2.8282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.010673" calcext:value-type="float">
            <text:p>2.010673</text:p>
          </table:table-cell>
          <table:table-cell office:value-type="float" office:value="135.6963" calcext:value-type="float">
            <text:p>135.6963</text:p>
          </table:table-cell>
          <table:table-cell office:value-type="float" office:value="5" calcext:value-type="float">
            <text:p>5</text:p>
          </table:table-cell>
          <table:table-cell office:value-type="float" office:value="-2.880522" calcext:value-type="float">
            <text:p>-2.880522</text:p>
          </table:table-cell>
          <table:table-cell office:value-type="float" office:value="41.52604" calcext:value-type="float">
            <text:p>41.52604</text:p>
          </table:table-cell>
          <table:table-cell office:value-type="float" office:value="0.007875594" calcext:value-type="float">
            <text:p>0.007875594</text:p>
          </table:table-cell>
          <table:table-cell office:value-type="float" office:value="0.0005100641" calcext:value-type="float">
            <text:p>0.0005100641</text:p>
          </table:table-cell>
          <table:table-cell office:value-type="float" office:value="0.01069191" calcext:value-type="float">
            <text:p>0.01069191</text:p>
          </table:table-cell>
          <table:table-cell office:value-type="float" office:value="0.0149363" calcext:value-type="float">
            <text:p>0.0149363</text:p>
          </table:table-cell>
          <table:table-cell office:value-type="float" office:value="1163.152" calcext:value-type="float">
            <text:p>1163.152</text:p>
          </table:table-cell>
          <table:table-cell office:value-type="float" office:value="1.669393" calcext:value-type="float">
            <text:p>1.669393</text:p>
          </table:table-cell>
          <table:table-cell office:value-type="float" office:value="0" calcext:value-type="float">
            <text:p>0</text:p>
          </table:table-cell>
          <table:table-cell office:value-type="float" office:value="0.03647997" calcext:value-type="float">
            <text:p>0.03647997</text:p>
          </table:table-cell>
          <table:table-cell office:value-type="float" office:value="0.02865608" calcext:value-type="float">
            <text:p>0.02865608</text:p>
          </table:table-cell>
          <table:table-cell office:value-type="float" office:value="0.03471093" calcext:value-type="float">
            <text:p>0.03471093</text:p>
          </table:table-cell>
          <table:table-cell office:value-type="float" office:value="0.008271678" calcext:value-type="float">
            <text:p>0.008271678</text:p>
          </table:table-cell>
          <table:table-cell office:value-type="float" office:value="0.007973845" calcext:value-type="float">
            <text:p>0.007973845</text:p>
          </table:table-cell>
          <table:table-cell office:value-type="float" office:value="0.004647109" calcext:value-type="float">
            <text:p>0.004647109</text:p>
          </table:table-cell>
          <table:table-cell office:value-type="float" office:value="0.004832842" calcext:value-type="float">
            <text:p>0.004832842</text:p>
          </table:table-cell>
          <table:table-cell office:value-type="float" office:value="0.007681182" calcext:value-type="float">
            <text:p>0.007681182</text:p>
          </table:table-cell>
          <table:table-cell office:value-type="float" office:value="0.04933408" calcext:value-type="float">
            <text:p>0.04933408</text:p>
          </table:table-cell>
          <table:table-cell office:value-type="float" office:value="0.08408083" calcext:value-type="float">
            <text:p>0.08408083</text:p>
          </table:table-cell>
          <table:table-cell office:value-type="float" office:value="0.09440473" calcext:value-type="float">
            <text:p>0.09440473</text:p>
          </table:table-cell>
          <table:table-cell office:value-type="float" office:value="0.1022955" calcext:value-type="float">
            <text:p>0.1022955</text:p>
          </table:table-cell>
          <table:table-cell office:value-type="float" office:value="0.1966289" calcext:value-type="float">
            <text:p>0.1966289</text:p>
          </table:table-cell>
          <table:table-cell office:value-type="float" office:value="0.199119" calcext:value-type="float">
            <text:p>0.199119</text:p>
          </table:table-cell>
          <table:table-cell office:value-type="float" office:value="0" calcext:value-type="float">
            <text:p>0</text:p>
          </table:table-cell>
          <table:table-cell office:value-type="float" office:value="37.08207" calcext:value-type="float">
            <text:p>37.08207</text:p>
          </table:table-cell>
          <table:table-cell office:value-type="float" office:value="32.85676" calcext:value-type="float">
            <text:p>32.85676</text:p>
          </table:table-cell>
          <table:table-cell office:value-type="float" office:value="45.27022" calcext:value-type="float">
            <text:p>45.27022</text:p>
          </table:table-cell>
          <table:table-cell office:value-type="float" office:value="7.079316" calcext:value-type="float">
            <text:p>7.079316</text:p>
          </table:table-cell>
          <table:table-cell office:value-type="float" office:value="6.43378" calcext:value-type="float">
            <text:p>6.43378</text:p>
          </table:table-cell>
          <table:table-cell office:value-type="float" office:value="2.508019" calcext:value-type="float">
            <text:p>2.508019</text:p>
          </table:table-cell>
          <table:table-cell office:value-type="float" office:value="2.760978" calcext:value-type="float">
            <text:p>2.760978</text:p>
          </table:table-cell>
          <table:table-cell office:value-type="float" office:value="5.11448" calcext:value-type="float">
            <text:p>5.11448</text:p>
          </table:table-cell>
          <table:table-cell office:value-type="float" office:value="8.585518" calcext:value-type="float">
            <text:p>8.585518</text:p>
          </table:table-cell>
          <table:table-cell office:value-type="float" office:value="9.228099" calcext:value-type="float">
            <text:p>9.228099</text:p>
          </table:table-cell>
          <table:table-cell office:value-type="float" office:value="9.330136" calcext:value-type="float">
            <text:p>9.330136</text:p>
          </table:table-cell>
          <table:table-cell office:value-type="float" office:value="11.43388" calcext:value-type="float">
            <text:p>11.43388</text:p>
          </table:table-cell>
          <table:table-cell office:value-type="float" office:value="12.80544" calcext:value-type="float">
            <text:p>12.80544</text:p>
          </table:table-cell>
          <table:table-cell office:value-type="float" office:value="13.06328" calcext:value-type="float">
            <text:p>13.06328</text:p>
          </table:table-cell>
          <table:table-cell office:value-type="float" office:value="0" calcext:value-type="float">
            <text:p>0</text:p>
          </table:table-cell>
          <table:table-cell office:value-type="float" office:value="77.69559" calcext:value-type="float">
            <text:p>77.6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5393" calcext:value-type="float">
            <text:p>2.84539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1.998485" calcext:value-type="float">
            <text:p>1.998485</text:p>
          </table:table-cell>
          <table:table-cell office:value-type="float" office:value="135.6913" calcext:value-type="float">
            <text:p>135.6913</text:p>
          </table:table-cell>
          <table:table-cell office:value-type="float" office:value="5" calcext:value-type="float">
            <text:p>5</text:p>
          </table:table-cell>
          <table:table-cell office:value-type="float" office:value="-2.973407" calcext:value-type="float">
            <text:p>-2.973407</text:p>
          </table:table-cell>
          <table:table-cell office:value-type="float" office:value="41.47859" calcext:value-type="float">
            <text:p>41.47859</text:p>
          </table:table-cell>
          <table:table-cell office:value-type="float" office:value="0.007875594" calcext:value-type="float">
            <text:p>0.007875594</text:p>
          </table:table-cell>
          <table:table-cell office:value-type="float" office:value="0.0005116064" calcext:value-type="float">
            <text:p>0.0005116064</text:p>
          </table:table-cell>
          <table:table-cell office:value-type="float" office:value="0.01069191" calcext:value-type="float">
            <text:p>0.01069191</text:p>
          </table:table-cell>
          <table:table-cell office:value-type="float" office:value="0.01493203" calcext:value-type="float">
            <text:p>0.01493203</text:p>
          </table:table-cell>
          <table:table-cell office:value-type="float" office:value="1163.123" calcext:value-type="float">
            <text:p>1163.123</text:p>
          </table:table-cell>
          <table:table-cell office:value-type="float" office:value="1.66564" calcext:value-type="float">
            <text:p>1.66564</text:p>
          </table:table-cell>
          <table:table-cell office:value-type="float" office:value="0" calcext:value-type="float">
            <text:p>0</text:p>
          </table:table-cell>
          <table:table-cell office:value-type="float" office:value="0.03165506" calcext:value-type="float">
            <text:p>0.03165506</text:p>
          </table:table-cell>
          <table:table-cell office:value-type="float" office:value="0.02990259" calcext:value-type="float">
            <text:p>0.02990259</text:p>
          </table:table-cell>
          <table:table-cell office:value-type="float" office:value="0.03532152" calcext:value-type="float">
            <text:p>0.03532152</text:p>
          </table:table-cell>
          <table:table-cell office:value-type="float" office:value="0.008349501" calcext:value-type="float">
            <text:p>0.008349501</text:p>
          </table:table-cell>
          <table:table-cell office:value-type="float" office:value="0.00797723" calcext:value-type="float">
            <text:p>0.00797723</text:p>
          </table:table-cell>
          <table:table-cell office:value-type="float" office:value="0.004617359" calcext:value-type="float">
            <text:p>0.004617359</text:p>
          </table:table-cell>
          <table:table-cell office:value-type="float" office:value="0.004829794" calcext:value-type="float">
            <text:p>0.004829794</text:p>
          </table:table-cell>
          <table:table-cell office:value-type="float" office:value="0.007673845" calcext:value-type="float">
            <text:p>0.007673845</text:p>
          </table:table-cell>
          <table:table-cell office:value-type="float" office:value="0.04852599" calcext:value-type="float">
            <text:p>0.04852599</text:p>
          </table:table-cell>
          <table:table-cell office:value-type="float" office:value="0.08330844" calcext:value-type="float">
            <text:p>0.08330844</text:p>
          </table:table-cell>
          <table:table-cell office:value-type="float" office:value="0.09351031" calcext:value-type="float">
            <text:p>0.09351031</text:p>
          </table:table-cell>
          <table:table-cell office:value-type="float" office:value="0.1004479" calcext:value-type="float">
            <text:p>0.1004479</text:p>
          </table:table-cell>
          <table:table-cell office:value-type="float" office:value="0.1966407" calcext:value-type="float">
            <text:p>0.1966407</text:p>
          </table:table-cell>
          <table:table-cell office:value-type="float" office:value="0.1991281" calcext:value-type="float">
            <text:p>0.1991281</text:p>
          </table:table-cell>
          <table:table-cell office:value-type="float" office:value="0" calcext:value-type="float">
            <text:p>0</text:p>
          </table:table-cell>
          <table:table-cell office:value-type="float" office:value="37.04764" calcext:value-type="float">
            <text:p>37.04764</text:p>
          </table:table-cell>
          <table:table-cell office:value-type="float" office:value="32.76395" calcext:value-type="float">
            <text:p>32.76395</text:p>
          </table:table-cell>
          <table:table-cell office:value-type="float" office:value="45.12514" calcext:value-type="float">
            <text:p>45.12514</text:p>
          </table:table-cell>
          <table:table-cell office:value-type="float" office:value="7.059769" calcext:value-type="float">
            <text:p>7.059769</text:p>
          </table:table-cell>
          <table:table-cell office:value-type="float" office:value="6.415816" calcext:value-type="float">
            <text:p>6.415816</text:p>
          </table:table-cell>
          <table:table-cell office:value-type="float" office:value="2.503669" calcext:value-type="float">
            <text:p>2.503669</text:p>
          </table:table-cell>
          <table:table-cell office:value-type="float" office:value="2.756021" calcext:value-type="float">
            <text:p>2.756021</text:p>
          </table:table-cell>
          <table:table-cell office:value-type="float" office:value="5.101217" calcext:value-type="float">
            <text:p>5.101217</text:p>
          </table:table-cell>
          <table:table-cell office:value-type="float" office:value="8.56814" calcext:value-type="float">
            <text:p>8.56814</text:p>
          </table:table-cell>
          <table:table-cell office:value-type="float" office:value="9.215925" calcext:value-type="float">
            <text:p>9.215925</text:p>
          </table:table-cell>
          <table:table-cell office:value-type="float" office:value="9.31912" calcext:value-type="float">
            <text:p>9.31912</text:p>
          </table:table-cell>
          <table:table-cell office:value-type="float" office:value="11.41671" calcext:value-type="float">
            <text:p>11.41671</text:p>
          </table:table-cell>
          <table:table-cell office:value-type="float" office:value="12.80645" calcext:value-type="float">
            <text:p>12.80645</text:p>
          </table:table-cell>
          <table:table-cell office:value-type="float" office:value="13.06426" calcext:value-type="float">
            <text:p>13.06426</text:p>
          </table:table-cell>
          <table:table-cell office:value-type="float" office:value="0" calcext:value-type="float">
            <text:p>0</text:p>
          </table:table-cell>
          <table:table-cell office:value-type="float" office:value="103.4539" calcext:value-type="float">
            <text:p>103.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1665" calcext:value-type="float">
            <text:p>2.8616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.986392" calcext:value-type="float">
            <text:p>1.986392</text:p>
          </table:table-cell>
          <table:table-cell office:value-type="float" office:value="135.6862" calcext:value-type="float">
            <text:p>135.6862</text:p>
          </table:table-cell>
          <table:table-cell office:value-type="float" office:value="5" calcext:value-type="float">
            <text:p>5</text:p>
          </table:table-cell>
          <table:table-cell office:value-type="float" office:value="-3.065155" calcext:value-type="float">
            <text:p>-3.065155</text:p>
          </table:table-cell>
          <table:table-cell office:value-type="float" office:value="41.43203" calcext:value-type="float">
            <text:p>41.43203</text:p>
          </table:table-cell>
          <table:table-cell office:value-type="float" office:value="0.007875594" calcext:value-type="float">
            <text:p>0.007875594</text:p>
          </table:table-cell>
          <table:table-cell office:value-type="float" office:value="0.0005131535" calcext:value-type="float">
            <text:p>0.0005131535</text:p>
          </table:table-cell>
          <table:table-cell office:value-type="float" office:value="0.01069191" calcext:value-type="float">
            <text:p>0.01069191</text:p>
          </table:table-cell>
          <table:table-cell office:value-type="float" office:value="0.01492999" calcext:value-type="float">
            <text:p>0.01492999</text:p>
          </table:table-cell>
          <table:table-cell office:value-type="float" office:value="1163.095" calcext:value-type="float">
            <text:p>1163.095</text:p>
          </table:table-cell>
          <table:table-cell office:value-type="float" office:value="1.661096" calcext:value-type="float">
            <text:p>1.661096</text:p>
          </table:table-cell>
          <table:table-cell office:value-type="float" office:value="0" calcext:value-type="float">
            <text:p>0</text:p>
          </table:table-cell>
          <table:table-cell office:value-type="float" office:value="0.03350674" calcext:value-type="float">
            <text:p>0.03350674</text:p>
          </table:table-cell>
          <table:table-cell office:value-type="float" office:value="0.02991823" calcext:value-type="float">
            <text:p>0.02991823</text:p>
          </table:table-cell>
          <table:table-cell office:value-type="float" office:value="0.03537815" calcext:value-type="float">
            <text:p>0.03537815</text:p>
          </table:table-cell>
          <table:table-cell office:value-type="float" office:value="0.008417371" calcext:value-type="float">
            <text:p>0.008417371</text:p>
          </table:table-cell>
          <table:table-cell office:value-type="float" office:value="0.008044327" calcext:value-type="float">
            <text:p>0.008044327</text:p>
          </table:table-cell>
          <table:table-cell office:value-type="float" office:value="0.004633446" calcext:value-type="float">
            <text:p>0.004633446</text:p>
          </table:table-cell>
          <table:table-cell office:value-type="float" office:value="0.004833625" calcext:value-type="float">
            <text:p>0.004833625</text:p>
          </table:table-cell>
          <table:table-cell office:value-type="float" office:value="0.007668265" calcext:value-type="float">
            <text:p>0.007668265</text:p>
          </table:table-cell>
          <table:table-cell office:value-type="float" office:value="0.04821656" calcext:value-type="float">
            <text:p>0.04821656</text:p>
          </table:table-cell>
          <table:table-cell office:value-type="float" office:value="0.08313517" calcext:value-type="float">
            <text:p>0.08313517</text:p>
          </table:table-cell>
          <table:table-cell office:value-type="float" office:value="0.09311958" calcext:value-type="float">
            <text:p>0.09311958</text:p>
          </table:table-cell>
          <table:table-cell office:value-type="float" office:value="0.0993211" calcext:value-type="float">
            <text:p>0.0993211</text:p>
          </table:table-cell>
          <table:table-cell office:value-type="float" office:value="0.1966554" calcext:value-type="float">
            <text:p>0.1966554</text:p>
          </table:table-cell>
          <table:table-cell office:value-type="float" office:value="0.1991373" calcext:value-type="float">
            <text:p>0.1991373</text:p>
          </table:table-cell>
          <table:table-cell office:value-type="float" office:value="0" calcext:value-type="float">
            <text:p>0</text:p>
          </table:table-cell>
          <table:table-cell office:value-type="float" office:value="37.01415" calcext:value-type="float">
            <text:p>37.01415</text:p>
          </table:table-cell>
          <table:table-cell office:value-type="float" office:value="32.68081" calcext:value-type="float">
            <text:p>32.68081</text:p>
          </table:table-cell>
          <table:table-cell office:value-type="float" office:value="44.99146" calcext:value-type="float">
            <text:p>44.99146</text:p>
          </table:table-cell>
          <table:table-cell office:value-type="float" office:value="7.041384" calcext:value-type="float">
            <text:p>7.041384</text:p>
          </table:table-cell>
          <table:table-cell office:value-type="float" office:value="6.398659" calcext:value-type="float">
            <text:p>6.398659</text:p>
          </table:table-cell>
          <table:table-cell office:value-type="float" office:value="2.499406" calcext:value-type="float">
            <text:p>2.499406</text:p>
          </table:table-cell>
          <table:table-cell office:value-type="float" office:value="2.751162" calcext:value-type="float">
            <text:p>2.751162</text:p>
          </table:table-cell>
          <table:table-cell office:value-type="float" office:value="5.088068" calcext:value-type="float">
            <text:p>5.088068</text:p>
          </table:table-cell>
          <table:table-cell office:value-type="float" office:value="8.550741" calcext:value-type="float">
            <text:p>8.550741</text:p>
          </table:table-cell>
          <table:table-cell office:value-type="float" office:value="9.203707" calcext:value-type="float">
            <text:p>9.203707</text:p>
          </table:table-cell>
          <table:table-cell office:value-type="float" office:value="9.308001" calcext:value-type="float">
            <text:p>9.308001</text:p>
          </table:table-cell>
          <table:table-cell office:value-type="float" office:value="11.39925" calcext:value-type="float">
            <text:p>11.39925</text:p>
          </table:table-cell>
          <table:table-cell office:value-type="float" office:value="12.80745" calcext:value-type="float">
            <text:p>12.80745</text:p>
          </table:table-cell>
          <table:table-cell office:value-type="float" office:value="13.06522" calcext:value-type="float">
            <text:p>13.06522</text:p>
          </table:table-cell>
          <table:table-cell office:value-type="float" office:value="0" calcext:value-type="float">
            <text:p>0</text:p>
          </table:table-cell>
          <table:table-cell office:value-type="float" office:value="115.9402" calcext:value-type="float">
            <text:p>115.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77945" calcext:value-type="float">
            <text:p>2.8779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1.975173" calcext:value-type="float">
            <text:p>1.975173</text:p>
          </table:table-cell>
          <table:table-cell office:value-type="float" office:value="135.6816" calcext:value-type="float">
            <text:p>135.6816</text:p>
          </table:table-cell>
          <table:table-cell office:value-type="float" office:value="5" calcext:value-type="float">
            <text:p>5</text:p>
          </table:table-cell>
          <table:table-cell office:value-type="float" office:value="-3.157957" calcext:value-type="float">
            <text:p>-3.157957</text:p>
          </table:table-cell>
          <table:table-cell office:value-type="float" office:value="41.38284" calcext:value-type="float">
            <text:p>41.38284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157537" calcext:value-type="float">
            <text:p>0.0005157537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13218" calcext:value-type="float">
            <text:p>0.01513218</text:p>
          </table:table-cell>
          <table:table-cell office:value-type="float" office:value="1163.067" calcext:value-type="float">
            <text:p>1163.067</text:p>
          </table:table-cell>
          <table:table-cell office:value-type="float" office:value="1.656745" calcext:value-type="float">
            <text:p>1.656745</text:p>
          </table:table-cell>
          <table:table-cell office:value-type="float" office:value="0" calcext:value-type="float">
            <text:p>0</text:p>
          </table:table-cell>
          <table:table-cell office:value-type="float" office:value="0.02252847" calcext:value-type="float">
            <text:p>0.02252847</text:p>
          </table:table-cell>
          <table:table-cell office:value-type="float" office:value="0.0237096" calcext:value-type="float">
            <text:p>0.0237096</text:p>
          </table:table-cell>
          <table:table-cell office:value-type="float" office:value="0.0293639" calcext:value-type="float">
            <text:p>0.0293639</text:p>
          </table:table-cell>
          <table:table-cell office:value-type="float" office:value="0.008236988" calcext:value-type="float">
            <text:p>0.008236988</text:p>
          </table:table-cell>
          <table:table-cell office:value-type="float" office:value="0.007347128" calcext:value-type="float">
            <text:p>0.007347128</text:p>
          </table:table-cell>
          <table:table-cell office:value-type="float" office:value="0.00449582" calcext:value-type="float">
            <text:p>0.00449582</text:p>
          </table:table-cell>
          <table:table-cell office:value-type="float" office:value="0.004686681" calcext:value-type="float">
            <text:p>0.004686681</text:p>
          </table:table-cell>
          <table:table-cell office:value-type="float" office:value="0.007644362" calcext:value-type="float">
            <text:p>0.007644362</text:p>
          </table:table-cell>
          <table:table-cell office:value-type="float" office:value="0.04821785" calcext:value-type="float">
            <text:p>0.04821785</text:p>
          </table:table-cell>
          <table:table-cell office:value-type="float" office:value="0.08331829" calcext:value-type="float">
            <text:p>0.08331829</text:p>
          </table:table-cell>
          <table:table-cell office:value-type="float" office:value="0.09298884" calcext:value-type="float">
            <text:p>0.09298884</text:p>
          </table:table-cell>
          <table:table-cell office:value-type="float" office:value="0.09875417" calcext:value-type="float">
            <text:p>0.09875417</text:p>
          </table:table-cell>
          <table:table-cell office:value-type="float" office:value="0.1966454" calcext:value-type="float">
            <text:p>0.1966454</text:p>
          </table:table-cell>
          <table:table-cell office:value-type="float" office:value="0.1991464" calcext:value-type="float">
            <text:p>0.1991464</text:p>
          </table:table-cell>
          <table:table-cell office:value-type="float" office:value="0" calcext:value-type="float">
            <text:p>0</text:p>
          </table:table-cell>
          <table:table-cell office:value-type="float" office:value="36.91141" calcext:value-type="float">
            <text:p>36.91141</text:p>
          </table:table-cell>
          <table:table-cell office:value-type="float" office:value="32.57348" calcext:value-type="float">
            <text:p>32.57348</text:p>
          </table:table-cell>
          <table:table-cell office:value-type="float" office:value="44.84045" calcext:value-type="float">
            <text:p>44.84045</text:p>
          </table:table-cell>
          <table:table-cell office:value-type="float" office:value="7.022449" calcext:value-type="float">
            <text:p>7.022449</text:p>
          </table:table-cell>
          <table:table-cell office:value-type="float" office:value="6.381457" calcext:value-type="float">
            <text:p>6.381457</text:p>
          </table:table-cell>
          <table:table-cell office:value-type="float" office:value="2.495183" calcext:value-type="float">
            <text:p>2.495183</text:p>
          </table:table-cell>
          <table:table-cell office:value-type="float" office:value="2.74597" calcext:value-type="float">
            <text:p>2.74597</text:p>
          </table:table-cell>
          <table:table-cell office:value-type="float" office:value="5.074978" calcext:value-type="float">
            <text:p>5.074978</text:p>
          </table:table-cell>
          <table:table-cell office:value-type="float" office:value="8.533389" calcext:value-type="float">
            <text:p>8.533389</text:p>
          </table:table-cell>
          <table:table-cell office:value-type="float" office:value="9.191544" calcext:value-type="float">
            <text:p>9.191544</text:p>
          </table:table-cell>
          <table:table-cell office:value-type="float" office:value="9.296852" calcext:value-type="float">
            <text:p>9.296852</text:p>
          </table:table-cell>
          <table:table-cell office:value-type="float" office:value="11.38163" calcext:value-type="float">
            <text:p>11.38163</text:p>
          </table:table-cell>
          <table:table-cell office:value-type="float" office:value="12.80847" calcext:value-type="float">
            <text:p>12.80847</text:p>
          </table:table-cell>
          <table:table-cell office:value-type="float" office:value="13.06617" calcext:value-type="float">
            <text:p>13.06617</text:p>
          </table:table-cell>
          <table:table-cell office:value-type="float" office:value="0" calcext:value-type="float">
            <text:p>0</text:p>
          </table:table-cell>
          <table:table-cell office:value-type="float" office:value="21.52576" calcext:value-type="float">
            <text:p>21.5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2782" calcext:value-type="float">
            <text:p>2.8927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1.964687" calcext:value-type="float">
            <text:p>1.964687</text:p>
          </table:table-cell>
          <table:table-cell office:value-type="float" office:value="135.6775" calcext:value-type="float">
            <text:p>135.6775</text:p>
          </table:table-cell>
          <table:table-cell office:value-type="float" office:value="5" calcext:value-type="float">
            <text:p>5</text:p>
          </table:table-cell>
          <table:table-cell office:value-type="float" office:value="-3.251468" calcext:value-type="float">
            <text:p>-3.251468</text:p>
          </table:table-cell>
          <table:table-cell office:value-type="float" office:value="41.33175" calcext:value-type="float">
            <text:p>41.33175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172904" calcext:value-type="float">
            <text:p>0.0005172904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12243" calcext:value-type="float">
            <text:p>0.01512243</text:p>
          </table:table-cell>
          <table:table-cell office:value-type="float" office:value="1163.037" calcext:value-type="float">
            <text:p>1163.037</text:p>
          </table:table-cell>
          <table:table-cell office:value-type="float" office:value="1.655411" calcext:value-type="float">
            <text:p>1.655411</text:p>
          </table:table-cell>
          <table:table-cell office:value-type="float" office:value="0" calcext:value-type="float">
            <text:p>0</text:p>
          </table:table-cell>
          <table:table-cell office:value-type="float" office:value="0.02381576" calcext:value-type="float">
            <text:p>0.02381576</text:p>
          </table:table-cell>
          <table:table-cell office:value-type="float" office:value="0.02424931" calcext:value-type="float">
            <text:p>0.02424931</text:p>
          </table:table-cell>
          <table:table-cell office:value-type="float" office:value="0.03018929" calcext:value-type="float">
            <text:p>0.03018929</text:p>
          </table:table-cell>
          <table:table-cell office:value-type="float" office:value="0.007138971" calcext:value-type="float">
            <text:p>0.007138971</text:p>
          </table:table-cell>
          <table:table-cell office:value-type="float" office:value="0.006878453" calcext:value-type="float">
            <text:p>0.006878453</text:p>
          </table:table-cell>
          <table:table-cell office:value-type="float" office:value="0.004337928" calcext:value-type="float">
            <text:p>0.004337928</text:p>
          </table:table-cell>
          <table:table-cell office:value-type="float" office:value="0.004699477" calcext:value-type="float">
            <text:p>0.004699477</text:p>
          </table:table-cell>
          <table:table-cell office:value-type="float" office:value="0.007622186" calcext:value-type="float">
            <text:p>0.007622186</text:p>
          </table:table-cell>
          <table:table-cell office:value-type="float" office:value="0.04848373" calcext:value-type="float">
            <text:p>0.04848373</text:p>
          </table:table-cell>
          <table:table-cell office:value-type="float" office:value="0.08375122" calcext:value-type="float">
            <text:p>0.08375122</text:p>
          </table:table-cell>
          <table:table-cell office:value-type="float" office:value="0.09302522" calcext:value-type="float">
            <text:p>0.09302522</text:p>
          </table:table-cell>
          <table:table-cell office:value-type="float" office:value="0.09862183" calcext:value-type="float">
            <text:p>0.09862183</text:p>
          </table:table-cell>
          <table:table-cell office:value-type="float" office:value="0.1966498" calcext:value-type="float">
            <text:p>0.1966498</text:p>
          </table:table-cell>
          <table:table-cell office:value-type="float" office:value="0.1991556" calcext:value-type="float">
            <text:p>0.1991556</text:p>
          </table:table-cell>
          <table:table-cell office:value-type="float" office:value="0" calcext:value-type="float">
            <text:p>0</text:p>
          </table:table-cell>
          <table:table-cell office:value-type="float" office:value="36.79946" calcext:value-type="float">
            <text:p>36.79946</text:p>
          </table:table-cell>
          <table:table-cell office:value-type="float" office:value="32.45776" calcext:value-type="float">
            <text:p>32.45776</text:p>
          </table:table-cell>
          <table:table-cell office:value-type="float" office:value="44.66661" calcext:value-type="float">
            <text:p>44.66661</text:p>
          </table:table-cell>
          <table:table-cell office:value-type="float" office:value="6.999215" calcext:value-type="float">
            <text:p>6.999215</text:p>
          </table:table-cell>
          <table:table-cell office:value-type="float" office:value="6.360404" calcext:value-type="float">
            <text:p>6.360404</text:p>
          </table:table-cell>
          <table:table-cell office:value-type="float" office:value="2.49058" calcext:value-type="float">
            <text:p>2.49058</text:p>
          </table:table-cell>
          <table:table-cell office:value-type="float" office:value="2.74075" calcext:value-type="float">
            <text:p>2.74075</text:p>
          </table:table-cell>
          <table:table-cell office:value-type="float" office:value="5.061785" calcext:value-type="float">
            <text:p>5.061785</text:p>
          </table:table-cell>
          <table:table-cell office:value-type="float" office:value="8.516135" calcext:value-type="float">
            <text:p>8.516135</text:p>
          </table:table-cell>
          <table:table-cell office:value-type="float" office:value="9.179502" calcext:value-type="float">
            <text:p>9.179502</text:p>
          </table:table-cell>
          <table:table-cell office:value-type="float" office:value="9.285752" calcext:value-type="float">
            <text:p>9.285752</text:p>
          </table:table-cell>
          <table:table-cell office:value-type="float" office:value="11.36401" calcext:value-type="float">
            <text:p>11.36401</text:p>
          </table:table-cell>
          <table:table-cell office:value-type="float" office:value="12.80948" calcext:value-type="float">
            <text:p>12.80948</text:p>
          </table:table-cell>
          <table:table-cell office:value-type="float" office:value="13.06712" calcext:value-type="float">
            <text:p>13.06712</text:p>
          </table:table-cell>
          <table:table-cell office:value-type="float" office:value="0" calcext:value-type="float">
            <text:p>0</text:p>
          </table:table-cell>
          <table:table-cell office:value-type="float" office:value="63.19062" calcext:value-type="float">
            <text:p>63.1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06516" calcext:value-type="float">
            <text:p>2.9065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.954188" calcext:value-type="float">
            <text:p>1.954188</text:p>
          </table:table-cell>
          <table:table-cell office:value-type="float" office:value="135.6734" calcext:value-type="float">
            <text:p>135.6734</text:p>
          </table:table-cell>
          <table:table-cell office:value-type="float" office:value="5" calcext:value-type="float">
            <text:p>5</text:p>
          </table:table-cell>
          <table:table-cell office:value-type="float" office:value="-3.343855" calcext:value-type="float">
            <text:p>-3.343855</text:p>
          </table:table-cell>
          <table:table-cell office:value-type="float" office:value="41.28192" calcext:value-type="float">
            <text:p>41.28192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188271" calcext:value-type="float">
            <text:p>0.0005188271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11584" calcext:value-type="float">
            <text:p>0.01511584</text:p>
          </table:table-cell>
          <table:table-cell office:value-type="float" office:value="1163.008" calcext:value-type="float">
            <text:p>1163.008</text:p>
          </table:table-cell>
          <table:table-cell office:value-type="float" office:value="1.653565" calcext:value-type="float">
            <text:p>1.653565</text:p>
          </table:table-cell>
          <table:table-cell office:value-type="float" office:value="0" calcext:value-type="float">
            <text:p>0</text:p>
          </table:table-cell>
          <table:table-cell office:value-type="float" office:value="0.02620677" calcext:value-type="float">
            <text:p>0.02620677</text:p>
          </table:table-cell>
          <table:table-cell office:value-type="float" office:value="0.02538144" calcext:value-type="float">
            <text:p>0.02538144</text:p>
          </table:table-cell>
          <table:table-cell office:value-type="float" office:value="0.03090581" calcext:value-type="float">
            <text:p>0.03090581</text:p>
          </table:table-cell>
          <table:table-cell office:value-type="float" office:value="0.00725692" calcext:value-type="float">
            <text:p>0.00725692</text:p>
          </table:table-cell>
          <table:table-cell office:value-type="float" office:value="0.00696115" calcext:value-type="float">
            <text:p>0.00696115</text:p>
          </table:table-cell>
          <table:table-cell office:value-type="float" office:value="0.004324898" calcext:value-type="float">
            <text:p>0.004324898</text:p>
          </table:table-cell>
          <table:table-cell office:value-type="float" office:value="0.004679882" calcext:value-type="float">
            <text:p>0.004679882</text:p>
          </table:table-cell>
          <table:table-cell office:value-type="float" office:value="0.007601985" calcext:value-type="float">
            <text:p>0.007601985</text:p>
          </table:table-cell>
          <table:table-cell office:value-type="float" office:value="0.04852532" calcext:value-type="float">
            <text:p>0.04852532</text:p>
          </table:table-cell>
          <table:table-cell office:value-type="float" office:value="0.08390222" calcext:value-type="float">
            <text:p>0.08390222</text:p>
          </table:table-cell>
          <table:table-cell office:value-type="float" office:value="0.09273165" calcext:value-type="float">
            <text:p>0.09273165</text:p>
          </table:table-cell>
          <table:table-cell office:value-type="float" office:value="0.09834195" calcext:value-type="float">
            <text:p>0.09834195</text:p>
          </table:table-cell>
          <table:table-cell office:value-type="float" office:value="0.1966642" calcext:value-type="float">
            <text:p>0.1966642</text:p>
          </table:table-cell>
          <table:table-cell office:value-type="float" office:value="0.1991647" calcext:value-type="float">
            <text:p>0.1991647</text:p>
          </table:table-cell>
          <table:table-cell office:value-type="float" office:value="0" calcext:value-type="float">
            <text:p>0</text:p>
          </table:table-cell>
          <table:table-cell office:value-type="float" office:value="36.71222" calcext:value-type="float">
            <text:p>36.71222</text:p>
          </table:table-cell>
          <table:table-cell office:value-type="float" office:value="32.34912" calcext:value-type="float">
            <text:p>32.34912</text:p>
          </table:table-cell>
          <table:table-cell office:value-type="float" office:value="44.50232" calcext:value-type="float">
            <text:p>44.50232</text:p>
          </table:table-cell>
          <table:table-cell office:value-type="float" office:value="6.976805" calcext:value-type="float">
            <text:p>6.976805</text:p>
          </table:table-cell>
          <table:table-cell office:value-type="float" office:value="6.33986" calcext:value-type="float">
            <text:p>6.33986</text:p>
          </table:table-cell>
          <table:table-cell office:value-type="float" office:value="2.485825" calcext:value-type="float">
            <text:p>2.485825</text:p>
          </table:table-cell>
          <table:table-cell office:value-type="float" office:value="2.735607" calcext:value-type="float">
            <text:p>2.735607</text:p>
          </table:table-cell>
          <table:table-cell office:value-type="float" office:value="5.048608" calcext:value-type="float">
            <text:p>5.048608</text:p>
          </table:table-cell>
          <table:table-cell office:value-type="float" office:value="8.498987" calcext:value-type="float">
            <text:p>8.498987</text:p>
          </table:table-cell>
          <table:table-cell office:value-type="float" office:value="9.167594" calcext:value-type="float">
            <text:p>9.167594</text:p>
          </table:table-cell>
          <table:table-cell office:value-type="float" office:value="9.274676" calcext:value-type="float">
            <text:p>9.274676</text:p>
          </table:table-cell>
          <table:table-cell office:value-type="float" office:value="11.34644" calcext:value-type="float">
            <text:p>11.34644</text:p>
          </table:table-cell>
          <table:table-cell office:value-type="float" office:value="12.81049" calcext:value-type="float">
            <text:p>12.81049</text:p>
          </table:table-cell>
          <table:table-cell office:value-type="float" office:value="13.06809" calcext:value-type="float">
            <text:p>13.06809</text:p>
          </table:table-cell>
          <table:table-cell office:value-type="float" office:value="0" calcext:value-type="float">
            <text:p>0</text:p>
          </table:table-cell>
          <table:table-cell office:value-type="float" office:value="88.16815" calcext:value-type="float">
            <text:p>88.1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03" calcext:value-type="float">
            <text:p>2.92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1.943068" calcext:value-type="float">
            <text:p>1.943068</text:p>
          </table:table-cell>
          <table:table-cell office:value-type="float" office:value="135.6689" calcext:value-type="float">
            <text:p>135.6689</text:p>
          </table:table-cell>
          <table:table-cell office:value-type="float" office:value="5" calcext:value-type="float">
            <text:p>5</text:p>
          </table:table-cell>
          <table:table-cell office:value-type="float" office:value="-3.436913" calcext:value-type="float">
            <text:p>-3.436913</text:p>
          </table:table-cell>
          <table:table-cell office:value-type="float" office:value="41.23312" calcext:value-type="float">
            <text:p>41.23312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203639" calcext:value-type="float">
            <text:p>0.0005203639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11193" calcext:value-type="float">
            <text:p>0.01511193</text:p>
          </table:table-cell>
          <table:table-cell office:value-type="float" office:value="1162.98" calcext:value-type="float">
            <text:p>1162.98</text:p>
          </table:table-cell>
          <table:table-cell office:value-type="float" office:value="1.650852" calcext:value-type="float">
            <text:p>1.650852</text:p>
          </table:table-cell>
          <table:table-cell office:value-type="float" office:value="0" calcext:value-type="float">
            <text:p>0</text:p>
          </table:table-cell>
          <table:table-cell office:value-type="float" office:value="0.02902608" calcext:value-type="float">
            <text:p>0.02902608</text:p>
          </table:table-cell>
          <table:table-cell office:value-type="float" office:value="0.02660605" calcext:value-type="float">
            <text:p>0.02660605</text:p>
          </table:table-cell>
          <table:table-cell office:value-type="float" office:value="0.0320424" calcext:value-type="float">
            <text:p>0.0320424</text:p>
          </table:table-cell>
          <table:table-cell office:value-type="float" office:value="0.0075892" calcext:value-type="float">
            <text:p>0.0075892</text:p>
          </table:table-cell>
          <table:table-cell office:value-type="float" office:value="0.007247596" calcext:value-type="float">
            <text:p>0.007247596</text:p>
          </table:table-cell>
          <table:table-cell office:value-type="float" office:value="0.004393581" calcext:value-type="float">
            <text:p>0.004393581</text:p>
          </table:table-cell>
          <table:table-cell office:value-type="float" office:value="0.004700221" calcext:value-type="float">
            <text:p>0.004700221</text:p>
          </table:table-cell>
          <table:table-cell office:value-type="float" office:value="0.007593762" calcext:value-type="float">
            <text:p>0.007593762</text:p>
          </table:table-cell>
          <table:table-cell office:value-type="float" office:value="0.04746008" calcext:value-type="float">
            <text:p>0.04746008</text:p>
          </table:table-cell>
          <table:table-cell office:value-type="float" office:value="0.0827671" calcext:value-type="float">
            <text:p>0.0827671</text:p>
          </table:table-cell>
          <table:table-cell office:value-type="float" office:value="0.09117049" calcext:value-type="float">
            <text:p>0.09117049</text:p>
          </table:table-cell>
          <table:table-cell office:value-type="float" office:value="0.0967167" calcext:value-type="float">
            <text:p>0.0967167</text:p>
          </table:table-cell>
          <table:table-cell office:value-type="float" office:value="0.1966835" calcext:value-type="float">
            <text:p>0.1966835</text:p>
          </table:table-cell>
          <table:table-cell office:value-type="float" office:value="0.1991739" calcext:value-type="float">
            <text:p>0.1991739</text:p>
          </table:table-cell>
          <table:table-cell office:value-type="float" office:value="0" calcext:value-type="float">
            <text:p>0</text:p>
          </table:table-cell>
          <table:table-cell office:value-type="float" office:value="36.65587" calcext:value-type="float">
            <text:p>36.65587</text:p>
          </table:table-cell>
          <table:table-cell office:value-type="float" office:value="32.24786" calcext:value-type="float">
            <text:p>32.24786</text:p>
          </table:table-cell>
          <table:table-cell office:value-type="float" office:value="44.34741" calcext:value-type="float">
            <text:p>44.34741</text:p>
          </table:table-cell>
          <table:table-cell office:value-type="float" office:value="6.955519" calcext:value-type="float">
            <text:p>6.955519</text:p>
          </table:table-cell>
          <table:table-cell office:value-type="float" office:value="6.320225" calcext:value-type="float">
            <text:p>6.320225</text:p>
          </table:table-cell>
          <table:table-cell office:value-type="float" office:value="2.481164" calcext:value-type="float">
            <text:p>2.481164</text:p>
          </table:table-cell>
          <table:table-cell office:value-type="float" office:value="2.730521" calcext:value-type="float">
            <text:p>2.730521</text:p>
          </table:table-cell>
          <table:table-cell office:value-type="float" office:value="5.035478" calcext:value-type="float">
            <text:p>5.035478</text:p>
          </table:table-cell>
          <table:table-cell office:value-type="float" office:value="8.481812" calcext:value-type="float">
            <text:p>8.481812</text:p>
          </table:table-cell>
          <table:table-cell office:value-type="float" office:value="9.155666" calcext:value-type="float">
            <text:p>9.155666</text:p>
          </table:table-cell>
          <table:table-cell office:value-type="float" office:value="9.263449" calcext:value-type="float">
            <text:p>9.263449</text:p>
          </table:table-cell>
          <table:table-cell office:value-type="float" office:value="11.32873" calcext:value-type="float">
            <text:p>11.32873</text:p>
          </table:table-cell>
          <table:table-cell office:value-type="float" office:value="12.8115" calcext:value-type="float">
            <text:p>12.8115</text:p>
          </table:table-cell>
          <table:table-cell office:value-type="float" office:value="13.06904" calcext:value-type="float">
            <text:p>13.06904</text:p>
          </table:table-cell>
          <table:table-cell office:value-type="float" office:value="0" calcext:value-type="float">
            <text:p>0</text:p>
          </table:table-cell>
          <table:table-cell office:value-type="float" office:value="106.1931" calcext:value-type="float">
            <text:p>106.1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4977" calcext:value-type="float">
            <text:p>2.9349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1.930629" calcext:value-type="float">
            <text:p>1.930629</text:p>
          </table:table-cell>
          <table:table-cell office:value-type="float" office:value="135.6645" calcext:value-type="float">
            <text:p>135.6645</text:p>
          </table:table-cell>
          <table:table-cell office:value-type="float" office:value="5" calcext:value-type="float">
            <text:p>5</text:p>
          </table:table-cell>
          <table:table-cell office:value-type="float" office:value="-3.534351" calcext:value-type="float">
            <text:p>-3.534351</text:p>
          </table:table-cell>
          <table:table-cell office:value-type="float" office:value="41.18195" calcext:value-type="float">
            <text:p>41.18195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231015" calcext:value-type="float">
            <text:p>0.0005231015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31232" calcext:value-type="float">
            <text:p>0.01531232</text:p>
          </table:table-cell>
          <table:table-cell office:value-type="float" office:value="1162.95" calcext:value-type="float">
            <text:p>1162.95</text:p>
          </table:table-cell>
          <table:table-cell office:value-type="float" office:value="1.64477" calcext:value-type="float">
            <text:p>1.64477</text:p>
          </table:table-cell>
          <table:table-cell office:value-type="float" office:value="0" calcext:value-type="float">
            <text:p>0</text:p>
          </table:table-cell>
          <table:table-cell office:value-type="float" office:value="0.02420984" calcext:value-type="float">
            <text:p>0.02420984</text:p>
          </table:table-cell>
          <table:table-cell office:value-type="float" office:value="0.02536034" calcext:value-type="float">
            <text:p>0.02536034</text:p>
          </table:table-cell>
          <table:table-cell office:value-type="float" office:value="0.03039302" calcext:value-type="float">
            <text:p>0.03039302</text:p>
          </table:table-cell>
          <table:table-cell office:value-type="float" office:value="0.007492196" calcext:value-type="float">
            <text:p>0.007492196</text:p>
          </table:table-cell>
          <table:table-cell office:value-type="float" office:value="0.006904068" calcext:value-type="float">
            <text:p>0.006904068</text:p>
          </table:table-cell>
          <table:table-cell office:value-type="float" office:value="0.004403134" calcext:value-type="float">
            <text:p>0.004403134</text:p>
          </table:table-cell>
          <table:table-cell office:value-type="float" office:value="0.004656" calcext:value-type="float">
            <text:p>0.004656</text:p>
          </table:table-cell>
          <table:table-cell office:value-type="float" office:value="0.007583773" calcext:value-type="float">
            <text:p>0.007583773</text:p>
          </table:table-cell>
          <table:table-cell office:value-type="float" office:value="0.04607369" calcext:value-type="float">
            <text:p>0.04607369</text:p>
          </table:table-cell>
          <table:table-cell office:value-type="float" office:value="0.08093894" calcext:value-type="float">
            <text:p>0.08093894</text:p>
          </table:table-cell>
          <table:table-cell office:value-type="float" office:value="0.08876959" calcext:value-type="float">
            <text:p>0.08876959</text:p>
          </table:table-cell>
          <table:table-cell office:value-type="float" office:value="0.09404096" calcext:value-type="float">
            <text:p>0.09404096</text:p>
          </table:table-cell>
          <table:table-cell office:value-type="float" office:value="0.196678" calcext:value-type="float">
            <text:p>0.196678</text:p>
          </table:table-cell>
          <table:table-cell office:value-type="float" office:value="0.1991831" calcext:value-type="float">
            <text:p>0.1991831</text:p>
          </table:table-cell>
          <table:table-cell office:value-type="float" office:value="0" calcext:value-type="float">
            <text:p>0</text:p>
          </table:table-cell>
          <table:table-cell office:value-type="float" office:value="36.55308" calcext:value-type="float">
            <text:p>36.55308</text:p>
          </table:table-cell>
          <table:table-cell office:value-type="float" office:value="32.13324" calcext:value-type="float">
            <text:p>32.13324</text:p>
          </table:table-cell>
          <table:table-cell office:value-type="float" office:value="44.18196" calcext:value-type="float">
            <text:p>44.18196</text:p>
          </table:table-cell>
          <table:table-cell office:value-type="float" office:value="6.933824" calcext:value-type="float">
            <text:p>6.933824</text:p>
          </table:table-cell>
          <table:table-cell office:value-type="float" office:value="6.300372" calcext:value-type="float">
            <text:p>6.300372</text:p>
          </table:table-cell>
          <table:table-cell office:value-type="float" office:value="2.476574" calcext:value-type="float">
            <text:p>2.476574</text:p>
          </table:table-cell>
          <table:table-cell office:value-type="float" office:value="2.725204" calcext:value-type="float">
            <text:p>2.725204</text:p>
          </table:table-cell>
          <table:table-cell office:value-type="float" office:value="5.022388" calcext:value-type="float">
            <text:p>5.022388</text:p>
          </table:table-cell>
          <table:table-cell office:value-type="float" office:value="8.464398" calcext:value-type="float">
            <text:p>8.464398</text:p>
          </table:table-cell>
          <table:table-cell office:value-type="float" office:value="9.143395" calcext:value-type="float">
            <text:p>9.143395</text:p>
          </table:table-cell>
          <table:table-cell office:value-type="float" office:value="9.251727" calcext:value-type="float">
            <text:p>9.251727</text:p>
          </table:table-cell>
          <table:table-cell office:value-type="float" office:value="11.31051" calcext:value-type="float">
            <text:p>11.31051</text:p>
          </table:table-cell>
          <table:table-cell office:value-type="float" office:value="12.81251" calcext:value-type="float">
            <text:p>12.81251</text:p>
          </table:table-cell>
          <table:table-cell office:value-type="float" office:value="13.07001" calcext:value-type="float">
            <text:p>13.07001</text:p>
          </table:table-cell>
          <table:table-cell office:value-type="float" office:value="0" calcext:value-type="float">
            <text:p>0</text:p>
          </table:table-cell>
          <table:table-cell office:value-type="float" office:value="27.21295" calcext:value-type="float">
            <text:p>27.21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1054" calcext:value-type="float">
            <text:p>2.9510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1.918316" calcext:value-type="float">
            <text:p>1.918316</text:p>
          </table:table-cell>
          <table:table-cell office:value-type="float" office:value="135.6598" calcext:value-type="float">
            <text:p>135.6598</text:p>
          </table:table-cell>
          <table:table-cell office:value-type="float" office:value="5" calcext:value-type="float">
            <text:p>5</text:p>
          </table:table-cell>
          <table:table-cell office:value-type="float" office:value="-3.633076" calcext:value-type="float">
            <text:p>-3.633076</text:p>
          </table:table-cell>
          <table:table-cell office:value-type="float" office:value="41.12958" calcext:value-type="float">
            <text:p>41.12958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246382" calcext:value-type="float">
            <text:p>0.0005246382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30094" calcext:value-type="float">
            <text:p>0.01530094</text:p>
          </table:table-cell>
          <table:table-cell office:value-type="float" office:value="1162.918" calcext:value-type="float">
            <text:p>1162.918</text:p>
          </table:table-cell>
          <table:table-cell office:value-type="float" office:value="1.643346" calcext:value-type="float">
            <text:p>1.643346</text:p>
          </table:table-cell>
          <table:table-cell office:value-type="float" office:value="0" calcext:value-type="float">
            <text:p>0</text:p>
          </table:table-cell>
          <table:table-cell office:value-type="float" office:value="0.03342093" calcext:value-type="float">
            <text:p>0.03342093</text:p>
          </table:table-cell>
          <table:table-cell office:value-type="float" office:value="0.02663983" calcext:value-type="float">
            <text:p>0.02663983</text:p>
          </table:table-cell>
          <table:table-cell office:value-type="float" office:value="0.0317464" calcext:value-type="float">
            <text:p>0.0317464</text:p>
          </table:table-cell>
          <table:table-cell office:value-type="float" office:value="0.007572589" calcext:value-type="float">
            <text:p>0.007572589</text:p>
          </table:table-cell>
          <table:table-cell office:value-type="float" office:value="0.007201646" calcext:value-type="float">
            <text:p>0.007201646</text:p>
          </table:table-cell>
          <table:table-cell office:value-type="float" office:value="0.004381613" calcext:value-type="float">
            <text:p>0.004381613</text:p>
          </table:table-cell>
          <table:table-cell office:value-type="float" office:value="0.004683204" calcext:value-type="float">
            <text:p>0.004683204</text:p>
          </table:table-cell>
          <table:table-cell office:value-type="float" office:value="0.007584957" calcext:value-type="float">
            <text:p>0.007584957</text:p>
          </table:table-cell>
          <table:table-cell office:value-type="float" office:value="0.04546615" calcext:value-type="float">
            <text:p>0.04546615</text:p>
          </table:table-cell>
          <table:table-cell office:value-type="float" office:value="0.08001558" calcext:value-type="float">
            <text:p>0.08001558</text:p>
          </table:table-cell>
          <table:table-cell office:value-type="float" office:value="0.08713163" calcext:value-type="float">
            <text:p>0.08713163</text:p>
          </table:table-cell>
          <table:table-cell office:value-type="float" office:value="0.09211148" calcext:value-type="float">
            <text:p>0.09211148</text:p>
          </table:table-cell>
          <table:table-cell office:value-type="float" office:value="0.1966901" calcext:value-type="float">
            <text:p>0.1966901</text:p>
          </table:table-cell>
          <table:table-cell office:value-type="float" office:value="0.1991922" calcext:value-type="float">
            <text:p>0.1991922</text:p>
          </table:table-cell>
          <table:table-cell office:value-type="float" office:value="0" calcext:value-type="float">
            <text:p>0</text:p>
          </table:table-cell>
          <table:table-cell office:value-type="float" office:value="36.46915" calcext:value-type="float">
            <text:p>36.46915</text:p>
          </table:table-cell>
          <table:table-cell office:value-type="float" office:value="32.01886" calcext:value-type="float">
            <text:p>32.01886</text:p>
          </table:table-cell>
          <table:table-cell office:value-type="float" office:value="44.00805" calcext:value-type="float">
            <text:p>44.00805</text:p>
          </table:table-cell>
          <table:table-cell office:value-type="float" office:value="6.909899" calcext:value-type="float">
            <text:p>6.909899</text:p>
          </table:table-cell>
          <table:table-cell office:value-type="float" office:value="6.278359" calcext:value-type="float">
            <text:p>6.278359</text:p>
          </table:table-cell>
          <table:table-cell office:value-type="float" office:value="2.47156" calcext:value-type="float">
            <text:p>2.47156</text:p>
          </table:table-cell>
          <table:table-cell office:value-type="float" office:value="2.719787" calcext:value-type="float">
            <text:p>2.719787</text:p>
          </table:table-cell>
          <table:table-cell office:value-type="float" office:value="5.00921" calcext:value-type="float">
            <text:p>5.00921</text:p>
          </table:table-cell>
          <table:table-cell office:value-type="float" office:value="8.446813" calcext:value-type="float">
            <text:p>8.446813</text:p>
          </table:table-cell>
          <table:table-cell office:value-type="float" office:value="9.130878" calcext:value-type="float">
            <text:p>9.130878</text:p>
          </table:table-cell>
          <table:table-cell office:value-type="float" office:value="9.23956" calcext:value-type="float">
            <text:p>9.23956</text:p>
          </table:table-cell>
          <table:table-cell office:value-type="float" office:value="11.29179" calcext:value-type="float">
            <text:p>11.29179</text:p>
          </table:table-cell>
          <table:table-cell office:value-type="float" office:value="12.81352" calcext:value-type="float">
            <text:p>12.81352</text:p>
          </table:table-cell>
          <table:table-cell office:value-type="float" office:value="13.07097" calcext:value-type="float">
            <text:p>13.07097</text:p>
          </table:table-cell>
          <table:table-cell office:value-type="float" office:value="0" calcext:value-type="float">
            <text:p>0</text:p>
          </table:table-cell>
          <table:table-cell office:value-type="float" office:value="78.2905" calcext:value-type="float">
            <text:p>78.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7067" calcext:value-type="float">
            <text:p>2.9670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1.905501" calcext:value-type="float">
            <text:p>1.905501</text:p>
          </table:table-cell>
          <table:table-cell office:value-type="float" office:value="135.6544" calcext:value-type="float">
            <text:p>135.6544</text:p>
          </table:table-cell>
          <table:table-cell office:value-type="float" office:value="5" calcext:value-type="float">
            <text:p>5</text:p>
          </table:table-cell>
          <table:table-cell office:value-type="float" office:value="-3.73053" calcext:value-type="float">
            <text:p>-3.73053</text:p>
          </table:table-cell>
          <table:table-cell office:value-type="float" office:value="41.07919" calcext:value-type="float">
            <text:p>41.07919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261748" calcext:value-type="float">
            <text:p>0.0005261748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29263" calcext:value-type="float">
            <text:p>0.01529263</text:p>
          </table:table-cell>
          <table:table-cell office:value-type="float" office:value="1162.887" calcext:value-type="float">
            <text:p>1162.887</text:p>
          </table:table-cell>
          <table:table-cell office:value-type="float" office:value="1.63784" calcext:value-type="float">
            <text:p>1.63784</text:p>
          </table:table-cell>
          <table:table-cell office:value-type="float" office:value="0" calcext:value-type="float">
            <text:p>0</text:p>
          </table:table-cell>
          <table:table-cell office:value-type="float" office:value="0.07296759" calcext:value-type="float">
            <text:p>0.07296759</text:p>
          </table:table-cell>
          <table:table-cell office:value-type="float" office:value="0.0303391" calcext:value-type="float">
            <text:p>0.0303391</text:p>
          </table:table-cell>
          <table:table-cell office:value-type="float" office:value="0.03406262" calcext:value-type="float">
            <text:p>0.03406262</text:p>
          </table:table-cell>
          <table:table-cell office:value-type="float" office:value="0.008120011" calcext:value-type="float">
            <text:p>0.008120011</text:p>
          </table:table-cell>
          <table:table-cell office:value-type="float" office:value="0.007637789" calcext:value-type="float">
            <text:p>0.007637789</text:p>
          </table:table-cell>
          <table:table-cell office:value-type="float" office:value="0.004479477" calcext:value-type="float">
            <text:p>0.004479477</text:p>
          </table:table-cell>
          <table:table-cell office:value-type="float" office:value="0.0047186" calcext:value-type="float">
            <text:p>0.0047186</text:p>
          </table:table-cell>
          <table:table-cell office:value-type="float" office:value="0.007587647" calcext:value-type="float">
            <text:p>0.007587647</text:p>
          </table:table-cell>
          <table:table-cell office:value-type="float" office:value="0.04548522" calcext:value-type="float">
            <text:p>0.04548522</text:p>
          </table:table-cell>
          <table:table-cell office:value-type="float" office:value="0.0798808" calcext:value-type="float">
            <text:p>0.0798808</text:p>
          </table:table-cell>
          <table:table-cell office:value-type="float" office:value="0.08630032" calcext:value-type="float">
            <text:p>0.08630032</text:p>
          </table:table-cell>
          <table:table-cell office:value-type="float" office:value="0.09109576" calcext:value-type="float">
            <text:p>0.09109576</text:p>
          </table:table-cell>
          <table:table-cell office:value-type="float" office:value="0.1967133" calcext:value-type="float">
            <text:p>0.1967133</text:p>
          </table:table-cell>
          <table:table-cell office:value-type="float" office:value="0.1992014" calcext:value-type="float">
            <text:p>0.1992014</text:p>
          </table:table-cell>
          <table:table-cell office:value-type="float" office:value="0" calcext:value-type="float">
            <text:p>0</text:p>
          </table:table-cell>
          <table:table-cell office:value-type="float" office:value="36.44285" calcext:value-type="float">
            <text:p>36.44285</text:p>
          </table:table-cell>
          <table:table-cell office:value-type="float" office:value="31.91824" calcext:value-type="float">
            <text:p>31.91824</text:p>
          </table:table-cell>
          <table:table-cell office:value-type="float" office:value="43.8522" calcext:value-type="float">
            <text:p>43.8522</text:p>
          </table:table-cell>
          <table:table-cell office:value-type="float" office:value="6.888336" calcext:value-type="float">
            <text:p>6.888336</text:p>
          </table:table-cell>
          <table:table-cell office:value-type="float" office:value="6.258354" calcext:value-type="float">
            <text:p>6.258354</text:p>
          </table:table-cell>
          <table:table-cell office:value-type="float" office:value="2.466774" calcext:value-type="float">
            <text:p>2.466774</text:p>
          </table:table-cell>
          <table:table-cell office:value-type="float" office:value="2.714537" calcext:value-type="float">
            <text:p>2.714537</text:p>
          </table:table-cell>
          <table:table-cell office:value-type="float" office:value="4.996035" calcext:value-type="float">
            <text:p>4.996035</text:p>
          </table:table-cell>
          <table:table-cell office:value-type="float" office:value="8.429195" calcext:value-type="float">
            <text:p>8.429195</text:p>
          </table:table-cell>
          <table:table-cell office:value-type="float" office:value="9.11828" calcext:value-type="float">
            <text:p>9.11828</text:p>
          </table:table-cell>
          <table:table-cell office:value-type="float" office:value="9.227147" calcext:value-type="float">
            <text:p>9.227147</text:p>
          </table:table-cell>
          <table:table-cell office:value-type="float" office:value="11.27279" calcext:value-type="float">
            <text:p>11.27279</text:p>
          </table:table-cell>
          <table:table-cell office:value-type="float" office:value="12.81453" calcext:value-type="float">
            <text:p>12.81453</text:p>
          </table:table-cell>
          <table:table-cell office:value-type="float" office:value="13.07195" calcext:value-type="float">
            <text:p>13.07195</text:p>
          </table:table-cell>
          <table:table-cell office:value-type="float" office:value="0" calcext:value-type="float">
            <text:p>0</text:p>
          </table:table-cell>
          <table:table-cell office:value-type="float" office:value="110.1891" calcext:value-type="float">
            <text:p>110.1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4212" calcext:value-type="float">
            <text:p>2.984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1.89175" calcext:value-type="float">
            <text:p>1.89175</text:p>
          </table:table-cell>
          <table:table-cell office:value-type="float" office:value="135.6486" calcext:value-type="float">
            <text:p>135.6486</text:p>
          </table:table-cell>
          <table:table-cell office:value-type="float" office:value="5" calcext:value-type="float">
            <text:p>5</text:p>
          </table:table-cell>
          <table:table-cell office:value-type="float" office:value="-3.827676" calcext:value-type="float">
            <text:p>-3.827676</text:p>
          </table:table-cell>
          <table:table-cell office:value-type="float" office:value="41.03046" calcext:value-type="float">
            <text:p>41.03046</text:p>
          </table:table-cell>
          <table:table-cell office:value-type="float" office:value="0.00790651" calcext:value-type="float">
            <text:p>0.00790651</text:p>
          </table:table-cell>
          <table:table-cell office:value-type="float" office:value="0.0005277115" calcext:value-type="float">
            <text:p>0.0005277115</text:p>
          </table:table-cell>
          <table:table-cell office:value-type="float" office:value="0.01074754" calcext:value-type="float">
            <text:p>0.01074754</text:p>
          </table:table-cell>
          <table:table-cell office:value-type="float" office:value="0.01528671" calcext:value-type="float">
            <text:p>0.01528671</text:p>
          </table:table-cell>
          <table:table-cell office:value-type="float" office:value="1162.856" calcext:value-type="float">
            <text:p>1162.856</text:p>
          </table:table-cell>
          <table:table-cell office:value-type="float" office:value="1.630887" calcext:value-type="float">
            <text:p>1.630887</text:p>
          </table:table-cell>
          <table:table-cell office:value-type="float" office:value="0" calcext:value-type="float">
            <text:p>0</text:p>
          </table:table-cell>
          <table:table-cell office:value-type="float" office:value="0.05522629" calcext:value-type="float">
            <text:p>0.05522629</text:p>
          </table:table-cell>
          <table:table-cell office:value-type="float" office:value="0.03277977" calcext:value-type="float">
            <text:p>0.03277977</text:p>
          </table:table-cell>
          <table:table-cell office:value-type="float" office:value="0.03610484" calcext:value-type="float">
            <text:p>0.03610484</text:p>
          </table:table-cell>
          <table:table-cell office:value-type="float" office:value="0.008668678" calcext:value-type="float">
            <text:p>0.008668678</text:p>
          </table:table-cell>
          <table:table-cell office:value-type="float" office:value="0.008139206" calcext:value-type="float">
            <text:p>0.008139206</text:p>
          </table:table-cell>
          <table:table-cell office:value-type="float" office:value="0.004629923" calcext:value-type="float">
            <text:p>0.004629923</text:p>
          </table:table-cell>
          <table:table-cell office:value-type="float" office:value="0.004776272" calcext:value-type="float">
            <text:p>0.004776272</text:p>
          </table:table-cell>
          <table:table-cell office:value-type="float" office:value="0.007597236" calcext:value-type="float">
            <text:p>0.007597236</text:p>
          </table:table-cell>
          <table:table-cell office:value-type="float" office:value="0.04558601" calcext:value-type="float">
            <text:p>0.04558601</text:p>
          </table:table-cell>
          <table:table-cell office:value-type="float" office:value="0.07994891" calcext:value-type="float">
            <text:p>0.07994891</text:p>
          </table:table-cell>
          <table:table-cell office:value-type="float" office:value="0.08584704" calcext:value-type="float">
            <text:p>0.08584704</text:p>
          </table:table-cell>
          <table:table-cell office:value-type="float" office:value="0.09051699" calcext:value-type="float">
            <text:p>0.09051699</text:p>
          </table:table-cell>
          <table:table-cell office:value-type="float" office:value="0.1967409" calcext:value-type="float">
            <text:p>0.1967409</text:p>
          </table:table-cell>
          <table:table-cell office:value-type="float" office:value="0.1992105" calcext:value-type="float">
            <text:p>0.1992105</text:p>
          </table:table-cell>
          <table:table-cell office:value-type="float" office:value="0" calcext:value-type="float">
            <text:p>0</text:p>
          </table:table-cell>
          <table:table-cell office:value-type="float" office:value="36.42497" calcext:value-type="float">
            <text:p>36.42497</text:p>
          </table:table-cell>
          <table:table-cell office:value-type="float" office:value="31.83063" calcext:value-type="float">
            <text:p>31.83063</text:p>
          </table:table-cell>
          <table:table-cell office:value-type="float" office:value="43.71206" calcext:value-type="float">
            <text:p>43.71206</text:p>
          </table:table-cell>
          <table:table-cell office:value-type="float" office:value="6.868833" calcext:value-type="float">
            <text:p>6.868833</text:p>
          </table:table-cell>
          <table:table-cell office:value-type="float" office:value="6.240102" calcext:value-type="float">
            <text:p>6.240102</text:p>
          </table:table-cell>
          <table:table-cell office:value-type="float" office:value="2.462272" calcext:value-type="float">
            <text:p>2.462272</text:p>
          </table:table-cell>
          <table:table-cell office:value-type="float" office:value="2.70949" calcext:value-type="float">
            <text:p>2.70949</text:p>
          </table:table-cell>
          <table:table-cell office:value-type="float" office:value="4.982975" calcext:value-type="float">
            <text:p>4.982975</text:p>
          </table:table-cell>
          <table:table-cell office:value-type="float" office:value="8.411678" calcext:value-type="float">
            <text:p>8.411678</text:p>
          </table:table-cell>
          <table:table-cell office:value-type="float" office:value="9.105766" calcext:value-type="float">
            <text:p>9.105766</text:p>
          </table:table-cell>
          <table:table-cell office:value-type="float" office:value="9.214653" calcext:value-type="float">
            <text:p>9.214653</text:p>
          </table:table-cell>
          <table:table-cell office:value-type="float" office:value="11.2537" calcext:value-type="float">
            <text:p>11.2537</text:p>
          </table:table-cell>
          <table:table-cell office:value-type="float" office:value="12.81554" calcext:value-type="float">
            <text:p>12.81554</text:p>
          </table:table-cell>
          <table:table-cell office:value-type="float" office:value="13.07293" calcext:value-type="float">
            <text:p>13.07293</text:p>
          </table:table-cell>
          <table:table-cell office:value-type="float" office:value="0" calcext:value-type="float">
            <text:p>0</text:p>
          </table:table-cell>
          <table:table-cell office:value-type="float" office:value="130.0726" calcext:value-type="float">
            <text:p>130.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2838" calcext:value-type="float">
            <text:p>3.0028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1.877951" calcext:value-type="float">
            <text:p>1.877951</text:p>
          </table:table-cell>
          <table:table-cell office:value-type="float" office:value="135.6432" calcext:value-type="float">
            <text:p>135.6432</text:p>
          </table:table-cell>
          <table:table-cell office:value-type="float" office:value="5" calcext:value-type="float">
            <text:p>5</text:p>
          </table:table-cell>
          <table:table-cell office:value-type="float" office:value="-3.9268" calcext:value-type="float">
            <text:p>-3.9268</text:p>
          </table:table-cell>
          <table:table-cell office:value-type="float" office:value="40.97985" calcext:value-type="float">
            <text:p>40.97985</text:p>
          </table:table-cell>
          <table:table-cell office:value-type="float" office:value="0.007920273" calcext:value-type="float">
            <text:p>0.007920273</text:p>
          </table:table-cell>
          <table:table-cell office:value-type="float" office:value="0.0005306767" calcext:value-type="float">
            <text:p>0.0005306767</text:p>
          </table:table-cell>
          <table:table-cell office:value-type="float" office:value="0.01078246" calcext:value-type="float">
            <text:p>0.01078246</text:p>
          </table:table-cell>
          <table:table-cell office:value-type="float" office:value="0.01548484" calcext:value-type="float">
            <text:p>0.01548484</text:p>
          </table:table-cell>
          <table:table-cell office:value-type="float" office:value="1162.825" calcext:value-type="float">
            <text:p>1162.825</text:p>
          </table:table-cell>
          <table:table-cell office:value-type="float" office:value="1.623646" calcext:value-type="float">
            <text:p>1.623646</text:p>
          </table:table-cell>
          <table:table-cell office:value-type="float" office:value="0" calcext:value-type="float">
            <text:p>0</text:p>
          </table:table-cell>
          <table:table-cell office:value-type="float" office:value="0.02397137" calcext:value-type="float">
            <text:p>0.02397137</text:p>
          </table:table-cell>
          <table:table-cell office:value-type="float" office:value="0.0261313" calcext:value-type="float">
            <text:p>0.0261313</text:p>
          </table:table-cell>
          <table:table-cell office:value-type="float" office:value="0.03099396" calcext:value-type="float">
            <text:p>0.03099396</text:p>
          </table:table-cell>
          <table:table-cell office:value-type="float" office:value="0.008429176" calcext:value-type="float">
            <text:p>0.008429176</text:p>
          </table:table-cell>
          <table:table-cell office:value-type="float" office:value="0.007649452" calcext:value-type="float">
            <text:p>0.007649452</text:p>
          </table:table-cell>
          <table:table-cell office:value-type="float" office:value="0.004610213" calcext:value-type="float">
            <text:p>0.004610213</text:p>
          </table:table-cell>
          <table:table-cell office:value-type="float" office:value="0.004706184" calcext:value-type="float">
            <text:p>0.004706184</text:p>
          </table:table-cell>
          <table:table-cell office:value-type="float" office:value="0.007597233" calcext:value-type="float">
            <text:p>0.007597233</text:p>
          </table:table-cell>
          <table:table-cell office:value-type="float" office:value="0.0451025" calcext:value-type="float">
            <text:p>0.0451025</text:p>
          </table:table-cell>
          <table:table-cell office:value-type="float" office:value="0.07931469" calcext:value-type="float">
            <text:p>0.07931469</text:p>
          </table:table-cell>
          <table:table-cell office:value-type="float" office:value="0.08495566" calcext:value-type="float">
            <text:p>0.08495566</text:p>
          </table:table-cell>
          <table:table-cell office:value-type="float" office:value="0.08939887" calcext:value-type="float">
            <text:p>0.08939887</text:p>
          </table:table-cell>
          <table:table-cell office:value-type="float" office:value="0.1967385" calcext:value-type="float">
            <text:p>0.1967385</text:p>
          </table:table-cell>
          <table:table-cell office:value-type="float" office:value="0.1992197" calcext:value-type="float">
            <text:p>0.1992197</text:p>
          </table:table-cell>
          <table:table-cell office:value-type="float" office:value="0" calcext:value-type="float">
            <text:p>0</text:p>
          </table:table-cell>
          <table:table-cell office:value-type="float" office:value="36.33073" calcext:value-type="float">
            <text:p>36.33073</text:p>
          </table:table-cell>
          <table:table-cell office:value-type="float" office:value="31.72632" calcext:value-type="float">
            <text:p>31.72632</text:p>
          </table:table-cell>
          <table:table-cell office:value-type="float" office:value="43.56459" calcext:value-type="float">
            <text:p>43.56459</text:p>
          </table:table-cell>
          <table:table-cell office:value-type="float" office:value="6.849479" calcext:value-type="float">
            <text:p>6.849479</text:p>
          </table:table-cell>
          <table:table-cell office:value-type="float" office:value="6.222374" calcext:value-type="float">
            <text:p>6.222374</text:p>
          </table:table-cell>
          <table:table-cell office:value-type="float" office:value="2.457926" calcext:value-type="float">
            <text:p>2.457926</text:p>
          </table:table-cell>
          <table:table-cell office:value-type="float" office:value="2.704233" calcext:value-type="float">
            <text:p>2.704233</text:p>
          </table:table-cell>
          <table:table-cell office:value-type="float" office:value="4.970016" calcext:value-type="float">
            <text:p>4.970016</text:p>
          </table:table-cell>
          <table:table-cell office:value-type="float" office:value="8.394189" calcext:value-type="float">
            <text:p>8.394189</text:p>
          </table:table-cell>
          <table:table-cell office:value-type="float" office:value="9.093225" calcext:value-type="float">
            <text:p>9.093225</text:p>
          </table:table-cell>
          <table:table-cell office:value-type="float" office:value="9.202044" calcext:value-type="float">
            <text:p>9.202044</text:p>
          </table:table-cell>
          <table:table-cell office:value-type="float" office:value="11.23447" calcext:value-type="float">
            <text:p>11.23447</text:p>
          </table:table-cell>
          <table:table-cell office:value-type="float" office:value="12.81655" calcext:value-type="float">
            <text:p>12.81655</text:p>
          </table:table-cell>
          <table:table-cell office:value-type="float" office:value="13.0739" calcext:value-type="float">
            <text:p>13.0739</text:p>
          </table:table-cell>
          <table:table-cell office:value-type="float" office:value="0" calcext:value-type="float">
            <text:p>0</text:p>
          </table:table-cell>
          <table:table-cell office:value-type="float" office:value="29.55602" calcext:value-type="float">
            <text:p>29.55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13" calcext:value-type="float">
            <text:p>3.02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1.866031" calcext:value-type="float">
            <text:p>1.866031</text:p>
          </table:table-cell>
          <table:table-cell office:value-type="float" office:value="135.638" calcext:value-type="float">
            <text:p>135.638</text:p>
          </table:table-cell>
          <table:table-cell office:value-type="float" office:value="5" calcext:value-type="float">
            <text:p>5</text:p>
          </table:table-cell>
          <table:table-cell office:value-type="float" office:value="-4.020849" calcext:value-type="float">
            <text:p>-4.020849</text:p>
          </table:table-cell>
          <table:table-cell office:value-type="float" office:value="40.92854" calcext:value-type="float">
            <text:p>40.92854</text:p>
          </table:table-cell>
          <table:table-cell office:value-type="float" office:value="0.007920273" calcext:value-type="float">
            <text:p>0.007920273</text:p>
          </table:table-cell>
          <table:table-cell office:value-type="float" office:value="0.0005322078" calcext:value-type="float">
            <text:p>0.0005322078</text:p>
          </table:table-cell>
          <table:table-cell office:value-type="float" office:value="0.01078246" calcext:value-type="float">
            <text:p>0.01078246</text:p>
          </table:table-cell>
          <table:table-cell office:value-type="float" office:value="0.01547062" calcext:value-type="float">
            <text:p>0.01547062</text:p>
          </table:table-cell>
          <table:table-cell office:value-type="float" office:value="1162.794" calcext:value-type="float">
            <text:p>1162.794</text:p>
          </table:table-cell>
          <table:table-cell office:value-type="float" office:value="1.622141" calcext:value-type="float">
            <text:p>1.622141</text:p>
          </table:table-cell>
          <table:table-cell office:value-type="float" office:value="0" calcext:value-type="float">
            <text:p>0</text:p>
          </table:table-cell>
          <table:table-cell office:value-type="float" office:value="0.02820724" calcext:value-type="float">
            <text:p>0.02820724</text:p>
          </table:table-cell>
          <table:table-cell office:value-type="float" office:value="0.0258549" calcext:value-type="float">
            <text:p>0.0258549</text:p>
          </table:table-cell>
          <table:table-cell office:value-type="float" office:value="0.03133121" calcext:value-type="float">
            <text:p>0.03133121</text:p>
          </table:table-cell>
          <table:table-cell office:value-type="float" office:value="0.007747439" calcext:value-type="float">
            <text:p>0.007747439</text:p>
          </table:table-cell>
          <table:table-cell office:value-type="float" office:value="0.007490553" calcext:value-type="float">
            <text:p>0.007490553</text:p>
          </table:table-cell>
          <table:table-cell office:value-type="float" office:value="0.004509541" calcext:value-type="float">
            <text:p>0.004509541</text:p>
          </table:table-cell>
          <table:table-cell office:value-type="float" office:value="0.004740603" calcext:value-type="float">
            <text:p>0.004740603</text:p>
          </table:table-cell>
          <table:table-cell office:value-type="float" office:value="0.007598939" calcext:value-type="float">
            <text:p>0.007598939</text:p>
          </table:table-cell>
          <table:table-cell office:value-type="float" office:value="0.0526211" calcext:value-type="float">
            <text:p>0.0526211</text:p>
          </table:table-cell>
          <table:table-cell office:value-type="float" office:value="0.08550218" calcext:value-type="float">
            <text:p>0.08550218</text:p>
          </table:table-cell>
          <table:table-cell office:value-type="float" office:value="0.08969086" calcext:value-type="float">
            <text:p>0.08969086</text:p>
          </table:table-cell>
          <table:table-cell office:value-type="float" office:value="0.0949973" calcext:value-type="float">
            <text:p>0.0949973</text:p>
          </table:table-cell>
          <table:table-cell office:value-type="float" office:value="0.1967518" calcext:value-type="float">
            <text:p>0.1967518</text:p>
          </table:table-cell>
          <table:table-cell office:value-type="float" office:value="0.1992288" calcext:value-type="float">
            <text:p>0.1992288</text:p>
          </table:table-cell>
          <table:table-cell office:value-type="float" office:value="0" calcext:value-type="float">
            <text:p>0</text:p>
          </table:table-cell>
          <table:table-cell office:value-type="float" office:value="36.24978" calcext:value-type="float">
            <text:p>36.24978</text:p>
          </table:table-cell>
          <table:table-cell office:value-type="float" office:value="31.61798" calcext:value-type="float">
            <text:p>31.61798</text:p>
          </table:table-cell>
          <table:table-cell office:value-type="float" office:value="43.40127" calcext:value-type="float">
            <text:p>43.40127</text:p>
          </table:table-cell>
          <table:table-cell office:value-type="float" office:value="6.827286" calcext:value-type="float">
            <text:p>6.827286</text:p>
          </table:table-cell>
          <table:table-cell office:value-type="float" office:value="6.202091" calcext:value-type="float">
            <text:p>6.202091</text:p>
          </table:table-cell>
          <table:table-cell office:value-type="float" office:value="2.453256" calcext:value-type="float">
            <text:p>2.453256</text:p>
          </table:table-cell>
          <table:table-cell office:value-type="float" office:value="2.699019" calcext:value-type="float">
            <text:p>2.699019</text:p>
          </table:table-cell>
          <table:table-cell office:value-type="float" office:value="4.957001" calcext:value-type="float">
            <text:p>4.957001</text:p>
          </table:table-cell>
          <table:table-cell office:value-type="float" office:value="8.377022" calcext:value-type="float">
            <text:p>8.377022</text:p>
          </table:table-cell>
          <table:table-cell office:value-type="float" office:value="9.080894" calcext:value-type="float">
            <text:p>9.080894</text:p>
          </table:table-cell>
          <table:table-cell office:value-type="float" office:value="9.18954" calcext:value-type="float">
            <text:p>9.18954</text:p>
          </table:table-cell>
          <table:table-cell office:value-type="float" office:value="11.21538" calcext:value-type="float">
            <text:p>11.21538</text:p>
          </table:table-cell>
          <table:table-cell office:value-type="float" office:value="12.81756" calcext:value-type="float">
            <text:p>12.81756</text:p>
          </table:table-cell>
          <table:table-cell office:value-type="float" office:value="13.07488" calcext:value-type="float">
            <text:p>13.07488</text:p>
          </table:table-cell>
          <table:table-cell office:value-type="float" office:value="0" calcext:value-type="float">
            <text:p>0</text:p>
          </table:table-cell>
          <table:table-cell office:value-type="float" office:value="77.79165" calcext:value-type="float">
            <text:p>77.7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751" calcext:value-type="float">
            <text:p>3.037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1.854702" calcext:value-type="float">
            <text:p>1.854702</text:p>
          </table:table-cell>
          <table:table-cell office:value-type="float" office:value="135.6326" calcext:value-type="float">
            <text:p>135.6326</text:p>
          </table:table-cell>
          <table:table-cell office:value-type="float" office:value="5" calcext:value-type="float">
            <text:p>5</text:p>
          </table:table-cell>
          <table:table-cell office:value-type="float" office:value="-4.095285" calcext:value-type="float">
            <text:p>-4.095285</text:p>
          </table:table-cell>
          <table:table-cell office:value-type="float" office:value="40.88636" calcext:value-type="float">
            <text:p>40.88636</text:p>
          </table:table-cell>
          <table:table-cell office:value-type="float" office:value="0.007920273" calcext:value-type="float">
            <text:p>0.007920273</text:p>
          </table:table-cell>
          <table:table-cell office:value-type="float" office:value="0.0005337389" calcext:value-type="float">
            <text:p>0.0005337389</text:p>
          </table:table-cell>
          <table:table-cell office:value-type="float" office:value="0.01078246" calcext:value-type="float">
            <text:p>0.01078246</text:p>
          </table:table-cell>
          <table:table-cell office:value-type="float" office:value="0.01545927" calcext:value-type="float">
            <text:p>0.01545927</text:p>
          </table:table-cell>
          <table:table-cell office:value-type="float" office:value="1162.766" calcext:value-type="float">
            <text:p>1162.766</text:p>
          </table:table-cell>
          <table:table-cell office:value-type="float" office:value="1.617339" calcext:value-type="float">
            <text:p>1.617339</text:p>
          </table:table-cell>
          <table:table-cell office:value-type="float" office:value="0" calcext:value-type="float">
            <text:p>0</text:p>
          </table:table-cell>
          <table:table-cell office:value-type="float" office:value="0.05356478" calcext:value-type="float">
            <text:p>0.05356478</text:p>
          </table:table-cell>
          <table:table-cell office:value-type="float" office:value="0.02978121" calcext:value-type="float">
            <text:p>0.02978121</text:p>
          </table:table-cell>
          <table:table-cell office:value-type="float" office:value="0.03357806" calcext:value-type="float">
            <text:p>0.03357806</text:p>
          </table:table-cell>
          <table:table-cell office:value-type="float" office:value="0.008237666" calcext:value-type="float">
            <text:p>0.008237666</text:p>
          </table:table-cell>
          <table:table-cell office:value-type="float" office:value="0.00791763" calcext:value-type="float">
            <text:p>0.00791763</text:p>
          </table:table-cell>
          <table:table-cell office:value-type="float" office:value="0.004585839" calcext:value-type="float">
            <text:p>0.004585839</text:p>
          </table:table-cell>
          <table:table-cell office:value-type="float" office:value="0.004770002" calcext:value-type="float">
            <text:p>0.004770002</text:p>
          </table:table-cell>
          <table:table-cell office:value-type="float" office:value="0.00760495" calcext:value-type="float">
            <text:p>0.00760495</text:p>
          </table:table-cell>
          <table:table-cell office:value-type="float" office:value="0.07279422" calcext:value-type="float">
            <text:p>0.07279422</text:p>
          </table:table-cell>
          <table:table-cell office:value-type="float" office:value="0.1038166" calcext:value-type="float">
            <text:p>0.1038166</text:p>
          </table:table-cell>
          <table:table-cell office:value-type="float" office:value="0.1061395" calcext:value-type="float">
            <text:p>0.1061395</text:p>
          </table:table-cell>
          <table:table-cell office:value-type="float" office:value="0.1160956" calcext:value-type="float">
            <text:p>0.1160956</text:p>
          </table:table-cell>
          <table:table-cell office:value-type="float" office:value="0.1967865" calcext:value-type="float">
            <text:p>0.1967865</text:p>
          </table:table-cell>
          <table:table-cell office:value-type="float" office:value="0.199238" calcext:value-type="float">
            <text:p>0.199238</text:p>
          </table:table-cell>
          <table:table-cell office:value-type="float" office:value="0" calcext:value-type="float">
            <text:p>0</text:p>
          </table:table-cell>
          <table:table-cell office:value-type="float" office:value="36.2165" calcext:value-type="float">
            <text:p>36.2165</text:p>
          </table:table-cell>
          <table:table-cell office:value-type="float" office:value="31.52232" calcext:value-type="float">
            <text:p>31.52232</text:p>
          </table:table-cell>
          <table:table-cell office:value-type="float" office:value="43.25352" calcext:value-type="float">
            <text:p>43.25352</text:p>
          </table:table-cell>
          <table:table-cell office:value-type="float" office:value="6.806885" calcext:value-type="float">
            <text:p>6.806885</text:p>
          </table:table-cell>
          <table:table-cell office:value-type="float" office:value="6.183259" calcext:value-type="float">
            <text:p>6.183259</text:p>
          </table:table-cell>
          <table:table-cell office:value-type="float" office:value="2.448694" calcext:value-type="float">
            <text:p>2.448694</text:p>
          </table:table-cell>
          <table:table-cell office:value-type="float" office:value="2.693962" calcext:value-type="float">
            <text:p>2.693962</text:p>
          </table:table-cell>
          <table:table-cell office:value-type="float" office:value="4.944069" calcext:value-type="float">
            <text:p>4.944069</text:p>
          </table:table-cell>
          <table:table-cell office:value-type="float" office:value="8.363477" calcext:value-type="float">
            <text:p>8.363477</text:p>
          </table:table-cell>
          <table:table-cell office:value-type="float" office:value="9.071919" calcext:value-type="float">
            <text:p>9.071919</text:p>
          </table:table-cell>
          <table:table-cell office:value-type="float" office:value="9.18015" calcext:value-type="float">
            <text:p>9.18015</text:p>
          </table:table-cell>
          <table:table-cell office:value-type="float" office:value="11.20018" calcext:value-type="float">
            <text:p>11.20018</text:p>
          </table:table-cell>
          <table:table-cell office:value-type="float" office:value="12.81857" calcext:value-type="float">
            <text:p>12.81857</text:p>
          </table:table-cell>
          <table:table-cell office:value-type="float" office:value="13.07583" calcext:value-type="float">
            <text:p>13.07583</text:p>
          </table:table-cell>
          <table:table-cell office:value-type="float" office:value="0" calcext:value-type="float">
            <text:p>0</text:p>
          </table:table-cell>
          <table:table-cell office:value-type="float" office:value="107.3064" calcext:value-type="float">
            <text:p>107.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406" calcext:value-type="float">
            <text:p>3.054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1.843225" calcext:value-type="float">
            <text:p>1.843225</text:p>
          </table:table-cell>
          <table:table-cell office:value-type="float" office:value="135.6265" calcext:value-type="float">
            <text:p>135.6265</text:p>
          </table:table-cell>
          <table:table-cell office:value-type="float" office:value="5" calcext:value-type="float">
            <text:p>5</text:p>
          </table:table-cell>
          <table:table-cell office:value-type="float" office:value="-4.155316" calcext:value-type="float">
            <text:p>-4.155316</text:p>
          </table:table-cell>
          <table:table-cell office:value-type="float" office:value="40.85533" calcext:value-type="float">
            <text:p>40.85533</text:p>
          </table:table-cell>
          <table:table-cell office:value-type="float" office:value="0.007920273" calcext:value-type="float">
            <text:p>0.007920273</text:p>
          </table:table-cell>
          <table:table-cell office:value-type="float" office:value="0.00053527" calcext:value-type="float">
            <text:p>0.00053527</text:p>
          </table:table-cell>
          <table:table-cell office:value-type="float" office:value="0.01078246" calcext:value-type="float">
            <text:p>0.01078246</text:p>
          </table:table-cell>
          <table:table-cell office:value-type="float" office:value="0.01545017" calcext:value-type="float">
            <text:p>0.01545017</text:p>
          </table:table-cell>
          <table:table-cell office:value-type="float" office:value="1162.742" calcext:value-type="float">
            <text:p>1162.742</text:p>
          </table:table-cell>
          <table:table-cell office:value-type="float" office:value="1.610468" calcext:value-type="float">
            <text:p>1.610468</text:p>
          </table:table-cell>
          <table:table-cell office:value-type="float" office:value="0" calcext:value-type="float">
            <text:p>0</text:p>
          </table:table-cell>
          <table:table-cell office:value-type="float" office:value="0.05360586" calcext:value-type="float">
            <text:p>0.05360586</text:p>
          </table:table-cell>
          <table:table-cell office:value-type="float" office:value="0.03387693" calcext:value-type="float">
            <text:p>0.03387693</text:p>
          </table:table-cell>
          <table:table-cell office:value-type="float" office:value="0.03651427" calcext:value-type="float">
            <text:p>0.03651427</text:p>
          </table:table-cell>
          <table:table-cell office:value-type="float" office:value="0.008956984" calcext:value-type="float">
            <text:p>0.008956984</text:p>
          </table:table-cell>
          <table:table-cell office:value-type="float" office:value="0.008542328" calcext:value-type="float">
            <text:p>0.008542328</text:p>
          </table:table-cell>
          <table:table-cell office:value-type="float" office:value="0.004765903" calcext:value-type="float">
            <text:p>0.004765903</text:p>
          </table:table-cell>
          <table:table-cell office:value-type="float" office:value="0.004837622" calcext:value-type="float">
            <text:p>0.004837622</text:p>
          </table:table-cell>
          <table:table-cell office:value-type="float" office:value="0.01012546" calcext:value-type="float">
            <text:p>0.01012546</text:p>
          </table:table-cell>
          <table:table-cell office:value-type="float" office:value="0.09665879" calcext:value-type="float">
            <text:p>0.09665879</text:p>
          </table:table-cell>
          <table:table-cell office:value-type="float" office:value="0.1208674" calcext:value-type="float">
            <text:p>0.1208674</text:p>
          </table:table-cell>
          <table:table-cell office:value-type="float" office:value="0.1207916" calcext:value-type="float">
            <text:p>0.1207916</text:p>
          </table:table-cell>
          <table:table-cell office:value-type="float" office:value="0.1359811" calcext:value-type="float">
            <text:p>0.1359811</text:p>
          </table:table-cell>
          <table:table-cell office:value-type="float" office:value="0.1968252" calcext:value-type="float">
            <text:p>0.1968252</text:p>
          </table:table-cell>
          <table:table-cell office:value-type="float" office:value="0.1992472" calcext:value-type="float">
            <text:p>0.1992472</text:p>
          </table:table-cell>
          <table:table-cell office:value-type="float" office:value="0" calcext:value-type="float">
            <text:p>0</text:p>
          </table:table-cell>
          <table:table-cell office:value-type="float" office:value="36.19307" calcext:value-type="float">
            <text:p>36.19307</text:p>
          </table:table-cell>
          <table:table-cell office:value-type="float" office:value="31.44053" calcext:value-type="float">
            <text:p>31.44053</text:p>
          </table:table-cell>
          <table:table-cell office:value-type="float" office:value="43.12158" calcext:value-type="float">
            <text:p>43.12158</text:p>
          </table:table-cell>
          <table:table-cell office:value-type="float" office:value="6.788406" calcext:value-type="float">
            <text:p>6.788406</text:p>
          </table:table-cell>
          <table:table-cell office:value-type="float" office:value="6.166083" calcext:value-type="float">
            <text:p>6.166083</text:p>
          </table:table-cell>
          <table:table-cell office:value-type="float" office:value="2.444376" calcext:value-type="float">
            <text:p>2.444376</text:p>
          </table:table-cell>
          <table:table-cell office:value-type="float" office:value="2.689079" calcext:value-type="float">
            <text:p>2.689079</text:p>
          </table:table-cell>
          <table:table-cell office:value-type="float" office:value="4.931412" calcext:value-type="float">
            <text:p>4.931412</text:p>
          </table:table-cell>
          <table:table-cell office:value-type="float" office:value="8.354859" calcext:value-type="float">
            <text:p>8.354859</text:p>
          </table:table-cell>
          <table:table-cell office:value-type="float" office:value="9.067022" calcext:value-type="float">
            <text:p>9.067022</text:p>
          </table:table-cell>
          <table:table-cell office:value-type="float" office:value="9.174726" calcext:value-type="float">
            <text:p>9.174726</text:p>
          </table:table-cell>
          <table:table-cell office:value-type="float" office:value="11.19035" calcext:value-type="float">
            <text:p>11.19035</text:p>
          </table:table-cell>
          <table:table-cell office:value-type="float" office:value="12.81957" calcext:value-type="float">
            <text:p>12.81957</text:p>
          </table:table-cell>
          <table:table-cell office:value-type="float" office:value="13.07677" calcext:value-type="float">
            <text:p>13.07677</text:p>
          </table:table-cell>
          <table:table-cell office:value-type="float" office:value="0" calcext:value-type="float">
            <text:p>0</text:p>
          </table:table-cell>
          <table:table-cell office:value-type="float" office:value="128.5253" calcext:value-type="float">
            <text:p>128.5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2427" calcext:value-type="float">
            <text:p>3.0724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1.831452" calcext:value-type="float">
            <text:p>1.831452</text:p>
          </table:table-cell>
          <table:table-cell office:value-type="float" office:value="135.6208" calcext:value-type="float">
            <text:p>135.6208</text:p>
          </table:table-cell>
          <table:table-cell office:value-type="float" office:value="5" calcext:value-type="float">
            <text:p>5</text:p>
          </table:table-cell>
          <table:table-cell office:value-type="float" office:value="-4.204175" calcext:value-type="float">
            <text:p>-4.204175</text:p>
          </table:table-cell>
          <table:table-cell office:value-type="float" office:value="40.8319" calcext:value-type="float">
            <text:p>40.8319</text:p>
          </table:table-cell>
          <table:table-cell office:value-type="float" office:value="0.007934254" calcext:value-type="float">
            <text:p>0.007934254</text:p>
          </table:table-cell>
          <table:table-cell office:value-type="float" office:value="0.0005376638" calcext:value-type="float">
            <text:p>0.0005376638</text:p>
          </table:table-cell>
          <table:table-cell office:value-type="float" office:value="0.0108211" calcext:value-type="float">
            <text:p>0.0108211</text:p>
          </table:table-cell>
          <table:table-cell office:value-type="float" office:value="0.0156424" calcext:value-type="float">
            <text:p>0.0156424</text:p>
          </table:table-cell>
          <table:table-cell office:value-type="float" office:value="1162.722" calcext:value-type="float">
            <text:p>1162.722</text:p>
          </table:table-cell>
          <table:table-cell office:value-type="float" office:value="1.602258" calcext:value-type="float">
            <text:p>1.602258</text:p>
          </table:table-cell>
          <table:table-cell office:value-type="float" office:value="0" calcext:value-type="float">
            <text:p>0</text:p>
          </table:table-cell>
          <table:table-cell office:value-type="float" office:value="0.02306705" calcext:value-type="float">
            <text:p>0.02306705</text:p>
          </table:table-cell>
          <table:table-cell office:value-type="float" office:value="0.02640114" calcext:value-type="float">
            <text:p>0.02640114</text:p>
          </table:table-cell>
          <table:table-cell office:value-type="float" office:value="0.04380792" calcext:value-type="float">
            <text:p>0.04380792</text:p>
          </table:table-cell>
          <table:table-cell office:value-type="float" office:value="0.009256831" calcext:value-type="float">
            <text:p>0.009256831</text:p>
          </table:table-cell>
          <table:table-cell office:value-type="float" office:value="0.008289103" calcext:value-type="float">
            <text:p>0.008289103</text:p>
          </table:table-cell>
          <table:table-cell office:value-type="float" office:value="0.004822933" calcext:value-type="float">
            <text:p>0.004822933</text:p>
          </table:table-cell>
          <table:table-cell office:value-type="float" office:value="0.0047754" calcext:value-type="float">
            <text:p>0.0047754</text:p>
          </table:table-cell>
          <table:table-cell office:value-type="float" office:value="0.02359193" calcext:value-type="float">
            <text:p>0.02359193</text:p>
          </table:table-cell>
          <table:table-cell office:value-type="float" office:value="0.1216287" calcext:value-type="float">
            <text:p>0.1216287</text:p>
          </table:table-cell>
          <table:table-cell office:value-type="float" office:value="0.1353981" calcext:value-type="float">
            <text:p>0.1353981</text:p>
          </table:table-cell>
          <table:table-cell office:value-type="float" office:value="0.1327018" calcext:value-type="float">
            <text:p>0.1327018</text:p>
          </table:table-cell>
          <table:table-cell office:value-type="float" office:value="0.1502878" calcext:value-type="float">
            <text:p>0.1502878</text:p>
          </table:table-cell>
          <table:table-cell office:value-type="float" office:value="0.1968416" calcext:value-type="float">
            <text:p>0.1968416</text:p>
          </table:table-cell>
          <table:table-cell office:value-type="float" office:value="0.1992563" calcext:value-type="float">
            <text:p>0.1992563</text:p>
          </table:table-cell>
          <table:table-cell office:value-type="float" office:value="0" calcext:value-type="float">
            <text:p>0</text:p>
          </table:table-cell>
          <table:table-cell office:value-type="float" office:value="36.09412" calcext:value-type="float">
            <text:p>36.09412</text:p>
          </table:table-cell>
          <table:table-cell office:value-type="float" office:value="31.3405" calcext:value-type="float">
            <text:p>31.3405</text:p>
          </table:table-cell>
          <table:table-cell office:value-type="float" office:value="42.98639" calcext:value-type="float">
            <text:p>42.98639</text:p>
          </table:table-cell>
          <table:table-cell office:value-type="float" office:value="6.770498" calcext:value-type="float">
            <text:p>6.770498</text:p>
          </table:table-cell>
          <table:table-cell office:value-type="float" office:value="6.149684" calcext:value-type="float">
            <text:p>6.149684</text:p>
          </table:table-cell>
          <table:table-cell office:value-type="float" office:value="2.44023" calcext:value-type="float">
            <text:p>2.44023</text:p>
          </table:table-cell>
          <table:table-cell office:value-type="float" office:value="2.683954" calcext:value-type="float">
            <text:p>2.683954</text:p>
          </table:table-cell>
          <table:table-cell office:value-type="float" office:value="4.920625" calcext:value-type="float">
            <text:p>4.920625</text:p>
          </table:table-cell>
          <table:table-cell office:value-type="float" office:value="8.35201" calcext:value-type="float">
            <text:p>8.35201</text:p>
          </table:table-cell>
          <table:table-cell office:value-type="float" office:value="9.065732" calcext:value-type="float">
            <text:p>9.065732</text:p>
          </table:table-cell>
          <table:table-cell office:value-type="float" office:value="9.172524" calcext:value-type="float">
            <text:p>9.172524</text:p>
          </table:table-cell>
          <table:table-cell office:value-type="float" office:value="11.18467" calcext:value-type="float">
            <text:p>11.18467</text:p>
          </table:table-cell>
          <table:table-cell office:value-type="float" office:value="12.82059" calcext:value-type="float">
            <text:p>12.82059</text:p>
          </table:table-cell>
          <table:table-cell office:value-type="float" office:value="13.0777" calcext:value-type="float">
            <text:p>13.0777</text:p>
          </table:table-cell>
          <table:table-cell office:value-type="float" office:value="0" calcext:value-type="float">
            <text:p>0</text:p>
          </table:table-cell>
          <table:table-cell office:value-type="float" office:value="37.40337" calcext:value-type="float">
            <text:p>37.40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1824" calcext:value-type="float">
            <text:p>3.0918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1.822362" calcext:value-type="float">
            <text:p>1.822362</text:p>
          </table:table-cell>
          <table:table-cell office:value-type="float" office:value="135.6158" calcext:value-type="float">
            <text:p>135.6158</text:p>
          </table:table-cell>
          <table:table-cell office:value-type="float" office:value="5" calcext:value-type="float">
            <text:p>5</text:p>
          </table:table-cell>
          <table:table-cell office:value-type="float" office:value="-4.235328" calcext:value-type="float">
            <text:p>-4.235328</text:p>
          </table:table-cell>
          <table:table-cell office:value-type="float" office:value="40.81747" calcext:value-type="float">
            <text:p>40.81747</text:p>
          </table:table-cell>
          <table:table-cell office:value-type="float" office:value="0.007934254" calcext:value-type="float">
            <text:p>0.007934254</text:p>
          </table:table-cell>
          <table:table-cell office:value-type="float" office:value="0.0005376638" calcext:value-type="float">
            <text:p>0.0005376638</text:p>
          </table:table-cell>
          <table:table-cell office:value-type="float" office:value="0.0108211" calcext:value-type="float">
            <text:p>0.0108211</text:p>
          </table:table-cell>
          <table:table-cell office:value-type="float" office:value="0.01562466" calcext:value-type="float">
            <text:p>0.01562466</text:p>
          </table:table-cell>
          <table:table-cell office:value-type="float" office:value="1162.706" calcext:value-type="float">
            <text:p>1162.706</text:p>
          </table:table-cell>
          <table:table-cell office:value-type="float" office:value="1.6004" calcext:value-type="float">
            <text:p>1.6004</text:p>
          </table:table-cell>
          <table:table-cell office:value-type="float" office:value="0" calcext:value-type="float">
            <text:p>0</text:p>
          </table:table-cell>
          <table:table-cell office:value-type="float" office:value="0.0261984" calcext:value-type="float">
            <text:p>0.0261984</text:p>
          </table:table-cell>
          <table:table-cell office:value-type="float" office:value="0.02577278" calcext:value-type="float">
            <text:p>0.02577278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007852137" calcext:value-type="float">
            <text:p>0.007852137</text:p>
          </table:table-cell>
          <table:table-cell office:value-type="float" office:value="0.007716361" calcext:value-type="float">
            <text:p>0.007716361</text:p>
          </table:table-cell>
          <table:table-cell office:value-type="float" office:value="0.02986273" calcext:value-type="float">
            <text:p>0.02986273</text:p>
          </table:table-cell>
          <table:table-cell office:value-type="float" office:value="0.004821994" calcext:value-type="float">
            <text:p>0.004821994</text:p>
          </table:table-cell>
          <table:table-cell office:value-type="float" office:value="0.05697488" calcext:value-type="float">
            <text:p>0.05697488</text:p>
          </table:table-cell>
          <table:table-cell office:value-type="float" office:value="0.1380868" calcext:value-type="float">
            <text:p>0.1380868</text:p>
          </table:table-cell>
          <table:table-cell office:value-type="float" office:value="0.1458856" calcext:value-type="float">
            <text:p>0.1458856</text:p>
          </table:table-cell>
          <table:table-cell office:value-type="float" office:value="0.1420868" calcext:value-type="float">
            <text:p>0.1420868</text:p>
          </table:table-cell>
          <table:table-cell office:value-type="float" office:value="0.1607742" calcext:value-type="float">
            <text:p>0.1607742</text:p>
          </table:table-cell>
          <table:table-cell office:value-type="float" office:value="0.1968686" calcext:value-type="float">
            <text:p>0.1968686</text:p>
          </table:table-cell>
          <table:table-cell office:value-type="float" office:value="0.1992655" calcext:value-type="float">
            <text:p>0.1992655</text:p>
          </table:table-cell>
          <table:table-cell office:value-type="float" office:value="0" calcext:value-type="float">
            <text:p>0</text:p>
          </table:table-cell>
          <table:table-cell office:value-type="float" office:value="36.01092" calcext:value-type="float">
            <text:p>36.01092</text:p>
          </table:table-cell>
          <table:table-cell office:value-type="float" office:value="31.23647" calcext:value-type="float">
            <text:p>31.23647</text:p>
          </table:table-cell>
          <table:table-cell office:value-type="float" office:value="42.8528" calcext:value-type="float">
            <text:p>42.8528</text:p>
          </table:table-cell>
          <table:table-cell office:value-type="float" office:value="6.749774" calcext:value-type="float">
            <text:p>6.749774</text:p>
          </table:table-cell>
          <table:table-cell office:value-type="float" office:value="6.130942" calcext:value-type="float">
            <text:p>6.130942</text:p>
          </table:table-cell>
          <table:table-cell office:value-type="float" office:value="2.439171" calcext:value-type="float">
            <text:p>2.439171</text:p>
          </table:table-cell>
          <table:table-cell office:value-type="float" office:value="2.67889" calcext:value-type="float">
            <text:p>2.67889</text:p>
          </table:table-cell>
          <table:table-cell office:value-type="float" office:value="4.915842" calcext:value-type="float">
            <text:p>4.915842</text:p>
          </table:table-cell>
          <table:table-cell office:value-type="float" office:value="8.353703" calcext:value-type="float">
            <text:p>8.353703</text:p>
          </table:table-cell>
          <table:table-cell office:value-type="float" office:value="9.067233" calcext:value-type="float">
            <text:p>9.067233</text:p>
          </table:table-cell>
          <table:table-cell office:value-type="float" office:value="9.172901" calcext:value-type="float">
            <text:p>9.172901</text:p>
          </table:table-cell>
          <table:table-cell office:value-type="float" office:value="11.18196" calcext:value-type="float">
            <text:p>11.18196</text:p>
          </table:table-cell>
          <table:table-cell office:value-type="float" office:value="12.8216" calcext:value-type="float">
            <text:p>12.8216</text:p>
          </table:table-cell>
          <table:table-cell office:value-type="float" office:value="13.07864" calcext:value-type="float">
            <text:p>13.07864</text:p>
          </table:table-cell>
          <table:table-cell office:value-type="float" office:value="0" calcext:value-type="float">
            <text:p>0</text:p>
          </table:table-cell>
          <table:table-cell office:value-type="float" office:value="79.71004" calcext:value-type="float">
            <text:p>79.7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8491" calcext:value-type="float">
            <text:p>3.1084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1.813929" calcext:value-type="float">
            <text:p>1.813929</text:p>
          </table:table-cell>
          <table:table-cell office:value-type="float" office:value="135.6107" calcext:value-type="float">
            <text:p>135.6107</text:p>
          </table:table-cell>
          <table:table-cell office:value-type="float" office:value="5" calcext:value-type="float">
            <text:p>5</text:p>
          </table:table-cell>
          <table:table-cell office:value-type="float" office:value="-4.251562" calcext:value-type="float">
            <text:p>-4.251562</text:p>
          </table:table-cell>
          <table:table-cell office:value-type="float" office:value="40.81571" calcext:value-type="float">
            <text:p>40.81571</text:p>
          </table:table-cell>
          <table:table-cell office:value-type="float" office:value="0.007934254" calcext:value-type="float">
            <text:p>0.007934254</text:p>
          </table:table-cell>
          <table:table-cell office:value-type="float" office:value="0.0005376638" calcext:value-type="float">
            <text:p>0.0005376638</text:p>
          </table:table-cell>
          <table:table-cell office:value-type="float" office:value="0.0108211" calcext:value-type="float">
            <text:p>0.0108211</text:p>
          </table:table-cell>
          <table:table-cell office:value-type="float" office:value="0.01560976" calcext:value-type="float">
            <text:p>0.01560976</text:p>
          </table:table-cell>
          <table:table-cell office:value-type="float" office:value="1162.695" calcext:value-type="float">
            <text:p>1162.695</text:p>
          </table:table-cell>
          <table:table-cell office:value-type="float" office:value="1.596087" calcext:value-type="float">
            <text:p>1.596087</text:p>
          </table:table-cell>
          <table:table-cell office:value-type="float" office:value="0" calcext:value-type="float">
            <text:p>0</text:p>
          </table:table-cell>
          <table:table-cell office:value-type="float" office:value="0.04870163" calcext:value-type="float">
            <text:p>0.04870163</text:p>
          </table:table-cell>
          <table:table-cell office:value-type="float" office:value="0.03880864" calcext:value-type="float">
            <text:p>0.03880864</text:p>
          </table:table-cell>
          <table:table-cell office:value-type="float" office:value="0.3551651" calcext:value-type="float">
            <text:p>0.3551651</text:p>
          </table:table-cell>
          <table:table-cell office:value-type="float" office:value="0.008365577" calcext:value-type="float">
            <text:p>0.008365577</text:p>
          </table:table-cell>
          <table:table-cell office:value-type="float" office:value="0.008050334" calcext:value-type="float">
            <text:p>0.008050334</text:p>
          </table:table-cell>
          <table:table-cell office:value-type="float" office:value="0.03817184" calcext:value-type="float">
            <text:p>0.03817184</text:p>
          </table:table-cell>
          <table:table-cell office:value-type="float" office:value="0.004848908" calcext:value-type="float">
            <text:p>0.004848908</text:p>
          </table:table-cell>
          <table:table-cell office:value-type="float" office:value="0.07600804" calcext:value-type="float">
            <text:p>0.07600804</text:p>
          </table:table-cell>
          <table:table-cell office:value-type="float" office:value="0.1470924" calcext:value-type="float">
            <text:p>0.1470924</text:p>
          </table:table-cell>
          <table:table-cell office:value-type="float" office:value="0.1524811" calcext:value-type="float">
            <text:p>0.1524811</text:p>
          </table:table-cell>
          <table:table-cell office:value-type="float" office:value="0.1487579" calcext:value-type="float">
            <text:p>0.1487579</text:p>
          </table:table-cell>
          <table:table-cell office:value-type="float" office:value="0.1681887" calcext:value-type="float">
            <text:p>0.1681887</text:p>
          </table:table-cell>
          <table:table-cell office:value-type="float" office:value="0.1968943" calcext:value-type="float">
            <text:p>0.1968943</text:p>
          </table:table-cell>
          <table:table-cell office:value-type="float" office:value="0.1992746" calcext:value-type="float">
            <text:p>0.1992746</text:p>
          </table:table-cell>
          <table:table-cell office:value-type="float" office:value="0" calcext:value-type="float">
            <text:p>0</text:p>
          </table:table-cell>
          <table:table-cell office:value-type="float" office:value="35.97458" calcext:value-type="float">
            <text:p>35.97458</text:p>
          </table:table-cell>
          <table:table-cell office:value-type="float" office:value="31.14663" calcext:value-type="float">
            <text:p>31.14663</text:p>
          </table:table-cell>
          <table:table-cell office:value-type="float" office:value="42.799" calcext:value-type="float">
            <text:p>42.799</text:p>
          </table:table-cell>
          <table:table-cell office:value-type="float" office:value="6.730487" calcext:value-type="float">
            <text:p>6.730487</text:p>
          </table:table-cell>
          <table:table-cell office:value-type="float" office:value="6.113181" calcext:value-type="float">
            <text:p>6.113181</text:p>
          </table:table-cell>
          <table:table-cell office:value-type="float" office:value="2.442474" calcext:value-type="float">
            <text:p>2.442474</text:p>
          </table:table-cell>
          <table:table-cell office:value-type="float" office:value="2.674029" calcext:value-type="float">
            <text:p>2.674029</text:p>
          </table:table-cell>
          <table:table-cell office:value-type="float" office:value="4.918132" calcext:value-type="float">
            <text:p>4.918132</text:p>
          </table:table-cell>
          <table:table-cell office:value-type="float" office:value="8.358032" calcext:value-type="float">
            <text:p>8.358032</text:p>
          </table:table-cell>
          <table:table-cell office:value-type="float" office:value="9.070565" calcext:value-type="float">
            <text:p>9.070565</text:p>
          </table:table-cell>
          <table:table-cell office:value-type="float" office:value="9.175184" calcext:value-type="float">
            <text:p>9.175184</text:p>
          </table:table-cell>
          <table:table-cell office:value-type="float" office:value="11.18137" calcext:value-type="float">
            <text:p>11.18137</text:p>
          </table:table-cell>
          <table:table-cell office:value-type="float" office:value="12.82261" calcext:value-type="float">
            <text:p>12.82261</text:p>
          </table:table-cell>
          <table:table-cell office:value-type="float" office:value="13.07955" calcext:value-type="float">
            <text:p>13.07955</text:p>
          </table:table-cell>
          <table:table-cell office:value-type="float" office:value="0" calcext:value-type="float">
            <text:p>0</text:p>
          </table:table-cell>
          <table:table-cell office:value-type="float" office:value="105.2204" calcext:value-type="float">
            <text:p>105.2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5169" calcext:value-type="float">
            <text:p>3.1251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1.805553" calcext:value-type="float">
            <text:p>1.805553</text:p>
          </table:table-cell>
          <table:table-cell office:value-type="float" office:value="135.6054" calcext:value-type="float">
            <text:p>135.6054</text:p>
          </table:table-cell>
          <table:table-cell office:value-type="float" office:value="5" calcext:value-type="float">
            <text:p>5</text:p>
          </table:table-cell>
          <table:table-cell office:value-type="float" office:value="-4.25972" calcext:value-type="float">
            <text:p>-4.25972</text:p>
          </table:table-cell>
          <table:table-cell office:value-type="float" office:value="40.82232" calcext:value-type="float">
            <text:p>40.82232</text:p>
          </table:table-cell>
          <table:table-cell office:value-type="float" office:value="0.007934254" calcext:value-type="float">
            <text:p>0.007934254</text:p>
          </table:table-cell>
          <table:table-cell office:value-type="float" office:value="0.0005376638" calcext:value-type="float">
            <text:p>0.0005376638</text:p>
          </table:table-cell>
          <table:table-cell office:value-type="float" office:value="0.0108211" calcext:value-type="float">
            <text:p>0.0108211</text:p>
          </table:table-cell>
          <table:table-cell office:value-type="float" office:value="0.0155971" calcext:value-type="float">
            <text:p>0.0155971</text:p>
          </table:table-cell>
          <table:table-cell office:value-type="float" office:value="1162.686" calcext:value-type="float">
            <text:p>1162.686</text:p>
          </table:table-cell>
          <table:table-cell office:value-type="float" office:value="1.590923" calcext:value-type="float">
            <text:p>1.590923</text:p>
          </table:table-cell>
          <table:table-cell office:value-type="float" office:value="0" calcext:value-type="float">
            <text:p>0</text:p>
          </table:table-cell>
          <table:table-cell office:value-type="float" office:value="0.03638308" calcext:value-type="float">
            <text:p>0.03638308</text:p>
          </table:table-cell>
          <table:table-cell office:value-type="float" office:value="0.2096965" calcext:value-type="float">
            <text:p>0.2096965</text:p>
          </table:table-cell>
          <table:table-cell office:value-type="float" office:value="0.4573962" calcext:value-type="float">
            <text:p>0.4573962</text:p>
          </table:table-cell>
          <table:table-cell office:value-type="float" office:value="0.0118057" calcext:value-type="float">
            <text:p>0.0118057</text:p>
          </table:table-cell>
          <table:table-cell office:value-type="float" office:value="0.008419964" calcext:value-type="float">
            <text:p>0.008419964</text:p>
          </table:table-cell>
          <table:table-cell office:value-type="float" office:value="0.04058489" calcext:value-type="float">
            <text:p>0.04058489</text:p>
          </table:table-cell>
          <table:table-cell office:value-type="float" office:value="0.009073614" calcext:value-type="float">
            <text:p>0.009073614</text:p>
          </table:table-cell>
          <table:table-cell office:value-type="float" office:value="0.08180261" calcext:value-type="float">
            <text:p>0.08180261</text:p>
          </table:table-cell>
          <table:table-cell office:value-type="float" office:value="0.1514892" calcext:value-type="float">
            <text:p>0.1514892</text:p>
          </table:table-cell>
          <table:table-cell office:value-type="float" office:value="0.1561349" calcext:value-type="float">
            <text:p>0.1561349</text:p>
          </table:table-cell>
          <table:table-cell office:value-type="float" office:value="0.1530987" calcext:value-type="float">
            <text:p>0.1530987</text:p>
          </table:table-cell>
          <table:table-cell office:value-type="float" office:value="0.1731941" calcext:value-type="float">
            <text:p>0.1731941</text:p>
          </table:table-cell>
          <table:table-cell office:value-type="float" office:value="0.1969155" calcext:value-type="float">
            <text:p>0.1969155</text:p>
          </table:table-cell>
          <table:table-cell office:value-type="float" office:value="0.1992838" calcext:value-type="float">
            <text:p>0.1992838</text:p>
          </table:table-cell>
          <table:table-cell office:value-type="float" office:value="0" calcext:value-type="float">
            <text:p>0</text:p>
          </table:table-cell>
          <table:table-cell office:value-type="float" office:value="35.9464" calcext:value-type="float">
            <text:p>35.9464</text:p>
          </table:table-cell>
          <table:table-cell office:value-type="float" office:value="31.09091" calcext:value-type="float">
            <text:p>31.09091</text:p>
          </table:table-cell>
          <table:table-cell office:value-type="float" office:value="42.80584" calcext:value-type="float">
            <text:p>42.80584</text:p>
          </table:table-cell>
          <table:table-cell office:value-type="float" office:value="6.713035" calcext:value-type="float">
            <text:p>6.713035</text:p>
          </table:table-cell>
          <table:table-cell office:value-type="float" office:value="6.096659" calcext:value-type="float">
            <text:p>6.096659</text:p>
          </table:table-cell>
          <table:table-cell office:value-type="float" office:value="2.446795" calcext:value-type="float">
            <text:p>2.446795</text:p>
          </table:table-cell>
          <table:table-cell office:value-type="float" office:value="2.669423" calcext:value-type="float">
            <text:p>2.669423</text:p>
          </table:table-cell>
          <table:table-cell office:value-type="float" office:value="4.923135" calcext:value-type="float">
            <text:p>4.923135</text:p>
          </table:table-cell>
          <table:table-cell office:value-type="float" office:value="8.363674" calcext:value-type="float">
            <text:p>8.363674</text:p>
          </table:table-cell>
          <table:table-cell office:value-type="float" office:value="9.074965" calcext:value-type="float">
            <text:p>9.074965</text:p>
          </table:table-cell>
          <table:table-cell office:value-type="float" office:value="9.178739" calcext:value-type="float">
            <text:p>9.178739</text:p>
          </table:table-cell>
          <table:table-cell office:value-type="float" office:value="11.18224" calcext:value-type="float">
            <text:p>11.18224</text:p>
          </table:table-cell>
          <table:table-cell office:value-type="float" office:value="12.82361" calcext:value-type="float">
            <text:p>12.82361</text:p>
          </table:table-cell>
          <table:table-cell office:value-type="float" office:value="13.08046" calcext:value-type="float">
            <text:p>13.08046</text:p>
          </table:table-cell>
          <table:table-cell office:value-type="float" office:value="0" calcext:value-type="float">
            <text:p>0</text:p>
          </table:table-cell>
          <table:table-cell office:value-type="float" office:value="116.6678" calcext:value-type="float">
            <text:p>116.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2581" calcext:value-type="float">
            <text:p>3.14258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1.798514" calcext:value-type="float">
            <text:p>1.798514</text:p>
          </table:table-cell>
          <table:table-cell office:value-type="float" office:value="135.6006" calcext:value-type="float">
            <text:p>135.6006</text:p>
          </table:table-cell>
          <table:table-cell office:value-type="float" office:value="5" calcext:value-type="float">
            <text:p>5</text:p>
          </table:table-cell>
          <table:table-cell office:value-type="float" office:value="-4.260466" calcext:value-type="float">
            <text:p>-4.260466</text:p>
          </table:table-cell>
          <table:table-cell office:value-type="float" office:value="40.8349" calcext:value-type="float">
            <text:p>40.8349</text:p>
          </table:table-cell>
          <table:table-cell office:value-type="float" office:value="0.007934254" calcext:value-type="float">
            <text:p>0.007934254</text:p>
          </table:table-cell>
          <table:table-cell office:value-type="float" office:value="0.0005376638" calcext:value-type="float">
            <text:p>0.0005376638</text:p>
          </table:table-cell>
          <table:table-cell office:value-type="float" office:value="0.0108211" calcext:value-type="float">
            <text:p>0.0108211</text:p>
          </table:table-cell>
          <table:table-cell office:value-type="float" office:value="0.01558626" calcext:value-type="float">
            <text:p>0.01558626</text:p>
          </table:table-cell>
          <table:table-cell office:value-type="float" office:value="1162.679" calcext:value-type="float">
            <text:p>1162.679</text:p>
          </table:table-cell>
          <table:table-cell office:value-type="float" office:value="1.585532" calcext:value-type="float">
            <text:p>1.585532</text:p>
          </table:table-cell>
          <table:table-cell office:value-type="float" office:value="0" calcext:value-type="float">
            <text:p>0</text:p>
          </table:table-cell>
          <table:table-cell office:value-type="float" office:value="0.03329348" calcext:value-type="float">
            <text:p>0.03329348</text:p>
          </table:table-cell>
          <table:table-cell office:value-type="float" office:value="0.3816462" calcext:value-type="float">
            <text:p>0.3816462</text:p>
          </table:table-cell>
          <table:table-cell office:value-type="float" office:value="0.478861" calcext:value-type="float">
            <text:p>0.478861</text:p>
          </table:table-cell>
          <table:table-cell office:value-type="float" office:value="0.03115352" calcext:value-type="float">
            <text:p>0.03115352</text:p>
          </table:table-cell>
          <table:table-cell office:value-type="float" office:value="0.01796768" calcext:value-type="float">
            <text:p>0.01796768</text:p>
          </table:table-cell>
          <table:table-cell office:value-type="float" office:value="0.04060887" calcext:value-type="float">
            <text:p>0.04060887</text:p>
          </table:table-cell>
          <table:table-cell office:value-type="float" office:value="0.03560378" calcext:value-type="float">
            <text:p>0.03560378</text:p>
          </table:table-cell>
          <table:table-cell office:value-type="float" office:value="0.08336309" calcext:value-type="float">
            <text:p>0.08336309</text:p>
          </table:table-cell>
          <table:table-cell office:value-type="float" office:value="0.153627" calcext:value-type="float">
            <text:p>0.153627</text:p>
          </table:table-cell>
          <table:table-cell office:value-type="float" office:value="0.158021" calcext:value-type="float">
            <text:p>0.158021</text:p>
          </table:table-cell>
          <table:table-cell office:value-type="float" office:value="0.1557851" calcext:value-type="float">
            <text:p>0.1557851</text:p>
          </table:table-cell>
          <table:table-cell office:value-type="float" office:value="0.1764777" calcext:value-type="float">
            <text:p>0.1764777</text:p>
          </table:table-cell>
          <table:table-cell office:value-type="float" office:value="0.1969328" calcext:value-type="float">
            <text:p>0.1969328</text:p>
          </table:table-cell>
          <table:table-cell office:value-type="float" office:value="0.1992929" calcext:value-type="float">
            <text:p>0.1992929</text:p>
          </table:table-cell>
          <table:table-cell office:value-type="float" office:value="0" calcext:value-type="float">
            <text:p>0</text:p>
          </table:table-cell>
          <table:table-cell office:value-type="float" office:value="35.91677" calcext:value-type="float">
            <text:p>35.91677</text:p>
          </table:table-cell>
          <table:table-cell office:value-type="float" office:value="31.10114" calcext:value-type="float">
            <text:p>31.10114</text:p>
          </table:table-cell>
          <table:table-cell office:value-type="float" office:value="42.82952" calcext:value-type="float">
            <text:p>42.82952</text:p>
          </table:table-cell>
          <table:table-cell office:value-type="float" office:value="6.700066" calcext:value-type="float">
            <text:p>6.700066</text:p>
          </table:table-cell>
          <table:table-cell office:value-type="float" office:value="6.08239" calcext:value-type="float">
            <text:p>6.08239</text:p>
          </table:table-cell>
          <table:table-cell office:value-type="float" office:value="2.451226" calcext:value-type="float">
            <text:p>2.451226</text:p>
          </table:table-cell>
          <table:table-cell office:value-type="float" office:value="2.669108" calcext:value-type="float">
            <text:p>2.669108</text:p>
          </table:table-cell>
          <table:table-cell office:value-type="float" office:value="4.928869" calcext:value-type="float">
            <text:p>4.928869</text:p>
          </table:table-cell>
          <table:table-cell office:value-type="float" office:value="8.36992" calcext:value-type="float">
            <text:p>8.36992</text:p>
          </table:table-cell>
          <table:table-cell office:value-type="float" office:value="9.079911" calcext:value-type="float">
            <text:p>9.079911</text:p>
          </table:table-cell>
          <table:table-cell office:value-type="float" office:value="9.183083" calcext:value-type="float">
            <text:p>9.183083</text:p>
          </table:table-cell>
          <table:table-cell office:value-type="float" office:value="11.18405" calcext:value-type="float">
            <text:p>11.18405</text:p>
          </table:table-cell>
          <table:table-cell office:value-type="float" office:value="12.82462" calcext:value-type="float">
            <text:p>12.82462</text:p>
          </table:table-cell>
          <table:table-cell office:value-type="float" office:value="13.08136" calcext:value-type="float">
            <text:p>13.08136</text:p>
          </table:table-cell>
          <table:table-cell office:value-type="float" office:value="0" calcext:value-type="float">
            <text:p>0</text:p>
          </table:table-cell>
          <table:table-cell office:value-type="float" office:value="115.2589" calcext:value-type="float">
            <text:p>115.2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84" calcext:value-type="float">
            <text:p>3.15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1.791325" calcext:value-type="float">
            <text:p>1.791325</text:p>
          </table:table-cell>
          <table:table-cell office:value-type="float" office:value="135.5962" calcext:value-type="float">
            <text:p>135.5962</text:p>
          </table:table-cell>
          <table:table-cell office:value-type="float" office:value="5" calcext:value-type="float">
            <text:p>5</text:p>
          </table:table-cell>
          <table:table-cell office:value-type="float" office:value="-4.259207" calcext:value-type="float">
            <text:p>-4.259207</text:p>
          </table:table-cell>
          <table:table-cell office:value-type="float" office:value="40.84818" calcext:value-type="float">
            <text:p>40.84818</text:p>
          </table:table-cell>
          <table:table-cell office:value-type="float" office:value="0.00794953" calcext:value-type="float">
            <text:p>0.00794953</text:p>
          </table:table-cell>
          <table:table-cell office:value-type="float" office:value="0.0005388708" calcext:value-type="float">
            <text:p>0.0005388708</text:p>
          </table:table-cell>
          <table:table-cell office:value-type="float" office:value="0.01086858" calcext:value-type="float">
            <text:p>0.01086858</text:p>
          </table:table-cell>
          <table:table-cell office:value-type="float" office:value="0.01574524" calcext:value-type="float">
            <text:p>0.01574524</text:p>
          </table:table-cell>
          <table:table-cell office:value-type="float" office:value="1162.673" calcext:value-type="float">
            <text:p>1162.673</text:p>
          </table:table-cell>
          <table:table-cell office:value-type="float" office:value="1.580213" calcext:value-type="float">
            <text:p>1.580213</text:p>
          </table:table-cell>
          <table:table-cell office:value-type="float" office:value="0" calcext:value-type="float">
            <text:p>0</text:p>
          </table:table-cell>
          <table:table-cell office:value-type="float" office:value="0.02088912" calcext:value-type="float">
            <text:p>0.02088912</text:p>
          </table:table-cell>
          <table:table-cell office:value-type="float" office:value="0.2505825" calcext:value-type="float">
            <text:p>0.2505825</text:p>
          </table:table-cell>
          <table:table-cell office:value-type="float" office:value="0.4041608" calcext:value-type="float">
            <text:p>0.4041608</text:p>
          </table:table-cell>
          <table:table-cell office:value-type="float" office:value="0.07577837" calcext:value-type="float">
            <text:p>0.07577837</text:p>
          </table:table-cell>
          <table:table-cell office:value-type="float" office:value="0.05185639" calcext:value-type="float">
            <text:p>0.05185639</text:p>
          </table:table-cell>
          <table:table-cell office:value-type="float" office:value="0.03992067" calcext:value-type="float">
            <text:p>0.03992067</text:p>
          </table:table-cell>
          <table:table-cell office:value-type="float" office:value="0.03665369" calcext:value-type="float">
            <text:p>0.03665369</text:p>
          </table:table-cell>
          <table:table-cell office:value-type="float" office:value="0.08314333" calcext:value-type="float">
            <text:p>0.08314333</text:p>
          </table:table-cell>
          <table:table-cell office:value-type="float" office:value="0.1545572" calcext:value-type="float">
            <text:p>0.1545572</text:p>
          </table:table-cell>
          <table:table-cell office:value-type="float" office:value="0.1589282" calcext:value-type="float">
            <text:p>0.1589282</text:p>
          </table:table-cell>
          <table:table-cell office:value-type="float" office:value="0.157332" calcext:value-type="float">
            <text:p>0.157332</text:p>
          </table:table-cell>
          <table:table-cell office:value-type="float" office:value="0.1785475" calcext:value-type="float">
            <text:p>0.1785475</text:p>
          </table:table-cell>
          <table:table-cell office:value-type="float" office:value="0.1969386" calcext:value-type="float">
            <text:p>0.1969386</text:p>
          </table:table-cell>
          <table:table-cell office:value-type="float" office:value="0.1993021" calcext:value-type="float">
            <text:p>0.1993021</text:p>
          </table:table-cell>
          <table:table-cell office:value-type="float" office:value="0" calcext:value-type="float">
            <text:p>0</text:p>
          </table:table-cell>
          <table:table-cell office:value-type="float" office:value="35.81331" calcext:value-type="float">
            <text:p>35.81331</text:p>
          </table:table-cell>
          <table:table-cell office:value-type="float" office:value="31.105" calcext:value-type="float">
            <text:p>31.105</text:p>
          </table:table-cell>
          <table:table-cell office:value-type="float" office:value="42.849" calcext:value-type="float">
            <text:p>42.849</text:p>
          </table:table-cell>
          <table:table-cell office:value-type="float" office:value="6.698076" calcext:value-type="float">
            <text:p>6.698076</text:p>
          </table:table-cell>
          <table:table-cell office:value-type="float" office:value="6.075762" calcext:value-type="float">
            <text:p>6.075762</text:p>
          </table:table-cell>
          <table:table-cell office:value-type="float" office:value="2.455472" calcext:value-type="float">
            <text:p>2.455472</text:p>
          </table:table-cell>
          <table:table-cell office:value-type="float" office:value="2.671612" calcext:value-type="float">
            <text:p>2.671612</text:p>
          </table:table-cell>
          <table:table-cell office:value-type="float" office:value="4.934724" calcext:value-type="float">
            <text:p>4.934724</text:p>
          </table:table-cell>
          <table:table-cell office:value-type="float" office:value="8.376429" calcext:value-type="float">
            <text:p>8.376429</text:p>
          </table:table-cell>
          <table:table-cell office:value-type="float" office:value="9.085112" calcext:value-type="float">
            <text:p>9.085112</text:p>
          </table:table-cell>
          <table:table-cell office:value-type="float" office:value="9.18789" calcext:value-type="float">
            <text:p>9.18789</text:p>
          </table:table-cell>
          <table:table-cell office:value-type="float" office:value="11.18647" calcext:value-type="float">
            <text:p>11.18647</text:p>
          </table:table-cell>
          <table:table-cell office:value-type="float" office:value="12.82564" calcext:value-type="float">
            <text:p>12.82564</text:p>
          </table:table-cell>
          <table:table-cell office:value-type="float" office:value="13.08226" calcext:value-type="float">
            <text:p>13.08226</text:p>
          </table:table-cell>
          <table:table-cell office:value-type="float" office:value="0" calcext:value-type="float">
            <text:p>0</text:p>
          </table:table-cell>
          <table:table-cell office:value-type="float" office:value="25.33102" calcext:value-type="float">
            <text:p>25.33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4194" calcext:value-type="float">
            <text:p>3.1741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.784677" calcext:value-type="float">
            <text:p>1.784677</text:p>
          </table:table-cell>
          <table:table-cell office:value-type="float" office:value="135.5923" calcext:value-type="float">
            <text:p>135.5923</text:p>
          </table:table-cell>
          <table:table-cell office:value-type="float" office:value="5" calcext:value-type="float">
            <text:p>5</text:p>
          </table:table-cell>
          <table:table-cell office:value-type="float" office:value="-4.256577" calcext:value-type="float">
            <text:p>-4.256577</text:p>
          </table:table-cell>
          <table:table-cell office:value-type="float" office:value="40.86262" calcext:value-type="float">
            <text:p>40.86262</text:p>
          </table:table-cell>
          <table:table-cell office:value-type="float" office:value="0.00794953" calcext:value-type="float">
            <text:p>0.00794953</text:p>
          </table:table-cell>
          <table:table-cell office:value-type="float" office:value="0.0005388708" calcext:value-type="float">
            <text:p>0.0005388708</text:p>
          </table:table-cell>
          <table:table-cell office:value-type="float" office:value="0.01086858" calcext:value-type="float">
            <text:p>0.01086858</text:p>
          </table:table-cell>
          <table:table-cell office:value-type="float" office:value="0.01572714" calcext:value-type="float">
            <text:p>0.01572714</text:p>
          </table:table-cell>
          <table:table-cell office:value-type="float" office:value="1162.669" calcext:value-type="float">
            <text:p>1162.669</text:p>
          </table:table-cell>
          <table:table-cell office:value-type="float" office:value="1.579057" calcext:value-type="float">
            <text:p>1.579057</text:p>
          </table:table-cell>
          <table:table-cell office:value-type="float" office:value="0" calcext:value-type="float">
            <text:p>0</text:p>
          </table:table-cell>
          <table:table-cell office:value-type="float" office:value="0.02401097" calcext:value-type="float">
            <text:p>0.02401097</text:p>
          </table:table-cell>
          <table:table-cell office:value-type="float" office:value="0.3203493" calcext:value-type="float">
            <text:p>0.3203493</text:p>
          </table:table-cell>
          <table:table-cell office:value-type="float" office:value="0.4105539" calcext:value-type="float">
            <text:p>0.4105539</text:p>
          </table:table-cell>
          <table:table-cell office:value-type="float" office:value="0.1088025" calcext:value-type="float">
            <text:p>0.1088025</text:p>
          </table:table-cell>
          <table:table-cell office:value-type="float" office:value="0.08021956" calcext:value-type="float">
            <text:p>0.08021956</text:p>
          </table:table-cell>
          <table:table-cell office:value-type="float" office:value="0.03899581" calcext:value-type="float">
            <text:p>0.03899581</text:p>
          </table:table-cell>
          <table:table-cell office:value-type="float" office:value="0.04101237" calcext:value-type="float">
            <text:p>0.04101237</text:p>
          </table:table-cell>
          <table:table-cell office:value-type="float" office:value="0.0831506" calcext:value-type="float">
            <text:p>0.0831506</text:p>
          </table:table-cell>
          <table:table-cell office:value-type="float" office:value="0.154942" calcext:value-type="float">
            <text:p>0.154942</text:p>
          </table:table-cell>
          <table:table-cell office:value-type="float" office:value="0.1594389" calcext:value-type="float">
            <text:p>0.1594389</text:p>
          </table:table-cell>
          <table:table-cell office:value-type="float" office:value="0.1582574" calcext:value-type="float">
            <text:p>0.1582574</text:p>
          </table:table-cell>
          <table:table-cell office:value-type="float" office:value="0.1798774" calcext:value-type="float">
            <text:p>0.1798774</text:p>
          </table:table-cell>
          <table:table-cell office:value-type="float" office:value="0.1969545" calcext:value-type="float">
            <text:p>0.1969545</text:p>
          </table:table-cell>
          <table:table-cell office:value-type="float" office:value="0.1993112" calcext:value-type="float">
            <text:p>0.1993112</text:p>
          </table:table-cell>
          <table:table-cell office:value-type="float" office:value="0" calcext:value-type="float">
            <text:p>0</text:p>
          </table:table-cell>
          <table:table-cell office:value-type="float" office:value="35.71241" calcext:value-type="float">
            <text:p>35.71241</text:p>
          </table:table-cell>
          <table:table-cell office:value-type="float" office:value="31.11231" calcext:value-type="float">
            <text:p>31.11231</text:p>
          </table:table-cell>
          <table:table-cell office:value-type="float" office:value="42.84941" calcext:value-type="float">
            <text:p>42.84941</text:p>
          </table:table-cell>
          <table:table-cell office:value-type="float" office:value="6.717934" calcext:value-type="float">
            <text:p>6.717934</text:p>
          </table:table-cell>
          <table:table-cell office:value-type="float" office:value="6.082466" calcext:value-type="float">
            <text:p>6.082466</text:p>
          </table:table-cell>
          <table:table-cell office:value-type="float" office:value="2.459627" calcext:value-type="float">
            <text:p>2.459627</text:p>
          </table:table-cell>
          <table:table-cell office:value-type="float" office:value="2.674732" calcext:value-type="float">
            <text:p>2.674732</text:p>
          </table:table-cell>
          <table:table-cell office:value-type="float" office:value="4.940538" calcext:value-type="float">
            <text:p>4.940538</text:p>
          </table:table-cell>
          <table:table-cell office:value-type="float" office:value="8.383014" calcext:value-type="float">
            <text:p>8.383014</text:p>
          </table:table-cell>
          <table:table-cell office:value-type="float" office:value="9.090442" calcext:value-type="float">
            <text:p>9.090442</text:p>
          </table:table-cell>
          <table:table-cell office:value-type="float" office:value="9.192957" calcext:value-type="float">
            <text:p>9.192957</text:p>
          </table:table-cell>
          <table:table-cell office:value-type="float" office:value="11.18925" calcext:value-type="float">
            <text:p>11.18925</text:p>
          </table:table-cell>
          <table:table-cell office:value-type="float" office:value="12.82665" calcext:value-type="float">
            <text:p>12.82665</text:p>
          </table:table-cell>
          <table:table-cell office:value-type="float" office:value="13.08318" calcext:value-type="float">
            <text:p>13.08318</text:p>
          </table:table-cell>
          <table:table-cell office:value-type="float" office:value="0" calcext:value-type="float">
            <text:p>0</text:p>
          </table:table-cell>
          <table:table-cell office:value-type="float" office:value="63.88974" calcext:value-type="float">
            <text:p>63.88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9057" calcext:value-type="float">
            <text:p>3.1890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1.778372" calcext:value-type="float">
            <text:p>1.778372</text:p>
          </table:table-cell>
          <table:table-cell office:value-type="float" office:value="135.5883" calcext:value-type="float">
            <text:p>135.5883</text:p>
          </table:table-cell>
          <table:table-cell office:value-type="float" office:value="5" calcext:value-type="float">
            <text:p>5</text:p>
          </table:table-cell>
          <table:table-cell office:value-type="float" office:value="-4.252985" calcext:value-type="float">
            <text:p>-4.252985</text:p>
          </table:table-cell>
          <table:table-cell office:value-type="float" office:value="40.87918" calcext:value-type="float">
            <text:p>40.87918</text:p>
          </table:table-cell>
          <table:table-cell office:value-type="float" office:value="0.00794953" calcext:value-type="float">
            <text:p>0.00794953</text:p>
          </table:table-cell>
          <table:table-cell office:value-type="float" office:value="0.0005388708" calcext:value-type="float">
            <text:p>0.0005388708</text:p>
          </table:table-cell>
          <table:table-cell office:value-type="float" office:value="0.01086858" calcext:value-type="float">
            <text:p>0.01086858</text:p>
          </table:table-cell>
          <table:table-cell office:value-type="float" office:value="0.01571156" calcext:value-type="float">
            <text:p>0.01571156</text:p>
          </table:table-cell>
          <table:table-cell office:value-type="float" office:value="1162.664" calcext:value-type="float">
            <text:p>1162.664</text:p>
          </table:table-cell>
          <table:table-cell office:value-type="float" office:value="1.576648" calcext:value-type="float">
            <text:p>1.576648</text:p>
          </table:table-cell>
          <table:table-cell office:value-type="float" office:value="0" calcext:value-type="float">
            <text:p>0</text:p>
          </table:table-cell>
          <table:table-cell office:value-type="float" office:value="0.02613671" calcext:value-type="float">
            <text:p>0.02613671</text:p>
          </table:table-cell>
          <table:table-cell office:value-type="float" office:value="0.3697823" calcext:value-type="float">
            <text:p>0.3697823</text:p>
          </table:table-cell>
          <table:table-cell office:value-type="float" office:value="0.4365692" calcext:value-type="float">
            <text:p>0.4365692</text:p>
          </table:table-cell>
          <table:table-cell office:value-type="float" office:value="0.09424142" calcext:value-type="float">
            <text:p>0.09424142</text:p>
          </table:table-cell>
          <table:table-cell office:value-type="float" office:value="0.08508937" calcext:value-type="float">
            <text:p>0.08508937</text:p>
          </table:table-cell>
          <table:table-cell office:value-type="float" office:value="0.03830498" calcext:value-type="float">
            <text:p>0.03830498</text:p>
          </table:table-cell>
          <table:table-cell office:value-type="float" office:value="0.04227551" calcext:value-type="float">
            <text:p>0.04227551</text:p>
          </table:table-cell>
          <table:table-cell office:value-type="float" office:value="0.08328231" calcext:value-type="float">
            <text:p>0.08328231</text:p>
          </table:table-cell>
          <table:table-cell office:value-type="float" office:value="0.1552208" calcext:value-type="float">
            <text:p>0.1552208</text:p>
          </table:table-cell>
          <table:table-cell office:value-type="float" office:value="0.159796" calcext:value-type="float">
            <text:p>0.159796</text:p>
          </table:table-cell>
          <table:table-cell office:value-type="float" office:value="0.158843" calcext:value-type="float">
            <text:p>0.158843</text:p>
          </table:table-cell>
          <table:table-cell office:value-type="float" office:value="0.1807524" calcext:value-type="float">
            <text:p>0.1807524</text:p>
          </table:table-cell>
          <table:table-cell office:value-type="float" office:value="0.1969689" calcext:value-type="float">
            <text:p>0.1969689</text:p>
          </table:table-cell>
          <table:table-cell office:value-type="float" office:value="0.1993204" calcext:value-type="float">
            <text:p>0.1993204</text:p>
          </table:table-cell>
          <table:table-cell office:value-type="float" office:value="0" calcext:value-type="float">
            <text:p>0</text:p>
          </table:table-cell>
          <table:table-cell office:value-type="float" office:value="35.6604" calcext:value-type="float">
            <text:p>35.6604</text:p>
          </table:table-cell>
          <table:table-cell office:value-type="float" office:value="31.13962" calcext:value-type="float">
            <text:p>31.13962</text:p>
          </table:table-cell>
          <table:table-cell office:value-type="float" office:value="42.86037" calcext:value-type="float">
            <text:p>42.86037</text:p>
          </table:table-cell>
          <table:table-cell office:value-type="float" office:value="6.734565" calcext:value-type="float">
            <text:p>6.734565</text:p>
          </table:table-cell>
          <table:table-cell office:value-type="float" office:value="6.09451" calcext:value-type="float">
            <text:p>6.09451</text:p>
          </table:table-cell>
          <table:table-cell office:value-type="float" office:value="2.463649" calcext:value-type="float">
            <text:p>2.463649</text:p>
          </table:table-cell>
          <table:table-cell office:value-type="float" office:value="2.678225" calcext:value-type="float">
            <text:p>2.678225</text:p>
          </table:table-cell>
          <table:table-cell office:value-type="float" office:value="4.946358" calcext:value-type="float">
            <text:p>4.946358</text:p>
          </table:table-cell>
          <table:table-cell office:value-type="float" office:value="8.389674" calcext:value-type="float">
            <text:p>8.389674</text:p>
          </table:table-cell>
          <table:table-cell office:value-type="float" office:value="9.095835" calcext:value-type="float">
            <text:p>9.095835</text:p>
          </table:table-cell>
          <table:table-cell office:value-type="float" office:value="9.198172" calcext:value-type="float">
            <text:p>9.198172</text:p>
          </table:table-cell>
          <table:table-cell office:value-type="float" office:value="11.19229" calcext:value-type="float">
            <text:p>11.19229</text:p>
          </table:table-cell>
          <table:table-cell office:value-type="float" office:value="12.82765" calcext:value-type="float">
            <text:p>12.82765</text:p>
          </table:table-cell>
          <table:table-cell office:value-type="float" office:value="13.08409" calcext:value-type="float">
            <text:p>13.08409</text:p>
          </table:table-cell>
          <table:table-cell office:value-type="float" office:value="0" calcext:value-type="float">
            <text:p>0</text:p>
          </table:table-cell>
          <table:table-cell office:value-type="float" office:value="85.46689" calcext:value-type="float">
            <text:p>85.4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359" calcext:value-type="float">
            <text:p>3.203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1.772431" calcext:value-type="float">
            <text:p>1.772431</text:p>
          </table:table-cell>
          <table:table-cell office:value-type="float" office:value="135.5843" calcext:value-type="float">
            <text:p>135.5843</text:p>
          </table:table-cell>
          <table:table-cell office:value-type="float" office:value="5" calcext:value-type="float">
            <text:p>5</text:p>
          </table:table-cell>
          <table:table-cell office:value-type="float" office:value="-4.249185" calcext:value-type="float">
            <text:p>-4.249185</text:p>
          </table:table-cell>
          <table:table-cell office:value-type="float" office:value="40.89604" calcext:value-type="float">
            <text:p>40.89604</text:p>
          </table:table-cell>
          <table:table-cell office:value-type="float" office:value="0.00794953" calcext:value-type="float">
            <text:p>0.00794953</text:p>
          </table:table-cell>
          <table:table-cell office:value-type="float" office:value="0.0005388709" calcext:value-type="float">
            <text:p>0.0005388709</text:p>
          </table:table-cell>
          <table:table-cell office:value-type="float" office:value="0.01086858" calcext:value-type="float">
            <text:p>0.01086858</text:p>
          </table:table-cell>
          <table:table-cell office:value-type="float" office:value="0.01569795" calcext:value-type="float">
            <text:p>0.01569795</text:p>
          </table:table-cell>
          <table:table-cell office:value-type="float" office:value="1162.659" calcext:value-type="float">
            <text:p>1162.659</text:p>
          </table:table-cell>
          <table:table-cell office:value-type="float" office:value="1.573963" calcext:value-type="float">
            <text:p>1.573963</text:p>
          </table:table-cell>
          <table:table-cell office:value-type="float" office:value="0" calcext:value-type="float">
            <text:p>0</text:p>
          </table:table-cell>
          <table:table-cell office:value-type="float" office:value="0.09313709" calcext:value-type="float">
            <text:p>0.09313709</text:p>
          </table:table-cell>
          <table:table-cell office:value-type="float" office:value="0.3654793" calcext:value-type="float">
            <text:p>0.3654793</text:p>
          </table:table-cell>
          <table:table-cell office:value-type="float" office:value="0.4342423" calcext:value-type="float">
            <text:p>0.4342423</text:p>
          </table:table-cell>
          <table:table-cell office:value-type="float" office:value="0.08966236" calcext:value-type="float">
            <text:p>0.08966236</text:p>
          </table:table-cell>
          <table:table-cell office:value-type="float" office:value="0.08379515" calcext:value-type="float">
            <text:p>0.08379515</text:p>
          </table:table-cell>
          <table:table-cell office:value-type="float" office:value="0.03782386" calcext:value-type="float">
            <text:p>0.03782386</text:p>
          </table:table-cell>
          <table:table-cell office:value-type="float" office:value="0.04237015" calcext:value-type="float">
            <text:p>0.04237015</text:p>
          </table:table-cell>
          <table:table-cell office:value-type="float" office:value="0.08318985" calcext:value-type="float">
            <text:p>0.08318985</text:p>
          </table:table-cell>
          <table:table-cell office:value-type="float" office:value="0.1553112" calcext:value-type="float">
            <text:p>0.1553112</text:p>
          </table:table-cell>
          <table:table-cell office:value-type="float" office:value="0.1599873" calcext:value-type="float">
            <text:p>0.1599873</text:p>
          </table:table-cell>
          <table:table-cell office:value-type="float" office:value="0.1591654" calcext:value-type="float">
            <text:p>0.1591654</text:p>
          </table:table-cell>
          <table:table-cell office:value-type="float" office:value="0.1813006" calcext:value-type="float">
            <text:p>0.1813006</text:p>
          </table:table-cell>
          <table:table-cell office:value-type="float" office:value="0.1969825" calcext:value-type="float">
            <text:p>0.1969825</text:p>
          </table:table-cell>
          <table:table-cell office:value-type="float" office:value="0.1993295" calcext:value-type="float">
            <text:p>0.1993295</text:p>
          </table:table-cell>
          <table:table-cell office:value-type="float" office:value="0" calcext:value-type="float">
            <text:p>0</text:p>
          </table:table-cell>
          <table:table-cell office:value-type="float" office:value="35.61088" calcext:value-type="float">
            <text:p>35.61088</text:p>
          </table:table-cell>
          <table:table-cell office:value-type="float" office:value="31.17253" calcext:value-type="float">
            <text:p>31.17253</text:p>
          </table:table-cell>
          <table:table-cell office:value-type="float" office:value="42.87424" calcext:value-type="float">
            <text:p>42.87424</text:p>
          </table:table-cell>
          <table:table-cell office:value-type="float" office:value="6.747128" calcext:value-type="float">
            <text:p>6.747128</text:p>
          </table:table-cell>
          <table:table-cell office:value-type="float" office:value="6.106507" calcext:value-type="float">
            <text:p>6.106507</text:p>
          </table:table-cell>
          <table:table-cell office:value-type="float" office:value="2.46747" calcext:value-type="float">
            <text:p>2.46747</text:p>
          </table:table-cell>
          <table:table-cell office:value-type="float" office:value="2.681785" calcext:value-type="float">
            <text:p>2.681785</text:p>
          </table:table-cell>
          <table:table-cell office:value-type="float" office:value="4.952127" calcext:value-type="float">
            <text:p>4.952127</text:p>
          </table:table-cell>
          <table:table-cell office:value-type="float" office:value="8.396349" calcext:value-type="float">
            <text:p>8.396349</text:p>
          </table:table-cell>
          <table:table-cell office:value-type="float" office:value="9.101263" calcext:value-type="float">
            <text:p>9.101263</text:p>
          </table:table-cell>
          <table:table-cell office:value-type="float" office:value="9.203465" calcext:value-type="float">
            <text:p>9.203465</text:p>
          </table:table-cell>
          <table:table-cell office:value-type="float" office:value="11.19546" calcext:value-type="float">
            <text:p>11.19546</text:p>
          </table:table-cell>
          <table:table-cell office:value-type="float" office:value="12.82866" calcext:value-type="float">
            <text:p>12.82866</text:p>
          </table:table-cell>
          <table:table-cell office:value-type="float" office:value="13.08499" calcext:value-type="float">
            <text:p>13.08499</text:p>
          </table:table-cell>
          <table:table-cell office:value-type="float" office:value="0" calcext:value-type="float">
            <text:p>0</text:p>
          </table:table-cell>
          <table:table-cell office:value-type="float" office:value="94.88398" calcext:value-type="float">
            <text:p>94.8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177" calcext:value-type="float">
            <text:p>3.21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1.766209" calcext:value-type="float">
            <text:p>1.766209</text:p>
          </table:table-cell>
          <table:table-cell office:value-type="float" office:value="135.5777" calcext:value-type="float">
            <text:p>135.5777</text:p>
          </table:table-cell>
          <table:table-cell office:value-type="float" office:value="5" calcext:value-type="float">
            <text:p>5</text:p>
          </table:table-cell>
          <table:table-cell office:value-type="float" office:value="-4.244973" calcext:value-type="float">
            <text:p>-4.244973</text:p>
          </table:table-cell>
          <table:table-cell office:value-type="float" office:value="40.91005" calcext:value-type="float">
            <text:p>40.91005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8117" calcext:value-type="float">
            <text:p>0.0158117</text:p>
          </table:table-cell>
          <table:table-cell office:value-type="float" office:value="1162.651" calcext:value-type="float">
            <text:p>1162.651</text:p>
          </table:table-cell>
          <table:table-cell office:value-type="float" office:value="1.57288" calcext:value-type="float">
            <text:p>1.57288</text:p>
          </table:table-cell>
          <table:table-cell office:value-type="float" office:value="0" calcext:value-type="float">
            <text:p>0</text:p>
          </table:table-cell>
          <table:table-cell office:value-type="float" office:value="0.2146846" calcext:value-type="float">
            <text:p>0.2146846</text:p>
          </table:table-cell>
          <table:table-cell office:value-type="float" office:value="0.2800834" calcext:value-type="float">
            <text:p>0.2800834</text:p>
          </table:table-cell>
          <table:table-cell office:value-type="float" office:value="0.3535884" calcext:value-type="float">
            <text:p>0.3535884</text:p>
          </table:table-cell>
          <table:table-cell office:value-type="float" office:value="0.1293008" calcext:value-type="float">
            <text:p>0.1293008</text:p>
          </table:table-cell>
          <table:table-cell office:value-type="float" office:value="0.08887513" calcext:value-type="float">
            <text:p>0.08887513</text:p>
          </table:table-cell>
          <table:table-cell office:value-type="float" office:value="0.03930155" calcext:value-type="float">
            <text:p>0.03930155</text:p>
          </table:table-cell>
          <table:table-cell office:value-type="float" office:value="0.03882612" calcext:value-type="float">
            <text:p>0.03882612</text:p>
          </table:table-cell>
          <table:table-cell office:value-type="float" office:value="0.0826041" calcext:value-type="float">
            <text:p>0.0826041</text:p>
          </table:table-cell>
          <table:table-cell office:value-type="float" office:value="0.155231" calcext:value-type="float">
            <text:p>0.155231</text:p>
          </table:table-cell>
          <table:table-cell office:value-type="float" office:value="0.1600787" calcext:value-type="float">
            <text:p>0.1600787</text:p>
          </table:table-cell>
          <table:table-cell office:value-type="float" office:value="0.1593635" calcext:value-type="float">
            <text:p>0.1593635</text:p>
          </table:table-cell>
          <table:table-cell office:value-type="float" office:value="0.1816133" calcext:value-type="float">
            <text:p>0.1816133</text:p>
          </table:table-cell>
          <table:table-cell office:value-type="float" office:value="0.1969894" calcext:value-type="float">
            <text:p>0.1969894</text:p>
          </table:table-cell>
          <table:table-cell office:value-type="float" office:value="0.1993387" calcext:value-type="float">
            <text:p>0.1993387</text:p>
          </table:table-cell>
          <table:table-cell office:value-type="float" office:value="0" calcext:value-type="float">
            <text:p>0</text:p>
          </table:table-cell>
          <table:table-cell office:value-type="float" office:value="35.54505" calcext:value-type="float">
            <text:p>35.54505</text:p>
          </table:table-cell>
          <table:table-cell office:value-type="float" office:value="31.17006" calcext:value-type="float">
            <text:p>31.17006</text:p>
          </table:table-cell>
          <table:table-cell office:value-type="float" office:value="42.84931" calcext:value-type="float">
            <text:p>42.84931</text:p>
          </table:table-cell>
          <table:table-cell office:value-type="float" office:value="6.774433" calcext:value-type="float">
            <text:p>6.774433</text:p>
          </table:table-cell>
          <table:table-cell office:value-type="float" office:value="6.119914" calcext:value-type="float">
            <text:p>6.119914</text:p>
          </table:table-cell>
          <table:table-cell office:value-type="float" office:value="2.471415" calcext:value-type="float">
            <text:p>2.471415</text:p>
          </table:table-cell>
          <table:table-cell office:value-type="float" office:value="2.685351" calcext:value-type="float">
            <text:p>2.685351</text:p>
          </table:table-cell>
          <table:table-cell office:value-type="float" office:value="4.958033" calcext:value-type="float">
            <text:p>4.958033</text:p>
          </table:table-cell>
          <table:table-cell office:value-type="float" office:value="8.402998" calcext:value-type="float">
            <text:p>8.402998</text:p>
          </table:table-cell>
          <table:table-cell office:value-type="float" office:value="9.106721" calcext:value-type="float">
            <text:p>9.106721</text:p>
          </table:table-cell>
          <table:table-cell office:value-type="float" office:value="9.208916" calcext:value-type="float">
            <text:p>9.208916</text:p>
          </table:table-cell>
          <table:table-cell office:value-type="float" office:value="11.19877" calcext:value-type="float">
            <text:p>11.19877</text:p>
          </table:table-cell>
          <table:table-cell office:value-type="float" office:value="12.8297" calcext:value-type="float">
            <text:p>12.8297</text:p>
          </table:table-cell>
          <table:table-cell office:value-type="float" office:value="13.08483" calcext:value-type="float">
            <text:p>13.08483</text:p>
          </table:table-cell>
          <table:table-cell office:value-type="float" office:value="0" calcext:value-type="float">
            <text:p>0</text:p>
          </table:table-cell>
          <table:table-cell office:value-type="float" office:value="35.95965" calcext:value-type="float">
            <text:p>35.95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1655" calcext:value-type="float">
            <text:p>3.2316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1.760349" calcext:value-type="float">
            <text:p>1.760349</text:p>
          </table:table-cell>
          <table:table-cell office:value-type="float" office:value="135.5741" calcext:value-type="float">
            <text:p>135.5741</text:p>
          </table:table-cell>
          <table:table-cell office:value-type="float" office:value="5" calcext:value-type="float">
            <text:p>5</text:p>
          </table:table-cell>
          <table:table-cell office:value-type="float" office:value="-4.24017" calcext:value-type="float">
            <text:p>-4.24017</text:p>
          </table:table-cell>
          <table:table-cell office:value-type="float" office:value="40.92622" calcext:value-type="float">
            <text:p>40.92622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9373" calcext:value-type="float">
            <text:p>0.01579373</text:p>
          </table:table-cell>
          <table:table-cell office:value-type="float" office:value="1162.648" calcext:value-type="float">
            <text:p>1162.648</text:p>
          </table:table-cell>
          <table:table-cell office:value-type="float" office:value="1.571499" calcext:value-type="float">
            <text:p>1.571499</text:p>
          </table:table-cell>
          <table:table-cell office:value-type="float" office:value="0" calcext:value-type="float">
            <text:p>0</text:p>
          </table:table-cell>
          <table:table-cell office:value-type="float" office:value="0.4261059" calcext:value-type="float">
            <text:p>0.4261059</text:p>
          </table:table-cell>
          <table:table-cell office:value-type="float" office:value="0.3288596" calcext:value-type="float">
            <text:p>0.3288596</text:p>
          </table:table-cell>
          <table:table-cell office:value-type="float" office:value="0.3917848" calcext:value-type="float">
            <text:p>0.3917848</text:p>
          </table:table-cell>
          <table:table-cell office:value-type="float" office:value="0.09167669" calcext:value-type="float">
            <text:p>0.09167669</text:p>
          </table:table-cell>
          <table:table-cell office:value-type="float" office:value="0.07906704" calcext:value-type="float">
            <text:p>0.07906704</text:p>
          </table:table-cell>
          <table:table-cell office:value-type="float" office:value="0.0371788" calcext:value-type="float">
            <text:p>0.0371788</text:p>
          </table:table-cell>
          <table:table-cell office:value-type="float" office:value="0.04044447" calcext:value-type="float">
            <text:p>0.04044447</text:p>
          </table:table-cell>
          <table:table-cell office:value-type="float" office:value="0.08253048" calcext:value-type="float">
            <text:p>0.08253048</text:p>
          </table:table-cell>
          <table:table-cell office:value-type="float" office:value="0.1552181" calcext:value-type="float">
            <text:p>0.1552181</text:p>
          </table:table-cell>
          <table:table-cell office:value-type="float" office:value="0.1602034" calcext:value-type="float">
            <text:p>0.1602034</text:p>
          </table:table-cell>
          <table:table-cell office:value-type="float" office:value="0.1595969" calcext:value-type="float">
            <text:p>0.1595969</text:p>
          </table:table-cell>
          <table:table-cell office:value-type="float" office:value="0.1818889" calcext:value-type="float">
            <text:p>0.1818889</text:p>
          </table:table-cell>
          <table:table-cell office:value-type="float" office:value="0.1970032" calcext:value-type="float">
            <text:p>0.1970032</text:p>
          </table:table-cell>
          <table:table-cell office:value-type="float" office:value="0.1993479" calcext:value-type="float">
            <text:p>0.1993479</text:p>
          </table:table-cell>
          <table:table-cell office:value-type="float" office:value="0" calcext:value-type="float">
            <text:p>0</text:p>
          </table:table-cell>
          <table:table-cell office:value-type="float" office:value="35.55197" calcext:value-type="float">
            <text:p>35.55197</text:p>
          </table:table-cell>
          <table:table-cell office:value-type="float" office:value="31.18261" calcext:value-type="float">
            <text:p>31.18261</text:p>
          </table:table-cell>
          <table:table-cell office:value-type="float" office:value="42.8404" calcext:value-type="float">
            <text:p>42.8404</text:p>
          </table:table-cell>
          <table:table-cell office:value-type="float" office:value="6.797752" calcext:value-type="float">
            <text:p>6.797752</text:p>
          </table:table-cell>
          <table:table-cell office:value-type="float" office:value="6.134126" calcext:value-type="float">
            <text:p>6.134126</text:p>
          </table:table-cell>
          <table:table-cell office:value-type="float" office:value="2.475884" calcext:value-type="float">
            <text:p>2.475884</text:p>
          </table:table-cell>
          <table:table-cell office:value-type="float" office:value="2.688592" calcext:value-type="float">
            <text:p>2.688592</text:p>
          </table:table-cell>
          <table:table-cell office:value-type="float" office:value="4.963669" calcext:value-type="float">
            <text:p>4.963669</text:p>
          </table:table-cell>
          <table:table-cell office:value-type="float" office:value="8.409581" calcext:value-type="float">
            <text:p>8.409581</text:p>
          </table:table-cell>
          <table:table-cell office:value-type="float" office:value="9.112186" calcext:value-type="float">
            <text:p>9.112186</text:p>
          </table:table-cell>
          <table:table-cell office:value-type="float" office:value="9.214291" calcext:value-type="float">
            <text:p>9.214291</text:p>
          </table:table-cell>
          <table:table-cell office:value-type="float" office:value="11.2021" calcext:value-type="float">
            <text:p>11.2021</text:p>
          </table:table-cell>
          <table:table-cell office:value-type="float" office:value="12.83071" calcext:value-type="float">
            <text:p>12.83071</text:p>
          </table:table-cell>
          <table:table-cell office:value-type="float" office:value="13.08573" calcext:value-type="float">
            <text:p>13.08573</text:p>
          </table:table-cell>
          <table:table-cell office:value-type="float" office:value="0" calcext:value-type="float">
            <text:p>0</text:p>
          </table:table-cell>
          <table:table-cell office:value-type="float" office:value="66.68739" calcext:value-type="float">
            <text:p>66.68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5577" calcext:value-type="float">
            <text:p>3.2455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1.754571" calcext:value-type="float">
            <text:p>1.754571</text:p>
          </table:table-cell>
          <table:table-cell office:value-type="float" office:value="135.5706" calcext:value-type="float">
            <text:p>135.5706</text:p>
          </table:table-cell>
          <table:table-cell office:value-type="float" office:value="5" calcext:value-type="float">
            <text:p>5</text:p>
          </table:table-cell>
          <table:table-cell office:value-type="float" office:value="-4.235205" calcext:value-type="float">
            <text:p>-4.235205</text:p>
          </table:table-cell>
          <table:table-cell office:value-type="float" office:value="40.94299" calcext:value-type="float">
            <text:p>40.94299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779" calcext:value-type="float">
            <text:p>0.0157779</text:p>
          </table:table-cell>
          <table:table-cell office:value-type="float" office:value="1162.644" calcext:value-type="float">
            <text:p>1162.644</text:p>
          </table:table-cell>
          <table:table-cell office:value-type="float" office:value="1.569271" calcext:value-type="float">
            <text:p>1.569271</text:p>
          </table:table-cell>
          <table:table-cell office:value-type="float" office:value="0" calcext:value-type="float">
            <text:p>0</text:p>
          </table:table-cell>
          <table:table-cell office:value-type="float" office:value="0.4507858" calcext:value-type="float">
            <text:p>0.4507858</text:p>
          </table:table-cell>
          <table:table-cell office:value-type="float" office:value="0.358476" calcext:value-type="float">
            <text:p>0.358476</text:p>
          </table:table-cell>
          <table:table-cell office:value-type="float" office:value="0.4074809" calcext:value-type="float">
            <text:p>0.4074809</text:p>
          </table:table-cell>
          <table:table-cell office:value-type="float" office:value="0.08402342" calcext:value-type="float">
            <text:p>0.08402342</text:p>
          </table:table-cell>
          <table:table-cell office:value-type="float" office:value="0.07699125" calcext:value-type="float">
            <text:p>0.07699125</text:p>
          </table:table-cell>
          <table:table-cell office:value-type="float" office:value="0.03570579" calcext:value-type="float">
            <text:p>0.03570579</text:p>
          </table:table-cell>
          <table:table-cell office:value-type="float" office:value="0.04076075" calcext:value-type="float">
            <text:p>0.04076075</text:p>
          </table:table-cell>
          <table:table-cell office:value-type="float" office:value="0.08249697" calcext:value-type="float">
            <text:p>0.08249697</text:p>
          </table:table-cell>
          <table:table-cell office:value-type="float" office:value="0.155188" calcext:value-type="float">
            <text:p>0.155188</text:p>
          </table:table-cell>
          <table:table-cell office:value-type="float" office:value="0.1602919" calcext:value-type="float">
            <text:p>0.1602919</text:p>
          </table:table-cell>
          <table:table-cell office:value-type="float" office:value="0.159794" calcext:value-type="float">
            <text:p>0.159794</text:p>
          </table:table-cell>
          <table:table-cell office:value-type="float" office:value="0.1821042" calcext:value-type="float">
            <text:p>0.1821042</text:p>
          </table:table-cell>
          <table:table-cell office:value-type="float" office:value="0.1970163" calcext:value-type="float">
            <text:p>0.1970163</text:p>
          </table:table-cell>
          <table:table-cell office:value-type="float" office:value="0.199357" calcext:value-type="float">
            <text:p>0.199357</text:p>
          </table:table-cell>
          <table:table-cell office:value-type="float" office:value="0" calcext:value-type="float">
            <text:p>0</text:p>
          </table:table-cell>
          <table:table-cell office:value-type="float" office:value="35.58779" calcext:value-type="float">
            <text:p>35.58779</text:p>
          </table:table-cell>
          <table:table-cell office:value-type="float" office:value="31.2077" calcext:value-type="float">
            <text:p>31.2077</text:p>
          </table:table-cell>
          <table:table-cell office:value-type="float" office:value="42.84237" calcext:value-type="float">
            <text:p>42.84237</text:p>
          </table:table-cell>
          <table:table-cell office:value-type="float" office:value="6.809698" calcext:value-type="float">
            <text:p>6.809698</text:p>
          </table:table-cell>
          <table:table-cell office:value-type="float" office:value="6.144867" calcext:value-type="float">
            <text:p>6.144867</text:p>
          </table:table-cell>
          <table:table-cell office:value-type="float" office:value="2.479596" calcext:value-type="float">
            <text:p>2.479596</text:p>
          </table:table-cell>
          <table:table-cell office:value-type="float" office:value="2.69199" calcext:value-type="float">
            <text:p>2.69199</text:p>
          </table:table-cell>
          <table:table-cell office:value-type="float" office:value="4.969273" calcext:value-type="float">
            <text:p>4.969273</text:p>
          </table:table-cell>
          <table:table-cell office:value-type="float" office:value="8.416164" calcext:value-type="float">
            <text:p>8.416164</text:p>
          </table:table-cell>
          <table:table-cell office:value-type="float" office:value="9.117655" calcext:value-type="float">
            <text:p>9.117655</text:p>
          </table:table-cell>
          <table:table-cell office:value-type="float" office:value="9.219684" calcext:value-type="float">
            <text:p>9.219684</text:p>
          </table:table-cell>
          <table:table-cell office:value-type="float" office:value="11.20546" calcext:value-type="float">
            <text:p>11.20546</text:p>
          </table:table-cell>
          <table:table-cell office:value-type="float" office:value="12.83172" calcext:value-type="float">
            <text:p>12.83172</text:p>
          </table:table-cell>
          <table:table-cell office:value-type="float" office:value="13.08663" calcext:value-type="float">
            <text:p>13.08663</text:p>
          </table:table-cell>
          <table:table-cell office:value-type="float" office:value="0" calcext:value-type="float">
            <text:p>0</text:p>
          </table:table-cell>
          <table:table-cell office:value-type="float" office:value="86.67143" calcext:value-type="float">
            <text:p>86.6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96" calcext:value-type="float">
            <text:p>3.25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1.748658" calcext:value-type="float">
            <text:p>1.748658</text:p>
          </table:table-cell>
          <table:table-cell office:value-type="float" office:value="135.5669" calcext:value-type="float">
            <text:p>135.5669</text:p>
          </table:table-cell>
          <table:table-cell office:value-type="float" office:value="5" calcext:value-type="float">
            <text:p>5</text:p>
          </table:table-cell>
          <table:table-cell office:value-type="float" office:value="-4.230158" calcext:value-type="float">
            <text:p>-4.230158</text:p>
          </table:table-cell>
          <table:table-cell office:value-type="float" office:value="40.96035" calcext:value-type="float">
            <text:p>40.96035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6374" calcext:value-type="float">
            <text:p>0.01576374</text:p>
          </table:table-cell>
          <table:table-cell office:value-type="float" office:value="1162.64" calcext:value-type="float">
            <text:p>1162.64</text:p>
          </table:table-cell>
          <table:table-cell office:value-type="float" office:value="1.56645" calcext:value-type="float">
            <text:p>1.56645</text:p>
          </table:table-cell>
          <table:table-cell office:value-type="float" office:value="0" calcext:value-type="float">
            <text:p>0</text:p>
          </table:table-cell>
          <table:table-cell office:value-type="float" office:value="0.5218284" calcext:value-type="float">
            <text:p>0.5218284</text:p>
          </table:table-cell>
          <table:table-cell office:value-type="float" office:value="0.375976" calcext:value-type="float">
            <text:p>0.375976</text:p>
          </table:table-cell>
          <table:table-cell office:value-type="float" office:value="0.4186836" calcext:value-type="float">
            <text:p>0.4186836</text:p>
          </table:table-cell>
          <table:table-cell office:value-type="float" office:value="0.085416" calcext:value-type="float">
            <text:p>0.085416</text:p>
          </table:table-cell>
          <table:table-cell office:value-type="float" office:value="0.07836135" calcext:value-type="float">
            <text:p>0.07836135</text:p>
          </table:table-cell>
          <table:table-cell office:value-type="float" office:value="0.03610256" calcext:value-type="float">
            <text:p>0.03610256</text:p>
          </table:table-cell>
          <table:table-cell office:value-type="float" office:value="0.0411054" calcext:value-type="float">
            <text:p>0.0411054</text:p>
          </table:table-cell>
          <table:table-cell office:value-type="float" office:value="0.08265626" calcext:value-type="float">
            <text:p>0.08265626</text:p>
          </table:table-cell>
          <table:table-cell office:value-type="float" office:value="0.1552052" calcext:value-type="float">
            <text:p>0.1552052</text:p>
          </table:table-cell>
          <table:table-cell office:value-type="float" office:value="0.1603534" calcext:value-type="float">
            <text:p>0.1603534</text:p>
          </table:table-cell>
          <table:table-cell office:value-type="float" office:value="0.1599471" calcext:value-type="float">
            <text:p>0.1599471</text:p>
          </table:table-cell>
          <table:table-cell office:value-type="float" office:value="0.1822859" calcext:value-type="float">
            <text:p>0.1822859</text:p>
          </table:table-cell>
          <table:table-cell office:value-type="float" office:value="0.197029" calcext:value-type="float">
            <text:p>0.197029</text:p>
          </table:table-cell>
          <table:table-cell office:value-type="float" office:value="0.1993661" calcext:value-type="float">
            <text:p>0.1993661</text:p>
          </table:table-cell>
          <table:table-cell office:value-type="float" office:value="0" calcext:value-type="float">
            <text:p>0</text:p>
          </table:table-cell>
          <table:table-cell office:value-type="float" office:value="35.62516" calcext:value-type="float">
            <text:p>35.62516</text:p>
          </table:table-cell>
          <table:table-cell office:value-type="float" office:value="31.24166" calcext:value-type="float">
            <text:p>31.24166</text:p>
          </table:table-cell>
          <table:table-cell office:value-type="float" office:value="42.85014" calcext:value-type="float">
            <text:p>42.85014</text:p>
          </table:table-cell>
          <table:table-cell office:value-type="float" office:value="6.820444" calcext:value-type="float">
            <text:p>6.820444</text:p>
          </table:table-cell>
          <table:table-cell office:value-type="float" office:value="6.155118" calcext:value-type="float">
            <text:p>6.155118</text:p>
          </table:table-cell>
          <table:table-cell office:value-type="float" office:value="2.483083" calcext:value-type="float">
            <text:p>2.483083</text:p>
          </table:table-cell>
          <table:table-cell office:value-type="float" office:value="2.695375" calcext:value-type="float">
            <text:p>2.695375</text:p>
          </table:table-cell>
          <table:table-cell office:value-type="float" office:value="4.974879" calcext:value-type="float">
            <text:p>4.974879</text:p>
          </table:table-cell>
          <table:table-cell office:value-type="float" office:value="8.422747" calcext:value-type="float">
            <text:p>8.422747</text:p>
          </table:table-cell>
          <table:table-cell office:value-type="float" office:value="9.123122" calcext:value-type="float">
            <text:p>9.123122</text:p>
          </table:table-cell>
          <table:table-cell office:value-type="float" office:value="9.225113" calcext:value-type="float">
            <text:p>9.225113</text:p>
          </table:table-cell>
          <table:table-cell office:value-type="float" office:value="11.20887" calcext:value-type="float">
            <text:p>11.20887</text:p>
          </table:table-cell>
          <table:table-cell office:value-type="float" office:value="12.83273" calcext:value-type="float">
            <text:p>12.83273</text:p>
          </table:table-cell>
          <table:table-cell office:value-type="float" office:value="13.08754" calcext:value-type="float">
            <text:p>13.08754</text:p>
          </table:table-cell>
          <table:table-cell office:value-type="float" office:value="0" calcext:value-type="float">
            <text:p>0</text:p>
          </table:table-cell>
          <table:table-cell office:value-type="float" office:value="96.99718" calcext:value-type="float">
            <text:p>96.99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3915" calcext:value-type="float">
            <text:p>3.273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1.742922" calcext:value-type="float">
            <text:p>1.742922</text:p>
          </table:table-cell>
          <table:table-cell office:value-type="float" office:value="135.563" calcext:value-type="float">
            <text:p>135.563</text:p>
          </table:table-cell>
          <table:table-cell office:value-type="float" office:value="5" calcext:value-type="float">
            <text:p>5</text:p>
          </table:table-cell>
          <table:table-cell office:value-type="float" office:value="-4.22603" calcext:value-type="float">
            <text:p>-4.22603</text:p>
          </table:table-cell>
          <table:table-cell office:value-type="float" office:value="40.97765" calcext:value-type="float">
            <text:p>40.97765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509" calcext:value-type="float">
            <text:p>0.0157509</text:p>
          </table:table-cell>
          <table:table-cell office:value-type="float" office:value="1162.635" calcext:value-type="float">
            <text:p>1162.635</text:p>
          </table:table-cell>
          <table:table-cell office:value-type="float" office:value="1.563324" calcext:value-type="float">
            <text:p>1.563324</text:p>
          </table:table-cell>
          <table:table-cell office:value-type="float" office:value="0" calcext:value-type="float">
            <text:p>0</text:p>
          </table:table-cell>
          <table:table-cell office:value-type="float" office:value="0.4766606" calcext:value-type="float">
            <text:p>0.4766606</text:p>
          </table:table-cell>
          <table:table-cell office:value-type="float" office:value="0.3832512" calcext:value-type="float">
            <text:p>0.3832512</text:p>
          </table:table-cell>
          <table:table-cell office:value-type="float" office:value="0.4231715" calcext:value-type="float">
            <text:p>0.4231715</text:p>
          </table:table-cell>
          <table:table-cell office:value-type="float" office:value="0.08498036" calcext:value-type="float">
            <text:p>0.08498036</text:p>
          </table:table-cell>
          <table:table-cell office:value-type="float" office:value="0.07695593" calcext:value-type="float">
            <text:p>0.07695593</text:p>
          </table:table-cell>
          <table:table-cell office:value-type="float" office:value="0.03610288" calcext:value-type="float">
            <text:p>0.03610288</text:p>
          </table:table-cell>
          <table:table-cell office:value-type="float" office:value="0.04093525" calcext:value-type="float">
            <text:p>0.04093525</text:p>
          </table:table-cell>
          <table:table-cell office:value-type="float" office:value="0.08242267" calcext:value-type="float">
            <text:p>0.08242267</text:p>
          </table:table-cell>
          <table:table-cell office:value-type="float" office:value="0.1549575" calcext:value-type="float">
            <text:p>0.1549575</text:p>
          </table:table-cell>
          <table:table-cell office:value-type="float" office:value="0.1602014" calcext:value-type="float">
            <text:p>0.1602014</text:p>
          </table:table-cell>
          <table:table-cell office:value-type="float" office:value="0.1598856" calcext:value-type="float">
            <text:p>0.1598856</text:p>
          </table:table-cell>
          <table:table-cell office:value-type="float" office:value="0.1822411" calcext:value-type="float">
            <text:p>0.1822411</text:p>
          </table:table-cell>
          <table:table-cell office:value-type="float" office:value="0.1970412" calcext:value-type="float">
            <text:p>0.1970412</text:p>
          </table:table-cell>
          <table:table-cell office:value-type="float" office:value="0.1993752" calcext:value-type="float">
            <text:p>0.1993752</text:p>
          </table:table-cell>
          <table:table-cell office:value-type="float" office:value="0" calcext:value-type="float">
            <text:p>0</text:p>
          </table:table-cell>
          <table:table-cell office:value-type="float" office:value="35.65932" calcext:value-type="float">
            <text:p>35.65932</text:p>
          </table:table-cell>
          <table:table-cell office:value-type="float" office:value="31.27615" calcext:value-type="float">
            <text:p>31.27615</text:p>
          </table:table-cell>
          <table:table-cell office:value-type="float" office:value="42.85927" calcext:value-type="float">
            <text:p>42.85927</text:p>
          </table:table-cell>
          <table:table-cell office:value-type="float" office:value="6.83076" calcext:value-type="float">
            <text:p>6.83076</text:p>
          </table:table-cell>
          <table:table-cell office:value-type="float" office:value="6.164896" calcext:value-type="float">
            <text:p>6.164896</text:p>
          </table:table-cell>
          <table:table-cell office:value-type="float" office:value="2.486507" calcext:value-type="float">
            <text:p>2.486507</text:p>
          </table:table-cell>
          <table:table-cell office:value-type="float" office:value="2.698708" calcext:value-type="float">
            <text:p>2.698708</text:p>
          </table:table-cell>
          <table:table-cell office:value-type="float" office:value="4.980461" calcext:value-type="float">
            <text:p>4.980461</text:p>
          </table:table-cell>
          <table:table-cell office:value-type="float" office:value="8.429258" calcext:value-type="float">
            <text:p>8.429258</text:p>
          </table:table-cell>
          <table:table-cell office:value-type="float" office:value="9.128529" calcext:value-type="float">
            <text:p>9.128529</text:p>
          </table:table-cell>
          <table:table-cell office:value-type="float" office:value="9.230529" calcext:value-type="float">
            <text:p>9.230529</text:p>
          </table:table-cell>
          <table:table-cell office:value-type="float" office:value="11.21228" calcext:value-type="float">
            <text:p>11.21228</text:p>
          </table:table-cell>
          <table:table-cell office:value-type="float" office:value="12.83373" calcext:value-type="float">
            <text:p>12.83373</text:p>
          </table:table-cell>
          <table:table-cell office:value-type="float" office:value="13.08844" calcext:value-type="float">
            <text:p>13.08844</text:p>
          </table:table-cell>
          <table:table-cell office:value-type="float" office:value="0" calcext:value-type="float">
            <text:p>0</text:p>
          </table:table-cell>
          <table:table-cell office:value-type="float" office:value="102.5402" calcext:value-type="float">
            <text:p>102.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7471" calcext:value-type="float">
            <text:p>3.28747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1.736918" calcext:value-type="float">
            <text:p>1.736918</text:p>
          </table:table-cell>
          <table:table-cell office:value-type="float" office:value="135.5586" calcext:value-type="float">
            <text:p>135.5586</text:p>
          </table:table-cell>
          <table:table-cell office:value-type="float" office:value="5" calcext:value-type="float">
            <text:p>5</text:p>
          </table:table-cell>
          <table:table-cell office:value-type="float" office:value="-4.223768" calcext:value-type="float">
            <text:p>-4.223768</text:p>
          </table:table-cell>
          <table:table-cell office:value-type="float" office:value="40.99452" calcext:value-type="float">
            <text:p>40.99452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3911" calcext:value-type="float">
            <text:p>0.01573911</text:p>
          </table:table-cell>
          <table:table-cell office:value-type="float" office:value="1162.63" calcext:value-type="float">
            <text:p>1162.63</text:p>
          </table:table-cell>
          <table:table-cell office:value-type="float" office:value="1.559367" calcext:value-type="float">
            <text:p>1.559367</text:p>
          </table:table-cell>
          <table:table-cell office:value-type="float" office:value="0" calcext:value-type="float">
            <text:p>0</text:p>
          </table:table-cell>
          <table:table-cell office:value-type="float" office:value="0.5228902" calcext:value-type="float">
            <text:p>0.522890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430114" calcext:value-type="float">
            <text:p>0.430114</text:p>
          </table:table-cell>
          <table:table-cell office:value-type="float" office:value="0.08465812" calcext:value-type="float">
            <text:p>0.08465812</text:p>
          </table:table-cell>
          <table:table-cell office:value-type="float" office:value="0.07533564" calcext:value-type="float">
            <text:p>0.07533564</text:p>
          </table:table-cell>
          <table:table-cell office:value-type="float" office:value="0.03614833" calcext:value-type="float">
            <text:p>0.03614833</text:p>
          </table:table-cell>
          <table:table-cell office:value-type="float" office:value="0.0405366" calcext:value-type="float">
            <text:p>0.0405366</text:p>
          </table:table-cell>
          <table:table-cell office:value-type="float" office:value="0.08166275" calcext:value-type="float">
            <text:p>0.08166275</text:p>
          </table:table-cell>
          <table:table-cell office:value-type="float" office:value="0.1543119" calcext:value-type="float">
            <text:p>0.1543119</text:p>
          </table:table-cell>
          <table:table-cell office:value-type="float" office:value="0.1597754" calcext:value-type="float">
            <text:p>0.1597754</text:p>
          </table:table-cell>
          <table:table-cell office:value-type="float" office:value="0.1595635" calcext:value-type="float">
            <text:p>0.1595635</text:p>
          </table:table-cell>
          <table:table-cell office:value-type="float" office:value="0.1818891" calcext:value-type="float">
            <text:p>0.1818891</text:p>
          </table:table-cell>
          <table:table-cell office:value-type="float" office:value="0.197053" calcext:value-type="float">
            <text:p>0.197053</text:p>
          </table:table-cell>
          <table:table-cell office:value-type="float" office:value="0.1993844" calcext:value-type="float">
            <text:p>0.1993844</text:p>
          </table:table-cell>
          <table:table-cell office:value-type="float" office:value="0" calcext:value-type="float">
            <text:p>0</text:p>
          </table:table-cell>
          <table:table-cell office:value-type="float" office:value="35.68999" calcext:value-type="float">
            <text:p>35.68999</text:p>
          </table:table-cell>
          <table:table-cell office:value-type="float" office:value="31.30996" calcext:value-type="float">
            <text:p>31.30996</text:p>
          </table:table-cell>
          <table:table-cell office:value-type="float" office:value="42.86958" calcext:value-type="float">
            <text:p>42.86958</text:p>
          </table:table-cell>
          <table:table-cell office:value-type="float" office:value="6.840209" calcext:value-type="float">
            <text:p>6.840209</text:p>
          </table:table-cell>
          <table:table-cell office:value-type="float" office:value="6.173373" calcext:value-type="float">
            <text:p>6.173373</text:p>
          </table:table-cell>
          <table:table-cell office:value-type="float" office:value="2.489813" calcext:value-type="float">
            <text:p>2.489813</text:p>
          </table:table-cell>
          <table:table-cell office:value-type="float" office:value="2.701877" calcext:value-type="float">
            <text:p>2.701877</text:p>
          </table:table-cell>
          <table:table-cell office:value-type="float" office:value="4.98584" calcext:value-type="float">
            <text:p>4.98584</text:p>
          </table:table-cell>
          <table:table-cell office:value-type="float" office:value="8.435615" calcext:value-type="float">
            <text:p>8.435615</text:p>
          </table:table-cell>
          <table:table-cell office:value-type="float" office:value="9.13384" calcext:value-type="float">
            <text:p>9.13384</text:p>
          </table:table-cell>
          <table:table-cell office:value-type="float" office:value="9.235846" calcext:value-type="float">
            <text:p>9.235846</text:p>
          </table:table-cell>
          <table:table-cell office:value-type="float" office:value="11.2156" calcext:value-type="float">
            <text:p>11.2156</text:p>
          </table:table-cell>
          <table:table-cell office:value-type="float" office:value="12.83474" calcext:value-type="float">
            <text:p>12.83474</text:p>
          </table:table-cell>
          <table:table-cell office:value-type="float" office:value="13.08933" calcext:value-type="float">
            <text:p>13.08933</text:p>
          </table:table-cell>
          <table:table-cell office:value-type="float" office:value="0" calcext:value-type="float">
            <text:p>0</text:p>
          </table:table-cell>
          <table:table-cell office:value-type="float" office:value="108.212" calcext:value-type="float">
            <text:p>108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00096" calcext:value-type="float">
            <text:p>3.3000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1.729979" calcext:value-type="float">
            <text:p>1.729979</text:p>
          </table:table-cell>
          <table:table-cell office:value-type="float" office:value="135.5535" calcext:value-type="float">
            <text:p>135.5535</text:p>
          </table:table-cell>
          <table:table-cell office:value-type="float" office:value="5" calcext:value-type="float">
            <text:p>5</text:p>
          </table:table-cell>
          <table:table-cell office:value-type="float" office:value="-4.222031" calcext:value-type="float">
            <text:p>-4.222031</text:p>
          </table:table-cell>
          <table:table-cell office:value-type="float" office:value="41.01177" calcext:value-type="float">
            <text:p>41.01177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2812" calcext:value-type="float">
            <text:p>0.01572812</text:p>
          </table:table-cell>
          <table:table-cell office:value-type="float" office:value="1162.625" calcext:value-type="float">
            <text:p>1162.625</text:p>
          </table:table-cell>
          <table:table-cell office:value-type="float" office:value="1.552822" calcext:value-type="float">
            <text:p>1.552822</text:p>
          </table:table-cell>
          <table:table-cell office:value-type="float" office:value="0" calcext:value-type="float">
            <text:p>0</text:p>
          </table:table-cell>
          <table:table-cell office:value-type="float" office:value="0.76172" calcext:value-type="float">
            <text:p>0.76172</text:p>
          </table:table-cell>
          <table:table-cell office:value-type="float" office:value="0.4628422" calcext:value-type="float">
            <text:p>0.4628422</text:p>
          </table:table-cell>
          <table:table-cell office:value-type="float" office:value="0.4715695" calcext:value-type="float">
            <text:p>0.4715695</text:p>
          </table:table-cell>
          <table:table-cell office:value-type="float" office:value="0.09144481" calcext:value-type="float">
            <text:p>0.09144481</text:p>
          </table:table-cell>
          <table:table-cell office:value-type="float" office:value="0.08035614" calcext:value-type="float">
            <text:p>0.08035614</text:p>
          </table:table-cell>
          <table:table-cell office:value-type="float" office:value="0.03705262" calcext:value-type="float">
            <text:p>0.03705262</text:p>
          </table:table-cell>
          <table:table-cell office:value-type="float" office:value="0.04066094" calcext:value-type="float">
            <text:p>0.04066094</text:p>
          </table:table-cell>
          <table:table-cell office:value-type="float" office:value="0.08120971" calcext:value-type="float">
            <text:p>0.08120971</text:p>
          </table:table-cell>
          <table:table-cell office:value-type="float" office:value="0.1539267" calcext:value-type="float">
            <text:p>0.1539267</text:p>
          </table:table-cell>
          <table:table-cell office:value-type="float" office:value="0.1594923" calcext:value-type="float">
            <text:p>0.1594923</text:p>
          </table:table-cell>
          <table:table-cell office:value-type="float" office:value="0.1593503" calcext:value-type="float">
            <text:p>0.1593503</text:p>
          </table:table-cell>
          <table:table-cell office:value-type="float" office:value="0.1816119" calcext:value-type="float">
            <text:p>0.1816119</text:p>
          </table:table-cell>
          <table:table-cell office:value-type="float" office:value="0.1970643" calcext:value-type="float">
            <text:p>0.1970643</text:p>
          </table:table-cell>
          <table:table-cell office:value-type="float" office:value="0.1993936" calcext:value-type="float">
            <text:p>0.1993936</text:p>
          </table:table-cell>
          <table:table-cell office:value-type="float" office:value="0" calcext:value-type="float">
            <text:p>0</text:p>
          </table:table-cell>
          <table:table-cell office:value-type="float" office:value="35.73836" calcext:value-type="float">
            <text:p>35.73836</text:p>
          </table:table-cell>
          <table:table-cell office:value-type="float" office:value="31.34884" calcext:value-type="float">
            <text:p>31.34884</text:p>
          </table:table-cell>
          <table:table-cell office:value-type="float" office:value="42.88569" calcext:value-type="float">
            <text:p>42.88569</text:p>
          </table:table-cell>
          <table:table-cell office:value-type="float" office:value="6.849863" calcext:value-type="float">
            <text:p>6.849863</text:p>
          </table:table-cell>
          <table:table-cell office:value-type="float" office:value="6.181686" calcext:value-type="float">
            <text:p>6.181686</text:p>
          </table:table-cell>
          <table:table-cell office:value-type="float" office:value="2.493101" calcext:value-type="float">
            <text:p>2.493101</text:p>
          </table:table-cell>
          <table:table-cell office:value-type="float" office:value="2.704933" calcext:value-type="float">
            <text:p>2.704933</text:p>
          </table:table-cell>
          <table:table-cell office:value-type="float" office:value="4.991019" calcext:value-type="float">
            <text:p>4.991019</text:p>
          </table:table-cell>
          <table:table-cell office:value-type="float" office:value="8.441823" calcext:value-type="float">
            <text:p>8.441823</text:p>
          </table:table-cell>
          <table:table-cell office:value-type="float" office:value="9.139045" calcext:value-type="float">
            <text:p>9.139045</text:p>
          </table:table-cell>
          <table:table-cell office:value-type="float" office:value="9.241068" calcext:value-type="float">
            <text:p>9.241068</text:p>
          </table:table-cell>
          <table:table-cell office:value-type="float" office:value="11.21884" calcext:value-type="float">
            <text:p>11.21884</text:p>
          </table:table-cell>
          <table:table-cell office:value-type="float" office:value="12.83575" calcext:value-type="float">
            <text:p>12.83575</text:p>
          </table:table-cell>
          <table:table-cell office:value-type="float" office:value="13.09023" calcext:value-type="float">
            <text:p>13.09023</text:p>
          </table:table-cell>
          <table:table-cell office:value-type="float" office:value="0" calcext:value-type="float">
            <text:p>0</text:p>
          </table:table-cell>
          <table:table-cell office:value-type="float" office:value="121.2539" calcext:value-type="float">
            <text:p>121.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3753" calcext:value-type="float">
            <text:p>3.3137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.722709" calcext:value-type="float">
            <text:p>1.722709</text:p>
          </table:table-cell>
          <table:table-cell office:value-type="float" office:value="135.5477" calcext:value-type="float">
            <text:p>135.5477</text:p>
          </table:table-cell>
          <table:table-cell office:value-type="float" office:value="5" calcext:value-type="float">
            <text:p>5</text:p>
          </table:table-cell>
          <table:table-cell office:value-type="float" office:value="-4.220179" calcext:value-type="float">
            <text:p>-4.220179</text:p>
          </table:table-cell>
          <table:table-cell office:value-type="float" office:value="41.03005" calcext:value-type="float">
            <text:p>41.03005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1771" calcext:value-type="float">
            <text:p>0.01571771</text:p>
          </table:table-cell>
          <table:table-cell office:value-type="float" office:value="1162.62" calcext:value-type="float">
            <text:p>1162.62</text:p>
          </table:table-cell>
          <table:table-cell office:value-type="float" office:value="1.544508" calcext:value-type="float">
            <text:p>1.544508</text:p>
          </table:table-cell>
          <table:table-cell office:value-type="float" office:value="0" calcext:value-type="float">
            <text:p>0</text:p>
          </table:table-cell>
          <table:table-cell office:value-type="float" office:value="0.6387176" calcext:value-type="float">
            <text:p>0.6387176</text:p>
          </table:table-cell>
          <table:table-cell office:value-type="float" office:value="0.4950455" calcext:value-type="float">
            <text:p>0.4950455</text:p>
          </table:table-cell>
          <table:table-cell office:value-type="float" office:value="0.5057264" calcext:value-type="float">
            <text:p>0.5057264</text:p>
          </table:table-cell>
          <table:table-cell office:value-type="float" office:value="0.0998427" calcext:value-type="float">
            <text:p>0.0998427</text:p>
          </table:table-cell>
          <table:table-cell office:value-type="float" office:value="0.08752078" calcext:value-type="float">
            <text:p>0.08752078</text:p>
          </table:table-cell>
          <table:table-cell office:value-type="float" office:value="0.03893203" calcext:value-type="float">
            <text:p>0.03893203</text:p>
          </table:table-cell>
          <table:table-cell office:value-type="float" office:value="0.04126016" calcext:value-type="float">
            <text:p>0.04126016</text:p>
          </table:table-cell>
          <table:table-cell office:value-type="float" office:value="0.08117379" calcext:value-type="float">
            <text:p>0.08117379</text:p>
          </table:table-cell>
          <table:table-cell office:value-type="float" office:value="0.1537524" calcext:value-type="float">
            <text:p>0.1537524</text:p>
          </table:table-cell>
          <table:table-cell office:value-type="float" office:value="0.1593464" calcext:value-type="float">
            <text:p>0.1593464</text:p>
          </table:table-cell>
          <table:table-cell office:value-type="float" office:value="0.1592398" calcext:value-type="float">
            <text:p>0.1592398</text:p>
          </table:table-cell>
          <table:table-cell office:value-type="float" office:value="0.1814573" calcext:value-type="float">
            <text:p>0.1814573</text:p>
          </table:table-cell>
          <table:table-cell office:value-type="float" office:value="0.1970751" calcext:value-type="float">
            <text:p>0.1970751</text:p>
          </table:table-cell>
          <table:table-cell office:value-type="float" office:value="0.1994027" calcext:value-type="float">
            <text:p>0.1994027</text:p>
          </table:table-cell>
          <table:table-cell office:value-type="float" office:value="0" calcext:value-type="float">
            <text:p>0</text:p>
          </table:table-cell>
          <table:table-cell office:value-type="float" office:value="35.79958" calcext:value-type="float">
            <text:p>35.79958</text:p>
          </table:table-cell>
          <table:table-cell office:value-type="float" office:value="31.39675" calcext:value-type="float">
            <text:p>31.39675</text:p>
          </table:table-cell>
          <table:table-cell office:value-type="float" office:value="42.91229" calcext:value-type="float">
            <text:p>42.91229</text:p>
          </table:table-cell>
          <table:table-cell office:value-type="float" office:value="6.861439" calcext:value-type="float">
            <text:p>6.861439</text:p>
          </table:table-cell>
          <table:table-cell office:value-type="float" office:value="6.191685" calcext:value-type="float">
            <text:p>6.191685</text:p>
          </table:table-cell>
          <table:table-cell office:value-type="float" office:value="2.496602" calcext:value-type="float">
            <text:p>2.496602</text:p>
          </table:table-cell>
          <table:table-cell office:value-type="float" office:value="2.708001" calcext:value-type="float">
            <text:p>2.708001</text:p>
          </table:table-cell>
          <table:table-cell office:value-type="float" office:value="4.996078" calcext:value-type="float">
            <text:p>4.996078</text:p>
          </table:table-cell>
          <table:table-cell office:value-type="float" office:value="8.447943" calcext:value-type="float">
            <text:p>8.447943</text:p>
          </table:table-cell>
          <table:table-cell office:value-type="float" office:value="9.14419" calcext:value-type="float">
            <text:p>9.14419</text:p>
          </table:table-cell>
          <table:table-cell office:value-type="float" office:value="9.246222" calcext:value-type="float">
            <text:p>9.246222</text:p>
          </table:table-cell>
          <table:table-cell office:value-type="float" office:value="11.22201" calcext:value-type="float">
            <text:p>11.22201</text:p>
          </table:table-cell>
          <table:table-cell office:value-type="float" office:value="12.83676" calcext:value-type="float">
            <text:p>12.83676</text:p>
          </table:table-cell>
          <table:table-cell office:value-type="float" office:value="13.09114" calcext:value-type="float">
            <text:p>13.09114</text:p>
          </table:table-cell>
          <table:table-cell office:value-type="float" office:value="0" calcext:value-type="float">
            <text:p>0</text:p>
          </table:table-cell>
          <table:table-cell office:value-type="float" office:value="130.1549" calcext:value-type="float">
            <text:p>130.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8176" calcext:value-type="float">
            <text:p>3.3281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1.716289" calcext:value-type="float">
            <text:p>1.716289</text:p>
          </table:table-cell>
          <table:table-cell office:value-type="float" office:value="135.5419" calcext:value-type="float">
            <text:p>135.5419</text:p>
          </table:table-cell>
          <table:table-cell office:value-type="float" office:value="5" calcext:value-type="float">
            <text:p>5</text:p>
          </table:table-cell>
          <table:table-cell office:value-type="float" office:value="-4.218279" calcext:value-type="float">
            <text:p>-4.218279</text:p>
          </table:table-cell>
          <table:table-cell office:value-type="float" office:value="41.04831" calcext:value-type="float">
            <text:p>41.04831</text:p>
          </table:table-cell>
          <table:table-cell office:value-type="float" office:value="0.01107607" calcext:value-type="float">
            <text:p>0.01107607</text:p>
          </table:table-cell>
          <table:table-cell office:value-type="float" office:value="0.0005396123" calcext:value-type="float">
            <text:p>0.0005396123</text:p>
          </table:table-cell>
          <table:table-cell office:value-type="float" office:value="0.01561422" calcext:value-type="float">
            <text:p>0.01561422</text:p>
          </table:table-cell>
          <table:table-cell office:value-type="float" office:value="0.01570761" calcext:value-type="float">
            <text:p>0.01570761</text:p>
          </table:table-cell>
          <table:table-cell office:value-type="float" office:value="1162.615" calcext:value-type="float">
            <text:p>1162.615</text:p>
          </table:table-cell>
          <table:table-cell office:value-type="float" office:value="1.536333" calcext:value-type="float">
            <text:p>1.536333</text:p>
          </table:table-cell>
          <table:table-cell office:value-type="float" office:value="0" calcext:value-type="float">
            <text:p>0</text:p>
          </table:table-cell>
          <table:table-cell office:value-type="float" office:value="0.5283254" calcext:value-type="float">
            <text:p>0.5283254</text:p>
          </table:table-cell>
          <table:table-cell office:value-type="float" office:value="0.4799044" calcext:value-type="float">
            <text:p>0.4799044</text:p>
          </table:table-cell>
          <table:table-cell office:value-type="float" office:value="0.5168172" calcext:value-type="float">
            <text:p>0.5168172</text:p>
          </table:table-cell>
          <table:table-cell office:value-type="float" office:value="0.1037507" calcext:value-type="float">
            <text:p>0.1037507</text:p>
          </table:table-cell>
          <table:table-cell office:value-type="float" office:value="0.09236204" calcext:value-type="float">
            <text:p>0.09236204</text:p>
          </table:table-cell>
          <table:table-cell office:value-type="float" office:value="0.04004887" calcext:value-type="float">
            <text:p>0.04004887</text:p>
          </table:table-cell>
          <table:table-cell office:value-type="float" office:value="0.04182503" calcext:value-type="float">
            <text:p>0.04182503</text:p>
          </table:table-cell>
          <table:table-cell office:value-type="float" office:value="0.08143674" calcext:value-type="float">
            <text:p>0.08143674</text:p>
          </table:table-cell>
          <table:table-cell office:value-type="float" office:value="0.1538107" calcext:value-type="float">
            <text:p>0.1538107</text:p>
          </table:table-cell>
          <table:table-cell office:value-type="float" office:value="0.159349" calcext:value-type="float">
            <text:p>0.159349</text:p>
          </table:table-cell>
          <table:table-cell office:value-type="float" office:value="0.1592521" calcext:value-type="float">
            <text:p>0.1592521</text:p>
          </table:table-cell>
          <table:table-cell office:value-type="float" office:value="0.1814301" calcext:value-type="float">
            <text:p>0.1814301</text:p>
          </table:table-cell>
          <table:table-cell office:value-type="float" office:value="0.1970858" calcext:value-type="float">
            <text:p>0.1970858</text:p>
          </table:table-cell>
          <table:table-cell office:value-type="float" office:value="0.1994119" calcext:value-type="float">
            <text:p>0.1994119</text:p>
          </table:table-cell>
          <table:table-cell office:value-type="float" office:value="0" calcext:value-type="float">
            <text:p>0</text:p>
          </table:table-cell>
          <table:table-cell office:value-type="float" office:value="35.8426" calcext:value-type="float">
            <text:p>35.8426</text:p>
          </table:table-cell>
          <table:table-cell office:value-type="float" office:value="31.44344" calcext:value-type="float">
            <text:p>31.44344</text:p>
          </table:table-cell>
          <table:table-cell office:value-type="float" office:value="42.94318" calcext:value-type="float">
            <text:p>42.94318</text:p>
          </table:table-cell>
          <table:table-cell office:value-type="float" office:value="6.873954" calcext:value-type="float">
            <text:p>6.873954</text:p>
          </table:table-cell>
          <table:table-cell office:value-type="float" office:value="6.202945" calcext:value-type="float">
            <text:p>6.202945</text:p>
          </table:table-cell>
          <table:table-cell office:value-type="float" office:value="2.50034" calcext:value-type="float">
            <text:p>2.50034</text:p>
          </table:table-cell>
          <table:table-cell office:value-type="float" office:value="2.71113" calcext:value-type="float">
            <text:p>2.71113</text:p>
          </table:table-cell>
          <table:table-cell office:value-type="float" office:value="5.001138" calcext:value-type="float">
            <text:p>5.001138</text:p>
          </table:table-cell>
          <table:table-cell office:value-type="float" office:value="8.453976" calcext:value-type="float">
            <text:p>8.453976</text:p>
          </table:table-cell>
          <table:table-cell office:value-type="float" office:value="9.149279" calcext:value-type="float">
            <text:p>9.149279</text:p>
          </table:table-cell>
          <table:table-cell office:value-type="float" office:value="9.251369" calcext:value-type="float">
            <text:p>9.251369</text:p>
          </table:table-cell>
          <table:table-cell office:value-type="float" office:value="11.22511" calcext:value-type="float">
            <text:p>11.22511</text:p>
          </table:table-cell>
          <table:table-cell office:value-type="float" office:value="12.83777" calcext:value-type="float">
            <text:p>12.83777</text:p>
          </table:table-cell>
          <table:table-cell office:value-type="float" office:value="13.09202" calcext:value-type="float">
            <text:p>13.09202</text:p>
          </table:table-cell>
          <table:table-cell office:value-type="float" office:value="0" calcext:value-type="float">
            <text:p>0</text:p>
          </table:table-cell>
          <table:table-cell office:value-type="float" office:value="128.978" calcext:value-type="float">
            <text:p>128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1684" calcext:value-type="float">
            <text:p>3.3416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.709535" calcext:value-type="float">
            <text:p>1.709535</text:p>
          </table:table-cell>
          <table:table-cell office:value-type="float" office:value="135.5366" calcext:value-type="float">
            <text:p>135.5366</text:p>
          </table:table-cell>
          <table:table-cell office:value-type="float" office:value="5" calcext:value-type="float">
            <text:p>5</text:p>
          </table:table-cell>
          <table:table-cell office:value-type="float" office:value="-4.216566" calcext:value-type="float">
            <text:p>-4.216566</text:p>
          </table:table-cell>
          <table:table-cell office:value-type="float" office:value="41.06414" calcext:value-type="float">
            <text:p>41.06414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86129" calcext:value-type="float">
            <text:p>0.01586129</text:p>
          </table:table-cell>
          <table:table-cell office:value-type="float" office:value="1162.611" calcext:value-type="float">
            <text:p>1162.611</text:p>
          </table:table-cell>
          <table:table-cell office:value-type="float" office:value="1.528305" calcext:value-type="float">
            <text:p>1.528305</text:p>
          </table:table-cell>
          <table:table-cell office:value-type="float" office:value="0" calcext:value-type="float">
            <text:p>0</text:p>
          </table:table-cell>
          <table:table-cell office:value-type="float" office:value="0.2534342" calcext:value-type="float">
            <text:p>0.2534342</text:p>
          </table:table-cell>
          <table:table-cell office:value-type="float" office:value="0.324877" calcext:value-type="float">
            <text:p>0.324877</text:p>
          </table:table-cell>
          <table:table-cell office:value-type="float" office:value="0.466801" calcext:value-type="float">
            <text:p>0.466801</text:p>
          </table:table-cell>
          <table:table-cell office:value-type="float" office:value="0.09065336" calcext:value-type="float">
            <text:p>0.09065336</text:p>
          </table:table-cell>
          <table:table-cell office:value-type="float" office:value="0.08434537" calcext:value-type="float">
            <text:p>0.08434537</text:p>
          </table:table-cell>
          <table:table-cell office:value-type="float" office:value="0.03919649" calcext:value-type="float">
            <text:p>0.03919649</text:p>
          </table:table-cell>
          <table:table-cell office:value-type="float" office:value="0.03786198" calcext:value-type="float">
            <text:p>0.03786198</text:p>
          </table:table-cell>
          <table:table-cell office:value-type="float" office:value="0.080913" calcext:value-type="float">
            <text:p>0.080913</text:p>
          </table:table-cell>
          <table:table-cell office:value-type="float" office:value="0.1537038" calcext:value-type="float">
            <text:p>0.1537038</text:p>
          </table:table-cell>
          <table:table-cell office:value-type="float" office:value="0.1592743" calcext:value-type="float">
            <text:p>0.1592743</text:p>
          </table:table-cell>
          <table:table-cell office:value-type="float" office:value="0.1591782" calcext:value-type="float">
            <text:p>0.1591782</text:p>
          </table:table-cell>
          <table:table-cell office:value-type="float" office:value="0.1813605" calcext:value-type="float">
            <text:p>0.1813605</text:p>
          </table:table-cell>
          <table:table-cell office:value-type="float" office:value="0.1970929" calcext:value-type="float">
            <text:p>0.1970929</text:p>
          </table:table-cell>
          <table:table-cell office:value-type="float" office:value="0.199421" calcext:value-type="float">
            <text:p>0.199421</text:p>
          </table:table-cell>
          <table:table-cell office:value-type="float" office:value="0" calcext:value-type="float">
            <text:p>0</text:p>
          </table:table-cell>
          <table:table-cell office:value-type="float" office:value="35.80006" calcext:value-type="float">
            <text:p>35.80006</text:p>
          </table:table-cell>
          <table:table-cell office:value-type="float" office:value="31.46319" calcext:value-type="float">
            <text:p>31.46319</text:p>
          </table:table-cell>
          <table:table-cell office:value-type="float" office:value="42.96856" calcext:value-type="float">
            <text:p>42.96856</text:p>
          </table:table-cell>
          <table:table-cell office:value-type="float" office:value="6.884685" calcext:value-type="float">
            <text:p>6.884685</text:p>
          </table:table-cell>
          <table:table-cell office:value-type="float" office:value="6.213693" calcext:value-type="float">
            <text:p>6.213693</text:p>
          </table:table-cell>
          <table:table-cell office:value-type="float" office:value="2.50405" calcext:value-type="float">
            <text:p>2.50405</text:p>
          </table:table-cell>
          <table:table-cell office:value-type="float" office:value="2.713685" calcext:value-type="float">
            <text:p>2.713685</text:p>
          </table:table-cell>
          <table:table-cell office:value-type="float" office:value="5.006159" calcext:value-type="float">
            <text:p>5.006159</text:p>
          </table:table-cell>
          <table:table-cell office:value-type="float" office:value="8.46001" calcext:value-type="float">
            <text:p>8.46001</text:p>
          </table:table-cell>
          <table:table-cell office:value-type="float" office:value="9.154364" calcext:value-type="float">
            <text:p>9.154364</text:p>
          </table:table-cell>
          <table:table-cell office:value-type="float" office:value="9.256465" calcext:value-type="float">
            <text:p>9.256465</text:p>
          </table:table-cell>
          <table:table-cell office:value-type="float" office:value="11.22821" calcext:value-type="float">
            <text:p>11.22821</text:p>
          </table:table-cell>
          <table:table-cell office:value-type="float" office:value="12.83878" calcext:value-type="float">
            <text:p>12.83878</text:p>
          </table:table-cell>
          <table:table-cell office:value-type="float" office:value="13.09291" calcext:value-type="float">
            <text:p>13.09291</text:p>
          </table:table-cell>
          <table:table-cell office:value-type="float" office:value="0" calcext:value-type="float">
            <text:p>0</text:p>
          </table:table-cell>
          <table:table-cell office:value-type="float" office:value="44.41584" calcext:value-type="float">
            <text:p>44.4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4962" calcext:value-type="float">
            <text:p>3.3549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.703411" calcext:value-type="float">
            <text:p>1.703411</text:p>
          </table:table-cell>
          <table:table-cell office:value-type="float" office:value="135.5317" calcext:value-type="float">
            <text:p>135.5317</text:p>
          </table:table-cell>
          <table:table-cell office:value-type="float" office:value="5" calcext:value-type="float">
            <text:p>5</text:p>
          </table:table-cell>
          <table:table-cell office:value-type="float" office:value="-4.21494" calcext:value-type="float">
            <text:p>-4.21494</text:p>
          </table:table-cell>
          <table:table-cell office:value-type="float" office:value="41.07983" calcext:value-type="float">
            <text:p>41.07983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8422" calcext:value-type="float">
            <text:p>0.0158422</text:p>
          </table:table-cell>
          <table:table-cell office:value-type="float" office:value="1162.606" calcext:value-type="float">
            <text:p>1162.606</text:p>
          </table:table-cell>
          <table:table-cell office:value-type="float" office:value="1.524949" calcext:value-type="float">
            <text:p>1.524949</text:p>
          </table:table-cell>
          <table:table-cell office:value-type="float" office:value="0" calcext:value-type="float">
            <text:p>0</text:p>
          </table:table-cell>
          <table:table-cell office:value-type="float" office:value="0.3274596" calcext:value-type="float">
            <text:p>0.3274596</text:p>
          </table:table-cell>
          <table:table-cell office:value-type="float" office:value="0.3179707" calcext:value-type="float">
            <text:p>0.3179707</text:p>
          </table:table-cell>
          <table:table-cell office:value-type="float" office:value="0.4508911" calcext:value-type="float">
            <text:p>0.4508911</text:p>
          </table:table-cell>
          <table:table-cell office:value-type="float" office:value="0.08993494" calcext:value-type="float">
            <text:p>0.08993494</text:p>
          </table:table-cell>
          <table:table-cell office:value-type="float" office:value="0.0811316" calcext:value-type="float">
            <text:p>0.0811316</text:p>
          </table:table-cell>
          <table:table-cell office:value-type="float" office:value="0.03841513" calcext:value-type="float">
            <text:p>0.03841513</text:p>
          </table:table-cell>
          <table:table-cell office:value-type="float" office:value="0.03935313" calcext:value-type="float">
            <text:p>0.03935313</text:p>
          </table:table-cell>
          <table:table-cell office:value-type="float" office:value="0.08102098" calcext:value-type="float">
            <text:p>0.08102098</text:p>
          </table:table-cell>
          <table:table-cell office:value-type="float" office:value="0.1537088" calcext:value-type="float">
            <text:p>0.1537088</text:p>
          </table:table-cell>
          <table:table-cell office:value-type="float" office:value="0.1593069" calcext:value-type="float">
            <text:p>0.1593069</text:p>
          </table:table-cell>
          <table:table-cell office:value-type="float" office:value="0.1592064" calcext:value-type="float">
            <text:p>0.1592064</text:p>
          </table:table-cell>
          <table:table-cell office:value-type="float" office:value="0.181364" calcext:value-type="float">
            <text:p>0.181364</text:p>
          </table:table-cell>
          <table:table-cell office:value-type="float" office:value="0.1971066" calcext:value-type="float">
            <text:p>0.1971066</text:p>
          </table:table-cell>
          <table:table-cell office:value-type="float" office:value="0.1994302" calcext:value-type="float">
            <text:p>0.1994302</text:p>
          </table:table-cell>
          <table:table-cell office:value-type="float" office:value="0" calcext:value-type="float">
            <text:p>0</text:p>
          </table:table-cell>
          <table:table-cell office:value-type="float" office:value="35.79946" calcext:value-type="float">
            <text:p>35.79946</text:p>
          </table:table-cell>
          <table:table-cell office:value-type="float" office:value="31.48377" calcext:value-type="float">
            <text:p>31.48377</text:p>
          </table:table-cell>
          <table:table-cell office:value-type="float" office:value="42.98568" calcext:value-type="float">
            <text:p>42.98568</text:p>
          </table:table-cell>
          <table:table-cell office:value-type="float" office:value="6.89416" calcext:value-type="float">
            <text:p>6.89416</text:p>
          </table:table-cell>
          <table:table-cell office:value-type="float" office:value="6.22285" calcext:value-type="float">
            <text:p>6.22285</text:p>
          </table:table-cell>
          <table:table-cell office:value-type="float" office:value="2.507556" calcext:value-type="float">
            <text:p>2.507556</text:p>
          </table:table-cell>
          <table:table-cell office:value-type="float" office:value="2.716443" calcext:value-type="float">
            <text:p>2.716443</text:p>
          </table:table-cell>
          <table:table-cell office:value-type="float" office:value="5.011162" calcext:value-type="float">
            <text:p>5.011162</text:p>
          </table:table-cell>
          <table:table-cell office:value-type="float" office:value="8.466014" calcext:value-type="float">
            <text:p>8.466014</text:p>
          </table:table-cell>
          <table:table-cell office:value-type="float" office:value="9.159392" calcext:value-type="float">
            <text:p>9.159392</text:p>
          </table:table-cell>
          <table:table-cell office:value-type="float" office:value="9.261557" calcext:value-type="float">
            <text:p>9.261557</text:p>
          </table:table-cell>
          <table:table-cell office:value-type="float" office:value="11.23132" calcext:value-type="float">
            <text:p>11.23132</text:p>
          </table:table-cell>
          <table:table-cell office:value-type="float" office:value="12.83978" calcext:value-type="float">
            <text:p>12.83978</text:p>
          </table:table-cell>
          <table:table-cell office:value-type="float" office:value="13.0938" calcext:value-type="float">
            <text:p>13.0938</text:p>
          </table:table-cell>
          <table:table-cell office:value-type="float" office:value="0" calcext:value-type="float">
            <text:p>0</text:p>
          </table:table-cell>
          <table:table-cell office:value-type="float" office:value="77.97126" calcext:value-type="float">
            <text:p>77.9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6977" calcext:value-type="float">
            <text:p>3.3669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1.698257" calcext:value-type="float">
            <text:p>1.698257</text:p>
          </table:table-cell>
          <table:table-cell office:value-type="float" office:value="135.5269" calcext:value-type="float">
            <text:p>135.5269</text:p>
          </table:table-cell>
          <table:table-cell office:value-type="float" office:value="5" calcext:value-type="float">
            <text:p>5</text:p>
          </table:table-cell>
          <table:table-cell office:value-type="float" office:value="-4.213188" calcext:value-type="float">
            <text:p>-4.213188</text:p>
          </table:table-cell>
          <table:table-cell office:value-type="float" office:value="41.09537" calcext:value-type="float">
            <text:p>41.09537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82445" calcext:value-type="float">
            <text:p>0.01582445</text:p>
          </table:table-cell>
          <table:table-cell office:value-type="float" office:value="1162.602" calcext:value-type="float">
            <text:p>1162.602</text:p>
          </table:table-cell>
          <table:table-cell office:value-type="float" office:value="1.523217" calcext:value-type="float">
            <text:p>1.523217</text:p>
          </table:table-cell>
          <table:table-cell office:value-type="float" office:value="0" calcext:value-type="float">
            <text:p>0</text:p>
          </table:table-cell>
          <table:table-cell office:value-type="float" office:value="0.4433081" calcext:value-type="float">
            <text:p>0.4433081</text:p>
          </table:table-cell>
          <table:table-cell office:value-type="float" office:value="0.324537" calcext:value-type="float">
            <text:p>0.324537</text:p>
          </table:table-cell>
          <table:table-cell office:value-type="float" office:value="0.4489295" calcext:value-type="float">
            <text:p>0.4489295</text:p>
          </table:table-cell>
          <table:table-cell office:value-type="float" office:value="0.09044403" calcext:value-type="float">
            <text:p>0.09044403</text:p>
          </table:table-cell>
          <table:table-cell office:value-type="float" office:value="0.08092813" calcext:value-type="float">
            <text:p>0.08092813</text:p>
          </table:table-cell>
          <table:table-cell office:value-type="float" office:value="0.03805959" calcext:value-type="float">
            <text:p>0.03805959</text:p>
          </table:table-cell>
          <table:table-cell office:value-type="float" office:value="0.04001192" calcext:value-type="float">
            <text:p>0.04001192</text:p>
          </table:table-cell>
          <table:table-cell office:value-type="float" office:value="0.08114357" calcext:value-type="float">
            <text:p>0.08114357</text:p>
          </table:table-cell>
          <table:table-cell office:value-type="float" office:value="0.1538068" calcext:value-type="float">
            <text:p>0.1538068</text:p>
          </table:table-cell>
          <table:table-cell office:value-type="float" office:value="0.1593816" calcext:value-type="float">
            <text:p>0.1593816</text:p>
          </table:table-cell>
          <table:table-cell office:value-type="float" office:value="0.1592776" calcext:value-type="float">
            <text:p>0.1592776</text:p>
          </table:table-cell>
          <table:table-cell office:value-type="float" office:value="0.1813942" calcext:value-type="float">
            <text:p>0.1813942</text:p>
          </table:table-cell>
          <table:table-cell office:value-type="float" office:value="0.1971186" calcext:value-type="float">
            <text:p>0.1971186</text:p>
          </table:table-cell>
          <table:table-cell office:value-type="float" office:value="0.1994393" calcext:value-type="float">
            <text:p>0.1994393</text:p>
          </table:table-cell>
          <table:table-cell office:value-type="float" office:value="0" calcext:value-type="float">
            <text:p>0</text:p>
          </table:table-cell>
          <table:table-cell office:value-type="float" office:value="35.82803" calcext:value-type="float">
            <text:p>35.82803</text:p>
          </table:table-cell>
          <table:table-cell office:value-type="float" office:value="31.49829" calcext:value-type="float">
            <text:p>31.49829</text:p>
          </table:table-cell>
          <table:table-cell office:value-type="float" office:value="43.00037" calcext:value-type="float">
            <text:p>43.00037</text:p>
          </table:table-cell>
          <table:table-cell office:value-type="float" office:value="6.90329" calcext:value-type="float">
            <text:p>6.90329</text:p>
          </table:table-cell>
          <table:table-cell office:value-type="float" office:value="6.231401" calcext:value-type="float">
            <text:p>6.231401</text:p>
          </table:table-cell>
          <table:table-cell office:value-type="float" office:value="2.510924" calcext:value-type="float">
            <text:p>2.510924</text:p>
          </table:table-cell>
          <table:table-cell office:value-type="float" office:value="2.719284" calcext:value-type="float">
            <text:p>2.719284</text:p>
          </table:table-cell>
          <table:table-cell office:value-type="float" office:value="5.016181" calcext:value-type="float">
            <text:p>5.016181</text:p>
          </table:table-cell>
          <table:table-cell office:value-type="float" office:value="8.471965" calcext:value-type="float">
            <text:p>8.471965</text:p>
          </table:table-cell>
          <table:table-cell office:value-type="float" office:value="9.164402" calcext:value-type="float">
            <text:p>9.164402</text:p>
          </table:table-cell>
          <table:table-cell office:value-type="float" office:value="9.266647" calcext:value-type="float">
            <text:p>9.266647</text:p>
          </table:table-cell>
          <table:table-cell office:value-type="float" office:value="11.23441" calcext:value-type="float">
            <text:p>11.23441</text:p>
          </table:table-cell>
          <table:table-cell office:value-type="float" office:value="12.84079" calcext:value-type="float">
            <text:p>12.84079</text:p>
          </table:table-cell>
          <table:table-cell office:value-type="float" office:value="13.0947" calcext:value-type="float">
            <text:p>13.0947</text:p>
          </table:table-cell>
          <table:table-cell office:value-type="float" office:value="0" calcext:value-type="float">
            <text:p>0</text:p>
          </table:table-cell>
          <table:table-cell office:value-type="float" office:value="95.51677" calcext:value-type="float">
            <text:p>95.51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8026" calcext:value-type="float">
            <text:p>3.3780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1.693271" calcext:value-type="float">
            <text:p>1.693271</text:p>
          </table:table-cell>
          <table:table-cell office:value-type="float" office:value="135.522" calcext:value-type="float">
            <text:p>135.522</text:p>
          </table:table-cell>
          <table:table-cell office:value-type="float" office:value="5" calcext:value-type="float">
            <text:p>5</text:p>
          </table:table-cell>
          <table:table-cell office:value-type="float" office:value="-4.211364" calcext:value-type="float">
            <text:p>-4.211364</text:p>
          </table:table-cell>
          <table:table-cell office:value-type="float" office:value="41.11121" calcext:value-type="float">
            <text:p>41.11121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80782" calcext:value-type="float">
            <text:p>0.01580782</text:p>
          </table:table-cell>
          <table:table-cell office:value-type="float" office:value="1162.597" calcext:value-type="float">
            <text:p>1162.597</text:p>
          </table:table-cell>
          <table:table-cell office:value-type="float" office:value="1.520433" calcext:value-type="float">
            <text:p>1.520433</text:p>
          </table:table-cell>
          <table:table-cell office:value-type="float" office:value="0" calcext:value-type="float">
            <text:p>0</text:p>
          </table:table-cell>
          <table:table-cell office:value-type="float" office:value="0.4287815" calcext:value-type="float">
            <text:p>0.4287815</text:p>
          </table:table-cell>
          <table:table-cell office:value-type="float" office:value="0.3513775" calcext:value-type="float">
            <text:p>0.3513775</text:p>
          </table:table-cell>
          <table:table-cell office:value-type="float" office:value="0.4557703" calcext:value-type="float">
            <text:p>0.4557703</text:p>
          </table:table-cell>
          <table:table-cell office:value-type="float" office:value="0.0925238" calcext:value-type="float">
            <text:p>0.0925238</text:p>
          </table:table-cell>
          <table:table-cell office:value-type="float" office:value="0.08272735" calcext:value-type="float">
            <text:p>0.08272735</text:p>
          </table:table-cell>
          <table:table-cell office:value-type="float" office:value="0.03815655" calcext:value-type="float">
            <text:p>0.03815655</text:p>
          </table:table-cell>
          <table:table-cell office:value-type="float" office:value="0.04048577" calcext:value-type="float">
            <text:p>0.04048577</text:p>
          </table:table-cell>
          <table:table-cell office:value-type="float" office:value="0.08120127" calcext:value-type="float">
            <text:p>0.08120127</text:p>
          </table:table-cell>
          <table:table-cell office:value-type="float" office:value="0.1539387" calcext:value-type="float">
            <text:p>0.1539387</text:p>
          </table:table-cell>
          <table:table-cell office:value-type="float" office:value="0.1594639" calcext:value-type="float">
            <text:p>0.1594639</text:p>
          </table:table-cell>
          <table:table-cell office:value-type="float" office:value="0.1593585" calcext:value-type="float">
            <text:p>0.1593585</text:p>
          </table:table-cell>
          <table:table-cell office:value-type="float" office:value="0.1814346" calcext:value-type="float">
            <text:p>0.1814346</text:p>
          </table:table-cell>
          <table:table-cell office:value-type="float" office:value="0.1971297" calcext:value-type="float">
            <text:p>0.1971297</text:p>
          </table:table-cell>
          <table:table-cell office:value-type="float" office:value="0.1994485" calcext:value-type="float">
            <text:p>0.1994485</text:p>
          </table:table-cell>
          <table:table-cell office:value-type="float" office:value="0" calcext:value-type="float">
            <text:p>0</text:p>
          </table:table-cell>
          <table:table-cell office:value-type="float" office:value="35.86098" calcext:value-type="float">
            <text:p>35.86098</text:p>
          </table:table-cell>
          <table:table-cell office:value-type="float" office:value="31.51861" calcext:value-type="float">
            <text:p>31.51861</text:p>
          </table:table-cell>
          <table:table-cell office:value-type="float" office:value="43.01571" calcext:value-type="float">
            <text:p>43.01571</text:p>
          </table:table-cell>
          <table:table-cell office:value-type="float" office:value="6.912447" calcext:value-type="float">
            <text:p>6.912447</text:p>
          </table:table-cell>
          <table:table-cell office:value-type="float" office:value="6.239916" calcext:value-type="float">
            <text:p>6.239916</text:p>
          </table:table-cell>
          <table:table-cell office:value-type="float" office:value="2.514218" calcext:value-type="float">
            <text:p>2.514218</text:p>
          </table:table-cell>
          <table:table-cell office:value-type="float" office:value="2.722157" calcext:value-type="float">
            <text:p>2.722157</text:p>
          </table:table-cell>
          <table:table-cell office:value-type="float" office:value="5.021169" calcext:value-type="float">
            <text:p>5.021169</text:p>
          </table:table-cell>
          <table:table-cell office:value-type="float" office:value="8.477907" calcext:value-type="float">
            <text:p>8.477907</text:p>
          </table:table-cell>
          <table:table-cell office:value-type="float" office:value="9.169416" calcext:value-type="float">
            <text:p>9.169416</text:p>
          </table:table-cell>
          <table:table-cell office:value-type="float" office:value="9.271738" calcext:value-type="float">
            <text:p>9.271738</text:p>
          </table:table-cell>
          <table:table-cell office:value-type="float" office:value="11.23751" calcext:value-type="float">
            <text:p>11.23751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3.09559" calcext:value-type="float">
            <text:p>13.09559</text:p>
          </table:table-cell>
          <table:table-cell office:value-type="float" office:value="0" calcext:value-type="float">
            <text:p>0</text:p>
          </table:table-cell>
          <table:table-cell office:value-type="float" office:value="105.6421" calcext:value-type="float">
            <text:p>105.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919" calcext:value-type="float">
            <text:p>3.389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1.688518" calcext:value-type="float">
            <text:p>1.688518</text:p>
          </table:table-cell>
          <table:table-cell office:value-type="float" office:value="135.5169" calcext:value-type="float">
            <text:p>135.5169</text:p>
          </table:table-cell>
          <table:table-cell office:value-type="float" office:value="5" calcext:value-type="float">
            <text:p>5</text:p>
          </table:table-cell>
          <table:table-cell office:value-type="float" office:value="-4.209518" calcext:value-type="float">
            <text:p>-4.209518</text:p>
          </table:table-cell>
          <table:table-cell office:value-type="float" office:value="41.12722" calcext:value-type="float">
            <text:p>41.12722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9205" calcext:value-type="float">
            <text:p>0.01579205</text:p>
          </table:table-cell>
          <table:table-cell office:value-type="float" office:value="1162.591" calcext:value-type="float">
            <text:p>1162.591</text:p>
          </table:table-cell>
          <table:table-cell office:value-type="float" office:value="1.516101" calcext:value-type="float">
            <text:p>1.516101</text:p>
          </table:table-cell>
          <table:table-cell office:value-type="float" office:value="0" calcext:value-type="float">
            <text:p>0</text:p>
          </table:table-cell>
          <table:table-cell office:value-type="float" office:value="0.5002452" calcext:value-type="float">
            <text:p>0.5002452</text:p>
          </table:table-cell>
          <table:table-cell office:value-type="float" office:value="0.3868256" calcext:value-type="float">
            <text:p>0.3868256</text:p>
          </table:table-cell>
          <table:table-cell office:value-type="float" office:value="0.4613165" calcext:value-type="float">
            <text:p>0.4613165</text:p>
          </table:table-cell>
          <table:table-cell office:value-type="float" office:value="0.09402016" calcext:value-type="float">
            <text:p>0.09402016</text:p>
          </table:table-cell>
          <table:table-cell office:value-type="float" office:value="0.08457986" calcext:value-type="float">
            <text:p>0.08457986</text:p>
          </table:table-cell>
          <table:table-cell office:value-type="float" office:value="0.03817285" calcext:value-type="float">
            <text:p>0.03817285</text:p>
          </table:table-cell>
          <table:table-cell office:value-type="float" office:value="0.04072082" calcext:value-type="float">
            <text:p>0.04072082</text:p>
          </table:table-cell>
          <table:table-cell office:value-type="float" office:value="0.0812952" calcext:value-type="float">
            <text:p>0.0812952</text:p>
          </table:table-cell>
          <table:table-cell office:value-type="float" office:value="0.1540451" calcext:value-type="float">
            <text:p>0.1540451</text:p>
          </table:table-cell>
          <table:table-cell office:value-type="float" office:value="0.1595433" calcext:value-type="float">
            <text:p>0.1595433</text:p>
          </table:table-cell>
          <table:table-cell office:value-type="float" office:value="0.1594385" calcext:value-type="float">
            <text:p>0.1594385</text:p>
          </table:table-cell>
          <table:table-cell office:value-type="float" office:value="0.18148" calcext:value-type="float">
            <text:p>0.18148</text:p>
          </table:table-cell>
          <table:table-cell office:value-type="float" office:value="0.1971405" calcext:value-type="float">
            <text:p>0.1971405</text:p>
          </table:table-cell>
          <table:table-cell office:value-type="float" office:value="0.1994576" calcext:value-type="float">
            <text:p>0.1994576</text:p>
          </table:table-cell>
          <table:table-cell office:value-type="float" office:value="0" calcext:value-type="float">
            <text:p>0</text:p>
          </table:table-cell>
          <table:table-cell office:value-type="float" office:value="35.88714" calcext:value-type="float">
            <text:p>35.88714</text:p>
          </table:table-cell>
          <table:table-cell office:value-type="float" office:value="31.54462" calcext:value-type="float">
            <text:p>31.54462</text:p>
          </table:table-cell>
          <table:table-cell office:value-type="float" office:value="43.0316" calcext:value-type="float">
            <text:p>43.0316</text:p>
          </table:table-cell>
          <table:table-cell office:value-type="float" office:value="6.921607" calcext:value-type="float">
            <text:p>6.921607</text:p>
          </table:table-cell>
          <table:table-cell office:value-type="float" office:value="6.248577" calcext:value-type="float">
            <text:p>6.248577</text:p>
          </table:table-cell>
          <table:table-cell office:value-type="float" office:value="2.517469" calcext:value-type="float">
            <text:p>2.517469</text:p>
          </table:table-cell>
          <table:table-cell office:value-type="float" office:value="2.725044" calcext:value-type="float">
            <text:p>2.725044</text:p>
          </table:table-cell>
          <table:table-cell office:value-type="float" office:value="5.026127" calcext:value-type="float">
            <text:p>5.026127</text:p>
          </table:table-cell>
          <table:table-cell office:value-type="float" office:value="8.48385" calcext:value-type="float">
            <text:p>8.48385</text:p>
          </table:table-cell>
          <table:table-cell office:value-type="float" office:value="9.174425" calcext:value-type="float">
            <text:p>9.174425</text:p>
          </table:table-cell>
          <table:table-cell office:value-type="float" office:value="9.276829" calcext:value-type="float">
            <text:p>9.276829</text:p>
          </table:table-cell>
          <table:table-cell office:value-type="float" office:value="11.24061" calcext:value-type="float">
            <text:p>11.24061</text:p>
          </table:table-cell>
          <table:table-cell office:value-type="float" office:value="12.84281" calcext:value-type="float">
            <text:p>12.84281</text:p>
          </table:table-cell>
          <table:table-cell office:value-type="float" office:value="13.09648" calcext:value-type="float">
            <text:p>13.09648</text:p>
          </table:table-cell>
          <table:table-cell office:value-type="float" office:value="0" calcext:value-type="float">
            <text:p>0</text:p>
          </table:table-cell>
          <table:table-cell office:value-type="float" office:value="110.8287" calcext:value-type="float">
            <text:p>110.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022" calcext:value-type="float">
            <text:p>3.400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1.683426" calcext:value-type="float">
            <text:p>1.683426</text:p>
          </table:table-cell>
          <table:table-cell office:value-type="float" office:value="135.5114" calcext:value-type="float">
            <text:p>135.5114</text:p>
          </table:table-cell>
          <table:table-cell office:value-type="float" office:value="5" calcext:value-type="float">
            <text:p>5</text:p>
          </table:table-cell>
          <table:table-cell office:value-type="float" office:value="-4.207145" calcext:value-type="float">
            <text:p>-4.207145</text:p>
          </table:table-cell>
          <table:table-cell office:value-type="float" office:value="41.14399" calcext:value-type="float">
            <text:p>41.14399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7687" calcext:value-type="float">
            <text:p>0.01577687</text:p>
          </table:table-cell>
          <table:table-cell office:value-type="float" office:value="1162.586" calcext:value-type="float">
            <text:p>1162.586</text:p>
          </table:table-cell>
          <table:table-cell office:value-type="float" office:value="1.509158" calcext:value-type="float">
            <text:p>1.509158</text:p>
          </table:table-cell>
          <table:table-cell office:value-type="float" office:value="0" calcext:value-type="float">
            <text:p>0</text:p>
          </table:table-cell>
          <table:table-cell office:value-type="float" office:value="0.6451524" calcext:value-type="float">
            <text:p>0.6451524</text:p>
          </table:table-cell>
          <table:table-cell office:value-type="float" office:value="0.4470983" calcext:value-type="float">
            <text:p>0.4470983</text:p>
          </table:table-cell>
          <table:table-cell office:value-type="float" office:value="0.4968687" calcext:value-type="float">
            <text:p>0.4968687</text:p>
          </table:table-cell>
          <table:table-cell office:value-type="float" office:value="0.1022993" calcext:value-type="float">
            <text:p>0.1022993</text:p>
          </table:table-cell>
          <table:table-cell office:value-type="float" office:value="0.09316521" calcext:value-type="float">
            <text:p>0.09316521</text:p>
          </table:table-cell>
          <table:table-cell office:value-type="float" office:value="0.03931431" calcext:value-type="float">
            <text:p>0.03931431</text:p>
          </table:table-cell>
          <table:table-cell office:value-type="float" office:value="0.04127512" calcext:value-type="float">
            <text:p>0.04127512</text:p>
          </table:table-cell>
          <table:table-cell office:value-type="float" office:value="0.08148789" calcext:value-type="float">
            <text:p>0.08148789</text:p>
          </table:table-cell>
          <table:table-cell office:value-type="float" office:value="0.1541901" calcext:value-type="float">
            <text:p>0.1541901</text:p>
          </table:table-cell>
          <table:table-cell office:value-type="float" office:value="0.1596477" calcext:value-type="float">
            <text:p>0.1596477</text:p>
          </table:table-cell>
          <table:table-cell office:value-type="float" office:value="0.1595439" calcext:value-type="float">
            <text:p>0.1595439</text:p>
          </table:table-cell>
          <table:table-cell office:value-type="float" office:value="0.1815469" calcext:value-type="float">
            <text:p>0.1815469</text:p>
          </table:table-cell>
          <table:table-cell office:value-type="float" office:value="0.197151" calcext:value-type="float">
            <text:p>0.197151</text:p>
          </table:table-cell>
          <table:table-cell office:value-type="float" office:value="0.1994668" calcext:value-type="float">
            <text:p>0.1994668</text:p>
          </table:table-cell>
          <table:table-cell office:value-type="float" office:value="0" calcext:value-type="float">
            <text:p>0</text:p>
          </table:table-cell>
          <table:table-cell office:value-type="float" office:value="35.92607" calcext:value-type="float">
            <text:p>35.92607</text:p>
          </table:table-cell>
          <table:table-cell office:value-type="float" office:value="31.57864" calcext:value-type="float">
            <text:p>31.57864</text:p>
          </table:table-cell>
          <table:table-cell office:value-type="float" office:value="43.05225" calcext:value-type="float">
            <text:p>43.05225</text:p>
          </table:table-cell>
          <table:table-cell office:value-type="float" office:value="6.931586" calcext:value-type="float">
            <text:p>6.931586</text:p>
          </table:table-cell>
          <table:table-cell office:value-type="float" office:value="6.258029" calcext:value-type="float">
            <text:p>6.258029</text:p>
          </table:table-cell>
          <table:table-cell office:value-type="float" office:value="2.520748" calcext:value-type="float">
            <text:p>2.520748</text:p>
          </table:table-cell>
          <table:table-cell office:value-type="float" office:value="2.727949" calcext:value-type="float">
            <text:p>2.727949</text:p>
          </table:table-cell>
          <table:table-cell office:value-type="float" office:value="5.031075" calcext:value-type="float">
            <text:p>5.031075</text:p>
          </table:table-cell>
          <table:table-cell office:value-type="float" office:value="8.489791" calcext:value-type="float">
            <text:p>8.489791</text:p>
          </table:table-cell>
          <table:table-cell office:value-type="float" office:value="9.179437" calcext:value-type="float">
            <text:p>9.179437</text:p>
          </table:table-cell>
          <table:table-cell office:value-type="float" office:value="9.281907" calcext:value-type="float">
            <text:p>9.281907</text:p>
          </table:table-cell>
          <table:table-cell office:value-type="float" office:value="11.24372" calcext:value-type="float">
            <text:p>11.24372</text:p>
          </table:table-cell>
          <table:table-cell office:value-type="float" office:value="12.84381" calcext:value-type="float">
            <text:p>12.84381</text:p>
          </table:table-cell>
          <table:table-cell office:value-type="float" office:value="13.09735" calcext:value-type="float">
            <text:p>13.09735</text:p>
          </table:table-cell>
          <table:table-cell office:value-type="float" office:value="0" calcext:value-type="float">
            <text:p>0</text:p>
          </table:table-cell>
          <table:table-cell office:value-type="float" office:value="98.08105" calcext:value-type="float">
            <text:p>98.08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2559" calcext:value-type="float">
            <text:p>3.4125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.678832" calcext:value-type="float">
            <text:p>1.678832</text:p>
          </table:table-cell>
          <table:table-cell office:value-type="float" office:value="135.5063" calcext:value-type="float">
            <text:p>135.5063</text:p>
          </table:table-cell>
          <table:table-cell office:value-type="float" office:value="5" calcext:value-type="float">
            <text:p>5</text:p>
          </table:table-cell>
          <table:table-cell office:value-type="float" office:value="-4.205165" calcext:value-type="float">
            <text:p>-4.205165</text:p>
          </table:table-cell>
          <table:table-cell office:value-type="float" office:value="41.16029" calcext:value-type="float">
            <text:p>41.16029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6203" calcext:value-type="float">
            <text:p>0.01576203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1.504796" calcext:value-type="float">
            <text:p>1.504796</text:p>
          </table:table-cell>
          <table:table-cell office:value-type="float" office:value="0" calcext:value-type="float">
            <text:p>0</text:p>
          </table:table-cell>
          <table:table-cell office:value-type="float" office:value="0.3541958" calcext:value-type="float">
            <text:p>0.3541958</text:p>
          </table:table-cell>
          <table:table-cell office:value-type="float" office:value="0.3961187" calcext:value-type="float">
            <text:p>0.3961187</text:p>
          </table:table-cell>
          <table:table-cell office:value-type="float" office:value="0.4676862" calcext:value-type="float">
            <text:p>0.4676862</text:p>
          </table:table-cell>
          <table:table-cell office:value-type="float" office:value="0.09847144" calcext:value-type="float">
            <text:p>0.09847144</text:p>
          </table:table-cell>
          <table:table-cell office:value-type="float" office:value="0.0898588" calcext:value-type="float">
            <text:p>0.0898588</text:p>
          </table:table-cell>
          <table:table-cell office:value-type="float" office:value="0.0393667" calcext:value-type="float">
            <text:p>0.0393667</text:p>
          </table:table-cell>
          <table:table-cell office:value-type="float" office:value="0.04126341" calcext:value-type="float">
            <text:p>0.04126341</text:p>
          </table:table-cell>
          <table:table-cell office:value-type="float" office:value="0.08153807" calcext:value-type="float">
            <text:p>0.08153807</text:p>
          </table:table-cell>
          <table:table-cell office:value-type="float" office:value="0.1541359" calcext:value-type="float">
            <text:p>0.1541359</text:p>
          </table:table-cell>
          <table:table-cell office:value-type="float" office:value="0.1596314" calcext:value-type="float">
            <text:p>0.1596314</text:p>
          </table:table-cell>
          <table:table-cell office:value-type="float" office:value="0.1595328" calcext:value-type="float">
            <text:p>0.1595328</text:p>
          </table:table-cell>
          <table:table-cell office:value-type="float" office:value="0.1815312" calcext:value-type="float">
            <text:p>0.1815312</text:p>
          </table:table-cell>
          <table:table-cell office:value-type="float" office:value="0.1971614" calcext:value-type="float">
            <text:p>0.1971614</text:p>
          </table:table-cell>
          <table:table-cell office:value-type="float" office:value="0.199476" calcext:value-type="float">
            <text:p>0.199476</text:p>
          </table:table-cell>
          <table:table-cell office:value-type="float" office:value="0" calcext:value-type="float">
            <text:p>0</text:p>
          </table:table-cell>
          <table:table-cell office:value-type="float" office:value="35.92167" calcext:value-type="float">
            <text:p>35.92167</text:p>
          </table:table-cell>
          <table:table-cell office:value-type="float" office:value="31.6102" calcext:value-type="float">
            <text:p>31.6102</text:p>
          </table:table-cell>
          <table:table-cell office:value-type="float" office:value="43.07387" calcext:value-type="float">
            <text:p>43.07387</text:p>
          </table:table-cell>
          <table:table-cell office:value-type="float" office:value="6.942059" calcext:value-type="float">
            <text:p>6.942059</text:p>
          </table:table-cell>
          <table:table-cell office:value-type="float" office:value="6.268118" calcext:value-type="float">
            <text:p>6.268118</text:p>
          </table:table-cell>
          <table:table-cell office:value-type="float" office:value="2.524135" calcext:value-type="float">
            <text:p>2.524135</text:p>
          </table:table-cell>
          <table:table-cell office:value-type="float" office:value="2.730869" calcext:value-type="float">
            <text:p>2.730869</text:p>
          </table:table-cell>
          <table:table-cell office:value-type="float" office:value="5.036006" calcext:value-type="float">
            <text:p>5.036006</text:p>
          </table:table-cell>
          <table:table-cell office:value-type="float" office:value="8.495733" calcext:value-type="float">
            <text:p>8.495733</text:p>
          </table:table-cell>
          <table:table-cell office:value-type="float" office:value="9.184448" calcext:value-type="float">
            <text:p>9.184448</text:p>
          </table:table-cell>
          <table:table-cell office:value-type="float" office:value="9.286949" calcext:value-type="float">
            <text:p>9.286949</text:p>
          </table:table-cell>
          <table:table-cell office:value-type="float" office:value="11.24679" calcext:value-type="float">
            <text:p>11.24679</text:p>
          </table:table-cell>
          <table:table-cell office:value-type="float" office:value="12.84482" calcext:value-type="float">
            <text:p>12.84482</text:p>
          </table:table-cell>
          <table:table-cell office:value-type="float" office:value="13.09824" calcext:value-type="float">
            <text:p>13.09824</text:p>
          </table:table-cell>
          <table:table-cell office:value-type="float" office:value="0" calcext:value-type="float">
            <text:p>0</text:p>
          </table:table-cell>
          <table:table-cell office:value-type="float" office:value="77.33221" calcext:value-type="float">
            <text:p>77.3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3595" calcext:value-type="float">
            <text:p>3.4235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1.675441" calcext:value-type="float">
            <text:p>1.675441</text:p>
          </table:table-cell>
          <table:table-cell office:value-type="float" office:value="135.5014" calcext:value-type="float">
            <text:p>135.5014</text:p>
          </table:table-cell>
          <table:table-cell office:value-type="float" office:value="5" calcext:value-type="float">
            <text:p>5</text:p>
          </table:table-cell>
          <table:table-cell office:value-type="float" office:value="-4.20271" calcext:value-type="float">
            <text:p>-4.20271</text:p>
          </table:table-cell>
          <table:table-cell office:value-type="float" office:value="41.17614" calcext:value-type="float">
            <text:p>41.17614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4746" calcext:value-type="float">
            <text:p>0.01574746</text:p>
          </table:table-cell>
          <table:table-cell office:value-type="float" office:value="1162.574" calcext:value-type="float">
            <text:p>1162.574</text:p>
          </table:table-cell>
          <table:table-cell office:value-type="float" office:value="1.499981" calcext:value-type="float">
            <text:p>1.499981</text:p>
          </table:table-cell>
          <table:table-cell office:value-type="float" office:value="0" calcext:value-type="float">
            <text:p>0</text:p>
          </table:table-cell>
          <table:table-cell office:value-type="float" office:value="0.4605633" calcext:value-type="float">
            <text:p>0.4605633</text:p>
          </table:table-cell>
          <table:table-cell office:value-type="float" office:value="0.3943971" calcext:value-type="float">
            <text:p>0.3943971</text:p>
          </table:table-cell>
          <table:table-cell office:value-type="float" office:value="0.4600206" calcext:value-type="float">
            <text:p>0.4600206</text:p>
          </table:table-cell>
          <table:table-cell office:value-type="float" office:value="0.0962278" calcext:value-type="float">
            <text:p>0.0962278</text:p>
          </table:table-cell>
          <table:table-cell office:value-type="float" office:value="0.08967164" calcext:value-type="float">
            <text:p>0.08967164</text:p>
          </table:table-cell>
          <table:table-cell office:value-type="float" office:value="0.03875211" calcext:value-type="float">
            <text:p>0.03875211</text:p>
          </table:table-cell>
          <table:table-cell office:value-type="float" office:value="0.04114427" calcext:value-type="float">
            <text:p>0.04114427</text:p>
          </table:table-cell>
          <table:table-cell office:value-type="float" office:value="0.08164579" calcext:value-type="float">
            <text:p>0.08164579</text:p>
          </table:table-cell>
          <table:table-cell office:value-type="float" office:value="0.1542913" calcext:value-type="float">
            <text:p>0.1542913</text:p>
          </table:table-cell>
          <table:table-cell office:value-type="float" office:value="0.1597314" calcext:value-type="float">
            <text:p>0.1597314</text:p>
          </table:table-cell>
          <table:table-cell office:value-type="float" office:value="0.1596339" calcext:value-type="float">
            <text:p>0.1596339</text:p>
          </table:table-cell>
          <table:table-cell office:value-type="float" office:value="0.1815867" calcext:value-type="float">
            <text:p>0.1815867</text:p>
          </table:table-cell>
          <table:table-cell office:value-type="float" office:value="0.1971717" calcext:value-type="float">
            <text:p>0.1971717</text:p>
          </table:table-cell>
          <table:table-cell office:value-type="float" office:value="0.1994851" calcext:value-type="float">
            <text:p>0.1994851</text:p>
          </table:table-cell>
          <table:table-cell office:value-type="float" office:value="0" calcext:value-type="float">
            <text:p>0</text:p>
          </table:table-cell>
          <table:table-cell office:value-type="float" office:value="35.94908" calcext:value-type="float">
            <text:p>35.94908</text:p>
          </table:table-cell>
          <table:table-cell office:value-type="float" office:value="31.63473" calcext:value-type="float">
            <text:p>31.63473</text:p>
          </table:table-cell>
          <table:table-cell office:value-type="float" office:value="43.08931" calcext:value-type="float">
            <text:p>43.08931</text:p>
          </table:table-cell>
          <table:table-cell office:value-type="float" office:value="6.951173" calcext:value-type="float">
            <text:p>6.951173</text:p>
          </table:table-cell>
          <table:table-cell office:value-type="float" office:value="6.277195" calcext:value-type="float">
            <text:p>6.277195</text:p>
          </table:table-cell>
          <table:table-cell office:value-type="float" office:value="2.527353" calcext:value-type="float">
            <text:p>2.527353</text:p>
          </table:table-cell>
          <table:table-cell office:value-type="float" office:value="2.73373" calcext:value-type="float">
            <text:p>2.73373</text:p>
          </table:table-cell>
          <table:table-cell office:value-type="float" office:value="5.040934" calcext:value-type="float">
            <text:p>5.040934</text:p>
          </table:table-cell>
          <table:table-cell office:value-type="float" office:value="8.501634" calcext:value-type="float">
            <text:p>8.501634</text:p>
          </table:table-cell>
          <table:table-cell office:value-type="float" office:value="9.189462" calcext:value-type="float">
            <text:p>9.189462</text:p>
          </table:table-cell>
          <table:table-cell office:value-type="float" office:value="9.291984" calcext:value-type="float">
            <text:p>9.291984</text:p>
          </table:table-cell>
          <table:table-cell office:value-type="float" office:value="11.24983" calcext:value-type="float">
            <text:p>11.24983</text:p>
          </table:table-cell>
          <table:table-cell office:value-type="float" office:value="12.84583" calcext:value-type="float">
            <text:p>12.84583</text:p>
          </table:table-cell>
          <table:table-cell office:value-type="float" office:value="13.09911" calcext:value-type="float">
            <text:p>13.09911</text:p>
          </table:table-cell>
          <table:table-cell office:value-type="float" office:value="0" calcext:value-type="float">
            <text:p>0</text:p>
          </table:table-cell>
          <table:table-cell office:value-type="float" office:value="44.90869" calcext:value-type="float">
            <text:p>44.9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3368" calcext:value-type="float">
            <text:p>3.433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1.672797" calcext:value-type="float">
            <text:p>1.672797</text:p>
          </table:table-cell>
          <table:table-cell office:value-type="float" office:value="135.4964" calcext:value-type="float">
            <text:p>135.4964</text:p>
          </table:table-cell>
          <table:table-cell office:value-type="float" office:value="5" calcext:value-type="float">
            <text:p>5</text:p>
          </table:table-cell>
          <table:table-cell office:value-type="float" office:value="-4.199554" calcext:value-type="float">
            <text:p>-4.199554</text:p>
          </table:table-cell>
          <table:table-cell office:value-type="float" office:value="41.19184" calcext:value-type="float">
            <text:p>41.19184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3293" calcext:value-type="float">
            <text:p>0.01573293</text:p>
          </table:table-cell>
          <table:table-cell office:value-type="float" office:value="1162.568" calcext:value-type="float">
            <text:p>1162.568</text:p>
          </table:table-cell>
          <table:table-cell office:value-type="float" office:value="1.49344" calcext:value-type="float">
            <text:p>1.49344</text:p>
          </table:table-cell>
          <table:table-cell office:value-type="float" office:value="0" calcext:value-type="float">
            <text:p>0</text:p>
          </table:table-cell>
          <table:table-cell office:value-type="float" office:value="0.527515" calcext:value-type="float">
            <text:p>0.527515</text:p>
          </table:table-cell>
          <table:table-cell office:value-type="float" office:value="0.3982389" calcext:value-type="float">
            <text:p>0.3982389</text:p>
          </table:table-cell>
          <table:table-cell office:value-type="float" office:value="0.4638796" calcext:value-type="float">
            <text:p>0.4638796</text:p>
          </table:table-cell>
          <table:table-cell office:value-type="float" office:value="0.09704077" calcext:value-type="float">
            <text:p>0.09704077</text:p>
          </table:table-cell>
          <table:table-cell office:value-type="float" office:value="0.09163361" calcext:value-type="float">
            <text:p>0.09163361</text:p>
          </table:table-cell>
          <table:table-cell office:value-type="float" office:value="0.03865856" calcext:value-type="float">
            <text:p>0.03865856</text:p>
          </table:table-cell>
          <table:table-cell office:value-type="float" office:value="0.04116231" calcext:value-type="float">
            <text:p>0.04116231</text:p>
          </table:table-cell>
          <table:table-cell office:value-type="float" office:value="0.08169533" calcext:value-type="float">
            <text:p>0.08169533</text:p>
          </table:table-cell>
          <table:table-cell office:value-type="float" office:value="0.1544368" calcext:value-type="float">
            <text:p>0.1544368</text:p>
          </table:table-cell>
          <table:table-cell office:value-type="float" office:value="0.1598375" calcext:value-type="float">
            <text:p>0.1598375</text:p>
          </table:table-cell>
          <table:table-cell office:value-type="float" office:value="0.1597421" calcext:value-type="float">
            <text:p>0.1597421</text:p>
          </table:table-cell>
          <table:table-cell office:value-type="float" office:value="0.1816499" calcext:value-type="float">
            <text:p>0.1816499</text:p>
          </table:table-cell>
          <table:table-cell office:value-type="float" office:value="0.1971822" calcext:value-type="float">
            <text:p>0.1971822</text:p>
          </table:table-cell>
          <table:table-cell office:value-type="float" office:value="0.1994943" calcext:value-type="float">
            <text:p>0.1994943</text:p>
          </table:table-cell>
          <table:table-cell office:value-type="float" office:value="0" calcext:value-type="float">
            <text:p>0</text:p>
          </table:table-cell>
          <table:table-cell office:value-type="float" office:value="35.97907" calcext:value-type="float">
            <text:p>35.97907</text:p>
          </table:table-cell>
          <table:table-cell office:value-type="float" office:value="31.65813" calcext:value-type="float">
            <text:p>31.65813</text:p>
          </table:table-cell>
          <table:table-cell office:value-type="float" office:value="43.10371" calcext:value-type="float">
            <text:p>43.10371</text:p>
          </table:table-cell>
          <table:table-cell office:value-type="float" office:value="6.959777" calcext:value-type="float">
            <text:p>6.959777</text:p>
          </table:table-cell>
          <table:table-cell office:value-type="float" office:value="6.286035" calcext:value-type="float">
            <text:p>6.286035</text:p>
          </table:table-cell>
          <table:table-cell office:value-type="float" office:value="2.530421" calcext:value-type="float">
            <text:p>2.530421</text:p>
          </table:table-cell>
          <table:table-cell office:value-type="float" office:value="2.736516" calcext:value-type="float">
            <text:p>2.736516</text:p>
          </table:table-cell>
          <table:table-cell office:value-type="float" office:value="5.045831" calcext:value-type="float">
            <text:p>5.045831</text:p>
          </table:table-cell>
          <table:table-cell office:value-type="float" office:value="8.507484" calcext:value-type="float">
            <text:p>8.507484</text:p>
          </table:table-cell>
          <table:table-cell office:value-type="float" office:value="9.194471" calcext:value-type="float">
            <text:p>9.194471</text:p>
          </table:table-cell>
          <table:table-cell office:value-type="float" office:value="9.297018" calcext:value-type="float">
            <text:p>9.297018</text:p>
          </table:table-cell>
          <table:table-cell office:value-type="float" office:value="11.25287" calcext:value-type="float">
            <text:p>11.25287</text:p>
          </table:table-cell>
          <table:table-cell office:value-type="float" office:value="12.84684" calcext:value-type="float">
            <text:p>12.84684</text:p>
          </table:table-cell>
          <table:table-cell office:value-type="float" office:value="13.09998" calcext:value-type="float">
            <text:p>13.09998</text:p>
          </table:table-cell>
          <table:table-cell office:value-type="float" office:value="0" calcext:value-type="float">
            <text:p>0</text:p>
          </table:table-cell>
          <table:table-cell office:value-type="float" office:value="23.64722" calcext:value-type="float">
            <text:p>23.64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3738" calcext:value-type="float">
            <text:p>3.4437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1.672886" calcext:value-type="float">
            <text:p>1.672886</text:p>
          </table:table-cell>
          <table:table-cell office:value-type="float" office:value="135.491" calcext:value-type="float">
            <text:p>135.491</text:p>
          </table:table-cell>
          <table:table-cell office:value-type="float" office:value="5" calcext:value-type="float">
            <text:p>5</text:p>
          </table:table-cell>
          <table:table-cell office:value-type="float" office:value="-4.192785" calcext:value-type="float">
            <text:p>-4.192785</text:p>
          </table:table-cell>
          <table:table-cell office:value-type="float" office:value="41.20792" calcext:value-type="float">
            <text:p>41.20792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1801" calcext:value-type="float">
            <text:p>0.01571801</text:p>
          </table:table-cell>
          <table:table-cell office:value-type="float" office:value="1162.562" calcext:value-type="float">
            <text:p>1162.562</text:p>
          </table:table-cell>
          <table:table-cell office:value-type="float" office:value="1.48428" calcext:value-type="float">
            <text:p>1.48428</text:p>
          </table:table-cell>
          <table:table-cell office:value-type="float" office:value="0" calcext:value-type="float">
            <text:p>0</text:p>
          </table:table-cell>
          <table:table-cell office:value-type="float" office:value="0.5972326" calcext:value-type="float">
            <text:p>0.5972326</text:p>
          </table:table-cell>
          <table:table-cell office:value-type="float" office:value="0.439185" calcext:value-type="float">
            <text:p>0.439185</text:p>
          </table:table-cell>
          <table:table-cell office:value-type="float" office:value="0.4950021" calcext:value-type="float">
            <text:p>0.4950021</text:p>
          </table:table-cell>
          <table:table-cell office:value-type="float" office:value="0.1047693" calcext:value-type="float">
            <text:p>0.1047693</text:p>
          </table:table-cell>
          <table:table-cell office:value-type="float" office:value="0.0981558" calcext:value-type="float">
            <text:p>0.0981558</text:p>
          </table:table-cell>
          <table:table-cell office:value-type="float" office:value="0.0397101" calcext:value-type="float">
            <text:p>0.0397101</text:p>
          </table:table-cell>
          <table:table-cell office:value-type="float" office:value="0.04158139" calcext:value-type="float">
            <text:p>0.04158139</text:p>
          </table:table-cell>
          <table:table-cell office:value-type="float" office:value="0.08174925" calcext:value-type="float">
            <text:p>0.08174925</text:p>
          </table:table-cell>
          <table:table-cell office:value-type="float" office:value="0.1545662" calcext:value-type="float">
            <text:p>0.1545662</text:p>
          </table:table-cell>
          <table:table-cell office:value-type="float" office:value="0.1599364" calcext:value-type="float">
            <text:p>0.1599364</text:p>
          </table:table-cell>
          <table:table-cell office:value-type="float" office:value="0.1598454" calcext:value-type="float">
            <text:p>0.1598454</text:p>
          </table:table-cell>
          <table:table-cell office:value-type="float" office:value="0.1817121" calcext:value-type="float">
            <text:p>0.1817121</text:p>
          </table:table-cell>
          <table:table-cell office:value-type="float" office:value="0.1971927" calcext:value-type="float">
            <text:p>0.1971927</text:p>
          </table:table-cell>
          <table:table-cell office:value-type="float" office:value="0.1995034" calcext:value-type="float">
            <text:p>0.1995034</text:p>
          </table:table-cell>
          <table:table-cell office:value-type="float" office:value="0" calcext:value-type="float">
            <text:p>0</text:p>
          </table:table-cell>
          <table:table-cell office:value-type="float" office:value="36.01629" calcext:value-type="float">
            <text:p>36.01629</text:p>
          </table:table-cell>
          <table:table-cell office:value-type="float" office:value="31.68515" calcext:value-type="float">
            <text:p>31.68515</text:p>
          </table:table-cell>
          <table:table-cell office:value-type="float" office:value="43.12122" calcext:value-type="float">
            <text:p>43.12122</text:p>
          </table:table-cell>
          <table:table-cell office:value-type="float" office:value="6.968906" calcext:value-type="float">
            <text:p>6.968906</text:p>
          </table:table-cell>
          <table:table-cell office:value-type="float" office:value="6.295319" calcext:value-type="float">
            <text:p>6.295319</text:p>
          </table:table-cell>
          <table:table-cell office:value-type="float" office:value="2.533459" calcext:value-type="float">
            <text:p>2.533459</text:p>
          </table:table-cell>
          <table:table-cell office:value-type="float" office:value="2.739271" calcext:value-type="float">
            <text:p>2.739271</text:p>
          </table:table-cell>
          <table:table-cell office:value-type="float" office:value="5.050698" calcext:value-type="float">
            <text:p>5.050698</text:p>
          </table:table-cell>
          <table:table-cell office:value-type="float" office:value="8.513335" calcext:value-type="float">
            <text:p>8.513335</text:p>
          </table:table-cell>
          <table:table-cell office:value-type="float" office:value="9.199487" calcext:value-type="float">
            <text:p>9.199487</text:p>
          </table:table-cell>
          <table:table-cell office:value-type="float" office:value="9.302052" calcext:value-type="float">
            <text:p>9.302052</text:p>
          </table:table-cell>
          <table:table-cell office:value-type="float" office:value="11.25593" calcext:value-type="float">
            <text:p>11.25593</text:p>
          </table:table-cell>
          <table:table-cell office:value-type="float" office:value="12.84785" calcext:value-type="float">
            <text:p>12.84785</text:p>
          </table:table-cell>
          <table:table-cell office:value-type="float" office:value="13.10084" calcext:value-type="float">
            <text:p>13.10084</text:p>
          </table:table-cell>
          <table:table-cell office:value-type="float" office:value="0" calcext:value-type="float">
            <text:p>0</text:p>
          </table:table-cell>
          <table:table-cell office:value-type="float" office:value="10.46079" calcext:value-type="float">
            <text:p>10.46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111" calcext:value-type="float">
            <text:p>3.4551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1.677207" calcext:value-type="float">
            <text:p>1.677207</text:p>
          </table:table-cell>
          <table:table-cell office:value-type="float" office:value="135.4852" calcext:value-type="float">
            <text:p>135.4852</text:p>
          </table:table-cell>
          <table:table-cell office:value-type="float" office:value="5" calcext:value-type="float">
            <text:p>5</text:p>
          </table:table-cell>
          <table:table-cell office:value-type="float" office:value="-4.181333" calcext:value-type="float">
            <text:p>-4.181333</text:p>
          </table:table-cell>
          <table:table-cell office:value-type="float" office:value="41.22473" calcext:value-type="float">
            <text:p>41.22473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70253" calcext:value-type="float">
            <text:p>0.01570253</text:p>
          </table:table-cell>
          <table:table-cell office:value-type="float" office:value="1162.556" calcext:value-type="float">
            <text:p>1162.556</text:p>
          </table:table-cell>
          <table:table-cell office:value-type="float" office:value="1.473881" calcext:value-type="float">
            <text:p>1.473881</text:p>
          </table:table-cell>
          <table:table-cell office:value-type="float" office:value="0" calcext:value-type="float">
            <text:p>0</text:p>
          </table:table-cell>
          <table:table-cell office:value-type="float" office:value="0.6112335" calcext:value-type="float">
            <text:p>0.6112335</text:p>
          </table:table-cell>
          <table:table-cell office:value-type="float" office:value="0.4653752" calcext:value-type="float">
            <text:p>0.4653752</text:p>
          </table:table-cell>
          <table:table-cell office:value-type="float" office:value="0.5198837" calcext:value-type="float">
            <text:p>0.5198837</text:p>
          </table:table-cell>
          <table:table-cell office:value-type="float" office:value="0.1127576" calcext:value-type="float">
            <text:p>0.1127576</text:p>
          </table:table-cell>
          <table:table-cell office:value-type="float" office:value="0.105366" calcext:value-type="float">
            <text:p>0.105366</text:p>
          </table:table-cell>
          <table:table-cell office:value-type="float" office:value="0.04166138" calcext:value-type="float">
            <text:p>0.04166138</text:p>
          </table:table-cell>
          <table:table-cell office:value-type="float" office:value="0.04236958" calcext:value-type="float">
            <text:p>0.04236958</text:p>
          </table:table-cell>
          <table:table-cell office:value-type="float" office:value="0.08193374" calcext:value-type="float">
            <text:p>0.08193374</text:p>
          </table:table-cell>
          <table:table-cell office:value-type="float" office:value="0.1547098" calcext:value-type="float">
            <text:p>0.1547098</text:p>
          </table:table-cell>
          <table:table-cell office:value-type="float" office:value="0.1600315" calcext:value-type="float">
            <text:p>0.1600315</text:p>
          </table:table-cell>
          <table:table-cell office:value-type="float" office:value="0.1599459" calcext:value-type="float">
            <text:p>0.1599459</text:p>
          </table:table-cell>
          <table:table-cell office:value-type="float" office:value="0.1817707" calcext:value-type="float">
            <text:p>0.1817707</text:p>
          </table:table-cell>
          <table:table-cell office:value-type="float" office:value="0.197203" calcext:value-type="float">
            <text:p>0.197203</text:p>
          </table:table-cell>
          <table:table-cell office:value-type="float" office:value="0.1995126" calcext:value-type="float">
            <text:p>0.1995126</text:p>
          </table:table-cell>
          <table:table-cell office:value-type="float" office:value="0" calcext:value-type="float">
            <text:p>0</text:p>
          </table:table-cell>
          <table:table-cell office:value-type="float" office:value="36.05804" calcext:value-type="float">
            <text:p>36.05804</text:p>
          </table:table-cell>
          <table:table-cell office:value-type="float" office:value="31.7186" calcext:value-type="float">
            <text:p>31.7186</text:p>
          </table:table-cell>
          <table:table-cell office:value-type="float" office:value="43.14459" calcext:value-type="float">
            <text:p>43.14459</text:p>
          </table:table-cell>
          <table:table-cell office:value-type="float" office:value="6.979546" calcext:value-type="float">
            <text:p>6.979546</text:p>
          </table:table-cell>
          <table:table-cell office:value-type="float" office:value="6.305854" calcext:value-type="float">
            <text:p>6.305854</text:p>
          </table:table-cell>
          <table:table-cell office:value-type="float" office:value="2.536673" calcext:value-type="float">
            <text:p>2.536673</text:p>
          </table:table-cell>
          <table:table-cell office:value-type="float" office:value="2.74207" calcext:value-type="float">
            <text:p>2.74207</text:p>
          </table:table-cell>
          <table:table-cell office:value-type="float" office:value="5.055532" calcext:value-type="float">
            <text:p>5.055532</text:p>
          </table:table-cell>
          <table:table-cell office:value-type="float" office:value="8.519186" calcext:value-type="float">
            <text:p>8.519186</text:p>
          </table:table-cell>
          <table:table-cell office:value-type="float" office:value="9.204473" calcext:value-type="float">
            <text:p>9.204473</text:p>
          </table:table-cell>
          <table:table-cell office:value-type="float" office:value="9.307086" calcext:value-type="float">
            <text:p>9.307086</text:p>
          </table:table-cell>
          <table:table-cell office:value-type="float" office:value="11.25897" calcext:value-type="float">
            <text:p>11.25897</text:p>
          </table:table-cell>
          <table:table-cell office:value-type="float" office:value="12.84886" calcext:value-type="float">
            <text:p>12.84886</text:p>
          </table:table-cell>
          <table:table-cell office:value-type="float" office:value="13.10171" calcext:value-type="float">
            <text:p>13.10171</text:p>
          </table:table-cell>
          <table:table-cell office:value-type="float" office:value="0" calcext:value-type="float">
            <text:p>0</text:p>
          </table:table-cell>
          <table:table-cell office:value-type="float" office:value="5.851626" calcext:value-type="float">
            <text:p>5.85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7337" calcext:value-type="float">
            <text:p>3.4673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1.683666" calcext:value-type="float">
            <text:p>1.683666</text:p>
          </table:table-cell>
          <table:table-cell office:value-type="float" office:value="135.4791" calcext:value-type="float">
            <text:p>135.4791</text:p>
          </table:table-cell>
          <table:table-cell office:value-type="float" office:value="5" calcext:value-type="float">
            <text:p>5</text:p>
          </table:table-cell>
          <table:table-cell office:value-type="float" office:value="-4.167818" calcext:value-type="float">
            <text:p>-4.167818</text:p>
          </table:table-cell>
          <table:table-cell office:value-type="float" office:value="41.24177" calcext:value-type="float">
            <text:p>41.24177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68611" calcext:value-type="float">
            <text:p>0.01568611</text:p>
          </table:table-cell>
          <table:table-cell office:value-type="float" office:value="1162.551" calcext:value-type="float">
            <text:p>1162.551</text:p>
          </table:table-cell>
          <table:table-cell office:value-type="float" office:value="1.463197" calcext:value-type="float">
            <text:p>1.463197</text:p>
          </table:table-cell>
          <table:table-cell office:value-type="float" office:value="0" calcext:value-type="float">
            <text:p>0</text:p>
          </table:table-cell>
          <table:table-cell office:value-type="float" office:value="0.5953944" calcext:value-type="float">
            <text:p>0.5953944</text:p>
          </table:table-cell>
          <table:table-cell office:value-type="float" office:value="0.4696203" calcext:value-type="float">
            <text:p>0.4696203</text:p>
          </table:table-cell>
          <table:table-cell office:value-type="float" office:value="0.5257685" calcext:value-type="float">
            <text:p>0.5257685</text:p>
          </table:table-cell>
          <table:table-cell office:value-type="float" office:value="0.1162075" calcext:value-type="float">
            <text:p>0.1162075</text:p>
          </table:table-cell>
          <table:table-cell office:value-type="float" office:value="0.108405" calcext:value-type="float">
            <text:p>0.108405</text:p>
          </table:table-cell>
          <table:table-cell office:value-type="float" office:value="0.04339731" calcext:value-type="float">
            <text:p>0.04339731</text:p>
          </table:table-cell>
          <table:table-cell office:value-type="float" office:value="0.0429506" calcext:value-type="float">
            <text:p>0.0429506</text:p>
          </table:table-cell>
          <table:table-cell office:value-type="float" office:value="0.08215111" calcext:value-type="float">
            <text:p>0.08215111</text:p>
          </table:table-cell>
          <table:table-cell office:value-type="float" office:value="0.1548502" calcext:value-type="float">
            <text:p>0.1548502</text:p>
          </table:table-cell>
          <table:table-cell office:value-type="float" office:value="0.1601103" calcext:value-type="float">
            <text:p>0.1601103</text:p>
          </table:table-cell>
          <table:table-cell office:value-type="float" office:value="0.1600294" calcext:value-type="float">
            <text:p>0.1600294</text:p>
          </table:table-cell>
          <table:table-cell office:value-type="float" office:value="0.1818162" calcext:value-type="float">
            <text:p>0.1818162</text:p>
          </table:table-cell>
          <table:table-cell office:value-type="float" office:value="0.1972131" calcext:value-type="float">
            <text:p>0.1972131</text:p>
          </table:table-cell>
          <table:table-cell office:value-type="float" office:value="0.1995217" calcext:value-type="float">
            <text:p>0.1995217</text:p>
          </table:table-cell>
          <table:table-cell office:value-type="float" office:value="0" calcext:value-type="float">
            <text:p>0</text:p>
          </table:table-cell>
          <table:table-cell office:value-type="float" office:value="36.09948" calcext:value-type="float">
            <text:p>36.09948</text:p>
          </table:table-cell>
          <table:table-cell office:value-type="float" office:value="31.75389" calcext:value-type="float">
            <text:p>31.75389</text:p>
          </table:table-cell>
          <table:table-cell office:value-type="float" office:value="43.17014" calcext:value-type="float">
            <text:p>43.17014</text:p>
          </table:table-cell>
          <table:table-cell office:value-type="float" office:value="6.991063" calcext:value-type="float">
            <text:p>6.991063</text:p>
          </table:table-cell>
          <table:table-cell office:value-type="float" office:value="6.317184" calcext:value-type="float">
            <text:p>6.317184</text:p>
          </table:table-cell>
          <table:table-cell office:value-type="float" office:value="2.540073" calcext:value-type="float">
            <text:p>2.540073</text:p>
          </table:table-cell>
          <table:table-cell office:value-type="float" office:value="2.744933" calcext:value-type="float">
            <text:p>2.744933</text:p>
          </table:table-cell>
          <table:table-cell office:value-type="float" office:value="5.060367" calcext:value-type="float">
            <text:p>5.060367</text:p>
          </table:table-cell>
          <table:table-cell office:value-type="float" office:value="8.525027" calcext:value-type="float">
            <text:p>8.525027</text:p>
          </table:table-cell>
          <table:table-cell office:value-type="float" office:value="9.209406" calcext:value-type="float">
            <text:p>9.209406</text:p>
          </table:table-cell>
          <table:table-cell office:value-type="float" office:value="9.31212" calcext:value-type="float">
            <text:p>9.31212</text:p>
          </table:table-cell>
          <table:table-cell office:value-type="float" office:value="11.26199" calcext:value-type="float">
            <text:p>11.26199</text:p>
          </table:table-cell>
          <table:table-cell office:value-type="float" office:value="12.84986" calcext:value-type="float">
            <text:p>12.84986</text:p>
          </table:table-cell>
          <table:table-cell office:value-type="float" office:value="13.10258" calcext:value-type="float">
            <text:p>13.10258</text:p>
          </table:table-cell>
          <table:table-cell office:value-type="float" office:value="0" calcext:value-type="float">
            <text:p>0</text:p>
          </table:table-cell>
          <table:table-cell office:value-type="float" office:value="4.712449" calcext:value-type="float">
            <text:p>4.71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79626" calcext:value-type="float">
            <text:p>3.4796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.688287" calcext:value-type="float">
            <text:p>1.688287</text:p>
          </table:table-cell>
          <table:table-cell office:value-type="float" office:value="135.473" calcext:value-type="float">
            <text:p>135.473</text:p>
          </table:table-cell>
          <table:table-cell office:value-type="float" office:value="5" calcext:value-type="float">
            <text:p>5</text:p>
          </table:table-cell>
          <table:table-cell office:value-type="float" office:value="-4.1565" calcext:value-type="float">
            <text:p>-4.1565</text:p>
          </table:table-cell>
          <table:table-cell office:value-type="float" office:value="41.25868" calcext:value-type="float">
            <text:p>41.25868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66843" calcext:value-type="float">
            <text:p>0.01566843</text:p>
          </table:table-cell>
          <table:table-cell office:value-type="float" office:value="1162.545" calcext:value-type="float">
            <text:p>1162.545</text:p>
          </table:table-cell>
          <table:table-cell office:value-type="float" office:value="1.453329" calcext:value-type="float">
            <text:p>1.453329</text:p>
          </table:table-cell>
          <table:table-cell office:value-type="float" office:value="0" calcext:value-type="float">
            <text:p>0</text:p>
          </table:table-cell>
          <table:table-cell office:value-type="float" office:value="0.5255138" calcext:value-type="float">
            <text:p>0.5255138</text:p>
          </table:table-cell>
          <table:table-cell office:value-type="float" office:value="0.4557352" calcext:value-type="float">
            <text:p>0.4557352</text:p>
          </table:table-cell>
          <table:table-cell office:value-type="float" office:value="0.5162379" calcext:value-type="float">
            <text:p>0.5162379</text:p>
          </table:table-cell>
          <table:table-cell office:value-type="float" office:value="0.1147008" calcext:value-type="float">
            <text:p>0.1147008</text:p>
          </table:table-cell>
          <table:table-cell office:value-type="float" office:value="0.1070954" calcext:value-type="float">
            <text:p>0.1070954</text:p>
          </table:table-cell>
          <table:table-cell office:value-type="float" office:value="0.04474965" calcext:value-type="float">
            <text:p>0.04474965</text:p>
          </table:table-cell>
          <table:table-cell office:value-type="float" office:value="0.04335319" calcext:value-type="float">
            <text:p>0.04335319</text:p>
          </table:table-cell>
          <table:table-cell office:value-type="float" office:value="0.08232424" calcext:value-type="float">
            <text:p>0.08232424</text:p>
          </table:table-cell>
          <table:table-cell office:value-type="float" office:value="0.1549581" calcext:value-type="float">
            <text:p>0.1549581</text:p>
          </table:table-cell>
          <table:table-cell office:value-type="float" office:value="0.1601647" calcext:value-type="float">
            <text:p>0.1601647</text:p>
          </table:table-cell>
          <table:table-cell office:value-type="float" office:value="0.1600862" calcext:value-type="float">
            <text:p>0.1600862</text:p>
          </table:table-cell>
          <table:table-cell office:value-type="float" office:value="0.1818421" calcext:value-type="float">
            <text:p>0.1818421</text:p>
          </table:table-cell>
          <table:table-cell office:value-type="float" office:value="0.197223" calcext:value-type="float">
            <text:p>0.197223</text:p>
          </table:table-cell>
          <table:table-cell office:value-type="float" office:value="0.1995309" calcext:value-type="float">
            <text:p>0.1995309</text:p>
          </table:table-cell>
          <table:table-cell office:value-type="float" office:value="0" calcext:value-type="float">
            <text:p>0</text:p>
          </table:table-cell>
          <table:table-cell office:value-type="float" office:value="36.13474" calcext:value-type="float">
            <text:p>36.13474</text:p>
          </table:table-cell>
          <table:table-cell office:value-type="float" office:value="31.7883" calcext:value-type="float">
            <text:p>31.7883</text:p>
          </table:table-cell>
          <table:table-cell office:value-type="float" office:value="43.19515" calcext:value-type="float">
            <text:p>43.19515</text:p>
          </table:table-cell>
          <table:table-cell office:value-type="float" office:value="7.00276" calcext:value-type="float">
            <text:p>7.00276</text:p>
          </table:table-cell>
          <table:table-cell office:value-type="float" office:value="6.328622" calcext:value-type="float">
            <text:p>6.328622</text:p>
          </table:table-cell>
          <table:table-cell office:value-type="float" office:value="2.543617" calcext:value-type="float">
            <text:p>2.543617</text:p>
          </table:table-cell>
          <table:table-cell office:value-type="float" office:value="2.747805" calcext:value-type="float">
            <text:p>2.747805</text:p>
          </table:table-cell>
          <table:table-cell office:value-type="float" office:value="5.065197" calcext:value-type="float">
            <text:p>5.065197</text:p>
          </table:table-cell>
          <table:table-cell office:value-type="float" office:value="8.530788" calcext:value-type="float">
            <text:p>8.530788</text:p>
          </table:table-cell>
          <table:table-cell office:value-type="float" office:value="9.214344" calcext:value-type="float">
            <text:p>9.214344</text:p>
          </table:table-cell>
          <table:table-cell office:value-type="float" office:value="9.317155" calcext:value-type="float">
            <text:p>9.317155</text:p>
          </table:table-cell>
          <table:table-cell office:value-type="float" office:value="11.26502" calcext:value-type="float">
            <text:p>11.26502</text:p>
          </table:table-cell>
          <table:table-cell office:value-type="float" office:value="12.85087" calcext:value-type="float">
            <text:p>12.85087</text:p>
          </table:table-cell>
          <table:table-cell office:value-type="float" office:value="13.10345" calcext:value-type="float">
            <text:p>13.10345</text:p>
          </table:table-cell>
          <table:table-cell office:value-type="float" office:value="0" calcext:value-type="float">
            <text:p>0</text:p>
          </table:table-cell>
          <table:table-cell office:value-type="float" office:value="3.670995" calcext:value-type="float">
            <text:p>3.67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1542" calcext:value-type="float">
            <text:p>3.4915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.682875" calcext:value-type="float">
            <text:p>1.682875</text:p>
          </table:table-cell>
          <table:table-cell office:value-type="float" office:value="135.4669" calcext:value-type="float">
            <text:p>135.4669</text:p>
          </table:table-cell>
          <table:table-cell office:value-type="float" office:value="5" calcext:value-type="float">
            <text:p>5</text:p>
          </table:table-cell>
          <table:table-cell office:value-type="float" office:value="-4.155536" calcext:value-type="float">
            <text:p>-4.155536</text:p>
          </table:table-cell>
          <table:table-cell office:value-type="float" office:value="41.27535" calcext:value-type="float">
            <text:p>41.27535</text:p>
          </table:table-cell>
          <table:table-cell office:value-type="float" office:value="0.01109105" calcext:value-type="float">
            <text:p>0.01109105</text:p>
          </table:table-cell>
          <table:table-cell office:value-type="float" office:value="0.0005405571" calcext:value-type="float">
            <text:p>0.0005405571</text:p>
          </table:table-cell>
          <table:table-cell office:value-type="float" office:value="0.01570158" calcext:value-type="float">
            <text:p>0.01570158</text:p>
          </table:table-cell>
          <table:table-cell office:value-type="float" office:value="0.01564924" calcext:value-type="float">
            <text:p>0.01564924</text:p>
          </table:table-cell>
          <table:table-cell office:value-type="float" office:value="1162.538" calcext:value-type="float">
            <text:p>1162.538</text:p>
          </table:table-cell>
          <table:table-cell office:value-type="float" office:value="1.44474" calcext:value-type="float">
            <text:p>1.44474</text:p>
          </table:table-cell>
          <table:table-cell office:value-type="float" office:value="0" calcext:value-type="float">
            <text:p>0</text:p>
          </table:table-cell>
          <table:table-cell office:value-type="float" office:value="0.4545704" calcext:value-type="float">
            <text:p>0.4545704</text:p>
          </table:table-cell>
          <table:table-cell office:value-type="float" office:value="0.4335919" calcext:value-type="float">
            <text:p>0.4335919</text:p>
          </table:table-cell>
          <table:table-cell office:value-type="float" office:value="0.5014713" calcext:value-type="float">
            <text:p>0.5014713</text:p>
          </table:table-cell>
          <table:table-cell office:value-type="float" office:value="0.1116805" calcext:value-type="float">
            <text:p>0.1116805</text:p>
          </table:table-cell>
          <table:table-cell office:value-type="float" office:value="0.1044022" calcext:value-type="float">
            <text:p>0.1044022</text:p>
          </table:table-cell>
          <table:table-cell office:value-type="float" office:value="0.04580893" calcext:value-type="float">
            <text:p>0.04580893</text:p>
          </table:table-cell>
          <table:table-cell office:value-type="float" office:value="0.04364898" calcext:value-type="float">
            <text:p>0.04364898</text:p>
          </table:table-cell>
          <table:table-cell office:value-type="float" office:value="0.08246722" calcext:value-type="float">
            <text:p>0.08246722</text:p>
          </table:table-cell>
          <table:table-cell office:value-type="float" office:value="0.1550319" calcext:value-type="float">
            <text:p>0.1550319</text:p>
          </table:table-cell>
          <table:table-cell office:value-type="float" office:value="0.1602012" calcext:value-type="float">
            <text:p>0.1602012</text:p>
          </table:table-cell>
          <table:table-cell office:value-type="float" office:value="0.1601225" calcext:value-type="float">
            <text:p>0.1601225</text:p>
          </table:table-cell>
          <table:table-cell office:value-type="float" office:value="0.1818538" calcext:value-type="float">
            <text:p>0.1818538</text:p>
          </table:table-cell>
          <table:table-cell office:value-type="float" office:value="0.1972335" calcext:value-type="float">
            <text:p>0.1972335</text:p>
          </table:table-cell>
          <table:table-cell office:value-type="float" office:value="0.19954" calcext:value-type="float">
            <text:p>0.19954</text:p>
          </table:table-cell>
          <table:table-cell office:value-type="float" office:value="0" calcext:value-type="float">
            <text:p>0</text:p>
          </table:table-cell>
          <table:table-cell office:value-type="float" office:value="36.16357" calcext:value-type="float">
            <text:p>36.16357</text:p>
          </table:table-cell>
          <table:table-cell office:value-type="float" office:value="31.82107" calcext:value-type="float">
            <text:p>31.82107</text:p>
          </table:table-cell>
          <table:table-cell office:value-type="float" office:value="43.21866" calcext:value-type="float">
            <text:p>43.21866</text:p>
          </table:table-cell>
          <table:table-cell office:value-type="float" office:value="7.014265" calcext:value-type="float">
            <text:p>7.014265</text:p>
          </table:table-cell>
          <table:table-cell office:value-type="float" office:value="6.339736" calcext:value-type="float">
            <text:p>6.339736</text:p>
          </table:table-cell>
          <table:table-cell office:value-type="float" office:value="2.547265" calcext:value-type="float">
            <text:p>2.547265</text:p>
          </table:table-cell>
          <table:table-cell office:value-type="float" office:value="2.750667" calcext:value-type="float">
            <text:p>2.750667</text:p>
          </table:table-cell>
          <table:table-cell office:value-type="float" office:value="5.070003" calcext:value-type="float">
            <text:p>5.070003</text:p>
          </table:table-cell>
          <table:table-cell office:value-type="float" office:value="8.536548" calcext:value-type="float">
            <text:p>8.536548</text:p>
          </table:table-cell>
          <table:table-cell office:value-type="float" office:value="9.21928" calcext:value-type="float">
            <text:p>9.21928</text:p>
          </table:table-cell>
          <table:table-cell office:value-type="float" office:value="9.322136" calcext:value-type="float">
            <text:p>9.322136</text:p>
          </table:table-cell>
          <table:table-cell office:value-type="float" office:value="11.26803" calcext:value-type="float">
            <text:p>11.26803</text:p>
          </table:table-cell>
          <table:table-cell office:value-type="float" office:value="12.85188" calcext:value-type="float">
            <text:p>12.85188</text:p>
          </table:table-cell>
          <table:table-cell office:value-type="float" office:value="13.10436" calcext:value-type="float">
            <text:p>13.10436</text:p>
          </table:table-cell>
          <table:table-cell office:value-type="float" office:value="0" calcext:value-type="float">
            <text:p>0</text:p>
          </table:table-cell>
          <table:table-cell office:value-type="float" office:value="3.293688" calcext:value-type="float">
            <text:p>3.29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3098" calcext:value-type="float">
            <text:p>3.5030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1.678099" calcext:value-type="float">
            <text:p>1.678099</text:p>
          </table:table-cell>
          <table:table-cell office:value-type="float" office:value="135.4617" calcext:value-type="float">
            <text:p>135.4617</text:p>
          </table:table-cell>
          <table:table-cell office:value-type="float" office:value="5" calcext:value-type="float">
            <text:p>5</text:p>
          </table:table-cell>
          <table:table-cell office:value-type="float" office:value="-4.154506" calcext:value-type="float">
            <text:p>-4.154506</text:p>
          </table:table-cell>
          <table:table-cell office:value-type="float" office:value="41.28852" calcext:value-type="float">
            <text:p>41.28852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32" calcext:value-type="float">
            <text:p>1162.532</text:p>
          </table:table-cell>
          <table:table-cell office:value-type="float" office:value="1.442411" calcext:value-type="float">
            <text:p>1.442411</text:p>
          </table:table-cell>
          <table:table-cell office:value-type="float" office:value="0" calcext:value-type="float">
            <text:p>0</text:p>
          </table:table-cell>
          <table:table-cell office:value-type="float" office:value="0.1506883" calcext:value-type="float">
            <text:p>0.1506883</text:p>
          </table:table-cell>
          <table:table-cell office:value-type="float" office:value="0.2267822" calcext:value-type="float">
            <text:p>0.2267822</text:p>
          </table:table-cell>
          <table:table-cell office:value-type="float" office:value="0.3302472" calcext:value-type="float">
            <text:p>0.3302472</text:p>
          </table:table-cell>
          <table:table-cell office:value-type="float" office:value="0.08764965" calcext:value-type="float">
            <text:p>0.08764965</text:p>
          </table:table-cell>
          <table:table-cell office:value-type="float" office:value="0.09387527" calcext:value-type="float">
            <text:p>0.09387527</text:p>
          </table:table-cell>
          <table:table-cell office:value-type="float" office:value="0.04426181" calcext:value-type="float">
            <text:p>0.04426181</text:p>
          </table:table-cell>
          <table:table-cell office:value-type="float" office:value="0.03367634" calcext:value-type="float">
            <text:p>0.03367634</text:p>
          </table:table-cell>
          <table:table-cell office:value-type="float" office:value="0.0820277" calcext:value-type="float">
            <text:p>0.0820277</text:p>
          </table:table-cell>
          <table:table-cell office:value-type="float" office:value="0.1547714" calcext:value-type="float">
            <text:p>0.1547714</text:p>
          </table:table-cell>
          <table:table-cell office:value-type="float" office:value="0.1600606" calcext:value-type="float">
            <text:p>0.1600606</text:p>
          </table:table-cell>
          <table:table-cell office:value-type="float" office:value="0.159986" calcext:value-type="float">
            <text:p>0.159986</text:p>
          </table:table-cell>
          <table:table-cell office:value-type="float" office:value="0.1817472" calcext:value-type="float">
            <text:p>0.1817472</text:p>
          </table:table-cell>
          <table:table-cell office:value-type="float" office:value="0.1972431" calcext:value-type="float">
            <text:p>0.1972431</text:p>
          </table:table-cell>
          <table:table-cell office:value-type="float" office:value="0.1995492" calcext:value-type="float">
            <text:p>0.1995492</text:p>
          </table:table-cell>
          <table:table-cell office:value-type="float" office:value="0" calcext:value-type="float">
            <text:p>0</text:p>
          </table:table-cell>
          <table:table-cell office:value-type="float" office:value="36.10146" calcext:value-type="float">
            <text:p>36.10146</text:p>
          </table:table-cell>
          <table:table-cell office:value-type="float" office:value="31.81816" calcext:value-type="float">
            <text:p>31.81816</text:p>
          </table:table-cell>
          <table:table-cell office:value-type="float" office:value="43.2255" calcext:value-type="float">
            <text:p>43.2255</text:p>
          </table:table-cell>
          <table:table-cell office:value-type="float" office:value="7.023613" calcext:value-type="float">
            <text:p>7.023613</text:p>
          </table:table-cell>
          <table:table-cell office:value-type="float" office:value="6.34966" calcext:value-type="float">
            <text:p>6.34966</text:p>
          </table:table-cell>
          <table:table-cell office:value-type="float" office:value="2.550855" calcext:value-type="float">
            <text:p>2.550855</text:p>
          </table:table-cell>
          <table:table-cell office:value-type="float" office:value="2.752936" calcext:value-type="float">
            <text:p>2.752936</text:p>
          </table:table-cell>
          <table:table-cell office:value-type="float" office:value="5.074795" calcext:value-type="float">
            <text:p>5.074795</text:p>
          </table:table-cell>
          <table:table-cell office:value-type="float" office:value="8.542266" calcext:value-type="float">
            <text:p>8.542266</text:p>
          </table:table-cell>
          <table:table-cell office:value-type="float" office:value="9.224165" calcext:value-type="float">
            <text:p>9.224165</text:p>
          </table:table-cell>
          <table:table-cell office:value-type="float" office:value="9.327113" calcext:value-type="float">
            <text:p>9.327113</text:p>
          </table:table-cell>
          <table:table-cell office:value-type="float" office:value="11.27106" calcext:value-type="float">
            <text:p>11.27106</text:p>
          </table:table-cell>
          <table:table-cell office:value-type="float" office:value="12.85289" calcext:value-type="float">
            <text:p>12.85289</text:p>
          </table:table-cell>
          <table:table-cell office:value-type="float" office:value="13.10517" calcext:value-type="float">
            <text:p>13.10517</text:p>
          </table:table-cell>
          <table:table-cell office:value-type="float" office:value="0" calcext:value-type="float">
            <text:p>0</text:p>
          </table:table-cell>
          <table:table-cell office:value-type="float" office:value="0.8784524" calcext:value-type="float">
            <text:p>0.8784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12972" calcext:value-type="float">
            <text:p>3.51297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.674076" calcext:value-type="float">
            <text:p>1.674076</text:p>
          </table:table-cell>
          <table:table-cell office:value-type="float" office:value="135.4578" calcext:value-type="float">
            <text:p>135.4578</text:p>
          </table:table-cell>
          <table:table-cell office:value-type="float" office:value="5" calcext:value-type="float">
            <text:p>5</text:p>
          </table:table-cell>
          <table:table-cell office:value-type="float" office:value="-4.153374" calcext:value-type="float">
            <text:p>-4.153374</text:p>
          </table:table-cell>
          <table:table-cell office:value-type="float" office:value="41.2988" calcext:value-type="float">
            <text:p>41.2988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28" calcext:value-type="float">
            <text:p>1162.528</text:p>
          </table:table-cell>
          <table:table-cell office:value-type="float" office:value="1.443157" calcext:value-type="float">
            <text:p>1.443157</text:p>
          </table:table-cell>
          <table:table-cell office:value-type="float" office:value="0" calcext:value-type="float">
            <text:p>0</text:p>
          </table:table-cell>
          <table:table-cell office:value-type="float" office:value="0.2589641" calcext:value-type="float">
            <text:p>0.2589641</text:p>
          </table:table-cell>
          <table:table-cell office:value-type="float" office:value="0.2664388" calcext:value-type="float">
            <text:p>0.2664388</text:p>
          </table:table-cell>
          <table:table-cell office:value-type="float" office:value="0.3371931" calcext:value-type="float">
            <text:p>0.3371931</text:p>
          </table:table-cell>
          <table:table-cell office:value-type="float" office:value="0.0848079" calcext:value-type="float">
            <text:p>0.0848079</text:p>
          </table:table-cell>
          <table:table-cell office:value-type="float" office:value="0.08256889" calcext:value-type="float">
            <text:p>0.08256889</text:p>
          </table:table-cell>
          <table:table-cell office:value-type="float" office:value="0.04114347" calcext:value-type="float">
            <text:p>0.04114347</text:p>
          </table:table-cell>
          <table:table-cell office:value-type="float" office:value="0.03759049" calcext:value-type="float">
            <text:p>0.03759049</text:p>
          </table:table-cell>
          <table:table-cell office:value-type="float" office:value="0.08138939" calcext:value-type="float">
            <text:p>0.08138939</text:p>
          </table:table-cell>
          <table:table-cell office:value-type="float" office:value="0.1547039" calcext:value-type="float">
            <text:p>0.1547039</text:p>
          </table:table-cell>
          <table:table-cell office:value-type="float" office:value="0.1600409" calcext:value-type="float">
            <text:p>0.1600409</text:p>
          </table:table-cell>
          <table:table-cell office:value-type="float" office:value="0.1599645" calcext:value-type="float">
            <text:p>0.1599645</text:p>
          </table:table-cell>
          <table:table-cell office:value-type="float" office:value="0.1817193" calcext:value-type="float">
            <text:p>0.1817193</text:p>
          </table:table-cell>
          <table:table-cell office:value-type="float" office:value="0.197254" calcext:value-type="float">
            <text:p>0.197254</text:p>
          </table:table-cell>
          <table:table-cell office:value-type="float" office:value="0.1995583" calcext:value-type="float">
            <text:p>0.1995583</text:p>
          </table:table-cell>
          <table:table-cell office:value-type="float" office:value="0" calcext:value-type="float">
            <text:p>0</text:p>
          </table:table-cell>
          <table:table-cell office:value-type="float" office:value="36.06074" calcext:value-type="float">
            <text:p>36.06074</text:p>
          </table:table-cell>
          <table:table-cell office:value-type="float" office:value="31.79945" calcext:value-type="float">
            <text:p>31.79945</text:p>
          </table:table-cell>
          <table:table-cell office:value-type="float" office:value="43.19013" calcext:value-type="float">
            <text:p>43.19013</text:p>
          </table:table-cell>
          <table:table-cell office:value-type="float" office:value="7.030627" calcext:value-type="float">
            <text:p>7.030627</text:p>
          </table:table-cell>
          <table:table-cell office:value-type="float" office:value="6.357367" calcext:value-type="float">
            <text:p>6.357367</text:p>
          </table:table-cell>
          <table:table-cell office:value-type="float" office:value="2.554001" calcext:value-type="float">
            <text:p>2.554001</text:p>
          </table:table-cell>
          <table:table-cell office:value-type="float" office:value="2.755097" calcext:value-type="float">
            <text:p>2.755097</text:p>
          </table:table-cell>
          <table:table-cell office:value-type="float" office:value="5.079474" calcext:value-type="float">
            <text:p>5.079474</text:p>
          </table:table-cell>
          <table:table-cell office:value-type="float" office:value="8.547934" calcext:value-type="float">
            <text:p>8.547934</text:p>
          </table:table-cell>
          <table:table-cell office:value-type="float" office:value="9.229026" calcext:value-type="float">
            <text:p>9.229026</text:p>
          </table:table-cell>
          <table:table-cell office:value-type="float" office:value="9.332034" calcext:value-type="float">
            <text:p>9.332034</text:p>
          </table:table-cell>
          <table:table-cell office:value-type="float" office:value="11.27409" calcext:value-type="float">
            <text:p>11.27409</text:p>
          </table:table-cell>
          <table:table-cell office:value-type="float" office:value="12.8539" calcext:value-type="float">
            <text:p>12.8539</text:p>
          </table:table-cell>
          <table:table-cell office:value-type="float" office:value="13.10605" calcext:value-type="float">
            <text:p>13.10605</text:p>
          </table:table-cell>
          <table:table-cell office:value-type="float" office:value="0" calcext:value-type="float">
            <text:p>0</text:p>
          </table:table-cell>
          <table:table-cell office:value-type="float" office:value="0.9701861" calcext:value-type="float">
            <text:p>0.970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1495" calcext:value-type="float">
            <text:p>3.52149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1.67059" calcext:value-type="float">
            <text:p>1.67059</text:p>
          </table:table-cell>
          <table:table-cell office:value-type="float" office:value="135.4543" calcext:value-type="float">
            <text:p>135.4543</text:p>
          </table:table-cell>
          <table:table-cell office:value-type="float" office:value="5" calcext:value-type="float">
            <text:p>5</text:p>
          </table:table-cell>
          <table:table-cell office:value-type="float" office:value="-4.152181" calcext:value-type="float">
            <text:p>-4.152181</text:p>
          </table:table-cell>
          <table:table-cell office:value-type="float" office:value="41.31001" calcext:value-type="float">
            <text:p>41.3100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23" calcext:value-type="float">
            <text:p>1162.523</text:p>
          </table:table-cell>
          <table:table-cell office:value-type="float" office:value="1.443707" calcext:value-type="float">
            <text:p>1.443707</text:p>
          </table:table-cell>
          <table:table-cell office:value-type="float" office:value="0" calcext:value-type="float">
            <text:p>0</text:p>
          </table:table-cell>
          <table:table-cell office:value-type="float" office:value="0.3146452" calcext:value-type="float">
            <text:p>0.3146452</text:p>
          </table:table-cell>
          <table:table-cell office:value-type="float" office:value="0.2761444" calcext:value-type="float">
            <text:p>0.2761444</text:p>
          </table:table-cell>
          <table:table-cell office:value-type="float" office:value="0.3425398" calcext:value-type="float">
            <text:p>0.3425398</text:p>
          </table:table-cell>
          <table:table-cell office:value-type="float" office:value="0.08221174" calcext:value-type="float">
            <text:p>0.08221174</text:p>
          </table:table-cell>
          <table:table-cell office:value-type="float" office:value="0.07600734" calcext:value-type="float">
            <text:p>0.07600734</text:p>
          </table:table-cell>
          <table:table-cell office:value-type="float" office:value="0.03897416" calcext:value-type="float">
            <text:p>0.03897416</text:p>
          </table:table-cell>
          <table:table-cell office:value-type="float" office:value="0.03831254" calcext:value-type="float">
            <text:p>0.03831254</text:p>
          </table:table-cell>
          <table:table-cell office:value-type="float" office:value="0.08105589" calcext:value-type="float">
            <text:p>0.08105589</text:p>
          </table:table-cell>
          <table:table-cell office:value-type="float" office:value="0.154702" calcext:value-type="float">
            <text:p>0.154702</text:p>
          </table:table-cell>
          <table:table-cell office:value-type="float" office:value="0.1600827" calcext:value-type="float">
            <text:p>0.1600827</text:p>
          </table:table-cell>
          <table:table-cell office:value-type="float" office:value="0.1600062" calcext:value-type="float">
            <text:p>0.1600062</text:p>
          </table:table-cell>
          <table:table-cell office:value-type="float" office:value="0.1817324" calcext:value-type="float">
            <text:p>0.1817324</text:p>
          </table:table-cell>
          <table:table-cell office:value-type="float" office:value="0.197265" calcext:value-type="float">
            <text:p>0.197265</text:p>
          </table:table-cell>
          <table:table-cell office:value-type="float" office:value="0.1995675" calcext:value-type="float">
            <text:p>0.1995675</text:p>
          </table:table-cell>
          <table:table-cell office:value-type="float" office:value="0" calcext:value-type="float">
            <text:p>0</text:p>
          </table:table-cell>
          <table:table-cell office:value-type="float" office:value="36.05677" calcext:value-type="float">
            <text:p>36.05677</text:p>
          </table:table-cell>
          <table:table-cell office:value-type="float" office:value="31.79099" calcext:value-type="float">
            <text:p>31.79099</text:p>
          </table:table-cell>
          <table:table-cell office:value-type="float" office:value="43.16137" calcext:value-type="float">
            <text:p>43.16137</text:p>
          </table:table-cell>
          <table:table-cell office:value-type="float" office:value="7.036858" calcext:value-type="float">
            <text:p>7.036858</text:p>
          </table:table-cell>
          <table:table-cell office:value-type="float" office:value="6.363132" calcext:value-type="float">
            <text:p>6.363132</text:p>
          </table:table-cell>
          <table:table-cell office:value-type="float" office:value="2.556712" calcext:value-type="float">
            <text:p>2.556712</text:p>
          </table:table-cell>
          <table:table-cell office:value-type="float" office:value="2.757542" calcext:value-type="float">
            <text:p>2.757542</text:p>
          </table:table-cell>
          <table:table-cell office:value-type="float" office:value="5.0841" calcext:value-type="float">
            <text:p>5.0841</text:p>
          </table:table-cell>
          <table:table-cell office:value-type="float" office:value="8.553601" calcext:value-type="float">
            <text:p>8.553601</text:p>
          </table:table-cell>
          <table:table-cell office:value-type="float" office:value="9.233883" calcext:value-type="float">
            <text:p>9.233883</text:p>
          </table:table-cell>
          <table:table-cell office:value-type="float" office:value="9.336955" calcext:value-type="float">
            <text:p>9.336955</text:p>
          </table:table-cell>
          <table:table-cell office:value-type="float" office:value="11.27703" calcext:value-type="float">
            <text:p>11.27703</text:p>
          </table:table-cell>
          <table:table-cell office:value-type="float" office:value="12.8549" calcext:value-type="float">
            <text:p>12.8549</text:p>
          </table:table-cell>
          <table:table-cell office:value-type="float" office:value="13.10696" calcext:value-type="float">
            <text:p>13.10696</text:p>
          </table:table-cell>
          <table:table-cell office:value-type="float" office:value="0" calcext:value-type="float">
            <text:p>0</text:p>
          </table:table-cell>
          <table:table-cell office:value-type="float" office:value="0.8301311" calcext:value-type="float">
            <text:p>0.830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9377" calcext:value-type="float">
            <text:p>3.5293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1.667116" calcext:value-type="float">
            <text:p>1.667116</text:p>
          </table:table-cell>
          <table:table-cell office:value-type="float" office:value="135.4507" calcext:value-type="float">
            <text:p>135.4507</text:p>
          </table:table-cell>
          <table:table-cell office:value-type="float" office:value="5" calcext:value-type="float">
            <text:p>5</text:p>
          </table:table-cell>
          <table:table-cell office:value-type="float" office:value="-4.15102" calcext:value-type="float">
            <text:p>-4.15102</text:p>
          </table:table-cell>
          <table:table-cell office:value-type="float" office:value="41.32162" calcext:value-type="float">
            <text:p>41.32162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18" calcext:value-type="float">
            <text:p>1162.518</text:p>
          </table:table-cell>
          <table:table-cell office:value-type="float" office:value="1.443754" calcext:value-type="float">
            <text:p>1.443754</text:p>
          </table:table-cell>
          <table:table-cell office:value-type="float" office:value="0" calcext:value-type="float">
            <text:p>0</text:p>
          </table:table-cell>
          <table:table-cell office:value-type="float" office:value="0.3885195" calcext:value-type="float">
            <text:p>0.3885195</text:p>
          </table:table-cell>
          <table:table-cell office:value-type="float" office:value="0.2819141" calcext:value-type="float">
            <text:p>0.2819141</text:p>
          </table:table-cell>
          <table:table-cell office:value-type="float" office:value="0.3484364" calcext:value-type="float">
            <text:p>0.3484364</text:p>
          </table:table-cell>
          <table:table-cell office:value-type="float" office:value="0.08105405" calcext:value-type="float">
            <text:p>0.08105405</text:p>
          </table:table-cell>
          <table:table-cell office:value-type="float" office:value="0.07320888" calcext:value-type="float">
            <text:p>0.07320888</text:p>
          </table:table-cell>
          <table:table-cell office:value-type="float" office:value="0.0378339" calcext:value-type="float">
            <text:p>0.0378339</text:p>
          </table:table-cell>
          <table:table-cell office:value-type="float" office:value="0.03836215" calcext:value-type="float">
            <text:p>0.03836215</text:p>
          </table:table-cell>
          <table:table-cell office:value-type="float" office:value="0.08094443" calcext:value-type="float">
            <text:p>0.08094443</text:p>
          </table:table-cell>
          <table:table-cell office:value-type="float" office:value="0.1546768" calcext:value-type="float">
            <text:p>0.1546768</text:p>
          </table:table-cell>
          <table:table-cell office:value-type="float" office:value="0.1601326" calcext:value-type="float">
            <text:p>0.1601326</text:p>
          </table:table-cell>
          <table:table-cell office:value-type="float" office:value="0.160063" calcext:value-type="float">
            <text:p>0.160063</text:p>
          </table:table-cell>
          <table:table-cell office:value-type="float" office:value="0.1817544" calcext:value-type="float">
            <text:p>0.1817544</text:p>
          </table:table-cell>
          <table:table-cell office:value-type="float" office:value="0.1972762" calcext:value-type="float">
            <text:p>0.1972762</text:p>
          </table:table-cell>
          <table:table-cell office:value-type="float" office:value="0.1995766" calcext:value-type="float">
            <text:p>0.1995766</text:p>
          </table:table-cell>
          <table:table-cell office:value-type="float" office:value="0" calcext:value-type="float">
            <text:p>0</text:p>
          </table:table-cell>
          <table:table-cell office:value-type="float" office:value="36.07056" calcext:value-type="float">
            <text:p>36.07056</text:p>
          </table:table-cell>
          <table:table-cell office:value-type="float" office:value="31.78618" calcext:value-type="float">
            <text:p>31.78618</text:p>
          </table:table-cell>
          <table:table-cell office:value-type="float" office:value="43.13631" calcext:value-type="float">
            <text:p>43.13631</text:p>
          </table:table-cell>
          <table:table-cell office:value-type="float" office:value="7.042499" calcext:value-type="float">
            <text:p>7.042499</text:p>
          </table:table-cell>
          <table:table-cell office:value-type="float" office:value="6.367857" calcext:value-type="float">
            <text:p>6.367857</text:p>
          </table:table-cell>
          <table:table-cell office:value-type="float" office:value="2.559161" calcext:value-type="float">
            <text:p>2.559161</text:p>
          </table:table-cell>
          <table:table-cell office:value-type="float" office:value="2.759924" calcext:value-type="float">
            <text:p>2.759924</text:p>
          </table:table-cell>
          <table:table-cell office:value-type="float" office:value="5.088705" calcext:value-type="float">
            <text:p>5.088705</text:p>
          </table:table-cell>
          <table:table-cell office:value-type="float" office:value="8.559269" calcext:value-type="float">
            <text:p>8.559269</text:p>
          </table:table-cell>
          <table:table-cell office:value-type="float" office:value="9.238743" calcext:value-type="float">
            <text:p>9.238743</text:p>
          </table:table-cell>
          <table:table-cell office:value-type="float" office:value="9.341876" calcext:value-type="float">
            <text:p>9.341876</text:p>
          </table:table-cell>
          <table:table-cell office:value-type="float" office:value="11.27998" calcext:value-type="float">
            <text:p>11.27998</text:p>
          </table:table-cell>
          <table:table-cell office:value-type="float" office:value="12.85591" calcext:value-type="float">
            <text:p>12.85591</text:p>
          </table:table-cell>
          <table:table-cell office:value-type="float" office:value="13.10785" calcext:value-type="float">
            <text:p>13.10785</text:p>
          </table:table-cell>
          <table:table-cell office:value-type="float" office:value="0" calcext:value-type="float">
            <text:p>0</text:p>
          </table:table-cell>
          <table:table-cell office:value-type="float" office:value="0.5920073" calcext:value-type="float">
            <text:p>0.592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7158" calcext:value-type="float">
            <text:p>3.5371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1.663537" calcext:value-type="float">
            <text:p>1.663537</text:p>
          </table:table-cell>
          <table:table-cell office:value-type="float" office:value="135.4468" calcext:value-type="float">
            <text:p>135.4468</text:p>
          </table:table-cell>
          <table:table-cell office:value-type="float" office:value="5" calcext:value-type="float">
            <text:p>5</text:p>
          </table:table-cell>
          <table:table-cell office:value-type="float" office:value="-4.149575" calcext:value-type="float">
            <text:p>-4.149575</text:p>
          </table:table-cell>
          <table:table-cell office:value-type="float" office:value="41.33371" calcext:value-type="float">
            <text:p>41.3337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13" calcext:value-type="float">
            <text:p>1162.513</text:p>
          </table:table-cell>
          <table:table-cell office:value-type="float" office:value="1.442544" calcext:value-type="float">
            <text:p>1.442544</text:p>
          </table:table-cell>
          <table:table-cell office:value-type="float" office:value="0" calcext:value-type="float">
            <text:p>0</text:p>
          </table:table-cell>
          <table:table-cell office:value-type="float" office:value="0.4822692" calcext:value-type="float">
            <text:p>0.4822692</text:p>
          </table:table-cell>
          <table:table-cell office:value-type="float" office:value="0.2954056" calcext:value-type="float">
            <text:p>0.2954056</text:p>
          </table:table-cell>
          <table:table-cell office:value-type="float" office:value="0.3587411" calcext:value-type="float">
            <text:p>0.3587411</text:p>
          </table:table-cell>
          <table:table-cell office:value-type="float" office:value="0.08285008" calcext:value-type="float">
            <text:p>0.08285008</text:p>
          </table:table-cell>
          <table:table-cell office:value-type="float" office:value="0.07353839" calcext:value-type="float">
            <text:p>0.07353839</text:p>
          </table:table-cell>
          <table:table-cell office:value-type="float" office:value="0.03772871" calcext:value-type="float">
            <text:p>0.03772871</text:p>
          </table:table-cell>
          <table:table-cell office:value-type="float" office:value="0.03843384" calcext:value-type="float">
            <text:p>0.03843384</text:p>
          </table:table-cell>
          <table:table-cell office:value-type="float" office:value="0.0809554" calcext:value-type="float">
            <text:p>0.0809554</text:p>
          </table:table-cell>
          <table:table-cell office:value-type="float" office:value="0.1546428" calcext:value-type="float">
            <text:p>0.1546428</text:p>
          </table:table-cell>
          <table:table-cell office:value-type="float" office:value="0.1601782" calcext:value-type="float">
            <text:p>0.1601782</text:p>
          </table:table-cell>
          <table:table-cell office:value-type="float" office:value="0.160123" calcext:value-type="float">
            <text:p>0.160123</text:p>
          </table:table-cell>
          <table:table-cell office:value-type="float" office:value="0.1817824" calcext:value-type="float">
            <text:p>0.1817824</text:p>
          </table:table-cell>
          <table:table-cell office:value-type="float" office:value="0.1972872" calcext:value-type="float">
            <text:p>0.1972872</text:p>
          </table:table-cell>
          <table:table-cell office:value-type="float" office:value="0.1995857" calcext:value-type="float">
            <text:p>0.1995857</text:p>
          </table:table-cell>
          <table:table-cell office:value-type="float" office:value="0" calcext:value-type="float">
            <text:p>0</text:p>
          </table:table-cell>
          <table:table-cell office:value-type="float" office:value="36.09505" calcext:value-type="float">
            <text:p>36.09505</text:p>
          </table:table-cell>
          <table:table-cell office:value-type="float" office:value="31.7868" calcext:value-type="float">
            <text:p>31.7868</text:p>
          </table:table-cell>
          <table:table-cell office:value-type="float" office:value="43.1166" calcext:value-type="float">
            <text:p>43.1166</text:p>
          </table:table-cell>
          <table:table-cell office:value-type="float" office:value="7.048369" calcext:value-type="float">
            <text:p>7.048369</text:p>
          </table:table-cell>
          <table:table-cell office:value-type="float" office:value="6.372396" calcext:value-type="float">
            <text:p>6.372396</text:p>
          </table:table-cell>
          <table:table-cell office:value-type="float" office:value="2.561524" calcext:value-type="float">
            <text:p>2.561524</text:p>
          </table:table-cell>
          <table:table-cell office:value-type="float" office:value="2.762246" calcext:value-type="float">
            <text:p>2.762246</text:p>
          </table:table-cell>
          <table:table-cell office:value-type="float" office:value="5.093292" calcext:value-type="float">
            <text:p>5.093292</text:p>
          </table:table-cell>
          <table:table-cell office:value-type="float" office:value="8.564853" calcext:value-type="float">
            <text:p>8.564853</text:p>
          </table:table-cell>
          <table:table-cell office:value-type="float" office:value="9.243567" calcext:value-type="float">
            <text:p>9.243567</text:p>
          </table:table-cell>
          <table:table-cell office:value-type="float" office:value="9.346797" calcext:value-type="float">
            <text:p>9.346797</text:p>
          </table:table-cell>
          <table:table-cell office:value-type="float" office:value="11.28293" calcext:value-type="float">
            <text:p>11.28293</text:p>
          </table:table-cell>
          <table:table-cell office:value-type="float" office:value="12.85692" calcext:value-type="float">
            <text:p>12.85692</text:p>
          </table:table-cell>
          <table:table-cell office:value-type="float" office:value="13.10866" calcext:value-type="float">
            <text:p>13.10866</text:p>
          </table:table-cell>
          <table:table-cell office:value-type="float" office:value="0" calcext:value-type="float">
            <text:p>0</text:p>
          </table:table-cell>
          <table:table-cell office:value-type="float" office:value="1.276699" calcext:value-type="float">
            <text:p>1.276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457" calcext:value-type="float">
            <text:p>3.5454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1.660316" calcext:value-type="float">
            <text:p>1.660316</text:p>
          </table:table-cell>
          <table:table-cell office:value-type="float" office:value="135.4425" calcext:value-type="float">
            <text:p>135.4425</text:p>
          </table:table-cell>
          <table:table-cell office:value-type="float" office:value="5" calcext:value-type="float">
            <text:p>5</text:p>
          </table:table-cell>
          <table:table-cell office:value-type="float" office:value="-4.147176" calcext:value-type="float">
            <text:p>-4.147176</text:p>
          </table:table-cell>
          <table:table-cell office:value-type="float" office:value="41.34645" calcext:value-type="float">
            <text:p>41.34645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08" calcext:value-type="float">
            <text:p>1162.508</text:p>
          </table:table-cell>
          <table:table-cell office:value-type="float" office:value="1.440859" calcext:value-type="float">
            <text:p>1.440859</text:p>
          </table:table-cell>
          <table:table-cell office:value-type="float" office:value="0" calcext:value-type="float">
            <text:p>0</text:p>
          </table:table-cell>
          <table:table-cell office:value-type="float" office:value="0.4903306" calcext:value-type="float">
            <text:p>0.4903306</text:p>
          </table:table-cell>
          <table:table-cell office:value-type="float" office:value="0.3132577" calcext:value-type="float">
            <text:p>0.3132577</text:p>
          </table:table-cell>
          <table:table-cell office:value-type="float" office:value="0.3731176" calcext:value-type="float">
            <text:p>0.3731176</text:p>
          </table:table-cell>
          <table:table-cell office:value-type="float" office:value="0.08669899" calcext:value-type="float">
            <text:p>0.08669899</text:p>
          </table:table-cell>
          <table:table-cell office:value-type="float" office:value="0.07544435" calcext:value-type="float">
            <text:p>0.07544435</text:p>
          </table:table-cell>
          <table:table-cell office:value-type="float" office:value="0.03841525" calcext:value-type="float">
            <text:p>0.03841525</text:p>
          </table:table-cell>
          <table:table-cell office:value-type="float" office:value="0.03867396" calcext:value-type="float">
            <text:p>0.03867396</text:p>
          </table:table-cell>
          <table:table-cell office:value-type="float" office:value="0.08101489" calcext:value-type="float">
            <text:p>0.08101489</text:p>
          </table:table-cell>
          <table:table-cell office:value-type="float" office:value="0.1546199" calcext:value-type="float">
            <text:p>0.1546199</text:p>
          </table:table-cell>
          <table:table-cell office:value-type="float" office:value="0.1602065" calcext:value-type="float">
            <text:p>0.1602065</text:p>
          </table:table-cell>
          <table:table-cell office:value-type="float" office:value="0.16017" calcext:value-type="float">
            <text:p>0.16017</text:p>
          </table:table-cell>
          <table:table-cell office:value-type="float" office:value="0.1818043" calcext:value-type="float">
            <text:p>0.1818043</text:p>
          </table:table-cell>
          <table:table-cell office:value-type="float" office:value="0.197298" calcext:value-type="float">
            <text:p>0.197298</text:p>
          </table:table-cell>
          <table:table-cell office:value-type="float" office:value="0.199594" calcext:value-type="float">
            <text:p>0.199594</text:p>
          </table:table-cell>
          <table:table-cell office:value-type="float" office:value="0" calcext:value-type="float">
            <text:p>0</text:p>
          </table:table-cell>
          <table:table-cell office:value-type="float" office:value="36.12284" calcext:value-type="float">
            <text:p>36.12284</text:p>
          </table:table-cell>
          <table:table-cell office:value-type="float" office:value="31.79397" calcext:value-type="float">
            <text:p>31.79397</text:p>
          </table:table-cell>
          <table:table-cell office:value-type="float" office:value="43.10341" calcext:value-type="float">
            <text:p>43.10341</text:p>
          </table:table-cell>
          <table:table-cell office:value-type="float" office:value="7.055046" calcext:value-type="float">
            <text:p>7.055046</text:p>
          </table:table-cell>
          <table:table-cell office:value-type="float" office:value="6.377285" calcext:value-type="float">
            <text:p>6.377285</text:p>
          </table:table-cell>
          <table:table-cell office:value-type="float" office:value="2.563942" calcext:value-type="float">
            <text:p>2.563942</text:p>
          </table:table-cell>
          <table:table-cell office:value-type="float" office:value="2.764561" calcext:value-type="float">
            <text:p>2.764561</text:p>
          </table:table-cell>
          <table:table-cell office:value-type="float" office:value="5.097881" calcext:value-type="float">
            <text:p>5.097881</text:p>
          </table:table-cell>
          <table:table-cell office:value-type="float" office:value="8.570429" calcext:value-type="float">
            <text:p>8.570429</text:p>
          </table:table-cell>
          <table:table-cell office:value-type="float" office:value="9.248354" calcext:value-type="float">
            <text:p>9.248354</text:p>
          </table:table-cell>
          <table:table-cell office:value-type="float" office:value="9.351718" calcext:value-type="float">
            <text:p>9.351718</text:p>
          </table:table-cell>
          <table:table-cell office:value-type="float" office:value="11.28587" calcext:value-type="float">
            <text:p>11.28587</text:p>
          </table:table-cell>
          <table:table-cell office:value-type="float" office:value="12.85793" calcext:value-type="float">
            <text:p>12.85793</text:p>
          </table:table-cell>
          <table:table-cell office:value-type="float" office:value="13.10948" calcext:value-type="float">
            <text:p>13.10948</text:p>
          </table:table-cell>
          <table:table-cell office:value-type="float" office:value="0" calcext:value-type="float">
            <text:p>0</text:p>
          </table:table-cell>
          <table:table-cell office:value-type="float" office:value="1.310465" calcext:value-type="float">
            <text:p>1.310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4616" calcext:value-type="float">
            <text:p>3.5546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.656723" calcext:value-type="float">
            <text:p>1.656723</text:p>
          </table:table-cell>
          <table:table-cell office:value-type="float" office:value="135.4381" calcext:value-type="float">
            <text:p>135.4381</text:p>
          </table:table-cell>
          <table:table-cell office:value-type="float" office:value="5" calcext:value-type="float">
            <text:p>5</text:p>
          </table:table-cell>
          <table:table-cell office:value-type="float" office:value="-4.145373" calcext:value-type="float">
            <text:p>-4.145373</text:p>
          </table:table-cell>
          <table:table-cell office:value-type="float" office:value="41.35963" calcext:value-type="float">
            <text:p>41.35963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502" calcext:value-type="float">
            <text:p>1162.502</text:p>
          </table:table-cell>
          <table:table-cell office:value-type="float" office:value="1.439561" calcext:value-type="float">
            <text:p>1.439561</text:p>
          </table:table-cell>
          <table:table-cell office:value-type="float" office:value="0" calcext:value-type="float">
            <text:p>0</text:p>
          </table:table-cell>
          <table:table-cell office:value-type="float" office:value="0.4103155" calcext:value-type="float">
            <text:p>0.4103155</text:p>
          </table:table-cell>
          <table:table-cell office:value-type="float" office:value="0.3093446" calcext:value-type="float">
            <text:p>0.3093446</text:p>
          </table:table-cell>
          <table:table-cell office:value-type="float" office:value="0.375011" calcext:value-type="float">
            <text:p>0.375011</text:p>
          </table:table-cell>
          <table:table-cell office:value-type="float" office:value="0.08638675" calcext:value-type="float">
            <text:p>0.08638675</text:p>
          </table:table-cell>
          <table:table-cell office:value-type="float" office:value="0.07527543" calcext:value-type="float">
            <text:p>0.07527543</text:p>
          </table:table-cell>
          <table:table-cell office:value-type="float" office:value="0.03889981" calcext:value-type="float">
            <text:p>0.03889981</text:p>
          </table:table-cell>
          <table:table-cell office:value-type="float" office:value="0.03897095" calcext:value-type="float">
            <text:p>0.03897095</text:p>
          </table:table-cell>
          <table:table-cell office:value-type="float" office:value="0.0811321" calcext:value-type="float">
            <text:p>0.0811321</text:p>
          </table:table-cell>
          <table:table-cell office:value-type="float" office:value="0.1546125" calcext:value-type="float">
            <text:p>0.1546125</text:p>
          </table:table-cell>
          <table:table-cell office:value-type="float" office:value="0.1602223" calcext:value-type="float">
            <text:p>0.1602223</text:p>
          </table:table-cell>
          <table:table-cell office:value-type="float" office:value="0.1602037" calcext:value-type="float">
            <text:p>0.1602037</text:p>
          </table:table-cell>
          <table:table-cell office:value-type="float" office:value="0.1818158" calcext:value-type="float">
            <text:p>0.1818158</text:p>
          </table:table-cell>
          <table:table-cell office:value-type="float" office:value="0.1973089" calcext:value-type="float">
            <text:p>0.1973089</text:p>
          </table:table-cell>
          <table:table-cell office:value-type="float" office:value="0.1996024" calcext:value-type="float">
            <text:p>0.1996024</text:p>
          </table:table-cell>
          <table:table-cell office:value-type="float" office:value="0" calcext:value-type="float">
            <text:p>0</text:p>
          </table:table-cell>
          <table:table-cell office:value-type="float" office:value="36.14743" calcext:value-type="float">
            <text:p>36.14743</text:p>
          </table:table-cell>
          <table:table-cell office:value-type="float" office:value="31.80494" calcext:value-type="float">
            <text:p>31.80494</text:p>
          </table:table-cell>
          <table:table-cell office:value-type="float" office:value="43.09526" calcext:value-type="float">
            <text:p>43.09526</text:p>
          </table:table-cell>
          <table:table-cell office:value-type="float" office:value="7.062469" calcext:value-type="float">
            <text:p>7.062469</text:p>
          </table:table-cell>
          <table:table-cell office:value-type="float" office:value="6.382626" calcext:value-type="float">
            <text:p>6.382626</text:p>
          </table:table-cell>
          <table:table-cell office:value-type="float" office:value="2.566498" calcext:value-type="float">
            <text:p>2.566498</text:p>
          </table:table-cell>
          <table:table-cell office:value-type="float" office:value="2.766919" calcext:value-type="float">
            <text:p>2.766919</text:p>
          </table:table-cell>
          <table:table-cell office:value-type="float" office:value="5.10247" calcext:value-type="float">
            <text:p>5.10247</text:p>
          </table:table-cell>
          <table:table-cell office:value-type="float" office:value="8.576005" calcext:value-type="float">
            <text:p>8.576005</text:p>
          </table:table-cell>
          <table:table-cell office:value-type="float" office:value="9.253137" calcext:value-type="float">
            <text:p>9.253137</text:p>
          </table:table-cell>
          <table:table-cell office:value-type="float" office:value="9.356594" calcext:value-type="float">
            <text:p>9.356594</text:p>
          </table:table-cell>
          <table:table-cell office:value-type="float" office:value="11.28881" calcext:value-type="float">
            <text:p>11.28881</text:p>
          </table:table-cell>
          <table:table-cell office:value-type="float" office:value="12.85893" calcext:value-type="float">
            <text:p>12.85893</text:p>
          </table:table-cell>
          <table:table-cell office:value-type="float" office:value="13.11031" calcext:value-type="float">
            <text:p>13.11031</text:p>
          </table:table-cell>
          <table:table-cell office:value-type="float" office:value="0" calcext:value-type="float">
            <text:p>0</text:p>
          </table:table-cell>
          <table:table-cell office:value-type="float" office:value="0.8568112" calcext:value-type="float">
            <text:p>0.8568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63626" calcext:value-type="float">
            <text:p>3.5636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1.654022" calcext:value-type="float">
            <text:p>1.654022</text:p>
          </table:table-cell>
          <table:table-cell office:value-type="float" office:value="135.4344" calcext:value-type="float">
            <text:p>135.4344</text:p>
          </table:table-cell>
          <table:table-cell office:value-type="float" office:value="5" calcext:value-type="float">
            <text:p>5</text:p>
          </table:table-cell>
          <table:table-cell office:value-type="float" office:value="-4.143364" calcext:value-type="float">
            <text:p>-4.143364</text:p>
          </table:table-cell>
          <table:table-cell office:value-type="float" office:value="41.37236" calcext:value-type="float">
            <text:p>41.37236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97" calcext:value-type="float">
            <text:p>1162.497</text:p>
          </table:table-cell>
          <table:table-cell office:value-type="float" office:value="1.43873" calcext:value-type="float">
            <text:p>1.43873</text:p>
          </table:table-cell>
          <table:table-cell office:value-type="float" office:value="0" calcext:value-type="float">
            <text:p>0</text:p>
          </table:table-cell>
          <table:table-cell office:value-type="float" office:value="0.2123469" calcext:value-type="float">
            <text:p>0.2123469</text:p>
          </table:table-cell>
          <table:table-cell office:value-type="float" office:value="0.2948398" calcext:value-type="float">
            <text:p>0.2948398</text:p>
          </table:table-cell>
          <table:table-cell office:value-type="float" office:value="0.3654605" calcext:value-type="float">
            <text:p>0.3654605</text:p>
          </table:table-cell>
          <table:table-cell office:value-type="float" office:value="0.08287615" calcext:value-type="float">
            <text:p>0.08287615</text:p>
          </table:table-cell>
          <table:table-cell office:value-type="float" office:value="0.07200667" calcext:value-type="float">
            <text:p>0.07200667</text:p>
          </table:table-cell>
          <table:table-cell office:value-type="float" office:value="0.03810051" calcext:value-type="float">
            <text:p>0.03810051</text:p>
          </table:table-cell>
          <table:table-cell office:value-type="float" office:value="0.03886581" calcext:value-type="float">
            <text:p>0.03886581</text:p>
          </table:table-cell>
          <table:table-cell office:value-type="float" office:value="0.08118603" calcext:value-type="float">
            <text:p>0.08118603</text:p>
          </table:table-cell>
          <table:table-cell office:value-type="float" office:value="0.1546264" calcext:value-type="float">
            <text:p>0.1546264</text:p>
          </table:table-cell>
          <table:table-cell office:value-type="float" office:value="0.1602424" calcext:value-type="float">
            <text:p>0.1602424</text:p>
          </table:table-cell>
          <table:table-cell office:value-type="float" office:value="0.1602367" calcext:value-type="float">
            <text:p>0.1602367</text:p>
          </table:table-cell>
          <table:table-cell office:value-type="float" office:value="0.1818322" calcext:value-type="float">
            <text:p>0.1818322</text:p>
          </table:table-cell>
          <table:table-cell office:value-type="float" office:value="0.1973196" calcext:value-type="float">
            <text:p>0.1973196</text:p>
          </table:table-cell>
          <table:table-cell office:value-type="float" office:value="0.1996107" calcext:value-type="float">
            <text:p>0.1996107</text:p>
          </table:table-cell>
          <table:table-cell office:value-type="float" office:value="0" calcext:value-type="float">
            <text:p>0</text:p>
          </table:table-cell>
          <table:table-cell office:value-type="float" office:value="36.14954" calcext:value-type="float">
            <text:p>36.14954</text:p>
          </table:table-cell>
          <table:table-cell office:value-type="float" office:value="31.81219" calcext:value-type="float">
            <text:p>31.81219</text:p>
          </table:table-cell>
          <table:table-cell office:value-type="float" office:value="43.08662" calcext:value-type="float">
            <text:p>43.08662</text:p>
          </table:table-cell>
          <table:table-cell office:value-type="float" office:value="7.069536" calcext:value-type="float">
            <text:p>7.069536</text:p>
          </table:table-cell>
          <table:table-cell office:value-type="float" office:value="6.387597" calcext:value-type="float">
            <text:p>6.387597</text:p>
          </table:table-cell>
          <table:table-cell office:value-type="float" office:value="2.569032" calcext:value-type="float">
            <text:p>2.569032</text:p>
          </table:table-cell>
          <table:table-cell office:value-type="float" office:value="2.76928" calcext:value-type="float">
            <text:p>2.76928</text:p>
          </table:table-cell>
          <table:table-cell office:value-type="float" office:value="5.107058" calcext:value-type="float">
            <text:p>5.107058</text:p>
          </table:table-cell>
          <table:table-cell office:value-type="float" office:value="8.581581" calcext:value-type="float">
            <text:p>8.581581</text:p>
          </table:table-cell>
          <table:table-cell office:value-type="float" office:value="9.257919" calcext:value-type="float">
            <text:p>9.257919</text:p>
          </table:table-cell>
          <table:table-cell office:value-type="float" office:value="9.36146" calcext:value-type="float">
            <text:p>9.36146</text:p>
          </table:table-cell>
          <table:table-cell office:value-type="float" office:value="11.29177" calcext:value-type="float">
            <text:p>11.29177</text:p>
          </table:table-cell>
          <table:table-cell office:value-type="float" office:value="12.85994" calcext:value-type="float">
            <text:p>12.85994</text:p>
          </table:table-cell>
          <table:table-cell office:value-type="float" office:value="13.11112" calcext:value-type="float">
            <text:p>13.11112</text:p>
          </table:table-cell>
          <table:table-cell office:value-type="float" office:value="0" calcext:value-type="float">
            <text:p>0</text:p>
          </table:table-cell>
          <table:table-cell office:value-type="float" office:value="0.6211671" calcext:value-type="float">
            <text:p>0.621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1642" calcext:value-type="float">
            <text:p>3.5716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1.651247" calcext:value-type="float">
            <text:p>1.651247</text:p>
          </table:table-cell>
          <table:table-cell office:value-type="float" office:value="135.4312" calcext:value-type="float">
            <text:p>135.4312</text:p>
          </table:table-cell>
          <table:table-cell office:value-type="float" office:value="5" calcext:value-type="float">
            <text:p>5</text:p>
          </table:table-cell>
          <table:table-cell office:value-type="float" office:value="-4.141934" calcext:value-type="float">
            <text:p>-4.141934</text:p>
          </table:table-cell>
          <table:table-cell office:value-type="float" office:value="41.3842" calcext:value-type="float">
            <text:p>41.3842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4" calcext:value-type="float">
            <text:p>0.0005413464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9" calcext:value-type="float">
            <text:p>1162.49</text:p>
          </table:table-cell>
          <table:table-cell office:value-type="float" office:value="1.438472" calcext:value-type="float">
            <text:p>1.438472</text:p>
          </table:table-cell>
          <table:table-cell office:value-type="float" office:value="0" calcext:value-type="float">
            <text:p>0</text:p>
          </table:table-cell>
          <table:table-cell office:value-type="float" office:value="0.2367325" calcext:value-type="float">
            <text:p>0.2367325</text:p>
          </table:table-cell>
          <table:table-cell office:value-type="float" office:value="0.2831693" calcext:value-type="float">
            <text:p>0.2831693</text:p>
          </table:table-cell>
          <table:table-cell office:value-type="float" office:value="0.3528873" calcext:value-type="float">
            <text:p>0.3528873</text:p>
          </table:table-cell>
          <table:table-cell office:value-type="float" office:value="0.07917228" calcext:value-type="float">
            <text:p>0.07917228</text:p>
          </table:table-cell>
          <table:table-cell office:value-type="float" office:value="0.0676097" calcext:value-type="float">
            <text:p>0.0676097</text:p>
          </table:table-cell>
          <table:table-cell office:value-type="float" office:value="0.03654903" calcext:value-type="float">
            <text:p>0.03654903</text:p>
          </table:table-cell>
          <table:table-cell office:value-type="float" office:value="0.03838076" calcext:value-type="float">
            <text:p>0.03838076</text:p>
          </table:table-cell>
          <table:table-cell office:value-type="float" office:value="0.08106839" calcext:value-type="float">
            <text:p>0.08106839</text:p>
          </table:table-cell>
          <table:table-cell office:value-type="float" office:value="0.1546158" calcext:value-type="float">
            <text:p>0.1546158</text:p>
          </table:table-cell>
          <table:table-cell office:value-type="float" office:value="0.1602574" calcext:value-type="float">
            <text:p>0.1602574</text:p>
          </table:table-cell>
          <table:table-cell office:value-type="float" office:value="0.1602618" calcext:value-type="float">
            <text:p>0.1602618</text:p>
          </table:table-cell>
          <table:table-cell office:value-type="float" office:value="0.1818629" calcext:value-type="float">
            <text:p>0.1818629</text:p>
          </table:table-cell>
          <table:table-cell office:value-type="float" office:value="0.1973307" calcext:value-type="float">
            <text:p>0.1973307</text:p>
          </table:table-cell>
          <table:table-cell office:value-type="float" office:value="0.199619" calcext:value-type="float">
            <text:p>0.199619</text:p>
          </table:table-cell>
          <table:table-cell office:value-type="float" office:value="0" calcext:value-type="float">
            <text:p>0</text:p>
          </table:table-cell>
          <table:table-cell office:value-type="float" office:value="36.12867" calcext:value-type="float">
            <text:p>36.12867</text:p>
          </table:table-cell>
          <table:table-cell office:value-type="float" office:value="31.81214" calcext:value-type="float">
            <text:p>31.81214</text:p>
          </table:table-cell>
          <table:table-cell office:value-type="float" office:value="43.07312" calcext:value-type="float">
            <text:p>43.07312</text:p>
          </table:table-cell>
          <table:table-cell office:value-type="float" office:value="7.075488" calcext:value-type="float">
            <text:p>7.075488</text:p>
          </table:table-cell>
          <table:table-cell office:value-type="float" office:value="6.391515" calcext:value-type="float">
            <text:p>6.391515</text:p>
          </table:table-cell>
          <table:table-cell office:value-type="float" office:value="2.571357" calcext:value-type="float">
            <text:p>2.571357</text:p>
          </table:table-cell>
          <table:table-cell office:value-type="float" office:value="2.771563" calcext:value-type="float">
            <text:p>2.771563</text:p>
          </table:table-cell>
          <table:table-cell office:value-type="float" office:value="5.11163" calcext:value-type="float">
            <text:p>5.11163</text:p>
          </table:table-cell>
          <table:table-cell office:value-type="float" office:value="8.587158" calcext:value-type="float">
            <text:p>8.587158</text:p>
          </table:table-cell>
          <table:table-cell office:value-type="float" office:value="9.262705" calcext:value-type="float">
            <text:p>9.262705</text:p>
          </table:table-cell>
          <table:table-cell office:value-type="float" office:value="9.366324" calcext:value-type="float">
            <text:p>9.366324</text:p>
          </table:table-cell>
          <table:table-cell office:value-type="float" office:value="11.29471" calcext:value-type="float">
            <text:p>11.29471</text:p>
          </table:table-cell>
          <table:table-cell office:value-type="float" office:value="12.86095" calcext:value-type="float">
            <text:p>12.86095</text:p>
          </table:table-cell>
          <table:table-cell office:value-type="float" office:value="13.11193" calcext:value-type="float">
            <text:p>13.11193</text:p>
          </table:table-cell>
          <table:table-cell office:value-type="float" office:value="0" calcext:value-type="float">
            <text:p>0</text:p>
          </table:table-cell>
          <table:table-cell office:value-type="float" office:value="0.5225561" calcext:value-type="float">
            <text:p>0.5225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8719" calcext:value-type="float">
            <text:p>3.5787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1.64882" calcext:value-type="float">
            <text:p>1.64882</text:p>
          </table:table-cell>
          <table:table-cell office:value-type="float" office:value="135.428" calcext:value-type="float">
            <text:p>135.428</text:p>
          </table:table-cell>
          <table:table-cell office:value-type="float" office:value="5" calcext:value-type="float">
            <text:p>5</text:p>
          </table:table-cell>
          <table:table-cell office:value-type="float" office:value="-4.14015" calcext:value-type="float">
            <text:p>-4.14015</text:p>
          </table:table-cell>
          <table:table-cell office:value-type="float" office:value="41.3951" calcext:value-type="float">
            <text:p>41.395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85" calcext:value-type="float">
            <text:p>1162.485</text:p>
          </table:table-cell>
          <table:table-cell office:value-type="float" office:value="1.438382" calcext:value-type="float">
            <text:p>1.438382</text:p>
          </table:table-cell>
          <table:table-cell office:value-type="float" office:value="0" calcext:value-type="float">
            <text:p>0</text:p>
          </table:table-cell>
          <table:table-cell office:value-type="float" office:value="0.2265293" calcext:value-type="float">
            <text:p>0.2265293</text:p>
          </table:table-cell>
          <table:table-cell office:value-type="float" office:value="0.2725219" calcext:value-type="float">
            <text:p>0.2725219</text:p>
          </table:table-cell>
          <table:table-cell office:value-type="float" office:value="0.3430229" calcext:value-type="float">
            <text:p>0.3430229</text:p>
          </table:table-cell>
          <table:table-cell office:value-type="float" office:value="0.07932458" calcext:value-type="float">
            <text:p>0.07932458</text:p>
          </table:table-cell>
          <table:table-cell office:value-type="float" office:value="0.06538937" calcext:value-type="float">
            <text:p>0.06538937</text:p>
          </table:table-cell>
          <table:table-cell office:value-type="float" office:value="0.03563252" calcext:value-type="float">
            <text:p>0.03563252</text:p>
          </table:table-cell>
          <table:table-cell office:value-type="float" office:value="0.03801918" calcext:value-type="float">
            <text:p>0.03801918</text:p>
          </table:table-cell>
          <table:table-cell office:value-type="float" office:value="0.0809002" calcext:value-type="float">
            <text:p>0.0809002</text:p>
          </table:table-cell>
          <table:table-cell office:value-type="float" office:value="0.1545969" calcext:value-type="float">
            <text:p>0.1545969</text:p>
          </table:table-cell>
          <table:table-cell office:value-type="float" office:value="0.1602849" calcext:value-type="float">
            <text:p>0.1602849</text:p>
          </table:table-cell>
          <table:table-cell office:value-type="float" office:value="0.1602989" calcext:value-type="float">
            <text:p>0.1602989</text:p>
          </table:table-cell>
          <table:table-cell office:value-type="float" office:value="0.181855" calcext:value-type="float">
            <text:p>0.181855</text:p>
          </table:table-cell>
          <table:table-cell office:value-type="float" office:value="0.1973415" calcext:value-type="float">
            <text:p>0.1973415</text:p>
          </table:table-cell>
          <table:table-cell office:value-type="float" office:value="0.1996273" calcext:value-type="float">
            <text:p>0.1996273</text:p>
          </table:table-cell>
          <table:table-cell office:value-type="float" office:value="0" calcext:value-type="float">
            <text:p>0</text:p>
          </table:table-cell>
          <table:table-cell office:value-type="float" office:value="36.08801" calcext:value-type="float">
            <text:p>36.08801</text:p>
          </table:table-cell>
          <table:table-cell office:value-type="float" office:value="31.80459" calcext:value-type="float">
            <text:p>31.80459</text:p>
          </table:table-cell>
          <table:table-cell office:value-type="float" office:value="43.05351" calcext:value-type="float">
            <text:p>43.05351</text:p>
          </table:table-cell>
          <table:table-cell office:value-type="float" office:value="7.081017" calcext:value-type="float">
            <text:p>7.081017</text:p>
          </table:table-cell>
          <table:table-cell office:value-type="float" office:value="6.394587" calcext:value-type="float">
            <text:p>6.394587</text:p>
          </table:table-cell>
          <table:table-cell office:value-type="float" office:value="2.573478" calcext:value-type="float">
            <text:p>2.573478</text:p>
          </table:table-cell>
          <table:table-cell office:value-type="float" office:value="2.773748" calcext:value-type="float">
            <text:p>2.773748</text:p>
          </table:table-cell>
          <table:table-cell office:value-type="float" office:value="5.116146" calcext:value-type="float">
            <text:p>5.116146</text:p>
          </table:table-cell>
          <table:table-cell office:value-type="float" office:value="8.592708" calcext:value-type="float">
            <text:p>8.592708</text:p>
          </table:table-cell>
          <table:table-cell office:value-type="float" office:value="9.267487" calcext:value-type="float">
            <text:p>9.267487</text:p>
          </table:table-cell>
          <table:table-cell office:value-type="float" office:value="9.371188" calcext:value-type="float">
            <text:p>9.371188</text:p>
          </table:table-cell>
          <table:table-cell office:value-type="float" office:value="11.29765" calcext:value-type="float">
            <text:p>11.29765</text:p>
          </table:table-cell>
          <table:table-cell office:value-type="float" office:value="12.86196" calcext:value-type="float">
            <text:p>12.86196</text:p>
          </table:table-cell>
          <table:table-cell office:value-type="float" office:value="13.11274" calcext:value-type="float">
            <text:p>13.11274</text:p>
          </table:table-cell>
          <table:table-cell office:value-type="float" office:value="0" calcext:value-type="float">
            <text:p>0</text:p>
          </table:table-cell>
          <table:table-cell office:value-type="float" office:value="0.4986072" calcext:value-type="float">
            <text:p>0.498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5707" calcext:value-type="float">
            <text:p>3.5857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.64594" calcext:value-type="float">
            <text:p>1.64594</text:p>
          </table:table-cell>
          <table:table-cell office:value-type="float" office:value="135.4247" calcext:value-type="float">
            <text:p>135.4247</text:p>
          </table:table-cell>
          <table:table-cell office:value-type="float" office:value="5" calcext:value-type="float">
            <text:p>5</text:p>
          </table:table-cell>
          <table:table-cell office:value-type="float" office:value="-4.138531" calcext:value-type="float">
            <text:p>-4.138531</text:p>
          </table:table-cell>
          <table:table-cell office:value-type="float" office:value="41.40646" calcext:value-type="float">
            <text:p>41.40646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79" calcext:value-type="float">
            <text:p>1162.479</text:p>
          </table:table-cell>
          <table:table-cell office:value-type="float" office:value="1.438454" calcext:value-type="float">
            <text:p>1.438454</text:p>
          </table:table-cell>
          <table:table-cell office:value-type="float" office:value="0" calcext:value-type="float">
            <text:p>0</text:p>
          </table:table-cell>
          <table:table-cell office:value-type="float" office:value="0.2733501" calcext:value-type="float">
            <text:p>0.2733501</text:p>
          </table:table-cell>
          <table:table-cell office:value-type="float" office:value="0.2850283" calcext:value-type="float">
            <text:p>0.2850283</text:p>
          </table:table-cell>
          <table:table-cell office:value-type="float" office:value="0.3509401" calcext:value-type="float">
            <text:p>0.3509401</text:p>
          </table:table-cell>
          <table:table-cell office:value-type="float" office:value="0.08329491" calcext:value-type="float">
            <text:p>0.08329491</text:p>
          </table:table-cell>
          <table:table-cell office:value-type="float" office:value="0.06506927" calcext:value-type="float">
            <text:p>0.06506927</text:p>
          </table:table-cell>
          <table:table-cell office:value-type="float" office:value="0.03562982" calcext:value-type="float">
            <text:p>0.03562982</text:p>
          </table:table-cell>
          <table:table-cell office:value-type="float" office:value="0.0379664" calcext:value-type="float">
            <text:p>0.0379664</text:p>
          </table:table-cell>
          <table:table-cell office:value-type="float" office:value="0.08080789" calcext:value-type="float">
            <text:p>0.08080789</text:p>
          </table:table-cell>
          <table:table-cell office:value-type="float" office:value="0.1545786" calcext:value-type="float">
            <text:p>0.1545786</text:p>
          </table:table-cell>
          <table:table-cell office:value-type="float" office:value="0.1603171" calcext:value-type="float">
            <text:p>0.1603171</text:p>
          </table:table-cell>
          <table:table-cell office:value-type="float" office:value="0.1603452" calcext:value-type="float">
            <text:p>0.1603452</text:p>
          </table:table-cell>
          <table:table-cell office:value-type="float" office:value="0.1818775" calcext:value-type="float">
            <text:p>0.1818775</text:p>
          </table:table-cell>
          <table:table-cell office:value-type="float" office:value="0.1973523" calcext:value-type="float">
            <text:p>0.1973523</text:p>
          </table:table-cell>
          <table:table-cell office:value-type="float" office:value="0.1996357" calcext:value-type="float">
            <text:p>0.1996357</text:p>
          </table:table-cell>
          <table:table-cell office:value-type="float" office:value="0" calcext:value-type="float">
            <text:p>0</text:p>
          </table:table-cell>
          <table:table-cell office:value-type="float" office:value="36.07221" calcext:value-type="float">
            <text:p>36.07221</text:p>
          </table:table-cell>
          <table:table-cell office:value-type="float" office:value="31.80118" calcext:value-type="float">
            <text:p>31.80118</text:p>
          </table:table-cell>
          <table:table-cell office:value-type="float" office:value="43.03483" calcext:value-type="float">
            <text:p>43.03483</text:p>
          </table:table-cell>
          <table:table-cell office:value-type="float" office:value="7.087552" calcext:value-type="float">
            <text:p>7.087552</text:p>
          </table:table-cell>
          <table:table-cell office:value-type="float" office:value="6.397456" calcext:value-type="float">
            <text:p>6.397456</text:p>
          </table:table-cell>
          <table:table-cell office:value-type="float" office:value="2.575533" calcext:value-type="float">
            <text:p>2.575533</text:p>
          </table:table-cell>
          <table:table-cell office:value-type="float" office:value="2.775883" calcext:value-type="float">
            <text:p>2.775883</text:p>
          </table:table-cell>
          <table:table-cell office:value-type="float" office:value="5.12062" calcext:value-type="float">
            <text:p>5.12062</text:p>
          </table:table-cell>
          <table:table-cell office:value-type="float" office:value="8.598192" calcext:value-type="float">
            <text:p>8.598192</text:p>
          </table:table-cell>
          <table:table-cell office:value-type="float" office:value="9.272273" calcext:value-type="float">
            <text:p>9.272273</text:p>
          </table:table-cell>
          <table:table-cell office:value-type="float" office:value="9.376053" calcext:value-type="float">
            <text:p>9.376053</text:p>
          </table:table-cell>
          <table:table-cell office:value-type="float" office:value="11.3006" calcext:value-type="float">
            <text:p>11.3006</text:p>
          </table:table-cell>
          <table:table-cell office:value-type="float" office:value="12.86297" calcext:value-type="float">
            <text:p>12.86297</text:p>
          </table:table-cell>
          <table:table-cell office:value-type="float" office:value="13.11355" calcext:value-type="float">
            <text:p>13.11355</text:p>
          </table:table-cell>
          <table:table-cell office:value-type="float" office:value="0" calcext:value-type="float">
            <text:p>0</text:p>
          </table:table-cell>
          <table:table-cell office:value-type="float" office:value="0.3957121" calcext:value-type="float">
            <text:p>0.3957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93082" calcext:value-type="float">
            <text:p>3.59308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1.643188" calcext:value-type="float">
            <text:p>1.643188</text:p>
          </table:table-cell>
          <table:table-cell office:value-type="float" office:value="135.4215" calcext:value-type="float">
            <text:p>135.4215</text:p>
          </table:table-cell>
          <table:table-cell office:value-type="float" office:value="5" calcext:value-type="float">
            <text:p>5</text:p>
          </table:table-cell>
          <table:table-cell office:value-type="float" office:value="-4.137001" calcext:value-type="float">
            <text:p>-4.137001</text:p>
          </table:table-cell>
          <table:table-cell office:value-type="float" office:value="41.41796" calcext:value-type="float">
            <text:p>41.41796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73" calcext:value-type="float">
            <text:p>1162.473</text:p>
          </table:table-cell>
          <table:table-cell office:value-type="float" office:value="1.438416" calcext:value-type="float">
            <text:p>1.438416</text:p>
          </table:table-cell>
          <table:table-cell office:value-type="float" office:value="0" calcext:value-type="float">
            <text:p>0</text:p>
          </table:table-cell>
          <table:table-cell office:value-type="float" office:value="0.2414497" calcext:value-type="float">
            <text:p>0.2414497</text:p>
          </table:table-cell>
          <table:table-cell office:value-type="float" office:value="0.2819175" calcext:value-type="float">
            <text:p>0.2819175</text:p>
          </table:table-cell>
          <table:table-cell office:value-type="float" office:value="0.3480751" calcext:value-type="float">
            <text:p>0.3480751</text:p>
          </table:table-cell>
          <table:table-cell office:value-type="float" office:value="0.08357587" calcext:value-type="float">
            <text:p>0.08357587</text:p>
          </table:table-cell>
          <table:table-cell office:value-type="float" office:value="0.06311919" calcext:value-type="float">
            <text:p>0.06311919</text:p>
          </table:table-cell>
          <table:table-cell office:value-type="float" office:value="0.03537378" calcext:value-type="float">
            <text:p>0.03537378</text:p>
          </table:table-cell>
          <table:table-cell office:value-type="float" office:value="0.03791933" calcext:value-type="float">
            <text:p>0.03791933</text:p>
          </table:table-cell>
          <table:table-cell office:value-type="float" office:value="0.08078153" calcext:value-type="float">
            <text:p>0.08078153</text:p>
          </table:table-cell>
          <table:table-cell office:value-type="float" office:value="0.1545622" calcext:value-type="float">
            <text:p>0.1545622</text:p>
          </table:table-cell>
          <table:table-cell office:value-type="float" office:value="0.1603414" calcext:value-type="float">
            <text:p>0.1603414</text:p>
          </table:table-cell>
          <table:table-cell office:value-type="float" office:value="0.1603857" calcext:value-type="float">
            <text:p>0.1603857</text:p>
          </table:table-cell>
          <table:table-cell office:value-type="float" office:value="0.1818957" calcext:value-type="float">
            <text:p>0.1818957</text:p>
          </table:table-cell>
          <table:table-cell office:value-type="float" office:value="0.1973631" calcext:value-type="float">
            <text:p>0.1973631</text:p>
          </table:table-cell>
          <table:table-cell office:value-type="float" office:value="0.199644" calcext:value-type="float">
            <text:p>0.199644</text:p>
          </table:table-cell>
          <table:table-cell office:value-type="float" office:value="0" calcext:value-type="float">
            <text:p>0</text:p>
          </table:table-cell>
          <table:table-cell office:value-type="float" office:value="36.05422" calcext:value-type="float">
            <text:p>36.05422</text:p>
          </table:table-cell>
          <table:table-cell office:value-type="float" office:value="31.79922" calcext:value-type="float">
            <text:p>31.79922</text:p>
          </table:table-cell>
          <table:table-cell office:value-type="float" office:value="43.0181" calcext:value-type="float">
            <text:p>43.0181</text:p>
          </table:table-cell>
          <table:table-cell office:value-type="float" office:value="7.095248" calcext:value-type="float">
            <text:p>7.095248</text:p>
          </table:table-cell>
          <table:table-cell office:value-type="float" office:value="6.400139" calcext:value-type="float">
            <text:p>6.400139</text:p>
          </table:table-cell>
          <table:table-cell office:value-type="float" office:value="2.577601" calcext:value-type="float">
            <text:p>2.577601</text:p>
          </table:table-cell>
          <table:table-cell office:value-type="float" office:value="2.778014" calcext:value-type="float">
            <text:p>2.778014</text:p>
          </table:table-cell>
          <table:table-cell office:value-type="float" office:value="5.125064" calcext:value-type="float">
            <text:p>5.125064</text:p>
          </table:table-cell>
          <table:table-cell office:value-type="float" office:value="8.603678" calcext:value-type="float">
            <text:p>8.603678</text:p>
          </table:table-cell>
          <table:table-cell office:value-type="float" office:value="9.277013" calcext:value-type="float">
            <text:p>9.277013</text:p>
          </table:table-cell>
          <table:table-cell office:value-type="float" office:value="9.380918" calcext:value-type="float">
            <text:p>9.380918</text:p>
          </table:table-cell>
          <table:table-cell office:value-type="float" office:value="11.30354" calcext:value-type="float">
            <text:p>11.30354</text:p>
          </table:table-cell>
          <table:table-cell office:value-type="float" office:value="12.86397" calcext:value-type="float">
            <text:p>12.86397</text:p>
          </table:table-cell>
          <table:table-cell office:value-type="float" office:value="13.11436" calcext:value-type="float">
            <text:p>13.11436</text:p>
          </table:table-cell>
          <table:table-cell office:value-type="float" office:value="0" calcext:value-type="float">
            <text:p>0</text:p>
          </table:table-cell>
          <table:table-cell office:value-type="float" office:value="0.3755441" calcext:value-type="float">
            <text:p>0.3755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0159" calcext:value-type="float">
            <text:p>3.6001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.640367" calcext:value-type="float">
            <text:p>1.640367</text:p>
          </table:table-cell>
          <table:table-cell office:value-type="float" office:value="135.4182" calcext:value-type="float">
            <text:p>135.4182</text:p>
          </table:table-cell>
          <table:table-cell office:value-type="float" office:value="5" calcext:value-type="float">
            <text:p>5</text:p>
          </table:table-cell>
          <table:table-cell office:value-type="float" office:value="-4.135464" calcext:value-type="float">
            <text:p>-4.135464</text:p>
          </table:table-cell>
          <table:table-cell office:value-type="float" office:value="41.42955" calcext:value-type="float">
            <text:p>41.42955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67" calcext:value-type="float">
            <text:p>1162.467</text:p>
          </table:table-cell>
          <table:table-cell office:value-type="float" office:value="1.438404" calcext:value-type="float">
            <text:p>1.438404</text:p>
          </table:table-cell>
          <table:table-cell office:value-type="float" office:value="0" calcext:value-type="float">
            <text:p>0</text:p>
          </table:table-cell>
          <table:table-cell office:value-type="float" office:value="0.2881894" calcext:value-type="float">
            <text:p>0.2881894</text:p>
          </table:table-cell>
          <table:table-cell office:value-type="float" office:value="0.2911094" calcext:value-type="float">
            <text:p>0.2911094</text:p>
          </table:table-cell>
          <table:table-cell office:value-type="float" office:value="0.3550974" calcext:value-type="float">
            <text:p>0.3550974</text:p>
          </table:table-cell>
          <table:table-cell office:value-type="float" office:value="0.07964265" calcext:value-type="float">
            <text:p>0.07964265</text:p>
          </table:table-cell>
          <table:table-cell office:value-type="float" office:value="0.06086879" calcext:value-type="float">
            <text:p>0.06086879</text:p>
          </table:table-cell>
          <table:table-cell office:value-type="float" office:value="0.03506924" calcext:value-type="float">
            <text:p>0.03506924</text:p>
          </table:table-cell>
          <table:table-cell office:value-type="float" office:value="0.03783797" calcext:value-type="float">
            <text:p>0.03783797</text:p>
          </table:table-cell>
          <table:table-cell office:value-type="float" office:value="0.08075197" calcext:value-type="float">
            <text:p>0.08075197</text:p>
          </table:table-cell>
          <table:table-cell office:value-type="float" office:value="0.1545687" calcext:value-type="float">
            <text:p>0.1545687</text:p>
          </table:table-cell>
          <table:table-cell office:value-type="float" office:value="0.160373" calcext:value-type="float">
            <text:p>0.160373</text:p>
          </table:table-cell>
          <table:table-cell office:value-type="float" office:value="0.1604343" calcext:value-type="float">
            <text:p>0.1604343</text:p>
          </table:table-cell>
          <table:table-cell office:value-type="float" office:value="0.1819193" calcext:value-type="float">
            <text:p>0.1819193</text:p>
          </table:table-cell>
          <table:table-cell office:value-type="float" office:value="0.1973743" calcext:value-type="float">
            <text:p>0.1973743</text:p>
          </table:table-cell>
          <table:table-cell office:value-type="float" office:value="0.1996523" calcext:value-type="float">
            <text:p>0.1996523</text:p>
          </table:table-cell>
          <table:table-cell office:value-type="float" office:value="0" calcext:value-type="float">
            <text:p>0</text:p>
          </table:table-cell>
          <table:table-cell office:value-type="float" office:value="36.0441" calcext:value-type="float">
            <text:p>36.0441</text:p>
          </table:table-cell>
          <table:table-cell office:value-type="float" office:value="31.79797" calcext:value-type="float">
            <text:p>31.79797</text:p>
          </table:table-cell>
          <table:table-cell office:value-type="float" office:value="43.00202" calcext:value-type="float">
            <text:p>43.00202</text:p>
          </table:table-cell>
          <table:table-cell office:value-type="float" office:value="7.102642" calcext:value-type="float">
            <text:p>7.102642</text:p>
          </table:table-cell>
          <table:table-cell office:value-type="float" office:value="6.402267" calcext:value-type="float">
            <text:p>6.402267</text:p>
          </table:table-cell>
          <table:table-cell office:value-type="float" office:value="2.579618" calcext:value-type="float">
            <text:p>2.579618</text:p>
          </table:table-cell>
          <table:table-cell office:value-type="float" office:value="2.78012" calcext:value-type="float">
            <text:p>2.78012</text:p>
          </table:table-cell>
          <table:table-cell office:value-type="float" office:value="5.129494" calcext:value-type="float">
            <text:p>5.129494</text:p>
          </table:table-cell>
          <table:table-cell office:value-type="float" office:value="8.609162" calcext:value-type="float">
            <text:p>8.609162</text:p>
          </table:table-cell>
          <table:table-cell office:value-type="float" office:value="9.281722" calcext:value-type="float">
            <text:p>9.281722</text:p>
          </table:table-cell>
          <table:table-cell office:value-type="float" office:value="9.385782" calcext:value-type="float">
            <text:p>9.385782</text:p>
          </table:table-cell>
          <table:table-cell office:value-type="float" office:value="11.30649" calcext:value-type="float">
            <text:p>11.30649</text:p>
          </table:table-cell>
          <table:table-cell office:value-type="float" office:value="12.86498" calcext:value-type="float">
            <text:p>12.86498</text:p>
          </table:table-cell>
          <table:table-cell office:value-type="float" office:value="13.11517" calcext:value-type="float">
            <text:p>13.11517</text:p>
          </table:table-cell>
          <table:table-cell office:value-type="float" office:value="0" calcext:value-type="float">
            <text:p>0</text:p>
          </table:table-cell>
          <table:table-cell office:value-type="float" office:value="0.2634051" calcext:value-type="float">
            <text:p>0.263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7261" calcext:value-type="float">
            <text:p>3.6072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.636783" calcext:value-type="float">
            <text:p>1.636783</text:p>
          </table:table-cell>
          <table:table-cell office:value-type="float" office:value="135.4148" calcext:value-type="float">
            <text:p>135.4148</text:p>
          </table:table-cell>
          <table:table-cell office:value-type="float" office:value="5" calcext:value-type="float">
            <text:p>5</text:p>
          </table:table-cell>
          <table:table-cell office:value-type="float" office:value="-4.134306" calcext:value-type="float">
            <text:p>-4.134306</text:p>
          </table:table-cell>
          <table:table-cell office:value-type="float" office:value="41.44153" calcext:value-type="float">
            <text:p>41.44153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61" calcext:value-type="float">
            <text:p>1162.461</text:p>
          </table:table-cell>
          <table:table-cell office:value-type="float" office:value="1.437926" calcext:value-type="float">
            <text:p>1.437926</text:p>
          </table:table-cell>
          <table:table-cell office:value-type="float" office:value="0" calcext:value-type="float">
            <text:p>0</text:p>
          </table:table-cell>
          <table:table-cell office:value-type="float" office:value="0.3676953" calcext:value-type="float">
            <text:p>0.3676953</text:p>
          </table:table-cell>
          <table:table-cell office:value-type="float" office:value="0.3013535" calcext:value-type="float">
            <text:p>0.3013535</text:p>
          </table:table-cell>
          <table:table-cell office:value-type="float" office:value="0.365855" calcext:value-type="float">
            <text:p>0.365855</text:p>
          </table:table-cell>
          <table:table-cell office:value-type="float" office:value="0.07482856" calcext:value-type="float">
            <text:p>0.07482856</text:p>
          </table:table-cell>
          <table:table-cell office:value-type="float" office:value="0.05995511" calcext:value-type="float">
            <text:p>0.05995511</text:p>
          </table:table-cell>
          <table:table-cell office:value-type="float" office:value="0.03533931" calcext:value-type="float">
            <text:p>0.03533931</text:p>
          </table:table-cell>
          <table:table-cell office:value-type="float" office:value="0.03796075" calcext:value-type="float">
            <text:p>0.03796075</text:p>
          </table:table-cell>
          <table:table-cell office:value-type="float" office:value="0.08076886" calcext:value-type="float">
            <text:p>0.08076886</text:p>
          </table:table-cell>
          <table:table-cell office:value-type="float" office:value="0.1545852" calcext:value-type="float">
            <text:p>0.1545852</text:p>
          </table:table-cell>
          <table:table-cell office:value-type="float" office:value="0.160406" calcext:value-type="float">
            <text:p>0.160406</text:p>
          </table:table-cell>
          <table:table-cell office:value-type="float" office:value="0.1604837" calcext:value-type="float">
            <text:p>0.1604837</text:p>
          </table:table-cell>
          <table:table-cell office:value-type="float" office:value="0.1819412" calcext:value-type="float">
            <text:p>0.1819412</text:p>
          </table:table-cell>
          <table:table-cell office:value-type="float" office:value="0.197385" calcext:value-type="float">
            <text:p>0.197385</text:p>
          </table:table-cell>
          <table:table-cell office:value-type="float" office:value="0.1996606" calcext:value-type="float">
            <text:p>0.1996606</text:p>
          </table:table-cell>
          <table:table-cell office:value-type="float" office:value="0" calcext:value-type="float">
            <text:p>0</text:p>
          </table:table-cell>
          <table:table-cell office:value-type="float" office:value="36.05241" calcext:value-type="float">
            <text:p>36.05241</text:p>
          </table:table-cell>
          <table:table-cell office:value-type="float" office:value="31.80091" calcext:value-type="float">
            <text:p>31.80091</text:p>
          </table:table-cell>
          <table:table-cell office:value-type="float" office:value="42.99007" calcext:value-type="float">
            <text:p>42.99007</text:p>
          </table:table-cell>
          <table:table-cell office:value-type="float" office:value="7.108365" calcext:value-type="float">
            <text:p>7.108365</text:p>
          </table:table-cell>
          <table:table-cell office:value-type="float" office:value="6.403875" calcext:value-type="float">
            <text:p>6.403875</text:p>
          </table:table-cell>
          <table:table-cell office:value-type="float" office:value="2.581653" calcext:value-type="float">
            <text:p>2.581653</text:p>
          </table:table-cell>
          <table:table-cell office:value-type="float" office:value="2.782217" calcext:value-type="float">
            <text:p>2.782217</text:p>
          </table:table-cell>
          <table:table-cell office:value-type="float" office:value="5.133896" calcext:value-type="float">
            <text:p>5.133896</text:p>
          </table:table-cell>
          <table:table-cell office:value-type="float" office:value="8.614648" calcext:value-type="float">
            <text:p>8.614648</text:p>
          </table:table-cell>
          <table:table-cell office:value-type="float" office:value="9.286427" calcext:value-type="float">
            <text:p>9.286427</text:p>
          </table:table-cell>
          <table:table-cell office:value-type="float" office:value="9.390597" calcext:value-type="float">
            <text:p>9.390597</text:p>
          </table:table-cell>
          <table:table-cell office:value-type="float" office:value="11.30938" calcext:value-type="float">
            <text:p>11.30938</text:p>
          </table:table-cell>
          <table:table-cell office:value-type="float" office:value="12.86599" calcext:value-type="float">
            <text:p>12.86599</text:p>
          </table:table-cell>
          <table:table-cell office:value-type="float" office:value="13.11598" calcext:value-type="float">
            <text:p>13.11598</text:p>
          </table:table-cell>
          <table:table-cell office:value-type="float" office:value="0" calcext:value-type="float">
            <text:p>0</text:p>
          </table:table-cell>
          <table:table-cell office:value-type="float" office:value="0.8073183" calcext:value-type="float">
            <text:p>0.807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4946" calcext:value-type="float">
            <text:p>3.6149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.633122" calcext:value-type="float">
            <text:p>1.633122</text:p>
          </table:table-cell>
          <table:table-cell office:value-type="float" office:value="135.4113" calcext:value-type="float">
            <text:p>135.4113</text:p>
          </table:table-cell>
          <table:table-cell office:value-type="float" office:value="5" calcext:value-type="float">
            <text:p>5</text:p>
          </table:table-cell>
          <table:table-cell office:value-type="float" office:value="-4.133243" calcext:value-type="float">
            <text:p>-4.133243</text:p>
          </table:table-cell>
          <table:table-cell office:value-type="float" office:value="41.45377" calcext:value-type="float">
            <text:p>41.45377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55" calcext:value-type="float">
            <text:p>1162.455</text:p>
          </table:table-cell>
          <table:table-cell office:value-type="float" office:value="1.436378" calcext:value-type="float">
            <text:p>1.436378</text:p>
          </table:table-cell>
          <table:table-cell office:value-type="float" office:value="0" calcext:value-type="float">
            <text:p>0</text:p>
          </table:table-cell>
          <table:table-cell office:value-type="float" office:value="0.479731" calcext:value-type="float">
            <text:p>0.479731</text:p>
          </table:table-cell>
          <table:table-cell office:value-type="float" office:value="0.3051929" calcext:value-type="float">
            <text:p>0.3051929</text:p>
          </table:table-cell>
          <table:table-cell office:value-type="float" office:value="0.3691785" calcext:value-type="float">
            <text:p>0.3691785</text:p>
          </table:table-cell>
          <table:table-cell office:value-type="float" office:value="0.07106997" calcext:value-type="float">
            <text:p>0.07106997</text:p>
          </table:table-cell>
          <table:table-cell office:value-type="float" office:value="0.05960772" calcext:value-type="float">
            <text:p>0.05960772</text:p>
          </table:table-cell>
          <table:table-cell office:value-type="float" office:value="0.03523274" calcext:value-type="float">
            <text:p>0.03523274</text:p>
          </table:table-cell>
          <table:table-cell office:value-type="float" office:value="0.03804215" calcext:value-type="float">
            <text:p>0.03804215</text:p>
          </table:table-cell>
          <table:table-cell office:value-type="float" office:value="0.0808283" calcext:value-type="float">
            <text:p>0.0808283</text:p>
          </table:table-cell>
          <table:table-cell office:value-type="float" office:value="0.1546218" calcext:value-type="float">
            <text:p>0.1546218</text:p>
          </table:table-cell>
          <table:table-cell office:value-type="float" office:value="0.1604419" calcext:value-type="float">
            <text:p>0.1604419</text:p>
          </table:table-cell>
          <table:table-cell office:value-type="float" office:value="0.1605338" calcext:value-type="float">
            <text:p>0.1605338</text:p>
          </table:table-cell>
          <table:table-cell office:value-type="float" office:value="0.1819648" calcext:value-type="float">
            <text:p>0.1819648</text:p>
          </table:table-cell>
          <table:table-cell office:value-type="float" office:value="0.1973962" calcext:value-type="float">
            <text:p>0.1973962</text:p>
          </table:table-cell>
          <table:table-cell office:value-type="float" office:value="0.1996689" calcext:value-type="float">
            <text:p>0.1996689</text:p>
          </table:table-cell>
          <table:table-cell office:value-type="float" office:value="0" calcext:value-type="float">
            <text:p>0</text:p>
          </table:table-cell>
          <table:table-cell office:value-type="float" office:value="36.07454" calcext:value-type="float">
            <text:p>36.07454</text:p>
          </table:table-cell>
          <table:table-cell office:value-type="float" office:value="31.80589" calcext:value-type="float">
            <text:p>31.80589</text:p>
          </table:table-cell>
          <table:table-cell office:value-type="float" office:value="42.98065" calcext:value-type="float">
            <text:p>42.98065</text:p>
          </table:table-cell>
          <table:table-cell office:value-type="float" office:value="7.112485" calcext:value-type="float">
            <text:p>7.112485</text:p>
          </table:table-cell>
          <table:table-cell office:value-type="float" office:value="6.405306" calcext:value-type="float">
            <text:p>6.405306</text:p>
          </table:table-cell>
          <table:table-cell office:value-type="float" office:value="2.583731" calcext:value-type="float">
            <text:p>2.583731</text:p>
          </table:table-cell>
          <table:table-cell office:value-type="float" office:value="2.784339" calcext:value-type="float">
            <text:p>2.784339</text:p>
          </table:table-cell>
          <table:table-cell office:value-type="float" office:value="5.1383" calcext:value-type="float">
            <text:p>5.1383</text:p>
          </table:table-cell>
          <table:table-cell office:value-type="float" office:value="8.620132" calcext:value-type="float">
            <text:p>8.620132</text:p>
          </table:table-cell>
          <table:table-cell office:value-type="float" office:value="9.291138" calcext:value-type="float">
            <text:p>9.291138</text:p>
          </table:table-cell>
          <table:table-cell office:value-type="float" office:value="9.395406" calcext:value-type="float">
            <text:p>9.395406</text:p>
          </table:table-cell>
          <table:table-cell office:value-type="float" office:value="11.31225" calcext:value-type="float">
            <text:p>11.31225</text:p>
          </table:table-cell>
          <table:table-cell office:value-type="float" office:value="12.867" calcext:value-type="float">
            <text:p>12.867</text:p>
          </table:table-cell>
          <table:table-cell office:value-type="float" office:value="13.11679" calcext:value-type="float">
            <text:p>13.11679</text:p>
          </table:table-cell>
          <table:table-cell office:value-type="float" office:value="0" calcext:value-type="float">
            <text:p>0</text:p>
          </table:table-cell>
          <table:table-cell office:value-type="float" office:value="1.529924" calcext:value-type="float">
            <text:p>1.52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2653" calcext:value-type="float">
            <text:p>3.6226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.629479" calcext:value-type="float">
            <text:p>1.629479</text:p>
          </table:table-cell>
          <table:table-cell office:value-type="float" office:value="135.4078" calcext:value-type="float">
            <text:p>135.4078</text:p>
          </table:table-cell>
          <table:table-cell office:value-type="float" office:value="5" calcext:value-type="float">
            <text:p>5</text:p>
          </table:table-cell>
          <table:table-cell office:value-type="float" office:value="-4.132222" calcext:value-type="float">
            <text:p>-4.132222</text:p>
          </table:table-cell>
          <table:table-cell office:value-type="float" office:value="41.46547" calcext:value-type="float">
            <text:p>41.46547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49" calcext:value-type="float">
            <text:p>1162.449</text:p>
          </table:table-cell>
          <table:table-cell office:value-type="float" office:value="1.4365" calcext:value-type="float">
            <text:p>1.4365</text:p>
          </table:table-cell>
          <table:table-cell office:value-type="float" office:value="0" calcext:value-type="float">
            <text:p>0</text:p>
          </table:table-cell>
          <table:table-cell office:value-type="float" office:value="0.2560895" calcext:value-type="float">
            <text:p>0.2560895</text:p>
          </table:table-cell>
          <table:table-cell office:value-type="float" office:value="0.2977219" calcext:value-type="float">
            <text:p>0.2977219</text:p>
          </table:table-cell>
          <table:table-cell office:value-type="float" office:value="0.365091" calcext:value-type="float">
            <text:p>0.365091</text:p>
          </table:table-cell>
          <table:table-cell office:value-type="float" office:value="0.07377141" calcext:value-type="float">
            <text:p>0.07377141</text:p>
          </table:table-cell>
          <table:table-cell office:value-type="float" office:value="0.05981359" calcext:value-type="float">
            <text:p>0.05981359</text:p>
          </table:table-cell>
          <table:table-cell office:value-type="float" office:value="0.03523913" calcext:value-type="float">
            <text:p>0.03523913</text:p>
          </table:table-cell>
          <table:table-cell office:value-type="float" office:value="0.03808628" calcext:value-type="float">
            <text:p>0.03808628</text:p>
          </table:table-cell>
          <table:table-cell office:value-type="float" office:value="0.0808643" calcext:value-type="float">
            <text:p>0.0808643</text:p>
          </table:table-cell>
          <table:table-cell office:value-type="float" office:value="0.1546417" calcext:value-type="float">
            <text:p>0.1546417</text:p>
          </table:table-cell>
          <table:table-cell office:value-type="float" office:value="0.1604654" calcext:value-type="float">
            <text:p>0.1604654</text:p>
          </table:table-cell>
          <table:table-cell office:value-type="float" office:value="0.1605691" calcext:value-type="float">
            <text:p>0.1605691</text:p>
          </table:table-cell>
          <table:table-cell office:value-type="float" office:value="0.1819824" calcext:value-type="float">
            <text:p>0.1819824</text:p>
          </table:table-cell>
          <table:table-cell office:value-type="float" office:value="0.1974072" calcext:value-type="float">
            <text:p>0.1974072</text:p>
          </table:table-cell>
          <table:table-cell office:value-type="float" office:value="0.1996773" calcext:value-type="float">
            <text:p>0.1996773</text:p>
          </table:table-cell>
          <table:table-cell office:value-type="float" office:value="0" calcext:value-type="float">
            <text:p>0</text:p>
          </table:table-cell>
          <table:table-cell office:value-type="float" office:value="36.05264" calcext:value-type="float">
            <text:p>36.05264</text:p>
          </table:table-cell>
          <table:table-cell office:value-type="float" office:value="31.80879" calcext:value-type="float">
            <text:p>31.80879</text:p>
          </table:table-cell>
          <table:table-cell office:value-type="float" office:value="42.97127" calcext:value-type="float">
            <text:p>42.97127</text:p>
          </table:table-cell>
          <table:table-cell office:value-type="float" office:value="7.116142" calcext:value-type="float">
            <text:p>7.116142</text:p>
          </table:table-cell>
          <table:table-cell office:value-type="float" office:value="6.406764" calcext:value-type="float">
            <text:p>6.406764</text:p>
          </table:table-cell>
          <table:table-cell office:value-type="float" office:value="2.58582" calcext:value-type="float">
            <text:p>2.58582</text:p>
          </table:table-cell>
          <table:table-cell office:value-type="float" office:value="2.786461" calcext:value-type="float">
            <text:p>2.786461</text:p>
          </table:table-cell>
          <table:table-cell office:value-type="float" office:value="5.142704" calcext:value-type="float">
            <text:p>5.142704</text:p>
          </table:table-cell>
          <table:table-cell office:value-type="float" office:value="8.625615" calcext:value-type="float">
            <text:p>8.625615</text:p>
          </table:table-cell>
          <table:table-cell office:value-type="float" office:value="9.295846" calcext:value-type="float">
            <text:p>9.295846</text:p>
          </table:table-cell>
          <table:table-cell office:value-type="float" office:value="9.400213" calcext:value-type="float">
            <text:p>9.400213</text:p>
          </table:table-cell>
          <table:table-cell office:value-type="float" office:value="11.31511" calcext:value-type="float">
            <text:p>11.31511</text:p>
          </table:table-cell>
          <table:table-cell office:value-type="float" office:value="12.868" calcext:value-type="float">
            <text:p>12.868</text:p>
          </table:table-cell>
          <table:table-cell office:value-type="float" office:value="13.11761" calcext:value-type="float">
            <text:p>13.11761</text:p>
          </table:table-cell>
          <table:table-cell office:value-type="float" office:value="0" calcext:value-type="float">
            <text:p>0</text:p>
          </table:table-cell>
          <table:table-cell office:value-type="float" office:value="0.1635192" calcext:value-type="float">
            <text:p>0.163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0176" calcext:value-type="float">
            <text:p>3.6301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1.626371" calcext:value-type="float">
            <text:p>1.626371</text:p>
          </table:table-cell>
          <table:table-cell office:value-type="float" office:value="135.4046" calcext:value-type="float">
            <text:p>135.4046</text:p>
          </table:table-cell>
          <table:table-cell office:value-type="float" office:value="5" calcext:value-type="float">
            <text:p>5</text:p>
          </table:table-cell>
          <table:table-cell office:value-type="float" office:value="-4.131178" calcext:value-type="float">
            <text:p>-4.131178</text:p>
          </table:table-cell>
          <table:table-cell office:value-type="float" office:value="41.47723" calcext:value-type="float">
            <text:p>41.47723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43" calcext:value-type="float">
            <text:p>1162.443</text:p>
          </table:table-cell>
          <table:table-cell office:value-type="float" office:value="1.436187" calcext:value-type="float">
            <text:p>1.436187</text:p>
          </table:table-cell>
          <table:table-cell office:value-type="float" office:value="0" calcext:value-type="float">
            <text:p>0</text:p>
          </table:table-cell>
          <table:table-cell office:value-type="float" office:value="0.3027542" calcext:value-type="float">
            <text:p>0.3027542</text:p>
          </table:table-cell>
          <table:table-cell office:value-type="float" office:value="0.2843702" calcext:value-type="float">
            <text:p>0.2843702</text:p>
          </table:table-cell>
          <table:table-cell office:value-type="float" office:value="0.3552747" calcext:value-type="float">
            <text:p>0.3552747</text:p>
          </table:table-cell>
          <table:table-cell office:value-type="float" office:value="0.07086721" calcext:value-type="float">
            <text:p>0.07086721</text:p>
          </table:table-cell>
          <table:table-cell office:value-type="float" office:value="0.05852994" calcext:value-type="float">
            <text:p>0.05852994</text:p>
          </table:table-cell>
          <table:table-cell office:value-type="float" office:value="0.03476192" calcext:value-type="float">
            <text:p>0.03476192</text:p>
          </table:table-cell>
          <table:table-cell office:value-type="float" office:value="0.03803983" calcext:value-type="float">
            <text:p>0.03803983</text:p>
          </table:table-cell>
          <table:table-cell office:value-type="float" office:value="0.08090757" calcext:value-type="float">
            <text:p>0.08090757</text:p>
          </table:table-cell>
          <table:table-cell office:value-type="float" office:value="0.1546786" calcext:value-type="float">
            <text:p>0.1546786</text:p>
          </table:table-cell>
          <table:table-cell office:value-type="float" office:value="0.1604972" calcext:value-type="float">
            <text:p>0.1604972</text:p>
          </table:table-cell>
          <table:table-cell office:value-type="float" office:value="0.1606101" calcext:value-type="float">
            <text:p>0.1606101</text:p>
          </table:table-cell>
          <table:table-cell office:value-type="float" office:value="0.1819981" calcext:value-type="float">
            <text:p>0.1819981</text:p>
          </table:table-cell>
          <table:table-cell office:value-type="float" office:value="0.1974182" calcext:value-type="float">
            <text:p>0.1974182</text:p>
          </table:table-cell>
          <table:table-cell office:value-type="float" office:value="0.1996856" calcext:value-type="float">
            <text:p>0.1996856</text:p>
          </table:table-cell>
          <table:table-cell office:value-type="float" office:value="0" calcext:value-type="float">
            <text:p>0</text:p>
          </table:table-cell>
          <table:table-cell office:value-type="float" office:value="36.05015" calcext:value-type="float">
            <text:p>36.05015</text:p>
          </table:table-cell>
          <table:table-cell office:value-type="float" office:value="31.81083" calcext:value-type="float">
            <text:p>31.81083</text:p>
          </table:table-cell>
          <table:table-cell office:value-type="float" office:value="42.96011" calcext:value-type="float">
            <text:p>42.96011</text:p>
          </table:table-cell>
          <table:table-cell office:value-type="float" office:value="7.120575" calcext:value-type="float">
            <text:p>7.120575</text:p>
          </table:table-cell>
          <table:table-cell office:value-type="float" office:value="6.408206" calcext:value-type="float">
            <text:p>6.408206</text:p>
          </table:table-cell>
          <table:table-cell office:value-type="float" office:value="2.587915" calcext:value-type="float">
            <text:p>2.587915</text:p>
          </table:table-cell>
          <table:table-cell office:value-type="float" office:value="2.788584" calcext:value-type="float">
            <text:p>2.788584</text:p>
          </table:table-cell>
          <table:table-cell office:value-type="float" office:value="5.147109" calcext:value-type="float">
            <text:p>5.147109</text:p>
          </table:table-cell>
          <table:table-cell office:value-type="float" office:value="8.631009" calcext:value-type="float">
            <text:p>8.631009</text:p>
          </table:table-cell>
          <table:table-cell office:value-type="float" office:value="9.300553" calcext:value-type="float">
            <text:p>9.300553</text:p>
          </table:table-cell>
          <table:table-cell office:value-type="float" office:value="9.405022" calcext:value-type="float">
            <text:p>9.405022</text:p>
          </table:table-cell>
          <table:table-cell office:value-type="float" office:value="11.31798" calcext:value-type="float">
            <text:p>11.31798</text:p>
          </table:table-cell>
          <table:table-cell office:value-type="float" office:value="12.86901" calcext:value-type="float">
            <text:p>12.86901</text:p>
          </table:table-cell>
          <table:table-cell office:value-type="float" office:value="13.11842" calcext:value-type="float">
            <text:p>13.11842</text:p>
          </table:table-cell>
          <table:table-cell office:value-type="float" office:value="0" calcext:value-type="float">
            <text:p>0</text:p>
          </table:table-cell>
          <table:table-cell office:value-type="float" office:value="0.3050206" calcext:value-type="float">
            <text:p>0.305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7139" calcext:value-type="float">
            <text:p>3.6371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.623908" calcext:value-type="float">
            <text:p>1.623908</text:p>
          </table:table-cell>
          <table:table-cell office:value-type="float" office:value="135.4015" calcext:value-type="float">
            <text:p>135.4015</text:p>
          </table:table-cell>
          <table:table-cell office:value-type="float" office:value="5" calcext:value-type="float">
            <text:p>5</text:p>
          </table:table-cell>
          <table:table-cell office:value-type="float" office:value="-4.130121" calcext:value-type="float">
            <text:p>-4.130121</text:p>
          </table:table-cell>
          <table:table-cell office:value-type="float" office:value="41.48846" calcext:value-type="float">
            <text:p>41.48846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37" calcext:value-type="float">
            <text:p>1162.437</text:p>
          </table:table-cell>
          <table:table-cell office:value-type="float" office:value="1.435157" calcext:value-type="float">
            <text:p>1.435157</text:p>
          </table:table-cell>
          <table:table-cell office:value-type="float" office:value="0" calcext:value-type="float">
            <text:p>0</text:p>
          </table:table-cell>
          <table:table-cell office:value-type="float" office:value="0.3310958" calcext:value-type="float">
            <text:p>0.3310958</text:p>
          </table:table-cell>
          <table:table-cell office:value-type="float" office:value="0.27402" calcext:value-type="float">
            <text:p>0.27402</text:p>
          </table:table-cell>
          <table:table-cell office:value-type="float" office:value="0.3456793" calcext:value-type="float">
            <text:p>0.3456793</text:p>
          </table:table-cell>
          <table:table-cell office:value-type="float" office:value="0.06568429" calcext:value-type="float">
            <text:p>0.06568429</text:p>
          </table:table-cell>
          <table:table-cell office:value-type="float" office:value="0.05620269" calcext:value-type="float">
            <text:p>0.05620269</text:p>
          </table:table-cell>
          <table:table-cell office:value-type="float" office:value="0.03327025" calcext:value-type="float">
            <text:p>0.03327025</text:p>
          </table:table-cell>
          <table:table-cell office:value-type="float" office:value="0.03757529" calcext:value-type="float">
            <text:p>0.03757529</text:p>
          </table:table-cell>
          <table:table-cell office:value-type="float" office:value="0.08081189" calcext:value-type="float">
            <text:p>0.08081189</text:p>
          </table:table-cell>
          <table:table-cell office:value-type="float" office:value="0.1547162" calcext:value-type="float">
            <text:p>0.1547162</text:p>
          </table:table-cell>
          <table:table-cell office:value-type="float" office:value="0.160538" calcext:value-type="float">
            <text:p>0.160538</text:p>
          </table:table-cell>
          <table:table-cell office:value-type="float" office:value="0.1606587" calcext:value-type="float">
            <text:p>0.1606587</text:p>
          </table:table-cell>
          <table:table-cell office:value-type="float" office:value="0.1820187" calcext:value-type="float">
            <text:p>0.1820187</text:p>
          </table:table-cell>
          <table:table-cell office:value-type="float" office:value="0.1974293" calcext:value-type="float">
            <text:p>0.1974293</text:p>
          </table:table-cell>
          <table:table-cell office:value-type="float" office:value="0.1996939" calcext:value-type="float">
            <text:p>0.1996939</text:p>
          </table:table-cell>
          <table:table-cell office:value-type="float" office:value="0" calcext:value-type="float">
            <text:p>0</text:p>
          </table:table-cell>
          <table:table-cell office:value-type="float" office:value="36.05692" calcext:value-type="float">
            <text:p>36.05692</text:p>
          </table:table-cell>
          <table:table-cell office:value-type="float" office:value="31.80728" calcext:value-type="float">
            <text:p>31.80728</text:p>
          </table:table-cell>
          <table:table-cell office:value-type="float" office:value="42.94438" calcext:value-type="float">
            <text:p>42.94438</text:p>
          </table:table-cell>
          <table:table-cell office:value-type="float" office:value="7.122993" calcext:value-type="float">
            <text:p>7.122993</text:p>
          </table:table-cell>
          <table:table-cell office:value-type="float" office:value="6.408805" calcext:value-type="float">
            <text:p>6.408805</text:p>
          </table:table-cell>
          <table:table-cell office:value-type="float" office:value="2.589818" calcext:value-type="float">
            <text:p>2.589818</text:p>
          </table:table-cell>
          <table:table-cell office:value-type="float" office:value="2.790639" calcext:value-type="float">
            <text:p>2.790639</text:p>
          </table:table-cell>
          <table:table-cell office:value-type="float" office:value="5.151487" calcext:value-type="float">
            <text:p>5.151487</text:p>
          </table:table-cell>
          <table:table-cell office:value-type="float" office:value="8.636402" calcext:value-type="float">
            <text:p>8.636402</text:p>
          </table:table-cell>
          <table:table-cell office:value-type="float" office:value="9.305261" calcext:value-type="float">
            <text:p>9.305261</text:p>
          </table:table-cell>
          <table:table-cell office:value-type="float" office:value="9.409829" calcext:value-type="float">
            <text:p>9.409829</text:p>
          </table:table-cell>
          <table:table-cell office:value-type="float" office:value="11.32085" calcext:value-type="float">
            <text:p>11.32085</text:p>
          </table:table-cell>
          <table:table-cell office:value-type="float" office:value="12.87002" calcext:value-type="float">
            <text:p>12.87002</text:p>
          </table:table-cell>
          <table:table-cell office:value-type="float" office:value="13.11922" calcext:value-type="float">
            <text:p>13.11922</text:p>
          </table:table-cell>
          <table:table-cell office:value-type="float" office:value="0" calcext:value-type="float">
            <text:p>0</text:p>
          </table:table-cell>
          <table:table-cell office:value-type="float" office:value="0.7041538" calcext:value-type="float">
            <text:p>0.704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3093" calcext:value-type="float">
            <text:p>3.6430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.621528" calcext:value-type="float">
            <text:p>1.621528</text:p>
          </table:table-cell>
          <table:table-cell office:value-type="float" office:value="135.3986" calcext:value-type="float">
            <text:p>135.3986</text:p>
          </table:table-cell>
          <table:table-cell office:value-type="float" office:value="5" calcext:value-type="float">
            <text:p>5</text:p>
          </table:table-cell>
          <table:table-cell office:value-type="float" office:value="-4.129085" calcext:value-type="float">
            <text:p>-4.129085</text:p>
          </table:table-cell>
          <table:table-cell office:value-type="float" office:value="41.49941" calcext:value-type="float">
            <text:p>41.4994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31" calcext:value-type="float">
            <text:p>1162.431</text:p>
          </table:table-cell>
          <table:table-cell office:value-type="float" office:value="1.433854" calcext:value-type="float">
            <text:p>1.433854</text:p>
          </table:table-cell>
          <table:table-cell office:value-type="float" office:value="0" calcext:value-type="float">
            <text:p>0</text:p>
          </table:table-cell>
          <table:table-cell office:value-type="float" office:value="0.3316003" calcext:value-type="float">
            <text:p>0.3316003</text:p>
          </table:table-cell>
          <table:table-cell office:value-type="float" office:value="0.2740415" calcext:value-type="float">
            <text:p>0.2740415</text:p>
          </table:table-cell>
          <table:table-cell office:value-type="float" office:value="0.344159" calcext:value-type="float">
            <text:p>0.344159</text:p>
          </table:table-cell>
          <table:table-cell office:value-type="float" office:value="0.06346144" calcext:value-type="float">
            <text:p>0.06346144</text:p>
          </table:table-cell>
          <table:table-cell office:value-type="float" office:value="0.05546733" calcext:value-type="float">
            <text:p>0.05546733</text:p>
          </table:table-cell>
          <table:table-cell office:value-type="float" office:value="0.03231228" calcext:value-type="float">
            <text:p>0.03231228</text:p>
          </table:table-cell>
          <table:table-cell office:value-type="float" office:value="0.03721209" calcext:value-type="float">
            <text:p>0.03721209</text:p>
          </table:table-cell>
          <table:table-cell office:value-type="float" office:value="0.0806456" calcext:value-type="float">
            <text:p>0.0806456</text:p>
          </table:table-cell>
          <table:table-cell office:value-type="float" office:value="0.1547225" calcext:value-type="float">
            <text:p>0.1547225</text:p>
          </table:table-cell>
          <table:table-cell office:value-type="float" office:value="0.1605791" calcext:value-type="float">
            <text:p>0.1605791</text:p>
          </table:table-cell>
          <table:table-cell office:value-type="float" office:value="0.1607101" calcext:value-type="float">
            <text:p>0.1607101</text:p>
          </table:table-cell>
          <table:table-cell office:value-type="float" office:value="0.1820433" calcext:value-type="float">
            <text:p>0.1820433</text:p>
          </table:table-cell>
          <table:table-cell office:value-type="float" office:value="0.1974403" calcext:value-type="float">
            <text:p>0.1974403</text:p>
          </table:table-cell>
          <table:table-cell office:value-type="float" office:value="0.1997022" calcext:value-type="float">
            <text:p>0.1997022</text:p>
          </table:table-cell>
          <table:table-cell office:value-type="float" office:value="0" calcext:value-type="float">
            <text:p>0</text:p>
          </table:table-cell>
          <table:table-cell office:value-type="float" office:value="36.06401" calcext:value-type="float">
            <text:p>36.06401</text:p>
          </table:table-cell>
          <table:table-cell office:value-type="float" office:value="31.8024" calcext:value-type="float">
            <text:p>31.8024</text:p>
          </table:table-cell>
          <table:table-cell office:value-type="float" office:value="42.92707" calcext:value-type="float">
            <text:p>42.92707</text:p>
          </table:table-cell>
          <table:table-cell office:value-type="float" office:value="7.124112" calcext:value-type="float">
            <text:p>7.124112</text:p>
          </table:table-cell>
          <table:table-cell office:value-type="float" office:value="6.408896" calcext:value-type="float">
            <text:p>6.408896</text:p>
          </table:table-cell>
          <table:table-cell office:value-type="float" office:value="2.591512" calcext:value-type="float">
            <text:p>2.591512</text:p>
          </table:table-cell>
          <table:table-cell office:value-type="float" office:value="2.792604" calcext:value-type="float">
            <text:p>2.792604</text:p>
          </table:table-cell>
          <table:table-cell office:value-type="float" office:value="5.155815" calcext:value-type="float">
            <text:p>5.155815</text:p>
          </table:table-cell>
          <table:table-cell office:value-type="float" office:value="8.641796" calcext:value-type="float">
            <text:p>8.641796</text:p>
          </table:table-cell>
          <table:table-cell office:value-type="float" office:value="9.309967" calcext:value-type="float">
            <text:p>9.309967</text:p>
          </table:table-cell>
          <table:table-cell office:value-type="float" office:value="9.414638" calcext:value-type="float">
            <text:p>9.414638</text:p>
          </table:table-cell>
          <table:table-cell office:value-type="float" office:value="11.32372" calcext:value-type="float">
            <text:p>11.32372</text:p>
          </table:table-cell>
          <table:table-cell office:value-type="float" office:value="12.87101" calcext:value-type="float">
            <text:p>12.87101</text:p>
          </table:table-cell>
          <table:table-cell office:value-type="float" office:value="13.12003" calcext:value-type="float">
            <text:p>13.12003</text:p>
          </table:table-cell>
          <table:table-cell office:value-type="float" office:value="0" calcext:value-type="float">
            <text:p>0</text:p>
          </table:table-cell>
          <table:table-cell office:value-type="float" office:value="0.9273273" calcext:value-type="float">
            <text:p>0.92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8901" calcext:value-type="float">
            <text:p>3.6489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.618907" calcext:value-type="float">
            <text:p>1.618907</text:p>
          </table:table-cell>
          <table:table-cell office:value-type="float" office:value="135.3955" calcext:value-type="float">
            <text:p>135.3955</text:p>
          </table:table-cell>
          <table:table-cell office:value-type="float" office:value="5" calcext:value-type="float">
            <text:p>5</text:p>
          </table:table-cell>
          <table:table-cell office:value-type="float" office:value="-4.128061" calcext:value-type="float">
            <text:p>-4.128061</text:p>
          </table:table-cell>
          <table:table-cell office:value-type="float" office:value="41.5104" calcext:value-type="float">
            <text:p>41.5104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24" calcext:value-type="float">
            <text:p>1162.424</text:p>
          </table:table-cell>
          <table:table-cell office:value-type="float" office:value="1.432147" calcext:value-type="float">
            <text:p>1.432147</text:p>
          </table:table-cell>
          <table:table-cell office:value-type="float" office:value="0" calcext:value-type="float">
            <text:p>0</text:p>
          </table:table-cell>
          <table:table-cell office:value-type="float" office:value="0.3943174" calcext:value-type="float">
            <text:p>0.3943174</text:p>
          </table:table-cell>
          <table:table-cell office:value-type="float" office:value="0.2820795" calcext:value-type="float">
            <text:p>0.2820795</text:p>
          </table:table-cell>
          <table:table-cell office:value-type="float" office:value="0.3486744" calcext:value-type="float">
            <text:p>0.3486744</text:p>
          </table:table-cell>
          <table:table-cell office:value-type="float" office:value="0.0634954" calcext:value-type="float">
            <text:p>0.0634954</text:p>
          </table:table-cell>
          <table:table-cell office:value-type="float" office:value="0.05603828" calcext:value-type="float">
            <text:p>0.05603828</text:p>
          </table:table-cell>
          <table:table-cell office:value-type="float" office:value="0.03195219" calcext:value-type="float">
            <text:p>0.03195219</text:p>
          </table:table-cell>
          <table:table-cell office:value-type="float" office:value="0.03705685" calcext:value-type="float">
            <text:p>0.03705685</text:p>
          </table:table-cell>
          <table:table-cell office:value-type="float" office:value="0.08051228" calcext:value-type="float">
            <text:p>0.08051228</text:p>
          </table:table-cell>
          <table:table-cell office:value-type="float" office:value="0.1547019" calcext:value-type="float">
            <text:p>0.1547019</text:p>
          </table:table-cell>
          <table:table-cell office:value-type="float" office:value="0.1606114" calcext:value-type="float">
            <text:p>0.1606114</text:p>
          </table:table-cell>
          <table:table-cell office:value-type="float" office:value="0.1607578" calcext:value-type="float">
            <text:p>0.1607578</text:p>
          </table:table-cell>
          <table:table-cell office:value-type="float" office:value="0.182066" calcext:value-type="float">
            <text:p>0.182066</text:p>
          </table:table-cell>
          <table:table-cell office:value-type="float" office:value="0.1974504" calcext:value-type="float">
            <text:p>0.1974504</text:p>
          </table:table-cell>
          <table:table-cell office:value-type="float" office:value="0.1997105" calcext:value-type="float">
            <text:p>0.1997105</text:p>
          </table:table-cell>
          <table:table-cell office:value-type="float" office:value="0" calcext:value-type="float">
            <text:p>0</text:p>
          </table:table-cell>
          <table:table-cell office:value-type="float" office:value="36.07389" calcext:value-type="float">
            <text:p>36.07389</text:p>
          </table:table-cell>
          <table:table-cell office:value-type="float" office:value="31.79899" calcext:value-type="float">
            <text:p>31.79899</text:p>
          </table:table-cell>
          <table:table-cell office:value-type="float" office:value="42.9106" calcext:value-type="float">
            <text:p>42.9106</text:p>
          </table:table-cell>
          <table:table-cell office:value-type="float" office:value="7.124825" calcext:value-type="float">
            <text:p>7.124825</text:p>
          </table:table-cell>
          <table:table-cell office:value-type="float" office:value="6.408955" calcext:value-type="float">
            <text:p>6.408955</text:p>
          </table:table-cell>
          <table:table-cell office:value-type="float" office:value="2.593106" calcext:value-type="float">
            <text:p>2.593106</text:p>
          </table:table-cell>
          <table:table-cell office:value-type="float" office:value="2.794504" calcext:value-type="float">
            <text:p>2.794504</text:p>
          </table:table-cell>
          <table:table-cell office:value-type="float" office:value="5.16009" calcext:value-type="float">
            <text:p>5.16009</text:p>
          </table:table-cell>
          <table:table-cell office:value-type="float" office:value="8.64719" calcext:value-type="float">
            <text:p>8.64719</text:p>
          </table:table-cell>
          <table:table-cell office:value-type="float" office:value="9.314677" calcext:value-type="float">
            <text:p>9.314677</text:p>
          </table:table-cell>
          <table:table-cell office:value-type="float" office:value="9.419445" calcext:value-type="float">
            <text:p>9.419445</text:p>
          </table:table-cell>
          <table:table-cell office:value-type="float" office:value="11.32659" calcext:value-type="float">
            <text:p>11.32659</text:p>
          </table:table-cell>
          <table:table-cell office:value-type="float" office:value="12.87194" calcext:value-type="float">
            <text:p>12.87194</text:p>
          </table:table-cell>
          <table:table-cell office:value-type="float" office:value="13.12082" calcext:value-type="float">
            <text:p>13.12082</text:p>
          </table:table-cell>
          <table:table-cell office:value-type="float" office:value="0" calcext:value-type="float">
            <text:p>0</text:p>
          </table:table-cell>
          <table:table-cell office:value-type="float" office:value="1.175083" calcext:value-type="float">
            <text:p>1.17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5013" calcext:value-type="float">
            <text:p>3.6550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135.3922" calcext:value-type="float">
            <text:p>135.3922</text:p>
          </table:table-cell>
          <table:table-cell office:value-type="float" office:value="5" calcext:value-type="float">
            <text:p>5</text:p>
          </table:table-cell>
          <table:table-cell office:value-type="float" office:value="-4.127075" calcext:value-type="float">
            <text:p>-4.127075</text:p>
          </table:table-cell>
          <table:table-cell office:value-type="float" office:value="41.5218" calcext:value-type="float">
            <text:p>41.5218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18" calcext:value-type="float">
            <text:p>1162.418</text:p>
          </table:table-cell>
          <table:table-cell office:value-type="float" office:value="1.429805" calcext:value-type="float">
            <text:p>1.429805</text:p>
          </table:table-cell>
          <table:table-cell office:value-type="float" office:value="0" calcext:value-type="float">
            <text:p>0</text:p>
          </table:table-cell>
          <table:table-cell office:value-type="float" office:value="0.4929713" calcext:value-type="float">
            <text:p>0.4929713</text:p>
          </table:table-cell>
          <table:table-cell office:value-type="float" office:value="0.2988591" calcext:value-type="float">
            <text:p>0.2988591</text:p>
          </table:table-cell>
          <table:table-cell office:value-type="float" office:value="0.359702" calcext:value-type="float">
            <text:p>0.359702</text:p>
          </table:table-cell>
          <table:table-cell office:value-type="float" office:value="0.06572901" calcext:value-type="float">
            <text:p>0.06572901</text:p>
          </table:table-cell>
          <table:table-cell office:value-type="float" office:value="0.05800917" calcext:value-type="float">
            <text:p>0.05800917</text:p>
          </table:table-cell>
          <table:table-cell office:value-type="float" office:value="0.03225034" calcext:value-type="float">
            <text:p>0.03225034</text:p>
          </table:table-cell>
          <table:table-cell office:value-type="float" office:value="0.03719751" calcext:value-type="float">
            <text:p>0.03719751</text:p>
          </table:table-cell>
          <table:table-cell office:value-type="float" office:value="0.08047988" calcext:value-type="float">
            <text:p>0.08047988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0.1606381" calcext:value-type="float">
            <text:p>0.1606381</text:p>
          </table:table-cell>
          <table:table-cell office:value-type="float" office:value="0.1608028" calcext:value-type="float">
            <text:p>0.1608028</text:p>
          </table:table-cell>
          <table:table-cell office:value-type="float" office:value="0.1820894" calcext:value-type="float">
            <text:p>0.1820894</text:p>
          </table:table-cell>
          <table:table-cell office:value-type="float" office:value="0.1974603" calcext:value-type="float">
            <text:p>0.1974603</text:p>
          </table:table-cell>
          <table:table-cell office:value-type="float" office:value="0.1997188" calcext:value-type="float">
            <text:p>0.1997188</text:p>
          </table:table-cell>
          <table:table-cell office:value-type="float" office:value="0" calcext:value-type="float">
            <text:p>0</text:p>
          </table:table-cell>
          <table:table-cell office:value-type="float" office:value="36.09365" calcext:value-type="float">
            <text:p>36.09365</text:p>
          </table:table-cell>
          <table:table-cell office:value-type="float" office:value="31.79952" calcext:value-type="float">
            <text:p>31.79952</text:p>
          </table:table-cell>
          <table:table-cell office:value-type="float" office:value="42.89713" calcext:value-type="float">
            <text:p>42.89713</text:p>
          </table:table-cell>
          <table:table-cell office:value-type="float" office:value="7.125915" calcext:value-type="float">
            <text:p>7.125915</text:p>
          </table:table-cell>
          <table:table-cell office:value-type="float" office:value="6.409431" calcext:value-type="float">
            <text:p>6.409431</text:p>
          </table:table-cell>
          <table:table-cell office:value-type="float" office:value="2.59472" calcext:value-type="float">
            <text:p>2.59472</text:p>
          </table:table-cell>
          <table:table-cell office:value-type="float" office:value="2.796387" calcext:value-type="float">
            <text:p>2.796387</text:p>
          </table:table-cell>
          <table:table-cell office:value-type="float" office:value="5.164332" calcext:value-type="float">
            <text:p>5.164332</text:p>
          </table:table-cell>
          <table:table-cell office:value-type="float" office:value="8.652583" calcext:value-type="float">
            <text:p>8.652583</text:p>
          </table:table-cell>
          <table:table-cell office:value-type="float" office:value="9.319361" calcext:value-type="float">
            <text:p>9.319361</text:p>
          </table:table-cell>
          <table:table-cell office:value-type="float" office:value="9.424253" calcext:value-type="float">
            <text:p>9.424253</text:p>
          </table:table-cell>
          <table:table-cell office:value-type="float" office:value="11.32945" calcext:value-type="float">
            <text:p>11.32945</text:p>
          </table:table-cell>
          <table:table-cell office:value-type="float" office:value="12.87288" calcext:value-type="float">
            <text:p>12.87288</text:p>
          </table:table-cell>
          <table:table-cell office:value-type="float" office:value="13.12163" calcext:value-type="float">
            <text:p>13.12163</text:p>
          </table:table-cell>
          <table:table-cell office:value-type="float" office:value="0" calcext:value-type="float">
            <text:p>0</text:p>
          </table:table-cell>
          <table:table-cell office:value-type="float" office:value="1.435266" calcext:value-type="float">
            <text:p>1.43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195" calcext:value-type="float">
            <text:p>3.661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.611971" calcext:value-type="float">
            <text:p>1.611971</text:p>
          </table:table-cell>
          <table:table-cell office:value-type="float" office:value="135.3886" calcext:value-type="float">
            <text:p>135.3886</text:p>
          </table:table-cell>
          <table:table-cell office:value-type="float" office:value="5" calcext:value-type="float">
            <text:p>5</text:p>
          </table:table-cell>
          <table:table-cell office:value-type="float" office:value="-4.126122" calcext:value-type="float">
            <text:p>-4.126122</text:p>
          </table:table-cell>
          <table:table-cell office:value-type="float" office:value="41.53371" calcext:value-type="float">
            <text:p>41.5337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12" calcext:value-type="float">
            <text:p>1162.412</text:p>
          </table:table-cell>
          <table:table-cell office:value-type="float" office:value="1.427217" calcext:value-type="float">
            <text:p>1.427217</text:p>
          </table:table-cell>
          <table:table-cell office:value-type="float" office:value="0" calcext:value-type="float">
            <text:p>0</text:p>
          </table:table-cell>
          <table:table-cell office:value-type="float" office:value="0.5339095" calcext:value-type="float">
            <text:p>0.5339095</text:p>
          </table:table-cell>
          <table:table-cell office:value-type="float" office:value="0.3087194" calcext:value-type="float">
            <text:p>0.3087194</text:p>
          </table:table-cell>
          <table:table-cell office:value-type="float" office:value="0.368165" calcext:value-type="float">
            <text:p>0.368165</text:p>
          </table:table-cell>
          <table:table-cell office:value-type="float" office:value="0.06813157" calcext:value-type="float">
            <text:p>0.06813157</text:p>
          </table:table-cell>
          <table:table-cell office:value-type="float" office:value="0.06017468" calcext:value-type="float">
            <text:p>0.06017468</text:p>
          </table:table-cell>
          <table:table-cell office:value-type="float" office:value="0.03279231" calcext:value-type="float">
            <text:p>0.03279231</text:p>
          </table:table-cell>
          <table:table-cell office:value-type="float" office:value="0.037503" calcext:value-type="float">
            <text:p>0.037503</text:p>
          </table:table-cell>
          <table:table-cell office:value-type="float" office:value="0.08056062" calcext:value-type="float">
            <text:p>0.08056062</text:p>
          </table:table-cell>
          <table:table-cell office:value-type="float" office:value="0.1546907" calcext:value-type="float">
            <text:p>0.1546907</text:p>
          </table:table-cell>
          <table:table-cell office:value-type="float" office:value="0.1606621" calcext:value-type="float">
            <text:p>0.1606621</text:p>
          </table:table-cell>
          <table:table-cell office:value-type="float" office:value="0.1608457" calcext:value-type="float">
            <text:p>0.1608457</text:p>
          </table:table-cell>
          <table:table-cell office:value-type="float" office:value="0.1821096" calcext:value-type="float">
            <text:p>0.1821096</text:p>
          </table:table-cell>
          <table:table-cell office:value-type="float" office:value="0.1974701" calcext:value-type="float">
            <text:p>0.1974701</text:p>
          </table:table-cell>
          <table:table-cell office:value-type="float" office:value="0.1997272" calcext:value-type="float">
            <text:p>0.1997272</text:p>
          </table:table-cell>
          <table:table-cell office:value-type="float" office:value="0" calcext:value-type="float">
            <text:p>0</text:p>
          </table:table-cell>
          <table:table-cell office:value-type="float" office:value="36.12418" calcext:value-type="float">
            <text:p>36.12418</text:p>
          </table:table-cell>
          <table:table-cell office:value-type="float" office:value="31.80462" calcext:value-type="float">
            <text:p>31.80462</text:p>
          </table:table-cell>
          <table:table-cell office:value-type="float" office:value="42.88744" calcext:value-type="float">
            <text:p>42.88744</text:p>
          </table:table-cell>
          <table:table-cell office:value-type="float" office:value="7.127886" calcext:value-type="float">
            <text:p>7.127886</text:p>
          </table:table-cell>
          <table:table-cell office:value-type="float" office:value="6.410606" calcext:value-type="float">
            <text:p>6.410606</text:p>
          </table:table-cell>
          <table:table-cell office:value-type="float" office:value="2.596449" calcext:value-type="float">
            <text:p>2.596449</text:p>
          </table:table-cell>
          <table:table-cell office:value-type="float" office:value="2.798315" calcext:value-type="float">
            <text:p>2.798315</text:p>
          </table:table-cell>
          <table:table-cell office:value-type="float" office:value="5.16855" calcext:value-type="float">
            <text:p>5.16855</text:p>
          </table:table-cell>
          <table:table-cell office:value-type="float" office:value="8.657952" calcext:value-type="float">
            <text:p>8.657952</text:p>
          </table:table-cell>
          <table:table-cell office:value-type="float" office:value="9.323994" calcext:value-type="float">
            <text:p>9.323994</text:p>
          </table:table-cell>
          <table:table-cell office:value-type="float" office:value="9.429018" calcext:value-type="float">
            <text:p>9.429018</text:p>
          </table:table-cell>
          <table:table-cell office:value-type="float" office:value="11.33232" calcext:value-type="float">
            <text:p>11.33232</text:p>
          </table:table-cell>
          <table:table-cell office:value-type="float" office:value="12.87381" calcext:value-type="float">
            <text:p>12.87381</text:p>
          </table:table-cell>
          <table:table-cell office:value-type="float" office:value="13.12244" calcext:value-type="float">
            <text:p>13.12244</text:p>
          </table:table-cell>
          <table:table-cell office:value-type="float" office:value="0" calcext:value-type="float">
            <text:p>0</text:p>
          </table:table-cell>
          <table:table-cell office:value-type="float" office:value="1.368495" calcext:value-type="float">
            <text:p>1.36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9461" calcext:value-type="float">
            <text:p>3.6694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.608611" calcext:value-type="float">
            <text:p>1.608611</text:p>
          </table:table-cell>
          <table:table-cell office:value-type="float" office:value="135.385" calcext:value-type="float">
            <text:p>135.385</text:p>
          </table:table-cell>
          <table:table-cell office:value-type="float" office:value="5" calcext:value-type="float">
            <text:p>5</text:p>
          </table:table-cell>
          <table:table-cell office:value-type="float" office:value="-4.125169" calcext:value-type="float">
            <text:p>-4.125169</text:p>
          </table:table-cell>
          <table:table-cell office:value-type="float" office:value="41.54572" calcext:value-type="float">
            <text:p>41.54572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406" calcext:value-type="float">
            <text:p>1162.406</text:p>
          </table:table-cell>
          <table:table-cell office:value-type="float" office:value="1.424879" calcext:value-type="float">
            <text:p>1.424879</text:p>
          </table:table-cell>
          <table:table-cell office:value-type="float" office:value="0" calcext:value-type="float">
            <text:p>0</text:p>
          </table:table-cell>
          <table:table-cell office:value-type="float" office:value="0.4698198" calcext:value-type="float">
            <text:p>0.4698198</text:p>
          </table:table-cell>
          <table:table-cell office:value-type="float" office:value="0.3046327" calcext:value-type="float">
            <text:p>0.3046327</text:p>
          </table:table-cell>
          <table:table-cell office:value-type="float" office:value="0.3669695" calcext:value-type="float">
            <text:p>0.3669695</text:p>
          </table:table-cell>
          <table:table-cell office:value-type="float" office:value="0.06852069" calcext:value-type="float">
            <text:p>0.06852069</text:p>
          </table:table-cell>
          <table:table-cell office:value-type="float" office:value="0.06090792" calcext:value-type="float">
            <text:p>0.06090792</text:p>
          </table:table-cell>
          <table:table-cell office:value-type="float" office:value="0.03283806" calcext:value-type="float">
            <text:p>0.03283806</text:p>
          </table:table-cell>
          <table:table-cell office:value-type="float" office:value="0.03768007" calcext:value-type="float">
            <text:p>0.03768007</text:p>
          </table:table-cell>
          <table:table-cell office:value-type="float" office:value="0.08067757" calcext:value-type="float">
            <text:p>0.08067757</text:p>
          </table:table-cell>
          <table:table-cell office:value-type="float" office:value="0.154731" calcext:value-type="float">
            <text:p>0.154731</text:p>
          </table:table-cell>
          <table:table-cell office:value-type="float" office:value="0.1606907" calcext:value-type="float">
            <text:p>0.1606907</text:p>
          </table:table-cell>
          <table:table-cell office:value-type="float" office:value="0.1608883" calcext:value-type="float">
            <text:p>0.1608883</text:p>
          </table:table-cell>
          <table:table-cell office:value-type="float" office:value="0.1821287" calcext:value-type="float">
            <text:p>0.1821287</text:p>
          </table:table-cell>
          <table:table-cell office:value-type="float" office:value="0.19748" calcext:value-type="float">
            <text:p>0.19748</text:p>
          </table:table-cell>
          <table:table-cell office:value-type="float" office:value="0.1997355" calcext:value-type="float">
            <text:p>0.1997355</text:p>
          </table:table-cell>
          <table:table-cell office:value-type="float" office:value="0" calcext:value-type="float">
            <text:p>0</text:p>
          </table:table-cell>
          <table:table-cell office:value-type="float" office:value="36.15191" calcext:value-type="float">
            <text:p>36.15191</text:p>
          </table:table-cell>
          <table:table-cell office:value-type="float" office:value="31.81052" calcext:value-type="float">
            <text:p>31.81052</text:p>
          </table:table-cell>
          <table:table-cell office:value-type="float" office:value="42.87912" calcext:value-type="float">
            <text:p>42.87912</text:p>
          </table:table-cell>
          <table:table-cell office:value-type="float" office:value="7.130306" calcext:value-type="float">
            <text:p>7.130306</text:p>
          </table:table-cell>
          <table:table-cell office:value-type="float" office:value="6.412259" calcext:value-type="float">
            <text:p>6.412259</text:p>
          </table:table-cell>
          <table:table-cell office:value-type="float" office:value="2.598264" calcext:value-type="float">
            <text:p>2.598264</text:p>
          </table:table-cell>
          <table:table-cell office:value-type="float" office:value="2.800292" calcext:value-type="float">
            <text:p>2.800292</text:p>
          </table:table-cell>
          <table:table-cell office:value-type="float" office:value="5.172798" calcext:value-type="float">
            <text:p>5.172798</text:p>
          </table:table-cell>
          <table:table-cell office:value-type="float" office:value="8.663254" calcext:value-type="float">
            <text:p>8.663254</text:p>
          </table:table-cell>
          <table:table-cell office:value-type="float" office:value="9.328626" calcext:value-type="float">
            <text:p>9.328626</text:p>
          </table:table-cell>
          <table:table-cell office:value-type="float" office:value="9.433769" calcext:value-type="float">
            <text:p>9.433769</text:p>
          </table:table-cell>
          <table:table-cell office:value-type="float" office:value="11.33519" calcext:value-type="float">
            <text:p>11.33519</text:p>
          </table:table-cell>
          <table:table-cell office:value-type="float" office:value="12.87474" calcext:value-type="float">
            <text:p>12.87474</text:p>
          </table:table-cell>
          <table:table-cell office:value-type="float" office:value="13.12325" calcext:value-type="float">
            <text:p>13.12325</text:p>
          </table:table-cell>
          <table:table-cell office:value-type="float" office:value="0" calcext:value-type="float">
            <text:p>0</text:p>
          </table:table-cell>
          <table:table-cell office:value-type="float" office:value="1.051901" calcext:value-type="float">
            <text:p>1.05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6647" calcext:value-type="float">
            <text:p>3.6766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.605243" calcext:value-type="float">
            <text:p>1.605243</text:p>
          </table:table-cell>
          <table:table-cell office:value-type="float" office:value="135.3815" calcext:value-type="float">
            <text:p>135.3815</text:p>
          </table:table-cell>
          <table:table-cell office:value-type="float" office:value="5" calcext:value-type="float">
            <text:p>5</text:p>
          </table:table-cell>
          <table:table-cell office:value-type="float" office:value="-4.12422" calcext:value-type="float">
            <text:p>-4.12422</text:p>
          </table:table-cell>
          <table:table-cell office:value-type="float" office:value="41.55764" calcext:value-type="float">
            <text:p>41.55764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99" calcext:value-type="float">
            <text:p>1162.399</text:p>
          </table:table-cell>
          <table:table-cell office:value-type="float" office:value="1.422432" calcext:value-type="float">
            <text:p>1.422432</text:p>
          </table:table-cell>
          <table:table-cell office:value-type="float" office:value="0" calcext:value-type="float">
            <text:p>0</text:p>
          </table:table-cell>
          <table:table-cell office:value-type="float" office:value="0.4775058" calcext:value-type="float">
            <text:p>0.4775058</text:p>
          </table:table-cell>
          <table:table-cell office:value-type="float" office:value="0.3085199" calcext:value-type="float">
            <text:p>0.3085199</text:p>
          </table:table-cell>
          <table:table-cell office:value-type="float" office:value="0.3688059" calcext:value-type="float">
            <text:p>0.3688059</text:p>
          </table:table-cell>
          <table:table-cell office:value-type="float" office:value="0.06899869" calcext:value-type="float">
            <text:p>0.06899869</text:p>
          </table:table-cell>
          <table:table-cell office:value-type="float" office:value="0.06155558" calcext:value-type="float">
            <text:p>0.06155558</text:p>
          </table:table-cell>
          <table:table-cell office:value-type="float" office:value="0.03263688" calcext:value-type="float">
            <text:p>0.03263688</text:p>
          </table:table-cell>
          <table:table-cell office:value-type="float" office:value="0.03772099" calcext:value-type="float">
            <text:p>0.03772099</text:p>
          </table:table-cell>
          <table:table-cell office:value-type="float" office:value="0.08074731" calcext:value-type="float">
            <text:p>0.08074731</text:p>
          </table:table-cell>
          <table:table-cell office:value-type="float" office:value="0.1547877" calcext:value-type="float">
            <text:p>0.1547877</text:p>
          </table:table-cell>
          <table:table-cell office:value-type="float" office:value="0.1607263" calcext:value-type="float">
            <text:p>0.1607263</text:p>
          </table:table-cell>
          <table:table-cell office:value-type="float" office:value="0.1609332" calcext:value-type="float">
            <text:p>0.1609332</text:p>
          </table:table-cell>
          <table:table-cell office:value-type="float" office:value="0.1821501" calcext:value-type="float">
            <text:p>0.1821501</text:p>
          </table:table-cell>
          <table:table-cell office:value-type="float" office:value="0.19749" calcext:value-type="float">
            <text:p>0.19749</text:p>
          </table:table-cell>
          <table:table-cell office:value-type="float" office:value="0.1997438" calcext:value-type="float">
            <text:p>0.1997438</text:p>
          </table:table-cell>
          <table:table-cell office:value-type="float" office:value="0" calcext:value-type="float">
            <text:p>0</text:p>
          </table:table-cell>
          <table:table-cell office:value-type="float" office:value="36.17468" calcext:value-type="float">
            <text:p>36.17468</text:p>
          </table:table-cell>
          <table:table-cell office:value-type="float" office:value="31.81573" calcext:value-type="float">
            <text:p>31.81573</text:p>
          </table:table-cell>
          <table:table-cell office:value-type="float" office:value="42.87052" calcext:value-type="float">
            <text:p>42.87052</text:p>
          </table:table-cell>
          <table:table-cell office:value-type="float" office:value="7.132705" calcext:value-type="float">
            <text:p>7.132705</text:p>
          </table:table-cell>
          <table:table-cell office:value-type="float" office:value="6.414023" calcext:value-type="float">
            <text:p>6.414023</text:p>
          </table:table-cell>
          <table:table-cell office:value-type="float" office:value="2.60007" calcext:value-type="float">
            <text:p>2.60007</text:p>
          </table:table-cell>
          <table:table-cell office:value-type="float" office:value="2.802279" calcext:value-type="float">
            <text:p>2.802279</text:p>
          </table:table-cell>
          <table:table-cell office:value-type="float" office:value="5.177049" calcext:value-type="float">
            <text:p>5.177049</text:p>
          </table:table-cell>
          <table:table-cell office:value-type="float" office:value="8.668556" calcext:value-type="float">
            <text:p>8.668556</text:p>
          </table:table-cell>
          <table:table-cell office:value-type="float" office:value="9.333255" calcext:value-type="float">
            <text:p>9.333255</text:p>
          </table:table-cell>
          <table:table-cell office:value-type="float" office:value="9.43852" calcext:value-type="float">
            <text:p>9.43852</text:p>
          </table:table-cell>
          <table:table-cell office:value-type="float" office:value="11.33806" calcext:value-type="float">
            <text:p>11.33806</text:p>
          </table:table-cell>
          <table:table-cell office:value-type="float" office:value="12.87567" calcext:value-type="float">
            <text:p>12.87567</text:p>
          </table:table-cell>
          <table:table-cell office:value-type="float" office:value="13.12406" calcext:value-type="float">
            <text:p>13.12406</text:p>
          </table:table-cell>
          <table:table-cell office:value-type="float" office:value="0" calcext:value-type="float">
            <text:p>0</text:p>
          </table:table-cell>
          <table:table-cell office:value-type="float" office:value="1.063695" calcext:value-type="float">
            <text:p>1.06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3849" calcext:value-type="float">
            <text:p>3.6838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.601339" calcext:value-type="float">
            <text:p>1.601339</text:p>
          </table:table-cell>
          <table:table-cell office:value-type="float" office:value="135.3776" calcext:value-type="float">
            <text:p>135.3776</text:p>
          </table:table-cell>
          <table:table-cell office:value-type="float" office:value="5" calcext:value-type="float">
            <text:p>5</text:p>
          </table:table-cell>
          <table:table-cell office:value-type="float" office:value="-4.123319" calcext:value-type="float">
            <text:p>-4.123319</text:p>
          </table:table-cell>
          <table:table-cell office:value-type="float" office:value="41.56987" calcext:value-type="float">
            <text:p>41.56987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93" calcext:value-type="float">
            <text:p>1162.393</text:p>
          </table:table-cell>
          <table:table-cell office:value-type="float" office:value="1.419596" calcext:value-type="float">
            <text:p>1.419596</text:p>
          </table:table-cell>
          <table:table-cell office:value-type="float" office:value="0" calcext:value-type="float">
            <text:p>0</text:p>
          </table:table-cell>
          <table:table-cell office:value-type="float" office:value="0.5350888" calcext:value-type="float">
            <text:p>0.5350888</text:p>
          </table:table-cell>
          <table:table-cell office:value-type="float" office:value="0.3232722" calcext:value-type="float">
            <text:p>0.3232722</text:p>
          </table:table-cell>
          <table:table-cell office:value-type="float" office:value="0.3789097" calcext:value-type="float">
            <text:p>0.3789097</text:p>
          </table:table-cell>
          <table:table-cell office:value-type="float" office:value="0.07145693" calcext:value-type="float">
            <text:p>0.07145693</text:p>
          </table:table-cell>
          <table:table-cell office:value-type="float" office:value="0.06355557" calcext:value-type="float">
            <text:p>0.06355557</text:p>
          </table:table-cell>
          <table:table-cell office:value-type="float" office:value="0.03293925" calcext:value-type="float">
            <text:p>0.03293925</text:p>
          </table:table-cell>
          <table:table-cell office:value-type="float" office:value="0.03788135" calcext:value-type="float">
            <text:p>0.03788135</text:p>
          </table:table-cell>
          <table:table-cell office:value-type="float" office:value="0.08082524" calcext:value-type="float">
            <text:p>0.08082524</text:p>
          </table:table-cell>
          <table:table-cell office:value-type="float" office:value="0.1548448" calcext:value-type="float">
            <text:p>0.1548448</text:p>
          </table:table-cell>
          <table:table-cell office:value-type="float" office:value="0.1607643" calcext:value-type="float">
            <text:p>0.1607643</text:p>
          </table:table-cell>
          <table:table-cell office:value-type="float" office:value="0.1609787" calcext:value-type="float">
            <text:p>0.1609787</text:p>
          </table:table-cell>
          <table:table-cell office:value-type="float" office:value="0.1821718" calcext:value-type="float">
            <text:p>0.182171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997521" calcext:value-type="float">
            <text:p>0.1997521</text:p>
          </table:table-cell>
          <table:table-cell office:value-type="float" office:value="0" calcext:value-type="float">
            <text:p>0</text:p>
          </table:table-cell>
          <table:table-cell office:value-type="float" office:value="36.20301" calcext:value-type="float">
            <text:p>36.20301</text:p>
          </table:table-cell>
          <table:table-cell office:value-type="float" office:value="31.82382" calcext:value-type="float">
            <text:p>31.82382</text:p>
          </table:table-cell>
          <table:table-cell office:value-type="float" office:value="42.864" calcext:value-type="float">
            <text:p>42.864</text:p>
          </table:table-cell>
          <table:table-cell office:value-type="float" office:value="7.13555" calcext:value-type="float">
            <text:p>7.13555</text:p>
          </table:table-cell>
          <table:table-cell office:value-type="float" office:value="6.416189" calcext:value-type="float">
            <text:p>6.416189</text:p>
          </table:table-cell>
          <table:table-cell office:value-type="float" office:value="2.601896" calcext:value-type="float">
            <text:p>2.601896</text:p>
          </table:table-cell>
          <table:table-cell office:value-type="float" office:value="2.804266" calcext:value-type="float">
            <text:p>2.804266</text:p>
          </table:table-cell>
          <table:table-cell office:value-type="float" office:value="5.181299" calcext:value-type="float">
            <text:p>5.181299</text:p>
          </table:table-cell>
          <table:table-cell office:value-type="float" office:value="8.673859" calcext:value-type="float">
            <text:p>8.673859</text:p>
          </table:table-cell>
          <table:table-cell office:value-type="float" office:value="9.337889" calcext:value-type="float">
            <text:p>9.337889</text:p>
          </table:table-cell>
          <table:table-cell office:value-type="float" office:value="9.443272" calcext:value-type="float">
            <text:p>9.443272</text:p>
          </table:table-cell>
          <table:table-cell office:value-type="float" office:value="11.34093" calcext:value-type="float">
            <text:p>11.34093</text:p>
          </table:table-cell>
          <table:table-cell office:value-type="float" office:value="12.8766" calcext:value-type="float">
            <text:p>12.8766</text:p>
          </table:table-cell>
          <table:table-cell office:value-type="float" office:value="13.12487" calcext:value-type="float">
            <text:p>13.12487</text:p>
          </table:table-cell>
          <table:table-cell office:value-type="float" office:value="0" calcext:value-type="float">
            <text:p>0</text:p>
          </table:table-cell>
          <table:table-cell office:value-type="float" office:value="1.148123" calcext:value-type="float">
            <text:p>1.148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91771" calcext:value-type="float">
            <text:p>3.69177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.597287" calcext:value-type="float">
            <text:p>1.597287</text:p>
          </table:table-cell>
          <table:table-cell office:value-type="float" office:value="135.3736" calcext:value-type="float">
            <text:p>135.3736</text:p>
          </table:table-cell>
          <table:table-cell office:value-type="float" office:value="5" calcext:value-type="float">
            <text:p>5</text:p>
          </table:table-cell>
          <table:table-cell office:value-type="float" office:value="-4.122256" calcext:value-type="float">
            <text:p>-4.122256</text:p>
          </table:table-cell>
          <table:table-cell office:value-type="float" office:value="41.58251" calcext:value-type="float">
            <text:p>41.58251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87" calcext:value-type="float">
            <text:p>1162.387</text:p>
          </table:table-cell>
          <table:table-cell office:value-type="float" office:value="1.416567" calcext:value-type="float">
            <text:p>1.416567</text:p>
          </table:table-cell>
          <table:table-cell office:value-type="float" office:value="0" calcext:value-type="float">
            <text:p>0</text:p>
          </table:table-cell>
          <table:table-cell office:value-type="float" office:value="0.5850415" calcext:value-type="float">
            <text:p>0.5850415</text:p>
          </table:table-cell>
          <table:table-cell office:value-type="float" office:value="0.335077" calcext:value-type="float">
            <text:p>0.335077</text:p>
          </table:table-cell>
          <table:table-cell office:value-type="float" office:value="0.3880009" calcext:value-type="float">
            <text:p>0.3880009</text:p>
          </table:table-cell>
          <table:table-cell office:value-type="float" office:value="0.07400537" calcext:value-type="float">
            <text:p>0.07400537</text:p>
          </table:table-cell>
          <table:table-cell office:value-type="float" office:value="0.06562927" calcext:value-type="float">
            <text:p>0.06562927</text:p>
          </table:table-cell>
          <table:table-cell office:value-type="float" office:value="0.03343459" calcext:value-type="float">
            <text:p>0.03343459</text:p>
          </table:table-cell>
          <table:table-cell office:value-type="float" office:value="0.03816054" calcext:value-type="float">
            <text:p>0.03816054</text:p>
          </table:table-cell>
          <table:table-cell office:value-type="float" office:value="0.08096027" calcext:value-type="float">
            <text:p>0.08096027</text:p>
          </table:table-cell>
          <table:table-cell office:value-type="float" office:value="0.1549128" calcext:value-type="float">
            <text:p>0.1549128</text:p>
          </table:table-cell>
          <table:table-cell office:value-type="float" office:value="0.1608054" calcext:value-type="float">
            <text:p>0.1608054</text:p>
          </table:table-cell>
          <table:table-cell office:value-type="float" office:value="0.1610242" calcext:value-type="float">
            <text:p>0.1610242</text:p>
          </table:table-cell>
          <table:table-cell office:value-type="float" office:value="0.1821928" calcext:value-type="float">
            <text:p>0.1821928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1997605" calcext:value-type="float">
            <text:p>0.1997605</text:p>
          </table:table-cell>
          <table:table-cell office:value-type="float" office:value="0" calcext:value-type="float">
            <text:p>0</text:p>
          </table:table-cell>
          <table:table-cell office:value-type="float" office:value="36.23757" calcext:value-type="float">
            <text:p>36.23757</text:p>
          </table:table-cell>
          <table:table-cell office:value-type="float" office:value="31.83552" calcext:value-type="float">
            <text:p>31.83552</text:p>
          </table:table-cell>
          <table:table-cell office:value-type="float" office:value="42.86055" calcext:value-type="float">
            <text:p>42.86055</text:p>
          </table:table-cell>
          <table:table-cell office:value-type="float" office:value="7.139162" calcext:value-type="float">
            <text:p>7.139162</text:p>
          </table:table-cell>
          <table:table-cell office:value-type="float" office:value="6.418998" calcext:value-type="float">
            <text:p>6.418998</text:p>
          </table:table-cell>
          <table:table-cell office:value-type="float" office:value="2.603823" calcext:value-type="float">
            <text:p>2.603823</text:p>
          </table:table-cell>
          <table:table-cell office:value-type="float" office:value="2.806291" calcext:value-type="float">
            <text:p>2.806291</text:p>
          </table:table-cell>
          <table:table-cell office:value-type="float" office:value="5.185548" calcext:value-type="float">
            <text:p>5.185548</text:p>
          </table:table-cell>
          <table:table-cell office:value-type="float" office:value="8.679161" calcext:value-type="float">
            <text:p>8.679161</text:p>
          </table:table-cell>
          <table:table-cell office:value-type="float" office:value="9.342523" calcext:value-type="float">
            <text:p>9.342523</text:p>
          </table:table-cell>
          <table:table-cell office:value-type="float" office:value="9.448023" calcext:value-type="float">
            <text:p>9.448023</text:p>
          </table:table-cell>
          <table:table-cell office:value-type="float" office:value="11.34374" calcext:value-type="float">
            <text:p>11.34374</text:p>
          </table:table-cell>
          <table:table-cell office:value-type="float" office:value="12.87753" calcext:value-type="float">
            <text:p>12.87753</text:p>
          </table:table-cell>
          <table:table-cell office:value-type="float" office:value="13.12568" calcext:value-type="float">
            <text:p>13.12568</text:p>
          </table:table-cell>
          <table:table-cell office:value-type="float" office:value="0" calcext:value-type="float">
            <text:p>0</text:p>
          </table:table-cell>
          <table:table-cell office:value-type="float" office:value="1.109976" calcext:value-type="float">
            <text:p>1.10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0231" calcext:value-type="float">
            <text:p>3.7002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.593582" calcext:value-type="float">
            <text:p>1.593582</text:p>
          </table:table-cell>
          <table:table-cell office:value-type="float" office:value="135.3697" calcext:value-type="float">
            <text:p>135.3697</text:p>
          </table:table-cell>
          <table:table-cell office:value-type="float" office:value="5" calcext:value-type="float">
            <text:p>5</text:p>
          </table:table-cell>
          <table:table-cell office:value-type="float" office:value="-4.121302" calcext:value-type="float">
            <text:p>-4.121302</text:p>
          </table:table-cell>
          <table:table-cell office:value-type="float" office:value="41.59528" calcext:value-type="float">
            <text:p>41.59528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81" calcext:value-type="float">
            <text:p>1162.381</text:p>
          </table:table-cell>
          <table:table-cell office:value-type="float" office:value="1.413982" calcext:value-type="float">
            <text:p>1.413982</text:p>
          </table:table-cell>
          <table:table-cell office:value-type="float" office:value="0" calcext:value-type="float">
            <text:p>0</text:p>
          </table:table-cell>
          <table:table-cell office:value-type="float" office:value="0.4475654" calcext:value-type="float">
            <text:p>0.4475654</text:p>
          </table:table-cell>
          <table:table-cell office:value-type="float" office:value="0.3182988" calcext:value-type="float">
            <text:p>0.3182988</text:p>
          </table:table-cell>
          <table:table-cell office:value-type="float" office:value="0.3805575" calcext:value-type="float">
            <text:p>0.3805575</text:p>
          </table:table-cell>
          <table:table-cell office:value-type="float" office:value="0.07344184" calcext:value-type="float">
            <text:p>0.07344184</text:p>
          </table:table-cell>
          <table:table-cell office:value-type="float" office:value="0.06571306" calcext:value-type="float">
            <text:p>0.06571306</text:p>
          </table:table-cell>
          <table:table-cell office:value-type="float" office:value="0.0336304" calcext:value-type="float">
            <text:p>0.0336304</text:p>
          </table:table-cell>
          <table:table-cell office:value-type="float" office:value="0.03837305" calcext:value-type="float">
            <text:p>0.03837305</text:p>
          </table:table-cell>
          <table:table-cell office:value-type="float" office:value="0.08112054" calcext:value-type="float">
            <text:p>0.08112054</text:p>
          </table:table-cell>
          <table:table-cell office:value-type="float" office:value="0.1549928" calcext:value-type="float">
            <text:p>0.1549928</text:p>
          </table:table-cell>
          <table:table-cell office:value-type="float" office:value="0.1608475" calcext:value-type="float">
            <text:p>0.1608475</text:p>
          </table:table-cell>
          <table:table-cell office:value-type="float" office:value="0.1610675" calcext:value-type="float">
            <text:p>0.1610675</text:p>
          </table:table-cell>
          <table:table-cell office:value-type="float" office:value="0.1822103" calcext:value-type="float">
            <text:p>0.1822103</text:p>
          </table:table-cell>
          <table:table-cell office:value-type="float" office:value="0.1975199" calcext:value-type="float">
            <text:p>0.1975199</text:p>
          </table:table-cell>
          <table:table-cell office:value-type="float" office:value="0.1997688" calcext:value-type="float">
            <text:p>0.1997688</text:p>
          </table:table-cell>
          <table:table-cell office:value-type="float" office:value="0" calcext:value-type="float">
            <text:p>0</text:p>
          </table:table-cell>
          <table:table-cell office:value-type="float" office:value="36.26825" calcext:value-type="float">
            <text:p>36.26825</text:p>
          </table:table-cell>
          <table:table-cell office:value-type="float" office:value="31.84808" calcext:value-type="float">
            <text:p>31.84808</text:p>
          </table:table-cell>
          <table:table-cell office:value-type="float" office:value="42.85869" calcext:value-type="float">
            <text:p>42.85869</text:p>
          </table:table-cell>
          <table:table-cell office:value-type="float" office:value="7.143343" calcext:value-type="float">
            <text:p>7.143343</text:p>
          </table:table-cell>
          <table:table-cell office:value-type="float" office:value="6.422291" calcext:value-type="float">
            <text:p>6.422291</text:p>
          </table:table-cell>
          <table:table-cell office:value-type="float" office:value="2.605852" calcext:value-type="float">
            <text:p>2.605852</text:p>
          </table:table-cell>
          <table:table-cell office:value-type="float" office:value="2.808365" calcext:value-type="float">
            <text:p>2.808365</text:p>
          </table:table-cell>
          <table:table-cell office:value-type="float" office:value="5.189823" calcext:value-type="float">
            <text:p>5.189823</text:p>
          </table:table-cell>
          <table:table-cell office:value-type="float" office:value="8.684463" calcext:value-type="float">
            <text:p>8.684463</text:p>
          </table:table-cell>
          <table:table-cell office:value-type="float" office:value="9.347152" calcext:value-type="float">
            <text:p>9.347152</text:p>
          </table:table-cell>
          <table:table-cell office:value-type="float" office:value="9.452775" calcext:value-type="float">
            <text:p>9.452775</text:p>
          </table:table-cell>
          <table:table-cell office:value-type="float" office:value="11.34653" calcext:value-type="float">
            <text:p>11.34653</text:p>
          </table:table-cell>
          <table:table-cell office:value-type="float" office:value="12.87846" calcext:value-type="float">
            <text:p>12.87846</text:p>
          </table:table-cell>
          <table:table-cell office:value-type="float" office:value="13.12651" calcext:value-type="float">
            <text:p>13.12651</text:p>
          </table:table-cell>
          <table:table-cell office:value-type="float" office:value="0" calcext:value-type="float">
            <text:p>0</text:p>
          </table:table-cell>
          <table:table-cell office:value-type="float" office:value="0.7028223" calcext:value-type="float">
            <text:p>0.7028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8161" calcext:value-type="float">
            <text:p>3.7081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.591008" calcext:value-type="float">
            <text:p>1.591008</text:p>
          </table:table-cell>
          <table:table-cell office:value-type="float" office:value="135.3664" calcext:value-type="float">
            <text:p>135.3664</text:p>
          </table:table-cell>
          <table:table-cell office:value-type="float" office:value="5" calcext:value-type="float">
            <text:p>5</text:p>
          </table:table-cell>
          <table:table-cell office:value-type="float" office:value="-4.120397" calcext:value-type="float">
            <text:p>-4.120397</text:p>
          </table:table-cell>
          <table:table-cell office:value-type="float" office:value="41.60722" calcext:value-type="float">
            <text:p>41.60722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74" calcext:value-type="float">
            <text:p>1162.374</text:p>
          </table:table-cell>
          <table:table-cell office:value-type="float" office:value="1.412373" calcext:value-type="float">
            <text:p>1.412373</text:p>
          </table:table-cell>
          <table:table-cell office:value-type="float" office:value="0" calcext:value-type="float">
            <text:p>0</text:p>
          </table:table-cell>
          <table:table-cell office:value-type="float" office:value="0.2862652" calcext:value-type="float">
            <text:p>0.2862652</text:p>
          </table:table-cell>
          <table:table-cell office:value-type="float" office:value="0.2872316" calcext:value-type="float">
            <text:p>0.2872316</text:p>
          </table:table-cell>
          <table:table-cell office:value-type="float" office:value="0.3571473" calcext:value-type="float">
            <text:p>0.3571473</text:p>
          </table:table-cell>
          <table:table-cell office:value-type="float" office:value="0.06820772" calcext:value-type="float">
            <text:p>0.06820772</text:p>
          </table:table-cell>
          <table:table-cell office:value-type="float" office:value="0.06208158" calcext:value-type="float">
            <text:p>0.06208158</text:p>
          </table:table-cell>
          <table:table-cell office:value-type="float" office:value="0.03256074" calcext:value-type="float">
            <text:p>0.03256074</text:p>
          </table:table-cell>
          <table:table-cell office:value-type="float" office:value="0.03804849" calcext:value-type="float">
            <text:p>0.03804849</text:p>
          </table:table-cell>
          <table:table-cell office:value-type="float" office:value="0.08115949" calcext:value-type="float">
            <text:p>0.08115949</text:p>
          </table:table-cell>
          <table:table-cell office:value-type="float" office:value="0.1550737" calcext:value-type="float">
            <text:p>0.1550737</text:p>
          </table:table-cell>
          <table:table-cell office:value-type="float" office:value="0.160894" calcext:value-type="float">
            <text:p>0.160894</text:p>
          </table:table-cell>
          <table:table-cell office:value-type="float" office:value="0.161111" calcext:value-type="float">
            <text:p>0.161111</text:p>
          </table:table-cell>
          <table:table-cell office:value-type="float" office:value="0.1822283" calcext:value-type="float">
            <text:p>0.1822283</text:p>
          </table:table-cell>
          <table:table-cell office:value-type="float" office:value="0.1975303" calcext:value-type="float">
            <text:p>0.1975303</text:p>
          </table:table-cell>
          <table:table-cell office:value-type="float" office:value="0.1997771" calcext:value-type="float">
            <text:p>0.1997771</text:p>
          </table:table-cell>
          <table:table-cell office:value-type="float" office:value="0" calcext:value-type="float">
            <text:p>0</text:p>
          </table:table-cell>
          <table:table-cell office:value-type="float" office:value="36.27693" calcext:value-type="float">
            <text:p>36.27693</text:p>
          </table:table-cell>
          <table:table-cell office:value-type="float" office:value="31.85338" calcext:value-type="float">
            <text:p>31.85338</text:p>
          </table:table-cell>
          <table:table-cell office:value-type="float" office:value="42.85199" calcext:value-type="float">
            <text:p>42.85199</text:p>
          </table:table-cell>
          <table:table-cell office:value-type="float" office:value="7.146558" calcext:value-type="float">
            <text:p>7.146558</text:p>
          </table:table-cell>
          <table:table-cell office:value-type="float" office:value="6.425017" calcext:value-type="float">
            <text:p>6.425017</text:p>
          </table:table-cell>
          <table:table-cell office:value-type="float" office:value="2.607798" calcext:value-type="float">
            <text:p>2.607798</text:p>
          </table:table-cell>
          <table:table-cell office:value-type="float" office:value="2.810427" calcext:value-type="float">
            <text:p>2.810427</text:p>
          </table:table-cell>
          <table:table-cell office:value-type="float" office:value="5.194103" calcext:value-type="float">
            <text:p>5.194103</text:p>
          </table:table-cell>
          <table:table-cell office:value-type="float" office:value="8.689765" calcext:value-type="float">
            <text:p>8.689765</text:p>
          </table:table-cell>
          <table:table-cell office:value-type="float" office:value="9.351786" calcext:value-type="float">
            <text:p>9.351786</text:p>
          </table:table-cell>
          <table:table-cell office:value-type="float" office:value="9.457526" calcext:value-type="float">
            <text:p>9.457526</text:p>
          </table:table-cell>
          <table:table-cell office:value-type="float" office:value="11.34932" calcext:value-type="float">
            <text:p>11.34932</text:p>
          </table:table-cell>
          <table:table-cell office:value-type="float" office:value="12.87939" calcext:value-type="float">
            <text:p>12.87939</text:p>
          </table:table-cell>
          <table:table-cell office:value-type="float" office:value="13.1273" calcext:value-type="float">
            <text:p>13.1273</text:p>
          </table:table-cell>
          <table:table-cell office:value-type="float" office:value="0" calcext:value-type="float">
            <text:p>0</text:p>
          </table:table-cell>
          <table:table-cell office:value-type="float" office:value="0.3547176" calcext:value-type="float">
            <text:p>0.3547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4367" calcext:value-type="float">
            <text:p>3.7143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.588933" calcext:value-type="float">
            <text:p>1.588933</text:p>
          </table:table-cell>
          <table:table-cell office:value-type="float" office:value="135.3635" calcext:value-type="float">
            <text:p>135.3635</text:p>
          </table:table-cell>
          <table:table-cell office:value-type="float" office:value="5" calcext:value-type="float">
            <text:p>5</text:p>
          </table:table-cell>
          <table:table-cell office:value-type="float" office:value="-4.119485" calcext:value-type="float">
            <text:p>-4.119485</text:p>
          </table:table-cell>
          <table:table-cell office:value-type="float" office:value="41.61827" calcext:value-type="float">
            <text:p>41.61827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68" calcext:value-type="float">
            <text:p>1162.368</text:p>
          </table:table-cell>
          <table:table-cell office:value-type="float" office:value="1.4109" calcext:value-type="float">
            <text:p>1.4109</text:p>
          </table:table-cell>
          <table:table-cell office:value-type="float" office:value="0" calcext:value-type="float">
            <text:p>0</text:p>
          </table:table-cell>
          <table:table-cell office:value-type="float" office:value="0.2781524" calcext:value-type="float">
            <text:p>0.2781524</text:p>
          </table:table-cell>
          <table:table-cell office:value-type="float" office:value="0.2722602" calcext:value-type="float">
            <text:p>0.2722602</text:p>
          </table:table-cell>
          <table:table-cell office:value-type="float" office:value="0.3445952" calcext:value-type="float">
            <text:p>0.3445952</text:p>
          </table:table-cell>
          <table:table-cell office:value-type="float" office:value="0.06464683" calcext:value-type="float">
            <text:p>0.06464683</text:p>
          </table:table-cell>
          <table:table-cell office:value-type="float" office:value="0.05909574" calcext:value-type="float">
            <text:p>0.05909574</text:p>
          </table:table-cell>
          <table:table-cell office:value-type="float" office:value="0.03127323" calcext:value-type="float">
            <text:p>0.03127323</text:p>
          </table:table-cell>
          <table:table-cell office:value-type="float" office:value="0.03747028" calcext:value-type="float">
            <text:p>0.03747028</text:p>
          </table:table-cell>
          <table:table-cell office:value-type="float" office:value="0.08100214" calcext:value-type="float">
            <text:p>0.08100214</text:p>
          </table:table-cell>
          <table:table-cell office:value-type="float" office:value="0.1551219" calcext:value-type="float">
            <text:p>0.1551219</text:p>
          </table:table-cell>
          <table:table-cell office:value-type="float" office:value="0.1609444" calcext:value-type="float">
            <text:p>0.1609444</text:p>
          </table:table-cell>
          <table:table-cell office:value-type="float" office:value="0.1611594" calcext:value-type="float">
            <text:p>0.1611594</text:p>
          </table:table-cell>
          <table:table-cell office:value-type="float" office:value="0.1822489" calcext:value-type="float">
            <text:p>0.1822489</text:p>
          </table:table-cell>
          <table:table-cell office:value-type="float" office:value="0.1975405" calcext:value-type="float">
            <text:p>0.1975405</text:p>
          </table:table-cell>
          <table:table-cell office:value-type="float" office:value="0.1997854" calcext:value-type="float">
            <text:p>0.1997854</text:p>
          </table:table-cell>
          <table:table-cell office:value-type="float" office:value="0" calcext:value-type="float">
            <text:p>0</text:p>
          </table:table-cell>
          <table:table-cell office:value-type="float" office:value="36.27555" calcext:value-type="float">
            <text:p>36.27555</text:p>
          </table:table-cell>
          <table:table-cell office:value-type="float" office:value="31.85112" calcext:value-type="float">
            <text:p>31.85112</text:p>
          </table:table-cell>
          <table:table-cell office:value-type="float" office:value="42.83929" calcext:value-type="float">
            <text:p>42.83929</text:p>
          </table:table-cell>
          <table:table-cell office:value-type="float" office:value="7.148129" calcext:value-type="float">
            <text:p>7.148129</text:p>
          </table:table-cell>
          <table:table-cell office:value-type="float" office:value="6.426551" calcext:value-type="float">
            <text:p>6.426551</text:p>
          </table:table-cell>
          <table:table-cell office:value-type="float" office:value="2.609466" calcext:value-type="float">
            <text:p>2.609466</text:p>
          </table:table-cell>
          <table:table-cell office:value-type="float" office:value="2.81238" calcext:value-type="float">
            <text:p>2.81238</text:p>
          </table:table-cell>
          <table:table-cell office:value-type="float" office:value="5.198354" calcext:value-type="float">
            <text:p>5.198354</text:p>
          </table:table-cell>
          <table:table-cell office:value-type="float" office:value="8.695067" calcext:value-type="float">
            <text:p>8.695067</text:p>
          </table:table-cell>
          <table:table-cell office:value-type="float" office:value="9.356419" calcext:value-type="float">
            <text:p>9.356419</text:p>
          </table:table-cell>
          <table:table-cell office:value-type="float" office:value="9.462268" calcext:value-type="float">
            <text:p>9.462268</text:p>
          </table:table-cell>
          <table:table-cell office:value-type="float" office:value="11.35211" calcext:value-type="float">
            <text:p>11.35211</text:p>
          </table:table-cell>
          <table:table-cell office:value-type="float" office:value="12.88032" calcext:value-type="float">
            <text:p>12.88032</text:p>
          </table:table-cell>
          <table:table-cell office:value-type="float" office:value="13.1281" calcext:value-type="float">
            <text:p>13.1281</text:p>
          </table:table-cell>
          <table:table-cell office:value-type="float" office:value="0" calcext:value-type="float">
            <text:p>0</text:p>
          </table:table-cell>
          <table:table-cell office:value-type="float" office:value="0.2481971" calcext:value-type="float">
            <text:p>0.248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19719" calcext:value-type="float">
            <text:p>3.7197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.587206" calcext:value-type="float">
            <text:p>1.587206</text:p>
          </table:table-cell>
          <table:table-cell office:value-type="float" office:value="135.3607" calcext:value-type="float">
            <text:p>135.3607</text:p>
          </table:table-cell>
          <table:table-cell office:value-type="float" office:value="5" calcext:value-type="float">
            <text:p>5</text:p>
          </table:table-cell>
          <table:table-cell office:value-type="float" office:value="-4.118549" calcext:value-type="float">
            <text:p>-4.118549</text:p>
          </table:table-cell>
          <table:table-cell office:value-type="float" office:value="41.6288" calcext:value-type="float">
            <text:p>41.6288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61" calcext:value-type="float">
            <text:p>1162.361</text:p>
          </table:table-cell>
          <table:table-cell office:value-type="float" office:value="1.409291" calcext:value-type="float">
            <text:p>1.409291</text:p>
          </table:table-cell>
          <table:table-cell office:value-type="float" office:value="0" calcext:value-type="float">
            <text:p>0</text:p>
          </table:table-cell>
          <table:table-cell office:value-type="float" office:value="0.2782261" calcext:value-type="float">
            <text:p>0.2782261</text:p>
          </table:table-cell>
          <table:table-cell office:value-type="float" office:value="0.2690694" calcext:value-type="float">
            <text:p>0.2690694</text:p>
          </table:table-cell>
          <table:table-cell office:value-type="float" office:value="0.3385539" calcext:value-type="float">
            <text:p>0.3385539</text:p>
          </table:table-cell>
          <table:table-cell office:value-type="float" office:value="0.06258596" calcext:value-type="float">
            <text:p>0.06258596</text:p>
          </table:table-cell>
          <table:table-cell office:value-type="float" office:value="0.0571802" calcext:value-type="float">
            <text:p>0.0571802</text:p>
          </table:table-cell>
          <table:table-cell office:value-type="float" office:value="0.03021251" calcext:value-type="float">
            <text:p>0.03021251</text:p>
          </table:table-cell>
          <table:table-cell office:value-type="float" office:value="0.03693134" calcext:value-type="float">
            <text:p>0.03693134</text:p>
          </table:table-cell>
          <table:table-cell office:value-type="float" office:value="0.08077125" calcext:value-type="float">
            <text:p>0.08077125</text:p>
          </table:table-cell>
          <table:table-cell office:value-type="float" office:value="0.1551245" calcext:value-type="float">
            <text:p>0.1551245</text:p>
          </table:table-cell>
          <table:table-cell office:value-type="float" office:value="0.1609921" calcext:value-type="float">
            <text:p>0.1609921</text:p>
          </table:table-cell>
          <table:table-cell office:value-type="float" office:value="0.1612112" calcext:value-type="float">
            <text:p>0.1612112</text:p>
          </table:table-cell>
          <table:table-cell office:value-type="float" office:value="0.1822738" calcext:value-type="float">
            <text:p>0.1822738</text:p>
          </table:table-cell>
          <table:table-cell office:value-type="float" office:value="0.1975507" calcext:value-type="float">
            <text:p>0.1975507</text:p>
          </table:table-cell>
          <table:table-cell office:value-type="float" office:value="0.1997937" calcext:value-type="float">
            <text:p>0.1997937</text:p>
          </table:table-cell>
          <table:table-cell office:value-type="float" office:value="0" calcext:value-type="float">
            <text:p>0</text:p>
          </table:table-cell>
          <table:table-cell office:value-type="float" office:value="36.27283" calcext:value-type="float">
            <text:p>36.27283</text:p>
          </table:table-cell>
          <table:table-cell office:value-type="float" office:value="31.84513" calcext:value-type="float">
            <text:p>31.84513</text:p>
          </table:table-cell>
          <table:table-cell office:value-type="float" office:value="42.82293" calcext:value-type="float">
            <text:p>42.82293</text:p>
          </table:table-cell>
          <table:table-cell office:value-type="float" office:value="7.14865" calcext:value-type="float">
            <text:p>7.14865</text:p>
          </table:table-cell>
          <table:table-cell office:value-type="float" office:value="6.427264" calcext:value-type="float">
            <text:p>6.427264</text:p>
          </table:table-cell>
          <table:table-cell office:value-type="float" office:value="2.610886" calcext:value-type="float">
            <text:p>2.610886</text:p>
          </table:table-cell>
          <table:table-cell office:value-type="float" office:value="2.814217" calcext:value-type="float">
            <text:p>2.814217</text:p>
          </table:table-cell>
          <table:table-cell office:value-type="float" office:value="5.202541" calcext:value-type="float">
            <text:p>5.202541</text:p>
          </table:table-cell>
          <table:table-cell office:value-type="float" office:value="8.700369" calcext:value-type="float">
            <text:p>8.700369</text:p>
          </table:table-cell>
          <table:table-cell office:value-type="float" office:value="9.36105" calcext:value-type="float">
            <text:p>9.36105</text:p>
          </table:table-cell>
          <table:table-cell office:value-type="float" office:value="9.466963" calcext:value-type="float">
            <text:p>9.466963</text:p>
          </table:table-cell>
          <table:table-cell office:value-type="float" office:value="11.3549" calcext:value-type="float">
            <text:p>11.3549</text:p>
          </table:table-cell>
          <table:table-cell office:value-type="float" office:value="12.88125" calcext:value-type="float">
            <text:p>12.88125</text:p>
          </table:table-cell>
          <table:table-cell office:value-type="float" office:value="13.12889" calcext:value-type="float">
            <text:p>13.12889</text:p>
          </table:table-cell>
          <table:table-cell office:value-type="float" office:value="0" calcext:value-type="float">
            <text:p>0</text:p>
          </table:table-cell>
          <table:table-cell office:value-type="float" office:value="0.3960661" calcext:value-type="float">
            <text:p>0.396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4562" calcext:value-type="float">
            <text:p>3.7245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.584975" calcext:value-type="float">
            <text:p>1.584975</text:p>
          </table:table-cell>
          <table:table-cell office:value-type="float" office:value="135.3578" calcext:value-type="float">
            <text:p>135.3578</text:p>
          </table:table-cell>
          <table:table-cell office:value-type="float" office:value="5" calcext:value-type="float">
            <text:p>5</text:p>
          </table:table-cell>
          <table:table-cell office:value-type="float" office:value="-4.11765" calcext:value-type="float">
            <text:p>-4.11765</text:p>
          </table:table-cell>
          <table:table-cell office:value-type="float" office:value="41.63945" calcext:value-type="float">
            <text:p>41.63945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54" calcext:value-type="float">
            <text:p>1162.354</text:p>
          </table:table-cell>
          <table:table-cell office:value-type="float" office:value="1.407229" calcext:value-type="float">
            <text:p>1.407229</text:p>
          </table:table-cell>
          <table:table-cell office:value-type="float" office:value="0" calcext:value-type="float">
            <text:p>0</text:p>
          </table:table-cell>
          <table:table-cell office:value-type="float" office:value="0.3359617" calcext:value-type="float">
            <text:p>0.3359617</text:p>
          </table:table-cell>
          <table:table-cell office:value-type="float" office:value="0.2826261" calcext:value-type="float">
            <text:p>0.2826261</text:p>
          </table:table-cell>
          <table:table-cell office:value-type="float" office:value="0.3468892" calcext:value-type="float">
            <text:p>0.3468892</text:p>
          </table:table-cell>
          <table:table-cell office:value-type="float" office:value="0.06419703" calcext:value-type="float">
            <text:p>0.06419703</text:p>
          </table:table-cell>
          <table:table-cell office:value-type="float" office:value="0.05806977" calcext:value-type="float">
            <text:p>0.05806977</text:p>
          </table:table-cell>
          <table:table-cell office:value-type="float" office:value="0.03020553" calcext:value-type="float">
            <text:p>0.03020553</text:p>
          </table:table-cell>
          <table:table-cell office:value-type="float" office:value="0.03680081" calcext:value-type="float">
            <text:p>0.03680081</text:p>
          </table:table-cell>
          <table:table-cell office:value-type="float" office:value="0.08060553" calcext:value-type="float">
            <text:p>0.08060553</text:p>
          </table:table-cell>
          <table:table-cell office:value-type="float" office:value="0.1550911" calcext:value-type="float">
            <text:p>0.1550911</text:p>
          </table:table-cell>
          <table:table-cell office:value-type="float" office:value="0.1610286" calcext:value-type="float">
            <text:p>0.1610286</text:p>
          </table:table-cell>
          <table:table-cell office:value-type="float" office:value="0.1612598" calcext:value-type="float">
            <text:p>0.1612598</text:p>
          </table:table-cell>
          <table:table-cell office:value-type="float" office:value="0.1822982" calcext:value-type="float">
            <text:p>0.1822982</text:p>
          </table:table-cell>
          <table:table-cell office:value-type="float" office:value="0.1975608" calcext:value-type="float">
            <text:p>0.1975608</text:p>
          </table:table-cell>
          <table:table-cell office:value-type="float" office:value="0.1998021" calcext:value-type="float">
            <text:p>0.1998021</text:p>
          </table:table-cell>
          <table:table-cell office:value-type="float" office:value="0" calcext:value-type="float">
            <text:p>0</text:p>
          </table:table-cell>
          <table:table-cell office:value-type="float" office:value="36.27347" calcext:value-type="float">
            <text:p>36.27347</text:p>
          </table:table-cell>
          <table:table-cell office:value-type="float" office:value="31.84139" calcext:value-type="float">
            <text:p>31.84139</text:p>
          </table:table-cell>
          <table:table-cell office:value-type="float" office:value="42.80764" calcext:value-type="float">
            <text:p>42.80764</text:p>
          </table:table-cell>
          <table:table-cell office:value-type="float" office:value="7.149214" calcext:value-type="float">
            <text:p>7.149214</text:p>
          </table:table-cell>
          <table:table-cell office:value-type="float" office:value="6.427823" calcext:value-type="float">
            <text:p>6.427823</text:p>
          </table:table-cell>
          <table:table-cell office:value-type="float" office:value="2.612201" calcext:value-type="float">
            <text:p>2.612201</text:p>
          </table:table-cell>
          <table:table-cell office:value-type="float" office:value="2.81598" calcext:value-type="float">
            <text:p>2.81598</text:p>
          </table:table-cell>
          <table:table-cell office:value-type="float" office:value="5.206661" calcext:value-type="float">
            <text:p>5.206661</text:p>
          </table:table-cell>
          <table:table-cell office:value-type="float" office:value="8.705671" calcext:value-type="float">
            <text:p>8.705671</text:p>
          </table:table-cell>
          <table:table-cell office:value-type="float" office:value="9.365665" calcext:value-type="float">
            <text:p>9.365665</text:p>
          </table:table-cell>
          <table:table-cell office:value-type="float" office:value="9.471658" calcext:value-type="float">
            <text:p>9.471658</text:p>
          </table:table-cell>
          <table:table-cell office:value-type="float" office:value="11.3577" calcext:value-type="float">
            <text:p>11.3577</text:p>
          </table:table-cell>
          <table:table-cell office:value-type="float" office:value="12.88218" calcext:value-type="float">
            <text:p>12.88218</text:p>
          </table:table-cell>
          <table:table-cell office:value-type="float" office:value="13.12968" calcext:value-type="float">
            <text:p>13.12968</text:p>
          </table:table-cell>
          <table:table-cell office:value-type="float" office:value="0" calcext:value-type="float">
            <text:p>0</text:p>
          </table:table-cell>
          <table:table-cell office:value-type="float" office:value="0.5320991" calcext:value-type="float">
            <text:p>0.5320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0061" calcext:value-type="float">
            <text:p>3.7300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.58215" calcext:value-type="float">
            <text:p>1.58215</text:p>
          </table:table-cell>
          <table:table-cell office:value-type="float" office:value="135.3547" calcext:value-type="float">
            <text:p>135.3547</text:p>
          </table:table-cell>
          <table:table-cell office:value-type="float" office:value="5" calcext:value-type="float">
            <text:p>5</text:p>
          </table:table-cell>
          <table:table-cell office:value-type="float" office:value="-4.116789" calcext:value-type="float">
            <text:p>-4.116789</text:p>
          </table:table-cell>
          <table:table-cell office:value-type="float" office:value="41.65056" calcext:value-type="float">
            <text:p>41.65056</text:p>
          </table:table-cell>
          <table:table-cell office:value-type="float" office:value="0.01139651" calcext:value-type="float">
            <text:p>0.01139651</text:p>
          </table:table-cell>
          <table:table-cell office:value-type="float" office:value="0.0005413468" calcext:value-type="float">
            <text:p>0.000541346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566337" calcext:value-type="float">
            <text:p>0.01566337</text:p>
          </table:table-cell>
          <table:table-cell office:value-type="float" office:value="1162.347" calcext:value-type="float">
            <text:p>1162.347</text:p>
          </table:table-cell>
          <table:table-cell office:value-type="float" office:value="1.404742" calcext:value-type="float">
            <text:p>1.404742</text:p>
          </table:table-cell>
          <table:table-cell office:value-type="float" office:value="0" calcext:value-type="float">
            <text:p>0</text:p>
          </table:table-cell>
          <table:table-cell office:value-type="float" office:value="0.3490637" calcext:value-type="float">
            <text:p>0.3490637</text:p>
          </table:table-cell>
          <table:table-cell office:value-type="float" office:value="0.2993459" calcext:value-type="float">
            <text:p>0.2993459</text:p>
          </table:table-cell>
          <table:table-cell office:value-type="float" office:value="0.3596764" calcext:value-type="float">
            <text:p>0.3596764</text:p>
          </table:table-cell>
          <table:table-cell office:value-type="float" office:value="0.06741428" calcext:value-type="float">
            <text:p>0.06741428</text:p>
          </table:table-cell>
          <table:table-cell office:value-type="float" office:value="0.06041816" calcext:value-type="float">
            <text:p>0.06041816</text:p>
          </table:table-cell>
          <table:table-cell office:value-type="float" office:value="0.03087145" calcext:value-type="float">
            <text:p>0.03087145</text:p>
          </table:table-cell>
          <table:table-cell office:value-type="float" office:value="0.03700456" calcext:value-type="float">
            <text:p>0.03700456</text:p>
          </table:table-cell>
          <table:table-cell office:value-type="float" office:value="0.08059462" calcext:value-type="float">
            <text:p>0.08059462</text:p>
          </table:table-cell>
          <table:table-cell office:value-type="float" office:value="0.1550656" calcext:value-type="float">
            <text:p>0.1550656</text:p>
          </table:table-cell>
          <table:table-cell office:value-type="float" office:value="0.1610557" calcext:value-type="float">
            <text:p>0.1610557</text:p>
          </table:table-cell>
          <table:table-cell office:value-type="float" office:value="0.1613022" calcext:value-type="float">
            <text:p>0.1613022</text:p>
          </table:table-cell>
          <table:table-cell office:value-type="float" office:value="0.182321" calcext:value-type="float">
            <text:p>0.182321</text:p>
          </table:table-cell>
          <table:table-cell office:value-type="float" office:value="0.1975708" calcext:value-type="float">
            <text:p>0.1975708</text:p>
          </table:table-cell>
          <table:table-cell office:value-type="float" office:value="0.1998104" calcext:value-type="float">
            <text:p>0.1998104</text:p>
          </table:table-cell>
          <table:table-cell office:value-type="float" office:value="0" calcext:value-type="float">
            <text:p>0</text:p>
          </table:table-cell>
          <table:table-cell office:value-type="float" office:value="36.28185" calcext:value-type="float">
            <text:p>36.28185</text:p>
          </table:table-cell>
          <table:table-cell office:value-type="float" office:value="31.84271" calcext:value-type="float">
            <text:p>31.84271</text:p>
          </table:table-cell>
          <table:table-cell office:value-type="float" office:value="42.79615" calcext:value-type="float">
            <text:p>42.79615</text:p>
          </table:table-cell>
          <table:table-cell office:value-type="float" office:value="7.150606" calcext:value-type="float">
            <text:p>7.150606</text:p>
          </table:table-cell>
          <table:table-cell office:value-type="float" office:value="6.428913" calcext:value-type="float">
            <text:p>6.428913</text:p>
          </table:table-cell>
          <table:table-cell office:value-type="float" office:value="2.61359" calcext:value-type="float">
            <text:p>2.61359</text:p>
          </table:table-cell>
          <table:table-cell office:value-type="float" office:value="2.817753" calcext:value-type="float">
            <text:p>2.817753</text:p>
          </table:table-cell>
          <table:table-cell office:value-type="float" office:value="5.210753" calcext:value-type="float">
            <text:p>5.210753</text:p>
          </table:table-cell>
          <table:table-cell office:value-type="float" office:value="8.710891" calcext:value-type="float">
            <text:p>8.710891</text:p>
          </table:table-cell>
          <table:table-cell office:value-type="float" office:value="9.370222" calcext:value-type="float">
            <text:p>9.370222</text:p>
          </table:table-cell>
          <table:table-cell office:value-type="float" office:value="9.476353" calcext:value-type="float">
            <text:p>9.476353</text:p>
          </table:table-cell>
          <table:table-cell office:value-type="float" office:value="11.36048" calcext:value-type="float">
            <text:p>11.36048</text:p>
          </table:table-cell>
          <table:table-cell office:value-type="float" office:value="12.88311" calcext:value-type="float">
            <text:p>12.88311</text:p>
          </table:table-cell>
          <table:table-cell office:value-type="float" office:value="13.13049" calcext:value-type="float">
            <text:p>13.13049</text:p>
          </table:table-cell>
          <table:table-cell office:value-type="float" office:value="0" calcext:value-type="float">
            <text:p>0</text:p>
          </table:table-cell>
          <table:table-cell office:value-type="float" office:value="0.5540318" calcext:value-type="float">
            <text:p>0.554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6407" calcext:value-type="float">
            <text:p>3.7364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1.579148" calcext:value-type="float">
            <text:p>1.579148</text:p>
          </table:table-cell>
          <table:table-cell office:value-type="float" office:value="135.3515" calcext:value-type="float">
            <text:p>135.3515</text:p>
          </table:table-cell>
          <table:table-cell office:value-type="float" office:value="5" calcext:value-type="float">
            <text:p>5</text:p>
          </table:table-cell>
          <table:table-cell office:value-type="float" office:value="-4.115961" calcext:value-type="float">
            <text:p>-4.115961</text:p>
          </table:table-cell>
          <table:table-cell office:value-type="float" office:value="41.66155" calcext:value-type="float">
            <text:p>41.66155</text:p>
          </table:table-cell>
          <table:table-cell office:value-type="float" office:value="0.01139664" calcext:value-type="float">
            <text:p>0.01139664</text:p>
          </table:table-cell>
          <table:table-cell office:value-type="float" office:value="0.0005415336" calcext:value-type="float">
            <text:p>0.0005415336</text:p>
          </table:table-cell>
          <table:table-cell office:value-type="float" office:value="0.01617632" calcext:value-type="float">
            <text:p>0.01617632</text:p>
          </table:table-cell>
          <table:table-cell office:value-type="float" office:value="0.01566562" calcext:value-type="float">
            <text:p>0.01566562</text:p>
          </table:table-cell>
          <table:table-cell office:value-type="float" office:value="1162.34" calcext:value-type="float">
            <text:p>1162.34</text:p>
          </table:table-cell>
          <table:table-cell office:value-type="float" office:value="1.403874" calcext:value-type="float">
            <text:p>1.403874</text:p>
          </table:table-cell>
          <table:table-cell office:value-type="float" office:value="0" calcext:value-type="float">
            <text:p>0</text:p>
          </table:table-cell>
          <table:table-cell office:value-type="float" office:value="0.16937" calcext:value-type="float">
            <text:p>0.16937</text:p>
          </table:table-cell>
          <table:table-cell office:value-type="float" office:value="0.2570094" calcext:value-type="float">
            <text:p>0.2570094</text:p>
          </table:table-cell>
          <table:table-cell office:value-type="float" office:value="0.3635362" calcext:value-type="float">
            <text:p>0.3635362</text:p>
          </table:table-cell>
          <table:table-cell office:value-type="float" office:value="0.06689867" calcext:value-type="float">
            <text:p>0.06689867</text:p>
          </table:table-cell>
          <table:table-cell office:value-type="float" office:value="0.06169415" calcext:value-type="float">
            <text:p>0.06169415</text:p>
          </table:table-cell>
          <table:table-cell office:value-type="float" office:value="0.03147661" calcext:value-type="float">
            <text:p>0.03147661</text:p>
          </table:table-cell>
          <table:table-cell office:value-type="float" office:value="0.03431562" calcext:value-type="float">
            <text:p>0.03431562</text:p>
          </table:table-cell>
          <table:table-cell office:value-type="float" office:value="0.08067326" calcext:value-type="float">
            <text:p>0.08067326</text:p>
          </table:table-cell>
          <table:table-cell office:value-type="float" office:value="0.1550545" calcext:value-type="float">
            <text:p>0.1550545</text:p>
          </table:table-cell>
          <table:table-cell office:value-type="float" office:value="0.1610681" calcext:value-type="float">
            <text:p>0.1610681</text:p>
          </table:table-cell>
          <table:table-cell office:value-type="float" office:value="0.1613314" calcext:value-type="float">
            <text:p>0.1613314</text:p>
          </table:table-cell>
          <table:table-cell office:value-type="float" office:value="0.1824404" calcext:value-type="float">
            <text:p>0.1824404</text:p>
          </table:table-cell>
          <table:table-cell office:value-type="float" office:value="0.1975808" calcext:value-type="float">
            <text:p>0.1975808</text:p>
          </table:table-cell>
          <table:table-cell office:value-type="float" office:value="0.1998187" calcext:value-type="float">
            <text:p>0.1998187</text:p>
          </table:table-cell>
          <table:table-cell office:value-type="float" office:value="0" calcext:value-type="float">
            <text:p>0</text:p>
          </table:table-cell>
          <table:table-cell office:value-type="float" office:value="36.24986" calcext:value-type="float">
            <text:p>36.24986</text:p>
          </table:table-cell>
          <table:table-cell office:value-type="float" office:value="31.84559" calcext:value-type="float">
            <text:p>31.84559</text:p>
          </table:table-cell>
          <table:table-cell office:value-type="float" office:value="42.78756" calcext:value-type="float">
            <text:p>42.78756</text:p>
          </table:table-cell>
          <table:table-cell office:value-type="float" office:value="7.152846" calcext:value-type="float">
            <text:p>7.152846</text:p>
          </table:table-cell>
          <table:table-cell office:value-type="float" office:value="6.430635" calcext:value-type="float">
            <text:p>6.430635</text:p>
          </table:table-cell>
          <table:table-cell office:value-type="float" office:value="2.615123" calcext:value-type="float">
            <text:p>2.615123</text:p>
          </table:table-cell>
          <table:table-cell office:value-type="float" office:value="2.819551" calcext:value-type="float">
            <text:p>2.819551</text:p>
          </table:table-cell>
          <table:table-cell office:value-type="float" office:value="5.214839" calcext:value-type="float">
            <text:p>5.214839</text:p>
          </table:table-cell>
          <table:table-cell office:value-type="float" office:value="8.716102" calcext:value-type="float">
            <text:p>8.716102</text:p>
          </table:table-cell>
          <table:table-cell office:value-type="float" office:value="9.374778" calcext:value-type="float">
            <text:p>9.374778</text:p>
          </table:table-cell>
          <table:table-cell office:value-type="float" office:value="9.481048" calcext:value-type="float">
            <text:p>9.481048</text:p>
          </table:table-cell>
          <table:table-cell office:value-type="float" office:value="11.36327" calcext:value-type="float">
            <text:p>11.36327</text:p>
          </table:table-cell>
          <table:table-cell office:value-type="float" office:value="12.88404" calcext:value-type="float">
            <text:p>12.88404</text:p>
          </table:table-cell>
          <table:table-cell office:value-type="float" office:value="13.1313" calcext:value-type="float">
            <text:p>13.1313</text:p>
          </table:table-cell>
          <table:table-cell office:value-type="float" office:value="0" calcext:value-type="float">
            <text:p>0</text:p>
          </table:table-cell>
          <table:table-cell office:value-type="float" office:value="1.790442" calcext:value-type="float">
            <text:p>1.790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283" calcext:value-type="float">
            <text:p>3.74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.576425" calcext:value-type="float">
            <text:p>1.576425</text:p>
          </table:table-cell>
          <table:table-cell office:value-type="float" office:value="135.3485" calcext:value-type="float">
            <text:p>135.3485</text:p>
          </table:table-cell>
          <table:table-cell office:value-type="float" office:value="5" calcext:value-type="float">
            <text:p>5</text:p>
          </table:table-cell>
          <table:table-cell office:value-type="float" office:value="-4.115134" calcext:value-type="float">
            <text:p>-4.115134</text:p>
          </table:table-cell>
          <table:table-cell office:value-type="float" office:value="41.67086" calcext:value-type="float">
            <text:p>41.67086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41" calcext:value-type="float">
            <text:p>0.0005416741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736" calcext:value-type="float">
            <text:p>0.01566736</text:p>
          </table:table-cell>
          <table:table-cell office:value-type="float" office:value="1162.334" calcext:value-type="float">
            <text:p>1162.334</text:p>
          </table:table-cell>
          <table:table-cell office:value-type="float" office:value="1.40397" calcext:value-type="float">
            <text:p>1.40397</text:p>
          </table:table-cell>
          <table:table-cell office:value-type="float" office:value="0" calcext:value-type="float">
            <text:p>0</text:p>
          </table:table-cell>
          <table:table-cell office:value-type="float" office:value="0.2191517" calcext:value-type="float">
            <text:p>0.2191517</text:p>
          </table:table-cell>
          <table:table-cell office:value-type="float" office:value="0.2503071" calcext:value-type="float">
            <text:p>0.2503071</text:p>
          </table:table-cell>
          <table:table-cell office:value-type="float" office:value="0.3433389" calcext:value-type="float">
            <text:p>0.3433389</text:p>
          </table:table-cell>
          <table:table-cell office:value-type="float" office:value="0.06830985" calcext:value-type="float">
            <text:p>0.06830985</text:p>
          </table:table-cell>
          <table:table-cell office:value-type="float" office:value="0.06067864" calcext:value-type="float">
            <text:p>0.06067864</text:p>
          </table:table-cell>
          <table:table-cell office:value-type="float" office:value="0.03147322" calcext:value-type="float">
            <text:p>0.03147322</text:p>
          </table:table-cell>
          <table:table-cell office:value-type="float" office:value="0.03568346" calcext:value-type="float">
            <text:p>0.03568346</text:p>
          </table:table-cell>
          <table:table-cell office:value-type="float" office:value="0.08048549" calcext:value-type="float">
            <text:p>0.08048549</text:p>
          </table:table-cell>
          <table:table-cell office:value-type="float" office:value="0.1550834" calcext:value-type="float">
            <text:p>0.1550834</text:p>
          </table:table-cell>
          <table:table-cell office:value-type="float" office:value="0.1610867" calcext:value-type="float">
            <text:p>0.1610867</text:p>
          </table:table-cell>
          <table:table-cell office:value-type="float" office:value="0.1613628" calcext:value-type="float">
            <text:p>0.1613628</text:p>
          </table:table-cell>
          <table:table-cell office:value-type="float" office:value="0.1823553" calcext:value-type="float">
            <text:p>0.1823553</text:p>
          </table:table-cell>
          <table:table-cell office:value-type="float" office:value="0.1975908" calcext:value-type="float">
            <text:p>0.1975908</text:p>
          </table:table-cell>
          <table:table-cell office:value-type="float" office:value="0.199827" calcext:value-type="float">
            <text:p>0.199827</text:p>
          </table:table-cell>
          <table:table-cell office:value-type="float" office:value="0" calcext:value-type="float">
            <text:p>0</text:p>
          </table:table-cell>
          <table:table-cell office:value-type="float" office:value="36.18383" calcext:value-type="float">
            <text:p>36.18383</text:p>
          </table:table-cell>
          <table:table-cell office:value-type="float" office:value="31.82044" calcext:value-type="float">
            <text:p>31.82044</text:p>
          </table:table-cell>
          <table:table-cell office:value-type="float" office:value="42.77585" calcext:value-type="float">
            <text:p>42.77585</text:p>
          </table:table-cell>
          <table:table-cell office:value-type="float" office:value="7.154697" calcext:value-type="float">
            <text:p>7.154697</text:p>
          </table:table-cell>
          <table:table-cell office:value-type="float" office:value="6.432475" calcext:value-type="float">
            <text:p>6.432475</text:p>
          </table:table-cell>
          <table:table-cell office:value-type="float" office:value="2.616735" calcext:value-type="float">
            <text:p>2.616735</text:p>
          </table:table-cell>
          <table:table-cell office:value-type="float" office:value="2.82101" calcext:value-type="float">
            <text:p>2.82101</text:p>
          </table:table-cell>
          <table:table-cell office:value-type="float" office:value="5.218906" calcext:value-type="float">
            <text:p>5.218906</text:p>
          </table:table-cell>
          <table:table-cell office:value-type="float" office:value="8.721313" calcext:value-type="float">
            <text:p>8.721313</text:p>
          </table:table-cell>
          <table:table-cell office:value-type="float" office:value="9.379333" calcext:value-type="float">
            <text:p>9.379333</text:p>
          </table:table-cell>
          <table:table-cell office:value-type="float" office:value="9.485742" calcext:value-type="float">
            <text:p>9.485742</text:p>
          </table:table-cell>
          <table:table-cell office:value-type="float" office:value="11.36606" calcext:value-type="float">
            <text:p>11.36606</text:p>
          </table:table-cell>
          <table:table-cell office:value-type="float" office:value="12.88497" calcext:value-type="float">
            <text:p>12.88497</text:p>
          </table:table-cell>
          <table:table-cell office:value-type="float" office:value="13.13211" calcext:value-type="float">
            <text:p>13.13211</text:p>
          </table:table-cell>
          <table:table-cell office:value-type="float" office:value="0" calcext:value-type="float">
            <text:p>0</text:p>
          </table:table-cell>
          <table:table-cell office:value-type="float" office:value="0.4981826" calcext:value-type="float">
            <text:p>0.498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8808" calcext:value-type="float">
            <text:p>3.7488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.574138" calcext:value-type="float">
            <text:p>1.574138</text:p>
          </table:table-cell>
          <table:table-cell office:value-type="float" office:value="135.3457" calcext:value-type="float">
            <text:p>135.3457</text:p>
          </table:table-cell>
          <table:table-cell office:value-type="float" office:value="5" calcext:value-type="float">
            <text:p>5</text:p>
          </table:table-cell>
          <table:table-cell office:value-type="float" office:value="-4.114305" calcext:value-type="float">
            <text:p>-4.114305</text:p>
          </table:table-cell>
          <table:table-cell office:value-type="float" office:value="41.68041" calcext:value-type="float">
            <text:p>41.68041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41" calcext:value-type="float">
            <text:p>0.0005416741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736" calcext:value-type="float">
            <text:p>0.01566736</text:p>
          </table:table-cell>
          <table:table-cell office:value-type="float" office:value="1162.329" calcext:value-type="float">
            <text:p>1162.329</text:p>
          </table:table-cell>
          <table:table-cell office:value-type="float" office:value="1.403919" calcext:value-type="float">
            <text:p>1.403919</text:p>
          </table:table-cell>
          <table:table-cell office:value-type="float" office:value="0" calcext:value-type="float">
            <text:p>0</text:p>
          </table:table-cell>
          <table:table-cell office:value-type="float" office:value="0.2492108" calcext:value-type="float">
            <text:p>0.2492108</text:p>
          </table:table-cell>
          <table:table-cell office:value-type="float" office:value="0.2616145" calcext:value-type="float">
            <text:p>0.2616145</text:p>
          </table:table-cell>
          <table:table-cell office:value-type="float" office:value="0.3226526" calcext:value-type="float">
            <text:p>0.3226526</text:p>
          </table:table-cell>
          <table:table-cell office:value-type="float" office:value="0.07886698" calcext:value-type="float">
            <text:p>0.07886698</text:p>
          </table:table-cell>
          <table:table-cell office:value-type="float" office:value="0.0585678" calcext:value-type="float">
            <text:p>0.0585678</text:p>
          </table:table-cell>
          <table:table-cell office:value-type="float" office:value="0.03074337" calcext:value-type="float">
            <text:p>0.03074337</text:p>
          </table:table-cell>
          <table:table-cell office:value-type="float" office:value="0.03622547" calcext:value-type="float">
            <text:p>0.03622547</text:p>
          </table:table-cell>
          <table:table-cell office:value-type="float" office:value="0.08054532" calcext:value-type="float">
            <text:p>0.08054532</text:p>
          </table:table-cell>
          <table:table-cell office:value-type="float" office:value="0.1551306" calcext:value-type="float">
            <text:p>0.1551306</text:p>
          </table:table-cell>
          <table:table-cell office:value-type="float" office:value="0.1611189" calcext:value-type="float">
            <text:p>0.1611189</text:p>
          </table:table-cell>
          <table:table-cell office:value-type="float" office:value="0.1614034" calcext:value-type="float">
            <text:p>0.1614034</text:p>
          </table:table-cell>
          <table:table-cell office:value-type="float" office:value="0.1823718" calcext:value-type="float">
            <text:p>0.1823718</text:p>
          </table:table-cell>
          <table:table-cell office:value-type="float" office:value="0.1976007" calcext:value-type="float">
            <text:p>0.1976007</text:p>
          </table:table-cell>
          <table:table-cell office:value-type="float" office:value="0.1998353" calcext:value-type="float">
            <text:p>0.1998353</text:p>
          </table:table-cell>
          <table:table-cell office:value-type="float" office:value="0" calcext:value-type="float">
            <text:p>0</text:p>
          </table:table-cell>
          <table:table-cell office:value-type="float" office:value="36.15644" calcext:value-type="float">
            <text:p>36.15644</text:p>
          </table:table-cell>
          <table:table-cell office:value-type="float" office:value="31.80442" calcext:value-type="float">
            <text:p>31.80442</text:p>
          </table:table-cell>
          <table:table-cell office:value-type="float" office:value="42.75171" calcext:value-type="float">
            <text:p>42.75171</text:p>
          </table:table-cell>
          <table:table-cell office:value-type="float" office:value="7.158516" calcext:value-type="float">
            <text:p>7.158516</text:p>
          </table:table-cell>
          <table:table-cell office:value-type="float" office:value="6.433648" calcext:value-type="float">
            <text:p>6.433648</text:p>
          </table:table-cell>
          <table:table-cell office:value-type="float" office:value="2.618262" calcext:value-type="float">
            <text:p>2.618262</text:p>
          </table:table-cell>
          <table:table-cell office:value-type="float" office:value="2.82273" calcext:value-type="float">
            <text:p>2.82273</text:p>
          </table:table-cell>
          <table:table-cell office:value-type="float" office:value="5.222997" calcext:value-type="float">
            <text:p>5.222997</text:p>
          </table:table-cell>
          <table:table-cell office:value-type="float" office:value="8.726522" calcext:value-type="float">
            <text:p>8.726522</text:p>
          </table:table-cell>
          <table:table-cell office:value-type="float" office:value="9.383889" calcext:value-type="float">
            <text:p>9.383889</text:p>
          </table:table-cell>
          <table:table-cell office:value-type="float" office:value="9.490438" calcext:value-type="float">
            <text:p>9.490438</text:p>
          </table:table-cell>
          <table:table-cell office:value-type="float" office:value="11.36886" calcext:value-type="float">
            <text:p>11.36886</text:p>
          </table:table-cell>
          <table:table-cell office:value-type="float" office:value="12.8859" calcext:value-type="float">
            <text:p>12.8859</text:p>
          </table:table-cell>
          <table:table-cell office:value-type="float" office:value="13.13292" calcext:value-type="float">
            <text:p>13.13292</text:p>
          </table:table-cell>
          <table:table-cell office:value-type="float" office:value="0" calcext:value-type="float">
            <text:p>0</text:p>
          </table:table-cell>
          <table:table-cell office:value-type="float" office:value="0.3831375" calcext:value-type="float">
            <text:p>0.383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4158" calcext:value-type="float">
            <text:p>3.7541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1.572029" calcext:value-type="float">
            <text:p>1.572029</text:p>
          </table:table-cell>
          <table:table-cell office:value-type="float" office:value="135.3431" calcext:value-type="float">
            <text:p>135.3431</text:p>
          </table:table-cell>
          <table:table-cell office:value-type="float" office:value="5" calcext:value-type="float">
            <text:p>5</text:p>
          </table:table-cell>
          <table:table-cell office:value-type="float" office:value="-4.113476" calcext:value-type="float">
            <text:p>-4.113476</text:p>
          </table:table-cell>
          <table:table-cell office:value-type="float" office:value="41.69013" calcext:value-type="float">
            <text:p>41.69013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49" calcext:value-type="float">
            <text:p>0.0005416749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895" calcext:value-type="float">
            <text:p>0.01566895</text:p>
          </table:table-cell>
          <table:table-cell office:value-type="float" office:value="1162.322" calcext:value-type="float">
            <text:p>1162.322</text:p>
          </table:table-cell>
          <table:table-cell office:value-type="float" office:value="1.40373" calcext:value-type="float">
            <text:p>1.40373</text:p>
          </table:table-cell>
          <table:table-cell office:value-type="float" office:value="0" calcext:value-type="float">
            <text:p>0</text:p>
          </table:table-cell>
          <table:table-cell office:value-type="float" office:value="0.1377862" calcext:value-type="float">
            <text:p>0.1377862</text:p>
          </table:table-cell>
          <table:table-cell office:value-type="float" office:value="0.2361213" calcext:value-type="float">
            <text:p>0.2361213</text:p>
          </table:table-cell>
          <table:table-cell office:value-type="float" office:value="0.3219541" calcext:value-type="float">
            <text:p>0.3219541</text:p>
          </table:table-cell>
          <table:table-cell office:value-type="float" office:value="0.07652981" calcext:value-type="float">
            <text:p>0.07652981</text:p>
          </table:table-cell>
          <table:table-cell office:value-type="float" office:value="0.05666777" calcext:value-type="float">
            <text:p>0.05666777</text:p>
          </table:table-cell>
          <table:table-cell office:value-type="float" office:value="0.03030561" calcext:value-type="float">
            <text:p>0.03030561</text:p>
          </table:table-cell>
          <table:table-cell office:value-type="float" office:value="0.03622988" calcext:value-type="float">
            <text:p>0.03622988</text:p>
          </table:table-cell>
          <table:table-cell office:value-type="float" office:value="0.08056046" calcext:value-type="float">
            <text:p>0.08056046</text:p>
          </table:table-cell>
          <table:table-cell office:value-type="float" office:value="0.1551574" calcext:value-type="float">
            <text:p>0.1551574</text:p>
          </table:table-cell>
          <table:table-cell office:value-type="float" office:value="0.1611533" calcext:value-type="float">
            <text:p>0.1611533</text:p>
          </table:table-cell>
          <table:table-cell office:value-type="float" office:value="0.1614457" calcext:value-type="float">
            <text:p>0.1614457</text:p>
          </table:table-cell>
          <table:table-cell office:value-type="float" office:value="0.182422" calcext:value-type="float">
            <text:p>0.182422</text:p>
          </table:table-cell>
          <table:table-cell office:value-type="float" office:value="0.1976108" calcext:value-type="float">
            <text:p>0.1976108</text:p>
          </table:table-cell>
          <table:table-cell office:value-type="float" office:value="0.1998436" calcext:value-type="float">
            <text:p>0.1998436</text:p>
          </table:table-cell>
          <table:table-cell office:value-type="float" office:value="0" calcext:value-type="float">
            <text:p>0</text:p>
          </table:table-cell>
          <table:table-cell office:value-type="float" office:value="36.12944" calcext:value-type="float">
            <text:p>36.12944</text:p>
          </table:table-cell>
          <table:table-cell office:value-type="float" office:value="31.79227" calcext:value-type="float">
            <text:p>31.79227</text:p>
          </table:table-cell>
          <table:table-cell office:value-type="float" office:value="42.72588" calcext:value-type="float">
            <text:p>42.72588</text:p>
          </table:table-cell>
          <table:table-cell office:value-type="float" office:value="7.164911" calcext:value-type="float">
            <text:p>7.164911</text:p>
          </table:table-cell>
          <table:table-cell office:value-type="float" office:value="6.434328" calcext:value-type="float">
            <text:p>6.434328</text:p>
          </table:table-cell>
          <table:table-cell office:value-type="float" office:value="2.619689" calcext:value-type="float">
            <text:p>2.619689</text:p>
          </table:table-cell>
          <table:table-cell office:value-type="float" office:value="2.824447" calcext:value-type="float">
            <text:p>2.824447</text:p>
          </table:table-cell>
          <table:table-cell office:value-type="float" office:value="5.227093" calcext:value-type="float">
            <text:p>5.227093</text:p>
          </table:table-cell>
          <table:table-cell office:value-type="float" office:value="8.731733" calcext:value-type="float">
            <text:p>8.731733</text:p>
          </table:table-cell>
          <table:table-cell office:value-type="float" office:value="9.388446" calcext:value-type="float">
            <text:p>9.388446</text:p>
          </table:table-cell>
          <table:table-cell office:value-type="float" office:value="9.495132" calcext:value-type="float">
            <text:p>9.495132</text:p>
          </table:table-cell>
          <table:table-cell office:value-type="float" office:value="11.37164" calcext:value-type="float">
            <text:p>11.37164</text:p>
          </table:table-cell>
          <table:table-cell office:value-type="float" office:value="12.88683" calcext:value-type="float">
            <text:p>12.88683</text:p>
          </table:table-cell>
          <table:table-cell office:value-type="float" office:value="13.13372" calcext:value-type="float">
            <text:p>13.13372</text:p>
          </table:table-cell>
          <table:table-cell office:value-type="float" office:value="0" calcext:value-type="float">
            <text:p>0</text:p>
          </table:table-cell>
          <table:table-cell office:value-type="float" office:value="0.3157099" calcext:value-type="float">
            <text:p>0.3157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92" calcext:value-type="float">
            <text:p>3.75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.569966" calcext:value-type="float">
            <text:p>1.569966</text:p>
          </table:table-cell>
          <table:table-cell office:value-type="float" office:value="135.3406" calcext:value-type="float">
            <text:p>135.3406</text:p>
          </table:table-cell>
          <table:table-cell office:value-type="float" office:value="5" calcext:value-type="float">
            <text:p>5</text:p>
          </table:table-cell>
          <table:table-cell office:value-type="float" office:value="-4.112648" calcext:value-type="float">
            <text:p>-4.112648</text:p>
          </table:table-cell>
          <table:table-cell office:value-type="float" office:value="41.69863" calcext:value-type="float">
            <text:p>41.69863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317" calcext:value-type="float">
            <text:p>1162.317</text:p>
          </table:table-cell>
          <table:table-cell office:value-type="float" office:value="1.403746" calcext:value-type="float">
            <text:p>1.403746</text:p>
          </table:table-cell>
          <table:table-cell office:value-type="float" office:value="0" calcext:value-type="float">
            <text:p>0</text:p>
          </table:table-cell>
          <table:table-cell office:value-type="float" office:value="0.2100155" calcext:value-type="float">
            <text:p>0.2100155</text:p>
          </table:table-cell>
          <table:table-cell office:value-type="float" office:value="0.2462522" calcext:value-type="float">
            <text:p>0.2462522</text:p>
          </table:table-cell>
          <table:table-cell office:value-type="float" office:value="0.3064871" calcext:value-type="float">
            <text:p>0.3064871</text:p>
          </table:table-cell>
          <table:table-cell office:value-type="float" office:value="0.09014266" calcext:value-type="float">
            <text:p>0.09014266</text:p>
          </table:table-cell>
          <table:table-cell office:value-type="float" office:value="0.05854061" calcext:value-type="float">
            <text:p>0.05854061</text:p>
          </table:table-cell>
          <table:table-cell office:value-type="float" office:value="0.03018816" calcext:value-type="float">
            <text:p>0.03018816</text:p>
          </table:table-cell>
          <table:table-cell office:value-type="float" office:value="0.03621617" calcext:value-type="float">
            <text:p>0.03621617</text:p>
          </table:table-cell>
          <table:table-cell office:value-type="float" office:value="0.08051787" calcext:value-type="float">
            <text:p>0.08051787</text:p>
          </table:table-cell>
          <table:table-cell office:value-type="float" office:value="0.1551678" calcext:value-type="float">
            <text:p>0.1551678</text:p>
          </table:table-cell>
          <table:table-cell office:value-type="float" office:value="0.1611873" calcext:value-type="float">
            <text:p>0.1611873</text:p>
          </table:table-cell>
          <table:table-cell office:value-type="float" office:value="0.1614879" calcext:value-type="float">
            <text:p>0.1614879</text:p>
          </table:table-cell>
          <table:table-cell office:value-type="float" office:value="0.1824085" calcext:value-type="float">
            <text:p>0.1824085</text:p>
          </table:table-cell>
          <table:table-cell office:value-type="float" office:value="0.1976208" calcext:value-type="float">
            <text:p>0.1976208</text:p>
          </table:table-cell>
          <table:table-cell office:value-type="float" office:value="0.199852" calcext:value-type="float">
            <text:p>0.199852</text:p>
          </table:table-cell>
          <table:table-cell office:value-type="float" office:value="0" calcext:value-type="float">
            <text:p>0</text:p>
          </table:table-cell>
          <table:table-cell office:value-type="float" office:value="36.06969" calcext:value-type="float">
            <text:p>36.06969</text:p>
          </table:table-cell>
          <table:table-cell office:value-type="float" office:value="31.76659" calcext:value-type="float">
            <text:p>31.76659</text:p>
          </table:table-cell>
          <table:table-cell office:value-type="float" office:value="42.68728" calcext:value-type="float">
            <text:p>42.68728</text:p>
          </table:table-cell>
          <table:table-cell office:value-type="float" office:value="7.177741" calcext:value-type="float">
            <text:p>7.177741</text:p>
          </table:table-cell>
          <table:table-cell office:value-type="float" office:value="6.435351" calcext:value-type="float">
            <text:p>6.435351</text:p>
          </table:table-cell>
          <table:table-cell office:value-type="float" office:value="2.621076" calcext:value-type="float">
            <text:p>2.621076</text:p>
          </table:table-cell>
          <table:table-cell office:value-type="float" office:value="2.82614" calcext:value-type="float">
            <text:p>2.82614</text:p>
          </table:table-cell>
          <table:table-cell office:value-type="float" office:value="5.231173" calcext:value-type="float">
            <text:p>5.231173</text:p>
          </table:table-cell>
          <table:table-cell office:value-type="float" office:value="8.736944" calcext:value-type="float">
            <text:p>8.736944</text:p>
          </table:table-cell>
          <table:table-cell office:value-type="float" office:value="9.393" calcext:value-type="float">
            <text:p>9.393</text:p>
          </table:table-cell>
          <table:table-cell office:value-type="float" office:value="9.49977" calcext:value-type="float">
            <text:p>9.49977</text:p>
          </table:table-cell>
          <table:table-cell office:value-type="float" office:value="11.37444" calcext:value-type="float">
            <text:p>11.37444</text:p>
          </table:table-cell>
          <table:table-cell office:value-type="float" office:value="12.88776" calcext:value-type="float">
            <text:p>12.88776</text:p>
          </table:table-cell>
          <table:table-cell office:value-type="float" office:value="13.13451" calcext:value-type="float">
            <text:p>13.13451</text:p>
          </table:table-cell>
          <table:table-cell office:value-type="float" office:value="0" calcext:value-type="float">
            <text:p>0</text:p>
          </table:table-cell>
          <table:table-cell office:value-type="float" office:value="0.256924" calcext:value-type="float">
            <text:p>0.256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4064" calcext:value-type="float">
            <text:p>3.76406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.568091" calcext:value-type="float">
            <text:p>1.568091</text:p>
          </table:table-cell>
          <table:table-cell office:value-type="float" office:value="135.3382" calcext:value-type="float">
            <text:p>135.3382</text:p>
          </table:table-cell>
          <table:table-cell office:value-type="float" office:value="5" calcext:value-type="float">
            <text:p>5</text:p>
          </table:table-cell>
          <table:table-cell office:value-type="float" office:value="-4.11184" calcext:value-type="float">
            <text:p>-4.11184</text:p>
          </table:table-cell>
          <table:table-cell office:value-type="float" office:value="41.70777" calcext:value-type="float">
            <text:p>41.7077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311" calcext:value-type="float">
            <text:p>1162.311</text:p>
          </table:table-cell>
          <table:table-cell office:value-type="float" office:value="1.403566" calcext:value-type="float">
            <text:p>1.403566</text:p>
          </table:table-cell>
          <table:table-cell office:value-type="float" office:value="0" calcext:value-type="float">
            <text:p>0</text:p>
          </table:table-cell>
          <table:table-cell office:value-type="float" office:value="0.2403911" calcext:value-type="float">
            <text:p>0.2403911</text:p>
          </table:table-cell>
          <table:table-cell office:value-type="float" office:value="0.2543854" calcext:value-type="float">
            <text:p>0.2543854</text:p>
          </table:table-cell>
          <table:table-cell office:value-type="float" office:value="0.3159978" calcext:value-type="float">
            <text:p>0.3159978</text:p>
          </table:table-cell>
          <table:table-cell office:value-type="float" office:value="0.06575383" calcext:value-type="float">
            <text:p>0.06575383</text:p>
          </table:table-cell>
          <table:table-cell office:value-type="float" office:value="0.05334492" calcext:value-type="float">
            <text:p>0.05334492</text:p>
          </table:table-cell>
          <table:table-cell office:value-type="float" office:value="0.02978588" calcext:value-type="float">
            <text:p>0.02978588</text:p>
          </table:table-cell>
          <table:table-cell office:value-type="float" office:value="0.03603735" calcext:value-type="float">
            <text:p>0.03603735</text:p>
          </table:table-cell>
          <table:table-cell office:value-type="float" office:value="0.08046172" calcext:value-type="float">
            <text:p>0.08046172</text:p>
          </table:table-cell>
          <table:table-cell office:value-type="float" office:value="0.1551714" calcext:value-type="float">
            <text:p>0.1551714</text:p>
          </table:table-cell>
          <table:table-cell office:value-type="float" office:value="0.1612197" calcext:value-type="float">
            <text:p>0.1612197</text:p>
          </table:table-cell>
          <table:table-cell office:value-type="float" office:value="0.1615316" calcext:value-type="float">
            <text:p>0.1615316</text:p>
          </table:table-cell>
          <table:table-cell office:value-type="float" office:value="0.1824311" calcext:value-type="float">
            <text:p>0.1824311</text:p>
          </table:table-cell>
          <table:table-cell office:value-type="float" office:value="0.197631" calcext:value-type="float">
            <text:p>0.197631</text:p>
          </table:table-cell>
          <table:table-cell office:value-type="float" office:value="0.1998603" calcext:value-type="float">
            <text:p>0.1998603</text:p>
          </table:table-cell>
          <table:table-cell office:value-type="float" office:value="0" calcext:value-type="float">
            <text:p>0</text:p>
          </table:table-cell>
          <table:table-cell office:value-type="float" office:value="36.04281" calcext:value-type="float">
            <text:p>36.04281</text:p>
          </table:table-cell>
          <table:table-cell office:value-type="float" office:value="31.75041" calcext:value-type="float">
            <text:p>31.75041</text:p>
          </table:table-cell>
          <table:table-cell office:value-type="float" office:value="42.65534" calcext:value-type="float">
            <text:p>42.65534</text:p>
          </table:table-cell>
          <table:table-cell office:value-type="float" office:value="7.183835" calcext:value-type="float">
            <text:p>7.183835</text:p>
          </table:table-cell>
          <table:table-cell office:value-type="float" office:value="6.43532" calcext:value-type="float">
            <text:p>6.43532</text:p>
          </table:table-cell>
          <table:table-cell office:value-type="float" office:value="2.622461" calcext:value-type="float">
            <text:p>2.622461</text:p>
          </table:table-cell>
          <table:table-cell office:value-type="float" office:value="2.827815" calcext:value-type="float">
            <text:p>2.827815</text:p>
          </table:table-cell>
          <table:table-cell office:value-type="float" office:value="5.235229" calcext:value-type="float">
            <text:p>5.235229</text:p>
          </table:table-cell>
          <table:table-cell office:value-type="float" office:value="8.742155" calcext:value-type="float">
            <text:p>8.742155</text:p>
          </table:table-cell>
          <table:table-cell office:value-type="float" office:value="9.397557" calcext:value-type="float">
            <text:p>9.397557</text:p>
          </table:table-cell>
          <table:table-cell office:value-type="float" office:value="9.504409" calcext:value-type="float">
            <text:p>9.504409</text:p>
          </table:table-cell>
          <table:table-cell office:value-type="float" office:value="11.37717" calcext:value-type="float">
            <text:p>11.37717</text:p>
          </table:table-cell>
          <table:table-cell office:value-type="float" office:value="12.88869" calcext:value-type="float">
            <text:p>12.88869</text:p>
          </table:table-cell>
          <table:table-cell office:value-type="float" office:value="13.13531" calcext:value-type="float">
            <text:p>13.13531</text:p>
          </table:table-cell>
          <table:table-cell office:value-type="float" office:value="0" calcext:value-type="float">
            <text:p>0</text:p>
          </table:table-cell>
          <table:table-cell office:value-type="float" office:value="0.3026185" calcext:value-type="float">
            <text:p>0.3026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8679" calcext:value-type="float">
            <text:p>3.7686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.566503" calcext:value-type="float">
            <text:p>1.566503</text:p>
          </table:table-cell>
          <table:table-cell office:value-type="float" office:value="135.3359" calcext:value-type="float">
            <text:p>135.3359</text:p>
          </table:table-cell>
          <table:table-cell office:value-type="float" office:value="5" calcext:value-type="float">
            <text:p>5</text:p>
          </table:table-cell>
          <table:table-cell office:value-type="float" office:value="-4.111022" calcext:value-type="float">
            <text:p>-4.111022</text:p>
          </table:table-cell>
          <table:table-cell office:value-type="float" office:value="41.7167" calcext:value-type="float">
            <text:p>41.716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305" calcext:value-type="float">
            <text:p>1162.305</text:p>
          </table:table-cell>
          <table:table-cell office:value-type="float" office:value="1.403211" calcext:value-type="float">
            <text:p>1.403211</text:p>
          </table:table-cell>
          <table:table-cell office:value-type="float" office:value="0" calcext:value-type="float">
            <text:p>0</text:p>
          </table:table-cell>
          <table:table-cell office:value-type="float" office:value="0.2403583" calcext:value-type="float">
            <text:p>0.2403583</text:p>
          </table:table-cell>
          <table:table-cell office:value-type="float" office:value="0.2507459" calcext:value-type="float">
            <text:p>0.2507459</text:p>
          </table:table-cell>
          <table:table-cell office:value-type="float" office:value="0.3141571" calcext:value-type="float">
            <text:p>0.3141571</text:p>
          </table:table-cell>
          <table:table-cell office:value-type="float" office:value="0.05982207" calcext:value-type="float">
            <text:p>0.05982207</text:p>
          </table:table-cell>
          <table:table-cell office:value-type="float" office:value="0.05150557" calcext:value-type="float">
            <text:p>0.05150557</text:p>
          </table:table-cell>
          <table:table-cell office:value-type="float" office:value="0.02911138" calcext:value-type="float">
            <text:p>0.02911138</text:p>
          </table:table-cell>
          <table:table-cell office:value-type="float" office:value="0.03570238" calcext:value-type="float">
            <text:p>0.03570238</text:p>
          </table:table-cell>
          <table:table-cell office:value-type="float" office:value="0.08036484" calcext:value-type="float">
            <text:p>0.08036484</text:p>
          </table:table-cell>
          <table:table-cell office:value-type="float" office:value="0.1551688" calcext:value-type="float">
            <text:p>0.1551688</text:p>
          </table:table-cell>
          <table:table-cell office:value-type="float" office:value="0.1612497" calcext:value-type="float">
            <text:p>0.1612497</text:p>
          </table:table-cell>
          <table:table-cell office:value-type="float" office:value="0.1615741" calcext:value-type="float">
            <text:p>0.1615741</text:p>
          </table:table-cell>
          <table:table-cell office:value-type="float" office:value="0.1824507" calcext:value-type="float">
            <text:p>0.1824507</text:p>
          </table:table-cell>
          <table:table-cell office:value-type="float" office:value="0.1976408" calcext:value-type="float">
            <text:p>0.1976408</text:p>
          </table:table-cell>
          <table:table-cell office:value-type="float" office:value="0.1998686" calcext:value-type="float">
            <text:p>0.1998686</text:p>
          </table:table-cell>
          <table:table-cell office:value-type="float" office:value="0" calcext:value-type="float">
            <text:p>0</text:p>
          </table:table-cell>
          <table:table-cell office:value-type="float" office:value="36.02141" calcext:value-type="float">
            <text:p>36.02141</text:p>
          </table:table-cell>
          <table:table-cell office:value-type="float" office:value="31.7353" calcext:value-type="float">
            <text:p>31.7353</text:p>
          </table:table-cell>
          <table:table-cell office:value-type="float" office:value="42.62576" calcext:value-type="float">
            <text:p>42.62576</text:p>
          </table:table-cell>
          <table:table-cell office:value-type="float" office:value="7.184062" calcext:value-type="float">
            <text:p>7.184062</text:p>
          </table:table-cell>
          <table:table-cell office:value-type="float" office:value="6.434006" calcext:value-type="float">
            <text:p>6.434006</text:p>
          </table:table-cell>
          <table:table-cell office:value-type="float" office:value="2.623764" calcext:value-type="float">
            <text:p>2.623764</text:p>
          </table:table-cell>
          <table:table-cell office:value-type="float" office:value="2.829449" calcext:value-type="float">
            <text:p>2.829449</text:p>
          </table:table-cell>
          <table:table-cell office:value-type="float" office:value="5.23926" calcext:value-type="float">
            <text:p>5.23926</text:p>
          </table:table-cell>
          <table:table-cell office:value-type="float" office:value="8.747294" calcext:value-type="float">
            <text:p>8.747294</text:p>
          </table:table-cell>
          <table:table-cell office:value-type="float" office:value="9.40208" calcext:value-type="float">
            <text:p>9.40208</text:p>
          </table:table-cell>
          <table:table-cell office:value-type="float" office:value="9.509047" calcext:value-type="float">
            <text:p>9.509047</text:p>
          </table:table-cell>
          <table:table-cell office:value-type="float" office:value="11.37989" calcext:value-type="float">
            <text:p>11.37989</text:p>
          </table:table-cell>
          <table:table-cell office:value-type="float" office:value="12.88962" calcext:value-type="float">
            <text:p>12.88962</text:p>
          </table:table-cell>
          <table:table-cell office:value-type="float" office:value="13.1361" calcext:value-type="float">
            <text:p>13.1361</text:p>
          </table:table-cell>
          <table:table-cell office:value-type="float" office:value="0" calcext:value-type="float">
            <text:p>0</text:p>
          </table:table-cell>
          <table:table-cell office:value-type="float" office:value="0.3159645" calcext:value-type="float">
            <text:p>0.315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2919" calcext:value-type="float">
            <text:p>3.7729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.565259" calcext:value-type="float">
            <text:p>1.565259</text:p>
          </table:table-cell>
          <table:table-cell office:value-type="float" office:value="135.3339" calcext:value-type="float">
            <text:p>135.3339</text:p>
          </table:table-cell>
          <table:table-cell office:value-type="float" office:value="5" calcext:value-type="float">
            <text:p>5</text:p>
          </table:table-cell>
          <table:table-cell office:value-type="float" office:value="-4.110198" calcext:value-type="float">
            <text:p>-4.110198</text:p>
          </table:table-cell>
          <table:table-cell office:value-type="float" office:value="41.72533" calcext:value-type="float">
            <text:p>41.72533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99" calcext:value-type="float">
            <text:p>1162.299</text:p>
          </table:table-cell>
          <table:table-cell office:value-type="float" office:value="1.402762" calcext:value-type="float">
            <text:p>1.402762</text:p>
          </table:table-cell>
          <table:table-cell office:value-type="float" office:value="0" calcext:value-type="float">
            <text:p>0</text:p>
          </table:table-cell>
          <table:table-cell office:value-type="float" office:value="0.2367465" calcext:value-type="float">
            <text:p>0.2367465</text:p>
          </table:table-cell>
          <table:table-cell office:value-type="float" office:value="0.2469945" calcext:value-type="float">
            <text:p>0.2469945</text:p>
          </table:table-cell>
          <table:table-cell office:value-type="float" office:value="0.3104191" calcext:value-type="float">
            <text:p>0.3104191</text:p>
          </table:table-cell>
          <table:table-cell office:value-type="float" office:value="0.05742056" calcext:value-type="float">
            <text:p>0.05742056</text:p>
          </table:table-cell>
          <table:table-cell office:value-type="float" office:value="0.05031255" calcext:value-type="float">
            <text:p>0.05031255</text:p>
          </table:table-cell>
          <table:table-cell office:value-type="float" office:value="0.02821445" calcext:value-type="float">
            <text:p>0.02821445</text:p>
          </table:table-cell>
          <table:table-cell office:value-type="float" office:value="0.03530381" calcext:value-type="float">
            <text:p>0.03530381</text:p>
          </table:table-cell>
          <table:table-cell office:value-type="float" office:value="0.08018161" calcext:value-type="float">
            <text:p>0.08018161</text:p>
          </table:table-cell>
          <table:table-cell office:value-type="float" office:value="0.1551568" calcext:value-type="float">
            <text:p>0.1551568</text:p>
          </table:table-cell>
          <table:table-cell office:value-type="float" office:value="0.1612768" calcext:value-type="float">
            <text:p>0.1612768</text:p>
          </table:table-cell>
          <table:table-cell office:value-type="float" office:value="0.161617" calcext:value-type="float">
            <text:p>0.161617</text:p>
          </table:table-cell>
          <table:table-cell office:value-type="float" office:value="0.1824704" calcext:value-type="float">
            <text:p>0.1824704</text:p>
          </table:table-cell>
          <table:table-cell office:value-type="float" office:value="0.1976508" calcext:value-type="float">
            <text:p>0.1976508</text:p>
          </table:table-cell>
          <table:table-cell office:value-type="float" office:value="0.1998769" calcext:value-type="float">
            <text:p>0.1998769</text:p>
          </table:table-cell>
          <table:table-cell office:value-type="float" office:value="0" calcext:value-type="float">
            <text:p>0</text:p>
          </table:table-cell>
          <table:table-cell office:value-type="float" office:value="36.00015" calcext:value-type="float">
            <text:p>36.00015</text:p>
          </table:table-cell>
          <table:table-cell office:value-type="float" office:value="31.71826" calcext:value-type="float">
            <text:p>31.71826</text:p>
          </table:table-cell>
          <table:table-cell office:value-type="float" office:value="42.59524" calcext:value-type="float">
            <text:p>42.59524</text:p>
          </table:table-cell>
          <table:table-cell office:value-type="float" office:value="7.182774" calcext:value-type="float">
            <text:p>7.182774</text:p>
          </table:table-cell>
          <table:table-cell office:value-type="float" office:value="6.432119" calcext:value-type="float">
            <text:p>6.432119</text:p>
          </table:table-cell>
          <table:table-cell office:value-type="float" office:value="2.624897" calcext:value-type="float">
            <text:p>2.624897</text:p>
          </table:table-cell>
          <table:table-cell office:value-type="float" office:value="2.831024" calcext:value-type="float">
            <text:p>2.831024</text:p>
          </table:table-cell>
          <table:table-cell office:value-type="float" office:value="5.24325" calcext:value-type="float">
            <text:p>5.24325</text:p>
          </table:table-cell>
          <table:table-cell office:value-type="float" office:value="8.752413" calcext:value-type="float">
            <text:p>8.752413</text:p>
          </table:table-cell>
          <table:table-cell office:value-type="float" office:value="9.406556" calcext:value-type="float">
            <text:p>9.406556</text:p>
          </table:table-cell>
          <table:table-cell office:value-type="float" office:value="9.513685" calcext:value-type="float">
            <text:p>9.513685</text:p>
          </table:table-cell>
          <table:table-cell office:value-type="float" office:value="11.3826" calcext:value-type="float">
            <text:p>11.3826</text:p>
          </table:table-cell>
          <table:table-cell office:value-type="float" office:value="12.89055" calcext:value-type="float">
            <text:p>12.89055</text:p>
          </table:table-cell>
          <table:table-cell office:value-type="float" office:value="13.1369" calcext:value-type="float">
            <text:p>13.1369</text:p>
          </table:table-cell>
          <table:table-cell office:value-type="float" office:value="0" calcext:value-type="float">
            <text:p>0</text:p>
          </table:table-cell>
          <table:table-cell office:value-type="float" office:value="0.2255213" calcext:value-type="float">
            <text:p>0.225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76687" calcext:value-type="float">
            <text:p>3.77668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.563767" calcext:value-type="float">
            <text:p>1.563767</text:p>
          </table:table-cell>
          <table:table-cell office:value-type="float" office:value="135.3318" calcext:value-type="float">
            <text:p>135.3318</text:p>
          </table:table-cell>
          <table:table-cell office:value-type="float" office:value="5" calcext:value-type="float">
            <text:p>5</text:p>
          </table:table-cell>
          <table:table-cell office:value-type="float" office:value="-4.109393" calcext:value-type="float">
            <text:p>-4.109393</text:p>
          </table:table-cell>
          <table:table-cell office:value-type="float" office:value="41.73399" calcext:value-type="float">
            <text:p>41.7339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92" calcext:value-type="float">
            <text:p>1162.292</text:p>
          </table:table-cell>
          <table:table-cell office:value-type="float" office:value="1.402429" calcext:value-type="float">
            <text:p>1.402429</text:p>
          </table:table-cell>
          <table:table-cell office:value-type="float" office:value="0" calcext:value-type="float">
            <text:p>0</text:p>
          </table:table-cell>
          <table:table-cell office:value-type="float" office:value="0.2380548" calcext:value-type="float">
            <text:p>0.2380548</text:p>
          </table:table-cell>
          <table:table-cell office:value-type="float" office:value="0.2551695" calcext:value-type="float">
            <text:p>0.2551695</text:p>
          </table:table-cell>
          <table:table-cell office:value-type="float" office:value="0.3158079" calcext:value-type="float">
            <text:p>0.3158079</text:p>
          </table:table-cell>
          <table:table-cell office:value-type="float" office:value="0.05700629" calcext:value-type="float">
            <text:p>0.05700629</text:p>
          </table:table-cell>
          <table:table-cell office:value-type="float" office:value="0.05058888" calcext:value-type="float">
            <text:p>0.05058888</text:p>
          </table:table-cell>
          <table:table-cell office:value-type="float" office:value="0.02784202" calcext:value-type="float">
            <text:p>0.02784202</text:p>
          </table:table-cell>
          <table:table-cell office:value-type="float" office:value="0.03511136" calcext:value-type="float">
            <text:p>0.03511136</text:p>
          </table:table-cell>
          <table:table-cell office:value-type="float" office:value="0.08000181" calcext:value-type="float">
            <text:p>0.08000181</text:p>
          </table:table-cell>
          <table:table-cell office:value-type="float" office:value="0.1551322" calcext:value-type="float">
            <text:p>0.1551322</text:p>
          </table:table-cell>
          <table:table-cell office:value-type="float" office:value="0.1613014" calcext:value-type="float">
            <text:p>0.1613014</text:p>
          </table:table-cell>
          <table:table-cell office:value-type="float" office:value="0.1616601" calcext:value-type="float">
            <text:p>0.1616601</text:p>
          </table:table-cell>
          <table:table-cell office:value-type="float" office:value="0.1824898" calcext:value-type="float">
            <text:p>0.1824898</text:p>
          </table:table-cell>
          <table:table-cell office:value-type="float" office:value="0.1976609" calcext:value-type="float">
            <text:p>0.1976609</text:p>
          </table:table-cell>
          <table:table-cell office:value-type="float" office:value="0.1998852" calcext:value-type="float">
            <text:p>0.1998852</text:p>
          </table:table-cell>
          <table:table-cell office:value-type="float" office:value="0" calcext:value-type="float">
            <text:p>0</text:p>
          </table:table-cell>
          <table:table-cell office:value-type="float" office:value="35.97964" calcext:value-type="float">
            <text:p>35.97964</text:p>
          </table:table-cell>
          <table:table-cell office:value-type="float" office:value="31.70244" calcext:value-type="float">
            <text:p>31.70244</text:p>
          </table:table-cell>
          <table:table-cell office:value-type="float" office:value="42.56559" calcext:value-type="float">
            <text:p>42.56559</text:p>
          </table:table-cell>
          <table:table-cell office:value-type="float" office:value="7.180933" calcext:value-type="float">
            <text:p>7.180933</text:p>
          </table:table-cell>
          <table:table-cell office:value-type="float" office:value="6.430064" calcext:value-type="float">
            <text:p>6.430064</text:p>
          </table:table-cell>
          <table:table-cell office:value-type="float" office:value="2.625873" calcext:value-type="float">
            <text:p>2.625873</text:p>
          </table:table-cell>
          <table:table-cell office:value-type="float" office:value="2.832549" calcext:value-type="float">
            <text:p>2.832549</text:p>
          </table:table-cell>
          <table:table-cell office:value-type="float" office:value="5.247198" calcext:value-type="float">
            <text:p>5.247198</text:p>
          </table:table-cell>
          <table:table-cell office:value-type="float" office:value="8.757532" calcext:value-type="float">
            <text:p>8.757532</text:p>
          </table:table-cell>
          <table:table-cell office:value-type="float" office:value="9.411038" calcext:value-type="float">
            <text:p>9.411038</text:p>
          </table:table-cell>
          <table:table-cell office:value-type="float" office:value="9.518323" calcext:value-type="float">
            <text:p>9.518323</text:p>
          </table:table-cell>
          <table:table-cell office:value-type="float" office:value="11.38531" calcext:value-type="float">
            <text:p>11.38531</text:p>
          </table:table-cell>
          <table:table-cell office:value-type="float" office:value="12.89148" calcext:value-type="float">
            <text:p>12.89148</text:p>
          </table:table-cell>
          <table:table-cell office:value-type="float" office:value="13.13769" calcext:value-type="float">
            <text:p>13.13769</text:p>
          </table:table-cell>
          <table:table-cell office:value-type="float" office:value="0" calcext:value-type="float">
            <text:p>0</text:p>
          </table:table-cell>
          <table:table-cell office:value-type="float" office:value="0.08345166" calcext:value-type="float">
            <text:p>0.0834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0708" calcext:value-type="float">
            <text:p>3.7807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.561938" calcext:value-type="float">
            <text:p>1.561938</text:p>
          </table:table-cell>
          <table:table-cell office:value-type="float" office:value="135.3296" calcext:value-type="float">
            <text:p>135.3296</text:p>
          </table:table-cell>
          <table:table-cell office:value-type="float" office:value="5" calcext:value-type="float">
            <text:p>5</text:p>
          </table:table-cell>
          <table:table-cell office:value-type="float" office:value="-4.108635" calcext:value-type="float">
            <text:p>-4.108635</text:p>
          </table:table-cell>
          <table:table-cell office:value-type="float" office:value="41.74304" calcext:value-type="float">
            <text:p>41.7430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86" calcext:value-type="float">
            <text:p>1162.286</text:p>
          </table:table-cell>
          <table:table-cell office:value-type="float" office:value="1.401915" calcext:value-type="float">
            <text:p>1.401915</text:p>
          </table:table-cell>
          <table:table-cell office:value-type="float" office:value="0" calcext:value-type="float">
            <text:p>0</text:p>
          </table:table-cell>
          <table:table-cell office:value-type="float" office:value="0.2540074" calcext:value-type="float">
            <text:p>0.2540074</text:p>
          </table:table-cell>
          <table:table-cell office:value-type="float" office:value="0.255949" calcext:value-type="float">
            <text:p>0.255949</text:p>
          </table:table-cell>
          <table:table-cell office:value-type="float" office:value="0.3197749" calcext:value-type="float">
            <text:p>0.3197749</text:p>
          </table:table-cell>
          <table:table-cell office:value-type="float" office:value="0.0576707" calcext:value-type="float">
            <text:p>0.0576707</text:p>
          </table:table-cell>
          <table:table-cell office:value-type="float" office:value="0.0514573" calcext:value-type="float">
            <text:p>0.0514573</text:p>
          </table:table-cell>
          <table:table-cell office:value-type="float" office:value="0.02807008" calcext:value-type="float">
            <text:p>0.02807008</text:p>
          </table:table-cell>
          <table:table-cell office:value-type="float" office:value="0.03521307" calcext:value-type="float">
            <text:p>0.03521307</text:p>
          </table:table-cell>
          <table:table-cell office:value-type="float" office:value="0.07996369" calcext:value-type="float">
            <text:p>0.07996369</text:p>
          </table:table-cell>
          <table:table-cell office:value-type="float" office:value="0.1551026" calcext:value-type="float">
            <text:p>0.1551026</text:p>
          </table:table-cell>
          <table:table-cell office:value-type="float" office:value="0.1613225" calcext:value-type="float">
            <text:p>0.1613225</text:p>
          </table:table-cell>
          <table:table-cell office:value-type="float" office:value="0.1617014" calcext:value-type="float">
            <text:p>0.1617014</text:p>
          </table:table-cell>
          <table:table-cell office:value-type="float" office:value="0.1825071" calcext:value-type="float">
            <text:p>0.1825071</text:p>
          </table:table-cell>
          <table:table-cell office:value-type="float" office:value="0.1976709" calcext:value-type="float">
            <text:p>0.1976709</text:p>
          </table:table-cell>
          <table:table-cell office:value-type="float" office:value="0.1998936" calcext:value-type="float">
            <text:p>0.1998936</text:p>
          </table:table-cell>
          <table:table-cell office:value-type="float" office:value="0" calcext:value-type="float">
            <text:p>0</text:p>
          </table:table-cell>
          <table:table-cell office:value-type="float" office:value="35.96452" calcext:value-type="float">
            <text:p>35.96452</text:p>
          </table:table-cell>
          <table:table-cell office:value-type="float" office:value="31.69044" calcext:value-type="float">
            <text:p>31.69044</text:p>
          </table:table-cell>
          <table:table-cell office:value-type="float" office:value="42.53944" calcext:value-type="float">
            <text:p>42.53944</text:p>
          </table:table-cell>
          <table:table-cell office:value-type="float" office:value="7.179343" calcext:value-type="float">
            <text:p>7.179343</text:p>
          </table:table-cell>
          <table:table-cell office:value-type="float" office:value="6.428403" calcext:value-type="float">
            <text:p>6.428403</text:p>
          </table:table-cell>
          <table:table-cell office:value-type="float" office:value="2.626854" calcext:value-type="float">
            <text:p>2.626854</text:p>
          </table:table-cell>
          <table:table-cell office:value-type="float" office:value="2.834076" calcext:value-type="float">
            <text:p>2.834076</text:p>
          </table:table-cell>
          <table:table-cell office:value-type="float" office:value="5.25111" calcext:value-type="float">
            <text:p>5.25111</text:p>
          </table:table-cell>
          <table:table-cell office:value-type="float" office:value="8.762651" calcext:value-type="float">
            <text:p>8.762651</text:p>
          </table:table-cell>
          <table:table-cell office:value-type="float" office:value="9.415517" calcext:value-type="float">
            <text:p>9.415517</text:p>
          </table:table-cell>
          <table:table-cell office:value-type="float" office:value="9.522962" calcext:value-type="float">
            <text:p>9.522962</text:p>
          </table:table-cell>
          <table:table-cell office:value-type="float" office:value="11.38803" calcext:value-type="float">
            <text:p>11.38803</text:p>
          </table:table-cell>
          <table:table-cell office:value-type="float" office:value="12.89241" calcext:value-type="float">
            <text:p>12.89241</text:p>
          </table:table-cell>
          <table:table-cell office:value-type="float" office:value="13.13848" calcext:value-type="float">
            <text:p>13.13848</text:p>
          </table:table-cell>
          <table:table-cell office:value-type="float" office:value="0" calcext:value-type="float">
            <text:p>0</text:p>
          </table:table-cell>
          <table:table-cell office:value-type="float" office:value="0.1044097" calcext:value-type="float">
            <text:p>0.104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5102" calcext:value-type="float">
            <text:p>3.7851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.560257" calcext:value-type="float">
            <text:p>1.560257</text:p>
          </table:table-cell>
          <table:table-cell office:value-type="float" office:value="135.3276" calcext:value-type="float">
            <text:p>135.3276</text:p>
          </table:table-cell>
          <table:table-cell office:value-type="float" office:value="5" calcext:value-type="float">
            <text:p>5</text:p>
          </table:table-cell>
          <table:table-cell office:value-type="float" office:value="-4.107872" calcext:value-type="float">
            <text:p>-4.107872</text:p>
          </table:table-cell>
          <table:table-cell office:value-type="float" office:value="41.75214" calcext:value-type="float">
            <text:p>41.7521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8" calcext:value-type="float">
            <text:p>1162.28</text:p>
          </table:table-cell>
          <table:table-cell office:value-type="float" office:value="1.400986" calcext:value-type="float">
            <text:p>1.400986</text:p>
          </table:table-cell>
          <table:table-cell office:value-type="float" office:value="0" calcext:value-type="float">
            <text:p>0</text:p>
          </table:table-cell>
          <table:table-cell office:value-type="float" office:value="0.2872827" calcext:value-type="float">
            <text:p>0.2872827</text:p>
          </table:table-cell>
          <table:table-cell office:value-type="float" office:value="0.2522322" calcext:value-type="float">
            <text:p>0.2522322</text:p>
          </table:table-cell>
          <table:table-cell office:value-type="float" office:value="0.3180941" calcext:value-type="float">
            <text:p>0.3180941</text:p>
          </table:table-cell>
          <table:table-cell office:value-type="float" office:value="0.05741709" calcext:value-type="float">
            <text:p>0.05741709</text:p>
          </table:table-cell>
          <table:table-cell office:value-type="float" office:value="0.05120895" calcext:value-type="float">
            <text:p>0.05120895</text:p>
          </table:table-cell>
          <table:table-cell office:value-type="float" office:value="0.02787091" calcext:value-type="float">
            <text:p>0.02787091</text:p>
          </table:table-cell>
          <table:table-cell office:value-type="float" office:value="0.03516213" calcext:value-type="float">
            <text:p>0.03516213</text:p>
          </table:table-cell>
          <table:table-cell office:value-type="float" office:value="0.07996495" calcext:value-type="float">
            <text:p>0.07996495</text:p>
          </table:table-cell>
          <table:table-cell office:value-type="float" office:value="0.1550922" calcext:value-type="float">
            <text:p>0.1550922</text:p>
          </table:table-cell>
          <table:table-cell office:value-type="float" office:value="0.1613452" calcext:value-type="float">
            <text:p>0.1613452</text:p>
          </table:table-cell>
          <table:table-cell office:value-type="float" office:value="0.1617435" calcext:value-type="float">
            <text:p>0.1617435</text:p>
          </table:table-cell>
          <table:table-cell office:value-type="float" office:value="0.1825248" calcext:value-type="float">
            <text:p>0.1825248</text:p>
          </table:table-cell>
          <table:table-cell office:value-type="float" office:value="0.1976809" calcext:value-type="float">
            <text:p>0.1976809</text:p>
          </table:table-cell>
          <table:table-cell office:value-type="float" office:value="0.1999019" calcext:value-type="float">
            <text:p>0.1999019</text:p>
          </table:table-cell>
          <table:table-cell office:value-type="float" office:value="0" calcext:value-type="float">
            <text:p>0</text:p>
          </table:table-cell>
          <table:table-cell office:value-type="float" office:value="35.95878" calcext:value-type="float">
            <text:p>35.95878</text:p>
          </table:table-cell>
          <table:table-cell office:value-type="float" office:value="31.67731" calcext:value-type="float">
            <text:p>31.67731</text:p>
          </table:table-cell>
          <table:table-cell office:value-type="float" office:value="42.51313" calcext:value-type="float">
            <text:p>42.51313</text:p>
          </table:table-cell>
          <table:table-cell office:value-type="float" office:value="7.177718" calcext:value-type="float">
            <text:p>7.177718</text:p>
          </table:table-cell>
          <table:table-cell office:value-type="float" office:value="6.426785" calcext:value-type="float">
            <text:p>6.426785</text:p>
          </table:table-cell>
          <table:table-cell office:value-type="float" office:value="2.627829" calcext:value-type="float">
            <text:p>2.627829</text:p>
          </table:table-cell>
          <table:table-cell office:value-type="float" office:value="2.835613" calcext:value-type="float">
            <text:p>2.835613</text:p>
          </table:table-cell>
          <table:table-cell office:value-type="float" office:value="5.25502" calcext:value-type="float">
            <text:p>5.25502</text:p>
          </table:table-cell>
          <table:table-cell office:value-type="float" office:value="8.767771" calcext:value-type="float">
            <text:p>8.767771</text:p>
          </table:table-cell>
          <table:table-cell office:value-type="float" office:value="9.419999" calcext:value-type="float">
            <text:p>9.419999</text:p>
          </table:table-cell>
          <table:table-cell office:value-type="float" office:value="9.527599" calcext:value-type="float">
            <text:p>9.527599</text:p>
          </table:table-cell>
          <table:table-cell office:value-type="float" office:value="11.39074" calcext:value-type="float">
            <text:p>11.39074</text:p>
          </table:table-cell>
          <table:table-cell office:value-type="float" office:value="12.89334" calcext:value-type="float">
            <text:p>12.89334</text:p>
          </table:table-cell>
          <table:table-cell office:value-type="float" office:value="13.13928" calcext:value-type="float">
            <text:p>13.13928</text:p>
          </table:table-cell>
          <table:table-cell office:value-type="float" office:value="0" calcext:value-type="float">
            <text:p>0</text:p>
          </table:table-cell>
          <table:table-cell office:value-type="float" office:value="0.3564339" calcext:value-type="float">
            <text:p>0.356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927" calcext:value-type="float">
            <text:p>3.7892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.558337" calcext:value-type="float">
            <text:p>1.558337</text:p>
          </table:table-cell>
          <table:table-cell office:value-type="float" office:value="135.3253" calcext:value-type="float">
            <text:p>135.3253</text:p>
          </table:table-cell>
          <table:table-cell office:value-type="float" office:value="5" calcext:value-type="float">
            <text:p>5</text:p>
          </table:table-cell>
          <table:table-cell office:value-type="float" office:value="-4.107126" calcext:value-type="float">
            <text:p>-4.107126</text:p>
          </table:table-cell>
          <table:table-cell office:value-type="float" office:value="41.76139" calcext:value-type="float">
            <text:p>41.7613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75" calcext:value-type="float">
            <text:p>1162.275</text:p>
          </table:table-cell>
          <table:table-cell office:value-type="float" office:value="1.39975" calcext:value-type="float">
            <text:p>1.39975</text:p>
          </table:table-cell>
          <table:table-cell office:value-type="float" office:value="0" calcext:value-type="float">
            <text:p>0</text:p>
          </table:table-cell>
          <table:table-cell office:value-type="float" office:value="0.3152889" calcext:value-type="float">
            <text:p>0.3152889</text:p>
          </table:table-cell>
          <table:table-cell office:value-type="float" office:value="0.2562826" calcext:value-type="float">
            <text:p>0.2562826</text:p>
          </table:table-cell>
          <table:table-cell office:value-type="float" office:value="0.3213533" calcext:value-type="float">
            <text:p>0.3213533</text:p>
          </table:table-cell>
          <table:table-cell office:value-type="float" office:value="0.05799801" calcext:value-type="float">
            <text:p>0.05799801</text:p>
          </table:table-cell>
          <table:table-cell office:value-type="float" office:value="0.05169039" calcext:value-type="float">
            <text:p>0.05169039</text:p>
          </table:table-cell>
          <table:table-cell office:value-type="float" office:value="0.02789752" calcext:value-type="float">
            <text:p>0.02789752</text:p>
          </table:table-cell>
          <table:table-cell office:value-type="float" office:value="0.03516472" calcext:value-type="float">
            <text:p>0.03516472</text:p>
          </table:table-cell>
          <table:table-cell office:value-type="float" office:value="0.07997312" calcext:value-type="float">
            <text:p>0.07997312</text:p>
          </table:table-cell>
          <table:table-cell office:value-type="float" office:value="0.1550988" calcext:value-type="float">
            <text:p>0.1550988</text:p>
          </table:table-cell>
          <table:table-cell office:value-type="float" office:value="0.1613736" calcext:value-type="float">
            <text:p>0.1613736</text:p>
          </table:table-cell>
          <table:table-cell office:value-type="float" office:value="0.1617885" calcext:value-type="float">
            <text:p>0.1617885</text:p>
          </table:table-cell>
          <table:table-cell office:value-type="float" office:value="0.1825459" calcext:value-type="float">
            <text:p>0.1825459</text:p>
          </table:table-cell>
          <table:table-cell office:value-type="float" office:value="0.1976909" calcext:value-type="float">
            <text:p>0.1976909</text:p>
          </table:table-cell>
          <table:table-cell office:value-type="float" office:value="0.1999102" calcext:value-type="float">
            <text:p>0.1999102</text:p>
          </table:table-cell>
          <table:table-cell office:value-type="float" office:value="0" calcext:value-type="float">
            <text:p>0</text:p>
          </table:table-cell>
          <table:table-cell office:value-type="float" office:value="35.96083" calcext:value-type="float">
            <text:p>35.96083</text:p>
          </table:table-cell>
          <table:table-cell office:value-type="float" office:value="31.66511" calcext:value-type="float">
            <text:p>31.66511</text:p>
          </table:table-cell>
          <table:table-cell office:value-type="float" office:value="42.48755" calcext:value-type="float">
            <text:p>42.48755</text:p>
          </table:table-cell>
          <table:table-cell office:value-type="float" office:value="7.176214" calcext:value-type="float">
            <text:p>7.176214</text:p>
          </table:table-cell>
          <table:table-cell office:value-type="float" office:value="6.425231" calcext:value-type="float">
            <text:p>6.425231</text:p>
          </table:table-cell>
          <table:table-cell office:value-type="float" office:value="2.628774" calcext:value-type="float">
            <text:p>2.628774</text:p>
          </table:table-cell>
          <table:table-cell office:value-type="float" office:value="2.837141" calcext:value-type="float">
            <text:p>2.837141</text:p>
          </table:table-cell>
          <table:table-cell office:value-type="float" office:value="5.25893" calcext:value-type="float">
            <text:p>5.25893</text:p>
          </table:table-cell>
          <table:table-cell office:value-type="float" office:value="8.77289" calcext:value-type="float">
            <text:p>8.77289</text:p>
          </table:table-cell>
          <table:table-cell office:value-type="float" office:value="9.424478" calcext:value-type="float">
            <text:p>9.424478</text:p>
          </table:table-cell>
          <table:table-cell office:value-type="float" office:value="9.532238" calcext:value-type="float">
            <text:p>9.532238</text:p>
          </table:table-cell>
          <table:table-cell office:value-type="float" office:value="11.39345" calcext:value-type="float">
            <text:p>11.39345</text:p>
          </table:table-cell>
          <table:table-cell office:value-type="float" office:value="12.89427" calcext:value-type="float">
            <text:p>12.89427</text:p>
          </table:table-cell>
          <table:table-cell office:value-type="float" office:value="13.14007" calcext:value-type="float">
            <text:p>13.14007</text:p>
          </table:table-cell>
          <table:table-cell office:value-type="float" office:value="0" calcext:value-type="float">
            <text:p>0</text:p>
          </table:table-cell>
          <table:table-cell office:value-type="float" office:value="1.06581" calcext:value-type="float">
            <text:p>1.06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3698" calcext:value-type="float">
            <text:p>3.7936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.556112" calcext:value-type="float">
            <text:p>1.556112</text:p>
          </table:table-cell>
          <table:table-cell office:value-type="float" office:value="135.3229" calcext:value-type="float">
            <text:p>135.3229</text:p>
          </table:table-cell>
          <table:table-cell office:value-type="float" office:value="5" calcext:value-type="float">
            <text:p>5</text:p>
          </table:table-cell>
          <table:table-cell office:value-type="float" office:value="-4.106403" calcext:value-type="float">
            <text:p>-4.106403</text:p>
          </table:table-cell>
          <table:table-cell office:value-type="float" office:value="41.7709" calcext:value-type="float">
            <text:p>41.770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55" calcext:value-type="float">
            <text:p>0.0005416755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35" calcext:value-type="float">
            <text:p>0.01566935</text:p>
          </table:table-cell>
          <table:table-cell office:value-type="float" office:value="1162.269" calcext:value-type="float">
            <text:p>1162.269</text:p>
          </table:table-cell>
          <table:table-cell office:value-type="float" office:value="1.398336" calcext:value-type="float">
            <text:p>1.398336</text:p>
          </table:table-cell>
          <table:table-cell office:value-type="float" office:value="0" calcext:value-type="float">
            <text:p>0</text:p>
          </table:table-cell>
          <table:table-cell office:value-type="float" office:value="0.3350942" calcext:value-type="float">
            <text:p>0.3350942</text:p>
          </table:table-cell>
          <table:table-cell office:value-type="float" office:value="0.2625499" calcext:value-type="float">
            <text:p>0.2625499</text:p>
          </table:table-cell>
          <table:table-cell office:value-type="float" office:value="0.3264665" calcext:value-type="float">
            <text:p>0.3264665</text:p>
          </table:table-cell>
          <table:table-cell office:value-type="float" office:value="0.05906458" calcext:value-type="float">
            <text:p>0.05906458</text:p>
          </table:table-cell>
          <table:table-cell office:value-type="float" office:value="0.05264318" calcext:value-type="float">
            <text:p>0.05264318</text:p>
          </table:table-cell>
          <table:table-cell office:value-type="float" office:value="0.02819926" calcext:value-type="float">
            <text:p>0.02819926</text:p>
          </table:table-cell>
          <table:table-cell office:value-type="float" office:value="0.03529001" calcext:value-type="float">
            <text:p>0.03529001</text:p>
          </table:table-cell>
          <table:table-cell office:value-type="float" office:value="0.08002282" calcext:value-type="float">
            <text:p>0.08002282</text:p>
          </table:table-cell>
          <table:table-cell office:value-type="float" office:value="0.1551165" calcext:value-type="float">
            <text:p>0.1551165</text:p>
          </table:table-cell>
          <table:table-cell office:value-type="float" office:value="0.161402" calcext:value-type="float">
            <text:p>0.161402</text:p>
          </table:table-cell>
          <table:table-cell office:value-type="float" office:value="0.1618319" calcext:value-type="float">
            <text:p>0.1618319</text:p>
          </table:table-cell>
          <table:table-cell office:value-type="float" office:value="0.1825667" calcext:value-type="float">
            <text:p>0.1825667</text:p>
          </table:table-cell>
          <table:table-cell office:value-type="float" office:value="0.1977009" calcext:value-type="float">
            <text:p>0.1977009</text:p>
          </table:table-cell>
          <table:table-cell office:value-type="float" office:value="0.1999185" calcext:value-type="float">
            <text:p>0.1999185</text:p>
          </table:table-cell>
          <table:table-cell office:value-type="float" office:value="0" calcext:value-type="float">
            <text:p>0</text:p>
          </table:table-cell>
          <table:table-cell office:value-type="float" office:value="35.96648" calcext:value-type="float">
            <text:p>35.96648</text:p>
          </table:table-cell>
          <table:table-cell office:value-type="float" office:value="31.65583" calcext:value-type="float">
            <text:p>31.65583</text:p>
          </table:table-cell>
          <table:table-cell office:value-type="float" office:value="42.46439" calcext:value-type="float">
            <text:p>42.46439</text:p>
          </table:table-cell>
          <table:table-cell office:value-type="float" office:value="7.175077" calcext:value-type="float">
            <text:p>7.175077</text:p>
          </table:table-cell>
          <table:table-cell office:value-type="float" office:value="6.423991" calcext:value-type="float">
            <text:p>6.423991</text:p>
          </table:table-cell>
          <table:table-cell office:value-type="float" office:value="2.629754" calcext:value-type="float">
            <text:p>2.629754</text:p>
          </table:table-cell>
          <table:table-cell office:value-type="float" office:value="2.838678" calcext:value-type="float">
            <text:p>2.838678</text:p>
          </table:table-cell>
          <table:table-cell office:value-type="float" office:value="5.262842" calcext:value-type="float">
            <text:p>5.262842</text:p>
          </table:table-cell>
          <table:table-cell office:value-type="float" office:value="8.77795" calcext:value-type="float">
            <text:p>8.77795</text:p>
          </table:table-cell>
          <table:table-cell office:value-type="float" office:value="9.42896" calcext:value-type="float">
            <text:p>9.42896</text:p>
          </table:table-cell>
          <table:table-cell office:value-type="float" office:value="9.536823" calcext:value-type="float">
            <text:p>9.536823</text:p>
          </table:table-cell>
          <table:table-cell office:value-type="float" office:value="11.39617" calcext:value-type="float">
            <text:p>11.39617</text:p>
          </table:table-cell>
          <table:table-cell office:value-type="float" office:value="12.8952" calcext:value-type="float">
            <text:p>12.8952</text:p>
          </table:table-cell>
          <table:table-cell office:value-type="float" office:value="13.14087" calcext:value-type="float">
            <text:p>13.14087</text:p>
          </table:table-cell>
          <table:table-cell office:value-type="float" office:value="0" calcext:value-type="float">
            <text:p>0</text:p>
          </table:table-cell>
          <table:table-cell office:value-type="float" office:value="1.256763" calcext:value-type="float">
            <text:p>1.25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98525" calcext:value-type="float">
            <text:p>3.7985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1.554145" calcext:value-type="float">
            <text:p>1.554145</text:p>
          </table:table-cell>
          <table:table-cell office:value-type="float" office:value="135.3206" calcext:value-type="float">
            <text:p>135.3206</text:p>
          </table:table-cell>
          <table:table-cell office:value-type="float" office:value="5" calcext:value-type="float">
            <text:p>5</text:p>
          </table:table-cell>
          <table:table-cell office:value-type="float" office:value="-4.105679" calcext:value-type="float">
            <text:p>-4.105679</text:p>
          </table:table-cell>
          <table:table-cell office:value-type="float" office:value="41.77968" calcext:value-type="float">
            <text:p>41.77968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64" calcext:value-type="float">
            <text:p>1162.264</text:p>
          </table:table-cell>
          <table:table-cell office:value-type="float" office:value="1.398003" calcext:value-type="float">
            <text:p>1.398003</text:p>
          </table:table-cell>
          <table:table-cell office:value-type="float" office:value="0" calcext:value-type="float">
            <text:p>0</text:p>
          </table:table-cell>
          <table:table-cell office:value-type="float" office:value="0.1626917" calcext:value-type="float">
            <text:p>0.1626917</text:p>
          </table:table-cell>
          <table:table-cell office:value-type="float" office:value="0.2441387" calcext:value-type="float">
            <text:p>0.2441387</text:p>
          </table:table-cell>
          <table:table-cell office:value-type="float" office:value="0.3110193" calcext:value-type="float">
            <text:p>0.3110193</text:p>
          </table:table-cell>
          <table:table-cell office:value-type="float" office:value="0.07384174" calcext:value-type="float">
            <text:p>0.07384174</text:p>
          </table:table-cell>
          <table:table-cell office:value-type="float" office:value="0.05326094" calcext:value-type="float">
            <text:p>0.05326094</text:p>
          </table:table-cell>
          <table:table-cell office:value-type="float" office:value="0.02841483" calcext:value-type="float">
            <text:p>0.02841483</text:p>
          </table:table-cell>
          <table:table-cell office:value-type="float" office:value="0.03501016" calcext:value-type="float">
            <text:p>0.03501016</text:p>
          </table:table-cell>
          <table:table-cell office:value-type="float" office:value="0.08004715" calcext:value-type="float">
            <text:p>0.08004715</text:p>
          </table:table-cell>
          <table:table-cell office:value-type="float" office:value="0.155133" calcext:value-type="float">
            <text:p>0.155133</text:p>
          </table:table-cell>
          <table:table-cell office:value-type="float" office:value="0.1614245" calcext:value-type="float">
            <text:p>0.1614245</text:p>
          </table:table-cell>
          <table:table-cell office:value-type="float" office:value="0.1618671" calcext:value-type="float">
            <text:p>0.1618671</text:p>
          </table:table-cell>
          <table:table-cell office:value-type="float" office:value="0.1825848" calcext:value-type="float">
            <text:p>0.1825848</text:p>
          </table:table-cell>
          <table:table-cell office:value-type="float" office:value="0.1977113" calcext:value-type="float">
            <text:p>0.1977113</text:p>
          </table:table-cell>
          <table:table-cell office:value-type="float" office:value="0.1999269" calcext:value-type="float">
            <text:p>0.1999269</text:p>
          </table:table-cell>
          <table:table-cell office:value-type="float" office:value="0" calcext:value-type="float">
            <text:p>0</text:p>
          </table:table-cell>
          <table:table-cell office:value-type="float" office:value="35.9267" calcext:value-type="float">
            <text:p>35.9267</text:p>
          </table:table-cell>
          <table:table-cell office:value-type="float" office:value="31.64026" calcext:value-type="float">
            <text:p>31.64026</text:p>
          </table:table-cell>
          <table:table-cell office:value-type="float" office:value="42.43915" calcext:value-type="float">
            <text:p>42.43915</text:p>
          </table:table-cell>
          <table:table-cell office:value-type="float" office:value="7.175514" calcext:value-type="float">
            <text:p>7.175514</text:p>
          </table:table-cell>
          <table:table-cell office:value-type="float" office:value="6.423027" calcext:value-type="float">
            <text:p>6.423027</text:p>
          </table:table-cell>
          <table:table-cell office:value-type="float" office:value="2.630794" calcext:value-type="float">
            <text:p>2.630794</text:p>
          </table:table-cell>
          <table:table-cell office:value-type="float" office:value="2.840186" calcext:value-type="float">
            <text:p>2.840186</text:p>
          </table:table-cell>
          <table:table-cell office:value-type="float" office:value="5.266752" calcext:value-type="float">
            <text:p>5.266752</text:p>
          </table:table-cell>
          <table:table-cell office:value-type="float" office:value="8.782979" calcext:value-type="float">
            <text:p>8.782979</text:p>
          </table:table-cell>
          <table:table-cell office:value-type="float" office:value="9.43344" calcext:value-type="float">
            <text:p>9.43344</text:p>
          </table:table-cell>
          <table:table-cell office:value-type="float" office:value="9.541405" calcext:value-type="float">
            <text:p>9.541405</text:p>
          </table:table-cell>
          <table:table-cell office:value-type="float" office:value="11.39888" calcext:value-type="float">
            <text:p>11.39888</text:p>
          </table:table-cell>
          <table:table-cell office:value-type="float" office:value="12.89613" calcext:value-type="float">
            <text:p>12.89613</text:p>
          </table:table-cell>
          <table:table-cell office:value-type="float" office:value="13.14168" calcext:value-type="float">
            <text:p>13.14168</text:p>
          </table:table-cell>
          <table:table-cell office:value-type="float" office:value="0" calcext:value-type="float">
            <text:p>0</text:p>
          </table:table-cell>
          <table:table-cell office:value-type="float" office:value="0.07677684" calcext:value-type="float">
            <text:p>0.0767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3002" calcext:value-type="float">
            <text:p>3.8030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.552204" calcext:value-type="float">
            <text:p>1.552204</text:p>
          </table:table-cell>
          <table:table-cell office:value-type="float" office:value="135.3183" calcext:value-type="float">
            <text:p>135.3183</text:p>
          </table:table-cell>
          <table:table-cell office:value-type="float" office:value="5" calcext:value-type="float">
            <text:p>5</text:p>
          </table:table-cell>
          <table:table-cell office:value-type="float" office:value="-4.104977" calcext:value-type="float">
            <text:p>-4.104977</text:p>
          </table:table-cell>
          <table:table-cell office:value-type="float" office:value="41.78851" calcext:value-type="float">
            <text:p>41.78851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59" calcext:value-type="float">
            <text:p>1162.259</text:p>
          </table:table-cell>
          <table:table-cell office:value-type="float" office:value="1.398273" calcext:value-type="float">
            <text:p>1.398273</text:p>
          </table:table-cell>
          <table:table-cell office:value-type="float" office:value="0" calcext:value-type="float">
            <text:p>0</text:p>
          </table:table-cell>
          <table:table-cell office:value-type="float" office:value="0.1868775" calcext:value-type="float">
            <text:p>0.1868775</text:p>
          </table:table-cell>
          <table:table-cell office:value-type="float" office:value="0.2615132" calcext:value-type="float">
            <text:p>0.2615132</text:p>
          </table:table-cell>
          <table:table-cell office:value-type="float" office:value="0.3201425" calcext:value-type="float">
            <text:p>0.3201425</text:p>
          </table:table-cell>
          <table:table-cell office:value-type="float" office:value="0.06886332" calcext:value-type="float">
            <text:p>0.06886332</text:p>
          </table:table-cell>
          <table:table-cell office:value-type="float" office:value="0.05357697" calcext:value-type="float">
            <text:p>0.05357697</text:p>
          </table:table-cell>
          <table:table-cell office:value-type="float" office:value="0.02874568" calcext:value-type="float">
            <text:p>0.02874568</text:p>
          </table:table-cell>
          <table:table-cell office:value-type="float" office:value="0.03534234" calcext:value-type="float">
            <text:p>0.03534234</text:p>
          </table:table-cell>
          <table:table-cell office:value-type="float" office:value="0.08012109" calcext:value-type="float">
            <text:p>0.08012109</text:p>
          </table:table-cell>
          <table:table-cell office:value-type="float" office:value="0.1551563" calcext:value-type="float">
            <text:p>0.1551563</text:p>
          </table:table-cell>
          <table:table-cell office:value-type="float" office:value="0.161452" calcext:value-type="float">
            <text:p>0.161452</text:p>
          </table:table-cell>
          <table:table-cell office:value-type="float" office:value="0.1619046" calcext:value-type="float">
            <text:p>0.1619046</text:p>
          </table:table-cell>
          <table:table-cell office:value-type="float" office:value="0.1826032" calcext:value-type="float">
            <text:p>0.1826032</text:p>
          </table:table-cell>
          <table:table-cell office:value-type="float" office:value="0.197721" calcext:value-type="float">
            <text:p>0.197721</text:p>
          </table:table-cell>
          <table:table-cell office:value-type="float" office:value="0.1999352" calcext:value-type="float">
            <text:p>0.1999352</text:p>
          </table:table-cell>
          <table:table-cell office:value-type="float" office:value="0" calcext:value-type="float">
            <text:p>0</text:p>
          </table:table-cell>
          <table:table-cell office:value-type="float" office:value="35.88054" calcext:value-type="float">
            <text:p>35.88054</text:p>
          </table:table-cell>
          <table:table-cell office:value-type="float" office:value="31.62612" calcext:value-type="float">
            <text:p>31.62612</text:p>
          </table:table-cell>
          <table:table-cell office:value-type="float" office:value="42.41065" calcext:value-type="float">
            <text:p>42.41065</text:p>
          </table:table-cell>
          <table:table-cell office:value-type="float" office:value="7.18025" calcext:value-type="float">
            <text:p>7.18025</text:p>
          </table:table-cell>
          <table:table-cell office:value-type="float" office:value="6.422312" calcext:value-type="float">
            <text:p>6.422312</text:p>
          </table:table-cell>
          <table:table-cell office:value-type="float" office:value="2.631908" calcext:value-type="float">
            <text:p>2.631908</text:p>
          </table:table-cell>
          <table:table-cell office:value-type="float" office:value="2.841733" calcext:value-type="float">
            <text:p>2.841733</text:p>
          </table:table-cell>
          <table:table-cell office:value-type="float" office:value="5.270664" calcext:value-type="float">
            <text:p>5.270664</text:p>
          </table:table-cell>
          <table:table-cell office:value-type="float" office:value="8.788007" calcext:value-type="float">
            <text:p>8.788007</text:p>
          </table:table-cell>
          <table:table-cell office:value-type="float" office:value="9.437919" calcext:value-type="float">
            <text:p>9.437919</text:p>
          </table:table-cell>
          <table:table-cell office:value-type="float" office:value="9.545986" calcext:value-type="float">
            <text:p>9.545986</text:p>
          </table:table-cell>
          <table:table-cell office:value-type="float" office:value="11.4016" calcext:value-type="float">
            <text:p>11.4016</text:p>
          </table:table-cell>
          <table:table-cell office:value-type="float" office:value="12.89706" calcext:value-type="float">
            <text:p>12.89706</text:p>
          </table:table-cell>
          <table:table-cell office:value-type="float" office:value="13.14247" calcext:value-type="float">
            <text:p>13.14247</text:p>
          </table:table-cell>
          <table:table-cell office:value-type="float" office:value="0" calcext:value-type="float">
            <text:p>0</text:p>
          </table:table-cell>
          <table:table-cell office:value-type="float" office:value="0.08306658" calcext:value-type="float">
            <text:p>0.08306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07479" calcext:value-type="float">
            <text:p>3.80747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.550476" calcext:value-type="float">
            <text:p>1.550476</text:p>
          </table:table-cell>
          <table:table-cell office:value-type="float" office:value="135.3162" calcext:value-type="float">
            <text:p>135.3162</text:p>
          </table:table-cell>
          <table:table-cell office:value-type="float" office:value="5" calcext:value-type="float">
            <text:p>5</text:p>
          </table:table-cell>
          <table:table-cell office:value-type="float" office:value="-4.104277" calcext:value-type="float">
            <text:p>-4.104277</text:p>
          </table:table-cell>
          <table:table-cell office:value-type="float" office:value="41.79757" calcext:value-type="float">
            <text:p>41.7975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54" calcext:value-type="float">
            <text:p>1162.254</text:p>
          </table:table-cell>
          <table:table-cell office:value-type="float" office:value="1.398094" calcext:value-type="float">
            <text:p>1.398094</text:p>
          </table:table-cell>
          <table:table-cell office:value-type="float" office:value="0" calcext:value-type="float">
            <text:p>0</text:p>
          </table:table-cell>
          <table:table-cell office:value-type="float" office:value="0.215652" calcext:value-type="float">
            <text:p>0.215652</text:p>
          </table:table-cell>
          <table:table-cell office:value-type="float" office:value="0.2553996" calcext:value-type="float">
            <text:p>0.2553996</text:p>
          </table:table-cell>
          <table:table-cell office:value-type="float" office:value="0.3175317" calcext:value-type="float">
            <text:p>0.3175317</text:p>
          </table:table-cell>
          <table:table-cell office:value-type="float" office:value="0.06057169" calcext:value-type="float">
            <text:p>0.06057169</text:p>
          </table:table-cell>
          <table:table-cell office:value-type="float" office:value="0.05237649" calcext:value-type="float">
            <text:p>0.05237649</text:p>
          </table:table-cell>
          <table:table-cell office:value-type="float" office:value="0.02860955" calcext:value-type="float">
            <text:p>0.02860955</text:p>
          </table:table-cell>
          <table:table-cell office:value-type="float" office:value="0.035395" calcext:value-type="float">
            <text:p>0.035395</text:p>
          </table:table-cell>
          <table:table-cell office:value-type="float" office:value="0.08018303" calcext:value-type="float">
            <text:p>0.08018303</text:p>
          </table:table-cell>
          <table:table-cell office:value-type="float" office:value="0.1551978" calcext:value-type="float">
            <text:p>0.1551978</text:p>
          </table:table-cell>
          <table:table-cell office:value-type="float" office:value="0.1614848" calcext:value-type="float">
            <text:p>0.1614848</text:p>
          </table:table-cell>
          <table:table-cell office:value-type="float" office:value="0.1619445" calcext:value-type="float">
            <text:p>0.1619445</text:p>
          </table:table-cell>
          <table:table-cell office:value-type="float" office:value="0.1826215" calcext:value-type="float">
            <text:p>0.1826215</text:p>
          </table:table-cell>
          <table:table-cell office:value-type="float" office:value="0.1977311" calcext:value-type="float">
            <text:p>0.1977311</text:p>
          </table:table-cell>
          <table:table-cell office:value-type="float" office:value="0.1999435" calcext:value-type="float">
            <text:p>0.1999435</text:p>
          </table:table-cell>
          <table:table-cell office:value-type="float" office:value="0" calcext:value-type="float">
            <text:p>0</text:p>
          </table:table-cell>
          <table:table-cell office:value-type="float" office:value="35.84799" calcext:value-type="float">
            <text:p>35.84799</text:p>
          </table:table-cell>
          <table:table-cell office:value-type="float" office:value="31.6149" calcext:value-type="float">
            <text:p>31.6149</text:p>
          </table:table-cell>
          <table:table-cell office:value-type="float" office:value="42.38552" calcext:value-type="float">
            <text:p>42.38552</text:p>
          </table:table-cell>
          <table:table-cell office:value-type="float" office:value="7.181424" calcext:value-type="float">
            <text:p>7.181424</text:p>
          </table:table-cell>
          <table:table-cell office:value-type="float" office:value="6.421422" calcext:value-type="float">
            <text:p>6.421422</text:p>
          </table:table-cell>
          <table:table-cell office:value-type="float" office:value="2.633074" calcext:value-type="float">
            <text:p>2.633074</text:p>
          </table:table-cell>
          <table:table-cell office:value-type="float" office:value="2.843316" calcext:value-type="float">
            <text:p>2.843316</text:p>
          </table:table-cell>
          <table:table-cell office:value-type="float" office:value="5.274598" calcext:value-type="float">
            <text:p>5.274598</text:p>
          </table:table-cell>
          <table:table-cell office:value-type="float" office:value="8.793035" calcext:value-type="float">
            <text:p>8.793035</text:p>
          </table:table-cell>
          <table:table-cell office:value-type="float" office:value="9.44232" calcext:value-type="float">
            <text:p>9.44232</text:p>
          </table:table-cell>
          <table:table-cell office:value-type="float" office:value="9.550569" calcext:value-type="float">
            <text:p>9.550569</text:p>
          </table:table-cell>
          <table:table-cell office:value-type="float" office:value="11.4043" calcext:value-type="float">
            <text:p>11.4043</text:p>
          </table:table-cell>
          <table:table-cell office:value-type="float" office:value="12.89799" calcext:value-type="float">
            <text:p>12.89799</text:p>
          </table:table-cell>
          <table:table-cell office:value-type="float" office:value="13.14328" calcext:value-type="float">
            <text:p>13.14328</text:p>
          </table:table-cell>
          <table:table-cell office:value-type="float" office:value="0" calcext:value-type="float">
            <text:p>0</text:p>
          </table:table-cell>
          <table:table-cell office:value-type="float" office:value="0.1322439" calcext:value-type="float">
            <text:p>0.132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1676" calcext:value-type="float">
            <text:p>3.81167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.549226" calcext:value-type="float">
            <text:p>1.549226</text:p>
          </table:table-cell>
          <table:table-cell office:value-type="float" office:value="135.3143" calcext:value-type="float">
            <text:p>135.3143</text:p>
          </table:table-cell>
          <table:table-cell office:value-type="float" office:value="5" calcext:value-type="float">
            <text:p>5</text:p>
          </table:table-cell>
          <table:table-cell office:value-type="float" office:value="-4.103549" calcext:value-type="float">
            <text:p>-4.103549</text:p>
          </table:table-cell>
          <table:table-cell office:value-type="float" office:value="41.80626" calcext:value-type="float">
            <text:p>41.80626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49" calcext:value-type="float">
            <text:p>1162.249</text:p>
          </table:table-cell>
          <table:table-cell office:value-type="float" office:value="1.397557" calcext:value-type="float">
            <text:p>1.397557</text:p>
          </table:table-cell>
          <table:table-cell office:value-type="float" office:value="0" calcext:value-type="float">
            <text:p>0</text:p>
          </table:table-cell>
          <table:table-cell office:value-type="float" office:value="0.2217474" calcext:value-type="float">
            <text:p>0.2217474</text:p>
          </table:table-cell>
          <table:table-cell office:value-type="float" office:value="0.2469844" calcext:value-type="float">
            <text:p>0.2469844</text:p>
          </table:table-cell>
          <table:table-cell office:value-type="float" office:value="0.309049" calcext:value-type="float">
            <text:p>0.309049</text:p>
          </table:table-cell>
          <table:table-cell office:value-type="float" office:value="0.0566826" calcext:value-type="float">
            <text:p>0.0566826</text:p>
          </table:table-cell>
          <table:table-cell office:value-type="float" office:value="0.05062944" calcext:value-type="float">
            <text:p>0.05062944</text:p>
          </table:table-cell>
          <table:table-cell office:value-type="float" office:value="0.02782322" calcext:value-type="float">
            <text:p>0.02782322</text:p>
          </table:table-cell>
          <table:table-cell office:value-type="float" office:value="0.03512863" calcext:value-type="float">
            <text:p>0.03512863</text:p>
          </table:table-cell>
          <table:table-cell office:value-type="float" office:value="0.08014739" calcext:value-type="float">
            <text:p>0.08014739</text:p>
          </table:table-cell>
          <table:table-cell office:value-type="float" office:value="0.1552362" calcext:value-type="float">
            <text:p>0.1552362</text:p>
          </table:table-cell>
          <table:table-cell office:value-type="float" office:value="0.1615203" calcext:value-type="float">
            <text:p>0.1615203</text:p>
          </table:table-cell>
          <table:table-cell office:value-type="float" office:value="0.1619865" calcext:value-type="float">
            <text:p>0.1619865</text:p>
          </table:table-cell>
          <table:table-cell office:value-type="float" office:value="0.1826401" calcext:value-type="float">
            <text:p>0.1826401</text:p>
          </table:table-cell>
          <table:table-cell office:value-type="float" office:value="0.1977411" calcext:value-type="float">
            <text:p>0.1977411</text:p>
          </table:table-cell>
          <table:table-cell office:value-type="float" office:value="0.1999518" calcext:value-type="float">
            <text:p>0.1999518</text:p>
          </table:table-cell>
          <table:table-cell office:value-type="float" office:value="0" calcext:value-type="float">
            <text:p>0</text:p>
          </table:table-cell>
          <table:table-cell office:value-type="float" office:value="35.82211" calcext:value-type="float">
            <text:p>35.82211</text:p>
          </table:table-cell>
          <table:table-cell office:value-type="float" office:value="31.60028" calcext:value-type="float">
            <text:p>31.60028</text:p>
          </table:table-cell>
          <table:table-cell office:value-type="float" office:value="42.35791" calcext:value-type="float">
            <text:p>42.35791</text:p>
          </table:table-cell>
          <table:table-cell office:value-type="float" office:value="7.180162" calcext:value-type="float">
            <text:p>7.180162</text:p>
          </table:table-cell>
          <table:table-cell office:value-type="float" office:value="6.419898" calcext:value-type="float">
            <text:p>6.419898</text:p>
          </table:table-cell>
          <table:table-cell office:value-type="float" office:value="2.634106" calcext:value-type="float">
            <text:p>2.634106</text:p>
          </table:table-cell>
          <table:table-cell office:value-type="float" office:value="2.844876" calcext:value-type="float">
            <text:p>2.844876</text:p>
          </table:table-cell>
          <table:table-cell office:value-type="float" office:value="5.278525" calcext:value-type="float">
            <text:p>5.278525</text:p>
          </table:table-cell>
          <table:table-cell office:value-type="float" office:value="8.798062" calcext:value-type="float">
            <text:p>8.798062</text:p>
          </table:table-cell>
          <table:table-cell office:value-type="float" office:value="9.446727" calcext:value-type="float">
            <text:p>9.446727</text:p>
          </table:table-cell>
          <table:table-cell office:value-type="float" office:value="9.55515" calcext:value-type="float">
            <text:p>9.55515</text:p>
          </table:table-cell>
          <table:table-cell office:value-type="float" office:value="11.40702" calcext:value-type="float">
            <text:p>11.40702</text:p>
          </table:table-cell>
          <table:table-cell office:value-type="float" office:value="12.89892" calcext:value-type="float">
            <text:p>12.89892</text:p>
          </table:table-cell>
          <table:table-cell office:value-type="float" office:value="13.14406" calcext:value-type="float">
            <text:p>13.14406</text:p>
          </table:table-cell>
          <table:table-cell office:value-type="float" office:value="0" calcext:value-type="float">
            <text:p>0</text:p>
          </table:table-cell>
          <table:table-cell office:value-type="float" office:value="0.1504624" calcext:value-type="float">
            <text:p>0.150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15235" calcext:value-type="float">
            <text:p>3.8152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3.901751" calcext:value-type="float">
            <text:p>3.901751</text:p>
          </table:table-cell>
          <table:table-cell office:value-type="float" office:value="135.3125" calcext:value-type="float">
            <text:p>135.312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1467" calcext:value-type="float">
            <text:p>41.8146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43" calcext:value-type="float">
            <text:p>1162.243</text:p>
          </table:table-cell>
          <table:table-cell office:value-type="float" office:value="1.396644" calcext:value-type="float">
            <text:p>1.396644</text:p>
          </table:table-cell>
          <table:table-cell office:value-type="float" office:value="0" calcext:value-type="float">
            <text:p>0</text:p>
          </table:table-cell>
          <table:table-cell office:value-type="float" office:value="0.2277243" calcext:value-type="float">
            <text:p>0.2277243</text:p>
          </table:table-cell>
          <table:table-cell office:value-type="float" office:value="0.2424537" calcext:value-type="float">
            <text:p>0.2424537</text:p>
          </table:table-cell>
          <table:table-cell office:value-type="float" office:value="0.3055569" calcext:value-type="float">
            <text:p>0.3055569</text:p>
          </table:table-cell>
          <table:table-cell office:value-type="float" office:value="0.05570892" calcext:value-type="float">
            <text:p>0.05570892</text:p>
          </table:table-cell>
          <table:table-cell office:value-type="float" office:value="0.04987994" calcext:value-type="float">
            <text:p>0.04987994</text:p>
          </table:table-cell>
          <table:table-cell office:value-type="float" office:value="0.02721184" calcext:value-type="float">
            <text:p>0.02721184</text:p>
          </table:table-cell>
          <table:table-cell office:value-type="float" office:value="0.03483449" calcext:value-type="float">
            <text:p>0.03483449</text:p>
          </table:table-cell>
          <table:table-cell office:value-type="float" office:value="0.08003253" calcext:value-type="float">
            <text:p>0.08003253</text:p>
          </table:table-cell>
          <table:table-cell office:value-type="float" office:value="0.1552385" calcext:value-type="float">
            <text:p>0.1552385</text:p>
          </table:table-cell>
          <table:table-cell office:value-type="float" office:value="0.1615443" calcext:value-type="float">
            <text:p>0.1615443</text:p>
          </table:table-cell>
          <table:table-cell office:value-type="float" office:value="0.1620215" calcext:value-type="float">
            <text:p>0.1620215</text:p>
          </table:table-cell>
          <table:table-cell office:value-type="float" office:value="0.1826261" calcext:value-type="float">
            <text:p>0.1826261</text:p>
          </table:table-cell>
          <table:table-cell office:value-type="float" office:value="0.1977509" calcext:value-type="float">
            <text:p>0.1977509</text:p>
          </table:table-cell>
          <table:table-cell office:value-type="float" office:value="0.19996" calcext:value-type="float">
            <text:p>0.19996</text:p>
          </table:table-cell>
          <table:table-cell office:value-type="float" office:value="0" calcext:value-type="float">
            <text:p>0</text:p>
          </table:table-cell>
          <table:table-cell office:value-type="float" office:value="35.55331" calcext:value-type="float">
            <text:p>35.55331</text:p>
          </table:table-cell>
          <table:table-cell office:value-type="float" office:value="31.60534" calcext:value-type="float">
            <text:p>31.60534</text:p>
          </table:table-cell>
          <table:table-cell office:value-type="float" office:value="42.32695" calcext:value-type="float">
            <text:p>42.32695</text:p>
          </table:table-cell>
          <table:table-cell office:value-type="float" office:value="7.207387" calcext:value-type="float">
            <text:p>7.207387</text:p>
          </table:table-cell>
          <table:table-cell office:value-type="float" office:value="6.421676" calcext:value-type="float">
            <text:p>6.421676</text:p>
          </table:table-cell>
          <table:table-cell office:value-type="float" office:value="2.635237" calcext:value-type="float">
            <text:p>2.635237</text:p>
          </table:table-cell>
          <table:table-cell office:value-type="float" office:value="2.846395" calcext:value-type="float">
            <text:p>2.846395</text:p>
          </table:table-cell>
          <table:table-cell office:value-type="float" office:value="5.282391" calcext:value-type="float">
            <text:p>5.282391</text:p>
          </table:table-cell>
          <table:table-cell office:value-type="float" office:value="8.80309" calcext:value-type="float">
            <text:p>8.80309</text:p>
          </table:table-cell>
          <table:table-cell office:value-type="float" office:value="9.451155" calcext:value-type="float">
            <text:p>9.451155</text:p>
          </table:table-cell>
          <table:table-cell office:value-type="float" office:value="9.559758" calcext:value-type="float">
            <text:p>9.559758</text:p>
          </table:table-cell>
          <table:table-cell office:value-type="float" office:value="11.40973" calcext:value-type="float">
            <text:p>11.40973</text:p>
          </table:table-cell>
          <table:table-cell office:value-type="float" office:value="12.89985" calcext:value-type="float">
            <text:p>12.89985</text:p>
          </table:table-cell>
          <table:table-cell office:value-type="float" office:value="13.14216" calcext:value-type="float">
            <text:p>13.14216</text:p>
          </table:table-cell>
          <table:table-cell office:value-type="float" office:value="0" calcext:value-type="float">
            <text:p>0</text:p>
          </table:table-cell>
          <table:table-cell office:value-type="float" office:value="0.1870797" calcext:value-type="float">
            <text:p>0.187079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18736" calcext:value-type="float">
            <text:p>3.8187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3.899622" calcext:value-type="float">
            <text:p>3.899622</text:p>
          </table:table-cell>
          <table:table-cell office:value-type="float" office:value="135.3106" calcext:value-type="float">
            <text:p>135.310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2314" calcext:value-type="float">
            <text:p>41.8231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38" calcext:value-type="float">
            <text:p>1162.238</text:p>
          </table:table-cell>
          <table:table-cell office:value-type="float" office:value="1.39578" calcext:value-type="float">
            <text:p>1.39578</text:p>
          </table:table-cell>
          <table:table-cell office:value-type="float" office:value="0" calcext:value-type="float">
            <text:p>0</text:p>
          </table:table-cell>
          <table:table-cell office:value-type="float" office:value="0.2455555" calcext:value-type="float">
            <text:p>0.2455555</text:p>
          </table:table-cell>
          <table:table-cell office:value-type="float" office:value="0.2423584" calcext:value-type="float">
            <text:p>0.2423584</text:p>
          </table:table-cell>
          <table:table-cell office:value-type="float" office:value="0.3076266" calcext:value-type="float">
            <text:p>0.3076266</text:p>
          </table:table-cell>
          <table:table-cell office:value-type="float" office:value="0.05560866" calcext:value-type="float">
            <text:p>0.05560866</text:p>
          </table:table-cell>
          <table:table-cell office:value-type="float" office:value="0.04955259" calcext:value-type="float">
            <text:p>0.04955259</text:p>
          </table:table-cell>
          <table:table-cell office:value-type="float" office:value="0.02702078" calcext:value-type="float">
            <text:p>0.02702078</text:p>
          </table:table-cell>
          <table:table-cell office:value-type="float" office:value="0.03467305" calcext:value-type="float">
            <text:p>0.03467305</text:p>
          </table:table-cell>
          <table:table-cell office:value-type="float" office:value="0.07992687" calcext:value-type="float">
            <text:p>0.07992687</text:p>
          </table:table-cell>
          <table:table-cell office:value-type="float" office:value="0.1552132" calcext:value-type="float">
            <text:p>0.1552132</text:p>
          </table:table-cell>
          <table:table-cell office:value-type="float" office:value="0.1615612" calcext:value-type="float">
            <text:p>0.1615612</text:p>
          </table:table-cell>
          <table:table-cell office:value-type="float" office:value="0.1620556" calcext:value-type="float">
            <text:p>0.1620556</text:p>
          </table:table-cell>
          <table:table-cell office:value-type="float" office:value="0.1826186" calcext:value-type="float">
            <text:p>0.1826186</text:p>
          </table:table-cell>
          <table:table-cell office:value-type="float" office:value="0.1977611" calcext:value-type="float">
            <text:p>0.1977611</text:p>
          </table:table-cell>
          <table:table-cell office:value-type="float" office:value="0.1999683" calcext:value-type="float">
            <text:p>0.1999683</text:p>
          </table:table-cell>
          <table:table-cell office:value-type="float" office:value="0" calcext:value-type="float">
            <text:p>0</text:p>
          </table:table-cell>
          <table:table-cell office:value-type="float" office:value="35.54164" calcext:value-type="float">
            <text:p>35.54164</text:p>
          </table:table-cell>
          <table:table-cell office:value-type="float" office:value="31.58917" calcext:value-type="float">
            <text:p>31.58917</text:p>
          </table:table-cell>
          <table:table-cell office:value-type="float" office:value="42.29716" calcext:value-type="float">
            <text:p>42.29716</text:p>
          </table:table-cell>
          <table:table-cell office:value-type="float" office:value="7.205069" calcext:value-type="float">
            <text:p>7.205069</text:p>
          </table:table-cell>
          <table:table-cell office:value-type="float" office:value="6.419403" calcext:value-type="float">
            <text:p>6.419403</text:p>
          </table:table-cell>
          <table:table-cell office:value-type="float" office:value="2.63599" calcext:value-type="float">
            <text:p>2.63599</text:p>
          </table:table-cell>
          <table:table-cell office:value-type="float" office:value="2.847838" calcext:value-type="float">
            <text:p>2.847838</text:p>
          </table:table-cell>
          <table:table-cell office:value-type="float" office:value="5.286251" calcext:value-type="float">
            <text:p>5.286251</text:p>
          </table:table-cell>
          <table:table-cell office:value-type="float" office:value="8.808118" calcext:value-type="float">
            <text:p>8.808118</text:p>
          </table:table-cell>
          <table:table-cell office:value-type="float" office:value="9.45556" calcext:value-type="float">
            <text:p>9.45556</text:p>
          </table:table-cell>
          <table:table-cell office:value-type="float" office:value="9.56434" calcext:value-type="float">
            <text:p>9.56434</text:p>
          </table:table-cell>
          <table:table-cell office:value-type="float" office:value="11.41236" calcext:value-type="float">
            <text:p>11.41236</text:p>
          </table:table-cell>
          <table:table-cell office:value-type="float" office:value="12.90078" calcext:value-type="float">
            <text:p>12.90078</text:p>
          </table:table-cell>
          <table:table-cell office:value-type="float" office:value="13.14297" calcext:value-type="float">
            <text:p>13.14297</text:p>
          </table:table-cell>
          <table:table-cell office:value-type="float" office:value="0" calcext:value-type="float">
            <text:p>0</text:p>
          </table:table-cell>
          <table:table-cell office:value-type="float" office:value="0.2057263" calcext:value-type="float">
            <text:p>0.205726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2237" calcext:value-type="float">
            <text:p>3.822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3.896782" calcext:value-type="float">
            <text:p>3.896782</text:p>
          </table:table-cell>
          <table:table-cell office:value-type="float" office:value="135.3085" calcext:value-type="float">
            <text:p>135.308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3189" calcext:value-type="float">
            <text:p>41.8318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32" calcext:value-type="float">
            <text:p>1162.232</text:p>
          </table:table-cell>
          <table:table-cell office:value-type="float" office:value="1.394531" calcext:value-type="float">
            <text:p>1.394531</text:p>
          </table:table-cell>
          <table:table-cell office:value-type="float" office:value="0" calcext:value-type="float">
            <text:p>0</text:p>
          </table:table-cell>
          <table:table-cell office:value-type="float" office:value="0.2736059" calcext:value-type="float">
            <text:p>0.2736059</text:p>
          </table:table-cell>
          <table:table-cell office:value-type="float" office:value="0.2531979" calcext:value-type="float">
            <text:p>0.2531979</text:p>
          </table:table-cell>
          <table:table-cell office:value-type="float" office:value="0.3168259" calcext:value-type="float">
            <text:p>0.3168259</text:p>
          </table:table-cell>
          <table:table-cell office:value-type="float" office:value="0.05680747" calcext:value-type="float">
            <text:p>0.05680747</text:p>
          </table:table-cell>
          <table:table-cell office:value-type="float" office:value="0.04996269" calcext:value-type="float">
            <text:p>0.04996269</text:p>
          </table:table-cell>
          <table:table-cell office:value-type="float" office:value="0.02730674" calcext:value-type="float">
            <text:p>0.02730674</text:p>
          </table:table-cell>
          <table:table-cell office:value-type="float" office:value="0.03470501" calcext:value-type="float">
            <text:p>0.03470501</text:p>
          </table:table-cell>
          <table:table-cell office:value-type="float" office:value="0.07989745" calcext:value-type="float">
            <text:p>0.07989745</text:p>
          </table:table-cell>
          <table:table-cell office:value-type="float" office:value="0.1551919" calcext:value-type="float">
            <text:p>0.1551919</text:p>
          </table:table-cell>
          <table:table-cell office:value-type="float" office:value="0.1615795" calcext:value-type="float">
            <text:p>0.1615795</text:p>
          </table:table-cell>
          <table:table-cell office:value-type="float" office:value="0.1620926" calcext:value-type="float">
            <text:p>0.1620926</text:p>
          </table:table-cell>
          <table:table-cell office:value-type="float" office:value="0.1826319" calcext:value-type="float">
            <text:p>0.1826319</text:p>
          </table:table-cell>
          <table:table-cell office:value-type="float" office:value="0.1977711" calcext:value-type="float">
            <text:p>0.1977711</text:p>
          </table:table-cell>
          <table:table-cell office:value-type="float" office:value="0.1999766" calcext:value-type="float">
            <text:p>0.1999766</text:p>
          </table:table-cell>
          <table:table-cell office:value-type="float" office:value="0" calcext:value-type="float">
            <text:p>0</text:p>
          </table:table-cell>
          <table:table-cell office:value-type="float" office:value="35.53771" calcext:value-type="float">
            <text:p>35.53771</text:p>
          </table:table-cell>
          <table:table-cell office:value-type="float" office:value="31.57548" calcext:value-type="float">
            <text:p>31.57548</text:p>
          </table:table-cell>
          <table:table-cell office:value-type="float" office:value="42.26972" calcext:value-type="float">
            <text:p>42.26972</text:p>
          </table:table-cell>
          <table:table-cell office:value-type="float" office:value="7.202948" calcext:value-type="float">
            <text:p>7.202948</text:p>
          </table:table-cell>
          <table:table-cell office:value-type="float" office:value="6.417148" calcext:value-type="float">
            <text:p>6.417148</text:p>
          </table:table-cell>
          <table:table-cell office:value-type="float" office:value="2.636747" calcext:value-type="float">
            <text:p>2.636747</text:p>
          </table:table-cell>
          <table:table-cell office:value-type="float" office:value="2.84926" calcext:value-type="float">
            <text:p>2.84926</text:p>
          </table:table-cell>
          <table:table-cell office:value-type="float" office:value="5.290088" calcext:value-type="float">
            <text:p>5.290088</text:p>
          </table:table-cell>
          <table:table-cell office:value-type="float" office:value="8.813146" calcext:value-type="float">
            <text:p>8.813146</text:p>
          </table:table-cell>
          <table:table-cell office:value-type="float" office:value="9.459961" calcext:value-type="float">
            <text:p>9.459961</text:p>
          </table:table-cell>
          <table:table-cell office:value-type="float" office:value="9.568877" calcext:value-type="float">
            <text:p>9.568877</text:p>
          </table:table-cell>
          <table:table-cell office:value-type="float" office:value="11.41499" calcext:value-type="float">
            <text:p>11.41499</text:p>
          </table:table-cell>
          <table:table-cell office:value-type="float" office:value="12.90172" calcext:value-type="float">
            <text:p>12.90172</text:p>
          </table:table-cell>
          <table:table-cell office:value-type="float" office:value="13.1438" calcext:value-type="float">
            <text:p>13.1438</text:p>
          </table:table-cell>
          <table:table-cell office:value-type="float" office:value="0" calcext:value-type="float">
            <text:p>0</text:p>
          </table:table-cell>
          <table:table-cell office:value-type="float" office:value="0.2919611" calcext:value-type="float">
            <text:p>0.291961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26746" calcext:value-type="float">
            <text:p>3.8267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3.894133" calcext:value-type="float">
            <text:p>3.894133</text:p>
          </table:table-cell>
          <table:table-cell office:value-type="float" office:value="135.3062" calcext:value-type="float">
            <text:p>135.306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4097" calcext:value-type="float">
            <text:p>41.8409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27" calcext:value-type="float">
            <text:p>1162.227</text:p>
          </table:table-cell>
          <table:table-cell office:value-type="float" office:value="1.393852" calcext:value-type="float">
            <text:p>1.393852</text:p>
          </table:table-cell>
          <table:table-cell office:value-type="float" office:value="0" calcext:value-type="float">
            <text:p>0</text:p>
          </table:table-cell>
          <table:table-cell office:value-type="float" office:value="0.2805628" calcext:value-type="float">
            <text:p>0.2805628</text:p>
          </table:table-cell>
          <table:table-cell office:value-type="float" office:value="0.2531016" calcext:value-type="float">
            <text:p>0.2531016</text:p>
          </table:table-cell>
          <table:table-cell office:value-type="float" office:value="0.319133" calcext:value-type="float">
            <text:p>0.319133</text:p>
          </table:table-cell>
          <table:table-cell office:value-type="float" office:value="0.05705172" calcext:value-type="float">
            <text:p>0.05705172</text:p>
          </table:table-cell>
          <table:table-cell office:value-type="float" office:value="0.04976846" calcext:value-type="float">
            <text:p>0.04976846</text:p>
          </table:table-cell>
          <table:table-cell office:value-type="float" office:value="0.02767988" calcext:value-type="float">
            <text:p>0.02767988</text:p>
          </table:table-cell>
          <table:table-cell office:value-type="float" office:value="0.03484367" calcext:value-type="float">
            <text:p>0.03484367</text:p>
          </table:table-cell>
          <table:table-cell office:value-type="float" office:value="0.07997503" calcext:value-type="float">
            <text:p>0.07997503</text:p>
          </table:table-cell>
          <table:table-cell office:value-type="float" office:value="0.1551994" calcext:value-type="float">
            <text:p>0.1551994</text:p>
          </table:table-cell>
          <table:table-cell office:value-type="float" office:value="0.1616018" calcext:value-type="float">
            <text:p>0.1616018</text:p>
          </table:table-cell>
          <table:table-cell office:value-type="float" office:value="0.1621314" calcext:value-type="float">
            <text:p>0.1621314</text:p>
          </table:table-cell>
          <table:table-cell office:value-type="float" office:value="0.1826526" calcext:value-type="float">
            <text:p>0.1826526</text:p>
          </table:table-cell>
          <table:table-cell office:value-type="float" office:value="0.197781" calcext:value-type="float">
            <text:p>0.197781</text:p>
          </table:table-cell>
          <table:table-cell office:value-type="float" office:value="0.199985" calcext:value-type="float">
            <text:p>0.199985</text:p>
          </table:table-cell>
          <table:table-cell office:value-type="float" office:value="0" calcext:value-type="float">
            <text:p>0</text:p>
          </table:table-cell>
          <table:table-cell office:value-type="float" office:value="35.53792" calcext:value-type="float">
            <text:p>35.53792</text:p>
          </table:table-cell>
          <table:table-cell office:value-type="float" office:value="31.56439" calcext:value-type="float">
            <text:p>31.56439</text:p>
          </table:table-cell>
          <table:table-cell office:value-type="float" office:value="42.24509" calcext:value-type="float">
            <text:p>42.24509</text:p>
          </table:table-cell>
          <table:table-cell office:value-type="float" office:value="7.201234" calcext:value-type="float">
            <text:p>7.201234</text:p>
          </table:table-cell>
          <table:table-cell office:value-type="float" office:value="6.415009" calcext:value-type="float">
            <text:p>6.415009</text:p>
          </table:table-cell>
          <table:table-cell office:value-type="float" office:value="2.637599" calcext:value-type="float">
            <text:p>2.637599</text:p>
          </table:table-cell>
          <table:table-cell office:value-type="float" office:value="2.850704" calcext:value-type="float">
            <text:p>2.850704</text:p>
          </table:table-cell>
          <table:table-cell office:value-type="float" office:value="5.293918" calcext:value-type="float">
            <text:p>5.293918</text:p>
          </table:table-cell>
          <table:table-cell office:value-type="float" office:value="8.818173" calcext:value-type="float">
            <text:p>8.818173</text:p>
          </table:table-cell>
          <table:table-cell office:value-type="float" office:value="9.464367" calcext:value-type="float">
            <text:p>9.464367</text:p>
          </table:table-cell>
          <table:table-cell office:value-type="float" office:value="9.573402" calcext:value-type="float">
            <text:p>9.573402</text:p>
          </table:table-cell>
          <table:table-cell office:value-type="float" office:value="11.41764" calcext:value-type="float">
            <text:p>11.41764</text:p>
          </table:table-cell>
          <table:table-cell office:value-type="float" office:value="12.90265" calcext:value-type="float">
            <text:p>12.90265</text:p>
          </table:table-cell>
          <table:table-cell office:value-type="float" office:value="13.14461" calcext:value-type="float">
            <text:p>13.14461</text:p>
          </table:table-cell>
          <table:table-cell office:value-type="float" office:value="0" calcext:value-type="float">
            <text:p>0</text:p>
          </table:table-cell>
          <table:table-cell office:value-type="float" office:value="0.2403674" calcext:value-type="float">
            <text:p>0.240367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31059" calcext:value-type="float">
            <text:p>3.8310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3.891425" calcext:value-type="float">
            <text:p>3.891425</text:p>
          </table:table-cell>
          <table:table-cell office:value-type="float" office:value="135.3039" calcext:value-type="float">
            <text:p>135.303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5009" calcext:value-type="float">
            <text:p>41.8500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22" calcext:value-type="float">
            <text:p>1162.222</text:p>
          </table:table-cell>
          <table:table-cell office:value-type="float" office:value="1.393192" calcext:value-type="float">
            <text:p>1.393192</text:p>
          </table:table-cell>
          <table:table-cell office:value-type="float" office:value="0" calcext:value-type="float">
            <text:p>0</text:p>
          </table:table-cell>
          <table:table-cell office:value-type="float" office:value="0.299519" calcext:value-type="float">
            <text:p>0.299519</text:p>
          </table:table-cell>
          <table:table-cell office:value-type="float" office:value="0.2550794" calcext:value-type="float">
            <text:p>0.2550794</text:p>
          </table:table-cell>
          <table:table-cell office:value-type="float" office:value="0.3207887" calcext:value-type="float">
            <text:p>0.3207887</text:p>
          </table:table-cell>
          <table:table-cell office:value-type="float" office:value="0.05691744" calcext:value-type="float">
            <text:p>0.05691744</text:p>
          </table:table-cell>
          <table:table-cell office:value-type="float" office:value="0.04916799" calcext:value-type="float">
            <text:p>0.04916799</text:p>
          </table:table-cell>
          <table:table-cell office:value-type="float" office:value="0.02782002" calcext:value-type="float">
            <text:p>0.02782002</text:p>
          </table:table-cell>
          <table:table-cell office:value-type="float" office:value="0.03489362" calcext:value-type="float">
            <text:p>0.03489362</text:p>
          </table:table-cell>
          <table:table-cell office:value-type="float" office:value="0.08006488" calcext:value-type="float">
            <text:p>0.08006488</text:p>
          </table:table-cell>
          <table:table-cell office:value-type="float" office:value="0.1552383" calcext:value-type="float">
            <text:p>0.1552383</text:p>
          </table:table-cell>
          <table:table-cell office:value-type="float" office:value="0.1616305" calcext:value-type="float">
            <text:p>0.1616305</text:p>
          </table:table-cell>
          <table:table-cell office:value-type="float" office:value="0.162171" calcext:value-type="float">
            <text:p>0.162171</text:p>
          </table:table-cell>
          <table:table-cell office:value-type="float" office:value="0.1826766" calcext:value-type="float">
            <text:p>0.1826766</text:p>
          </table:table-cell>
          <table:table-cell office:value-type="float" office:value="0.1977907" calcext:value-type="float">
            <text:p>0.1977907</text:p>
          </table:table-cell>
          <table:table-cell office:value-type="float" office:value="0.1999933" calcext:value-type="float">
            <text:p>0.1999933</text:p>
          </table:table-cell>
          <table:table-cell office:value-type="float" office:value="0" calcext:value-type="float">
            <text:p>0</text:p>
          </table:table-cell>
          <table:table-cell office:value-type="float" office:value="35.54042" calcext:value-type="float">
            <text:p>35.54042</text:p>
          </table:table-cell>
          <table:table-cell office:value-type="float" office:value="31.55342" calcext:value-type="float">
            <text:p>31.55342</text:p>
          </table:table-cell>
          <table:table-cell office:value-type="float" office:value="42.22087" calcext:value-type="float">
            <text:p>42.22087</text:p>
          </table:table-cell>
          <table:table-cell office:value-type="float" office:value="7.19947" calcext:value-type="float">
            <text:p>7.19947</text:p>
          </table:table-cell>
          <table:table-cell office:value-type="float" office:value="6.412692" calcext:value-type="float">
            <text:p>6.412692</text:p>
          </table:table-cell>
          <table:table-cell office:value-type="float" office:value="2.638497" calcext:value-type="float">
            <text:p>2.638497</text:p>
          </table:table-cell>
          <table:table-cell office:value-type="float" office:value="2.852163" calcext:value-type="float">
            <text:p>2.852163</text:p>
          </table:table-cell>
          <table:table-cell office:value-type="float" office:value="5.297768" calcext:value-type="float">
            <text:p>5.297768</text:p>
          </table:table-cell>
          <table:table-cell office:value-type="float" office:value="8.823201" calcext:value-type="float">
            <text:p>8.823201</text:p>
          </table:table-cell>
          <table:table-cell office:value-type="float" office:value="9.468772" calcext:value-type="float">
            <text:p>9.468772</text:p>
          </table:table-cell>
          <table:table-cell office:value-type="float" office:value="9.577928" calcext:value-type="float">
            <text:p>9.577928</text:p>
          </table:table-cell>
          <table:table-cell office:value-type="float" office:value="11.42027" calcext:value-type="float">
            <text:p>11.42027</text:p>
          </table:table-cell>
          <table:table-cell office:value-type="float" office:value="12.90358" calcext:value-type="float">
            <text:p>12.90358</text:p>
          </table:table-cell>
          <table:table-cell office:value-type="float" office:value="13.14544" calcext:value-type="float">
            <text:p>13.14544</text:p>
          </table:table-cell>
          <table:table-cell office:value-type="float" office:value="0" calcext:value-type="float">
            <text:p>0</text:p>
          </table:table-cell>
          <table:table-cell office:value-type="float" office:value="0.2280207" calcext:value-type="float">
            <text:p>0.228020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35482" calcext:value-type="float">
            <text:p>3.8354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3.888543" calcext:value-type="float">
            <text:p>3.888543</text:p>
          </table:table-cell>
          <table:table-cell office:value-type="float" office:value="135.3013" calcext:value-type="float">
            <text:p>135.301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5938" calcext:value-type="float">
            <text:p>41.85938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17" calcext:value-type="float">
            <text:p>1162.217</text:p>
          </table:table-cell>
          <table:table-cell office:value-type="float" office:value="1.39267" calcext:value-type="float">
            <text:p>1.39267</text:p>
          </table:table-cell>
          <table:table-cell office:value-type="float" office:value="0" calcext:value-type="float">
            <text:p>0</text:p>
          </table:table-cell>
          <table:table-cell office:value-type="float" office:value="0.3272298" calcext:value-type="float">
            <text:p>0.3272298</text:p>
          </table:table-cell>
          <table:table-cell office:value-type="float" office:value="0.2589778" calcext:value-type="float">
            <text:p>0.2589778</text:p>
          </table:table-cell>
          <table:table-cell office:value-type="float" office:value="0.3243302" calcext:value-type="float">
            <text:p>0.3243302</text:p>
          </table:table-cell>
          <table:table-cell office:value-type="float" office:value="0.05708889" calcext:value-type="float">
            <text:p>0.05708889</text:p>
          </table:table-cell>
          <table:table-cell office:value-type="float" office:value="0.04868577" calcext:value-type="float">
            <text:p>0.04868577</text:p>
          </table:table-cell>
          <table:table-cell office:value-type="float" office:value="0.02812401" calcext:value-type="float">
            <text:p>0.02812401</text:p>
          </table:table-cell>
          <table:table-cell office:value-type="float" office:value="0.03501343" calcext:value-type="float">
            <text:p>0.03501343</text:p>
          </table:table-cell>
          <table:table-cell office:value-type="float" office:value="0.08016202" calcext:value-type="float">
            <text:p>0.08016202</text:p>
          </table:table-cell>
          <table:table-cell office:value-type="float" office:value="0.1552934" calcext:value-type="float">
            <text:p>0.1552934</text:p>
          </table:table-cell>
          <table:table-cell office:value-type="float" office:value="0.1616637" calcext:value-type="float">
            <text:p>0.1616637</text:p>
          </table:table-cell>
          <table:table-cell office:value-type="float" office:value="0.1622115" calcext:value-type="float">
            <text:p>0.1622115</text:p>
          </table:table-cell>
          <table:table-cell office:value-type="float" office:value="0.1827017" calcext:value-type="float">
            <text:p>0.1827017</text:p>
          </table:table-cell>
          <table:table-cell office:value-type="float" office:value="0.1978009" calcext:value-type="float">
            <text:p>0.1978009</text:p>
          </table:table-cell>
          <table:table-cell office:value-type="float" office:value="0.2000016" calcext:value-type="float">
            <text:p>0.2000016</text:p>
          </table:table-cell>
          <table:table-cell office:value-type="float" office:value="0" calcext:value-type="float">
            <text:p>0</text:p>
          </table:table-cell>
          <table:table-cell office:value-type="float" office:value="35.54745" calcext:value-type="float">
            <text:p>35.54745</text:p>
          </table:table-cell>
          <table:table-cell office:value-type="float" office:value="31.5439" calcext:value-type="float">
            <text:p>31.5439</text:p>
          </table:table-cell>
          <table:table-cell office:value-type="float" office:value="42.19781" calcext:value-type="float">
            <text:p>42.19781</text:p>
          </table:table-cell>
          <table:table-cell office:value-type="float" office:value="7.197725" calcext:value-type="float">
            <text:p>7.197725</text:p>
          </table:table-cell>
          <table:table-cell office:value-type="float" office:value="6.410188" calcext:value-type="float">
            <text:p>6.410188</text:p>
          </table:table-cell>
          <table:table-cell office:value-type="float" office:value="2.639447" calcext:value-type="float">
            <text:p>2.639447</text:p>
          </table:table-cell>
          <table:table-cell office:value-type="float" office:value="2.853633" calcext:value-type="float">
            <text:p>2.853633</text:p>
          </table:table-cell>
          <table:table-cell office:value-type="float" office:value="5.301616" calcext:value-type="float">
            <text:p>5.301616</text:p>
          </table:table-cell>
          <table:table-cell office:value-type="float" office:value="8.82823" calcext:value-type="float">
            <text:p>8.82823</text:p>
          </table:table-cell>
          <table:table-cell office:value-type="float" office:value="9.473173" calcext:value-type="float">
            <text:p>9.473173</text:p>
          </table:table-cell>
          <table:table-cell office:value-type="float" office:value="9.582453" calcext:value-type="float">
            <text:p>9.582453</text:p>
          </table:table-cell>
          <table:table-cell office:value-type="float" office:value="11.42291" calcext:value-type="float">
            <text:p>11.42291</text:p>
          </table:table-cell>
          <table:table-cell office:value-type="float" office:value="12.90451" calcext:value-type="float">
            <text:p>12.90451</text:p>
          </table:table-cell>
          <table:table-cell office:value-type="float" office:value="13.14626" calcext:value-type="float">
            <text:p>13.14626</text:p>
          </table:table-cell>
          <table:table-cell office:value-type="float" office:value="0" calcext:value-type="float">
            <text:p>0</text:p>
          </table:table-cell>
          <table:table-cell office:value-type="float" office:value="0.229981" calcext:value-type="float">
            <text:p>0.22998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40143" calcext:value-type="float">
            <text:p>3.8401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3.885601" calcext:value-type="float">
            <text:p>3.885601</text:p>
          </table:table-cell>
          <table:table-cell office:value-type="float" office:value="135.2987" calcext:value-type="float">
            <text:p>135.298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6886" calcext:value-type="float">
            <text:p>41.86886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11" calcext:value-type="float">
            <text:p>1162.211</text:p>
          </table:table-cell>
          <table:table-cell office:value-type="float" office:value="1.392415" calcext:value-type="float">
            <text:p>1.392415</text:p>
          </table:table-cell>
          <table:table-cell office:value-type="float" office:value="0" calcext:value-type="float">
            <text:p>0</text:p>
          </table:table-cell>
          <table:table-cell office:value-type="float" office:value="0.3391531" calcext:value-type="float">
            <text:p>0.3391531</text:p>
          </table:table-cell>
          <table:table-cell office:value-type="float" office:value="0.2600346" calcext:value-type="float">
            <text:p>0.2600346</text:p>
          </table:table-cell>
          <table:table-cell office:value-type="float" office:value="0.3272511" calcext:value-type="float">
            <text:p>0.3272511</text:p>
          </table:table-cell>
          <table:table-cell office:value-type="float" office:value="0.05712097" calcext:value-type="float">
            <text:p>0.05712097</text:p>
          </table:table-cell>
          <table:table-cell office:value-type="float" office:value="0.04805374" calcext:value-type="float">
            <text:p>0.04805374</text:p>
          </table:table-cell>
          <table:table-cell office:value-type="float" office:value="0.02848677" calcext:value-type="float">
            <text:p>0.02848677</text:p>
          </table:table-cell>
          <table:table-cell office:value-type="float" office:value="0.03516907" calcext:value-type="float">
            <text:p>0.03516907</text:p>
          </table:table-cell>
          <table:table-cell office:value-type="float" office:value="0.08027979" calcext:value-type="float">
            <text:p>0.08027979</text:p>
          </table:table-cell>
          <table:table-cell office:value-type="float" office:value="0.1553616" calcext:value-type="float">
            <text:p>0.1553616</text:p>
          </table:table-cell>
          <table:table-cell office:value-type="float" office:value="0.1617013" calcext:value-type="float">
            <text:p>0.1617013</text:p>
          </table:table-cell>
          <table:table-cell office:value-type="float" office:value="0.1622529" calcext:value-type="float">
            <text:p>0.1622529</text:p>
          </table:table-cell>
          <table:table-cell office:value-type="float" office:value="0.182727" calcext:value-type="float">
            <text:p>0.182727</text:p>
          </table:table-cell>
          <table:table-cell office:value-type="float" office:value="0.1978108" calcext:value-type="float">
            <text:p>0.1978108</text:p>
          </table:table-cell>
          <table:table-cell office:value-type="float" office:value="0.2000099" calcext:value-type="float">
            <text:p>0.2000099</text:p>
          </table:table-cell>
          <table:table-cell office:value-type="float" office:value="0" calcext:value-type="float">
            <text:p>0</text:p>
          </table:table-cell>
          <table:table-cell office:value-type="float" office:value="35.55877" calcext:value-type="float">
            <text:p>35.55877</text:p>
          </table:table-cell>
          <table:table-cell office:value-type="float" office:value="31.53549" calcext:value-type="float">
            <text:p>31.53549</text:p>
          </table:table-cell>
          <table:table-cell office:value-type="float" office:value="42.17629" calcext:value-type="float">
            <text:p>42.17629</text:p>
          </table:table-cell>
          <table:table-cell office:value-type="float" office:value="7.196028" calcext:value-type="float">
            <text:p>7.196028</text:p>
          </table:table-cell>
          <table:table-cell office:value-type="float" office:value="6.407494" calcext:value-type="float">
            <text:p>6.407494</text:p>
          </table:table-cell>
          <table:table-cell office:value-type="float" office:value="2.640476" calcext:value-type="float">
            <text:p>2.640476</text:p>
          </table:table-cell>
          <table:table-cell office:value-type="float" office:value="2.855129" calcext:value-type="float">
            <text:p>2.855129</text:p>
          </table:table-cell>
          <table:table-cell office:value-type="float" office:value="5.305493" calcext:value-type="float">
            <text:p>5.305493</text:p>
          </table:table-cell>
          <table:table-cell office:value-type="float" office:value="8.833258" calcext:value-type="float">
            <text:p>8.833258</text:p>
          </table:table-cell>
          <table:table-cell office:value-type="float" office:value="9.477579" calcext:value-type="float">
            <text:p>9.477579</text:p>
          </table:table-cell>
          <table:table-cell office:value-type="float" office:value="9.586977" calcext:value-type="float">
            <text:p>9.586977</text:p>
          </table:table-cell>
          <table:table-cell office:value-type="float" office:value="11.42554" calcext:value-type="float">
            <text:p>11.42554</text:p>
          </table:table-cell>
          <table:table-cell office:value-type="float" office:value="12.90544" calcext:value-type="float">
            <text:p>12.90544</text:p>
          </table:table-cell>
          <table:table-cell office:value-type="float" office:value="13.14709" calcext:value-type="float">
            <text:p>13.14709</text:p>
          </table:table-cell>
          <table:table-cell office:value-type="float" office:value="0" calcext:value-type="float">
            <text:p>0</text:p>
          </table:table-cell>
          <table:table-cell office:value-type="float" office:value="0.2252669" calcext:value-type="float">
            <text:p>0.225266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44991" calcext:value-type="float">
            <text:p>3.8449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3.883017" calcext:value-type="float">
            <text:p>3.883017</text:p>
          </table:table-cell>
          <table:table-cell office:value-type="float" office:value="135.2962" calcext:value-type="float">
            <text:p>135.296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7825" calcext:value-type="float">
            <text:p>41.87825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06" calcext:value-type="float">
            <text:p>1162.206</text:p>
          </table:table-cell>
          <table:table-cell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 office:value-type="float" office:value="0.3327229" calcext:value-type="float">
            <text:p>0.3327229</text:p>
          </table:table-cell>
          <table:table-cell office:value-type="float" office:value="0.2548707" calcext:value-type="float">
            <text:p>0.2548707</text:p>
          </table:table-cell>
          <table:table-cell office:value-type="float" office:value="0.324028" calcext:value-type="float">
            <text:p>0.324028</text:p>
          </table:table-cell>
          <table:table-cell office:value-type="float" office:value="0.05606211" calcext:value-type="float">
            <text:p>0.05606211</text:p>
          </table:table-cell>
          <table:table-cell office:value-type="float" office:value="0.04685658" calcext:value-type="float">
            <text:p>0.04685658</text:p>
          </table:table-cell>
          <table:table-cell office:value-type="float" office:value="0.02847433" calcext:value-type="float">
            <text:p>0.02847433</text:p>
          </table:table-cell>
          <table:table-cell office:value-type="float" office:value="0.0352019" calcext:value-type="float">
            <text:p>0.0352019</text:p>
          </table:table-cell>
          <table:table-cell office:value-type="float" office:value="0.08038234" calcext:value-type="float">
            <text:p>0.08038234</text:p>
          </table:table-cell>
          <table:table-cell office:value-type="float" office:value="0.1554391" calcext:value-type="float">
            <text:p>0.1554391</text:p>
          </table:table-cell>
          <table:table-cell office:value-type="float" office:value="0.161743" calcext:value-type="float">
            <text:p>0.161743</text:p>
          </table:table-cell>
          <table:table-cell office:value-type="float" office:value="0.1622953" calcext:value-type="float">
            <text:p>0.1622953</text:p>
          </table:table-cell>
          <table:table-cell office:value-type="float" office:value="0.1827525" calcext:value-type="float">
            <text:p>0.1827525</text:p>
          </table:table-cell>
          <table:table-cell office:value-type="float" office:value="0.1978205" calcext:value-type="float">
            <text:p>0.1978205</text:p>
          </table:table-cell>
          <table:table-cell office:value-type="float" office:value="0.2000182" calcext:value-type="float">
            <text:p>0.2000182</text:p>
          </table:table-cell>
          <table:table-cell office:value-type="float" office:value="0" calcext:value-type="float">
            <text:p>0</text:p>
          </table:table-cell>
          <table:table-cell office:value-type="float" office:value="35.56905" calcext:value-type="float">
            <text:p>35.56905</text:p>
          </table:table-cell>
          <table:table-cell office:value-type="float" office:value="31.52566" calcext:value-type="float">
            <text:p>31.52566</text:p>
          </table:table-cell>
          <table:table-cell office:value-type="float" office:value="42.15451" calcext:value-type="float">
            <text:p>42.15451</text:p>
          </table:table-cell>
          <table:table-cell office:value-type="float" office:value="7.194097" calcext:value-type="float">
            <text:p>7.194097</text:p>
          </table:table-cell>
          <table:table-cell office:value-type="float" office:value="6.404441" calcext:value-type="float">
            <text:p>6.404441</text:p>
          </table:table-cell>
          <table:table-cell office:value-type="float" office:value="2.641545" calcext:value-type="float">
            <text:p>2.641545</text:p>
          </table:table-cell>
          <table:table-cell office:value-type="float" office:value="2.856647" calcext:value-type="float">
            <text:p>2.856647</text:p>
          </table:table-cell>
          <table:table-cell office:value-type="float" office:value="5.309372" calcext:value-type="float">
            <text:p>5.309372</text:p>
          </table:table-cell>
          <table:table-cell office:value-type="float" office:value="8.838285" calcext:value-type="float">
            <text:p>8.838285</text:p>
          </table:table-cell>
          <table:table-cell office:value-type="float" office:value="9.481984" calcext:value-type="float">
            <text:p>9.481984</text:p>
          </table:table-cell>
          <table:table-cell office:value-type="float" office:value="9.591502" calcext:value-type="float">
            <text:p>9.591502</text:p>
          </table:table-cell>
          <table:table-cell office:value-type="float" office:value="11.42817" calcext:value-type="float">
            <text:p>11.42817</text:p>
          </table:table-cell>
          <table:table-cell office:value-type="float" office:value="12.90637" calcext:value-type="float">
            <text:p>12.90637</text:p>
          </table:table-cell>
          <table:table-cell office:value-type="float" office:value="13.14793" calcext:value-type="float">
            <text:p>13.14793</text:p>
          </table:table-cell>
          <table:table-cell office:value-type="float" office:value="0" calcext:value-type="float">
            <text:p>0</text:p>
          </table:table-cell>
          <table:table-cell office:value-type="float" office:value="0.1982653" calcext:value-type="float">
            <text:p>0.198265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49378" calcext:value-type="float">
            <text:p>3.8493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3.880461" calcext:value-type="float">
            <text:p>3.880461</text:p>
          </table:table-cell>
          <table:table-cell office:value-type="float" office:value="135.2936" calcext:value-type="float">
            <text:p>135.293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8754" calcext:value-type="float">
            <text:p>41.8875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201" calcext:value-type="float">
            <text:p>1162.201</text:p>
          </table:table-cell>
          <table:table-cell office:value-type="float" office:value="1.392278" calcext:value-type="float">
            <text:p>1.392278</text:p>
          </table:table-cell>
          <table:table-cell office:value-type="float" office:value="0" calcext:value-type="float">
            <text:p>0</text:p>
          </table:table-cell>
          <table:table-cell office:value-type="float" office:value="0.338051" calcext:value-type="float">
            <text:p>0.338051</text:p>
          </table:table-cell>
          <table:table-cell office:value-type="float" office:value="0.2544671" calcext:value-type="float">
            <text:p>0.2544671</text:p>
          </table:table-cell>
          <table:table-cell office:value-type="float" office:value="0.3237744" calcext:value-type="float">
            <text:p>0.3237744</text:p>
          </table:table-cell>
          <table:table-cell office:value-type="float" office:value="0.05533567" calcext:value-type="float">
            <text:p>0.05533567</text:p>
          </table:table-cell>
          <table:table-cell office:value-type="float" office:value="0.04581327" calcext:value-type="float">
            <text:p>0.04581327</text:p>
          </table:table-cell>
          <table:table-cell office:value-type="float" office:value="0.02845152" calcext:value-type="float">
            <text:p>0.02845152</text:p>
          </table:table-cell>
          <table:table-cell office:value-type="float" office:value="0.03519635" calcext:value-type="float">
            <text:p>0.03519635</text:p>
          </table:table-cell>
          <table:table-cell office:value-type="float" office:value="0.08044206" calcext:value-type="float">
            <text:p>0.08044206</text:p>
          </table:table-cell>
          <table:table-cell office:value-type="float" office:value="0.1555132" calcext:value-type="float">
            <text:p>0.1555132</text:p>
          </table:table-cell>
          <table:table-cell office:value-type="float" office:value="0.161788" calcext:value-type="float">
            <text:p>0.161788</text:p>
          </table:table-cell>
          <table:table-cell office:value-type="float" office:value="0.1623387" calcext:value-type="float">
            <text:p>0.1623387</text:p>
          </table:table-cell>
          <table:table-cell office:value-type="float" office:value="0.1827769" calcext:value-type="float">
            <text:p>0.1827769</text:p>
          </table:table-cell>
          <table:table-cell office:value-type="float" office:value="0.1978301" calcext:value-type="float">
            <text:p>0.1978301</text:p>
          </table:table-cell>
          <table:table-cell office:value-type="float" office:value="0.2000266" calcext:value-type="float">
            <text:p>0.2000266</text:p>
          </table:table-cell>
          <table:table-cell office:value-type="float" office:value="0" calcext:value-type="float">
            <text:p>0</text:p>
          </table:table-cell>
          <table:table-cell office:value-type="float" office:value="35.5794" calcext:value-type="float">
            <text:p>35.5794</text:p>
          </table:table-cell>
          <table:table-cell office:value-type="float" office:value="31.51492" calcext:value-type="float">
            <text:p>31.51492</text:p>
          </table:table-cell>
          <table:table-cell office:value-type="float" office:value="42.13222" calcext:value-type="float">
            <text:p>42.13222</text:p>
          </table:table-cell>
          <table:table-cell office:value-type="float" office:value="7.191808" calcext:value-type="float">
            <text:p>7.191808</text:p>
          </table:table-cell>
          <table:table-cell office:value-type="float" office:value="6.400986" calcext:value-type="float">
            <text:p>6.400986</text:p>
          </table:table-cell>
          <table:table-cell office:value-type="float" office:value="2.6426" calcext:value-type="float">
            <text:p>2.6426</text:p>
          </table:table-cell>
          <table:table-cell office:value-type="float" office:value="2.858159" calcext:value-type="float">
            <text:p>2.858159</text:p>
          </table:table-cell>
          <table:table-cell office:value-type="float" office:value="5.313273" calcext:value-type="float">
            <text:p>5.313273</text:p>
          </table:table-cell>
          <table:table-cell office:value-type="float" office:value="8.843314" calcext:value-type="float">
            <text:p>8.843314</text:p>
          </table:table-cell>
          <table:table-cell office:value-type="float" office:value="9.486386" calcext:value-type="float">
            <text:p>9.486386</text:p>
          </table:table-cell>
          <table:table-cell office:value-type="float" office:value="9.596027" calcext:value-type="float">
            <text:p>9.596027</text:p>
          </table:table-cell>
          <table:table-cell office:value-type="float" office:value="11.43082" calcext:value-type="float">
            <text:p>11.43082</text:p>
          </table:table-cell>
          <table:table-cell office:value-type="float" office:value="12.9073" calcext:value-type="float">
            <text:p>12.9073</text:p>
          </table:table-cell>
          <table:table-cell office:value-type="float" office:value="13.14875" calcext:value-type="float">
            <text:p>13.14875</text:p>
          </table:table-cell>
          <table:table-cell office:value-type="float" office:value="0" calcext:value-type="float">
            <text:p>0</text:p>
          </table:table-cell>
          <table:table-cell office:value-type="float" office:value="0.1814168" calcext:value-type="float">
            <text:p>0.181416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53749" calcext:value-type="float">
            <text:p>3.8537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3.878" calcext:value-type="float">
            <text:p>3.878</text:p>
          </table:table-cell>
          <table:table-cell office:value-type="float" office:value="135.291" calcext:value-type="float">
            <text:p>135.29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89681" calcext:value-type="float">
            <text:p>41.89681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96" calcext:value-type="float">
            <text:p>1162.196</text:p>
          </table:table-cell>
          <table:table-cell office:value-type="float" office:value="1.392428" calcext:value-type="float">
            <text:p>1.392428</text:p>
          </table:table-cell>
          <table:table-cell office:value-type="float" office:value="0" calcext:value-type="float">
            <text:p>0</text:p>
          </table:table-cell>
          <table:table-cell office:value-type="float" office:value="0.3354685" calcext:value-type="float">
            <text:p>0.3354685</text:p>
          </table:table-cell>
          <table:table-cell office:value-type="float" office:value="0.2531175" calcext:value-type="float">
            <text:p>0.2531175</text:p>
          </table:table-cell>
          <table:table-cell office:value-type="float" office:value="0.3231433" calcext:value-type="float">
            <text:p>0.3231433</text:p>
          </table:table-cell>
          <table:table-cell office:value-type="float" office:value="0.05460602" calcext:value-type="float">
            <text:p>0.05460602</text:p>
          </table:table-cell>
          <table:table-cell office:value-type="float" office:value="0.04473478" calcext:value-type="float">
            <text:p>0.04473478</text:p>
          </table:table-cell>
          <table:table-cell office:value-type="float" office:value="0.02846907" calcext:value-type="float">
            <text:p>0.02846907</text:p>
          </table:table-cell>
          <table:table-cell office:value-type="float" office:value="0.03520487" calcext:value-type="float">
            <text:p>0.03520487</text:p>
          </table:table-cell>
          <table:table-cell office:value-type="float" office:value="0.08049919" calcext:value-type="float">
            <text:p>0.08049919</text:p>
          </table:table-cell>
          <table:table-cell office:value-type="float" office:value="0.1555799" calcext:value-type="float">
            <text:p>0.1555799</text:p>
          </table:table-cell>
          <table:table-cell office:value-type="float" office:value="0.1618353" calcext:value-type="float">
            <text:p>0.1618353</text:p>
          </table:table-cell>
          <table:table-cell office:value-type="float" office:value="0.1623832" calcext:value-type="float">
            <text:p>0.1623832</text:p>
          </table:table-cell>
          <table:table-cell office:value-type="float" office:value="0.1828001" calcext:value-type="float">
            <text:p>0.1828001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2000349" calcext:value-type="float">
            <text:p>0.2000349</text:p>
          </table:table-cell>
          <table:table-cell office:value-type="float" office:value="0" calcext:value-type="float">
            <text:p>0</text:p>
          </table:table-cell>
          <table:table-cell office:value-type="float" office:value="35.59003" calcext:value-type="float">
            <text:p>35.59003</text:p>
          </table:table-cell>
          <table:table-cell office:value-type="float" office:value="31.50394" calcext:value-type="float">
            <text:p>31.50394</text:p>
          </table:table-cell>
          <table:table-cell office:value-type="float" office:value="42.10997" calcext:value-type="float">
            <text:p>42.10997</text:p>
          </table:table-cell>
          <table:table-cell office:value-type="float" office:value="7.189263" calcext:value-type="float">
            <text:p>7.189263</text:p>
          </table:table-cell>
          <table:table-cell office:value-type="float" office:value="6.397124" calcext:value-type="float">
            <text:p>6.397124</text:p>
          </table:table-cell>
          <table:table-cell office:value-type="float" office:value="2.643655" calcext:value-type="float">
            <text:p>2.643655</text:p>
          </table:table-cell>
          <table:table-cell office:value-type="float" office:value="2.859667" calcext:value-type="float">
            <text:p>2.859667</text:p>
          </table:table-cell>
          <table:table-cell office:value-type="float" office:value="5.317183" calcext:value-type="float">
            <text:p>5.317183</text:p>
          </table:table-cell>
          <table:table-cell office:value-type="float" office:value="8.848342" calcext:value-type="float">
            <text:p>8.848342</text:p>
          </table:table-cell>
          <table:table-cell office:value-type="float" office:value="9.49079" calcext:value-type="float">
            <text:p>9.49079</text:p>
          </table:table-cell>
          <table:table-cell office:value-type="float" office:value="9.600553" calcext:value-type="float">
            <text:p>9.600553</text:p>
          </table:table-cell>
          <table:table-cell office:value-type="float" office:value="11.43344" calcext:value-type="float">
            <text:p>11.43344</text:p>
          </table:table-cell>
          <table:table-cell office:value-type="float" office:value="12.90823" calcext:value-type="float">
            <text:p>12.90823</text:p>
          </table:table-cell>
          <table:table-cell office:value-type="float" office:value="13.14959" calcext:value-type="float">
            <text:p>13.14959</text:p>
          </table:table-cell>
          <table:table-cell office:value-type="float" office:value="0" calcext:value-type="float">
            <text:p>0</text:p>
          </table:table-cell>
          <table:table-cell office:value-type="float" office:value="0.1639647" calcext:value-type="float">
            <text:p>0.163964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58004" calcext:value-type="float">
            <text:p>3.8580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3.875508" calcext:value-type="float">
            <text:p>3.875508</text:p>
          </table:table-cell>
          <table:table-cell office:value-type="float" office:value="135.2885" calcext:value-type="float">
            <text:p>135.288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0606" calcext:value-type="float">
            <text:p>41.90606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91" calcext:value-type="float">
            <text:p>1162.191</text:p>
          </table:table-cell>
          <table:table-cell office:value-type="float" office:value="1.39264" calcext:value-type="float">
            <text:p>1.39264</text:p>
          </table:table-cell>
          <table:table-cell office:value-type="float" office:value="0" calcext:value-type="float">
            <text:p>0</text:p>
          </table:table-cell>
          <table:table-cell office:value-type="float" office:value="0.343336" calcext:value-type="float">
            <text:p>0.343336</text:p>
          </table:table-cell>
          <table:table-cell office:value-type="float" office:value="0.2545452" calcext:value-type="float">
            <text:p>0.2545452</text:p>
          </table:table-cell>
          <table:table-cell office:value-type="float" office:value="0.3240765" calcext:value-type="float">
            <text:p>0.3240765</text:p>
          </table:table-cell>
          <table:table-cell office:value-type="float" office:value="0.05423145" calcext:value-type="float">
            <text:p>0.05423145</text:p>
          </table:table-cell>
          <table:table-cell office:value-type="float" office:value="0.04373535" calcext:value-type="float">
            <text:p>0.04373535</text:p>
          </table:table-cell>
          <table:table-cell office:value-type="float" office:value="0.0284995" calcext:value-type="float">
            <text:p>0.0284995</text:p>
          </table:table-cell>
          <table:table-cell office:value-type="float" office:value="0.03521014" calcext:value-type="float">
            <text:p>0.03521014</text:p>
          </table:table-cell>
          <table:table-cell office:value-type="float" office:value="0.08055644" calcext:value-type="float">
            <text:p>0.08055644</text:p>
          </table:table-cell>
          <table:table-cell office:value-type="float" office:value="0.1556483" calcext:value-type="float">
            <text:p>0.1556483</text:p>
          </table:table-cell>
          <table:table-cell office:value-type="float" office:value="0.161884" calcext:value-type="float">
            <text:p>0.161884</text:p>
          </table:table-cell>
          <table:table-cell office:value-type="float" office:value="0.1624291" calcext:value-type="float">
            <text:p>0.1624291</text:p>
          </table:table-cell>
          <table:table-cell office:value-type="float" office:value="0.1828233" calcext:value-type="float">
            <text:p>0.1828233</text:p>
          </table:table-cell>
          <table:table-cell office:value-type="float" office:value="0.1978499" calcext:value-type="float">
            <text:p>0.1978499</text:p>
          </table:table-cell>
          <table:table-cell office:value-type="float" office:value="0.2000432" calcext:value-type="float">
            <text:p>0.2000432</text:p>
          </table:table-cell>
          <table:table-cell office:value-type="float" office:value="0" calcext:value-type="float">
            <text:p>0</text:p>
          </table:table-cell>
          <table:table-cell office:value-type="float" office:value="35.60101" calcext:value-type="float">
            <text:p>35.60101</text:p>
          </table:table-cell>
          <table:table-cell office:value-type="float" office:value="31.49289" calcext:value-type="float">
            <text:p>31.49289</text:p>
          </table:table-cell>
          <table:table-cell office:value-type="float" office:value="42.08767" calcext:value-type="float">
            <text:p>42.08767</text:p>
          </table:table-cell>
          <table:table-cell office:value-type="float" office:value="7.186516" calcext:value-type="float">
            <text:p>7.186516</text:p>
          </table:table-cell>
          <table:table-cell office:value-type="float" office:value="6.392884" calcext:value-type="float">
            <text:p>6.392884</text:p>
          </table:table-cell>
          <table:table-cell office:value-type="float" office:value="2.644709" calcext:value-type="float">
            <text:p>2.644709</text:p>
          </table:table-cell>
          <table:table-cell office:value-type="float" office:value="2.861171" calcext:value-type="float">
            <text:p>2.861171</text:p>
          </table:table-cell>
          <table:table-cell office:value-type="float" office:value="5.321095" calcext:value-type="float">
            <text:p>5.321095</text:p>
          </table:table-cell>
          <table:table-cell office:value-type="float" office:value="8.85337" calcext:value-type="float">
            <text:p>8.85337</text:p>
          </table:table-cell>
          <table:table-cell office:value-type="float" office:value="9.495194" calcext:value-type="float">
            <text:p>9.495194</text:p>
          </table:table-cell>
          <table:table-cell office:value-type="float" office:value="9.605078" calcext:value-type="float">
            <text:p>9.605078</text:p>
          </table:table-cell>
          <table:table-cell office:value-type="float" office:value="11.43609" calcext:value-type="float">
            <text:p>11.43609</text:p>
          </table:table-cell>
          <table:table-cell office:value-type="float" office:value="12.90916" calcext:value-type="float">
            <text:p>12.90916</text:p>
          </table:table-cell>
          <table:table-cell office:value-type="float" office:value="13.15042" calcext:value-type="float">
            <text:p>13.15042</text:p>
          </table:table-cell>
          <table:table-cell office:value-type="float" office:value="0" calcext:value-type="float">
            <text:p>0</text:p>
          </table:table-cell>
          <table:table-cell office:value-type="float" office:value="0.1626166" calcext:value-type="float">
            <text:p>0.162616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62308" calcext:value-type="float">
            <text:p>3.8623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3.8729" calcext:value-type="float">
            <text:p>3.8729</text:p>
          </table:table-cell>
          <table:table-cell office:value-type="float" office:value="135.2858" calcext:value-type="float">
            <text:p>135.285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154" calcext:value-type="float">
            <text:p>41.915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85" calcext:value-type="float">
            <text:p>1162.185</text:p>
          </table:table-cell>
          <table:table-cell office:value-type="float" office:value="1.393154" calcext:value-type="float">
            <text:p>1.393154</text:p>
          </table:table-cell>
          <table:table-cell office:value-type="float" office:value="0" calcext:value-type="float">
            <text:p>0</text:p>
          </table:table-cell>
          <table:table-cell office:value-type="float" office:value="0.3498294" calcext:value-type="float">
            <text:p>0.3498294</text:p>
          </table:table-cell>
          <table:table-cell office:value-type="float" office:value="0.2577632" calcext:value-type="float">
            <text:p>0.2577632</text:p>
          </table:table-cell>
          <table:table-cell office:value-type="float" office:value="0.3277237" calcext:value-type="float">
            <text:p>0.3277237</text:p>
          </table:table-cell>
          <table:table-cell office:value-type="float" office:value="0.05437144" calcext:value-type="float">
            <text:p>0.05437144</text:p>
          </table:table-cell>
          <table:table-cell office:value-type="float" office:value="0.04276601" calcext:value-type="float">
            <text:p>0.04276601</text:p>
          </table:table-cell>
          <table:table-cell office:value-type="float" office:value="0.02874373" calcext:value-type="float">
            <text:p>0.02874373</text:p>
          </table:table-cell>
          <table:table-cell office:value-type="float" office:value="0.03528848" calcext:value-type="float">
            <text:p>0.03528848</text:p>
          </table:table-cell>
          <table:table-cell office:value-type="float" office:value="0.08063359" calcext:value-type="float">
            <text:p>0.08063359</text:p>
          </table:table-cell>
          <table:table-cell office:value-type="float" office:value="0.1557146" calcext:value-type="float">
            <text:p>0.1557146</text:p>
          </table:table-cell>
          <table:table-cell office:value-type="float" office:value="0.1619336" calcext:value-type="float">
            <text:p>0.1619336</text:p>
          </table:table-cell>
          <table:table-cell office:value-type="float" office:value="0.1624756" calcext:value-type="float">
            <text:p>0.1624756</text:p>
          </table:table-cell>
          <table:table-cell office:value-type="float" office:value="0.1828468" calcext:value-type="float">
            <text:p>0.1828468</text:p>
          </table:table-cell>
          <table:table-cell office:value-type="float" office:value="0.1978602" calcext:value-type="float">
            <text:p>0.1978602</text:p>
          </table:table-cell>
          <table:table-cell office:value-type="float" office:value="0.2000515" calcext:value-type="float">
            <text:p>0.2000515</text:p>
          </table:table-cell>
          <table:table-cell office:value-type="float" office:value="0" calcext:value-type="float">
            <text:p>0</text:p>
          </table:table-cell>
          <table:table-cell office:value-type="float" office:value="35.61392" calcext:value-type="float">
            <text:p>35.61392</text:p>
          </table:table-cell>
          <table:table-cell office:value-type="float" office:value="31.483" calcext:value-type="float">
            <text:p>31.483</text:p>
          </table:table-cell>
          <table:table-cell office:value-type="float" office:value="42.0664" calcext:value-type="float">
            <text:p>42.0664</text:p>
          </table:table-cell>
          <table:table-cell office:value-type="float" office:value="7.183764" calcext:value-type="float">
            <text:p>7.183764</text:p>
          </table:table-cell>
          <table:table-cell office:value-type="float" office:value="6.388308" calcext:value-type="float">
            <text:p>6.388308</text:p>
          </table:table-cell>
          <table:table-cell office:value-type="float" office:value="2.645792" calcext:value-type="float">
            <text:p>2.645792</text:p>
          </table:table-cell>
          <table:table-cell office:value-type="float" office:value="2.862683" calcext:value-type="float">
            <text:p>2.862683</text:p>
          </table:table-cell>
          <table:table-cell office:value-type="float" office:value="5.325006" calcext:value-type="float">
            <text:p>5.325006</text:p>
          </table:table-cell>
          <table:table-cell office:value-type="float" office:value="8.858397" calcext:value-type="float">
            <text:p>8.858397</text:p>
          </table:table-cell>
          <table:table-cell office:value-type="float" office:value="9.499581" calcext:value-type="float">
            <text:p>9.499581</text:p>
          </table:table-cell>
          <table:table-cell office:value-type="float" office:value="9.609578" calcext:value-type="float">
            <text:p>9.609578</text:p>
          </table:table-cell>
          <table:table-cell office:value-type="float" office:value="11.43872" calcext:value-type="float">
            <text:p>11.43872</text:p>
          </table:table-cell>
          <table:table-cell office:value-type="float" office:value="12.91009" calcext:value-type="float">
            <text:p>12.91009</text:p>
          </table:table-cell>
          <table:table-cell office:value-type="float" office:value="13.15126" calcext:value-type="float">
            <text:p>13.15126</text:p>
          </table:table-cell>
          <table:table-cell office:value-type="float" office:value="0" calcext:value-type="float">
            <text:p>0</text:p>
          </table:table-cell>
          <table:table-cell office:value-type="float" office:value="0.1521011" calcext:value-type="float">
            <text:p>0.152101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66882" calcext:value-type="float">
            <text:p>3.8668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3.870152" calcext:value-type="float">
            <text:p>3.870152</text:p>
          </table:table-cell>
          <table:table-cell office:value-type="float" office:value="135.2831" calcext:value-type="float">
            <text:p>135.283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2585" calcext:value-type="float">
            <text:p>41.92585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78" calcext:value-type="float">
            <text:p>1162.178</text:p>
          </table:table-cell>
          <table:table-cell office:value-type="float" office:value="1.394328" calcext:value-type="float">
            <text:p>1.394328</text:p>
          </table:table-cell>
          <table:table-cell office:value-type="float" office:value="0" calcext:value-type="float">
            <text:p>0</text:p>
          </table:table-cell>
          <table:table-cell office:value-type="float" office:value="0.3215289" calcext:value-type="float">
            <text:p>0.3215289</text:p>
          </table:table-cell>
          <table:table-cell office:value-type="float" office:value="0.2698087" calcext:value-type="float">
            <text:p>0.2698087</text:p>
          </table:table-cell>
          <table:table-cell office:value-type="float" office:value="0.3306452" calcext:value-type="float">
            <text:p>0.3306452</text:p>
          </table:table-cell>
          <table:table-cell office:value-type="float" office:value="0.08267604" calcext:value-type="float">
            <text:p>0.08267604</text:p>
          </table:table-cell>
          <table:table-cell office:value-type="float" office:value="0.0713589" calcext:value-type="float">
            <text:p>0.0713589</text:p>
          </table:table-cell>
          <table:table-cell office:value-type="float" office:value="0.03558556" calcext:value-type="float">
            <text:p>0.03558556</text:p>
          </table:table-cell>
          <table:table-cell office:value-type="float" office:value="0.03542117" calcext:value-type="float">
            <text:p>0.03542117</text:p>
          </table:table-cell>
          <table:table-cell office:value-type="float" office:value="0.08073987" calcext:value-type="float">
            <text:p>0.08073987</text:p>
          </table:table-cell>
          <table:table-cell office:value-type="float" office:value="0.1557915" calcext:value-type="float">
            <text:p>0.1557915</text:p>
          </table:table-cell>
          <table:table-cell office:value-type="float" office:value="0.1619831" calcext:value-type="float">
            <text:p>0.1619831</text:p>
          </table:table-cell>
          <table:table-cell office:value-type="float" office:value="0.1625224" calcext:value-type="float">
            <text:p>0.1625224</text:p>
          </table:table-cell>
          <table:table-cell office:value-type="float" office:value="0.182872" calcext:value-type="float">
            <text:p>0.182872</text:p>
          </table:table-cell>
          <table:table-cell office:value-type="float" office:value="0.1978702" calcext:value-type="float">
            <text:p>0.1978702</text:p>
          </table:table-cell>
          <table:table-cell office:value-type="float" office:value="0.2000598" calcext:value-type="float">
            <text:p>0.2000598</text:p>
          </table:table-cell>
          <table:table-cell office:value-type="float" office:value="0" calcext:value-type="float">
            <text:p>0</text:p>
          </table:table-cell>
          <table:table-cell office:value-type="float" office:value="34.23785" calcext:value-type="float">
            <text:p>34.23785</text:p>
          </table:table-cell>
          <table:table-cell office:value-type="float" office:value="30.50223" calcext:value-type="float">
            <text:p>30.50223</text:p>
          </table:table-cell>
          <table:table-cell office:value-type="float" office:value="40.01725" calcext:value-type="float">
            <text:p>40.01725</text:p>
          </table:table-cell>
          <table:table-cell office:value-type="float" office:value="8.638196" calcext:value-type="float">
            <text:p>8.638196</text:p>
          </table:table-cell>
          <table:table-cell office:value-type="float" office:value="7.920225" calcext:value-type="float">
            <text:p>7.920225</text:p>
          </table:table-cell>
          <table:table-cell office:value-type="float" office:value="2.913339" calcext:value-type="float">
            <text:p>2.913339</text:p>
          </table:table-cell>
          <table:table-cell office:value-type="float" office:value="2.864212" calcext:value-type="float">
            <text:p>2.864212</text:p>
          </table:table-cell>
          <table:table-cell office:value-type="float" office:value="5.328916" calcext:value-type="float">
            <text:p>5.328916</text:p>
          </table:table-cell>
          <table:table-cell office:value-type="float" office:value="8.863425" calcext:value-type="float">
            <text:p>8.863425</text:p>
          </table:table-cell>
          <table:table-cell office:value-type="float" office:value="9.503908" calcext:value-type="float">
            <text:p>9.503908</text:p>
          </table:table-cell>
          <table:table-cell office:value-type="float" office:value="9.614046" calcext:value-type="float">
            <text:p>9.614046</text:p>
          </table:table-cell>
          <table:table-cell office:value-type="float" office:value="11.44136" calcext:value-type="float">
            <text:p>11.44136</text:p>
          </table:table-cell>
          <table:table-cell office:value-type="float" office:value="12.91102" calcext:value-type="float">
            <text:p>12.91102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0" calcext:value-type="float">
            <text:p>0</text:p>
          </table:table-cell>
          <table:table-cell office:value-type="float" office:value="0.1833889" calcext:value-type="float">
            <text:p>0.183388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71623" calcext:value-type="float">
            <text:p>3.8716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3.867774" calcext:value-type="float">
            <text:p>3.867774</text:p>
          </table:table-cell>
          <table:table-cell office:value-type="float" office:value="135.2805" calcext:value-type="float">
            <text:p>135.280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3584" calcext:value-type="float">
            <text:p>41.9358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73" calcext:value-type="float">
            <text:p>1162.173</text:p>
          </table:table-cell>
          <table:table-cell office:value-type="float" office:value="1.395911" calcext:value-type="float">
            <text:p>1.395911</text:p>
          </table:table-cell>
          <table:table-cell office:value-type="float" office:value="0" calcext:value-type="float">
            <text:p>0</text:p>
          </table:table-cell>
          <table:table-cell office:value-type="float" office:value="0.2706931" calcext:value-type="float">
            <text:p>0.2706931</text:p>
          </table:table-cell>
          <table:table-cell office:value-type="float" office:value="0.2479693" calcext:value-type="float">
            <text:p>0.2479693</text:p>
          </table:table-cell>
          <table:table-cell office:value-type="float" office:value="0.3095283" calcext:value-type="float">
            <text:p>0.3095283</text:p>
          </table:table-cell>
          <table:table-cell office:value-type="float" office:value="0.06843775" calcext:value-type="float">
            <text:p>0.06843775</text:p>
          </table:table-cell>
          <table:table-cell office:value-type="float" office:value="0.05752699" calcext:value-type="float">
            <text:p>0.05752699</text:p>
          </table:table-cell>
          <table:table-cell office:value-type="float" office:value="0.03221555" calcext:value-type="float">
            <text:p>0.03221555</text:p>
          </table:table-cell>
          <table:table-cell office:value-type="float" office:value="0.03545637" calcext:value-type="float">
            <text:p>0.03545637</text:p>
          </table:table-cell>
          <table:table-cell office:value-type="float" office:value="0.0808394" calcext:value-type="float">
            <text:p>0.0808394</text:p>
          </table:table-cell>
          <table:table-cell office:value-type="float" office:value="0.1558786" calcext:value-type="float">
            <text:p>0.1558786</text:p>
          </table:table-cell>
          <table:table-cell office:value-type="float" office:value="0.1620338" calcext:value-type="float">
            <text:p>0.1620338</text:p>
          </table:table-cell>
          <table:table-cell office:value-type="float" office:value="0.1625695" calcext:value-type="float">
            <text:p>0.1625695</text:p>
          </table:table-cell>
          <table:table-cell office:value-type="float" office:value="0.1828954" calcext:value-type="float">
            <text:p>0.1828954</text:p>
          </table:table-cell>
          <table:table-cell office:value-type="float" office:value="0.19788" calcext:value-type="float">
            <text:p>0.19788</text:p>
          </table:table-cell>
          <table:table-cell office:value-type="float" office:value="0.2000682" calcext:value-type="float">
            <text:p>0.2000682</text:p>
          </table:table-cell>
          <table:table-cell office:value-type="float" office:value="0" calcext:value-type="float">
            <text:p>0</text:p>
          </table:table-cell>
          <table:table-cell office:value-type="float" office:value="34.24433" calcext:value-type="float">
            <text:p>34.24433</text:p>
          </table:table-cell>
          <table:table-cell office:value-type="float" office:value="30.49666" calcext:value-type="float">
            <text:p>30.49666</text:p>
          </table:table-cell>
          <table:table-cell office:value-type="float" office:value="40.00145" calcext:value-type="float">
            <text:p>40.00145</text:p>
          </table:table-cell>
          <table:table-cell office:value-type="float" office:value="8.638233" calcext:value-type="float">
            <text:p>8.638233</text:p>
          </table:table-cell>
          <table:table-cell office:value-type="float" office:value="7.918136" calcext:value-type="float">
            <text:p>7.918136</text:p>
          </table:table-cell>
          <table:table-cell office:value-type="float" office:value="2.914989" calcext:value-type="float">
            <text:p>2.914989</text:p>
          </table:table-cell>
          <table:table-cell office:value-type="float" office:value="2.865759" calcext:value-type="float">
            <text:p>2.865759</text:p>
          </table:table-cell>
          <table:table-cell office:value-type="float" office:value="5.332851" calcext:value-type="float">
            <text:p>5.332851</text:p>
          </table:table-cell>
          <table:table-cell office:value-type="float" office:value="8.868453" calcext:value-type="float">
            <text:p>8.868453</text:p>
          </table:table-cell>
          <table:table-cell office:value-type="float" office:value="9.508239" calcext:value-type="float">
            <text:p>9.508239</text:p>
          </table:table-cell>
          <table:table-cell office:value-type="float" office:value="9.618516" calcext:value-type="float">
            <text:p>9.618516</text:p>
          </table:table-cell>
          <table:table-cell office:value-type="float" office:value="11.44399" calcext:value-type="float">
            <text:p>11.44399</text:p>
          </table:table-cell>
          <table:table-cell office:value-type="float" office:value="12.91195" calcext:value-type="float">
            <text:p>12.91195</text:p>
          </table:table-cell>
          <table:table-cell office:value-type="float" office:value="13.15295" calcext:value-type="float">
            <text:p>13.15295</text:p>
          </table:table-cell>
          <table:table-cell office:value-type="float" office:value="0" calcext:value-type="float">
            <text:p>0</text:p>
          </table:table-cell>
          <table:table-cell office:value-type="float" office:value="0.187687" calcext:value-type="float">
            <text:p>0.18768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75909" calcext:value-type="float">
            <text:p>3.87590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3.865742" calcext:value-type="float">
            <text:p>3.865742</text:p>
          </table:table-cell>
          <table:table-cell office:value-type="float" office:value="135.2783" calcext:value-type="float">
            <text:p>135.278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4492" calcext:value-type="float">
            <text:p>41.94492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67" calcext:value-type="float">
            <text:p>1162.167</text:p>
          </table:table-cell>
          <table:table-cell office:value-type="float" office:value="1.397238" calcext:value-type="float">
            <text:p>1.397238</text:p>
          </table:table-cell>
          <table:table-cell office:value-type="float" office:value="0" calcext:value-type="float">
            <text:p>0</text:p>
          </table:table-cell>
          <table:table-cell office:value-type="float" office:value="0.2595452" calcext:value-type="float">
            <text:p>0.2595452</text:p>
          </table:table-cell>
          <table:table-cell office:value-type="float" office:value="0.2395797" calcext:value-type="float">
            <text:p>0.2395797</text:p>
          </table:table-cell>
          <table:table-cell office:value-type="float" office:value="0.2990634" calcext:value-type="float">
            <text:p>0.2990634</text:p>
          </table:table-cell>
          <table:table-cell office:value-type="float" office:value="0.06411652" calcext:value-type="float">
            <text:p>0.06411652</text:p>
          </table:table-cell>
          <table:table-cell office:value-type="float" office:value="0.05366859" calcext:value-type="float">
            <text:p>0.05366859</text:p>
          </table:table-cell>
          <table:table-cell office:value-type="float" office:value="0.03087181" calcext:value-type="float">
            <text:p>0.03087181</text:p>
          </table:table-cell>
          <table:table-cell office:value-type="float" office:value="0.03530102" calcext:value-type="float">
            <text:p>0.03530102</text:p>
          </table:table-cell>
          <table:table-cell office:value-type="float" office:value="0.08084527" calcext:value-type="float">
            <text:p>0.08084527</text:p>
          </table:table-cell>
          <table:table-cell office:value-type="float" office:value="0.1559558" calcext:value-type="float">
            <text:p>0.1559558</text:p>
          </table:table-cell>
          <table:table-cell office:value-type="float" office:value="0.1620856" calcext:value-type="float">
            <text:p>0.1620856</text:p>
          </table:table-cell>
          <table:table-cell office:value-type="float" office:value="0.1626171" calcext:value-type="float">
            <text:p>0.1626171</text:p>
          </table:table-cell>
          <table:table-cell office:value-type="float" office:value="0.1829203" calcext:value-type="float">
            <text:p>0.1829203</text:p>
          </table:table-cell>
          <table:table-cell office:value-type="float" office:value="0.19789" calcext:value-type="float">
            <text:p>0.19789</text:p>
          </table:table-cell>
          <table:table-cell office:value-type="float" office:value="0.2000765" calcext:value-type="float">
            <text:p>0.2000765</text:p>
          </table:table-cell>
          <table:table-cell office:value-type="float" office:value="0" calcext:value-type="float">
            <text:p>0</text:p>
          </table:table-cell>
          <table:table-cell office:value-type="float" office:value="34.2448" calcext:value-type="float">
            <text:p>34.2448</text:p>
          </table:table-cell>
          <table:table-cell office:value-type="float" office:value="30.48553" calcext:value-type="float">
            <text:p>30.48553</text:p>
          </table:table-cell>
          <table:table-cell office:value-type="float" office:value="39.97997" calcext:value-type="float">
            <text:p>39.97997</text:p>
          </table:table-cell>
          <table:table-cell office:value-type="float" office:value="8.635229" calcext:value-type="float">
            <text:p>8.635229</text:p>
          </table:table-cell>
          <table:table-cell office:value-type="float" office:value="7.913187" calcext:value-type="float">
            <text:p>7.913187</text:p>
          </table:table-cell>
          <table:table-cell office:value-type="float" office:value="2.916131" calcext:value-type="float">
            <text:p>2.916131</text:p>
          </table:table-cell>
          <table:table-cell office:value-type="float" office:value="2.867287" calcext:value-type="float">
            <text:p>2.867287</text:p>
          </table:table-cell>
          <table:table-cell office:value-type="float" office:value="5.336791" calcext:value-type="float">
            <text:p>5.336791</text:p>
          </table:table-cell>
          <table:table-cell office:value-type="float" office:value="8.873482" calcext:value-type="float">
            <text:p>8.873482</text:p>
          </table:table-cell>
          <table:table-cell office:value-type="float" office:value="9.512565" calcext:value-type="float">
            <text:p>9.512565</text:p>
          </table:table-cell>
          <table:table-cell office:value-type="float" office:value="9.622984" calcext:value-type="float">
            <text:p>9.622984</text:p>
          </table:table-cell>
          <table:table-cell office:value-type="float" office:value="11.44659" calcext:value-type="float">
            <text:p>11.44659</text:p>
          </table:table-cell>
          <table:table-cell office:value-type="float" office:value="12.91288" calcext:value-type="float">
            <text:p>12.91288</text:p>
          </table:table-cell>
          <table:table-cell office:value-type="float" office:value="13.15377" calcext:value-type="float">
            <text:p>13.15377</text:p>
          </table:table-cell>
          <table:table-cell office:value-type="float" office:value="0" calcext:value-type="float">
            <text:p>0</text:p>
          </table:table-cell>
          <table:table-cell office:value-type="float" office:value="0.1938028" calcext:value-type="float">
            <text:p>0.193802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7951" calcext:value-type="float">
            <text:p>3.879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3.863798" calcext:value-type="float">
            <text:p>3.863798</text:p>
          </table:table-cell>
          <table:table-cell office:value-type="float" office:value="135.2761" calcext:value-type="float">
            <text:p>135.276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537" calcext:value-type="float">
            <text:p>41.953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62" calcext:value-type="float">
            <text:p>1162.162</text:p>
          </table:table-cell>
          <table:table-cell office:value-type="float" office:value="1.398897" calcext:value-type="float">
            <text:p>1.398897</text:p>
          </table:table-cell>
          <table:table-cell office:value-type="float" office:value="0" calcext:value-type="float">
            <text:p>0</text:p>
          </table:table-cell>
          <table:table-cell office:value-type="float" office:value="0.2577538" calcext:value-type="float">
            <text:p>0.2577538</text:p>
          </table:table-cell>
          <table:table-cell office:value-type="float" office:value="0.2369997" calcext:value-type="float">
            <text:p>0.2369997</text:p>
          </table:table-cell>
          <table:table-cell office:value-type="float" office:value="0.2958706" calcext:value-type="float">
            <text:p>0.2958706</text:p>
          </table:table-cell>
          <table:table-cell office:value-type="float" office:value="0.0624506" calcext:value-type="float">
            <text:p>0.0624506</text:p>
          </table:table-cell>
          <table:table-cell office:value-type="float" office:value="0.05183222" calcext:value-type="float">
            <text:p>0.05183222</text:p>
          </table:table-cell>
          <table:table-cell office:value-type="float" office:value="0.03036786" calcext:value-type="float">
            <text:p>0.03036786</text:p>
          </table:table-cell>
          <table:table-cell office:value-type="float" office:value="0.03522769" calcext:value-type="float">
            <text:p>0.03522769</text:p>
          </table:table-cell>
          <table:table-cell office:value-type="float" office:value="0.08081385" calcext:value-type="float">
            <text:p>0.08081385</text:p>
          </table:table-cell>
          <table:table-cell office:value-type="float" office:value="0.156011" calcext:value-type="float">
            <text:p>0.156011</text:p>
          </table:table-cell>
          <table:table-cell office:value-type="float" office:value="0.1621355" calcext:value-type="float">
            <text:p>0.1621355</text:p>
          </table:table-cell>
          <table:table-cell office:value-type="float" office:value="0.1626644" calcext:value-type="float">
            <text:p>0.1626644</text:p>
          </table:table-cell>
          <table:table-cell office:value-type="float" office:value="0.1829448" calcext:value-type="float">
            <text:p>0.1829448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2000848" calcext:value-type="float">
            <text:p>0.2000848</text:p>
          </table:table-cell>
          <table:table-cell office:value-type="float" office:value="0" calcext:value-type="float">
            <text:p>0</text:p>
          </table:table-cell>
          <table:table-cell office:value-type="float" office:value="34.24471" calcext:value-type="float">
            <text:p>34.24471</text:p>
          </table:table-cell>
          <table:table-cell office:value-type="float" office:value="30.47303" calcext:value-type="float">
            <text:p>30.47303</text:p>
          </table:table-cell>
          <table:table-cell office:value-type="float" office:value="39.95665" calcext:value-type="float">
            <text:p>39.95665</text:p>
          </table:table-cell>
          <table:table-cell office:value-type="float" office:value="8.631247" calcext:value-type="float">
            <text:p>8.631247</text:p>
          </table:table-cell>
          <table:table-cell office:value-type="float" office:value="7.907363" calcext:value-type="float">
            <text:p>7.907363</text:p>
          </table:table-cell>
          <table:table-cell office:value-type="float" office:value="2.917065" calcext:value-type="float">
            <text:p>2.917065</text:p>
          </table:table-cell>
          <table:table-cell office:value-type="float" office:value="2.868788" calcext:value-type="float">
            <text:p>2.868788</text:p>
          </table:table-cell>
          <table:table-cell office:value-type="float" office:value="5.340702" calcext:value-type="float">
            <text:p>5.340702</text:p>
          </table:table-cell>
          <table:table-cell office:value-type="float" office:value="8.87851" calcext:value-type="float">
            <text:p>8.87851</text:p>
          </table:table-cell>
          <table:table-cell office:value-type="float" office:value="9.516892" calcext:value-type="float">
            <text:p>9.516892</text:p>
          </table:table-cell>
          <table:table-cell office:value-type="float" office:value="9.627453" calcext:value-type="float">
            <text:p>9.627453</text:p>
          </table:table-cell>
          <table:table-cell office:value-type="float" office:value="11.44914" calcext:value-type="float">
            <text:p>11.44914</text:p>
          </table:table-cell>
          <table:table-cell office:value-type="float" office:value="12.91381" calcext:value-type="float">
            <text:p>12.91381</text:p>
          </table:table-cell>
          <table:table-cell office:value-type="float" office:value="13.15461" calcext:value-type="float">
            <text:p>13.15461</text:p>
          </table:table-cell>
          <table:table-cell office:value-type="float" office:value="0" calcext:value-type="float">
            <text:p>0</text:p>
          </table:table-cell>
          <table:table-cell office:value-type="float" office:value="0.200693" calcext:value-type="float">
            <text:p>0.20069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82957" calcext:value-type="float">
            <text:p>3.88295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3.862027" calcext:value-type="float">
            <text:p>3.862027</text:p>
          </table:table-cell>
          <table:table-cell office:value-type="float" office:value="135.2739" calcext:value-type="float">
            <text:p>135.273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6235" calcext:value-type="float">
            <text:p>41.96235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56" calcext:value-type="float">
            <text:p>1162.156</text:p>
          </table:table-cell>
          <table:table-cell office:value-type="float" office:value="1.400759" calcext:value-type="float">
            <text:p>1.400759</text:p>
          </table:table-cell>
          <table:table-cell office:value-type="float" office:value="0" calcext:value-type="float">
            <text:p>0</text:p>
          </table:table-cell>
          <table:table-cell office:value-type="float" office:value="0.2552704" calcext:value-type="float">
            <text:p>0.2552704</text:p>
          </table:table-cell>
          <table:table-cell office:value-type="float" office:value="0.234439" calcext:value-type="float">
            <text:p>0.234439</text:p>
          </table:table-cell>
          <table:table-cell office:value-type="float" office:value="0.292535" calcext:value-type="float">
            <text:p>0.292535</text:p>
          </table:table-cell>
          <table:table-cell office:value-type="float" office:value="0.06118073" calcext:value-type="float">
            <text:p>0.06118073</text:p>
          </table:table-cell>
          <table:table-cell office:value-type="float" office:value="0.05034667" calcext:value-type="float">
            <text:p>0.05034667</text:p>
          </table:table-cell>
          <table:table-cell office:value-type="float" office:value="0.03004708" calcext:value-type="float">
            <text:p>0.03004708</text:p>
          </table:table-cell>
          <table:table-cell office:value-type="float" office:value="0.03519296" calcext:value-type="float">
            <text:p>0.03519296</text:p>
          </table:table-cell>
          <table:table-cell office:value-type="float" office:value="0.08079953" calcext:value-type="float">
            <text:p>0.08079953</text:p>
          </table:table-cell>
          <table:table-cell office:value-type="float" office:value="0.1560545" calcext:value-type="float">
            <text:p>0.1560545</text:p>
          </table:table-cell>
          <table:table-cell office:value-type="float" office:value="0.1621827" calcext:value-type="float">
            <text:p>0.1621827</text:p>
          </table:table-cell>
          <table:table-cell office:value-type="float" office:value="0.1627118" calcext:value-type="float">
            <text:p>0.1627118</text:p>
          </table:table-cell>
          <table:table-cell office:value-type="float" office:value="0.1829698" calcext:value-type="float">
            <text:p>0.1829698</text:p>
          </table:table-cell>
          <table:table-cell office:value-type="float" office:value="0.19791" calcext:value-type="float">
            <text:p>0.19791</text:p>
          </table:table-cell>
          <table:table-cell office:value-type="float" office:value="0.2000931" calcext:value-type="float">
            <text:p>0.2000931</text:p>
          </table:table-cell>
          <table:table-cell office:value-type="float" office:value="0" calcext:value-type="float">
            <text:p>0</text:p>
          </table:table-cell>
          <table:table-cell office:value-type="float" office:value="34.24417" calcext:value-type="float">
            <text:p>34.24417</text:p>
          </table:table-cell>
          <table:table-cell office:value-type="float" office:value="30.45972" calcext:value-type="float">
            <text:p>30.45972</text:p>
          </table:table-cell>
          <table:table-cell office:value-type="float" office:value="39.93248" calcext:value-type="float">
            <text:p>39.93248</text:p>
          </table:table-cell>
          <table:table-cell office:value-type="float" office:value="8.626798" calcext:value-type="float">
            <text:p>8.626798</text:p>
          </table:table-cell>
          <table:table-cell office:value-type="float" office:value="7.900946" calcext:value-type="float">
            <text:p>7.900946</text:p>
          </table:table-cell>
          <table:table-cell office:value-type="float" office:value="2.917907" calcext:value-type="float">
            <text:p>2.917907</text:p>
          </table:table-cell>
          <table:table-cell office:value-type="float" office:value="2.870275" calcext:value-type="float">
            <text:p>2.870275</text:p>
          </table:table-cell>
          <table:table-cell office:value-type="float" office:value="5.344601" calcext:value-type="float">
            <text:p>5.344601</text:p>
          </table:table-cell>
          <table:table-cell office:value-type="float" office:value="8.883537" calcext:value-type="float">
            <text:p>8.883537</text:p>
          </table:table-cell>
          <table:table-cell office:value-type="float" office:value="9.521221" calcext:value-type="float">
            <text:p>9.521221</text:p>
          </table:table-cell>
          <table:table-cell office:value-type="float" office:value="9.631921" calcext:value-type="float">
            <text:p>9.631921</text:p>
          </table:table-cell>
          <table:table-cell office:value-type="float" office:value="11.45171" calcext:value-type="float">
            <text:p>11.45171</text:p>
          </table:table-cell>
          <table:table-cell office:value-type="float" office:value="12.91474" calcext:value-type="float">
            <text:p>12.91474</text:p>
          </table:table-cell>
          <table:table-cell office:value-type="float" office:value="13.15544" calcext:value-type="float">
            <text:p>13.15544</text:p>
          </table:table-cell>
          <table:table-cell office:value-type="float" office:value="0" calcext:value-type="float">
            <text:p>0</text:p>
          </table:table-cell>
          <table:table-cell office:value-type="float" office:value="0.2050206" calcext:value-type="float">
            <text:p>0.205020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86115" calcext:value-type="float">
            <text:p>3.886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3.860314" calcext:value-type="float">
            <text:p>3.860314</text:p>
          </table:table-cell>
          <table:table-cell office:value-type="float" office:value="135.2718" calcext:value-type="float">
            <text:p>135.271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709" calcext:value-type="float">
            <text:p>41.970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5" calcext:value-type="float">
            <text:p>1162.15</text:p>
          </table:table-cell>
          <table:table-cell office:value-type="float" office:value="1.402941" calcext:value-type="float">
            <text:p>1.402941</text:p>
          </table:table-cell>
          <table:table-cell office:value-type="float" office:value="0" calcext:value-type="float">
            <text:p>0</text:p>
          </table:table-cell>
          <table:table-cell office:value-type="float" office:value="0.2600698" calcext:value-type="float">
            <text:p>0.2600698</text:p>
          </table:table-cell>
          <table:table-cell office:value-type="float" office:value="0.234538" calcext:value-type="float">
            <text:p>0.234538</text:p>
          </table:table-cell>
          <table:table-cell office:value-type="float" office:value="0.2917183" calcext:value-type="float">
            <text:p>0.2917183</text:p>
          </table:table-cell>
          <table:table-cell office:value-type="float" office:value="0.06019113" calcext:value-type="float">
            <text:p>0.06019113</text:p>
          </table:table-cell>
          <table:table-cell office:value-type="float" office:value="0.04902233" calcext:value-type="float">
            <text:p>0.04902233</text:p>
          </table:table-cell>
          <table:table-cell office:value-type="float" office:value="0.02984047" calcext:value-type="float">
            <text:p>0.02984047</text:p>
          </table:table-cell>
          <table:table-cell office:value-type="float" office:value="0.03518878" calcext:value-type="float">
            <text:p>0.03518878</text:p>
          </table:table-cell>
          <table:table-cell office:value-type="float" office:value="0.08079748" calcext:value-type="float">
            <text:p>0.08079748</text:p>
          </table:table-cell>
          <table:table-cell office:value-type="float" office:value="0.1560944" calcext:value-type="float">
            <text:p>0.1560944</text:p>
          </table:table-cell>
          <table:table-cell office:value-type="float" office:value="0.1622272" calcext:value-type="float">
            <text:p>0.1622272</text:p>
          </table:table-cell>
          <table:table-cell office:value-type="float" office:value="0.16276" calcext:value-type="float">
            <text:p>0.16276</text:p>
          </table:table-cell>
          <table:table-cell office:value-type="float" office:value="0.1829944" calcext:value-type="float">
            <text:p>0.1829944</text:p>
          </table:table-cell>
          <table:table-cell office:value-type="float" office:value="0.1979198" calcext:value-type="float">
            <text:p>0.1979198</text:p>
          </table:table-cell>
          <table:table-cell office:value-type="float" office:value="0.2001014" calcext:value-type="float">
            <text:p>0.2001014</text:p>
          </table:table-cell>
          <table:table-cell office:value-type="float" office:value="0" calcext:value-type="float">
            <text:p>0</text:p>
          </table:table-cell>
          <table:table-cell office:value-type="float" office:value="34.24397" calcext:value-type="float">
            <text:p>34.24397</text:p>
          </table:table-cell>
          <table:table-cell office:value-type="float" office:value="30.44598" calcext:value-type="float">
            <text:p>30.44598</text:p>
          </table:table-cell>
          <table:table-cell office:value-type="float" office:value="39.90779" calcext:value-type="float">
            <text:p>39.90779</text:p>
          </table:table-cell>
          <table:table-cell office:value-type="float" office:value="8.621984" calcext:value-type="float">
            <text:p>8.621984</text:p>
          </table:table-cell>
          <table:table-cell office:value-type="float" office:value="7.894083" calcext:value-type="float">
            <text:p>7.894083</text:p>
          </table:table-cell>
          <table:table-cell office:value-type="float" office:value="2.918679" calcext:value-type="float">
            <text:p>2.918679</text:p>
          </table:table-cell>
          <table:table-cell office:value-type="float" office:value="2.871747" calcext:value-type="float">
            <text:p>2.871747</text:p>
          </table:table-cell>
          <table:table-cell office:value-type="float" office:value="5.348481" calcext:value-type="float">
            <text:p>5.348481</text:p>
          </table:table-cell>
          <table:table-cell office:value-type="float" office:value="8.888565" calcext:value-type="float">
            <text:p>8.888565</text:p>
          </table:table-cell>
          <table:table-cell office:value-type="float" office:value="9.525553" calcext:value-type="float">
            <text:p>9.525553</text:p>
          </table:table-cell>
          <table:table-cell office:value-type="float" office:value="9.63639" calcext:value-type="float">
            <text:p>9.63639</text:p>
          </table:table-cell>
          <table:table-cell office:value-type="float" office:value="11.45426" calcext:value-type="float">
            <text:p>11.45426</text:p>
          </table:table-cell>
          <table:table-cell office:value-type="float" office:value="12.91567" calcext:value-type="float">
            <text:p>12.91567</text:p>
          </table:table-cell>
          <table:table-cell office:value-type="float" office:value="13.15628" calcext:value-type="float">
            <text:p>13.15628</text:p>
          </table:table-cell>
          <table:table-cell office:value-type="float" office:value="0" calcext:value-type="float">
            <text:p>0</text:p>
          </table:table-cell>
          <table:table-cell office:value-type="float" office:value="0.2037118" calcext:value-type="float">
            <text:p>0.203711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89199" calcext:value-type="float">
            <text:p>3.8891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3.858673" calcext:value-type="float">
            <text:p>3.858673</text:p>
          </table:table-cell>
          <table:table-cell office:value-type="float" office:value="135.2695" calcext:value-type="float">
            <text:p>135.269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7948" calcext:value-type="float">
            <text:p>41.97948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45" calcext:value-type="float">
            <text:p>1162.145</text:p>
          </table:table-cell>
          <table:table-cell office:value-type="float" office:value="1.405885" calcext:value-type="float">
            <text:p>1.405885</text:p>
          </table:table-cell>
          <table:table-cell office:value-type="float" office:value="0" calcext:value-type="float">
            <text:p>0</text:p>
          </table:table-cell>
          <table:table-cell office:value-type="float" office:value="0.2570666" calcext:value-type="float">
            <text:p>0.2570666</text:p>
          </table:table-cell>
          <table:table-cell office:value-type="float" office:value="0.2353271" calcext:value-type="float">
            <text:p>0.2353271</text:p>
          </table:table-cell>
          <table:table-cell office:value-type="float" office:value="0.2912095" calcext:value-type="float">
            <text:p>0.2912095</text:p>
          </table:table-cell>
          <table:table-cell office:value-type="float" office:value="0.05921433" calcext:value-type="float">
            <text:p>0.05921433</text:p>
          </table:table-cell>
          <table:table-cell office:value-type="float" office:value="0.04742255" calcext:value-type="float">
            <text:p>0.04742255</text:p>
          </table:table-cell>
          <table:table-cell office:value-type="float" office:value="0.02984345" calcext:value-type="float">
            <text:p>0.02984345</text:p>
          </table:table-cell>
          <table:table-cell office:value-type="float" office:value="0.03529001" calcext:value-type="float">
            <text:p>0.03529001</text:p>
          </table:table-cell>
          <table:table-cell office:value-type="float" office:value="0.08083344" calcext:value-type="float">
            <text:p>0.08083344</text:p>
          </table:table-cell>
          <table:table-cell office:value-type="float" office:value="0.1561374" calcext:value-type="float">
            <text:p>0.1561374</text:p>
          </table:table-cell>
          <table:table-cell office:value-type="float" office:value="0.1622699" calcext:value-type="float">
            <text:p>0.1622699</text:p>
          </table:table-cell>
          <table:table-cell office:value-type="float" office:value="0.1628071" calcext:value-type="float">
            <text:p>0.1628071</text:p>
          </table:table-cell>
          <table:table-cell office:value-type="float" office:value="0.1830198" calcext:value-type="float">
            <text:p>0.1830198</text:p>
          </table:table-cell>
          <table:table-cell office:value-type="float" office:value="0.1979296" calcext:value-type="float">
            <text:p>0.1979296</text:p>
          </table:table-cell>
          <table:table-cell office:value-type="float" office:value="0.2001098" calcext:value-type="float">
            <text:p>0.2001098</text:p>
          </table:table-cell>
          <table:table-cell office:value-type="float" office:value="0" calcext:value-type="float">
            <text:p>0</text:p>
          </table:table-cell>
          <table:table-cell office:value-type="float" office:value="34.24466" calcext:value-type="float">
            <text:p>34.24466</text:p>
          </table:table-cell>
          <table:table-cell office:value-type="float" office:value="30.43282" calcext:value-type="float">
            <text:p>30.43282</text:p>
          </table:table-cell>
          <table:table-cell office:value-type="float" office:value="39.88337" calcext:value-type="float">
            <text:p>39.88337</text:p>
          </table:table-cell>
          <table:table-cell office:value-type="float" office:value="8.616903" calcext:value-type="float">
            <text:p>8.616903</text:p>
          </table:table-cell>
          <table:table-cell office:value-type="float" office:value="7.886739" calcext:value-type="float">
            <text:p>7.886739</text:p>
          </table:table-cell>
          <table:table-cell office:value-type="float" office:value="2.919433" calcext:value-type="float">
            <text:p>2.919433</text:p>
          </table:table-cell>
          <table:table-cell office:value-type="float" office:value="2.873227" calcext:value-type="float">
            <text:p>2.873227</text:p>
          </table:table-cell>
          <table:table-cell office:value-type="float" office:value="5.352361" calcext:value-type="float">
            <text:p>5.352361</text:p>
          </table:table-cell>
          <table:table-cell office:value-type="float" office:value="8.893593" calcext:value-type="float">
            <text:p>8.893593</text:p>
          </table:table-cell>
          <table:table-cell office:value-type="float" office:value="9.52988" calcext:value-type="float">
            <text:p>9.52988</text:p>
          </table:table-cell>
          <table:table-cell office:value-type="float" office:value="9.640859" calcext:value-type="float">
            <text:p>9.640859</text:p>
          </table:table-cell>
          <table:table-cell office:value-type="float" office:value="11.45682" calcext:value-type="float">
            <text:p>11.45682</text:p>
          </table:table-cell>
          <table:table-cell office:value-type="float" office:value="12.9166" calcext:value-type="float">
            <text:p>12.9166</text:p>
          </table:table-cell>
          <table:table-cell office:value-type="float" office:value="13.15712" calcext:value-type="float">
            <text:p>13.15712</text:p>
          </table:table-cell>
          <table:table-cell office:value-type="float" office:value="0" calcext:value-type="float">
            <text:p>0</text:p>
          </table:table-cell>
          <table:table-cell office:value-type="float" office:value="0.176506" calcext:value-type="float">
            <text:p>0.17650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92276" calcext:value-type="float">
            <text:p>3.8922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3.857107" calcext:value-type="float">
            <text:p>3.857107</text:p>
          </table:table-cell>
          <table:table-cell office:value-type="float" office:value="135.2673" calcext:value-type="float">
            <text:p>135.267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8802" calcext:value-type="float">
            <text:p>41.98802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39" calcext:value-type="float">
            <text:p>1162.139</text:p>
          </table:table-cell>
          <table:table-cell office:value-type="float" office:value="1.409424" calcext:value-type="float">
            <text:p>1.409424</text:p>
          </table:table-cell>
          <table:table-cell office:value-type="float" office:value="0" calcext:value-type="float">
            <text:p>0</text:p>
          </table:table-cell>
          <table:table-cell office:value-type="float" office:value="0.2534817" calcext:value-type="float">
            <text:p>0.2534817</text:p>
          </table:table-cell>
          <table:table-cell office:value-type="float" office:value="0.2361586" calcext:value-type="float">
            <text:p>0.2361586</text:p>
          </table:table-cell>
          <table:table-cell office:value-type="float" office:value="0.2907161" calcext:value-type="float">
            <text:p>0.2907161</text:p>
          </table:table-cell>
          <table:table-cell office:value-type="float" office:value="0.05827568" calcext:value-type="float">
            <text:p>0.05827568</text:p>
          </table:table-cell>
          <table:table-cell office:value-type="float" office:value="0.0458442" calcext:value-type="float">
            <text:p>0.0458442</text:p>
          </table:table-cell>
          <table:table-cell office:value-type="float" office:value="0.02982274" calcext:value-type="float">
            <text:p>0.02982274</text:p>
          </table:table-cell>
          <table:table-cell office:value-type="float" office:value="0.03541066" calcext:value-type="float">
            <text:p>0.03541066</text:p>
          </table:table-cell>
          <table:table-cell office:value-type="float" office:value="0.08089352" calcext:value-type="float">
            <text:p>0.08089352</text:p>
          </table:table-cell>
          <table:table-cell office:value-type="float" office:value="0.1561904" calcext:value-type="float">
            <text:p>0.1561904</text:p>
          </table:table-cell>
          <table:table-cell office:value-type="float" office:value="0.1623122" calcext:value-type="float">
            <text:p>0.1623122</text:p>
          </table:table-cell>
          <table:table-cell office:value-type="float" office:value="0.1628532" calcext:value-type="float">
            <text:p>0.1628532</text:p>
          </table:table-cell>
          <table:table-cell office:value-type="float" office:value="0.1830447" calcext:value-type="float">
            <text:p>0.1830447</text:p>
          </table:table-cell>
          <table:table-cell office:value-type="float" office:value="0.1979399" calcext:value-type="float">
            <text:p>0.1979399</text:p>
          </table:table-cell>
          <table:table-cell office:value-type="float" office:value="0.2001181" calcext:value-type="float">
            <text:p>0.2001181</text:p>
          </table:table-cell>
          <table:table-cell office:value-type="float" office:value="0" calcext:value-type="float">
            <text:p>0</text:p>
          </table:table-cell>
          <table:table-cell office:value-type="float" office:value="34.24456" calcext:value-type="float">
            <text:p>34.24456</text:p>
          </table:table-cell>
          <table:table-cell office:value-type="float" office:value="30.41986" calcext:value-type="float">
            <text:p>30.41986</text:p>
          </table:table-cell>
          <table:table-cell office:value-type="float" office:value="39.859" calcext:value-type="float">
            <text:p>39.859</text:p>
          </table:table-cell>
          <table:table-cell office:value-type="float" office:value="8.61154" calcext:value-type="float">
            <text:p>8.61154</text:p>
          </table:table-cell>
          <table:table-cell office:value-type="float" office:value="7.878843" calcext:value-type="float">
            <text:p>7.878843</text:p>
          </table:table-cell>
          <table:table-cell office:value-type="float" office:value="2.920178" calcext:value-type="float">
            <text:p>2.920178</text:p>
          </table:table-cell>
          <table:table-cell office:value-type="float" office:value="2.874725" calcext:value-type="float">
            <text:p>2.874725</text:p>
          </table:table-cell>
          <table:table-cell office:value-type="float" office:value="5.356242" calcext:value-type="float">
            <text:p>5.356242</text:p>
          </table:table-cell>
          <table:table-cell office:value-type="float" office:value="8.898621" calcext:value-type="float">
            <text:p>8.898621</text:p>
          </table:table-cell>
          <table:table-cell office:value-type="float" office:value="9.534209" calcext:value-type="float">
            <text:p>9.534209</text:p>
          </table:table-cell>
          <table:table-cell office:value-type="float" office:value="9.645327" calcext:value-type="float">
            <text:p>9.645327</text:p>
          </table:table-cell>
          <table:table-cell office:value-type="float" office:value="11.45938" calcext:value-type="float">
            <text:p>11.45938</text:p>
          </table:table-cell>
          <table:table-cell office:value-type="float" office:value="12.91753" calcext:value-type="float">
            <text:p>12.91753</text:p>
          </table:table-cell>
          <table:table-cell office:value-type="float" office:value="13.15796" calcext:value-type="float">
            <text:p>13.15796</text:p>
          </table:table-cell>
          <table:table-cell office:value-type="float" office:value="0" calcext:value-type="float">
            <text:p>0</text:p>
          </table:table-cell>
          <table:table-cell office:value-type="float" office:value="0.1686713" calcext:value-type="float">
            <text:p>0.168671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95337" calcext:value-type="float">
            <text:p>3.8953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3.855528" calcext:value-type="float">
            <text:p>3.855528</text:p>
          </table:table-cell>
          <table:table-cell office:value-type="float" office:value="135.2651" calcext:value-type="float">
            <text:p>135.265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1.99655" calcext:value-type="float">
            <text:p>41.99655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33" calcext:value-type="float">
            <text:p>1162.133</text:p>
          </table:table-cell>
          <table:table-cell office:value-type="float" office:value="1.413159" calcext:value-type="float">
            <text:p>1.413159</text:p>
          </table:table-cell>
          <table:table-cell office:value-type="float" office:value="0" calcext:value-type="float">
            <text:p>0</text:p>
          </table:table-cell>
          <table:table-cell office:value-type="float" office:value="0.255725" calcext:value-type="float">
            <text:p>0.255725</text:p>
          </table:table-cell>
          <table:table-cell office:value-type="float" office:value="0.2369288" calcext:value-type="float">
            <text:p>0.2369288</text:p>
          </table:table-cell>
          <table:table-cell office:value-type="float" office:value="0.2907164" calcext:value-type="float">
            <text:p>0.2907164</text:p>
          </table:table-cell>
          <table:table-cell office:value-type="float" office:value="0.05729167" calcext:value-type="float">
            <text:p>0.05729167</text:p>
          </table:table-cell>
          <table:table-cell office:value-type="float" office:value="0.04430592" calcext:value-type="float">
            <text:p>0.04430592</text:p>
          </table:table-cell>
          <table:table-cell office:value-type="float" office:value="0.02977339" calcext:value-type="float">
            <text:p>0.02977339</text:p>
          </table:table-cell>
          <table:table-cell office:value-type="float" office:value="0.03552448" calcext:value-type="float">
            <text:p>0.03552448</text:p>
          </table:table-cell>
          <table:table-cell office:value-type="float" office:value="0.08096133" calcext:value-type="float">
            <text:p>0.08096133</text:p>
          </table:table-cell>
          <table:table-cell office:value-type="float" office:value="0.1562521" calcext:value-type="float">
            <text:p>0.1562521</text:p>
          </table:table-cell>
          <table:table-cell office:value-type="float" office:value="0.1623556" calcext:value-type="float">
            <text:p>0.1623556</text:p>
          </table:table-cell>
          <table:table-cell office:value-type="float" office:value="0.1628992" calcext:value-type="float">
            <text:p>0.1628992</text:p>
          </table:table-cell>
          <table:table-cell office:value-type="float" office:value="0.1830688" calcext:value-type="float">
            <text:p>0.1830688</text:p>
          </table:table-cell>
          <table:table-cell office:value-type="float" office:value="0.1979499" calcext:value-type="float">
            <text:p>0.1979499</text:p>
          </table:table-cell>
          <table:table-cell office:value-type="float" office:value="0.2001264" calcext:value-type="float">
            <text:p>0.2001264</text:p>
          </table:table-cell>
          <table:table-cell office:value-type="float" office:value="0" calcext:value-type="float">
            <text:p>0</text:p>
          </table:table-cell>
          <table:table-cell office:value-type="float" office:value="34.24453" calcext:value-type="float">
            <text:p>34.24453</text:p>
          </table:table-cell>
          <table:table-cell office:value-type="float" office:value="30.4073" calcext:value-type="float">
            <text:p>30.4073</text:p>
          </table:table-cell>
          <table:table-cell office:value-type="float" office:value="39.83466" calcext:value-type="float">
            <text:p>39.83466</text:p>
          </table:table-cell>
          <table:table-cell office:value-type="float" office:value="8.605814" calcext:value-type="float">
            <text:p>8.605814</text:p>
          </table:table-cell>
          <table:table-cell office:value-type="float" office:value="7.870444" calcext:value-type="float">
            <text:p>7.870444</text:p>
          </table:table-cell>
          <table:table-cell office:value-type="float" office:value="2.920907" calcext:value-type="float">
            <text:p>2.920907</text:p>
          </table:table-cell>
          <table:table-cell office:value-type="float" office:value="2.876239" calcext:value-type="float">
            <text:p>2.876239</text:p>
          </table:table-cell>
          <table:table-cell office:value-type="float" office:value="5.360121" calcext:value-type="float">
            <text:p>5.360121</text:p>
          </table:table-cell>
          <table:table-cell office:value-type="float" office:value="8.903648" calcext:value-type="float">
            <text:p>8.903648</text:p>
          </table:table-cell>
          <table:table-cell office:value-type="float" office:value="9.538535" calcext:value-type="float">
            <text:p>9.538535</text:p>
          </table:table-cell>
          <table:table-cell office:value-type="float" office:value="9.649796" calcext:value-type="float">
            <text:p>9.649796</text:p>
          </table:table-cell>
          <table:table-cell office:value-type="float" office:value="11.46194" calcext:value-type="float">
            <text:p>11.46194</text:p>
          </table:table-cell>
          <table:table-cell office:value-type="float" office:value="12.91846" calcext:value-type="float">
            <text:p>12.91846</text:p>
          </table:table-cell>
          <table:table-cell office:value-type="float" office:value="13.15882" calcext:value-type="float">
            <text:p>13.15882</text:p>
          </table:table-cell>
          <table:table-cell office:value-type="float" office:value="0" calcext:value-type="float">
            <text:p>0</text:p>
          </table:table-cell>
          <table:table-cell office:value-type="float" office:value="0.2261643" calcext:value-type="float">
            <text:p>0.226164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898421" calcext:value-type="float">
            <text:p>3.8984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3.854044" calcext:value-type="float">
            <text:p>3.854044</text:p>
          </table:table-cell>
          <table:table-cell office:value-type="float" office:value="135.2629" calcext:value-type="float">
            <text:p>135.262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0507" calcext:value-type="float">
            <text:p>42.0050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27" calcext:value-type="float">
            <text:p>1162.127</text:p>
          </table:table-cell>
          <table:table-cell office:value-type="float" office:value="1.41695" calcext:value-type="float">
            <text:p>1.41695</text:p>
          </table:table-cell>
          <table:table-cell office:value-type="float" office:value="0" calcext:value-type="float">
            <text:p>0</text:p>
          </table:table-cell>
          <table:table-cell office:value-type="float" office:value="0.2598014" calcext:value-type="float">
            <text:p>0.2598014</text:p>
          </table:table-cell>
          <table:table-cell office:value-type="float" office:value="0.2365393" calcext:value-type="float">
            <text:p>0.2365393</text:p>
          </table:table-cell>
          <table:table-cell office:value-type="float" office:value="0.2887512" calcext:value-type="float">
            <text:p>0.2887512</text:p>
          </table:table-cell>
          <table:table-cell office:value-type="float" office:value="0.05612773" calcext:value-type="float">
            <text:p>0.05612773</text:p>
          </table:table-cell>
          <table:table-cell office:value-type="float" office:value="0.04270716" calcext:value-type="float">
            <text:p>0.04270716</text:p>
          </table:table-cell>
          <table:table-cell office:value-type="float" office:value="0.02967135" calcext:value-type="float">
            <text:p>0.02967135</text:p>
          </table:table-cell>
          <table:table-cell office:value-type="float" office:value="0.03563378" calcext:value-type="float">
            <text:p>0.03563378</text:p>
          </table:table-cell>
          <table:table-cell office:value-type="float" office:value="0.08103421" calcext:value-type="float">
            <text:p>0.08103421</text:p>
          </table:table-cell>
          <table:table-cell office:value-type="float" office:value="0.1563198" calcext:value-type="float">
            <text:p>0.1563198</text:p>
          </table:table-cell>
          <table:table-cell office:value-type="float" office:value="0.1624004" calcext:value-type="float">
            <text:p>0.1624004</text:p>
          </table:table-cell>
          <table:table-cell office:value-type="float" office:value="0.1629449" calcext:value-type="float">
            <text:p>0.1629449</text:p>
          </table:table-cell>
          <table:table-cell office:value-type="float" office:value="0.1830931" calcext:value-type="float">
            <text:p>0.1830931</text:p>
          </table:table-cell>
          <table:table-cell office:value-type="float" office:value="0.1979598" calcext:value-type="float">
            <text:p>0.1979598</text:p>
          </table:table-cell>
          <table:table-cell office:value-type="float" office:value="0.2001347" calcext:value-type="float">
            <text:p>0.2001347</text:p>
          </table:table-cell>
          <table:table-cell office:value-type="float" office:value="0" calcext:value-type="float">
            <text:p>0</text:p>
          </table:table-cell>
          <table:table-cell office:value-type="float" office:value="34.2459" calcext:value-type="float">
            <text:p>34.2459</text:p>
          </table:table-cell>
          <table:table-cell office:value-type="float" office:value="30.39507" calcext:value-type="float">
            <text:p>30.39507</text:p>
          </table:table-cell>
          <table:table-cell office:value-type="float" office:value="39.81017" calcext:value-type="float">
            <text:p>39.81017</text:p>
          </table:table-cell>
          <table:table-cell office:value-type="float" office:value="8.599759" calcext:value-type="float">
            <text:p>8.599759</text:p>
          </table:table-cell>
          <table:table-cell office:value-type="float" office:value="7.861498" calcext:value-type="float">
            <text:p>7.861498</text:p>
          </table:table-cell>
          <table:table-cell office:value-type="float" office:value="2.921617" calcext:value-type="float">
            <text:p>2.921617</text:p>
          </table:table-cell>
          <table:table-cell office:value-type="float" office:value="2.877774" calcext:value-type="float">
            <text:p>2.877774</text:p>
          </table:table-cell>
          <table:table-cell office:value-type="float" office:value="5.364001" calcext:value-type="float">
            <text:p>5.364001</text:p>
          </table:table-cell>
          <table:table-cell office:value-type="float" office:value="8.908676" calcext:value-type="float">
            <text:p>8.908676</text:p>
          </table:table-cell>
          <table:table-cell office:value-type="float" office:value="9.542867" calcext:value-type="float">
            <text:p>9.542867</text:p>
          </table:table-cell>
          <table:table-cell office:value-type="float" office:value="9.654263" calcext:value-type="float">
            <text:p>9.654263</text:p>
          </table:table-cell>
          <table:table-cell office:value-type="float" office:value="11.46449" calcext:value-type="float">
            <text:p>11.46449</text:p>
          </table:table-cell>
          <table:table-cell office:value-type="float" office:value="12.91939" calcext:value-type="float">
            <text:p>12.91939</text:p>
          </table:table-cell>
          <table:table-cell office:value-type="float" office:value="13.15968" calcext:value-type="float">
            <text:p>13.15968</text:p>
          </table:table-cell>
          <table:table-cell office:value-type="float" office:value="0" calcext:value-type="float">
            <text:p>0</text:p>
          </table:table-cell>
          <table:table-cell office:value-type="float" office:value="0.2474916" calcext:value-type="float">
            <text:p>0.247491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01415" calcext:value-type="float">
            <text:p>3.9014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3.852668" calcext:value-type="float">
            <text:p>3.852668</text:p>
          </table:table-cell>
          <table:table-cell office:value-type="float" office:value="135.2607" calcext:value-type="float">
            <text:p>135.260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1351" calcext:value-type="float">
            <text:p>42.01351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21" calcext:value-type="float">
            <text:p>1162.121</text:p>
          </table:table-cell>
          <table:table-cell office:value-type="float" office:value="1.420711" calcext:value-type="float">
            <text:p>1.420711</text:p>
          </table:table-cell>
          <table:table-cell office:value-type="float" office:value="0" calcext:value-type="float">
            <text:p>0</text:p>
          </table:table-cell>
          <table:table-cell office:value-type="float" office:value="0.2601938" calcext:value-type="float">
            <text:p>0.2601938</text:p>
          </table:table-cell>
          <table:table-cell office:value-type="float" office:value="0.2354285" calcext:value-type="float">
            <text:p>0.2354285</text:p>
          </table:table-cell>
          <table:table-cell office:value-type="float" office:value="0.2872518" calcext:value-type="float">
            <text:p>0.2872518</text:p>
          </table:table-cell>
          <table:table-cell office:value-type="float" office:value="0.05502092" calcext:value-type="float">
            <text:p>0.05502092</text:p>
          </table:table-cell>
          <table:table-cell office:value-type="float" office:value="0.04131956" calcext:value-type="float">
            <text:p>0.04131956</text:p>
          </table:table-cell>
          <table:table-cell office:value-type="float" office:value="0.0294671" calcext:value-type="float">
            <text:p>0.0294671</text:p>
          </table:table-cell>
          <table:table-cell office:value-type="float" office:value="0.0356929" calcext:value-type="float">
            <text:p>0.0356929</text:p>
          </table:table-cell>
          <table:table-cell office:value-type="float" office:value="0.08109514" calcext:value-type="float">
            <text:p>0.08109514</text:p>
          </table:table-cell>
          <table:table-cell office:value-type="float" office:value="0.1563871" calcext:value-type="float">
            <text:p>0.1563871</text:p>
          </table:table-cell>
          <table:table-cell office:value-type="float" office:value="0.1624462" calcext:value-type="float">
            <text:p>0.1624462</text:p>
          </table:table-cell>
          <table:table-cell office:value-type="float" office:value="0.162991" calcext:value-type="float">
            <text:p>0.162991</text:p>
          </table:table-cell>
          <table:table-cell office:value-type="float" office:value="0.1831176" calcext:value-type="float">
            <text:p>0.1831176</text:p>
          </table:table-cell>
          <table:table-cell office:value-type="float" office:value="0.1979698" calcext:value-type="float">
            <text:p>0.1979698</text:p>
          </table:table-cell>
          <table:table-cell office:value-type="float" office:value="0.2001431" calcext:value-type="float">
            <text:p>0.2001431</text:p>
          </table:table-cell>
          <table:table-cell office:value-type="float" office:value="0" calcext:value-type="float">
            <text:p>0</text:p>
          </table:table-cell>
          <table:table-cell office:value-type="float" office:value="34.24751" calcext:value-type="float">
            <text:p>34.24751</text:p>
          </table:table-cell>
          <table:table-cell office:value-type="float" office:value="30.38265" calcext:value-type="float">
            <text:p>30.38265</text:p>
          </table:table-cell>
          <table:table-cell office:value-type="float" office:value="39.78523" calcext:value-type="float">
            <text:p>39.78523</text:p>
          </table:table-cell>
          <table:table-cell office:value-type="float" office:value="8.59334" calcext:value-type="float">
            <text:p>8.59334</text:p>
          </table:table-cell>
          <table:table-cell office:value-type="float" office:value="7.852117" calcext:value-type="float">
            <text:p>7.852117</text:p>
          </table:table-cell>
          <table:table-cell office:value-type="float" office:value="2.922288" calcext:value-type="float">
            <text:p>2.922288</text:p>
          </table:table-cell>
          <table:table-cell office:value-type="float" office:value="2.879322" calcext:value-type="float">
            <text:p>2.879322</text:p>
          </table:table-cell>
          <table:table-cell office:value-type="float" office:value="5.367883" calcext:value-type="float">
            <text:p>5.367883</text:p>
          </table:table-cell>
          <table:table-cell office:value-type="float" office:value="8.913684" calcext:value-type="float">
            <text:p>8.913684</text:p>
          </table:table-cell>
          <table:table-cell office:value-type="float" office:value="9.547194" calcext:value-type="float">
            <text:p>9.547194</text:p>
          </table:table-cell>
          <table:table-cell office:value-type="float" office:value="9.658732" calcext:value-type="float">
            <text:p>9.658732</text:p>
          </table:table-cell>
          <table:table-cell office:value-type="float" office:value="11.46706" calcext:value-type="float">
            <text:p>11.46706</text:p>
          </table:table-cell>
          <table:table-cell office:value-type="float" office:value="12.92032" calcext:value-type="float">
            <text:p>12.92032</text:p>
          </table:table-cell>
          <table:table-cell office:value-type="float" office:value="13.16052" calcext:value-type="float">
            <text:p>13.16052</text:p>
          </table:table-cell>
          <table:table-cell office:value-type="float" office:value="0" calcext:value-type="float">
            <text:p>0</text:p>
          </table:table-cell>
          <table:table-cell office:value-type="float" office:value="0.246877" calcext:value-type="float">
            <text:p>0.24687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04251" calcext:value-type="float">
            <text:p>3.9042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3.851453" calcext:value-type="float">
            <text:p>3.851453</text:p>
          </table:table-cell>
          <table:table-cell office:value-type="float" office:value="135.2585" calcext:value-type="float">
            <text:p>135.258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2187" calcext:value-type="float">
            <text:p>42.0218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15" calcext:value-type="float">
            <text:p>1162.115</text:p>
          </table:table-cell>
          <table:table-cell office:value-type="float" office:value="1.424535" calcext:value-type="float">
            <text:p>1.424535</text:p>
          </table:table-cell>
          <table:table-cell office:value-type="float" office:value="0" calcext:value-type="float">
            <text:p>0</text:p>
          </table:table-cell>
          <table:table-cell office:value-type="float" office:value="0.2499406" calcext:value-type="float">
            <text:p>0.2499406</text:p>
          </table:table-cell>
          <table:table-cell office:value-type="float" office:value="0.2329822" calcext:value-type="float">
            <text:p>0.2329822</text:p>
          </table:table-cell>
          <table:table-cell office:value-type="float" office:value="0.2847151" calcext:value-type="float">
            <text:p>0.2847151</text:p>
          </table:table-cell>
          <table:table-cell office:value-type="float" office:value="0.05373191" calcext:value-type="float">
            <text:p>0.05373191</text:p>
          </table:table-cell>
          <table:table-cell office:value-type="float" office:value="0.04023546" calcext:value-type="float">
            <text:p>0.04023546</text:p>
          </table:table-cell>
          <table:table-cell office:value-type="float" office:value="0.02929473" calcext:value-type="float">
            <text:p>0.02929473</text:p>
          </table:table-cell>
          <table:table-cell office:value-type="float" office:value="0.03573783" calcext:value-type="float">
            <text:p>0.03573783</text:p>
          </table:table-cell>
          <table:table-cell office:value-type="float" office:value="0.08114517" calcext:value-type="float">
            <text:p>0.08114517</text:p>
          </table:table-cell>
          <table:table-cell office:value-type="float" office:value="0.1564502" calcext:value-type="float">
            <text:p>0.1564502</text:p>
          </table:table-cell>
          <table:table-cell office:value-type="float" office:value="0.162493" calcext:value-type="float">
            <text:p>0.162493</text:p>
          </table:table-cell>
          <table:table-cell office:value-type="float" office:value="0.1630376" calcext:value-type="float">
            <text:p>0.1630376</text:p>
          </table:table-cell>
          <table:table-cell office:value-type="float" office:value="0.1831427" calcext:value-type="float">
            <text:p>0.1831427</text:p>
          </table:table-cell>
          <table:table-cell office:value-type="float" office:value="0.1979797" calcext:value-type="float">
            <text:p>0.1979797</text:p>
          </table:table-cell>
          <table:table-cell office:value-type="float" office:value="0.2001514" calcext:value-type="float">
            <text:p>0.2001514</text:p>
          </table:table-cell>
          <table:table-cell office:value-type="float" office:value="0" calcext:value-type="float">
            <text:p>0</text:p>
          </table:table-cell>
          <table:table-cell office:value-type="float" office:value="34.24842" calcext:value-type="float">
            <text:p>34.24842</text:p>
          </table:table-cell>
          <table:table-cell office:value-type="float" office:value="30.37" calcext:value-type="float">
            <text:p>30.37</text:p>
          </table:table-cell>
          <table:table-cell office:value-type="float" office:value="39.76038" calcext:value-type="float">
            <text:p>39.76038</text:p>
          </table:table-cell>
          <table:table-cell office:value-type="float" office:value="8.586574" calcext:value-type="float">
            <text:p>8.586574</text:p>
          </table:table-cell>
          <table:table-cell office:value-type="float" office:value="7.842339" calcext:value-type="float">
            <text:p>7.842339</text:p>
          </table:table-cell>
          <table:table-cell office:value-type="float" office:value="2.922917" calcext:value-type="float">
            <text:p>2.922917</text:p>
          </table:table-cell>
          <table:table-cell office:value-type="float" office:value="2.880876" calcext:value-type="float">
            <text:p>2.880876</text:p>
          </table:table-cell>
          <table:table-cell office:value-type="float" office:value="5.371763" calcext:value-type="float">
            <text:p>5.371763</text:p>
          </table:table-cell>
          <table:table-cell office:value-type="float" office:value="8.91862" calcext:value-type="float">
            <text:p>8.91862</text:p>
          </table:table-cell>
          <table:table-cell office:value-type="float" office:value="9.551523" calcext:value-type="float">
            <text:p>9.551523</text:p>
          </table:table-cell>
          <table:table-cell office:value-type="float" office:value="9.663201" calcext:value-type="float">
            <text:p>9.663201</text:p>
          </table:table-cell>
          <table:table-cell office:value-type="float" office:value="11.46961" calcext:value-type="float">
            <text:p>11.46961</text:p>
          </table:table-cell>
          <table:table-cell office:value-type="float" office:value="12.92125" calcext:value-type="float">
            <text:p>12.92125</text:p>
          </table:table-cell>
          <table:table-cell office:value-type="float" office:value="13.16138" calcext:value-type="float">
            <text:p>13.16138</text:p>
          </table:table-cell>
          <table:table-cell office:value-type="float" office:value="0" calcext:value-type="float">
            <text:p>0</text:p>
          </table:table-cell>
          <table:table-cell office:value-type="float" office:value="0.1957331" calcext:value-type="float">
            <text:p>0.195733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06873" calcext:value-type="float">
            <text:p>3.9068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3.8504" calcext:value-type="float">
            <text:p>3.8504</text:p>
          </table:table-cell>
          <table:table-cell office:value-type="float" office:value="135.2566" calcext:value-type="float">
            <text:p>135.256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3002" calcext:value-type="float">
            <text:p>42.03002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09" calcext:value-type="float">
            <text:p>1162.109</text:p>
          </table:table-cell>
          <table:table-cell office:value-type="float" office:value="1.427504" calcext:value-type="float">
            <text:p>1.427504</text:p>
          </table:table-cell>
          <table:table-cell office:value-type="float" office:value="0" calcext:value-type="float">
            <text:p>0</text:p>
          </table:table-cell>
          <table:table-cell office:value-type="float" office:value="0.241411" calcext:value-type="float">
            <text:p>0.241411</text:p>
          </table:table-cell>
          <table:table-cell office:value-type="float" office:value="0.2270148" calcext:value-type="float">
            <text:p>0.2270148</text:p>
          </table:table-cell>
          <table:table-cell office:value-type="float" office:value="0.2797728" calcext:value-type="float">
            <text:p>0.2797728</text:p>
          </table:table-cell>
          <table:table-cell office:value-type="float" office:value="0.05303829" calcext:value-type="float">
            <text:p>0.05303829</text:p>
          </table:table-cell>
          <table:table-cell office:value-type="float" office:value="0.0404756" calcext:value-type="float">
            <text:p>0.0404756</text:p>
          </table:table-cell>
          <table:table-cell office:value-type="float" office:value="0.02887895" calcext:value-type="float">
            <text:p>0.02887895</text:p>
          </table:table-cell>
          <table:table-cell office:value-type="float" office:value="0.03561275" calcext:value-type="float">
            <text:p>0.03561275</text:p>
          </table:table-cell>
          <table:table-cell office:value-type="float" office:value="0.08114425" calcext:value-type="float">
            <text:p>0.08114425</text:p>
          </table:table-cell>
          <table:table-cell office:value-type="float" office:value="0.1565057" calcext:value-type="float">
            <text:p>0.1565057</text:p>
          </table:table-cell>
          <table:table-cell office:value-type="float" office:value="0.1625399" calcext:value-type="float">
            <text:p>0.1625399</text:p>
          </table:table-cell>
          <table:table-cell office:value-type="float" office:value="0.1630843" calcext:value-type="float">
            <text:p>0.1630843</text:p>
          </table:table-cell>
          <table:table-cell office:value-type="float" office:value="0.1831663" calcext:value-type="float">
            <text:p>0.1831663</text:p>
          </table:table-cell>
          <table:table-cell office:value-type="float" office:value="0.1979898" calcext:value-type="float">
            <text:p>0.1979898</text:p>
          </table:table-cell>
          <table:table-cell office:value-type="float" office:value="0.2001597" calcext:value-type="float">
            <text:p>0.2001597</text:p>
          </table:table-cell>
          <table:table-cell office:value-type="float" office:value="0" calcext:value-type="float">
            <text:p>0</text:p>
          </table:table-cell>
          <table:table-cell office:value-type="float" office:value="34.24587" calcext:value-type="float">
            <text:p>34.24587</text:p>
          </table:table-cell>
          <table:table-cell office:value-type="float" office:value="30.35625" calcext:value-type="float">
            <text:p>30.35625</text:p>
          </table:table-cell>
          <table:table-cell office:value-type="float" office:value="39.73429" calcext:value-type="float">
            <text:p>39.73429</text:p>
          </table:table-cell>
          <table:table-cell office:value-type="float" office:value="8.579569" calcext:value-type="float">
            <text:p>8.579569</text:p>
          </table:table-cell>
          <table:table-cell office:value-type="float" office:value="7.832548" calcext:value-type="float">
            <text:p>7.832548</text:p>
          </table:table-cell>
          <table:table-cell office:value-type="float" office:value="2.923468" calcext:value-type="float">
            <text:p>2.923468</text:p>
          </table:table-cell>
          <table:table-cell office:value-type="float" office:value="2.882415" calcext:value-type="float">
            <text:p>2.882415</text:p>
          </table:table-cell>
          <table:table-cell office:value-type="float" office:value="5.375643" calcext:value-type="float">
            <text:p>5.375643</text:p>
          </table:table-cell>
          <table:table-cell office:value-type="float" office:value="8.923556" calcext:value-type="float">
            <text:p>8.923556</text:p>
          </table:table-cell>
          <table:table-cell office:value-type="float" office:value="9.555851" calcext:value-type="float">
            <text:p>9.555851</text:p>
          </table:table-cell>
          <table:table-cell office:value-type="float" office:value="9.667637" calcext:value-type="float">
            <text:p>9.667637</text:p>
          </table:table-cell>
          <table:table-cell office:value-type="float" office:value="11.47217" calcext:value-type="float">
            <text:p>11.47217</text:p>
          </table:table-cell>
          <table:table-cell office:value-type="float" office:value="12.92214" calcext:value-type="float">
            <text:p>12.92214</text:p>
          </table:table-cell>
          <table:table-cell office:value-type="float" office:value="13.16222" calcext:value-type="float">
            <text:p>13.16222</text:p>
          </table:table-cell>
          <table:table-cell office:value-type="float" office:value="0" calcext:value-type="float">
            <text:p>0</text:p>
          </table:table-cell>
          <table:table-cell office:value-type="float" office:value="0.2188214" calcext:value-type="float">
            <text:p>0.218821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09208" calcext:value-type="float">
            <text:p>3.9092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3.849426" calcext:value-type="float">
            <text:p>3.849426</text:p>
          </table:table-cell>
          <table:table-cell office:value-type="float" office:value="135.2548" calcext:value-type="float">
            <text:p>135.254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3799" calcext:value-type="float">
            <text:p>42.03799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102" calcext:value-type="float">
            <text:p>1162.102</text:p>
          </table:table-cell>
          <table:table-cell office:value-type="float" office:value="1.42975" calcext:value-type="float">
            <text:p>1.42975</text:p>
          </table:table-cell>
          <table:table-cell office:value-type="float" office:value="0" calcext:value-type="float">
            <text:p>0</text:p>
          </table:table-cell>
          <table:table-cell office:value-type="float" office:value="0.2420234" calcext:value-type="float">
            <text:p>0.2420234</text:p>
          </table:table-cell>
          <table:table-cell office:value-type="float" office:value="0.2245717" calcext:value-type="float">
            <text:p>0.2245717</text:p>
          </table:table-cell>
          <table:table-cell office:value-type="float" office:value="0.2761846" calcext:value-type="float">
            <text:p>0.2761846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0.04122965" calcext:value-type="float">
            <text:p>0.04122965</text:p>
          </table:table-cell>
          <table:table-cell office:value-type="float" office:value="0.02839198" calcext:value-type="float">
            <text:p>0.02839198</text:p>
          </table:table-cell>
          <table:table-cell office:value-type="float" office:value="0.03539969" calcext:value-type="float">
            <text:p>0.03539969</text:p>
          </table:table-cell>
          <table:table-cell office:value-type="float" office:value="0.08107445" calcext:value-type="float">
            <text:p>0.08107445</text:p>
          </table:table-cell>
          <table:table-cell office:value-type="float" office:value="0.156542" calcext:value-type="float">
            <text:p>0.156542</text:p>
          </table:table-cell>
          <table:table-cell office:value-type="float" office:value="0.1625854" calcext:value-type="float">
            <text:p>0.1625854</text:p>
          </table:table-cell>
          <table:table-cell office:value-type="float" office:value="0.1631306" calcext:value-type="float">
            <text:p>0.1631306</text:p>
          </table:table-cell>
          <table:table-cell office:value-type="float" office:value="0.1831908" calcext:value-type="float">
            <text:p>0.1831908</text:p>
          </table:table-cell>
          <table:table-cell office:value-type="float" office:value="0.1979994" calcext:value-type="float">
            <text:p>0.1979994</text:p>
          </table:table-cell>
          <table:table-cell office:value-type="float" office:value="0.200168" calcext:value-type="float">
            <text:p>0.200168</text:p>
          </table:table-cell>
          <table:table-cell office:value-type="float" office:value="0" calcext:value-type="float">
            <text:p>0</text:p>
          </table:table-cell>
          <table:table-cell office:value-type="float" office:value="34.24222" calcext:value-type="float">
            <text:p>34.24222</text:p>
          </table:table-cell>
          <table:table-cell office:value-type="float" office:value="30.34113" calcext:value-type="float">
            <text:p>30.34113</text:p>
          </table:table-cell>
          <table:table-cell office:value-type="float" office:value="39.70691" calcext:value-type="float">
            <text:p>39.70691</text:p>
          </table:table-cell>
          <table:table-cell office:value-type="float" office:value="8.572427" calcext:value-type="float">
            <text:p>8.572427</text:p>
          </table:table-cell>
          <table:table-cell office:value-type="float" office:value="7.823045" calcext:value-type="float">
            <text:p>7.823045</text:p>
          </table:table-cell>
          <table:table-cell office:value-type="float" office:value="2.923906" calcext:value-type="float">
            <text:p>2.923906</text:p>
          </table:table-cell>
          <table:table-cell office:value-type="float" office:value="2.883909" calcext:value-type="float">
            <text:p>2.883909</text:p>
          </table:table-cell>
          <table:table-cell office:value-type="float" office:value="5.3795" calcext:value-type="float">
            <text:p>5.3795</text:p>
          </table:table-cell>
          <table:table-cell office:value-type="float" office:value="8.928493" calcext:value-type="float">
            <text:p>8.928493</text:p>
          </table:table-cell>
          <table:table-cell office:value-type="float" office:value="9.560177" calcext:value-type="float">
            <text:p>9.560177</text:p>
          </table:table-cell>
          <table:table-cell office:value-type="float" office:value="9.67205" calcext:value-type="float">
            <text:p>9.67205</text:p>
          </table:table-cell>
          <table:table-cell office:value-type="float" office:value="11.47473" calcext:value-type="float">
            <text:p>11.47473</text:p>
          </table:table-cell>
          <table:table-cell office:value-type="float" office:value="12.923" calcext:value-type="float">
            <text:p>12.923</text:p>
          </table:table-cell>
          <table:table-cell office:value-type="float" office:value="13.16304" calcext:value-type="float">
            <text:p>13.16304</text:p>
          </table:table-cell>
          <table:table-cell office:value-type="float" office:value="0" calcext:value-type="float">
            <text:p>0</text:p>
          </table:table-cell>
          <table:table-cell office:value-type="float" office:value="0.2108484" calcext:value-type="float">
            <text:p>0.210848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11381" calcext:value-type="float">
            <text:p>3.9113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3.848414" calcext:value-type="float">
            <text:p>3.848414</text:p>
          </table:table-cell>
          <table:table-cell office:value-type="float" office:value="135.2529" calcext:value-type="float">
            <text:p>135.252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4594" calcext:value-type="float">
            <text:p>42.04594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096" calcext:value-type="float">
            <text:p>1162.096</text:p>
          </table:table-cell>
          <table:table-cell office:value-type="float" office:value="1.432213" calcext:value-type="float">
            <text:p>1.432213</text:p>
          </table:table-cell>
          <table:table-cell office:value-type="float" office:value="0" calcext:value-type="float">
            <text:p>0</text:p>
          </table:table-cell>
          <table:table-cell office:value-type="float" office:value="0.2447205" calcext:value-type="float">
            <text:p>0.2447205</text:p>
          </table:table-cell>
          <table:table-cell office:value-type="float" office:value="0.2259212" calcext:value-type="float">
            <text:p>0.2259212</text:p>
          </table:table-cell>
          <table:table-cell office:value-type="float" office:value="0.2762775" calcext:value-type="float">
            <text:p>0.2762775</text:p>
          </table:table-cell>
          <table:table-cell office:value-type="float" office:value="0.05187021" calcext:value-type="float">
            <text:p>0.05187021</text:p>
          </table:table-cell>
          <table:table-cell office:value-type="float" office:value="0.04083131" calcext:value-type="float">
            <text:p>0.04083131</text:p>
          </table:table-cell>
          <table:table-cell office:value-type="float" office:value="0.02820719" calcext:value-type="float">
            <text:p>0.02820719</text:p>
          </table:table-cell>
          <table:table-cell office:value-type="float" office:value="0.03531876" calcext:value-type="float">
            <text:p>0.03531876</text:p>
          </table:table-cell>
          <table:table-cell office:value-type="float" office:value="0.08100052" calcext:value-type="float">
            <text:p>0.08100052</text:p>
          </table:table-cell>
          <table:table-cell office:value-type="float" office:value="0.1565585" calcext:value-type="float">
            <text:p>0.1565585</text:p>
          </table:table-cell>
          <table:table-cell office:value-type="float" office:value="0.1626272" calcext:value-type="float">
            <text:p>0.1626272</text:p>
          </table:table-cell>
          <table:table-cell office:value-type="float" office:value="0.1631766" calcext:value-type="float">
            <text:p>0.1631766</text:p>
          </table:table-cell>
          <table:table-cell office:value-type="float" office:value="0.1832161" calcext:value-type="float">
            <text:p>0.1832161</text:p>
          </table:table-cell>
          <table:table-cell office:value-type="float" office:value="0.1980086" calcext:value-type="float">
            <text:p>0.1980086</text:p>
          </table:table-cell>
          <table:table-cell office:value-type="float" office:value="0.2001763" calcext:value-type="float">
            <text:p>0.2001763</text:p>
          </table:table-cell>
          <table:table-cell office:value-type="float" office:value="0" calcext:value-type="float">
            <text:p>0</text:p>
          </table:table-cell>
          <table:table-cell office:value-type="float" office:value="34.23948" calcext:value-type="float">
            <text:p>34.23948</text:p>
          </table:table-cell>
          <table:table-cell office:value-type="float" office:value="30.32608" calcext:value-type="float">
            <text:p>30.32608</text:p>
          </table:table-cell>
          <table:table-cell office:value-type="float" office:value="39.67934" calcext:value-type="float">
            <text:p>39.67934</text:p>
          </table:table-cell>
          <table:table-cell office:value-type="float" office:value="8.565168" calcext:value-type="float">
            <text:p>8.565168</text:p>
          </table:table-cell>
          <table:table-cell office:value-type="float" office:value="7.813678" calcext:value-type="float">
            <text:p>7.813678</text:p>
          </table:table-cell>
          <table:table-cell office:value-type="float" office:value="2.924265" calcext:value-type="float">
            <text:p>2.924265</text:p>
          </table:table-cell>
          <table:table-cell office:value-type="float" office:value="2.885362" calcext:value-type="float">
            <text:p>2.885362</text:p>
          </table:table-cell>
          <table:table-cell office:value-type="float" office:value="5.383325" calcext:value-type="float">
            <text:p>5.383325</text:p>
          </table:table-cell>
          <table:table-cell office:value-type="float" office:value="8.93343" calcext:value-type="float">
            <text:p>8.93343</text:p>
          </table:table-cell>
          <table:table-cell office:value-type="float" office:value="9.564505" calcext:value-type="float">
            <text:p>9.564505</text:p>
          </table:table-cell>
          <table:table-cell office:value-type="float" office:value="9.676461" calcext:value-type="float">
            <text:p>9.676461</text:p>
          </table:table-cell>
          <table:table-cell office:value-type="float" office:value="11.47729" calcext:value-type="float">
            <text:p>11.47729</text:p>
          </table:table-cell>
          <table:table-cell office:value-type="float" office:value="12.92385" calcext:value-type="float">
            <text:p>12.92385</text:p>
          </table:table-cell>
          <table:table-cell office:value-type="float" office:value="13.16389" calcext:value-type="float">
            <text:p>13.16389</text:p>
          </table:table-cell>
          <table:table-cell office:value-type="float" office:value="0" calcext:value-type="float">
            <text:p>0</text:p>
          </table:table-cell>
          <table:table-cell office:value-type="float" office:value="0.2064489" calcext:value-type="float">
            <text:p>0.206448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13574" calcext:value-type="float">
            <text:p>3.9135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3.847384" calcext:value-type="float">
            <text:p>3.847384</text:p>
          </table:table-cell>
          <table:table-cell office:value-type="float" office:value="135.251" calcext:value-type="float">
            <text:p>135.25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5391" calcext:value-type="float">
            <text:p>42.05391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089" calcext:value-type="float">
            <text:p>1162.089</text:p>
          </table:table-cell>
          <table:table-cell office:value-type="float" office:value="1.434882" calcext:value-type="float">
            <text:p>1.434882</text:p>
          </table:table-cell>
          <table:table-cell office:value-type="float" office:value="0" calcext:value-type="float">
            <text:p>0</text:p>
          </table:table-cell>
          <table:table-cell office:value-type="float" office:value="0.2475087" calcext:value-type="float">
            <text:p>0.2475087</text:p>
          </table:table-cell>
          <table:table-cell office:value-type="float" office:value="0.2284954" calcext:value-type="float">
            <text:p>0.2284954</text:p>
          </table:table-cell>
          <table:table-cell office:value-type="float" office:value="0.2766601" calcext:value-type="float">
            <text:p>0.2766601</text:p>
          </table:table-cell>
          <table:table-cell office:value-type="float" office:value="0.05111932" calcext:value-type="float">
            <text:p>0.05111932</text:p>
          </table:table-cell>
          <table:table-cell office:value-type="float" office:value="0.03994655" calcext:value-type="float">
            <text:p>0.03994655</text:p>
          </table:table-cell>
          <table:table-cell office:value-type="float" office:value="0.02814146" calcext:value-type="float">
            <text:p>0.02814146</text:p>
          </table:table-cell>
          <table:table-cell office:value-type="float" office:value="0.03533611" calcext:value-type="float">
            <text:p>0.03533611</text:p>
          </table:table-cell>
          <table:table-cell office:value-type="float" office:value="0.0809757" calcext:value-type="float">
            <text:p>0.0809757</text:p>
          </table:table-cell>
          <table:table-cell office:value-type="float" office:value="0.1565713" calcext:value-type="float">
            <text:p>0.1565713</text:p>
          </table:table-cell>
          <table:table-cell office:value-type="float" office:value="0.1626652" calcext:value-type="float">
            <text:p>0.1626652</text:p>
          </table:table-cell>
          <table:table-cell office:value-type="float" office:value="0.1632219" calcext:value-type="float">
            <text:p>0.1632219</text:p>
          </table:table-cell>
          <table:table-cell office:value-type="float" office:value="0.1832411" calcext:value-type="float">
            <text:p>0.1832411</text:p>
          </table:table-cell>
          <table:table-cell office:value-type="float" office:value="0.1980179" calcext:value-type="float">
            <text:p>0.1980179</text:p>
          </table:table-cell>
          <table:table-cell office:value-type="float" office:value="0.2001847" calcext:value-type="float">
            <text:p>0.2001847</text:p>
          </table:table-cell>
          <table:table-cell office:value-type="float" office:value="0" calcext:value-type="float">
            <text:p>0</text:p>
          </table:table-cell>
          <table:table-cell office:value-type="float" office:value="34.23743" calcext:value-type="float">
            <text:p>34.23743</text:p>
          </table:table-cell>
          <table:table-cell office:value-type="float" office:value="30.31177" calcext:value-type="float">
            <text:p>30.31177</text:p>
          </table:table-cell>
          <table:table-cell office:value-type="float" office:value="39.65208" calcext:value-type="float">
            <text:p>39.65208</text:p>
          </table:table-cell>
          <table:table-cell office:value-type="float" office:value="8.557664" calcext:value-type="float">
            <text:p>8.557664</text:p>
          </table:table-cell>
          <table:table-cell office:value-type="float" office:value="7.804112" calcext:value-type="float">
            <text:p>7.804112</text:p>
          </table:table-cell>
          <table:table-cell office:value-type="float" office:value="2.924596" calcext:value-type="float">
            <text:p>2.924596</text:p>
          </table:table-cell>
          <table:table-cell office:value-type="float" office:value="2.886808" calcext:value-type="float">
            <text:p>2.886808</text:p>
          </table:table-cell>
          <table:table-cell office:value-type="float" office:value="5.387143" calcext:value-type="float">
            <text:p>5.387143</text:p>
          </table:table-cell>
          <table:table-cell office:value-type="float" office:value="8.938366" calcext:value-type="float">
            <text:p>8.938366</text:p>
          </table:table-cell>
          <table:table-cell office:value-type="float" office:value="9.568836" calcext:value-type="float">
            <text:p>9.568836</text:p>
          </table:table-cell>
          <table:table-cell office:value-type="float" office:value="9.680873" calcext:value-type="float">
            <text:p>9.680873</text:p>
          </table:table-cell>
          <table:table-cell office:value-type="float" office:value="11.47985" calcext:value-type="float">
            <text:p>11.47985</text:p>
          </table:table-cell>
          <table:table-cell office:value-type="float" office:value="12.9247" calcext:value-type="float">
            <text:p>12.9247</text:p>
          </table:table-cell>
          <table:table-cell office:value-type="float" office:value="13.16471" calcext:value-type="float">
            <text:p>13.16471</text:p>
          </table:table-cell>
          <table:table-cell office:value-type="float" office:value="0" calcext:value-type="float">
            <text:p>0</text:p>
          </table:table-cell>
          <table:table-cell office:value-type="float" office:value="0.204156" calcext:value-type="float">
            <text:p>0.20415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15782" calcext:value-type="float">
            <text:p>3.9157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3.846477" calcext:value-type="float">
            <text:p>3.846477</text:p>
          </table:table-cell>
          <table:table-cell office:value-type="float" office:value="135.2493" calcext:value-type="float">
            <text:p>135.249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6157" calcext:value-type="float">
            <text:p>42.06157</text:p>
          </table:table-cell>
          <table:table-cell office:value-type="float" office:value="0.01139669" calcext:value-type="float">
            <text:p>0.01139669</text:p>
          </table:table-cell>
          <table:table-cell office:value-type="float" office:value="0.0005416787" calcext:value-type="float">
            <text:p>0.0005416787</text:p>
          </table:table-cell>
          <table:table-cell office:value-type="float" office:value="0.0161765" calcext:value-type="float">
            <text:p>0.0161765</text:p>
          </table:table-cell>
          <table:table-cell office:value-type="float" office:value="0.01566965" calcext:value-type="float">
            <text:p>0.01566965</text:p>
          </table:table-cell>
          <table:table-cell office:value-type="float" office:value="1162.083" calcext:value-type="float">
            <text:p>1162.083</text:p>
          </table:table-cell>
          <table:table-cell office:value-type="float" office:value="1.43808" calcext:value-type="float">
            <text:p>1.43808</text:p>
          </table:table-cell>
          <table:table-cell office:value-type="float" office:value="0" calcext:value-type="float">
            <text:p>0</text:p>
          </table:table-cell>
          <table:table-cell office:value-type="float" office:value="0.1702847" calcext:value-type="float">
            <text:p>0.1702847</text:p>
          </table:table-cell>
          <table:table-cell office:value-type="float" office:value="0.2246457" calcext:value-type="float">
            <text:p>0.2246457</text:p>
          </table:table-cell>
          <table:table-cell office:value-type="float" office:value="0.2756892" calcext:value-type="float">
            <text:p>0.2756892</text:p>
          </table:table-cell>
          <table:table-cell office:value-type="float" office:value="0.05050552" calcext:value-type="float">
            <text:p>0.05050552</text:p>
          </table:table-cell>
          <table:table-cell office:value-type="float" office:value="0.03919499" calcext:value-type="float">
            <text:p>0.03919499</text:p>
          </table:table-cell>
          <table:table-cell office:value-type="float" office:value="0.02803967" calcext:value-type="float">
            <text:p>0.02803967</text:p>
          </table:table-cell>
          <table:table-cell office:value-type="float" office:value="0.03537329" calcext:value-type="float">
            <text:p>0.03537329</text:p>
          </table:table-cell>
          <table:table-cell office:value-type="float" office:value="0.08099025" calcext:value-type="float">
            <text:p>0.08099025</text:p>
          </table:table-cell>
          <table:table-cell office:value-type="float" office:value="0.1565915" calcext:value-type="float">
            <text:p>0.1565915</text:p>
          </table:table-cell>
          <table:table-cell office:value-type="float" office:value="0.1627014" calcext:value-type="float">
            <text:p>0.1627014</text:p>
          </table:table-cell>
          <table:table-cell office:value-type="float" office:value="0.1632666" calcext:value-type="float">
            <text:p>0.1632666</text:p>
          </table:table-cell>
          <table:table-cell office:value-type="float" office:value="0.1832693" calcext:value-type="float">
            <text:p>0.1832693</text:p>
          </table:table-cell>
          <table:table-cell office:value-type="float" office:value="0.1980271" calcext:value-type="float">
            <text:p>0.1980271</text:p>
          </table:table-cell>
          <table:table-cell office:value-type="float" office:value="0.200193" calcext:value-type="float">
            <text:p>0.200193</text:p>
          </table:table-cell>
          <table:table-cell office:value-type="float" office:value="0" calcext:value-type="float">
            <text:p>0</text:p>
          </table:table-cell>
          <table:table-cell office:value-type="float" office:value="34.20985" calcext:value-type="float">
            <text:p>34.20985</text:p>
          </table:table-cell>
          <table:table-cell office:value-type="float" office:value="30.29726" calcext:value-type="float">
            <text:p>30.29726</text:p>
          </table:table-cell>
          <table:table-cell office:value-type="float" office:value="39.62487" calcext:value-type="float">
            <text:p>39.62487</text:p>
          </table:table-cell>
          <table:table-cell office:value-type="float" office:value="8.549942" calcext:value-type="float">
            <text:p>8.549942</text:p>
          </table:table-cell>
          <table:table-cell office:value-type="float" office:value="7.794257" calcext:value-type="float">
            <text:p>7.794257</text:p>
          </table:table-cell>
          <table:table-cell office:value-type="float" office:value="2.924916" calcext:value-type="float">
            <text:p>2.924916</text:p>
          </table:table-cell>
          <table:table-cell office:value-type="float" office:value="2.888256" calcext:value-type="float">
            <text:p>2.888256</text:p>
          </table:table-cell>
          <table:table-cell office:value-type="float" office:value="5.390915" calcext:value-type="float">
            <text:p>5.390915</text:p>
          </table:table-cell>
          <table:table-cell office:value-type="float" office:value="8.943302" calcext:value-type="float">
            <text:p>8.943302</text:p>
          </table:table-cell>
          <table:table-cell office:value-type="float" office:value="9.573161" calcext:value-type="float">
            <text:p>9.573161</text:p>
          </table:table-cell>
          <table:table-cell office:value-type="float" office:value="9.685285" calcext:value-type="float">
            <text:p>9.685285</text:p>
          </table:table-cell>
          <table:table-cell office:value-type="float" office:value="11.48241" calcext:value-type="float">
            <text:p>11.48241</text:p>
          </table:table-cell>
          <table:table-cell office:value-type="float" office:value="12.92556" calcext:value-type="float">
            <text:p>12.92556</text:p>
          </table:table-cell>
          <table:table-cell office:value-type="float" office:value="13.16555" calcext:value-type="float">
            <text:p>13.16555</text:p>
          </table:table-cell>
          <table:table-cell office:value-type="float" office:value="0" calcext:value-type="float">
            <text:p>0</text:p>
          </table:table-cell>
          <table:table-cell office:value-type="float" office:value="0.2688303" calcext:value-type="float">
            <text:p>0.268830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17773" calcext:value-type="float">
            <text:p>3.91777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3.845884" calcext:value-type="float">
            <text:p>3.845884</text:p>
          </table:table-cell>
          <table:table-cell office:value-type="float" office:value="135.2477" calcext:value-type="float">
            <text:p>135.247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659" calcext:value-type="float">
            <text:p>42.0659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8515" calcext:value-type="float">
            <text:p>0.0005418515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164" calcext:value-type="float">
            <text:p>0.01567164</text:p>
          </table:table-cell>
          <table:table-cell office:value-type="float" office:value="1162.078" calcext:value-type="float">
            <text:p>1162.078</text:p>
          </table:table-cell>
          <table:table-cell office:value-type="float" office:value="1.442058" calcext:value-type="float">
            <text:p>1.442058</text:p>
          </table:table-cell>
          <table:table-cell office:value-type="float" office:value="0" calcext:value-type="float">
            <text:p>0</text:p>
          </table:table-cell>
          <table:table-cell office:value-type="float" office:value="0.1406297" calcext:value-type="float">
            <text:p>0.1406297</text:p>
          </table:table-cell>
          <table:table-cell office:value-type="float" office:value="0.1803709" calcext:value-type="float">
            <text:p>0.1803709</text:p>
          </table:table-cell>
          <table:table-cell office:value-type="float" office:value="0.2286974" calcext:value-type="float">
            <text:p>0.2286974</text:p>
          </table:table-cell>
          <table:table-cell office:value-type="float" office:value="0.09157637" calcext:value-type="float">
            <text:p>0.09157637</text:p>
          </table:table-cell>
          <table:table-cell office:value-type="float" office:value="0.05748855" calcext:value-type="float">
            <text:p>0.05748855</text:p>
          </table:table-cell>
          <table:table-cell office:value-type="float" office:value="0.02901363" calcext:value-type="float">
            <text:p>0.02901363</text:p>
          </table:table-cell>
          <table:table-cell office:value-type="float" office:value="0.03332151" calcext:value-type="float">
            <text:p>0.03332151</text:p>
          </table:table-cell>
          <table:table-cell office:value-type="float" office:value="0.08057393" calcext:value-type="float">
            <text:p>0.08057393</text:p>
          </table:table-cell>
          <table:table-cell office:value-type="float" office:value="0.1565861" calcext:value-type="float">
            <text:p>0.1565861</text:p>
          </table:table-cell>
          <table:table-cell office:value-type="float" office:value="0.1627373" calcext:value-type="float">
            <text:p>0.1627373</text:p>
          </table:table-cell>
          <table:table-cell office:value-type="float" office:value="0.1633108" calcext:value-type="float">
            <text:p>0.1633108</text:p>
          </table:table-cell>
          <table:table-cell office:value-type="float" office:value="0.1832939" calcext:value-type="float">
            <text:p>0.1832939</text:p>
          </table:table-cell>
          <table:table-cell office:value-type="float" office:value="0.1980362" calcext:value-type="float">
            <text:p>0.1980362</text:p>
          </table:table-cell>
          <table:table-cell office:value-type="float" office:value="0.2002013" calcext:value-type="float">
            <text:p>0.2002013</text:p>
          </table:table-cell>
          <table:table-cell office:value-type="float" office:value="0" calcext:value-type="float">
            <text:p>0</text:p>
          </table:table-cell>
          <table:table-cell office:value-type="float" office:value="34.12095" calcext:value-type="float">
            <text:p>34.12095</text:p>
          </table:table-cell>
          <table:table-cell office:value-type="float" office:value="30.24467" calcext:value-type="float">
            <text:p>30.24467</text:p>
          </table:table-cell>
          <table:table-cell office:value-type="float" office:value="39.5582" calcext:value-type="float">
            <text:p>39.5582</text:p>
          </table:table-cell>
          <table:table-cell office:value-type="float" office:value="8.557447" calcext:value-type="float">
            <text:p>8.557447</text:p>
          </table:table-cell>
          <table:table-cell office:value-type="float" office:value="7.78742" calcext:value-type="float">
            <text:p>7.78742</text:p>
          </table:table-cell>
          <table:table-cell office:value-type="float" office:value="2.925276" calcext:value-type="float">
            <text:p>2.925276</text:p>
          </table:table-cell>
          <table:table-cell office:value-type="float" office:value="2.889191" calcext:value-type="float">
            <text:p>2.889191</text:p>
          </table:table-cell>
          <table:table-cell office:value-type="float" office:value="5.394646" calcext:value-type="float">
            <text:p>5.394646</text:p>
          </table:table-cell>
          <table:table-cell office:value-type="float" office:value="8.948239" calcext:value-type="float">
            <text:p>8.948239</text:p>
          </table:table-cell>
          <table:table-cell office:value-type="float" office:value="9.577493" calcext:value-type="float">
            <text:p>9.577493</text:p>
          </table:table-cell>
          <table:table-cell office:value-type="float" office:value="9.689697" calcext:value-type="float">
            <text:p>9.689697</text:p>
          </table:table-cell>
          <table:table-cell office:value-type="float" office:value="11.48496" calcext:value-type="float">
            <text:p>11.48496</text:p>
          </table:table-cell>
          <table:table-cell office:value-type="float" office:value="12.92641" calcext:value-type="float">
            <text:p>12.92641</text:p>
          </table:table-cell>
          <table:table-cell office:value-type="float" office:value="13.16639" calcext:value-type="float">
            <text:p>13.16639</text:p>
          </table:table-cell>
          <table:table-cell office:value-type="float" office:value="0" calcext:value-type="float">
            <text:p>0</text:p>
          </table:table-cell>
          <table:table-cell office:value-type="float" office:value="0.272118" calcext:value-type="float">
            <text:p>0.27211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1928" calcext:value-type="float">
            <text:p>3.919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3.845294" calcext:value-type="float">
            <text:p>3.845294</text:p>
          </table:table-cell>
          <table:table-cell office:value-type="float" office:value="135.2462" calcext:value-type="float">
            <text:p>135.246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7128" calcext:value-type="float">
            <text:p>42.0712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8515" calcext:value-type="float">
            <text:p>0.0005418515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164" calcext:value-type="float">
            <text:p>0.01567164</text:p>
          </table:table-cell>
          <table:table-cell office:value-type="float" office:value="1162.073" calcext:value-type="float">
            <text:p>1162.073</text:p>
          </table:table-cell>
          <table:table-cell office:value-type="float" office:value="1.445182" calcext:value-type="float">
            <text:p>1.445182</text:p>
          </table:table-cell>
          <table:table-cell office:value-type="float" office:value="0" calcext:value-type="float">
            <text:p>0</text:p>
          </table:table-cell>
          <table:table-cell office:value-type="float" office:value="0.1558668" calcext:value-type="float">
            <text:p>0.1558668</text:p>
          </table:table-cell>
          <table:table-cell office:value-type="float" office:value="0.2013706" calcext:value-type="float">
            <text:p>0.2013706</text:p>
          </table:table-cell>
          <table:table-cell office:value-type="float" office:value="0.2500759" calcext:value-type="float">
            <text:p>0.2500759</text:p>
          </table:table-cell>
          <table:table-cell office:value-type="float" office:value="0.07787147" calcext:value-type="float">
            <text:p>0.07787147</text:p>
          </table:table-cell>
          <table:table-cell office:value-type="float" office:value="0.051454" calcext:value-type="float">
            <text:p>0.051454</text:p>
          </table:table-cell>
          <table:table-cell office:value-type="float" office:value="0.03033824" calcext:value-type="float">
            <text:p>0.03033824</text:p>
          </table:table-cell>
          <table:table-cell office:value-type="float" office:value="0.03411295" calcext:value-type="float">
            <text:p>0.03411295</text:p>
          </table:table-cell>
          <table:table-cell office:value-type="float" office:value="0.08049046" calcext:value-type="float">
            <text:p>0.08049046</text:p>
          </table:table-cell>
          <table:table-cell office:value-type="float" office:value="0.1565395" calcext:value-type="float">
            <text:p>0.1565395</text:p>
          </table:table-cell>
          <table:table-cell office:value-type="float" office:value="0.162773" calcext:value-type="float">
            <text:p>0.162773</text:p>
          </table:table-cell>
          <table:table-cell office:value-type="float" office:value="0.1633547" calcext:value-type="float">
            <text:p>0.1633547</text:p>
          </table:table-cell>
          <table:table-cell office:value-type="float" office:value="0.1833202" calcext:value-type="float">
            <text:p>0.1833202</text:p>
          </table:table-cell>
          <table:table-cell office:value-type="float" office:value="0.1980455" calcext:value-type="float">
            <text:p>0.1980455</text:p>
          </table:table-cell>
          <table:table-cell office:value-type="float" office:value="0.2002096" calcext:value-type="float">
            <text:p>0.2002096</text:p>
          </table:table-cell>
          <table:table-cell office:value-type="float" office:value="0" calcext:value-type="float">
            <text:p>0</text:p>
          </table:table-cell>
          <table:table-cell office:value-type="float" office:value="34.06383" calcext:value-type="float">
            <text:p>34.06383</text:p>
          </table:table-cell>
          <table:table-cell office:value-type="float" office:value="30.20496" calcext:value-type="float">
            <text:p>30.20496</text:p>
          </table:table-cell>
          <table:table-cell office:value-type="float" office:value="39.4998" calcext:value-type="float">
            <text:p>39.4998</text:p>
          </table:table-cell>
          <table:table-cell office:value-type="float" office:value="8.560223" calcext:value-type="float">
            <text:p>8.560223</text:p>
          </table:table-cell>
          <table:table-cell office:value-type="float" office:value="7.779396" calcext:value-type="float">
            <text:p>7.779396</text:p>
          </table:table-cell>
          <table:table-cell office:value-type="float" office:value="2.926072" calcext:value-type="float">
            <text:p>2.926072</text:p>
          </table:table-cell>
          <table:table-cell office:value-type="float" office:value="2.89046" calcext:value-type="float">
            <text:p>2.89046</text:p>
          </table:table-cell>
          <table:table-cell office:value-type="float" office:value="5.398341" calcext:value-type="float">
            <text:p>5.398341</text:p>
          </table:table-cell>
          <table:table-cell office:value-type="float" office:value="8.953176" calcext:value-type="float">
            <text:p>8.953176</text:p>
          </table:table-cell>
          <table:table-cell office:value-type="float" office:value="9.581818" calcext:value-type="float">
            <text:p>9.581818</text:p>
          </table:table-cell>
          <table:table-cell office:value-type="float" office:value="9.694109" calcext:value-type="float">
            <text:p>9.694109</text:p>
          </table:table-cell>
          <table:table-cell office:value-type="float" office:value="11.48753" calcext:value-type="float">
            <text:p>11.48753</text:p>
          </table:table-cell>
          <table:table-cell office:value-type="float" office:value="12.92726" calcext:value-type="float">
            <text:p>12.92726</text:p>
          </table:table-cell>
          <table:table-cell office:value-type="float" office:value="13.16722" calcext:value-type="float">
            <text:p>13.16722</text:p>
          </table:table-cell>
          <table:table-cell office:value-type="float" office:value="0" calcext:value-type="float">
            <text:p>0</text:p>
          </table:table-cell>
          <table:table-cell office:value-type="float" office:value="0.2427116" calcext:value-type="float">
            <text:p>0.242711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0762" calcext:value-type="float">
            <text:p>3.9207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3.844682" calcext:value-type="float">
            <text:p>3.844682</text:p>
          </table:table-cell>
          <table:table-cell office:value-type="float" office:value="135.2447" calcext:value-type="float">
            <text:p>135.244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7718" calcext:value-type="float">
            <text:p>42.0771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8542" calcext:value-type="float">
            <text:p>0.0005418542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166" calcext:value-type="float">
            <text:p>0.01567166</text:p>
          </table:table-cell>
          <table:table-cell office:value-type="float" office:value="1162.069" calcext:value-type="float">
            <text:p>1162.069</text:p>
          </table:table-cell>
          <table:table-cell office:value-type="float" office:value="1.448446" calcext:value-type="float">
            <text:p>1.448446</text:p>
          </table:table-cell>
          <table:table-cell office:value-type="float" office:value="0" calcext:value-type="float">
            <text:p>0</text:p>
          </table:table-cell>
          <table:table-cell office:value-type="float" office:value="0.1792088" calcext:value-type="float">
            <text:p>0.1792088</text:p>
          </table:table-cell>
          <table:table-cell office:value-type="float" office:value="0.2106158" calcext:value-type="float">
            <text:p>0.2106158</text:p>
          </table:table-cell>
          <table:table-cell office:value-type="float" office:value="0.2587272" calcext:value-type="float">
            <text:p>0.2587272</text:p>
          </table:table-cell>
          <table:table-cell office:value-type="float" office:value="0.06497446" calcext:value-type="float">
            <text:p>0.06497446</text:p>
          </table:table-cell>
          <table:table-cell office:value-type="float" office:value="0.04701433" calcext:value-type="float">
            <text:p>0.04701433</text:p>
          </table:table-cell>
          <table:table-cell office:value-type="float" office:value="0.02846239" calcext:value-type="float">
            <text:p>0.02846239</text:p>
          </table:table-cell>
          <table:table-cell office:value-type="float" office:value="0.03345355" calcext:value-type="float">
            <text:p>0.03345355</text:p>
          </table:table-cell>
          <table:table-cell office:value-type="float" office:value="0.0799988" calcext:value-type="float">
            <text:p>0.0799988</text:p>
          </table:table-cell>
          <table:table-cell office:value-type="float" office:value="0.1564291" calcext:value-type="float">
            <text:p>0.1564291</text:p>
          </table:table-cell>
          <table:table-cell office:value-type="float" office:value="0.1628062" calcext:value-type="float">
            <text:p>0.1628062</text:p>
          </table:table-cell>
          <table:table-cell office:value-type="float" office:value="0.1633982" calcext:value-type="float">
            <text:p>0.1633982</text:p>
          </table:table-cell>
          <table:table-cell office:value-type="float" office:value="0.1833463" calcext:value-type="float">
            <text:p>0.1833463</text:p>
          </table:table-cell>
          <table:table-cell office:value-type="float" office:value="0.1980546" calcext:value-type="float">
            <text:p>0.1980546</text:p>
          </table:table-cell>
          <table:table-cell office:value-type="float" office:value="0.2002179" calcext:value-type="float">
            <text:p>0.2002179</text:p>
          </table:table-cell>
          <table:table-cell office:value-type="float" office:value="0" calcext:value-type="float">
            <text:p>0</text:p>
          </table:table-cell>
          <table:table-cell office:value-type="float" office:value="34.00691" calcext:value-type="float">
            <text:p>34.00691</text:p>
          </table:table-cell>
          <table:table-cell office:value-type="float" office:value="30.17135" calcext:value-type="float">
            <text:p>30.17135</text:p>
          </table:table-cell>
          <table:table-cell office:value-type="float" office:value="39.44878" calcext:value-type="float">
            <text:p>39.44878</text:p>
          </table:table-cell>
          <table:table-cell office:value-type="float" office:value="8.562086" calcext:value-type="float">
            <text:p>8.562086</text:p>
          </table:table-cell>
          <table:table-cell office:value-type="float" office:value="7.771121" calcext:value-type="float">
            <text:p>7.771121</text:p>
          </table:table-cell>
          <table:table-cell office:value-type="float" office:value="2.926944" calcext:value-type="float">
            <text:p>2.926944</text:p>
          </table:table-cell>
          <table:table-cell office:value-type="float" office:value="2.891896" calcext:value-type="float">
            <text:p>2.891896</text:p>
          </table:table-cell>
          <table:table-cell office:value-type="float" office:value="5.402016" calcext:value-type="float">
            <text:p>5.402016</text:p>
          </table:table-cell>
          <table:table-cell office:value-type="float" office:value="8.958029" calcext:value-type="float">
            <text:p>8.958029</text:p>
          </table:table-cell>
          <table:table-cell office:value-type="float" office:value="9.586088" calcext:value-type="float">
            <text:p>9.586088</text:p>
          </table:table-cell>
          <table:table-cell office:value-type="float" office:value="9.698521" calcext:value-type="float">
            <text:p>9.698521</text:p>
          </table:table-cell>
          <table:table-cell office:value-type="float" office:value="11.49008" calcext:value-type="float">
            <text:p>11.49008</text:p>
          </table:table-cell>
          <table:table-cell office:value-type="float" office:value="12.92811" calcext:value-type="float">
            <text:p>12.92811</text:p>
          </table:table-cell>
          <table:table-cell office:value-type="float" office:value="13.16804" calcext:value-type="float">
            <text:p>13.16804</text:p>
          </table:table-cell>
          <table:table-cell office:value-type="float" office:value="0" calcext:value-type="float">
            <text:p>0</text:p>
          </table:table-cell>
          <table:table-cell office:value-type="float" office:value="0.3936168" calcext:value-type="float">
            <text:p>0.393616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2179" calcext:value-type="float">
            <text:p>3.9221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3.844159" calcext:value-type="float">
            <text:p>3.844159</text:p>
          </table:table-cell>
          <table:table-cell office:value-type="float" office:value="135.2433" calcext:value-type="float">
            <text:p>135.243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8302" calcext:value-type="float">
            <text:p>42.0830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8989" calcext:value-type="float">
            <text:p>0.0005418989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02" calcext:value-type="float">
            <text:p>0.01567202</text:p>
          </table:table-cell>
          <table:table-cell office:value-type="float" office:value="1162.064" calcext:value-type="float">
            <text:p>1162.064</text:p>
          </table:table-cell>
          <table:table-cell office:value-type="float" office:value="1.450392" calcext:value-type="float">
            <text:p>1.450392</text:p>
          </table:table-cell>
          <table:table-cell office:value-type="float" office:value="0" calcext:value-type="float">
            <text:p>0</text:p>
          </table:table-cell>
          <table:table-cell office:value-type="float" office:value="0.209589" calcext:value-type="float">
            <text:p>0.209589</text:p>
          </table:table-cell>
          <table:table-cell office:value-type="float" office:value="0.2171541" calcext:value-type="float">
            <text:p>0.2171541</text:p>
          </table:table-cell>
          <table:table-cell office:value-type="float" office:value="0.229074" calcext:value-type="float">
            <text:p>0.229074</text:p>
          </table:table-cell>
          <table:table-cell office:value-type="float" office:value="0.05486475" calcext:value-type="float">
            <text:p>0.05486475</text:p>
          </table:table-cell>
          <table:table-cell office:value-type="float" office:value="0.04053997" calcext:value-type="float">
            <text:p>0.04053997</text:p>
          </table:table-cell>
          <table:table-cell office:value-type="float" office:value="0.02696395" calcext:value-type="float">
            <text:p>0.02696395</text:p>
          </table:table-cell>
          <table:table-cell office:value-type="float" office:value="0.02994788" calcext:value-type="float">
            <text:p>0.02994788</text:p>
          </table:table-cell>
          <table:table-cell office:value-type="float" office:value="0.07930308" calcext:value-type="float">
            <text:p>0.07930308</text:p>
          </table:table-cell>
          <table:table-cell office:value-type="float" office:value="0.1562625" calcext:value-type="float">
            <text:p>0.1562625</text:p>
          </table:table-cell>
          <table:table-cell office:value-type="float" office:value="0.162836" calcext:value-type="float">
            <text:p>0.162836</text:p>
          </table:table-cell>
          <table:table-cell office:value-type="float" office:value="0.1634413" calcext:value-type="float">
            <text:p>0.1634413</text:p>
          </table:table-cell>
          <table:table-cell office:value-type="float" office:value="0.1833672" calcext:value-type="float">
            <text:p>0.1833672</text:p>
          </table:table-cell>
          <table:table-cell office:value-type="float" office:value="0.1980636" calcext:value-type="float">
            <text:p>0.1980636</text:p>
          </table:table-cell>
          <table:table-cell office:value-type="float" office:value="0.2002263" calcext:value-type="float">
            <text:p>0.2002263</text:p>
          </table:table-cell>
          <table:table-cell office:value-type="float" office:value="0" calcext:value-type="float">
            <text:p>0</text:p>
          </table:table-cell>
          <table:table-cell office:value-type="float" office:value="33.98227" calcext:value-type="float">
            <text:p>33.98227</text:p>
          </table:table-cell>
          <table:table-cell office:value-type="float" office:value="30.14792" calcext:value-type="float">
            <text:p>30.14792</text:p>
          </table:table-cell>
          <table:table-cell office:value-type="float" office:value="39.3978" calcext:value-type="float">
            <text:p>39.3978</text:p>
          </table:table-cell>
          <table:table-cell office:value-type="float" office:value="8.555045" calcext:value-type="float">
            <text:p>8.555045</text:p>
          </table:table-cell>
          <table:table-cell office:value-type="float" office:value="7.759126" calcext:value-type="float">
            <text:p>7.759126</text:p>
          </table:table-cell>
          <table:table-cell office:value-type="float" office:value="2.927199" calcext:value-type="float">
            <text:p>2.927199</text:p>
          </table:table-cell>
          <table:table-cell office:value-type="float" office:value="2.892357" calcext:value-type="float">
            <text:p>2.892357</text:p>
          </table:table-cell>
          <table:table-cell office:value-type="float" office:value="5.405625" calcext:value-type="float">
            <text:p>5.405625</text:p>
          </table:table-cell>
          <table:table-cell office:value-type="float" office:value="8.962874" calcext:value-type="float">
            <text:p>8.962874</text:p>
          </table:table-cell>
          <table:table-cell office:value-type="float" office:value="9.590341" calcext:value-type="float">
            <text:p>9.590341</text:p>
          </table:table-cell>
          <table:table-cell office:value-type="float" office:value="9.702933" calcext:value-type="float">
            <text:p>9.702933</text:p>
          </table:table-cell>
          <table:table-cell office:value-type="float" office:value="11.49264" calcext:value-type="float">
            <text:p>11.49264</text:p>
          </table:table-cell>
          <table:table-cell office:value-type="float" office:value="12.92897" calcext:value-type="float">
            <text:p>12.92897</text:p>
          </table:table-cell>
          <table:table-cell office:value-type="float" office:value="13.16887" calcext:value-type="float">
            <text:p>13.16887</text:p>
          </table:table-cell>
          <table:table-cell office:value-type="float" office:value="0" calcext:value-type="float">
            <text:p>0</text:p>
          </table:table-cell>
          <table:table-cell office:value-type="float" office:value="1.34574" calcext:value-type="float">
            <text:p>1.3457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3419" calcext:value-type="float">
            <text:p>3.9234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3.843667" calcext:value-type="float">
            <text:p>3.843667</text:p>
          </table:table-cell>
          <table:table-cell office:value-type="float" office:value="135.2419" calcext:value-type="float">
            <text:p>135.241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8865" calcext:value-type="float">
            <text:p>42.0886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079" calcext:value-type="float">
            <text:p>0.0005419079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13" calcext:value-type="float">
            <text:p>0.01567213</text:p>
          </table:table-cell>
          <table:table-cell office:value-type="float" office:value="1162.058" calcext:value-type="float">
            <text:p>1162.058</text:p>
          </table:table-cell>
          <table:table-cell office:value-type="float" office:value="1.451351" calcext:value-type="float">
            <text:p>1.451351</text:p>
          </table:table-cell>
          <table:table-cell office:value-type="float" office:value="0" calcext:value-type="float">
            <text:p>0</text:p>
          </table:table-cell>
          <table:table-cell office:value-type="float" office:value="0.2205026" calcext:value-type="float">
            <text:p>0.2205026</text:p>
          </table:table-cell>
          <table:table-cell office:value-type="float" office:value="0.2049936" calcext:value-type="float">
            <text:p>0.2049936</text:p>
          </table:table-cell>
          <table:table-cell office:value-type="float" office:value="0.2471814" calcext:value-type="float">
            <text:p>0.2471814</text:p>
          </table:table-cell>
          <table:table-cell office:value-type="float" office:value="0.0524724" calcext:value-type="float">
            <text:p>0.0524724</text:p>
          </table:table-cell>
          <table:table-cell office:value-type="float" office:value="0.04289513" calcext:value-type="float">
            <text:p>0.04289513</text:p>
          </table:table-cell>
          <table:table-cell office:value-type="float" office:value="0.02622854" calcext:value-type="float">
            <text:p>0.02622854</text:p>
          </table:table-cell>
          <table:table-cell office:value-type="float" office:value="0.03295011" calcext:value-type="float">
            <text:p>0.03295011</text:p>
          </table:table-cell>
          <table:table-cell office:value-type="float" office:value="0.07959219" calcext:value-type="float">
            <text:p>0.07959219</text:p>
          </table:table-cell>
          <table:table-cell office:value-type="float" office:value="0.1560174" calcext:value-type="float">
            <text:p>0.1560174</text:p>
          </table:table-cell>
          <table:table-cell office:value-type="float" office:value="0.162862" calcext:value-type="float">
            <text:p>0.162862</text:p>
          </table:table-cell>
          <table:table-cell office:value-type="float" office:value="0.1634835" calcext:value-type="float">
            <text:p>0.1634835</text:p>
          </table:table-cell>
          <table:table-cell office:value-type="float" office:value="0.1833857" calcext:value-type="float">
            <text:p>0.1833857</text:p>
          </table:table-cell>
          <table:table-cell office:value-type="float" office:value="0.1980727" calcext:value-type="float">
            <text:p>0.1980727</text:p>
          </table:table-cell>
          <table:table-cell office:value-type="float" office:value="0.2002346" calcext:value-type="float">
            <text:p>0.2002346</text:p>
          </table:table-cell>
          <table:table-cell office:value-type="float" office:value="0" calcext:value-type="float">
            <text:p>0</text:p>
          </table:table-cell>
          <table:table-cell office:value-type="float" office:value="33.9712" calcext:value-type="float">
            <text:p>33.9712</text:p>
          </table:table-cell>
          <table:table-cell office:value-type="float" office:value="30.12094" calcext:value-type="float">
            <text:p>30.12094</text:p>
          </table:table-cell>
          <table:table-cell office:value-type="float" office:value="39.34458" calcext:value-type="float">
            <text:p>39.34458</text:p>
          </table:table-cell>
          <table:table-cell office:value-type="float" office:value="8.545862" calcext:value-type="float">
            <text:p>8.545862</text:p>
          </table:table-cell>
          <table:table-cell office:value-type="float" office:value="7.74695" calcext:value-type="float">
            <text:p>7.74695</text:p>
          </table:table-cell>
          <table:table-cell office:value-type="float" office:value="2.927143" calcext:value-type="float">
            <text:p>2.927143</text:p>
          </table:table-cell>
          <table:table-cell office:value-type="float" office:value="2.893228" calcext:value-type="float">
            <text:p>2.893228</text:p>
          </table:table-cell>
          <table:table-cell office:value-type="float" office:value="5.409246" calcext:value-type="float">
            <text:p>5.409246</text:p>
          </table:table-cell>
          <table:table-cell office:value-type="float" office:value="8.967719" calcext:value-type="float">
            <text:p>8.967719</text:p>
          </table:table-cell>
          <table:table-cell office:value-type="float" office:value="9.594592" calcext:value-type="float">
            <text:p>9.594592</text:p>
          </table:table-cell>
          <table:table-cell office:value-type="float" office:value="9.707345" calcext:value-type="float">
            <text:p>9.707345</text:p>
          </table:table-cell>
          <table:table-cell office:value-type="float" office:value="11.4952" calcext:value-type="float">
            <text:p>11.4952</text:p>
          </table:table-cell>
          <table:table-cell office:value-type="float" office:value="12.92982" calcext:value-type="float">
            <text:p>12.92982</text:p>
          </table:table-cell>
          <table:table-cell office:value-type="float" office:value="13.16968" calcext:value-type="float">
            <text:p>13.16968</text:p>
          </table:table-cell>
          <table:table-cell office:value-type="float" office:value="0" calcext:value-type="float">
            <text:p>0</text:p>
          </table:table-cell>
          <table:table-cell office:value-type="float" office:value="0.8430181" calcext:value-type="float">
            <text:p>0.843018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4577" calcext:value-type="float">
            <text:p>3.9245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3.843219" calcext:value-type="float">
            <text:p>3.843219</text:p>
          </table:table-cell>
          <table:table-cell office:value-type="float" office:value="135.2406" calcext:value-type="float">
            <text:p>135.240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09456" calcext:value-type="float">
            <text:p>42.09456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118" calcext:value-type="float">
            <text:p>0.0005419118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13" calcext:value-type="float">
            <text:p>0.01567213</text:p>
          </table:table-cell>
          <table:table-cell office:value-type="float" office:value="1162.053" calcext:value-type="float">
            <text:p>1162.053</text:p>
          </table:table-cell>
          <table:table-cell office:value-type="float" office:value="1.451895" calcext:value-type="float">
            <text:p>1.451895</text:p>
          </table:table-cell>
          <table:table-cell office:value-type="float" office:value="0" calcext:value-type="float">
            <text:p>0</text:p>
          </table:table-cell>
          <table:table-cell office:value-type="float" office:value="0.2128096" calcext:value-type="float">
            <text:p>0.2128096</text:p>
          </table:table-cell>
          <table:table-cell office:value-type="float" office:value="0.2009658" calcext:value-type="float">
            <text:p>0.2009658</text:p>
          </table:table-cell>
          <table:table-cell office:value-type="float" office:value="0.2545602" calcext:value-type="float">
            <text:p>0.2545602</text:p>
          </table:table-cell>
          <table:table-cell office:value-type="float" office:value="0.052249" calcext:value-type="float">
            <text:p>0.052249</text:p>
          </table:table-cell>
          <table:table-cell office:value-type="float" office:value="0.04470743" calcext:value-type="float">
            <text:p>0.04470743</text:p>
          </table:table-cell>
          <table:table-cell office:value-type="float" office:value="0.0259688" calcext:value-type="float">
            <text:p>0.0259688</text:p>
          </table:table-cell>
          <table:table-cell office:value-type="float" office:value="0.03343021" calcext:value-type="float">
            <text:p>0.03343021</text:p>
          </table:table-cell>
          <table:table-cell office:value-type="float" office:value="0.07994832" calcext:value-type="float">
            <text:p>0.07994832</text:p>
          </table:table-cell>
          <table:table-cell office:value-type="float" office:value="0.1558965" calcext:value-type="float">
            <text:p>0.1558965</text:p>
          </table:table-cell>
          <table:table-cell office:value-type="float" office:value="0.1628839" calcext:value-type="float">
            <text:p>0.1628839</text:p>
          </table:table-cell>
          <table:table-cell office:value-type="float" office:value="0.1635251" calcext:value-type="float">
            <text:p>0.1635251</text:p>
          </table:table-cell>
          <table:table-cell office:value-type="float" office:value="0.1834076" calcext:value-type="float">
            <text:p>0.1834076</text:p>
          </table:table-cell>
          <table:table-cell office:value-type="float" office:value="0.1980819" calcext:value-type="float">
            <text:p>0.1980819</text:p>
          </table:table-cell>
          <table:table-cell office:value-type="float" office:value="0.2002429" calcext:value-type="float">
            <text:p>0.2002429</text:p>
          </table:table-cell>
          <table:table-cell office:value-type="float" office:value="0" calcext:value-type="float">
            <text:p>0</text:p>
          </table:table-cell>
          <table:table-cell office:value-type="float" office:value="33.9602" calcext:value-type="float">
            <text:p>33.9602</text:p>
          </table:table-cell>
          <table:table-cell office:value-type="float" office:value="30.09144" calcext:value-type="float">
            <text:p>30.09144</text:p>
          </table:table-cell>
          <table:table-cell office:value-type="float" office:value="39.29826" calcext:value-type="float">
            <text:p>39.29826</text:p>
          </table:table-cell>
          <table:table-cell office:value-type="float" office:value="8.536266" calcext:value-type="float">
            <text:p>8.536266</text:p>
          </table:table-cell>
          <table:table-cell office:value-type="float" office:value="7.736146" calcext:value-type="float">
            <text:p>7.736146</text:p>
          </table:table-cell>
          <table:table-cell office:value-type="float" office:value="2.926954" calcext:value-type="float">
            <text:p>2.926954</text:p>
          </table:table-cell>
          <table:table-cell office:value-type="float" office:value="2.894458" calcext:value-type="float">
            <text:p>2.894458</text:p>
          </table:table-cell>
          <table:table-cell office:value-type="float" office:value="5.412988" calcext:value-type="float">
            <text:p>5.412988</text:p>
          </table:table-cell>
          <table:table-cell office:value-type="float" office:value="8.972565" calcext:value-type="float">
            <text:p>8.972565</text:p>
          </table:table-cell>
          <table:table-cell office:value-type="float" office:value="9.598843" calcext:value-type="float">
            <text:p>9.598843</text:p>
          </table:table-cell>
          <table:table-cell office:value-type="float" office:value="9.711757" calcext:value-type="float">
            <text:p>9.711757</text:p>
          </table:table-cell>
          <table:table-cell office:value-type="float" office:value="11.49769" calcext:value-type="float">
            <text:p>11.49769</text:p>
          </table:table-cell>
          <table:table-cell office:value-type="float" office:value="12.93067" calcext:value-type="float">
            <text:p>12.93067</text:p>
          </table:table-cell>
          <table:table-cell office:value-type="float" office:value="13.17048" calcext:value-type="float">
            <text:p>13.17048</text:p>
          </table:table-cell>
          <table:table-cell office:value-type="float" office:value="0" calcext:value-type="float">
            <text:p>0</text:p>
          </table:table-cell>
          <table:table-cell office:value-type="float" office:value="0.5372636" calcext:value-type="float">
            <text:p>0.537263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557" calcext:value-type="float">
            <text:p>3.925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3.842725" calcext:value-type="float">
            <text:p>3.842725</text:p>
          </table:table-cell>
          <table:table-cell office:value-type="float" office:value="135.2395" calcext:value-type="float">
            <text:p>135.239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0057" calcext:value-type="float">
            <text:p>42.10057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125" calcext:value-type="float">
            <text:p>0.0005419125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13" calcext:value-type="float">
            <text:p>0.01567213</text:p>
          </table:table-cell>
          <table:table-cell office:value-type="float" office:value="1162.047" calcext:value-type="float">
            <text:p>1162.047</text:p>
          </table:table-cell>
          <table:table-cell office:value-type="float" office:value="1.452262" calcext:value-type="float">
            <text:p>1.452262</text:p>
          </table:table-cell>
          <table:table-cell office:value-type="float" office:value="0" calcext:value-type="float">
            <text:p>0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2015682" calcext:value-type="float">
            <text:p>0.2015682</text:p>
          </table:table-cell>
          <table:table-cell office:value-type="float" office:value="0.255802" calcext:value-type="float">
            <text:p>0.255802</text:p>
          </table:table-cell>
          <table:table-cell office:value-type="float" office:value="0.05247283" calcext:value-type="float">
            <text:p>0.05247283</text:p>
          </table:table-cell>
          <table:table-cell office:value-type="float" office:value="0.04552452" calcext:value-type="float">
            <text:p>0.04552452</text:p>
          </table:table-cell>
          <table:table-cell office:value-type="float" office:value="0.02585126" calcext:value-type="float">
            <text:p>0.02585126</text:p>
          </table:table-cell>
          <table:table-cell office:value-type="float" office:value="0.03342494" calcext:value-type="float">
            <text:p>0.03342494</text:p>
          </table:table-cell>
          <table:table-cell office:value-type="float" office:value="0.07999213" calcext:value-type="float">
            <text:p>0.07999213</text:p>
          </table:table-cell>
          <table:table-cell office:value-type="float" office:value="0.1558127" calcext:value-type="float">
            <text:p>0.1558127</text:p>
          </table:table-cell>
          <table:table-cell office:value-type="float" office:value="0.1628992" calcext:value-type="float">
            <text:p>0.1628992</text:p>
          </table:table-cell>
          <table:table-cell office:value-type="float" office:value="0.1635653" calcext:value-type="float">
            <text:p>0.1635653</text:p>
          </table:table-cell>
          <table:table-cell office:value-type="float" office:value="0.1834305" calcext:value-type="float">
            <text:p>0.1834305</text:p>
          </table:table-cell>
          <table:table-cell office:value-type="float" office:value="0.198091" calcext:value-type="float">
            <text:p>0.198091</text:p>
          </table:table-cell>
          <table:table-cell office:value-type="float" office:value="0.2002512" calcext:value-type="float">
            <text:p>0.2002512</text:p>
          </table:table-cell>
          <table:table-cell office:value-type="float" office:value="0" calcext:value-type="float">
            <text:p>0</text:p>
          </table:table-cell>
          <table:table-cell office:value-type="float" office:value="33.94767" calcext:value-type="float">
            <text:p>33.94767</text:p>
          </table:table-cell>
          <table:table-cell office:value-type="float" office:value="30.06155" calcext:value-type="float">
            <text:p>30.06155</text:p>
          </table:table-cell>
          <table:table-cell office:value-type="float" office:value="39.2543" calcext:value-type="float">
            <text:p>39.2543</text:p>
          </table:table-cell>
          <table:table-cell office:value-type="float" office:value="8.526891" calcext:value-type="float">
            <text:p>8.526891</text:p>
          </table:table-cell>
          <table:table-cell office:value-type="float" office:value="7.7261" calcext:value-type="float">
            <text:p>7.7261</text:p>
          </table:table-cell>
          <table:table-cell office:value-type="float" office:value="2.926716" calcext:value-type="float">
            <text:p>2.926716</text:p>
          </table:table-cell>
          <table:table-cell office:value-type="float" office:value="2.895715" calcext:value-type="float">
            <text:p>2.895715</text:p>
          </table:table-cell>
          <table:table-cell office:value-type="float" office:value="5.416745" calcext:value-type="float">
            <text:p>5.416745</text:p>
          </table:table-cell>
          <table:table-cell office:value-type="float" office:value="8.977409" calcext:value-type="float">
            <text:p>8.977409</text:p>
          </table:table-cell>
          <table:table-cell office:value-type="float" office:value="9.603098" calcext:value-type="float">
            <text:p>9.603098</text:p>
          </table:table-cell>
          <table:table-cell office:value-type="float" office:value="9.716138" calcext:value-type="float">
            <text:p>9.716138</text:p>
          </table:table-cell>
          <table:table-cell office:value-type="float" office:value="11.50017" calcext:value-type="float">
            <text:p>11.50017</text:p>
          </table:table-cell>
          <table:table-cell office:value-type="float" office:value="12.93153" calcext:value-type="float">
            <text:p>12.93153</text:p>
          </table:table-cell>
          <table:table-cell office:value-type="float" office:value="13.17127" calcext:value-type="float">
            <text:p>13.17127</text:p>
          </table:table-cell>
          <table:table-cell office:value-type="float" office:value="0" calcext:value-type="float">
            <text:p>0</text:p>
          </table:table-cell>
          <table:table-cell office:value-type="float" office:value="0.3398566" calcext:value-type="float">
            <text:p>0.339856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6506" calcext:value-type="float">
            <text:p>3.9265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3.842159" calcext:value-type="float">
            <text:p>3.842159</text:p>
          </table:table-cell>
          <table:table-cell office:value-type="float" office:value="135.2384" calcext:value-type="float">
            <text:p>135.2384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0661" calcext:value-type="float">
            <text:p>42.1066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168" calcext:value-type="float">
            <text:p>0.0005419168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13" calcext:value-type="float">
            <text:p>0.01567213</text:p>
          </table:table-cell>
          <table:table-cell office:value-type="float" office:value="1162.041" calcext:value-type="float">
            <text:p>1162.041</text:p>
          </table:table-cell>
          <table:table-cell office:value-type="float" office:value="1.452729" calcext:value-type="float">
            <text:p>1.452729</text:p>
          </table:table-cell>
          <table:table-cell office:value-type="float" office:value="0" calcext:value-type="float">
            <text:p>0</text:p>
          </table:table-cell>
          <table:table-cell office:value-type="float" office:value="0.1910434" calcext:value-type="float">
            <text:p>0.1910434</text:p>
          </table:table-cell>
          <table:table-cell office:value-type="float" office:value="0.2082588" calcext:value-type="float">
            <text:p>0.2082588</text:p>
          </table:table-cell>
          <table:table-cell office:value-type="float" office:value="0.256176" calcext:value-type="float">
            <text:p>0.256176</text:p>
          </table:table-cell>
          <table:table-cell office:value-type="float" office:value="0.05247999" calcext:value-type="float">
            <text:p>0.05247999</text:p>
          </table:table-cell>
          <table:table-cell office:value-type="float" office:value="0.04571526" calcext:value-type="float">
            <text:p>0.04571526</text:p>
          </table:table-cell>
          <table:table-cell office:value-type="float" office:value="0.02581684" calcext:value-type="float">
            <text:p>0.02581684</text:p>
          </table:table-cell>
          <table:table-cell office:value-type="float" office:value="0.03334746" calcext:value-type="float">
            <text:p>0.03334746</text:p>
          </table:table-cell>
          <table:table-cell office:value-type="float" office:value="0.07997385" calcext:value-type="float">
            <text:p>0.07997385</text:p>
          </table:table-cell>
          <table:table-cell office:value-type="float" office:value="0.1557416" calcext:value-type="float">
            <text:p>0.1557416</text:p>
          </table:table-cell>
          <table:table-cell office:value-type="float" office:value="0.1629111" calcext:value-type="float">
            <text:p>0.1629111</text:p>
          </table:table-cell>
          <table:table-cell office:value-type="float" office:value="0.163604" calcext:value-type="float">
            <text:p>0.163604</text:p>
          </table:table-cell>
          <table:table-cell office:value-type="float" office:value="0.1834572" calcext:value-type="float">
            <text:p>0.1834572</text:p>
          </table:table-cell>
          <table:table-cell office:value-type="float" office:value="0.1981001" calcext:value-type="float">
            <text:p>0.1981001</text:p>
          </table:table-cell>
          <table:table-cell office:value-type="float" office:value="0.2002593" calcext:value-type="float">
            <text:p>0.2002593</text:p>
          </table:table-cell>
          <table:table-cell office:value-type="float" office:value="0" calcext:value-type="float">
            <text:p>0</text:p>
          </table:table-cell>
          <table:table-cell office:value-type="float" office:value="33.93193" calcext:value-type="float">
            <text:p>33.93193</text:p>
          </table:table-cell>
          <table:table-cell office:value-type="float" office:value="30.03242" calcext:value-type="float">
            <text:p>30.03242</text:p>
          </table:table-cell>
          <table:table-cell office:value-type="float" office:value="39.21129" calcext:value-type="float">
            <text:p>39.21129</text:p>
          </table:table-cell>
          <table:table-cell office:value-type="float" office:value="8.517696" calcext:value-type="float">
            <text:p>8.517696</text:p>
          </table:table-cell>
          <table:table-cell office:value-type="float" office:value="7.716453" calcext:value-type="float">
            <text:p>7.716453</text:p>
          </table:table-cell>
          <table:table-cell office:value-type="float" office:value="2.926458" calcext:value-type="float">
            <text:p>2.926458</text:p>
          </table:table-cell>
          <table:table-cell office:value-type="float" office:value="2.896931" calcext:value-type="float">
            <text:p>2.896931</text:p>
          </table:table-cell>
          <table:table-cell office:value-type="float" office:value="5.420475" calcext:value-type="float">
            <text:p>5.420475</text:p>
          </table:table-cell>
          <table:table-cell office:value-type="float" office:value="8.982254" calcext:value-type="float">
            <text:p>8.982254</text:p>
          </table:table-cell>
          <table:table-cell office:value-type="float" office:value="9.60735" calcext:value-type="float">
            <text:p>9.60735</text:p>
          </table:table-cell>
          <table:table-cell office:value-type="float" office:value="9.720493" calcext:value-type="float">
            <text:p>9.720493</text:p>
          </table:table-cell>
          <table:table-cell office:value-type="float" office:value="11.50266" calcext:value-type="float">
            <text:p>11.50266</text:p>
          </table:table-cell>
          <table:table-cell office:value-type="float" office:value="12.93238" calcext:value-type="float">
            <text:p>12.93238</text:p>
          </table:table-cell>
          <table:table-cell office:value-type="float" office:value="13.17203" calcext:value-type="float">
            <text:p>13.17203</text:p>
          </table:table-cell>
          <table:table-cell office:value-type="float" office:value="0" calcext:value-type="float">
            <text:p>0</text:p>
          </table:table-cell>
          <table:table-cell office:value-type="float" office:value="0.2319699" calcext:value-type="float">
            <text:p>0.231969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7498" calcext:value-type="float">
            <text:p>3.92749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3.84155" calcext:value-type="float">
            <text:p>3.84155</text:p>
          </table:table-cell>
          <table:table-cell office:value-type="float" office:value="135.2372" calcext:value-type="float">
            <text:p>135.237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1265" calcext:value-type="float">
            <text:p>42.1126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282" calcext:value-type="float">
            <text:p>0.0005419282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23" calcext:value-type="float">
            <text:p>0.01567223</text:p>
          </table:table-cell>
          <table:table-cell office:value-type="float" office:value="1162.035" calcext:value-type="float">
            <text:p>1162.035</text:p>
          </table:table-cell>
          <table:table-cell office:value-type="float" office:value="1.453869" calcext:value-type="float">
            <text:p>1.453869</text:p>
          </table:table-cell>
          <table:table-cell office:value-type="float" office:value="0" calcext:value-type="float">
            <text:p>0</text:p>
          </table:table-cell>
          <table:table-cell office:value-type="float" office:value="0.1937481" calcext:value-type="float">
            <text:p>0.1937481</text:p>
          </table:table-cell>
          <table:table-cell office:value-type="float" office:value="0.2183406" calcext:value-type="float">
            <text:p>0.2183406</text:p>
          </table:table-cell>
          <table:table-cell office:value-type="float" office:value="0.2460548" calcext:value-type="float">
            <text:p>0.2460548</text:p>
          </table:table-cell>
          <table:table-cell office:value-type="float" office:value="0.05308342" calcext:value-type="float">
            <text:p>0.05308342</text:p>
          </table:table-cell>
          <table:table-cell office:value-type="float" office:value="0.04424738" calcext:value-type="float">
            <text:p>0.04424738</text:p>
          </table:table-cell>
          <table:table-cell office:value-type="float" office:value="0.02602873" calcext:value-type="float">
            <text:p>0.02602873</text:p>
          </table:table-cell>
          <table:table-cell office:value-type="float" office:value="0.03273468" calcext:value-type="float">
            <text:p>0.03273468</text:p>
          </table:table-cell>
          <table:table-cell office:value-type="float" office:value="0.07983442" calcext:value-type="float">
            <text:p>0.07983442</text:p>
          </table:table-cell>
          <table:table-cell office:value-type="float" office:value="0.1557288" calcext:value-type="float">
            <text:p>0.1557288</text:p>
          </table:table-cell>
          <table:table-cell office:value-type="float" office:value="0.1629216" calcext:value-type="float">
            <text:p>0.1629216</text:p>
          </table:table-cell>
          <table:table-cell office:value-type="float" office:value="0.163641" calcext:value-type="float">
            <text:p>0.163641</text:p>
          </table:table-cell>
          <table:table-cell office:value-type="float" office:value="0.1834804" calcext:value-type="float">
            <text:p>0.1834804</text:p>
          </table:table-cell>
          <table:table-cell office:value-type="float" office:value="0.1981093" calcext:value-type="float">
            <text:p>0.1981093</text:p>
          </table:table-cell>
          <table:table-cell office:value-type="float" office:value="0.2002672" calcext:value-type="float">
            <text:p>0.2002672</text:p>
          </table:table-cell>
          <table:table-cell office:value-type="float" office:value="0" calcext:value-type="float">
            <text:p>0</text:p>
          </table:table-cell>
          <table:table-cell office:value-type="float" office:value="33.90113" calcext:value-type="float">
            <text:p>33.90113</text:p>
          </table:table-cell>
          <table:table-cell office:value-type="float" office:value="30.0088" calcext:value-type="float">
            <text:p>30.0088</text:p>
          </table:table-cell>
          <table:table-cell office:value-type="float" office:value="39.16753" calcext:value-type="float">
            <text:p>39.16753</text:p>
          </table:table-cell>
          <table:table-cell office:value-type="float" office:value="8.509083" calcext:value-type="float">
            <text:p>8.509083</text:p>
          </table:table-cell>
          <table:table-cell office:value-type="float" office:value="7.706758" calcext:value-type="float">
            <text:p>7.706758</text:p>
          </table:table-cell>
          <table:table-cell office:value-type="float" office:value="2.926233" calcext:value-type="float">
            <text:p>2.926233</text:p>
          </table:table-cell>
          <table:table-cell office:value-type="float" office:value="2.897905" calcext:value-type="float">
            <text:p>2.897905</text:p>
          </table:table-cell>
          <table:table-cell office:value-type="float" office:value="5.424151" calcext:value-type="float">
            <text:p>5.424151</text:p>
          </table:table-cell>
          <table:table-cell office:value-type="float" office:value="8.9871" calcext:value-type="float">
            <text:p>8.9871</text:p>
          </table:table-cell>
          <table:table-cell office:value-type="float" office:value="9.6116" calcext:value-type="float">
            <text:p>9.6116</text:p>
          </table:table-cell>
          <table:table-cell office:value-type="float" office:value="9.72485" calcext:value-type="float">
            <text:p>9.72485</text:p>
          </table:table-cell>
          <table:table-cell office:value-type="float" office:value="11.50514" calcext:value-type="float">
            <text:p>11.50514</text:p>
          </table:table-cell>
          <table:table-cell office:value-type="float" office:value="12.93323" calcext:value-type="float">
            <text:p>12.93323</text:p>
          </table:table-cell>
          <table:table-cell office:value-type="float" office:value="13.17276" calcext:value-type="float">
            <text:p>13.17276</text:p>
          </table:table-cell>
          <table:table-cell office:value-type="float" office:value="0" calcext:value-type="float">
            <text:p>0</text:p>
          </table:table-cell>
          <table:table-cell office:value-type="float" office:value="0.5104914" calcext:value-type="float">
            <text:p>0.510491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8492" calcext:value-type="float">
            <text:p>3.9284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3.840924" calcext:value-type="float">
            <text:p>3.840924</text:p>
          </table:table-cell>
          <table:table-cell office:value-type="float" office:value="135.2358" calcext:value-type="float">
            <text:p>135.235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187" calcext:value-type="float">
            <text:p>42.1187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374" calcext:value-type="float">
            <text:p>0.000541937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32" calcext:value-type="float">
            <text:p>0.01567232</text:p>
          </table:table-cell>
          <table:table-cell office:value-type="float" office:value="1162.029" calcext:value-type="float">
            <text:p>1162.029</text:p>
          </table:table-cell>
          <table:table-cell office:value-type="float" office:value="1.454952" calcext:value-type="float">
            <text:p>1.454952</text:p>
          </table:table-cell>
          <table:table-cell office:value-type="float" office:value="0" calcext:value-type="float">
            <text:p>0</text:p>
          </table:table-cell>
          <table:table-cell office:value-type="float" office:value="0.1933856" calcext:value-type="float">
            <text:p>0.1933856</text:p>
          </table:table-cell>
          <table:table-cell office:value-type="float" office:value="0.2150709" calcext:value-type="float">
            <text:p>0.2150709</text:p>
          </table:table-cell>
          <table:table-cell office:value-type="float" office:value="0.248762" calcext:value-type="float">
            <text:p>0.248762</text:p>
          </table:table-cell>
          <table:table-cell office:value-type="float" office:value="0.05247184" calcext:value-type="float">
            <text:p>0.05247184</text:p>
          </table:table-cell>
          <table:table-cell office:value-type="float" office:value="0.043773" calcext:value-type="float">
            <text:p>0.043773</text:p>
          </table:table-cell>
          <table:table-cell office:value-type="float" office:value="0.02615641" calcext:value-type="float">
            <text:p>0.02615641</text:p>
          </table:table-cell>
          <table:table-cell office:value-type="float" office:value="0.03285993" calcext:value-type="float">
            <text:p>0.03285993</text:p>
          </table:table-cell>
          <table:table-cell office:value-type="float" office:value="0.07997454" calcext:value-type="float">
            <text:p>0.07997454</text:p>
          </table:table-cell>
          <table:table-cell office:value-type="float" office:value="0.1557313" calcext:value-type="float">
            <text:p>0.1557313</text:p>
          </table:table-cell>
          <table:table-cell office:value-type="float" office:value="0.1629339" calcext:value-type="float">
            <text:p>0.1629339</text:p>
          </table:table-cell>
          <table:table-cell office:value-type="float" office:value="0.1636769" calcext:value-type="float">
            <text:p>0.1636769</text:p>
          </table:table-cell>
          <table:table-cell office:value-type="float" office:value="0.1834984" calcext:value-type="float">
            <text:p>0.1834984</text:p>
          </table:table-cell>
          <table:table-cell office:value-type="float" office:value="0.1981184" calcext:value-type="float">
            <text:p>0.1981184</text:p>
          </table:table-cell>
          <table:table-cell office:value-type="float" office:value="0.200275" calcext:value-type="float">
            <text:p>0.200275</text:p>
          </table:table-cell>
          <table:table-cell office:value-type="float" office:value="0" calcext:value-type="float">
            <text:p>0</text:p>
          </table:table-cell>
          <table:table-cell office:value-type="float" office:value="33.86982" calcext:value-type="float">
            <text:p>33.86982</text:p>
          </table:table-cell>
          <table:table-cell office:value-type="float" office:value="29.98557" calcext:value-type="float">
            <text:p>29.98557</text:p>
          </table:table-cell>
          <table:table-cell office:value-type="float" office:value="39.12376" calcext:value-type="float">
            <text:p>39.12376</text:p>
          </table:table-cell>
          <table:table-cell office:value-type="float" office:value="8.500552" calcext:value-type="float">
            <text:p>8.500552</text:p>
          </table:table-cell>
          <table:table-cell office:value-type="float" office:value="7.696801" calcext:value-type="float">
            <text:p>7.696801</text:p>
          </table:table-cell>
          <table:table-cell office:value-type="float" office:value="2.926063" calcext:value-type="float">
            <text:p>2.926063</text:p>
          </table:table-cell>
          <table:table-cell office:value-type="float" office:value="2.898876" calcext:value-type="float">
            <text:p>2.898876</text:p>
          </table:table-cell>
          <table:table-cell office:value-type="float" office:value="5.427837" calcext:value-type="float">
            <text:p>5.427837</text:p>
          </table:table-cell>
          <table:table-cell office:value-type="float" office:value="8.991944" calcext:value-type="float">
            <text:p>8.991944</text:p>
          </table:table-cell>
          <table:table-cell office:value-type="float" office:value="9.615852" calcext:value-type="float">
            <text:p>9.615852</text:p>
          </table:table-cell>
          <table:table-cell office:value-type="float" office:value="9.729205" calcext:value-type="float">
            <text:p>9.729205</text:p>
          </table:table-cell>
          <table:table-cell office:value-type="float" office:value="11.50762" calcext:value-type="float">
            <text:p>11.50762</text:p>
          </table:table-cell>
          <table:table-cell office:value-type="float" office:value="12.93408" calcext:value-type="float">
            <text:p>12.93408</text:p>
          </table:table-cell>
          <table:table-cell office:value-type="float" office:value="13.17349" calcext:value-type="float">
            <text:p>13.17349</text:p>
          </table:table-cell>
          <table:table-cell office:value-type="float" office:value="0" calcext:value-type="float">
            <text:p>0</text:p>
          </table:table-cell>
          <table:table-cell office:value-type="float" office:value="0.4581786" calcext:value-type="float">
            <text:p>0.458178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29533" calcext:value-type="float">
            <text:p>3.9295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3.840285" calcext:value-type="float">
            <text:p>3.840285</text:p>
          </table:table-cell>
          <table:table-cell office:value-type="float" office:value="135.2345" calcext:value-type="float">
            <text:p>135.2345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2478" calcext:value-type="float">
            <text:p>42.1247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374" calcext:value-type="float">
            <text:p>0.000541937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32" calcext:value-type="float">
            <text:p>0.01567232</text:p>
          </table:table-cell>
          <table:table-cell office:value-type="float" office:value="1162.022" calcext:value-type="float">
            <text:p>1162.022</text:p>
          </table:table-cell>
          <table:table-cell office:value-type="float" office:value="1.456713" calcext:value-type="float">
            <text:p>1.456713</text:p>
          </table:table-cell>
          <table:table-cell office:value-type="float" office:value="0" calcext:value-type="float">
            <text:p>0</text:p>
          </table:table-cell>
          <table:table-cell office:value-type="float" office:value="0.1779509" calcext:value-type="float">
            <text:p>0.1779509</text:p>
          </table:table-cell>
          <table:table-cell office:value-type="float" office:value="0.2143208" calcext:value-type="float">
            <text:p>0.2143208</text:p>
          </table:table-cell>
          <table:table-cell office:value-type="float" office:value="0.2575782" calcext:value-type="float">
            <text:p>0.2575782</text:p>
          </table:table-cell>
          <table:table-cell office:value-type="float" office:value="0.05163007" calcext:value-type="float">
            <text:p>0.05163007</text:p>
          </table:table-cell>
          <table:table-cell office:value-type="float" office:value="0.04416389" calcext:value-type="float">
            <text:p>0.04416389</text:p>
          </table:table-cell>
          <table:table-cell office:value-type="float" office:value="0.02618822" calcext:value-type="float">
            <text:p>0.02618822</text:p>
          </table:table-cell>
          <table:table-cell office:value-type="float" office:value="0.03350096" calcext:value-type="float">
            <text:p>0.03350096</text:p>
          </table:table-cell>
          <table:table-cell office:value-type="float" office:value="0.08016108" calcext:value-type="float">
            <text:p>0.08016108</text:p>
          </table:table-cell>
          <table:table-cell office:value-type="float" office:value="0.1558255" calcext:value-type="float">
            <text:p>0.1558255</text:p>
          </table:table-cell>
          <table:table-cell office:value-type="float" office:value="0.1629499" calcext:value-type="float">
            <text:p>0.1629499</text:p>
          </table:table-cell>
          <table:table-cell office:value-type="float" office:value="0.1637137" calcext:value-type="float">
            <text:p>0.1637137</text:p>
          </table:table-cell>
          <table:table-cell office:value-type="float" office:value="0.1835153" calcext:value-type="float">
            <text:p>0.1835153</text:p>
          </table:table-cell>
          <table:table-cell office:value-type="float" office:value="0.1981278" calcext:value-type="float">
            <text:p>0.1981278</text:p>
          </table:table-cell>
          <table:table-cell office:value-type="float" office:value="0.2002824" calcext:value-type="float">
            <text:p>0.2002824</text:p>
          </table:table-cell>
          <table:table-cell office:value-type="float" office:value="0" calcext:value-type="float">
            <text:p>0</text:p>
          </table:table-cell>
          <table:table-cell office:value-type="float" office:value="33.83372" calcext:value-type="float">
            <text:p>33.83372</text:p>
          </table:table-cell>
          <table:table-cell office:value-type="float" office:value="29.96084" calcext:value-type="float">
            <text:p>29.96084</text:p>
          </table:table-cell>
          <table:table-cell office:value-type="float" office:value="39.08229" calcext:value-type="float">
            <text:p>39.08229</text:p>
          </table:table-cell>
          <table:table-cell office:value-type="float" office:value="8.491758" calcext:value-type="float">
            <text:p>8.491758</text:p>
          </table:table-cell>
          <table:table-cell office:value-type="float" office:value="7.68702" calcext:value-type="float">
            <text:p>7.68702</text:p>
          </table:table-cell>
          <table:table-cell office:value-type="float" office:value="2.925909" calcext:value-type="float">
            <text:p>2.925909</text:p>
          </table:table-cell>
          <table:table-cell office:value-type="float" office:value="2.900029" calcext:value-type="float">
            <text:p>2.900029</text:p>
          </table:table-cell>
          <table:table-cell office:value-type="float" office:value="5.431529" calcext:value-type="float">
            <text:p>5.431529</text:p>
          </table:table-cell>
          <table:table-cell office:value-type="float" office:value="8.99679" calcext:value-type="float">
            <text:p>8.99679</text:p>
          </table:table-cell>
          <table:table-cell office:value-type="float" office:value="9.620107" calcext:value-type="float">
            <text:p>9.620107</text:p>
          </table:table-cell>
          <table:table-cell office:value-type="float" office:value="9.733561" calcext:value-type="float">
            <text:p>9.733561</text:p>
          </table:table-cell>
          <table:table-cell office:value-type="float" office:value="11.51009" calcext:value-type="float">
            <text:p>11.51009</text:p>
          </table:table-cell>
          <table:table-cell office:value-type="float" office:value="12.93494" calcext:value-type="float">
            <text:p>12.93494</text:p>
          </table:table-cell>
          <table:table-cell office:value-type="float" office:value="13.17423" calcext:value-type="float">
            <text:p>13.17423</text:p>
          </table:table-cell>
          <table:table-cell office:value-type="float" office:value="0" calcext:value-type="float">
            <text:p>0</text:p>
          </table:table-cell>
          <table:table-cell office:value-type="float" office:value="0.2700906" calcext:value-type="float">
            <text:p>0.270090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0586" calcext:value-type="float">
            <text:p>3.93058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3.839682" calcext:value-type="float">
            <text:p>3.839682</text:p>
          </table:table-cell>
          <table:table-cell office:value-type="float" office:value="135.2331" calcext:value-type="float">
            <text:p>135.233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3091" calcext:value-type="float">
            <text:p>42.1309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374" calcext:value-type="float">
            <text:p>0.000541937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32" calcext:value-type="float">
            <text:p>0.01567232</text:p>
          </table:table-cell>
          <table:table-cell office:value-type="float" office:value="1162.016" calcext:value-type="float">
            <text:p>1162.016</text:p>
          </table:table-cell>
          <table:table-cell office:value-type="float" office:value="1.460054" calcext:value-type="float">
            <text:p>1.460054</text:p>
          </table:table-cell>
          <table:table-cell office:value-type="float" office:value="0" calcext:value-type="float">
            <text:p>0</text:p>
          </table:table-cell>
          <table:table-cell office:value-type="float" office:value="0.1663907" calcext:value-type="float">
            <text:p>0.1663907</text:p>
          </table:table-cell>
          <table:table-cell office:value-type="float" office:value="0.2149631" calcext:value-type="float">
            <text:p>0.2149631</text:p>
          </table:table-cell>
          <table:table-cell office:value-type="float" office:value="0.2633332" calcext:value-type="float">
            <text:p>0.2633332</text:p>
          </table:table-cell>
          <table:table-cell office:value-type="float" office:value="0.05109556" calcext:value-type="float">
            <text:p>0.05109556</text:p>
          </table:table-cell>
          <table:table-cell office:value-type="float" office:value="0.04330034" calcext:value-type="float">
            <text:p>0.04330034</text:p>
          </table:table-cell>
          <table:table-cell office:value-type="float" office:value="0.02644839" calcext:value-type="float">
            <text:p>0.02644839</text:p>
          </table:table-cell>
          <table:table-cell office:value-type="float" office:value="0.0338458" calcext:value-type="float">
            <text:p>0.0338458</text:p>
          </table:table-cell>
          <table:table-cell office:value-type="float" office:value="0.08026531" calcext:value-type="float">
            <text:p>0.08026531</text:p>
          </table:table-cell>
          <table:table-cell office:value-type="float" office:value="0.1559954" calcext:value-type="float">
            <text:p>0.1559954</text:p>
          </table:table-cell>
          <table:table-cell office:value-type="float" office:value="0.1629692" calcext:value-type="float">
            <text:p>0.1629692</text:p>
          </table:table-cell>
          <table:table-cell office:value-type="float" office:value="0.1637515" calcext:value-type="float">
            <text:p>0.1637515</text:p>
          </table:table-cell>
          <table:table-cell office:value-type="float" office:value="0.1835323" calcext:value-type="float">
            <text:p>0.1835323</text:p>
          </table:table-cell>
          <table:table-cell office:value-type="float" office:value="0.198137" calcext:value-type="float">
            <text:p>0.198137</text:p>
          </table:table-cell>
          <table:table-cell office:value-type="float" office:value="0.2002899" calcext:value-type="float">
            <text:p>0.2002899</text:p>
          </table:table-cell>
          <table:table-cell office:value-type="float" office:value="0" calcext:value-type="float">
            <text:p>0</text:p>
          </table:table-cell>
          <table:table-cell office:value-type="float" office:value="33.78558" calcext:value-type="float">
            <text:p>33.78558</text:p>
          </table:table-cell>
          <table:table-cell office:value-type="float" office:value="29.93638" calcext:value-type="float">
            <text:p>29.93638</text:p>
          </table:table-cell>
          <table:table-cell office:value-type="float" office:value="39.04405" calcext:value-type="float">
            <text:p>39.04405</text:p>
          </table:table-cell>
          <table:table-cell office:value-type="float" office:value="8.482715" calcext:value-type="float">
            <text:p>8.482715</text:p>
          </table:table-cell>
          <table:table-cell office:value-type="float" office:value="7.677197" calcext:value-type="float">
            <text:p>7.677197</text:p>
          </table:table-cell>
          <table:table-cell office:value-type="float" office:value="2.925796" calcext:value-type="float">
            <text:p>2.925796</text:p>
          </table:table-cell>
          <table:table-cell office:value-type="float" office:value="2.901271" calcext:value-type="float">
            <text:p>2.901271</text:p>
          </table:table-cell>
          <table:table-cell office:value-type="float" office:value="5.435214" calcext:value-type="float">
            <text:p>5.435214</text:p>
          </table:table-cell>
          <table:table-cell office:value-type="float" office:value="9.001635" calcext:value-type="float">
            <text:p>9.001635</text:p>
          </table:table-cell>
          <table:table-cell office:value-type="float" office:value="9.624359" calcext:value-type="float">
            <text:p>9.624359</text:p>
          </table:table-cell>
          <table:table-cell office:value-type="float" office:value="9.737916" calcext:value-type="float">
            <text:p>9.737916</text:p>
          </table:table-cell>
          <table:table-cell office:value-type="float" office:value="11.51257" calcext:value-type="float">
            <text:p>11.51257</text:p>
          </table:table-cell>
          <table:table-cell office:value-type="float" office:value="12.93579" calcext:value-type="float">
            <text:p>12.93579</text:p>
          </table:table-cell>
          <table:table-cell office:value-type="float" office:value="13.17499" calcext:value-type="float">
            <text:p>13.17499</text:p>
          </table:table-cell>
          <table:table-cell office:value-type="float" office:value="0" calcext:value-type="float">
            <text:p>0</text:p>
          </table:table-cell>
          <table:table-cell office:value-type="float" office:value="0.2391876" calcext:value-type="float">
            <text:p>0.239187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1644" calcext:value-type="float">
            <text:p>3.9316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3.839032" calcext:value-type="float">
            <text:p>3.839032</text:p>
          </table:table-cell>
          <table:table-cell office:value-type="float" office:value="135.2318" calcext:value-type="float">
            <text:p>135.231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3726" calcext:value-type="float">
            <text:p>42.13726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528" calcext:value-type="float">
            <text:p>0.0005419528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45" calcext:value-type="float">
            <text:p>0.01567245</text:p>
          </table:table-cell>
          <table:table-cell office:value-type="float" office:value="1162.01" calcext:value-type="float">
            <text:p>1162.01</text:p>
          </table:table-cell>
          <table:table-cell office:value-type="float" office:value="1.462054" calcext:value-type="float">
            <text:p>1.462054</text:p>
          </table:table-cell>
          <table:table-cell office:value-type="float" office:value="0" calcext:value-type="float">
            <text:p>0</text:p>
          </table:table-cell>
          <table:table-cell office:value-type="float" office:value="0.1864885" calcext:value-type="float">
            <text:p>0.1864885</text:p>
          </table:table-cell>
          <table:table-cell office:value-type="float" office:value="0.2206295" calcext:value-type="float">
            <text:p>0.2206295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05160398" calcext:value-type="float">
            <text:p>0.05160398</text:p>
          </table:table-cell>
          <table:table-cell office:value-type="float" office:value="0.04315176" calcext:value-type="float">
            <text:p>0.04315176</text:p>
          </table:table-cell>
          <table:table-cell office:value-type="float" office:value="0.0265351" calcext:value-type="float">
            <text:p>0.0265351</text:p>
          </table:table-cell>
          <table:table-cell office:value-type="float" office:value="0.03305915" calcext:value-type="float">
            <text:p>0.03305915</text:p>
          </table:table-cell>
          <table:table-cell office:value-type="float" office:value="0.08016598" calcext:value-type="float">
            <text:p>0.08016598</text:p>
          </table:table-cell>
          <table:table-cell office:value-type="float" office:value="0.1560929" calcext:value-type="float">
            <text:p>0.1560929</text:p>
          </table:table-cell>
          <table:table-cell office:value-type="float" office:value="0.1629951" calcext:value-type="float">
            <text:p>0.1629951</text:p>
          </table:table-cell>
          <table:table-cell office:value-type="float" office:value="0.16379" calcext:value-type="float">
            <text:p>0.16379</text:p>
          </table:table-cell>
          <table:table-cell office:value-type="float" office:value="0.1835505" calcext:value-type="float">
            <text:p>0.1835505</text:p>
          </table:table-cell>
          <table:table-cell office:value-type="float" office:value="0.1981462" calcext:value-type="float">
            <text:p>0.1981462</text:p>
          </table:table-cell>
          <table:table-cell office:value-type="float" office:value="0.2002974" calcext:value-type="float">
            <text:p>0.2002974</text:p>
          </table:table-cell>
          <table:table-cell office:value-type="float" office:value="0" calcext:value-type="float">
            <text:p>0</text:p>
          </table:table-cell>
          <table:table-cell office:value-type="float" office:value="33.7521" calcext:value-type="float">
            <text:p>33.7521</text:p>
          </table:table-cell>
          <table:table-cell office:value-type="float" office:value="29.91481" calcext:value-type="float">
            <text:p>29.91481</text:p>
          </table:table-cell>
          <table:table-cell office:value-type="float" office:value="39.00589" calcext:value-type="float">
            <text:p>39.00589</text:p>
          </table:table-cell>
          <table:table-cell office:value-type="float" office:value="8.473668" calcext:value-type="float">
            <text:p>8.473668</text:p>
          </table:table-cell>
          <table:table-cell office:value-type="float" office:value="7.667166" calcext:value-type="float">
            <text:p>7.667166</text:p>
          </table:table-cell>
          <table:table-cell office:value-type="float" office:value="2.92574" calcext:value-type="float">
            <text:p>2.92574</text:p>
          </table:table-cell>
          <table:table-cell office:value-type="float" office:value="2.902257" calcext:value-type="float">
            <text:p>2.902257</text:p>
          </table:table-cell>
          <table:table-cell office:value-type="float" office:value="5.438869" calcext:value-type="float">
            <text:p>5.438869</text:p>
          </table:table-cell>
          <table:table-cell office:value-type="float" office:value="9.006479" calcext:value-type="float">
            <text:p>9.006479</text:p>
          </table:table-cell>
          <table:table-cell office:value-type="float" office:value="9.628612" calcext:value-type="float">
            <text:p>9.628612</text:p>
          </table:table-cell>
          <table:table-cell office:value-type="float" office:value="9.742271" calcext:value-type="float">
            <text:p>9.742271</text:p>
          </table:table-cell>
          <table:table-cell office:value-type="float" office:value="11.51506" calcext:value-type="float">
            <text:p>11.51506</text:p>
          </table:table-cell>
          <table:table-cell office:value-type="float" office:value="12.93664" calcext:value-type="float">
            <text:p>12.93664</text:p>
          </table:table-cell>
          <table:table-cell office:value-type="float" office:value="13.17572" calcext:value-type="float">
            <text:p>13.17572</text:p>
          </table:table-cell>
          <table:table-cell office:value-type="float" office:value="0" calcext:value-type="float">
            <text:p>0</text:p>
          </table:table-cell>
          <table:table-cell office:value-type="float" office:value="0.4374755" calcext:value-type="float">
            <text:p>0.4374755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2765" calcext:value-type="float">
            <text:p>3.9327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3.83833" calcext:value-type="float">
            <text:p>3.83833</text:p>
          </table:table-cell>
          <table:table-cell office:value-type="float" office:value="135.2304" calcext:value-type="float">
            <text:p>135.2304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4364" calcext:value-type="float">
            <text:p>42.14364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629" calcext:value-type="float">
            <text:p>0.0005419629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56" calcext:value-type="float">
            <text:p>0.01567256</text:p>
          </table:table-cell>
          <table:table-cell office:value-type="float" office:value="1162.003" calcext:value-type="float">
            <text:p>1162.003</text:p>
          </table:table-cell>
          <table:table-cell office:value-type="float" office:value="1.463179" calcext:value-type="float">
            <text:p>1.463179</text:p>
          </table:table-cell>
          <table:table-cell office:value-type="float" office:value="0" calcext:value-type="float">
            <text:p>0</text:p>
          </table:table-cell>
          <table:table-cell office:value-type="float" office:value="0.191764" calcext:value-type="float">
            <text:p>0.191764</text:p>
          </table:table-cell>
          <table:table-cell office:value-type="float" office:value="0.2170469" calcext:value-type="float">
            <text:p>0.2170469</text:p>
          </table:table-cell>
          <table:table-cell office:value-type="float" office:value="0.2514504" calcext:value-type="float">
            <text:p>0.2514504</text:p>
          </table:table-cell>
          <table:table-cell office:value-type="float" office:value="0.05214246" calcext:value-type="float">
            <text:p>0.05214246</text:p>
          </table:table-cell>
          <table:table-cell office:value-type="float" office:value="0.04372509" calcext:value-type="float">
            <text:p>0.04372509</text:p>
          </table:table-cell>
          <table:table-cell office:value-type="float" office:value="0.02647155" calcext:value-type="float">
            <text:p>0.02647155</text:p>
          </table:table-cell>
          <table:table-cell office:value-type="float" office:value="0.03323345" calcext:value-type="float">
            <text:p>0.03323345</text:p>
          </table:table-cell>
          <table:table-cell office:value-type="float" office:value="0.08026673" calcext:value-type="float">
            <text:p>0.08026673</text:p>
          </table:table-cell>
          <table:table-cell office:value-type="float" office:value="0.1561698" calcext:value-type="float">
            <text:p>0.1561698</text:p>
          </table:table-cell>
          <table:table-cell office:value-type="float" office:value="0.1630273" calcext:value-type="float">
            <text:p>0.1630273</text:p>
          </table:table-cell>
          <table:table-cell office:value-type="float" office:value="0.1638295" calcext:value-type="float">
            <text:p>0.1638295</text:p>
          </table:table-cell>
          <table:table-cell office:value-type="float" office:value="0.1835661" calcext:value-type="float">
            <text:p>0.1835661</text:p>
          </table:table-cell>
          <table:table-cell office:value-type="float" office:value="0.1981552" calcext:value-type="float">
            <text:p>0.1981552</text:p>
          </table:table-cell>
          <table:table-cell office:value-type="float" office:value="0.2003049" calcext:value-type="float">
            <text:p>0.2003049</text:p>
          </table:table-cell>
          <table:table-cell office:value-type="float" office:value="0" calcext:value-type="float">
            <text:p>0</text:p>
          </table:table-cell>
          <table:table-cell office:value-type="float" office:value="33.72161" calcext:value-type="float">
            <text:p>33.72161</text:p>
          </table:table-cell>
          <table:table-cell office:value-type="float" office:value="29.89349" calcext:value-type="float">
            <text:p>29.89349</text:p>
          </table:table-cell>
          <table:table-cell office:value-type="float" office:value="38.96629" calcext:value-type="float">
            <text:p>38.96629</text:p>
          </table:table-cell>
          <table:table-cell office:value-type="float" office:value="8.465104" calcext:value-type="float">
            <text:p>8.465104</text:p>
          </table:table-cell>
          <table:table-cell office:value-type="float" office:value="7.657425" calcext:value-type="float">
            <text:p>7.657425</text:p>
          </table:table-cell>
          <table:table-cell office:value-type="float" office:value="2.925684" calcext:value-type="float">
            <text:p>2.925684</text:p>
          </table:table-cell>
          <table:table-cell office:value-type="float" office:value="2.903304" calcext:value-type="float">
            <text:p>2.903304</text:p>
          </table:table-cell>
          <table:table-cell office:value-type="float" office:value="5.442536" calcext:value-type="float">
            <text:p>5.442536</text:p>
          </table:table-cell>
          <table:table-cell office:value-type="float" office:value="9.011336" calcext:value-type="float">
            <text:p>9.011336</text:p>
          </table:table-cell>
          <table:table-cell office:value-type="float" office:value="9.632863" calcext:value-type="float">
            <text:p>9.632863</text:p>
          </table:table-cell>
          <table:table-cell office:value-type="float" office:value="9.746627" calcext:value-type="float">
            <text:p>9.746627</text:p>
          </table:table-cell>
          <table:table-cell office:value-type="float" office:value="11.51754" calcext:value-type="float">
            <text:p>11.51754</text:p>
          </table:table-cell>
          <table:table-cell office:value-type="float" office:value="12.93749" calcext:value-type="float">
            <text:p>12.93749</text:p>
          </table:table-cell>
          <table:table-cell office:value-type="float" office:value="13.17646" calcext:value-type="float">
            <text:p>13.17646</text:p>
          </table:table-cell>
          <table:table-cell office:value-type="float" office:value="0" calcext:value-type="float">
            <text:p>0</text:p>
          </table:table-cell>
          <table:table-cell office:value-type="float" office:value="0.4666219" calcext:value-type="float">
            <text:p>0.466621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3945" calcext:value-type="float">
            <text:p>3.93394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3.837635" calcext:value-type="float">
            <text:p>3.837635</text:p>
          </table:table-cell>
          <table:table-cell office:value-type="float" office:value="135.2291" calcext:value-type="float">
            <text:p>135.229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501" calcext:value-type="float">
            <text:p>42.150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747" calcext:value-type="float">
            <text:p>0.000541974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69" calcext:value-type="float">
            <text:p>0.01567269</text:p>
          </table:table-cell>
          <table:table-cell office:value-type="float" office:value="1161.997" calcext:value-type="float">
            <text:p>1161.997</text:p>
          </table:table-cell>
          <table:table-cell office:value-type="float" office:value="1.464154" calcext:value-type="float">
            <text:p>1.464154</text:p>
          </table:table-cell>
          <table:table-cell office:value-type="float" office:value="0" calcext:value-type="float">
            <text:p>0</text:p>
          </table:table-cell>
          <table:table-cell office:value-type="float" office:value="0.1925663" calcext:value-type="float">
            <text:p>0.1925663</text:p>
          </table:table-cell>
          <table:table-cell office:value-type="float" office:value="0.2172374" calcext:value-type="float">
            <text:p>0.2172374</text:p>
          </table:table-cell>
          <table:table-cell office:value-type="float" office:value="0.2508385" calcext:value-type="float">
            <text:p>0.2508385</text:p>
          </table:table-cell>
          <table:table-cell office:value-type="float" office:value="0.05261514" calcext:value-type="float">
            <text:p>0.05261514</text:p>
          </table:table-cell>
          <table:table-cell office:value-type="float" office:value="0.04437552" calcext:value-type="float">
            <text:p>0.04437552</text:p>
          </table:table-cell>
          <table:table-cell office:value-type="float" office:value="0.02642263" calcext:value-type="float">
            <text:p>0.02642263</text:p>
          </table:table-cell>
          <table:table-cell office:value-type="float" office:value="0.03310828" calcext:value-type="float">
            <text:p>0.03310828</text:p>
          </table:table-cell>
          <table:table-cell office:value-type="float" office:value="0.08028957" calcext:value-type="float">
            <text:p>0.08028957</text:p>
          </table:table-cell>
          <table:table-cell office:value-type="float" office:value="0.1562421" calcext:value-type="float">
            <text:p>0.1562421</text:p>
          </table:table-cell>
          <table:table-cell office:value-type="float" office:value="0.1630625" calcext:value-type="float">
            <text:p>0.1630625</text:p>
          </table:table-cell>
          <table:table-cell office:value-type="float" office:value="0.1638701" calcext:value-type="float">
            <text:p>0.1638701</text:p>
          </table:table-cell>
          <table:table-cell office:value-type="float" office:value="0.1835828" calcext:value-type="float">
            <text:p>0.1835828</text:p>
          </table:table-cell>
          <table:table-cell office:value-type="float" office:value="0.1981643" calcext:value-type="float">
            <text:p>0.1981643</text:p>
          </table:table-cell>
          <table:table-cell office:value-type="float" office:value="0.2003124" calcext:value-type="float">
            <text:p>0.2003124</text:p>
          </table:table-cell>
          <table:table-cell office:value-type="float" office:value="0" calcext:value-type="float">
            <text:p>0</text:p>
          </table:table-cell>
          <table:table-cell office:value-type="float" office:value="33.69274" calcext:value-type="float">
            <text:p>33.69274</text:p>
          </table:table-cell>
          <table:table-cell office:value-type="float" office:value="29.87218" calcext:value-type="float">
            <text:p>29.87218</text:p>
          </table:table-cell>
          <table:table-cell office:value-type="float" office:value="38.92685" calcext:value-type="float">
            <text:p>38.92685</text:p>
          </table:table-cell>
          <table:table-cell office:value-type="float" office:value="8.456907" calcext:value-type="float">
            <text:p>8.456907</text:p>
          </table:table-cell>
          <table:table-cell office:value-type="float" office:value="7.648129" calcext:value-type="float">
            <text:p>7.648129</text:p>
          </table:table-cell>
          <table:table-cell office:value-type="float" office:value="2.925611" calcext:value-type="float">
            <text:p>2.925611</text:p>
          </table:table-cell>
          <table:table-cell office:value-type="float" office:value="2.904312" calcext:value-type="float">
            <text:p>2.904312</text:p>
          </table:table-cell>
          <table:table-cell office:value-type="float" office:value="5.446192" calcext:value-type="float">
            <text:p>5.446192</text:p>
          </table:table-cell>
          <table:table-cell office:value-type="float" office:value="9.016273" calcext:value-type="float">
            <text:p>9.016273</text:p>
          </table:table-cell>
          <table:table-cell office:value-type="float" office:value="9.637114" calcext:value-type="float">
            <text:p>9.637114</text:p>
          </table:table-cell>
          <table:table-cell office:value-type="float" office:value="9.750982" calcext:value-type="float">
            <text:p>9.750982</text:p>
          </table:table-cell>
          <table:table-cell office:value-type="float" office:value="11.52002" calcext:value-type="float">
            <text:p>11.52002</text:p>
          </table:table-cell>
          <table:table-cell office:value-type="float" office:value="12.93835" calcext:value-type="float">
            <text:p>12.93835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0" calcext:value-type="float">
            <text:p>0</text:p>
          </table:table-cell>
          <table:table-cell office:value-type="float" office:value="0.5164548" calcext:value-type="float">
            <text:p>0.516454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5062" calcext:value-type="float">
            <text:p>3.9350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3.836961" calcext:value-type="float">
            <text:p>3.836961</text:p>
          </table:table-cell>
          <table:table-cell office:value-type="float" office:value="135.2278" calcext:value-type="float">
            <text:p>135.227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5665" calcext:value-type="float">
            <text:p>42.1566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862" calcext:value-type="float">
            <text:p>0.0005419862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81" calcext:value-type="float">
            <text:p>0.01567281</text:p>
          </table:table-cell>
          <table:table-cell office:value-type="float" office:value="1161.99" calcext:value-type="float">
            <text:p>1161.99</text:p>
          </table:table-cell>
          <table:table-cell office:value-type="float" office:value="1.46519" calcext:value-type="float">
            <text:p>1.46519</text:p>
          </table:table-cell>
          <table:table-cell office:value-type="float" office:value="0" calcext:value-type="float">
            <text:p>0</text:p>
          </table:table-cell>
          <table:table-cell office:value-type="float" office:value="0.1883359" calcext:value-type="float">
            <text:p>0.1883359</text:p>
          </table:table-cell>
          <table:table-cell office:value-type="float" office:value="0.2178872" calcext:value-type="float">
            <text:p>0.2178872</text:p>
          </table:table-cell>
          <table:table-cell office:value-type="float" office:value="0.2509356" calcext:value-type="float">
            <text:p>0.2509356</text:p>
          </table:table-cell>
          <table:table-cell office:value-type="float" office:value="0.05287689" calcext:value-type="float">
            <text:p>0.05287689</text:p>
          </table:table-cell>
          <table:table-cell office:value-type="float" office:value="0.04468843" calcext:value-type="float">
            <text:p>0.04468843</text:p>
          </table:table-cell>
          <table:table-cell office:value-type="float" office:value="0.02641162" calcext:value-type="float">
            <text:p>0.02641162</text:p>
          </table:table-cell>
          <table:table-cell office:value-type="float" office:value="0.03308352" calcext:value-type="float">
            <text:p>0.03308352</text:p>
          </table:table-cell>
          <table:table-cell office:value-type="float" office:value="0.08029604" calcext:value-type="float">
            <text:p>0.08029604</text:p>
          </table:table-cell>
          <table:table-cell office:value-type="float" office:value="0.1563051" calcext:value-type="float">
            <text:p>0.1563051</text:p>
          </table:table-cell>
          <table:table-cell office:value-type="float" office:value="0.1630979" calcext:value-type="float">
            <text:p>0.1630979</text:p>
          </table:table-cell>
          <table:table-cell office:value-type="float" office:value="0.1639112" calcext:value-type="float">
            <text:p>0.1639112</text:p>
          </table:table-cell>
          <table:table-cell office:value-type="float" office:value="0.1835999" calcext:value-type="float">
            <text:p>0.1835999</text:p>
          </table:table-cell>
          <table:table-cell office:value-type="float" office:value="0.1981729" calcext:value-type="float">
            <text:p>0.1981729</text:p>
          </table:table-cell>
          <table:table-cell office:value-type="float" office:value="0.2003199" calcext:value-type="float">
            <text:p>0.2003199</text:p>
          </table:table-cell>
          <table:table-cell office:value-type="float" office:value="0" calcext:value-type="float">
            <text:p>0</text:p>
          </table:table-cell>
          <table:table-cell office:value-type="float" office:value="33.66523" calcext:value-type="float">
            <text:p>33.66523</text:p>
          </table:table-cell>
          <table:table-cell office:value-type="float" office:value="29.8516" calcext:value-type="float">
            <text:p>29.8516</text:p>
          </table:table-cell>
          <table:table-cell office:value-type="float" office:value="38.8879" calcext:value-type="float">
            <text:p>38.8879</text:p>
          </table:table-cell>
          <table:table-cell office:value-type="float" office:value="8.449018" calcext:value-type="float">
            <text:p>8.449018</text:p>
          </table:table-cell>
          <table:table-cell office:value-type="float" office:value="7.639139" calcext:value-type="float">
            <text:p>7.639139</text:p>
          </table:table-cell>
          <table:table-cell office:value-type="float" office:value="2.925527" calcext:value-type="float">
            <text:p>2.925527</text:p>
          </table:table-cell>
          <table:table-cell office:value-type="float" office:value="2.905298" calcext:value-type="float">
            <text:p>2.905298</text:p>
          </table:table-cell>
          <table:table-cell office:value-type="float" office:value="5.449844" calcext:value-type="float">
            <text:p>5.449844</text:p>
          </table:table-cell>
          <table:table-cell office:value-type="float" office:value="9.02121" calcext:value-type="float">
            <text:p>9.02121</text:p>
          </table:table-cell>
          <table:table-cell office:value-type="float" office:value="9.641366" calcext:value-type="float">
            <text:p>9.641366</text:p>
          </table:table-cell>
          <table:table-cell office:value-type="float" office:value="9.755338" calcext:value-type="float">
            <text:p>9.755338</text:p>
          </table:table-cell>
          <table:table-cell office:value-type="float" office:value="11.5225" calcext:value-type="float">
            <text:p>11.5225</text:p>
          </table:table-cell>
          <table:table-cell office:value-type="float" office:value="12.9392" calcext:value-type="float">
            <text:p>12.9392</text:p>
          </table:table-cell>
          <table:table-cell office:value-type="float" office:value="13.17793" calcext:value-type="float">
            <text:p>13.17793</text:p>
          </table:table-cell>
          <table:table-cell office:value-type="float" office:value="0" calcext:value-type="float">
            <text:p>0</text:p>
          </table:table-cell>
          <table:table-cell office:value-type="float" office:value="0.426999" calcext:value-type="float">
            <text:p>0.42699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6135" calcext:value-type="float">
            <text:p>3.9361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3.836266" calcext:value-type="float">
            <text:p>3.836266</text:p>
          </table:table-cell>
          <table:table-cell office:value-type="float" office:value="135.2264" calcext:value-type="float">
            <text:p>135.2264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6322" calcext:value-type="float">
            <text:p>42.1632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87" calcext:value-type="float">
            <text:p>0.00054198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81" calcext:value-type="float">
            <text:p>0.01567281</text:p>
          </table:table-cell>
          <table:table-cell office:value-type="float" office:value="1161.984" calcext:value-type="float">
            <text:p>1161.984</text:p>
          </table:table-cell>
          <table:table-cell office:value-type="float" office:value="1.466219" calcext:value-type="float">
            <text:p>1.466219</text:p>
          </table:table-cell>
          <table:table-cell office:value-type="float" office:value="0" calcext:value-type="float">
            <text:p>0</text:p>
          </table:table-cell>
          <table:table-cell office:value-type="float" office:value="0.1840754" calcext:value-type="float">
            <text:p>0.1840754</text:p>
          </table:table-cell>
          <table:table-cell office:value-type="float" office:value="0.2161679" calcext:value-type="float">
            <text:p>0.2161679</text:p>
          </table:table-cell>
          <table:table-cell office:value-type="float" office:value="0.2527469" calcext:value-type="float">
            <text:p>0.2527469</text:p>
          </table:table-cell>
          <table:table-cell office:value-type="float" office:value="0.05277093" calcext:value-type="float">
            <text:p>0.05277093</text:p>
          </table:table-cell>
          <table:table-cell office:value-type="float" office:value="0.04501384" calcext:value-type="float">
            <text:p>0.04501384</text:p>
          </table:table-cell>
          <table:table-cell office:value-type="float" office:value="0.02639451" calcext:value-type="float">
            <text:p>0.02639451</text:p>
          </table:table-cell>
          <table:table-cell office:value-type="float" office:value="0.03361448" calcext:value-type="float">
            <text:p>0.03361448</text:p>
          </table:table-cell>
          <table:table-cell office:value-type="float" office:value="0.08042017" calcext:value-type="float">
            <text:p>0.08042017</text:p>
          </table:table-cell>
          <table:table-cell office:value-type="float" office:value="0.1563985" calcext:value-type="float">
            <text:p>0.1563985</text:p>
          </table:table-cell>
          <table:table-cell office:value-type="float" office:value="0.1631327" calcext:value-type="float">
            <text:p>0.1631327</text:p>
          </table:table-cell>
          <table:table-cell office:value-type="float" office:value="0.1639526" calcext:value-type="float">
            <text:p>0.1639526</text:p>
          </table:table-cell>
          <table:table-cell office:value-type="float" office:value="0.1836175" calcext:value-type="float">
            <text:p>0.1836175</text:p>
          </table:table-cell>
          <table:table-cell office:value-type="float" office:value="0.1981817" calcext:value-type="float">
            <text:p>0.1981817</text:p>
          </table:table-cell>
          <table:table-cell office:value-type="float" office:value="0.2003274" calcext:value-type="float">
            <text:p>0.2003274</text:p>
          </table:table-cell>
          <table:table-cell office:value-type="float" office:value="0" calcext:value-type="float">
            <text:p>0</text:p>
          </table:table-cell>
          <table:table-cell office:value-type="float" office:value="33.63364" calcext:value-type="float">
            <text:p>33.63364</text:p>
          </table:table-cell>
          <table:table-cell office:value-type="float" office:value="29.83072" calcext:value-type="float">
            <text:p>29.83072</text:p>
          </table:table-cell>
          <table:table-cell office:value-type="float" office:value="38.84988" calcext:value-type="float">
            <text:p>38.84988</text:p>
          </table:table-cell>
          <table:table-cell office:value-type="float" office:value="8.441227" calcext:value-type="float">
            <text:p>8.441227</text:p>
          </table:table-cell>
          <table:table-cell office:value-type="float" office:value="7.630404" calcext:value-type="float">
            <text:p>7.630404</text:p>
          </table:table-cell>
          <table:table-cell office:value-type="float" office:value="2.925443" calcext:value-type="float">
            <text:p>2.925443</text:p>
          </table:table-cell>
          <table:table-cell office:value-type="float" office:value="2.90644" calcext:value-type="float">
            <text:p>2.90644</text:p>
          </table:table-cell>
          <table:table-cell office:value-type="float" office:value="5.453487" calcext:value-type="float">
            <text:p>5.453487</text:p>
          </table:table-cell>
          <table:table-cell office:value-type="float" office:value="9.026146" calcext:value-type="float">
            <text:p>9.026146</text:p>
          </table:table-cell>
          <table:table-cell office:value-type="float" office:value="9.645618" calcext:value-type="float">
            <text:p>9.645618</text:p>
          </table:table-cell>
          <table:table-cell office:value-type="float" office:value="9.759693" calcext:value-type="float">
            <text:p>9.759693</text:p>
          </table:table-cell>
          <table:table-cell office:value-type="float" office:value="11.52498" calcext:value-type="float">
            <text:p>11.52498</text:p>
          </table:table-cell>
          <table:table-cell office:value-type="float" office:value="12.94005" calcext:value-type="float">
            <text:p>12.94005</text:p>
          </table:table-cell>
          <table:table-cell office:value-type="float" office:value="13.17867" calcext:value-type="float">
            <text:p>13.17867</text:p>
          </table:table-cell>
          <table:table-cell office:value-type="float" office:value="0" calcext:value-type="float">
            <text:p>0</text:p>
          </table:table-cell>
          <table:table-cell office:value-type="float" office:value="0.3375001" calcext:value-type="float">
            <text:p>0.337500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7223" calcext:value-type="float">
            <text:p>3.9372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3.835655" calcext:value-type="float">
            <text:p>3.835655</text:p>
          </table:table-cell>
          <table:table-cell office:value-type="float" office:value="135.2251" calcext:value-type="float">
            <text:p>135.225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698" calcext:value-type="float">
            <text:p>42.169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87" calcext:value-type="float">
            <text:p>0.00054198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81" calcext:value-type="float">
            <text:p>0.01567281</text:p>
          </table:table-cell>
          <table:table-cell office:value-type="float" office:value="1161.977" calcext:value-type="float">
            <text:p>1161.977</text:p>
          </table:table-cell>
          <table:table-cell office:value-type="float" office:value="1.467771" calcext:value-type="float">
            <text:p>1.467771</text:p>
          </table:table-cell>
          <table:table-cell office:value-type="float" office:value="0" calcext:value-type="float">
            <text:p>0</text:p>
          </table:table-cell>
          <table:table-cell office:value-type="float" office:value="0.1680101" calcext:value-type="float">
            <text:p>0.1680101</text:p>
          </table:table-cell>
          <table:table-cell office:value-type="float" office:value="0.2167454" calcext:value-type="float">
            <text:p>0.2167454</text:p>
          </table:table-cell>
          <table:table-cell office:value-type="float" office:value="0.2560442" calcext:value-type="float">
            <text:p>0.2560442</text:p>
          </table:table-cell>
          <table:table-cell office:value-type="float" office:value="0.05265609" calcext:value-type="float">
            <text:p>0.05265609</text:p>
          </table:table-cell>
          <table:table-cell office:value-type="float" office:value="0.04535864" calcext:value-type="float">
            <text:p>0.04535864</text:p>
          </table:table-cell>
          <table:table-cell office:value-type="float" office:value="0.02643256" calcext:value-type="float">
            <text:p>0.02643256</text:p>
          </table:table-cell>
          <table:table-cell office:value-type="float" office:value="0.03383145" calcext:value-type="float">
            <text:p>0.03383145</text:p>
          </table:table-cell>
          <table:table-cell office:value-type="float" office:value="0.08045891" calcext:value-type="float">
            <text:p>0.08045891</text:p>
          </table:table-cell>
          <table:table-cell office:value-type="float" office:value="0.1565146" calcext:value-type="float">
            <text:p>0.1565146</text:p>
          </table:table-cell>
          <table:table-cell office:value-type="float" office:value="0.1631646" calcext:value-type="float">
            <text:p>0.1631646</text:p>
          </table:table-cell>
          <table:table-cell office:value-type="float" office:value="0.1639948" calcext:value-type="float">
            <text:p>0.1639948</text:p>
          </table:table-cell>
          <table:table-cell office:value-type="float" office:value="0.1836336" calcext:value-type="float">
            <text:p>0.1836336</text:p>
          </table:table-cell>
          <table:table-cell office:value-type="float" office:value="0.19819" calcext:value-type="float">
            <text:p>0.19819</text:p>
          </table:table-cell>
          <table:table-cell office:value-type="float" office:value="0.2003349" calcext:value-type="float">
            <text:p>0.2003349</text:p>
          </table:table-cell>
          <table:table-cell office:value-type="float" office:value="0" calcext:value-type="float">
            <text:p>0</text:p>
          </table:table-cell>
          <table:table-cell office:value-type="float" office:value="33.5976" calcext:value-type="float">
            <text:p>33.5976</text:p>
          </table:table-cell>
          <table:table-cell office:value-type="float" office:value="29.80944" calcext:value-type="float">
            <text:p>29.80944</text:p>
          </table:table-cell>
          <table:table-cell office:value-type="float" office:value="38.81294" calcext:value-type="float">
            <text:p>38.81294</text:p>
          </table:table-cell>
          <table:table-cell office:value-type="float" office:value="8.433496" calcext:value-type="float">
            <text:p>8.433496</text:p>
          </table:table-cell>
          <table:table-cell office:value-type="float" office:value="7.621934" calcext:value-type="float">
            <text:p>7.621934</text:p>
          </table:table-cell>
          <table:table-cell office:value-type="float" office:value="2.925361" calcext:value-type="float">
            <text:p>2.925361</text:p>
          </table:table-cell>
          <table:table-cell office:value-type="float" office:value="2.907643" calcext:value-type="float">
            <text:p>2.907643</text:p>
          </table:table-cell>
          <table:table-cell office:value-type="float" office:value="5.45713" calcext:value-type="float">
            <text:p>5.45713</text:p>
          </table:table-cell>
          <table:table-cell office:value-type="float" office:value="9.031082" calcext:value-type="float">
            <text:p>9.031082</text:p>
          </table:table-cell>
          <table:table-cell office:value-type="float" office:value="9.649873" calcext:value-type="float">
            <text:p>9.649873</text:p>
          </table:table-cell>
          <table:table-cell office:value-type="float" office:value="9.764049" calcext:value-type="float">
            <text:p>9.764049</text:p>
          </table:table-cell>
          <table:table-cell office:value-type="float" office:value="11.52746" calcext:value-type="float">
            <text:p>11.52746</text:p>
          </table:table-cell>
          <table:table-cell office:value-type="float" office:value="12.94091" calcext:value-type="float">
            <text:p>12.94091</text:p>
          </table:table-cell>
          <table:table-cell office:value-type="float" office:value="13.1794" calcext:value-type="float">
            <text:p>13.1794</text:p>
          </table:table-cell>
          <table:table-cell office:value-type="float" office:value="0" calcext:value-type="float">
            <text:p>0</text:p>
          </table:table-cell>
          <table:table-cell office:value-type="float" office:value="0.2118032" calcext:value-type="float">
            <text:p>0.2118032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8186" calcext:value-type="float">
            <text:p>3.93818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3.834908" calcext:value-type="float">
            <text:p>3.834908</text:p>
          </table:table-cell>
          <table:table-cell office:value-type="float" office:value="135.2238" calcext:value-type="float">
            <text:p>135.223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7632" calcext:value-type="float">
            <text:p>42.1763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87" calcext:value-type="float">
            <text:p>0.00054198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81" calcext:value-type="float">
            <text:p>0.01567281</text:p>
          </table:table-cell>
          <table:table-cell office:value-type="float" office:value="1161.971" calcext:value-type="float">
            <text:p>1161.971</text:p>
          </table:table-cell>
          <table:table-cell office:value-type="float" office:value="1.468809" calcext:value-type="float">
            <text:p>1.468809</text:p>
          </table:table-cell>
          <table:table-cell office:value-type="float" office:value="0" calcext:value-type="float">
            <text:p>0</text:p>
          </table:table-cell>
          <table:table-cell office:value-type="float" office:value="0.1786408" calcext:value-type="float">
            <text:p>0.1786408</text:p>
          </table:table-cell>
          <table:table-cell office:value-type="float" office:value="0.213088" calcext:value-type="float">
            <text:p>0.213088</text:p>
          </table:table-cell>
          <table:table-cell office:value-type="float" office:value="0.2581364" calcext:value-type="float">
            <text:p>0.2581364</text:p>
          </table:table-cell>
          <table:table-cell office:value-type="float" office:value="0.05229149" calcext:value-type="float">
            <text:p>0.05229149</text:p>
          </table:table-cell>
          <table:table-cell office:value-type="float" office:value="0.04545973" calcext:value-type="float">
            <text:p>0.04545973</text:p>
          </table:table-cell>
          <table:table-cell office:value-type="float" office:value="0.02646997" calcext:value-type="float">
            <text:p>0.02646997</text:p>
          </table:table-cell>
          <table:table-cell office:value-type="float" office:value="0.03394391" calcext:value-type="float">
            <text:p>0.03394391</text:p>
          </table:table-cell>
          <table:table-cell office:value-type="float" office:value="0.08049723" calcext:value-type="float">
            <text:p>0.08049723</text:p>
          </table:table-cell>
          <table:table-cell office:value-type="float" office:value="0.1566109" calcext:value-type="float">
            <text:p>0.1566109</text:p>
          </table:table-cell>
          <table:table-cell office:value-type="float" office:value="0.1631994" calcext:value-type="float">
            <text:p>0.1631994</text:p>
          </table:table-cell>
          <table:table-cell office:value-type="float" office:value="0.1640363" calcext:value-type="float">
            <text:p>0.1640363</text:p>
          </table:table-cell>
          <table:table-cell office:value-type="float" office:value="0.1836507" calcext:value-type="float">
            <text:p>0.1836507</text:p>
          </table:table-cell>
          <table:table-cell office:value-type="float" office:value="0.1981985" calcext:value-type="float">
            <text:p>0.1981985</text:p>
          </table:table-cell>
          <table:table-cell office:value-type="float" office:value="0.2003424" calcext:value-type="float">
            <text:p>0.2003424</text:p>
          </table:table-cell>
          <table:table-cell office:value-type="float" office:value="0" calcext:value-type="float">
            <text:p>0</text:p>
          </table:table-cell>
          <table:table-cell office:value-type="float" office:value="33.55731" calcext:value-type="float">
            <text:p>33.55731</text:p>
          </table:table-cell>
          <table:table-cell office:value-type="float" office:value="29.78717" calcext:value-type="float">
            <text:p>29.78717</text:p>
          </table:table-cell>
          <table:table-cell office:value-type="float" office:value="38.77723" calcext:value-type="float">
            <text:p>38.77723</text:p>
          </table:table-cell>
          <table:table-cell office:value-type="float" office:value="8.425671" calcext:value-type="float">
            <text:p>8.425671</text:p>
          </table:table-cell>
          <table:table-cell office:value-type="float" office:value="7.613609" calcext:value-type="float">
            <text:p>7.613609</text:p>
          </table:table-cell>
          <table:table-cell office:value-type="float" office:value="2.925299" calcext:value-type="float">
            <text:p>2.925299</text:p>
          </table:table-cell>
          <table:table-cell office:value-type="float" office:value="2.90887" calcext:value-type="float">
            <text:p>2.90887</text:p>
          </table:table-cell>
          <table:table-cell office:value-type="float" office:value="5.460746" calcext:value-type="float">
            <text:p>5.460746</text:p>
          </table:table-cell>
          <table:table-cell office:value-type="float" office:value="9.035964" calcext:value-type="float">
            <text:p>9.035964</text:p>
          </table:table-cell>
          <table:table-cell office:value-type="float" office:value="9.654126" calcext:value-type="float">
            <text:p>9.654126</text:p>
          </table:table-cell>
          <table:table-cell office:value-type="float" office:value="9.768404" calcext:value-type="float">
            <text:p>9.768404</text:p>
          </table:table-cell>
          <table:table-cell office:value-type="float" office:value="11.52994" calcext:value-type="float">
            <text:p>11.52994</text:p>
          </table:table-cell>
          <table:table-cell office:value-type="float" office:value="12.94176" calcext:value-type="float">
            <text:p>12.94176</text:p>
          </table:table-cell>
          <table:table-cell office:value-type="float" office:value="13.18013" calcext:value-type="float">
            <text:p>13.18013</text:p>
          </table:table-cell>
          <table:table-cell office:value-type="float" office:value="0" calcext:value-type="float">
            <text:p>0</text:p>
          </table:table-cell>
          <table:table-cell office:value-type="float" office:value="0.242717" calcext:value-type="float">
            <text:p>0.242717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39334" calcext:value-type="float">
            <text:p>3.9393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3.834195" calcext:value-type="float">
            <text:p>3.834195</text:p>
          </table:table-cell>
          <table:table-cell office:value-type="float" office:value="135.2224" calcext:value-type="float">
            <text:p>135.2224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8298" calcext:value-type="float">
            <text:p>42.1829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19991" calcext:value-type="float">
            <text:p>0.0005419991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294" calcext:value-type="float">
            <text:p>0.01567294</text:p>
          </table:table-cell>
          <table:table-cell office:value-type="float" office:value="1161.964" calcext:value-type="float">
            <text:p>1161.964</text:p>
          </table:table-cell>
          <table:table-cell office:value-type="float" office:value="1.469339" calcext:value-type="float">
            <text:p>1.469339</text:p>
          </table:table-cell>
          <table:table-cell office:value-type="float" office:value="0" calcext:value-type="float">
            <text:p>0</text:p>
          </table:table-cell>
          <table:table-cell office:value-type="float" office:value="0.1856682" calcext:value-type="float">
            <text:p>0.1856682</text:p>
          </table:table-cell>
          <table:table-cell office:value-type="float" office:value="0.2145951" calcext:value-type="float">
            <text:p>0.2145951</text:p>
          </table:table-cell>
          <table:table-cell office:value-type="float" office:value="0.2536793" calcext:value-type="float">
            <text:p>0.2536793</text:p>
          </table:table-cell>
          <table:table-cell office:value-type="float" office:value="0.05303261" calcext:value-type="float">
            <text:p>0.05303261</text:p>
          </table:table-cell>
          <table:table-cell office:value-type="float" office:value="0.04581344" calcext:value-type="float">
            <text:p>0.04581344</text:p>
          </table:table-cell>
          <table:table-cell office:value-type="float" office:value="0.02642491" calcext:value-type="float">
            <text:p>0.02642491</text:p>
          </table:table-cell>
          <table:table-cell office:value-type="float" office:value="0.03314252" calcext:value-type="float">
            <text:p>0.03314252</text:p>
          </table:table-cell>
          <table:table-cell office:value-type="float" office:value="0.08039303" calcext:value-type="float">
            <text:p>0.08039303</text:p>
          </table:table-cell>
          <table:table-cell office:value-type="float" office:value="0.1566573" calcext:value-type="float">
            <text:p>0.1566573</text:p>
          </table:table-cell>
          <table:table-cell office:value-type="float" office:value="0.1632359" calcext:value-type="float">
            <text:p>0.1632359</text:p>
          </table:table-cell>
          <table:table-cell office:value-type="float" office:value="0.164078" calcext:value-type="float">
            <text:p>0.164078</text:p>
          </table:table-cell>
          <table:table-cell office:value-type="float" office:value="0.1836689" calcext:value-type="float">
            <text:p>0.1836689</text:p>
          </table:table-cell>
          <table:table-cell office:value-type="float" office:value="0.1982068" calcext:value-type="float">
            <text:p>0.1982068</text:p>
          </table:table-cell>
          <table:table-cell office:value-type="float" office:value="0.2003499" calcext:value-type="float">
            <text:p>0.2003499</text:p>
          </table:table-cell>
          <table:table-cell office:value-type="float" office:value="0" calcext:value-type="float">
            <text:p>0</text:p>
          </table:table-cell>
          <table:table-cell office:value-type="float" office:value="33.52882" calcext:value-type="float">
            <text:p>33.52882</text:p>
          </table:table-cell>
          <table:table-cell office:value-type="float" office:value="29.76602" calcext:value-type="float">
            <text:p>29.76602</text:p>
          </table:table-cell>
          <table:table-cell office:value-type="float" office:value="38.74148" calcext:value-type="float">
            <text:p>38.74148</text:p>
          </table:table-cell>
          <table:table-cell office:value-type="float" office:value="8.418015" calcext:value-type="float">
            <text:p>8.418015</text:p>
          </table:table-cell>
          <table:table-cell office:value-type="float" office:value="7.605464" calcext:value-type="float">
            <text:p>7.605464</text:p>
          </table:table-cell>
          <table:table-cell office:value-type="float" office:value="2.925233" calcext:value-type="float">
            <text:p>2.925233</text:p>
          </table:table-cell>
          <table:table-cell office:value-type="float" office:value="2.909878" calcext:value-type="float">
            <text:p>2.909878</text:p>
          </table:table-cell>
          <table:table-cell office:value-type="float" office:value="5.464343" calcext:value-type="float">
            <text:p>5.464343</text:p>
          </table:table-cell>
          <table:table-cell office:value-type="float" office:value="9.040809" calcext:value-type="float">
            <text:p>9.040809</text:p>
          </table:table-cell>
          <table:table-cell office:value-type="float" office:value="9.658376" calcext:value-type="float">
            <text:p>9.658376</text:p>
          </table:table-cell>
          <table:table-cell office:value-type="float" office:value="9.772759" calcext:value-type="float">
            <text:p>9.772759</text:p>
          </table:table-cell>
          <table:table-cell office:value-type="float" office:value="11.53242" calcext:value-type="float">
            <text:p>11.53242</text:p>
          </table:table-cell>
          <table:table-cell office:value-type="float" office:value="12.94261" calcext:value-type="float">
            <text:p>12.94261</text:p>
          </table:table-cell>
          <table:table-cell office:value-type="float" office:value="13.18086" calcext:value-type="float">
            <text:p>13.18086</text:p>
          </table:table-cell>
          <table:table-cell office:value-type="float" office:value="0" calcext:value-type="float">
            <text:p>0</text:p>
          </table:table-cell>
          <table:table-cell office:value-type="float" office:value="0.352773" calcext:value-type="float">
            <text:p>0.35277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0394" calcext:value-type="float">
            <text:p>3.9403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3.833493" calcext:value-type="float">
            <text:p>3.833493</text:p>
          </table:table-cell>
          <table:table-cell office:value-type="float" office:value="135.2212" calcext:value-type="float">
            <text:p>135.221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8965" calcext:value-type="float">
            <text:p>42.1896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084" calcext:value-type="float">
            <text:p>0.000542008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04" calcext:value-type="float">
            <text:p>0.01567304</text:p>
          </table:table-cell>
          <table:table-cell office:value-type="float" office:value="1161.957" calcext:value-type="float">
            <text:p>1161.957</text:p>
          </table:table-cell>
          <table:table-cell office:value-type="float" office:value="1.469813" calcext:value-type="float">
            <text:p>1.469813</text:p>
          </table:table-cell>
          <table:table-cell office:value-type="float" office:value="0" calcext:value-type="float">
            <text:p>0</text:p>
          </table:table-cell>
          <table:table-cell office:value-type="float" office:value="0.1811866" calcext:value-type="float">
            <text:p>0.1811866</text:p>
          </table:table-cell>
          <table:table-cell office:value-type="float" office:value="0.2145273" calcext:value-type="float">
            <text:p>0.2145273</text:p>
          </table:table-cell>
          <table:table-cell office:value-type="float" office:value="0.2517378" calcext:value-type="float">
            <text:p>0.2517378</text:p>
          </table:table-cell>
          <table:table-cell office:value-type="float" office:value="0.05344278" calcext:value-type="float">
            <text:p>0.05344278</text:p>
          </table:table-cell>
          <table:table-cell office:value-type="float" office:value="0.04601242" calcext:value-type="float">
            <text:p>0.04601242</text:p>
          </table:table-cell>
          <table:table-cell office:value-type="float" office:value="0.0263632" calcext:value-type="float">
            <text:p>0.0263632</text:p>
          </table:table-cell>
          <table:table-cell office:value-type="float" office:value="0.03316642" calcext:value-type="float">
            <text:p>0.03316642</text:p>
          </table:table-cell>
          <table:table-cell office:value-type="float" office:value="0.08039492" calcext:value-type="float">
            <text:p>0.08039492</text:p>
          </table:table-cell>
          <table:table-cell office:value-type="float" office:value="0.1566801" calcext:value-type="float">
            <text:p>0.1566801</text:p>
          </table:table-cell>
          <table:table-cell office:value-type="float" office:value="0.1632726" calcext:value-type="float">
            <text:p>0.1632726</text:p>
          </table:table-cell>
          <table:table-cell office:value-type="float" office:value="0.1641199" calcext:value-type="float">
            <text:p>0.1641199</text:p>
          </table:table-cell>
          <table:table-cell office:value-type="float" office:value="0.183687" calcext:value-type="float">
            <text:p>0.183687</text:p>
          </table:table-cell>
          <table:table-cell office:value-type="float" office:value="0.1982147" calcext:value-type="float">
            <text:p>0.1982147</text:p>
          </table:table-cell>
          <table:table-cell office:value-type="float" office:value="0.2003573" calcext:value-type="float">
            <text:p>0.2003573</text:p>
          </table:table-cell>
          <table:table-cell office:value-type="float" office:value="0" calcext:value-type="float">
            <text:p>0</text:p>
          </table:table-cell>
          <table:table-cell office:value-type="float" office:value="33.50072" calcext:value-type="float">
            <text:p>33.50072</text:p>
          </table:table-cell>
          <table:table-cell office:value-type="float" office:value="29.74554" calcext:value-type="float">
            <text:p>29.74554</text:p>
          </table:table-cell>
          <table:table-cell office:value-type="float" office:value="38.70522" calcext:value-type="float">
            <text:p>38.70522</text:p>
          </table:table-cell>
          <table:table-cell office:value-type="float" office:value="8.410685" calcext:value-type="float">
            <text:p>8.410685</text:p>
          </table:table-cell>
          <table:table-cell office:value-type="float" office:value="7.597482" calcext:value-type="float">
            <text:p>7.597482</text:p>
          </table:table-cell>
          <table:table-cell office:value-type="float" office:value="2.925148" calcext:value-type="float">
            <text:p>2.925148</text:p>
          </table:table-cell>
          <table:table-cell office:value-type="float" office:value="2.910877" calcext:value-type="float">
            <text:p>2.910877</text:p>
          </table:table-cell>
          <table:table-cell office:value-type="float" office:value="5.467922" calcext:value-type="float">
            <text:p>5.467922</text:p>
          </table:table-cell>
          <table:table-cell office:value-type="float" office:value="9.045654" calcext:value-type="float">
            <text:p>9.045654</text:p>
          </table:table-cell>
          <table:table-cell office:value-type="float" office:value="9.662631" calcext:value-type="float">
            <text:p>9.662631</text:p>
          </table:table-cell>
          <table:table-cell office:value-type="float" office:value="9.777115" calcext:value-type="float">
            <text:p>9.777115</text:p>
          </table:table-cell>
          <table:table-cell office:value-type="float" office:value="11.53491" calcext:value-type="float">
            <text:p>11.53491</text:p>
          </table:table-cell>
          <table:table-cell office:value-type="float" office:value="12.94346" calcext:value-type="float">
            <text:p>12.94346</text:p>
          </table:table-cell>
          <table:table-cell office:value-type="float" office:value="13.18158" calcext:value-type="float">
            <text:p>13.18158</text:p>
          </table:table-cell>
          <table:table-cell office:value-type="float" office:value="0" calcext:value-type="float">
            <text:p>0</text:p>
          </table:table-cell>
          <table:table-cell office:value-type="float" office:value="0.2967562" calcext:value-type="float">
            <text:p>0.2967562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1418" calcext:value-type="float">
            <text:p>3.9414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3.833048" calcext:value-type="float">
            <text:p>3.833048</text:p>
          </table:table-cell>
          <table:table-cell office:value-type="float" office:value="135.2199" calcext:value-type="float">
            <text:p>135.219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19626" calcext:value-type="float">
            <text:p>42.19626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084" calcext:value-type="float">
            <text:p>0.000542008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04" calcext:value-type="float">
            <text:p>0.01567304</text:p>
          </table:table-cell>
          <table:table-cell office:value-type="float" office:value="1161.951" calcext:value-type="float">
            <text:p>1161.951</text:p>
          </table:table-cell>
          <table:table-cell office:value-type="float" office:value="1.471634" calcext:value-type="float">
            <text:p>1.471634</text:p>
          </table:table-cell>
          <table:table-cell office:value-type="float" office:value="0" calcext:value-type="float">
            <text:p>0</text:p>
          </table:table-cell>
          <table:table-cell office:value-type="float" office:value="0.1450677" calcext:value-type="float">
            <text:p>0.1450677</text:p>
          </table:table-cell>
          <table:table-cell office:value-type="float" office:value="0.2170759" calcext:value-type="float">
            <text:p>0.2170759</text:p>
          </table:table-cell>
          <table:table-cell office:value-type="float" office:value="0.255868" calcext:value-type="float">
            <text:p>0.255868</text:p>
          </table:table-cell>
          <table:table-cell office:value-type="float" office:value="0.05328908" calcext:value-type="float">
            <text:p>0.05328908</text:p>
          </table:table-cell>
          <table:table-cell office:value-type="float" office:value="0.04626496" calcext:value-type="float">
            <text:p>0.04626496</text:p>
          </table:table-cell>
          <table:table-cell office:value-type="float" office:value="0.02641601" calcext:value-type="float">
            <text:p>0.02641601</text:p>
          </table:table-cell>
          <table:table-cell office:value-type="float" office:value="0.03366185" calcext:value-type="float">
            <text:p>0.03366185</text:p>
          </table:table-cell>
          <table:table-cell office:value-type="float" office:value="0.0804693" calcext:value-type="float">
            <text:p>0.0804693</text:p>
          </table:table-cell>
          <table:table-cell office:value-type="float" office:value="0.1567276" calcext:value-type="float">
            <text:p>0.1567276</text:p>
          </table:table-cell>
          <table:table-cell office:value-type="float" office:value="0.1633087" calcext:value-type="float">
            <text:p>0.1633087</text:p>
          </table:table-cell>
          <table:table-cell office:value-type="float" office:value="0.1641617" calcext:value-type="float">
            <text:p>0.1641617</text:p>
          </table:table-cell>
          <table:table-cell office:value-type="float" office:value="0.1837063" calcext:value-type="float">
            <text:p>0.1837063</text:p>
          </table:table-cell>
          <table:table-cell office:value-type="float" office:value="0.1982228" calcext:value-type="float">
            <text:p>0.1982228</text:p>
          </table:table-cell>
          <table:table-cell office:value-type="float" office:value="0.2003648" calcext:value-type="float">
            <text:p>0.2003648</text:p>
          </table:table-cell>
          <table:table-cell office:value-type="float" office:value="0" calcext:value-type="float">
            <text:p>0</text:p>
          </table:table-cell>
          <table:table-cell office:value-type="float" office:value="33.46161" calcext:value-type="float">
            <text:p>33.46161</text:p>
          </table:table-cell>
          <table:table-cell office:value-type="float" office:value="29.72492" calcext:value-type="float">
            <text:p>29.72492</text:p>
          </table:table-cell>
          <table:table-cell office:value-type="float" office:value="38.66955" calcext:value-type="float">
            <text:p>38.66955</text:p>
          </table:table-cell>
          <table:table-cell office:value-type="float" office:value="8.403493" calcext:value-type="float">
            <text:p>8.403493</text:p>
          </table:table-cell>
          <table:table-cell office:value-type="float" office:value="7.589682" calcext:value-type="float">
            <text:p>7.589682</text:p>
          </table:table-cell>
          <table:table-cell office:value-type="float" office:value="2.925057" calcext:value-type="float">
            <text:p>2.925057</text:p>
          </table:table-cell>
          <table:table-cell office:value-type="float" office:value="2.911987" calcext:value-type="float">
            <text:p>2.911987</text:p>
          </table:table-cell>
          <table:table-cell office:value-type="float" office:value="5.471496" calcext:value-type="float">
            <text:p>5.471496</text:p>
          </table:table-cell>
          <table:table-cell office:value-type="float" office:value="9.050499" calcext:value-type="float">
            <text:p>9.050499</text:p>
          </table:table-cell>
          <table:table-cell office:value-type="float" office:value="9.666883" calcext:value-type="float">
            <text:p>9.666883</text:p>
          </table:table-cell>
          <table:table-cell office:value-type="float" office:value="9.78147" calcext:value-type="float">
            <text:p>9.78147</text:p>
          </table:table-cell>
          <table:table-cell office:value-type="float" office:value="11.53739" calcext:value-type="float">
            <text:p>11.53739</text:p>
          </table:table-cell>
          <table:table-cell office:value-type="float" office:value="12.94432" calcext:value-type="float">
            <text:p>12.94432</text:p>
          </table:table-cell>
          <table:table-cell office:value-type="float" office:value="13.18231" calcext:value-type="float">
            <text:p>13.18231</text:p>
          </table:table-cell>
          <table:table-cell office:value-type="float" office:value="0" calcext:value-type="float">
            <text:p>0</text:p>
          </table:table-cell>
          <table:table-cell office:value-type="float" office:value="0.1068659" calcext:value-type="float">
            <text:p>0.106865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2171" calcext:value-type="float">
            <text:p>3.9421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3.83235" calcext:value-type="float">
            <text:p>3.83235</text:p>
          </table:table-cell>
          <table:table-cell office:value-type="float" office:value="135.2186" calcext:value-type="float">
            <text:p>135.218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0293" calcext:value-type="float">
            <text:p>42.20293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084" calcext:value-type="float">
            <text:p>0.0005420084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04" calcext:value-type="float">
            <text:p>0.01567304</text:p>
          </table:table-cell>
          <table:table-cell office:value-type="float" office:value="1161.945" calcext:value-type="float">
            <text:p>1161.945</text:p>
          </table:table-cell>
          <table:table-cell office:value-type="float" office:value="1.472938" calcext:value-type="float">
            <text:p>1.472938</text:p>
          </table:table-cell>
          <table:table-cell office:value-type="float" office:value="0" calcext:value-type="float">
            <text:p>0</text:p>
          </table:table-cell>
          <table:table-cell office:value-type="float" office:value="0.1634001" calcext:value-type="float">
            <text:p>0.1634001</text:p>
          </table:table-cell>
          <table:table-cell office:value-type="float" office:value="0.2157491" calcext:value-type="float">
            <text:p>0.2157491</text:p>
          </table:table-cell>
          <table:table-cell office:value-type="float" office:value="0.2570067" calcext:value-type="float">
            <text:p>0.2570067</text:p>
          </table:table-cell>
          <table:table-cell office:value-type="float" office:value="0.05294541" calcext:value-type="float">
            <text:p>0.05294541</text:p>
          </table:table-cell>
          <table:table-cell office:value-type="float" office:value="0.0461093" calcext:value-type="float">
            <text:p>0.0461093</text:p>
          </table:table-cell>
          <table:table-cell office:value-type="float" office:value="0.02653379" calcext:value-type="float">
            <text:p>0.02653379</text:p>
          </table:table-cell>
          <table:table-cell office:value-type="float" office:value="0.03391114" calcext:value-type="float">
            <text:p>0.03391114</text:p>
          </table:table-cell>
          <table:table-cell office:value-type="float" office:value="0.0805304" calcext:value-type="float">
            <text:p>0.0805304</text:p>
          </table:table-cell>
          <table:table-cell office:value-type="float" office:value="0.1568094" calcext:value-type="float">
            <text:p>0.1568094</text:p>
          </table:table-cell>
          <table:table-cell office:value-type="float" office:value="0.1633448" calcext:value-type="float">
            <text:p>0.1633448</text:p>
          </table:table-cell>
          <table:table-cell office:value-type="float" office:value="0.1642034" calcext:value-type="float">
            <text:p>0.1642034</text:p>
          </table:table-cell>
          <table:table-cell office:value-type="float" office:value="0.1837258" calcext:value-type="float">
            <text:p>0.1837258</text:p>
          </table:table-cell>
          <table:table-cell office:value-type="float" office:value="0.1982314" calcext:value-type="float">
            <text:p>0.1982314</text:p>
          </table:table-cell>
          <table:table-cell office:value-type="float" office:value="0.2003723" calcext:value-type="float">
            <text:p>0.2003723</text:p>
          </table:table-cell>
          <table:table-cell office:value-type="float" office:value="0" calcext:value-type="float">
            <text:p>0</text:p>
          </table:table-cell>
          <table:table-cell office:value-type="float" office:value="33.41889" calcext:value-type="float">
            <text:p>33.41889</text:p>
          </table:table-cell>
          <table:table-cell office:value-type="float" office:value="29.70482" calcext:value-type="float">
            <text:p>29.70482</text:p>
          </table:table-cell>
          <table:table-cell office:value-type="float" office:value="38.63533" calcext:value-type="float">
            <text:p>38.63533</text:p>
          </table:table-cell>
          <table:table-cell office:value-type="float" office:value="8.396214" calcext:value-type="float">
            <text:p>8.396214</text:p>
          </table:table-cell>
          <table:table-cell office:value-type="float" office:value="7.581961" calcext:value-type="float">
            <text:p>7.581961</text:p>
          </table:table-cell>
          <table:table-cell office:value-type="float" office:value="2.925001" calcext:value-type="float">
            <text:p>2.925001</text:p>
          </table:table-cell>
          <table:table-cell office:value-type="float" office:value="2.913168" calcext:value-type="float">
            <text:p>2.913168</text:p>
          </table:table-cell>
          <table:table-cell office:value-type="float" office:value="5.475062" calcext:value-type="float">
            <text:p>5.475062</text:p>
          </table:table-cell>
          <table:table-cell office:value-type="float" office:value="9.055344" calcext:value-type="float">
            <text:p>9.055344</text:p>
          </table:table-cell>
          <table:table-cell office:value-type="float" office:value="9.671132" calcext:value-type="float">
            <text:p>9.671132</text:p>
          </table:table-cell>
          <table:table-cell office:value-type="float" office:value="9.785826" calcext:value-type="float">
            <text:p>9.785826</text:p>
          </table:table-cell>
          <table:table-cell office:value-type="float" office:value="11.53986" calcext:value-type="float">
            <text:p>11.53986</text:p>
          </table:table-cell>
          <table:table-cell office:value-type="float" office:value="12.94517" calcext:value-type="float">
            <text:p>12.94517</text:p>
          </table:table-cell>
          <table:table-cell office:value-type="float" office:value="13.18306" calcext:value-type="float">
            <text:p>13.18306</text:p>
          </table:table-cell>
          <table:table-cell office:value-type="float" office:value="0" calcext:value-type="float">
            <text:p>0</text:p>
          </table:table-cell>
          <table:table-cell office:value-type="float" office:value="0.1432319" calcext:value-type="float">
            <text:p>0.143231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3278" calcext:value-type="float">
            <text:p>3.9432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3.831616" calcext:value-type="float">
            <text:p>3.831616</text:p>
          </table:table-cell>
          <table:table-cell office:value-type="float" office:value="135.2172" calcext:value-type="float">
            <text:p>135.217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0972" calcext:value-type="float">
            <text:p>42.2097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165" calcext:value-type="float">
            <text:p>0.0005420165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12" calcext:value-type="float">
            <text:p>0.01567312</text:p>
          </table:table-cell>
          <table:table-cell office:value-type="float" office:value="1161.939" calcext:value-type="float">
            <text:p>1161.939</text:p>
          </table:table-cell>
          <table:table-cell office:value-type="float" office:value="1.473405" calcext:value-type="float">
            <text:p>1.473405</text:p>
          </table:table-cell>
          <table:table-cell office:value-type="float" office:value="0" calcext:value-type="float">
            <text:p>0</text:p>
          </table:table-cell>
          <table:table-cell office:value-type="float" office:value="0.1721997" calcext:value-type="float">
            <text:p>0.1721997</text:p>
          </table:table-cell>
          <table:table-cell office:value-type="float" office:value="0.2142539" calcext:value-type="float">
            <text:p>0.2142539</text:p>
          </table:table-cell>
          <table:table-cell office:value-type="float" office:value="0.2540045" calcext:value-type="float">
            <text:p>0.2540045</text:p>
          </table:table-cell>
          <table:table-cell office:value-type="float" office:value="0.05340105" calcext:value-type="float">
            <text:p>0.05340105</text:p>
          </table:table-cell>
          <table:table-cell office:value-type="float" office:value="0.04642829" calcext:value-type="float">
            <text:p>0.04642829</text:p>
          </table:table-cell>
          <table:table-cell office:value-type="float" office:value="0.02647899" calcext:value-type="float">
            <text:p>0.02647899</text:p>
          </table:table-cell>
          <table:table-cell office:value-type="float" office:value="0.03343624" calcext:value-type="float">
            <text:p>0.03343624</text:p>
          </table:table-cell>
          <table:table-cell office:value-type="float" office:value="0.08053099" calcext:value-type="float">
            <text:p>0.08053099</text:p>
          </table:table-cell>
          <table:table-cell office:value-type="float" office:value="0.1568804" calcext:value-type="float">
            <text:p>0.1568804</text:p>
          </table:table-cell>
          <table:table-cell office:value-type="float" office:value="0.1633825" calcext:value-type="float">
            <text:p>0.1633825</text:p>
          </table:table-cell>
          <table:table-cell office:value-type="float" office:value="0.1642453" calcext:value-type="float">
            <text:p>0.1642453</text:p>
          </table:table-cell>
          <table:table-cell office:value-type="float" office:value="0.183745" calcext:value-type="float">
            <text:p>0.183745</text:p>
          </table:table-cell>
          <table:table-cell office:value-type="float" office:value="0.1982398" calcext:value-type="float">
            <text:p>0.1982398</text:p>
          </table:table-cell>
          <table:table-cell office:value-type="float" office:value="0.2003798" calcext:value-type="float">
            <text:p>0.2003798</text:p>
          </table:table-cell>
          <table:table-cell office:value-type="float" office:value="0" calcext:value-type="float">
            <text:p>0</text:p>
          </table:table-cell>
          <table:table-cell office:value-type="float" office:value="33.38871" calcext:value-type="float">
            <text:p>33.38871</text:p>
          </table:table-cell>
          <table:table-cell office:value-type="float" office:value="29.68499" calcext:value-type="float">
            <text:p>29.68499</text:p>
          </table:table-cell>
          <table:table-cell office:value-type="float" office:value="38.60094" calcext:value-type="float">
            <text:p>38.60094</text:p>
          </table:table-cell>
          <table:table-cell office:value-type="float" office:value="8.389035" calcext:value-type="float">
            <text:p>8.389035</text:p>
          </table:table-cell>
          <table:table-cell office:value-type="float" office:value="7.574348" calcext:value-type="float">
            <text:p>7.574348</text:p>
          </table:table-cell>
          <table:table-cell office:value-type="float" office:value="2.924949" calcext:value-type="float">
            <text:p>2.924949</text:p>
          </table:table-cell>
          <table:table-cell office:value-type="float" office:value="2.914256" calcext:value-type="float">
            <text:p>2.914256</text:p>
          </table:table-cell>
          <table:table-cell office:value-type="float" office:value="5.478624" calcext:value-type="float">
            <text:p>5.478624</text:p>
          </table:table-cell>
          <table:table-cell office:value-type="float" office:value="9.060189" calcext:value-type="float">
            <text:p>9.060189</text:p>
          </table:table-cell>
          <table:table-cell office:value-type="float" office:value="9.675387" calcext:value-type="float">
            <text:p>9.675387</text:p>
          </table:table-cell>
          <table:table-cell office:value-type="float" office:value="9.79018" calcext:value-type="float">
            <text:p>9.79018</text:p>
          </table:table-cell>
          <table:table-cell office:value-type="float" office:value="11.54235" calcext:value-type="float">
            <text:p>11.54235</text:p>
          </table:table-cell>
          <table:table-cell office:value-type="float" office:value="12.94602" calcext:value-type="float">
            <text:p>12.94602</text:p>
          </table:table-cell>
          <table:table-cell office:value-type="float" office:value="13.18378" calcext:value-type="float">
            <text:p>13.18378</text:p>
          </table:table-cell>
          <table:table-cell office:value-type="float" office:value="0" calcext:value-type="float">
            <text:p>0</text:p>
          </table:table-cell>
          <table:table-cell office:value-type="float" office:value="0.2009206" calcext:value-type="float">
            <text:p>0.200920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4375" calcext:value-type="float">
            <text:p>3.944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3.830872" calcext:value-type="float">
            <text:p>3.830872</text:p>
          </table:table-cell>
          <table:table-cell office:value-type="float" office:value="135.216" calcext:value-type="float">
            <text:p>135.21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1642" calcext:value-type="float">
            <text:p>42.2164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168" calcext:value-type="float">
            <text:p>0.0005420168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12" calcext:value-type="float">
            <text:p>0.01567312</text:p>
          </table:table-cell>
          <table:table-cell office:value-type="float" office:value="1161.933" calcext:value-type="float">
            <text:p>1161.933</text:p>
          </table:table-cell>
          <table:table-cell office:value-type="float" office:value="1.473662" calcext:value-type="float">
            <text:p>1.473662</text:p>
          </table:table-cell>
          <table:table-cell office:value-type="float" office:value="0" calcext:value-type="float">
            <text:p>0</text:p>
          </table:table-cell>
          <table:table-cell office:value-type="float" office:value="0.1740329" calcext:value-type="float">
            <text:p>0.1740329</text:p>
          </table:table-cell>
          <table:table-cell office:value-type="float" office:value="0.2109365" calcext:value-type="float">
            <text:p>0.2109365</text:p>
          </table:table-cell>
          <table:table-cell office:value-type="float" office:value="0.2531174" calcext:value-type="float">
            <text:p>0.2531174</text:p>
          </table:table-cell>
          <table:table-cell office:value-type="float" office:value="0.05356007" calcext:value-type="float">
            <text:p>0.05356007</text:p>
          </table:table-cell>
          <table:table-cell office:value-type="float" office:value="0.04676687" calcext:value-type="float">
            <text:p>0.04676687</text:p>
          </table:table-cell>
          <table:table-cell office:value-type="float" office:value="0.02637625" calcext:value-type="float">
            <text:p>0.02637625</text:p>
          </table:table-cell>
          <table:table-cell office:value-type="float" office:value="0.03374269" calcext:value-type="float">
            <text:p>0.03374269</text:p>
          </table:table-cell>
          <table:table-cell office:value-type="float" office:value="0.08055487" calcext:value-type="float">
            <text:p>0.08055487</text:p>
          </table:table-cell>
          <table:table-cell office:value-type="float" office:value="0.1569452" calcext:value-type="float">
            <text:p>0.1569452</text:p>
          </table:table-cell>
          <table:table-cell office:value-type="float" office:value="0.1634217" calcext:value-type="float">
            <text:p>0.1634217</text:p>
          </table:table-cell>
          <table:table-cell office:value-type="float" office:value="0.1642877" calcext:value-type="float">
            <text:p>0.1642877</text:p>
          </table:table-cell>
          <table:table-cell office:value-type="float" office:value="0.1837626" calcext:value-type="float">
            <text:p>0.1837626</text:p>
          </table:table-cell>
          <table:table-cell office:value-type="float" office:value="0.1982467" calcext:value-type="float">
            <text:p>0.1982467</text:p>
          </table:table-cell>
          <table:table-cell office:value-type="float" office:value="0.2003873" calcext:value-type="float">
            <text:p>0.2003873</text:p>
          </table:table-cell>
          <table:table-cell office:value-type="float" office:value="0" calcext:value-type="float">
            <text:p>0</text:p>
          </table:table-cell>
          <table:table-cell office:value-type="float" office:value="33.35502" calcext:value-type="float">
            <text:p>33.35502</text:p>
          </table:table-cell>
          <table:table-cell office:value-type="float" office:value="29.6645" calcext:value-type="float">
            <text:p>29.6645</text:p>
          </table:table-cell>
          <table:table-cell office:value-type="float" office:value="38.56635" calcext:value-type="float">
            <text:p>38.56635</text:p>
          </table:table-cell>
          <table:table-cell office:value-type="float" office:value="8.382071" calcext:value-type="float">
            <text:p>8.382071</text:p>
          </table:table-cell>
          <table:table-cell office:value-type="float" office:value="7.566948" calcext:value-type="float">
            <text:p>7.566948</text:p>
          </table:table-cell>
          <table:table-cell office:value-type="float" office:value="2.924876" calcext:value-type="float">
            <text:p>2.924876</text:p>
          </table:table-cell>
          <table:table-cell office:value-type="float" office:value="2.915383" calcext:value-type="float">
            <text:p>2.915383</text:p>
          </table:table-cell>
          <table:table-cell office:value-type="float" office:value="5.482167" calcext:value-type="float">
            <text:p>5.482167</text:p>
          </table:table-cell>
          <table:table-cell office:value-type="float" office:value="9.065034" calcext:value-type="float">
            <text:p>9.065034</text:p>
          </table:table-cell>
          <table:table-cell office:value-type="float" office:value="9.679639" calcext:value-type="float">
            <text:p>9.679639</text:p>
          </table:table-cell>
          <table:table-cell office:value-type="float" office:value="9.794536" calcext:value-type="float">
            <text:p>9.794536</text:p>
          </table:table-cell>
          <table:table-cell office:value-type="float" office:value="11.54475" calcext:value-type="float">
            <text:p>11.54475</text:p>
          </table:table-cell>
          <table:table-cell office:value-type="float" office:value="12.94688" calcext:value-type="float">
            <text:p>12.94688</text:p>
          </table:table-cell>
          <table:table-cell office:value-type="float" office:value="13.18451" calcext:value-type="float">
            <text:p>13.18451</text:p>
          </table:table-cell>
          <table:table-cell office:value-type="float" office:value="0" calcext:value-type="float">
            <text:p>0</text:p>
          </table:table-cell>
          <table:table-cell office:value-type="float" office:value="0.2115578" calcext:value-type="float">
            <text:p>0.211557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5433" calcext:value-type="float">
            <text:p>3.9454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3.830177" calcext:value-type="float">
            <text:p>3.830177</text:p>
          </table:table-cell>
          <table:table-cell office:value-type="float" office:value="135.2148" calcext:value-type="float">
            <text:p>135.214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2313" calcext:value-type="float">
            <text:p>42.22313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239" calcext:value-type="float">
            <text:p>0.0005420239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2" calcext:value-type="float">
            <text:p>0.0156732</text:p>
          </table:table-cell>
          <table:table-cell office:value-type="float" office:value="1161.927" calcext:value-type="float">
            <text:p>1161.927</text:p>
          </table:table-cell>
          <table:table-cell office:value-type="float" office:value="1.473874" calcext:value-type="float">
            <text:p>1.473874</text:p>
          </table:table-cell>
          <table:table-cell office:value-type="float" office:value="0" calcext:value-type="float">
            <text:p>0</text:p>
          </table:table-cell>
          <table:table-cell office:value-type="float" office:value="0.1795547" calcext:value-type="float">
            <text:p>0.1795547</text:p>
          </table:table-cell>
          <table:table-cell office:value-type="float" office:value="0.2115781" calcext:value-type="float">
            <text:p>0.2115781</text:p>
          </table:table-cell>
          <table:table-cell office:value-type="float" office:value="0.2527457" calcext:value-type="float">
            <text:p>0.2527457</text:p>
          </table:table-cell>
          <table:table-cell office:value-type="float" office:value="0.05366017" calcext:value-type="float">
            <text:p>0.05366017</text:p>
          </table:table-cell>
          <table:table-cell office:value-type="float" office:value="0.04696414" calcext:value-type="float">
            <text:p>0.04696414</text:p>
          </table:table-cell>
          <table:table-cell office:value-type="float" office:value="0.02633108" calcext:value-type="float">
            <text:p>0.02633108</text:p>
          </table:table-cell>
          <table:table-cell office:value-type="float" office:value="0.03330414" calcext:value-type="float">
            <text:p>0.03330414</text:p>
          </table:table-cell>
          <table:table-cell office:value-type="float" office:value="0.08051342" calcext:value-type="float">
            <text:p>0.08051342</text:p>
          </table:table-cell>
          <table:table-cell office:value-type="float" office:value="0.15699" calcext:value-type="float">
            <text:p>0.15699</text:p>
          </table:table-cell>
          <table:table-cell office:value-type="float" office:value="0.16346" calcext:value-type="float">
            <text:p>0.16346</text:p>
          </table:table-cell>
          <table:table-cell office:value-type="float" office:value="0.1643303" calcext:value-type="float">
            <text:p>0.1643303</text:p>
          </table:table-cell>
          <table:table-cell office:value-type="float" office:value="0.1837817" calcext:value-type="float">
            <text:p>0.1837817</text:p>
          </table:table-cell>
          <table:table-cell office:value-type="float" office:value="0.1982545" calcext:value-type="float">
            <text:p>0.1982545</text:p>
          </table:table-cell>
          <table:table-cell office:value-type="float" office:value="0.2003948" calcext:value-type="float">
            <text:p>0.2003948</text:p>
          </table:table-cell>
          <table:table-cell office:value-type="float" office:value="0" calcext:value-type="float">
            <text:p>0</text:p>
          </table:table-cell>
          <table:table-cell office:value-type="float" office:value="33.32484" calcext:value-type="float">
            <text:p>33.32484</text:p>
          </table:table-cell>
          <table:table-cell office:value-type="float" office:value="29.64361" calcext:value-type="float">
            <text:p>29.64361</text:p>
          </table:table-cell>
          <table:table-cell office:value-type="float" office:value="38.53194" calcext:value-type="float">
            <text:p>38.53194</text:p>
          </table:table-cell>
          <table:table-cell office:value-type="float" office:value="8.37521" calcext:value-type="float">
            <text:p>8.37521</text:p>
          </table:table-cell>
          <table:table-cell office:value-type="float" office:value="7.559732" calcext:value-type="float">
            <text:p>7.559732</text:p>
          </table:table-cell>
          <table:table-cell office:value-type="float" office:value="2.924784" calcext:value-type="float">
            <text:p>2.924784</text:p>
          </table:table-cell>
          <table:table-cell office:value-type="float" office:value="2.91643" calcext:value-type="float">
            <text:p>2.91643</text:p>
          </table:table-cell>
          <table:table-cell office:value-type="float" office:value="5.485684" calcext:value-type="float">
            <text:p>5.485684</text:p>
          </table:table-cell>
          <table:table-cell office:value-type="float" office:value="9.069879" calcext:value-type="float">
            <text:p>9.069879</text:p>
          </table:table-cell>
          <table:table-cell office:value-type="float" office:value="9.683891" calcext:value-type="float">
            <text:p>9.683891</text:p>
          </table:table-cell>
          <table:table-cell office:value-type="float" office:value="9.798891" calcext:value-type="float">
            <text:p>9.798891</text:p>
          </table:table-cell>
          <table:table-cell office:value-type="float" office:value="11.54716" calcext:value-type="float">
            <text:p>11.54716</text:p>
          </table:table-cell>
          <table:table-cell office:value-type="float" office:value="12.94773" calcext:value-type="float">
            <text:p>12.94773</text:p>
          </table:table-cell>
          <table:table-cell office:value-type="float" office:value="13.18523" calcext:value-type="float">
            <text:p>13.18523</text:p>
          </table:table-cell>
          <table:table-cell office:value-type="float" office:value="0" calcext:value-type="float">
            <text:p>0</text:p>
          </table:table-cell>
          <table:table-cell office:value-type="float" office:value="0.2837026" calcext:value-type="float">
            <text:p>0.283702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6357" calcext:value-type="float">
            <text:p>3.94635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3.829541" calcext:value-type="float">
            <text:p>3.829541</text:p>
          </table:table-cell>
          <table:table-cell office:value-type="float" office:value="135.2137" calcext:value-type="float">
            <text:p>135.213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2989" calcext:value-type="float">
            <text:p>42.22989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316" calcext:value-type="float">
            <text:p>0.0005420316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29" calcext:value-type="float">
            <text:p>0.01567329</text:p>
          </table:table-cell>
          <table:table-cell office:value-type="float" office:value="1161.921" calcext:value-type="float">
            <text:p>1161.921</text:p>
          </table:table-cell>
          <table:table-cell office:value-type="float" office:value="1.474208" calcext:value-type="float">
            <text:p>1.474208</text:p>
          </table:table-cell>
          <table:table-cell office:value-type="float" office:value="0" calcext:value-type="float">
            <text:p>0</text:p>
          </table:table-cell>
          <table:table-cell office:value-type="float" office:value="0.1701487" calcext:value-type="float">
            <text:p>0.1701487</text:p>
          </table:table-cell>
          <table:table-cell office:value-type="float" office:value="0.212528" calcext:value-type="float">
            <text:p>0.212528</text:p>
          </table:table-cell>
          <table:table-cell office:value-type="float" office:value="0.2519803" calcext:value-type="float">
            <text:p>0.2519803</text:p>
          </table:table-cell>
          <table:table-cell office:value-type="float" office:value="0.05388597" calcext:value-type="float">
            <text:p>0.05388597</text:p>
          </table:table-cell>
          <table:table-cell office:value-type="float" office:value="0.04708475" calcext:value-type="float">
            <text:p>0.04708475</text:p>
          </table:table-cell>
          <table:table-cell office:value-type="float" office:value="0.02629889" calcext:value-type="float">
            <text:p>0.02629889</text:p>
          </table:table-cell>
          <table:table-cell office:value-type="float" office:value="0.03322113" calcext:value-type="float">
            <text:p>0.03322113</text:p>
          </table:table-cell>
          <table:table-cell office:value-type="float" office:value="0.08049516" calcext:value-type="float">
            <text:p>0.08049516</text:p>
          </table:table-cell>
          <table:table-cell office:value-type="float" office:value="0.1570167" calcext:value-type="float">
            <text:p>0.1570167</text:p>
          </table:table-cell>
          <table:table-cell office:value-type="float" office:value="0.1634973" calcext:value-type="float">
            <text:p>0.1634973</text:p>
          </table:table-cell>
          <table:table-cell office:value-type="float" office:value="0.1643728" calcext:value-type="float">
            <text:p>0.1643728</text:p>
          </table:table-cell>
          <table:table-cell office:value-type="float" office:value="0.1838013" calcext:value-type="float">
            <text:p>0.1838013</text:p>
          </table:table-cell>
          <table:table-cell office:value-type="float" office:value="0.1982633" calcext:value-type="float">
            <text:p>0.1982633</text:p>
          </table:table-cell>
          <table:table-cell office:value-type="float" office:value="0.2004023" calcext:value-type="float">
            <text:p>0.2004023</text:p>
          </table:table-cell>
          <table:table-cell office:value-type="float" office:value="0" calcext:value-type="float">
            <text:p>0</text:p>
          </table:table-cell>
          <table:table-cell office:value-type="float" office:value="33.29698" calcext:value-type="float">
            <text:p>33.29698</text:p>
          </table:table-cell>
          <table:table-cell office:value-type="float" office:value="29.62354" calcext:value-type="float">
            <text:p>29.62354</text:p>
          </table:table-cell>
          <table:table-cell office:value-type="float" office:value="38.49775" calcext:value-type="float">
            <text:p>38.49775</text:p>
          </table:table-cell>
          <table:table-cell office:value-type="float" office:value="8.368486" calcext:value-type="float">
            <text:p>8.368486</text:p>
          </table:table-cell>
          <table:table-cell office:value-type="float" office:value="7.552588" calcext:value-type="float">
            <text:p>7.552588</text:p>
          </table:table-cell>
          <table:table-cell office:value-type="float" office:value="2.92468" calcext:value-type="float">
            <text:p>2.92468</text:p>
          </table:table-cell>
          <table:table-cell office:value-type="float" office:value="2.917426" calcext:value-type="float">
            <text:p>2.917426</text:p>
          </table:table-cell>
          <table:table-cell office:value-type="float" office:value="5.489183" calcext:value-type="float">
            <text:p>5.489183</text:p>
          </table:table-cell>
          <table:table-cell office:value-type="float" office:value="9.074677" calcext:value-type="float">
            <text:p>9.074677</text:p>
          </table:table-cell>
          <table:table-cell office:value-type="float" office:value="9.688144" calcext:value-type="float">
            <text:p>9.688144</text:p>
          </table:table-cell>
          <table:table-cell office:value-type="float" office:value="9.803246" calcext:value-type="float">
            <text:p>9.803246</text:p>
          </table:table-cell>
          <table:table-cell office:value-type="float" office:value="11.54956" calcext:value-type="float">
            <text:p>11.54956</text:p>
          </table:table-cell>
          <table:table-cell office:value-type="float" office:value="12.94858" calcext:value-type="float">
            <text:p>12.94858</text:p>
          </table:table-cell>
          <table:table-cell office:value-type="float" office:value="13.18596" calcext:value-type="float">
            <text:p>13.18596</text:p>
          </table:table-cell>
          <table:table-cell office:value-type="float" office:value="0" calcext:value-type="float">
            <text:p>0</text:p>
          </table:table-cell>
          <table:table-cell office:value-type="float" office:value="0.2351379" calcext:value-type="float">
            <text:p>0.235137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7205" calcext:value-type="float">
            <text:p>3.9472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3.828875" calcext:value-type="float">
            <text:p>3.828875</text:p>
          </table:table-cell>
          <table:table-cell office:value-type="float" office:value="135.2128" calcext:value-type="float">
            <text:p>135.212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3661" calcext:value-type="float">
            <text:p>42.2366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337" calcext:value-type="float">
            <text:p>0.000542033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31" calcext:value-type="float">
            <text:p>0.01567331</text:p>
          </table:table-cell>
          <table:table-cell office:value-type="float" office:value="1161.915" calcext:value-type="float">
            <text:p>1161.915</text:p>
          </table:table-cell>
          <table:table-cell office:value-type="float" office:value="1.474487" calcext:value-type="float">
            <text:p>1.474487</text:p>
          </table:table-cell>
          <table:table-cell office:value-type="float" office:value="0" calcext:value-type="float">
            <text:p>0</text:p>
          </table:table-cell>
          <table:table-cell office:value-type="float" office:value="0.1579942" calcext:value-type="float">
            <text:p>0.1579942</text:p>
          </table:table-cell>
          <table:table-cell office:value-type="float" office:value="0.2119949" calcext:value-type="float">
            <text:p>0.2119949</text:p>
          </table:table-cell>
          <table:table-cell office:value-type="float" office:value="0.2523488" calcext:value-type="float">
            <text:p>0.2523488</text:p>
          </table:table-cell>
          <table:table-cell office:value-type="float" office:value="0.05395181" calcext:value-type="float">
            <text:p>0.05395181</text:p>
          </table:table-cell>
          <table:table-cell office:value-type="float" office:value="0.04722157" calcext:value-type="float">
            <text:p>0.04722157</text:p>
          </table:table-cell>
          <table:table-cell office:value-type="float" office:value="0.02627389" calcext:value-type="float">
            <text:p>0.02627389</text:p>
          </table:table-cell>
          <table:table-cell office:value-type="float" office:value="0.0335358" calcext:value-type="float">
            <text:p>0.0335358</text:p>
          </table:table-cell>
          <table:table-cell office:value-type="float" office:value="0.08052118" calcext:value-type="float">
            <text:p>0.08052118</text:p>
          </table:table-cell>
          <table:table-cell office:value-type="float" office:value="0.1570503" calcext:value-type="float">
            <text:p>0.1570503</text:p>
          </table:table-cell>
          <table:table-cell office:value-type="float" office:value="0.1635335" calcext:value-type="float">
            <text:p>0.1635335</text:p>
          </table:table-cell>
          <table:table-cell office:value-type="float" office:value="0.1644152" calcext:value-type="float">
            <text:p>0.1644152</text:p>
          </table:table-cell>
          <table:table-cell office:value-type="float" office:value="0.1838218" calcext:value-type="float">
            <text:p>0.1838218</text:p>
          </table:table-cell>
          <table:table-cell office:value-type="float" office:value="0.1982721" calcext:value-type="float">
            <text:p>0.1982721</text:p>
          </table:table-cell>
          <table:table-cell office:value-type="float" office:value="0.2004098" calcext:value-type="float">
            <text:p>0.2004098</text:p>
          </table:table-cell>
          <table:table-cell office:value-type="float" office:value="0" calcext:value-type="float">
            <text:p>0</text:p>
          </table:table-cell>
          <table:table-cell office:value-type="float" office:value="33.26513" calcext:value-type="float">
            <text:p>33.26513</text:p>
          </table:table-cell>
          <table:table-cell office:value-type="float" office:value="29.60372" calcext:value-type="float">
            <text:p>29.60372</text:p>
          </table:table-cell>
          <table:table-cell office:value-type="float" office:value="38.46384" calcext:value-type="float">
            <text:p>38.46384</text:p>
          </table:table-cell>
          <table:table-cell office:value-type="float" office:value="8.361854" calcext:value-type="float">
            <text:p>8.361854</text:p>
          </table:table-cell>
          <table:table-cell office:value-type="float" office:value="7.545552" calcext:value-type="float">
            <text:p>7.545552</text:p>
          </table:table-cell>
          <table:table-cell office:value-type="float" office:value="2.924572" calcext:value-type="float">
            <text:p>2.924572</text:p>
          </table:table-cell>
          <table:table-cell office:value-type="float" office:value="2.918483" calcext:value-type="float">
            <text:p>2.918483</text:p>
          </table:table-cell>
          <table:table-cell office:value-type="float" office:value="5.492673" calcext:value-type="float">
            <text:p>5.492673</text:p>
          </table:table-cell>
          <table:table-cell office:value-type="float" office:value="9.079432" calcext:value-type="float">
            <text:p>9.079432</text:p>
          </table:table-cell>
          <table:table-cell office:value-type="float" office:value="9.692397" calcext:value-type="float">
            <text:p>9.692397</text:p>
          </table:table-cell>
          <table:table-cell office:value-type="float" office:value="9.807602" calcext:value-type="float">
            <text:p>9.807602</text:p>
          </table:table-cell>
          <table:table-cell office:value-type="float" office:value="11.55197" calcext:value-type="float">
            <text:p>11.55197</text:p>
          </table:table-cell>
          <table:table-cell office:value-type="float" office:value="12.94943" calcext:value-type="float">
            <text:p>12.94943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0" calcext:value-type="float">
            <text:p>0</text:p>
          </table:table-cell>
          <table:table-cell office:value-type="float" office:value="0.1481676" calcext:value-type="float">
            <text:p>0.148167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805" calcext:value-type="float">
            <text:p>3.948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3.828147" calcext:value-type="float">
            <text:p>3.828147</text:p>
          </table:table-cell>
          <table:table-cell office:value-type="float" office:value="135.2117" calcext:value-type="float">
            <text:p>135.2117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4325" calcext:value-type="float">
            <text:p>42.2432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337" calcext:value-type="float">
            <text:p>0.000542033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31" calcext:value-type="float">
            <text:p>0.01567331</text:p>
          </table:table-cell>
          <table:table-cell office:value-type="float" office:value="1161.909" calcext:value-type="float">
            <text:p>1161.909</text:p>
          </table:table-cell>
          <table:table-cell office:value-type="float" office:value="1.474636" calcext:value-type="float">
            <text:p>1.474636</text:p>
          </table:table-cell>
          <table:table-cell office:value-type="float" office:value="0" calcext:value-type="float">
            <text:p>0</text:p>
          </table:table-cell>
          <table:table-cell office:value-type="float" office:value="0.1806934" calcext:value-type="float">
            <text:p>0.1806934</text:p>
          </table:table-cell>
          <table:table-cell office:value-type="float" office:value="0.209471" calcext:value-type="float">
            <text:p>0.209471</text:p>
          </table:table-cell>
          <table:table-cell office:value-type="float" office:value="0.2529639" calcext:value-type="float">
            <text:p>0.2529639</text:p>
          </table:table-cell>
          <table:table-cell office:value-type="float" office:value="0.05366718" calcext:value-type="float">
            <text:p>0.05366718</text:p>
          </table:table-cell>
          <table:table-cell office:value-type="float" office:value="0.04726762" calcext:value-type="float">
            <text:p>0.04726762</text:p>
          </table:table-cell>
          <table:table-cell office:value-type="float" office:value="0.02628577" calcext:value-type="float">
            <text:p>0.02628577</text:p>
          </table:table-cell>
          <table:table-cell office:value-type="float" office:value="0.03376616" calcext:value-type="float">
            <text:p>0.03376616</text:p>
          </table:table-cell>
          <table:table-cell office:value-type="float" office:value="0.08053888" calcext:value-type="float">
            <text:p>0.08053888</text:p>
          </table:table-cell>
          <table:table-cell office:value-type="float" office:value="0.1570996" calcext:value-type="float">
            <text:p>0.1570996</text:p>
          </table:table-cell>
          <table:table-cell office:value-type="float" office:value="0.1635691" calcext:value-type="float">
            <text:p>0.1635691</text:p>
          </table:table-cell>
          <table:table-cell office:value-type="float" office:value="0.1644574" calcext:value-type="float">
            <text:p>0.1644574</text:p>
          </table:table-cell>
          <table:table-cell office:value-type="float" office:value="0.1838424" calcext:value-type="float">
            <text:p>0.1838424</text:p>
          </table:table-cell>
          <table:table-cell office:value-type="float" office:value="0.1982805" calcext:value-type="float">
            <text:p>0.1982805</text:p>
          </table:table-cell>
          <table:table-cell office:value-type="float" office:value="0.2004173" calcext:value-type="float">
            <text:p>0.2004173</text:p>
          </table:table-cell>
          <table:table-cell office:value-type="float" office:value="0" calcext:value-type="float">
            <text:p>0</text:p>
          </table:table-cell>
          <table:table-cell office:value-type="float" office:value="33.22844" calcext:value-type="float">
            <text:p>33.22844</text:p>
          </table:table-cell>
          <table:table-cell office:value-type="float" office:value="29.58268" calcext:value-type="float">
            <text:p>29.58268</text:p>
          </table:table-cell>
          <table:table-cell office:value-type="float" office:value="38.43031" calcext:value-type="float">
            <text:p>38.43031</text:p>
          </table:table-cell>
          <table:table-cell office:value-type="float" office:value="8.355248" calcext:value-type="float">
            <text:p>8.355248</text:p>
          </table:table-cell>
          <table:table-cell office:value-type="float" office:value="7.538632" calcext:value-type="float">
            <text:p>7.538632</text:p>
          </table:table-cell>
          <table:table-cell office:value-type="float" office:value="2.924468" calcext:value-type="float">
            <text:p>2.924468</text:p>
          </table:table-cell>
          <table:table-cell office:value-type="float" office:value="2.919597" calcext:value-type="float">
            <text:p>2.919597</text:p>
          </table:table-cell>
          <table:table-cell office:value-type="float" office:value="5.496154" calcext:value-type="float">
            <text:p>5.496154</text:p>
          </table:table-cell>
          <table:table-cell office:value-type="float" office:value="9.084186" calcext:value-type="float">
            <text:p>9.084186</text:p>
          </table:table-cell>
          <table:table-cell office:value-type="float" office:value="9.696624" calcext:value-type="float">
            <text:p>9.696624</text:p>
          </table:table-cell>
          <table:table-cell office:value-type="float" office:value="9.811957" calcext:value-type="float">
            <text:p>9.811957</text:p>
          </table:table-cell>
          <table:table-cell office:value-type="float" office:value="11.55437" calcext:value-type="float">
            <text:p>11.55437</text:p>
          </table:table-cell>
          <table:table-cell office:value-type="float" office:value="12.95029" calcext:value-type="float">
            <text:p>12.95029</text:p>
          </table:table-cell>
          <table:table-cell office:value-type="float" office:value="13.18741" calcext:value-type="float">
            <text:p>13.18741</text:p>
          </table:table-cell>
          <table:table-cell office:value-type="float" office:value="0" calcext:value-type="float">
            <text:p>0</text:p>
          </table:table-cell>
          <table:table-cell office:value-type="float" office:value="0.2382653" calcext:value-type="float">
            <text:p>0.238265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8995" calcext:value-type="float">
            <text:p>3.94899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3.82748" calcext:value-type="float">
            <text:p>3.82748</text:p>
          </table:table-cell>
          <table:table-cell office:value-type="float" office:value="135.2108" calcext:value-type="float">
            <text:p>135.210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5002" calcext:value-type="float">
            <text:p>42.25002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443" calcext:value-type="float">
            <text:p>0.0005420443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902" calcext:value-type="float">
            <text:p>1161.902</text:p>
          </table:table-cell>
          <table:table-cell office:value-type="float" office:value="1.474368" calcext:value-type="float">
            <text:p>1.474368</text:p>
          </table:table-cell>
          <table:table-cell office:value-type="float" office:value="0" calcext:value-type="float">
            <text:p>0</text:p>
          </table:table-cell>
          <table:table-cell office:value-type="float" office:value="0.197783" calcext:value-type="float">
            <text:p>0.197783</text:p>
          </table:table-cell>
          <table:table-cell office:value-type="float" office:value="0.2068575" calcext:value-type="float">
            <text:p>0.2068575</text:p>
          </table:table-cell>
          <table:table-cell office:value-type="float" office:value="0.2503583" calcext:value-type="float">
            <text:p>0.2503583</text:p>
          </table:table-cell>
          <table:table-cell office:value-type="float" office:value="0.05382559" calcext:value-type="float">
            <text:p>0.05382559</text:p>
          </table:table-cell>
          <table:table-cell office:value-type="float" office:value="0.04738967" calcext:value-type="float">
            <text:p>0.04738967</text:p>
          </table:table-cell>
          <table:table-cell office:value-type="float" office:value="0.0261758" calcext:value-type="float">
            <text:p>0.0261758</text:p>
          </table:table-cell>
          <table:table-cell office:value-type="float" office:value="0.03318189" calcext:value-type="float">
            <text:p>0.03318189</text:p>
          </table:table-cell>
          <table:table-cell office:value-type="float" office:value="0.08050566" calcext:value-type="float">
            <text:p>0.08050566</text:p>
          </table:table-cell>
          <table:table-cell office:value-type="float" office:value="0.1571357" calcext:value-type="float">
            <text:p>0.1571357</text:p>
          </table:table-cell>
          <table:table-cell office:value-type="float" office:value="0.1636046" calcext:value-type="float">
            <text:p>0.1636046</text:p>
          </table:table-cell>
          <table:table-cell office:value-type="float" office:value="0.1644996" calcext:value-type="float">
            <text:p>0.1644996</text:p>
          </table:table-cell>
          <table:table-cell office:value-type="float" office:value="0.1838608" calcext:value-type="float">
            <text:p>0.1838608</text:p>
          </table:table-cell>
          <table:table-cell office:value-type="float" office:value="0.1982898" calcext:value-type="float">
            <text:p>0.1982898</text:p>
          </table:table-cell>
          <table:table-cell office:value-type="float" office:value="0.2004248" calcext:value-type="float">
            <text:p>0.2004248</text:p>
          </table:table-cell>
          <table:table-cell office:value-type="float" office:value="0" calcext:value-type="float">
            <text:p>0</text:p>
          </table:table-cell>
          <table:table-cell office:value-type="float" office:value="33.20912" calcext:value-type="float">
            <text:p>33.20912</text:p>
          </table:table-cell>
          <table:table-cell office:value-type="float" office:value="29.56183" calcext:value-type="float">
            <text:p>29.56183</text:p>
          </table:table-cell>
          <table:table-cell office:value-type="float" office:value="38.39669" calcext:value-type="float">
            <text:p>38.39669</text:p>
          </table:table-cell>
          <table:table-cell office:value-type="float" office:value="8.34864" calcext:value-type="float">
            <text:p>8.34864</text:p>
          </table:table-cell>
          <table:table-cell office:value-type="float" office:value="7.5318" calcext:value-type="float">
            <text:p>7.5318</text:p>
          </table:table-cell>
          <table:table-cell office:value-type="float" office:value="2.924348" calcext:value-type="float">
            <text:p>2.924348</text:p>
          </table:table-cell>
          <table:table-cell office:value-type="float" office:value="2.920591" calcext:value-type="float">
            <text:p>2.920591</text:p>
          </table:table-cell>
          <table:table-cell office:value-type="float" office:value="5.499619" calcext:value-type="float">
            <text:p>5.499619</text:p>
          </table:table-cell>
          <table:table-cell office:value-type="float" office:value="9.088939" calcext:value-type="float">
            <text:p>9.088939</text:p>
          </table:table-cell>
          <table:table-cell office:value-type="float" office:value="9.700802" calcext:value-type="float">
            <text:p>9.700802</text:p>
          </table:table-cell>
          <table:table-cell office:value-type="float" office:value="9.816313" calcext:value-type="float">
            <text:p>9.816313</text:p>
          </table:table-cell>
          <table:table-cell office:value-type="float" office:value="11.55677" calcext:value-type="float">
            <text:p>11.55677</text:p>
          </table:table-cell>
          <table:table-cell office:value-type="float" office:value="12.95114" calcext:value-type="float">
            <text:p>12.95114</text:p>
          </table:table-cell>
          <table:table-cell office:value-type="float" office:value="13.18811" calcext:value-type="float">
            <text:p>13.18811</text:p>
          </table:table-cell>
          <table:table-cell office:value-type="float" office:value="0" calcext:value-type="float">
            <text:p>0</text:p>
          </table:table-cell>
          <table:table-cell office:value-type="float" office:value="0.2901902" calcext:value-type="float">
            <text:p>0.2901902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49874" calcext:value-type="float">
            <text:p>3.9498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3.826887" calcext:value-type="float">
            <text:p>3.826887</text:p>
          </table:table-cell>
          <table:table-cell office:value-type="float" office:value="135.21" calcext:value-type="float">
            <text:p>135.21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5681" calcext:value-type="float">
            <text:p>42.2568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07" calcext:value-type="float">
            <text:p>0.0005420507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96" calcext:value-type="float">
            <text:p>1161.896</text:p>
          </table:table-cell>
          <table:table-cell office:value-type="float" office:value="1.473945" calcext:value-type="float">
            <text:p>1.473945</text:p>
          </table:table-cell>
          <table:table-cell office:value-type="float" office:value="0" calcext:value-type="float">
            <text:p>0</text:p>
          </table:table-cell>
          <table:table-cell office:value-type="float" office:value="0.2211023" calcext:value-type="float">
            <text:p>0.2211023</text:p>
          </table:table-cell>
          <table:table-cell office:value-type="float" office:value="0.2084199" calcext:value-type="float">
            <text:p>0.2084199</text:p>
          </table:table-cell>
          <table:table-cell office:value-type="float" office:value="0.2479668" calcext:value-type="float">
            <text:p>0.2479668</text:p>
          </table:table-cell>
          <table:table-cell office:value-type="float" office:value="0.05385248" calcext:value-type="float">
            <text:p>0.05385248</text:p>
          </table:table-cell>
          <table:table-cell office:value-type="float" office:value="0.04739558" calcext:value-type="float">
            <text:p>0.04739558</text:p>
          </table:table-cell>
          <table:table-cell office:value-type="float" office:value="0.02600787" calcext:value-type="float">
            <text:p>0.02600787</text:p>
          </table:table-cell>
          <table:table-cell office:value-type="float" office:value="0.03329482" calcext:value-type="float">
            <text:p>0.03329482</text:p>
          </table:table-cell>
          <table:table-cell office:value-type="float" office:value="0.08050129" calcext:value-type="float">
            <text:p>0.08050129</text:p>
          </table:table-cell>
          <table:table-cell office:value-type="float" office:value="0.1571621" calcext:value-type="float">
            <text:p>0.1571621</text:p>
          </table:table-cell>
          <table:table-cell office:value-type="float" office:value="0.1636396" calcext:value-type="float">
            <text:p>0.1636396</text:p>
          </table:table-cell>
          <table:table-cell office:value-type="float" office:value="0.1645416" calcext:value-type="float">
            <text:p>0.1645416</text:p>
          </table:table-cell>
          <table:table-cell office:value-type="float" office:value="0.1838797" calcext:value-type="float">
            <text:p>0.1838797</text:p>
          </table:table-cell>
          <table:table-cell office:value-type="float" office:value="0.1982982" calcext:value-type="float">
            <text:p>0.1982982</text:p>
          </table:table-cell>
          <table:table-cell office:value-type="float" office:value="0.2004319" calcext:value-type="float">
            <text:p>0.2004319</text:p>
          </table:table-cell>
          <table:table-cell office:value-type="float" office:value="0" calcext:value-type="float">
            <text:p>0</text:p>
          </table:table-cell>
          <table:table-cell office:value-type="float" office:value="33.19596" calcext:value-type="float">
            <text:p>33.19596</text:p>
          </table:table-cell>
          <table:table-cell office:value-type="float" office:value="29.54103" calcext:value-type="float">
            <text:p>29.54103</text:p>
          </table:table-cell>
          <table:table-cell office:value-type="float" office:value="38.36265" calcext:value-type="float">
            <text:p>38.36265</text:p>
          </table:table-cell>
          <table:table-cell office:value-type="float" office:value="8.342107" calcext:value-type="float">
            <text:p>8.342107</text:p>
          </table:table-cell>
          <table:table-cell office:value-type="float" office:value="7.525043" calcext:value-type="float">
            <text:p>7.525043</text:p>
          </table:table-cell>
          <table:table-cell office:value-type="float" office:value="2.924195" calcext:value-type="float">
            <text:p>2.924195</text:p>
          </table:table-cell>
          <table:table-cell office:value-type="float" office:value="2.921586" calcext:value-type="float">
            <text:p>2.921586</text:p>
          </table:table-cell>
          <table:table-cell office:value-type="float" office:value="5.503064" calcext:value-type="float">
            <text:p>5.503064</text:p>
          </table:table-cell>
          <table:table-cell office:value-type="float" office:value="9.093693" calcext:value-type="float">
            <text:p>9.093693</text:p>
          </table:table-cell>
          <table:table-cell office:value-type="float" office:value="9.704978" calcext:value-type="float">
            <text:p>9.704978</text:p>
          </table:table-cell>
          <table:table-cell office:value-type="float" office:value="9.820644" calcext:value-type="float">
            <text:p>9.820644</text:p>
          </table:table-cell>
          <table:table-cell office:value-type="float" office:value="11.55918" calcext:value-type="float">
            <text:p>11.55918</text:p>
          </table:table-cell>
          <table:table-cell office:value-type="float" office:value="12.95199" calcext:value-type="float">
            <text:p>12.95199</text:p>
          </table:table-cell>
          <table:table-cell office:value-type="float" office:value="13.18718" calcext:value-type="float">
            <text:p>13.18718</text:p>
          </table:table-cell>
          <table:table-cell office:value-type="float" office:value="0" calcext:value-type="float">
            <text:p>0</text:p>
          </table:table-cell>
          <table:table-cell office:value-type="float" office:value="0.2576203" calcext:value-type="float">
            <text:p>0.2576203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063" calcext:value-type="float">
            <text:p>3.950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3.826324" calcext:value-type="float">
            <text:p>3.826324</text:p>
          </table:table-cell>
          <table:table-cell office:value-type="float" office:value="135.2093" calcext:value-type="float">
            <text:p>135.209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6386" calcext:value-type="float">
            <text:p>42.26386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13" calcext:value-type="float">
            <text:p>0.0005420513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9" calcext:value-type="float">
            <text:p>1161.89</text:p>
          </table:table-cell>
          <table:table-cell office:value-type="float" office:value="1.473422" calcext:value-type="float">
            <text:p>1.473422</text:p>
          </table:table-cell>
          <table:table-cell office:value-type="float" office:value="0" calcext:value-type="float">
            <text:p>0</text:p>
          </table:table-cell>
          <table:table-cell office:value-type="float" office:value="0.2159532" calcext:value-type="float">
            <text:p>0.2159532</text:p>
          </table:table-cell>
          <table:table-cell office:value-type="float" office:value="0.221398" calcext:value-type="float">
            <text:p>0.221398</text:p>
          </table:table-cell>
          <table:table-cell office:value-type="float" office:value="0.2465894" calcext:value-type="float">
            <text:p>0.2465894</text:p>
          </table:table-cell>
          <table:table-cell office:value-type="float" office:value="0.05392112" calcext:value-type="float">
            <text:p>0.05392112</text:p>
          </table:table-cell>
          <table:table-cell office:value-type="float" office:value="0.04747409" calcext:value-type="float">
            <text:p>0.04747409</text:p>
          </table:table-cell>
          <table:table-cell office:value-type="float" office:value="0.0258637" calcext:value-type="float">
            <text:p>0.0258637</text:p>
          </table:table-cell>
          <table:table-cell office:value-type="float" office:value="0.03343872" calcext:value-type="float">
            <text:p>0.03343872</text:p>
          </table:table-cell>
          <table:table-cell office:value-type="float" office:value="0.08046162" calcext:value-type="float">
            <text:p>0.08046162</text:p>
          </table:table-cell>
          <table:table-cell office:value-type="float" office:value="0.1571944" calcext:value-type="float">
            <text:p>0.1571944</text:p>
          </table:table-cell>
          <table:table-cell office:value-type="float" office:value="0.1636734" calcext:value-type="float">
            <text:p>0.1636734</text:p>
          </table:table-cell>
          <table:table-cell office:value-type="float" office:value="0.1645831" calcext:value-type="float">
            <text:p>0.1645831</text:p>
          </table:table-cell>
          <table:table-cell office:value-type="float" office:value="0.1839003" calcext:value-type="float">
            <text:p>0.1839003</text:p>
          </table:table-cell>
          <table:table-cell office:value-type="float" office:value="0.1983066" calcext:value-type="float">
            <text:p>0.1983066</text:p>
          </table:table-cell>
          <table:table-cell office:value-type="float" office:value="0.2004392" calcext:value-type="float">
            <text:p>0.2004392</text:p>
          </table:table-cell>
          <table:table-cell office:value-type="float" office:value="0" calcext:value-type="float">
            <text:p>0</text:p>
          </table:table-cell>
          <table:table-cell office:value-type="float" office:value="33.18356" calcext:value-type="float">
            <text:p>33.18356</text:p>
          </table:table-cell>
          <table:table-cell office:value-type="float" office:value="29.52701" calcext:value-type="float">
            <text:p>29.52701</text:p>
          </table:table-cell>
          <table:table-cell office:value-type="float" office:value="38.3282" calcext:value-type="float">
            <text:p>38.3282</text:p>
          </table:table-cell>
          <table:table-cell office:value-type="float" office:value="8.335613" calcext:value-type="float">
            <text:p>8.335613</text:p>
          </table:table-cell>
          <table:table-cell office:value-type="float" office:value="7.518455" calcext:value-type="float">
            <text:p>7.518455</text:p>
          </table:table-cell>
          <table:table-cell office:value-type="float" office:value="2.924002" calcext:value-type="float">
            <text:p>2.924002</text:p>
          </table:table-cell>
          <table:table-cell office:value-type="float" office:value="2.922621" calcext:value-type="float">
            <text:p>2.922621</text:p>
          </table:table-cell>
          <table:table-cell office:value-type="float" office:value="5.506491" calcext:value-type="float">
            <text:p>5.506491</text:p>
          </table:table-cell>
          <table:table-cell office:value-type="float" office:value="9.098446" calcext:value-type="float">
            <text:p>9.098446</text:p>
          </table:table-cell>
          <table:table-cell office:value-type="float" office:value="9.709153" calcext:value-type="float">
            <text:p>9.709153</text:p>
          </table:table-cell>
          <table:table-cell office:value-type="float" office:value="9.824944" calcext:value-type="float">
            <text:p>9.824944</text:p>
          </table:table-cell>
          <table:table-cell office:value-type="float" office:value="11.56158" calcext:value-type="float">
            <text:p>11.56158</text:p>
          </table:table-cell>
          <table:table-cell office:value-type="float" office:value="12.95285" calcext:value-type="float">
            <text:p>12.95285</text:p>
          </table:table-cell>
          <table:table-cell office:value-type="float" office:value="13.18237" calcext:value-type="float">
            <text:p>13.18237</text:p>
          </table:table-cell>
          <table:table-cell office:value-type="float" office:value="0" calcext:value-type="float">
            <text:p>0</text:p>
          </table:table-cell>
          <table:table-cell office:value-type="float" office:value="0.2084165" calcext:value-type="float">
            <text:p>0.2084165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1337" calcext:value-type="float">
            <text:p>3.9513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3.825767" calcext:value-type="float">
            <text:p>3.825767</text:p>
          </table:table-cell>
          <table:table-cell office:value-type="float" office:value="135.2088" calcext:value-type="float">
            <text:p>135.2088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7104" calcext:value-type="float">
            <text:p>42.27104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16" calcext:value-type="float">
            <text:p>0.0005420516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84" calcext:value-type="float">
            <text:p>1161.884</text:p>
          </table:table-cell>
          <table:table-cell office:value-type="float" office:value="1.472836" calcext:value-type="float">
            <text:p>1.472836</text:p>
          </table:table-cell>
          <table:table-cell office:value-type="float" office:value="0" calcext:value-type="float">
            <text:p>0</text:p>
          </table:table-cell>
          <table:table-cell office:value-type="float" office:value="0.1987033" calcext:value-type="float">
            <text:p>0.1987033</text:p>
          </table:table-cell>
          <table:table-cell office:value-type="float" office:value="0.2153612" calcext:value-type="float">
            <text:p>0.2153612</text:p>
          </table:table-cell>
          <table:table-cell office:value-type="float" office:value="0.247476" calcext:value-type="float">
            <text:p>0.247476</text:p>
          </table:table-cell>
          <table:table-cell office:value-type="float" office:value="0.05376646" calcext:value-type="float">
            <text:p>0.05376646</text:p>
          </table:table-cell>
          <table:table-cell office:value-type="float" office:value="0.04758567" calcext:value-type="float">
            <text:p>0.04758567</text:p>
          </table:table-cell>
          <table:table-cell office:value-type="float" office:value="0.02577144" calcext:value-type="float">
            <text:p>0.02577144</text:p>
          </table:table-cell>
          <table:table-cell office:value-type="float" office:value="0.03343281" calcext:value-type="float">
            <text:p>0.03343281</text:p>
          </table:table-cell>
          <table:table-cell office:value-type="float" office:value="0.08041936" calcext:value-type="float">
            <text:p>0.08041936</text:p>
          </table:table-cell>
          <table:table-cell office:value-type="float" office:value="0.1572285" calcext:value-type="float">
            <text:p>0.1572285</text:p>
          </table:table-cell>
          <table:table-cell office:value-type="float" office:value="0.1637058" calcext:value-type="float">
            <text:p>0.1637058</text:p>
          </table:table-cell>
          <table:table-cell office:value-type="float" office:value="0.1646243" calcext:value-type="float">
            <text:p>0.1646243</text:p>
          </table:table-cell>
          <table:table-cell office:value-type="float" office:value="0.1839213" calcext:value-type="float">
            <text:p>0.1839213</text:p>
          </table:table-cell>
          <table:table-cell office:value-type="float" office:value="0.1983158" calcext:value-type="float">
            <text:p>0.1983158</text:p>
          </table:table-cell>
          <table:table-cell office:value-type="float" office:value="0.2004464" calcext:value-type="float">
            <text:p>0.2004464</text:p>
          </table:table-cell>
          <table:table-cell office:value-type="float" office:value="0" calcext:value-type="float">
            <text:p>0</text:p>
          </table:table-cell>
          <table:table-cell office:value-type="float" office:value="33.16991" calcext:value-type="float">
            <text:p>33.16991</text:p>
          </table:table-cell>
          <table:table-cell office:value-type="float" office:value="29.51673" calcext:value-type="float">
            <text:p>29.51673</text:p>
          </table:table-cell>
          <table:table-cell office:value-type="float" office:value="38.2937" calcext:value-type="float">
            <text:p>38.2937</text:p>
          </table:table-cell>
          <table:table-cell office:value-type="float" office:value="8.329149" calcext:value-type="float">
            <text:p>8.329149</text:p>
          </table:table-cell>
          <table:table-cell office:value-type="float" office:value="7.511967" calcext:value-type="float">
            <text:p>7.511967</text:p>
          </table:table-cell>
          <table:table-cell office:value-type="float" office:value="2.923783" calcext:value-type="float">
            <text:p>2.923783</text:p>
          </table:table-cell>
          <table:table-cell office:value-type="float" office:value="2.923655" calcext:value-type="float">
            <text:p>2.923655</text:p>
          </table:table-cell>
          <table:table-cell office:value-type="float" office:value="5.509892" calcext:value-type="float">
            <text:p>5.509892</text:p>
          </table:table-cell>
          <table:table-cell office:value-type="float" office:value="9.1032" calcext:value-type="float">
            <text:p>9.1032</text:p>
          </table:table-cell>
          <table:table-cell office:value-type="float" office:value="9.713329" calcext:value-type="float">
            <text:p>9.713329</text:p>
          </table:table-cell>
          <table:table-cell office:value-type="float" office:value="9.829243" calcext:value-type="float">
            <text:p>9.829243</text:p>
          </table:table-cell>
          <table:table-cell office:value-type="float" office:value="11.56398" calcext:value-type="float">
            <text:p>11.56398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18027" calcext:value-type="float">
            <text:p>13.18027</text:p>
          </table:table-cell>
          <table:table-cell office:value-type="float" office:value="0" calcext:value-type="float">
            <text:p>0</text:p>
          </table:table-cell>
          <table:table-cell office:value-type="float" office:value="0.154881" calcext:value-type="float">
            <text:p>0.15488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2027" calcext:value-type="float">
            <text:p>3.9520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3.8252" calcext:value-type="float">
            <text:p>3.8252</text:p>
          </table:table-cell>
          <table:table-cell office:value-type="float" office:value="135.2083" calcext:value-type="float">
            <text:p>135.2083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7801" calcext:value-type="float">
            <text:p>42.2780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19" calcext:value-type="float">
            <text:p>0.0005420519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77" calcext:value-type="float">
            <text:p>1161.877</text:p>
          </table:table-cell>
          <table:table-cell office:value-type="float" office:value="1.472209" calcext:value-type="float">
            <text:p>1.472209</text:p>
          </table:table-cell>
          <table:table-cell office:value-type="float" office:value="0" calcext:value-type="float">
            <text:p>0</text:p>
          </table:table-cell>
          <table:table-cell office:value-type="float" office:value="0.2138727" calcext:value-type="float">
            <text:p>0.2138727</text:p>
          </table:table-cell>
          <table:table-cell office:value-type="float" office:value="0.2111208" calcext:value-type="float">
            <text:p>0.2111208</text:p>
          </table:table-cell>
          <table:table-cell office:value-type="float" office:value="0.24793" calcext:value-type="float">
            <text:p>0.24793</text:p>
          </table:table-cell>
          <table:table-cell office:value-type="float" office:value="0.05367475" calcext:value-type="float">
            <text:p>0.05367475</text:p>
          </table:table-cell>
          <table:table-cell office:value-type="float" office:value="0.0477144" calcext:value-type="float">
            <text:p>0.0477144</text:p>
          </table:table-cell>
          <table:table-cell office:value-type="float" office:value="0.02571268" calcext:value-type="float">
            <text:p>0.02571268</text:p>
          </table:table-cell>
          <table:table-cell office:value-type="float" office:value="0.03339667" calcext:value-type="float">
            <text:p>0.03339667</text:p>
          </table:table-cell>
          <table:table-cell office:value-type="float" office:value="0.08039182" calcext:value-type="float">
            <text:p>0.08039182</text:p>
          </table:table-cell>
          <table:table-cell office:value-type="float" office:value="0.1572565" calcext:value-type="float">
            <text:p>0.1572565</text:p>
          </table:table-cell>
          <table:table-cell office:value-type="float" office:value="0.1637365" calcext:value-type="float">
            <text:p>0.1637365</text:p>
          </table:table-cell>
          <table:table-cell office:value-type="float" office:value="0.164665" calcext:value-type="float">
            <text:p>0.164665</text:p>
          </table:table-cell>
          <table:table-cell office:value-type="float" office:value="0.1839417" calcext:value-type="float">
            <text:p>0.1839417</text:p>
          </table:table-cell>
          <table:table-cell office:value-type="float" office:value="0.1983253" calcext:value-type="float">
            <text:p>0.1983253</text:p>
          </table:table-cell>
          <table:table-cell office:value-type="float" office:value="0.2004537" calcext:value-type="float">
            <text:p>0.2004537</text:p>
          </table:table-cell>
          <table:table-cell office:value-type="float" office:value="0" calcext:value-type="float">
            <text:p>0</text:p>
          </table:table-cell>
          <table:table-cell office:value-type="float" office:value="33.15633" calcext:value-type="float">
            <text:p>33.15633</text:p>
          </table:table-cell>
          <table:table-cell office:value-type="float" office:value="29.50264" calcext:value-type="float">
            <text:p>29.50264</text:p>
          </table:table-cell>
          <table:table-cell office:value-type="float" office:value="38.25938" calcext:value-type="float">
            <text:p>38.25938</text:p>
          </table:table-cell>
          <table:table-cell office:value-type="float" office:value="8.322645" calcext:value-type="float">
            <text:p>8.322645</text:p>
          </table:table-cell>
          <table:table-cell office:value-type="float" office:value="7.505571" calcext:value-type="float">
            <text:p>7.505571</text:p>
          </table:table-cell>
          <table:table-cell office:value-type="float" office:value="2.923547" calcext:value-type="float">
            <text:p>2.923547</text:p>
          </table:table-cell>
          <table:table-cell office:value-type="float" office:value="2.924679" calcext:value-type="float">
            <text:p>2.924679</text:p>
          </table:table-cell>
          <table:table-cell office:value-type="float" office:value="5.513268" calcext:value-type="float">
            <text:p>5.513268</text:p>
          </table:table-cell>
          <table:table-cell office:value-type="float" office:value="9.107869" calcext:value-type="float">
            <text:p>9.107869</text:p>
          </table:table-cell>
          <table:table-cell office:value-type="float" office:value="9.717507" calcext:value-type="float">
            <text:p>9.717507</text:p>
          </table:table-cell>
          <table:table-cell office:value-type="float" office:value="9.833541" calcext:value-type="float">
            <text:p>9.833541</text:p>
          </table:table-cell>
          <table:table-cell office:value-type="float" office:value="11.56638" calcext:value-type="float">
            <text:p>11.56638</text:p>
          </table:table-cell>
          <table:table-cell office:value-type="float" office:value="12.95455" calcext:value-type="float">
            <text:p>12.95455</text:p>
          </table:table-cell>
          <table:table-cell office:value-type="float" office:value="13.1805" calcext:value-type="float">
            <text:p>13.1805</text:p>
          </table:table-cell>
          <table:table-cell office:value-type="float" office:value="0" calcext:value-type="float">
            <text:p>0</text:p>
          </table:table-cell>
          <table:table-cell office:value-type="float" office:value="0.1351009" calcext:value-type="float">
            <text:p>0.1351009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2731" calcext:value-type="float">
            <text:p>3.9527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3.824679" calcext:value-type="float">
            <text:p>3.824679</text:p>
          </table:table-cell>
          <table:table-cell office:value-type="float" office:value="135.2079" calcext:value-type="float">
            <text:p>135.207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8518" calcext:value-type="float">
            <text:p>42.2851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26" calcext:value-type="float">
            <text:p>0.0005420526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71" calcext:value-type="float">
            <text:p>1161.871</text:p>
          </table:table-cell>
          <table:table-cell office:value-type="float" office:value="1.471594" calcext:value-type="float">
            <text:p>1.471594</text:p>
          </table:table-cell>
          <table:table-cell office:value-type="float" office:value="0" calcext:value-type="float">
            <text:p>0</text:p>
          </table:table-cell>
          <table:table-cell office:value-type="float" office:value="0.2043544" calcext:value-type="float">
            <text:p>0.2043544</text:p>
          </table:table-cell>
          <table:table-cell office:value-type="float" office:value="0.2216536" calcext:value-type="float">
            <text:p>0.2216536</text:p>
          </table:table-cell>
          <table:table-cell office:value-type="float" office:value="0.2520858" calcext:value-type="float">
            <text:p>0.2520858</text:p>
          </table:table-cell>
          <table:table-cell office:value-type="float" office:value="0.05370968" calcext:value-type="float">
            <text:p>0.05370968</text:p>
          </table:table-cell>
          <table:table-cell office:value-type="float" office:value="0.0477304" calcext:value-type="float">
            <text:p>0.0477304</text:p>
          </table:table-cell>
          <table:table-cell office:value-type="float" office:value="0.02565762" calcext:value-type="float">
            <text:p>0.02565762</text:p>
          </table:table-cell>
          <table:table-cell office:value-type="float" office:value="0.03335476" calcext:value-type="float">
            <text:p>0.03335476</text:p>
          </table:table-cell>
          <table:table-cell office:value-type="float" office:value="0.08038189" calcext:value-type="float">
            <text:p>0.08038189</text:p>
          </table:table-cell>
          <table:table-cell office:value-type="float" office:value="0.157276" calcext:value-type="float">
            <text:p>0.157276</text:p>
          </table:table-cell>
          <table:table-cell office:value-type="float" office:value="0.163767" calcext:value-type="float">
            <text:p>0.163767</text:p>
          </table:table-cell>
          <table:table-cell office:value-type="float" office:value="0.1647055" calcext:value-type="float">
            <text:p>0.1647055</text:p>
          </table:table-cell>
          <table:table-cell office:value-type="float" office:value="0.1839611" calcext:value-type="float">
            <text:p>0.1839611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0.2004611" calcext:value-type="float">
            <text:p>0.2004611</text:p>
          </table:table-cell>
          <table:table-cell office:value-type="float" office:value="0" calcext:value-type="float">
            <text:p>0</text:p>
          </table:table-cell>
          <table:table-cell office:value-type="float" office:value="33.14405" calcext:value-type="float">
            <text:p>33.14405</text:p>
          </table:table-cell>
          <table:table-cell office:value-type="float" office:value="29.49187" calcext:value-type="float">
            <text:p>29.49187</text:p>
          </table:table-cell>
          <table:table-cell office:value-type="float" office:value="38.22604" calcext:value-type="float">
            <text:p>38.22604</text:p>
          </table:table-cell>
          <table:table-cell office:value-type="float" office:value="8.316147" calcext:value-type="float">
            <text:p>8.316147</text:p>
          </table:table-cell>
          <table:table-cell office:value-type="float" office:value="7.499231" calcext:value-type="float">
            <text:p>7.499231</text:p>
          </table:table-cell>
          <table:table-cell office:value-type="float" office:value="2.9233" calcext:value-type="float">
            <text:p>2.9233</text:p>
          </table:table-cell>
          <table:table-cell office:value-type="float" office:value="2.92569" calcext:value-type="float">
            <text:p>2.92569</text:p>
          </table:table-cell>
          <table:table-cell office:value-type="float" office:value="5.516624" calcext:value-type="float">
            <text:p>5.516624</text:p>
          </table:table-cell>
          <table:table-cell office:value-type="float" office:value="9.112531" calcext:value-type="float">
            <text:p>9.112531</text:p>
          </table:table-cell>
          <table:table-cell office:value-type="float" office:value="9.721681" calcext:value-type="float">
            <text:p>9.721681</text:p>
          </table:table-cell>
          <table:table-cell office:value-type="float" office:value="9.83784" calcext:value-type="float">
            <text:p>9.83784</text:p>
          </table:table-cell>
          <table:table-cell office:value-type="float" office:value="11.56878" calcext:value-type="float">
            <text:p>11.56878</text:p>
          </table:table-cell>
          <table:table-cell office:value-type="float" office:value="12.9554" calcext:value-type="float">
            <text:p>12.9554</text:p>
          </table:table-cell>
          <table:table-cell office:value-type="float" office:value="13.17651" calcext:value-type="float">
            <text:p>13.17651</text:p>
          </table:table-cell>
          <table:table-cell office:value-type="float" office:value="0" calcext:value-type="float">
            <text:p>0</text:p>
          </table:table-cell>
          <table:table-cell office:value-type="float" office:value="0.1273344" calcext:value-type="float">
            <text:p>0.1273344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3405" calcext:value-type="float">
            <text:p>3.9534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3.824185" calcext:value-type="float">
            <text:p>3.824185</text:p>
          </table:table-cell>
          <table:table-cell office:value-type="float" office:value="135.2076" calcext:value-type="float">
            <text:p>135.2076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29255" calcext:value-type="float">
            <text:p>42.29255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3" calcext:value-type="float">
            <text:p>0.000542053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64" calcext:value-type="float">
            <text:p>1161.864</text:p>
          </table:table-cell>
          <table:table-cell office:value-type="float" office:value="1.470989" calcext:value-type="float">
            <text:p>1.470989</text:p>
          </table:table-cell>
          <table:table-cell office:value-type="float" office:value="0" calcext:value-type="float">
            <text:p>0</text:p>
          </table:table-cell>
          <table:table-cell office:value-type="float" office:value="0.2003609" calcext:value-type="float">
            <text:p>0.2003609</text:p>
          </table:table-cell>
          <table:table-cell office:value-type="float" office:value="0.2129453" calcext:value-type="float">
            <text:p>0.2129453</text:p>
          </table:table-cell>
          <table:table-cell office:value-type="float" office:value="0.2570764" calcext:value-type="float">
            <text:p>0.2570764</text:p>
          </table:table-cell>
          <table:table-cell office:value-type="float" office:value="0.05408587" calcext:value-type="float">
            <text:p>0.05408587</text:p>
          </table:table-cell>
          <table:table-cell office:value-type="float" office:value="0.04765864" calcext:value-type="float">
            <text:p>0.04765864</text:p>
          </table:table-cell>
          <table:table-cell office:value-type="float" office:value="0.02562141" calcext:value-type="float">
            <text:p>0.02562141</text:p>
          </table:table-cell>
          <table:table-cell office:value-type="float" office:value="0.03332409" calcext:value-type="float">
            <text:p>0.03332409</text:p>
          </table:table-cell>
          <table:table-cell office:value-type="float" office:value="0.08037777" calcext:value-type="float">
            <text:p>0.08037777</text:p>
          </table:table-cell>
          <table:table-cell office:value-type="float" office:value="0.1572933" calcext:value-type="float">
            <text:p>0.1572933</text:p>
          </table:table-cell>
          <table:table-cell office:value-type="float" office:value="0.1637971" calcext:value-type="float">
            <text:p>0.1637971</text:p>
          </table:table-cell>
          <table:table-cell office:value-type="float" office:value="0.1647457" calcext:value-type="float">
            <text:p>0.1647457</text:p>
          </table:table-cell>
          <table:table-cell office:value-type="float" office:value="0.1839812" calcext:value-type="float">
            <text:p>0.1839812</text:p>
          </table:table-cell>
          <table:table-cell office:value-type="float" office:value="0.1983431" calcext:value-type="float">
            <text:p>0.1983431</text:p>
          </table:table-cell>
          <table:table-cell office:value-type="float" office:value="0.2004684" calcext:value-type="float">
            <text:p>0.2004684</text:p>
          </table:table-cell>
          <table:table-cell office:value-type="float" office:value="0" calcext:value-type="float">
            <text:p>0</text:p>
          </table:table-cell>
          <table:table-cell office:value-type="float" office:value="33.13163" calcext:value-type="float">
            <text:p>33.13163</text:p>
          </table:table-cell>
          <table:table-cell office:value-type="float" office:value="29.48069" calcext:value-type="float">
            <text:p>29.48069</text:p>
          </table:table-cell>
          <table:table-cell office:value-type="float" office:value="38.19705" calcext:value-type="float">
            <text:p>38.19705</text:p>
          </table:table-cell>
          <table:table-cell office:value-type="float" office:value="8.30985" calcext:value-type="float">
            <text:p>8.30985</text:p>
          </table:table-cell>
          <table:table-cell office:value-type="float" office:value="7.492958" calcext:value-type="float">
            <text:p>7.492958</text:p>
          </table:table-cell>
          <table:table-cell office:value-type="float" office:value="2.923042" calcext:value-type="float">
            <text:p>2.923042</text:p>
          </table:table-cell>
          <table:table-cell office:value-type="float" office:value="2.926688" calcext:value-type="float">
            <text:p>2.926688</text:p>
          </table:table-cell>
          <table:table-cell office:value-type="float" office:value="5.519963" calcext:value-type="float">
            <text:p>5.519963</text:p>
          </table:table-cell>
          <table:table-cell office:value-type="float" office:value="9.117193" calcext:value-type="float">
            <text:p>9.117193</text:p>
          </table:table-cell>
          <table:table-cell office:value-type="float" office:value="9.725857" calcext:value-type="float">
            <text:p>9.725857</text:p>
          </table:table-cell>
          <table:table-cell office:value-type="float" office:value="9.842139" calcext:value-type="float">
            <text:p>9.842139</text:p>
          </table:table-cell>
          <table:table-cell office:value-type="float" office:value="11.57119" calcext:value-type="float">
            <text:p>11.57119</text:p>
          </table:table-cell>
          <table:table-cell office:value-type="float" office:value="12.95626" calcext:value-type="float">
            <text:p>12.95626</text:p>
          </table:table-cell>
          <table:table-cell office:value-type="float" office:value="13.17227" calcext:value-type="float">
            <text:p>13.17227</text:p>
          </table:table-cell>
          <table:table-cell office:value-type="float" office:value="0" calcext:value-type="float">
            <text:p>0</text:p>
          </table:table-cell>
          <table:table-cell office:value-type="float" office:value="0.1025681" calcext:value-type="float">
            <text:p>0.1025681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4018" calcext:value-type="float">
            <text:p>3.954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3.823697" calcext:value-type="float">
            <text:p>3.823697</text:p>
          </table:table-cell>
          <table:table-cell office:value-type="float" office:value="135.2072" calcext:value-type="float">
            <text:p>135.2072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3001" calcext:value-type="float">
            <text:p>42.3001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3" calcext:value-type="float">
            <text:p>0.000542053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57" calcext:value-type="float">
            <text:p>1161.857</text:p>
          </table:table-cell>
          <table:table-cell office:value-type="float" office:value="1.470348" calcext:value-type="float">
            <text:p>1.470348</text:p>
          </table:table-cell>
          <table:table-cell office:value-type="float" office:value="0" calcext:value-type="float">
            <text:p>0</text:p>
          </table:table-cell>
          <table:table-cell office:value-type="float" office:value="0.2005784" calcext:value-type="float">
            <text:p>0.2005784</text:p>
          </table:table-cell>
          <table:table-cell office:value-type="float" office:value="0.2109089" calcext:value-type="float">
            <text:p>0.2109089</text:p>
          </table:table-cell>
          <table:table-cell office:value-type="float" office:value="0.2645683" calcext:value-type="float">
            <text:p>0.2645683</text:p>
          </table:table-cell>
          <table:table-cell office:value-type="float" office:value="0.05403332" calcext:value-type="float">
            <text:p>0.05403332</text:p>
          </table:table-cell>
          <table:table-cell office:value-type="float" office:value="0.04756845" calcext:value-type="float">
            <text:p>0.04756845</text:p>
          </table:table-cell>
          <table:table-cell office:value-type="float" office:value="0.02560456" calcext:value-type="float">
            <text:p>0.02560456</text:p>
          </table:table-cell>
          <table:table-cell office:value-type="float" office:value="0.03332311" calcext:value-type="float">
            <text:p>0.03332311</text:p>
          </table:table-cell>
          <table:table-cell office:value-type="float" office:value="0.08038004" calcext:value-type="float">
            <text:p>0.08038004</text:p>
          </table:table-cell>
          <table:table-cell office:value-type="float" office:value="0.1573113" calcext:value-type="float">
            <text:p>0.1573113</text:p>
          </table:table-cell>
          <table:table-cell office:value-type="float" office:value="0.1638267" calcext:value-type="float">
            <text:p>0.1638267</text:p>
          </table:table-cell>
          <table:table-cell office:value-type="float" office:value="0.1647858" calcext:value-type="float">
            <text:p>0.1647858</text:p>
          </table:table-cell>
          <table:table-cell office:value-type="float" office:value="0.1840013" calcext:value-type="float">
            <text:p>0.1840013</text:p>
          </table:table-cell>
          <table:table-cell office:value-type="float" office:value="0.1983513" calcext:value-type="float">
            <text:p>0.1983513</text:p>
          </table:table-cell>
          <table:table-cell office:value-type="float" office:value="0.2004757" calcext:value-type="float">
            <text:p>0.2004757</text:p>
          </table:table-cell>
          <table:table-cell office:value-type="float" office:value="0" calcext:value-type="float">
            <text:p>0</text:p>
          </table:table-cell>
          <table:table-cell office:value-type="float" office:value="33.1194" calcext:value-type="float">
            <text:p>33.1194</text:p>
          </table:table-cell>
          <table:table-cell office:value-type="float" office:value="29.46883" calcext:value-type="float">
            <text:p>29.46883</text:p>
          </table:table-cell>
          <table:table-cell office:value-type="float" office:value="38.17208" calcext:value-type="float">
            <text:p>38.17208</text:p>
          </table:table-cell>
          <table:table-cell office:value-type="float" office:value="8.303762" calcext:value-type="float">
            <text:p>8.303762</text:p>
          </table:table-cell>
          <table:table-cell office:value-type="float" office:value="7.486748" calcext:value-type="float">
            <text:p>7.486748</text:p>
          </table:table-cell>
          <table:table-cell office:value-type="float" office:value="2.922781" calcext:value-type="float">
            <text:p>2.922781</text:p>
          </table:table-cell>
          <table:table-cell office:value-type="float" office:value="2.927675" calcext:value-type="float">
            <text:p>2.927675</text:p>
          </table:table-cell>
          <table:table-cell office:value-type="float" office:value="5.523291" calcext:value-type="float">
            <text:p>5.523291</text:p>
          </table:table-cell>
          <table:table-cell office:value-type="float" office:value="9.121856" calcext:value-type="float">
            <text:p>9.121856</text:p>
          </table:table-cell>
          <table:table-cell office:value-type="float" office:value="9.730037" calcext:value-type="float">
            <text:p>9.730037</text:p>
          </table:table-cell>
          <table:table-cell office:value-type="float" office:value="9.846438" calcext:value-type="float">
            <text:p>9.846438</text:p>
          </table:table-cell>
          <table:table-cell office:value-type="float" office:value="11.57359" calcext:value-type="float">
            <text:p>11.57359</text:p>
          </table:table-cell>
          <table:table-cell office:value-type="float" office:value="12.95711" calcext:value-type="float">
            <text:p>12.95711</text:p>
          </table:table-cell>
          <table:table-cell office:value-type="float" office:value="13.16694" calcext:value-type="float">
            <text:p>13.16694</text:p>
          </table:table-cell>
          <table:table-cell office:value-type="float" office:value="0" calcext:value-type="float">
            <text:p>0</text:p>
          </table:table-cell>
          <table:table-cell office:value-type="float" office:value="0.0871596" calcext:value-type="float">
            <text:p>0.0871596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4605" calcext:value-type="float">
            <text:p>3.9546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3.823213" calcext:value-type="float">
            <text:p>3.823213</text:p>
          </table:table-cell>
          <table:table-cell office:value-type="float" office:value="135.2069" calcext:value-type="float">
            <text:p>135.2069</text:p>
          </table:table-cell>
          <table:table-cell office:value-type="float" office:value="5" calcext:value-type="float">
            <text:p>5</text:p>
          </table:table-cell>
          <table:table-cell office:value-type="float" office:value="-1.748967" calcext:value-type="float">
            <text:p>-1.748967</text:p>
          </table:table-cell>
          <table:table-cell office:value-type="float" office:value="42.30788" calcext:value-type="float">
            <text:p>42.30788</text:p>
          </table:table-cell>
          <table:table-cell office:value-type="float" office:value="0.01139905" calcext:value-type="float">
            <text:p>0.01139905</text:p>
          </table:table-cell>
          <table:table-cell office:value-type="float" office:value="0.000542053" calcext:value-type="float">
            <text:p>0.000542053</text:p>
          </table:table-cell>
          <table:table-cell office:value-type="float" office:value="0.01625728" calcext:value-type="float">
            <text:p>0.01625728</text:p>
          </table:table-cell>
          <table:table-cell office:value-type="float" office:value="0.01567343" calcext:value-type="float">
            <text:p>0.01567343</text:p>
          </table:table-cell>
          <table:table-cell office:value-type="float" office:value="1161.85" calcext:value-type="float">
            <text:p>1161.85</text:p>
          </table:table-cell>
          <table:table-cell office:value-type="float" office:value="1.46968" calcext:value-type="float">
            <text:p>1.46968</text:p>
          </table:table-cell>
          <table:table-cell office:value-type="float" office:value="0" calcext:value-type="float">
            <text:p>0</text:p>
          </table:table-cell>
          <table:table-cell office:value-type="float" office:value="0.1998386" calcext:value-type="float">
            <text:p>0.1998386</text:p>
          </table:table-cell>
          <table:table-cell office:value-type="float" office:value="0.2101765" calcext:value-type="float">
            <text:p>0.2101765</text:p>
          </table:table-cell>
          <table:table-cell office:value-type="float" office:value="0.2717908" calcext:value-type="float">
            <text:p>0.2717908</text:p>
          </table:table-cell>
          <table:table-cell office:value-type="float" office:value="0.05361157" calcext:value-type="float">
            <text:p>0.05361157</text:p>
          </table:table-cell>
          <table:table-cell office:value-type="float" office:value="0.04760908" calcext:value-type="float">
            <text:p>0.04760908</text:p>
          </table:table-cell>
          <table:table-cell office:value-type="float" office:value="0.0255751" calcext:value-type="float">
            <text:p>0.0255751</text:p>
          </table:table-cell>
          <table:table-cell office:value-type="float" office:value="0.0333151" calcext:value-type="float">
            <text:p>0.0333151</text:p>
          </table:table-cell>
          <table:table-cell office:value-type="float" office:value="0.08038771" calcext:value-type="float">
            <text:p>0.08038771</text:p>
          </table:table-cell>
          <table:table-cell office:value-type="float" office:value="0.1573311" calcext:value-type="float">
            <text:p>0.1573311</text:p>
          </table:table-cell>
          <table:table-cell office:value-type="float" office:value="0.1638563" calcext:value-type="float">
            <text:p>0.1638563</text:p>
          </table:table-cell>
          <table:table-cell office:value-type="float" office:value="0.1648258" calcext:value-type="float">
            <text:p>0.1648258</text:p>
          </table:table-cell>
          <table:table-cell office:value-type="float" office:value="0.1840215" calcext:value-type="float">
            <text:p>0.1840215</text:p>
          </table:table-cell>
          <table:table-cell office:value-type="float" office:value="0.1983602" calcext:value-type="float">
            <text:p>0.1983602</text:p>
          </table:table-cell>
          <table:table-cell office:value-type="float" office:value="0.2004829" calcext:value-type="float">
            <text:p>0.2004829</text:p>
          </table:table-cell>
          <table:table-cell office:value-type="float" office:value="0" calcext:value-type="float">
            <text:p>0</text:p>
          </table:table-cell>
          <table:table-cell office:value-type="float" office:value="33.10725" calcext:value-type="float">
            <text:p>33.10725</text:p>
          </table:table-cell>
          <table:table-cell office:value-type="float" office:value="29.45637" calcext:value-type="float">
            <text:p>29.45637</text:p>
          </table:table-cell>
          <table:table-cell office:value-type="float" office:value="38.15307" calcext:value-type="float">
            <text:p>38.15307</text:p>
          </table:table-cell>
          <table:table-cell office:value-type="float" office:value="8.297613" calcext:value-type="float">
            <text:p>8.297613</text:p>
          </table:table-cell>
          <table:table-cell office:value-type="float" office:value="7.480597" calcext:value-type="float">
            <text:p>7.480597</text:p>
          </table:table-cell>
          <table:table-cell office:value-type="float" office:value="2.922513" calcext:value-type="float">
            <text:p>2.922513</text:p>
          </table:table-cell>
          <table:table-cell office:value-type="float" office:value="2.92866" calcext:value-type="float">
            <text:p>2.92866</text:p>
          </table:table-cell>
          <table:table-cell office:value-type="float" office:value="5.526605" calcext:value-type="float">
            <text:p>5.526605</text:p>
          </table:table-cell>
          <table:table-cell office:value-type="float" office:value="9.126517" calcext:value-type="float">
            <text:p>9.126517</text:p>
          </table:table-cell>
          <table:table-cell office:value-type="float" office:value="9.734149" calcext:value-type="float">
            <text:p>9.734149</text:p>
          </table:table-cell>
          <table:table-cell office:value-type="float" office:value="9.850738" calcext:value-type="float">
            <text:p>9.850738</text:p>
          </table:table-cell>
          <table:table-cell office:value-type="float" office:value="11.57599" calcext:value-type="float">
            <text:p>11.57599</text:p>
          </table:table-cell>
          <table:table-cell office:value-type="float" office:value="12.95796" calcext:value-type="float">
            <text:p>12.95796</text:p>
          </table:table-cell>
          <table:table-cell office:value-type="float" office:value="13.16176" calcext:value-type="float">
            <text:p>13.16176</text:p>
          </table:table-cell>
          <table:table-cell office:value-type="float" office:value="0" calcext:value-type="float">
            <text:p>0</text:p>
          </table:table-cell>
          <table:table-cell office:value-type="float" office:value="0.07473888" calcext:value-type="float">
            <text:p>0.07473888</text:p>
          </table:table-cell>
          <table:table-cell office:value-type="float" office:value="0" calcext:value-type="float">
            <text:p>0</text:p>
          </table:table-cell>
          <table:table-cell office:value-type="float" office:value="1.755582" calcext:value-type="float">
            <text:p>1.755582</text:p>
          </table:table-cell>
          <table:table-cell office:value-type="float" office:value="3.955178" calcext:value-type="float">
            <text:p>3.9551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41:41.948965845</dc:date>
    <meta:editing-duration>PT8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